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14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108.34pt"/>
    </style:style>
    <style:style style:name="co4" style:family="table-column">
      <style:table-column-properties fo:break-before="auto" style:column-width="89.8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CO2_20_Per_20_Capita_20_RAW_20_DATA">
      <style:table-properties table:display="true" style:writing-mode="lr-tb"/>
    </style:style>
    <style:style style:name="ce1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2 Per Capita RAW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Country Code</text:p>
          </table:table-cell>
          <table:table-cell table:style-name="ce1" office:value-type="string" calcext:value-type="string">
            <text:p>Indicator Name</text:p>
          </table:table-cell>
          <table:table-cell table:style-name="ce1" office:value-type="string" calcext:value-type="string">
            <text:p>Indicator Code</text:p>
          </table:table-cell>
          <table:table-cell table:style-name="ce1" office:value-type="string" calcext:value-type="string">
            <text:p>1960</text:p>
          </table:table-cell>
          <table:table-cell table:style-name="ce1" office:value-type="string" calcext:value-type="string">
            <text:p>1961</text:p>
          </table:table-cell>
          <table:table-cell table:style-name="ce1" office:value-type="string" calcext:value-type="string">
            <text:p>1962</text:p>
          </table:table-cell>
          <table:table-cell table:style-name="ce1" office:value-type="string" calcext:value-type="string">
            <text:p>1963</text:p>
          </table:table-cell>
          <table:table-cell table:style-name="ce1" office:value-type="string" calcext:value-type="string">
            <text:p>1964</text:p>
          </table:table-cell>
          <table:table-cell table:style-name="ce1" office:value-type="string" calcext:value-type="string">
            <text:p>1965</text:p>
          </table:table-cell>
          <table:table-cell table:style-name="ce1" office:value-type="string" calcext:value-type="string">
            <text:p>1966</text:p>
          </table:table-cell>
          <table:table-cell table:style-name="ce1" office:value-type="string" calcext:value-type="string">
            <text:p>1967</text:p>
          </table:table-cell>
          <table:table-cell table:style-name="ce1" office:value-type="string" calcext:value-type="string">
            <text:p>1968</text:p>
          </table:table-cell>
          <table:table-cell table:style-name="ce1" office:value-type="string" calcext:value-type="string">
            <text:p>1969</text:p>
          </table:table-cell>
          <table:table-cell table:style-name="ce1" office:value-type="string" calcext:value-type="string">
            <text:p>1970</text:p>
          </table:table-cell>
          <table:table-cell table:style-name="ce1" office:value-type="string" calcext:value-type="string">
            <text:p>1971</text:p>
          </table:table-cell>
          <table:table-cell table:style-name="ce1" office:value-type="string" calcext:value-type="string">
            <text:p>1972</text:p>
          </table:table-cell>
          <table:table-cell table:style-name="ce1" office:value-type="string" calcext:value-type="string">
            <text:p>1973</text:p>
          </table:table-cell>
          <table:table-cell table:style-name="ce1" office:value-type="string" calcext:value-type="string">
            <text:p>1974</text:p>
          </table:table-cell>
          <table:table-cell table:style-name="ce1" office:value-type="string" calcext:value-type="string">
            <text:p>1975</text:p>
          </table:table-cell>
          <table:table-cell table:style-name="ce1" office:value-type="string" calcext:value-type="string">
            <text:p>1976</text:p>
          </table:table-cell>
          <table:table-cell table:style-name="ce1" office:value-type="string" calcext:value-type="string">
            <text:p>1977</text:p>
          </table:table-cell>
          <table:table-cell table:style-name="ce1" office:value-type="string" calcext:value-type="string">
            <text:p>1978</text:p>
          </table:table-cell>
          <table:table-cell table:style-name="ce1" office:value-type="string" calcext:value-type="string">
            <text:p>1979</text:p>
          </table:table-cell>
          <table:table-cell table:style-name="ce1" office:value-type="string" calcext:value-type="string">
            <text:p>1980</text:p>
          </table:table-cell>
          <table:table-cell table:style-name="ce1" office:value-type="string" calcext:value-type="string">
            <text:p>1981</text:p>
          </table:table-cell>
          <table:table-cell table:style-name="ce1" office:value-type="string" calcext:value-type="string">
            <text:p>1982</text:p>
          </table:table-cell>
          <table:table-cell table:style-name="ce1" office:value-type="string" calcext:value-type="string">
            <text:p>1983</text:p>
          </table:table-cell>
          <table:table-cell table:style-name="ce1" office:value-type="string" calcext:value-type="string">
            <text:p>1984</text:p>
          </table:table-cell>
          <table:table-cell table:style-name="ce1" office:value-type="string" calcext:value-type="string">
            <text:p>1985</text:p>
          </table:table-cell>
          <table:table-cell table:style-name="ce1" office:value-type="string" calcext:value-type="string">
            <text:p>1986</text:p>
          </table:table-cell>
          <table:table-cell table:style-name="ce1" office:value-type="string" calcext:value-type="string">
            <text:p>1987</text:p>
          </table:table-cell>
          <table:table-cell table:style-name="ce1" office:value-type="string" calcext:value-type="string">
            <text:p>1988</text:p>
          </table:table-cell>
          <table:table-cell table:style-name="ce1" office:value-type="string" calcext:value-type="string">
            <text:p>1989</text:p>
          </table:table-cell>
          <table:table-cell table:style-name="ce1" office:value-type="string" calcext:value-type="string">
            <text:p>1990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1992</text:p>
          </table:table-cell>
          <table:table-cell table:style-name="ce1" office:value-type="string" calcext:value-type="string">
            <text:p>1993</text:p>
          </table:table-cell>
          <table:table-cell table:style-name="ce1" office:value-type="string" calcext:value-type="string">
            <text:p>1994</text:p>
          </table:table-cell>
          <table:table-cell table:style-name="ce1" office:value-type="string" calcext:value-type="string">
            <text:p>1995</text:p>
          </table:table-cell>
          <table:table-cell table:style-name="ce1" office:value-type="string" calcext:value-type="string">
            <text:p>1996</text:p>
          </table:table-cell>
          <table:table-cell table:style-name="ce1" office:value-type="string" calcext:value-type="string">
            <text:p>1997</text:p>
          </table:table-cell>
          <table:table-cell table:style-name="ce1" office:value-type="string" calcext:value-type="string">
            <text:p>1998</text:p>
          </table:table-cell>
          <table:table-cell table:style-name="ce1" office:value-type="string" calcext:value-type="string">
            <text:p>1999</text:p>
          </table:table-cell>
          <table:table-cell table:style-name="ce1" office:value-type="string" calcext:value-type="string">
            <text:p>2000</text:p>
          </table:table-cell>
          <table:table-cell table:style-name="ce1" office:value-type="string" calcext:value-type="string">
            <text:p>2001</text:p>
          </table:table-cell>
          <table:table-cell table:style-name="ce1" office:value-type="string" calcext:value-type="string">
            <text:p>2002</text:p>
          </table:table-cell>
          <table:table-cell table:style-name="ce1" office:value-type="string" calcext:value-type="string">
            <text:p>2003</text:p>
          </table:table-cell>
          <table:table-cell table:style-name="ce1" office:value-type="string" calcext:value-type="string">
            <text:p>2004</text:p>
          </table:table-cell>
          <table:table-cell table:style-name="ce1" office:value-type="string" calcext:value-type="string">
            <text:p>2005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2007</text:p>
          </table:table-cell>
          <table:table-cell table:style-name="ce1" office:value-type="string" calcext:value-type="string">
            <text:p>2008</text:p>
          </table:table-cell>
          <table:table-cell table:style-name="ce1" office:value-type="string" calcext:value-type="string">
            <text:p>2009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2011</text:p>
          </table:table-cell>
          <table:table-cell table:style-name="ce1" office:value-type="string" calcext:value-type="string">
            <text:p>2012</text:p>
          </table:table-cell>
          <table:table-cell table:style-name="ce1" office:value-type="string" calcext:value-type="string">
            <text:p>2013</text:p>
          </table:table-cell>
          <table:table-cell table:style-name="ce1" office:value-type="string" calcext:value-type="string">
            <text:p>2014</text:p>
          </table:table-cell>
          <table:table-cell table:style-name="ce1" office:value-type="string" calcext:value-type="string">
            <text:p>2015</text:p>
          </table:table-cell>
          <table:table-cell table:number-columns-repeated="964"/>
        </table:table-row>
        <table:table-row table:style-name="ro1">
          <table:table-cell table:style-name="ce1" office:value-type="string" calcext:value-type="string">
            <text:p>Aruba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26" table:style-name="ce1" office:value-type="string" calcext:value-type="string">
            <text:p>null</text:p>
          </table:table-cell>
          <table:table-cell table:style-name="ce1" office:value-type="float" office:value="2.86831939212055" calcext:value-type="float">
            <text:p>2.86831939212055</text:p>
          </table:table-cell>
          <table:table-cell table:style-name="ce1" office:value-type="float" office:value="7.2349640171424" calcext:value-type="float">
            <text:p>7.2349640171424</text:p>
          </table:table-cell>
          <table:table-cell table:style-name="ce1" office:value-type="float" office:value="10.0265075232903" calcext:value-type="float">
            <text:p>10.0265075232903</text:p>
          </table:table-cell>
          <table:table-cell table:style-name="ce1" office:value-type="float" office:value="10.6347325992922" calcext:value-type="float">
            <text:p>10.6347325992922</text:p>
          </table:table-cell>
          <table:table-cell table:style-name="ce1" office:value-type="float" office:value="29.6201647679732" calcext:value-type="float">
            <text:p>29.6201647679732</text:p>
          </table:table-cell>
          <table:table-cell table:style-name="ce1" office:value-type="float" office:value="29.8476084366247" calcext:value-type="float">
            <text:p>29.8476084366247</text:p>
          </table:table-cell>
          <table:table-cell table:style-name="ce1" office:value-type="float" office:value="25.258151974793" calcext:value-type="float">
            <text:p>25.258151974793</text:p>
          </table:table-cell>
          <table:table-cell table:style-name="ce1" office:value-type="float" office:value="24.4304808408508" calcext:value-type="float">
            <text:p>24.4304808408508</text:p>
          </table:table-cell>
          <table:table-cell table:style-name="ce1" office:value-type="float" office:value="22.9964406779661" calcext:value-type="float">
            <text:p>22.9964406779661</text:p>
          </table:table-cell>
          <table:table-cell table:style-name="ce1" office:value-type="float" office:value="22.1866145457262" calcext:value-type="float">
            <text:p>22.1866145457262</text:p>
          </table:table-cell>
          <table:table-cell table:style-name="ce1" office:value-type="float" office:value="21.6418895366308" calcext:value-type="float">
            <text:p>21.6418895366308</text:p>
          </table:table-cell>
          <table:table-cell table:style-name="ce1" office:value-type="float" office:value="21.5006612285978" calcext:value-type="float">
            <text:p>21.5006612285978</text:p>
          </table:table-cell>
          <table:table-cell table:style-name="ce1" office:value-type="float" office:value="19.6215339841423" calcext:value-type="float">
            <text:p>19.6215339841423</text:p>
          </table:table-cell>
          <table:table-cell table:style-name="ce1" office:value-type="float" office:value="19.6525886477012" calcext:value-type="float">
            <text:p>19.6525886477012</text:p>
          </table:table-cell>
          <table:table-cell table:style-name="ce1" office:value-type="float" office:value="25.5476787954831" calcext:value-type="float">
            <text:p>25.5476787954831</text:p>
          </table:table-cell>
          <table:table-cell table:style-name="ce1" office:value-type="float" office:value="25.3824897194652" calcext:value-type="float">
            <text:p>25.3824897194652</text:p>
          </table:table-cell>
          <table:table-cell table:style-name="ce1" office:value-type="float" office:value="24.9755145007632" calcext:value-type="float">
            <text:p>24.9755145007632</text:p>
          </table:table-cell>
          <table:table-cell table:style-name="ce1" office:value-type="float" office:value="24.9090656084111" calcext:value-type="float">
            <text:p>24.9090656084111</text:p>
          </table:table-cell>
          <table:table-cell table:style-name="ce1" office:value-type="float" office:value="24.5105426262381" calcext:value-type="float">
            <text:p>24.5105426262381</text:p>
          </table:table-cell>
          <table:table-cell table:style-name="ce1" office:value-type="float" office:value="24.9645309953914" calcext:value-type="float">
            <text:p>24.9645309953914</text:p>
          </table:table-cell>
          <table:table-cell table:style-name="ce1" office:value-type="float" office:value="24.7667063373996" calcext:value-type="float">
            <text:p>24.7667063373996</text:p>
          </table:table-cell>
          <table:table-cell table:style-name="ce1" office:value-type="float" office:value="25.613714951886" calcext:value-type="float">
            <text:p>25.613714951886</text:p>
          </table:table-cell>
          <table:table-cell table:style-name="ce1" office:value-type="float" office:value="24.7501332122911" calcext:value-type="float">
            <text:p>24.7501332122911</text:p>
          </table:table-cell>
          <table:table-cell table:style-name="ce1" office:value-type="float" office:value="24.8767058452315" calcext:value-type="float">
            <text:p>24.8767058452315</text:p>
          </table:table-cell>
          <table:table-cell table:style-name="ce1" office:value-type="float" office:value="24.182702245145" calcext:value-type="float">
            <text:p>24.182702245145</text:p>
          </table:table-cell>
          <table:table-cell table:style-name="ce1" office:value-type="float" office:value="23.9224121017109" calcext:value-type="float">
            <text:p>23.9224121017109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5" table:style-name="ce1" office:value-type="string" calcext:value-type="string">
            <text:p>null</text:p>
          </table:table-cell>
          <table:table-cell table:style-name="ce1" office:value-type="float" office:value="6.37449494158549" calcext:value-type="float">
            <text:p>6.37449494158549</text:p>
          </table:table-cell>
          <table:table-cell table:style-name="ce1" office:value-type="float" office:value="6.61635376646809" calcext:value-type="float">
            <text:p>6.61635376646809</text:p>
          </table:table-cell>
          <table:table-cell table:style-name="ce1" office:value-type="float" office:value="7.14569660311472" calcext:value-type="float">
            <text:p>7.14569660311472</text:p>
          </table:table-cell>
          <table:table-cell table:style-name="ce1" office:value-type="float" office:value="7.57644628099174" calcext:value-type="float">
            <text:p>7.57644628099174</text:p>
          </table:table-cell>
          <table:table-cell table:style-name="ce1" office:value-type="float" office:value="8.00143389286327" calcext:value-type="float">
            <text:p>8.00143389286327</text:p>
          </table:table-cell>
          <table:table-cell table:style-name="ce1" office:value-type="float" office:value="8.018180706127" calcext:value-type="float">
            <text:p>8.018180706127</text:p>
          </table:table-cell>
          <table:table-cell table:style-name="ce1" office:value-type="float" office:value="7.73765678028626" calcext:value-type="float">
            <text:p>7.73765678028626</text:p>
          </table:table-cell>
          <table:table-cell table:style-name="ce1" office:value-type="float" office:value="7.48409481181207" calcext:value-type="float">
            <text:p>7.48409481181207</text:p>
          </table:table-cell>
          <table:table-cell table:style-name="ce1" office:value-type="float" office:value="7.15914044635813" calcext:value-type="float">
            <text:p>7.15914044635813</text:p>
          </table:table-cell>
          <table:table-cell table:style-name="ce1" office:value-type="float" office:value="7.2088285229202" calcext:value-type="float">
            <text:p>7.2088285229202</text:p>
          </table:table-cell>
          <table:table-cell table:style-name="ce1" office:value-type="float" office:value="7.08812774706672" calcext:value-type="float">
            <text:p>7.08812774706672</text:p>
          </table:table-cell>
          <table:table-cell table:style-name="ce1" office:value-type="float" office:value="6.5534765451645" calcext:value-type="float">
            <text:p>6.5534765451645</text:p>
          </table:table-cell>
          <table:table-cell table:style-name="ce1" office:value-type="float" office:value="6.35086830509673" calcext:value-type="float">
            <text:p>6.35086830509673</text:p>
          </table:table-cell>
          <table:table-cell table:style-name="ce1" office:value-type="float" office:value="6.29612455615773" calcext:value-type="float">
            <text:p>6.29612455615773</text:p>
          </table:table-cell>
          <table:table-cell table:style-name="ce1" office:value-type="float" office:value="6.04917284788357" calcext:value-type="float">
            <text:p>6.04917284788357</text:p>
          </table:table-cell>
          <table:table-cell table:style-name="ce1" office:value-type="float" office:value="6.12477049005556" calcext:value-type="float">
            <text:p>6.12477049005556</text:p>
          </table:table-cell>
          <table:table-cell table:style-name="ce1" office:value-type="float" office:value="5.96868546996089" calcext:value-type="float">
            <text:p>5.96868546996089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fghanistan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460678750472635" calcext:value-type="float">
            <text:p>0.046067875047264</text:p>
          </table:table-cell>
          <table:table-cell table:style-name="ce1" office:value-type="float" office:value="0.053614942588308" calcext:value-type="float">
            <text:p>0.053614942588308</text:p>
          </table:table-cell>
          <table:table-cell table:style-name="ce1" office:value-type="float" office:value="0.0737813379864149" calcext:value-type="float">
            <text:p>0.073781337986415</text:p>
          </table:table-cell>
          <table:table-cell table:style-name="ce1" office:value-type="float" office:value="0.0742513682185121" calcext:value-type="float">
            <text:p>0.074251368218512</text:p>
          </table:table-cell>
          <table:table-cell table:style-name="ce1" office:value-type="float" office:value="0.0863165425400968" calcext:value-type="float">
            <text:p>0.086316542540097</text:p>
          </table:table-cell>
          <table:table-cell table:style-name="ce1" office:value-type="float" office:value="0.101498607297291" calcext:value-type="float">
            <text:p>0.101498607297291</text:p>
          </table:table-cell>
          <table:table-cell table:style-name="ce1" office:value-type="float" office:value="0.10767396986513" calcext:value-type="float">
            <text:p>0.10767396986513</text:p>
          </table:table-cell>
          <table:table-cell table:style-name="ce1" office:value-type="float" office:value="0.123782381420828" calcext:value-type="float">
            <text:p>0.123782381420828</text:p>
          </table:table-cell>
          <table:table-cell table:style-name="ce1" office:value-type="float" office:value="0.115547383485899" calcext:value-type="float">
            <text:p>0.115547383485899</text:p>
          </table:table-cell>
          <table:table-cell table:style-name="ce1" office:value-type="float" office:value="0.0868628168461064" calcext:value-type="float">
            <text:p>0.086862816846106</text:p>
          </table:table-cell>
          <table:table-cell table:style-name="ce1" office:value-type="float" office:value="0.150358548261921" calcext:value-type="float">
            <text:p>0.150358548261921</text:p>
          </table:table-cell>
          <table:table-cell table:style-name="ce1" office:value-type="float" office:value="0.166114845751107" calcext:value-type="float">
            <text:p>0.166114845751107</text:p>
          </table:table-cell>
          <table:table-cell table:style-name="ce1" office:value-type="float" office:value="0.130820142126379" calcext:value-type="float">
            <text:p>0.130820142126379</text:p>
          </table:table-cell>
          <table:table-cell table:style-name="ce1" office:value-type="float" office:value="0.136339953523864" calcext:value-type="float">
            <text:p>0.136339953523864</text:p>
          </table:table-cell>
          <table:table-cell table:style-name="ce1" office:value-type="float" office:value="0.155725122534084" calcext:value-type="float">
            <text:p>0.155725122534084</text:p>
          </table:table-cell>
          <table:table-cell table:style-name="ce1" office:value-type="float" office:value="0.169027082193895" calcext:value-type="float">
            <text:p>0.169027082193895</text:p>
          </table:table-cell>
          <table:table-cell table:style-name="ce1" office:value-type="float" office:value="0.154895026334307" calcext:value-type="float">
            <text:p>0.154895026334307</text:p>
          </table:table-cell>
          <table:table-cell table:style-name="ce1" office:value-type="float" office:value="0.183118307595321" calcext:value-type="float">
            <text:p>0.183118307595321</text:p>
          </table:table-cell>
          <table:table-cell table:style-name="ce1" office:value-type="float" office:value="0.163346970897513" calcext:value-type="float">
            <text:p>0.163346970897513</text:p>
          </table:table-cell>
          <table:table-cell table:style-name="ce1" office:value-type="float" office:value="0.168673487924179" calcext:value-type="float">
            <text:p>0.168673487924179</text:p>
          </table:table-cell>
          <table:table-cell table:style-name="ce1" office:value-type="float" office:value="0.133230270920323" calcext:value-type="float">
            <text:p>0.133230270920323</text:p>
          </table:table-cell>
          <table:table-cell table:style-name="ce1" office:value-type="float" office:value="0.152639744037877" calcext:value-type="float">
            <text:p>0.152639744037877</text:p>
          </table:table-cell>
          <table:table-cell table:style-name="ce1" office:value-type="float" office:value="0.165879121664236" calcext:value-type="float">
            <text:p>0.165879121664236</text:p>
          </table:table-cell>
          <table:table-cell table:style-name="ce1" office:value-type="float" office:value="0.20546269900184" calcext:value-type="float">
            <text:p>0.20546269900184</text:p>
          </table:table-cell>
          <table:table-cell table:style-name="ce1" office:value-type="float" office:value="0.237642948463422" calcext:value-type="float">
            <text:p>0.237642948463422</text:p>
          </table:table-cell>
          <table:table-cell table:style-name="ce1" office:value-type="float" office:value="0.301734199171867" calcext:value-type="float">
            <text:p>0.301734199171867</text:p>
          </table:table-cell>
          <table:table-cell table:style-name="ce1" office:value-type="float" office:value="0.274729697632186" calcext:value-type="float">
            <text:p>0.274729697632186</text:p>
          </table:table-cell>
          <table:table-cell table:style-name="ce1" office:value-type="float" office:value="0.275560305000947" calcext:value-type="float">
            <text:p>0.275560305000947</text:p>
          </table:table-cell>
          <table:table-cell table:style-name="ce1" office:value-type="float" office:value="0.252079156325973" calcext:value-type="float">
            <text:p>0.252079156325973</text:p>
          </table:table-cell>
          <table:table-cell table:style-name="ce1" office:value-type="float" office:value="0.239131208213811" calcext:value-type="float">
            <text:p>0.239131208213811</text:p>
          </table:table-cell>
          <table:table-cell table:style-name="ce1" office:value-type="float" office:value="0.221826763797517" calcext:value-type="float">
            <text:p>0.221826763797517</text:p>
          </table:table-cell>
          <table:table-cell table:style-name="ce1" office:value-type="float" office:value="0.194971231586472" calcext:value-type="float">
            <text:p>0.194971231586472</text:p>
          </table:table-cell>
          <table:table-cell table:style-name="ce1" office:value-type="float" office:value="0.103775745455101" calcext:value-type="float">
            <text:p>0.103775745455101</text:p>
          </table:table-cell>
          <table:table-cell table:style-name="ce1" office:value-type="float" office:value="0.0927611026464462" calcext:value-type="float">
            <text:p>0.092761102646446</text:p>
          </table:table-cell>
          <table:table-cell table:style-name="ce1" office:value-type="float" office:value="0.0831835378107592" calcext:value-type="float">
            <text:p>0.083183537810759</text:p>
          </table:table-cell>
          <table:table-cell table:style-name="ce1" office:value-type="float" office:value="0.0756464650933235" calcext:value-type="float">
            <text:p>0.075646465093324</text:p>
          </table:table-cell>
          <table:table-cell table:style-name="ce1" office:value-type="float" office:value="0.0685918498095162" calcext:value-type="float">
            <text:p>0.068591849809516</text:p>
          </table:table-cell>
          <table:table-cell table:style-name="ce1" office:value-type="float" office:value="0.0618143486821932" calcext:value-type="float">
            <text:p>0.061814348682193</text:p>
          </table:table-cell>
          <table:table-cell table:style-name="ce1" office:value-type="float" office:value="0.0570508678938691" calcext:value-type="float">
            <text:p>0.057050867893869</text:p>
          </table:table-cell>
          <table:table-cell table:style-name="ce1" office:value-type="float" office:value="0.0437225883240311" calcext:value-type="float">
            <text:p>0.043722588324031</text:p>
          </table:table-cell>
          <table:table-cell table:style-name="ce1" office:value-type="float" office:value="0.0396443700468076" calcext:value-type="float">
            <text:p>0.039644370046808</text:p>
          </table:table-cell>
          <table:table-cell table:style-name="ce1" office:value-type="float" office:value="0.0314347557566158" calcext:value-type="float">
            <text:p>0.031434755756616</text:p>
          </table:table-cell>
          <table:table-cell table:style-name="ce1" office:value-type="float" office:value="0.0416412114461905" calcext:value-type="float">
            <text:p>0.041641211446191</text:p>
          </table:table-cell>
          <table:table-cell table:style-name="ce1" office:value-type="float" office:value="0.0461076124049689" calcext:value-type="float">
            <text:p>0.046107612404969</text:p>
          </table:table-cell>
          <table:table-cell table:style-name="ce1" office:value-type="float" office:value="0.0407273663448916" calcext:value-type="float">
            <text:p>0.040727366344892</text:p>
          </table:table-cell>
          <table:table-cell table:style-name="ce1" office:value-type="float" office:value="0.0548548300184902" calcext:value-type="float">
            <text:p>0.05485483001849</text:p>
          </table:table-cell>
          <table:table-cell table:style-name="ce1" office:value-type="float" office:value="0.0658159680411251" calcext:value-type="float">
            <text:p>0.065815968041125</text:p>
          </table:table-cell>
          <table:table-cell table:style-name="ce1" office:value-type="float" office:value="0.0881410538805383" calcext:value-type="float">
            <text:p>0.088141053880538</text:p>
          </table:table-cell>
          <table:table-cell table:style-name="ce1" office:value-type="float" office:value="0.158961557957085" calcext:value-type="float">
            <text:p>0.158961557957085</text:p>
          </table:table-cell>
          <table:table-cell table:style-name="ce1" office:value-type="float" office:value="0.249073529591755" calcext:value-type="float">
            <text:p>0.249073529591755</text:p>
          </table:table-cell>
          <table:table-cell table:style-name="ce1" office:value-type="float" office:value="0.30293638839023" calcext:value-type="float">
            <text:p>0.30293638839023</text:p>
          </table:table-cell>
          <table:table-cell table:style-name="ce1" office:value-type="float" office:value="0.425262104940417" calcext:value-type="float">
            <text:p>0.425262104940417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0435710106389" calcext:value-type="float">
            <text:p>0.10435710106389</text:p>
          </table:table-cell>
          <table:table-cell table:style-name="ce1" office:value-type="float" office:value="0.0847184061519349" calcext:value-type="float">
            <text:p>0.084718406151935</text:p>
          </table:table-cell>
          <table:table-cell table:style-name="ce1" office:value-type="float" office:value="0.21602534255535" calcext:value-type="float">
            <text:p>0.21602534255535</text:p>
          </table:table-cell>
          <table:table-cell table:style-name="ce1" office:value-type="float" office:value="0.206877060796923" calcext:value-type="float">
            <text:p>0.206877060796923</text:p>
          </table:table-cell>
          <table:table-cell table:style-name="ce1" office:value-type="float" office:value="0.21617413273309" calcext:value-type="float">
            <text:p>0.21617413273309</text:p>
          </table:table-cell>
          <table:table-cell table:style-name="ce1" office:value-type="float" office:value="0.206088958851002" calcext:value-type="float">
            <text:p>0.206088958851002</text:p>
          </table:table-cell>
          <table:table-cell table:style-name="ce1" office:value-type="float" office:value="0.265164145789731" calcext:value-type="float">
            <text:p>0.265164145789731</text:p>
          </table:table-cell>
          <table:table-cell table:style-name="ce1" office:value-type="float" office:value="0.166658588848149" calcext:value-type="float">
            <text:p>0.166658588848149</text:p>
          </table:table-cell>
          <table:table-cell table:style-name="ce1" office:value-type="float" office:value="0.275655471214261" calcext:value-type="float">
            <text:p>0.275655471214261</text:p>
          </table:table-cell>
          <table:table-cell table:style-name="ce1" office:value-type="float" office:value="0.451125604452011" calcext:value-type="float">
            <text:p>0.451125604452011</text:p>
          </table:table-cell>
          <table:table-cell table:style-name="ce1" office:value-type="float" office:value="0.568588577407697" calcext:value-type="float">
            <text:p>0.568588577407697</text:p>
          </table:table-cell>
          <table:table-cell table:style-name="ce1" office:value-type="float" office:value="0.529744961084372" calcext:value-type="float">
            <text:p>0.529744961084372</text:p>
          </table:table-cell>
          <table:table-cell table:style-name="ce1" office:value-type="float" office:value="0.684120293634434" calcext:value-type="float">
            <text:p>0.684120293634434</text:p>
          </table:table-cell>
          <table:table-cell table:style-name="ce1" office:value-type="float" office:value="0.72305504343195" calcext:value-type="float">
            <text:p>0.72305504343195</text:p>
          </table:table-cell>
          <table:table-cell table:style-name="ce1" office:value-type="float" office:value="0.703873436197644" calcext:value-type="float">
            <text:p>0.703873436197644</text:p>
          </table:table-cell>
          <table:table-cell table:style-name="ce1" office:value-type="float" office:value="0.62119889117354" calcext:value-type="float">
            <text:p>0.62119889117354</text:p>
          </table:table-cell>
          <table:table-cell table:style-name="ce1" office:value-type="float" office:value="0.450116911989137" calcext:value-type="float">
            <text:p>0.450116911989137</text:p>
          </table:table-cell>
          <table:table-cell table:style-name="ce1" office:value-type="float" office:value="0.471248793545669" calcext:value-type="float">
            <text:p>0.471248793545669</text:p>
          </table:table-cell>
          <table:table-cell table:style-name="ce1" office:value-type="float" office:value="0.701359921079561" calcext:value-type="float">
            <text:p>0.701359921079561</text:p>
          </table:table-cell>
          <table:table-cell table:style-name="ce1" office:value-type="float" office:value="0.692097154214032" calcext:value-type="float">
            <text:p>0.692097154214032</text:p>
          </table:table-cell>
          <table:table-cell table:style-name="ce1" office:value-type="float" office:value="0.651061684496374" calcext:value-type="float">
            <text:p>0.651061684496374</text:p>
          </table:table-cell>
          <table:table-cell table:style-name="ce1" office:value-type="float" office:value="0.621382804088045" calcext:value-type="float">
            <text:p>0.621382804088045</text:p>
          </table:table-cell>
          <table:table-cell table:style-name="ce1" office:value-type="float" office:value="0.527930762731945" calcext:value-type="float">
            <text:p>0.527930762731945</text:p>
          </table:table-cell>
          <table:table-cell table:style-name="ce1" office:value-type="float" office:value="0.560374447276187" calcext:value-type="float">
            <text:p>0.560374447276187</text:p>
          </table:table-cell>
          <table:table-cell table:style-name="ce1" office:value-type="float" office:value="0.53035103110477" calcext:value-type="float">
            <text:p>0.53035103110477</text:p>
          </table:table-cell>
          <table:table-cell table:style-name="ce1" office:value-type="float" office:value="0.48240053137906" calcext:value-type="float">
            <text:p>0.48240053137906</text:p>
          </table:table-cell>
          <table:table-cell table:style-name="ce1" office:value-type="float" office:value="0.464973712301845" calcext:value-type="float">
            <text:p>0.464973712301845</text:p>
          </table:table-cell>
          <table:table-cell table:style-name="ce1" office:value-type="float" office:value="0.565431153429145" calcext:value-type="float">
            <text:p>0.565431153429145</text:p>
          </table:table-cell>
          <table:table-cell table:style-name="ce1" office:value-type="float" office:value="0.486503528149711" calcext:value-type="float">
            <text:p>0.486503528149711</text:p>
          </table:table-cell>
          <table:table-cell table:style-name="ce1" office:value-type="float" office:value="0.462907836915506" calcext:value-type="float">
            <text:p>0.462907836915506</text:p>
          </table:table-cell>
          <table:table-cell table:style-name="ce1" office:value-type="float" office:value="0.398075822237319" calcext:value-type="float">
            <text:p>0.398075822237319</text:p>
          </table:table-cell>
          <table:table-cell table:style-name="ce1" office:value-type="float" office:value="0.380694834361372" calcext:value-type="float">
            <text:p>0.380694834361372</text:p>
          </table:table-cell>
          <table:table-cell table:style-name="ce1" office:value-type="float" office:value="0.372921412331923" calcext:value-type="float">
            <text:p>0.372921412331923</text:p>
          </table:table-cell>
          <table:table-cell table:style-name="ce1" office:value-type="float" office:value="0.473691138230063" calcext:value-type="float">
            <text:p>0.473691138230063</text:p>
          </table:table-cell>
          <table:table-cell table:style-name="ce1" office:value-type="float" office:value="0.307601077536334" calcext:value-type="float">
            <text:p>0.307601077536334</text:p>
          </table:table-cell>
          <table:table-cell table:style-name="ce1" office:value-type="float" office:value="0.84430598774821" calcext:value-type="float">
            <text:p>0.84430598774821</text:p>
          </table:table-cell>
          <table:table-cell table:style-name="ce1" office:value-type="float" office:value="0.781484777478837" calcext:value-type="float">
            <text:p>0.781484777478837</text:p>
          </table:table-cell>
          <table:table-cell table:style-name="ce1" office:value-type="float" office:value="0.534831299647265" calcext:value-type="float">
            <text:p>0.534831299647265</text:p>
          </table:table-cell>
          <table:table-cell table:style-name="ce1" office:value-type="float" office:value="0.515117027342679" calcext:value-type="float">
            <text:p>0.515117027342679</text:p>
          </table:table-cell>
          <table:table-cell table:style-name="ce1" office:value-type="float" office:value="0.627072295591633" calcext:value-type="float">
            <text:p>0.627072295591633</text:p>
          </table:table-cell>
          <table:table-cell table:style-name="ce1" office:value-type="float" office:value="0.633625298649187" calcext:value-type="float">
            <text:p>0.633625298649187</text:p>
          </table:table-cell>
          <table:table-cell table:style-name="ce1" office:value-type="float" office:value="0.625351712298906" calcext:value-type="float">
            <text:p>0.625351712298906</text:p>
          </table:table-cell>
          <table:table-cell table:style-name="ce1" office:value-type="float" office:value="0.786223278204629" calcext:value-type="float">
            <text:p>0.786223278204629</text:p>
          </table:table-cell>
          <table:table-cell table:style-name="ce1" office:value-type="float" office:value="0.543083666763623" calcext:value-type="float">
            <text:p>0.543083666763623</text:p>
          </table:table-cell>
          <table:table-cell table:style-name="ce1" office:value-type="float" office:value="1.0866048972276" calcext:value-type="float">
            <text:p>1.0866048972276</text:p>
          </table:table-cell>
          <table:table-cell table:style-name="ce1" office:value-type="float" office:value="1.06941718451386" calcext:value-type="float">
            <text:p>1.06941718451386</text:p>
          </table:table-cell>
          <table:table-cell table:style-name="ce1" office:value-type="float" office:value="1.20087714742312" calcext:value-type="float">
            <text:p>1.20087714742312</text:p>
          </table:table-cell>
          <table:table-cell table:style-name="ce1" office:value-type="float" office:value="1.31109648310951" calcext:value-type="float">
            <text:p>1.31109648310951</text:p>
          </table:table-cell>
          <table:table-cell table:style-name="ce1" office:value-type="float" office:value="1.36942476939738" calcext:value-type="float">
            <text:p>1.36942476939738</text:p>
          </table:table-cell>
          <table:table-cell table:style-name="ce1" office:value-type="float" office:value="1.43087337329642" calcext:value-type="float">
            <text:p>1.43087337329642</text:p>
          </table:table-cell>
          <table:table-cell table:style-name="ce1" office:value-type="float" office:value="1.4016541694671" calcext:value-type="float">
            <text:p>1.4016541694671</text:p>
          </table:table-cell>
          <table:table-cell table:style-name="ce1" office:value-type="float" office:value="1.35400752956755" calcext:value-type="float">
            <text:p>1.35400752956755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25819492789657" calcext:value-type="float">
            <text:p>1.25819492789657</text:p>
          </table:table-cell>
          <table:table-cell table:style-name="ce1" office:value-type="float" office:value="1.37418604651163" calcext:value-type="float">
            <text:p>1.37418604651163</text:p>
          </table:table-cell>
          <table:table-cell table:style-name="ce1" office:value-type="float" office:value="1.43995596379167" calcext:value-type="float">
            <text:p>1.43995596379167</text:p>
          </table:table-cell>
          <table:table-cell table:style-name="ce1" office:value-type="float" office:value="1.18168114415975" calcext:value-type="float">
            <text:p>1.18168114415975</text:p>
          </table:table-cell>
          <table:table-cell table:style-name="ce1" office:value-type="float" office:value="1.11174195966673" calcext:value-type="float">
            <text:p>1.11174195966673</text:p>
          </table:table-cell>
          <table:table-cell table:style-name="ce1" office:value-type="float" office:value="1.16609904273455" calcext:value-type="float">
            <text:p>1.16609904273455</text:p>
          </table:table-cell>
          <table:table-cell table:style-name="ce1" office:value-type="float" office:value="1.33305546458662" calcext:value-type="float">
            <text:p>1.33305546458662</text:p>
          </table:table-cell>
          <table:table-cell table:style-name="ce1" office:value-type="float" office:value="1.36374630010816" calcext:value-type="float">
            <text:p>1.36374630010816</text:p>
          </table:table-cell>
          <table:table-cell table:style-name="ce1" office:value-type="float" office:value="1.51955127697956" calcext:value-type="float">
            <text:p>1.51955127697956</text:p>
          </table:table-cell>
          <table:table-cell table:style-name="ce1" office:value-type="float" office:value="1.5589675720987" calcext:value-type="float">
            <text:p>1.5589675720987</text:p>
          </table:table-cell>
          <table:table-cell table:style-name="ce1" office:value-type="float" office:value="1.75323990542637" calcext:value-type="float">
            <text:p>1.75323990542637</text:p>
          </table:table-cell>
          <table:table-cell table:style-name="ce1" office:value-type="float" office:value="1.98949792330655" calcext:value-type="float">
            <text:p>1.98949792330655</text:p>
          </table:table-cell>
          <table:table-cell table:style-name="ce1" office:value-type="float" office:value="2.51591439803203" calcext:value-type="float">
            <text:p>2.51591439803203</text:p>
          </table:table-cell>
          <table:table-cell table:style-name="ce1" office:value-type="float" office:value="2.30389741687392" calcext:value-type="float">
            <text:p>2.30389741687392</text:p>
          </table:table-cell>
          <table:table-cell table:style-name="ce1" office:value-type="float" office:value="1.84900669071079" calcext:value-type="float">
            <text:p>1.84900669071079</text:p>
          </table:table-cell>
          <table:table-cell table:style-name="ce1" office:value-type="float" office:value="1.91063363704144" calcext:value-type="float">
            <text:p>1.91063363704144</text:p>
          </table:table-cell>
          <table:table-cell table:style-name="ce1" office:value-type="float" office:value="2.01358456245734" calcext:value-type="float">
            <text:p>2.01358456245734</text:p>
          </table:table-cell>
          <table:table-cell table:style-name="ce1" office:value-type="float" office:value="2.27587639136105" calcext:value-type="float">
            <text:p>2.27587639136105</text:p>
          </table:table-cell>
          <table:table-cell table:style-name="ce1" office:value-type="float" office:value="2.53062504042839" calcext:value-type="float">
            <text:p>2.53062504042839</text:p>
          </table:table-cell>
          <table:table-cell table:style-name="ce1" office:value-type="float" office:value="2.89820851758249" calcext:value-type="float">
            <text:p>2.89820851758249</text:p>
          </table:table-cell>
          <table:table-cell table:style-name="ce1" office:value-type="float" office:value="1.93505831031996" calcext:value-type="float">
            <text:p>1.93505831031996</text:p>
          </table:table-cell>
          <table:table-cell table:style-name="ce1" office:value-type="float" office:value="2.69302391440235" calcext:value-type="float">
            <text:p>2.69302391440235</text:p>
          </table:table-cell>
          <table:table-cell table:style-name="ce1" office:value-type="float" office:value="2.62485678513424" calcext:value-type="float">
            <text:p>2.62485678513424</text:p>
          </table:table-cell>
          <table:table-cell table:style-name="ce1" office:value-type="float" office:value="2.6832399189862" calcext:value-type="float">
            <text:p>2.6832399189862</text:p>
          </table:table-cell>
          <table:table-cell table:style-name="ce1" office:value-type="float" office:value="2.69429137362284" calcext:value-type="float">
            <text:p>2.69429137362284</text:p>
          </table:table-cell>
          <table:table-cell table:style-name="ce1" office:value-type="float" office:value="2.65801538201043" calcext:value-type="float">
            <text:p>2.65801538201043</text:p>
          </table:table-cell>
          <table:table-cell table:style-name="ce1" office:value-type="float" office:value="2.66535622064854" calcext:value-type="float">
            <text:p>2.66535622064854</text:p>
          </table:table-cell>
          <table:table-cell table:style-name="ce1" office:value-type="float" office:value="2.41406081518223" calcext:value-type="float">
            <text:p>2.41406081518223</text:p>
          </table:table-cell>
          <table:table-cell table:style-name="ce1" office:value-type="float" office:value="2.33159853051997" calcext:value-type="float">
            <text:p>2.33159853051997</text:p>
          </table:table-cell>
          <table:table-cell table:style-name="ce1" office:value-type="float" office:value="2.78324307461439" calcext:value-type="float">
            <text:p>2.78324307461439</text:p>
          </table:table-cell>
          <table:table-cell table:style-name="ce1" office:value-type="float" office:value="2.27838682724882" calcext:value-type="float">
            <text:p>2.27838682724882</text:p>
          </table:table-cell>
          <table:table-cell table:style-name="ce1" office:value-type="float" office:value="1.21567685709825" calcext:value-type="float">
            <text:p>1.21567685709825</text:p>
          </table:table-cell>
          <table:table-cell table:style-name="ce1" office:value-type="float" office:value="0.735198129742205" calcext:value-type="float">
            <text:p>0.735198129742205</text:p>
          </table:table-cell>
          <table:table-cell table:style-name="ce1" office:value-type="float" office:value="0.72606278896175" calcext:value-type="float">
            <text:p>0.72606278896175</text:p>
          </table:table-cell>
          <table:table-cell table:style-name="ce1" office:value-type="float" office:value="0.60134695292586" calcext:value-type="float">
            <text:p>0.60134695292586</text:p>
          </table:table-cell>
          <table:table-cell table:style-name="ce1" office:value-type="float" office:value="0.654537133005248" calcext:value-type="float">
            <text:p>0.654537133005248</text:p>
          </table:table-cell>
          <table:table-cell table:style-name="ce1" office:value-type="float" office:value="0.636625312930768" calcext:value-type="float">
            <text:p>0.636625312930768</text:p>
          </table:table-cell>
          <table:table-cell table:style-name="ce1" office:value-type="float" office:value="0.490365059535664" calcext:value-type="float">
            <text:p>0.490365059535664</text:p>
          </table:table-cell>
          <table:table-cell table:style-name="ce1" office:value-type="float" office:value="0.560271437384331" calcext:value-type="float">
            <text:p>0.560271437384331</text:p>
          </table:table-cell>
          <table:table-cell table:style-name="ce1" office:value-type="float" office:value="0.960164411868587" calcext:value-type="float">
            <text:p>0.960164411868587</text:p>
          </table:table-cell>
          <table:table-cell table:style-name="ce1" office:value-type="float" office:value="0.978174680894664" calcext:value-type="float">
            <text:p>0.978174680894664</text:p>
          </table:table-cell>
          <table:table-cell table:style-name="ce1" office:value-type="float" office:value="1.05330417594038" calcext:value-type="float">
            <text:p>1.05330417594038</text:p>
          </table:table-cell>
          <table:table-cell table:style-name="ce1" office:value-type="float" office:value="1.22954070946998" calcext:value-type="float">
            <text:p>1.22954070946998</text:p>
          </table:table-cell>
          <table:table-cell table:style-name="ce1" office:value-type="float" office:value="1.4126971959616" calcext:value-type="float">
            <text:p>1.4126971959616</text:p>
          </table:table-cell>
          <table:table-cell table:style-name="ce1" office:value-type="float" office:value="1.37621273504355" calcext:value-type="float">
            <text:p>1.37621273504355</text:p>
          </table:table-cell>
          <table:table-cell table:style-name="ce1" office:value-type="float" office:value="1.41249821101668" calcext:value-type="float">
            <text:p>1.41249821101668</text:p>
          </table:table-cell>
          <table:table-cell table:style-name="ce1" office:value-type="float" office:value="1.29154796900433" calcext:value-type="float">
            <text:p>1.29154796900433</text:p>
          </table:table-cell>
          <table:table-cell table:style-name="ce1" office:value-type="float" office:value="1.50753581545156" calcext:value-type="float">
            <text:p>1.50753581545156</text:p>
          </table:table-cell>
          <table:table-cell table:style-name="ce1" office:value-type="float" office:value="1.58011328280597" calcext:value-type="float">
            <text:p>1.58011328280597</text:p>
          </table:table-cell>
          <table:table-cell table:style-name="ce1" office:value-type="float" office:value="1.53317809380571" calcext:value-type="float">
            <text:p>1.53317809380571</text:p>
          </table:table-cell>
          <table:table-cell table:style-name="ce1" office:value-type="float" office:value="1.51563205345928" calcext:value-type="float">
            <text:p>1.51563205345928</text:p>
          </table:table-cell>
          <table:table-cell table:style-name="ce1" office:value-type="float" office:value="1.60703771025689" calcext:value-type="float">
            <text:p>1.60703771025689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rab World</text:p>
          </table:table-cell>
          <table:table-cell table:style-name="ce1" office:value-type="string" calcext:value-type="string">
            <text:p>AR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43963547887705" calcext:value-type="float">
            <text:p>0.643963547887705</text:p>
          </table:table-cell>
          <table:table-cell table:style-name="ce1" office:value-type="float" office:value="0.685500881815238" calcext:value-type="float">
            <text:p>0.685500881815238</text:p>
          </table:table-cell>
          <table:table-cell table:style-name="ce1" office:value-type="float" office:value="0.761148198659712" calcext:value-type="float">
            <text:p>0.761148198659712</text:p>
          </table:table-cell>
          <table:table-cell table:style-name="ce1" office:value-type="float" office:value="0.875124288095186" calcext:value-type="float">
            <text:p>0.875124288095186</text:p>
          </table:table-cell>
          <table:table-cell table:style-name="ce1" office:value-type="float" office:value="0.999248141096507" calcext:value-type="float">
            <text:p>0.999248141096507</text:p>
          </table:table-cell>
          <table:table-cell table:style-name="ce1" office:value-type="float" office:value="1.16607518820665" calcext:value-type="float">
            <text:p>1.16607518820665</text:p>
          </table:table-cell>
          <table:table-cell table:style-name="ce1" office:value-type="float" office:value="1.27361759934634" calcext:value-type="float">
            <text:p>1.27361759934634</text:p>
          </table:table-cell>
          <table:table-cell table:style-name="ce1" office:value-type="float" office:value="1.33330536441291" calcext:value-type="float">
            <text:p>1.33330536441291</text:p>
          </table:table-cell>
          <table:table-cell table:style-name="ce1" office:value-type="float" office:value="1.54840356399428" calcext:value-type="float">
            <text:p>1.54840356399428</text:p>
          </table:table-cell>
          <table:table-cell table:style-name="ce1" office:value-type="float" office:value="1.79544563024165" calcext:value-type="float">
            <text:p>1.79544563024165</text:p>
          </table:table-cell>
          <table:table-cell table:style-name="ce1" office:value-type="float" office:value="1.80827067264931" calcext:value-type="float">
            <text:p>1.80827067264931</text:p>
          </table:table-cell>
          <table:table-cell table:style-name="ce1" office:value-type="float" office:value="2.00295146730493" calcext:value-type="float">
            <text:p>2.00295146730493</text:p>
          </table:table-cell>
          <table:table-cell table:style-name="ce1" office:value-type="float" office:value="2.12149452127734" calcext:value-type="float">
            <text:p>2.12149452127734</text:p>
          </table:table-cell>
          <table:table-cell table:style-name="ce1" office:value-type="float" office:value="2.41152870680884" calcext:value-type="float">
            <text:p>2.41152870680884</text:p>
          </table:table-cell>
          <table:table-cell table:style-name="ce1" office:value-type="float" office:value="2.28850349454314" calcext:value-type="float">
            <text:p>2.28850349454314</text:p>
          </table:table-cell>
          <table:table-cell table:style-name="ce1" office:value-type="float" office:value="2.19942946400747" calcext:value-type="float">
            <text:p>2.19942946400747</text:p>
          </table:table-cell>
          <table:table-cell table:style-name="ce1" office:value-type="float" office:value="2.58691023790059" calcext:value-type="float">
            <text:p>2.58691023790059</text:p>
          </table:table-cell>
          <table:table-cell table:style-name="ce1" office:value-type="float" office:value="2.6502249371301" calcext:value-type="float">
            <text:p>2.6502249371301</text:p>
          </table:table-cell>
          <table:table-cell table:style-name="ce1" office:value-type="float" office:value="2.76245598797314" calcext:value-type="float">
            <text:p>2.76245598797314</text:p>
          </table:table-cell>
          <table:table-cell table:style-name="ce1" office:value-type="float" office:value="2.86268705644457" calcext:value-type="float">
            <text:p>2.86268705644457</text:p>
          </table:table-cell>
          <table:table-cell table:style-name="ce1" office:value-type="float" office:value="3.09155162088256" calcext:value-type="float">
            <text:p>3.09155162088256</text:p>
          </table:table-cell>
          <table:table-cell table:style-name="ce1" office:value-type="float" office:value="2.92941160903571" calcext:value-type="float">
            <text:p>2.92941160903571</text:p>
          </table:table-cell>
          <table:table-cell table:style-name="ce1" office:value-type="float" office:value="2.72333073190486" calcext:value-type="float">
            <text:p>2.72333073190486</text:p>
          </table:table-cell>
          <table:table-cell table:style-name="ce1" office:value-type="float" office:value="2.81811275768597" calcext:value-type="float">
            <text:p>2.81811275768597</text:p>
          </table:table-cell>
          <table:table-cell table:style-name="ce1" office:value-type="float" office:value="2.98526952988633" calcext:value-type="float">
            <text:p>2.98526952988633</text:p>
          </table:table-cell>
          <table:table-cell table:style-name="ce1" office:value-type="float" office:value="3.06695923904397" calcext:value-type="float">
            <text:p>3.06695923904397</text:p>
          </table:table-cell>
          <table:table-cell table:style-name="ce1" office:value-type="float" office:value="3.29071772588335" calcext:value-type="float">
            <text:p>3.29071772588335</text:p>
          </table:table-cell>
          <table:table-cell table:style-name="ce1" office:value-type="float" office:value="3.20522652853389" calcext:value-type="float">
            <text:p>3.20522652853389</text:p>
          </table:table-cell>
          <table:table-cell table:style-name="ce1" office:value-type="float" office:value="3.30433871256284" calcext:value-type="float">
            <text:p>3.30433871256284</text:p>
          </table:table-cell>
          <table:table-cell table:style-name="ce1" office:value-type="float" office:value="3.26832095247881" calcext:value-type="float">
            <text:p>3.26832095247881</text:p>
          </table:table-cell>
          <table:table-cell table:style-name="ce1" office:value-type="float" office:value="3.20390720499559" calcext:value-type="float">
            <text:p>3.20390720499559</text:p>
          </table:table-cell>
          <table:table-cell table:style-name="ce1" office:value-type="float" office:value="3.28409368014573" calcext:value-type="float">
            <text:p>3.28409368014573</text:p>
          </table:table-cell>
          <table:table-cell table:style-name="ce1" office:value-type="float" office:value="3.48391715220611" calcext:value-type="float">
            <text:p>3.48391715220611</text:p>
          </table:table-cell>
          <table:table-cell table:style-name="ce1" office:value-type="float" office:value="3.71532824348043" calcext:value-type="float">
            <text:p>3.71532824348043</text:p>
          </table:table-cell>
          <table:table-cell table:style-name="ce1" office:value-type="float" office:value="3.73503093020673" calcext:value-type="float">
            <text:p>3.73503093020673</text:p>
          </table:table-cell>
          <table:table-cell table:style-name="ce1" office:value-type="float" office:value="3.47329138079086" calcext:value-type="float">
            <text:p>3.47329138079086</text:p>
          </table:table-cell>
          <table:table-cell table:style-name="ce1" office:value-type="float" office:value="3.36440226520564" calcext:value-type="float">
            <text:p>3.36440226520564</text:p>
          </table:table-cell>
          <table:table-cell table:style-name="ce1" office:value-type="float" office:value="3.16802746860568" calcext:value-type="float">
            <text:p>3.16802746860568</text:p>
          </table:table-cell>
          <table:table-cell table:style-name="ce1" office:value-type="float" office:value="3.3604981657155" calcext:value-type="float">
            <text:p>3.3604981657155</text:p>
          </table:table-cell>
          <table:table-cell table:style-name="ce1" office:value-type="float" office:value="3.33970090248172" calcext:value-type="float">
            <text:p>3.33970090248172</text:p>
          </table:table-cell>
          <table:table-cell table:style-name="ce1" office:value-type="float" office:value="3.71740279621914" calcext:value-type="float">
            <text:p>3.71740279621914</text:p>
          </table:table-cell>
          <table:table-cell table:style-name="ce1" office:value-type="float" office:value="3.58343294261398" calcext:value-type="float">
            <text:p>3.58343294261398</text:p>
          </table:table-cell>
          <table:table-cell table:style-name="ce1" office:value-type="float" office:value="3.57992168956555" calcext:value-type="float">
            <text:p>3.57992168956555</text:p>
          </table:table-cell>
          <table:table-cell table:style-name="ce1" office:value-type="float" office:value="3.79779957352362" calcext:value-type="float">
            <text:p>3.79779957352362</text:p>
          </table:table-cell>
          <table:table-cell table:style-name="ce1" office:value-type="float" office:value="4.0942688415581" calcext:value-type="float">
            <text:p>4.0942688415581</text:p>
          </table:table-cell>
          <table:table-cell table:style-name="ce1" office:value-type="float" office:value="4.20678891094678" calcext:value-type="float">
            <text:p>4.20678891094678</text:p>
          </table:table-cell>
          <table:table-cell table:style-name="ce1" office:value-type="float" office:value="4.28559479253471" calcext:value-type="float">
            <text:p>4.28559479253471</text:p>
          </table:table-cell>
          <table:table-cell table:style-name="ce1" office:value-type="float" office:value="4.1811534817636" calcext:value-type="float">
            <text:p>4.1811534817636</text:p>
          </table:table-cell>
          <table:table-cell table:style-name="ce1" office:value-type="float" office:value="4.37357334728226" calcext:value-type="float">
            <text:p>4.37357334728226</text:p>
          </table:table-cell>
          <table:table-cell table:style-name="ce1" office:value-type="float" office:value="4.57525128980061" calcext:value-type="float">
            <text:p>4.57525128980061</text:p>
          </table:table-cell>
          <table:table-cell table:style-name="ce1" office:value-type="float" office:value="4.76491188011468" calcext:value-type="float">
            <text:p>4.76491188011468</text:p>
          </table:table-cell>
          <table:table-cell table:style-name="ce1" office:value-type="float" office:value="4.72449969733611" calcext:value-type="float">
            <text:p>4.72449969733611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United Arab Emirates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18785902474841" calcext:value-type="float">
            <text:p>0.118785902474841</text:p>
          </table:table-cell>
          <table:table-cell table:style-name="ce1" office:value-type="float" office:value="0.108936970837253" calcext:value-type="float">
            <text:p>0.108936970837253</text:p>
          </table:table-cell>
          <table:table-cell table:style-name="ce1" office:value-type="float" office:value="0.163355310049893" calcext:value-type="float">
            <text:p>0.163355310049893</text:p>
          </table:table-cell>
          <table:table-cell table:style-name="ce1" office:value-type="float" office:value="0.175712369026323" calcext:value-type="float">
            <text:p>0.175712369026323</text:p>
          </table:table-cell>
          <table:table-cell table:style-name="ce1" office:value-type="float" office:value="0.132650846476632" calcext:value-type="float">
            <text:p>0.132650846476632</text:p>
          </table:table-cell>
          <table:table-cell table:style-name="ce1" office:value-type="float" office:value="0.146369696243963" calcext:value-type="float">
            <text:p>0.146369696243963</text:p>
          </table:table-cell>
          <table:table-cell table:style-name="ce1" office:value-type="float" office:value="0.159358567641563" calcext:value-type="float">
            <text:p>0.159358567641563</text:p>
          </table:table-cell>
          <table:table-cell table:style-name="ce1" office:value-type="float" office:value="5.33673689174006" calcext:value-type="float">
            <text:p>5.33673689174006</text:p>
          </table:table-cell>
          <table:table-cell table:style-name="ce1" office:value-type="float" office:value="6.7082164134001" calcext:value-type="float">
            <text:p>6.7082164134001</text:p>
          </table:table-cell>
          <table:table-cell table:style-name="ce1" office:value-type="float" office:value="99.8404387799776" calcext:value-type="float">
            <text:p>99.8404387799776</text:p>
          </table:table-cell>
          <table:table-cell table:style-name="ce1" office:value-type="float" office:value="64.7628889625118" calcext:value-type="float">
            <text:p>64.7628889625118</text:p>
          </table:table-cell>
          <table:table-cell table:style-name="ce1" office:value-type="float" office:value="76.9888755633086" calcext:value-type="float">
            <text:p>76.9888755633086</text:p>
          </table:table-cell>
          <table:table-cell table:style-name="ce1" office:value-type="float" office:value="72.3738833396591" calcext:value-type="float">
            <text:p>72.3738833396591</text:p>
          </table:table-cell>
          <table:table-cell table:style-name="ce1" office:value-type="float" office:value="80.0120447308547" calcext:value-type="float">
            <text:p>80.0120447308547</text:p>
          </table:table-cell>
          <table:table-cell table:style-name="ce1" office:value-type="float" office:value="69.3158969615974" calcext:value-type="float">
            <text:p>69.3158969615974</text:p>
          </table:table-cell>
          <table:table-cell table:style-name="ce1" office:value-type="float" office:value="58.4839788053043" calcext:value-type="float">
            <text:p>58.4839788053043</text:p>
          </table:table-cell>
          <table:table-cell table:style-name="ce1" office:value-type="float" office:value="63.7427976162726" calcext:value-type="float">
            <text:p>63.7427976162726</text:p>
          </table:table-cell>
          <table:table-cell table:style-name="ce1" office:value-type="float" office:value="53.6569311156272" calcext:value-type="float">
            <text:p>53.6569311156272</text:p>
          </table:table-cell>
          <table:table-cell table:style-name="ce1" office:value-type="float" office:value="54.1633212230207" calcext:value-type="float">
            <text:p>54.1633212230207</text:p>
          </table:table-cell>
          <table:table-cell table:style-name="ce1" office:value-type="float" office:value="39.4775612717742" calcext:value-type="float">
            <text:p>39.4775612717742</text:p>
          </table:table-cell>
          <table:table-cell table:style-name="ce1" office:value-type="float" office:value="36.2953257755542" calcext:value-type="float">
            <text:p>36.2953257755542</text:p>
          </table:table-cell>
          <table:table-cell table:style-name="ce1" office:value-type="float" office:value="33.7176354029062" calcext:value-type="float">
            <text:p>33.7176354029062</text:p>
          </table:table-cell>
          <table:table-cell table:style-name="ce1" office:value-type="float" office:value="31.8277229500456" calcext:value-type="float">
            <text:p>31.8277229500456</text:p>
          </table:table-cell>
          <table:table-cell table:style-name="ce1" office:value-type="float" office:value="29.0115569973642" calcext:value-type="float">
            <text:p>29.0115569973642</text:p>
          </table:table-cell>
          <table:table-cell table:style-name="ce1" office:value-type="float" office:value="36.2381326555639" calcext:value-type="float">
            <text:p>36.2381326555639</text:p>
          </table:table-cell>
          <table:table-cell table:style-name="ce1" office:value-type="float" office:value="36.9705161233471" calcext:value-type="float">
            <text:p>36.9705161233471</text:p>
          </table:table-cell>
          <table:table-cell table:style-name="ce1" office:value-type="float" office:value="33.0185544280933" calcext:value-type="float">
            <text:p>33.0185544280933</text:p>
          </table:table-cell>
          <table:table-cell table:style-name="ce1" office:value-type="float" office:value="31.3978173669232" calcext:value-type="float">
            <text:p>31.3978173669232</text:p>
          </table:table-cell>
          <table:table-cell table:style-name="ce1" office:value-type="float" office:value="29.9693971884325" calcext:value-type="float">
            <text:p>29.9693971884325</text:p>
          </table:table-cell>
          <table:table-cell table:style-name="ce1" office:value-type="float" office:value="31.8249004010824" calcext:value-type="float">
            <text:p>31.8249004010824</text:p>
          </table:table-cell>
          <table:table-cell table:style-name="ce1" office:value-type="float" office:value="28.7111602918754" calcext:value-type="float">
            <text:p>28.7111602918754</text:p>
          </table:table-cell>
          <table:table-cell table:style-name="ce1" office:value-type="float" office:value="29.7988432931387" calcext:value-type="float">
            <text:p>29.7988432931387</text:p>
          </table:table-cell>
          <table:table-cell table:style-name="ce1" office:value-type="float" office:value="28.7945591263855" calcext:value-type="float">
            <text:p>28.7945591263855</text:p>
          </table:table-cell>
          <table:table-cell table:style-name="ce1" office:value-type="float" office:value="31.0077909151106" calcext:value-type="float">
            <text:p>31.0077909151106</text:p>
          </table:table-cell>
          <table:table-cell table:style-name="ce1" office:value-type="float" office:value="32.6728328570005" calcext:value-type="float">
            <text:p>32.6728328570005</text:p>
          </table:table-cell>
          <table:table-cell table:style-name="ce1" office:value-type="float" office:value="30.0575816784331" calcext:value-type="float">
            <text:p>30.0575816784331</text:p>
          </table:table-cell>
          <table:table-cell table:style-name="ce1" office:value-type="float" office:value="16.6385567117257" calcext:value-type="float">
            <text:p>16.6385567117257</text:p>
          </table:table-cell>
          <table:table-cell table:style-name="ce1" office:value-type="float" office:value="16.0472403110334" calcext:value-type="float">
            <text:p>16.0472403110334</text:p>
          </table:table-cell>
          <table:table-cell table:style-name="ce1" office:value-type="float" office:value="29.8106307406987" calcext:value-type="float">
            <text:p>29.8106307406987</text:p>
          </table:table-cell>
          <table:table-cell table:style-name="ce1" office:value-type="float" office:value="27.1739536396379" calcext:value-type="float">
            <text:p>27.1739536396379</text:p>
          </table:table-cell>
          <table:table-cell table:style-name="ce1" office:value-type="float" office:value="36.904101073791" calcext:value-type="float">
            <text:p>36.904101073791</text:p>
          </table:table-cell>
          <table:table-cell table:style-name="ce1" office:value-type="float" office:value="31.5160990283931" calcext:value-type="float">
            <text:p>31.5160990283931</text:p>
          </table:table-cell>
          <table:table-cell table:style-name="ce1" office:value-type="float" office:value="24.9565514457611" calcext:value-type="float">
            <text:p>24.9565514457611</text:p>
          </table:table-cell>
          <table:table-cell table:style-name="ce1" office:value-type="float" office:value="29.4670889001538" calcext:value-type="float">
            <text:p>29.4670889001538</text:p>
          </table:table-cell>
          <table:table-cell table:style-name="ce1" office:value-type="float" office:value="28.4814369917089" calcext:value-type="float">
            <text:p>28.4814369917089</text:p>
          </table:table-cell>
          <table:table-cell table:style-name="ce1" office:value-type="float" office:value="25.9145872267054" calcext:value-type="float">
            <text:p>25.9145872267054</text:p>
          </table:table-cell>
          <table:table-cell table:style-name="ce1" office:value-type="float" office:value="23.9545191641101" calcext:value-type="float">
            <text:p>23.9545191641101</text:p>
          </table:table-cell>
          <table:table-cell table:style-name="ce1" office:value-type="float" office:value="23.1950669705995" calcext:value-type="float">
            <text:p>23.1950669705995</text:p>
          </table:table-cell>
          <table:table-cell table:style-name="ce1" office:value-type="float" office:value="23.0336004679324" calcext:value-type="float">
            <text:p>23.0336004679324</text:p>
          </table:table-cell>
          <table:table-cell table:style-name="ce1" office:value-type="float" office:value="21.102295616996" calcext:value-type="float">
            <text:p>21.102295616996</text:p>
          </table:table-cell>
          <table:table-cell table:style-name="ce1" office:value-type="float" office:value="20.120957282549" calcext:value-type="float">
            <text:p>20.120957282549</text:p>
          </table:table-cell>
          <table:table-cell table:style-name="ce1" office:value-type="float" office:value="20.4338376195602" calcext:value-type="float">
            <text:p>20.4338376195602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.36747303164667" calcext:value-type="float">
            <text:p>2.36747303164667</text:p>
          </table:table-cell>
          <table:table-cell table:style-name="ce1" office:value-type="float" office:value="2.44261566522037" calcext:value-type="float">
            <text:p>2.44261566522037</text:p>
          </table:table-cell>
          <table:table-cell table:style-name="ce1" office:value-type="float" office:value="2.52239210450438" calcext:value-type="float">
            <text:p>2.52239210450438</text:p>
          </table:table-cell>
          <table:table-cell table:style-name="ce1" office:value-type="float" office:value="2.31635579664918" calcext:value-type="float">
            <text:p>2.31635579664918</text:p>
          </table:table-cell>
          <table:table-cell table:style-name="ce1" office:value-type="float" office:value="2.53837965018193" calcext:value-type="float">
            <text:p>2.53837965018193</text:p>
          </table:table-cell>
          <table:table-cell table:style-name="ce1" office:value-type="float" office:value="2.64171446273276" calcext:value-type="float">
            <text:p>2.64171446273276</text:p>
          </table:table-cell>
          <table:table-cell table:style-name="ce1" office:value-type="float" office:value="2.79265392283792" calcext:value-type="float">
            <text:p>2.79265392283792</text:p>
          </table:table-cell>
          <table:table-cell table:style-name="ce1" office:value-type="float" office:value="2.85816254619432" calcext:value-type="float">
            <text:p>2.85816254619432</text:p>
          </table:table-cell>
          <table:table-cell table:style-name="ce1" office:value-type="float" office:value="2.96985521815595" calcext:value-type="float">
            <text:p>2.96985521815595</text:p>
          </table:table-cell>
          <table:table-cell table:style-name="ce1" office:value-type="float" office:value="3.27585030105915" calcext:value-type="float">
            <text:p>3.27585030105915</text:p>
          </table:table-cell>
          <table:table-cell table:style-name="ce1" office:value-type="float" office:value="3.45115922196339" calcext:value-type="float">
            <text:p>3.45115922196339</text:p>
          </table:table-cell>
          <table:table-cell table:style-name="ce1" office:value-type="float" office:value="3.65007816898339" calcext:value-type="float">
            <text:p>3.65007816898339</text:p>
          </table:table-cell>
          <table:table-cell table:style-name="ce1" office:value-type="float" office:value="3.63785836633653" calcext:value-type="float">
            <text:p>3.63785836633653</text:p>
          </table:table-cell>
          <table:table-cell table:style-name="ce1" office:value-type="float" office:value="3.73079111779821" calcext:value-type="float">
            <text:p>3.73079111779821</text:p>
          </table:table-cell>
          <table:table-cell table:style-name="ce1" office:value-type="float" office:value="3.72669911156406" calcext:value-type="float">
            <text:p>3.72669911156406</text:p>
          </table:table-cell>
          <table:table-cell table:style-name="ce1" office:value-type="float" office:value="3.64182249762391" calcext:value-type="float">
            <text:p>3.64182249762391</text:p>
          </table:table-cell>
          <table:table-cell table:style-name="ce1" office:value-type="float" office:value="3.76877393124555" calcext:value-type="float">
            <text:p>3.76877393124555</text:p>
          </table:table-cell>
          <table:table-cell table:style-name="ce1" office:value-type="float" office:value="3.74987111478078" calcext:value-type="float">
            <text:p>3.74987111478078</text:p>
          </table:table-cell>
          <table:table-cell table:style-name="ce1" office:value-type="float" office:value="3.7627502305726" calcext:value-type="float">
            <text:p>3.7627502305726</text:p>
          </table:table-cell>
          <table:table-cell table:style-name="ce1" office:value-type="float" office:value="3.99873369712254" calcext:value-type="float">
            <text:p>3.99873369712254</text:p>
          </table:table-cell>
          <table:table-cell table:style-name="ce1" office:value-type="float" office:value="3.86885292971875" calcext:value-type="float">
            <text:p>3.86885292971875</text:p>
          </table:table-cell>
          <table:table-cell table:style-name="ce1" office:value-type="float" office:value="3.57496761243926" calcext:value-type="float">
            <text:p>3.57496761243926</text:p>
          </table:table-cell>
          <table:table-cell table:style-name="ce1" office:value-type="float" office:value="3.56708654335214" calcext:value-type="float">
            <text:p>3.56708654335214</text:p>
          </table:table-cell>
          <table:table-cell table:style-name="ce1" office:value-type="float" office:value="3.57204197260074" calcext:value-type="float">
            <text:p>3.57204197260074</text:p>
          </table:table-cell>
          <table:table-cell table:style-name="ce1" office:value-type="float" office:value="3.56014217750819" calcext:value-type="float">
            <text:p>3.56014217750819</text:p>
          </table:table-cell>
          <table:table-cell table:style-name="ce1" office:value-type="float" office:value="3.31032728821864" calcext:value-type="float">
            <text:p>3.31032728821864</text:p>
          </table:table-cell>
          <table:table-cell table:style-name="ce1" office:value-type="float" office:value="3.37724521848064" calcext:value-type="float">
            <text:p>3.37724521848064</text:p>
          </table:table-cell>
          <table:table-cell table:style-name="ce1" office:value-type="float" office:value="3.66916872512268" calcext:value-type="float">
            <text:p>3.66916872512268</text:p>
          </table:table-cell>
          <table:table-cell table:style-name="ce1" office:value-type="float" office:value="3.82044580815879" calcext:value-type="float">
            <text:p>3.82044580815879</text:p>
          </table:table-cell>
          <table:table-cell table:style-name="ce1" office:value-type="float" office:value="3.62920212863063" calcext:value-type="float">
            <text:p>3.62920212863063</text:p>
          </table:table-cell>
          <table:table-cell table:style-name="ce1" office:value-type="float" office:value="3.44071080308001" calcext:value-type="float">
            <text:p>3.44071080308001</text:p>
          </table:table-cell>
          <table:table-cell table:style-name="ce1" office:value-type="float" office:value="3.52538368472299" calcext:value-type="float">
            <text:p>3.52538368472299</text:p>
          </table:table-cell>
          <table:table-cell table:style-name="ce1" office:value-type="float" office:value="3.60858224101162" calcext:value-type="float">
            <text:p>3.60858224101162</text:p>
          </table:table-cell>
          <table:table-cell table:style-name="ce1" office:value-type="float" office:value="3.47716047580317" calcext:value-type="float">
            <text:p>3.47716047580317</text:p>
          </table:table-cell>
          <table:table-cell table:style-name="ce1" office:value-type="float" office:value="3.56936567776818" calcext:value-type="float">
            <text:p>3.56936567776818</text:p>
          </table:table-cell>
          <table:table-cell table:style-name="ce1" office:value-type="float" office:value="3.50187484901336" calcext:value-type="float">
            <text:p>3.50187484901336</text:p>
          </table:table-cell>
          <table:table-cell table:style-name="ce1" office:value-type="float" office:value="3.6481903578866" calcext:value-type="float">
            <text:p>3.6481903578866</text:p>
          </table:table-cell>
          <table:table-cell table:style-name="ce1" office:value-type="float" office:value="3.7583870219218" calcext:value-type="float">
            <text:p>3.7583870219218</text:p>
          </table:table-cell>
          <table:table-cell table:style-name="ce1" office:value-type="float" office:value="3.79878183008477" calcext:value-type="float">
            <text:p>3.79878183008477</text:p>
          </table:table-cell>
          <table:table-cell table:style-name="ce1" office:value-type="float" office:value="3.9698758629858" calcext:value-type="float">
            <text:p>3.9698758629858</text:p>
          </table:table-cell>
          <table:table-cell table:style-name="ce1" office:value-type="float" office:value="3.80697572496415" calcext:value-type="float">
            <text:p>3.80697572496415</text:p>
          </table:table-cell>
          <table:table-cell table:style-name="ce1" office:value-type="float" office:value="3.53953268794566" calcext:value-type="float">
            <text:p>3.53953268794566</text:p>
          </table:table-cell>
          <table:table-cell table:style-name="ce1" office:value-type="float" office:value="3.25331267076162" calcext:value-type="float">
            <text:p>3.25331267076162</text:p>
          </table:table-cell>
          <table:table-cell table:style-name="ce1" office:value-type="float" office:value="3.47503504028703" calcext:value-type="float">
            <text:p>3.47503504028703</text:p>
          </table:table-cell>
          <table:table-cell table:style-name="ce1" office:value-type="float" office:value="4.03240701268705" calcext:value-type="float">
            <text:p>4.03240701268705</text:p>
          </table:table-cell>
          <table:table-cell table:style-name="ce1" office:value-type="float" office:value="4.11163482404653" calcext:value-type="float">
            <text:p>4.11163482404653</text:p>
          </table:table-cell>
          <table:table-cell table:style-name="ce1" office:value-type="float" office:value="4.40452504186811" calcext:value-type="float">
            <text:p>4.40452504186811</text:p>
          </table:table-cell>
          <table:table-cell table:style-name="ce1" office:value-type="float" office:value="4.49683365506291" calcext:value-type="float">
            <text:p>4.49683365506291</text:p>
          </table:table-cell>
          <table:table-cell table:style-name="ce1" office:value-type="float" office:value="4.74417840089585" calcext:value-type="float">
            <text:p>4.74417840089585</text:p>
          </table:table-cell>
          <table:table-cell table:style-name="ce1" office:value-type="float" office:value="4.42796011269101" calcext:value-type="float">
            <text:p>4.42796011269101</text:p>
          </table:table-cell>
          <table:table-cell table:style-name="ce1" office:value-type="float" office:value="4.34227205162182" calcext:value-type="float">
            <text:p>4.34227205162182</text:p>
          </table:table-cell>
          <table:table-cell table:style-name="ce1" office:value-type="float" office:value="4.56204851225823" calcext:value-type="float">
            <text:p>4.56204851225823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.17467416263878" calcext:value-type="float">
            <text:p>1.17467416263878</text:p>
          </table:table-cell>
          <table:table-cell table:style-name="ce1" office:value-type="float" office:value="0.859706564999037" calcext:value-type="float">
            <text:p>0.859706564999037</text:p>
          </table:table-cell>
          <table:table-cell table:style-name="ce1" office:value-type="float" office:value="0.901718661995056" calcext:value-type="float">
            <text:p>0.901718661995056</text:p>
          </table:table-cell>
          <table:table-cell table:style-name="ce1" office:value-type="float" office:value="1.08308924156414" calcext:value-type="float">
            <text:p>1.08308924156414</text:p>
          </table:table-cell>
          <table:table-cell table:style-name="ce1" office:value-type="float" office:value="0.821584565571898" calcext:value-type="float">
            <text:p>0.821584565571898</text:p>
          </table:table-cell>
          <table:table-cell table:style-name="ce1" office:value-type="float" office:value="1.04482523874541" calcext:value-type="float">
            <text:p>1.04482523874541</text:p>
          </table:table-cell>
          <table:table-cell table:style-name="ce1" office:value-type="float" office:value="1.09434274410384" calcext:value-type="float">
            <text:p>1.09434274410384</text:p>
          </table:table-cell>
          <table:table-cell table:style-name="ce1" office:value-type="float" office:value="0.988511936699614" calcext:value-type="float">
            <text:p>0.988511936699614</text:p>
          </table:table-cell>
          <table:table-cell table:style-name="ce1" office:value-type="float" office:value="1.12652945387306" calcext:value-type="float">
            <text:p>1.12652945387306</text:p>
          </table:table-cell>
          <table:table-cell table:style-name="ce1" office:value-type="float" office:value="1.1576079497104" calcext:value-type="float">
            <text:p>1.1576079497104</text:p>
          </table:table-cell>
          <table:table-cell table:style-name="ce1" office:value-type="float" office:value="0.998805808123983" calcext:value-type="float">
            <text:p>0.998805808123983</text:p>
          </table:table-cell>
          <table:table-cell table:style-name="ce1" office:value-type="float" office:value="1.12917350037215" calcext:value-type="float">
            <text:p>1.12917350037215</text:p>
          </table:table-cell>
          <table:table-cell table:style-name="ce1" office:value-type="float" office:value="1.2045669802398" calcext:value-type="float">
            <text:p>1.2045669802398</text:p>
          </table:table-cell>
          <table:table-cell table:style-name="ce1" office:value-type="float" office:value="1.44373095511419" calcext:value-type="float">
            <text:p>1.44373095511419</text:p>
          </table:table-cell>
          <table:table-cell table:style-name="ce1" office:value-type="float" office:value="1.45963690821378" calcext:value-type="float">
            <text:p>1.45963690821378</text:p>
          </table:table-cell>
          <table:table-cell table:style-name="ce1" office:value-type="float" office:value="1.69475525891389" calcext:value-type="float">
            <text:p>1.69475525891389</text:p>
          </table:table-cell>
          <table:table-cell table:style-name="ce1" office:value-type="float" office:value="1.8686110286656" calcext:value-type="float">
            <text:p>1.8686110286656</text:p>
          </table:table-cell>
          <table:table-cell table:style-name="ce1" office:value-type="float" office:value="1.46996097242582" calcext:value-type="float">
            <text:p>1.46996097242582</text:p>
          </table:table-cell>
          <table:table-cell table:style-name="ce1" office:value-type="float" office:value="1.42299837759187" calcext:value-type="float">
            <text:p>1.42299837759187</text:p>
          </table:table-cell>
          <table:table-cell table:style-name="ce1" office:value-type="float" office:value="1.67165692267883" calcext:value-type="float">
            <text:p>1.67165692267883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merican Samoa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ntigua and Barbuda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7061685045994" calcext:value-type="float">
            <text:p>0.67061685045994</text:p>
          </table:table-cell>
          <table:table-cell table:style-name="ce1" office:value-type="float" office:value="0.860440770355396" calcext:value-type="float">
            <text:p>0.860440770355396</text:p>
          </table:table-cell>
          <table:table-cell table:style-name="ce1" office:value-type="float" office:value="1.82337376356307" calcext:value-type="float">
            <text:p>1.82337376356307</text:p>
          </table:table-cell>
          <table:table-cell table:style-name="ce1" office:value-type="float" office:value="1.47017501045879" calcext:value-type="float">
            <text:p>1.47017501045879</text:p>
          </table:table-cell>
          <table:table-cell table:style-name="ce1" office:value-type="float" office:value="1.56709401709402" calcext:value-type="float">
            <text:p>1.56709401709402</text:p>
          </table:table-cell>
          <table:table-cell table:style-name="ce1" office:value-type="float" office:value="2.52035941193234" calcext:value-type="float">
            <text:p>2.52035941193234</text:p>
          </table:table-cell>
          <table:table-cell table:style-name="ce1" office:value-type="float" office:value="5.72799171297971" calcext:value-type="float">
            <text:p>5.72799171297971</text:p>
          </table:table-cell>
          <table:table-cell table:style-name="ce1" office:value-type="float" office:value="9.10806103028935" calcext:value-type="float">
            <text:p>9.10806103028935</text:p>
          </table:table-cell>
          <table:table-cell table:style-name="ce1" office:value-type="float" office:value="15.6719323793846" calcext:value-type="float">
            <text:p>15.6719323793846</text:p>
          </table:table-cell>
          <table:table-cell table:style-name="ce1" office:value-type="float" office:value="19.5590060180074" calcext:value-type="float">
            <text:p>19.5590060180074</text:p>
          </table:table-cell>
          <table:table-cell table:style-name="ce1" office:value-type="float" office:value="7.06821276140066" calcext:value-type="float">
            <text:p>7.06821276140066</text:p>
          </table:table-cell>
          <table:table-cell table:style-name="ce1" office:value-type="float" office:value="6.41219210708794" calcext:value-type="float">
            <text:p>6.41219210708794</text:p>
          </table:table-cell>
          <table:table-cell table:style-name="ce1" office:value-type="float" office:value="5.5655680380924" calcext:value-type="float">
            <text:p>5.5655680380924</text:p>
          </table:table-cell>
          <table:table-cell table:style-name="ce1" office:value-type="float" office:value="4.85538162772907" calcext:value-type="float">
            <text:p>4.85538162772907</text:p>
          </table:table-cell>
          <table:table-cell table:style-name="ce1" office:value-type="float" office:value="6.24920253441119" calcext:value-type="float">
            <text:p>6.24920253441119</text:p>
          </table:table-cell>
          <table:table-cell table:style-name="ce1" office:value-type="float" office:value="10.2194995162664" calcext:value-type="float">
            <text:p>10.2194995162664</text:p>
          </table:table-cell>
          <table:table-cell table:style-name="ce1" office:value-type="float" office:value="5.78043048350578" calcext:value-type="float">
            <text:p>5.78043048350578</text:p>
          </table:table-cell>
          <table:table-cell table:style-name="ce1" office:value-type="float" office:value="6.63185850789627" calcext:value-type="float">
            <text:p>6.63185850789627</text:p>
          </table:table-cell>
          <table:table-cell table:style-name="ce1" office:value-type="float" office:value="6.96910988823963" calcext:value-type="float">
            <text:p>6.96910988823963</text:p>
          </table:table-cell>
          <table:table-cell table:style-name="ce1" office:value-type="float" office:value="5.76923731095772" calcext:value-type="float">
            <text:p>5.76923731095772</text:p>
          </table:table-cell>
          <table:table-cell table:style-name="ce1" office:value-type="float" office:value="2.03429538697885" calcext:value-type="float">
            <text:p>2.03429538697885</text:p>
          </table:table-cell>
          <table:table-cell table:style-name="ce1" office:value-type="float" office:value="1.52463082437276" calcext:value-type="float">
            <text:p>1.52463082437276</text:p>
          </table:table-cell>
          <table:table-cell table:style-name="ce1" office:value-type="float" office:value="4.25467730239304" calcext:value-type="float">
            <text:p>4.25467730239304</text:p>
          </table:table-cell>
          <table:table-cell table:style-name="ce1" office:value-type="float" office:value="1.24107537008152" calcext:value-type="float">
            <text:p>1.24107537008152</text:p>
          </table:table-cell>
          <table:table-cell table:style-name="ce1" office:value-type="float" office:value="2.19373943735698" calcext:value-type="float">
            <text:p>2.19373943735698</text:p>
          </table:table-cell>
          <table:table-cell table:style-name="ce1" office:value-type="float" office:value="3.79283280603553" calcext:value-type="float">
            <text:p>3.79283280603553</text:p>
          </table:table-cell>
          <table:table-cell table:style-name="ce1" office:value-type="float" office:value="3.85970126151227" calcext:value-type="float">
            <text:p>3.85970126151227</text:p>
          </table:table-cell>
          <table:table-cell table:style-name="ce1" office:value-type="float" office:value="4.33219393863021" calcext:value-type="float">
            <text:p>4.33219393863021</text:p>
          </table:table-cell>
          <table:table-cell table:style-name="ce1" office:value-type="float" office:value="4.57363522978029" calcext:value-type="float">
            <text:p>4.57363522978029</text:p>
          </table:table-cell>
          <table:table-cell table:style-name="ce1" office:value-type="float" office:value="4.61577936643698" calcext:value-type="float">
            <text:p>4.61577936643698</text:p>
          </table:table-cell>
          <table:table-cell table:style-name="ce1" office:value-type="float" office:value="4.85726747003521" calcext:value-type="float">
            <text:p>4.85726747003521</text:p>
          </table:table-cell>
          <table:table-cell table:style-name="ce1" office:value-type="float" office:value="4.6416234057553" calcext:value-type="float">
            <text:p>4.6416234057553</text:p>
          </table:table-cell>
          <table:table-cell table:style-name="ce1" office:value-type="float" office:value="4.56684112620992" calcext:value-type="float">
            <text:p>4.56684112620992</text:p>
          </table:table-cell>
          <table:table-cell table:style-name="ce1" office:value-type="float" office:value="4.69200530307702" calcext:value-type="float">
            <text:p>4.69200530307702</text:p>
          </table:table-cell>
          <table:table-cell table:style-name="ce1" office:value-type="float" office:value="4.68362133734035" calcext:value-type="float">
            <text:p>4.68362133734035</text:p>
          </table:table-cell>
          <table:table-cell table:style-name="ce1" office:value-type="float" office:value="4.72129804386312" calcext:value-type="float">
            <text:p>4.72129804386312</text:p>
          </table:table-cell>
          <table:table-cell table:style-name="ce1" office:value-type="float" office:value="4.59386433198092" calcext:value-type="float">
            <text:p>4.59386433198092</text:p>
          </table:table-cell>
          <table:table-cell table:style-name="ce1" office:value-type="float" office:value="4.67056152397829" calcext:value-type="float">
            <text:p>4.67056152397829</text:p>
          </table:table-cell>
          <table:table-cell table:style-name="ce1" office:value-type="float" office:value="4.49690052017357" calcext:value-type="float">
            <text:p>4.49690052017357</text:p>
          </table:table-cell>
          <table:table-cell table:style-name="ce1" office:value-type="float" office:value="4.58127852079799" calcext:value-type="float">
            <text:p>4.58127852079799</text:p>
          </table:table-cell>
          <table:table-cell table:style-name="ce1" office:value-type="float" office:value="4.43923861528951" calcext:value-type="float">
            <text:p>4.43923861528951</text:p>
          </table:table-cell>
          <table:table-cell table:style-name="ce1" office:value-type="float" office:value="4.36481284505901" calcext:value-type="float">
            <text:p>4.36481284505901</text:p>
          </table:table-cell>
          <table:table-cell table:style-name="ce1" office:value-type="float" office:value="4.53621142071723" calcext:value-type="float">
            <text:p>4.53621142071723</text:p>
          </table:table-cell>
          <table:table-cell table:style-name="ce1" office:value-type="float" office:value="4.80448432710373" calcext:value-type="float">
            <text:p>4.80448432710373</text:p>
          </table:table-cell>
          <table:table-cell table:style-name="ce1" office:value-type="float" office:value="4.98099561908025" calcext:value-type="float">
            <text:p>4.98099561908025</text:p>
          </table:table-cell>
          <table:table-cell table:style-name="ce1" office:value-type="float" office:value="4.97431114879186" calcext:value-type="float">
            <text:p>4.97431114879186</text:p>
          </table:table-cell>
          <table:table-cell table:style-name="ce1" office:value-type="float" office:value="5.0962895515593" calcext:value-type="float">
            <text:p>5.0962895515593</text:p>
          </table:table-cell>
          <table:table-cell table:style-name="ce1" office:value-type="float" office:value="5.56152469874522" calcext:value-type="float">
            <text:p>5.56152469874522</text:p>
          </table:table-cell>
          <table:table-cell table:style-name="ce1" office:value-type="float" office:value="5.6283186877563" calcext:value-type="float">
            <text:p>5.6283186877563</text:p>
          </table:table-cell>
          <table:table-cell table:style-name="ce1" office:value-type="float" office:value="5.90629200463499" calcext:value-type="float">
            <text:p>5.90629200463499</text:p>
          </table:table-cell>
          <table:table-cell table:style-name="ce1" office:value-type="float" office:value="6.01126867125973" calcext:value-type="float">
            <text:p>6.01126867125973</text:p>
          </table:table-cell>
          <table:table-cell table:style-name="ce1" office:value-type="float" office:value="5.8238043379617" calcext:value-type="float">
            <text:p>5.8238043379617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8.58293664258675" calcext:value-type="float">
            <text:p>8.58293664258675</text:p>
          </table:table-cell>
          <table:table-cell table:style-name="ce1" office:value-type="float" office:value="8.64156901650291" calcext:value-type="float">
            <text:p>8.64156901650291</text:p>
          </table:table-cell>
          <table:table-cell table:style-name="ce1" office:value-type="float" office:value="8.83568804691864" calcext:value-type="float">
            <text:p>8.83568804691864</text:p>
          </table:table-cell>
          <table:table-cell table:style-name="ce1" office:value-type="float" office:value="9.2264399086758" calcext:value-type="float">
            <text:p>9.2264399086758</text:p>
          </table:table-cell>
          <table:table-cell table:style-name="ce1" office:value-type="float" office:value="9.75907343064386" calcext:value-type="float">
            <text:p>9.75907343064386</text:p>
          </table:table-cell>
          <table:table-cell table:style-name="ce1" office:value-type="float" office:value="10.6223213909378" calcext:value-type="float">
            <text:p>10.6223213909378</text:p>
          </table:table-cell>
          <table:table-cell table:style-name="ce1" office:value-type="float" office:value="10.3280924384173" calcext:value-type="float">
            <text:p>10.3280924384173</text:p>
          </table:table-cell>
          <table:table-cell table:style-name="ce1" office:value-type="float" office:value="10.9556247987118" calcext:value-type="float">
            <text:p>10.9556247987118</text:p>
          </table:table-cell>
          <table:table-cell table:style-name="ce1" office:value-type="float" office:value="11.2101677075527" calcext:value-type="float">
            <text:p>11.2101677075527</text:p>
          </table:table-cell>
          <table:table-cell table:style-name="ce1" office:value-type="float" office:value="11.6005543504852" calcext:value-type="float">
            <text:p>11.6005543504852</text:p>
          </table:table-cell>
          <table:table-cell table:style-name="ce1" office:value-type="float" office:value="11.8028905412969" calcext:value-type="float">
            <text:p>11.8028905412969</text:p>
          </table:table-cell>
          <table:table-cell table:style-name="ce1" office:value-type="float" office:value="11.8091175697612" calcext:value-type="float">
            <text:p>11.8091175697612</text:p>
          </table:table-cell>
          <table:table-cell table:style-name="ce1" office:value-type="float" office:value="11.9516315549822" calcext:value-type="float">
            <text:p>11.9516315549822</text:p>
          </table:table-cell>
          <table:table-cell table:style-name="ce1" office:value-type="float" office:value="12.7796868460389" calcext:value-type="float">
            <text:p>12.7796868460389</text:p>
          </table:table-cell>
          <table:table-cell table:style-name="ce1" office:value-type="float" office:value="12.559668731327" calcext:value-type="float">
            <text:p>12.559668731327</text:p>
          </table:table-cell>
          <table:table-cell table:style-name="ce1" office:value-type="float" office:value="12.6598998056575" calcext:value-type="float">
            <text:p>12.6598998056575</text:p>
          </table:table-cell>
          <table:table-cell table:style-name="ce1" office:value-type="float" office:value="12.4167917765268" calcext:value-type="float">
            <text:p>12.4167917765268</text:p>
          </table:table-cell>
          <table:table-cell table:style-name="ce1" office:value-type="float" office:value="13.2318961386697" calcext:value-type="float">
            <text:p>13.2318961386697</text:p>
          </table:table-cell>
          <table:table-cell table:style-name="ce1" office:value-type="float" office:value="14.069858615406" calcext:value-type="float">
            <text:p>14.069858615406</text:p>
          </table:table-cell>
          <table:table-cell table:style-name="ce1" office:value-type="float" office:value="14.1290919801571" calcext:value-type="float">
            <text:p>14.1290919801571</text:p>
          </table:table-cell>
          <table:table-cell table:style-name="ce1" office:value-type="float" office:value="15.0249160087122" calcext:value-type="float">
            <text:p>15.0249160087122</text:p>
          </table:table-cell>
          <table:table-cell table:style-name="ce1" office:value-type="float" office:value="15.4325008374087" calcext:value-type="float">
            <text:p>15.4325008374087</text:p>
          </table:table-cell>
          <table:table-cell table:style-name="ce1" office:value-type="float" office:value="15.4249318091975" calcext:value-type="float">
            <text:p>15.4249318091975</text:p>
          </table:table-cell>
          <table:table-cell table:style-name="ce1" office:value-type="float" office:value="14.6400841303924" calcext:value-type="float">
            <text:p>14.6400841303924</text:p>
          </table:table-cell>
          <table:table-cell table:style-name="ce1" office:value-type="float" office:value="15.2209752959341" calcext:value-type="float">
            <text:p>15.2209752959341</text:p>
          </table:table-cell>
          <table:table-cell table:style-name="ce1" office:value-type="float" office:value="15.3084102043407" calcext:value-type="float">
            <text:p>15.3084102043407</text:p>
          </table:table-cell>
          <table:table-cell table:style-name="ce1" office:value-type="float" office:value="14.9805731533736" calcext:value-type="float">
            <text:p>14.9805731533736</text:p>
          </table:table-cell>
          <table:table-cell table:style-name="ce1" office:value-type="float" office:value="15.7469578022492" calcext:value-type="float">
            <text:p>15.7469578022492</text:p>
          </table:table-cell>
          <table:table-cell table:style-name="ce1" office:value-type="float" office:value="15.7961677816625" calcext:value-type="float">
            <text:p>15.7961677816625</text:p>
          </table:table-cell>
          <table:table-cell table:style-name="ce1" office:value-type="float" office:value="16.5198629151204" calcext:value-type="float">
            <text:p>16.5198629151204</text:p>
          </table:table-cell>
          <table:table-cell table:style-name="ce1" office:value-type="float" office:value="15.4612621080451" calcext:value-type="float">
            <text:p>15.4612621080451</text:p>
          </table:table-cell>
          <table:table-cell table:style-name="ce1" office:value-type="float" office:value="15.1339067345522" calcext:value-type="float">
            <text:p>15.1339067345522</text:p>
          </table:table-cell>
          <table:table-cell table:style-name="ce1" office:value-type="float" office:value="15.322589368391" calcext:value-type="float">
            <text:p>15.322589368391</text:p>
          </table:table-cell>
          <table:table-cell table:style-name="ce1" office:value-type="float" office:value="15.7060181694685" calcext:value-type="float">
            <text:p>15.7060181694685</text:p>
          </table:table-cell>
          <table:table-cell table:style-name="ce1" office:value-type="float" office:value="15.5813099411929" calcext:value-type="float">
            <text:p>15.5813099411929</text:p>
          </table:table-cell>
          <table:table-cell table:style-name="ce1" office:value-type="float" office:value="15.6009828463922" calcext:value-type="float">
            <text:p>15.6009828463922</text:p>
          </table:table-cell>
          <table:table-cell table:style-name="ce1" office:value-type="float" office:value="16.506005898094" calcext:value-type="float">
            <text:p>16.506005898094</text:p>
          </table:table-cell>
          <table:table-cell table:style-name="ce1" office:value-type="float" office:value="16.5166496192688" calcext:value-type="float">
            <text:p>16.5166496192688</text:p>
          </table:table-cell>
          <table:table-cell table:style-name="ce1" office:value-type="float" office:value="16.9400074287852" calcext:value-type="float">
            <text:p>16.9400074287852</text:p>
          </table:table-cell>
          <table:table-cell table:style-name="ce1" office:value-type="float" office:value="17.192235231956" calcext:value-type="float">
            <text:p>17.192235231956</text:p>
          </table:table-cell>
          <table:table-cell table:style-name="ce1" office:value-type="float" office:value="17.2025244087088" calcext:value-type="float">
            <text:p>17.2025244087088</text:p>
          </table:table-cell>
          <table:table-cell table:style-name="ce1" office:value-type="float" office:value="16.7350674805543" calcext:value-type="float">
            <text:p>16.7350674805543</text:p>
          </table:table-cell>
          <table:table-cell table:style-name="ce1" office:value-type="float" office:value="17.3723177992408" calcext:value-type="float">
            <text:p>17.3723177992408</text:p>
          </table:table-cell>
          <table:table-cell table:style-name="ce1" office:value-type="float" office:value="16.9061981664103" calcext:value-type="float">
            <text:p>16.9061981664103</text:p>
          </table:table-cell>
          <table:table-cell table:style-name="ce1" office:value-type="float" office:value="17.0303413257549" calcext:value-type="float">
            <text:p>17.0303413257549</text:p>
          </table:table-cell>
          <table:table-cell table:style-name="ce1" office:value-type="float" office:value="17.1743862651264" calcext:value-type="float">
            <text:p>17.1743862651264</text:p>
          </table:table-cell>
          <table:table-cell table:style-name="ce1" office:value-type="float" office:value="17.2938738229482" calcext:value-type="float">
            <text:p>17.2938738229482</text:p>
          </table:table-cell>
          <table:table-cell table:style-name="ce1" office:value-type="float" office:value="17.4670022470184" calcext:value-type="float">
            <text:p>17.4670022470184</text:p>
          </table:table-cell>
          <table:table-cell table:style-name="ce1" office:value-type="float" office:value="17.7040796829998" calcext:value-type="float">
            <text:p>17.7040796829998</text:p>
          </table:table-cell>
          <table:table-cell table:style-name="ce1" office:value-type="float" office:value="17.6318330513514" calcext:value-type="float">
            <text:p>17.6318330513514</text:p>
          </table:table-cell>
          <table:table-cell table:style-name="ce1" office:value-type="float" office:value="16.7109043539437" calcext:value-type="float">
            <text:p>16.7109043539437</text:p>
          </table:table-cell>
          <table:table-cell table:style-name="ce1" office:value-type="float" office:value="16.5192099166948" calcext:value-type="float">
            <text:p>16.5192099166948</text:p>
          </table:table-cell>
          <table:table-cell table:style-name="ce1" table:number-columns-repeated="4"/>
          <table:table-cell table:number-columns-repeated="964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4.37331882803345" calcext:value-type="float">
            <text:p>4.37331882803345</text:p>
          </table:table-cell>
          <table:table-cell table:style-name="ce1" office:value-type="float" office:value="4.49636164096378" calcext:value-type="float">
            <text:p>4.49636164096378</text:p>
          </table:table-cell>
          <table:table-cell table:style-name="ce1" office:value-type="float" office:value="4.75536167309783" calcext:value-type="float">
            <text:p>4.75536167309783</text:p>
          </table:table-cell>
          <table:table-cell table:style-name="ce1" office:value-type="float" office:value="5.15519374743844" calcext:value-type="float">
            <text:p>5.15519374743844</text:p>
          </table:table-cell>
          <table:table-cell table:style-name="ce1" office:value-type="float" office:value="5.39100398806667" calcext:value-type="float">
            <text:p>5.39100398806667</text:p>
          </table:table-cell>
          <table:table-cell table:style-name="ce1" office:value-type="float" office:value="5.25219653332626" calcext:value-type="float">
            <text:p>5.25219653332626</text:p>
          </table:table-cell>
          <table:table-cell table:style-name="ce1" office:value-type="float" office:value="5.36172468262373" calcext:value-type="float">
            <text:p>5.36172468262373</text:p>
          </table:table-cell>
          <table:table-cell table:style-name="ce1" office:value-type="float" office:value="5.41773672705347" calcext:value-type="float">
            <text:p>5.41773672705347</text:p>
          </table:table-cell>
          <table:table-cell table:style-name="ce1" office:value-type="float" office:value="5.71111010419798" calcext:value-type="float">
            <text:p>5.71111010419798</text:p>
          </table:table-cell>
          <table:table-cell table:style-name="ce1" office:value-type="float" office:value="6.00632517835173" calcext:value-type="float">
            <text:p>6.00632517835173</text:p>
          </table:table-cell>
          <table:table-cell table:style-name="ce1" office:value-type="float" office:value="6.78880730716105" calcext:value-type="float">
            <text:p>6.78880730716105</text:p>
          </table:table-cell>
          <table:table-cell table:style-name="ce1" office:value-type="float" office:value="6.95365191197046" calcext:value-type="float">
            <text:p>6.95365191197046</text:p>
          </table:table-cell>
          <table:table-cell table:style-name="ce1" office:value-type="float" office:value="7.448516814438" calcext:value-type="float">
            <text:p>7.448516814438</text:p>
          </table:table-cell>
          <table:table-cell table:style-name="ce1" office:value-type="float" office:value="7.93086698527507" calcext:value-type="float">
            <text:p>7.93086698527507</text:p>
          </table:table-cell>
          <table:table-cell table:style-name="ce1" office:value-type="float" office:value="7.56269727826075" calcext:value-type="float">
            <text:p>7.56269727826075</text:p>
          </table:table-cell>
          <table:table-cell table:style-name="ce1" office:value-type="float" office:value="7.1768448547237" calcext:value-type="float">
            <text:p>7.1768448547237</text:p>
          </table:table-cell>
          <table:table-cell table:style-name="ce1" office:value-type="float" office:value="7.72125001239174" calcext:value-type="float">
            <text:p>7.72125001239174</text:p>
          </table:table-cell>
          <table:table-cell table:style-name="ce1" office:value-type="float" office:value="7.42806328393075" calcext:value-type="float">
            <text:p>7.42806328393075</text:p>
          </table:table-cell>
          <table:table-cell table:style-name="ce1" office:value-type="float" office:value="7.60137180396718" calcext:value-type="float">
            <text:p>7.60137180396718</text:p>
          </table:table-cell>
          <table:table-cell table:style-name="ce1" office:value-type="float" office:value="8.15884640220944" calcext:value-type="float">
            <text:p>8.15884640220944</text:p>
          </table:table-cell>
          <table:table-cell table:style-name="ce1" office:value-type="float" office:value="6.92847899968117" calcext:value-type="float">
            <text:p>6.92847899968117</text:p>
          </table:table-cell>
          <table:table-cell table:style-name="ce1" office:value-type="float" office:value="7.41616061389589" calcext:value-type="float">
            <text:p>7.41616061389589</text:p>
          </table:table-cell>
          <table:table-cell table:style-name="ce1" office:value-type="float" office:value="7.11212494091738" calcext:value-type="float">
            <text:p>7.11212494091738</text:p>
          </table:table-cell>
          <table:table-cell table:style-name="ce1" office:value-type="float" office:value="6.87437327341902" calcext:value-type="float">
            <text:p>6.87437327341902</text:p>
          </table:table-cell>
          <table:table-cell table:style-name="ce1" office:value-type="float" office:value="7.21427866724751" calcext:value-type="float">
            <text:p>7.21427866724751</text:p>
          </table:table-cell>
          <table:table-cell table:style-name="ce1" office:value-type="float" office:value="7.23076635313884" calcext:value-type="float">
            <text:p>7.23076635313884</text:p>
          </table:table-cell>
          <table:table-cell table:style-name="ce1" office:value-type="float" office:value="7.14430485162476" calcext:value-type="float">
            <text:p>7.14430485162476</text:p>
          </table:table-cell>
          <table:table-cell table:style-name="ce1" office:value-type="float" office:value="7.62341981462749" calcext:value-type="float">
            <text:p>7.62341981462749</text:p>
          </table:table-cell>
          <table:table-cell table:style-name="ce1" office:value-type="float" office:value="7.03203069825559" calcext:value-type="float">
            <text:p>7.03203069825559</text:p>
          </table:table-cell>
          <table:table-cell table:style-name="ce1" office:value-type="float" office:value="7.10244899742991" calcext:value-type="float">
            <text:p>7.10244899742991</text:p>
          </table:table-cell>
          <table:table-cell table:style-name="ce1" office:value-type="float" office:value="7.51802223278652" calcext:value-type="float">
            <text:p>7.51802223278652</text:p>
          </table:table-cell>
          <table:table-cell table:style-name="ce1" office:value-type="float" office:value="7.94835194975661" calcext:value-type="float">
            <text:p>7.94835194975661</text:p>
          </table:table-cell>
          <table:table-cell table:style-name="ce1" office:value-type="float" office:value="7.22997792674106" calcext:value-type="float">
            <text:p>7.22997792674106</text:p>
          </table:table-cell>
          <table:table-cell table:style-name="ce1" office:value-type="float" office:value="7.22719192757873" calcext:value-type="float">
            <text:p>7.22719192757873</text:p>
          </table:table-cell>
          <table:table-cell table:style-name="ce1" office:value-type="float" office:value="7.19434741267708" calcext:value-type="float">
            <text:p>7.19434741267708</text:p>
          </table:table-cell>
          <table:table-cell table:style-name="ce1" office:value-type="float" office:value="7.52705240053254" calcext:value-type="float">
            <text:p>7.52705240053254</text:p>
          </table:table-cell>
          <table:table-cell table:style-name="ce1" office:value-type="float" office:value="7.94399785802694" calcext:value-type="float">
            <text:p>7.94399785802694</text:p>
          </table:table-cell>
          <table:table-cell table:style-name="ce1" office:value-type="float" office:value="7.8696507711243" calcext:value-type="float">
            <text:p>7.8696507711243</text:p>
          </table:table-cell>
          <table:table-cell table:style-name="ce1" office:value-type="float" office:value="7.98789989305221" calcext:value-type="float">
            <text:p>7.98789989305221</text:p>
          </table:table-cell>
          <table:table-cell table:style-name="ce1" office:value-type="float" office:value="7.74709521285674" calcext:value-type="float">
            <text:p>7.74709521285674</text:p>
          </table:table-cell>
          <table:table-cell table:style-name="ce1" office:value-type="float" office:value="7.76235919419499" calcext:value-type="float">
            <text:p>7.76235919419499</text:p>
          </table:table-cell>
          <table:table-cell table:style-name="ce1" office:value-type="float" office:value="8.18000289220997" calcext:value-type="float">
            <text:p>8.18000289220997</text:p>
          </table:table-cell>
          <table:table-cell table:style-name="ce1" office:value-type="float" office:value="8.28731890060786" calcext:value-type="float">
            <text:p>8.28731890060786</text:p>
          </table:table-cell>
          <table:table-cell table:style-name="ce1" office:value-type="float" office:value="8.87466211278491" calcext:value-type="float">
            <text:p>8.87466211278491</text:p>
          </table:table-cell>
          <table:table-cell table:style-name="ce1" office:value-type="float" office:value="8.84400436810432" calcext:value-type="float">
            <text:p>8.84400436810432</text:p>
          </table:table-cell>
          <table:table-cell table:style-name="ce1" office:value-type="float" office:value="9.02774620133695" calcext:value-type="float">
            <text:p>9.02774620133695</text:p>
          </table:table-cell>
          <table:table-cell table:style-name="ce1" office:value-type="float" office:value="8.7335066306543" calcext:value-type="float">
            <text:p>8.7335066306543</text:p>
          </table:table-cell>
          <table:table-cell table:style-name="ce1" office:value-type="float" office:value="8.405092793226" calcext:value-type="float">
            <text:p>8.405092793226</text:p>
          </table:table-cell>
          <table:table-cell table:style-name="ce1" office:value-type="float" office:value="8.26204603114632" calcext:value-type="float">
            <text:p>8.26204603114632</text:p>
          </table:table-cell>
          <table:table-cell table:style-name="ce1" office:value-type="float" office:value="7.6088512934235" calcext:value-type="float">
            <text:p>7.6088512934235</text:p>
          </table:table-cell>
          <table:table-cell table:style-name="ce1" office:value-type="float" office:value="8.12769286285823" calcext:value-type="float">
            <text:p>8.12769286285823</text:p>
          </table:table-cell>
          <table:table-cell table:style-name="ce1" office:value-type="float" office:value="7.76998342279337" calcext:value-type="float">
            <text:p>7.7699834227933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7.81336263885126" calcext:value-type="float">
            <text:p>7.81336263885126</text:p>
          </table:table-cell>
          <table:table-cell table:style-name="ce1" office:value-type="float" office:value="6.58641147431621" calcext:value-type="float">
            <text:p>6.58641147431621</text:p>
          </table:table-cell>
          <table:table-cell table:style-name="ce1" office:value-type="float" office:value="5.61706976438068" calcext:value-type="float">
            <text:p>5.61706976438068</text:p>
          </table:table-cell>
          <table:table-cell table:style-name="ce1" office:value-type="float" office:value="4.35650097592713" calcext:value-type="float">
            <text:p>4.35650097592713</text:p>
          </table:table-cell>
          <table:table-cell table:style-name="ce1" office:value-type="float" office:value="4.05906621151617" calcext:value-type="float">
            <text:p>4.05906621151617</text:p>
          </table:table-cell>
          <table:table-cell table:style-name="ce1" office:value-type="float" office:value="3.80302274104551" calcext:value-type="float">
            <text:p>3.80302274104551</text:p>
          </table:table-cell>
          <table:table-cell table:style-name="ce1" office:value-type="float" office:value="4.0029756097561" calcext:value-type="float">
            <text:p>4.0029756097561</text:p>
          </table:table-cell>
          <table:table-cell table:style-name="ce1" office:value-type="float" office:value="3.57983539507062" calcext:value-type="float">
            <text:p>3.57983539507062</text:p>
          </table:table-cell>
          <table:table-cell table:style-name="ce1" office:value-type="float" office:value="3.66627102850185" calcext:value-type="float">
            <text:p>3.66627102850185</text:p>
          </table:table-cell>
          <table:table-cell table:style-name="ce1" office:value-type="float" office:value="3.54710548377552" calcext:value-type="float">
            <text:p>3.54710548377552</text:p>
          </table:table-cell>
          <table:table-cell table:style-name="ce1" office:value-type="float" office:value="3.62394434620868" calcext:value-type="float">
            <text:p>3.62394434620868</text:p>
          </table:table-cell>
          <table:table-cell table:style-name="ce1" office:value-type="float" office:value="3.71816992749663" calcext:value-type="float">
            <text:p>3.71816992749663</text:p>
          </table:table-cell>
          <table:table-cell table:style-name="ce1" office:value-type="float" office:value="3.86322963943899" calcext:value-type="float">
            <text:p>3.86322963943899</text:p>
          </table:table-cell>
          <table:table-cell table:style-name="ce1" office:value-type="float" office:value="4.09180192686952" calcext:value-type="float">
            <text:p>4.09180192686952</text:p>
          </table:table-cell>
          <table:table-cell table:style-name="ce1" office:value-type="float" office:value="4.6162998626916" calcext:value-type="float">
            <text:p>4.6162998626916</text:p>
          </table:table-cell>
          <table:table-cell table:style-name="ce1" office:value-type="float" office:value="3.55534009998485" calcext:value-type="float">
            <text:p>3.55534009998485</text:p>
          </table:table-cell>
          <table:table-cell table:style-name="ce1" office:value-type="float" office:value="4.05138348129721" calcext:value-type="float">
            <text:p>4.05138348129721</text:p>
          </table:table-cell>
          <table:table-cell table:style-name="ce1" office:value-type="float" office:value="3.56566821757272" calcext:value-type="float">
            <text:p>3.56566821757272</text:p>
          </table:table-cell>
          <table:table-cell table:style-name="ce1" office:value-type="float" office:value="3.38822587905988" calcext:value-type="float">
            <text:p>3.38822587905988</text:p>
          </table:table-cell>
          <table:table-cell table:style-name="ce1" office:value-type="float" office:value="3.6473791469432" calcext:value-type="float">
            <text:p>3.647379146943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.0152025731470957" calcext:value-type="float">
            <text:p>0.015202573147096</text:p>
          </table:table-cell>
          <table:table-cell table:style-name="ce1" office:value-type="float" office:value="0.0161547160309912" calcext:value-type="float">
            <text:p>0.016154716030991</text:p>
          </table:table-cell>
          <table:table-cell table:style-name="ce1" office:value-type="float" office:value="0.0158272511858569" calcext:value-type="float">
            <text:p>0.015827251185857</text:p>
          </table:table-cell>
          <table:table-cell table:style-name="ce1" office:value-type="float" office:value="0.01190957943303" calcext:value-type="float">
            <text:p>0.01190957943303</text:p>
          </table:table-cell>
          <table:table-cell table:style-name="ce1" office:value-type="float" office:value="0.0151150377043634" calcext:value-type="float">
            <text:p>0.015115037704364</text:p>
          </table:table-cell>
          <table:table-cell table:style-name="ce1" office:value-type="float" office:value="0.0147354429890653" calcext:value-type="float">
            <text:p>0.014735442989065</text:p>
          </table:table-cell>
          <table:table-cell table:style-name="ce1" office:value-type="float" office:value="0.0165811808646451" calcext:value-type="float">
            <text:p>0.016581180864645</text:p>
          </table:table-cell>
          <table:table-cell table:style-name="ce1" office:value-type="float" office:value="0.0216154147910859" calcext:value-type="float">
            <text:p>0.021615414791086</text:p>
          </table:table-cell>
          <table:table-cell table:style-name="ce1" office:value-type="float" office:value="0.0180320978805148" calcext:value-type="float">
            <text:p>0.018032097880515</text:p>
          </table:table-cell>
          <table:table-cell table:style-name="ce1" office:value-type="float" office:value="0.0209089252943543" calcext:value-type="float">
            <text:p>0.020908925294354</text:p>
          </table:table-cell>
          <table:table-cell table:style-name="ce1" office:value-type="float" office:value="0.02067467549583" calcext:value-type="float">
            <text:p>0.02067467549583</text:p>
          </table:table-cell>
          <table:table-cell table:style-name="ce1" office:value-type="float" office:value="0.0204691550431041" calcext:value-type="float">
            <text:p>0.020469155043104</text:p>
          </table:table-cell>
          <table:table-cell table:style-name="ce1" office:value-type="float" office:value="0.0252976597008764" calcext:value-type="float">
            <text:p>0.025297659700876</text:p>
          </table:table-cell>
          <table:table-cell table:style-name="ce1" office:value-type="float" office:value="0.02094293948503" calcext:value-type="float">
            <text:p>0.02094293948503</text:p>
          </table:table-cell>
          <table:table-cell table:style-name="ce1" office:value-type="float" office:value="0.0235020412871966" calcext:value-type="float">
            <text:p>0.023502041287197</text:p>
          </table:table-cell>
          <table:table-cell table:style-name="ce1" office:value-type="float" office:value="0.0258814309509594" calcext:value-type="float">
            <text:p>0.02588143095096</text:p>
          </table:table-cell>
          <table:table-cell table:style-name="ce1" office:value-type="float" office:value="0.0262071239802484" calcext:value-type="float">
            <text:p>0.026207123980249</text:p>
          </table:table-cell>
          <table:table-cell table:style-name="ce1" office:value-type="float" office:value="0.027372977911766" calcext:value-type="float">
            <text:p>0.027372977911766</text:p>
          </table:table-cell>
          <table:table-cell table:style-name="ce1" office:value-type="float" office:value="0.0355454830967512" calcext:value-type="float">
            <text:p>0.035545483096751</text:p>
          </table:table-cell>
          <table:table-cell table:style-name="ce1" office:value-type="float" office:value="0.0371917834229196" calcext:value-type="float">
            <text:p>0.03719178342292</text:p>
          </table:table-cell>
          <table:table-cell table:style-name="ce1" office:value-type="float" office:value="0.0361726512816113" calcext:value-type="float">
            <text:p>0.036172651281611</text:p>
          </table:table-cell>
          <table:table-cell table:style-name="ce1" office:value-type="float" office:value="0.0457699382585483" calcext:value-type="float">
            <text:p>0.045769938258548</text:p>
          </table:table-cell>
          <table:table-cell table:style-name="ce1" office:value-type="float" office:value="0.0475758316850887" calcext:value-type="float">
            <text:p>0.047575831685089</text:p>
          </table:table-cell>
          <table:table-cell table:style-name="ce1" office:value-type="float" office:value="0.0483888805338966" calcext:value-type="float">
            <text:p>0.048388880533897</text:p>
          </table:table-cell>
          <table:table-cell table:style-name="ce1" office:value-type="float" office:value="0.0490277486012662" calcext:value-type="float">
            <text:p>0.049027748601266</text:p>
          </table:table-cell>
          <table:table-cell table:style-name="ce1" office:value-type="float" office:value="0.0524002653574447" calcext:value-type="float">
            <text:p>0.052400265357445</text:p>
          </table:table-cell>
          <table:table-cell table:style-name="ce1" office:value-type="float" office:value="0.0485771378037774" calcext:value-type="float">
            <text:p>0.048577137803778</text:p>
          </table:table-cell>
          <table:table-cell table:style-name="ce1" office:value-type="float" office:value="0.0551279454026281" calcext:value-type="float">
            <text:p>0.055127945402628</text:p>
          </table:table-cell>
          <table:table-cell table:style-name="ce1" office:value-type="float" office:value="0.0522630733844028" calcext:value-type="float">
            <text:p>0.052263073384403</text:p>
          </table:table-cell>
          <table:table-cell table:style-name="ce1" office:value-type="float" office:value="0.0585759456362775" calcext:value-type="float">
            <text:p>0.058575945636278</text:p>
          </table:table-cell>
          <table:table-cell table:style-name="ce1" office:value-type="float" office:value="0.0522512561637731" calcext:value-type="float">
            <text:p>0.052251256163773</text:p>
          </table:table-cell>
          <table:table-cell table:style-name="ce1" office:value-type="float" office:value="0.0542140144829624" calcext:value-type="float">
            <text:p>0.054214014482963</text:p>
          </table:table-cell>
          <table:table-cell table:style-name="ce1" office:value-type="float" office:value="0.0544008427723258" calcext:value-type="float">
            <text:p>0.054400842772326</text:p>
          </table:table-cell>
          <table:table-cell table:style-name="ce1" office:value-type="float" office:value="0.0517221427048756" calcext:value-type="float">
            <text:p>0.051722142704876</text:p>
          </table:table-cell>
          <table:table-cell table:style-name="ce1" office:value-type="float" office:value="0.0503723504617967" calcext:value-type="float">
            <text:p>0.050372350461797</text:p>
          </table:table-cell>
          <table:table-cell table:style-name="ce1" office:value-type="float" office:value="0.0474053240009925" calcext:value-type="float">
            <text:p>0.047405324000993</text:p>
          </table:table-cell>
          <table:table-cell table:style-name="ce1" office:value-type="float" office:value="0.045049693485178" calcext:value-type="float">
            <text:p>0.045049693485178</text:p>
          </table:table-cell>
          <table:table-cell table:style-name="ce1" office:value-type="float" office:value="0.0431821637037991" calcext:value-type="float">
            <text:p>0.043182163703799</text:p>
          </table:table-cell>
          <table:table-cell table:style-name="ce1" office:value-type="float" office:value="0.0428092027380228" calcext:value-type="float">
            <text:p>0.042809202738023</text:p>
          </table:table-cell>
          <table:table-cell table:style-name="ce1" office:value-type="float" office:value="0.0295610014510445" calcext:value-type="float">
            <text:p>0.029561001451045</text:p>
          </table:table-cell>
          <table:table-cell table:style-name="ce1" office:value-type="float" office:value="0.0297050888012963" calcext:value-type="float">
            <text:p>0.029705088801296</text:p>
          </table:table-cell>
          <table:table-cell table:style-name="ce1" office:value-type="float" office:value="0.0218002044258949" calcext:value-type="float">
            <text:p>0.021800204425895</text:p>
          </table:table-cell>
          <table:table-cell table:style-name="ce1" office:value-type="float" office:value="0.0258454714431543" calcext:value-type="float">
            <text:p>0.025845471443154</text:p>
          </table:table-cell>
          <table:table-cell table:style-name="ce1" office:value-type="float" office:value="0.0194113770326055" calcext:value-type="float">
            <text:p>0.019411377032606</text:p>
          </table:table-cell>
          <table:table-cell table:style-name="ce1" office:value-type="float" office:value="0.022756802996324" calcext:value-type="float">
            <text:p>0.022756802996324</text:p>
          </table:table-cell>
          <table:table-cell table:style-name="ce1" office:value-type="float" office:value="0.0219643298822326" calcext:value-type="float">
            <text:p>0.021964329882233</text:p>
          </table:table-cell>
          <table:table-cell table:style-name="ce1" office:value-type="float" office:value="0.021615102141911" calcext:value-type="float">
            <text:p>0.021615102141911</text:p>
          </table:table-cell>
          <table:table-cell table:style-name="ce1" office:value-type="float" office:value="0.02086763686521" calcext:value-type="float">
            <text:p>0.02086763686521</text:p>
          </table:table-cell>
          <table:table-cell table:style-name="ce1" office:value-type="float" office:value="0.0205420776426293" calcext:value-type="float">
            <text:p>0.020542077642629</text:p>
          </table:table-cell>
          <table:table-cell table:style-name="ce1" office:value-type="float" office:value="0.0213499260634489" calcext:value-type="float">
            <text:p>0.0213499260634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9.94159407412846" calcext:value-type="float">
            <text:p>9.94159407412846</text:p>
          </table:table-cell>
          <table:table-cell table:style-name="ce1" office:value-type="float" office:value="10.1038719949198" calcext:value-type="float">
            <text:p>10.1038719949198</text:p>
          </table:table-cell>
          <table:table-cell table:style-name="ce1" office:value-type="float" office:value="10.6411896304115" calcext:value-type="float">
            <text:p>10.6411896304115</text:p>
          </table:table-cell>
          <table:table-cell table:style-name="ce1" office:value-type="float" office:value="11.3869287398935" calcext:value-type="float">
            <text:p>11.3869287398935</text:p>
          </table:table-cell>
          <table:table-cell table:style-name="ce1" office:value-type="float" office:value="11.0536547171057" calcext:value-type="float">
            <text:p>11.0536547171057</text:p>
          </table:table-cell>
          <table:table-cell table:style-name="ce1" office:value-type="float" office:value="11.1416555548711" calcext:value-type="float">
            <text:p>11.1416555548711</text:p>
          </table:table-cell>
          <table:table-cell table:style-name="ce1" office:value-type="float" office:value="11.0420194279754" calcext:value-type="float">
            <text:p>11.0420194279754</text:p>
          </table:table-cell>
          <table:table-cell table:style-name="ce1" office:value-type="float" office:value="11.2172567535028" calcext:value-type="float">
            <text:p>11.2172567535028</text:p>
          </table:table-cell>
          <table:table-cell table:style-name="ce1" office:value-type="float" office:value="12.325687126277" calcext:value-type="float">
            <text:p>12.325687126277</text:p>
          </table:table-cell>
          <table:table-cell table:style-name="ce1" office:value-type="float" office:value="12.8154496066362" calcext:value-type="float">
            <text:p>12.8154496066362</text:p>
          </table:table-cell>
          <table:table-cell table:style-name="ce1" office:value-type="float" office:value="13.0101788101329" calcext:value-type="float">
            <text:p>13.0101788101329</text:p>
          </table:table-cell>
          <table:table-cell table:style-name="ce1" office:value-type="float" office:value="12.5634251757595" calcext:value-type="float">
            <text:p>12.5634251757595</text:p>
          </table:table-cell>
          <table:table-cell table:style-name="ce1" office:value-type="float" office:value="13.4726952569298" calcext:value-type="float">
            <text:p>13.4726952569298</text:p>
          </table:table-cell>
          <table:table-cell table:style-name="ce1" office:value-type="float" office:value="14.2554864028118" calcext:value-type="float">
            <text:p>14.2554864028118</text:p>
          </table:table-cell>
          <table:table-cell table:style-name="ce1" office:value-type="float" office:value="13.8369655455829" calcext:value-type="float">
            <text:p>13.8369655455829</text:p>
          </table:table-cell>
          <table:table-cell table:style-name="ce1" office:value-type="float" office:value="12.4583038966604" calcext:value-type="float">
            <text:p>12.4583038966604</text:p>
          </table:table-cell>
          <table:table-cell table:style-name="ce1" office:value-type="float" office:value="13.2416797859736" calcext:value-type="float">
            <text:p>13.2416797859736</text:p>
          </table:table-cell>
          <table:table-cell table:style-name="ce1" office:value-type="float" office:value="12.8754387174913" calcext:value-type="float">
            <text:p>12.8754387174913</text:p>
          </table:table-cell>
          <table:table-cell table:style-name="ce1" office:value-type="float" office:value="13.8070579358738" calcext:value-type="float">
            <text:p>13.8070579358738</text:p>
          </table:table-cell>
          <table:table-cell table:style-name="ce1" office:value-type="float" office:value="14.2392338152602" calcext:value-type="float">
            <text:p>14.2392338152602</text:p>
          </table:table-cell>
          <table:table-cell table:style-name="ce1" office:value-type="float" office:value="13.7232962736892" calcext:value-type="float">
            <text:p>13.7232962736892</text:p>
          </table:table-cell>
          <table:table-cell table:style-name="ce1" office:value-type="float" office:value="12.5795550696816" calcext:value-type="float">
            <text:p>12.5795550696816</text:p>
          </table:table-cell>
          <table:table-cell table:style-name="ce1" office:value-type="float" office:value="11.9266847823165" calcext:value-type="float">
            <text:p>11.9266847823165</text:p>
          </table:table-cell>
          <table:table-cell table:style-name="ce1" office:value-type="float" office:value="10.3120794235109" calcext:value-type="float">
            <text:p>10.3120794235109</text:p>
          </table:table-cell>
          <table:table-cell table:style-name="ce1" office:value-type="float" office:value="10.6969663854393" calcext:value-type="float">
            <text:p>10.6969663854393</text:p>
          </table:table-cell>
          <table:table-cell table:style-name="ce1" office:value-type="float" office:value="10.5974402503959" calcext:value-type="float">
            <text:p>10.5974402503959</text:p>
          </table:table-cell>
          <table:table-cell table:style-name="ce1" office:value-type="float" office:value="10.4315417139407" calcext:value-type="float">
            <text:p>10.4315417139407</text:p>
          </table:table-cell>
          <table:table-cell table:style-name="ce1" office:value-type="float" office:value="10.4471727823271" calcext:value-type="float">
            <text:p>10.4471727823271</text:p>
          </table:table-cell>
          <table:table-cell table:style-name="ce1" office:value-type="float" office:value="10.135143850569" calcext:value-type="float">
            <text:p>10.135143850569</text:p>
          </table:table-cell>
          <table:table-cell table:style-name="ce1" office:value-type="float" office:value="10.813514942144" calcext:value-type="float">
            <text:p>10.813514942144</text:p>
          </table:table-cell>
          <table:table-cell table:style-name="ce1" office:value-type="float" office:value="10.6396716729644" calcext:value-type="float">
            <text:p>10.6396716729644</text:p>
          </table:table-cell>
          <table:table-cell table:style-name="ce1" office:value-type="float" office:value="11.090999877455" calcext:value-type="float">
            <text:p>11.090999877455</text:p>
          </table:table-cell>
          <table:table-cell table:style-name="ce1" office:value-type="float" office:value="11.1464825142621" calcext:value-type="float">
            <text:p>11.1464825142621</text:p>
          </table:table-cell>
          <table:table-cell table:style-name="ce1" office:value-type="float" office:value="10.6750345456754" calcext:value-type="float">
            <text:p>10.6750345456754</text:p>
          </table:table-cell>
          <table:table-cell table:style-name="ce1" office:value-type="float" office:value="11.1051094037597" calcext:value-type="float">
            <text:p>11.1051094037597</text:p>
          </table:table-cell>
          <table:table-cell table:style-name="ce1" office:value-type="float" office:value="11.0811520506795" calcext:value-type="float">
            <text:p>11.0811520506795</text:p>
          </table:table-cell>
          <table:table-cell table:style-name="ce1" office:value-type="float" office:value="11.6238342474975" calcext:value-type="float">
            <text:p>11.6238342474975</text:p>
          </table:table-cell>
          <table:table-cell table:style-name="ce1" office:value-type="float" office:value="11.3288520215357" calcext:value-type="float">
            <text:p>11.3288520215357</text:p>
          </table:table-cell>
          <table:table-cell table:style-name="ce1" office:value-type="float" office:value="11.6019145530416" calcext:value-type="float">
            <text:p>11.6019145530416</text:p>
          </table:table-cell>
          <table:table-cell table:style-name="ce1" office:value-type="float" office:value="11.2537074805951" calcext:value-type="float">
            <text:p>11.2537074805951</text:p>
          </table:table-cell>
          <table:table-cell table:style-name="ce1" office:value-type="float" office:value="11.2078472381417" calcext:value-type="float">
            <text:p>11.2078472381417</text:p>
          </table:table-cell>
          <table:table-cell table:style-name="ce1" office:value-type="float" office:value="11.1130394290808" calcext:value-type="float">
            <text:p>11.1130394290808</text:p>
          </table:table-cell>
          <table:table-cell table:style-name="ce1" office:value-type="float" office:value="10.3649114928841" calcext:value-type="float">
            <text:p>10.3649114928841</text:p>
          </table:table-cell>
          <table:table-cell table:style-name="ce1" office:value-type="float" office:value="11.041147410119" calcext:value-type="float">
            <text:p>11.041147410119</text:p>
          </table:table-cell>
          <table:table-cell table:style-name="ce1" office:value-type="float" office:value="10.6426405295315" calcext:value-type="float">
            <text:p>10.6426405295315</text:p>
          </table:table-cell>
          <table:table-cell table:style-name="ce1" office:value-type="float" office:value="10.3350958432778" calcext:value-type="float">
            <text:p>10.3350958432778</text:p>
          </table:table-cell>
          <table:table-cell table:style-name="ce1" office:value-type="float" office:value="10.122879328871" calcext:value-type="float">
            <text:p>10.122879328871</text:p>
          </table:table-cell>
          <table:table-cell table:style-name="ce1" office:value-type="float" office:value="9.71371759037052" calcext:value-type="float">
            <text:p>9.71371759037052</text:p>
          </table:table-cell>
          <table:table-cell table:style-name="ce1" office:value-type="float" office:value="9.69959896257442" calcext:value-type="float">
            <text:p>9.69959896257442</text:p>
          </table:table-cell>
          <table:table-cell table:style-name="ce1" office:value-type="float" office:value="9.63477575542354" calcext:value-type="float">
            <text:p>9.63477575542354</text:p>
          </table:table-cell>
          <table:table-cell table:style-name="ce1" office:value-type="float" office:value="10.0126096935034" calcext:value-type="float">
            <text:p>10.0126096935034</text:p>
          </table:table-cell>
          <table:table-cell table:style-name="ce1" office:value-type="float" office:value="8.84939830249506" calcext:value-type="float">
            <text:p>8.8493983024950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enin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663541178309111" calcext:value-type="float">
            <text:p>0.066354117830911</text:p>
          </table:table-cell>
          <table:table-cell table:style-name="ce1" office:value-type="float" office:value="0.0520457809847681" calcext:value-type="float">
            <text:p>0.052045780984768</text:p>
          </table:table-cell>
          <table:table-cell table:style-name="ce1" office:value-type="float" office:value="0.05420152826426" calcext:value-type="float">
            <text:p>0.05420152826426</text:p>
          </table:table-cell>
          <table:table-cell table:style-name="ce1" office:value-type="float" office:value="0.0475796542728347" calcext:value-type="float">
            <text:p>0.047579654272835</text:p>
          </table:table-cell>
          <table:table-cell table:style-name="ce1" office:value-type="float" office:value="0.0552950437719082" calcext:value-type="float">
            <text:p>0.055295043771908</text:p>
          </table:table-cell>
          <table:table-cell table:style-name="ce1" office:value-type="float" office:value="0.057114908295218" calcext:value-type="float">
            <text:p>0.057114908295218</text:p>
          </table:table-cell>
          <table:table-cell table:style-name="ce1" office:value-type="float" office:value="0.0423949291820412" calcext:value-type="float">
            <text:p>0.042394929182041</text:p>
          </table:table-cell>
          <table:table-cell table:style-name="ce1" office:value-type="float" office:value="0.0523195961148" calcext:value-type="float">
            <text:p>0.0523195961148</text:p>
          </table:table-cell>
          <table:table-cell table:style-name="ce1" office:value-type="float" office:value="0.055230834939006" calcext:value-type="float">
            <text:p>0.055230834939006</text:p>
          </table:table-cell>
          <table:table-cell table:style-name="ce1" office:value-type="float" office:value="0.0708498966505214" calcext:value-type="float">
            <text:p>0.070849896650521</text:p>
          </table:table-cell>
          <table:table-cell table:style-name="ce1" office:value-type="float" office:value="0.097105031383167" calcext:value-type="float">
            <text:p>0.097105031383167</text:p>
          </table:table-cell>
          <table:table-cell table:style-name="ce1" office:value-type="float" office:value="0.0987099003647785" calcext:value-type="float">
            <text:p>0.098709900364779</text:p>
          </table:table-cell>
          <table:table-cell table:style-name="ce1" office:value-type="float" office:value="0.127891948804001" calcext:value-type="float">
            <text:p>0.127891948804001</text:p>
          </table:table-cell>
          <table:table-cell table:style-name="ce1" office:value-type="float" office:value="0.122623448831121" calcext:value-type="float">
            <text:p>0.122623448831121</text:p>
          </table:table-cell>
          <table:table-cell table:style-name="ce1" office:value-type="float" office:value="0.127816295378903" calcext:value-type="float">
            <text:p>0.127816295378903</text:p>
          </table:table-cell>
          <table:table-cell table:style-name="ce1" office:value-type="float" office:value="0.135983014190494" calcext:value-type="float">
            <text:p>0.135983014190494</text:p>
          </table:table-cell>
          <table:table-cell table:style-name="ce1" office:value-type="float" office:value="0.0778230226205283" calcext:value-type="float">
            <text:p>0.077823022620528</text:p>
          </table:table-cell>
          <table:table-cell table:style-name="ce1" office:value-type="float" office:value="0.0865397222006945" calcext:value-type="float">
            <text:p>0.086539722200695</text:p>
          </table:table-cell>
          <table:table-cell table:style-name="ce1" office:value-type="float" office:value="0.10303865443182" calcext:value-type="float">
            <text:p>0.10303865443182</text:p>
          </table:table-cell>
          <table:table-cell table:style-name="ce1" office:value-type="float" office:value="0.101340082337781" calcext:value-type="float">
            <text:p>0.101340082337781</text:p>
          </table:table-cell>
          <table:table-cell table:style-name="ce1" office:value-type="float" office:value="0.139064997966662" calcext:value-type="float">
            <text:p>0.139064997966662</text:p>
          </table:table-cell>
          <table:table-cell table:style-name="ce1" office:value-type="float" office:value="0.112249051987256" calcext:value-type="float">
            <text:p>0.112249051987256</text:p>
          </table:table-cell>
          <table:table-cell table:style-name="ce1" office:value-type="float" office:value="0.127787747481466" calcext:value-type="float">
            <text:p>0.127787747481466</text:p>
          </table:table-cell>
          <table:table-cell table:style-name="ce1" office:value-type="float" office:value="0.114215524384528" calcext:value-type="float">
            <text:p>0.114215524384528</text:p>
          </table:table-cell>
          <table:table-cell table:style-name="ce1" office:value-type="float" office:value="0.123291053149304" calcext:value-type="float">
            <text:p>0.123291053149304</text:p>
          </table:table-cell>
          <table:table-cell table:style-name="ce1" office:value-type="float" office:value="0.17363082227519" calcext:value-type="float">
            <text:p>0.17363082227519</text:p>
          </table:table-cell>
          <table:table-cell table:style-name="ce1" office:value-type="float" office:value="0.156998720112358" calcext:value-type="float">
            <text:p>0.156998720112358</text:p>
          </table:table-cell>
          <table:table-cell table:style-name="ce1" office:value-type="float" office:value="0.11857300353531" calcext:value-type="float">
            <text:p>0.11857300353531</text:p>
          </table:table-cell>
          <table:table-cell table:style-name="ce1" office:value-type="float" office:value="0.119745164474562" calcext:value-type="float">
            <text:p>0.119745164474562</text:p>
          </table:table-cell>
          <table:table-cell table:style-name="ce1" office:value-type="float" office:value="0.132690892097993" calcext:value-type="float">
            <text:p>0.132690892097993</text:p>
          </table:table-cell>
          <table:table-cell table:style-name="ce1" office:value-type="float" office:value="0.142976655334214" calcext:value-type="float">
            <text:p>0.142976655334214</text:p>
          </table:table-cell>
          <table:table-cell table:style-name="ce1" office:value-type="float" office:value="0.159910854265054" calcext:value-type="float">
            <text:p>0.159910854265054</text:p>
          </table:table-cell>
          <table:table-cell table:style-name="ce1" office:value-type="float" office:value="0.168410364309718" calcext:value-type="float">
            <text:p>0.168410364309718</text:p>
          </table:table-cell>
          <table:table-cell table:style-name="ce1" office:value-type="float" office:value="0.202977024301289" calcext:value-type="float">
            <text:p>0.202977024301289</text:p>
          </table:table-cell>
          <table:table-cell table:style-name="ce1" office:value-type="float" office:value="0.218621053384655" calcext:value-type="float">
            <text:p>0.218621053384655</text:p>
          </table:table-cell>
          <table:table-cell table:style-name="ce1" office:value-type="float" office:value="0.2217724433972" calcext:value-type="float">
            <text:p>0.2217724433972</text:p>
          </table:table-cell>
          <table:table-cell table:style-name="ce1" office:value-type="float" office:value="0.204833203212658" calcext:value-type="float">
            <text:p>0.204833203212658</text:p>
          </table:table-cell>
          <table:table-cell table:style-name="ce1" office:value-type="float" office:value="0.191382863348236" calcext:value-type="float">
            <text:p>0.191382863348236</text:p>
          </table:table-cell>
          <table:table-cell table:style-name="ce1" office:value-type="float" office:value="0.185408737166602" calcext:value-type="float">
            <text:p>0.185408737166602</text:p>
          </table:table-cell>
          <table:table-cell table:style-name="ce1" office:value-type="float" office:value="0.23175492705205" calcext:value-type="float">
            <text:p>0.23175492705205</text:p>
          </table:table-cell>
          <table:table-cell table:style-name="ce1" office:value-type="float" office:value="0.230065879391012" calcext:value-type="float">
            <text:p>0.230065879391012</text:p>
          </table:table-cell>
          <table:table-cell table:style-name="ce1" office:value-type="float" office:value="0.252987807096144" calcext:value-type="float">
            <text:p>0.252987807096144</text:p>
          </table:table-cell>
          <table:table-cell table:style-name="ce1" office:value-type="float" office:value="0.280412782963242" calcext:value-type="float">
            <text:p>0.280412782963242</text:p>
          </table:table-cell>
          <table:table-cell table:style-name="ce1" office:value-type="float" office:value="0.307110875080766" calcext:value-type="float">
            <text:p>0.307110875080766</text:p>
          </table:table-cell>
          <table:table-cell table:style-name="ce1" office:value-type="float" office:value="0.316583690909118" calcext:value-type="float">
            <text:p>0.316583690909118</text:p>
          </table:table-cell>
          <table:table-cell table:style-name="ce1" office:value-type="float" office:value="0.292647893114482" calcext:value-type="float">
            <text:p>0.292647893114482</text:p>
          </table:table-cell>
          <table:table-cell table:style-name="ce1" office:value-type="float" office:value="0.458607506622972" calcext:value-type="float">
            <text:p>0.458607506622972</text:p>
          </table:table-cell>
          <table:table-cell table:style-name="ce1" office:value-type="float" office:value="0.516298738681918" calcext:value-type="float">
            <text:p>0.516298738681918</text:p>
          </table:table-cell>
          <table:table-cell table:style-name="ce1" office:value-type="float" office:value="0.500183372754854" calcext:value-type="float">
            <text:p>0.500183372754854</text:p>
          </table:table-cell>
          <table:table-cell table:style-name="ce1" office:value-type="float" office:value="0.514277811600542" calcext:value-type="float">
            <text:p>0.514277811600542</text:p>
          </table:table-cell>
          <table:table-cell table:style-name="ce1" office:value-type="float" office:value="0.541771234257552" calcext:value-type="float">
            <text:p>0.541771234257552</text:p>
          </table:table-cell>
          <table:table-cell table:style-name="ce1" office:value-type="float" office:value="0.509962225664154" calcext:value-type="float">
            <text:p>0.50996222566415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0911189654961774" calcext:value-type="float">
            <text:p>0.009111896549618</text:p>
          </table:table-cell>
          <table:table-cell table:style-name="ce1" office:value-type="float" office:value="0.0187299088910219" calcext:value-type="float">
            <text:p>0.018729908891022</text:p>
          </table:table-cell>
          <table:table-cell table:style-name="ce1" office:value-type="float" office:value="0.017003119755258" calcext:value-type="float">
            <text:p>0.017003119755258</text:p>
          </table:table-cell>
          <table:table-cell table:style-name="ce1" office:value-type="float" office:value="0.0175042135574518" calcext:value-type="float">
            <text:p>0.017504213557452</text:p>
          </table:table-cell>
          <table:table-cell table:style-name="ce1" office:value-type="float" office:value="0.0215752755696728" calcext:value-type="float">
            <text:p>0.021575275569673</text:p>
          </table:table-cell>
          <table:table-cell table:style-name="ce1" office:value-type="float" office:value="0.0198412752090922" calcext:value-type="float">
            <text:p>0.019841275209092</text:p>
          </table:table-cell>
          <table:table-cell table:style-name="ce1" office:value-type="float" office:value="0.0195336585391838" calcext:value-type="float">
            <text:p>0.019533658539184</text:p>
          </table:table-cell>
          <table:table-cell table:style-name="ce1" office:value-type="float" office:value="0.0192168474009081" calcext:value-type="float">
            <text:p>0.019216847400908</text:p>
          </table:table-cell>
          <table:table-cell table:style-name="ce1" office:value-type="float" office:value="0.018894965808128" calcext:value-type="float">
            <text:p>0.018894965808128</text:p>
          </table:table-cell>
          <table:table-cell table:style-name="ce1" office:value-type="float" office:value="0.0218898760747676" calcext:value-type="float">
            <text:p>0.021889876074768</text:p>
          </table:table-cell>
          <table:table-cell table:style-name="ce1" office:value-type="float" office:value="0.0254263549904109" calcext:value-type="float">
            <text:p>0.025426354990411</text:p>
          </table:table-cell>
          <table:table-cell table:style-name="ce1" office:value-type="float" office:value="0.0262689226067328" calcext:value-type="float">
            <text:p>0.026268922606733</text:p>
          </table:table-cell>
          <table:table-cell table:style-name="ce1" office:value-type="float" office:value="0.027698414346978" calcext:value-type="float">
            <text:p>0.027698414346978</text:p>
          </table:table-cell>
          <table:table-cell table:style-name="ce1" office:value-type="float" office:value="0.028443195305883" calcext:value-type="float">
            <text:p>0.028443195305883</text:p>
          </table:table-cell>
          <table:table-cell table:style-name="ce1" office:value-type="float" office:value="0.0339984278260225" calcext:value-type="float">
            <text:p>0.033998427826023</text:p>
          </table:table-cell>
          <table:table-cell table:style-name="ce1" office:value-type="float" office:value="0.0357491728068414" calcext:value-type="float">
            <text:p>0.035749172806841</text:p>
          </table:table-cell>
          <table:table-cell table:style-name="ce1" office:value-type="float" office:value="0.0333149135078419" calcext:value-type="float">
            <text:p>0.033314913507842</text:p>
          </table:table-cell>
          <table:table-cell table:style-name="ce1" office:value-type="float" office:value="0.0389683473989508" calcext:value-type="float">
            <text:p>0.038968347398951</text:p>
          </table:table-cell>
          <table:table-cell table:style-name="ce1" office:value-type="float" office:value="0.0533416936923694" calcext:value-type="float">
            <text:p>0.05334169369237</text:p>
          </table:table-cell>
          <table:table-cell table:style-name="ce1" office:value-type="float" office:value="0.061009862764269" calcext:value-type="float">
            <text:p>0.061009862764269</text:p>
          </table:table-cell>
          <table:table-cell table:style-name="ce1" office:value-type="float" office:value="0.063420217973747" calcext:value-type="float">
            <text:p>0.063420217973747</text:p>
          </table:table-cell>
          <table:table-cell table:style-name="ce1" office:value-type="float" office:value="0.0797954749198229" calcext:value-type="float">
            <text:p>0.079795474919823</text:p>
          </table:table-cell>
          <table:table-cell table:style-name="ce1" office:value-type="float" office:value="0.0804272716706416" calcext:value-type="float">
            <text:p>0.080427271670642</text:p>
          </table:table-cell>
          <table:table-cell table:style-name="ce1" office:value-type="float" office:value="0.0809237877553823" calcext:value-type="float">
            <text:p>0.080923787755382</text:p>
          </table:table-cell>
          <table:table-cell table:style-name="ce1" office:value-type="float" office:value="0.0618369289323251" calcext:value-type="float">
            <text:p>0.061836928932325</text:p>
          </table:table-cell>
          <table:table-cell table:style-name="ce1" office:value-type="float" office:value="0.0616867790419974" calcext:value-type="float">
            <text:p>0.061686779041997</text:p>
          </table:table-cell>
          <table:table-cell table:style-name="ce1" office:value-type="float" office:value="0.0605719048405624" calcext:value-type="float">
            <text:p>0.060571904840563</text:p>
          </table:table-cell>
          <table:table-cell table:style-name="ce1" office:value-type="float" office:value="0.0635186944200521" calcext:value-type="float">
            <text:p>0.063518694420052</text:p>
          </table:table-cell>
          <table:table-cell table:style-name="ce1" office:value-type="float" office:value="0.0662633704414367" calcext:value-type="float">
            <text:p>0.066263370441437</text:p>
          </table:table-cell>
          <table:table-cell table:style-name="ce1" office:value-type="float" office:value="0.0957371508160131" calcext:value-type="float">
            <text:p>0.095737150816013</text:p>
          </table:table-cell>
          <table:table-cell table:style-name="ce1" office:value-type="float" office:value="0.0665892410118087" calcext:value-type="float">
            <text:p>0.066589241011809</text:p>
          </table:table-cell>
          <table:table-cell table:style-name="ce1" office:value-type="float" office:value="0.0692873772526019" calcext:value-type="float">
            <text:p>0.069287377252602</text:p>
          </table:table-cell>
          <table:table-cell table:style-name="ce1" office:value-type="float" office:value="0.0678408228960465" calcext:value-type="float">
            <text:p>0.067840822896047</text:p>
          </table:table-cell>
          <table:table-cell table:style-name="ce1" office:value-type="float" office:value="0.0656434202954565" calcext:value-type="float">
            <text:p>0.065643420295457</text:p>
          </table:table-cell>
          <table:table-cell table:style-name="ce1" office:value-type="float" office:value="0.0657450563770337" calcext:value-type="float">
            <text:p>0.065745056377034</text:p>
          </table:table-cell>
          <table:table-cell table:style-name="ce1" office:value-type="float" office:value="0.0621471463078436" calcext:value-type="float">
            <text:p>0.062147146307844</text:p>
          </table:table-cell>
          <table:table-cell table:style-name="ce1" office:value-type="float" office:value="0.0682294448880723" calcext:value-type="float">
            <text:p>0.068229444888072</text:p>
          </table:table-cell>
          <table:table-cell table:style-name="ce1" office:value-type="float" office:value="0.0756381553305848" calcext:value-type="float">
            <text:p>0.075638155330585</text:p>
          </table:table-cell>
          <table:table-cell table:style-name="ce1" office:value-type="float" office:value="0.0785611900637546" calcext:value-type="float">
            <text:p>0.078561190063755</text:p>
          </table:table-cell>
          <table:table-cell table:style-name="ce1" office:value-type="float" office:value="0.0825504457318859" calcext:value-type="float">
            <text:p>0.082550445731886</text:p>
          </table:table-cell>
          <table:table-cell table:style-name="ce1" office:value-type="float" office:value="0.0897168352983095" calcext:value-type="float">
            <text:p>0.08971683529831</text:p>
          </table:table-cell>
          <table:table-cell table:style-name="ce1" office:value-type="float" office:value="0.0835101902754079" calcext:value-type="float">
            <text:p>0.083510190275408</text:p>
          </table:table-cell>
          <table:table-cell table:style-name="ce1" office:value-type="float" office:value="0.0817475639053798" calcext:value-type="float">
            <text:p>0.08174756390538</text:p>
          </table:table-cell>
          <table:table-cell table:style-name="ce1" office:value-type="float" office:value="0.0852143871808742" calcext:value-type="float">
            <text:p>0.085214387180874</text:p>
          </table:table-cell>
          <table:table-cell table:style-name="ce1" office:value-type="float" office:value="0.084722420619097" calcext:value-type="float">
            <text:p>0.084722420619097</text:p>
          </table:table-cell>
          <table:table-cell table:style-name="ce1" office:value-type="float" office:value="0.0838753505550506" calcext:value-type="float">
            <text:p>0.083875350555051</text:p>
          </table:table-cell>
          <table:table-cell table:style-name="ce1" office:value-type="float" office:value="0.0983401636307714" calcext:value-type="float">
            <text:p>0.098340163630772</text:p>
          </table:table-cell>
          <table:table-cell table:style-name="ce1" office:value-type="float" office:value="0.115429246294273" calcext:value-type="float">
            <text:p>0.115429246294273</text:p>
          </table:table-cell>
          <table:table-cell table:style-name="ce1" office:value-type="float" office:value="0.115427271078933" calcext:value-type="float">
            <text:p>0.115427271078933</text:p>
          </table:table-cell>
          <table:table-cell table:style-name="ce1" office:value-type="float" office:value="0.1097740872655" calcext:value-type="float">
            <text:p>0.1097740872655</text:p>
          </table:table-cell>
          <table:table-cell table:style-name="ce1" office:value-type="float" office:value="0.107673099640188" calcext:value-type="float">
            <text:p>0.107673099640188</text:p>
          </table:table-cell>
          <table:table-cell table:style-name="ce1" office:value-type="float" office:value="0.119980559825133" calcext:value-type="float">
            <text:p>0.1199805598251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2" table:style-name="ce1" office:value-type="string" calcext:value-type="string">
            <text:p>null</text:p>
          </table:table-cell>
          <table:table-cell table:style-name="ce1" office:value-type="float" office:value="0.0519295297618831" calcext:value-type="float">
            <text:p>0.051929529761883</text:p>
          </table:table-cell>
          <table:table-cell table:style-name="ce1" office:value-type="float" office:value="0.0663343338022437" calcext:value-type="float">
            <text:p>0.066334333802244</text:p>
          </table:table-cell>
          <table:table-cell table:style-name="ce1" office:value-type="float" office:value="0.0667367288506136" calcext:value-type="float">
            <text:p>0.066736728850614</text:p>
          </table:table-cell>
          <table:table-cell table:style-name="ce1" office:value-type="float" office:value="0.068350464473998" calcext:value-type="float">
            <text:p>0.068350464473998</text:p>
          </table:table-cell>
          <table:table-cell table:style-name="ce1" office:value-type="float" office:value="0.0763767621882214" calcext:value-type="float">
            <text:p>0.076376762188222</text:p>
          </table:table-cell>
          <table:table-cell table:style-name="ce1" office:value-type="float" office:value="0.0776528272469873" calcext:value-type="float">
            <text:p>0.077652827246987</text:p>
          </table:table-cell>
          <table:table-cell table:style-name="ce1" office:value-type="float" office:value="0.0782023891393786" calcext:value-type="float">
            <text:p>0.078202389139379</text:p>
          </table:table-cell>
          <table:table-cell table:style-name="ce1" office:value-type="float" office:value="0.0840043902382134" calcext:value-type="float">
            <text:p>0.084004390238213</text:p>
          </table:table-cell>
          <table:table-cell table:style-name="ce1" office:value-type="float" office:value="0.093878674565573" calcext:value-type="float">
            <text:p>0.093878674565573</text:p>
          </table:table-cell>
          <table:table-cell table:style-name="ce1" office:value-type="float" office:value="0.0948775198421447" calcext:value-type="float">
            <text:p>0.094877519842145</text:p>
          </table:table-cell>
          <table:table-cell table:style-name="ce1" office:value-type="float" office:value="0.100143151900142" calcext:value-type="float">
            <text:p>0.100143151900142</text:p>
          </table:table-cell>
          <table:table-cell table:style-name="ce1" office:value-type="float" office:value="0.0933995111498299" calcext:value-type="float">
            <text:p>0.09339951114983</text:p>
          </table:table-cell>
          <table:table-cell table:style-name="ce1" office:value-type="float" office:value="0.100745829760178" calcext:value-type="float">
            <text:p>0.100745829760178</text:p>
          </table:table-cell>
          <table:table-cell table:style-name="ce1" office:value-type="float" office:value="0.110031467766198" calcext:value-type="float">
            <text:p>0.110031467766198</text:p>
          </table:table-cell>
          <table:table-cell table:style-name="ce1" office:value-type="float" office:value="0.119968040455298" calcext:value-type="float">
            <text:p>0.119968040455298</text:p>
          </table:table-cell>
          <table:table-cell table:style-name="ce1" office:value-type="float" office:value="0.120864332123047" calcext:value-type="float">
            <text:p>0.120864332123047</text:p>
          </table:table-cell>
          <table:table-cell table:style-name="ce1" office:value-type="float" office:value="0.134411176330801" calcext:value-type="float">
            <text:p>0.134411176330801</text:p>
          </table:table-cell>
          <table:table-cell table:style-name="ce1" office:value-type="float" office:value="0.130117492291218" calcext:value-type="float">
            <text:p>0.130117492291218</text:p>
          </table:table-cell>
          <table:table-cell table:style-name="ce1" office:value-type="float" office:value="0.146564940293897" calcext:value-type="float">
            <text:p>0.146564940293897</text:p>
          </table:table-cell>
          <table:table-cell table:style-name="ce1" office:value-type="float" office:value="0.146903475771963" calcext:value-type="float">
            <text:p>0.146903475771963</text:p>
          </table:table-cell>
          <table:table-cell table:style-name="ce1" office:value-type="float" office:value="0.159912481643534" calcext:value-type="float">
            <text:p>0.159912481643534</text:p>
          </table:table-cell>
          <table:table-cell table:style-name="ce1" office:value-type="float" office:value="0.153445766825325" calcext:value-type="float">
            <text:p>0.153445766825325</text:p>
          </table:table-cell>
          <table:table-cell table:style-name="ce1" office:value-type="float" office:value="0.163650969328822" calcext:value-type="float">
            <text:p>0.163650969328822</text:p>
          </table:table-cell>
          <table:table-cell table:style-name="ce1" office:value-type="float" office:value="0.19265814416092" calcext:value-type="float">
            <text:p>0.19265814416092</text:p>
          </table:table-cell>
          <table:table-cell table:style-name="ce1" office:value-type="float" office:value="0.198614945173835" calcext:value-type="float">
            <text:p>0.198614945173835</text:p>
          </table:table-cell>
          <table:table-cell table:style-name="ce1" office:value-type="float" office:value="0.202825216450886" calcext:value-type="float">
            <text:p>0.202825216450886</text:p>
          </table:table-cell>
          <table:table-cell table:style-name="ce1" office:value-type="float" office:value="0.190602088302059" calcext:value-type="float">
            <text:p>0.190602088302059</text:p>
          </table:table-cell>
          <table:table-cell table:style-name="ce1" office:value-type="float" office:value="0.1960157246649" calcext:value-type="float">
            <text:p>0.1960157246649</text:p>
          </table:table-cell>
          <table:table-cell table:style-name="ce1" office:value-type="float" office:value="0.21228704387473" calcext:value-type="float">
            <text:p>0.21228704387473</text:p>
          </table:table-cell>
          <table:table-cell table:style-name="ce1" office:value-type="float" office:value="0.242619015910051" calcext:value-type="float">
            <text:p>0.242619015910051</text:p>
          </table:table-cell>
          <table:table-cell table:style-name="ce1" office:value-type="float" office:value="0.247430419383157" calcext:value-type="float">
            <text:p>0.247430419383157</text:p>
          </table:table-cell>
          <table:table-cell table:style-name="ce1" office:value-type="float" office:value="0.244466359760847" calcext:value-type="float">
            <text:p>0.244466359760847</text:p>
          </table:table-cell>
          <table:table-cell table:style-name="ce1" office:value-type="float" office:value="0.282229561764265" calcext:value-type="float">
            <text:p>0.282229561764265</text:p>
          </table:table-cell>
          <table:table-cell table:style-name="ce1" office:value-type="float" office:value="0.26274226906589" calcext:value-type="float">
            <text:p>0.26274226906589</text:p>
          </table:table-cell>
          <table:table-cell table:style-name="ce1" office:value-type="float" office:value="0.332345776356542" calcext:value-type="float">
            <text:p>0.332345776356542</text:p>
          </table:table-cell>
          <table:table-cell table:style-name="ce1" office:value-type="float" office:value="0.319840388763731" calcext:value-type="float">
            <text:p>0.319840388763731</text:p>
          </table:table-cell>
          <table:table-cell table:style-name="ce1" office:value-type="float" office:value="0.334439662264521" calcext:value-type="float">
            <text:p>0.334439662264521</text:p>
          </table:table-cell>
          <table:table-cell table:style-name="ce1" office:value-type="float" office:value="0.352155282333371" calcext:value-type="float">
            <text:p>0.352155282333371</text:p>
          </table:table-cell>
          <table:table-cell table:style-name="ce1" office:value-type="float" office:value="0.37035987778582" calcext:value-type="float">
            <text:p>0.37035987778582</text:p>
          </table:table-cell>
          <table:table-cell table:style-name="ce1" office:value-type="float" office:value="0.372017165838757" calcext:value-type="float">
            <text:p>0.37201716583875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.83390112126359" calcext:value-type="float">
            <text:p>2.83390112126359</text:p>
          </table:table-cell>
          <table:table-cell table:style-name="ce1" office:value-type="float" office:value="3.26992007420763" calcext:value-type="float">
            <text:p>3.26992007420763</text:p>
          </table:table-cell>
          <table:table-cell table:style-name="ce1" office:value-type="float" office:value="3.83589181806542" calcext:value-type="float">
            <text:p>3.83589181806542</text:p>
          </table:table-cell>
          <table:table-cell table:style-name="ce1" office:value-type="float" office:value="4.25978092742827" calcext:value-type="float">
            <text:p>4.25978092742827</text:p>
          </table:table-cell>
          <table:table-cell table:style-name="ce1" office:value-type="float" office:value="5.26298791553398" calcext:value-type="float">
            <text:p>5.26298791553398</text:p>
          </table:table-cell>
          <table:table-cell table:style-name="ce1" office:value-type="float" office:value="5.64565194179349" calcext:value-type="float">
            <text:p>5.64565194179349</text:p>
          </table:table-cell>
          <table:table-cell table:style-name="ce1" office:value-type="float" office:value="5.90543671471388" calcext:value-type="float">
            <text:p>5.90543671471388</text:p>
          </table:table-cell>
          <table:table-cell table:style-name="ce1" office:value-type="float" office:value="6.63836916107937" calcext:value-type="float">
            <text:p>6.63836916107937</text:p>
          </table:table-cell>
          <table:table-cell table:style-name="ce1" office:value-type="float" office:value="7.11221440252304" calcext:value-type="float">
            <text:p>7.11221440252304</text:p>
          </table:table-cell>
          <table:table-cell table:style-name="ce1" office:value-type="float" office:value="7.86993281616737" calcext:value-type="float">
            <text:p>7.86993281616737</text:p>
          </table:table-cell>
          <table:table-cell table:style-name="ce1" office:value-type="float" office:value="7.21342437205919" calcext:value-type="float">
            <text:p>7.21342437205919</text:p>
          </table:table-cell>
          <table:table-cell table:style-name="ce1" office:value-type="float" office:value="7.53255267592467" calcext:value-type="float">
            <text:p>7.53255267592467</text:p>
          </table:table-cell>
          <table:table-cell table:style-name="ce1" office:value-type="float" office:value="7.71565670110305" calcext:value-type="float">
            <text:p>7.71565670110305</text:p>
          </table:table-cell>
          <table:table-cell table:style-name="ce1" office:value-type="float" office:value="7.98355022122228" calcext:value-type="float">
            <text:p>7.98355022122228</text:p>
          </table:table-cell>
          <table:table-cell table:style-name="ce1" office:value-type="float" office:value="8.21095803598331" calcext:value-type="float">
            <text:p>8.21095803598331</text:p>
          </table:table-cell>
          <table:table-cell table:style-name="ce1" office:value-type="float" office:value="8.37787747877417" calcext:value-type="float">
            <text:p>8.37787747877417</text:p>
          </table:table-cell>
          <table:table-cell table:style-name="ce1" office:value-type="float" office:value="8.34794617266985" calcext:value-type="float">
            <text:p>8.34794617266985</text:p>
          </table:table-cell>
          <table:table-cell table:style-name="ce1" office:value-type="float" office:value="8.62876646248721" calcext:value-type="float">
            <text:p>8.62876646248721</text:p>
          </table:table-cell>
          <table:table-cell table:style-name="ce1" office:value-type="float" office:value="9.23652954743073" calcext:value-type="float">
            <text:p>9.23652954743073</text:p>
          </table:table-cell>
          <table:table-cell table:style-name="ce1" office:value-type="float" office:value="8.96813200633587" calcext:value-type="float">
            <text:p>8.96813200633587</text:p>
          </table:table-cell>
          <table:table-cell table:style-name="ce1" office:value-type="float" office:value="8.74423866745434" calcext:value-type="float">
            <text:p>8.74423866745434</text:p>
          </table:table-cell>
          <table:table-cell table:style-name="ce1" office:value-type="float" office:value="9.03643153048149" calcext:value-type="float">
            <text:p>9.03643153048149</text:p>
          </table:table-cell>
          <table:table-cell table:style-name="ce1" office:value-type="float" office:value="10.1072753140273" calcext:value-type="float">
            <text:p>10.1072753140273</text:p>
          </table:table-cell>
          <table:table-cell table:style-name="ce1" office:value-type="float" office:value="10.108336620156" calcext:value-type="float">
            <text:p>10.108336620156</text:p>
          </table:table-cell>
          <table:table-cell table:style-name="ce1" office:value-type="float" office:value="9.74996147055374" calcext:value-type="float">
            <text:p>9.74996147055374</text:p>
          </table:table-cell>
          <table:table-cell table:style-name="ce1" office:value-type="float" office:value="9.99278347627662" calcext:value-type="float">
            <text:p>9.99278347627662</text:p>
          </table:table-cell>
          <table:table-cell table:style-name="ce1" office:value-type="float" office:value="10.217299937677" calcext:value-type="float">
            <text:p>10.217299937677</text:p>
          </table:table-cell>
          <table:table-cell table:style-name="ce1" office:value-type="float" office:value="10.2141340013258" calcext:value-type="float">
            <text:p>10.2141340013258</text:p>
          </table:table-cell>
          <table:table-cell table:style-name="ce1" office:value-type="float" office:value="9.71884349134872" calcext:value-type="float">
            <text:p>9.71884349134872</text:p>
          </table:table-cell>
          <table:table-cell table:style-name="ce1" office:value-type="float" office:value="9.77126186722229" calcext:value-type="float">
            <text:p>9.77126186722229</text:p>
          </table:table-cell>
          <table:table-cell table:style-name="ce1" office:value-type="float" office:value="8.69022430892117" calcext:value-type="float">
            <text:p>8.69022430892117</text:p>
          </table:table-cell>
          <table:table-cell table:style-name="ce1" office:value-type="float" office:value="6.73939778046971" calcext:value-type="float">
            <text:p>6.73939778046971</text:p>
          </table:table-cell>
          <table:table-cell table:style-name="ce1" office:value-type="float" office:value="6.37676477875601" calcext:value-type="float">
            <text:p>6.37676477875601</text:p>
          </table:table-cell>
          <table:table-cell table:style-name="ce1" office:value-type="float" office:value="8.03533285420404" calcext:value-type="float">
            <text:p>8.03533285420404</text:p>
          </table:table-cell>
          <table:table-cell table:style-name="ce1" office:value-type="float" office:value="6.43623548322035" calcext:value-type="float">
            <text:p>6.43623548322035</text:p>
          </table:table-cell>
          <table:table-cell table:style-name="ce1" office:value-type="float" office:value="6.90032639520956" calcext:value-type="float">
            <text:p>6.90032639520956</text:p>
          </table:table-cell>
          <table:table-cell table:style-name="ce1" office:value-type="float" office:value="6.76324103837626" calcext:value-type="float">
            <text:p>6.76324103837626</text:p>
          </table:table-cell>
          <table:table-cell table:style-name="ce1" office:value-type="float" office:value="6.20984958255876" calcext:value-type="float">
            <text:p>6.20984958255876</text:p>
          </table:table-cell>
          <table:table-cell table:style-name="ce1" office:value-type="float" office:value="5.93432529315886" calcext:value-type="float">
            <text:p>5.93432529315886</text:p>
          </table:table-cell>
          <table:table-cell table:style-name="ce1" office:value-type="float" office:value="5.35671807648237" calcext:value-type="float">
            <text:p>5.35671807648237</text:p>
          </table:table-cell>
          <table:table-cell table:style-name="ce1" office:value-type="float" office:value="5.32803434248386" calcext:value-type="float">
            <text:p>5.32803434248386</text:p>
          </table:table-cell>
          <table:table-cell table:style-name="ce1" office:value-type="float" office:value="5.79201030587204" calcext:value-type="float">
            <text:p>5.79201030587204</text:p>
          </table:table-cell>
          <table:table-cell table:style-name="ce1" office:value-type="float" office:value="5.67260666244052" calcext:value-type="float">
            <text:p>5.67260666244052</text:p>
          </table:table-cell>
          <table:table-cell table:style-name="ce1" office:value-type="float" office:value="6.04686167685619" calcext:value-type="float">
            <text:p>6.04686167685619</text:p>
          </table:table-cell>
          <table:table-cell table:style-name="ce1" office:value-type="float" office:value="6.01288843657135" calcext:value-type="float">
            <text:p>6.01288843657135</text:p>
          </table:table-cell>
          <table:table-cell table:style-name="ce1" office:value-type="float" office:value="6.18991912040207" calcext:value-type="float">
            <text:p>6.18991912040207</text:p>
          </table:table-cell>
          <table:table-cell table:style-name="ce1" office:value-type="float" office:value="6.35710116352471" calcext:value-type="float">
            <text:p>6.35710116352471</text:p>
          </table:table-cell>
          <table:table-cell table:style-name="ce1" office:value-type="float" office:value="6.9166873637735" calcext:value-type="float">
            <text:p>6.9166873637735</text:p>
          </table:table-cell>
          <table:table-cell table:style-name="ce1" office:value-type="float" office:value="6.77893940403021" calcext:value-type="float">
            <text:p>6.77893940403021</text:p>
          </table:table-cell>
          <table:table-cell table:style-name="ce1" office:value-type="float" office:value="5.72971597740758" calcext:value-type="float">
            <text:p>5.72971597740758</text:p>
          </table:table-cell>
          <table:table-cell table:style-name="ce1" office:value-type="float" office:value="5.96688354790464" calcext:value-type="float">
            <text:p>5.96688354790464</text:p>
          </table:table-cell>
          <table:table-cell table:style-name="ce1" office:value-type="float" office:value="6.71438250987163" calcext:value-type="float">
            <text:p>6.714382509871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ahrain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54286435160399" calcext:value-type="float">
            <text:p>3.54286435160399</text:p>
          </table:table-cell>
          <table:table-cell table:style-name="ce1" office:value-type="float" office:value="10.5473964412472" calcext:value-type="float">
            <text:p>10.5473964412472</text:p>
          </table:table-cell>
          <table:table-cell table:style-name="ce1" office:value-type="float" office:value="9.19360857735389" calcext:value-type="float">
            <text:p>9.19360857735389</text:p>
          </table:table-cell>
          <table:table-cell table:style-name="ce1" office:value-type="float" office:value="6.71415573328541" calcext:value-type="float">
            <text:p>6.71415573328541</text:p>
          </table:table-cell>
          <table:table-cell table:style-name="ce1" office:value-type="float" office:value="8.74748049503759" calcext:value-type="float">
            <text:p>8.74748049503759</text:p>
          </table:table-cell>
          <table:table-cell table:style-name="ce1" office:value-type="float" office:value="6.55702222601789" calcext:value-type="float">
            <text:p>6.55702222601789</text:p>
          </table:table-cell>
          <table:table-cell table:style-name="ce1" office:value-type="float" office:value="3.38435828179913" calcext:value-type="float">
            <text:p>3.38435828179913</text:p>
          </table:table-cell>
          <table:table-cell table:style-name="ce1" office:value-type="float" office:value="5.12101242080906" calcext:value-type="float">
            <text:p>5.12101242080906</text:p>
          </table:table-cell>
          <table:table-cell table:style-name="ce1" office:value-type="float" office:value="5.49266246336208" calcext:value-type="float">
            <text:p>5.49266246336208</text:p>
          </table:table-cell>
          <table:table-cell table:style-name="ce1" office:value-type="float" office:value="6.16290581152619" calcext:value-type="float">
            <text:p>6.16290581152619</text:p>
          </table:table-cell>
          <table:table-cell table:style-name="ce1" office:value-type="float" office:value="12.1658595414403" calcext:value-type="float">
            <text:p>12.1658595414403</text:p>
          </table:table-cell>
          <table:table-cell table:style-name="ce1" office:value-type="float" office:value="13.767358972501" calcext:value-type="float">
            <text:p>13.767358972501</text:p>
          </table:table-cell>
          <table:table-cell table:style-name="ce1" office:value-type="float" office:value="16.0359774901127" calcext:value-type="float">
            <text:p>16.0359774901127</text:p>
          </table:table-cell>
          <table:table-cell table:style-name="ce1" office:value-type="float" office:value="23.0238555824231" calcext:value-type="float">
            <text:p>23.0238555824231</text:p>
          </table:table-cell>
          <table:table-cell table:style-name="ce1" office:value-type="float" office:value="21.4372151868612" calcext:value-type="float">
            <text:p>21.4372151868612</text:p>
          </table:table-cell>
          <table:table-cell table:style-name="ce1" office:value-type="float" office:value="21.5741471243335" calcext:value-type="float">
            <text:p>21.5741471243335</text:p>
          </table:table-cell>
          <table:table-cell table:style-name="ce1" office:value-type="float" office:value="23.1639709275902" calcext:value-type="float">
            <text:p>23.1639709275902</text:p>
          </table:table-cell>
          <table:table-cell table:style-name="ce1" office:value-type="float" office:value="24.6332196704877" calcext:value-type="float">
            <text:p>24.6332196704877</text:p>
          </table:table-cell>
          <table:table-cell table:style-name="ce1" office:value-type="float" office:value="24.0075484295743" calcext:value-type="float">
            <text:p>24.0075484295743</text:p>
          </table:table-cell>
          <table:table-cell table:style-name="ce1" office:value-type="float" office:value="23.724381542985" calcext:value-type="float">
            <text:p>23.724381542985</text:p>
          </table:table-cell>
          <table:table-cell table:style-name="ce1" office:value-type="float" office:value="21.9162911014665" calcext:value-type="float">
            <text:p>21.9162911014665</text:p>
          </table:table-cell>
          <table:table-cell table:style-name="ce1" office:value-type="float" office:value="22.7885733377882" calcext:value-type="float">
            <text:p>22.7885733377882</text:p>
          </table:table-cell>
          <table:table-cell table:style-name="ce1" office:value-type="float" office:value="25.4918020468973" calcext:value-type="float">
            <text:p>25.4918020468973</text:p>
          </table:table-cell>
          <table:table-cell table:style-name="ce1" office:value-type="float" office:value="20.7562372776184" calcext:value-type="float">
            <text:p>20.7562372776184</text:p>
          </table:table-cell>
          <table:table-cell table:style-name="ce1" office:value-type="float" office:value="22.6112891462417" calcext:value-type="float">
            <text:p>22.6112891462417</text:p>
          </table:table-cell>
          <table:table-cell table:style-name="ce1" office:value-type="float" office:value="24.3053227633069" calcext:value-type="float">
            <text:p>24.3053227633069</text:p>
          </table:table-cell>
          <table:table-cell table:style-name="ce1" office:value-type="float" office:value="25.4033015984332" calcext:value-type="float">
            <text:p>25.4033015984332</text:p>
          </table:table-cell>
          <table:table-cell table:style-name="ce1" office:value-type="float" office:value="25.4569971981808" calcext:value-type="float">
            <text:p>25.4569971981808</text:p>
          </table:table-cell>
          <table:table-cell table:style-name="ce1" office:value-type="float" office:value="26.1447204101153" calcext:value-type="float">
            <text:p>26.1447204101153</text:p>
          </table:table-cell>
          <table:table-cell table:style-name="ce1" office:value-type="float" office:value="24.3970747787482" calcext:value-type="float">
            <text:p>24.3970747787482</text:p>
          </table:table-cell>
          <table:table-cell table:style-name="ce1" office:value-type="float" office:value="25.5388068007678" calcext:value-type="float">
            <text:p>25.5388068007678</text:p>
          </table:table-cell>
          <table:table-cell table:style-name="ce1" office:value-type="float" office:value="24.2042405239633" calcext:value-type="float">
            <text:p>24.2042405239633</text:p>
          </table:table-cell>
          <table:table-cell table:style-name="ce1" office:value-type="float" office:value="21.9143985247194" calcext:value-type="float">
            <text:p>21.9143985247194</text:p>
          </table:table-cell>
          <table:table-cell table:style-name="ce1" office:value-type="float" office:value="29.3117948373319" calcext:value-type="float">
            <text:p>29.3117948373319</text:p>
          </table:table-cell>
          <table:table-cell table:style-name="ce1" office:value-type="float" office:value="29.080863004893" calcext:value-type="float">
            <text:p>29.080863004893</text:p>
          </table:table-cell>
          <table:table-cell table:style-name="ce1" office:value-type="float" office:value="28.4198517020559" calcext:value-type="float">
            <text:p>28.4198517020559</text:p>
          </table:table-cell>
          <table:table-cell table:style-name="ce1" office:value-type="float" office:value="26.940217813074" calcext:value-type="float">
            <text:p>26.940217813074</text:p>
          </table:table-cell>
          <table:table-cell table:style-name="ce1" office:value-type="float" office:value="28.9699833064028" calcext:value-type="float">
            <text:p>28.9699833064028</text:p>
          </table:table-cell>
          <table:table-cell table:style-name="ce1" office:value-type="float" office:value="29.7784222737819" calcext:value-type="float">
            <text:p>29.7784222737819</text:p>
          </table:table-cell>
          <table:table-cell table:style-name="ce1" office:value-type="float" office:value="28.1159705665747" calcext:value-type="float">
            <text:p>28.1159705665747</text:p>
          </table:table-cell>
          <table:table-cell table:style-name="ce1" office:value-type="float" office:value="27.9566442479999" calcext:value-type="float">
            <text:p>27.9566442479999</text:p>
          </table:table-cell>
          <table:table-cell table:style-name="ce1" office:value-type="float" office:value="20.0423173064054" calcext:value-type="float">
            <text:p>20.0423173064054</text:p>
          </table:table-cell>
          <table:table-cell table:style-name="ce1" office:value-type="float" office:value="21.6421070771267" calcext:value-type="float">
            <text:p>21.6421070771267</text:p>
          </table:table-cell>
          <table:table-cell table:style-name="ce1" office:value-type="float" office:value="21.6236936954681" calcext:value-type="float">
            <text:p>21.6236936954681</text:p>
          </table:table-cell>
          <table:table-cell table:style-name="ce1" office:value-type="float" office:value="21.670994283338" calcext:value-type="float">
            <text:p>21.670994283338</text:p>
          </table:table-cell>
          <table:table-cell table:style-name="ce1" office:value-type="float" office:value="22.1539052425912" calcext:value-type="float">
            <text:p>22.1539052425912</text:p>
          </table:table-cell>
          <table:table-cell table:style-name="ce1" office:value-type="float" office:value="20.0147585904882" calcext:value-type="float">
            <text:p>20.0147585904882</text:p>
          </table:table-cell>
          <table:table-cell table:style-name="ce1" office:value-type="float" office:value="21.4432955245049" calcext:value-type="float">
            <text:p>21.4432955245049</text:p>
          </table:table-cell>
          <table:table-cell table:style-name="ce1" office:value-type="float" office:value="21.5199954829684" calcext:value-type="float">
            <text:p>21.5199954829684</text:p>
          </table:table-cell>
          <table:table-cell table:style-name="ce1" office:value-type="float" office:value="18.136233741709" calcext:value-type="float">
            <text:p>18.136233741709</text:p>
          </table:table-cell>
          <table:table-cell table:style-name="ce1" office:value-type="float" office:value="18.4350247637592" calcext:value-type="float">
            <text:p>18.4350247637592</text:p>
          </table:table-cell>
          <table:table-cell table:style-name="ce1" office:value-type="float" office:value="17.9473298142286" calcext:value-type="float">
            <text:p>17.94732981422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ahamas, The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74983109033472" calcext:value-type="float">
            <text:p>3.74983109033472</text:p>
          </table:table-cell>
          <table:table-cell table:style-name="ce1" office:value-type="float" office:value="4.74669875247594" calcext:value-type="float">
            <text:p>4.74669875247594</text:p>
          </table:table-cell>
          <table:table-cell table:style-name="ce1" office:value-type="float" office:value="5.99643219940041" calcext:value-type="float">
            <text:p>5.99643219940041</text:p>
          </table:table-cell>
          <table:table-cell table:style-name="ce1" office:value-type="float" office:value="5.55819871044757" calcext:value-type="float">
            <text:p>5.55819871044757</text:p>
          </table:table-cell>
          <table:table-cell table:style-name="ce1" office:value-type="float" office:value="8.11859652796996" calcext:value-type="float">
            <text:p>8.11859652796996</text:p>
          </table:table-cell>
          <table:table-cell table:style-name="ce1" office:value-type="float" office:value="9.39994573327907" calcext:value-type="float">
            <text:p>9.39994573327907</text:p>
          </table:table-cell>
          <table:table-cell table:style-name="ce1" office:value-type="float" office:value="7.46608455631166" calcext:value-type="float">
            <text:p>7.46608455631166</text:p>
          </table:table-cell>
          <table:table-cell table:style-name="ce1" office:value-type="float" office:value="11.1735044919303" calcext:value-type="float">
            <text:p>11.1735044919303</text:p>
          </table:table-cell>
          <table:table-cell table:style-name="ce1" office:value-type="float" office:value="10.2869903989813" calcext:value-type="float">
            <text:p>10.2869903989813</text:p>
          </table:table-cell>
          <table:table-cell table:style-name="ce1" office:value-type="float" office:value="10.6270441400304" calcext:value-type="float">
            <text:p>10.6270441400304</text:p>
          </table:table-cell>
          <table:table-cell table:style-name="ce1" office:value-type="float" office:value="15.2001346276483" calcext:value-type="float">
            <text:p>15.2001346276483</text:p>
          </table:table-cell>
          <table:table-cell table:style-name="ce1" office:value-type="float" office:value="38.7227708535835" calcext:value-type="float">
            <text:p>38.7227708535835</text:p>
          </table:table-cell>
          <table:table-cell table:style-name="ce1" office:value-type="float" office:value="36.4959739996851" calcext:value-type="float">
            <text:p>36.4959739996851</text:p>
          </table:table-cell>
          <table:table-cell table:style-name="ce1" office:value-type="float" office:value="43.3803095504411" calcext:value-type="float">
            <text:p>43.3803095504411</text:p>
          </table:table-cell>
          <table:table-cell table:style-name="ce1" office:value-type="float" office:value="39.9196367310113" calcext:value-type="float">
            <text:p>39.9196367310113</text:p>
          </table:table-cell>
          <table:table-cell table:style-name="ce1" office:value-type="float" office:value="43.7014485234167" calcext:value-type="float">
            <text:p>43.7014485234167</text:p>
          </table:table-cell>
          <table:table-cell table:style-name="ce1" office:value-type="float" office:value="33.5134962805526" calcext:value-type="float">
            <text:p>33.5134962805526</text:p>
          </table:table-cell>
          <table:table-cell table:style-name="ce1" office:value-type="float" office:value="49.2981361418034" calcext:value-type="float">
            <text:p>49.2981361418034</text:p>
          </table:table-cell>
          <table:table-cell table:style-name="ce1" office:value-type="float" office:value="32.7919269915786" calcext:value-type="float">
            <text:p>32.7919269915786</text:p>
          </table:table-cell>
          <table:table-cell table:style-name="ce1" office:value-type="float" office:value="33.6376299517565" calcext:value-type="float">
            <text:p>33.6376299517565</text:p>
          </table:table-cell>
          <table:table-cell table:style-name="ce1" office:value-type="float" office:value="37.9302810215513" calcext:value-type="float">
            <text:p>37.9302810215513</text:p>
          </table:table-cell>
          <table:table-cell table:style-name="ce1" office:value-type="float" office:value="13.006202298936" calcext:value-type="float">
            <text:p>13.006202298936</text:p>
          </table:table-cell>
          <table:table-cell table:style-name="ce1" office:value-type="float" office:value="10.2714288956986" calcext:value-type="float">
            <text:p>10.2714288956986</text:p>
          </table:table-cell>
          <table:table-cell table:style-name="ce1" office:value-type="float" office:value="8.95641361547172" calcext:value-type="float">
            <text:p>8.95641361547172</text:p>
          </table:table-cell>
          <table:table-cell table:style-name="ce1" office:value-type="float" office:value="8.06683882860323" calcext:value-type="float">
            <text:p>8.06683882860323</text:p>
          </table:table-cell>
          <table:table-cell table:style-name="ce1" office:value-type="float" office:value="6.43760972200917" calcext:value-type="float">
            <text:p>6.43760972200917</text:p>
          </table:table-cell>
          <table:table-cell table:style-name="ce1" office:value-type="float" office:value="5.90383135674021" calcext:value-type="float">
            <text:p>5.90383135674021</text:p>
          </table:table-cell>
          <table:table-cell table:style-name="ce1" office:value-type="float" office:value="5.84572149339951" calcext:value-type="float">
            <text:p>5.84572149339951</text:p>
          </table:table-cell>
          <table:table-cell table:style-name="ce1" office:value-type="float" office:value="6.22087762949559" calcext:value-type="float">
            <text:p>6.22087762949559</text:p>
          </table:table-cell>
          <table:table-cell table:style-name="ce1" office:value-type="float" office:value="7.73134144646721" calcext:value-type="float">
            <text:p>7.73134144646721</text:p>
          </table:table-cell>
          <table:table-cell table:style-name="ce1" office:value-type="float" office:value="7.61043622092706" calcext:value-type="float">
            <text:p>7.61043622092706</text:p>
          </table:table-cell>
          <table:table-cell table:style-name="ce1" office:value-type="float" office:value="6.82514734774067" calcext:value-type="float">
            <text:p>6.82514734774067</text:p>
          </table:table-cell>
          <table:table-cell table:style-name="ce1" office:value-type="float" office:value="6.73784536303277" calcext:value-type="float">
            <text:p>6.73784536303277</text:p>
          </table:table-cell>
          <table:table-cell table:style-name="ce1" office:value-type="float" office:value="6.27473309608541" calcext:value-type="float">
            <text:p>6.27473309608541</text:p>
          </table:table-cell>
          <table:table-cell table:style-name="ce1" office:value-type="float" office:value="6.11381536264557" calcext:value-type="float">
            <text:p>6.11381536264557</text:p>
          </table:table-cell>
          <table:table-cell table:style-name="ce1" office:value-type="float" office:value="6.00802067456479" calcext:value-type="float">
            <text:p>6.00802067456479</text:p>
          </table:table-cell>
          <table:table-cell table:style-name="ce1" office:value-type="float" office:value="5.87925311495743" calcext:value-type="float">
            <text:p>5.87925311495743</text:p>
          </table:table-cell>
          <table:table-cell table:style-name="ce1" office:value-type="float" office:value="4.75357531153299" calcext:value-type="float">
            <text:p>4.75357531153299</text:p>
          </table:table-cell>
          <table:table-cell table:style-name="ce1" office:value-type="float" office:value="5.79025284946941" calcext:value-type="float">
            <text:p>5.79025284946941</text:p>
          </table:table-cell>
          <table:table-cell table:style-name="ce1" office:value-type="float" office:value="5.70837477688608" calcext:value-type="float">
            <text:p>5.70837477688608</text:p>
          </table:table-cell>
          <table:table-cell table:style-name="ce1" office:value-type="float" office:value="5.60099163788097" calcext:value-type="float">
            <text:p>5.60099163788097</text:p>
          </table:table-cell>
          <table:table-cell table:style-name="ce1" office:value-type="float" office:value="5.17743074111461" calcext:value-type="float">
            <text:p>5.17743074111461</text:p>
          </table:table-cell>
          <table:table-cell table:style-name="ce1" office:value-type="float" office:value="5.10013908205841" calcext:value-type="float">
            <text:p>5.10013908205841</text:p>
          </table:table-cell>
          <table:table-cell table:style-name="ce1" office:value-type="float" office:value="4.80793141561391" calcext:value-type="float">
            <text:p>4.80793141561391</text:p>
          </table:table-cell>
          <table:table-cell table:style-name="ce1" office:value-type="float" office:value="5.34350884699215" calcext:value-type="float">
            <text:p>5.34350884699215</text:p>
          </table:table-cell>
          <table:table-cell table:style-name="ce1" office:value-type="float" office:value="4.85602427386459" calcext:value-type="float">
            <text:p>4.85602427386459</text:p>
          </table:table-cell>
          <table:table-cell table:style-name="ce1" office:value-type="float" office:value="4.53186559897082" calcext:value-type="float">
            <text:p>4.53186559897082</text:p>
          </table:table-cell>
          <table:table-cell table:style-name="ce1" office:value-type="float" office:value="4.5213537116628" calcext:value-type="float">
            <text:p>4.5213537116628</text:p>
          </table:table-cell>
          <table:table-cell table:style-name="ce1" office:value-type="float" office:value="2.99808942961155" calcext:value-type="float">
            <text:p>2.99808942961155</text:p>
          </table:table-cell>
          <table:table-cell table:style-name="ce1" office:value-type="float" office:value="4.63052032245335" calcext:value-type="float">
            <text:p>4.63052032245335</text:p>
          </table:table-cell>
          <table:table-cell table:style-name="ce1" office:value-type="float" office:value="6.82932128703268" calcext:value-type="float">
            <text:p>6.82932128703268</text:p>
          </table:table-cell>
          <table:table-cell table:style-name="ce1" office:value-type="float" office:value="5.19984401885954" calcext:value-type="float">
            <text:p>5.1998440188595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osnia and Herzegovin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0.961686462447767" calcext:value-type="float">
            <text:p>0.961686462447767</text:p>
          </table:table-cell>
          <table:table-cell table:style-name="ce1" office:value-type="float" office:value="0.711941344070403" calcext:value-type="float">
            <text:p>0.711941344070403</text:p>
          </table:table-cell>
          <table:table-cell table:style-name="ce1" office:value-type="float" office:value="0.809223406515013" calcext:value-type="float">
            <text:p>0.809223406515013</text:p>
          </table:table-cell>
          <table:table-cell table:style-name="ce1" office:value-type="float" office:value="0.883835858115866" calcext:value-type="float">
            <text:p>0.883835858115866</text:p>
          </table:table-cell>
          <table:table-cell table:style-name="ce1" office:value-type="float" office:value="1.1172340984436" calcext:value-type="float">
            <text:p>1.1172340984436</text:p>
          </table:table-cell>
          <table:table-cell table:style-name="ce1" office:value-type="float" office:value="2.22095178170661" calcext:value-type="float">
            <text:p>2.22095178170661</text:p>
          </table:table-cell>
          <table:table-cell table:style-name="ce1" office:value-type="float" office:value="2.805680397087" calcext:value-type="float">
            <text:p>2.805680397087</text:p>
          </table:table-cell>
          <table:table-cell table:style-name="ce1" office:value-type="float" office:value="2.74221545406669" calcext:value-type="float">
            <text:p>2.74221545406669</text:p>
          </table:table-cell>
          <table:table-cell table:style-name="ce1" office:value-type="float" office:value="3.63521315476005" calcext:value-type="float">
            <text:p>3.63521315476005</text:p>
          </table:table-cell>
          <table:table-cell table:style-name="ce1" office:value-type="float" office:value="3.51669413779391" calcext:value-type="float">
            <text:p>3.51669413779391</text:p>
          </table:table-cell>
          <table:table-cell table:style-name="ce1" office:value-type="float" office:value="3.75525129406538" calcext:value-type="float">
            <text:p>3.75525129406538</text:p>
          </table:table-cell>
          <table:table-cell table:style-name="ce1" office:value-type="float" office:value="3.79542285371936" calcext:value-type="float">
            <text:p>3.79542285371936</text:p>
          </table:table-cell>
          <table:table-cell table:style-name="ce1" office:value-type="float" office:value="4.08022510946524" calcext:value-type="float">
            <text:p>4.08022510946524</text:p>
          </table:table-cell>
          <table:table-cell table:style-name="ce1" office:value-type="float" office:value="4.2272056727006" calcext:value-type="float">
            <text:p>4.2272056727006</text:p>
          </table:table-cell>
          <table:table-cell table:style-name="ce1" office:value-type="float" office:value="4.57598324764023" calcext:value-type="float">
            <text:p>4.57598324764023</text:p>
          </table:table-cell>
          <table:table-cell table:style-name="ce1" office:value-type="float" office:value="4.58038656208777" calcext:value-type="float">
            <text:p>4.58038656208777</text:p>
          </table:table-cell>
          <table:table-cell table:style-name="ce1" office:value-type="float" office:value="5.23154664536666" calcext:value-type="float">
            <text:p>5.23154664536666</text:p>
          </table:table-cell>
          <table:table-cell table:style-name="ce1" office:value-type="float" office:value="5.37188996000763" calcext:value-type="float">
            <text:p>5.37188996000763</text:p>
          </table:table-cell>
          <table:table-cell table:style-name="ce1" office:value-type="float" office:value="5.51399384343896" calcext:value-type="float">
            <text:p>5.51399384343896</text:p>
          </table:table-cell>
          <table:table-cell table:style-name="ce1" office:value-type="float" office:value="6.1966521497478" calcext:value-type="float">
            <text:p>6.196652149747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elarus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8.56375156617071" calcext:value-type="float">
            <text:p>8.56375156617071</text:p>
          </table:table-cell>
          <table:table-cell table:style-name="ce1" office:value-type="float" office:value="7.27132542240453" calcext:value-type="float">
            <text:p>7.27132542240453</text:p>
          </table:table-cell>
          <table:table-cell table:style-name="ce1" office:value-type="float" office:value="6.44512809230468" calcext:value-type="float">
            <text:p>6.44512809230468</text:p>
          </table:table-cell>
          <table:table-cell table:style-name="ce1" office:value-type="float" office:value="6.09368059642927" calcext:value-type="float">
            <text:p>6.09368059642927</text:p>
          </table:table-cell>
          <table:table-cell table:style-name="ce1" office:value-type="float" office:value="5.92097785433071" calcext:value-type="float">
            <text:p>5.92097785433071</text:p>
          </table:table-cell>
          <table:table-cell table:style-name="ce1" office:value-type="float" office:value="5.88307571414451" calcext:value-type="float">
            <text:p>5.88307571414451</text:p>
          </table:table-cell>
          <table:table-cell table:style-name="ce1" office:value-type="float" office:value="5.72028692025027" calcext:value-type="float">
            <text:p>5.72028692025027</text:p>
          </table:table-cell>
          <table:table-cell table:style-name="ce1" office:value-type="float" office:value="5.56243886397608" calcext:value-type="float">
            <text:p>5.56243886397608</text:p>
          </table:table-cell>
          <table:table-cell table:style-name="ce1" office:value-type="float" office:value="5.34418060969515" calcext:value-type="float">
            <text:p>5.34418060969515</text:p>
          </table:table-cell>
          <table:table-cell table:style-name="ce1" office:value-type="float" office:value="5.29772169621273" calcext:value-type="float">
            <text:p>5.29772169621273</text:p>
          </table:table-cell>
          <table:table-cell table:style-name="ce1" office:value-type="float" office:value="5.31073786112519" calcext:value-type="float">
            <text:p>5.31073786112519</text:p>
          </table:table-cell>
          <table:table-cell table:style-name="ce1" office:value-type="float" office:value="5.48346942941717" calcext:value-type="float">
            <text:p>5.48346942941717</text:p>
          </table:table-cell>
          <table:table-cell table:style-name="ce1" office:value-type="float" office:value="5.96481079136691" calcext:value-type="float">
            <text:p>5.96481079136691</text:p>
          </table:table-cell>
          <table:table-cell table:style-name="ce1" office:value-type="float" office:value="6.11242564420987" calcext:value-type="float">
            <text:p>6.11242564420987</text:p>
          </table:table-cell>
          <table:table-cell table:style-name="ce1" office:value-type="float" office:value="6.43786828404831" calcext:value-type="float">
            <text:p>6.43786828404831</text:p>
          </table:table-cell>
          <table:table-cell table:style-name="ce1" office:value-type="float" office:value="6.3056289748954" calcext:value-type="float">
            <text:p>6.3056289748954</text:p>
          </table:table-cell>
          <table:table-cell table:style-name="ce1" office:value-type="float" office:value="6.59274874055416" calcext:value-type="float">
            <text:p>6.59274874055416</text:p>
          </table:table-cell>
          <table:table-cell table:style-name="ce1" office:value-type="float" office:value="6.34193899232145" calcext:value-type="float">
            <text:p>6.34193899232145</text:p>
          </table:table-cell>
          <table:table-cell table:style-name="ce1" office:value-type="float" office:value="6.55654963119073" calcext:value-type="float">
            <text:p>6.55654963119073</text:p>
          </table:table-cell>
          <table:table-cell table:style-name="ce1" office:value-type="float" office:value="6.68251039797319" calcext:value-type="float">
            <text:p>6.6825103979731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7795107963679" calcext:value-type="float">
            <text:p>0.47795107963679</text:p>
          </table:table-cell>
          <table:table-cell table:style-name="ce1" office:value-type="float" office:value="0.387218719971278" calcext:value-type="float">
            <text:p>0.387218719971278</text:p>
          </table:table-cell>
          <table:table-cell table:style-name="ce1" office:value-type="float" office:value="0.715409337810225" calcext:value-type="float">
            <text:p>0.715409337810225</text:p>
          </table:table-cell>
          <table:table-cell table:style-name="ce1" office:value-type="float" office:value="0.622356887566639" calcext:value-type="float">
            <text:p>0.622356887566639</text:p>
          </table:table-cell>
          <table:table-cell table:style-name="ce1" office:value-type="float" office:value="0.818288541767731" calcext:value-type="float">
            <text:p>0.818288541767731</text:p>
          </table:table-cell>
          <table:table-cell table:style-name="ce1" office:value-type="float" office:value="0.794762582335259" calcext:value-type="float">
            <text:p>0.794762582335259</text:p>
          </table:table-cell>
          <table:table-cell table:style-name="ce1" office:value-type="float" office:value="0.737799970734563" calcext:value-type="float">
            <text:p>0.737799970734563</text:p>
          </table:table-cell>
          <table:table-cell table:style-name="ce1" office:value-type="float" office:value="1.07375398184545" calcext:value-type="float">
            <text:p>1.07375398184545</text:p>
          </table:table-cell>
          <table:table-cell table:style-name="ce1" office:value-type="float" office:value="0.884672715210105" calcext:value-type="float">
            <text:p>0.884672715210105</text:p>
          </table:table-cell>
          <table:table-cell table:style-name="ce1" office:value-type="float" office:value="1.13767398960255" calcext:value-type="float">
            <text:p>1.13767398960255</text:p>
          </table:table-cell>
          <table:table-cell table:style-name="ce1" office:value-type="float" office:value="0.990440255690421" calcext:value-type="float">
            <text:p>0.990440255690421</text:p>
          </table:table-cell>
          <table:table-cell table:style-name="ce1" office:value-type="float" office:value="1.14601096224117" calcext:value-type="float">
            <text:p>1.14601096224117</text:p>
          </table:table-cell>
          <table:table-cell table:style-name="ce1" office:value-type="float" office:value="1.24013747758518" calcext:value-type="float">
            <text:p>1.24013747758518</text:p>
          </table:table-cell>
          <table:table-cell table:style-name="ce1" office:value-type="float" office:value="1.13446873018083" calcext:value-type="float">
            <text:p>1.13446873018083</text:p>
          </table:table-cell>
          <table:table-cell table:style-name="ce1" office:value-type="float" office:value="1.17293954579379" calcext:value-type="float">
            <text:p>1.17293954579379</text:p>
          </table:table-cell>
          <table:table-cell table:style-name="ce1" office:value-type="float" office:value="1.32083655383045" calcext:value-type="float">
            <text:p>1.32083655383045</text:p>
          </table:table-cell>
          <table:table-cell table:style-name="ce1" office:value-type="float" office:value="1.30242332309741" calcext:value-type="float">
            <text:p>1.30242332309741</text:p>
          </table:table-cell>
          <table:table-cell table:style-name="ce1" office:value-type="float" office:value="1.44548181997357" calcext:value-type="float">
            <text:p>1.44548181997357</text:p>
          </table:table-cell>
          <table:table-cell table:style-name="ce1" office:value-type="float" office:value="1.55681000489307" calcext:value-type="float">
            <text:p>1.55681000489307</text:p>
          </table:table-cell>
          <table:table-cell table:style-name="ce1" office:value-type="float" office:value="1.47917315367849" calcext:value-type="float">
            <text:p>1.47917315367849</text:p>
          </table:table-cell>
          <table:table-cell table:style-name="ce1" office:value-type="float" office:value="1.32280733397618" calcext:value-type="float">
            <text:p>1.32280733397618</text:p>
          </table:table-cell>
          <table:table-cell table:style-name="ce1" office:value-type="float" office:value="1.24249488364528" calcext:value-type="float">
            <text:p>1.24249488364528</text:p>
          </table:table-cell>
          <table:table-cell table:style-name="ce1" office:value-type="float" office:value="1.13763217996277" calcext:value-type="float">
            <text:p>1.13763217996277</text:p>
          </table:table-cell>
          <table:table-cell table:style-name="ce1" office:value-type="float" office:value="1.10607752534976" calcext:value-type="float">
            <text:p>1.10607752534976</text:p>
          </table:table-cell>
          <table:table-cell table:style-name="ce1" office:value-type="float" office:value="1.07488368612092" calcext:value-type="float">
            <text:p>1.07488368612092</text:p>
          </table:table-cell>
          <table:table-cell table:style-name="ce1" office:value-type="float" office:value="1.15624924203837" calcext:value-type="float">
            <text:p>1.15624924203837</text:p>
          </table:table-cell>
          <table:table-cell table:style-name="ce1" office:value-type="float" office:value="1.21101609954591" calcext:value-type="float">
            <text:p>1.21101609954591</text:p>
          </table:table-cell>
          <table:table-cell table:style-name="ce1" office:value-type="float" office:value="1.30418870392254" calcext:value-type="float">
            <text:p>1.30418870392254</text:p>
          </table:table-cell>
          <table:table-cell table:style-name="ce1" office:value-type="float" office:value="1.39285574640413" calcext:value-type="float">
            <text:p>1.39285574640413</text:p>
          </table:table-cell>
          <table:table-cell table:style-name="ce1" office:value-type="float" office:value="1.63892734507004" calcext:value-type="float">
            <text:p>1.63892734507004</text:p>
          </table:table-cell>
          <table:table-cell table:style-name="ce1" office:value-type="float" office:value="1.66191242961952" calcext:value-type="float">
            <text:p>1.66191242961952</text:p>
          </table:table-cell>
          <table:table-cell table:style-name="ce1" office:value-type="float" office:value="1.88024716549729" calcext:value-type="float">
            <text:p>1.88024716549729</text:p>
          </table:table-cell>
          <table:table-cell table:style-name="ce1" office:value-type="float" office:value="1.83047123059268" calcext:value-type="float">
            <text:p>1.83047123059268</text:p>
          </table:table-cell>
          <table:table-cell table:style-name="ce1" office:value-type="float" office:value="1.91129721934064" calcext:value-type="float">
            <text:p>1.91129721934064</text:p>
          </table:table-cell>
          <table:table-cell table:style-name="ce1" office:value-type="float" office:value="1.85460982358016" calcext:value-type="float">
            <text:p>1.85460982358016</text:p>
          </table:table-cell>
          <table:table-cell table:style-name="ce1" office:value-type="float" office:value="1.82497753210734" calcext:value-type="float">
            <text:p>1.82497753210734</text:p>
          </table:table-cell>
          <table:table-cell table:style-name="ce1" office:value-type="float" office:value="1.44157922817002" calcext:value-type="float">
            <text:p>1.44157922817002</text:p>
          </table:table-cell>
          <table:table-cell table:style-name="ce1" office:value-type="float" office:value="1.75400707555684" calcext:value-type="float">
            <text:p>1.75400707555684</text:p>
          </table:table-cell>
          <table:table-cell table:style-name="ce1" office:value-type="float" office:value="1.60827047753041" calcext:value-type="float">
            <text:p>1.60827047753041</text:p>
          </table:table-cell>
          <table:table-cell table:style-name="ce1" office:value-type="float" office:value="2.51601512818796" calcext:value-type="float">
            <text:p>2.51601512818796</text:p>
          </table:table-cell>
          <table:table-cell table:style-name="ce1" office:value-type="float" office:value="2.78755579996118" calcext:value-type="float">
            <text:p>2.78755579996118</text:p>
          </table:table-cell>
          <table:table-cell table:style-name="ce1" office:value-type="float" office:value="2.78991642776747" calcext:value-type="float">
            <text:p>2.78991642776747</text:p>
          </table:table-cell>
          <table:table-cell table:style-name="ce1" office:value-type="float" office:value="1.39854005690269" calcext:value-type="float">
            <text:p>1.39854005690269</text:p>
          </table:table-cell>
          <table:table-cell table:style-name="ce1" office:value-type="float" office:value="1.4306548459492" calcext:value-type="float">
            <text:p>1.4306548459492</text:p>
          </table:table-cell>
          <table:table-cell table:style-name="ce1" office:value-type="float" office:value="1.43447126790662" calcext:value-type="float">
            <text:p>1.43447126790662</text:p>
          </table:table-cell>
          <table:table-cell table:style-name="ce1" office:value-type="float" office:value="1.46276638931936" calcext:value-type="float">
            <text:p>1.46276638931936</text:p>
          </table:table-cell>
          <table:table-cell table:style-name="ce1" office:value-type="float" office:value="1.48823563805456" calcext:value-type="float">
            <text:p>1.48823563805456</text:p>
          </table:table-cell>
          <table:table-cell table:style-name="ce1" office:value-type="float" office:value="1.53609380602742" calcext:value-type="float">
            <text:p>1.53609380602742</text:p>
          </table:table-cell>
          <table:table-cell table:style-name="ce1" office:value-type="float" office:value="1.47319582578022" calcext:value-type="float">
            <text:p>1.47319582578022</text:p>
          </table:table-cell>
          <table:table-cell table:style-name="ce1" office:value-type="float" office:value="1.49518515569005" calcext:value-type="float">
            <text:p>1.49518515569005</text:p>
          </table:table-cell>
          <table:table-cell table:style-name="ce1" office:value-type="float" office:value="1.72170865865072" calcext:value-type="float">
            <text:p>1.72170865865072</text:p>
          </table:table-cell>
          <table:table-cell table:style-name="ce1" office:value-type="float" office:value="1.67090430233936" calcext:value-type="float">
            <text:p>1.6709043023393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ermuda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55137387387387" calcext:value-type="float">
            <text:p>3.55137387387387</text:p>
          </table:table-cell>
          <table:table-cell table:style-name="ce1" office:value-type="float" office:value="3.86848351648352" calcext:value-type="float">
            <text:p>3.86848351648352</text:p>
          </table:table-cell>
          <table:table-cell table:style-name="ce1" office:value-type="float" office:value="3.38371244635193" calcext:value-type="float">
            <text:p>3.38371244635193</text:p>
          </table:table-cell>
          <table:table-cell table:style-name="ce1" office:value-type="float" office:value="3.151928721174" calcext:value-type="float">
            <text:p>3.151928721174</text:p>
          </table:table-cell>
          <table:table-cell table:style-name="ce1" office:value-type="float" office:value="4.12443762781186" calcext:value-type="float">
            <text:p>4.12443762781186</text:p>
          </table:table-cell>
          <table:table-cell table:style-name="ce1" office:value-type="float" office:value="3.5864870259481" calcext:value-type="float">
            <text:p>3.5864870259481</text:p>
          </table:table-cell>
          <table:table-cell table:style-name="ce1" office:value-type="float" office:value="3.95460784313725" calcext:value-type="float">
            <text:p>3.95460784313725</text:p>
          </table:table-cell>
          <table:table-cell table:style-name="ce1" office:value-type="float" office:value="4.09011538461539" calcext:value-type="float">
            <text:p>4.09011538461539</text:p>
          </table:table-cell>
          <table:table-cell table:style-name="ce1" office:value-type="float" office:value="4.22050943396226" calcext:value-type="float">
            <text:p>4.22050943396226</text:p>
          </table:table-cell>
          <table:table-cell table:style-name="ce1" office:value-type="float" office:value="3.667" calcext:value-type="float">
            <text:p>3.667</text:p>
          </table:table-cell>
          <table:table-cell table:style-name="ce1" office:value-type="float" office:value="4.13370909090909" calcext:value-type="float">
            <text:p>4.13370909090909</text:p>
          </table:table-cell>
          <table:table-cell table:style-name="ce1" office:value-type="float" office:value="4.23115384615385" calcext:value-type="float">
            <text:p>4.23115384615385</text:p>
          </table:table-cell>
          <table:table-cell table:style-name="ce1" office:value-type="float" office:value="4.66832103321033" calcext:value-type="float">
            <text:p>4.66832103321033</text:p>
          </table:table-cell>
          <table:table-cell table:style-name="ce1" office:value-type="float" office:value="7.90654275092937" calcext:value-type="float">
            <text:p>7.90654275092937</text:p>
          </table:table-cell>
          <table:table-cell table:style-name="ce1" office:value-type="float" office:value="8.30911985018727" calcext:value-type="float">
            <text:p>8.30911985018727</text:p>
          </table:table-cell>
          <table:table-cell table:style-name="ce1" office:value-type="float" office:value="8.64858490566038" calcext:value-type="float">
            <text:p>8.64858490566038</text:p>
          </table:table-cell>
          <table:table-cell table:style-name="ce1" office:value-type="float" office:value="8.82285714285714" calcext:value-type="float">
            <text:p>8.82285714285714</text:p>
          </table:table-cell>
          <table:table-cell table:style-name="ce1" office:value-type="float" office:value="8.51513108614232" calcext:value-type="float">
            <text:p>8.51513108614232</text:p>
          </table:table-cell>
          <table:table-cell table:style-name="ce1" office:value-type="float" office:value="7.9360447761194" calcext:value-type="float">
            <text:p>7.9360447761194</text:p>
          </table:table-cell>
          <table:table-cell table:style-name="ce1" office:value-type="float" office:value="8.58814126394052" calcext:value-type="float">
            <text:p>8.58814126394052</text:p>
          </table:table-cell>
          <table:table-cell table:style-name="ce1" office:value-type="float" office:value="7.98194622279129" calcext:value-type="float">
            <text:p>7.98194622279129</text:p>
          </table:table-cell>
          <table:table-cell table:style-name="ce1" office:value-type="float" office:value="7.06089009990917" calcext:value-type="float">
            <text:p>7.06089009990917</text:p>
          </table:table-cell>
          <table:table-cell table:style-name="ce1" office:value-type="float" office:value="7.14234702158741" calcext:value-type="float">
            <text:p>7.14234702158741</text:p>
          </table:table-cell>
          <table:table-cell table:style-name="ce1" office:value-type="float" office:value="8.06438405149294" calcext:value-type="float">
            <text:p>8.06438405149294</text:p>
          </table:table-cell>
          <table:table-cell table:style-name="ce1" office:value-type="float" office:value="7.86393846481045" calcext:value-type="float">
            <text:p>7.86393846481045</text:p>
          </table:table-cell>
          <table:table-cell table:style-name="ce1" office:value-type="float" office:value="7.9271854898239" calcext:value-type="float">
            <text:p>7.9271854898239</text:p>
          </table:table-cell>
          <table:table-cell table:style-name="ce1" office:value-type="float" office:value="7.41298665086613" calcext:value-type="float">
            <text:p>7.41298665086613</text:p>
          </table:table-cell>
          <table:table-cell table:style-name="ce1" office:value-type="float" office:value="9.95209943127798" calcext:value-type="float">
            <text:p>9.95209943127798</text:p>
          </table:table-cell>
          <table:table-cell table:style-name="ce1" office:value-type="float" office:value="11.1241194920047" calcext:value-type="float">
            <text:p>11.1241194920047</text:p>
          </table:table-cell>
          <table:table-cell table:style-name="ce1" office:value-type="float" office:value="13.3365850342448" calcext:value-type="float">
            <text:p>13.3365850342448</text:p>
          </table:table-cell>
          <table:table-cell table:style-name="ce1" office:value-type="float" office:value="10.0751946869838" calcext:value-type="float">
            <text:p>10.0751946869838</text:p>
          </table:table-cell>
          <table:table-cell table:style-name="ce1" office:value-type="float" office:value="8.63612951322411" calcext:value-type="float">
            <text:p>8.63612951322411</text:p>
          </table:table-cell>
          <table:table-cell table:style-name="ce1" office:value-type="float" office:value="6.94661660551242" calcext:value-type="float">
            <text:p>6.94661660551242</text:p>
          </table:table-cell>
          <table:table-cell table:style-name="ce1" office:value-type="float" office:value="8.1544219996605" calcext:value-type="float">
            <text:p>8.1544219996605</text:p>
          </table:table-cell>
          <table:table-cell table:style-name="ce1" office:value-type="float" office:value="7.97442683749157" calcext:value-type="float">
            <text:p>7.97442683749157</text:p>
          </table:table-cell>
          <table:table-cell table:style-name="ce1" office:value-type="float" office:value="7.7948147156295" calcext:value-type="float">
            <text:p>7.7948147156295</text:p>
          </table:table-cell>
          <table:table-cell table:style-name="ce1" office:value-type="float" office:value="7.92812120607361" calcext:value-type="float">
            <text:p>7.92812120607361</text:p>
          </table:table-cell>
          <table:table-cell table:style-name="ce1" office:value-type="float" office:value="7.87989487082004" calcext:value-type="float">
            <text:p>7.87989487082004</text:p>
          </table:table-cell>
          <table:table-cell table:style-name="ce1" office:value-type="float" office:value="7.58154340941536" calcext:value-type="float">
            <text:p>7.58154340941536</text:p>
          </table:table-cell>
          <table:table-cell table:style-name="ce1" office:value-type="float" office:value="8.07775148894509" calcext:value-type="float">
            <text:p>8.07775148894509</text:p>
          </table:table-cell>
          <table:table-cell table:style-name="ce1" office:value-type="float" office:value="8.00616175828441" calcext:value-type="float">
            <text:p>8.00616175828441</text:p>
          </table:table-cell>
          <table:table-cell table:style-name="ce1" office:value-type="float" office:value="7.92021310636119" calcext:value-type="float">
            <text:p>7.92021310636119</text:p>
          </table:table-cell>
          <table:table-cell table:style-name="ce1" office:value-type="float" office:value="8.33515068667345" calcext:value-type="float">
            <text:p>8.33515068667345</text:p>
          </table:table-cell>
          <table:table-cell table:style-name="ce1" office:value-type="float" office:value="8.04915909988156" calcext:value-type="float">
            <text:p>8.04915909988156</text:p>
          </table:table-cell>
          <table:table-cell table:style-name="ce1" office:value-type="float" office:value="10.5280985252589" calcext:value-type="float">
            <text:p>10.5280985252589</text:p>
          </table:table-cell>
          <table:table-cell table:style-name="ce1" office:value-type="float" office:value="6.9162795772672" calcext:value-type="float">
            <text:p>6.9162795772672</text:p>
          </table:table-cell>
          <table:table-cell table:style-name="ce1" office:value-type="float" office:value="8.07020752289881" calcext:value-type="float">
            <text:p>8.07020752289881</text:p>
          </table:table-cell>
          <table:table-cell table:style-name="ce1" office:value-type="float" office:value="7.96829922327703" calcext:value-type="float">
            <text:p>7.96829922327703</text:p>
          </table:table-cell>
          <table:table-cell table:style-name="ce1" office:value-type="float" office:value="5.95501968654727" calcext:value-type="float">
            <text:p>5.95501968654727</text:p>
          </table:table-cell>
          <table:table-cell table:style-name="ce1" office:value-type="float" office:value="7.09532878298495" calcext:value-type="float">
            <text:p>7.09532878298495</text:p>
          </table:table-cell>
          <table:table-cell table:style-name="ce1" office:value-type="float" office:value="7.3200356243474" calcext:value-type="float">
            <text:p>7.3200356243474</text:p>
          </table:table-cell>
          <table:table-cell table:style-name="ce1" office:value-type="float" office:value="6.07721021002416" calcext:value-type="float">
            <text:p>6.0772102100241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72037722985901" calcext:value-type="float">
            <text:p>0.272037722985901</text:p>
          </table:table-cell>
          <table:table-cell table:style-name="ce1" office:value-type="float" office:value="0.276621294804659" calcext:value-type="float">
            <text:p>0.276621294804659</text:p>
          </table:table-cell>
          <table:table-cell table:style-name="ce1" office:value-type="float" office:value="0.286626493969927" calcext:value-type="float">
            <text:p>0.286626493969927</text:p>
          </table:table-cell>
          <table:table-cell table:style-name="ce1" office:value-type="float" office:value="0.310159434373768" calcext:value-type="float">
            <text:p>0.310159434373768</text:p>
          </table:table-cell>
          <table:table-cell table:style-name="ce1" office:value-type="float" office:value="0.37121569187555" calcext:value-type="float">
            <text:p>0.37121569187555</text:p>
          </table:table-cell>
          <table:table-cell table:style-name="ce1" office:value-type="float" office:value="0.37115111077264" calcext:value-type="float">
            <text:p>0.37115111077264</text:p>
          </table:table-cell>
          <table:table-cell table:style-name="ce1" office:value-type="float" office:value="0.40708484792296" calcext:value-type="float">
            <text:p>0.40708484792296</text:p>
          </table:table-cell>
          <table:table-cell table:style-name="ce1" office:value-type="float" office:value="0.446569679542218" calcext:value-type="float">
            <text:p>0.446569679542218</text:p>
          </table:table-cell>
          <table:table-cell table:style-name="ce1" office:value-type="float" office:value="0.50373837957145" calcext:value-type="float">
            <text:p>0.50373837957145</text:p>
          </table:table-cell>
          <table:table-cell table:style-name="ce1" office:value-type="float" office:value="0.577436613872082" calcext:value-type="float">
            <text:p>0.577436613872082</text:p>
          </table:table-cell>
          <table:table-cell table:style-name="ce1" office:value-type="float" office:value="0.551786663068321" calcext:value-type="float">
            <text:p>0.551786663068321</text:p>
          </table:table-cell>
          <table:table-cell table:style-name="ce1" office:value-type="float" office:value="0.665553984744585" calcext:value-type="float">
            <text:p>0.665553984744585</text:p>
          </table:table-cell>
          <table:table-cell table:style-name="ce1" office:value-type="float" office:value="0.760236181086357" calcext:value-type="float">
            <text:p>0.760236181086357</text:p>
          </table:table-cell>
          <table:table-cell table:style-name="ce1" office:value-type="float" office:value="0.720636405884327" calcext:value-type="float">
            <text:p>0.720636405884327</text:p>
          </table:table-cell>
          <table:table-cell table:style-name="ce1" office:value-type="float" office:value="0.717366155784384" calcext:value-type="float">
            <text:p>0.717366155784384</text:p>
          </table:table-cell>
          <table:table-cell table:style-name="ce1" office:value-type="float" office:value="0.81037315099898" calcext:value-type="float">
            <text:p>0.81037315099898</text:p>
          </table:table-cell>
          <table:table-cell table:style-name="ce1" office:value-type="float" office:value="0.894576639511484" calcext:value-type="float">
            <text:p>0.894576639511484</text:p>
          </table:table-cell>
          <table:table-cell table:style-name="ce1" office:value-type="float" office:value="0.856199952729219" calcext:value-type="float">
            <text:p>0.856199952729219</text:p>
          </table:table-cell>
          <table:table-cell table:style-name="ce1" office:value-type="float" office:value="0.939655385098461" calcext:value-type="float">
            <text:p>0.939655385098461</text:p>
          </table:table-cell>
          <table:table-cell table:style-name="ce1" office:value-type="float" office:value="0.866274903672856" calcext:value-type="float">
            <text:p>0.866274903672856</text:p>
          </table:table-cell>
          <table:table-cell table:style-name="ce1" office:value-type="float" office:value="0.835142833834147" calcext:value-type="float">
            <text:p>0.835142833834147</text:p>
          </table:table-cell>
          <table:table-cell table:style-name="ce1" office:value-type="float" office:value="0.839129259447181" calcext:value-type="float">
            <text:p>0.839129259447181</text:p>
          </table:table-cell>
          <table:table-cell table:style-name="ce1" office:value-type="float" office:value="0.745316773107147" calcext:value-type="float">
            <text:p>0.745316773107147</text:p>
          </table:table-cell>
          <table:table-cell table:style-name="ce1" office:value-type="float" office:value="0.719868683726507" calcext:value-type="float">
            <text:p>0.719868683726507</text:p>
          </table:table-cell>
          <table:table-cell table:style-name="ce1" office:value-type="float" office:value="0.664043162278065" calcext:value-type="float">
            <text:p>0.664043162278065</text:p>
          </table:table-cell>
          <table:table-cell table:style-name="ce1" office:value-type="float" office:value="0.664145932037242" calcext:value-type="float">
            <text:p>0.664145932037242</text:p>
          </table:table-cell>
          <table:table-cell table:style-name="ce1" office:value-type="float" office:value="0.595940953878521" calcext:value-type="float">
            <text:p>0.595940953878521</text:p>
          </table:table-cell>
          <table:table-cell table:style-name="ce1" office:value-type="float" office:value="0.623387095776224" calcext:value-type="float">
            <text:p>0.623387095776224</text:p>
          </table:table-cell>
          <table:table-cell table:style-name="ce1" office:value-type="float" office:value="0.653551373645167" calcext:value-type="float">
            <text:p>0.653551373645167</text:p>
          </table:table-cell>
          <table:table-cell table:style-name="ce1" office:value-type="float" office:value="0.742885590846768" calcext:value-type="float">
            <text:p>0.742885590846768</text:p>
          </table:table-cell>
          <table:table-cell table:style-name="ce1" office:value-type="float" office:value="0.806005064579071" calcext:value-type="float">
            <text:p>0.806005064579071</text:p>
          </table:table-cell>
          <table:table-cell table:style-name="ce1" office:value-type="float" office:value="0.829103981239384" calcext:value-type="float">
            <text:p>0.829103981239384</text:p>
          </table:table-cell>
          <table:table-cell table:style-name="ce1" office:value-type="float" office:value="0.935813471656614" calcext:value-type="float">
            <text:p>0.935813471656614</text:p>
          </table:table-cell>
          <table:table-cell table:style-name="ce1" office:value-type="float" office:value="1.10859611120643" calcext:value-type="float">
            <text:p>1.10859611120643</text:p>
          </table:table-cell>
          <table:table-cell table:style-name="ce1" office:value-type="float" office:value="1.20456164178235" calcext:value-type="float">
            <text:p>1.20456164178235</text:p>
          </table:table-cell>
          <table:table-cell table:style-name="ce1" office:value-type="float" office:value="1.25032576880115" calcext:value-type="float">
            <text:p>1.25032576880115</text:p>
          </table:table-cell>
          <table:table-cell table:style-name="ce1" office:value-type="float" office:value="1.29765446984073" calcext:value-type="float">
            <text:p>1.29765446984073</text:p>
          </table:table-cell>
          <table:table-cell table:style-name="ce1" office:value-type="float" office:value="1.40094843511382" calcext:value-type="float">
            <text:p>1.40094843511382</text:p>
          </table:table-cell>
          <table:table-cell table:style-name="ce1" office:value-type="float" office:value="1.42727899193858" calcext:value-type="float">
            <text:p>1.42727899193858</text:p>
          </table:table-cell>
          <table:table-cell table:style-name="ce1" office:value-type="float" office:value="1.37399736762026" calcext:value-type="float">
            <text:p>1.37399736762026</text:p>
          </table:table-cell>
          <table:table-cell table:style-name="ce1" office:value-type="float" office:value="1.22592257196824" calcext:value-type="float">
            <text:p>1.22592257196824</text:p>
          </table:table-cell>
          <table:table-cell table:style-name="ce1" office:value-type="float" office:value="1.15624481396661" calcext:value-type="float">
            <text:p>1.15624481396661</text:p>
          </table:table-cell>
          <table:table-cell table:style-name="ce1" office:value-type="float" office:value="1.1056077402687" calcext:value-type="float">
            <text:p>1.1056077402687</text:p>
          </table:table-cell>
          <table:table-cell table:style-name="ce1" office:value-type="float" office:value="1.60366372999244" calcext:value-type="float">
            <text:p>1.60366372999244</text:p>
          </table:table-cell>
          <table:table-cell table:style-name="ce1" office:value-type="float" office:value="1.45899145158089" calcext:value-type="float">
            <text:p>1.45899145158089</text:p>
          </table:table-cell>
          <table:table-cell table:style-name="ce1" office:value-type="float" office:value="1.32247248204326" calcext:value-type="float">
            <text:p>1.32247248204326</text:p>
          </table:table-cell>
          <table:table-cell table:style-name="ce1" office:value-type="float" office:value="1.58674906512685" calcext:value-type="float">
            <text:p>1.58674906512685</text:p>
          </table:table-cell>
          <table:table-cell table:style-name="ce1" office:value-type="float" office:value="1.31820385825022" calcext:value-type="float">
            <text:p>1.31820385825022</text:p>
          </table:table-cell>
          <table:table-cell table:style-name="ce1" office:value-type="float" office:value="1.41218933582336" calcext:value-type="float">
            <text:p>1.41218933582336</text:p>
          </table:table-cell>
          <table:table-cell table:style-name="ce1" office:value-type="float" office:value="1.45984101117361" calcext:value-type="float">
            <text:p>1.45984101117361</text:p>
          </table:table-cell>
          <table:table-cell table:style-name="ce1" office:value-type="float" office:value="1.54765908686466" calcext:value-type="float">
            <text:p>1.54765908686466</text:p>
          </table:table-cell>
          <table:table-cell table:style-name="ce1" office:value-type="float" office:value="1.59949903941542" calcext:value-type="float">
            <text:p>1.5994990394154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4706779227431" calcext:value-type="float">
            <text:p>0.64706779227431</text:p>
          </table:table-cell>
          <table:table-cell table:style-name="ce1" office:value-type="float" office:value="0.658624757599326" calcext:value-type="float">
            <text:p>0.658624757599326</text:p>
          </table:table-cell>
          <table:table-cell table:style-name="ce1" office:value-type="float" office:value="0.697280743216486" calcext:value-type="float">
            <text:p>0.697280743216486</text:p>
          </table:table-cell>
          <table:table-cell table:style-name="ce1" office:value-type="float" office:value="0.700749314088307" calcext:value-type="float">
            <text:p>0.700749314088307</text:p>
          </table:table-cell>
          <table:table-cell table:style-name="ce1" office:value-type="float" office:value="0.694000897986322" calcext:value-type="float">
            <text:p>0.694000897986322</text:p>
          </table:table-cell>
          <table:table-cell table:style-name="ce1" office:value-type="float" office:value="0.67037227038264" calcext:value-type="float">
            <text:p>0.67037227038264</text:p>
          </table:table-cell>
          <table:table-cell table:style-name="ce1" office:value-type="float" office:value="0.743447848601908" calcext:value-type="float">
            <text:p>0.743447848601908</text:p>
          </table:table-cell>
          <table:table-cell table:style-name="ce1" office:value-type="float" office:value="0.744966530873753" calcext:value-type="float">
            <text:p>0.744966530873753</text:p>
          </table:table-cell>
          <table:table-cell table:style-name="ce1" office:value-type="float" office:value="0.848797467036747" calcext:value-type="float">
            <text:p>0.848797467036747</text:p>
          </table:table-cell>
          <table:table-cell table:style-name="ce1" office:value-type="float" office:value="0.900942019525068" calcext:value-type="float">
            <text:p>0.900942019525068</text:p>
          </table:table-cell>
          <table:table-cell table:style-name="ce1" office:value-type="float" office:value="0.976861083139853" calcext:value-type="float">
            <text:p>0.976861083139853</text:p>
          </table:table-cell>
          <table:table-cell table:style-name="ce1" office:value-type="float" office:value="1.04302203609269" calcext:value-type="float">
            <text:p>1.04302203609269</text:p>
          </table:table-cell>
          <table:table-cell table:style-name="ce1" office:value-type="float" office:value="1.13405146152353" calcext:value-type="float">
            <text:p>1.13405146152353</text:p>
          </table:table-cell>
          <table:table-cell table:style-name="ce1" office:value-type="float" office:value="1.28205605905809" calcext:value-type="float">
            <text:p>1.28205605905809</text:p>
          </table:table-cell>
          <table:table-cell table:style-name="ce1" office:value-type="float" office:value="1.3553307223644" calcext:value-type="float">
            <text:p>1.3553307223644</text:p>
          </table:table-cell>
          <table:table-cell table:style-name="ce1" office:value-type="float" office:value="1.39410634480728" calcext:value-type="float">
            <text:p>1.39410634480728</text:p>
          </table:table-cell>
          <table:table-cell table:style-name="ce1" office:value-type="float" office:value="1.39683053944755" calcext:value-type="float">
            <text:p>1.39683053944755</text:p>
          </table:table-cell>
          <table:table-cell table:style-name="ce1" office:value-type="float" office:value="1.43229513357978" calcext:value-type="float">
            <text:p>1.43229513357978</text:p>
          </table:table-cell>
          <table:table-cell table:style-name="ce1" office:value-type="float" office:value="1.51825407362035" calcext:value-type="float">
            <text:p>1.51825407362035</text:p>
          </table:table-cell>
          <table:table-cell table:style-name="ce1" office:value-type="float" office:value="1.57801385409749" calcext:value-type="float">
            <text:p>1.57801385409749</text:p>
          </table:table-cell>
          <table:table-cell table:style-name="ce1" office:value-type="float" office:value="1.53102100781392" calcext:value-type="float">
            <text:p>1.53102100781392</text:p>
          </table:table-cell>
          <table:table-cell table:style-name="ce1" office:value-type="float" office:value="1.37327055568951" calcext:value-type="float">
            <text:p>1.37327055568951</text:p>
          </table:table-cell>
          <table:table-cell table:style-name="ce1" office:value-type="float" office:value="1.34455490005733" calcext:value-type="float">
            <text:p>1.34455490005733</text:p>
          </table:table-cell>
          <table:table-cell table:style-name="ce1" office:value-type="float" office:value="1.27186192607302" calcext:value-type="float">
            <text:p>1.27186192607302</text:p>
          </table:table-cell>
          <table:table-cell table:style-name="ce1" office:value-type="float" office:value="1.26021637641491" calcext:value-type="float">
            <text:p>1.26021637641491</text:p>
          </table:table-cell>
          <table:table-cell table:style-name="ce1" office:value-type="float" office:value="1.32456548047279" calcext:value-type="float">
            <text:p>1.32456548047279</text:p>
          </table:table-cell>
          <table:table-cell table:style-name="ce1" office:value-type="float" office:value="1.42400691702644" calcext:value-type="float">
            <text:p>1.42400691702644</text:p>
          </table:table-cell>
          <table:table-cell table:style-name="ce1" office:value-type="float" office:value="1.45699151274645" calcext:value-type="float">
            <text:p>1.45699151274645</text:p>
          </table:table-cell>
          <table:table-cell table:style-name="ce1" office:value-type="float" office:value="1.44239078857121" calcext:value-type="float">
            <text:p>1.44239078857121</text:p>
          </table:table-cell>
          <table:table-cell table:style-name="ce1" office:value-type="float" office:value="1.44805023911208" calcext:value-type="float">
            <text:p>1.44805023911208</text:p>
          </table:table-cell>
          <table:table-cell table:style-name="ce1" office:value-type="float" office:value="1.38893957419322" calcext:value-type="float">
            <text:p>1.38893957419322</text:p>
          </table:table-cell>
          <table:table-cell table:style-name="ce1" office:value-type="float" office:value="1.43431283819523" calcext:value-type="float">
            <text:p>1.43431283819523</text:p>
          </table:table-cell>
          <table:table-cell table:style-name="ce1" office:value-type="float" office:value="1.42043465472225" calcext:value-type="float">
            <text:p>1.42043465472225</text:p>
          </table:table-cell>
          <table:table-cell table:style-name="ce1" office:value-type="float" office:value="1.46210883415746" calcext:value-type="float">
            <text:p>1.46210883415746</text:p>
          </table:table-cell>
          <table:table-cell table:style-name="ce1" office:value-type="float" office:value="1.51100239866955" calcext:value-type="float">
            <text:p>1.51100239866955</text:p>
          </table:table-cell>
          <table:table-cell table:style-name="ce1" office:value-type="float" office:value="1.5873392417049" calcext:value-type="float">
            <text:p>1.5873392417049</text:p>
          </table:table-cell>
          <table:table-cell table:style-name="ce1" office:value-type="float" office:value="1.72279160068058" calcext:value-type="float">
            <text:p>1.72279160068058</text:p>
          </table:table-cell>
          <table:table-cell table:style-name="ce1" office:value-type="float" office:value="1.79010337097845" calcext:value-type="float">
            <text:p>1.79010337097845</text:p>
          </table:table-cell>
          <table:table-cell table:style-name="ce1" office:value-type="float" office:value="1.83143031299461" calcext:value-type="float">
            <text:p>1.83143031299461</text:p>
          </table:table-cell>
          <table:table-cell table:style-name="ce1" office:value-type="float" office:value="1.84907556878028" calcext:value-type="float">
            <text:p>1.84907556878028</text:p>
          </table:table-cell>
          <table:table-cell table:style-name="ce1" office:value-type="float" office:value="1.86580837597139" calcext:value-type="float">
            <text:p>1.86580837597139</text:p>
          </table:table-cell>
          <table:table-cell table:style-name="ce1" office:value-type="float" office:value="1.89123873617418" calcext:value-type="float">
            <text:p>1.89123873617418</text:p>
          </table:table-cell>
          <table:table-cell table:style-name="ce1" office:value-type="float" office:value="1.8352662792254" calcext:value-type="float">
            <text:p>1.8352662792254</text:p>
          </table:table-cell>
          <table:table-cell table:style-name="ce1" office:value-type="float" office:value="1.75149065902436" calcext:value-type="float">
            <text:p>1.75149065902436</text:p>
          </table:table-cell>
          <table:table-cell table:style-name="ce1" office:value-type="float" office:value="1.81513348184222" calcext:value-type="float">
            <text:p>1.81513348184222</text:p>
          </table:table-cell>
          <table:table-cell table:style-name="ce1" office:value-type="float" office:value="1.84269049471974" calcext:value-type="float">
            <text:p>1.84269049471974</text:p>
          </table:table-cell>
          <table:table-cell table:style-name="ce1" office:value-type="float" office:value="1.82313307231817" calcext:value-type="float">
            <text:p>1.82313307231817</text:p>
          </table:table-cell>
          <table:table-cell table:style-name="ce1" office:value-type="float" office:value="1.88403447079654" calcext:value-type="float">
            <text:p>1.88403447079654</text:p>
          </table:table-cell>
          <table:table-cell table:style-name="ce1" office:value-type="float" office:value="1.99042894229295" calcext:value-type="float">
            <text:p>1.99042894229295</text:p>
          </table:table-cell>
          <table:table-cell table:style-name="ce1" office:value-type="float" office:value="1.86652237546496" calcext:value-type="float">
            <text:p>1.86652237546496</text:p>
          </table:table-cell>
          <table:table-cell table:style-name="ce1" office:value-type="float" office:value="2.11341454484465" calcext:value-type="float">
            <text:p>2.11341454484465</text:p>
          </table:table-cell>
          <table:table-cell table:style-name="ce1" office:value-type="float" office:value="2.19139356376845" calcext:value-type="float">
            <text:p>2.1913935637684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746312799327946" calcext:value-type="float">
            <text:p>0.746312799327946</text:p>
          </table:table-cell>
          <table:table-cell table:style-name="ce1" office:value-type="float" office:value="0.838898624791733" calcext:value-type="float">
            <text:p>0.838898624791733</text:p>
          </table:table-cell>
          <table:table-cell table:style-name="ce1" office:value-type="float" office:value="1.11941062153889" calcext:value-type="float">
            <text:p>1.11941062153889</text:p>
          </table:table-cell>
          <table:table-cell table:style-name="ce1" office:value-type="float" office:value="0.816329675880935" calcext:value-type="float">
            <text:p>0.816329675880935</text:p>
          </table:table-cell>
          <table:table-cell table:style-name="ce1" office:value-type="float" office:value="0.766085262228892" calcext:value-type="float">
            <text:p>0.766085262228892</text:p>
          </table:table-cell>
          <table:table-cell table:style-name="ce1" office:value-type="float" office:value="0.872453509960786" calcext:value-type="float">
            <text:p>0.872453509960786</text:p>
          </table:table-cell>
          <table:table-cell table:style-name="ce1" office:value-type="float" office:value="1.13407726558297" calcext:value-type="float">
            <text:p>1.13407726558297</text:p>
          </table:table-cell>
          <table:table-cell table:style-name="ce1" office:value-type="float" office:value="1.42576282647283" calcext:value-type="float">
            <text:p>1.42576282647283</text:p>
          </table:table-cell>
          <table:table-cell table:style-name="ce1" office:value-type="float" office:value="1.85515115999646" calcext:value-type="float">
            <text:p>1.85515115999646</text:p>
          </table:table-cell>
          <table:table-cell table:style-name="ce1" office:value-type="float" office:value="2.01914581503167" calcext:value-type="float">
            <text:p>2.01914581503167</text:p>
          </table:table-cell>
          <table:table-cell table:style-name="ce1" office:value-type="float" office:value="1.79629218704861" calcext:value-type="float">
            <text:p>1.79629218704861</text:p>
          </table:table-cell>
          <table:table-cell table:style-name="ce1" office:value-type="float" office:value="2.01653071596997" calcext:value-type="float">
            <text:p>2.01653071596997</text:p>
          </table:table-cell>
          <table:table-cell table:style-name="ce1" office:value-type="float" office:value="2.08075264764477" calcext:value-type="float">
            <text:p>2.08075264764477</text:p>
          </table:table-cell>
          <table:table-cell table:style-name="ce1" office:value-type="float" office:value="1.97702280023047" calcext:value-type="float">
            <text:p>1.97702280023047</text:p>
          </table:table-cell>
          <table:table-cell table:style-name="ce1" office:value-type="float" office:value="2.00940545270897" calcext:value-type="float">
            <text:p>2.00940545270897</text:p>
          </table:table-cell>
          <table:table-cell table:style-name="ce1" office:value-type="float" office:value="2.3101982254413" calcext:value-type="float">
            <text:p>2.3101982254413</text:p>
          </table:table-cell>
          <table:table-cell table:style-name="ce1" office:value-type="float" office:value="2.14882963417985" calcext:value-type="float">
            <text:p>2.14882963417985</text:p>
          </table:table-cell>
          <table:table-cell table:style-name="ce1" office:value-type="float" office:value="2.37308117450811" calcext:value-type="float">
            <text:p>2.37308117450811</text:p>
          </table:table-cell>
          <table:table-cell table:style-name="ce1" office:value-type="float" office:value="2.52254284400184" calcext:value-type="float">
            <text:p>2.52254284400184</text:p>
          </table:table-cell>
          <table:table-cell table:style-name="ce1" office:value-type="float" office:value="2.39428926330541" calcext:value-type="float">
            <text:p>2.39428926330541</text:p>
          </table:table-cell>
          <table:table-cell table:style-name="ce1" office:value-type="float" office:value="2.67540057970555" calcext:value-type="float">
            <text:p>2.67540057970555</text:p>
          </table:table-cell>
          <table:table-cell table:style-name="ce1" office:value-type="float" office:value="2.70953453453453" calcext:value-type="float">
            <text:p>2.70953453453453</text:p>
          </table:table-cell>
          <table:table-cell table:style-name="ce1" office:value-type="float" office:value="2.54255503553475" calcext:value-type="float">
            <text:p>2.54255503553475</text:p>
          </table:table-cell>
          <table:table-cell table:style-name="ce1" office:value-type="float" office:value="2.69425770583266" calcext:value-type="float">
            <text:p>2.69425770583266</text:p>
          </table:table-cell>
          <table:table-cell table:style-name="ce1" office:value-type="float" office:value="2.93135837300888" calcext:value-type="float">
            <text:p>2.93135837300888</text:p>
          </table:table-cell>
          <table:table-cell table:style-name="ce1" office:value-type="float" office:value="3.30981248705696" calcext:value-type="float">
            <text:p>3.30981248705696</text:p>
          </table:table-cell>
          <table:table-cell table:style-name="ce1" office:value-type="float" office:value="3.57076085347709" calcext:value-type="float">
            <text:p>3.57076085347709</text:p>
          </table:table-cell>
          <table:table-cell table:style-name="ce1" office:value-type="float" office:value="3.65833103657093" calcext:value-type="float">
            <text:p>3.65833103657093</text:p>
          </table:table-cell>
          <table:table-cell table:style-name="ce1" office:value-type="float" office:value="3.65956739026164" calcext:value-type="float">
            <text:p>3.65956739026164</text:p>
          </table:table-cell>
          <table:table-cell table:style-name="ce1" office:value-type="float" office:value="3.81605217109777" calcext:value-type="float">
            <text:p>3.81605217109777</text:p>
          </table:table-cell>
          <table:table-cell table:style-name="ce1" office:value-type="float" office:value="4.12649112430581" calcext:value-type="float">
            <text:p>4.12649112430581</text:p>
          </table:table-cell>
          <table:table-cell table:style-name="ce1" office:value-type="float" office:value="4.61741573248725" calcext:value-type="float">
            <text:p>4.61741573248725</text:p>
          </table:table-cell>
          <table:table-cell table:style-name="ce1" office:value-type="float" office:value="3.73435831324566" calcext:value-type="float">
            <text:p>3.73435831324566</text:p>
          </table:table-cell>
          <table:table-cell table:style-name="ce1" office:value-type="float" office:value="4.23719549509485" calcext:value-type="float">
            <text:p>4.23719549509485</text:p>
          </table:table-cell>
          <table:table-cell table:style-name="ce1" office:value-type="float" office:value="2.83342991875462" calcext:value-type="float">
            <text:p>2.83342991875462</text:p>
          </table:table-cell>
          <table:table-cell table:style-name="ce1" office:value-type="float" office:value="3.12777681327889" calcext:value-type="float">
            <text:p>3.12777681327889</text:p>
          </table:table-cell>
          <table:table-cell table:style-name="ce1" office:value-type="float" office:value="3.19900729487854" calcext:value-type="float">
            <text:p>3.19900729487854</text:p>
          </table:table-cell>
          <table:table-cell table:style-name="ce1" office:value-type="float" office:value="3.37929303524335" calcext:value-type="float">
            <text:p>3.37929303524335</text:p>
          </table:table-cell>
          <table:table-cell table:style-name="ce1" office:value-type="float" office:value="4.25617188345543" calcext:value-type="float">
            <text:p>4.25617188345543</text:p>
          </table:table-cell>
          <table:table-cell table:style-name="ce1" office:value-type="float" office:value="4.49988844265953" calcext:value-type="float">
            <text:p>4.49988844265953</text:p>
          </table:table-cell>
          <table:table-cell table:style-name="ce1" office:value-type="float" office:value="4.40304182509506" calcext:value-type="float">
            <text:p>4.40304182509506</text:p>
          </table:table-cell>
          <table:table-cell table:style-name="ce1" office:value-type="float" office:value="4.51117161582055" calcext:value-type="float">
            <text:p>4.51117161582055</text:p>
          </table:table-cell>
          <table:table-cell table:style-name="ce1" office:value-type="float" office:value="4.52500930090357" calcext:value-type="float">
            <text:p>4.52500930090357</text:p>
          </table:table-cell>
          <table:table-cell table:style-name="ce1" office:value-type="float" office:value="4.66016800055829" calcext:value-type="float">
            <text:p>4.66016800055829</text:p>
          </table:table-cell>
          <table:table-cell table:style-name="ce1" office:value-type="float" office:value="4.73999875499376" calcext:value-type="float">
            <text:p>4.73999875499376</text:p>
          </table:table-cell>
          <table:table-cell table:style-name="ce1" office:value-type="float" office:value="4.93817081671308" calcext:value-type="float">
            <text:p>4.93817081671308</text:p>
          </table:table-cell>
          <table:table-cell table:style-name="ce1" office:value-type="float" office:value="4.98639470622455" calcext:value-type="float">
            <text:p>4.98639470622455</text:p>
          </table:table-cell>
          <table:table-cell table:style-name="ce1" office:value-type="float" office:value="5.17874084749814" calcext:value-type="float">
            <text:p>5.17874084749814</text:p>
          </table:table-cell>
          <table:table-cell table:style-name="ce1" office:value-type="float" office:value="5.8711140760507" calcext:value-type="float">
            <text:p>5.8711140760507</text:p>
          </table:table-cell>
          <table:table-cell table:style-name="ce1" office:value-type="float" office:value="5.833678079191" calcext:value-type="float">
            <text:p>5.833678079191</text:p>
          </table:table-cell>
          <table:table-cell table:style-name="ce1" office:value-type="float" office:value="5.43033845317385" calcext:value-type="float">
            <text:p>5.43033845317385</text:p>
          </table:table-cell>
          <table:table-cell table:style-name="ce1" office:value-type="float" office:value="5.58017761812104" calcext:value-type="float">
            <text:p>5.5801776181210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runei Darussalam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4.0781790406355" calcext:value-type="float">
            <text:p>4.0781790406355</text:p>
          </table:table-cell>
          <table:table-cell table:style-name="ce1" office:value-type="float" office:value="3.55200905621623" calcext:value-type="float">
            <text:p>3.55200905621623</text:p>
          </table:table-cell>
          <table:table-cell table:style-name="ce1" office:value-type="float" office:value="4.13342187203554" calcext:value-type="float">
            <text:p>4.13342187203554</text:p>
          </table:table-cell>
          <table:table-cell table:style-name="ce1" office:value-type="float" office:value="3.79817405232248" calcext:value-type="float">
            <text:p>3.79817405232248</text:p>
          </table:table-cell>
          <table:table-cell table:style-name="ce1" office:value-type="float" office:value="3.48228891180705" calcext:value-type="float">
            <text:p>3.48228891180705</text:p>
          </table:table-cell>
          <table:table-cell table:style-name="ce1" office:value-type="float" office:value="3.25478663740551" calcext:value-type="float">
            <text:p>3.25478663740551</text:p>
          </table:table-cell>
          <table:table-cell table:style-name="ce1" office:value-type="float" office:value="4.57308515588646" calcext:value-type="float">
            <text:p>4.57308515588646</text:p>
          </table:table-cell>
          <table:table-cell table:style-name="ce1" office:value-type="float" office:value="3.90521831735889" calcext:value-type="float">
            <text:p>3.90521831735889</text:p>
          </table:table-cell>
          <table:table-cell table:style-name="ce1" office:value-type="float" office:value="3.63050873273761" calcext:value-type="float">
            <text:p>3.63050873273761</text:p>
          </table:table-cell>
          <table:table-cell table:style-name="ce1" office:value-type="float" office:value="3.93712209889001" calcext:value-type="float">
            <text:p>3.93712209889001</text:p>
          </table:table-cell>
          <table:table-cell table:style-name="ce1" office:value-type="float" office:value="63.288956208712" calcext:value-type="float">
            <text:p>63.288956208712</text:p>
          </table:table-cell>
          <table:table-cell table:style-name="ce1" office:value-type="float" office:value="55.3903003330484" calcext:value-type="float">
            <text:p>55.3903003330484</text:p>
          </table:table-cell>
          <table:table-cell table:style-name="ce1" office:value-type="float" office:value="66.7028116980174" calcext:value-type="float">
            <text:p>66.7028116980174</text:p>
          </table:table-cell>
          <table:table-cell table:style-name="ce1" office:value-type="float" office:value="67.4125497241114" calcext:value-type="float">
            <text:p>67.4125497241114</text:p>
          </table:table-cell>
          <table:table-cell table:style-name="ce1" office:value-type="float" office:value="53.0117167006704" calcext:value-type="float">
            <text:p>53.0117167006704</text:p>
          </table:table-cell>
          <table:table-cell table:style-name="ce1" office:value-type="float" office:value="44.0362004738835" calcext:value-type="float">
            <text:p>44.0362004738835</text:p>
          </table:table-cell>
          <table:table-cell table:style-name="ce1" office:value-type="float" office:value="36.0160984678658" calcext:value-type="float">
            <text:p>36.0160984678658</text:p>
          </table:table-cell>
          <table:table-cell table:style-name="ce1" office:value-type="float" office:value="36.7910899405152" calcext:value-type="float">
            <text:p>36.7910899405152</text:p>
          </table:table-cell>
          <table:table-cell table:style-name="ce1" office:value-type="float" office:value="52.9035967553242" calcext:value-type="float">
            <text:p>52.9035967553242</text:p>
          </table:table-cell>
          <table:table-cell table:style-name="ce1" office:value-type="float" office:value="39.8335153598235" calcext:value-type="float">
            <text:p>39.8335153598235</text:p>
          </table:table-cell>
          <table:table-cell table:style-name="ce1" office:value-type="float" office:value="35.6524705138897" calcext:value-type="float">
            <text:p>35.6524705138897</text:p>
          </table:table-cell>
          <table:table-cell table:style-name="ce1" office:value-type="float" office:value="7.3842348947453" calcext:value-type="float">
            <text:p>7.3842348947453</text:p>
          </table:table-cell>
          <table:table-cell table:style-name="ce1" office:value-type="float" office:value="10.2108982205295" calcext:value-type="float">
            <text:p>10.2108982205295</text:p>
          </table:table-cell>
          <table:table-cell table:style-name="ce1" office:value-type="float" office:value="12.8298843708666" calcext:value-type="float">
            <text:p>12.8298843708666</text:p>
          </table:table-cell>
          <table:table-cell table:style-name="ce1" office:value-type="float" office:value="8.84233700488259" calcext:value-type="float">
            <text:p>8.84233700488259</text:p>
          </table:table-cell>
          <table:table-cell table:style-name="ce1" office:value-type="float" office:value="11.6397562867352" calcext:value-type="float">
            <text:p>11.6397562867352</text:p>
          </table:table-cell>
          <table:table-cell table:style-name="ce1" office:value-type="float" office:value="10.0219206862583" calcext:value-type="float">
            <text:p>10.0219206862583</text:p>
          </table:table-cell>
          <table:table-cell table:style-name="ce1" office:value-type="float" office:value="14.0632045088567" calcext:value-type="float">
            <text:p>14.0632045088567</text:p>
          </table:table-cell>
          <table:table-cell table:style-name="ce1" office:value-type="float" office:value="23.5503728115345" calcext:value-type="float">
            <text:p>23.5503728115345</text:p>
          </table:table-cell>
          <table:table-cell table:style-name="ce1" office:value-type="float" office:value="25.4169449583163" calcext:value-type="float">
            <text:p>25.4169449583163</text:p>
          </table:table-cell>
          <table:table-cell table:style-name="ce1" office:value-type="float" office:value="24.1765477409035" calcext:value-type="float">
            <text:p>24.1765477409035</text:p>
          </table:table-cell>
          <table:table-cell table:style-name="ce1" office:value-type="float" office:value="20.9867834244321" calcext:value-type="float">
            <text:p>20.9867834244321</text:p>
          </table:table-cell>
          <table:table-cell table:style-name="ce1" office:value-type="float" office:value="20.2367264852623" calcext:value-type="float">
            <text:p>20.2367264852623</text:p>
          </table:table-cell>
          <table:table-cell table:style-name="ce1" office:value-type="float" office:value="18.8517179863934" calcext:value-type="float">
            <text:p>18.8517179863934</text:p>
          </table:table-cell>
          <table:table-cell table:style-name="ce1" office:value-type="float" office:value="17.4021842371696" calcext:value-type="float">
            <text:p>17.4021842371696</text:p>
          </table:table-cell>
          <table:table-cell table:style-name="ce1" office:value-type="float" office:value="17.2778210908105" calcext:value-type="float">
            <text:p>17.2778210908105</text:p>
          </table:table-cell>
          <table:table-cell table:style-name="ce1" office:value-type="float" office:value="17.0953450003141" calcext:value-type="float">
            <text:p>17.0953450003141</text:p>
          </table:table-cell>
          <table:table-cell table:style-name="ce1" office:value-type="float" office:value="17.3082267406197" calcext:value-type="float">
            <text:p>17.3082267406197</text:p>
          </table:table-cell>
          <table:table-cell table:style-name="ce1" office:value-type="float" office:value="17.5785661763546" calcext:value-type="float">
            <text:p>17.5785661763546</text:p>
          </table:table-cell>
          <table:table-cell table:style-name="ce1" office:value-type="float" office:value="13.0684409472163" calcext:value-type="float">
            <text:p>13.0684409472163</text:p>
          </table:table-cell>
          <table:table-cell table:style-name="ce1" office:value-type="float" office:value="18.4706734754382" calcext:value-type="float">
            <text:p>18.4706734754382</text:p>
          </table:table-cell>
          <table:table-cell table:style-name="ce1" office:value-type="float" office:value="17.0690204524822" calcext:value-type="float">
            <text:p>17.0690204524822</text:p>
          </table:table-cell>
          <table:table-cell table:style-name="ce1" office:value-type="float" office:value="14.1390459050099" calcext:value-type="float">
            <text:p>14.1390459050099</text:p>
          </table:table-cell>
          <table:table-cell table:style-name="ce1" office:value-type="float" office:value="13.9522595742611" calcext:value-type="float">
            <text:p>13.9522595742611</text:p>
          </table:table-cell>
          <table:table-cell table:style-name="ce1" office:value-type="float" office:value="13.6288276637616" calcext:value-type="float">
            <text:p>13.6288276637616</text:p>
          </table:table-cell>
          <table:table-cell table:style-name="ce1" office:value-type="float" office:value="12.7675060584875" calcext:value-type="float">
            <text:p>12.7675060584875</text:p>
          </table:table-cell>
          <table:table-cell table:style-name="ce1" office:value-type="float" office:value="11.6041151704468" calcext:value-type="float">
            <text:p>11.6041151704468</text:p>
          </table:table-cell>
          <table:table-cell table:style-name="ce1" office:value-type="float" office:value="24.1784093852732" calcext:value-type="float">
            <text:p>24.1784093852732</text:p>
          </table:table-cell>
          <table:table-cell table:style-name="ce1" office:value-type="float" office:value="26.3382713650187" calcext:value-type="float">
            <text:p>26.3382713650187</text:p>
          </table:table-cell>
          <table:table-cell table:style-name="ce1" office:value-type="float" office:value="22.1490286245737" calcext:value-type="float">
            <text:p>22.1490286245737</text:p>
          </table:table-cell>
          <table:table-cell table:style-name="ce1" office:value-type="float" office:value="21.8732221041337" calcext:value-type="float">
            <text:p>21.8732221041337</text:p>
          </table:table-cell>
          <table:table-cell table:style-name="ce1" office:value-type="float" office:value="24.3920133786297" calcext:value-type="float">
            <text:p>24.392013378629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hutan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0" table:style-name="ce1" office:value-type="string" calcext:value-type="string">
            <text:p>null</text:p>
          </table:table-cell>
          <table:table-cell table:style-name="ce1" office:value-type="float" office:value="0.0125816158129673" calcext:value-type="float">
            <text:p>0.012581615812967</text:p>
          </table:table-cell>
          <table:table-cell table:style-name="ce1" office:value-type="float" office:value="0.012156351834724" calcext:value-type="float">
            <text:p>0.012156351834724</text:p>
          </table:table-cell>
          <table:table-cell table:style-name="ce1" office:value-type="float" office:value="0.0117264447798613" calcext:value-type="float">
            <text:p>0.011726444779861</text:p>
          </table:table-cell>
          <table:table-cell table:style-name="ce1" office:value-type="float" office:value="0.0113016812291002" calcext:value-type="float">
            <text:p>0.0113016812291</text:p>
          </table:table-cell>
          <table:table-cell table:style-name="ce1" office:value-type="float" office:value="0.0108917449068395" calcext:value-type="float">
            <text:p>0.01089174490684</text:p>
          </table:table-cell>
          <table:table-cell table:style-name="ce1" office:value-type="float" office:value="0.0105027696150035" calcext:value-type="float">
            <text:p>0.010502769615004</text:p>
          </table:table-cell>
          <table:table-cell table:style-name="ce1" office:value-type="float" office:value="0.0101336973763479" calcext:value-type="float">
            <text:p>0.010133697376348</text:p>
          </table:table-cell>
          <table:table-cell table:style-name="ce1" office:value-type="float" office:value="0.0195677172686306" calcext:value-type="float">
            <text:p>0.019567717268631</text:p>
          </table:table-cell>
          <table:table-cell table:style-name="ce1" office:value-type="float" office:value="0.0283727635912527" calcext:value-type="float">
            <text:p>0.028372763591253</text:p>
          </table:table-cell>
          <table:table-cell table:style-name="ce1" office:value-type="float" office:value="0.0549530693494648" calcext:value-type="float">
            <text:p>0.054953069349465</text:p>
          </table:table-cell>
          <table:table-cell table:style-name="ce1" office:value-type="float" office:value="0.053330295398741" calcext:value-type="float">
            <text:p>0.053330295398741</text:p>
          </table:table-cell>
          <table:table-cell table:style-name="ce1" office:value-type="float" office:value="0.0605562331470416" calcext:value-type="float">
            <text:p>0.060556233147042</text:p>
          </table:table-cell>
          <table:table-cell table:style-name="ce1" office:value-type="float" office:value="0.0759763803998757" calcext:value-type="float">
            <text:p>0.075976380399876</text:p>
          </table:table-cell>
          <table:table-cell table:style-name="ce1" office:value-type="float" office:value="0.0659548684882045" calcext:value-type="float">
            <text:p>0.065954868488205</text:p>
          </table:table-cell>
          <table:table-cell table:style-name="ce1" office:value-type="float" office:value="0.112550012605917" calcext:value-type="float">
            <text:p>0.112550012605917</text:p>
          </table:table-cell>
          <table:table-cell table:style-name="ce1" office:value-type="float" office:value="0.132916142512953" calcext:value-type="float">
            <text:p>0.132916142512953</text:p>
          </table:table-cell>
          <table:table-cell table:style-name="ce1" office:value-type="float" office:value="0.11361124938294" calcext:value-type="float">
            <text:p>0.11361124938294</text:p>
          </table:table-cell>
          <table:table-cell table:style-name="ce1" office:value-type="float" office:value="0.204961752822626" calcext:value-type="float">
            <text:p>0.204961752822626</text:p>
          </table:table-cell>
          <table:table-cell table:style-name="ce1" office:value-type="float" office:value="0.212757316252408" calcext:value-type="float">
            <text:p>0.212757316252408</text:p>
          </table:table-cell>
          <table:table-cell table:style-name="ce1" office:value-type="float" office:value="0.117779868652746" calcext:value-type="float">
            <text:p>0.117779868652746</text:p>
          </table:table-cell>
          <table:table-cell table:style-name="ce1" office:value-type="float" office:value="0.239670964790245" calcext:value-type="float">
            <text:p>0.239670964790245</text:p>
          </table:table-cell>
          <table:table-cell table:style-name="ce1" office:value-type="float" office:value="0.349775004769226" calcext:value-type="float">
            <text:p>0.349775004769226</text:p>
          </table:table-cell>
          <table:table-cell table:style-name="ce1" office:value-type="float" office:value="0.409693515248492" calcext:value-type="float">
            <text:p>0.409693515248492</text:p>
          </table:table-cell>
          <table:table-cell table:style-name="ce1" office:value-type="float" office:value="0.360447299492914" calcext:value-type="float">
            <text:p>0.360447299492914</text:p>
          </table:table-cell>
          <table:table-cell table:style-name="ce1" office:value-type="float" office:value="0.415904353301446" calcext:value-type="float">
            <text:p>0.415904353301446</text:p>
          </table:table-cell>
          <table:table-cell table:style-name="ce1" office:value-type="float" office:value="0.489993063429338" calcext:value-type="float">
            <text:p>0.489993063429338</text:p>
          </table:table-cell>
          <table:table-cell table:style-name="ce1" office:value-type="float" office:value="0.594017686195907" calcext:value-type="float">
            <text:p>0.594017686195907</text:p>
          </table:table-cell>
          <table:table-cell table:style-name="ce1" office:value-type="float" office:value="0.760266990710612" calcext:value-type="float">
            <text:p>0.760266990710612</text:p>
          </table:table-cell>
          <table:table-cell table:style-name="ce1" office:value-type="float" office:value="0.721706972367696" calcext:value-type="float">
            <text:p>0.721706972367696</text:p>
          </table:table-cell>
          <table:table-cell table:style-name="ce1" office:value-type="float" office:value="0.702122770962842" calcext:value-type="float">
            <text:p>0.702122770962842</text:p>
          </table:table-cell>
          <table:table-cell table:style-name="ce1" office:value-type="float" office:value="0.708458365754617" calcext:value-type="float">
            <text:p>0.708458365754617</text:p>
          </table:table-cell>
          <table:table-cell table:style-name="ce1" office:value-type="float" office:value="0.669271192043858" calcext:value-type="float">
            <text:p>0.669271192043858</text:p>
          </table:table-cell>
          <table:table-cell table:style-name="ce1" office:value-type="float" office:value="0.698568399170484" calcext:value-type="float">
            <text:p>0.698568399170484</text:p>
          </table:table-cell>
          <table:table-cell table:style-name="ce1" office:value-type="float" office:value="0.612679529063675" calcext:value-type="float">
            <text:p>0.612679529063675</text:p>
          </table:table-cell>
          <table:table-cell table:style-name="ce1" office:value-type="float" office:value="0.485668561337675" calcext:value-type="float">
            <text:p>0.485668561337675</text:p>
          </table:table-cell>
          <table:table-cell table:style-name="ce1" office:value-type="float" office:value="0.608197947364946" calcext:value-type="float">
            <text:p>0.608197947364946</text:p>
          </table:table-cell>
          <table:table-cell table:style-name="ce1" office:value-type="float" office:value="0.588329934624843" calcext:value-type="float">
            <text:p>0.588329934624843</text:p>
          </table:table-cell>
          <table:table-cell table:style-name="ce1" office:value-type="float" office:value="0.575767714253431" calcext:value-type="float">
            <text:p>0.575767714253431</text:p>
          </table:table-cell>
          <table:table-cell table:style-name="ce1" office:value-type="float" office:value="0.606778514798774" calcext:value-type="float">
            <text:p>0.606778514798774</text:p>
          </table:table-cell>
          <table:table-cell table:style-name="ce1" office:value-type="float" office:value="0.54914598137971" calcext:value-type="float">
            <text:p>0.54914598137971</text:p>
          </table:table-cell>
          <table:table-cell table:style-name="ce1" office:value-type="float" office:value="0.677145031003296" calcext:value-type="float">
            <text:p>0.677145031003296</text:p>
          </table:table-cell>
          <table:table-cell table:style-name="ce1" office:value-type="float" office:value="0.766205619422981" calcext:value-type="float">
            <text:p>0.76620561942298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Botswana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2" table:style-name="ce1" office:value-type="string" calcext:value-type="string">
            <text:p>null</text:p>
          </table:table-cell>
          <table:table-cell table:style-name="ce1" office:value-type="float" office:value="0.0297423197441312" calcext:value-type="float">
            <text:p>0.029742319744131</text:p>
          </table:table-cell>
          <table:table-cell table:style-name="ce1" office:value-type="float" office:value="0.0670929732597817" calcext:value-type="float">
            <text:p>0.067092973259782</text:p>
          </table:table-cell>
          <table:table-cell table:style-name="ce1" office:value-type="float" office:value="0.111049282472338" calcext:value-type="float">
            <text:p>0.111049282472338</text:p>
          </table:table-cell>
          <table:table-cell table:style-name="ce1" office:value-type="float" office:value="0.227506572152564" calcext:value-type="float">
            <text:p>0.227506572152564</text:p>
          </table:table-cell>
          <table:table-cell table:style-name="ce1" office:value-type="float" office:value="0.695727636849132" calcext:value-type="float">
            <text:p>0.695727636849132</text:p>
          </table:table-cell>
          <table:table-cell table:style-name="ce1" office:value-type="float" office:value="0.879789545535953" calcext:value-type="float">
            <text:p>0.879789545535953</text:p>
          </table:table-cell>
          <table:table-cell table:style-name="ce1" office:value-type="float" office:value="0.901553657783723" calcext:value-type="float">
            <text:p>0.901553657783723</text:p>
          </table:table-cell>
          <table:table-cell table:style-name="ce1" office:value-type="float" office:value="0.982028122284211" calcext:value-type="float">
            <text:p>0.982028122284211</text:p>
          </table:table-cell>
          <table:table-cell table:style-name="ce1" office:value-type="float" office:value="0.990055513679691" calcext:value-type="float">
            <text:p>0.990055513679691</text:p>
          </table:table-cell>
          <table:table-cell table:style-name="ce1" office:value-type="float" office:value="0.976141085867117" calcext:value-type="float">
            <text:p>0.976141085867117</text:p>
          </table:table-cell>
          <table:table-cell table:style-name="ce1" office:value-type="float" office:value="1.02816735547618" calcext:value-type="float">
            <text:p>1.02816735547618</text:p>
          </table:table-cell>
          <table:table-cell table:style-name="ce1" office:value-type="float" office:value="0.930741764768048" calcext:value-type="float">
            <text:p>0.930741764768048</text:p>
          </table:table-cell>
          <table:table-cell table:style-name="ce1" office:value-type="float" office:value="0.912973174132274" calcext:value-type="float">
            <text:p>0.912973174132274</text:p>
          </table:table-cell>
          <table:table-cell table:style-name="ce1" office:value-type="float" office:value="0.979567890902512" calcext:value-type="float">
            <text:p>0.979567890902512</text:p>
          </table:table-cell>
          <table:table-cell table:style-name="ce1" office:value-type="float" office:value="1.08358981327169" calcext:value-type="float">
            <text:p>1.08358981327169</text:p>
          </table:table-cell>
          <table:table-cell table:style-name="ce1" office:value-type="float" office:value="1.21872660067263" calcext:value-type="float">
            <text:p>1.21872660067263</text:p>
          </table:table-cell>
          <table:table-cell table:style-name="ce1" office:value-type="float" office:value="1.24386641919795" calcext:value-type="float">
            <text:p>1.24386641919795</text:p>
          </table:table-cell>
          <table:table-cell table:style-name="ce1" office:value-type="float" office:value="1.32468336999268" calcext:value-type="float">
            <text:p>1.32468336999268</text:p>
          </table:table-cell>
          <table:table-cell table:style-name="ce1" office:value-type="float" office:value="1.57861711795938" calcext:value-type="float">
            <text:p>1.57861711795938</text:p>
          </table:table-cell>
          <table:table-cell table:style-name="ce1" office:value-type="float" office:value="1.51317866795109" calcext:value-type="float">
            <text:p>1.51317866795109</text:p>
          </table:table-cell>
          <table:table-cell table:style-name="ce1" office:value-type="float" office:value="2.24220224820655" calcext:value-type="float">
            <text:p>2.24220224820655</text:p>
          </table:table-cell>
          <table:table-cell table:style-name="ce1" office:value-type="float" office:value="2.33165861968759" calcext:value-type="float">
            <text:p>2.33165861968759</text:p>
          </table:table-cell>
          <table:table-cell table:style-name="ce1" office:value-type="float" office:value="2.27052922583139" calcext:value-type="float">
            <text:p>2.27052922583139</text:p>
          </table:table-cell>
          <table:table-cell table:style-name="ce1" office:value-type="float" office:value="2.23561956516912" calcext:value-type="float">
            <text:p>2.23561956516912</text:p>
          </table:table-cell>
          <table:table-cell table:style-name="ce1" office:value-type="float" office:value="1.94744969528368" calcext:value-type="float">
            <text:p>1.94744969528368</text:p>
          </table:table-cell>
          <table:table-cell table:style-name="ce1" office:value-type="float" office:value="1.95175733331065" calcext:value-type="float">
            <text:p>1.95175733331065</text:p>
          </table:table-cell>
          <table:table-cell table:style-name="ce1" office:value-type="float" office:value="2.28352892031576" calcext:value-type="float">
            <text:p>2.28352892031576</text:p>
          </table:table-cell>
          <table:table-cell table:style-name="ce1" office:value-type="float" office:value="2.07565875736375" calcext:value-type="float">
            <text:p>2.07565875736375</text:p>
          </table:table-cell>
          <table:table-cell table:style-name="ce1" office:value-type="float" office:value="2.46215231210328" calcext:value-type="float">
            <text:p>2.46215231210328</text:p>
          </table:table-cell>
          <table:table-cell table:style-name="ce1" office:value-type="float" office:value="2.45918738450558" calcext:value-type="float">
            <text:p>2.45918738450558</text:p>
          </table:table-cell>
          <table:table-cell table:style-name="ce1" office:value-type="float" office:value="2.51010873848138" calcext:value-type="float">
            <text:p>2.51010873848138</text:p>
          </table:table-cell>
          <table:table-cell table:style-name="ce1" office:value-type="float" office:value="2.35562941122535" calcext:value-type="float">
            <text:p>2.35562941122535</text:p>
          </table:table-cell>
          <table:table-cell table:style-name="ce1" office:value-type="float" office:value="2.38507313087294" calcext:value-type="float">
            <text:p>2.38507313087294</text:p>
          </table:table-cell>
          <table:table-cell table:style-name="ce1" office:value-type="float" office:value="2.47679483348471" calcext:value-type="float">
            <text:p>2.47679483348471</text:p>
          </table:table-cell>
          <table:table-cell table:style-name="ce1" office:value-type="float" office:value="2.45089416887213" calcext:value-type="float">
            <text:p>2.45089416887213</text:p>
          </table:table-cell>
          <table:table-cell table:style-name="ce1" office:value-type="float" office:value="2.43525616818213" calcext:value-type="float">
            <text:p>2.43525616818213</text:p>
          </table:table-cell>
          <table:table-cell table:style-name="ce1" office:value-type="float" office:value="2.5305513688432" calcext:value-type="float">
            <text:p>2.5305513688432</text:p>
          </table:table-cell>
          <table:table-cell table:style-name="ce1" office:value-type="float" office:value="2.19229458572388" calcext:value-type="float">
            <text:p>2.19229458572388</text:p>
          </table:table-cell>
          <table:table-cell table:style-name="ce1" office:value-type="float" office:value="2.55529338114327" calcext:value-type="float">
            <text:p>2.55529338114327</text:p>
          </table:table-cell>
          <table:table-cell table:style-name="ce1" office:value-type="float" office:value="2.32334500642674" calcext:value-type="float">
            <text:p>2.3233450064267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entral African Republic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58535378426752" calcext:value-type="float">
            <text:p>0.058535378426752</text:p>
          </table:table-cell>
          <table:table-cell table:style-name="ce1" office:value-type="float" office:value="0.0575505696007596" calcext:value-type="float">
            <text:p>0.05755056960076</text:p>
          </table:table-cell>
          <table:table-cell table:style-name="ce1" office:value-type="float" office:value="0.0471138131995765" calcext:value-type="float">
            <text:p>0.047113813199577</text:p>
          </table:table-cell>
          <table:table-cell table:style-name="ce1" office:value-type="float" office:value="0.0462489713166831" calcext:value-type="float">
            <text:p>0.046248971316683</text:p>
          </table:table-cell>
          <table:table-cell table:style-name="ce1" office:value-type="float" office:value="0.0453692047398261" calcext:value-type="float">
            <text:p>0.045369204739826</text:p>
          </table:table-cell>
          <table:table-cell table:style-name="ce1" office:value-type="float" office:value="0.0533760302760139" calcext:value-type="float">
            <text:p>0.053376030276014</text:p>
          </table:table-cell>
          <table:table-cell table:style-name="ce1" office:value-type="float" office:value="0.0501172399121978" calcext:value-type="float">
            <text:p>0.050117239912198</text:p>
          </table:table-cell>
          <table:table-cell table:style-name="ce1" office:value-type="float" office:value="0.0533441408436608" calcext:value-type="float">
            <text:p>0.053344140843661</text:p>
          </table:table-cell>
          <table:table-cell table:style-name="ce1" office:value-type="float" office:value="0.10445745929378" calcext:value-type="float">
            <text:p>0.10445745929378</text:p>
          </table:table-cell>
          <table:table-cell table:style-name="ce1" office:value-type="float" office:value="0.104353430237424" calcext:value-type="float">
            <text:p>0.104353430237424</text:p>
          </table:table-cell>
          <table:table-cell table:style-name="ce1" office:value-type="float" office:value="0.114298603933921" calcext:value-type="float">
            <text:p>0.114298603933921</text:p>
          </table:table-cell>
          <table:table-cell table:style-name="ce1" office:value-type="float" office:value="0.0983238030477966" calcext:value-type="float">
            <text:p>0.098323803047797</text:p>
          </table:table-cell>
          <table:table-cell table:style-name="ce1" office:value-type="float" office:value="0.0887472102412687" calcext:value-type="float">
            <text:p>0.088747210241269</text:p>
          </table:table-cell>
          <table:table-cell table:style-name="ce1" office:value-type="float" office:value="0.083281416219715" calcext:value-type="float">
            <text:p>0.083281416219715</text:p>
          </table:table-cell>
          <table:table-cell table:style-name="ce1" office:value-type="float" office:value="0.057529777810167" calcext:value-type="float">
            <text:p>0.057529777810167</text:p>
          </table:table-cell>
          <table:table-cell table:style-name="ce1" office:value-type="float" office:value="0.05089574145463" calcext:value-type="float">
            <text:p>0.05089574145463</text:p>
          </table:table-cell>
          <table:table-cell table:style-name="ce1" office:value-type="float" office:value="0.0622564941364564" calcext:value-type="float">
            <text:p>0.062256494136456</text:p>
          </table:table-cell>
          <table:table-cell table:style-name="ce1" office:value-type="float" office:value="0.0608726831551823" calcext:value-type="float">
            <text:p>0.060872683155182</text:p>
          </table:table-cell>
          <table:table-cell table:style-name="ce1" office:value-type="float" office:value="0.067943769906487" calcext:value-type="float">
            <text:p>0.067943769906487</text:p>
          </table:table-cell>
          <table:table-cell table:style-name="ce1" office:value-type="float" office:value="0.0463781365633673" calcext:value-type="float">
            <text:p>0.046378136563367</text:p>
          </table:table-cell>
          <table:table-cell table:style-name="ce1" office:value-type="float" office:value="0.0467627781601033" calcext:value-type="float">
            <text:p>0.046762778160103</text:p>
          </table:table-cell>
          <table:table-cell table:style-name="ce1" office:value-type="float" office:value="0.0579760616239485" calcext:value-type="float">
            <text:p>0.057976061623949</text:p>
          </table:table-cell>
          <table:table-cell table:style-name="ce1" office:value-type="float" office:value="0.0592998362561072" calcext:value-type="float">
            <text:p>0.059299836256107</text:p>
          </table:table-cell>
          <table:table-cell table:style-name="ce1" office:value-type="float" office:value="0.0590103416951433" calcext:value-type="float">
            <text:p>0.059010341695143</text:p>
          </table:table-cell>
          <table:table-cell table:style-name="ce1" office:value-type="float" office:value="0.058765290615502" calcext:value-type="float">
            <text:p>0.058765290615502</text:p>
          </table:table-cell>
          <table:table-cell table:style-name="ce1" office:value-type="float" office:value="0.0614091977541501" calcext:value-type="float">
            <text:p>0.06140919775415</text:p>
          </table:table-cell>
          <table:table-cell table:style-name="ce1" office:value-type="float" office:value="0.0599514288941602" calcext:value-type="float">
            <text:p>0.05995142889416</text:p>
          </table:table-cell>
          <table:table-cell table:style-name="ce1" office:value-type="float" office:value="0.0946352506194653" calcext:value-type="float">
            <text:p>0.094635250619465</text:p>
          </table:table-cell>
          <table:table-cell table:style-name="ce1" office:value-type="float" office:value="0.0822220719502299" calcext:value-type="float">
            <text:p>0.08222207195023</text:p>
          </table:table-cell>
          <table:table-cell table:style-name="ce1" office:value-type="float" office:value="0.08685320993868" calcext:value-type="float">
            <text:p>0.08685320993868</text:p>
          </table:table-cell>
          <table:table-cell table:style-name="ce1" office:value-type="float" office:value="0.0674027650321734" calcext:value-type="float">
            <text:p>0.067402765032173</text:p>
          </table:table-cell>
          <table:table-cell table:style-name="ce1" office:value-type="float" office:value="0.0682017303508859" calcext:value-type="float">
            <text:p>0.068201730350886</text:p>
          </table:table-cell>
          <table:table-cell table:style-name="ce1" office:value-type="float" office:value="0.0700366218311175" calcext:value-type="float">
            <text:p>0.070036621831118</text:p>
          </table:table-cell>
          <table:table-cell table:style-name="ce1" office:value-type="float" office:value="0.0705448510934614" calcext:value-type="float">
            <text:p>0.070544851093462</text:p>
          </table:table-cell>
          <table:table-cell table:style-name="ce1" office:value-type="float" office:value="0.072129619897114" calcext:value-type="float">
            <text:p>0.072129619897114</text:p>
          </table:table-cell>
          <table:table-cell table:style-name="ce1" office:value-type="float" office:value="0.0703534941723824" calcext:value-type="float">
            <text:p>0.070353494172382</text:p>
          </table:table-cell>
          <table:table-cell table:style-name="ce1" office:value-type="float" office:value="0.0686791938224779" calcext:value-type="float">
            <text:p>0.068679193822478</text:p>
          </table:table-cell>
          <table:table-cell table:style-name="ce1" office:value-type="float" office:value="0.0702387997404164" calcext:value-type="float">
            <text:p>0.070238799740416</text:p>
          </table:table-cell>
          <table:table-cell table:style-name="ce1" office:value-type="float" office:value="0.069710385269559" calcext:value-type="float">
            <text:p>0.069710385269559</text:p>
          </table:table-cell>
          <table:table-cell table:style-name="ce1" office:value-type="float" office:value="0.0722698046429129" calcext:value-type="float">
            <text:p>0.072269804642913</text:p>
          </table:table-cell>
          <table:table-cell table:style-name="ce1" office:value-type="float" office:value="0.0718431431908553" calcext:value-type="float">
            <text:p>0.071843143190855</text:p>
          </table:table-cell>
          <table:table-cell table:style-name="ce1" office:value-type="float" office:value="0.0647456950881458" calcext:value-type="float">
            <text:p>0.064745695088146</text:p>
          </table:table-cell>
          <table:table-cell table:style-name="ce1" office:value-type="float" office:value="0.0636535619609802" calcext:value-type="float">
            <text:p>0.06365356196098</text:p>
          </table:table-cell>
          <table:table-cell table:style-name="ce1" office:value-type="float" office:value="0.0598191213811659" calcext:value-type="float">
            <text:p>0.059819121381166</text:p>
          </table:table-cell>
          <table:table-cell table:style-name="ce1" office:value-type="float" office:value="0.0533328853109509" calcext:value-type="float">
            <text:p>0.053332885310951</text:p>
          </table:table-cell>
          <table:table-cell table:style-name="ce1" office:value-type="float" office:value="0.0524424451278329" calcext:value-type="float">
            <text:p>0.052442445127833</text:p>
          </table:table-cell>
          <table:table-cell table:style-name="ce1" office:value-type="float" office:value="0.0550879161990273" calcext:value-type="float">
            <text:p>0.055087916199027</text:p>
          </table:table-cell>
          <table:table-cell table:style-name="ce1" office:value-type="float" office:value="0.0558501169890131" calcext:value-type="float">
            <text:p>0.055850116989013</text:p>
          </table:table-cell>
          <table:table-cell table:style-name="ce1" office:value-type="float" office:value="0.0548284566530504" calcext:value-type="float">
            <text:p>0.05482845665305</text:p>
          </table:table-cell>
          <table:table-cell table:style-name="ce1" office:value-type="float" office:value="0.0538091093598246" calcext:value-type="float">
            <text:p>0.053809109359825</text:p>
          </table:table-cell>
          <table:table-cell table:style-name="ce1" office:value-type="float" office:value="0.0593983360528849" calcext:value-type="float">
            <text:p>0.059398336052885</text:p>
          </table:table-cell>
          <table:table-cell table:style-name="ce1" office:value-type="float" office:value="0.0631278135947735" calcext:value-type="float">
            <text:p>0.06312781359477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0.7708472869716" calcext:value-type="float">
            <text:p>10.7708472869716</text:p>
          </table:table-cell>
          <table:table-cell table:style-name="ce1" office:value-type="float" office:value="10.6278976520169" calcext:value-type="float">
            <text:p>10.6278976520169</text:p>
          </table:table-cell>
          <table:table-cell table:style-name="ce1" office:value-type="float" office:value="11.1306274846889" calcext:value-type="float">
            <text:p>11.1306274846889</text:p>
          </table:table-cell>
          <table:table-cell table:style-name="ce1" office:value-type="float" office:value="11.132102404556" calcext:value-type="float">
            <text:p>11.132102404556</text:p>
          </table:table-cell>
          <table:table-cell table:style-name="ce1" office:value-type="float" office:value="12.3053704010349" calcext:value-type="float">
            <text:p>12.3053704010349</text:p>
          </table:table-cell>
          <table:table-cell table:style-name="ce1" office:value-type="float" office:value="12.814001473727" calcext:value-type="float">
            <text:p>12.814001473727</text:p>
          </table:table-cell>
          <table:table-cell table:style-name="ce1" office:value-type="float" office:value="12.9349181464485" calcext:value-type="float">
            <text:p>12.9349181464485</text:p>
          </table:table-cell>
          <table:table-cell table:style-name="ce1" office:value-type="float" office:value="13.8103545953361" calcext:value-type="float">
            <text:p>13.8103545953361</text:p>
          </table:table-cell>
          <table:table-cell table:style-name="ce1" office:value-type="float" office:value="14.6326451986116" calcext:value-type="float">
            <text:p>14.6326451986116</text:p>
          </table:table-cell>
          <table:table-cell table:style-name="ce1" office:value-type="float" office:value="14.6186486113753" calcext:value-type="float">
            <text:p>14.6186486113753</text:p>
          </table:table-cell>
          <table:table-cell table:style-name="ce1" office:value-type="float" office:value="16.0141487525793" calcext:value-type="float">
            <text:p>16.0141487525793</text:p>
          </table:table-cell>
          <table:table-cell table:style-name="ce1" office:value-type="float" office:value="16.2900902657292" calcext:value-type="float">
            <text:p>16.2900902657292</text:p>
          </table:table-cell>
          <table:table-cell table:style-name="ce1" office:value-type="float" office:value="17.3294250049026" calcext:value-type="float">
            <text:p>17.3294250049026</text:p>
          </table:table-cell>
          <table:table-cell table:style-name="ce1" office:value-type="float" office:value="17.0599518324312" calcext:value-type="float">
            <text:p>17.0599518324312</text:p>
          </table:table-cell>
          <table:table-cell table:style-name="ce1" office:value-type="float" office:value="17.1234430605275" calcext:value-type="float">
            <text:p>17.1234430605275</text:p>
          </table:table-cell>
          <table:table-cell table:style-name="ce1" office:value-type="float" office:value="17.1116133396527" calcext:value-type="float">
            <text:p>17.1116133396527</text:p>
          </table:table-cell>
          <table:table-cell table:style-name="ce1" office:value-type="float" office:value="16.9792484479973" calcext:value-type="float">
            <text:p>16.9792484479973</text:p>
          </table:table-cell>
          <table:table-cell table:style-name="ce1" office:value-type="float" office:value="17.1521166582619" calcext:value-type="float">
            <text:p>17.1521166582619</text:p>
          </table:table-cell>
          <table:table-cell table:style-name="ce1" office:value-type="float" office:value="17.3030650690631" calcext:value-type="float">
            <text:p>17.3030650690631</text:p>
          </table:table-cell>
          <table:table-cell table:style-name="ce1" office:value-type="float" office:value="18.2093277999753" calcext:value-type="float">
            <text:p>18.2093277999753</text:p>
          </table:table-cell>
          <table:table-cell table:style-name="ce1" office:value-type="float" office:value="18.0227689586468" calcext:value-type="float">
            <text:p>18.0227689586468</text:p>
          </table:table-cell>
          <table:table-cell table:style-name="ce1" office:value-type="float" office:value="17.2692136947791" calcext:value-type="float">
            <text:p>17.2692136947791</text:p>
          </table:table-cell>
          <table:table-cell table:style-name="ce1" office:value-type="float" office:value="16.4594492500595" calcext:value-type="float">
            <text:p>16.4594492500595</text:p>
          </table:table-cell>
          <table:table-cell table:style-name="ce1" office:value-type="float" office:value="16.0546491986172" calcext:value-type="float">
            <text:p>16.0546491986172</text:p>
          </table:table-cell>
          <table:table-cell table:style-name="ce1" office:value-type="float" office:value="16.5588548361995" calcext:value-type="float">
            <text:p>16.5588548361995</text:p>
          </table:table-cell>
          <table:table-cell table:style-name="ce1" office:value-type="float" office:value="16.2701038470434" calcext:value-type="float">
            <text:p>16.2701038470434</text:p>
          </table:table-cell>
          <table:table-cell table:style-name="ce1" office:value-type="float" office:value="15.4576840558693" calcext:value-type="float">
            <text:p>15.4576840558693</text:p>
          </table:table-cell>
          <table:table-cell table:style-name="ce1" office:value-type="float" office:value="16.2466745762712" calcext:value-type="float">
            <text:p>16.2466745762712</text:p>
          </table:table-cell>
          <table:table-cell table:style-name="ce1" office:value-type="float" office:value="16.9568242796059" calcext:value-type="float">
            <text:p>16.9568242796059</text:p>
          </table:table-cell>
          <table:table-cell table:style-name="ce1" office:value-type="float" office:value="16.9207827897294" calcext:value-type="float">
            <text:p>16.9207827897294</text:p>
          </table:table-cell>
          <table:table-cell table:style-name="ce1" office:value-type="float" office:value="15.6590703824979" calcext:value-type="float">
            <text:p>15.6590703824979</text:p>
          </table:table-cell>
          <table:table-cell table:style-name="ce1" office:value-type="float" office:value="15.1492597424605" calcext:value-type="float">
            <text:p>15.1492597424605</text:p>
          </table:table-cell>
          <table:table-cell table:style-name="ce1" office:value-type="float" office:value="15.449320163956" calcext:value-type="float">
            <text:p>15.449320163956</text:p>
          </table:table-cell>
          <table:table-cell table:style-name="ce1" office:value-type="float" office:value="15.4565546704327" calcext:value-type="float">
            <text:p>15.4565546704327</text:p>
          </table:table-cell>
          <table:table-cell table:style-name="ce1" office:value-type="float" office:value="15.6965288016525" calcext:value-type="float">
            <text:p>15.6965288016525</text:p>
          </table:table-cell>
          <table:table-cell table:style-name="ce1" office:value-type="float" office:value="15.92722736254" calcext:value-type="float">
            <text:p>15.92722736254</text:p>
          </table:table-cell>
          <table:table-cell table:style-name="ce1" office:value-type="float" office:value="16.158854572845" calcext:value-type="float">
            <text:p>16.158854572845</text:p>
          </table:table-cell>
          <table:table-cell table:style-name="ce1" office:value-type="float" office:value="16.4937470987621" calcext:value-type="float">
            <text:p>16.4937470987621</text:p>
          </table:table-cell>
          <table:table-cell table:style-name="ce1" office:value-type="float" office:value="16.7435327411159" calcext:value-type="float">
            <text:p>16.7435327411159</text:p>
          </table:table-cell>
          <table:table-cell table:style-name="ce1" office:value-type="float" office:value="16.9008648095688" calcext:value-type="float">
            <text:p>16.9008648095688</text:p>
          </table:table-cell>
          <table:table-cell table:style-name="ce1" office:value-type="float" office:value="17.3704516131129" calcext:value-type="float">
            <text:p>17.3704516131129</text:p>
          </table:table-cell>
          <table:table-cell table:style-name="ce1" office:value-type="float" office:value="16.9850295187875" calcext:value-type="float">
            <text:p>16.9850295187875</text:p>
          </table:table-cell>
          <table:table-cell table:style-name="ce1" office:value-type="float" office:value="16.5593778458006" calcext:value-type="float">
            <text:p>16.5593778458006</text:p>
          </table:table-cell>
          <table:table-cell table:style-name="ce1" office:value-type="float" office:value="17.4638617565349" calcext:value-type="float">
            <text:p>17.4638617565349</text:p>
          </table:table-cell>
          <table:table-cell table:style-name="ce1" office:value-type="float" office:value="17.2636102203469" calcext:value-type="float">
            <text:p>17.2636102203469</text:p>
          </table:table-cell>
          <table:table-cell table:style-name="ce1" office:value-type="float" office:value="17.426080620203" calcext:value-type="float">
            <text:p>17.426080620203</text:p>
          </table:table-cell>
          <table:table-cell table:style-name="ce1" office:value-type="float" office:value="16.8936081893726" calcext:value-type="float">
            <text:p>16.8936081893726</text:p>
          </table:table-cell>
          <table:table-cell table:style-name="ce1" office:value-type="float" office:value="17.0518995298214" calcext:value-type="float">
            <text:p>17.0518995298214</text:p>
          </table:table-cell>
          <table:table-cell table:style-name="ce1" office:value-type="float" office:value="16.3661645948193" calcext:value-type="float">
            <text:p>16.3661645948193</text:p>
          </table:table-cell>
          <table:table-cell table:style-name="ce1" office:value-type="float" office:value="15.0890976604388" calcext:value-type="float">
            <text:p>15.0890976604388</text:p>
          </table:table-cell>
          <table:table-cell table:style-name="ce1" office:value-type="float" office:value="14.5890535391657" calcext:value-type="float">
            <text:p>14.5890535391657</text:p>
          </table:table-cell>
          <table:table-cell table:style-name="ce1" office:value-type="float" office:value="14.1358133791149" calcext:value-type="float">
            <text:p>14.13581337911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entral Europe and the Baltics</text:p>
          </table:table-cell>
          <table:table-cell table:style-name="ce1" office:value-type="string" calcext:value-type="string">
            <text:p>CE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5.11424433505303" calcext:value-type="float">
            <text:p>5.11424433505303</text:p>
          </table:table-cell>
          <table:table-cell table:style-name="ce1" office:value-type="float" office:value="5.34075459654224" calcext:value-type="float">
            <text:p>5.34075459654224</text:p>
          </table:table-cell>
          <table:table-cell table:style-name="ce1" office:value-type="float" office:value="5.66933905172486" calcext:value-type="float">
            <text:p>5.66933905172486</text:p>
          </table:table-cell>
          <table:table-cell table:style-name="ce1" office:value-type="float" office:value="6.07628914163147" calcext:value-type="float">
            <text:p>6.07628914163147</text:p>
          </table:table-cell>
          <table:table-cell table:style-name="ce1" office:value-type="float" office:value="6.46686157412121" calcext:value-type="float">
            <text:p>6.46686157412121</text:p>
          </table:table-cell>
          <table:table-cell table:style-name="ce1" office:value-type="float" office:value="6.6171322686512" calcext:value-type="float">
            <text:p>6.6171322686512</text:p>
          </table:table-cell>
          <table:table-cell table:style-name="ce1" office:value-type="float" office:value="6.7780284301562" calcext:value-type="float">
            <text:p>6.7780284301562</text:p>
          </table:table-cell>
          <table:table-cell table:style-name="ce1" office:value-type="float" office:value="6.98640466115624" calcext:value-type="float">
            <text:p>6.98640466115624</text:p>
          </table:table-cell>
          <table:table-cell table:style-name="ce1" office:value-type="float" office:value="7.39587834608681" calcext:value-type="float">
            <text:p>7.39587834608681</text:p>
          </table:table-cell>
          <table:table-cell table:style-name="ce1" office:value-type="float" office:value="7.89080854607063" calcext:value-type="float">
            <text:p>7.89080854607063</text:p>
          </table:table-cell>
          <table:table-cell table:style-name="ce1" office:value-type="float" office:value="8.16737444125113" calcext:value-type="float">
            <text:p>8.16737444125113</text:p>
          </table:table-cell>
          <table:table-cell table:style-name="ce1" office:value-type="float" office:value="8.37243486272177" calcext:value-type="float">
            <text:p>8.37243486272177</text:p>
          </table:table-cell>
          <table:table-cell table:style-name="ce1" office:value-type="float" office:value="8.67951006882641" calcext:value-type="float">
            <text:p>8.67951006882641</text:p>
          </table:table-cell>
          <table:table-cell table:style-name="ce1" office:value-type="float" office:value="8.97477001040683" calcext:value-type="float">
            <text:p>8.97477001040683</text:p>
          </table:table-cell>
          <table:table-cell table:style-name="ce1" office:value-type="float" office:value="9.19074494664943" calcext:value-type="float">
            <text:p>9.19074494664943</text:p>
          </table:table-cell>
          <table:table-cell table:style-name="ce1" office:value-type="float" office:value="9.71903617939544" calcext:value-type="float">
            <text:p>9.71903617939544</text:p>
          </table:table-cell>
          <table:table-cell table:style-name="ce1" office:value-type="float" office:value="10.2048707001029" calcext:value-type="float">
            <text:p>10.2048707001029</text:p>
          </table:table-cell>
          <table:table-cell table:style-name="ce1" office:value-type="float" office:value="10.5381410300938" calcext:value-type="float">
            <text:p>10.5381410300938</text:p>
          </table:table-cell>
          <table:table-cell table:style-name="ce1" office:value-type="float" office:value="11.0055780791544" calcext:value-type="float">
            <text:p>11.0055780791544</text:p>
          </table:table-cell>
          <table:table-cell table:style-name="ce1" office:value-type="float" office:value="11.0564417215803" calcext:value-type="float">
            <text:p>11.0564417215803</text:p>
          </table:table-cell>
          <table:table-cell table:style-name="ce1" office:value-type="float" office:value="11.2852384517855" calcext:value-type="float">
            <text:p>11.2852384517855</text:p>
          </table:table-cell>
          <table:table-cell table:style-name="ce1" office:value-type="float" office:value="10.5351777022625" calcext:value-type="float">
            <text:p>10.5351777022625</text:p>
          </table:table-cell>
          <table:table-cell table:style-name="ce1" office:value-type="float" office:value="10.7459678575759" calcext:value-type="float">
            <text:p>10.7459678575759</text:p>
          </table:table-cell>
          <table:table-cell table:style-name="ce1" office:value-type="float" office:value="10.7905630631005" calcext:value-type="float">
            <text:p>10.7905630631005</text:p>
          </table:table-cell>
          <table:table-cell table:style-name="ce1" office:value-type="float" office:value="10.724749865067" calcext:value-type="float">
            <text:p>10.724749865067</text:p>
          </table:table-cell>
          <table:table-cell table:style-name="ce1" office:value-type="float" office:value="10.8682078803272" calcext:value-type="float">
            <text:p>10.8682078803272</text:p>
          </table:table-cell>
          <table:table-cell table:style-name="ce1" office:value-type="float" office:value="11.0149013895967" calcext:value-type="float">
            <text:p>11.0149013895967</text:p>
          </table:table-cell>
          <table:table-cell table:style-name="ce1" office:value-type="float" office:value="11.2738725004896" calcext:value-type="float">
            <text:p>11.2738725004896</text:p>
          </table:table-cell>
          <table:table-cell table:style-name="ce1" office:value-type="float" office:value="10.8485987296163" calcext:value-type="float">
            <text:p>10.8485987296163</text:p>
          </table:table-cell>
          <table:table-cell table:style-name="ce1" office:value-type="float" office:value="10.5279344893329" calcext:value-type="float">
            <text:p>10.5279344893329</text:p>
          </table:table-cell>
          <table:table-cell table:style-name="ce1" office:value-type="float" office:value="8.8479083664209" calcext:value-type="float">
            <text:p>8.8479083664209</text:p>
          </table:table-cell>
          <table:table-cell table:style-name="ce1" office:value-type="float" office:value="8.24097620432466" calcext:value-type="float">
            <text:p>8.24097620432466</text:p>
          </table:table-cell>
          <table:table-cell table:style-name="ce1" office:value-type="float" office:value="7.85081143478867" calcext:value-type="float">
            <text:p>7.85081143478867</text:p>
          </table:table-cell>
          <table:table-cell table:style-name="ce1" office:value-type="float" office:value="7.79263800832004" calcext:value-type="float">
            <text:p>7.79263800832004</text:p>
          </table:table-cell>
          <table:table-cell table:style-name="ce1" office:value-type="float" office:value="7.3285958034557" calcext:value-type="float">
            <text:p>7.3285958034557</text:p>
          </table:table-cell>
          <table:table-cell table:style-name="ce1" office:value-type="float" office:value="7.55254453659149" calcext:value-type="float">
            <text:p>7.55254453659149</text:p>
          </table:table-cell>
          <table:table-cell table:style-name="ce1" office:value-type="float" office:value="7.71561044865316" calcext:value-type="float">
            <text:p>7.71561044865316</text:p>
          </table:table-cell>
          <table:table-cell table:style-name="ce1" office:value-type="float" office:value="7.51215261759935" calcext:value-type="float">
            <text:p>7.51215261759935</text:p>
          </table:table-cell>
          <table:table-cell table:style-name="ce1" office:value-type="float" office:value="7.09799744439939" calcext:value-type="float">
            <text:p>7.09799744439939</text:p>
          </table:table-cell>
          <table:table-cell table:style-name="ce1" office:value-type="float" office:value="6.6996958000776" calcext:value-type="float">
            <text:p>6.6996958000776</text:p>
          </table:table-cell>
          <table:table-cell table:style-name="ce1" office:value-type="float" office:value="6.60334200503181" calcext:value-type="float">
            <text:p>6.60334200503181</text:p>
          </table:table-cell>
          <table:table-cell table:style-name="ce1" office:value-type="float" office:value="6.81288330370648" calcext:value-type="float">
            <text:p>6.81288330370648</text:p>
          </table:table-cell>
          <table:table-cell table:style-name="ce1" office:value-type="float" office:value="6.70804763540709" calcext:value-type="float">
            <text:p>6.70804763540709</text:p>
          </table:table-cell>
          <table:table-cell table:style-name="ce1" office:value-type="float" office:value="6.94563300743632" calcext:value-type="float">
            <text:p>6.94563300743632</text:p>
          </table:table-cell>
          <table:table-cell table:style-name="ce1" office:value-type="float" office:value="6.90541622492663" calcext:value-type="float">
            <text:p>6.90541622492663</text:p>
          </table:table-cell>
          <table:table-cell table:style-name="ce1" office:value-type="float" office:value="6.97013274538252" calcext:value-type="float">
            <text:p>6.97013274538252</text:p>
          </table:table-cell>
          <table:table-cell table:style-name="ce1" office:value-type="float" office:value="7.23316930712386" calcext:value-type="float">
            <text:p>7.23316930712386</text:p>
          </table:table-cell>
          <table:table-cell table:style-name="ce1" office:value-type="float" office:value="7.26987154703337" calcext:value-type="float">
            <text:p>7.26987154703337</text:p>
          </table:table-cell>
          <table:table-cell table:style-name="ce1" office:value-type="float" office:value="7.15204395390149" calcext:value-type="float">
            <text:p>7.15204395390149</text:p>
          </table:table-cell>
          <table:table-cell table:style-name="ce1" office:value-type="float" office:value="6.52137521490241" calcext:value-type="float">
            <text:p>6.52137521490241</text:p>
          </table:table-cell>
          <table:table-cell table:style-name="ce1" office:value-type="float" office:value="6.83972005188524" calcext:value-type="float">
            <text:p>6.83972005188524</text:p>
          </table:table-cell>
          <table:table-cell table:style-name="ce1" office:value-type="float" office:value="6.91113120718235" calcext:value-type="float">
            <text:p>6.9111312071823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66436597885029" calcext:value-type="float">
            <text:p>3.66436597885029</text:p>
          </table:table-cell>
          <table:table-cell table:style-name="ce1" office:value-type="float" office:value="3.75182498407337" calcext:value-type="float">
            <text:p>3.75182498407337</text:p>
          </table:table-cell>
          <table:table-cell table:style-name="ce1" office:value-type="float" office:value="4.33357206868186" calcext:value-type="float">
            <text:p>4.33357206868186</text:p>
          </table:table-cell>
          <table:table-cell table:style-name="ce1" office:value-type="float" office:value="5.11129548823576" calcext:value-type="float">
            <text:p>5.11129548823576</text:p>
          </table:table-cell>
          <table:table-cell table:style-name="ce1" office:value-type="float" office:value="4.86528203760501" calcext:value-type="float">
            <text:p>4.86528203760501</text:p>
          </table:table-cell>
          <table:table-cell table:style-name="ce1" office:value-type="float" office:value="5.18573195603087" calcext:value-type="float">
            <text:p>5.18573195603087</text:p>
          </table:table-cell>
          <table:table-cell table:style-name="ce1" office:value-type="float" office:value="5.32762003122" calcext:value-type="float">
            <text:p>5.32762003122</text:p>
          </table:table-cell>
          <table:table-cell table:style-name="ce1" office:value-type="float" office:value="5.43460087436382" calcext:value-type="float">
            <text:p>5.43460087436382</text:p>
          </table:table-cell>
          <table:table-cell table:style-name="ce1" office:value-type="float" office:value="5.93770157921089" calcext:value-type="float">
            <text:p>5.93770157921089</text:p>
          </table:table-cell>
          <table:table-cell table:style-name="ce1" office:value-type="float" office:value="6.20828885140393" calcext:value-type="float">
            <text:p>6.20828885140393</text:p>
          </table:table-cell>
          <table:table-cell table:style-name="ce1" office:value-type="float" office:value="6.51957044283522" calcext:value-type="float">
            <text:p>6.51957044283522</text:p>
          </table:table-cell>
          <table:table-cell table:style-name="ce1" office:value-type="float" office:value="6.75043498735555" calcext:value-type="float">
            <text:p>6.75043498735555</text:p>
          </table:table-cell>
          <table:table-cell table:style-name="ce1" office:value-type="float" office:value="6.8637398186475" calcext:value-type="float">
            <text:p>6.8637398186475</text:p>
          </table:table-cell>
          <table:table-cell table:style-name="ce1" office:value-type="float" office:value="7.33475928944452" calcext:value-type="float">
            <text:p>7.33475928944452</text:p>
          </table:table-cell>
          <table:table-cell table:style-name="ce1" office:value-type="float" office:value="6.54131127092498" calcext:value-type="float">
            <text:p>6.54131127092498</text:p>
          </table:table-cell>
          <table:table-cell table:style-name="ce1" office:value-type="float" office:value="6.16813754134962" calcext:value-type="float">
            <text:p>6.16813754134962</text:p>
          </table:table-cell>
          <table:table-cell table:style-name="ce1" office:value-type="float" office:value="6.42342789469075" calcext:value-type="float">
            <text:p>6.42342789469075</text:p>
          </table:table-cell>
          <table:table-cell table:style-name="ce1" office:value-type="float" office:value="6.54098549092893" calcext:value-type="float">
            <text:p>6.54098549092893</text:p>
          </table:table-cell>
          <table:table-cell table:style-name="ce1" office:value-type="float" office:value="6.72077870805818" calcext:value-type="float">
            <text:p>6.72077870805818</text:p>
          </table:table-cell>
          <table:table-cell table:style-name="ce1" office:value-type="float" office:value="6.34085058619892" calcext:value-type="float">
            <text:p>6.34085058619892</text:p>
          </table:table-cell>
          <table:table-cell table:style-name="ce1" office:value-type="float" office:value="6.41494978643569" calcext:value-type="float">
            <text:p>6.41494978643569</text:p>
          </table:table-cell>
          <table:table-cell table:style-name="ce1" office:value-type="float" office:value="6.11563526014963" calcext:value-type="float">
            <text:p>6.11563526014963</text:p>
          </table:table-cell>
          <table:table-cell table:style-name="ce1" office:value-type="float" office:value="5.73116759023856" calcext:value-type="float">
            <text:p>5.73116759023856</text:p>
          </table:table-cell>
          <table:table-cell table:style-name="ce1" office:value-type="float" office:value="6.24251846887248" calcext:value-type="float">
            <text:p>6.24251846887248</text:p>
          </table:table-cell>
          <table:table-cell table:style-name="ce1" office:value-type="float" office:value="6.08124526049521" calcext:value-type="float">
            <text:p>6.08124526049521</text:p>
          </table:table-cell>
          <table:table-cell table:style-name="ce1" office:value-type="float" office:value="6.15533853190662" calcext:value-type="float">
            <text:p>6.15533853190662</text:p>
          </table:table-cell>
          <table:table-cell table:style-name="ce1" office:value-type="float" office:value="6.50282466939437" calcext:value-type="float">
            <text:p>6.50282466939437</text:p>
          </table:table-cell>
          <table:table-cell table:style-name="ce1" office:value-type="float" office:value="6.15003928125839" calcext:value-type="float">
            <text:p>6.15003928125839</text:p>
          </table:table-cell>
          <table:table-cell table:style-name="ce1" office:value-type="float" office:value="6.17452610843655" calcext:value-type="float">
            <text:p>6.17452610843655</text:p>
          </table:table-cell>
          <table:table-cell table:style-name="ce1" office:value-type="float" office:value="5.93778298855168" calcext:value-type="float">
            <text:p>5.93778298855168</text:p>
          </table:table-cell>
          <table:table-cell table:style-name="ce1" office:value-type="float" office:value="6.34508516765421" calcext:value-type="float">
            <text:p>6.34508516765421</text:p>
          </table:table-cell>
          <table:table-cell table:style-name="ce1" office:value-type="float" office:value="6.28029708331409" calcext:value-type="float">
            <text:p>6.28029708331409</text:p>
          </table:table-cell>
          <table:table-cell table:style-name="ce1" office:value-type="float" office:value="6.22423627316314" calcext:value-type="float">
            <text:p>6.22423627316314</text:p>
          </table:table-cell>
          <table:table-cell table:style-name="ce1" office:value-type="float" office:value="5.87342383146219" calcext:value-type="float">
            <text:p>5.87342383146219</text:p>
          </table:table-cell>
          <table:table-cell table:style-name="ce1" office:value-type="float" office:value="5.90858368024799" calcext:value-type="float">
            <text:p>5.90858368024799</text:p>
          </table:table-cell>
          <table:table-cell table:style-name="ce1" office:value-type="float" office:value="5.57131697517586" calcext:value-type="float">
            <text:p>5.57131697517586</text:p>
          </table:table-cell>
          <table:table-cell table:style-name="ce1" office:value-type="float" office:value="5.6401025191428" calcext:value-type="float">
            <text:p>5.6401025191428</text:p>
          </table:table-cell>
          <table:table-cell table:style-name="ce1" office:value-type="float" office:value="5.84948312193729" calcext:value-type="float">
            <text:p>5.84948312193729</text:p>
          </table:table-cell>
          <table:table-cell table:style-name="ce1" office:value-type="float" office:value="5.86565191762983" calcext:value-type="float">
            <text:p>5.86565191762983</text:p>
          </table:table-cell>
          <table:table-cell table:style-name="ce1" office:value-type="float" office:value="5.69710026230436" calcext:value-type="float">
            <text:p>5.69710026230436</text:p>
          </table:table-cell>
          <table:table-cell table:style-name="ce1" office:value-type="float" office:value="5.43548498451474" calcext:value-type="float">
            <text:p>5.43548498451474</text:p>
          </table:table-cell>
          <table:table-cell table:style-name="ce1" office:value-type="float" office:value="5.94238445202351" calcext:value-type="float">
            <text:p>5.94238445202351</text:p>
          </table:table-cell>
          <table:table-cell table:style-name="ce1" office:value-type="float" office:value="5.58953309741593" calcext:value-type="float">
            <text:p>5.58953309741593</text:p>
          </table:table-cell>
          <table:table-cell table:style-name="ce1" office:value-type="float" office:value="5.47826441228173" calcext:value-type="float">
            <text:p>5.47826441228173</text:p>
          </table:table-cell>
          <table:table-cell table:style-name="ce1" office:value-type="float" office:value="5.46604259350102" calcext:value-type="float">
            <text:p>5.46604259350102</text:p>
          </table:table-cell>
          <table:table-cell table:style-name="ce1" office:value-type="float" office:value="5.56328105723792" calcext:value-type="float">
            <text:p>5.56328105723792</text:p>
          </table:table-cell>
          <table:table-cell table:style-name="ce1" office:value-type="float" office:value="5.5956051990838" calcext:value-type="float">
            <text:p>5.5956051990838</text:p>
          </table:table-cell>
          <table:table-cell table:style-name="ce1" office:value-type="float" office:value="5.03494463137043" calcext:value-type="float">
            <text:p>5.03494463137043</text:p>
          </table:table-cell>
          <table:table-cell table:style-name="ce1" office:value-type="float" office:value="5.28160584752882" calcext:value-type="float">
            <text:p>5.28160584752882</text:p>
          </table:table-cell>
          <table:table-cell table:style-name="ce1" office:value-type="float" office:value="5.37229118249094" calcext:value-type="float">
            <text:p>5.37229118249094</text:p>
          </table:table-cell>
          <table:table-cell table:style-name="ce1" office:value-type="float" office:value="4.95249925590189" calcext:value-type="float">
            <text:p>4.95249925590189</text:p>
          </table:table-cell>
          <table:table-cell table:style-name="ce1" office:value-type="float" office:value="4.62522992397501" calcext:value-type="float">
            <text:p>4.625229923975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hannel Islands</text:p>
          </table:table-cell>
          <table:table-cell table:style-name="ce1" office:value-type="string" calcext:value-type="string">
            <text:p>CH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75304482040082" calcext:value-type="float">
            <text:p>1.75304482040082</text:p>
          </table:table-cell>
          <table:table-cell table:style-name="ce1" office:value-type="float" office:value="1.83827289603206" calcext:value-type="float">
            <text:p>1.83827289603206</text:p>
          </table:table-cell>
          <table:table-cell table:style-name="ce1" office:value-type="float" office:value="2.07658831466846" calcext:value-type="float">
            <text:p>2.07658831466846</text:p>
          </table:table-cell>
          <table:table-cell table:style-name="ce1" office:value-type="float" office:value="2.10692505239722" calcext:value-type="float">
            <text:p>2.10692505239722</text:p>
          </table:table-cell>
          <table:table-cell table:style-name="ce1" office:value-type="float" office:value="2.08041263524183" calcext:value-type="float">
            <text:p>2.08041263524183</text:p>
          </table:table-cell>
          <table:table-cell table:style-name="ce1" office:value-type="float" office:value="2.06298912433869" calcext:value-type="float">
            <text:p>2.06298912433869</text:p>
          </table:table-cell>
          <table:table-cell table:style-name="ce1" office:value-type="float" office:value="2.1349009408917" calcext:value-type="float">
            <text:p>2.1349009408917</text:p>
          </table:table-cell>
          <table:table-cell table:style-name="ce1" office:value-type="float" office:value="2.14099012718709" calcext:value-type="float">
            <text:p>2.14099012718709</text:p>
          </table:table-cell>
          <table:table-cell table:style-name="ce1" office:value-type="float" office:value="2.31013697604334" calcext:value-type="float">
            <text:p>2.31013697604334</text:p>
          </table:table-cell>
          <table:table-cell table:style-name="ce1" office:value-type="float" office:value="2.40542870564749" calcext:value-type="float">
            <text:p>2.40542870564749</text:p>
          </table:table-cell>
          <table:table-cell table:style-name="ce1" office:value-type="float" office:value="2.57943761616454" calcext:value-type="float">
            <text:p>2.57943761616454</text:p>
          </table:table-cell>
          <table:table-cell table:style-name="ce1" office:value-type="float" office:value="2.78142414078867" calcext:value-type="float">
            <text:p>2.78142414078867</text:p>
          </table:table-cell>
          <table:table-cell table:style-name="ce1" office:value-type="float" office:value="2.84291142148314" calcext:value-type="float">
            <text:p>2.84291142148314</text:p>
          </table:table-cell>
          <table:table-cell table:style-name="ce1" office:value-type="float" office:value="2.74133176543317" calcext:value-type="float">
            <text:p>2.74133176543317</text:p>
          </table:table-cell>
          <table:table-cell table:style-name="ce1" office:value-type="float" office:value="2.53094477914055" calcext:value-type="float">
            <text:p>2.53094477914055</text:p>
          </table:table-cell>
          <table:table-cell table:style-name="ce1" office:value-type="float" office:value="2.20852101464504" calcext:value-type="float">
            <text:p>2.20852101464504</text:p>
          </table:table-cell>
          <table:table-cell table:style-name="ce1" office:value-type="float" office:value="2.27727241935342" calcext:value-type="float">
            <text:p>2.27727241935342</text:p>
          </table:table-cell>
          <table:table-cell table:style-name="ce1" office:value-type="float" office:value="2.15044934418529" calcext:value-type="float">
            <text:p>2.15044934418529</text:p>
          </table:table-cell>
          <table:table-cell table:style-name="ce1" office:value-type="float" office:value="2.10380402242375" calcext:value-type="float">
            <text:p>2.10380402242375</text:p>
          </table:table-cell>
          <table:table-cell table:style-name="ce1" office:value-type="float" office:value="2.24587310904466" calcext:value-type="float">
            <text:p>2.24587310904466</text:p>
          </table:table-cell>
          <table:table-cell table:style-name="ce1" office:value-type="float" office:value="2.24896433613368" calcext:value-type="float">
            <text:p>2.24896433613368</text:p>
          </table:table-cell>
          <table:table-cell table:style-name="ce1" office:value-type="float" office:value="2.15378761384709" calcext:value-type="float">
            <text:p>2.15378761384709</text:p>
          </table:table-cell>
          <table:table-cell table:style-name="ce1" office:value-type="float" office:value="1.78197194518" calcext:value-type="float">
            <text:p>1.78197194518</text:p>
          </table:table-cell>
          <table:table-cell table:style-name="ce1" office:value-type="float" office:value="1.77477941045594" calcext:value-type="float">
            <text:p>1.77477941045594</text:p>
          </table:table-cell>
          <table:table-cell table:style-name="ce1" office:value-type="float" office:value="1.86219780936931" calcext:value-type="float">
            <text:p>1.86219780936931</text:p>
          </table:table-cell>
          <table:table-cell table:style-name="ce1" office:value-type="float" office:value="1.77587257163848" calcext:value-type="float">
            <text:p>1.77587257163848</text:p>
          </table:table-cell>
          <table:table-cell table:style-name="ce1" office:value-type="float" office:value="1.80813734948944" calcext:value-type="float">
            <text:p>1.80813734948944</text:p>
          </table:table-cell>
          <table:table-cell table:style-name="ce1" office:value-type="float" office:value="1.81275896486968" calcext:value-type="float">
            <text:p>1.81275896486968</text:p>
          </table:table-cell>
          <table:table-cell table:style-name="ce1" office:value-type="float" office:value="2.11746660325303" calcext:value-type="float">
            <text:p>2.11746660325303</text:p>
          </table:table-cell>
          <table:table-cell table:style-name="ce1" office:value-type="float" office:value="2.50508307582068" calcext:value-type="float">
            <text:p>2.50508307582068</text:p>
          </table:table-cell>
          <table:table-cell table:style-name="ce1" office:value-type="float" office:value="2.53513301142468" calcext:value-type="float">
            <text:p>2.53513301142468</text:p>
          </table:table-cell>
          <table:table-cell table:style-name="ce1" office:value-type="float" office:value="2.3456183418159" calcext:value-type="float">
            <text:p>2.3456183418159</text:p>
          </table:table-cell>
          <table:table-cell table:style-name="ce1" office:value-type="float" office:value="2.39368252624652" calcext:value-type="float">
            <text:p>2.39368252624652</text:p>
          </table:table-cell>
          <table:table-cell table:style-name="ce1" office:value-type="float" office:value="2.51312107201011" calcext:value-type="float">
            <text:p>2.51312107201011</text:p>
          </table:table-cell>
          <table:table-cell table:style-name="ce1" office:value-type="float" office:value="2.72403486731733" calcext:value-type="float">
            <text:p>2.72403486731733</text:p>
          </table:table-cell>
          <table:table-cell table:style-name="ce1" office:value-type="float" office:value="2.94104334046828" calcext:value-type="float">
            <text:p>2.94104334046828</text:p>
          </table:table-cell>
          <table:table-cell table:style-name="ce1" office:value-type="float" office:value="3.36896878442792" calcext:value-type="float">
            <text:p>3.36896878442792</text:p>
          </table:table-cell>
          <table:table-cell table:style-name="ce1" office:value-type="float" office:value="3.86422656599564" calcext:value-type="float">
            <text:p>3.86422656599564</text:p>
          </table:table-cell>
          <table:table-cell table:style-name="ce1" office:value-type="float" office:value="3.89770079119679" calcext:value-type="float">
            <text:p>3.89770079119679</text:p>
          </table:table-cell>
          <table:table-cell table:style-name="ce1" office:value-type="float" office:value="4.10627086548072" calcext:value-type="float">
            <text:p>4.10627086548072</text:p>
          </table:table-cell>
          <table:table-cell table:style-name="ce1" office:value-type="float" office:value="3.87696193907248" calcext:value-type="float">
            <text:p>3.87696193907248</text:p>
          </table:table-cell>
          <table:table-cell table:style-name="ce1" office:value-type="float" office:value="3.48663521203812" calcext:value-type="float">
            <text:p>3.48663521203812</text:p>
          </table:table-cell>
          <table:table-cell table:style-name="ce1" office:value-type="float" office:value="3.55976955015885" calcext:value-type="float">
            <text:p>3.55976955015885</text:p>
          </table:table-cell>
          <table:table-cell table:style-name="ce1" office:value-type="float" office:value="3.53498465408562" calcext:value-type="float">
            <text:p>3.53498465408562</text:p>
          </table:table-cell>
          <table:table-cell table:style-name="ce1" office:value-type="float" office:value="3.77389617962387" calcext:value-type="float">
            <text:p>3.77389617962387</text:p>
          </table:table-cell>
          <table:table-cell table:style-name="ce1" office:value-type="float" office:value="3.84046304023385" calcext:value-type="float">
            <text:p>3.84046304023385</text:p>
          </table:table-cell>
          <table:table-cell table:style-name="ce1" office:value-type="float" office:value="3.98128426961433" calcext:value-type="float">
            <text:p>3.98128426961433</text:p>
          </table:table-cell>
          <table:table-cell table:style-name="ce1" office:value-type="float" office:value="4.35156491027809" calcext:value-type="float">
            <text:p>4.35156491027809</text:p>
          </table:table-cell>
          <table:table-cell table:style-name="ce1" office:value-type="float" office:value="4.31643980454093" calcext:value-type="float">
            <text:p>4.31643980454093</text:p>
          </table:table-cell>
          <table:table-cell table:style-name="ce1" office:value-type="float" office:value="3.96943414650436" calcext:value-type="float">
            <text:p>3.96943414650436</text:p>
          </table:table-cell>
          <table:table-cell table:style-name="ce1" office:value-type="float" office:value="4.24672531044285" calcext:value-type="float">
            <text:p>4.24672531044285</text:p>
          </table:table-cell>
          <table:table-cell table:style-name="ce1" office:value-type="float" office:value="4.61644538016156" calcext:value-type="float">
            <text:p>4.6164453801615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17038137226978" calcext:value-type="float">
            <text:p>1.17038137226978</text:p>
          </table:table-cell>
          <table:table-cell table:style-name="ce1" office:value-type="float" office:value="0.836046900792028" calcext:value-type="float">
            <text:p>0.836046900792028</text:p>
          </table:table-cell>
          <table:table-cell table:style-name="ce1" office:value-type="float" office:value="0.661428164381092" calcext:value-type="float">
            <text:p>0.661428164381092</text:p>
          </table:table-cell>
          <table:table-cell table:style-name="ce1" office:value-type="float" office:value="0.640001899360285" calcext:value-type="float">
            <text:p>0.640001899360285</text:p>
          </table:table-cell>
          <table:table-cell table:style-name="ce1" office:value-type="float" office:value="0.625646053941047" calcext:value-type="float">
            <text:p>0.625646053941047</text:p>
          </table:table-cell>
          <table:table-cell table:style-name="ce1" office:value-type="float" office:value="0.665524211218076" calcext:value-type="float">
            <text:p>0.665524211218076</text:p>
          </table:table-cell>
          <table:table-cell table:style-name="ce1" office:value-type="float" office:value="0.710891381561055" calcext:value-type="float">
            <text:p>0.710891381561055</text:p>
          </table:table-cell>
          <table:table-cell table:style-name="ce1" office:value-type="float" office:value="0.574162146975018" calcext:value-type="float">
            <text:p>0.574162146975018</text:p>
          </table:table-cell>
          <table:table-cell table:style-name="ce1" office:value-type="float" office:value="0.60545199674633" calcext:value-type="float">
            <text:p>0.60545199674633</text:p>
          </table:table-cell>
          <table:table-cell table:style-name="ce1" office:value-type="float" office:value="0.725149509123457" calcext:value-type="float">
            <text:p>0.725149509123457</text:p>
          </table:table-cell>
          <table:table-cell table:style-name="ce1" office:value-type="float" office:value="0.942934534989582" calcext:value-type="float">
            <text:p>0.942934534989582</text:p>
          </table:table-cell>
          <table:table-cell table:style-name="ce1" office:value-type="float" office:value="1.04223969658961" calcext:value-type="float">
            <text:p>1.04223969658961</text:p>
          </table:table-cell>
          <table:table-cell table:style-name="ce1" office:value-type="float" office:value="1.08067663654397" calcext:value-type="float">
            <text:p>1.08067663654397</text:p>
          </table:table-cell>
          <table:table-cell table:style-name="ce1" office:value-type="float" office:value="1.09819569131687" calcext:value-type="float">
            <text:p>1.09819569131687</text:p>
          </table:table-cell>
          <table:table-cell table:style-name="ce1" office:value-type="float" office:value="1.09736711056811" calcext:value-type="float">
            <text:p>1.09736711056811</text:p>
          </table:table-cell>
          <table:table-cell table:style-name="ce1" office:value-type="float" office:value="1.25012409495905" calcext:value-type="float">
            <text:p>1.25012409495905</text:p>
          </table:table-cell>
          <table:table-cell table:style-name="ce1" office:value-type="float" office:value="1.28528313553995" calcext:value-type="float">
            <text:p>1.28528313553995</text:p>
          </table:table-cell>
          <table:table-cell table:style-name="ce1" office:value-type="float" office:value="1.38884289658754" calcext:value-type="float">
            <text:p>1.38884289658754</text:p>
          </table:table-cell>
          <table:table-cell table:style-name="ce1" office:value-type="float" office:value="1.52920110964112" calcext:value-type="float">
            <text:p>1.52920110964112</text:p>
          </table:table-cell>
          <table:table-cell table:style-name="ce1" office:value-type="float" office:value="1.5426750986837" calcext:value-type="float">
            <text:p>1.5426750986837</text:p>
          </table:table-cell>
          <table:table-cell table:style-name="ce1" office:value-type="float" office:value="1.49525074931082" calcext:value-type="float">
            <text:p>1.49525074931082</text:p>
          </table:table-cell>
          <table:table-cell table:style-name="ce1" office:value-type="float" office:value="1.46043181655825" calcext:value-type="float">
            <text:p>1.46043181655825</text:p>
          </table:table-cell>
          <table:table-cell table:style-name="ce1" office:value-type="float" office:value="1.56673968353113" calcext:value-type="float">
            <text:p>1.56673968353113</text:p>
          </table:table-cell>
          <table:table-cell table:style-name="ce1" office:value-type="float" office:value="1.62905590778943" calcext:value-type="float">
            <text:p>1.62905590778943</text:p>
          </table:table-cell>
          <table:table-cell table:style-name="ce1" office:value-type="float" office:value="1.75044806018373" calcext:value-type="float">
            <text:p>1.75044806018373</text:p>
          </table:table-cell>
          <table:table-cell table:style-name="ce1" office:value-type="float" office:value="1.87105479144466" calcext:value-type="float">
            <text:p>1.87105479144466</text:p>
          </table:table-cell>
          <table:table-cell table:style-name="ce1" office:value-type="float" office:value="1.93943425697654" calcext:value-type="float">
            <text:p>1.93943425697654</text:p>
          </table:table-cell>
          <table:table-cell table:style-name="ce1" office:value-type="float" office:value="2.03841068876927" calcext:value-type="float">
            <text:p>2.03841068876927</text:p>
          </table:table-cell>
          <table:table-cell table:style-name="ce1" office:value-type="float" office:value="2.1509052249848" calcext:value-type="float">
            <text:p>2.1509052249848</text:p>
          </table:table-cell>
          <table:table-cell table:style-name="ce1" office:value-type="float" office:value="2.15307791087471" calcext:value-type="float">
            <text:p>2.15307791087471</text:p>
          </table:table-cell>
          <table:table-cell table:style-name="ce1" office:value-type="float" office:value="2.16770307659104" calcext:value-type="float">
            <text:p>2.16770307659104</text:p>
          </table:table-cell>
          <table:table-cell table:style-name="ce1" office:value-type="float" office:value="2.24590127565651" calcext:value-type="float">
            <text:p>2.24590127565651</text:p>
          </table:table-cell>
          <table:table-cell table:style-name="ce1" office:value-type="float" office:value="2.31420729031649" calcext:value-type="float">
            <text:p>2.31420729031649</text:p>
          </table:table-cell>
          <table:table-cell table:style-name="ce1" office:value-type="float" office:value="2.44280065934625" calcext:value-type="float">
            <text:p>2.44280065934625</text:p>
          </table:table-cell>
          <table:table-cell table:style-name="ce1" office:value-type="float" office:value="2.56599389177193" calcext:value-type="float">
            <text:p>2.56599389177193</text:p>
          </table:table-cell>
          <table:table-cell table:style-name="ce1" office:value-type="float" office:value="2.75575496636525" calcext:value-type="float">
            <text:p>2.75575496636525</text:p>
          </table:table-cell>
          <table:table-cell table:style-name="ce1" office:value-type="float" office:value="2.84430958153669" calcext:value-type="float">
            <text:p>2.84430958153669</text:p>
          </table:table-cell>
          <table:table-cell table:style-name="ce1" office:value-type="float" office:value="2.82056789057578" calcext:value-type="float">
            <text:p>2.82056789057578</text:p>
          </table:table-cell>
          <table:table-cell table:style-name="ce1" office:value-type="float" office:value="2.67674598026467" calcext:value-type="float">
            <text:p>2.67674598026467</text:p>
          </table:table-cell>
          <table:table-cell table:style-name="ce1" office:value-type="float" office:value="2.64864924664833" calcext:value-type="float">
            <text:p>2.64864924664833</text:p>
          </table:table-cell>
          <table:table-cell table:style-name="ce1" office:value-type="float" office:value="2.69686243322549" calcext:value-type="float">
            <text:p>2.69686243322549</text:p>
          </table:table-cell>
          <table:table-cell table:style-name="ce1" office:value-type="float" office:value="2.74212081298895" calcext:value-type="float">
            <text:p>2.74212081298895</text:p>
          </table:table-cell>
          <table:table-cell table:style-name="ce1" office:value-type="float" office:value="2.88522504139331" calcext:value-type="float">
            <text:p>2.88522504139331</text:p>
          </table:table-cell>
          <table:table-cell table:style-name="ce1" office:value-type="float" office:value="3.51224542766222" calcext:value-type="float">
            <text:p>3.51224542766222</text:p>
          </table:table-cell>
          <table:table-cell table:style-name="ce1" office:value-type="float" office:value="4.08013890554173" calcext:value-type="float">
            <text:p>4.08013890554173</text:p>
          </table:table-cell>
          <table:table-cell table:style-name="ce1" office:value-type="float" office:value="4.4411506949345" calcext:value-type="float">
            <text:p>4.4411506949345</text:p>
          </table:table-cell>
          <table:table-cell table:style-name="ce1" office:value-type="float" office:value="4.89272709798478" calcext:value-type="float">
            <text:p>4.89272709798478</text:p>
          </table:table-cell>
          <table:table-cell table:style-name="ce1" office:value-type="float" office:value="5.15356401658718" calcext:value-type="float">
            <text:p>5.15356401658718</text:p>
          </table:table-cell>
          <table:table-cell table:style-name="ce1" office:value-type="float" office:value="5.31115185538876" calcext:value-type="float">
            <text:p>5.31115185538876</text:p>
          </table:table-cell>
          <table:table-cell table:style-name="ce1" office:value-type="float" office:value="5.77814318390097" calcext:value-type="float">
            <text:p>5.77814318390097</text:p>
          </table:table-cell>
          <table:table-cell table:style-name="ce1" office:value-type="float" office:value="6.1724888760975" calcext:value-type="float">
            <text:p>6.1724888760975</text:p>
          </table:table-cell>
          <table:table-cell table:style-name="ce1" office:value-type="float" office:value="6.71030199087886" calcext:value-type="float">
            <text:p>6.710301990878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te d'Ivoire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32972287870922" calcext:value-type="float">
            <text:p>0.132972287870922</text:p>
          </table:table-cell>
          <table:table-cell table:style-name="ce1" office:value-type="float" office:value="0.153721674312723" calcext:value-type="float">
            <text:p>0.153721674312723</text:p>
          </table:table-cell>
          <table:table-cell table:style-name="ce1" office:value-type="float" office:value="0.15685590948597" calcext:value-type="float">
            <text:p>0.15685590948597</text:p>
          </table:table-cell>
          <table:table-cell table:style-name="ce1" office:value-type="float" office:value="0.160260307635829" calcext:value-type="float">
            <text:p>0.160260307635829</text:p>
          </table:table-cell>
          <table:table-cell table:style-name="ce1" office:value-type="float" office:value="0.188344990647398" calcext:value-type="float">
            <text:p>0.188344990647398</text:p>
          </table:table-cell>
          <table:table-cell table:style-name="ce1" office:value-type="float" office:value="0.278083549717174" calcext:value-type="float">
            <text:p>0.278083549717174</text:p>
          </table:table-cell>
          <table:table-cell table:style-name="ce1" office:value-type="float" office:value="0.294189798579745" calcext:value-type="float">
            <text:p>0.294189798579745</text:p>
          </table:table-cell>
          <table:table-cell table:style-name="ce1" office:value-type="float" office:value="0.324270273072317" calcext:value-type="float">
            <text:p>0.324270273072317</text:p>
          </table:table-cell>
          <table:table-cell table:style-name="ce1" office:value-type="float" office:value="0.367893243762148" calcext:value-type="float">
            <text:p>0.367893243762148</text:p>
          </table:table-cell>
          <table:table-cell table:style-name="ce1" office:value-type="float" office:value="0.416391702830714" calcext:value-type="float">
            <text:p>0.416391702830714</text:p>
          </table:table-cell>
          <table:table-cell table:style-name="ce1" office:value-type="float" office:value="0.465902721792078" calcext:value-type="float">
            <text:p>0.465902721792078</text:p>
          </table:table-cell>
          <table:table-cell table:style-name="ce1" office:value-type="float" office:value="0.493157110383895" calcext:value-type="float">
            <text:p>0.493157110383895</text:p>
          </table:table-cell>
          <table:table-cell table:style-name="ce1" office:value-type="float" office:value="0.524437451034191" calcext:value-type="float">
            <text:p>0.524437451034191</text:p>
          </table:table-cell>
          <table:table-cell table:style-name="ce1" office:value-type="float" office:value="0.532869820249593" calcext:value-type="float">
            <text:p>0.532869820249593</text:p>
          </table:table-cell>
          <table:table-cell table:style-name="ce1" office:value-type="float" office:value="0.564472594522202" calcext:value-type="float">
            <text:p>0.564472594522202</text:p>
          </table:table-cell>
          <table:table-cell table:style-name="ce1" office:value-type="float" office:value="0.60391423764398" calcext:value-type="float">
            <text:p>0.60391423764398</text:p>
          </table:table-cell>
          <table:table-cell table:style-name="ce1" office:value-type="float" office:value="0.573142555082181" calcext:value-type="float">
            <text:p>0.573142555082181</text:p>
          </table:table-cell>
          <table:table-cell table:style-name="ce1" office:value-type="float" office:value="0.560377127251017" calcext:value-type="float">
            <text:p>0.560377127251017</text:p>
          </table:table-cell>
          <table:table-cell table:style-name="ce1" office:value-type="float" office:value="0.63655473674949" calcext:value-type="float">
            <text:p>0.63655473674949</text:p>
          </table:table-cell>
          <table:table-cell table:style-name="ce1" office:value-type="float" office:value="0.685443083568934" calcext:value-type="float">
            <text:p>0.685443083568934</text:p>
          </table:table-cell>
          <table:table-cell table:style-name="ce1" office:value-type="float" office:value="0.75287182980828" calcext:value-type="float">
            <text:p>0.75287182980828</text:p>
          </table:table-cell>
          <table:table-cell table:style-name="ce1" office:value-type="float" office:value="0.517596867629971" calcext:value-type="float">
            <text:p>0.517596867629971</text:p>
          </table:table-cell>
          <table:table-cell table:style-name="ce1" office:value-type="float" office:value="0.678621478716787" calcext:value-type="float">
            <text:p>0.678621478716787</text:p>
          </table:table-cell>
          <table:table-cell table:style-name="ce1" office:value-type="float" office:value="0.515857499433301" calcext:value-type="float">
            <text:p>0.515857499433301</text:p>
          </table:table-cell>
          <table:table-cell table:style-name="ce1" office:value-type="float" office:value="0.553291012840992" calcext:value-type="float">
            <text:p>0.553291012840992</text:p>
          </table:table-cell>
          <table:table-cell table:style-name="ce1" office:value-type="float" office:value="0.721268182531008" calcext:value-type="float">
            <text:p>0.721268182531008</text:p>
          </table:table-cell>
          <table:table-cell table:style-name="ce1" office:value-type="float" office:value="0.565616731960909" calcext:value-type="float">
            <text:p>0.565616731960909</text:p>
          </table:table-cell>
          <table:table-cell table:style-name="ce1" office:value-type="float" office:value="0.702227982537822" calcext:value-type="float">
            <text:p>0.702227982537822</text:p>
          </table:table-cell>
          <table:table-cell table:style-name="ce1" office:value-type="float" office:value="0.80797983826936" calcext:value-type="float">
            <text:p>0.80797983826936</text:p>
          </table:table-cell>
          <table:table-cell table:style-name="ce1" office:value-type="float" office:value="0.725613208615496" calcext:value-type="float">
            <text:p>0.725613208615496</text:p>
          </table:table-cell>
          <table:table-cell table:style-name="ce1" office:value-type="float" office:value="0.476538744453867" calcext:value-type="float">
            <text:p>0.476538744453867</text:p>
          </table:table-cell>
          <table:table-cell table:style-name="ce1" office:value-type="float" office:value="0.447281466573161" calcext:value-type="float">
            <text:p>0.447281466573161</text:p>
          </table:table-cell>
          <table:table-cell table:style-name="ce1" office:value-type="float" office:value="0.354420170236517" calcext:value-type="float">
            <text:p>0.354420170236517</text:p>
          </table:table-cell>
          <table:table-cell table:style-name="ce1" office:value-type="float" office:value="0.436518644567996" calcext:value-type="float">
            <text:p>0.436518644567996</text:p>
          </table:table-cell>
          <table:table-cell table:style-name="ce1" office:value-type="float" office:value="0.376324148461861" calcext:value-type="float">
            <text:p>0.376324148461861</text:p>
          </table:table-cell>
          <table:table-cell table:style-name="ce1" office:value-type="float" office:value="0.495150419942878" calcext:value-type="float">
            <text:p>0.495150419942878</text:p>
          </table:table-cell>
          <table:table-cell table:style-name="ce1" office:value-type="float" office:value="0.564165507410252" calcext:value-type="float">
            <text:p>0.564165507410252</text:p>
          </table:table-cell>
          <table:table-cell table:style-name="ce1" office:value-type="float" office:value="0.534357649092368" calcext:value-type="float">
            <text:p>0.534357649092368</text:p>
          </table:table-cell>
          <table:table-cell table:style-name="ce1" office:value-type="float" office:value="0.439476295296647" calcext:value-type="float">
            <text:p>0.439476295296647</text:p>
          </table:table-cell>
          <table:table-cell table:style-name="ce1" office:value-type="float" office:value="0.388336308538252" calcext:value-type="float">
            <text:p>0.388336308538252</text:p>
          </table:table-cell>
          <table:table-cell table:style-name="ce1" office:value-type="float" office:value="0.411145742800498" calcext:value-type="float">
            <text:p>0.411145742800498</text:p>
          </table:table-cell>
          <table:table-cell table:style-name="ce1" office:value-type="float" office:value="0.458120174729576" calcext:value-type="float">
            <text:p>0.458120174729576</text:p>
          </table:table-cell>
          <table:table-cell table:style-name="ce1" office:value-type="float" office:value="0.423983154093228" calcext:value-type="float">
            <text:p>0.423983154093228</text:p>
          </table:table-cell>
          <table:table-cell table:style-name="ce1" office:value-type="float" office:value="0.312160239301985" calcext:value-type="float">
            <text:p>0.312160239301985</text:p>
          </table:table-cell>
          <table:table-cell table:style-name="ce1" office:value-type="float" office:value="0.430502632324555" calcext:value-type="float">
            <text:p>0.430502632324555</text:p>
          </table:table-cell>
          <table:table-cell table:style-name="ce1" office:value-type="float" office:value="0.431561606207393" calcext:value-type="float">
            <text:p>0.431561606207393</text:p>
          </table:table-cell>
          <table:table-cell table:style-name="ce1" office:value-type="float" office:value="0.378474934427443" calcext:value-type="float">
            <text:p>0.378474934427443</text:p>
          </table:table-cell>
          <table:table-cell table:style-name="ce1" office:value-type="float" office:value="0.364908081635561" calcext:value-type="float">
            <text:p>0.364908081635561</text:p>
          </table:table-cell>
          <table:table-cell table:style-name="ce1" office:value-type="float" office:value="0.356768972040657" calcext:value-type="float">
            <text:p>0.356768972040657</text:p>
          </table:table-cell>
          <table:table-cell table:style-name="ce1" office:value-type="float" office:value="0.297496879462333" calcext:value-type="float">
            <text:p>0.297496879462333</text:p>
          </table:table-cell>
          <table:table-cell table:style-name="ce1" office:value-type="float" office:value="0.292351512964102" calcext:value-type="float">
            <text:p>0.292351512964102</text:p>
          </table:table-cell>
          <table:table-cell table:style-name="ce1" office:value-type="float" office:value="0.312877702632263" calcext:value-type="float">
            <text:p>0.3128777026322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506135841847797" calcext:value-type="float">
            <text:p>0.05061358418478</text:p>
          </table:table-cell>
          <table:table-cell table:style-name="ce1" office:value-type="float" office:value="0.0515770455396091" calcext:value-type="float">
            <text:p>0.051577045539609</text:p>
          </table:table-cell>
          <table:table-cell table:style-name="ce1" office:value-type="float" office:value="0.0517885260883183" calcext:value-type="float">
            <text:p>0.051788526088318</text:p>
          </table:table-cell>
          <table:table-cell table:style-name="ce1" office:value-type="float" office:value="0.0525768319859559" calcext:value-type="float">
            <text:p>0.052576831985956</text:p>
          </table:table-cell>
          <table:table-cell table:style-name="ce1" office:value-type="float" office:value="0.0576645846630022" calcext:value-type="float">
            <text:p>0.057664584663002</text:p>
          </table:table-cell>
          <table:table-cell table:style-name="ce1" office:value-type="float" office:value="0.0520561333446677" calcext:value-type="float">
            <text:p>0.052056133344668</text:p>
          </table:table-cell>
          <table:table-cell table:style-name="ce1" office:value-type="float" office:value="0.0562222414324603" calcext:value-type="float">
            <text:p>0.05622224143246</text:p>
          </table:table-cell>
          <table:table-cell table:style-name="ce1" office:value-type="float" office:value="0.0729810151442274" calcext:value-type="float">
            <text:p>0.072981015144227</text:p>
          </table:table-cell>
          <table:table-cell table:style-name="ce1" office:value-type="float" office:value="0.0786132760161046" calcext:value-type="float">
            <text:p>0.078613276016105</text:p>
          </table:table-cell>
          <table:table-cell table:style-name="ce1" office:value-type="float" office:value="0.0866682554402491" calcext:value-type="float">
            <text:p>0.086668255440249</text:p>
          </table:table-cell>
          <table:table-cell table:style-name="ce1" office:value-type="float" office:value="0.0942343981295434" calcext:value-type="float">
            <text:p>0.094234398129543</text:p>
          </table:table-cell>
          <table:table-cell table:style-name="ce1" office:value-type="float" office:value="0.116624671690138" calcext:value-type="float">
            <text:p>0.116624671690138</text:p>
          </table:table-cell>
          <table:table-cell table:style-name="ce1" office:value-type="float" office:value="0.12078775236622" calcext:value-type="float">
            <text:p>0.12078775236622</text:p>
          </table:table-cell>
          <table:table-cell table:style-name="ce1" office:value-type="float" office:value="0.122602408283767" calcext:value-type="float">
            <text:p>0.122602408283767</text:p>
          </table:table-cell>
          <table:table-cell table:style-name="ce1" office:value-type="float" office:value="0.129543206479299" calcext:value-type="float">
            <text:p>0.129543206479299</text:p>
          </table:table-cell>
          <table:table-cell table:style-name="ce1" office:value-type="float" office:value="0.15018211425137" calcext:value-type="float">
            <text:p>0.15018211425137</text:p>
          </table:table-cell>
          <table:table-cell table:style-name="ce1" office:value-type="float" office:value="0.137290784597022" calcext:value-type="float">
            <text:p>0.137290784597022</text:p>
          </table:table-cell>
          <table:table-cell table:style-name="ce1" office:value-type="float" office:value="0.191235905928792" calcext:value-type="float">
            <text:p>0.191235905928792</text:p>
          </table:table-cell>
          <table:table-cell table:style-name="ce1" office:value-type="float" office:value="0.237627774144057" calcext:value-type="float">
            <text:p>0.237627774144057</text:p>
          </table:table-cell>
          <table:table-cell table:style-name="ce1" office:value-type="float" office:value="0.210964198990369" calcext:value-type="float">
            <text:p>0.210964198990369</text:p>
          </table:table-cell>
          <table:table-cell table:style-name="ce1" office:value-type="float" office:value="0.43722593995312" calcext:value-type="float">
            <text:p>0.43722593995312</text:p>
          </table:table-cell>
          <table:table-cell table:style-name="ce1" office:value-type="float" office:value="0.580668864508834" calcext:value-type="float">
            <text:p>0.580668864508834</text:p>
          </table:table-cell>
          <table:table-cell table:style-name="ce1" office:value-type="float" office:value="0.669143785470978" calcext:value-type="float">
            <text:p>0.669143785470978</text:p>
          </table:table-cell>
          <table:table-cell table:style-name="ce1" office:value-type="float" office:value="0.674434461501931" calcext:value-type="float">
            <text:p>0.674434461501931</text:p>
          </table:table-cell>
          <table:table-cell table:style-name="ce1" office:value-type="float" office:value="0.601530824973917" calcext:value-type="float">
            <text:p>0.601530824973917</text:p>
          </table:table-cell>
          <table:table-cell table:style-name="ce1" office:value-type="float" office:value="0.623818597994162" calcext:value-type="float">
            <text:p>0.623818597994162</text:p>
          </table:table-cell>
          <table:table-cell table:style-name="ce1" office:value-type="float" office:value="0.187436982885883" calcext:value-type="float">
            <text:p>0.187436982885883</text:p>
          </table:table-cell>
          <table:table-cell table:style-name="ce1" office:value-type="float" office:value="0.168200106694321" calcext:value-type="float">
            <text:p>0.168200106694321</text:p>
          </table:table-cell>
          <table:table-cell table:style-name="ce1" office:value-type="float" office:value="0.194470042111118" calcext:value-type="float">
            <text:p>0.194470042111118</text:p>
          </table:table-cell>
          <table:table-cell table:style-name="ce1" office:value-type="float" office:value="0.651905547293563" calcext:value-type="float">
            <text:p>0.651905547293563</text:p>
          </table:table-cell>
          <table:table-cell table:style-name="ce1" office:value-type="float" office:value="0.144002179222673" calcext:value-type="float">
            <text:p>0.144002179222673</text:p>
          </table:table-cell>
          <table:table-cell table:style-name="ce1" office:value-type="float" office:value="0.0893864200179706" calcext:value-type="float">
            <text:p>0.089386420017971</text:p>
          </table:table-cell>
          <table:table-cell table:style-name="ce1" office:value-type="float" office:value="0.296586888268957" calcext:value-type="float">
            <text:p>0.296586888268957</text:p>
          </table:table-cell>
          <table:table-cell table:style-name="ce1" office:value-type="float" office:value="0.295997524508129" calcext:value-type="float">
            <text:p>0.295997524508129</text:p>
          </table:table-cell>
          <table:table-cell table:style-name="ce1" office:value-type="float" office:value="0.281789095494936" calcext:value-type="float">
            <text:p>0.281789095494936</text:p>
          </table:table-cell>
          <table:table-cell table:style-name="ce1" office:value-type="float" office:value="0.313270864330032" calcext:value-type="float">
            <text:p>0.313270864330032</text:p>
          </table:table-cell>
          <table:table-cell table:style-name="ce1" office:value-type="float" office:value="0.321437703806564" calcext:value-type="float">
            <text:p>0.321437703806564</text:p>
          </table:table-cell>
          <table:table-cell table:style-name="ce1" office:value-type="float" office:value="0.218624576910843" calcext:value-type="float">
            <text:p>0.218624576910843</text:p>
          </table:table-cell>
          <table:table-cell table:style-name="ce1" office:value-type="float" office:value="0.212370347278344" calcext:value-type="float">
            <text:p>0.212370347278344</text:p>
          </table:table-cell>
          <table:table-cell table:style-name="ce1" office:value-type="float" office:value="0.198545221235008" calcext:value-type="float">
            <text:p>0.198545221235008</text:p>
          </table:table-cell>
          <table:table-cell table:style-name="ce1" office:value-type="float" office:value="0.215493084286489" calcext:value-type="float">
            <text:p>0.215493084286489</text:p>
          </table:table-cell>
          <table:table-cell table:style-name="ce1" office:value-type="float" office:value="0.209262635537382" calcext:value-type="float">
            <text:p>0.209262635537382</text:p>
          </table:table-cell>
          <table:table-cell table:style-name="ce1" office:value-type="float" office:value="0.20368052939092" calcext:value-type="float">
            <text:p>0.20368052939092</text:p>
          </table:table-cell>
          <table:table-cell table:style-name="ce1" office:value-type="float" office:value="0.220421345741937" calcext:value-type="float">
            <text:p>0.220421345741937</text:p>
          </table:table-cell>
          <table:table-cell table:style-name="ce1" office:value-type="float" office:value="0.223952227515535" calcext:value-type="float">
            <text:p>0.223952227515535</text:p>
          </table:table-cell>
          <table:table-cell table:style-name="ce1" office:value-type="float" office:value="0.203913289783929" calcext:value-type="float">
            <text:p>0.203913289783929</text:p>
          </table:table-cell>
          <table:table-cell table:style-name="ce1" office:value-type="float" office:value="0.207631788360223" calcext:value-type="float">
            <text:p>0.207631788360223</text:p>
          </table:table-cell>
          <table:table-cell table:style-name="ce1" office:value-type="float" office:value="0.305805976486128" calcext:value-type="float">
            <text:p>0.305805976486128</text:p>
          </table:table-cell>
          <table:table-cell table:style-name="ce1" office:value-type="float" office:value="0.283310453563128" calcext:value-type="float">
            <text:p>0.283310453563128</text:p>
          </table:table-cell>
          <table:table-cell table:style-name="ce1" office:value-type="float" office:value="0.332458227398889" calcext:value-type="float">
            <text:p>0.332458227398889</text:p>
          </table:table-cell>
          <table:table-cell table:style-name="ce1" office:value-type="float" office:value="0.325727346555959" calcext:value-type="float">
            <text:p>0.325727346555959</text:p>
          </table:table-cell>
          <table:table-cell table:style-name="ce1" office:value-type="float" office:value="0.268091792889505" calcext:value-type="float">
            <text:p>0.26809179288950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ngo, Rep.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2068981166774" calcext:value-type="float">
            <text:p>0.22068981166774</text:p>
          </table:table-cell>
          <table:table-cell table:style-name="ce1" office:value-type="float" office:value="0.257403607425627" calcext:value-type="float">
            <text:p>0.257403607425627</text:p>
          </table:table-cell>
          <table:table-cell table:style-name="ce1" office:value-type="float" office:value="0.22326015749182" calcext:value-type="float">
            <text:p>0.22326015749182</text:p>
          </table:table-cell>
          <table:table-cell table:style-name="ce1" office:value-type="float" office:value="0.214033353336337" calcext:value-type="float">
            <text:p>0.214033353336337</text:p>
          </table:table-cell>
          <table:table-cell table:style-name="ce1" office:value-type="float" office:value="0.237609200054678" calcext:value-type="float">
            <text:p>0.237609200054678</text:p>
          </table:table-cell>
          <table:table-cell table:style-name="ce1" office:value-type="float" office:value="0.212184073822982" calcext:value-type="float">
            <text:p>0.212184073822982</text:p>
          </table:table-cell>
          <table:table-cell table:style-name="ce1" office:value-type="float" office:value="0.258768558445715" calcext:value-type="float">
            <text:p>0.258768558445715</text:p>
          </table:table-cell>
          <table:table-cell table:style-name="ce1" office:value-type="float" office:value="0.263631692075674" calcext:value-type="float">
            <text:p>0.263631692075674</text:p>
          </table:table-cell>
          <table:table-cell table:style-name="ce1" office:value-type="float" office:value="0.358199318609582" calcext:value-type="float">
            <text:p>0.358199318609582</text:p>
          </table:table-cell>
          <table:table-cell table:style-name="ce1" office:value-type="float" office:value="0.387597144437664" calcext:value-type="float">
            <text:p>0.387597144437664</text:p>
          </table:table-cell>
          <table:table-cell table:style-name="ce1" office:value-type="float" office:value="0.428474484866189" calcext:value-type="float">
            <text:p>0.428474484866189</text:p>
          </table:table-cell>
          <table:table-cell table:style-name="ce1" office:value-type="float" office:value="0.498281122723696" calcext:value-type="float">
            <text:p>0.498281122723696</text:p>
          </table:table-cell>
          <table:table-cell table:style-name="ce1" office:value-type="float" office:value="0.467642261529411" calcext:value-type="float">
            <text:p>0.467642261529411</text:p>
          </table:table-cell>
          <table:table-cell table:style-name="ce1" office:value-type="float" office:value="0.834062587940866" calcext:value-type="float">
            <text:p>0.834062587940866</text:p>
          </table:table-cell>
          <table:table-cell table:style-name="ce1" office:value-type="float" office:value="1.07590073383315" calcext:value-type="float">
            <text:p>1.07590073383315</text:p>
          </table:table-cell>
          <table:table-cell table:style-name="ce1" office:value-type="float" office:value="0.706820713875428" calcext:value-type="float">
            <text:p>0.706820713875428</text:p>
          </table:table-cell>
          <table:table-cell table:style-name="ce1" office:value-type="float" office:value="0.770701975620008" calcext:value-type="float">
            <text:p>0.770701975620008</text:p>
          </table:table-cell>
          <table:table-cell table:style-name="ce1" office:value-type="float" office:value="0.290937622264456" calcext:value-type="float">
            <text:p>0.290937622264456</text:p>
          </table:table-cell>
          <table:table-cell table:style-name="ce1" office:value-type="float" office:value="0.189845633055082" calcext:value-type="float">
            <text:p>0.189845633055082</text:p>
          </table:table-cell>
          <table:table-cell table:style-name="ce1" office:value-type="float" office:value="0.199081754587084" calcext:value-type="float">
            <text:p>0.199081754587084</text:p>
          </table:table-cell>
          <table:table-cell table:style-name="ce1" office:value-type="float" office:value="0.225919804094827" calcext:value-type="float">
            <text:p>0.225919804094827</text:p>
          </table:table-cell>
          <table:table-cell table:style-name="ce1" office:value-type="float" office:value="0.254955963459993" calcext:value-type="float">
            <text:p>0.254955963459993</text:p>
          </table:table-cell>
          <table:table-cell table:style-name="ce1" office:value-type="float" office:value="0.704306573163073" calcext:value-type="float">
            <text:p>0.704306573163073</text:p>
          </table:table-cell>
          <table:table-cell table:style-name="ce1" office:value-type="float" office:value="0.581473025966713" calcext:value-type="float">
            <text:p>0.581473025966713</text:p>
          </table:table-cell>
          <table:table-cell table:style-name="ce1" office:value-type="float" office:value="0.563089783342879" calcext:value-type="float">
            <text:p>0.563089783342879</text:p>
          </table:table-cell>
          <table:table-cell table:style-name="ce1" office:value-type="float" office:value="0.614203070768191" calcext:value-type="float">
            <text:p>0.614203070768191</text:p>
          </table:table-cell>
          <table:table-cell table:style-name="ce1" office:value-type="float" office:value="0.498054868802243" calcext:value-type="float">
            <text:p>0.498054868802243</text:p>
          </table:table-cell>
          <table:table-cell table:style-name="ce1" office:value-type="float" office:value="0.601145903058254" calcext:value-type="float">
            <text:p>0.601145903058254</text:p>
          </table:table-cell>
          <table:table-cell table:style-name="ce1" office:value-type="float" office:value="0.662897525564686" calcext:value-type="float">
            <text:p>0.662897525564686</text:p>
          </table:table-cell>
          <table:table-cell table:style-name="ce1" office:value-type="float" office:value="0.648540593573706" calcext:value-type="float">
            <text:p>0.648540593573706</text:p>
          </table:table-cell>
          <table:table-cell table:style-name="ce1" office:value-type="float" office:value="0.497852264456202" calcext:value-type="float">
            <text:p>0.497852264456202</text:p>
          </table:table-cell>
          <table:table-cell table:style-name="ce1" office:value-type="float" office:value="0.516347125146676" calcext:value-type="float">
            <text:p>0.516347125146676</text:p>
          </table:table-cell>
          <table:table-cell table:style-name="ce1" office:value-type="float" office:value="0.625527305781089" calcext:value-type="float">
            <text:p>0.625527305781089</text:p>
          </table:table-cell>
          <table:table-cell table:style-name="ce1" office:value-type="float" office:value="0.598072061196929" calcext:value-type="float">
            <text:p>0.598072061196929</text:p>
          </table:table-cell>
          <table:table-cell table:style-name="ce1" office:value-type="float" office:value="0.810902336786462" calcext:value-type="float">
            <text:p>0.810902336786462</text:p>
          </table:table-cell>
          <table:table-cell table:style-name="ce1" office:value-type="float" office:value="0.575394934069556" calcext:value-type="float">
            <text:p>0.575394934069556</text:p>
          </table:table-cell>
          <table:table-cell table:style-name="ce1" office:value-type="float" office:value="0.613810994158238" calcext:value-type="float">
            <text:p>0.613810994158238</text:p>
          </table:table-cell>
          <table:table-cell table:style-name="ce1" office:value-type="float" office:value="0.815416903590501" calcext:value-type="float">
            <text:p>0.815416903590501</text:p>
          </table:table-cell>
          <table:table-cell table:style-name="ce1" office:value-type="float" office:value="0.263258077941464" calcext:value-type="float">
            <text:p>0.263258077941464</text:p>
          </table:table-cell>
          <table:table-cell table:style-name="ce1" office:value-type="float" office:value="0.270915698676339" calcext:value-type="float">
            <text:p>0.270915698676339</text:p>
          </table:table-cell>
          <table:table-cell table:style-name="ce1" office:value-type="float" office:value="0.337301790227864" calcext:value-type="float">
            <text:p>0.337301790227864</text:p>
          </table:table-cell>
          <table:table-cell table:style-name="ce1" office:value-type="float" office:value="0.240713305105747" calcext:value-type="float">
            <text:p>0.240713305105747</text:p>
          </table:table-cell>
          <table:table-cell table:style-name="ce1" office:value-type="float" office:value="0.176770804579984" calcext:value-type="float">
            <text:p>0.176770804579984</text:p>
          </table:table-cell>
          <table:table-cell table:style-name="ce1" office:value-type="float" office:value="0.275171060799072" calcext:value-type="float">
            <text:p>0.275171060799072</text:p>
          </table:table-cell>
          <table:table-cell table:style-name="ce1" office:value-type="float" office:value="0.278308394323142" calcext:value-type="float">
            <text:p>0.278308394323142</text:p>
          </table:table-cell>
          <table:table-cell table:style-name="ce1" office:value-type="float" office:value="0.353815464421941" calcext:value-type="float">
            <text:p>0.353815464421941</text:p>
          </table:table-cell>
          <table:table-cell table:style-name="ce1" office:value-type="float" office:value="0.310280350497074" calcext:value-type="float">
            <text:p>0.310280350497074</text:p>
          </table:table-cell>
          <table:table-cell table:style-name="ce1" office:value-type="float" office:value="0.32666480966395" calcext:value-type="float">
            <text:p>0.32666480966395</text:p>
          </table:table-cell>
          <table:table-cell table:style-name="ce1" office:value-type="float" office:value="0.341559409628178" calcext:value-type="float">
            <text:p>0.341559409628178</text:p>
          </table:table-cell>
          <table:table-cell table:style-name="ce1" office:value-type="float" office:value="0.431598927403307" calcext:value-type="float">
            <text:p>0.431598927403307</text:p>
          </table:table-cell>
          <table:table-cell table:style-name="ce1" office:value-type="float" office:value="0.473472225569701" calcext:value-type="float">
            <text:p>0.473472225569701</text:p>
          </table:table-cell>
          <table:table-cell table:style-name="ce1" office:value-type="float" office:value="0.538098378550474" calcext:value-type="float">
            <text:p>0.53809837855047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95718607042166" calcext:value-type="float">
            <text:p>0.995718607042166</text:p>
          </table:table-cell>
          <table:table-cell table:style-name="ce1" office:value-type="float" office:value="1.07274291788168" calcext:value-type="float">
            <text:p>1.07274291788168</text:p>
          </table:table-cell>
          <table:table-cell table:style-name="ce1" office:value-type="float" office:value="1.1109856900786" calcext:value-type="float">
            <text:p>1.1109856900786</text:p>
          </table:table-cell>
          <table:table-cell table:style-name="ce1" office:value-type="float" office:value="1.17878073687995" calcext:value-type="float">
            <text:p>1.17878073687995</text:p>
          </table:table-cell>
          <table:table-cell table:style-name="ce1" office:value-type="float" office:value="1.16826351907107" calcext:value-type="float">
            <text:p>1.16826351907107</text:p>
          </table:table-cell>
          <table:table-cell table:style-name="ce1" office:value-type="float" office:value="1.19543898889587" calcext:value-type="float">
            <text:p>1.19543898889587</text:p>
          </table:table-cell>
          <table:table-cell table:style-name="ce1" office:value-type="float" office:value="1.19168652996552" calcext:value-type="float">
            <text:p>1.19168652996552</text:p>
          </table:table-cell>
          <table:table-cell table:style-name="ce1" office:value-type="float" office:value="1.21683476874454" calcext:value-type="float">
            <text:p>1.21683476874454</text:p>
          </table:table-cell>
          <table:table-cell table:style-name="ce1" office:value-type="float" office:value="1.2726145596992" calcext:value-type="float">
            <text:p>1.2726145596992</text:p>
          </table:table-cell>
          <table:table-cell table:style-name="ce1" office:value-type="float" office:value="1.30514870726038" calcext:value-type="float">
            <text:p>1.30514870726038</text:p>
          </table:table-cell>
          <table:table-cell table:style-name="ce1" office:value-type="float" office:value="1.28753485642268" calcext:value-type="float">
            <text:p>1.28753485642268</text:p>
          </table:table-cell>
          <table:table-cell table:style-name="ce1" office:value-type="float" office:value="1.34115098592835" calcext:value-type="float">
            <text:p>1.34115098592835</text:p>
          </table:table-cell>
          <table:table-cell table:style-name="ce1" office:value-type="float" office:value="1.36006665801752" calcext:value-type="float">
            <text:p>1.36006665801752</text:p>
          </table:table-cell>
          <table:table-cell table:style-name="ce1" office:value-type="float" office:value="1.42346080731149" calcext:value-type="float">
            <text:p>1.42346080731149</text:p>
          </table:table-cell>
          <table:table-cell table:style-name="ce1" office:value-type="float" office:value="1.50691023000557" calcext:value-type="float">
            <text:p>1.50691023000557</text:p>
          </table:table-cell>
          <table:table-cell table:style-name="ce1" office:value-type="float" office:value="1.44994579102151" calcext:value-type="float">
            <text:p>1.44994579102151</text:p>
          </table:table-cell>
          <table:table-cell table:style-name="ce1" office:value-type="float" office:value="1.50410730591912" calcext:value-type="float">
            <text:p>1.50410730591912</text:p>
          </table:table-cell>
          <table:table-cell table:style-name="ce1" office:value-type="float" office:value="1.5191683313309" calcext:value-type="float">
            <text:p>1.5191683313309</text:p>
          </table:table-cell>
          <table:table-cell table:style-name="ce1" office:value-type="float" office:value="1.57280652317855" calcext:value-type="float">
            <text:p>1.57280652317855</text:p>
          </table:table-cell>
          <table:table-cell table:style-name="ce1" office:value-type="float" office:value="1.63877856463438" calcext:value-type="float">
            <text:p>1.63877856463438</text:p>
          </table:table-cell>
          <table:table-cell table:style-name="ce1" office:value-type="float" office:value="1.59911255013672" calcext:value-type="float">
            <text:p>1.59911255013672</text:p>
          </table:table-cell>
          <table:table-cell table:style-name="ce1" office:value-type="float" office:value="1.56677177311315" calcext:value-type="float">
            <text:p>1.56677177311315</text:p>
          </table:table-cell>
          <table:table-cell table:style-name="ce1" office:value-type="float" office:value="1.58177755466105" calcext:value-type="float">
            <text:p>1.58177755466105</text:p>
          </table:table-cell>
          <table:table-cell table:style-name="ce1" office:value-type="float" office:value="1.66568986740906" calcext:value-type="float">
            <text:p>1.66568986740906</text:p>
          </table:table-cell>
          <table:table-cell table:style-name="ce1" office:value-type="float" office:value="1.6138381108822" calcext:value-type="float">
            <text:p>1.6138381108822</text:p>
          </table:table-cell>
          <table:table-cell table:style-name="ce1" office:value-type="float" office:value="1.56001615004099" calcext:value-type="float">
            <text:p>1.56001615004099</text:p>
          </table:table-cell>
          <table:table-cell table:style-name="ce1" office:value-type="float" office:value="1.55040957025909" calcext:value-type="float">
            <text:p>1.55040957025909</text:p>
          </table:table-cell>
          <table:table-cell table:style-name="ce1" office:value-type="float" office:value="1.56189663475118" calcext:value-type="float">
            <text:p>1.56189663475118</text:p>
          </table:table-cell>
          <table:table-cell table:style-name="ce1" office:value-type="float" office:value="1.5904347626466" calcext:value-type="float">
            <text:p>1.5904347626466</text:p>
          </table:table-cell>
          <table:table-cell table:style-name="ce1" office:value-type="float" office:value="1.58318877083522" calcext:value-type="float">
            <text:p>1.58318877083522</text:p>
          </table:table-cell>
          <table:table-cell table:style-name="ce1" office:value-type="float" office:value="1.67302588446287" calcext:value-type="float">
            <text:p>1.67302588446287</text:p>
          </table:table-cell>
          <table:table-cell table:style-name="ce1" office:value-type="float" office:value="1.63591474812819" calcext:value-type="float">
            <text:p>1.63591474812819</text:p>
          </table:table-cell>
          <table:table-cell table:style-name="ce1" office:value-type="float" office:value="1.74498327173703" calcext:value-type="float">
            <text:p>1.74498327173703</text:p>
          </table:table-cell>
          <table:table-cell table:style-name="ce1" office:value-type="float" office:value="1.76880376580632" calcext:value-type="float">
            <text:p>1.76880376580632</text:p>
          </table:table-cell>
          <table:table-cell table:style-name="ce1" office:value-type="float" office:value="1.83501669950843" calcext:value-type="float">
            <text:p>1.83501669950843</text:p>
          </table:table-cell>
          <table:table-cell table:style-name="ce1" office:value-type="float" office:value="1.59218126284988" calcext:value-type="float">
            <text:p>1.59218126284988</text:p>
          </table:table-cell>
          <table:table-cell table:style-name="ce1" office:value-type="float" office:value="1.59077606162994" calcext:value-type="float">
            <text:p>1.59077606162994</text:p>
          </table:table-cell>
          <table:table-cell table:style-name="ce1" office:value-type="float" office:value="1.67961909783385" calcext:value-type="float">
            <text:p>1.67961909783385</text:p>
          </table:table-cell>
          <table:table-cell table:style-name="ce1" office:value-type="float" office:value="1.68161708682754" calcext:value-type="float">
            <text:p>1.68161708682754</text:p>
          </table:table-cell>
          <table:table-cell table:style-name="ce1" office:value-type="float" office:value="1.41921547600096" calcext:value-type="float">
            <text:p>1.41921547600096</text:p>
          </table:table-cell>
          <table:table-cell table:style-name="ce1" office:value-type="float" office:value="1.43362020538631" calcext:value-type="float">
            <text:p>1.43362020538631</text:p>
          </table:table-cell>
          <table:table-cell table:style-name="ce1" office:value-type="float" office:value="1.37290265520363" calcext:value-type="float">
            <text:p>1.37290265520363</text:p>
          </table:table-cell>
          <table:table-cell table:style-name="ce1" office:value-type="float" office:value="1.33889956996324" calcext:value-type="float">
            <text:p>1.33889956996324</text:p>
          </table:table-cell>
          <table:table-cell table:style-name="ce1" office:value-type="float" office:value="1.36224503582226" calcext:value-type="float">
            <text:p>1.36224503582226</text:p>
          </table:table-cell>
          <table:table-cell table:style-name="ce1" office:value-type="float" office:value="1.28898987989394" calcext:value-type="float">
            <text:p>1.28898987989394</text:p>
          </table:table-cell>
          <table:table-cell table:style-name="ce1" office:value-type="float" office:value="1.40798531873252" calcext:value-type="float">
            <text:p>1.40798531873252</text:p>
          </table:table-cell>
          <table:table-cell table:style-name="ce1" office:value-type="float" office:value="1.43582342300384" calcext:value-type="float">
            <text:p>1.43582342300384</text:p>
          </table:table-cell>
          <table:table-cell table:style-name="ce1" office:value-type="float" office:value="1.4068996424918" calcext:value-type="float">
            <text:p>1.4068996424918</text:p>
          </table:table-cell>
          <table:table-cell table:style-name="ce1" office:value-type="float" office:value="1.45114730724877" calcext:value-type="float">
            <text:p>1.45114730724877</text:p>
          </table:table-cell>
          <table:table-cell table:style-name="ce1" office:value-type="float" office:value="1.48476425059598" calcext:value-type="float">
            <text:p>1.48476425059598</text:p>
          </table:table-cell>
          <table:table-cell table:style-name="ce1" office:value-type="float" office:value="1.71139067793766" calcext:value-type="float">
            <text:p>1.71139067793766</text:p>
          </table:table-cell>
          <table:table-cell table:style-name="ce1" office:value-type="float" office:value="1.56062909881097" calcext:value-type="float">
            <text:p>1.5606290988109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moros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582890023949304" calcext:value-type="float">
            <text:p>0.05828900239493</text:p>
          </table:table-cell>
          <table:table-cell table:style-name="ce1" office:value-type="float" office:value="0.0573482494734867" calcext:value-type="float">
            <text:p>0.057348249473487</text:p>
          </table:table-cell>
          <table:table-cell table:style-name="ce1" office:value-type="float" office:value="0.0564269593762823" calcext:value-type="float">
            <text:p>0.056426959376282</text:p>
          </table:table-cell>
          <table:table-cell table:style-name="ce1" office:value-type="float" office:value="0.0555031406876719" calcext:value-type="float">
            <text:p>0.055503140687672</text:p>
          </table:table-cell>
          <table:table-cell table:style-name="ce1" office:value-type="float" office:value="0.0545508640567277" calcext:value-type="float">
            <text:p>0.054550864056728</text:p>
          </table:table-cell>
          <table:table-cell table:style-name="ce1" office:value-type="float" office:value="0.0714077074367612" calcext:value-type="float">
            <text:p>0.071407707436761</text:p>
          </table:table-cell>
          <table:table-cell table:style-name="ce1" office:value-type="float" office:value="0.0875028634697618" calcext:value-type="float">
            <text:p>0.087502863469762</text:p>
          </table:table-cell>
          <table:table-cell table:style-name="ce1" office:value-type="float" office:value="0.0856623590203609" calcext:value-type="float">
            <text:p>0.085662359020361</text:p>
          </table:table-cell>
          <table:table-cell table:style-name="ce1" office:value-type="float" office:value="0.0838002870279807" calcext:value-type="float">
            <text:p>0.083800287027981</text:p>
          </table:table-cell>
          <table:table-cell table:style-name="ce1" office:value-type="float" office:value="0.0819884719781424" calcext:value-type="float">
            <text:p>0.081988471978142</text:p>
          </table:table-cell>
          <table:table-cell table:style-name="ce1" office:value-type="float" office:value="0.128417154388622" calcext:value-type="float">
            <text:p>0.128417154388622</text:p>
          </table:table-cell>
          <table:table-cell table:style-name="ce1" office:value-type="float" office:value="0.125838069705094" calcext:value-type="float">
            <text:p>0.125838069705094</text:p>
          </table:table-cell>
          <table:table-cell table:style-name="ce1" office:value-type="float" office:value="0.123365727910781" calcext:value-type="float">
            <text:p>0.123365727910781</text:p>
          </table:table-cell>
          <table:table-cell table:style-name="ce1" office:value-type="float" office:value="0.120786412763767" calcext:value-type="float">
            <text:p>0.120786412763767</text:p>
          </table:table-cell>
          <table:table-cell table:style-name="ce1" office:value-type="float" office:value="0.117852652046232" calcext:value-type="float">
            <text:p>0.117852652046232</text:p>
          </table:table-cell>
          <table:table-cell table:style-name="ce1" office:value-type="float" office:value="0.128762548330336" calcext:value-type="float">
            <text:p>0.128762548330336</text:p>
          </table:table-cell>
          <table:table-cell table:style-name="ce1" office:value-type="float" office:value="0.152080804120135" calcext:value-type="float">
            <text:p>0.152080804120135</text:p>
          </table:table-cell>
          <table:table-cell table:style-name="ce1" office:value-type="float" office:value="0.146415918924413" calcext:value-type="float">
            <text:p>0.146415918924413</text:p>
          </table:table-cell>
          <table:table-cell table:style-name="ce1" office:value-type="float" office:value="0.10236475994738" calcext:value-type="float">
            <text:p>0.10236475994738</text:p>
          </table:table-cell>
          <table:table-cell table:style-name="ce1" office:value-type="float" office:value="0.0738904841065941" calcext:value-type="float">
            <text:p>0.073890484106594</text:p>
          </table:table-cell>
          <table:table-cell table:style-name="ce1" office:value-type="float" office:value="0.15451610602947" calcext:value-type="float">
            <text:p>0.15451610602947</text:p>
          </table:table-cell>
          <table:table-cell table:style-name="ce1" office:value-type="float" office:value="0.149598787418526" calcext:value-type="float">
            <text:p>0.149598787418526</text:p>
          </table:table-cell>
          <table:table-cell table:style-name="ce1" office:value-type="float" office:value="0.145181282453442" calcext:value-type="float">
            <text:p>0.145181282453442</text:p>
          </table:table-cell>
          <table:table-cell table:style-name="ce1" office:value-type="float" office:value="0.141099827439745" calcext:value-type="float">
            <text:p>0.141099827439745</text:p>
          </table:table-cell>
          <table:table-cell table:style-name="ce1" office:value-type="float" office:value="0.137163787448065" calcext:value-type="float">
            <text:p>0.137163787448065</text:p>
          </table:table-cell>
          <table:table-cell table:style-name="ce1" office:value-type="float" office:value="0.153761646385951" calcext:value-type="float">
            <text:p>0.153761646385951</text:p>
          </table:table-cell>
          <table:table-cell table:style-name="ce1" office:value-type="float" office:value="0.13933769945419" calcext:value-type="float">
            <text:p>0.13933769945419</text:p>
          </table:table-cell>
          <table:table-cell table:style-name="ce1" office:value-type="float" office:value="0.154567176604169" calcext:value-type="float">
            <text:p>0.154567176604169</text:p>
          </table:table-cell>
          <table:table-cell table:style-name="ce1" office:value-type="float" office:value="0.159380568757942" calcext:value-type="float">
            <text:p>0.159380568757942</text:p>
          </table:table-cell>
          <table:table-cell table:style-name="ce1" office:value-type="float" office:value="0.154686193403027" calcext:value-type="float">
            <text:p>0.154686193403027</text:p>
          </table:table-cell>
          <table:table-cell table:style-name="ce1" office:value-type="float" office:value="0.185494671728364" calcext:value-type="float">
            <text:p>0.185494671728364</text:p>
          </table:table-cell>
          <table:table-cell table:style-name="ce1" office:value-type="float" office:value="0.180109740010665" calcext:value-type="float">
            <text:p>0.180109740010665</text:p>
          </table:table-cell>
          <table:table-cell table:style-name="ce1" office:value-type="float" office:value="0.174915730081862" calcext:value-type="float">
            <text:p>0.174915730081862</text:p>
          </table:table-cell>
          <table:table-cell table:style-name="ce1" office:value-type="float" office:value="0.169922857622002" calcext:value-type="float">
            <text:p>0.169922857622002</text:p>
          </table:table-cell>
          <table:table-cell table:style-name="ce1" office:value-type="float" office:value="0.165141569216978" calcext:value-type="float">
            <text:p>0.165141569216978</text:p>
          </table:table-cell>
          <table:table-cell table:style-name="ce1" office:value-type="float" office:value="0.168220128697552" calcext:value-type="float">
            <text:p>0.168220128697552</text:p>
          </table:table-cell>
          <table:table-cell table:style-name="ce1" office:value-type="float" office:value="0.133892113051469" calcext:value-type="float">
            <text:p>0.133892113051469</text:p>
          </table:table-cell>
          <table:table-cell table:style-name="ce1" office:value-type="float" office:value="0.130311435763289" calcext:value-type="float">
            <text:p>0.130311435763289</text:p>
          </table:table-cell>
          <table:table-cell table:style-name="ce1" office:value-type="float" office:value="0.140989657426276" calcext:value-type="float">
            <text:p>0.140989657426276</text:p>
          </table:table-cell>
          <table:table-cell table:style-name="ce1" office:value-type="float" office:value="0.151100655729722" calcext:value-type="float">
            <text:p>0.151100655729722</text:p>
          </table:table-cell>
          <table:table-cell table:style-name="ce1" office:value-type="float" office:value="0.153992360725658" calcext:value-type="float">
            <text:p>0.153992360725658</text:p>
          </table:table-cell>
          <table:table-cell table:style-name="ce1" office:value-type="float" office:value="0.156730332576466" calcext:value-type="float">
            <text:p>0.156730332576466</text:p>
          </table:table-cell>
          <table:table-cell table:style-name="ce1" office:value-type="float" office:value="0.159316195944584" calcext:value-type="float">
            <text:p>0.159316195944584</text:p>
          </table:table-cell>
          <table:table-cell table:style-name="ce1" office:value-type="float" office:value="0.167954198473282" calcext:value-type="float">
            <text:p>0.167954198473282</text:p>
          </table:table-cell>
          <table:table-cell table:style-name="ce1" office:value-type="float" office:value="0.170030254906279" calcext:value-type="float">
            <text:p>0.170030254906279</text:p>
          </table:table-cell>
          <table:table-cell table:style-name="ce1" office:value-type="float" office:value="0.177827852422765" calcext:value-type="float">
            <text:p>0.177827852422765</text:p>
          </table:table-cell>
          <table:table-cell table:style-name="ce1" office:value-type="float" office:value="0.190925097899384" calcext:value-type="float">
            <text:p>0.190925097899384</text:p>
          </table:table-cell>
          <table:table-cell table:style-name="ce1" office:value-type="float" office:value="0.180694914105857" calcext:value-type="float">
            <text:p>0.180694914105857</text:p>
          </table:table-cell>
          <table:table-cell table:style-name="ce1" office:value-type="float" office:value="0.181858211579558" calcext:value-type="float">
            <text:p>0.181858211579558</text:p>
          </table:table-cell>
          <table:table-cell table:style-name="ce1" office:value-type="float" office:value="0.177475819284442" calcext:value-type="float">
            <text:p>0.177475819284442</text:p>
          </table:table-cell>
          <table:table-cell table:style-name="ce1" office:value-type="float" office:value="0.18894081108352" calcext:value-type="float">
            <text:p>0.18894081108352</text:p>
          </table:table-cell>
          <table:table-cell table:style-name="ce1" office:value-type="float" office:value="0.220233472817373" calcext:value-type="float">
            <text:p>0.22023347281737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bo Verde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08750667272979" calcext:value-type="float">
            <text:p>0.108750667272979</text:p>
          </table:table-cell>
          <table:table-cell table:style-name="ce1" office:value-type="float" office:value="0.106827605628332" calcext:value-type="float">
            <text:p>0.106827605628332</text:p>
          </table:table-cell>
          <table:table-cell table:style-name="ce1" office:value-type="float" office:value="0.0869509546346969" calcext:value-type="float">
            <text:p>0.086950954634697</text:p>
          </table:table-cell>
          <table:table-cell table:style-name="ce1" office:value-type="float" office:value="0.0676215810025218" calcext:value-type="float">
            <text:p>0.067621581002522</text:p>
          </table:table-cell>
          <table:table-cell table:style-name="ce1" office:value-type="float" office:value="0.131049702037935" calcext:value-type="float">
            <text:p>0.131049702037935</text:p>
          </table:table-cell>
          <table:table-cell table:style-name="ce1" office:value-type="float" office:value="0.110916185233357" calcext:value-type="float">
            <text:p>0.110916185233357</text:p>
          </table:table-cell>
          <table:table-cell table:style-name="ce1" office:value-type="float" office:value="0.0917648530853127" calcext:value-type="float">
            <text:p>0.091764853085313</text:p>
          </table:table-cell>
          <table:table-cell table:style-name="ce1" office:value-type="float" office:value="0.0737135804255969" calcext:value-type="float">
            <text:p>0.073713580425597</text:p>
          </table:table-cell>
          <table:table-cell table:style-name="ce1" office:value-type="float" office:value="0.113935947925648" calcext:value-type="float">
            <text:p>0.113935947925648</text:p>
          </table:table-cell>
          <table:table-cell table:style-name="ce1" office:value-type="float" office:value="0.138437435113351" calcext:value-type="float">
            <text:p>0.138437435113351</text:p>
          </table:table-cell>
          <table:table-cell table:style-name="ce1" office:value-type="float" office:value="0.135715792551361" calcext:value-type="float">
            <text:p>0.135715792551361</text:p>
          </table:table-cell>
          <table:table-cell table:style-name="ce1" office:value-type="float" office:value="0.134296272152293" calcext:value-type="float">
            <text:p>0.134296272152293</text:p>
          </table:table-cell>
          <table:table-cell table:style-name="ce1" office:value-type="float" office:value="0.187510044267828" calcext:value-type="float">
            <text:p>0.187510044267828</text:p>
          </table:table-cell>
          <table:table-cell table:style-name="ce1" office:value-type="float" office:value="0.228171632913755" calcext:value-type="float">
            <text:p>0.228171632913755</text:p>
          </table:table-cell>
          <table:table-cell table:style-name="ce1" office:value-type="float" office:value="0.242215853421355" calcext:value-type="float">
            <text:p>0.242215853421355</text:p>
          </table:table-cell>
          <table:table-cell table:style-name="ce1" office:value-type="float" office:value="0.282516738512336" calcext:value-type="float">
            <text:p>0.282516738512336</text:p>
          </table:table-cell>
          <table:table-cell table:style-name="ce1" office:value-type="float" office:value="0.268031064412974" calcext:value-type="float">
            <text:p>0.268031064412974</text:p>
          </table:table-cell>
          <table:table-cell table:style-name="ce1" office:value-type="float" office:value="0.292849908704475" calcext:value-type="float">
            <text:p>0.292849908704475</text:p>
          </table:table-cell>
          <table:table-cell table:style-name="ce1" office:value-type="float" office:value="0.751456038425034" calcext:value-type="float">
            <text:p>0.751456038425034</text:p>
          </table:table-cell>
          <table:table-cell table:style-name="ce1" office:value-type="float" office:value="0.885638685159205" calcext:value-type="float">
            <text:p>0.885638685159205</text:p>
          </table:table-cell>
          <table:table-cell table:style-name="ce1" office:value-type="float" office:value="0.423709466769842" calcext:value-type="float">
            <text:p>0.423709466769842</text:p>
          </table:table-cell>
          <table:table-cell table:style-name="ce1" office:value-type="float" office:value="0.113635737601058" calcext:value-type="float">
            <text:p>0.113635737601058</text:p>
          </table:table-cell>
          <table:table-cell table:style-name="ce1" office:value-type="float" office:value="0.123855426569978" calcext:value-type="float">
            <text:p>0.123855426569978</text:p>
          </table:table-cell>
          <table:table-cell table:style-name="ce1" office:value-type="float" office:value="0.12135392191254" calcext:value-type="float">
            <text:p>0.12135392191254</text:p>
          </table:table-cell>
          <table:table-cell table:style-name="ce1" office:value-type="float" office:value="0.27361144002777" calcext:value-type="float">
            <text:p>0.27361144002777</text:p>
          </table:table-cell>
          <table:table-cell table:style-name="ce1" office:value-type="float" office:value="0.26862244247968" calcext:value-type="float">
            <text:p>0.26862244247968</text:p>
          </table:table-cell>
          <table:table-cell table:style-name="ce1" office:value-type="float" office:value="0.18383198448432" calcext:value-type="float">
            <text:p>0.18383198448432</text:p>
          </table:table-cell>
          <table:table-cell table:style-name="ce1" office:value-type="float" office:value="0.249015347005297" calcext:value-type="float">
            <text:p>0.249015347005297</text:p>
          </table:table-cell>
          <table:table-cell table:style-name="ce1" office:value-type="float" office:value="0.223012154071173" calcext:value-type="float">
            <text:p>0.223012154071173</text:p>
          </table:table-cell>
          <table:table-cell table:style-name="ce1" office:value-type="float" office:value="0.241197346273092" calcext:value-type="float">
            <text:p>0.241197346273092</text:p>
          </table:table-cell>
          <table:table-cell table:style-name="ce1" office:value-type="float" office:value="0.257894366692454" calcext:value-type="float">
            <text:p>0.257894366692454</text:p>
          </table:table-cell>
          <table:table-cell table:style-name="ce1" office:value-type="float" office:value="0.26243394422402" calcext:value-type="float">
            <text:p>0.26243394422402</text:p>
          </table:table-cell>
          <table:table-cell table:style-name="ce1" office:value-type="float" office:value="0.286426034875709" calcext:value-type="float">
            <text:p>0.286426034875709</text:p>
          </table:table-cell>
          <table:table-cell table:style-name="ce1" office:value-type="float" office:value="0.278690526921501" calcext:value-type="float">
            <text:p>0.278690526921501</text:p>
          </table:table-cell>
          <table:table-cell table:style-name="ce1" office:value-type="float" office:value="0.290445476458894" calcext:value-type="float">
            <text:p>0.290445476458894</text:p>
          </table:table-cell>
          <table:table-cell table:style-name="ce1" office:value-type="float" office:value="0.292111646743208" calcext:value-type="float">
            <text:p>0.292111646743208</text:p>
          </table:table-cell>
          <table:table-cell table:style-name="ce1" office:value-type="float" office:value="0.348794016640468" calcext:value-type="float">
            <text:p>0.348794016640468</text:p>
          </table:table-cell>
          <table:table-cell table:style-name="ce1" office:value-type="float" office:value="0.348978172545479" calcext:value-type="float">
            <text:p>0.348978172545479</text:p>
          </table:table-cell>
          <table:table-cell table:style-name="ce1" office:value-type="float" office:value="0.366801307027655" calcext:value-type="float">
            <text:p>0.366801307027655</text:p>
          </table:table-cell>
          <table:table-cell table:style-name="ce1" office:value-type="float" office:value="0.401207236903365" calcext:value-type="float">
            <text:p>0.401207236903365</text:p>
          </table:table-cell>
          <table:table-cell table:style-name="ce1" office:value-type="float" office:value="0.426262202640762" calcext:value-type="float">
            <text:p>0.426262202640762</text:p>
          </table:table-cell>
          <table:table-cell table:style-name="ce1" office:value-type="float" office:value="0.467230869305722" calcext:value-type="float">
            <text:p>0.467230869305722</text:p>
          </table:table-cell>
          <table:table-cell table:style-name="ce1" office:value-type="float" office:value="0.539506275856617" calcext:value-type="float">
            <text:p>0.539506275856617</text:p>
          </table:table-cell>
          <table:table-cell table:style-name="ce1" office:value-type="float" office:value="0.546869833036149" calcext:value-type="float">
            <text:p>0.546869833036149</text:p>
          </table:table-cell>
          <table:table-cell table:style-name="ce1" office:value-type="float" office:value="0.562968964892267" calcext:value-type="float">
            <text:p>0.562968964892267</text:p>
          </table:table-cell>
          <table:table-cell table:style-name="ce1" office:value-type="float" office:value="0.618610614393198" calcext:value-type="float">
            <text:p>0.618610614393198</text:p>
          </table:table-cell>
          <table:table-cell table:style-name="ce1" office:value-type="float" office:value="0.644052983178782" calcext:value-type="float">
            <text:p>0.644052983178782</text:p>
          </table:table-cell>
          <table:table-cell table:style-name="ce1" office:value-type="float" office:value="0.769548992474204" calcext:value-type="float">
            <text:p>0.769548992474204</text:p>
          </table:table-cell>
          <table:table-cell table:style-name="ce1" office:value-type="float" office:value="0.591177783656867" calcext:value-type="float">
            <text:p>0.591177783656867</text:p>
          </table:table-cell>
          <table:table-cell table:style-name="ce1" office:value-type="float" office:value="0.625391176416197" calcext:value-type="float">
            <text:p>0.625391176416197</text:p>
          </table:table-cell>
          <table:table-cell table:style-name="ce1" office:value-type="float" office:value="0.59823116405882" calcext:value-type="float">
            <text:p>0.59823116405882</text:p>
          </table:table-cell>
          <table:table-cell table:style-name="ce1" office:value-type="float" office:value="0.859061432792295" calcext:value-type="float">
            <text:p>0.85906143279229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68614042168214" calcext:value-type="float">
            <text:p>0.368614042168214</text:p>
          </table:table-cell>
          <table:table-cell table:style-name="ce1" office:value-type="float" office:value="0.355576299641079" calcext:value-type="float">
            <text:p>0.355576299641079</text:p>
          </table:table-cell>
          <table:table-cell table:style-name="ce1" office:value-type="float" office:value="0.38395681087937" calcext:value-type="float">
            <text:p>0.38395681087937</text:p>
          </table:table-cell>
          <table:table-cell table:style-name="ce1" office:value-type="float" office:value="0.405108210644306" calcext:value-type="float">
            <text:p>0.405108210644306</text:p>
          </table:table-cell>
          <table:table-cell table:style-name="ce1" office:value-type="float" office:value="0.438980244431649" calcext:value-type="float">
            <text:p>0.438980244431649</text:p>
          </table:table-cell>
          <table:table-cell table:style-name="ce1" office:value-type="float" office:value="0.532878509082331" calcext:value-type="float">
            <text:p>0.532878509082331</text:p>
          </table:table-cell>
          <table:table-cell table:style-name="ce1" office:value-type="float" office:value="0.605141673705036" calcext:value-type="float">
            <text:p>0.605141673705036</text:p>
          </table:table-cell>
          <table:table-cell table:style-name="ce1" office:value-type="float" office:value="0.517145991263407" calcext:value-type="float">
            <text:p>0.517145991263407</text:p>
          </table:table-cell>
          <table:table-cell table:style-name="ce1" office:value-type="float" office:value="0.594068820232759" calcext:value-type="float">
            <text:p>0.594068820232759</text:p>
          </table:table-cell>
          <table:table-cell table:style-name="ce1" office:value-type="float" office:value="0.638248026624924" calcext:value-type="float">
            <text:p>0.638248026624924</text:p>
          </table:table-cell>
          <table:table-cell table:style-name="ce1" office:value-type="float" office:value="0.67632930980116" calcext:value-type="float">
            <text:p>0.67632930980116</text:p>
          </table:table-cell>
          <table:table-cell table:style-name="ce1" office:value-type="float" office:value="0.805502732349821" calcext:value-type="float">
            <text:p>0.805502732349821</text:p>
          </table:table-cell>
          <table:table-cell table:style-name="ce1" office:value-type="float" office:value="0.905898056955966" calcext:value-type="float">
            <text:p>0.905898056955966</text:p>
          </table:table-cell>
          <table:table-cell table:style-name="ce1" office:value-type="float" office:value="1.02527478474193" calcext:value-type="float">
            <text:p>1.02527478474193</text:p>
          </table:table-cell>
          <table:table-cell table:style-name="ce1" office:value-type="float" office:value="0.932175715445008" calcext:value-type="float">
            <text:p>0.932175715445008</text:p>
          </table:table-cell>
          <table:table-cell table:style-name="ce1" office:value-type="float" office:value="0.97208080442069" calcext:value-type="float">
            <text:p>0.97208080442069</text:p>
          </table:table-cell>
          <table:table-cell table:style-name="ce1" office:value-type="float" office:value="0.969802815906357" calcext:value-type="float">
            <text:p>0.969802815906357</text:p>
          </table:table-cell>
          <table:table-cell table:style-name="ce1" office:value-type="float" office:value="1.18428184281843" calcext:value-type="float">
            <text:p>1.18428184281843</text:p>
          </table:table-cell>
          <table:table-cell table:style-name="ce1" office:value-type="float" office:value="1.28967417469165" calcext:value-type="float">
            <text:p>1.28967417469165</text:p>
          </table:table-cell>
          <table:table-cell table:style-name="ce1" office:value-type="float" office:value="1.20094743302555" calcext:value-type="float">
            <text:p>1.20094743302555</text:p>
          </table:table-cell>
          <table:table-cell table:style-name="ce1" office:value-type="float" office:value="1.03135425346826" calcext:value-type="float">
            <text:p>1.03135425346826</text:p>
          </table:table-cell>
          <table:table-cell table:style-name="ce1" office:value-type="float" office:value="0.917449667437749" calcext:value-type="float">
            <text:p>0.917449667437749</text:p>
          </table:table-cell>
          <table:table-cell table:style-name="ce1" office:value-type="float" office:value="0.827603371935888" calcext:value-type="float">
            <text:p>0.827603371935888</text:p>
          </table:table-cell>
          <table:table-cell table:style-name="ce1" office:value-type="float" office:value="0.812707823989201" calcext:value-type="float">
            <text:p>0.812707823989201</text:p>
          </table:table-cell>
          <table:table-cell table:style-name="ce1" office:value-type="float" office:value="0.752764522673372" calcext:value-type="float">
            <text:p>0.752764522673372</text:p>
          </table:table-cell>
          <table:table-cell table:style-name="ce1" office:value-type="float" office:value="0.830041853601399" calcext:value-type="float">
            <text:p>0.830041853601399</text:p>
          </table:table-cell>
          <table:table-cell table:style-name="ce1" office:value-type="float" office:value="0.930828286896115" calcext:value-type="float">
            <text:p>0.930828286896115</text:p>
          </table:table-cell>
          <table:table-cell table:style-name="ce1" office:value-type="float" office:value="0.960090021147449" calcext:value-type="float">
            <text:p>0.960090021147449</text:p>
          </table:table-cell>
          <table:table-cell table:style-name="ce1" office:value-type="float" office:value="0.998768576629446" calcext:value-type="float">
            <text:p>0.998768576629446</text:p>
          </table:table-cell>
          <table:table-cell table:style-name="ce1" office:value-type="float" office:value="0.985088870214276" calcext:value-type="float">
            <text:p>0.985088870214276</text:p>
          </table:table-cell>
          <table:table-cell table:style-name="ce1" office:value-type="float" office:value="0.95465365888952" calcext:value-type="float">
            <text:p>0.95465365888952</text:p>
          </table:table-cell>
          <table:table-cell table:style-name="ce1" office:value-type="float" office:value="1.0507977254449" calcext:value-type="float">
            <text:p>1.0507977254449</text:p>
          </table:table-cell>
          <table:table-cell table:style-name="ce1" office:value-type="float" office:value="1.16399725798881" calcext:value-type="float">
            <text:p>1.16399725798881</text:p>
          </table:table-cell>
          <table:table-cell table:style-name="ce1" office:value-type="float" office:value="1.183184700412" calcext:value-type="float">
            <text:p>1.183184700412</text:p>
          </table:table-cell>
          <table:table-cell table:style-name="ce1" office:value-type="float" office:value="1.53822322613942" calcext:value-type="float">
            <text:p>1.53822322613942</text:p>
          </table:table-cell>
          <table:table-cell table:style-name="ce1" office:value-type="float" office:value="1.38599058652634" calcext:value-type="float">
            <text:p>1.38599058652634</text:p>
          </table:table-cell>
          <table:table-cell table:style-name="ce1" office:value-type="float" office:value="1.32029956074026" calcext:value-type="float">
            <text:p>1.32029956074026</text:p>
          </table:table-cell>
          <table:table-cell table:style-name="ce1" office:value-type="float" office:value="1.35419288706053" calcext:value-type="float">
            <text:p>1.35419288706053</text:p>
          </table:table-cell>
          <table:table-cell table:style-name="ce1" office:value-type="float" office:value="1.41136957914131" calcext:value-type="float">
            <text:p>1.41136957914131</text:p>
          </table:table-cell>
          <table:table-cell table:style-name="ce1" office:value-type="float" office:value="1.43489129516918" calcext:value-type="float">
            <text:p>1.43489129516918</text:p>
          </table:table-cell>
          <table:table-cell table:style-name="ce1" office:value-type="float" office:value="1.39470149919118" calcext:value-type="float">
            <text:p>1.39470149919118</text:p>
          </table:table-cell>
          <table:table-cell table:style-name="ce1" office:value-type="float" office:value="1.4413673438751" calcext:value-type="float">
            <text:p>1.4413673438751</text:p>
          </table:table-cell>
          <table:table-cell table:style-name="ce1" office:value-type="float" office:value="1.55679330223803" calcext:value-type="float">
            <text:p>1.55679330223803</text:p>
          </table:table-cell>
          <table:table-cell table:style-name="ce1" office:value-type="float" office:value="1.60599059130338" calcext:value-type="float">
            <text:p>1.60599059130338</text:p>
          </table:table-cell>
          <table:table-cell table:style-name="ce1" office:value-type="float" office:value="1.65525804751281" calcext:value-type="float">
            <text:p>1.65525804751281</text:p>
          </table:table-cell>
          <table:table-cell table:style-name="ce1" office:value-type="float" office:value="1.61688908935665" calcext:value-type="float">
            <text:p>1.61688908935665</text:p>
          </table:table-cell>
          <table:table-cell table:style-name="ce1" office:value-type="float" office:value="1.64763471879576" calcext:value-type="float">
            <text:p>1.64763471879576</text:p>
          </table:table-cell>
          <table:table-cell table:style-name="ce1" office:value-type="float" office:value="1.85890149022821" calcext:value-type="float">
            <text:p>1.85890149022821</text:p>
          </table:table-cell>
          <table:table-cell table:style-name="ce1" office:value-type="float" office:value="1.88006450380697" calcext:value-type="float">
            <text:p>1.88006450380697</text:p>
          </table:table-cell>
          <table:table-cell table:style-name="ce1" office:value-type="float" office:value="1.69368292084618" calcext:value-type="float">
            <text:p>1.69368292084618</text:p>
          </table:table-cell>
          <table:table-cell table:style-name="ce1" office:value-type="float" office:value="1.66517786720402" calcext:value-type="float">
            <text:p>1.66517786720402</text:p>
          </table:table-cell>
          <table:table-cell table:style-name="ce1" office:value-type="float" office:value="1.7049744950915" calcext:value-type="float">
            <text:p>1.704974495091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ribbean small states</text:p>
          </table:table-cell>
          <table:table-cell table:style-name="ce1" office:value-type="string" calcext:value-type="string">
            <text:p>CS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40264077827437" calcext:value-type="float">
            <text:p>1.40264077827437</text:p>
          </table:table-cell>
          <table:table-cell table:style-name="ce1" office:value-type="float" office:value="2.06148804194311" calcext:value-type="float">
            <text:p>2.06148804194311</text:p>
          </table:table-cell>
          <table:table-cell table:style-name="ce1" office:value-type="float" office:value="2.70387475743142" calcext:value-type="float">
            <text:p>2.70387475743142</text:p>
          </table:table-cell>
          <table:table-cell table:style-name="ce1" office:value-type="float" office:value="1.34913736549868" calcext:value-type="float">
            <text:p>1.34913736549868</text:p>
          </table:table-cell>
          <table:table-cell table:style-name="ce1" office:value-type="float" office:value="2.35968445199751" calcext:value-type="float">
            <text:p>2.35968445199751</text:p>
          </table:table-cell>
          <table:table-cell table:style-name="ce1" office:value-type="float" office:value="2.59821674613944" calcext:value-type="float">
            <text:p>2.59821674613944</text:p>
          </table:table-cell>
          <table:table-cell table:style-name="ce1" office:value-type="float" office:value="2.52644380165645" calcext:value-type="float">
            <text:p>2.52644380165645</text:p>
          </table:table-cell>
          <table:table-cell table:style-name="ce1" office:value-type="float" office:value="2.97559786047974" calcext:value-type="float">
            <text:p>2.97559786047974</text:p>
          </table:table-cell>
          <table:table-cell table:style-name="ce1" office:value-type="float" office:value="2.94042516884158" calcext:value-type="float">
            <text:p>2.94042516884158</text:p>
          </table:table-cell>
          <table:table-cell table:style-name="ce1" office:value-type="float" office:value="3.08134913316311" calcext:value-type="float">
            <text:p>3.08134913316311</text:p>
          </table:table-cell>
          <table:table-cell table:style-name="ce1" office:value-type="float" office:value="4.29292692003393" calcext:value-type="float">
            <text:p>4.29292692003393</text:p>
          </table:table-cell>
          <table:table-cell table:style-name="ce1" office:value-type="float" office:value="5.07239375264522" calcext:value-type="float">
            <text:p>5.07239375264522</text:p>
          </table:table-cell>
          <table:table-cell table:style-name="ce1" office:value-type="float" office:value="5.11622602762055" calcext:value-type="float">
            <text:p>5.11622602762055</text:p>
          </table:table-cell>
          <table:table-cell table:style-name="ce1" office:value-type="float" office:value="6.06101928034409" calcext:value-type="float">
            <text:p>6.06101928034409</text:p>
          </table:table-cell>
          <table:table-cell table:style-name="ce1" office:value-type="float" office:value="5.75808064759629" calcext:value-type="float">
            <text:p>5.75808064759629</text:p>
          </table:table-cell>
          <table:table-cell table:style-name="ce1" office:value-type="float" office:value="6.09852035358587" calcext:value-type="float">
            <text:p>6.09852035358587</text:p>
          </table:table-cell>
          <table:table-cell table:style-name="ce1" office:value-type="float" office:value="6.63856719885708" calcext:value-type="float">
            <text:p>6.63856719885708</text:p>
          </table:table-cell>
          <table:table-cell table:style-name="ce1" office:value-type="float" office:value="7.29272902778539" calcext:value-type="float">
            <text:p>7.29272902778539</text:p>
          </table:table-cell>
          <table:table-cell table:style-name="ce1" office:value-type="float" office:value="6.93260135356137" calcext:value-type="float">
            <text:p>6.93260135356137</text:p>
          </table:table-cell>
          <table:table-cell table:style-name="ce1" office:value-type="float" office:value="6.93733340432542" calcext:value-type="float">
            <text:p>6.93733340432542</text:p>
          </table:table-cell>
          <table:table-cell table:style-name="ce1" office:value-type="float" office:value="7.09871230593198" calcext:value-type="float">
            <text:p>7.09871230593198</text:p>
          </table:table-cell>
          <table:table-cell table:style-name="ce1" office:value-type="float" office:value="5.88738030359757" calcext:value-type="float">
            <text:p>5.88738030359757</text:p>
          </table:table-cell>
          <table:table-cell table:style-name="ce1" office:value-type="float" office:value="5.64743280170027" calcext:value-type="float">
            <text:p>5.64743280170027</text:p>
          </table:table-cell>
          <table:table-cell table:style-name="ce1" office:value-type="float" office:value="5.0531984438434" calcext:value-type="float">
            <text:p>5.0531984438434</text:p>
          </table:table-cell>
          <table:table-cell table:style-name="ce1" office:value-type="float" office:value="5.04172684687904" calcext:value-type="float">
            <text:p>5.04172684687904</text:p>
          </table:table-cell>
          <table:table-cell table:style-name="ce1" office:value-type="float" office:value="5.52558631396319" calcext:value-type="float">
            <text:p>5.52558631396319</text:p>
          </table:table-cell>
          <table:table-cell table:style-name="ce1" office:value-type="float" office:value="4.7837647573705" calcext:value-type="float">
            <text:p>4.7837647573705</text:p>
          </table:table-cell>
          <table:table-cell table:style-name="ce1" office:value-type="float" office:value="4.98668734515013" calcext:value-type="float">
            <text:p>4.98668734515013</text:p>
          </table:table-cell>
          <table:table-cell table:style-name="ce1" office:value-type="float" office:value="4.61163284290809" calcext:value-type="float">
            <text:p>4.61163284290809</text:p>
          </table:table-cell>
          <table:table-cell table:style-name="ce1" office:value-type="float" office:value="5.0501669327473" calcext:value-type="float">
            <text:p>5.0501669327473</text:p>
          </table:table-cell>
          <table:table-cell table:style-name="ce1" office:value-type="float" office:value="5.36788584194801" calcext:value-type="float">
            <text:p>5.36788584194801</text:p>
          </table:table-cell>
          <table:table-cell table:style-name="ce1" office:value-type="float" office:value="6.09462209113427" calcext:value-type="float">
            <text:p>6.09462209113427</text:p>
          </table:table-cell>
          <table:table-cell table:style-name="ce1" office:value-type="float" office:value="5.98748922860881" calcext:value-type="float">
            <text:p>5.98748922860881</text:p>
          </table:table-cell>
          <table:table-cell table:style-name="ce1" office:value-type="float" office:value="5.33867119115173" calcext:value-type="float">
            <text:p>5.33867119115173</text:p>
          </table:table-cell>
          <table:table-cell table:style-name="ce1" office:value-type="float" office:value="5.83235573138092" calcext:value-type="float">
            <text:p>5.83235573138092</text:p>
          </table:table-cell>
          <table:table-cell table:style-name="ce1" office:value-type="float" office:value="6.18126780925581" calcext:value-type="float">
            <text:p>6.18126780925581</text:p>
          </table:table-cell>
          <table:table-cell table:style-name="ce1" office:value-type="float" office:value="6.32538600016171" calcext:value-type="float">
            <text:p>6.32538600016171</text:p>
          </table:table-cell>
          <table:table-cell table:style-name="ce1" office:value-type="float" office:value="5.9233775754901" calcext:value-type="float">
            <text:p>5.9233775754901</text:p>
          </table:table-cell>
          <table:table-cell table:style-name="ce1" office:value-type="float" office:value="5.84683097512844" calcext:value-type="float">
            <text:p>5.84683097512844</text:p>
          </table:table-cell>
          <table:table-cell table:style-name="ce1" office:value-type="float" office:value="6.41298887687264" calcext:value-type="float">
            <text:p>6.41298887687264</text:p>
          </table:table-cell>
          <table:table-cell table:style-name="ce1" office:value-type="float" office:value="6.61736565946511" calcext:value-type="float">
            <text:p>6.61736565946511</text:p>
          </table:table-cell>
          <table:table-cell table:style-name="ce1" office:value-type="float" office:value="6.8520683694754" calcext:value-type="float">
            <text:p>6.8520683694754</text:p>
          </table:table-cell>
          <table:table-cell table:style-name="ce1" office:value-type="float" office:value="7.02912288151615" calcext:value-type="float">
            <text:p>7.02912288151615</text:p>
          </table:table-cell>
          <table:table-cell table:style-name="ce1" office:value-type="float" office:value="7.17295198417593" calcext:value-type="float">
            <text:p>7.17295198417593</text:p>
          </table:table-cell>
          <table:table-cell table:style-name="ce1" office:value-type="float" office:value="7.63220409212878" calcext:value-type="float">
            <text:p>7.63220409212878</text:p>
          </table:table-cell>
          <table:table-cell table:style-name="ce1" office:value-type="float" office:value="7.36501500696591" calcext:value-type="float">
            <text:p>7.36501500696591</text:p>
          </table:table-cell>
          <table:table-cell table:style-name="ce1" office:value-type="float" office:value="10.0439724356185" calcext:value-type="float">
            <text:p>10.0439724356185</text:p>
          </table:table-cell>
          <table:table-cell table:style-name="ce1" office:value-type="float" office:value="10.5380913491563" calcext:value-type="float">
            <text:p>10.5380913491563</text:p>
          </table:table-cell>
          <table:table-cell table:style-name="ce1" office:value-type="float" office:value="9.97153271965479" calcext:value-type="float">
            <text:p>9.97153271965479</text:p>
          </table:table-cell>
          <table:table-cell table:style-name="ce1" office:value-type="float" office:value="9.75862038083378" calcext:value-type="float">
            <text:p>9.75862038083378</text:p>
          </table:table-cell>
          <table:table-cell table:style-name="ce1" office:value-type="float" office:value="10.0045045866487" calcext:value-type="float">
            <text:p>10.0045045866487</text:p>
          </table:table-cell>
          <table:table-cell table:style-name="ce1" office:value-type="float" office:value="9.69296026779196" calcext:value-type="float">
            <text:p>9.6929602677919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91845183023581" calcext:value-type="float">
            <text:p>1.91845183023581</text:p>
          </table:table-cell>
          <table:table-cell table:style-name="ce1" office:value-type="float" office:value="1.67106466709503" calcext:value-type="float">
            <text:p>1.67106466709503</text:p>
          </table:table-cell>
          <table:table-cell table:style-name="ce1" office:value-type="float" office:value="1.90181472038295" calcext:value-type="float">
            <text:p>1.90181472038295</text:p>
          </table:table-cell>
          <table:table-cell table:style-name="ce1" office:value-type="float" office:value="1.71163527473567" calcext:value-type="float">
            <text:p>1.71163527473567</text:p>
          </table:table-cell>
          <table:table-cell table:style-name="ce1" office:value-type="float" office:value="1.83558398587211" calcext:value-type="float">
            <text:p>1.83558398587211</text:p>
          </table:table-cell>
          <table:table-cell table:style-name="ce1" office:value-type="float" office:value="1.83720576946874" calcext:value-type="float">
            <text:p>1.83720576946874</text:p>
          </table:table-cell>
          <table:table-cell table:style-name="ce1" office:value-type="float" office:value="1.87228676464423" calcext:value-type="float">
            <text:p>1.87228676464423</text:p>
          </table:table-cell>
          <table:table-cell table:style-name="ce1" office:value-type="float" office:value="1.90593276712772" calcext:value-type="float">
            <text:p>1.90593276712772</text:p>
          </table:table-cell>
          <table:table-cell table:style-name="ce1" office:value-type="float" office:value="1.90599832717822" calcext:value-type="float">
            <text:p>1.90599832717822</text:p>
          </table:table-cell>
          <table:table-cell table:style-name="ce1" office:value-type="float" office:value="2.01567020985518" calcext:value-type="float">
            <text:p>2.01567020985518</text:p>
          </table:table-cell>
          <table:table-cell table:style-name="ce1" office:value-type="float" office:value="2.14252443711925" calcext:value-type="float">
            <text:p>2.14252443711925</text:p>
          </table:table-cell>
          <table:table-cell table:style-name="ce1" office:value-type="float" office:value="2.21054511964596" calcext:value-type="float">
            <text:p>2.21054511964596</text:p>
          </table:table-cell>
          <table:table-cell table:style-name="ce1" office:value-type="float" office:value="2.30454680781213" calcext:value-type="float">
            <text:p>2.30454680781213</text:p>
          </table:table-cell>
          <table:table-cell table:style-name="ce1" office:value-type="float" office:value="2.44092322503439" calcext:value-type="float">
            <text:p>2.44092322503439</text:p>
          </table:table-cell>
          <table:table-cell table:style-name="ce1" office:value-type="float" office:value="2.45952802094517" calcext:value-type="float">
            <text:p>2.45952802094517</text:p>
          </table:table-cell>
          <table:table-cell table:style-name="ce1" office:value-type="float" office:value="2.86764684224997" calcext:value-type="float">
            <text:p>2.86764684224997</text:p>
          </table:table-cell>
          <table:table-cell table:style-name="ce1" office:value-type="float" office:value="2.85237254444238" calcext:value-type="float">
            <text:p>2.85237254444238</text:p>
          </table:table-cell>
          <table:table-cell table:style-name="ce1" office:value-type="float" office:value="3.05168569740324" calcext:value-type="float">
            <text:p>3.05168569740324</text:p>
          </table:table-cell>
          <table:table-cell table:style-name="ce1" office:value-type="float" office:value="3.16011544378855" calcext:value-type="float">
            <text:p>3.16011544378855</text:p>
          </table:table-cell>
          <table:table-cell table:style-name="ce1" office:value-type="float" office:value="3.24345761763974" calcext:value-type="float">
            <text:p>3.24345761763974</text:p>
          </table:table-cell>
          <table:table-cell table:style-name="ce1" office:value-type="float" office:value="3.19267472257998" calcext:value-type="float">
            <text:p>3.19267472257998</text:p>
          </table:table-cell>
          <table:table-cell table:style-name="ce1" office:value-type="float" office:value="3.31336011474452" calcext:value-type="float">
            <text:p>3.31336011474452</text:p>
          </table:table-cell>
          <table:table-cell table:style-name="ce1" office:value-type="float" office:value="3.48130877089971" calcext:value-type="float">
            <text:p>3.48130877089971</text:p>
          </table:table-cell>
          <table:table-cell table:style-name="ce1" office:value-type="float" office:value="3.09460853421076" calcext:value-type="float">
            <text:p>3.09460853421076</text:p>
          </table:table-cell>
          <table:table-cell table:style-name="ce1" office:value-type="float" office:value="3.25477672542875" calcext:value-type="float">
            <text:p>3.25477672542875</text:p>
          </table:table-cell>
          <table:table-cell table:style-name="ce1" office:value-type="float" office:value="3.23094915297942" calcext:value-type="float">
            <text:p>3.23094915297942</text:p>
          </table:table-cell>
          <table:table-cell table:style-name="ce1" office:value-type="float" office:value="3.30131044478962" calcext:value-type="float">
            <text:p>3.30131044478962</text:p>
          </table:table-cell>
          <table:table-cell table:style-name="ce1" office:value-type="float" office:value="3.30624602941824" calcext:value-type="float">
            <text:p>3.30624602941824</text:p>
          </table:table-cell>
          <table:table-cell table:style-name="ce1" office:value-type="float" office:value="3.43343591146807" calcext:value-type="float">
            <text:p>3.43343591146807</text:p>
          </table:table-cell>
          <table:table-cell table:style-name="ce1" office:value-type="float" office:value="3.40818301543661" calcext:value-type="float">
            <text:p>3.40818301543661</text:p>
          </table:table-cell>
          <table:table-cell table:style-name="ce1" office:value-type="float" office:value="3.16519735908302" calcext:value-type="float">
            <text:p>3.16519735908302</text:p>
          </table:table-cell>
          <table:table-cell table:style-name="ce1" office:value-type="float" office:value="2.78070372598932" calcext:value-type="float">
            <text:p>2.78070372598932</text:p>
          </table:table-cell>
          <table:table-cell table:style-name="ce1" office:value-type="float" office:value="2.92348274810156" calcext:value-type="float">
            <text:p>2.92348274810156</text:p>
          </table:table-cell>
          <table:table-cell table:style-name="ce1" office:value-type="float" office:value="2.72098648990568" calcext:value-type="float">
            <text:p>2.72098648990568</text:p>
          </table:table-cell>
          <table:table-cell table:style-name="ce1" office:value-type="float" office:value="2.97118819986484" calcext:value-type="float">
            <text:p>2.97118819986484</text:p>
          </table:table-cell>
          <table:table-cell table:style-name="ce1" office:value-type="float" office:value="2.35734676759171" calcext:value-type="float">
            <text:p>2.35734676759171</text:p>
          </table:table-cell>
          <table:table-cell table:style-name="ce1" office:value-type="float" office:value="2.46422065813922" calcext:value-type="float">
            <text:p>2.46422065813922</text:p>
          </table:table-cell>
          <table:table-cell table:style-name="ce1" office:value-type="float" office:value="2.24078256570129" calcext:value-type="float">
            <text:p>2.24078256570129</text:p>
          </table:table-cell>
          <table:table-cell table:style-name="ce1" office:value-type="float" office:value="2.2187524367425" calcext:value-type="float">
            <text:p>2.2187524367425</text:p>
          </table:table-cell>
          <table:table-cell table:style-name="ce1" office:value-type="float" office:value="2.28614433311981" calcext:value-type="float">
            <text:p>2.28614433311981</text:p>
          </table:table-cell>
          <table:table-cell table:style-name="ce1" office:value-type="float" office:value="2.34630482710517" calcext:value-type="float">
            <text:p>2.34630482710517</text:p>
          </table:table-cell>
          <table:table-cell table:style-name="ce1" office:value-type="float" office:value="2.28244728588298" calcext:value-type="float">
            <text:p>2.28244728588298</text:p>
          </table:table-cell>
          <table:table-cell table:style-name="ce1" office:value-type="float" office:value="2.33274725648082" calcext:value-type="float">
            <text:p>2.33274725648082</text:p>
          </table:table-cell>
          <table:table-cell table:style-name="ce1" office:value-type="float" office:value="2.27249401841507" calcext:value-type="float">
            <text:p>2.27249401841507</text:p>
          </table:table-cell>
          <table:table-cell table:style-name="ce1" office:value-type="float" office:value="2.22453383603127" calcext:value-type="float">
            <text:p>2.22453383603127</text:p>
          </table:table-cell>
          <table:table-cell table:style-name="ce1" office:value-type="float" office:value="2.30940803754392" calcext:value-type="float">
            <text:p>2.30940803754392</text:p>
          </table:table-cell>
          <table:table-cell table:style-name="ce1" office:value-type="float" office:value="2.43074716463984" calcext:value-type="float">
            <text:p>2.43074716463984</text:p>
          </table:table-cell>
          <table:table-cell table:style-name="ce1" office:value-type="float" office:value="2.37457168498915" calcext:value-type="float">
            <text:p>2.37457168498915</text:p>
          </table:table-cell>
          <table:table-cell table:style-name="ce1" office:value-type="float" office:value="2.69643840134828" calcext:value-type="float">
            <text:p>2.69643840134828</text:p>
          </table:table-cell>
          <table:table-cell table:style-name="ce1" office:value-type="float" office:value="2.64635578567254" calcext:value-type="float">
            <text:p>2.64635578567254</text:p>
          </table:table-cell>
          <table:table-cell table:style-name="ce1" office:value-type="float" office:value="3.3922918133347" calcext:value-type="float">
            <text:p>3.3922918133347</text:p>
          </table:table-cell>
          <table:table-cell table:style-name="ce1" office:value-type="float" office:value="3.17231509144201" calcext:value-type="float">
            <text:p>3.172315091442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uracao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yman Islands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39837295029872" calcext:value-type="float">
            <text:p>1.39837295029872</text:p>
          </table:table-cell>
          <table:table-cell table:style-name="ce1" office:value-type="float" office:value="1.37067032145527" calcext:value-type="float">
            <text:p>1.37067032145527</text:p>
          </table:table-cell>
          <table:table-cell table:style-name="ce1" office:value-type="float" office:value="1.35114222549742" calcext:value-type="float">
            <text:p>1.35114222549742</text:p>
          </table:table-cell>
          <table:table-cell table:style-name="ce1" office:value-type="float" office:value="1.33701993193972" calcext:value-type="float">
            <text:p>1.33701993193972</text:p>
          </table:table-cell>
          <table:table-cell table:style-name="ce1" office:value-type="float" office:value="1.32558139534884" calcext:value-type="float">
            <text:p>1.32558139534884</text:p>
          </table:table-cell>
          <table:table-cell table:style-name="ce1" office:value-type="float" office:value="1.31417990682117" calcext:value-type="float">
            <text:p>1.31417990682117</text:p>
          </table:table-cell>
          <table:table-cell table:style-name="ce1" office:value-type="float" office:value="2.17187870172945" calcext:value-type="float">
            <text:p>2.17187870172945</text:p>
          </table:table-cell>
          <table:table-cell table:style-name="ce1" office:value-type="float" office:value="1.7220004695938" calcext:value-type="float">
            <text:p>1.7220004695938</text:p>
          </table:table-cell>
          <table:table-cell table:style-name="ce1" office:value-type="float" office:value="2.54888785912882" calcext:value-type="float">
            <text:p>2.54888785912882</text:p>
          </table:table-cell>
          <table:table-cell table:style-name="ce1" office:value-type="float" office:value="4.98290114369834" calcext:value-type="float">
            <text:p>4.98290114369834</text:p>
          </table:table-cell>
          <table:table-cell table:style-name="ce1" office:value-type="float" office:value="4.01027996500438" calcext:value-type="float">
            <text:p>4.01027996500438</text:p>
          </table:table-cell>
          <table:table-cell table:style-name="ce1" office:value-type="float" office:value="4.59188145674632" calcext:value-type="float">
            <text:p>4.59188145674632</text:p>
          </table:table-cell>
          <table:table-cell table:style-name="ce1" office:value-type="float" office:value="5.42616158626813" calcext:value-type="float">
            <text:p>5.42616158626813</text:p>
          </table:table-cell>
          <table:table-cell table:style-name="ce1" office:value-type="float" office:value="5.44014835419564" calcext:value-type="float">
            <text:p>5.44014835419564</text:p>
          </table:table-cell>
          <table:table-cell table:style-name="ce1" office:value-type="float" office:value="4.7855402818862" calcext:value-type="float">
            <text:p>4.7855402818862</text:p>
          </table:table-cell>
          <table:table-cell table:style-name="ce1" office:value-type="float" office:value="4.79424742605001" calcext:value-type="float">
            <text:p>4.79424742605001</text:p>
          </table:table-cell>
          <table:table-cell table:style-name="ce1" office:value-type="float" office:value="5.35122887864823" calcext:value-type="float">
            <text:p>5.35122887864823</text:p>
          </table:table-cell>
          <table:table-cell table:style-name="ce1" office:value-type="float" office:value="5.29913294797688" calcext:value-type="float">
            <text:p>5.29913294797688</text:p>
          </table:table-cell>
          <table:table-cell table:style-name="ce1" office:value-type="float" office:value="6.50221646320671" calcext:value-type="float">
            <text:p>6.50221646320671</text:p>
          </table:table-cell>
          <table:table-cell table:style-name="ce1" office:value-type="float" office:value="6.17220172201722" calcext:value-type="float">
            <text:p>6.17220172201722</text:p>
          </table:table-cell>
          <table:table-cell table:style-name="ce1" office:value-type="float" office:value="10.2087973273942" calcext:value-type="float">
            <text:p>10.2087973273942</text:p>
          </table:table-cell>
          <table:table-cell table:style-name="ce1" office:value-type="float" office:value="9.38856802619828" calcext:value-type="float">
            <text:p>9.38856802619828</text:p>
          </table:table-cell>
          <table:table-cell table:style-name="ce1" office:value-type="float" office:value="9.50711528489946" calcext:value-type="float">
            <text:p>9.50711528489946</text:p>
          </table:table-cell>
          <table:table-cell table:style-name="ce1" office:value-type="float" office:value="9.62252247222377" calcext:value-type="float">
            <text:p>9.62252247222377</text:p>
          </table:table-cell>
          <table:table-cell table:style-name="ce1" office:value-type="float" office:value="10.0855848568193" calcext:value-type="float">
            <text:p>10.0855848568193</text:p>
          </table:table-cell>
          <table:table-cell table:style-name="ce1" office:value-type="float" office:value="10.0621796531193" calcext:value-type="float">
            <text:p>10.0621796531193</text:p>
          </table:table-cell>
          <table:table-cell table:style-name="ce1" office:value-type="float" office:value="10.1388367729831" calcext:value-type="float">
            <text:p>10.1388367729831</text:p>
          </table:table-cell>
          <table:table-cell table:style-name="ce1" office:value-type="float" office:value="10.1369535679145" calcext:value-type="float">
            <text:p>10.1369535679145</text:p>
          </table:table-cell>
          <table:table-cell table:style-name="ce1" office:value-type="float" office:value="10.087137849949" calcext:value-type="float">
            <text:p>10.087137849949</text:p>
          </table:table-cell>
          <table:table-cell table:style-name="ce1" office:value-type="float" office:value="10.9504121803499" calcext:value-type="float">
            <text:p>10.9504121803499</text:p>
          </table:table-cell>
          <table:table-cell table:style-name="ce1" office:value-type="float" office:value="10.1172777799992" calcext:value-type="float">
            <text:p>10.1172777799992</text:p>
          </table:table-cell>
          <table:table-cell table:style-name="ce1" office:value-type="float" office:value="10.4927320590592" calcext:value-type="float">
            <text:p>10.4927320590592</text:p>
          </table:table-cell>
          <table:table-cell table:style-name="ce1" office:value-type="float" office:value="11.3748996423619" calcext:value-type="float">
            <text:p>11.3748996423619</text:p>
          </table:table-cell>
          <table:table-cell table:style-name="ce1" office:value-type="float" office:value="11.6465517241379" calcext:value-type="float">
            <text:p>11.6465517241379</text:p>
          </table:table-cell>
          <table:table-cell table:style-name="ce1" office:value-type="float" office:value="12.2009648976876" calcext:value-type="float">
            <text:p>12.2009648976876</text:p>
          </table:table-cell>
          <table:table-cell table:style-name="ce1" office:value-type="float" office:value="11.5780500126295" calcext:value-type="float">
            <text:p>11.5780500126295</text:p>
          </table:table-cell>
          <table:table-cell table:style-name="ce1" office:value-type="float" office:value="11.5909348441926" calcext:value-type="float">
            <text:p>11.5909348441926</text:p>
          </table:table-cell>
          <table:table-cell table:style-name="ce1" office:value-type="float" office:value="11.434908416676" calcext:value-type="float">
            <text:p>11.434908416676</text:p>
          </table:table-cell>
          <table:table-cell table:style-name="ce1" office:value-type="float" office:value="11.2705209050925" calcext:value-type="float">
            <text:p>11.2705209050925</text:p>
          </table:table-cell>
          <table:table-cell table:style-name="ce1" office:value-type="float" office:value="10.592941471992" calcext:value-type="float">
            <text:p>10.592941471992</text:p>
          </table:table-cell>
          <table:table-cell table:style-name="ce1" office:value-type="float" office:value="10.908192395346" calcext:value-type="float">
            <text:p>10.908192395346</text:p>
          </table:table-cell>
          <table:table-cell table:style-name="ce1" office:value-type="float" office:value="10.4972181822379" calcext:value-type="float">
            <text:p>10.4972181822379</text:p>
          </table:table-cell>
          <table:table-cell table:style-name="ce1" office:value-type="float" office:value="10.490724598811" calcext:value-type="float">
            <text:p>10.490724598811</text:p>
          </table:table-cell>
          <table:table-cell table:style-name="ce1" office:value-type="float" office:value="10.4357186305179" calcext:value-type="float">
            <text:p>10.4357186305179</text:p>
          </table:table-cell>
          <table:table-cell table:style-name="ce1" office:value-type="float" office:value="9.76853633269202" calcext:value-type="float">
            <text:p>9.76853633269202</text:p>
          </table:table-cell>
          <table:table-cell table:style-name="ce1" office:value-type="float" office:value="9.87962486888921" calcext:value-type="float">
            <text:p>9.87962486888921</text:p>
          </table:table-cell>
          <table:table-cell table:style-name="ce1" office:value-type="float" office:value="9.6754617414248" calcext:value-type="float">
            <text:p>9.6754617414248</text:p>
          </table:table-cell>
          <table:table-cell table:style-name="ce1" office:value-type="float" office:value="11.3258158508159" calcext:value-type="float">
            <text:p>11.3258158508159</text:p>
          </table:table-cell>
          <table:table-cell table:style-name="ce1" office:value-type="float" office:value="11.2244496929617" calcext:value-type="float">
            <text:p>11.2244496929617</text:p>
          </table:table-cell>
          <table:table-cell table:style-name="ce1" office:value-type="float" office:value="10.3352859906051" calcext:value-type="float">
            <text:p>10.3352859906051</text:p>
          </table:table-cell>
          <table:table-cell table:style-name="ce1" office:value-type="float" office:value="10.1734493505558" calcext:value-type="float">
            <text:p>10.1734493505558</text:p>
          </table:table-cell>
          <table:table-cell table:style-name="ce1" office:value-type="float" office:value="10.3049310710498" calcext:value-type="float">
            <text:p>10.304931071049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yprus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54890745624676" calcext:value-type="float">
            <text:p>1.54890745624676</text:p>
          </table:table-cell>
          <table:table-cell table:style-name="ce1" office:value-type="float" office:value="1.50142176805836" calcext:value-type="float">
            <text:p>1.50142176805836</text:p>
          </table:table-cell>
          <table:table-cell table:style-name="ce1" office:value-type="float" office:value="1.56787798321248" calcext:value-type="float">
            <text:p>1.56787798321248</text:p>
          </table:table-cell>
          <table:table-cell table:style-name="ce1" office:value-type="float" office:value="1.70687405694985" calcext:value-type="float">
            <text:p>1.70687405694985</text:p>
          </table:table-cell>
          <table:table-cell table:style-name="ce1" office:value-type="float" office:value="1.73010858425692" calcext:value-type="float">
            <text:p>1.73010858425692</text:p>
          </table:table-cell>
          <table:table-cell table:style-name="ce1" office:value-type="float" office:value="1.98191992371392" calcext:value-type="float">
            <text:p>1.98191992371392</text:p>
          </table:table-cell>
          <table:table-cell table:style-name="ce1" office:value-type="float" office:value="2.123850397481" calcext:value-type="float">
            <text:p>2.123850397481</text:p>
          </table:table-cell>
          <table:table-cell table:style-name="ce1" office:value-type="float" office:value="2.30697576880928" calcext:value-type="float">
            <text:p>2.30697576880928</text:p>
          </table:table-cell>
          <table:table-cell table:style-name="ce1" office:value-type="float" office:value="2.7142947847169" calcext:value-type="float">
            <text:p>2.7142947847169</text:p>
          </table:table-cell>
          <table:table-cell table:style-name="ce1" office:value-type="float" office:value="2.75879409420953" calcext:value-type="float">
            <text:p>2.75879409420953</text:p>
          </table:table-cell>
          <table:table-cell table:style-name="ce1" office:value-type="float" office:value="2.77884974226678" calcext:value-type="float">
            <text:p>2.77884974226678</text:p>
          </table:table-cell>
          <table:table-cell table:style-name="ce1" office:value-type="float" office:value="3.03585027220307" calcext:value-type="float">
            <text:p>3.03585027220307</text:p>
          </table:table-cell>
          <table:table-cell table:style-name="ce1" office:value-type="float" office:value="3.83049681528662" calcext:value-type="float">
            <text:p>3.83049681528662</text:p>
          </table:table-cell>
          <table:table-cell table:style-name="ce1" office:value-type="float" office:value="3.93773982103859" calcext:value-type="float">
            <text:p>3.93773982103859</text:p>
          </table:table-cell>
          <table:table-cell table:style-name="ce1" office:value-type="float" office:value="2.99715101932792" calcext:value-type="float">
            <text:p>2.99715101932792</text:p>
          </table:table-cell>
          <table:table-cell table:style-name="ce1" office:value-type="float" office:value="3.04757947226262" calcext:value-type="float">
            <text:p>3.04757947226262</text:p>
          </table:table-cell>
          <table:table-cell table:style-name="ce1" office:value-type="float" office:value="3.74772100266758" calcext:value-type="float">
            <text:p>3.74772100266758</text:p>
          </table:table-cell>
          <table:table-cell table:style-name="ce1" office:value-type="float" office:value="4.01121515548557" calcext:value-type="float">
            <text:p>4.01121515548557</text:p>
          </table:table-cell>
          <table:table-cell table:style-name="ce1" office:value-type="float" office:value="4.17217030175922" calcext:value-type="float">
            <text:p>4.17217030175922</text:p>
          </table:table-cell>
          <table:table-cell table:style-name="ce1" office:value-type="float" office:value="4.41649350821234" calcext:value-type="float">
            <text:p>4.41649350821234</text:p>
          </table:table-cell>
          <table:table-cell table:style-name="ce1" office:value-type="float" office:value="4.68134944835616" calcext:value-type="float">
            <text:p>4.68134944835616</text:p>
          </table:table-cell>
          <table:table-cell table:style-name="ce1" office:value-type="float" office:value="4.42164304173263" calcext:value-type="float">
            <text:p>4.42164304173263</text:p>
          </table:table-cell>
          <table:table-cell table:style-name="ce1" office:value-type="float" office:value="4.48493951953923" calcext:value-type="float">
            <text:p>4.48493951953923</text:p>
          </table:table-cell>
          <table:table-cell table:style-name="ce1" office:value-type="float" office:value="4.46438708264537" calcext:value-type="float">
            <text:p>4.46438708264537</text:p>
          </table:table-cell>
          <table:table-cell table:style-name="ce1" office:value-type="float" office:value="4.56195850179944" calcext:value-type="float">
            <text:p>4.56195850179944</text:p>
          </table:table-cell>
          <table:table-cell table:style-name="ce1" office:value-type="float" office:value="4.40857305671649" calcext:value-type="float">
            <text:p>4.40857305671649</text:p>
          </table:table-cell>
          <table:table-cell table:style-name="ce1" office:value-type="float" office:value="4.97794452087486" calcext:value-type="float">
            <text:p>4.97794452087486</text:p>
          </table:table-cell>
          <table:table-cell table:style-name="ce1" office:value-type="float" office:value="5.69784622190273" calcext:value-type="float">
            <text:p>5.69784622190273</text:p>
          </table:table-cell>
          <table:table-cell table:style-name="ce1" office:value-type="float" office:value="5.60647786692592" calcext:value-type="float">
            <text:p>5.60647786692592</text:p>
          </table:table-cell>
          <table:table-cell table:style-name="ce1" office:value-type="float" office:value="5.78090052952745" calcext:value-type="float">
            <text:p>5.78090052952745</text:p>
          </table:table-cell>
          <table:table-cell table:style-name="ce1" office:value-type="float" office:value="6.07012291762054" calcext:value-type="float">
            <text:p>6.07012291762054</text:p>
          </table:table-cell>
          <table:table-cell table:style-name="ce1" office:value-type="float" office:value="6.05440037388047" calcext:value-type="float">
            <text:p>6.05440037388047</text:p>
          </table:table-cell>
          <table:table-cell table:style-name="ce1" office:value-type="float" office:value="6.5905790223066" calcext:value-type="float">
            <text:p>6.5905790223066</text:p>
          </table:table-cell>
          <table:table-cell table:style-name="ce1" office:value-type="float" office:value="6.69972912041074" calcext:value-type="float">
            <text:p>6.69972912041074</text:p>
          </table:table-cell>
          <table:table-cell table:style-name="ce1" office:value-type="float" office:value="6.7324509117666" calcext:value-type="float">
            <text:p>6.7324509117666</text:p>
          </table:table-cell>
          <table:table-cell table:style-name="ce1" office:value-type="float" office:value="6.49042482426124" calcext:value-type="float">
            <text:p>6.49042482426124</text:p>
          </table:table-cell>
          <table:table-cell table:style-name="ce1" office:value-type="float" office:value="6.6012601260126" calcext:value-type="float">
            <text:p>6.6012601260126</text:p>
          </table:table-cell>
          <table:table-cell table:style-name="ce1" office:value-type="float" office:value="6.60751875141036" calcext:value-type="float">
            <text:p>6.60751875141036</text:p>
          </table:table-cell>
          <table:table-cell table:style-name="ce1" office:value-type="float" office:value="7.03887604070305" calcext:value-type="float">
            <text:p>7.03887604070305</text:p>
          </table:table-cell>
          <table:table-cell table:style-name="ce1" office:value-type="float" office:value="6.99728252354696" calcext:value-type="float">
            <text:p>6.99728252354696</text:p>
          </table:table-cell>
          <table:table-cell table:style-name="ce1" office:value-type="float" office:value="7.26179413052443" calcext:value-type="float">
            <text:p>7.26179413052443</text:p>
          </table:table-cell>
          <table:table-cell table:style-name="ce1" office:value-type="float" office:value="7.12055867920564" calcext:value-type="float">
            <text:p>7.12055867920564</text:p>
          </table:table-cell>
          <table:table-cell table:style-name="ce1" office:value-type="float" office:value="7.16647293605461" calcext:value-type="float">
            <text:p>7.16647293605461</text:p>
          </table:table-cell>
          <table:table-cell table:style-name="ce1" office:value-type="float" office:value="7.76273205430046" calcext:value-type="float">
            <text:p>7.76273205430046</text:p>
          </table:table-cell>
          <table:table-cell table:style-name="ce1" office:value-type="float" office:value="7.21973328135598" calcext:value-type="float">
            <text:p>7.21973328135598</text:p>
          </table:table-cell>
          <table:table-cell table:style-name="ce1" office:value-type="float" office:value="7.26591489716111" calcext:value-type="float">
            <text:p>7.26591489716111</text:p>
          </table:table-cell>
          <table:table-cell table:style-name="ce1" office:value-type="float" office:value="7.42989603097607" calcext:value-type="float">
            <text:p>7.42989603097607</text:p>
          </table:table-cell>
          <table:table-cell table:style-name="ce1" office:value-type="float" office:value="7.70282491721854" calcext:value-type="float">
            <text:p>7.70282491721854</text:p>
          </table:table-cell>
          <table:table-cell table:style-name="ce1" office:value-type="float" office:value="7.92977131131559" calcext:value-type="float">
            <text:p>7.92977131131559</text:p>
          </table:table-cell>
          <table:table-cell table:style-name="ce1" office:value-type="float" office:value="7.43833850228247" calcext:value-type="float">
            <text:p>7.43833850228247</text:p>
          </table:table-cell>
          <table:table-cell table:style-name="ce1" office:value-type="float" office:value="6.98390754608425" calcext:value-type="float">
            <text:p>6.98390754608425</text:p>
          </table:table-cell>
          <table:table-cell table:style-name="ce1" office:value-type="float" office:value="6.73537582255401" calcext:value-type="float">
            <text:p>6.735375822554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zech Republic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3.4379253934661" calcext:value-type="float">
            <text:p>13.4379253934661</text:p>
          </table:table-cell>
          <table:table-cell table:style-name="ce1" office:value-type="float" office:value="12.8786989749614" calcext:value-type="float">
            <text:p>12.8786989749614</text:p>
          </table:table-cell>
          <table:table-cell table:style-name="ce1" office:value-type="float" office:value="12.1983900653278" calcext:value-type="float">
            <text:p>12.1983900653278</text:p>
          </table:table-cell>
          <table:table-cell table:style-name="ce1" office:value-type="float" office:value="11.973294350395" calcext:value-type="float">
            <text:p>11.973294350395</text:p>
          </table:table-cell>
          <table:table-cell table:style-name="ce1" office:value-type="float" office:value="12.1635618595823" calcext:value-type="float">
            <text:p>12.1635618595823</text:p>
          </table:table-cell>
          <table:table-cell table:style-name="ce1" office:value-type="float" office:value="12.3788146715138" calcext:value-type="float">
            <text:p>12.3788146715138</text:p>
          </table:table-cell>
          <table:table-cell table:style-name="ce1" office:value-type="float" office:value="11.8968358733456" calcext:value-type="float">
            <text:p>11.8968358733456</text:p>
          </table:table-cell>
          <table:table-cell table:style-name="ce1" office:value-type="float" office:value="10.8849052787572" calcext:value-type="float">
            <text:p>10.8849052787572</text:p>
          </table:table-cell>
          <table:table-cell table:style-name="ce1" office:value-type="float" office:value="12.0607979687692" calcext:value-type="float">
            <text:p>12.0607979687692</text:p>
          </table:table-cell>
          <table:table-cell table:style-name="ce1" office:value-type="float" office:value="12.0929177549685" calcext:value-type="float">
            <text:p>12.0929177549685</text:p>
          </table:table-cell>
          <table:table-cell table:style-name="ce1" office:value-type="float" office:value="11.7242834990501" calcext:value-type="float">
            <text:p>11.7242834990501</text:p>
          </table:table-cell>
          <table:table-cell table:style-name="ce1" office:value-type="float" office:value="11.9384363230207" calcext:value-type="float">
            <text:p>11.9384363230207</text:p>
          </table:table-cell>
          <table:table-cell table:style-name="ce1" office:value-type="float" office:value="11.4072526103252" calcext:value-type="float">
            <text:p>11.4072526103252</text:p>
          </table:table-cell>
          <table:table-cell table:style-name="ce1" office:value-type="float" office:value="11.7624500353337" calcext:value-type="float">
            <text:p>11.7624500353337</text:p>
          </table:table-cell>
          <table:table-cell table:style-name="ce1" office:value-type="float" office:value="11.9312014321844" calcext:value-type="float">
            <text:p>11.9312014321844</text:p>
          </table:table-cell>
          <table:table-cell table:style-name="ce1" office:value-type="float" office:value="11.9742955217817" calcext:value-type="float">
            <text:p>11.9742955217817</text:p>
          </table:table-cell>
          <table:table-cell table:style-name="ce1" office:value-type="float" office:value="11.2401289678575" calcext:value-type="float">
            <text:p>11.2401289678575</text:p>
          </table:table-cell>
          <table:table-cell table:style-name="ce1" office:value-type="float" office:value="10.3051617704283" calcext:value-type="float">
            <text:p>10.3051617704283</text:p>
          </table:table-cell>
          <table:table-cell table:style-name="ce1" office:value-type="float" office:value="10.6133683902005" calcext:value-type="float">
            <text:p>10.6133683902005</text:p>
          </table:table-cell>
          <table:table-cell table:style-name="ce1" office:value-type="float" office:value="10.4310881349318" calcext:value-type="float">
            <text:p>10.431088134931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1" table:style-name="ce1" office:value-type="string" calcext:value-type="string">
            <text:p>null</text:p>
          </table:table-cell>
          <table:table-cell table:style-name="ce1" office:value-type="float" office:value="11.62264617136" calcext:value-type="float">
            <text:p>11.62264617136</text:p>
          </table:table-cell>
          <table:table-cell table:style-name="ce1" office:value-type="float" office:value="11.0633202537022" calcext:value-type="float">
            <text:p>11.0633202537022</text:p>
          </table:table-cell>
          <table:table-cell table:style-name="ce1" office:value-type="float" office:value="10.8142489332599" calcext:value-type="float">
            <text:p>10.8142489332599</text:p>
          </table:table-cell>
          <table:table-cell table:style-name="ce1" office:value-type="float" office:value="10.6283919217025" calcext:value-type="float">
            <text:p>10.6283919217025</text:p>
          </table:table-cell>
          <table:table-cell table:style-name="ce1" office:value-type="float" office:value="10.579466630515" calcext:value-type="float">
            <text:p>10.579466630515</text:p>
          </table:table-cell>
          <table:table-cell table:style-name="ce1" office:value-type="float" office:value="10.8602336004331" calcext:value-type="float">
            <text:p>10.8602336004331</text:p>
          </table:table-cell>
          <table:table-cell table:style-name="ce1" office:value-type="float" office:value="10.5111125988271" calcext:value-type="float">
            <text:p>10.5111125988271</text:p>
          </table:table-cell>
          <table:table-cell table:style-name="ce1" office:value-type="float" office:value="10.4252731613799" calcext:value-type="float">
            <text:p>10.4252731613799</text:p>
          </table:table-cell>
          <table:table-cell table:style-name="ce1" office:value-type="float" office:value="10.0177587659515" calcext:value-type="float">
            <text:p>10.0177587659515</text:p>
          </table:table-cell>
          <table:table-cell table:style-name="ce1" office:value-type="float" office:value="10.0956398829225" calcext:value-type="float">
            <text:p>10.0956398829225</text:p>
          </table:table-cell>
          <table:table-cell table:style-name="ce1" office:value-type="float" office:value="10.3662866966788" calcext:value-type="float">
            <text:p>10.3662866966788</text:p>
          </table:table-cell>
          <table:table-cell table:style-name="ce1" office:value-type="float" office:value="10.0471142793913" calcext:value-type="float">
            <text:p>10.0471142793913</text:p>
          </table:table-cell>
          <table:table-cell table:style-name="ce1" office:value-type="float" office:value="9.97637447788901" calcext:value-type="float">
            <text:p>9.97637447788901</text:p>
          </table:table-cell>
          <table:table-cell table:style-name="ce1" office:value-type="float" office:value="9.90970342087729" calcext:value-type="float">
            <text:p>9.90970342087729</text:p>
          </table:table-cell>
          <table:table-cell table:style-name="ce1" office:value-type="float" office:value="9.6675727883724" calcext:value-type="float">
            <text:p>9.6675727883724</text:p>
          </table:table-cell>
          <table:table-cell table:style-name="ce1" office:value-type="float" office:value="9.78247110937081" calcext:value-type="float">
            <text:p>9.78247110937081</text:p>
          </table:table-cell>
          <table:table-cell table:style-name="ce1" office:value-type="float" office:value="9.48902053198602" calcext:value-type="float">
            <text:p>9.48902053198602</text:p>
          </table:table-cell>
          <table:table-cell table:style-name="ce1" office:value-type="float" office:value="9.52565876277067" calcext:value-type="float">
            <text:p>9.52565876277067</text:p>
          </table:table-cell>
          <table:table-cell table:style-name="ce1" office:value-type="float" office:value="8.80395483853709" calcext:value-type="float">
            <text:p>8.80395483853709</text:p>
          </table:table-cell>
          <table:table-cell table:style-name="ce1" office:value-type="float" office:value="9.17981683831858" calcext:value-type="float">
            <text:p>9.17981683831858</text:p>
          </table:table-cell>
          <table:table-cell table:style-name="ce1" office:value-type="float" office:value="8.91783284592949" calcext:value-type="float">
            <text:p>8.917832845929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Djibouti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8229231431441" calcext:value-type="float">
            <text:p>0.48229231431441</text:p>
          </table:table-cell>
          <table:table-cell table:style-name="ce1" office:value-type="float" office:value="0.49722595735545" calcext:value-type="float">
            <text:p>0.49722595735545</text:p>
          </table:table-cell>
          <table:table-cell table:style-name="ce1" office:value-type="float" office:value="0.506061571125265" calcext:value-type="float">
            <text:p>0.506061571125265</text:p>
          </table:table-cell>
          <table:table-cell table:style-name="ce1" office:value-type="float" office:value="0.655979805609111" calcext:value-type="float">
            <text:p>0.655979805609111</text:p>
          </table:table-cell>
          <table:table-cell table:style-name="ce1" office:value-type="float" office:value="0.783954863176681" calcext:value-type="float">
            <text:p>0.783954863176681</text:p>
          </table:table-cell>
          <table:table-cell table:style-name="ce1" office:value-type="float" office:value="1.05260823047415" calcext:value-type="float">
            <text:p>1.05260823047415</text:p>
          </table:table-cell>
          <table:table-cell table:style-name="ce1" office:value-type="float" office:value="1.13411140410847" calcext:value-type="float">
            <text:p>1.13411140410847</text:p>
          </table:table-cell>
          <table:table-cell table:style-name="ce1" office:value-type="float" office:value="0.669756398255748" calcext:value-type="float">
            <text:p>0.669756398255748</text:p>
          </table:table-cell>
          <table:table-cell table:style-name="ce1" office:value-type="float" office:value="0.861527399064509" calcext:value-type="float">
            <text:p>0.861527399064509</text:p>
          </table:table-cell>
          <table:table-cell table:style-name="ce1" office:value-type="float" office:value="0.56268221574344" calcext:value-type="float">
            <text:p>0.56268221574344</text:p>
          </table:table-cell>
          <table:table-cell table:style-name="ce1" office:value-type="float" office:value="0.872728866954349" calcext:value-type="float">
            <text:p>0.872728866954349</text:p>
          </table:table-cell>
          <table:table-cell table:style-name="ce1" office:value-type="float" office:value="0.952636240184212" calcext:value-type="float">
            <text:p>0.952636240184212</text:p>
          </table:table-cell>
          <table:table-cell table:style-name="ce1" office:value-type="float" office:value="1.06401357051983" calcext:value-type="float">
            <text:p>1.06401357051983</text:p>
          </table:table-cell>
          <table:table-cell table:style-name="ce1" office:value-type="float" office:value="0.943039635554436" calcext:value-type="float">
            <text:p>0.943039635554436</text:p>
          </table:table-cell>
          <table:table-cell table:style-name="ce1" office:value-type="float" office:value="0.947328143811813" calcext:value-type="float">
            <text:p>0.947328143811813</text:p>
          </table:table-cell>
          <table:table-cell table:style-name="ce1" office:value-type="float" office:value="0.883291254427206" calcext:value-type="float">
            <text:p>0.883291254427206</text:p>
          </table:table-cell>
          <table:table-cell table:style-name="ce1" office:value-type="float" office:value="0.796471709724518" calcext:value-type="float">
            <text:p>0.796471709724518</text:p>
          </table:table-cell>
          <table:table-cell table:style-name="ce1" office:value-type="float" office:value="0.713264798899223" calcext:value-type="float">
            <text:p>0.713264798899223</text:p>
          </table:table-cell>
          <table:table-cell table:style-name="ce1" office:value-type="float" office:value="0.654368894238725" calcext:value-type="float">
            <text:p>0.654368894238725</text:p>
          </table:table-cell>
          <table:table-cell table:style-name="ce1" office:value-type="float" office:value="1.07963920131805" calcext:value-type="float">
            <text:p>1.07963920131805</text:p>
          </table:table-cell>
          <table:table-cell table:style-name="ce1" office:value-type="float" office:value="0.970484176509918" calcext:value-type="float">
            <text:p>0.970484176509918</text:p>
          </table:table-cell>
          <table:table-cell table:style-name="ce1" office:value-type="float" office:value="0.802529071241556" calcext:value-type="float">
            <text:p>0.802529071241556</text:p>
          </table:table-cell>
          <table:table-cell table:style-name="ce1" office:value-type="float" office:value="0.905448572163756" calcext:value-type="float">
            <text:p>0.905448572163756</text:p>
          </table:table-cell>
          <table:table-cell table:style-name="ce1" office:value-type="float" office:value="0.886632494120761" calcext:value-type="float">
            <text:p>0.886632494120761</text:p>
          </table:table-cell>
          <table:table-cell table:style-name="ce1" office:value-type="float" office:value="0.870097802955592" calcext:value-type="float">
            <text:p>0.870097802955592</text:p>
          </table:table-cell>
          <table:table-cell table:style-name="ce1" office:value-type="float" office:value="0.848622098377689" calcext:value-type="float">
            <text:p>0.848622098377689</text:p>
          </table:table-cell>
          <table:table-cell table:style-name="ce1" office:value-type="float" office:value="0.83734824904449" calcext:value-type="float">
            <text:p>0.83734824904449</text:p>
          </table:table-cell>
          <table:table-cell table:style-name="ce1" office:value-type="float" office:value="0.800514864127357" calcext:value-type="float">
            <text:p>0.800514864127357</text:p>
          </table:table-cell>
          <table:table-cell table:style-name="ce1" office:value-type="float" office:value="0.679767078311987" calcext:value-type="float">
            <text:p>0.679767078311987</text:p>
          </table:table-cell>
          <table:table-cell table:style-name="ce1" office:value-type="float" office:value="0.70871315831857" calcext:value-type="float">
            <text:p>0.70871315831857</text:p>
          </table:table-cell>
          <table:table-cell table:style-name="ce1" office:value-type="float" office:value="0.641959969814194" calcext:value-type="float">
            <text:p>0.641959969814194</text:p>
          </table:table-cell>
          <table:table-cell table:style-name="ce1" office:value-type="float" office:value="0.624498304346473" calcext:value-type="float">
            <text:p>0.624498304346473</text:p>
          </table:table-cell>
          <table:table-cell table:style-name="ce1" office:value-type="float" office:value="0.625725006897234" calcext:value-type="float">
            <text:p>0.625725006897234</text:p>
          </table:table-cell>
          <table:table-cell table:style-name="ce1" office:value-type="float" office:value="0.636776358502225" calcext:value-type="float">
            <text:p>0.636776358502225</text:p>
          </table:table-cell>
          <table:table-cell table:style-name="ce1" office:value-type="float" office:value="0.620685728706003" calcext:value-type="float">
            <text:p>0.620685728706003</text:p>
          </table:table-cell>
          <table:table-cell table:style-name="ce1" office:value-type="float" office:value="0.604624884279568" calcext:value-type="float">
            <text:p>0.604624884279568</text:p>
          </table:table-cell>
          <table:table-cell table:style-name="ce1" office:value-type="float" office:value="0.604628328495756" calcext:value-type="float">
            <text:p>0.604628328495756</text:p>
          </table:table-cell>
          <table:table-cell table:style-name="ce1" office:value-type="float" office:value="0.534825652962762" calcext:value-type="float">
            <text:p>0.534825652962762</text:p>
          </table:table-cell>
          <table:table-cell table:style-name="ce1" office:value-type="float" office:value="0.561927144199262" calcext:value-type="float">
            <text:p>0.561927144199262</text:p>
          </table:table-cell>
          <table:table-cell table:style-name="ce1" office:value-type="float" office:value="0.593405773852744" calcext:value-type="float">
            <text:p>0.593405773852744</text:p>
          </table:table-cell>
          <table:table-cell table:style-name="ce1" office:value-type="float" office:value="0.502424705423203" calcext:value-type="float">
            <text:p>0.502424705423203</text:p>
          </table:table-cell>
          <table:table-cell table:style-name="ce1" office:value-type="float" office:value="0.444582938285328" calcext:value-type="float">
            <text:p>0.444582938285328</text:p>
          </table:table-cell>
          <table:table-cell table:style-name="ce1" office:value-type="float" office:value="0.546021981088162" calcext:value-type="float">
            <text:p>0.546021981088162</text:p>
          </table:table-cell>
          <table:table-cell table:style-name="ce1" office:value-type="float" office:value="0.567019887505022" calcext:value-type="float">
            <text:p>0.567019887505022</text:p>
          </table:table-cell>
          <table:table-cell table:style-name="ce1" office:value-type="float" office:value="0.535018836856668" calcext:value-type="float">
            <text:p>0.535018836856668</text:p>
          </table:table-cell>
          <table:table-cell table:style-name="ce1" office:value-type="float" office:value="0.541754559959713" calcext:value-type="float">
            <text:p>0.541754559959713</text:p>
          </table:table-cell>
          <table:table-cell table:style-name="ce1" office:value-type="float" office:value="0.529872322518414" calcext:value-type="float">
            <text:p>0.529872322518414</text:p>
          </table:table-cell>
          <table:table-cell table:style-name="ce1" office:value-type="float" office:value="0.578051792235543" calcext:value-type="float">
            <text:p>0.578051792235543</text:p>
          </table:table-cell>
          <table:table-cell table:style-name="ce1" office:value-type="float" office:value="0.615968351326949" calcext:value-type="float">
            <text:p>0.615968351326949</text:p>
          </table:table-cell>
          <table:table-cell table:style-name="ce1" office:value-type="float" office:value="0.563399207654704" calcext:value-type="float">
            <text:p>0.563399207654704</text:p>
          </table:table-cell>
          <table:table-cell table:style-name="ce1" office:value-type="float" office:value="0.622346840763503" calcext:value-type="float">
            <text:p>0.622346840763503</text:p>
          </table:table-cell>
          <table:table-cell table:style-name="ce1" office:value-type="float" office:value="0.561940931477949" calcext:value-type="float">
            <text:p>0.5619409314779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83301119701413" calcext:value-type="float">
            <text:p>0.183301119701413</text:p>
          </table:table-cell>
          <table:table-cell table:style-name="ce1" office:value-type="float" office:value="0.180240845416564" calcext:value-type="float">
            <text:p>0.180240845416564</text:p>
          </table:table-cell>
          <table:table-cell table:style-name="ce1" office:value-type="float" office:value="0.17748128549303" calcext:value-type="float">
            <text:p>0.17748128549303</text:p>
          </table:table-cell>
          <table:table-cell table:style-name="ce1" office:value-type="float" office:value="0.233121424030515" calcext:value-type="float">
            <text:p>0.233121424030515</text:p>
          </table:table-cell>
          <table:table-cell table:style-name="ce1" office:value-type="float" office:value="0.229470752960686" calcext:value-type="float">
            <text:p>0.229470752960686</text:p>
          </table:table-cell>
          <table:table-cell table:style-name="ce1" office:value-type="float" office:value="0.225529690334881" calcext:value-type="float">
            <text:p>0.225529690334881</text:p>
          </table:table-cell>
          <table:table-cell table:style-name="ce1" office:value-type="float" office:value="0.221220119146369" calcext:value-type="float">
            <text:p>0.221220119146369</text:p>
          </table:table-cell>
          <table:table-cell table:style-name="ce1" office:value-type="float" office:value="0.325079046127478" calcext:value-type="float">
            <text:p>0.325079046127478</text:p>
          </table:table-cell>
          <table:table-cell table:style-name="ce1" office:value-type="float" office:value="0.318675588772052" calcext:value-type="float">
            <text:p>0.318675588772052</text:p>
          </table:table-cell>
          <table:table-cell table:style-name="ce1" office:value-type="float" office:value="0.261137697259728" calcext:value-type="float">
            <text:p>0.261137697259728</text:p>
          </table:table-cell>
          <table:table-cell table:style-name="ce1" office:value-type="float" office:value="0.361148629635883" calcext:value-type="float">
            <text:p>0.361148629635883</text:p>
          </table:table-cell>
          <table:table-cell table:style-name="ce1" office:value-type="float" office:value="0.358675907553866" calcext:value-type="float">
            <text:p>0.358675907553866</text:p>
          </table:table-cell>
          <table:table-cell table:style-name="ce1" office:value-type="float" office:value="0.357820929227595" calcext:value-type="float">
            <text:p>0.357820929227595</text:p>
          </table:table-cell>
          <table:table-cell table:style-name="ce1" office:value-type="float" office:value="0.357781030036936" calcext:value-type="float">
            <text:p>0.357781030036936</text:p>
          </table:table-cell>
          <table:table-cell table:style-name="ce1" office:value-type="float" office:value="0.408516801047193" calcext:value-type="float">
            <text:p>0.408516801047193</text:p>
          </table:table-cell>
          <table:table-cell table:style-name="ce1" office:value-type="float" office:value="0.406930129974615" calcext:value-type="float">
            <text:p>0.406930129974615</text:p>
          </table:table-cell>
          <table:table-cell table:style-name="ce1" office:value-type="float" office:value="0.403810153066843" calcext:value-type="float">
            <text:p>0.403810153066843</text:p>
          </table:table-cell>
          <table:table-cell table:style-name="ce1" office:value-type="float" office:value="0.349661494871341" calcext:value-type="float">
            <text:p>0.349661494871341</text:p>
          </table:table-cell>
          <table:table-cell table:style-name="ce1" office:value-type="float" office:value="0.345761661660313" calcext:value-type="float">
            <text:p>0.345761661660313</text:p>
          </table:table-cell>
          <table:table-cell table:style-name="ce1" office:value-type="float" office:value="0.440492238698397" calcext:value-type="float">
            <text:p>0.440492238698397</text:p>
          </table:table-cell>
          <table:table-cell table:style-name="ce1" office:value-type="float" office:value="0.486901331775391" calcext:value-type="float">
            <text:p>0.486901331775391</text:p>
          </table:table-cell>
          <table:table-cell table:style-name="ce1" office:value-type="float" office:value="0.486494374867332" calcext:value-type="float">
            <text:p>0.486494374867332</text:p>
          </table:table-cell>
          <table:table-cell table:style-name="ce1" office:value-type="float" office:value="0.536624627501064" calcext:value-type="float">
            <text:p>0.536624627501064</text:p>
          </table:table-cell>
          <table:table-cell table:style-name="ce1" office:value-type="float" office:value="0.539625418060201" calcext:value-type="float">
            <text:p>0.539625418060201</text:p>
          </table:table-cell>
          <table:table-cell table:style-name="ce1" office:value-type="float" office:value="0.592925958364212" calcext:value-type="float">
            <text:p>0.592925958364212</text:p>
          </table:table-cell>
          <table:table-cell table:style-name="ce1" office:value-type="float" office:value="0.647351982618142" calcext:value-type="float">
            <text:p>0.647351982618142</text:p>
          </table:table-cell>
          <table:table-cell table:style-name="ce1" office:value-type="float" office:value="0.652803834303321" calcext:value-type="float">
            <text:p>0.652803834303321</text:p>
          </table:table-cell>
          <table:table-cell table:style-name="ce1" office:value-type="float" office:value="0.658730378067654" calcext:value-type="float">
            <text:p>0.658730378067654</text:p>
          </table:table-cell>
          <table:table-cell table:style-name="ce1" office:value-type="float" office:value="0.766695008572265" calcext:value-type="float">
            <text:p>0.766695008572265</text:p>
          </table:table-cell>
          <table:table-cell table:style-name="ce1" office:value-type="float" office:value="0.823559136464445" calcext:value-type="float">
            <text:p>0.823559136464445</text:p>
          </table:table-cell>
          <table:table-cell table:style-name="ce1" office:value-type="float" office:value="0.827205053011505" calcext:value-type="float">
            <text:p>0.827205053011505</text:p>
          </table:table-cell>
          <table:table-cell table:style-name="ce1" office:value-type="float" office:value="0.828127425934029" calcext:value-type="float">
            <text:p>0.828127425934029</text:p>
          </table:table-cell>
          <table:table-cell table:style-name="ce1" office:value-type="float" office:value="0.826622333680859" calcext:value-type="float">
            <text:p>0.826622333680859</text:p>
          </table:table-cell>
          <table:table-cell table:style-name="ce1" office:value-type="float" office:value="0.875486272031458" calcext:value-type="float">
            <text:p>0.875486272031458</text:p>
          </table:table-cell>
          <table:table-cell table:style-name="ce1" office:value-type="float" office:value="0.976195146556072" calcext:value-type="float">
            <text:p>0.976195146556072</text:p>
          </table:table-cell>
          <table:table-cell table:style-name="ce1" office:value-type="float" office:value="1.13041041377668" calcext:value-type="float">
            <text:p>1.13041041377668</text:p>
          </table:table-cell>
          <table:table-cell table:style-name="ce1" office:value-type="float" office:value="1.03083799510865" calcext:value-type="float">
            <text:p>1.03083799510865</text:p>
          </table:table-cell>
          <table:table-cell table:style-name="ce1" office:value-type="float" office:value="1.14017185821697" calcext:value-type="float">
            <text:p>1.14017185821697</text:p>
          </table:table-cell>
          <table:table-cell table:style-name="ce1" office:value-type="float" office:value="1.09548332029305" calcext:value-type="float">
            <text:p>1.09548332029305</text:p>
          </table:table-cell>
          <table:table-cell table:style-name="ce1" office:value-type="float" office:value="1.15410145632457" calcext:value-type="float">
            <text:p>1.15410145632457</text:p>
          </table:table-cell>
          <table:table-cell table:style-name="ce1" office:value-type="float" office:value="1.47355731282022" calcext:value-type="float">
            <text:p>1.47355731282022</text:p>
          </table:table-cell>
          <table:table-cell table:style-name="ce1" office:value-type="float" office:value="1.63188343382142" calcext:value-type="float">
            <text:p>1.63188343382142</text:p>
          </table:table-cell>
          <table:table-cell table:style-name="ce1" office:value-type="float" office:value="1.47087642896026" calcext:value-type="float">
            <text:p>1.47087642896026</text:p>
          </table:table-cell>
          <table:table-cell table:style-name="ce1" office:value-type="float" office:value="1.62261269234063" calcext:value-type="float">
            <text:p>1.62261269234063</text:p>
          </table:table-cell>
          <table:table-cell table:style-name="ce1" office:value-type="float" office:value="1.5643085673658" calcext:value-type="float">
            <text:p>1.5643085673658</text:p>
          </table:table-cell>
          <table:table-cell table:style-name="ce1" office:value-type="float" office:value="1.61147968586091" calcext:value-type="float">
            <text:p>1.61147968586091</text:p>
          </table:table-cell>
          <table:table-cell table:style-name="ce1" office:value-type="float" office:value="1.5562314330174" calcext:value-type="float">
            <text:p>1.5562314330174</text:p>
          </table:table-cell>
          <table:table-cell table:style-name="ce1" office:value-type="float" office:value="2.12369517621301" calcext:value-type="float">
            <text:p>2.12369517621301</text:p>
          </table:table-cell>
          <table:table-cell table:style-name="ce1" office:value-type="float" office:value="1.81071090983479" calcext:value-type="float">
            <text:p>1.81071090983479</text:p>
          </table:table-cell>
          <table:table-cell table:style-name="ce1" office:value-type="float" office:value="1.80780336643426" calcext:value-type="float">
            <text:p>1.80780336643426</text:p>
          </table:table-cell>
          <table:table-cell table:style-name="ce1" office:value-type="float" office:value="1.90648755743533" calcext:value-type="float">
            <text:p>1.90648755743533</text:p>
          </table:table-cell>
          <table:table-cell table:style-name="ce1" office:value-type="float" office:value="1.74614156466205" calcext:value-type="float">
            <text:p>1.7461415646620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50268309283578" calcext:value-type="float">
            <text:p>6.50268309283578</text:p>
          </table:table-cell>
          <table:table-cell table:style-name="ce1" office:value-type="float" office:value="6.88126015490644" calcext:value-type="float">
            <text:p>6.88126015490644</text:p>
          </table:table-cell>
          <table:table-cell table:style-name="ce1" office:value-type="float" office:value="7.9451073610821" calcext:value-type="float">
            <text:p>7.9451073610821</text:p>
          </table:table-cell>
          <table:table-cell table:style-name="ce1" office:value-type="float" office:value="8.68983130048716" calcext:value-type="float">
            <text:p>8.68983130048716</text:p>
          </table:table-cell>
          <table:table-cell table:style-name="ce1" office:value-type="float" office:value="9.14639293937068" calcext:value-type="float">
            <text:p>9.14639293937068</text:p>
          </table:table-cell>
          <table:table-cell table:style-name="ce1" office:value-type="float" office:value="9.31657600359066" calcext:value-type="float">
            <text:p>9.31657600359066</text:p>
          </table:table-cell>
          <table:table-cell table:style-name="ce1" office:value-type="float" office:value="10.4490116586529" calcext:value-type="float">
            <text:p>10.4490116586529</text:p>
          </table:table-cell>
          <table:table-cell table:style-name="ce1" office:value-type="float" office:value="10.1493005475918" calcext:value-type="float">
            <text:p>10.1493005475918</text:p>
          </table:table-cell>
          <table:table-cell table:style-name="ce1" office:value-type="float" office:value="10.9613147942098" calcext:value-type="float">
            <text:p>10.9613147942098</text:p>
          </table:table-cell>
          <table:table-cell table:style-name="ce1" office:value-type="float" office:value="12.1429748602781" calcext:value-type="float">
            <text:p>12.1429748602781</text:p>
          </table:table-cell>
          <table:table-cell table:style-name="ce1" office:value-type="float" office:value="12.5996564651087" calcext:value-type="float">
            <text:p>12.5996564651087</text:p>
          </table:table-cell>
          <table:table-cell table:style-name="ce1" office:value-type="float" office:value="11.4972271507917" calcext:value-type="float">
            <text:p>11.4972271507917</text:p>
          </table:table-cell>
          <table:table-cell table:style-name="ce1" office:value-type="float" office:value="11.9488346011977" calcext:value-type="float">
            <text:p>11.9488346011977</text:p>
          </table:table-cell>
          <table:table-cell table:style-name="ce1" office:value-type="float" office:value="11.801611792919" calcext:value-type="float">
            <text:p>11.801611792919</text:p>
          </table:table-cell>
          <table:table-cell table:style-name="ce1" office:value-type="float" office:value="10.9167686263068" calcext:value-type="float">
            <text:p>10.9167686263068</text:p>
          </table:table-cell>
          <table:table-cell table:style-name="ce1" office:value-type="float" office:value="11.0237664584528" calcext:value-type="float">
            <text:p>11.0237664584528</text:p>
          </table:table-cell>
          <table:table-cell table:style-name="ce1" office:value-type="float" office:value="11.8549028939028" calcext:value-type="float">
            <text:p>11.8549028939028</text:p>
          </table:table-cell>
          <table:table-cell table:style-name="ce1" office:value-type="float" office:value="12.1545851471744" calcext:value-type="float">
            <text:p>12.1545851471744</text:p>
          </table:table-cell>
          <table:table-cell table:style-name="ce1" office:value-type="float" office:value="11.9739262277225" calcext:value-type="float">
            <text:p>11.9739262277225</text:p>
          </table:table-cell>
          <table:table-cell table:style-name="ce1" office:value-type="float" office:value="12.3121966244144" calcext:value-type="float">
            <text:p>12.3121966244144</text:p>
          </table:table-cell>
          <table:table-cell table:style-name="ce1" office:value-type="float" office:value="11.7840138262008" calcext:value-type="float">
            <text:p>11.7840138262008</text:p>
          </table:table-cell>
          <table:table-cell table:style-name="ce1" office:value-type="float" office:value="10.1119423880012" calcext:value-type="float">
            <text:p>10.1119423880012</text:p>
          </table:table-cell>
          <table:table-cell table:style-name="ce1" office:value-type="float" office:value="10.491964531704" calcext:value-type="float">
            <text:p>10.491964531704</text:p>
          </table:table-cell>
          <table:table-cell table:style-name="ce1" office:value-type="float" office:value="9.81084223305764" calcext:value-type="float">
            <text:p>9.81084223305764</text:p>
          </table:table-cell>
          <table:table-cell table:style-name="ce1" office:value-type="float" office:value="9.9501332161102" calcext:value-type="float">
            <text:p>9.9501332161102</text:p>
          </table:table-cell>
          <table:table-cell table:style-name="ce1" office:value-type="float" office:value="11.7474430895414" calcext:value-type="float">
            <text:p>11.7474430895414</text:p>
          </table:table-cell>
          <table:table-cell table:style-name="ce1" office:value-type="float" office:value="11.5032965311821" calcext:value-type="float">
            <text:p>11.5032965311821</text:p>
          </table:table-cell>
          <table:table-cell table:style-name="ce1" office:value-type="float" office:value="11.3793050315349" calcext:value-type="float">
            <text:p>11.3793050315349</text:p>
          </table:table-cell>
          <table:table-cell table:style-name="ce1" office:value-type="float" office:value="10.7432506302739" calcext:value-type="float">
            <text:p>10.7432506302739</text:p>
          </table:table-cell>
          <table:table-cell table:style-name="ce1" office:value-type="float" office:value="9.5050900188092" calcext:value-type="float">
            <text:p>9.5050900188092</text:p>
          </table:table-cell>
          <table:table-cell table:style-name="ce1" office:value-type="float" office:value="9.77069869920651" calcext:value-type="float">
            <text:p>9.77069869920651</text:p>
          </table:table-cell>
          <table:table-cell table:style-name="ce1" office:value-type="float" office:value="11.6933114849006" calcext:value-type="float">
            <text:p>11.6933114849006</text:p>
          </table:table-cell>
          <table:table-cell table:style-name="ce1" office:value-type="float" office:value="10.5045544990979" calcext:value-type="float">
            <text:p>10.5045544990979</text:p>
          </table:table-cell>
          <table:table-cell table:style-name="ce1" office:value-type="float" office:value="10.9982550300388" calcext:value-type="float">
            <text:p>10.9982550300388</text:p>
          </table:table-cell>
          <table:table-cell table:style-name="ce1" office:value-type="float" office:value="11.7169488953513" calcext:value-type="float">
            <text:p>11.7169488953513</text:p>
          </table:table-cell>
          <table:table-cell table:style-name="ce1" office:value-type="float" office:value="10.9245408267288" calcext:value-type="float">
            <text:p>10.9245408267288</text:p>
          </table:table-cell>
          <table:table-cell table:style-name="ce1" office:value-type="float" office:value="13.7146519315518" calcext:value-type="float">
            <text:p>13.7146519315518</text:p>
          </table:table-cell>
          <table:table-cell table:style-name="ce1" office:value-type="float" office:value="11.6476885201886" calcext:value-type="float">
            <text:p>11.6476885201886</text:p>
          </table:table-cell>
          <table:table-cell table:style-name="ce1" office:value-type="float" office:value="11.2273041516574" calcext:value-type="float">
            <text:p>11.2273041516574</text:p>
          </table:table-cell>
          <table:table-cell table:style-name="ce1" office:value-type="float" office:value="10.3626636406223" calcext:value-type="float">
            <text:p>10.3626636406223</text:p>
          </table:table-cell>
          <table:table-cell table:style-name="ce1" office:value-type="float" office:value="9.61317555419716" calcext:value-type="float">
            <text:p>9.61317555419716</text:p>
          </table:table-cell>
          <table:table-cell table:style-name="ce1" office:value-type="float" office:value="9.87509234839328" calcext:value-type="float">
            <text:p>9.87509234839328</text:p>
          </table:table-cell>
          <table:table-cell table:style-name="ce1" office:value-type="float" office:value="9.68193192955788" calcext:value-type="float">
            <text:p>9.68193192955788</text:p>
          </table:table-cell>
          <table:table-cell table:style-name="ce1" office:value-type="float" office:value="10.3882734936947" calcext:value-type="float">
            <text:p>10.3882734936947</text:p>
          </table:table-cell>
          <table:table-cell table:style-name="ce1" office:value-type="float" office:value="9.36270101912787" calcext:value-type="float">
            <text:p>9.36270101912787</text:p>
          </table:table-cell>
          <table:table-cell table:style-name="ce1" office:value-type="float" office:value="8.69007693057132" calcext:value-type="float">
            <text:p>8.69007693057132</text:p>
          </table:table-cell>
          <table:table-cell table:style-name="ce1" office:value-type="float" office:value="10.1129141598949" calcext:value-type="float">
            <text:p>10.1129141598949</text:p>
          </table:table-cell>
          <table:table-cell table:style-name="ce1" office:value-type="float" office:value="9.20201511030611" calcext:value-type="float">
            <text:p>9.20201511030611</text:p>
          </table:table-cell>
          <table:table-cell table:style-name="ce1" office:value-type="float" office:value="8.54735610629128" calcext:value-type="float">
            <text:p>8.54735610629128</text:p>
          </table:table-cell>
          <table:table-cell table:style-name="ce1" office:value-type="float" office:value="8.05955954043883" calcext:value-type="float">
            <text:p>8.05955954043883</text:p>
          </table:table-cell>
          <table:table-cell table:style-name="ce1" office:value-type="float" office:value="8.3946577336881" calcext:value-type="float">
            <text:p>8.3946577336881</text:p>
          </table:table-cell>
          <table:table-cell table:style-name="ce1" office:value-type="float" office:value="7.24832871740999" calcext:value-type="float">
            <text:p>7.2483287174099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Dominican Republic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16155333922883" calcext:value-type="float">
            <text:p>0.316155333922883</text:p>
          </table:table-cell>
          <table:table-cell table:style-name="ce1" office:value-type="float" office:value="0.30250632724843" calcext:value-type="float">
            <text:p>0.30250632724843</text:p>
          </table:table-cell>
          <table:table-cell table:style-name="ce1" office:value-type="float" office:value="0.353029129213387" calcext:value-type="float">
            <text:p>0.353029129213387</text:p>
          </table:table-cell>
          <table:table-cell table:style-name="ce1" office:value-type="float" office:value="0.34365892858517" calcext:value-type="float">
            <text:p>0.34365892858517</text:p>
          </table:table-cell>
          <table:table-cell table:style-name="ce1" office:value-type="float" office:value="0.46545414775349" calcext:value-type="float">
            <text:p>0.46545414775349</text:p>
          </table:table-cell>
          <table:table-cell table:style-name="ce1" office:value-type="float" office:value="0.398941260422918" calcext:value-type="float">
            <text:p>0.398941260422918</text:p>
          </table:table-cell>
          <table:table-cell table:style-name="ce1" office:value-type="float" office:value="0.417894139942325" calcext:value-type="float">
            <text:p>0.417894139942325</text:p>
          </table:table-cell>
          <table:table-cell table:style-name="ce1" office:value-type="float" office:value="0.380469161163577" calcext:value-type="float">
            <text:p>0.380469161163577</text:p>
          </table:table-cell>
          <table:table-cell table:style-name="ce1" office:value-type="float" office:value="0.553066498887301" calcext:value-type="float">
            <text:p>0.553066498887301</text:p>
          </table:table-cell>
          <table:table-cell table:style-name="ce1" office:value-type="float" office:value="0.606689676731742" calcext:value-type="float">
            <text:p>0.606689676731742</text:p>
          </table:table-cell>
          <table:table-cell table:style-name="ce1" office:value-type="float" office:value="0.690547918618094" calcext:value-type="float">
            <text:p>0.690547918618094</text:p>
          </table:table-cell>
          <table:table-cell table:style-name="ce1" office:value-type="float" office:value="0.760937217265651" calcext:value-type="float">
            <text:p>0.760937217265651</text:p>
          </table:table-cell>
          <table:table-cell table:style-name="ce1" office:value-type="float" office:value="0.982245555874188" calcext:value-type="float">
            <text:p>0.982245555874188</text:p>
          </table:table-cell>
          <table:table-cell table:style-name="ce1" office:value-type="float" office:value="1.22022412805401" calcext:value-type="float">
            <text:p>1.22022412805401</text:p>
          </table:table-cell>
          <table:table-cell table:style-name="ce1" office:value-type="float" office:value="1.2784713767646" calcext:value-type="float">
            <text:p>1.2784713767646</text:p>
          </table:table-cell>
          <table:table-cell table:style-name="ce1" office:value-type="float" office:value="1.23113092323125" calcext:value-type="float">
            <text:p>1.23113092323125</text:p>
          </table:table-cell>
          <table:table-cell table:style-name="ce1" office:value-type="float" office:value="1.19924945940209" calcext:value-type="float">
            <text:p>1.19924945940209</text:p>
          </table:table-cell>
          <table:table-cell table:style-name="ce1" office:value-type="float" office:value="1.03738266295162" calcext:value-type="float">
            <text:p>1.03738266295162</text:p>
          </table:table-cell>
          <table:table-cell table:style-name="ce1" office:value-type="float" office:value="0.982978685023235" calcext:value-type="float">
            <text:p>0.982978685023235</text:p>
          </table:table-cell>
          <table:table-cell table:style-name="ce1" office:value-type="float" office:value="1.19973625467545" calcext:value-type="float">
            <text:p>1.19973625467545</text:p>
          </table:table-cell>
          <table:table-cell table:style-name="ce1" office:value-type="float" office:value="1.11160023348885" calcext:value-type="float">
            <text:p>1.11160023348885</text:p>
          </table:table-cell>
          <table:table-cell table:style-name="ce1" office:value-type="float" office:value="1.03773863309235" calcext:value-type="float">
            <text:p>1.03773863309235</text:p>
          </table:table-cell>
          <table:table-cell table:style-name="ce1" office:value-type="float" office:value="1.04300623674084" calcext:value-type="float">
            <text:p>1.04300623674084</text:p>
          </table:table-cell>
          <table:table-cell table:style-name="ce1" office:value-type="float" office:value="1.27330138086846" calcext:value-type="float">
            <text:p>1.27330138086846</text:p>
          </table:table-cell>
          <table:table-cell table:style-name="ce1" office:value-type="float" office:value="1.17199490141968" calcext:value-type="float">
            <text:p>1.17199490141968</text:p>
          </table:table-cell>
          <table:table-cell table:style-name="ce1" office:value-type="float" office:value="1.12402893144355" calcext:value-type="float">
            <text:p>1.12402893144355</text:p>
          </table:table-cell>
          <table:table-cell table:style-name="ce1" office:value-type="float" office:value="1.2345918173938" calcext:value-type="float">
            <text:p>1.2345918173938</text:p>
          </table:table-cell>
          <table:table-cell table:style-name="ce1" office:value-type="float" office:value="1.44194584088426" calcext:value-type="float">
            <text:p>1.44194584088426</text:p>
          </table:table-cell>
          <table:table-cell table:style-name="ce1" office:value-type="float" office:value="1.4246627054774" calcext:value-type="float">
            <text:p>1.4246627054774</text:p>
          </table:table-cell>
          <table:table-cell table:style-name="ce1" office:value-type="float" office:value="1.47191499572622" calcext:value-type="float">
            <text:p>1.47191499572622</text:p>
          </table:table-cell>
          <table:table-cell table:style-name="ce1" office:value-type="float" office:value="1.28484045566833" calcext:value-type="float">
            <text:p>1.28484045566833</text:p>
          </table:table-cell>
          <table:table-cell table:style-name="ce1" office:value-type="float" office:value="1.37106623847095" calcext:value-type="float">
            <text:p>1.37106623847095</text:p>
          </table:table-cell>
          <table:table-cell table:style-name="ce1" office:value-type="float" office:value="1.46266564960191" calcext:value-type="float">
            <text:p>1.46266564960191</text:p>
          </table:table-cell>
          <table:table-cell table:style-name="ce1" office:value-type="float" office:value="1.54552889503634" calcext:value-type="float">
            <text:p>1.54552889503634</text:p>
          </table:table-cell>
          <table:table-cell table:style-name="ce1" office:value-type="float" office:value="1.60906105105448" calcext:value-type="float">
            <text:p>1.60906105105448</text:p>
          </table:table-cell>
          <table:table-cell table:style-name="ce1" office:value-type="float" office:value="2.01274691412773" calcext:value-type="float">
            <text:p>2.01274691412773</text:p>
          </table:table-cell>
          <table:table-cell table:style-name="ce1" office:value-type="float" office:value="2.15796848817939" calcext:value-type="float">
            <text:p>2.15796848817939</text:p>
          </table:table-cell>
          <table:table-cell table:style-name="ce1" office:value-type="float" office:value="2.20510324403557" calcext:value-type="float">
            <text:p>2.20510324403557</text:p>
          </table:table-cell>
          <table:table-cell table:style-name="ce1" office:value-type="float" office:value="2.21751536062437" calcext:value-type="float">
            <text:p>2.21751536062437</text:p>
          </table:table-cell>
          <table:table-cell table:style-name="ce1" office:value-type="float" office:value="2.20217090380533" calcext:value-type="float">
            <text:p>2.20217090380533</text:p>
          </table:table-cell>
          <table:table-cell table:style-name="ce1" office:value-type="float" office:value="2.31130098802668" calcext:value-type="float">
            <text:p>2.31130098802668</text:p>
          </table:table-cell>
          <table:table-cell table:style-name="ce1" office:value-type="float" office:value="2.27850737375687" calcext:value-type="float">
            <text:p>2.27850737375687</text:p>
          </table:table-cell>
          <table:table-cell table:style-name="ce1" office:value-type="float" office:value="2.41510963299875" calcext:value-type="float">
            <text:p>2.41510963299875</text:p>
          </table:table-cell>
          <table:table-cell table:style-name="ce1" office:value-type="float" office:value="2.39907082694796" calcext:value-type="float">
            <text:p>2.39907082694796</text:p>
          </table:table-cell>
          <table:table-cell table:style-name="ce1" office:value-type="float" office:value="2.01135197561858" calcext:value-type="float">
            <text:p>2.01135197561858</text:p>
          </table:table-cell>
          <table:table-cell table:style-name="ce1" office:value-type="float" office:value="2.01777860291105" calcext:value-type="float">
            <text:p>2.01777860291105</text:p>
          </table:table-cell>
          <table:table-cell table:style-name="ce1" office:value-type="float" office:value="2.10323600708672" calcext:value-type="float">
            <text:p>2.10323600708672</text:p>
          </table:table-cell>
          <table:table-cell table:style-name="ce1" office:value-type="float" office:value="2.24125104583845" calcext:value-type="float">
            <text:p>2.24125104583845</text:p>
          </table:table-cell>
          <table:table-cell table:style-name="ce1" office:value-type="float" office:value="2.22231100511587" calcext:value-type="float">
            <text:p>2.22231100511587</text:p>
          </table:table-cell>
          <table:table-cell table:style-name="ce1" office:value-type="float" office:value="2.10347606615534" calcext:value-type="float">
            <text:p>2.10347606615534</text:p>
          </table:table-cell>
          <table:table-cell table:style-name="ce1" office:value-type="float" office:value="2.15841368893036" calcext:value-type="float">
            <text:p>2.15841368893036</text:p>
          </table:table-cell>
          <table:table-cell table:style-name="ce1" office:value-type="float" office:value="2.18290788799199" calcext:value-type="float">
            <text:p>2.1829078879919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Algeria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553763578109343" calcext:value-type="float">
            <text:p>0.553763578109343</text:p>
          </table:table-cell>
          <table:table-cell table:style-name="ce1" office:value-type="float" office:value="0.531809994319088" calcext:value-type="float">
            <text:p>0.531809994319088</text:p>
          </table:table-cell>
          <table:table-cell table:style-name="ce1" office:value-type="float" office:value="0.484953660140604" calcext:value-type="float">
            <text:p>0.484953660140604</text:p>
          </table:table-cell>
          <table:table-cell table:style-name="ce1" office:value-type="float" office:value="0.45282445830792" calcext:value-type="float">
            <text:p>0.45282445830792</text:p>
          </table:table-cell>
          <table:table-cell table:style-name="ce1" office:value-type="float" office:value="0.459568917400843" calcext:value-type="float">
            <text:p>0.459568917400843</text:p>
          </table:table-cell>
          <table:table-cell table:style-name="ce1" office:value-type="float" office:value="0.5224485273684" calcext:value-type="float">
            <text:p>0.5224485273684</text:p>
          </table:table-cell>
          <table:table-cell table:style-name="ce1" office:value-type="float" office:value="0.649480607836402" calcext:value-type="float">
            <text:p>0.649480607836402</text:p>
          </table:table-cell>
          <table:table-cell table:style-name="ce1" office:value-type="float" office:value="0.632118426888565" calcext:value-type="float">
            <text:p>0.632118426888565</text:p>
          </table:table-cell>
          <table:table-cell table:style-name="ce1" office:value-type="float" office:value="0.65926255110906" calcext:value-type="float">
            <text:p>0.65926255110906</text:p>
          </table:table-cell>
          <table:table-cell table:style-name="ce1" office:value-type="float" office:value="0.797205643462515" calcext:value-type="float">
            <text:p>0.797205643462515</text:p>
          </table:table-cell>
          <table:table-cell table:style-name="ce1" office:value-type="float" office:value="1.03608266730392" calcext:value-type="float">
            <text:p>1.03608266730392</text:p>
          </table:table-cell>
          <table:table-cell table:style-name="ce1" office:value-type="float" office:value="1.24789829433752" calcext:value-type="float">
            <text:p>1.24789829433752</text:p>
          </table:table-cell>
          <table:table-cell table:style-name="ce1" office:value-type="float" office:value="1.84362371436217" calcext:value-type="float">
            <text:p>1.84362371436217</text:p>
          </table:table-cell>
          <table:table-cell table:style-name="ce1" office:value-type="float" office:value="2.42418238736638" calcext:value-type="float">
            <text:p>2.42418238736638</text:p>
          </table:table-cell>
          <table:table-cell table:style-name="ce1" office:value-type="float" office:value="1.96382994320283" calcext:value-type="float">
            <text:p>1.96382994320283</text:p>
          </table:table-cell>
          <table:table-cell table:style-name="ce1" office:value-type="float" office:value="1.91699426264661" calcext:value-type="float">
            <text:p>1.91699426264661</text:p>
          </table:table-cell>
          <table:table-cell table:style-name="ce1" office:value-type="float" office:value="2.27867110143223" calcext:value-type="float">
            <text:p>2.27867110143223</text:p>
          </table:table-cell>
          <table:table-cell table:style-name="ce1" office:value-type="float" office:value="2.36808209569782" calcext:value-type="float">
            <text:p>2.36808209569782</text:p>
          </table:table-cell>
          <table:table-cell table:style-name="ce1" office:value-type="float" office:value="3.43337072009069" calcext:value-type="float">
            <text:p>3.43337072009069</text:p>
          </table:table-cell>
          <table:table-cell table:style-name="ce1" office:value-type="float" office:value="2.43173222024416" calcext:value-type="float">
            <text:p>2.43173222024416</text:p>
          </table:table-cell>
          <table:table-cell table:style-name="ce1" office:value-type="float" office:value="3.43987655630397" calcext:value-type="float">
            <text:p>3.43987655630397</text:p>
          </table:table-cell>
          <table:table-cell table:style-name="ce1" office:value-type="float" office:value="2.32850297791274" calcext:value-type="float">
            <text:p>2.32850297791274</text:p>
          </table:table-cell>
          <table:table-cell table:style-name="ce1" office:value-type="float" office:value="1.9085572345749" calcext:value-type="float">
            <text:p>1.9085572345749</text:p>
          </table:table-cell>
          <table:table-cell table:style-name="ce1" office:value-type="float" office:value="2.47900899968947" calcext:value-type="float">
            <text:p>2.47900899968947</text:p>
          </table:table-cell>
          <table:table-cell table:style-name="ce1" office:value-type="float" office:value="3.24762923225451" calcext:value-type="float">
            <text:p>3.24762923225451</text:p>
          </table:table-cell>
          <table:table-cell table:style-name="ce1" office:value-type="float" office:value="3.22549764006837" calcext:value-type="float">
            <text:p>3.22549764006837</text:p>
          </table:table-cell>
          <table:table-cell table:style-name="ce1" office:value-type="float" office:value="3.28197414806313" calcext:value-type="float">
            <text:p>3.28197414806313</text:p>
          </table:table-cell>
          <table:table-cell table:style-name="ce1" office:value-type="float" office:value="3.51707376850858" calcext:value-type="float">
            <text:p>3.51707376850858</text:p>
          </table:table-cell>
          <table:table-cell table:style-name="ce1" office:value-type="float" office:value="3.41372648663503" calcext:value-type="float">
            <text:p>3.41372648663503</text:p>
          </table:table-cell>
          <table:table-cell table:style-name="ce1" office:value-type="float" office:value="3.16921314716626" calcext:value-type="float">
            <text:p>3.16921314716626</text:p>
          </table:table-cell>
          <table:table-cell table:style-name="ce1" office:value-type="float" office:value="3.04583715326012" calcext:value-type="float">
            <text:p>3.04583715326012</text:p>
          </table:table-cell>
          <table:table-cell table:style-name="ce1" office:value-type="float" office:value="3.05865540982343" calcext:value-type="float">
            <text:p>3.05865540982343</text:p>
          </table:table-cell>
          <table:table-cell table:style-name="ce1" office:value-type="float" office:value="3.01444708220152" calcext:value-type="float">
            <text:p>3.01444708220152</text:p>
          </table:table-cell>
          <table:table-cell table:style-name="ce1" office:value-type="float" office:value="2.96173908155182" calcext:value-type="float">
            <text:p>2.96173908155182</text:p>
          </table:table-cell>
          <table:table-cell table:style-name="ce1" office:value-type="float" office:value="3.04988425540287" calcext:value-type="float">
            <text:p>3.04988425540287</text:p>
          </table:table-cell>
          <table:table-cell table:style-name="ce1" office:value-type="float" office:value="3.29866722252398" calcext:value-type="float">
            <text:p>3.29866722252398</text:p>
          </table:table-cell>
          <table:table-cell table:style-name="ce1" office:value-type="float" office:value="3.30246252197967" calcext:value-type="float">
            <text:p>3.30246252197967</text:p>
          </table:table-cell>
          <table:table-cell table:style-name="ce1" office:value-type="float" office:value="2.95087834912248" calcext:value-type="float">
            <text:p>2.95087834912248</text:p>
          </table:table-cell>
          <table:table-cell table:style-name="ce1" office:value-type="float" office:value="3.52969939558715" calcext:value-type="float">
            <text:p>3.52969939558715</text:p>
          </table:table-cell>
          <table:table-cell table:style-name="ce1" office:value-type="float" office:value="2.99411874278661" calcext:value-type="float">
            <text:p>2.99411874278661</text:p>
          </table:table-cell>
          <table:table-cell table:style-name="ce1" office:value-type="float" office:value="2.81977800680087" calcext:value-type="float">
            <text:p>2.81977800680087</text:p>
          </table:table-cell>
          <table:table-cell table:style-name="ce1" office:value-type="float" office:value="2.66832779788239" calcext:value-type="float">
            <text:p>2.66832779788239</text:p>
          </table:table-cell>
          <table:table-cell table:style-name="ce1" office:value-type="float" office:value="2.84002791213498" calcext:value-type="float">
            <text:p>2.84002791213498</text:p>
          </table:table-cell>
          <table:table-cell table:style-name="ce1" office:value-type="float" office:value="2.85641005188288" calcext:value-type="float">
            <text:p>2.85641005188288</text:p>
          </table:table-cell>
          <table:table-cell table:style-name="ce1" office:value-type="float" office:value="2.72701713810354" calcext:value-type="float">
            <text:p>2.72701713810354</text:p>
          </table:table-cell>
          <table:table-cell table:style-name="ce1" office:value-type="float" office:value="3.22015455926011" calcext:value-type="float">
            <text:p>3.22015455926011</text:p>
          </table:table-cell>
          <table:table-cell table:style-name="ce1" office:value-type="float" office:value="2.99026715435638" calcext:value-type="float">
            <text:p>2.99026715435638</text:p>
          </table:table-cell>
          <table:table-cell table:style-name="ce1" office:value-type="float" office:value="3.18997803716546" calcext:value-type="float">
            <text:p>3.18997803716546</text:p>
          </table:table-cell>
          <table:table-cell table:style-name="ce1" office:value-type="float" office:value="3.20518284146426" calcext:value-type="float">
            <text:p>3.20518284146426</text:p>
          </table:table-cell>
          <table:table-cell table:style-name="ce1" office:value-type="float" office:value="3.4284716394284" calcext:value-type="float">
            <text:p>3.4284716394284</text:p>
          </table:table-cell>
          <table:table-cell table:style-name="ce1" office:value-type="float" office:value="3.30991183050336" calcext:value-type="float">
            <text:p>3.30991183050336</text:p>
          </table:table-cell>
          <table:table-cell table:style-name="ce1" office:value-type="float" office:value="3.3160378920663" calcext:value-type="float">
            <text:p>3.31603789206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ast Asia &amp; Pacific (developing only)</text:p>
          </table:table-cell>
          <table:table-cell table:style-name="ce1" office:value-type="string" calcext:value-type="string">
            <text:p>EA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52728672424787" calcext:value-type="float">
            <text:p>0.952728672424787</text:p>
          </table:table-cell>
          <table:table-cell table:style-name="ce1" office:value-type="float" office:value="0.696631449829682" calcext:value-type="float">
            <text:p>0.696631449829682</text:p>
          </table:table-cell>
          <table:table-cell table:style-name="ce1" office:value-type="float" office:value="0.562553533354238" calcext:value-type="float">
            <text:p>0.562553533354238</text:p>
          </table:table-cell>
          <table:table-cell table:style-name="ce1" office:value-type="float" office:value="0.545513951225731" calcext:value-type="float">
            <text:p>0.545513951225731</text:p>
          </table:table-cell>
          <table:table-cell table:style-name="ce1" office:value-type="float" office:value="0.539832256553086" calcext:value-type="float">
            <text:p>0.539832256553086</text:p>
          </table:table-cell>
          <table:table-cell table:style-name="ce1" office:value-type="float" office:value="0.572973490094973" calcext:value-type="float">
            <text:p>0.572973490094973</text:p>
          </table:table-cell>
          <table:table-cell table:style-name="ce1" office:value-type="float" office:value="0.615092306547239" calcext:value-type="float">
            <text:p>0.615092306547239</text:p>
          </table:table-cell>
          <table:table-cell table:style-name="ce1" office:value-type="float" office:value="0.520513341111035" calcext:value-type="float">
            <text:p>0.520513341111035</text:p>
          </table:table-cell>
          <table:table-cell table:style-name="ce1" office:value-type="float" office:value="0.553969793350789" calcext:value-type="float">
            <text:p>0.553969793350789</text:p>
          </table:table-cell>
          <table:table-cell table:style-name="ce1" office:value-type="float" office:value="0.650687940757982" calcext:value-type="float">
            <text:p>0.650687940757982</text:p>
          </table:table-cell>
          <table:table-cell table:style-name="ce1" office:value-type="float" office:value="0.820723366138334" calcext:value-type="float">
            <text:p>0.820723366138334</text:p>
          </table:table-cell>
          <table:table-cell table:style-name="ce1" office:value-type="float" office:value="0.89898547196417" calcext:value-type="float">
            <text:p>0.89898547196417</text:p>
          </table:table-cell>
          <table:table-cell table:style-name="ce1" office:value-type="float" office:value="0.929507323244321" calcext:value-type="float">
            <text:p>0.929507323244321</text:p>
          </table:table-cell>
          <table:table-cell table:style-name="ce1" office:value-type="float" office:value="0.951476154915279" calcext:value-type="float">
            <text:p>0.951476154915279</text:p>
          </table:table-cell>
          <table:table-cell table:style-name="ce1" office:value-type="float" office:value="0.944749989506714" calcext:value-type="float">
            <text:p>0.944749989506714</text:p>
          </table:table-cell>
          <table:table-cell table:style-name="ce1" office:value-type="float" office:value="1.06078576051712" calcext:value-type="float">
            <text:p>1.06078576051712</text:p>
          </table:table-cell>
          <table:table-cell table:style-name="ce1" office:value-type="float" office:value="1.09195539797507" calcext:value-type="float">
            <text:p>1.09195539797507</text:p>
          </table:table-cell>
          <table:table-cell table:style-name="ce1" office:value-type="float" office:value="1.18509099027428" calcext:value-type="float">
            <text:p>1.18509099027428</text:p>
          </table:table-cell>
          <table:table-cell table:style-name="ce1" office:value-type="float" office:value="1.29652702791492" calcext:value-type="float">
            <text:p>1.29652702791492</text:p>
          </table:table-cell>
          <table:table-cell table:style-name="ce1" office:value-type="float" office:value="1.30806868287137" calcext:value-type="float">
            <text:p>1.30806868287137</text:p>
          </table:table-cell>
          <table:table-cell table:style-name="ce1" office:value-type="float" office:value="1.2709759855955" calcext:value-type="float">
            <text:p>1.2709759855955</text:p>
          </table:table-cell>
          <table:table-cell table:style-name="ce1" office:value-type="float" office:value="1.24363338760428" calcext:value-type="float">
            <text:p>1.24363338760428</text:p>
          </table:table-cell>
          <table:table-cell table:style-name="ce1" office:value-type="float" office:value="1.32026404318544" calcext:value-type="float">
            <text:p>1.32026404318544</text:p>
          </table:table-cell>
          <table:table-cell table:style-name="ce1" office:value-type="float" office:value="1.36974664302198" calcext:value-type="float">
            <text:p>1.36974664302198</text:p>
          </table:table-cell>
          <table:table-cell table:style-name="ce1" office:value-type="float" office:value="1.45321159727399" calcext:value-type="float">
            <text:p>1.45321159727399</text:p>
          </table:table-cell>
          <table:table-cell table:style-name="ce1" office:value-type="float" office:value="1.54648895251791" calcext:value-type="float">
            <text:p>1.54648895251791</text:p>
          </table:table-cell>
          <table:table-cell table:style-name="ce1" office:value-type="float" office:value="1.59627343316319" calcext:value-type="float">
            <text:p>1.59627343316319</text:p>
          </table:table-cell>
          <table:table-cell table:style-name="ce1" office:value-type="float" office:value="1.67242914503712" calcext:value-type="float">
            <text:p>1.67242914503712</text:p>
          </table:table-cell>
          <table:table-cell table:style-name="ce1" office:value-type="float" office:value="1.76334119279751" calcext:value-type="float">
            <text:p>1.76334119279751</text:p>
          </table:table-cell>
          <table:table-cell table:style-name="ce1" office:value-type="float" office:value="1.76751416255605" calcext:value-type="float">
            <text:p>1.76751416255605</text:p>
          </table:table-cell>
          <table:table-cell table:style-name="ce1" office:value-type="float" office:value="1.80335885930217" calcext:value-type="float">
            <text:p>1.80335885930217</text:p>
          </table:table-cell>
          <table:table-cell table:style-name="ce1" office:value-type="float" office:value="1.88859928392233" calcext:value-type="float">
            <text:p>1.88859928392233</text:p>
          </table:table-cell>
          <table:table-cell table:style-name="ce1" office:value-type="float" office:value="1.95833117132931" calcext:value-type="float">
            <text:p>1.95833117132931</text:p>
          </table:table-cell>
          <table:table-cell table:style-name="ce1" office:value-type="float" office:value="2.07359164356768" calcext:value-type="float">
            <text:p>2.07359164356768</text:p>
          </table:table-cell>
          <table:table-cell table:style-name="ce1" office:value-type="float" office:value="2.17172447874814" calcext:value-type="float">
            <text:p>2.17172447874814</text:p>
          </table:table-cell>
          <table:table-cell table:style-name="ce1" office:value-type="float" office:value="2.33750671381193" calcext:value-type="float">
            <text:p>2.33750671381193</text:p>
          </table:table-cell>
          <table:table-cell table:style-name="ce1" office:value-type="float" office:value="2.42782368852585" calcext:value-type="float">
            <text:p>2.42782368852585</text:p>
          </table:table-cell>
          <table:table-cell table:style-name="ce1" office:value-type="float" office:value="2.43201701304947" calcext:value-type="float">
            <text:p>2.43201701304947</text:p>
          </table:table-cell>
          <table:table-cell table:style-name="ce1" office:value-type="float" office:value="2.26460024515869" calcext:value-type="float">
            <text:p>2.26460024515869</text:p>
          </table:table-cell>
          <table:table-cell table:style-name="ce1" office:value-type="float" office:value="2.26166853627671" calcext:value-type="float">
            <text:p>2.26166853627671</text:p>
          </table:table-cell>
          <table:table-cell table:style-name="ce1" office:value-type="float" office:value="2.32183721756439" calcext:value-type="float">
            <text:p>2.32183721756439</text:p>
          </table:table-cell>
          <table:table-cell table:style-name="ce1" office:value-type="float" office:value="2.37962886502545" calcext:value-type="float">
            <text:p>2.37962886502545</text:p>
          </table:table-cell>
          <table:table-cell table:style-name="ce1" office:value-type="float" office:value="2.48742721551135" calcext:value-type="float">
            <text:p>2.48742721551135</text:p>
          </table:table-cell>
          <table:table-cell table:style-name="ce1" office:value-type="float" office:value="2.9454716965539" calcext:value-type="float">
            <text:p>2.9454716965539</text:p>
          </table:table-cell>
          <table:table-cell table:style-name="ce1" office:value-type="float" office:value="3.36369106514797" calcext:value-type="float">
            <text:p>3.36369106514797</text:p>
          </table:table-cell>
          <table:table-cell table:style-name="ce1" office:value-type="float" office:value="3.6174877684023" calcext:value-type="float">
            <text:p>3.6174877684023</text:p>
          </table:table-cell>
          <table:table-cell table:style-name="ce1" office:value-type="float" office:value="3.92006351440727" calcext:value-type="float">
            <text:p>3.92006351440727</text:p>
          </table:table-cell>
          <table:table-cell table:style-name="ce1" office:value-type="float" office:value="4.11407403963189" calcext:value-type="float">
            <text:p>4.11407403963189</text:p>
          </table:table-cell>
          <table:table-cell table:style-name="ce1" office:value-type="float" office:value="4.25201625739126" calcext:value-type="float">
            <text:p>4.25201625739126</text:p>
          </table:table-cell>
          <table:table-cell table:style-name="ce1" office:value-type="float" office:value="4.59164788659552" calcext:value-type="float">
            <text:p>4.59164788659552</text:p>
          </table:table-cell>
          <table:table-cell table:style-name="ce1" office:value-type="float" office:value="4.86754117302792" calcext:value-type="float">
            <text:p>4.86754117302792</text:p>
          </table:table-cell>
          <table:table-cell table:style-name="ce1" office:value-type="float" office:value="5.30244492532353" calcext:value-type="float">
            <text:p>5.3024449253235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ast Asia &amp; Pacific (all income levels)</text:p>
          </table:table-cell>
          <table:table-cell table:style-name="ce1" office:value-type="string" calcext:value-type="string">
            <text:p>EA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16200250398713" calcext:value-type="float">
            <text:p>1.16200250398713</text:p>
          </table:table-cell>
          <table:table-cell table:style-name="ce1" office:value-type="float" office:value="0.996652026348166" calcext:value-type="float">
            <text:p>0.996652026348166</text:p>
          </table:table-cell>
          <table:table-cell table:style-name="ce1" office:value-type="float" office:value="0.89583856654426" calcext:value-type="float">
            <text:p>0.89583856654426</text:p>
          </table:table-cell>
          <table:table-cell table:style-name="ce1" office:value-type="float" office:value="0.914691314875236" calcext:value-type="float">
            <text:p>0.914691314875236</text:p>
          </table:table-cell>
          <table:table-cell table:style-name="ce1" office:value-type="float" office:value="0.942871682400524" calcext:value-type="float">
            <text:p>0.942871682400524</text:p>
          </table:table-cell>
          <table:table-cell table:style-name="ce1" office:value-type="float" office:value="0.99921623826548" calcext:value-type="float">
            <text:p>0.99921623826548</text:p>
          </table:table-cell>
          <table:table-cell table:style-name="ce1" office:value-type="float" office:value="1.05603815701799" calcext:value-type="float">
            <text:p>1.05603815701799</text:p>
          </table:table-cell>
          <table:table-cell table:style-name="ce1" office:value-type="float" office:value="1.04004803796021" calcext:value-type="float">
            <text:p>1.04004803796021</text:p>
          </table:table-cell>
          <table:table-cell table:style-name="ce1" office:value-type="float" office:value="1.12602327536055" calcext:value-type="float">
            <text:p>1.12602327536055</text:p>
          </table:table-cell>
          <table:table-cell table:style-name="ce1" office:value-type="float" office:value="1.28128962486649" calcext:value-type="float">
            <text:p>1.28128962486649</text:p>
          </table:table-cell>
          <table:table-cell table:style-name="ce1" office:value-type="float" office:value="1.5306505245401" calcext:value-type="float">
            <text:p>1.5306505245401</text:p>
          </table:table-cell>
          <table:table-cell table:style-name="ce1" office:value-type="float" office:value="1.60936127180055" calcext:value-type="float">
            <text:p>1.60936127180055</text:p>
          </table:table-cell>
          <table:table-cell table:style-name="ce1" office:value-type="float" office:value="1.6728187212805" calcext:value-type="float">
            <text:p>1.6728187212805</text:p>
          </table:table-cell>
          <table:table-cell table:style-name="ce1" office:value-type="float" office:value="1.74360393113732" calcext:value-type="float">
            <text:p>1.74360393113732</text:p>
          </table:table-cell>
          <table:table-cell table:style-name="ce1" office:value-type="float" office:value="1.72153686206974" calcext:value-type="float">
            <text:p>1.72153686206974</text:p>
          </table:table-cell>
          <table:table-cell table:style-name="ce1" office:value-type="float" office:value="1.78352410799353" calcext:value-type="float">
            <text:p>1.78352410799353</text:p>
          </table:table-cell>
          <table:table-cell table:style-name="ce1" office:value-type="float" office:value="1.8439727105366" calcext:value-type="float">
            <text:p>1.8439727105366</text:p>
          </table:table-cell>
          <table:table-cell table:style-name="ce1" office:value-type="float" office:value="1.95108745622496" calcext:value-type="float">
            <text:p>1.95108745622496</text:p>
          </table:table-cell>
          <table:table-cell table:style-name="ce1" office:value-type="float" office:value="2.03920182097964" calcext:value-type="float">
            <text:p>2.03920182097964</text:p>
          </table:table-cell>
          <table:table-cell table:style-name="ce1" office:value-type="float" office:value="2.08786149460323" calcext:value-type="float">
            <text:p>2.08786149460323</text:p>
          </table:table-cell>
          <table:table-cell table:style-name="ce1" office:value-type="float" office:value="2.05148002335728" calcext:value-type="float">
            <text:p>2.05148002335728</text:p>
          </table:table-cell>
          <table:table-cell table:style-name="ce1" office:value-type="float" office:value="2.00055368977663" calcext:value-type="float">
            <text:p>2.00055368977663</text:p>
          </table:table-cell>
          <table:table-cell table:style-name="ce1" office:value-type="float" office:value="2.04248708743627" calcext:value-type="float">
            <text:p>2.04248708743627</text:p>
          </table:table-cell>
          <table:table-cell table:style-name="ce1" office:value-type="float" office:value="2.07139965178278" calcext:value-type="float">
            <text:p>2.07139965178278</text:p>
          </table:table-cell>
          <table:table-cell table:style-name="ce1" office:value-type="float" office:value="2.18265220121512" calcext:value-type="float">
            <text:p>2.18265220121512</text:p>
          </table:table-cell>
          <table:table-cell table:style-name="ce1" office:value-type="float" office:value="2.25059108586252" calcext:value-type="float">
            <text:p>2.25059108586252</text:p>
          </table:table-cell>
          <table:table-cell table:style-name="ce1" office:value-type="float" office:value="2.2917167598796" calcext:value-type="float">
            <text:p>2.2917167598796</text:p>
          </table:table-cell>
          <table:table-cell table:style-name="ce1" office:value-type="float" office:value="2.35875239348237" calcext:value-type="float">
            <text:p>2.35875239348237</text:p>
          </table:table-cell>
          <table:table-cell table:style-name="ce1" office:value-type="float" office:value="2.50629375137117" calcext:value-type="float">
            <text:p>2.50629375137117</text:p>
          </table:table-cell>
          <table:table-cell table:style-name="ce1" office:value-type="float" office:value="2.54436449877489" calcext:value-type="float">
            <text:p>2.54436449877489</text:p>
          </table:table-cell>
          <table:table-cell table:style-name="ce1" office:value-type="float" office:value="2.60099085731209" calcext:value-type="float">
            <text:p>2.60099085731209</text:p>
          </table:table-cell>
          <table:table-cell table:style-name="ce1" office:value-type="float" office:value="2.67978665826562" calcext:value-type="float">
            <text:p>2.67978665826562</text:p>
          </table:table-cell>
          <table:table-cell table:style-name="ce1" office:value-type="float" office:value="2.76774665911881" calcext:value-type="float">
            <text:p>2.76774665911881</text:p>
          </table:table-cell>
          <table:table-cell table:style-name="ce1" office:value-type="float" office:value="2.88552001355516" calcext:value-type="float">
            <text:p>2.88552001355516</text:p>
          </table:table-cell>
          <table:table-cell table:style-name="ce1" office:value-type="float" office:value="3.01405483978926" calcext:value-type="float">
            <text:p>3.01405483978926</text:p>
          </table:table-cell>
          <table:table-cell table:style-name="ce1" office:value-type="float" office:value="3.16755878661886" calcext:value-type="float">
            <text:p>3.16755878661886</text:p>
          </table:table-cell>
          <table:table-cell table:style-name="ce1" office:value-type="float" office:value="3.28032648438031" calcext:value-type="float">
            <text:p>3.28032648438031</text:p>
          </table:table-cell>
          <table:table-cell table:style-name="ce1" office:value-type="float" office:value="3.30211056786998" calcext:value-type="float">
            <text:p>3.30211056786998</text:p>
          </table:table-cell>
          <table:table-cell table:style-name="ce1" office:value-type="float" office:value="3.09137624231144" calcext:value-type="float">
            <text:p>3.09137624231144</text:p>
          </table:table-cell>
          <table:table-cell table:style-name="ce1" office:value-type="float" office:value="3.12263122726138" calcext:value-type="float">
            <text:p>3.12263122726138</text:p>
          </table:table-cell>
          <table:table-cell table:style-name="ce1" office:value-type="float" office:value="3.20797249100509" calcext:value-type="float">
            <text:p>3.20797249100509</text:p>
          </table:table-cell>
          <table:table-cell table:style-name="ce1" office:value-type="float" office:value="3.2445738174636" calcext:value-type="float">
            <text:p>3.2445738174636</text:p>
          </table:table-cell>
          <table:table-cell table:style-name="ce1" office:value-type="float" office:value="3.35689074600007" calcext:value-type="float">
            <text:p>3.35689074600007</text:p>
          </table:table-cell>
          <table:table-cell table:style-name="ce1" office:value-type="float" office:value="3.76214090228925" calcext:value-type="float">
            <text:p>3.76214090228925</text:p>
          </table:table-cell>
          <table:table-cell table:style-name="ce1" office:value-type="float" office:value="4.15274276932843" calcext:value-type="float">
            <text:p>4.15274276932843</text:p>
          </table:table-cell>
          <table:table-cell table:style-name="ce1" office:value-type="float" office:value="4.35689446028679" calcext:value-type="float">
            <text:p>4.35689446028679</text:p>
          </table:table-cell>
          <table:table-cell table:style-name="ce1" office:value-type="float" office:value="4.62568681414404" calcext:value-type="float">
            <text:p>4.62568681414404</text:p>
          </table:table-cell>
          <table:table-cell table:style-name="ce1" office:value-type="float" office:value="4.81550106761469" calcext:value-type="float">
            <text:p>4.81550106761469</text:p>
          </table:table-cell>
          <table:table-cell table:style-name="ce1" office:value-type="float" office:value="4.91748721776199" calcext:value-type="float">
            <text:p>4.91748721776199</text:p>
          </table:table-cell>
          <table:table-cell table:style-name="ce1" office:value-type="float" office:value="5.15927149721918" calcext:value-type="float">
            <text:p>5.15927149721918</text:p>
          </table:table-cell>
          <table:table-cell table:style-name="ce1" office:value-type="float" office:value="5.45378852866357" calcext:value-type="float">
            <text:p>5.45378852866357</text:p>
          </table:table-cell>
          <table:table-cell table:style-name="ce1" office:value-type="float" office:value="5.85949491677732" calcext:value-type="float">
            <text:p>5.8594949167773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urope &amp; Central Asia (developing only)</text:p>
          </table:table-cell>
          <table:table-cell table:style-name="ce1" office:value-type="string" calcext:value-type="string">
            <text:p>EC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6.91708976107212" calcext:value-type="float">
            <text:p>6.91708976107212</text:p>
          </table:table-cell>
          <table:table-cell table:style-name="ce1" office:value-type="float" office:value="6.21287331461045" calcext:value-type="float">
            <text:p>6.21287331461045</text:p>
          </table:table-cell>
          <table:table-cell table:style-name="ce1" office:value-type="float" office:value="5.45725891589636" calcext:value-type="float">
            <text:p>5.45725891589636</text:p>
          </table:table-cell>
          <table:table-cell table:style-name="ce1" office:value-type="float" office:value="5.31385222257556" calcext:value-type="float">
            <text:p>5.31385222257556</text:p>
          </table:table-cell>
          <table:table-cell table:style-name="ce1" office:value-type="float" office:value="5.10585355452002" calcext:value-type="float">
            <text:p>5.10585355452002</text:p>
          </table:table-cell>
          <table:table-cell table:style-name="ce1" office:value-type="float" office:value="4.6845581524942" calcext:value-type="float">
            <text:p>4.6845581524942</text:p>
          </table:table-cell>
          <table:table-cell table:style-name="ce1" office:value-type="float" office:value="4.62008970118176" calcext:value-type="float">
            <text:p>4.62008970118176</text:p>
          </table:table-cell>
          <table:table-cell table:style-name="ce1" office:value-type="float" office:value="4.49789450353834" calcext:value-type="float">
            <text:p>4.49789450353834</text:p>
          </table:table-cell>
          <table:table-cell table:style-name="ce1" office:value-type="float" office:value="4.58442337822958" calcext:value-type="float">
            <text:p>4.58442337822958</text:p>
          </table:table-cell>
          <table:table-cell table:style-name="ce1" office:value-type="float" office:value="4.62343363469992" calcext:value-type="float">
            <text:p>4.62343363469992</text:p>
          </table:table-cell>
          <table:table-cell table:style-name="ce1" office:value-type="float" office:value="4.67434958741832" calcext:value-type="float">
            <text:p>4.67434958741832</text:p>
          </table:table-cell>
          <table:table-cell table:style-name="ce1" office:value-type="float" office:value="4.8996405980246" calcext:value-type="float">
            <text:p>4.8996405980246</text:p>
          </table:table-cell>
          <table:table-cell table:style-name="ce1" office:value-type="float" office:value="4.97103333518273" calcext:value-type="float">
            <text:p>4.97103333518273</text:p>
          </table:table-cell>
          <table:table-cell table:style-name="ce1" office:value-type="float" office:value="4.9890085051722" calcext:value-type="float">
            <text:p>4.9890085051722</text:p>
          </table:table-cell>
          <table:table-cell table:style-name="ce1" office:value-type="float" office:value="5.2512095178072" calcext:value-type="float">
            <text:p>5.2512095178072</text:p>
          </table:table-cell>
          <table:table-cell table:style-name="ce1" office:value-type="float" office:value="5.42223256142288" calcext:value-type="float">
            <text:p>5.42223256142288</text:p>
          </table:table-cell>
          <table:table-cell table:style-name="ce1" office:value-type="float" office:value="5.42475435110185" calcext:value-type="float">
            <text:p>5.42475435110185</text:p>
          </table:table-cell>
          <table:table-cell table:style-name="ce1" office:value-type="float" office:value="4.87595863034591" calcext:value-type="float">
            <text:p>4.87595863034591</text:p>
          </table:table-cell>
          <table:table-cell table:style-name="ce1" office:value-type="float" office:value="5.24015668740527" calcext:value-type="float">
            <text:p>5.24015668740527</text:p>
          </table:table-cell>
          <table:table-cell table:style-name="ce1" office:value-type="float" office:value="5.42546188574087" calcext:value-type="float">
            <text:p>5.4254618857408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urope &amp; Central Asia (all income levels)</text:p>
          </table:table-cell>
          <table:table-cell table:style-name="ce1" office:value-type="string" calcext:value-type="string">
            <text:p>EC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8.93483505026312" calcext:value-type="float">
            <text:p>8.93483505026312</text:p>
          </table:table-cell>
          <table:table-cell table:style-name="ce1" office:value-type="float" office:value="8.47849619060367" calcext:value-type="float">
            <text:p>8.47849619060367</text:p>
          </table:table-cell>
          <table:table-cell table:style-name="ce1" office:value-type="float" office:value="7.9373261351815" calcext:value-type="float">
            <text:p>7.9373261351815</text:p>
          </table:table-cell>
          <table:table-cell table:style-name="ce1" office:value-type="float" office:value="7.85547695239995" calcext:value-type="float">
            <text:p>7.85547695239995</text:p>
          </table:table-cell>
          <table:table-cell table:style-name="ce1" office:value-type="float" office:value="7.90144414578007" calcext:value-type="float">
            <text:p>7.90144414578007</text:p>
          </table:table-cell>
          <table:table-cell table:style-name="ce1" office:value-type="float" office:value="7.59076355841431" calcext:value-type="float">
            <text:p>7.59076355841431</text:p>
          </table:table-cell>
          <table:table-cell table:style-name="ce1" office:value-type="float" office:value="7.5649896274184" calcext:value-type="float">
            <text:p>7.5649896274184</text:p>
          </table:table-cell>
          <table:table-cell table:style-name="ce1" office:value-type="float" office:value="7.50296581066932" calcext:value-type="float">
            <text:p>7.50296581066932</text:p>
          </table:table-cell>
          <table:table-cell table:style-name="ce1" office:value-type="float" office:value="7.55995686333077" calcext:value-type="float">
            <text:p>7.55995686333077</text:p>
          </table:table-cell>
          <table:table-cell table:style-name="ce1" office:value-type="float" office:value="7.65650723099869" calcext:value-type="float">
            <text:p>7.65650723099869</text:p>
          </table:table-cell>
          <table:table-cell table:style-name="ce1" office:value-type="float" office:value="7.62093082595691" calcext:value-type="float">
            <text:p>7.62093082595691</text:p>
          </table:table-cell>
          <table:table-cell table:style-name="ce1" office:value-type="float" office:value="7.81288796497445" calcext:value-type="float">
            <text:p>7.81288796497445</text:p>
          </table:table-cell>
          <table:table-cell table:style-name="ce1" office:value-type="float" office:value="7.82568183895003" calcext:value-type="float">
            <text:p>7.82568183895003</text:p>
          </table:table-cell>
          <table:table-cell table:style-name="ce1" office:value-type="float" office:value="7.80665639140176" calcext:value-type="float">
            <text:p>7.80665639140176</text:p>
          </table:table-cell>
          <table:table-cell table:style-name="ce1" office:value-type="float" office:value="7.9721046875975" calcext:value-type="float">
            <text:p>7.9721046875975</text:p>
          </table:table-cell>
          <table:table-cell table:style-name="ce1" office:value-type="float" office:value="7.93439046322935" calcext:value-type="float">
            <text:p>7.93439046322935</text:p>
          </table:table-cell>
          <table:table-cell table:style-name="ce1" office:value-type="float" office:value="7.88643630366832" calcext:value-type="float">
            <text:p>7.88643630366832</text:p>
          </table:table-cell>
          <table:table-cell table:style-name="ce1" office:value-type="float" office:value="7.23009016659164" calcext:value-type="float">
            <text:p>7.23009016659164</text:p>
          </table:table-cell>
          <table:table-cell table:style-name="ce1" office:value-type="float" office:value="7.61667701763145" calcext:value-type="float">
            <text:p>7.61667701763145</text:p>
          </table:table-cell>
          <table:table-cell table:style-name="ce1" office:value-type="float" office:value="7.54662952608637" calcext:value-type="float">
            <text:p>7.5466295260863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88033962021741" calcext:value-type="float">
            <text:p>0.388033962021741</text:p>
          </table:table-cell>
          <table:table-cell table:style-name="ce1" office:value-type="float" office:value="0.352048961076004" calcext:value-type="float">
            <text:p>0.352048961076004</text:p>
          </table:table-cell>
          <table:table-cell table:style-name="ce1" office:value-type="float" office:value="0.325336408961597" calcext:value-type="float">
            <text:p>0.325336408961597</text:p>
          </table:table-cell>
          <table:table-cell table:style-name="ce1" office:value-type="float" office:value="0.362722269156505" calcext:value-type="float">
            <text:p>0.362722269156505</text:p>
          </table:table-cell>
          <table:table-cell table:style-name="ce1" office:value-type="float" office:value="0.420670187293974" calcext:value-type="float">
            <text:p>0.420670187293974</text:p>
          </table:table-cell>
          <table:table-cell table:style-name="ce1" office:value-type="float" office:value="0.433743800141711" calcext:value-type="float">
            <text:p>0.433743800141711</text:p>
          </table:table-cell>
          <table:table-cell table:style-name="ce1" office:value-type="float" office:value="0.447716962046672" calcext:value-type="float">
            <text:p>0.447716962046672</text:p>
          </table:table-cell>
          <table:table-cell table:style-name="ce1" office:value-type="float" office:value="0.465781970971551" calcext:value-type="float">
            <text:p>0.465781970971551</text:p>
          </table:table-cell>
          <table:table-cell table:style-name="ce1" office:value-type="float" office:value="0.543884145409418" calcext:value-type="float">
            <text:p>0.543884145409418</text:p>
          </table:table-cell>
          <table:table-cell table:style-name="ce1" office:value-type="float" office:value="0.609111227046419" calcext:value-type="float">
            <text:p>0.609111227046419</text:p>
          </table:table-cell>
          <table:table-cell table:style-name="ce1" office:value-type="float" office:value="0.705317726413417" calcext:value-type="float">
            <text:p>0.705317726413417</text:p>
          </table:table-cell>
          <table:table-cell table:style-name="ce1" office:value-type="float" office:value="0.676027884255471" calcext:value-type="float">
            <text:p>0.676027884255471</text:p>
          </table:table-cell>
          <table:table-cell table:style-name="ce1" office:value-type="float" office:value="0.714723971710019" calcext:value-type="float">
            <text:p>0.714723971710019</text:p>
          </table:table-cell>
          <table:table-cell table:style-name="ce1" office:value-type="float" office:value="0.795857811865729" calcext:value-type="float">
            <text:p>0.795857811865729</text:p>
          </table:table-cell>
          <table:table-cell table:style-name="ce1" office:value-type="float" office:value="0.895955182287089" calcext:value-type="float">
            <text:p>0.895955182287089</text:p>
          </table:table-cell>
          <table:table-cell table:style-name="ce1" office:value-type="float" office:value="1.05380304213603" calcext:value-type="float">
            <text:p>1.05380304213603</text:p>
          </table:table-cell>
          <table:table-cell table:style-name="ce1" office:value-type="float" office:value="1.1298165765686" calcext:value-type="float">
            <text:p>1.1298165765686</text:p>
          </table:table-cell>
          <table:table-cell table:style-name="ce1" office:value-type="float" office:value="1.01493198955553" calcext:value-type="float">
            <text:p>1.01493198955553</text:p>
          </table:table-cell>
          <table:table-cell table:style-name="ce1" office:value-type="float" office:value="1.3768285408005" calcext:value-type="float">
            <text:p>1.3768285408005</text:p>
          </table:table-cell>
          <table:table-cell table:style-name="ce1" office:value-type="float" office:value="1.56537382607635" calcext:value-type="float">
            <text:p>1.56537382607635</text:p>
          </table:table-cell>
          <table:table-cell table:style-name="ce1" office:value-type="float" office:value="1.68536425168643" calcext:value-type="float">
            <text:p>1.68536425168643</text:p>
          </table:table-cell>
          <table:table-cell table:style-name="ce1" office:value-type="float" office:value="2.03981281636486" calcext:value-type="float">
            <text:p>2.03981281636486</text:p>
          </table:table-cell>
          <table:table-cell table:style-name="ce1" office:value-type="float" office:value="2.29817340417863" calcext:value-type="float">
            <text:p>2.29817340417863</text:p>
          </table:table-cell>
          <table:table-cell table:style-name="ce1" office:value-type="float" office:value="2.27232450877935" calcext:value-type="float">
            <text:p>2.27232450877935</text:p>
          </table:table-cell>
          <table:table-cell table:style-name="ce1" office:value-type="float" office:value="2.4091354170893" calcext:value-type="float">
            <text:p>2.4091354170893</text:p>
          </table:table-cell>
          <table:table-cell table:style-name="ce1" office:value-type="float" office:value="2.14807455292004" calcext:value-type="float">
            <text:p>2.14807455292004</text:p>
          </table:table-cell>
          <table:table-cell table:style-name="ce1" office:value-type="float" office:value="1.64745805117167" calcext:value-type="float">
            <text:p>1.64745805117167</text:p>
          </table:table-cell>
          <table:table-cell table:style-name="ce1" office:value-type="float" office:value="1.59040025959235" calcext:value-type="float">
            <text:p>1.59040025959235</text:p>
          </table:table-cell>
          <table:table-cell table:style-name="ce1" office:value-type="float" office:value="1.77341129062316" calcext:value-type="float">
            <text:p>1.77341129062316</text:p>
          </table:table-cell>
          <table:table-cell table:style-name="ce1" office:value-type="float" office:value="2.03134580420912" calcext:value-type="float">
            <text:p>2.03134580420912</text:p>
          </table:table-cell>
          <table:table-cell table:style-name="ce1" office:value-type="float" office:value="1.6475882711878" calcext:value-type="float">
            <text:p>1.6475882711878</text:p>
          </table:table-cell>
          <table:table-cell table:style-name="ce1" office:value-type="float" office:value="1.57603010346633" calcext:value-type="float">
            <text:p>1.57603010346633</text:p>
          </table:table-cell>
          <table:table-cell table:style-name="ce1" office:value-type="float" office:value="2.08325999213501" calcext:value-type="float">
            <text:p>2.08325999213501</text:p>
          </table:table-cell>
          <table:table-cell table:style-name="ce1" office:value-type="float" office:value="2.2086649864855" calcext:value-type="float">
            <text:p>2.2086649864855</text:p>
          </table:table-cell>
          <table:table-cell table:style-name="ce1" office:value-type="float" office:value="1.21802368888211" calcext:value-type="float">
            <text:p>1.21802368888211</text:p>
          </table:table-cell>
          <table:table-cell table:style-name="ce1" office:value-type="float" office:value="1.99399112422312" calcext:value-type="float">
            <text:p>1.99399112422312</text:p>
          </table:table-cell>
          <table:table-cell table:style-name="ce1" office:value-type="float" office:value="2.04481070708385" calcext:value-type="float">
            <text:p>2.04481070708385</text:p>
          </table:table-cell>
          <table:table-cell table:style-name="ce1" office:value-type="float" office:value="1.53260727827803" calcext:value-type="float">
            <text:p>1.53260727827803</text:p>
          </table:table-cell>
          <table:table-cell table:style-name="ce1" office:value-type="float" office:value="1.82748771013739" calcext:value-type="float">
            <text:p>1.82748771013739</text:p>
          </table:table-cell>
          <table:table-cell table:style-name="ce1" office:value-type="float" office:value="1.715686518843" calcext:value-type="float">
            <text:p>1.715686518843</text:p>
          </table:table-cell>
          <table:table-cell table:style-name="ce1" office:value-type="float" office:value="1.65831870779618" calcext:value-type="float">
            <text:p>1.65831870779618</text:p>
          </table:table-cell>
          <table:table-cell table:style-name="ce1" office:value-type="float" office:value="1.8242627085419" calcext:value-type="float">
            <text:p>1.8242627085419</text:p>
          </table:table-cell>
          <table:table-cell table:style-name="ce1" office:value-type="float" office:value="1.8887549900337" calcext:value-type="float">
            <text:p>1.8887549900337</text:p>
          </table:table-cell>
          <table:table-cell table:style-name="ce1" office:value-type="float" office:value="1.99580205574284" calcext:value-type="float">
            <text:p>1.99580205574284</text:p>
          </table:table-cell>
          <table:table-cell table:style-name="ce1" office:value-type="float" office:value="2.12127002597033" calcext:value-type="float">
            <text:p>2.12127002597033</text:p>
          </table:table-cell>
          <table:table-cell table:style-name="ce1" office:value-type="float" office:value="2.17746973622288" calcext:value-type="float">
            <text:p>2.17746973622288</text:p>
          </table:table-cell>
          <table:table-cell table:style-name="ce1" office:value-type="float" office:value="2.06617581254757" calcext:value-type="float">
            <text:p>2.06617581254757</text:p>
          </table:table-cell>
          <table:table-cell table:style-name="ce1" office:value-type="float" office:value="2.20399790813108" calcext:value-type="float">
            <text:p>2.20399790813108</text:p>
          </table:table-cell>
          <table:table-cell table:style-name="ce1" office:value-type="float" office:value="2.06452130457654" calcext:value-type="float">
            <text:p>2.06452130457654</text:p>
          </table:table-cell>
          <table:table-cell table:style-name="ce1" office:value-type="float" office:value="2.355257087353" calcext:value-type="float">
            <text:p>2.355257087353</text:p>
          </table:table-cell>
          <table:table-cell table:style-name="ce1" office:value-type="float" office:value="2.29330340391352" calcext:value-type="float">
            <text:p>2.29330340391352</text:p>
          </table:table-cell>
          <table:table-cell table:style-name="ce1" office:value-type="float" office:value="2.35401738651458" calcext:value-type="float">
            <text:p>2.3540173865145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gypt, Arab Rep.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593007187357662" calcext:value-type="float">
            <text:p>0.593007187357662</text:p>
          </table:table-cell>
          <table:table-cell table:style-name="ce1" office:value-type="float" office:value="0.614463120659363" calcext:value-type="float">
            <text:p>0.614463120659363</text:p>
          </table:table-cell>
          <table:table-cell table:style-name="ce1" office:value-type="float" office:value="0.651081041629837" calcext:value-type="float">
            <text:p>0.651081041629837</text:p>
          </table:table-cell>
          <table:table-cell table:style-name="ce1" office:value-type="float" office:value="0.735083037518805" calcext:value-type="float">
            <text:p>0.735083037518805</text:p>
          </table:table-cell>
          <table:table-cell table:style-name="ce1" office:value-type="float" office:value="0.848084350936506" calcext:value-type="float">
            <text:p>0.848084350936506</text:p>
          </table:table-cell>
          <table:table-cell table:style-name="ce1" office:value-type="float" office:value="0.895340981314989" calcext:value-type="float">
            <text:p>0.895340981314989</text:p>
          </table:table-cell>
          <table:table-cell table:style-name="ce1" office:value-type="float" office:value="0.839007616773161" calcext:value-type="float">
            <text:p>0.839007616773161</text:p>
          </table:table-cell>
          <table:table-cell table:style-name="ce1" office:value-type="float" office:value="0.60626015106651" calcext:value-type="float">
            <text:p>0.60626015106651</text:p>
          </table:table-cell>
          <table:table-cell table:style-name="ce1" office:value-type="float" office:value="0.688797443182459" calcext:value-type="float">
            <text:p>0.688797443182459</text:p>
          </table:table-cell>
          <table:table-cell table:style-name="ce1" office:value-type="float" office:value="0.578628942403945" calcext:value-type="float">
            <text:p>0.578628942403945</text:p>
          </table:table-cell>
          <table:table-cell table:style-name="ce1" office:value-type="float" office:value="0.623025304753001" calcext:value-type="float">
            <text:p>0.623025304753001</text:p>
          </table:table-cell>
          <table:table-cell table:style-name="ce1" office:value-type="float" office:value="0.648098720941798" calcext:value-type="float">
            <text:p>0.648098720941798</text:p>
          </table:table-cell>
          <table:table-cell table:style-name="ce1" office:value-type="float" office:value="0.702749456685132" calcext:value-type="float">
            <text:p>0.702749456685132</text:p>
          </table:table-cell>
          <table:table-cell table:style-name="ce1" office:value-type="float" office:value="0.64229996933339" calcext:value-type="float">
            <text:p>0.64229996933339</text:p>
          </table:table-cell>
          <table:table-cell table:style-name="ce1" office:value-type="float" office:value="0.690818688530954" calcext:value-type="float">
            <text:p>0.690818688530954</text:p>
          </table:table-cell>
          <table:table-cell table:style-name="ce1" office:value-type="float" office:value="0.805185813841558" calcext:value-type="float">
            <text:p>0.805185813841558</text:p>
          </table:table-cell>
          <table:table-cell table:style-name="ce1" office:value-type="float" office:value="0.873776732372754" calcext:value-type="float">
            <text:p>0.873776732372754</text:p>
          </table:table-cell>
          <table:table-cell table:style-name="ce1" office:value-type="float" office:value="0.937781795620292" calcext:value-type="float">
            <text:p>0.937781795620292</text:p>
          </table:table-cell>
          <table:table-cell table:style-name="ce1" office:value-type="float" office:value="0.951339178700561" calcext:value-type="float">
            <text:p>0.951339178700561</text:p>
          </table:table-cell>
          <table:table-cell table:style-name="ce1" office:value-type="float" office:value="1.01479532741329" calcext:value-type="float">
            <text:p>1.01479532741329</text:p>
          </table:table-cell>
          <table:table-cell table:style-name="ce1" office:value-type="float" office:value="1.04312304171369" calcext:value-type="float">
            <text:p>1.04312304171369</text:p>
          </table:table-cell>
          <table:table-cell table:style-name="ce1" office:value-type="float" office:value="1.14646534453646" calcext:value-type="float">
            <text:p>1.14646534453646</text:p>
          </table:table-cell>
          <table:table-cell table:style-name="ce1" office:value-type="float" office:value="1.23925904666981" calcext:value-type="float">
            <text:p>1.23925904666981</text:p>
          </table:table-cell>
          <table:table-cell table:style-name="ce1" office:value-type="float" office:value="1.21971614166113" calcext:value-type="float">
            <text:p>1.21971614166113</text:p>
          </table:table-cell>
          <table:table-cell table:style-name="ce1" office:value-type="float" office:value="1.32827194114813" calcext:value-type="float">
            <text:p>1.32827194114813</text:p>
          </table:table-cell>
          <table:table-cell table:style-name="ce1" office:value-type="float" office:value="1.2949743432783" calcext:value-type="float">
            <text:p>1.2949743432783</text:p>
          </table:table-cell>
          <table:table-cell table:style-name="ce1" office:value-type="float" office:value="1.4693091991641" calcext:value-type="float">
            <text:p>1.4693091991641</text:p>
          </table:table-cell>
          <table:table-cell table:style-name="ce1" office:value-type="float" office:value="1.43386929158367" calcext:value-type="float">
            <text:p>1.43386929158367</text:p>
          </table:table-cell>
          <table:table-cell table:style-name="ce1" office:value-type="float" office:value="1.39005972992713" calcext:value-type="float">
            <text:p>1.39005972992713</text:p>
          </table:table-cell>
          <table:table-cell table:style-name="ce1" office:value-type="float" office:value="1.31152901058085" calcext:value-type="float">
            <text:p>1.31152901058085</text:p>
          </table:table-cell>
          <table:table-cell table:style-name="ce1" office:value-type="float" office:value="1.34658230726865" calcext:value-type="float">
            <text:p>1.34658230726865</text:p>
          </table:table-cell>
          <table:table-cell table:style-name="ce1" office:value-type="float" office:value="1.3644662279111" calcext:value-type="float">
            <text:p>1.3644662279111</text:p>
          </table:table-cell>
          <table:table-cell table:style-name="ce1" office:value-type="float" office:value="1.37918540060865" calcext:value-type="float">
            <text:p>1.37918540060865</text:p>
          </table:table-cell>
          <table:table-cell table:style-name="ce1" office:value-type="float" office:value="1.54980851003903" calcext:value-type="float">
            <text:p>1.54980851003903</text:p>
          </table:table-cell>
          <table:table-cell table:style-name="ce1" office:value-type="float" office:value="1.39234194552768" calcext:value-type="float">
            <text:p>1.39234194552768</text:p>
          </table:table-cell>
          <table:table-cell table:style-name="ce1" office:value-type="float" office:value="1.53317999830446" calcext:value-type="float">
            <text:p>1.53317999830446</text:p>
          </table:table-cell>
          <table:table-cell table:style-name="ce1" office:value-type="float" office:value="1.60436510502947" calcext:value-type="float">
            <text:p>1.60436510502947</text:p>
          </table:table-cell>
          <table:table-cell table:style-name="ce1" office:value-type="float" office:value="1.67095813753118" calcext:value-type="float">
            <text:p>1.67095813753118</text:p>
          </table:table-cell>
          <table:table-cell table:style-name="ce1" office:value-type="float" office:value="1.85434227089194" calcext:value-type="float">
            <text:p>1.85434227089194</text:p>
          </table:table-cell>
          <table:table-cell table:style-name="ce1" office:value-type="float" office:value="1.86839054746528" calcext:value-type="float">
            <text:p>1.86839054746528</text:p>
          </table:table-cell>
          <table:table-cell table:style-name="ce1" office:value-type="float" office:value="2.06814043277005" calcext:value-type="float">
            <text:p>2.06814043277005</text:p>
          </table:table-cell>
          <table:table-cell table:style-name="ce1" office:value-type="float" office:value="1.80246890999698" calcext:value-type="float">
            <text:p>1.80246890999698</text:p>
          </table:table-cell>
          <table:table-cell table:style-name="ce1" office:value-type="float" office:value="1.79376499727608" calcext:value-type="float">
            <text:p>1.79376499727608</text:p>
          </table:table-cell>
          <table:table-cell table:style-name="ce1" office:value-type="float" office:value="2.04800431781662" calcext:value-type="float">
            <text:p>2.04800431781662</text:p>
          </table:table-cell>
          <table:table-cell table:style-name="ce1" office:value-type="float" office:value="2.05054049898427" calcext:value-type="float">
            <text:p>2.05054049898427</text:p>
          </table:table-cell>
          <table:table-cell table:style-name="ce1" office:value-type="float" office:value="2.23116022279329" calcext:value-type="float">
            <text:p>2.23116022279329</text:p>
          </table:table-cell>
          <table:table-cell table:style-name="ce1" office:value-type="float" office:value="2.34175781523222" calcext:value-type="float">
            <text:p>2.34175781523222</text:p>
          </table:table-cell>
          <table:table-cell table:style-name="ce1" office:value-type="float" office:value="2.49135700439739" calcext:value-type="float">
            <text:p>2.49135700439739</text:p>
          </table:table-cell>
          <table:table-cell table:style-name="ce1" office:value-type="float" office:value="2.49185303122379" calcext:value-type="float">
            <text:p>2.49185303122379</text:p>
          </table:table-cell>
          <table:table-cell table:style-name="ce1" office:value-type="float" office:value="2.462249163666" calcext:value-type="float">
            <text:p>2.462249163666</text:p>
          </table:table-cell>
          <table:table-cell table:style-name="ce1" office:value-type="float" office:value="2.49481706669717" calcext:value-type="float">
            <text:p>2.49481706669717</text:p>
          </table:table-cell>
          <table:table-cell table:style-name="ce1" office:value-type="float" office:value="2.63511522475978" calcext:value-type="float">
            <text:p>2.6351152247597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uro area</text:p>
          </table:table-cell>
          <table:table-cell table:style-name="ce1" office:value-type="string" calcext:value-type="string">
            <text:p>EM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4.25198096123597" calcext:value-type="float">
            <text:p>4.25198096123597</text:p>
          </table:table-cell>
          <table:table-cell table:style-name="ce1" office:value-type="float" office:value="4.44501270303732" calcext:value-type="float">
            <text:p>4.44501270303732</text:p>
          </table:table-cell>
          <table:table-cell table:style-name="ce1" office:value-type="float" office:value="4.79490971542295" calcext:value-type="float">
            <text:p>4.79490971542295</text:p>
          </table:table-cell>
          <table:table-cell table:style-name="ce1" office:value-type="float" office:value="5.2160530785156" calcext:value-type="float">
            <text:p>5.2160530785156</text:p>
          </table:table-cell>
          <table:table-cell table:style-name="ce1" office:value-type="float" office:value="5.41336332816629" calcext:value-type="float">
            <text:p>5.41336332816629</text:p>
          </table:table-cell>
          <table:table-cell table:style-name="ce1" office:value-type="float" office:value="5.59218626442461" calcext:value-type="float">
            <text:p>5.59218626442461</text:p>
          </table:table-cell>
          <table:table-cell table:style-name="ce1" office:value-type="float" office:value="5.76732154732021" calcext:value-type="float">
            <text:p>5.76732154732021</text:p>
          </table:table-cell>
          <table:table-cell table:style-name="ce1" office:value-type="float" office:value="6.08898121000109" calcext:value-type="float">
            <text:p>6.08898121000109</text:p>
          </table:table-cell>
          <table:table-cell table:style-name="ce1" office:value-type="float" office:value="6.45363393636697" calcext:value-type="float">
            <text:p>6.45363393636697</text:p>
          </table:table-cell>
          <table:table-cell table:style-name="ce1" office:value-type="float" office:value="6.81466327613384" calcext:value-type="float">
            <text:p>6.81466327613384</text:p>
          </table:table-cell>
          <table:table-cell table:style-name="ce1" office:value-type="float" office:value="7.41053041462337" calcext:value-type="float">
            <text:p>7.41053041462337</text:p>
          </table:table-cell>
          <table:table-cell table:style-name="ce1" office:value-type="float" office:value="7.67949672364896" calcext:value-type="float">
            <text:p>7.67949672364896</text:p>
          </table:table-cell>
          <table:table-cell table:style-name="ce1" office:value-type="float" office:value="8.15257762115806" calcext:value-type="float">
            <text:p>8.15257762115806</text:p>
          </table:table-cell>
          <table:table-cell table:style-name="ce1" office:value-type="float" office:value="8.69785402025207" calcext:value-type="float">
            <text:p>8.69785402025207</text:p>
          </table:table-cell>
          <table:table-cell table:style-name="ce1" office:value-type="float" office:value="8.59654156829914" calcext:value-type="float">
            <text:p>8.59654156829914</text:p>
          </table:table-cell>
          <table:table-cell table:style-name="ce1" office:value-type="float" office:value="8.0733430333183" calcext:value-type="float">
            <text:p>8.0733430333183</text:p>
          </table:table-cell>
          <table:table-cell table:style-name="ce1" office:value-type="float" office:value="8.8170522423834" calcext:value-type="float">
            <text:p>8.8170522423834</text:p>
          </table:table-cell>
          <table:table-cell table:style-name="ce1" office:value-type="float" office:value="8.52717256782457" calcext:value-type="float">
            <text:p>8.52717256782457</text:p>
          </table:table-cell>
          <table:table-cell table:style-name="ce1" office:value-type="float" office:value="8.8634136529393" calcext:value-type="float">
            <text:p>8.8634136529393</text:p>
          </table:table-cell>
          <table:table-cell table:style-name="ce1" office:value-type="float" office:value="9.26114477200046" calcext:value-type="float">
            <text:p>9.26114477200046</text:p>
          </table:table-cell>
          <table:table-cell table:style-name="ce1" office:value-type="float" office:value="9.05202182835137" calcext:value-type="float">
            <text:p>9.05202182835137</text:p>
          </table:table-cell>
          <table:table-cell table:style-name="ce1" office:value-type="float" office:value="8.48029081002556" calcext:value-type="float">
            <text:p>8.48029081002556</text:p>
          </table:table-cell>
          <table:table-cell table:style-name="ce1" office:value-type="float" office:value="8.08438870681812" calcext:value-type="float">
            <text:p>8.08438870681812</text:p>
          </table:table-cell>
          <table:table-cell table:style-name="ce1" office:value-type="float" office:value="7.85431095993326" calcext:value-type="float">
            <text:p>7.85431095993326</text:p>
          </table:table-cell>
          <table:table-cell table:style-name="ce1" office:value-type="float" office:value="7.83172117434301" calcext:value-type="float">
            <text:p>7.83172117434301</text:p>
          </table:table-cell>
          <table:table-cell table:style-name="ce1" office:value-type="float" office:value="7.89723361417112" calcext:value-type="float">
            <text:p>7.89723361417112</text:p>
          </table:table-cell>
          <table:table-cell table:style-name="ce1" office:value-type="float" office:value="7.72003593424351" calcext:value-type="float">
            <text:p>7.72003593424351</text:p>
          </table:table-cell>
          <table:table-cell table:style-name="ce1" office:value-type="float" office:value="7.87510299032234" calcext:value-type="float">
            <text:p>7.87510299032234</text:p>
          </table:table-cell>
          <table:table-cell table:style-name="ce1" office:value-type="float" office:value="7.83016711362097" calcext:value-type="float">
            <text:p>7.83016711362097</text:p>
          </table:table-cell>
          <table:table-cell table:style-name="ce1" office:value-type="float" office:value="8.3586664470986" calcext:value-type="float">
            <text:p>8.3586664470986</text:p>
          </table:table-cell>
          <table:table-cell table:style-name="ce1" office:value-type="float" office:value="8.24019726616544" calcext:value-type="float">
            <text:p>8.24019726616544</text:p>
          </table:table-cell>
          <table:table-cell table:style-name="ce1" office:value-type="float" office:value="8.46513182236791" calcext:value-type="float">
            <text:p>8.46513182236791</text:p>
          </table:table-cell>
          <table:table-cell table:style-name="ce1" office:value-type="float" office:value="8.21025719552381" calcext:value-type="float">
            <text:p>8.21025719552381</text:p>
          </table:table-cell>
          <table:table-cell table:style-name="ce1" office:value-type="float" office:value="8.01167994048187" calcext:value-type="float">
            <text:p>8.01167994048187</text:p>
          </table:table-cell>
          <table:table-cell table:style-name="ce1" office:value-type="float" office:value="7.95169792813698" calcext:value-type="float">
            <text:p>7.95169792813698</text:p>
          </table:table-cell>
          <table:table-cell table:style-name="ce1" office:value-type="float" office:value="8.07148137949204" calcext:value-type="float">
            <text:p>8.07148137949204</text:p>
          </table:table-cell>
          <table:table-cell table:style-name="ce1" office:value-type="float" office:value="8.26360256074904" calcext:value-type="float">
            <text:p>8.26360256074904</text:p>
          </table:table-cell>
          <table:table-cell table:style-name="ce1" office:value-type="float" office:value="8.14026918063225" calcext:value-type="float">
            <text:p>8.14026918063225</text:p>
          </table:table-cell>
          <table:table-cell table:style-name="ce1" office:value-type="float" office:value="8.28900306547204" calcext:value-type="float">
            <text:p>8.28900306547204</text:p>
          </table:table-cell>
          <table:table-cell table:style-name="ce1" office:value-type="float" office:value="8.17721325697744" calcext:value-type="float">
            <text:p>8.17721325697744</text:p>
          </table:table-cell>
          <table:table-cell table:style-name="ce1" office:value-type="float" office:value="8.19565109331379" calcext:value-type="float">
            <text:p>8.19565109331379</text:p>
          </table:table-cell>
          <table:table-cell table:style-name="ce1" office:value-type="float" office:value="8.36375488064725" calcext:value-type="float">
            <text:p>8.36375488064725</text:p>
          </table:table-cell>
          <table:table-cell table:style-name="ce1" office:value-type="float" office:value="8.31440413918867" calcext:value-type="float">
            <text:p>8.31440413918867</text:p>
          </table:table-cell>
          <table:table-cell table:style-name="ce1" office:value-type="float" office:value="8.41465316626903" calcext:value-type="float">
            <text:p>8.41465316626903</text:p>
          </table:table-cell>
          <table:table-cell table:style-name="ce1" office:value-type="float" office:value="8.43476885993047" calcext:value-type="float">
            <text:p>8.43476885993047</text:p>
          </table:table-cell>
          <table:table-cell table:style-name="ce1" office:value-type="float" office:value="8.33777522695257" calcext:value-type="float">
            <text:p>8.33777522695257</text:p>
          </table:table-cell>
          <table:table-cell table:style-name="ce1" office:value-type="float" office:value="8.26110487321968" calcext:value-type="float">
            <text:p>8.26110487321968</text:p>
          </table:table-cell>
          <table:table-cell table:style-name="ce1" office:value-type="float" office:value="8.13351081269657" calcext:value-type="float">
            <text:p>8.13351081269657</text:p>
          </table:table-cell>
          <table:table-cell table:style-name="ce1" office:value-type="float" office:value="7.9151407428275" calcext:value-type="float">
            <text:p>7.9151407428275</text:p>
          </table:table-cell>
          <table:table-cell table:style-name="ce1" office:value-type="float" office:value="7.31217870507473" calcext:value-type="float">
            <text:p>7.31217870507473</text:p>
          </table:table-cell>
          <table:table-cell table:style-name="ce1" office:value-type="float" office:value="7.42152216090865" calcext:value-type="float">
            <text:p>7.42152216090865</text:p>
          </table:table-cell>
          <table:table-cell table:style-name="ce1" office:value-type="float" office:value="7.13287067772504" calcext:value-type="float">
            <text:p>7.1328706777250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4" table:style-name="ce1" office:value-type="string" calcext:value-type="string">
            <text:p>null</text:p>
          </table:table-cell>
          <table:table-cell table:style-name="ce1" office:value-type="float" office:value="0.0710597734151114" calcext:value-type="float">
            <text:p>0.071059773415111</text:p>
          </table:table-cell>
          <table:table-cell table:style-name="ce1" office:value-type="float" office:value="0.0927152945787026" calcext:value-type="float">
            <text:p>0.092715294578703</text:p>
          </table:table-cell>
          <table:table-cell table:style-name="ce1" office:value-type="float" office:value="0.106485734394389" calcext:value-type="float">
            <text:p>0.106485734394389</text:p>
          </table:table-cell>
          <table:table-cell table:style-name="ce1" office:value-type="float" office:value="0.161947511694124" calcext:value-type="float">
            <text:p>0.161947511694124</text:p>
          </table:table-cell>
          <table:table-cell table:style-name="ce1" office:value-type="float" office:value="0.176909452069038" calcext:value-type="float">
            <text:p>0.176909452069038</text:p>
          </table:table-cell>
          <table:table-cell table:style-name="ce1" office:value-type="float" office:value="0.180695381694257" calcext:value-type="float">
            <text:p>0.180695381694257</text:p>
          </table:table-cell>
          <table:table-cell table:style-name="ce1" office:value-type="float" office:value="0.172190986762677" calcext:value-type="float">
            <text:p>0.172190986762677</text:p>
          </table:table-cell>
          <table:table-cell table:style-name="ce1" office:value-type="float" office:value="0.172564422602863" calcext:value-type="float">
            <text:p>0.172564422602863</text:p>
          </table:table-cell>
          <table:table-cell table:style-name="ce1" office:value-type="float" office:value="0.159706978850911" calcext:value-type="float">
            <text:p>0.159706978850911</text:p>
          </table:table-cell>
          <table:table-cell table:style-name="ce1" office:value-type="float" office:value="0.18482448869873" calcext:value-type="float">
            <text:p>0.18482448869873</text:p>
          </table:table-cell>
          <table:table-cell table:style-name="ce1" office:value-type="float" office:value="0.18944107171587" calcext:value-type="float">
            <text:p>0.18944107171587</text:p>
          </table:table-cell>
          <table:table-cell table:style-name="ce1" office:value-type="float" office:value="0.18285685518457" calcext:value-type="float">
            <text:p>0.18285685518457</text:p>
          </table:table-cell>
          <table:table-cell table:style-name="ce1" office:value-type="float" office:value="0.130342390647796" calcext:value-type="float">
            <text:p>0.130342390647796</text:p>
          </table:table-cell>
          <table:table-cell table:style-name="ce1" office:value-type="float" office:value="0.131490395908221" calcext:value-type="float">
            <text:p>0.131490395908221</text:p>
          </table:table-cell>
          <table:table-cell table:style-name="ce1" office:value-type="float" office:value="0.0920693910507799" calcext:value-type="float">
            <text:p>0.09206939105078</text:p>
          </table:table-cell>
          <table:table-cell table:style-name="ce1" office:value-type="float" office:value="0.111761080593676" calcext:value-type="float">
            <text:p>0.111761080593676</text:p>
          </table:table-cell>
          <table:table-cell table:style-name="ce1" office:value-type="float" office:value="0.109470529231945" calcext:value-type="float">
            <text:p>0.109470529231945</text:p>
          </table:table-cell>
          <table:table-cell table:style-name="ce1" office:value-type="float" office:value="0.108718364579018" calcext:value-type="float">
            <text:p>0.10871836457901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60659271055656" calcext:value-type="float">
            <text:p>1.60659271055656</text:p>
          </table:table-cell>
          <table:table-cell table:style-name="ce1" office:value-type="float" office:value="1.74622171978822" calcext:value-type="float">
            <text:p>1.74622171978822</text:p>
          </table:table-cell>
          <table:table-cell table:style-name="ce1" office:value-type="float" office:value="1.93578153318373" calcext:value-type="float">
            <text:p>1.93578153318373</text:p>
          </table:table-cell>
          <table:table-cell table:style-name="ce1" office:value-type="float" office:value="1.87950931235422" calcext:value-type="float">
            <text:p>1.87950931235422</text:p>
          </table:table-cell>
          <table:table-cell table:style-name="ce1" office:value-type="float" office:value="2.03772525684378" calcext:value-type="float">
            <text:p>2.03772525684378</text:p>
          </table:table-cell>
          <table:table-cell table:style-name="ce1" office:value-type="float" office:value="2.22561019346008" calcext:value-type="float">
            <text:p>2.22561019346008</text:p>
          </table:table-cell>
          <table:table-cell table:style-name="ce1" office:value-type="float" office:value="2.40773570917425" calcext:value-type="float">
            <text:p>2.40773570917425</text:p>
          </table:table-cell>
          <table:table-cell table:style-name="ce1" office:value-type="float" office:value="2.64722755876329" calcext:value-type="float">
            <text:p>2.64722755876329</text:p>
          </table:table-cell>
          <table:table-cell table:style-name="ce1" office:value-type="float" office:value="2.93409753966508" calcext:value-type="float">
            <text:p>2.93409753966508</text:p>
          </table:table-cell>
          <table:table-cell table:style-name="ce1" office:value-type="float" office:value="2.89710186766242" calcext:value-type="float">
            <text:p>2.89710186766242</text:p>
          </table:table-cell>
          <table:table-cell table:style-name="ce1" office:value-type="float" office:value="3.4579698591709" calcext:value-type="float">
            <text:p>3.4579698591709</text:p>
          </table:table-cell>
          <table:table-cell table:style-name="ce1" office:value-type="float" office:value="3.76355802134075" calcext:value-type="float">
            <text:p>3.76355802134075</text:p>
          </table:table-cell>
          <table:table-cell table:style-name="ce1" office:value-type="float" office:value="4.20332791298537" calcext:value-type="float">
            <text:p>4.20332791298537</text:p>
          </table:table-cell>
          <table:table-cell table:style-name="ce1" office:value-type="float" office:value="4.46238349572829" calcext:value-type="float">
            <text:p>4.46238349572829</text:p>
          </table:table-cell>
          <table:table-cell table:style-name="ce1" office:value-type="float" office:value="4.92548239707999" calcext:value-type="float">
            <text:p>4.92548239707999</text:p>
          </table:table-cell>
          <table:table-cell table:style-name="ce1" office:value-type="float" office:value="5.1123315102633" calcext:value-type="float">
            <text:p>5.1123315102633</text:p>
          </table:table-cell>
          <table:table-cell table:style-name="ce1" office:value-type="float" office:value="5.52160491551384" calcext:value-type="float">
            <text:p>5.52160491551384</text:p>
          </table:table-cell>
          <table:table-cell table:style-name="ce1" office:value-type="float" office:value="5.37980525184871" calcext:value-type="float">
            <text:p>5.37980525184871</text:p>
          </table:table-cell>
          <table:table-cell table:style-name="ce1" office:value-type="float" office:value="5.43747216421905" calcext:value-type="float">
            <text:p>5.43747216421905</text:p>
          </table:table-cell>
          <table:table-cell table:style-name="ce1" office:value-type="float" office:value="5.47687374921451" calcext:value-type="float">
            <text:p>5.47687374921451</text:p>
          </table:table-cell>
          <table:table-cell table:style-name="ce1" office:value-type="float" office:value="5.74276404293006" calcext:value-type="float">
            <text:p>5.74276404293006</text:p>
          </table:table-cell>
          <table:table-cell table:style-name="ce1" office:value-type="float" office:value="5.49245156854605" calcext:value-type="float">
            <text:p>5.49245156854605</text:p>
          </table:table-cell>
          <table:table-cell table:style-name="ce1" office:value-type="float" office:value="5.53217965830412" calcext:value-type="float">
            <text:p>5.53217965830412</text:p>
          </table:table-cell>
          <table:table-cell table:style-name="ce1" office:value-type="float" office:value="5.37394812906596" calcext:value-type="float">
            <text:p>5.37394812906596</text:p>
          </table:table-cell>
          <table:table-cell table:style-name="ce1" office:value-type="float" office:value="5.1975050011658" calcext:value-type="float">
            <text:p>5.1975050011658</text:p>
          </table:table-cell>
          <table:table-cell table:style-name="ce1" office:value-type="float" office:value="5.23790097441053" calcext:value-type="float">
            <text:p>5.23790097441053</text:p>
          </table:table-cell>
          <table:table-cell table:style-name="ce1" office:value-type="float" office:value="4.94263909151889" calcext:value-type="float">
            <text:p>4.94263909151889</text:p>
          </table:table-cell>
          <table:table-cell table:style-name="ce1" office:value-type="float" office:value="4.9410898086036" calcext:value-type="float">
            <text:p>4.9410898086036</text:p>
          </table:table-cell>
          <table:table-cell table:style-name="ce1" office:value-type="float" office:value="5.14088581655539" calcext:value-type="float">
            <text:p>5.14088581655539</text:p>
          </table:table-cell>
          <table:table-cell table:style-name="ce1" office:value-type="float" office:value="5.84334443809339" calcext:value-type="float">
            <text:p>5.84334443809339</text:p>
          </table:table-cell>
          <table:table-cell table:style-name="ce1" office:value-type="float" office:value="5.62663465672907" calcext:value-type="float">
            <text:p>5.62663465672907</text:p>
          </table:table-cell>
          <table:table-cell table:style-name="ce1" office:value-type="float" office:value="5.79454770454204" calcext:value-type="float">
            <text:p>5.79454770454204</text:p>
          </table:table-cell>
          <table:table-cell table:style-name="ce1" office:value-type="float" office:value="5.98758891766085" calcext:value-type="float">
            <text:p>5.98758891766085</text:p>
          </table:table-cell>
          <table:table-cell table:style-name="ce1" office:value-type="float" office:value="5.59471686221274" calcext:value-type="float">
            <text:p>5.59471686221274</text:p>
          </table:table-cell>
          <table:table-cell table:style-name="ce1" office:value-type="float" office:value="5.93980776214929" calcext:value-type="float">
            <text:p>5.93980776214929</text:p>
          </table:table-cell>
          <table:table-cell table:style-name="ce1" office:value-type="float" office:value="6.13428775273842" calcext:value-type="float">
            <text:p>6.13428775273842</text:p>
          </table:table-cell>
          <table:table-cell table:style-name="ce1" office:value-type="float" office:value="5.90973306118979" calcext:value-type="float">
            <text:p>5.90973306118979</text:p>
          </table:table-cell>
          <table:table-cell table:style-name="ce1" office:value-type="float" office:value="6.36831430665937" calcext:value-type="float">
            <text:p>6.36831430665937</text:p>
          </table:table-cell>
          <table:table-cell table:style-name="ce1" office:value-type="float" office:value="6.58444474912432" calcext:value-type="float">
            <text:p>6.58444474912432</text:p>
          </table:table-cell>
          <table:table-cell table:style-name="ce1" office:value-type="float" office:value="7.07191899328031" calcext:value-type="float">
            <text:p>7.07191899328031</text:p>
          </table:table-cell>
          <table:table-cell table:style-name="ce1" office:value-type="float" office:value="7.31274002056865" calcext:value-type="float">
            <text:p>7.31274002056865</text:p>
          </table:table-cell>
          <table:table-cell table:style-name="ce1" office:value-type="float" office:value="7.30763729738843" calcext:value-type="float">
            <text:p>7.30763729738843</text:p>
          </table:table-cell>
          <table:table-cell table:style-name="ce1" office:value-type="float" office:value="7.59128078166889" calcext:value-type="float">
            <text:p>7.59128078166889</text:p>
          </table:table-cell>
          <table:table-cell table:style-name="ce1" office:value-type="float" office:value="7.61116644458348" calcext:value-type="float">
            <text:p>7.61116644458348</text:p>
          </table:table-cell>
          <table:table-cell table:style-name="ce1" office:value-type="float" office:value="7.90805068135971" calcext:value-type="float">
            <text:p>7.90805068135971</text:p>
          </table:table-cell>
          <table:table-cell table:style-name="ce1" office:value-type="float" office:value="8.09705804769438" calcext:value-type="float">
            <text:p>8.09705804769438</text:p>
          </table:table-cell>
          <table:table-cell table:style-name="ce1" office:value-type="float" office:value="7.88419571010583" calcext:value-type="float">
            <text:p>7.88419571010583</text:p>
          </table:table-cell>
          <table:table-cell table:style-name="ce1" office:value-type="float" office:value="7.92089071606499" calcext:value-type="float">
            <text:p>7.92089071606499</text:p>
          </table:table-cell>
          <table:table-cell table:style-name="ce1" office:value-type="float" office:value="7.1654518096816" calcext:value-type="float">
            <text:p>7.1654518096816</text:p>
          </table:table-cell>
          <table:table-cell table:style-name="ce1" office:value-type="float" office:value="6.21697337783496" calcext:value-type="float">
            <text:p>6.21697337783496</text:p>
          </table:table-cell>
          <table:table-cell table:style-name="ce1" office:value-type="float" office:value="5.81578652609683" calcext:value-type="float">
            <text:p>5.81578652609683</text:p>
          </table:table-cell>
          <table:table-cell table:style-name="ce1" office:value-type="float" office:value="5.79076423425033" calcext:value-type="float">
            <text:p>5.790764234250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4.9996034155833" calcext:value-type="float">
            <text:p>14.9996034155833</text:p>
          </table:table-cell>
          <table:table-cell table:style-name="ce1" office:value-type="float" office:value="12.5707931315122" calcext:value-type="float">
            <text:p>12.5707931315122</text:p>
          </table:table-cell>
          <table:table-cell table:style-name="ce1" office:value-type="float" office:value="12.5316174751148" calcext:value-type="float">
            <text:p>12.5316174751148</text:p>
          </table:table-cell>
          <table:table-cell table:style-name="ce1" office:value-type="float" office:value="11.7133960354551" calcext:value-type="float">
            <text:p>11.7133960354551</text:p>
          </table:table-cell>
          <table:table-cell table:style-name="ce1" office:value-type="float" office:value="13.2889161722923" calcext:value-type="float">
            <text:p>13.2889161722923</text:p>
          </table:table-cell>
          <table:table-cell table:style-name="ce1" office:value-type="float" office:value="13.1138806817979" calcext:value-type="float">
            <text:p>13.1138806817979</text:p>
          </table:table-cell>
          <table:table-cell table:style-name="ce1" office:value-type="float" office:value="11.9097951457123" calcext:value-type="float">
            <text:p>11.9097951457123</text:p>
          </table:table-cell>
          <table:table-cell table:style-name="ce1" office:value-type="float" office:value="11.0730852805261" calcext:value-type="float">
            <text:p>11.0730852805261</text:p>
          </table:table-cell>
          <table:table-cell table:style-name="ce1" office:value-type="float" office:value="10.8672462481702" calcext:value-type="float">
            <text:p>10.8672462481702</text:p>
          </table:table-cell>
          <table:table-cell table:style-name="ce1" office:value-type="float" office:value="11.2352009739827" calcext:value-type="float">
            <text:p>11.2352009739827</text:p>
          </table:table-cell>
          <table:table-cell table:style-name="ce1" office:value-type="float" office:value="10.8280646681408" calcext:value-type="float">
            <text:p>10.8280646681408</text:p>
          </table:table-cell>
          <table:table-cell table:style-name="ce1" office:value-type="float" office:value="12.439849130384" calcext:value-type="float">
            <text:p>12.439849130384</text:p>
          </table:table-cell>
          <table:table-cell table:style-name="ce1" office:value-type="float" office:value="12.6355473193644" calcext:value-type="float">
            <text:p>12.6355473193644</text:p>
          </table:table-cell>
          <table:table-cell table:style-name="ce1" office:value-type="float" office:value="12.3859622446532" calcext:value-type="float">
            <text:p>12.3859622446532</text:p>
          </table:table-cell>
          <table:table-cell table:style-name="ce1" office:value-type="float" office:value="12.0208529785196" calcext:value-type="float">
            <text:p>12.0208529785196</text:p>
          </table:table-cell>
          <table:table-cell table:style-name="ce1" office:value-type="float" office:value="14.0560857176955" calcext:value-type="float">
            <text:p>14.0560857176955</text:p>
          </table:table-cell>
          <table:table-cell table:style-name="ce1" office:value-type="float" office:value="13.0818344314893" calcext:value-type="float">
            <text:p>13.0818344314893</text:p>
          </table:table-cell>
          <table:table-cell table:style-name="ce1" office:value-type="float" office:value="11.0489631064469" calcext:value-type="float">
            <text:p>11.0489631064469</text:p>
          </table:table-cell>
          <table:table-cell table:style-name="ce1" office:value-type="float" office:value="13.7731966428209" calcext:value-type="float">
            <text:p>13.7731966428209</text:p>
          </table:table-cell>
          <table:table-cell table:style-name="ce1" office:value-type="float" office:value="14.0498825181421" calcext:value-type="float">
            <text:p>14.049882518142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thiopia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158922186581343" calcext:value-type="float">
            <text:p>0.015892218658134</text:p>
          </table:table-cell>
          <table:table-cell table:style-name="ce1" office:value-type="float" office:value="0.0150425225808099" calcext:value-type="float">
            <text:p>0.01504252258081</text:p>
          </table:table-cell>
          <table:table-cell table:style-name="ce1" office:value-type="float" office:value="0.017054836348528" calcext:value-type="float">
            <text:p>0.017054836348528</text:p>
          </table:table-cell>
          <table:table-cell table:style-name="ce1" office:value-type="float" office:value="0.0177199051128611" calcext:value-type="float">
            <text:p>0.017719905112861</text:p>
          </table:table-cell>
          <table:table-cell table:style-name="ce1" office:value-type="float" office:value="0.0166839194957242" calcext:value-type="float">
            <text:p>0.016683919495724</text:p>
          </table:table-cell>
          <table:table-cell table:style-name="ce1" office:value-type="float" office:value="0.0258016944495406" calcext:value-type="float">
            <text:p>0.025801694449541</text:p>
          </table:table-cell>
          <table:table-cell table:style-name="ce1" office:value-type="float" office:value="0.0321777363097543" calcext:value-type="float">
            <text:p>0.032177736309754</text:p>
          </table:table-cell>
          <table:table-cell table:style-name="ce1" office:value-type="float" office:value="0.0408827807981737" calcext:value-type="float">
            <text:p>0.040882780798174</text:p>
          </table:table-cell>
          <table:table-cell table:style-name="ce1" office:value-type="float" office:value="0.0640982586342285" calcext:value-type="float">
            <text:p>0.064098258634229</text:p>
          </table:table-cell>
          <table:table-cell table:style-name="ce1" office:value-type="float" office:value="0.0603351343993926" calcext:value-type="float">
            <text:p>0.060335134399393</text:p>
          </table:table-cell>
          <table:table-cell table:style-name="ce1" office:value-type="float" office:value="0.0582022543798084" calcext:value-type="float">
            <text:p>0.058202254379808</text:p>
          </table:table-cell>
          <table:table-cell table:style-name="ce1" office:value-type="float" office:value="0.0633188892767839" calcext:value-type="float">
            <text:p>0.063318889276784</text:p>
          </table:table-cell>
          <table:table-cell table:style-name="ce1" office:value-type="float" office:value="0.0467273161741758" calcext:value-type="float">
            <text:p>0.046727316174176</text:p>
          </table:table-cell>
          <table:table-cell table:style-name="ce1" office:value-type="float" office:value="0.056490423970973" calcext:value-type="float">
            <text:p>0.056490423970973</text:p>
          </table:table-cell>
          <table:table-cell table:style-name="ce1" office:value-type="float" office:value="0.0545641801328219" calcext:value-type="float">
            <text:p>0.054564180132822</text:p>
          </table:table-cell>
          <table:table-cell table:style-name="ce1" office:value-type="float" office:value="0.0371557962732071" calcext:value-type="float">
            <text:p>0.037155796273207</text:p>
          </table:table-cell>
          <table:table-cell table:style-name="ce1" office:value-type="float" office:value="0.0355143594252048" calcext:value-type="float">
            <text:p>0.035514359425205</text:p>
          </table:table-cell>
          <table:table-cell table:style-name="ce1" office:value-type="float" office:value="0.031200012685133" calcext:value-type="float">
            <text:p>0.031200012685133</text:p>
          </table:table-cell>
          <table:table-cell table:style-name="ce1" office:value-type="float" office:value="0.0402737098649472" calcext:value-type="float">
            <text:p>0.040273709864947</text:p>
          </table:table-cell>
          <table:table-cell table:style-name="ce1" office:value-type="float" office:value="0.0534624987141818" calcext:value-type="float">
            <text:p>0.053462498714182</text:p>
          </table:table-cell>
          <table:table-cell table:style-name="ce1" office:value-type="float" office:value="0.0517168088716524" calcext:value-type="float">
            <text:p>0.051716808871652</text:p>
          </table:table-cell>
          <table:table-cell table:style-name="ce1" office:value-type="float" office:value="0.0517132547439043" calcext:value-type="float">
            <text:p>0.051713254743904</text:p>
          </table:table-cell>
          <table:table-cell table:style-name="ce1" office:value-type="float" office:value="0.0399215112392867" calcext:value-type="float">
            <text:p>0.039921511239287</text:p>
          </table:table-cell>
          <table:table-cell table:style-name="ce1" office:value-type="float" office:value="0.0482104308235451" calcext:value-type="float">
            <text:p>0.048210430823545</text:p>
          </table:table-cell>
          <table:table-cell table:style-name="ce1" office:value-type="float" office:value="0.0421542247088084" calcext:value-type="float">
            <text:p>0.042154224708809</text:p>
          </table:table-cell>
          <table:table-cell table:style-name="ce1" office:value-type="float" office:value="0.0445155271126786" calcext:value-type="float">
            <text:p>0.044515527112679</text:p>
          </table:table-cell>
          <table:table-cell table:style-name="ce1" office:value-type="float" office:value="0.052613301658634" calcext:value-type="float">
            <text:p>0.052613301658634</text:p>
          </table:table-cell>
          <table:table-cell table:style-name="ce1" office:value-type="float" office:value="0.0593870484066344" calcext:value-type="float">
            <text:p>0.059387048406635</text:p>
          </table:table-cell>
          <table:table-cell table:style-name="ce1" office:value-type="float" office:value="0.0595261653614817" calcext:value-type="float">
            <text:p>0.059526165361482</text:p>
          </table:table-cell>
          <table:table-cell table:style-name="ce1" office:value-type="float" office:value="0.0608881662513209" calcext:value-type="float">
            <text:p>0.060888166251321</text:p>
          </table:table-cell>
          <table:table-cell table:style-name="ce1" office:value-type="float" office:value="0.0627990739514961" calcext:value-type="float">
            <text:p>0.062799073951496</text:p>
          </table:table-cell>
          <table:table-cell table:style-name="ce1" office:value-type="float" office:value="0.0599565889210737" calcext:value-type="float">
            <text:p>0.059956588921074</text:p>
          </table:table-cell>
          <table:table-cell table:style-name="ce1" office:value-type="float" office:value="0.0574892133710016" calcext:value-type="float">
            <text:p>0.057489213371002</text:p>
          </table:table-cell>
          <table:table-cell table:style-name="ce1" office:value-type="float" office:value="0.0566390884436395" calcext:value-type="float">
            <text:p>0.05663908844364</text:p>
          </table:table-cell>
          <table:table-cell table:style-name="ce1" office:value-type="float" office:value="0.0532500175150985" calcext:value-type="float">
            <text:p>0.053250017515099</text:p>
          </table:table-cell>
          <table:table-cell table:style-name="ce1" office:value-type="float" office:value="0.0374790175890075" calcext:value-type="float">
            <text:p>0.037479017589008</text:p>
          </table:table-cell>
          <table:table-cell table:style-name="ce1" office:value-type="float" office:value="0.0633756646095682" calcext:value-type="float">
            <text:p>0.063375664609568</text:p>
          </table:table-cell>
          <table:table-cell table:style-name="ce1" office:value-type="float" office:value="0.0701564462039676" calcext:value-type="float">
            <text:p>0.070156446203968</text:p>
          </table:table-cell>
          <table:table-cell table:style-name="ce1" office:value-type="float" office:value="0.0801145992841978" calcext:value-type="float">
            <text:p>0.080114599284198</text:p>
          </table:table-cell>
          <table:table-cell table:style-name="ce1" office:value-type="float" office:value="0.0784525851143888" calcext:value-type="float">
            <text:p>0.078452585114389</text:p>
          </table:table-cell>
          <table:table-cell table:style-name="ce1" office:value-type="float" office:value="0.0875859937938646" calcext:value-type="float">
            <text:p>0.087585993793865</text:p>
          </table:table-cell>
          <table:table-cell table:style-name="ce1" office:value-type="float" office:value="0.0629993849674488" calcext:value-type="float">
            <text:p>0.062999384967449</text:p>
          </table:table-cell>
          <table:table-cell table:style-name="ce1" office:value-type="float" office:value="0.063659603896341" calcext:value-type="float">
            <text:p>0.063659603896341</text:p>
          </table:table-cell>
          <table:table-cell table:style-name="ce1" office:value-type="float" office:value="0.0682952727298833" calcext:value-type="float">
            <text:p>0.068295272729883</text:p>
          </table:table-cell>
          <table:table-cell table:style-name="ce1" office:value-type="float" office:value="0.0703801230741165" calcext:value-type="float">
            <text:p>0.070380123074117</text:p>
          </table:table-cell>
          <table:table-cell table:style-name="ce1" office:value-type="float" office:value="0.065960442395694" calcext:value-type="float">
            <text:p>0.065960442395694</text:p>
          </table:table-cell>
          <table:table-cell table:style-name="ce1" office:value-type="float" office:value="0.0688357088448153" calcext:value-type="float">
            <text:p>0.068835708844815</text:p>
          </table:table-cell>
          <table:table-cell table:style-name="ce1" office:value-type="float" office:value="0.0731206218150113" calcext:value-type="float">
            <text:p>0.073120621815011</text:p>
          </table:table-cell>
          <table:table-cell table:style-name="ce1" office:value-type="float" office:value="0.0766683805248575" calcext:value-type="float">
            <text:p>0.076668380524858</text:p>
          </table:table-cell>
          <table:table-cell table:style-name="ce1" office:value-type="float" office:value="0.0769062318149991" calcext:value-type="float">
            <text:p>0.076906231814999</text:p>
          </table:table-cell>
          <table:table-cell table:style-name="ce1" office:value-type="float" office:value="0.0755915700878468" calcext:value-type="float">
            <text:p>0.075591570087847</text:p>
          </table:table-cell>
          <table:table-cell table:style-name="ce1" office:value-type="float" office:value="0.0839431166461619" calcext:value-type="float">
            <text:p>0.08394311664616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uropean Union</text:p>
          </table:table-cell>
          <table:table-cell table:style-name="ce1" office:value-type="string" calcext:value-type="string">
            <text:p>EU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5.76282921702225" calcext:value-type="float">
            <text:p>5.76282921702225</text:p>
          </table:table-cell>
          <table:table-cell table:style-name="ce1" office:value-type="float" office:value="5.92297588405147" calcext:value-type="float">
            <text:p>5.92297588405147</text:p>
          </table:table-cell>
          <table:table-cell table:style-name="ce1" office:value-type="float" office:value="6.21007820303274" calcext:value-type="float">
            <text:p>6.21007820303274</text:p>
          </table:table-cell>
          <table:table-cell table:style-name="ce1" office:value-type="float" office:value="6.57475555761263" calcext:value-type="float">
            <text:p>6.57475555761263</text:p>
          </table:table-cell>
          <table:table-cell table:style-name="ce1" office:value-type="float" office:value="6.79106277933031" calcext:value-type="float">
            <text:p>6.79106277933031</text:p>
          </table:table-cell>
          <table:table-cell table:style-name="ce1" office:value-type="float" office:value="6.96305890608313" calcext:value-type="float">
            <text:p>6.96305890608313</text:p>
          </table:table-cell>
          <table:table-cell table:style-name="ce1" office:value-type="float" office:value="7.11684930041458" calcext:value-type="float">
            <text:p>7.11684930041458</text:p>
          </table:table-cell>
          <table:table-cell table:style-name="ce1" office:value-type="float" office:value="7.22545795387749" calcext:value-type="float">
            <text:p>7.22545795387749</text:p>
          </table:table-cell>
          <table:table-cell table:style-name="ce1" office:value-type="float" office:value="7.59318631568753" calcext:value-type="float">
            <text:p>7.59318631568753</text:p>
          </table:table-cell>
          <table:table-cell table:style-name="ce1" office:value-type="float" office:value="8.007198525767" calcext:value-type="float">
            <text:p>8.007198525767</text:p>
          </table:table-cell>
          <table:table-cell table:style-name="ce1" office:value-type="float" office:value="8.49174022224587" calcext:value-type="float">
            <text:p>8.49174022224587</text:p>
          </table:table-cell>
          <table:table-cell table:style-name="ce1" office:value-type="float" office:value="8.65766302205425" calcext:value-type="float">
            <text:p>8.65766302205425</text:p>
          </table:table-cell>
          <table:table-cell table:style-name="ce1" office:value-type="float" office:value="8.94542247585905" calcext:value-type="float">
            <text:p>8.94542247585905</text:p>
          </table:table-cell>
          <table:table-cell table:style-name="ce1" office:value-type="float" office:value="9.34746576626539" calcext:value-type="float">
            <text:p>9.34746576626539</text:p>
          </table:table-cell>
          <table:table-cell table:style-name="ce1" office:value-type="float" office:value="9.16149906296718" calcext:value-type="float">
            <text:p>9.16149906296718</text:p>
          </table:table-cell>
          <table:table-cell table:style-name="ce1" office:value-type="float" office:value="8.94291342969237" calcext:value-type="float">
            <text:p>8.94291342969237</text:p>
          </table:table-cell>
          <table:table-cell table:style-name="ce1" office:value-type="float" office:value="9.48347053698311" calcext:value-type="float">
            <text:p>9.48347053698311</text:p>
          </table:table-cell>
          <table:table-cell table:style-name="ce1" office:value-type="float" office:value="9.40913913411751" calcext:value-type="float">
            <text:p>9.40913913411751</text:p>
          </table:table-cell>
          <table:table-cell table:style-name="ce1" office:value-type="float" office:value="9.67660743567028" calcext:value-type="float">
            <text:p>9.67660743567028</text:p>
          </table:table-cell>
          <table:table-cell table:style-name="ce1" office:value-type="float" office:value="10.0501660461077" calcext:value-type="float">
            <text:p>10.0501660461077</text:p>
          </table:table-cell>
          <table:table-cell table:style-name="ce1" office:value-type="float" office:value="9.7318296279247" calcext:value-type="float">
            <text:p>9.7318296279247</text:p>
          </table:table-cell>
          <table:table-cell table:style-name="ce1" office:value-type="float" office:value="9.153993847584" calcext:value-type="float">
            <text:p>9.153993847584</text:p>
          </table:table-cell>
          <table:table-cell table:style-name="ce1" office:value-type="float" office:value="8.92786259197364" calcext:value-type="float">
            <text:p>8.92786259197364</text:p>
          </table:table-cell>
          <table:table-cell table:style-name="ce1" office:value-type="float" office:value="8.77944480447246" calcext:value-type="float">
            <text:p>8.77944480447246</text:p>
          </table:table-cell>
          <table:table-cell table:style-name="ce1" office:value-type="float" office:value="8.70147208172491" calcext:value-type="float">
            <text:p>8.70147208172491</text:p>
          </table:table-cell>
          <table:table-cell table:style-name="ce1" office:value-type="float" office:value="8.90377075523502" calcext:value-type="float">
            <text:p>8.90377075523502</text:p>
          </table:table-cell>
          <table:table-cell table:style-name="ce1" office:value-type="float" office:value="8.85815719658565" calcext:value-type="float">
            <text:p>8.85815719658565</text:p>
          </table:table-cell>
          <table:table-cell table:style-name="ce1" office:value-type="float" office:value="9.00087714298342" calcext:value-type="float">
            <text:p>9.00087714298342</text:p>
          </table:table-cell>
          <table:table-cell table:style-name="ce1" office:value-type="float" office:value="8.85426411481126" calcext:value-type="float">
            <text:p>8.85426411481126</text:p>
          </table:table-cell>
          <table:table-cell table:style-name="ce1" office:value-type="float" office:value="9.07678101455715" calcext:value-type="float">
            <text:p>9.07678101455715</text:p>
          </table:table-cell>
          <table:table-cell table:style-name="ce1" office:value-type="float" office:value="8.53921731955546" calcext:value-type="float">
            <text:p>8.53921731955546</text:p>
          </table:table-cell>
          <table:table-cell table:style-name="ce1" office:value-type="float" office:value="8.58139229421055" calcext:value-type="float">
            <text:p>8.58139229421055</text:p>
          </table:table-cell>
          <table:table-cell table:style-name="ce1" office:value-type="float" office:value="8.30322701631483" calcext:value-type="float">
            <text:p>8.30322701631483</text:p>
          </table:table-cell>
          <table:table-cell table:style-name="ce1" office:value-type="float" office:value="8.16238527543695" calcext:value-type="float">
            <text:p>8.16238527543695</text:p>
          </table:table-cell>
          <table:table-cell table:style-name="ce1" office:value-type="float" office:value="8.03641516271781" calcext:value-type="float">
            <text:p>8.03641516271781</text:p>
          </table:table-cell>
          <table:table-cell table:style-name="ce1" office:value-type="float" office:value="8.13877986982306" calcext:value-type="float">
            <text:p>8.13877986982306</text:p>
          </table:table-cell>
          <table:table-cell table:style-name="ce1" office:value-type="float" office:value="8.35493186119451" calcext:value-type="float">
            <text:p>8.35493186119451</text:p>
          </table:table-cell>
          <table:table-cell table:style-name="ce1" office:value-type="float" office:value="8.14758284155606" calcext:value-type="float">
            <text:p>8.14758284155606</text:p>
          </table:table-cell>
          <table:table-cell table:style-name="ce1" office:value-type="float" office:value="8.16090482535025" calcext:value-type="float">
            <text:p>8.16090482535025</text:p>
          </table:table-cell>
          <table:table-cell table:style-name="ce1" office:value-type="float" office:value="7.99202289211159" calcext:value-type="float">
            <text:p>7.99202289211159</text:p>
          </table:table-cell>
          <table:table-cell table:style-name="ce1" office:value-type="float" office:value="8.0046603975708" calcext:value-type="float">
            <text:p>8.0046603975708</text:p>
          </table:table-cell>
          <table:table-cell table:style-name="ce1" office:value-type="float" office:value="8.16126625482613" calcext:value-type="float">
            <text:p>8.16126625482613</text:p>
          </table:table-cell>
          <table:table-cell table:style-name="ce1" office:value-type="float" office:value="8.07596254856571" calcext:value-type="float">
            <text:p>8.07596254856571</text:p>
          </table:table-cell>
          <table:table-cell table:style-name="ce1" office:value-type="float" office:value="8.20990409458851" calcext:value-type="float">
            <text:p>8.20990409458851</text:p>
          </table:table-cell>
          <table:table-cell table:style-name="ce1" office:value-type="float" office:value="8.19795523749529" calcext:value-type="float">
            <text:p>8.19795523749529</text:p>
          </table:table-cell>
          <table:table-cell table:style-name="ce1" office:value-type="float" office:value="8.13163588849594" calcext:value-type="float">
            <text:p>8.13163588849594</text:p>
          </table:table-cell>
          <table:table-cell table:style-name="ce1" office:value-type="float" office:value="8.13740952510419" calcext:value-type="float">
            <text:p>8.13740952510419</text:p>
          </table:table-cell>
          <table:table-cell table:style-name="ce1" office:value-type="float" office:value="8.00989801532188" calcext:value-type="float">
            <text:p>8.00989801532188</text:p>
          </table:table-cell>
          <table:table-cell table:style-name="ce1" office:value-type="float" office:value="7.81217620208929" calcext:value-type="float">
            <text:p>7.81217620208929</text:p>
          </table:table-cell>
          <table:table-cell table:style-name="ce1" office:value-type="float" office:value="7.18034509854947" calcext:value-type="float">
            <text:p>7.18034509854947</text:p>
          </table:table-cell>
          <table:table-cell table:style-name="ce1" office:value-type="float" office:value="7.35386545530661" calcext:value-type="float">
            <text:p>7.35386545530661</text:p>
          </table:table-cell>
          <table:table-cell table:style-name="ce1" office:value-type="float" office:value="7.07005399187901" calcext:value-type="float">
            <text:p>7.070053991879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ragile and conflict affected situations</text:p>
          </table:table-cell>
          <table:table-cell table:style-name="ce1" office:value-type="string" calcext:value-type="string">
            <text:p>FC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74430038645422" calcext:value-type="float">
            <text:p>0.274430038645422</text:p>
          </table:table-cell>
          <table:table-cell table:style-name="ce1" office:value-type="float" office:value="0.264562980807005" calcext:value-type="float">
            <text:p>0.264562980807005</text:p>
          </table:table-cell>
          <table:table-cell table:style-name="ce1" office:value-type="float" office:value="0.281053970084101" calcext:value-type="float">
            <text:p>0.281053970084101</text:p>
          </table:table-cell>
          <table:table-cell table:style-name="ce1" office:value-type="float" office:value="0.281452102623231" calcext:value-type="float">
            <text:p>0.281452102623231</text:p>
          </table:table-cell>
          <table:table-cell table:style-name="ce1" office:value-type="float" office:value="0.28522831067371" calcext:value-type="float">
            <text:p>0.28522831067371</text:p>
          </table:table-cell>
          <table:table-cell table:style-name="ce1" office:value-type="float" office:value="0.375803997785964" calcext:value-type="float">
            <text:p>0.375803997785964</text:p>
          </table:table-cell>
          <table:table-cell table:style-name="ce1" office:value-type="float" office:value="0.46019034762275" calcext:value-type="float">
            <text:p>0.46019034762275</text:p>
          </table:table-cell>
          <table:table-cell table:style-name="ce1" office:value-type="float" office:value="0.499796239913189" calcext:value-type="float">
            <text:p>0.499796239913189</text:p>
          </table:table-cell>
          <table:table-cell table:style-name="ce1" office:value-type="float" office:value="0.666105529452932" calcext:value-type="float">
            <text:p>0.666105529452932</text:p>
          </table:table-cell>
          <table:table-cell table:style-name="ce1" office:value-type="float" office:value="0.693960078590377" calcext:value-type="float">
            <text:p>0.693960078590377</text:p>
          </table:table-cell>
          <table:table-cell table:style-name="ce1" office:value-type="float" office:value="0.667982286439774" calcext:value-type="float">
            <text:p>0.667982286439774</text:p>
          </table:table-cell>
          <table:table-cell table:style-name="ce1" office:value-type="float" office:value="0.64702734992636" calcext:value-type="float">
            <text:p>0.64702734992636</text:p>
          </table:table-cell>
          <table:table-cell table:style-name="ce1" office:value-type="float" office:value="0.585299895838909" calcext:value-type="float">
            <text:p>0.585299895838909</text:p>
          </table:table-cell>
          <table:table-cell table:style-name="ce1" office:value-type="float" office:value="0.594262885381791" calcext:value-type="float">
            <text:p>0.594262885381791</text:p>
          </table:table-cell>
          <table:table-cell table:style-name="ce1" office:value-type="float" office:value="0.56782757182638" calcext:value-type="float">
            <text:p>0.56782757182638</text:p>
          </table:table-cell>
          <table:table-cell table:style-name="ce1" office:value-type="float" office:value="0.575084941544198" calcext:value-type="float">
            <text:p>0.575084941544198</text:p>
          </table:table-cell>
          <table:table-cell table:style-name="ce1" office:value-type="float" office:value="0.711637537942393" calcext:value-type="float">
            <text:p>0.711637537942393</text:p>
          </table:table-cell>
          <table:table-cell table:style-name="ce1" office:value-type="float" office:value="0.678899151133929" calcext:value-type="float">
            <text:p>0.678899151133929</text:p>
          </table:table-cell>
          <table:table-cell table:style-name="ce1" office:value-type="float" office:value="0.664540141493122" calcext:value-type="float">
            <text:p>0.664540141493122</text:p>
          </table:table-cell>
          <table:table-cell table:style-name="ce1" office:value-type="float" office:value="0.784238646517141" calcext:value-type="float">
            <text:p>0.784238646517141</text:p>
          </table:table-cell>
          <table:table-cell table:style-name="ce1" office:value-type="float" office:value="0.727320536517088" calcext:value-type="float">
            <text:p>0.727320536517088</text:p>
          </table:table-cell>
          <table:table-cell table:style-name="ce1" office:value-type="float" office:value="0.673022089543771" calcext:value-type="float">
            <text:p>0.673022089543771</text:p>
          </table:table-cell>
          <table:table-cell table:style-name="ce1" office:value-type="float" office:value="0.654203765331935" calcext:value-type="float">
            <text:p>0.654203765331935</text:p>
          </table:table-cell>
          <table:table-cell table:style-name="ce1" office:value-type="float" office:value="0.710779827739355" calcext:value-type="float">
            <text:p>0.710779827739355</text:p>
          </table:table-cell>
          <table:table-cell table:style-name="ce1" office:value-type="float" office:value="0.723332755029806" calcext:value-type="float">
            <text:p>0.723332755029806</text:p>
          </table:table-cell>
          <table:table-cell table:style-name="ce1" office:value-type="float" office:value="0.751980995649977" calcext:value-type="float">
            <text:p>0.751980995649977</text:p>
          </table:table-cell>
          <table:table-cell table:style-name="ce1" office:value-type="float" office:value="0.770628346932199" calcext:value-type="float">
            <text:p>0.770628346932199</text:p>
          </table:table-cell>
          <table:table-cell table:style-name="ce1" office:value-type="float" office:value="0.800928786532113" calcext:value-type="float">
            <text:p>0.800928786532113</text:p>
          </table:table-cell>
          <table:table-cell table:style-name="ce1" office:value-type="float" office:value="0.88044163682947" calcext:value-type="float">
            <text:p>0.88044163682947</text:p>
          </table:table-cell>
          <table:table-cell table:style-name="ce1" office:value-type="float" office:value="0.872108257011611" calcext:value-type="float">
            <text:p>0.872108257011611</text:p>
          </table:table-cell>
          <table:table-cell table:style-name="ce1" office:value-type="float" office:value="0.758718399175407" calcext:value-type="float">
            <text:p>0.758718399175407</text:p>
          </table:table-cell>
          <table:table-cell table:style-name="ce1" office:value-type="float" office:value="0.766015599670227" calcext:value-type="float">
            <text:p>0.766015599670227</text:p>
          </table:table-cell>
          <table:table-cell table:style-name="ce1" office:value-type="float" office:value="0.800885853343367" calcext:value-type="float">
            <text:p>0.800885853343367</text:p>
          </table:table-cell>
          <table:table-cell table:style-name="ce1" office:value-type="float" office:value="0.787843336173657" calcext:value-type="float">
            <text:p>0.787843336173657</text:p>
          </table:table-cell>
          <table:table-cell table:style-name="ce1" office:value-type="float" office:value="0.838242776414841" calcext:value-type="float">
            <text:p>0.838242776414841</text:p>
          </table:table-cell>
          <table:table-cell table:style-name="ce1" office:value-type="float" office:value="0.825532732657564" calcext:value-type="float">
            <text:p>0.825532732657564</text:p>
          </table:table-cell>
          <table:table-cell table:style-name="ce1" office:value-type="float" office:value="0.792909500620902" calcext:value-type="float">
            <text:p>0.792909500620902</text:p>
          </table:table-cell>
          <table:table-cell table:style-name="ce1" office:value-type="float" office:value="0.786281686021601" calcext:value-type="float">
            <text:p>0.786281686021601</text:p>
          </table:table-cell>
          <table:table-cell table:style-name="ce1" office:value-type="float" office:value="0.807404013891413" calcext:value-type="float">
            <text:p>0.807404013891413</text:p>
          </table:table-cell>
          <table:table-cell table:style-name="ce1" office:value-type="float" office:value="0.804615058182207" calcext:value-type="float">
            <text:p>0.804615058182207</text:p>
          </table:table-cell>
          <table:table-cell table:style-name="ce1" office:value-type="float" office:value="0.797258811480239" calcext:value-type="float">
            <text:p>0.797258811480239</text:p>
          </table:table-cell>
          <table:table-cell table:style-name="ce1" office:value-type="float" office:value="0.817066191582022" calcext:value-type="float">
            <text:p>0.817066191582022</text:p>
          </table:table-cell>
          <table:table-cell table:style-name="ce1" office:value-type="float" office:value="0.778084962797284" calcext:value-type="float">
            <text:p>0.778084962797284</text:p>
          </table:table-cell>
          <table:table-cell table:style-name="ce1" office:value-type="float" office:value="0.82649212026176" calcext:value-type="float">
            <text:p>0.82649212026176</text:p>
          </table:table-cell>
          <table:table-cell table:style-name="ce1" office:value-type="float" office:value="0.887934693418927" calcext:value-type="float">
            <text:p>0.887934693418927</text:p>
          </table:table-cell>
          <table:table-cell table:style-name="ce1" office:value-type="float" office:value="0.874031369902163" calcext:value-type="float">
            <text:p>0.874031369902163</text:p>
          </table:table-cell>
          <table:table-cell table:style-name="ce1" office:value-type="float" office:value="0.830409890592549" calcext:value-type="float">
            <text:p>0.830409890592549</text:p>
          </table:table-cell>
          <table:table-cell table:style-name="ce1" office:value-type="float" office:value="0.751949073491528" calcext:value-type="float">
            <text:p>0.751949073491528</text:p>
          </table:table-cell>
          <table:table-cell table:style-name="ce1" office:value-type="float" office:value="0.831165542041583" calcext:value-type="float">
            <text:p>0.831165542041583</text:p>
          </table:table-cell>
          <table:table-cell table:style-name="ce1" office:value-type="float" office:value="0.865539521378416" calcext:value-type="float">
            <text:p>0.865539521378416</text:p>
          </table:table-cell>
          <table:table-cell table:style-name="ce1" office:value-type="float" office:value="0.880163093120591" calcext:value-type="float">
            <text:p>0.880163093120591</text:p>
          </table:table-cell>
          <table:table-cell table:style-name="ce1" office:value-type="float" office:value="0.8586288462196" calcext:value-type="float">
            <text:p>0.858628846219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40984672774319" calcext:value-type="float">
            <text:p>3.40984672774319</text:p>
          </table:table-cell>
          <table:table-cell table:style-name="ce1" office:value-type="float" office:value="3.34887721488768" calcext:value-type="float">
            <text:p>3.34887721488768</text:p>
          </table:table-cell>
          <table:table-cell table:style-name="ce1" office:value-type="float" office:value="3.74256736643435" calcext:value-type="float">
            <text:p>3.74256736643435</text:p>
          </table:table-cell>
          <table:table-cell table:style-name="ce1" office:value-type="float" office:value="4.27963090737334" calcext:value-type="float">
            <text:p>4.27963090737334</text:p>
          </table:table-cell>
          <table:table-cell table:style-name="ce1" office:value-type="float" office:value="5.02418994390072" calcext:value-type="float">
            <text:p>5.02418994390072</text:p>
          </table:table-cell>
          <table:table-cell table:style-name="ce1" office:value-type="float" office:value="5.54983706317549" calcext:value-type="float">
            <text:p>5.54983706317549</text:p>
          </table:table-cell>
          <table:table-cell table:style-name="ce1" office:value-type="float" office:value="6.44405024461516" calcext:value-type="float">
            <text:p>6.44405024461516</text:p>
          </table:table-cell>
          <table:table-cell table:style-name="ce1" office:value-type="float" office:value="6.21338658857288" calcext:value-type="float">
            <text:p>6.21338658857288</text:p>
          </table:table-cell>
          <table:table-cell table:style-name="ce1" office:value-type="float" office:value="7.20089013889426" calcext:value-type="float">
            <text:p>7.20089013889426</text:p>
          </table:table-cell>
          <table:table-cell table:style-name="ce1" office:value-type="float" office:value="8.204342329931" calcext:value-type="float">
            <text:p>8.204342329931</text:p>
          </table:table-cell>
          <table:table-cell table:style-name="ce1" office:value-type="float" office:value="8.76964388174735" calcext:value-type="float">
            <text:p>8.76964388174735</text:p>
          </table:table-cell>
          <table:table-cell table:style-name="ce1" office:value-type="float" office:value="8.79913224362571" calcext:value-type="float">
            <text:p>8.79913224362571</text:p>
          </table:table-cell>
          <table:table-cell table:style-name="ce1" office:value-type="float" office:value="9.51830728004247" calcext:value-type="float">
            <text:p>9.51830728004247</text:p>
          </table:table-cell>
          <table:table-cell table:style-name="ce1" office:value-type="float" office:value="10.5842903284362" calcext:value-type="float">
            <text:p>10.5842903284362</text:p>
          </table:table-cell>
          <table:table-cell table:style-name="ce1" office:value-type="float" office:value="9.95206770002989" calcext:value-type="float">
            <text:p>9.95206770002989</text:p>
          </table:table-cell>
          <table:table-cell table:style-name="ce1" office:value-type="float" office:value="9.78501774404428" calcext:value-type="float">
            <text:p>9.78501774404428</text:p>
          </table:table-cell>
          <table:table-cell table:style-name="ce1" office:value-type="float" office:value="10.8512429152813" calcext:value-type="float">
            <text:p>10.8512429152813</text:p>
          </table:table-cell>
          <table:table-cell table:style-name="ce1" office:value-type="float" office:value="10.5972997542469" calcext:value-type="float">
            <text:p>10.5972997542469</text:p>
          </table:table-cell>
          <table:table-cell table:style-name="ce1" office:value-type="float" office:value="10.9233904566159" calcext:value-type="float">
            <text:p>10.9233904566159</text:p>
          </table:table-cell>
          <table:table-cell table:style-name="ce1" office:value-type="float" office:value="11.4034573078207" calcext:value-type="float">
            <text:p>11.4034573078207</text:p>
          </table:table-cell>
          <table:table-cell table:style-name="ce1" office:value-type="float" office:value="12.1866725528739" calcext:value-type="float">
            <text:p>12.1866725528739</text:p>
          </table:table-cell>
          <table:table-cell table:style-name="ce1" office:value-type="float" office:value="10.7314031938573" calcext:value-type="float">
            <text:p>10.7314031938573</text:p>
          </table:table-cell>
          <table:table-cell table:style-name="ce1" office:value-type="float" office:value="8.92566418469036" calcext:value-type="float">
            <text:p>8.92566418469036</text:p>
          </table:table-cell>
          <table:table-cell table:style-name="ce1" office:value-type="float" office:value="8.56224665538254" calcext:value-type="float">
            <text:p>8.56224665538254</text:p>
          </table:table-cell>
          <table:table-cell table:style-name="ce1" office:value-type="float" office:value="8.6555809400748" calcext:value-type="float">
            <text:p>8.6555809400748</text:p>
          </table:table-cell>
          <table:table-cell table:style-name="ce1" office:value-type="float" office:value="10.131326182539" calcext:value-type="float">
            <text:p>10.131326182539</text:p>
          </table:table-cell>
          <table:table-cell table:style-name="ce1" office:value-type="float" office:value="10.8433328846555" calcext:value-type="float">
            <text:p>10.8433328846555</text:p>
          </table:table-cell>
          <table:table-cell table:style-name="ce1" office:value-type="float" office:value="11.6899438639304" calcext:value-type="float">
            <text:p>11.6899438639304</text:p>
          </table:table-cell>
          <table:table-cell table:style-name="ce1" office:value-type="float" office:value="10.549939846125" calcext:value-type="float">
            <text:p>10.549939846125</text:p>
          </table:table-cell>
          <table:table-cell table:style-name="ce1" office:value-type="float" office:value="10.5924355774377" calcext:value-type="float">
            <text:p>10.5924355774377</text:p>
          </table:table-cell>
          <table:table-cell table:style-name="ce1" office:value-type="float" office:value="10.3771689611267" calcext:value-type="float">
            <text:p>10.3771689611267</text:p>
          </table:table-cell>
          <table:table-cell table:style-name="ce1" office:value-type="float" office:value="10.7104772086307" calcext:value-type="float">
            <text:p>10.7104772086307</text:p>
          </table:table-cell>
          <table:table-cell table:style-name="ce1" office:value-type="float" office:value="9.41552108769709" calcext:value-type="float">
            <text:p>9.41552108769709</text:p>
          </table:table-cell>
          <table:table-cell table:style-name="ce1" office:value-type="float" office:value="9.94837506441891" calcext:value-type="float">
            <text:p>9.94837506441891</text:p>
          </table:table-cell>
          <table:table-cell table:style-name="ce1" office:value-type="float" office:value="11.2460279230939" calcext:value-type="float">
            <text:p>11.2460279230939</text:p>
          </table:table-cell>
          <table:table-cell table:style-name="ce1" office:value-type="float" office:value="10.3201433496679" calcext:value-type="float">
            <text:p>10.3201433496679</text:p>
          </table:table-cell>
          <table:table-cell table:style-name="ce1" office:value-type="float" office:value="11.9586361634423" calcext:value-type="float">
            <text:p>11.9586361634423</text:p>
          </table:table-cell>
          <table:table-cell table:style-name="ce1" office:value-type="float" office:value="11.6605782092227" calcext:value-type="float">
            <text:p>11.6605782092227</text:p>
          </table:table-cell>
          <table:table-cell table:style-name="ce1" office:value-type="float" office:value="11.0582844894866" calcext:value-type="float">
            <text:p>11.0582844894866</text:p>
          </table:table-cell>
          <table:table-cell table:style-name="ce1" office:value-type="float" office:value="10.7295164006246" calcext:value-type="float">
            <text:p>10.7295164006246</text:p>
          </table:table-cell>
          <table:table-cell table:style-name="ce1" office:value-type="float" office:value="10.1284741400511" calcext:value-type="float">
            <text:p>10.1284741400511</text:p>
          </table:table-cell>
          <table:table-cell table:style-name="ce1" office:value-type="float" office:value="10.996742102171" calcext:value-type="float">
            <text:p>10.996742102171</text:p>
          </table:table-cell>
          <table:table-cell table:style-name="ce1" office:value-type="float" office:value="11.8606758299719" calcext:value-type="float">
            <text:p>11.8606758299719</text:p>
          </table:table-cell>
          <table:table-cell table:style-name="ce1" office:value-type="float" office:value="13.2610969393138" calcext:value-type="float">
            <text:p>13.2610969393138</text:p>
          </table:table-cell>
          <table:table-cell table:style-name="ce1" office:value-type="float" office:value="12.8326749770283" calcext:value-type="float">
            <text:p>12.8326749770283</text:p>
          </table:table-cell>
          <table:table-cell table:style-name="ce1" office:value-type="float" office:value="10.4164380522202" calcext:value-type="float">
            <text:p>10.4164380522202</text:p>
          </table:table-cell>
          <table:table-cell table:style-name="ce1" office:value-type="float" office:value="12.5706384483281" calcext:value-type="float">
            <text:p>12.5706384483281</text:p>
          </table:table-cell>
          <table:table-cell table:style-name="ce1" office:value-type="float" office:value="12.0984818632864" calcext:value-type="float">
            <text:p>12.0984818632864</text:p>
          </table:table-cell>
          <table:table-cell table:style-name="ce1" office:value-type="float" office:value="10.6516521721783" calcext:value-type="float">
            <text:p>10.6516521721783</text:p>
          </table:table-cell>
          <table:table-cell table:style-name="ce1" office:value-type="float" office:value="9.95862851902584" calcext:value-type="float">
            <text:p>9.95862851902584</text:p>
          </table:table-cell>
          <table:table-cell table:style-name="ce1" office:value-type="float" office:value="11.5308402282752" calcext:value-type="float">
            <text:p>11.5308402282752</text:p>
          </table:table-cell>
          <table:table-cell table:style-name="ce1" office:value-type="float" office:value="10.1640460986379" calcext:value-type="float">
            <text:p>10.164046098637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94050327543387" calcext:value-type="float">
            <text:p>0.494050327543387</text:p>
          </table:table-cell>
          <table:table-cell table:style-name="ce1" office:value-type="float" office:value="0.414297363146933" calcext:value-type="float">
            <text:p>0.414297363146933</text:p>
          </table:table-cell>
          <table:table-cell table:style-name="ce1" office:value-type="float" office:value="0.547993718807522" calcext:value-type="float">
            <text:p>0.547993718807522</text:p>
          </table:table-cell>
          <table:table-cell table:style-name="ce1" office:value-type="float" office:value="0.554831639951583" calcext:value-type="float">
            <text:p>0.554831639951583</text:p>
          </table:table-cell>
          <table:table-cell table:style-name="ce1" office:value-type="float" office:value="0.944322591530285" calcext:value-type="float">
            <text:p>0.944322591530285</text:p>
          </table:table-cell>
          <table:table-cell table:style-name="ce1" office:value-type="float" office:value="0.743069388036664" calcext:value-type="float">
            <text:p>0.743069388036664</text:p>
          </table:table-cell>
          <table:table-cell table:style-name="ce1" office:value-type="float" office:value="0.677464525569512" calcext:value-type="float">
            <text:p>0.677464525569512</text:p>
          </table:table-cell>
          <table:table-cell table:style-name="ce1" office:value-type="float" office:value="0.729024350752494" calcext:value-type="float">
            <text:p>0.729024350752494</text:p>
          </table:table-cell>
          <table:table-cell table:style-name="ce1" office:value-type="float" office:value="0.793839085805002" calcext:value-type="float">
            <text:p>0.793839085805002</text:p>
          </table:table-cell>
          <table:table-cell table:style-name="ce1" office:value-type="float" office:value="0.849010809188104" calcext:value-type="float">
            <text:p>0.849010809188104</text:p>
          </table:table-cell>
          <table:table-cell table:style-name="ce1" office:value-type="float" office:value="1.00035540767181" calcext:value-type="float">
            <text:p>1.00035540767181</text:p>
          </table:table-cell>
          <table:table-cell table:style-name="ce1" office:value-type="float" office:value="1.03470459987848" calcext:value-type="float">
            <text:p>1.03470459987848</text:p>
          </table:table-cell>
          <table:table-cell table:style-name="ce1" office:value-type="float" office:value="1.06738072736183" calcext:value-type="float">
            <text:p>1.06738072736183</text:p>
          </table:table-cell>
          <table:table-cell table:style-name="ce1" office:value-type="float" office:value="1.13826701966581" calcext:value-type="float">
            <text:p>1.13826701966581</text:p>
          </table:table-cell>
          <table:table-cell table:style-name="ce1" office:value-type="float" office:value="1.18690770553215" calcext:value-type="float">
            <text:p>1.18690770553215</text:p>
          </table:table-cell>
          <table:table-cell table:style-name="ce1" office:value-type="float" office:value="1.0811631101368" calcext:value-type="float">
            <text:p>1.0811631101368</text:p>
          </table:table-cell>
          <table:table-cell table:style-name="ce1" office:value-type="float" office:value="0.823872427122002" calcext:value-type="float">
            <text:p>0.823872427122002</text:p>
          </table:table-cell>
          <table:table-cell table:style-name="ce1" office:value-type="float" office:value="1.2810576707708" calcext:value-type="float">
            <text:p>1.2810576707708</text:p>
          </table:table-cell>
          <table:table-cell table:style-name="ce1" office:value-type="float" office:value="1.16747408705699" calcext:value-type="float">
            <text:p>1.16747408705699</text:p>
          </table:table-cell>
          <table:table-cell table:style-name="ce1" office:value-type="float" office:value="1.35106614044769" calcext:value-type="float">
            <text:p>1.35106614044769</text:p>
          </table:table-cell>
          <table:table-cell table:style-name="ce1" office:value-type="float" office:value="1.25262728726687" calcext:value-type="float">
            <text:p>1.25262728726687</text:p>
          </table:table-cell>
          <table:table-cell table:style-name="ce1" office:value-type="float" office:value="1.66180715469685" calcext:value-type="float">
            <text:p>1.66180715469685</text:p>
          </table:table-cell>
          <table:table-cell table:style-name="ce1" office:value-type="float" office:value="1.25673155780639" calcext:value-type="float">
            <text:p>1.25673155780639</text:p>
          </table:table-cell>
          <table:table-cell table:style-name="ce1" office:value-type="float" office:value="1.04329803950749" calcext:value-type="float">
            <text:p>1.04329803950749</text:p>
          </table:table-cell>
          <table:table-cell table:style-name="ce1" office:value-type="float" office:value="0.832497579836828" calcext:value-type="float">
            <text:p>0.832497579836828</text:p>
          </table:table-cell>
          <table:table-cell table:style-name="ce1" office:value-type="float" office:value="0.814129721511446" calcext:value-type="float">
            <text:p>0.814129721511446</text:p>
          </table:table-cell>
          <table:table-cell table:style-name="ce1" office:value-type="float" office:value="0.842052305482723" calcext:value-type="float">
            <text:p>0.842052305482723</text:p>
          </table:table-cell>
          <table:table-cell table:style-name="ce1" office:value-type="float" office:value="0.660514738993384" calcext:value-type="float">
            <text:p>0.660514738993384</text:p>
          </table:table-cell>
          <table:table-cell table:style-name="ce1" office:value-type="float" office:value="0.765947175198293" calcext:value-type="float">
            <text:p>0.765947175198293</text:p>
          </table:table-cell>
          <table:table-cell table:style-name="ce1" office:value-type="float" office:value="0.870415553445649" calcext:value-type="float">
            <text:p>0.870415553445649</text:p>
          </table:table-cell>
          <table:table-cell table:style-name="ce1" office:value-type="float" office:value="1.12230554495722" calcext:value-type="float">
            <text:p>1.12230554495722</text:p>
          </table:table-cell>
          <table:table-cell table:style-name="ce1" office:value-type="float" office:value="0.917411882757805" calcext:value-type="float">
            <text:p>0.917411882757805</text:p>
          </table:table-cell>
          <table:table-cell table:style-name="ce1" office:value-type="float" office:value="0.97026999438575" calcext:value-type="float">
            <text:p>0.97026999438575</text:p>
          </table:table-cell>
          <table:table-cell table:style-name="ce1" office:value-type="float" office:value="1.0102142448452" calcext:value-type="float">
            <text:p>1.0102142448452</text:p>
          </table:table-cell>
          <table:table-cell table:style-name="ce1" office:value-type="float" office:value="1.06801268438196" calcext:value-type="float">
            <text:p>1.06801268438196</text:p>
          </table:table-cell>
          <table:table-cell table:style-name="ce1" office:value-type="float" office:value="1.12067213584045" calcext:value-type="float">
            <text:p>1.12067213584045</text:p>
          </table:table-cell>
          <table:table-cell table:style-name="ce1" office:value-type="float" office:value="1.14056335478706" calcext:value-type="float">
            <text:p>1.14056335478706</text:p>
          </table:table-cell>
          <table:table-cell table:style-name="ce1" office:value-type="float" office:value="0.929631876537947" calcext:value-type="float">
            <text:p>0.929631876537947</text:p>
          </table:table-cell>
          <table:table-cell table:style-name="ce1" office:value-type="float" office:value="0.87973470412863" calcext:value-type="float">
            <text:p>0.87973470412863</text:p>
          </table:table-cell>
          <table:table-cell table:style-name="ce1" office:value-type="float" office:value="0.995758182949904" calcext:value-type="float">
            <text:p>0.995758182949904</text:p>
          </table:table-cell>
          <table:table-cell table:style-name="ce1" office:value-type="float" office:value="1.06679914154308" calcext:value-type="float">
            <text:p>1.06679914154308</text:p>
          </table:table-cell>
          <table:table-cell table:style-name="ce1" office:value-type="float" office:value="1.36913223165871" calcext:value-type="float">
            <text:p>1.36913223165871</text:p>
          </table:table-cell>
          <table:table-cell table:style-name="ce1" office:value-type="float" office:value="1.02499108118148" calcext:value-type="float">
            <text:p>1.02499108118148</text:p>
          </table:table-cell>
          <table:table-cell table:style-name="ce1" office:value-type="float" office:value="1.05525050635174" calcext:value-type="float">
            <text:p>1.05525050635174</text:p>
          </table:table-cell>
          <table:table-cell table:style-name="ce1" office:value-type="float" office:value="1.38461059075829" calcext:value-type="float">
            <text:p>1.38461059075829</text:p>
          </table:table-cell>
          <table:table-cell table:style-name="ce1" office:value-type="float" office:value="1.65988172592539" calcext:value-type="float">
            <text:p>1.65988172592539</text:p>
          </table:table-cell>
          <table:table-cell table:style-name="ce1" office:value-type="float" office:value="1.64427537195277" calcext:value-type="float">
            <text:p>1.64427537195277</text:p>
          </table:table-cell>
          <table:table-cell table:style-name="ce1" office:value-type="float" office:value="1.44091795061631" calcext:value-type="float">
            <text:p>1.44091795061631</text:p>
          </table:table-cell>
          <table:table-cell table:style-name="ce1" office:value-type="float" office:value="1.27857012402663" calcext:value-type="float">
            <text:p>1.27857012402663</text:p>
          </table:table-cell>
          <table:table-cell table:style-name="ce1" office:value-type="float" office:value="0.994392231532634" calcext:value-type="float">
            <text:p>0.994392231532634</text:p>
          </table:table-cell>
          <table:table-cell table:style-name="ce1" office:value-type="float" office:value="1.50525959588442" calcext:value-type="float">
            <text:p>1.50525959588442</text:p>
          </table:table-cell>
          <table:table-cell table:style-name="ce1" office:value-type="float" office:value="1.42481324805984" calcext:value-type="float">
            <text:p>1.4248132480598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5.79350794502963" calcext:value-type="float">
            <text:p>5.79350794502963</text:p>
          </table:table-cell>
          <table:table-cell table:style-name="ce1" office:value-type="float" office:value="5.92713046381042" calcext:value-type="float">
            <text:p>5.92713046381042</text:p>
          </table:table-cell>
          <table:table-cell table:style-name="ce1" office:value-type="float" office:value="6.20757823898508" calcext:value-type="float">
            <text:p>6.20757823898508</text:p>
          </table:table-cell>
          <table:table-cell table:style-name="ce1" office:value-type="float" office:value="6.84414978542602" calcext:value-type="float">
            <text:p>6.84414978542602</text:p>
          </table:table-cell>
          <table:table-cell table:style-name="ce1" office:value-type="float" office:value="6.98295700354562" calcext:value-type="float">
            <text:p>6.98295700354562</text:p>
          </table:table-cell>
          <table:table-cell table:style-name="ce1" office:value-type="float" office:value="7.03370195539425" calcext:value-type="float">
            <text:p>7.03370195539425</text:p>
          </table:table-cell>
          <table:table-cell table:style-name="ce1" office:value-type="float" office:value="6.8747650826292" calcext:value-type="float">
            <text:p>6.8747650826292</text:p>
          </table:table-cell>
          <table:table-cell table:style-name="ce1" office:value-type="float" office:value="7.30642215990367" calcext:value-type="float">
            <text:p>7.30642215990367</text:p>
          </table:table-cell>
          <table:table-cell table:style-name="ce1" office:value-type="float" office:value="7.50119402713789" calcext:value-type="float">
            <text:p>7.50119402713789</text:p>
          </table:table-cell>
          <table:table-cell table:style-name="ce1" office:value-type="float" office:value="8.00297877968777" calcext:value-type="float">
            <text:p>8.00297877968777</text:p>
          </table:table-cell>
          <table:table-cell table:style-name="ce1" office:value-type="float" office:value="8.43686823287245" calcext:value-type="float">
            <text:p>8.43686823287245</text:p>
          </table:table-cell>
          <table:table-cell table:style-name="ce1" office:value-type="float" office:value="8.81155981961349" calcext:value-type="float">
            <text:p>8.81155981961349</text:p>
          </table:table-cell>
          <table:table-cell table:style-name="ce1" office:value-type="float" office:value="9.077342139504" calcext:value-type="float">
            <text:p>9.077342139504</text:p>
          </table:table-cell>
          <table:table-cell table:style-name="ce1" office:value-type="float" office:value="9.66668052611929" calcext:value-type="float">
            <text:p>9.66668052611929</text:p>
          </table:table-cell>
          <table:table-cell table:style-name="ce1" office:value-type="float" office:value="9.26223066909249" calcext:value-type="float">
            <text:p>9.26223066909249</text:p>
          </table:table-cell>
          <table:table-cell table:style-name="ce1" office:value-type="float" office:value="8.23775277464255" calcext:value-type="float">
            <text:p>8.23775277464255</text:p>
          </table:table-cell>
          <table:table-cell table:style-name="ce1" office:value-type="float" office:value="9.2700486398493" calcext:value-type="float">
            <text:p>9.2700486398493</text:p>
          </table:table-cell>
          <table:table-cell table:style-name="ce1" office:value-type="float" office:value="8.78046381611491" calcext:value-type="float">
            <text:p>8.78046381611491</text:p>
          </table:table-cell>
          <table:table-cell table:style-name="ce1" office:value-type="float" office:value="9.20614423006489" calcext:value-type="float">
            <text:p>9.20614423006489</text:p>
          </table:table-cell>
          <table:table-cell table:style-name="ce1" office:value-type="float" office:value="9.59821753416987" calcext:value-type="float">
            <text:p>9.59821753416987</text:p>
          </table:table-cell>
          <table:table-cell table:style-name="ce1" office:value-type="float" office:value="9.13185393730071" calcext:value-type="float">
            <text:p>9.13185393730071</text:p>
          </table:table-cell>
          <table:table-cell table:style-name="ce1" office:value-type="float" office:value="8.18015517769423" calcext:value-type="float">
            <text:p>8.18015517769423</text:p>
          </table:table-cell>
          <table:table-cell table:style-name="ce1" office:value-type="float" office:value="7.82140477351014" calcext:value-type="float">
            <text:p>7.82140477351014</text:p>
          </table:table-cell>
          <table:table-cell table:style-name="ce1" office:value-type="float" office:value="7.52548753047833" calcext:value-type="float">
            <text:p>7.52548753047833</text:p>
          </table:table-cell>
          <table:table-cell table:style-name="ce1" office:value-type="float" office:value="7.17792325441858" calcext:value-type="float">
            <text:p>7.17792325441858</text:p>
          </table:table-cell>
          <table:table-cell table:style-name="ce1" office:value-type="float" office:value="7.05828444435023" calcext:value-type="float">
            <text:p>7.05828444435023</text:p>
          </table:table-cell>
          <table:table-cell table:style-name="ce1" office:value-type="float" office:value="6.74945253322656" calcext:value-type="float">
            <text:p>6.74945253322656</text:p>
          </table:table-cell>
          <table:table-cell table:style-name="ce1" office:value-type="float" office:value="6.56706620966338" calcext:value-type="float">
            <text:p>6.56706620966338</text:p>
          </table:table-cell>
          <table:table-cell table:style-name="ce1" office:value-type="float" office:value="6.43551950925926" calcext:value-type="float">
            <text:p>6.43551950925926</text:p>
          </table:table-cell>
          <table:table-cell table:style-name="ce1" office:value-type="float" office:value="6.71418073708574" calcext:value-type="float">
            <text:p>6.71418073708574</text:p>
          </table:table-cell>
          <table:table-cell table:style-name="ce1" office:value-type="float" office:value="6.41966818615165" calcext:value-type="float">
            <text:p>6.41966818615165</text:p>
          </table:table-cell>
          <table:table-cell table:style-name="ce1" office:value-type="float" office:value="6.67062439189859" calcext:value-type="float">
            <text:p>6.67062439189859</text:p>
          </table:table-cell>
          <table:table-cell table:style-name="ce1" office:value-type="float" office:value="6.21601293675903" calcext:value-type="float">
            <text:p>6.21601293675903</text:p>
          </table:table-cell>
          <table:table-cell table:style-name="ce1" office:value-type="float" office:value="6.08832235889881" calcext:value-type="float">
            <text:p>6.08832235889881</text:p>
          </table:table-cell>
          <table:table-cell table:style-name="ce1" office:value-type="float" office:value="5.6987986487276" calcext:value-type="float">
            <text:p>5.6987986487276</text:p>
          </table:table-cell>
          <table:table-cell table:style-name="ce1" office:value-type="float" office:value="5.86337914980879" calcext:value-type="float">
            <text:p>5.86337914980879</text:p>
          </table:table-cell>
          <table:table-cell table:style-name="ce1" office:value-type="float" office:value="6.28052423323725" calcext:value-type="float">
            <text:p>6.28052423323725</text:p>
          </table:table-cell>
          <table:table-cell table:style-name="ce1" office:value-type="float" office:value="5.861894898586" calcext:value-type="float">
            <text:p>5.861894898586</text:p>
          </table:table-cell>
          <table:table-cell table:style-name="ce1" office:value-type="float" office:value="6.34492849875065" calcext:value-type="float">
            <text:p>6.34492849875065</text:p>
          </table:table-cell>
          <table:table-cell table:style-name="ce1" office:value-type="float" office:value="6.17325995304043" calcext:value-type="float">
            <text:p>6.17325995304043</text:p>
          </table:table-cell>
          <table:table-cell table:style-name="ce1" office:value-type="float" office:value="5.97682641417858" calcext:value-type="float">
            <text:p>5.97682641417858</text:p>
          </table:table-cell>
          <table:table-cell table:style-name="ce1" office:value-type="float" office:value="6.21204812176703" calcext:value-type="float">
            <text:p>6.21204812176703</text:p>
          </table:table-cell>
          <table:table-cell table:style-name="ce1" office:value-type="float" office:value="6.1310218917103" calcext:value-type="float">
            <text:p>6.1310218917103</text:p>
          </table:table-cell>
          <table:table-cell table:style-name="ce1" office:value-type="float" office:value="6.20666459913396" calcext:value-type="float">
            <text:p>6.20666459913396</text:p>
          </table:table-cell>
          <table:table-cell table:style-name="ce1" office:value-type="float" office:value="6.19411440864021" calcext:value-type="float">
            <text:p>6.19411440864021</text:p>
          </table:table-cell>
          <table:table-cell table:style-name="ce1" office:value-type="float" office:value="6.18161046149315" calcext:value-type="float">
            <text:p>6.18161046149315</text:p>
          </table:table-cell>
          <table:table-cell table:style-name="ce1" office:value-type="float" office:value="5.99589372288961" calcext:value-type="float">
            <text:p>5.99589372288961</text:p>
          </table:table-cell>
          <table:table-cell table:style-name="ce1" office:value-type="float" office:value="5.85654740768939" calcext:value-type="float">
            <text:p>5.85654740768939</text:p>
          </table:table-cell>
          <table:table-cell table:style-name="ce1" office:value-type="float" office:value="5.77452192225583" calcext:value-type="float">
            <text:p>5.77452192225583</text:p>
          </table:table-cell>
          <table:table-cell table:style-name="ce1" office:value-type="float" office:value="5.51140538887853" calcext:value-type="float">
            <text:p>5.51140538887853</text:p>
          </table:table-cell>
          <table:table-cell table:style-name="ce1" office:value-type="float" office:value="5.49670665548453" calcext:value-type="float">
            <text:p>5.49670665548453</text:p>
          </table:table-cell>
          <table:table-cell table:style-name="ce1" office:value-type="float" office:value="5.18504342392799" calcext:value-type="float">
            <text:p>5.1850434239279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aroe Islands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71225121111306" calcext:value-type="float">
            <text:p>1.71225121111306</text:p>
          </table:table-cell>
          <table:table-cell table:style-name="ce1" office:value-type="float" office:value="3.2731644111719" calcext:value-type="float">
            <text:p>3.2731644111719</text:p>
          </table:table-cell>
          <table:table-cell table:style-name="ce1" office:value-type="float" office:value="3.33809347708588" calcext:value-type="float">
            <text:p>3.33809347708588</text:p>
          </table:table-cell>
          <table:table-cell table:style-name="ce1" office:value-type="float" office:value="3.50711673699015" calcext:value-type="float">
            <text:p>3.50711673699015</text:p>
          </table:table-cell>
          <table:table-cell table:style-name="ce1" office:value-type="float" office:value="3.36646636621599" calcext:value-type="float">
            <text:p>3.36646636621599</text:p>
          </table:table-cell>
          <table:table-cell table:style-name="ce1" office:value-type="float" office:value="3.73123779666144" calcext:value-type="float">
            <text:p>3.73123779666144</text:p>
          </table:table-cell>
          <table:table-cell table:style-name="ce1" office:value-type="float" office:value="3.78616454733181" calcext:value-type="float">
            <text:p>3.78616454733181</text:p>
          </table:table-cell>
          <table:table-cell table:style-name="ce1" office:value-type="float" office:value="4.52740351065543" calcext:value-type="float">
            <text:p>4.52740351065543</text:p>
          </table:table-cell>
          <table:table-cell table:style-name="ce1" office:value-type="float" office:value="4.86107428813829" calcext:value-type="float">
            <text:p>4.86107428813829</text:p>
          </table:table-cell>
          <table:table-cell table:style-name="ce1" office:value-type="float" office:value="5.57294832826748" calcext:value-type="float">
            <text:p>5.57294832826748</text:p>
          </table:table-cell>
          <table:table-cell table:style-name="ce1" office:value-type="float" office:value="6.65224039184181" calcext:value-type="float">
            <text:p>6.65224039184181</text:p>
          </table:table-cell>
          <table:table-cell table:style-name="ce1" office:value-type="float" office:value="6.67873175486751" calcext:value-type="float">
            <text:p>6.67873175486751</text:p>
          </table:table-cell>
          <table:table-cell table:style-name="ce1" office:value-type="float" office:value="5.96260162601626" calcext:value-type="float">
            <text:p>5.96260162601626</text:p>
          </table:table-cell>
          <table:table-cell table:style-name="ce1" office:value-type="float" office:value="6.36840250685862" calcext:value-type="float">
            <text:p>6.36840250685862</text:p>
          </table:table-cell>
          <table:table-cell table:style-name="ce1" office:value-type="float" office:value="7.495612723103" calcext:value-type="float">
            <text:p>7.495612723103</text:p>
          </table:table-cell>
          <table:table-cell table:style-name="ce1" office:value-type="float" office:value="8.59545017148215" calcext:value-type="float">
            <text:p>8.59545017148215</text:p>
          </table:table-cell>
          <table:table-cell table:style-name="ce1" office:value-type="float" office:value="8.05462000292869" calcext:value-type="float">
            <text:p>8.05462000292869</text:p>
          </table:table-cell>
          <table:table-cell table:style-name="ce1" office:value-type="float" office:value="9.82066253287331" calcext:value-type="float">
            <text:p>9.82066253287331</text:p>
          </table:table-cell>
          <table:table-cell table:style-name="ce1" office:value-type="float" office:value="9.52898965336385" calcext:value-type="float">
            <text:p>9.52898965336385</text:p>
          </table:table-cell>
          <table:table-cell table:style-name="ce1" office:value-type="float" office:value="11.3115051332768" calcext:value-type="float">
            <text:p>11.3115051332768</text:p>
          </table:table-cell>
          <table:table-cell table:style-name="ce1" office:value-type="float" office:value="9.8048128342246" calcext:value-type="float">
            <text:p>9.8048128342246</text:p>
          </table:table-cell>
          <table:table-cell table:style-name="ce1" office:value-type="float" office:value="10.1021602883445" calcext:value-type="float">
            <text:p>10.1021602883445</text:p>
          </table:table-cell>
          <table:table-cell table:style-name="ce1" office:value-type="float" office:value="10.3928126062805" calcext:value-type="float">
            <text:p>10.3928126062805</text:p>
          </table:table-cell>
          <table:table-cell table:style-name="ce1" office:value-type="float" office:value="10.9202883947964" calcext:value-type="float">
            <text:p>10.9202883947964</text:p>
          </table:table-cell>
          <table:table-cell table:style-name="ce1" office:value-type="float" office:value="11.0239395212096" calcext:value-type="float">
            <text:p>11.0239395212096</text:p>
          </table:table-cell>
          <table:table-cell table:style-name="ce1" office:value-type="float" office:value="11.2793848167539" calcext:value-type="float">
            <text:p>11.2793848167539</text:p>
          </table:table-cell>
          <table:table-cell table:style-name="ce1" office:value-type="float" office:value="10.5670415689985" calcext:value-type="float">
            <text:p>10.5670415689985</text:p>
          </table:table-cell>
          <table:table-cell table:style-name="ce1" office:value-type="float" office:value="10.567275501123" calcext:value-type="float">
            <text:p>10.567275501123</text:p>
          </table:table-cell>
          <table:table-cell table:style-name="ce1" office:value-type="float" office:value="11.0495720772563" calcext:value-type="float">
            <text:p>11.0495720772563</text:p>
          </table:table-cell>
          <table:table-cell table:style-name="ce1" office:value-type="float" office:value="12.0441949901258" calcext:value-type="float">
            <text:p>12.0441949901258</text:p>
          </table:table-cell>
          <table:table-cell table:style-name="ce1" office:value-type="float" office:value="12.9789094543108" calcext:value-type="float">
            <text:p>12.9789094543108</text:p>
          </table:table-cell>
          <table:table-cell table:style-name="ce1" office:value-type="float" office:value="12.5079799553628" calcext:value-type="float">
            <text:p>12.5079799553628</text:p>
          </table:table-cell>
          <table:table-cell table:style-name="ce1" office:value-type="float" office:value="12.9912612187057" calcext:value-type="float">
            <text:p>12.9912612187057</text:p>
          </table:table-cell>
          <table:table-cell table:style-name="ce1" office:value-type="float" office:value="14.6676776334586" calcext:value-type="float">
            <text:p>14.6676776334586</text:p>
          </table:table-cell>
          <table:table-cell table:style-name="ce1" office:value-type="float" office:value="13.1551569506726" calcext:value-type="float">
            <text:p>13.1551569506726</text:p>
          </table:table-cell>
          <table:table-cell table:style-name="ce1" office:value-type="float" office:value="15.632916846187" calcext:value-type="float">
            <text:p>15.632916846187</text:p>
          </table:table-cell>
          <table:table-cell table:style-name="ce1" office:value-type="float" office:value="13.8091694834509" calcext:value-type="float">
            <text:p>13.8091694834509</text:p>
          </table:table-cell>
          <table:table-cell table:style-name="ce1" office:value-type="float" office:value="13.3594350866935" calcext:value-type="float">
            <text:p>13.3594350866935</text:p>
          </table:table-cell>
          <table:table-cell table:style-name="ce1" office:value-type="float" office:value="13.9769534193148" calcext:value-type="float">
            <text:p>13.9769534193148</text:p>
          </table:table-cell>
          <table:table-cell table:style-name="ce1" office:value-type="float" office:value="13.9155980109919" calcext:value-type="float">
            <text:p>13.9155980109919</text:p>
          </table:table-cell>
          <table:table-cell table:style-name="ce1" office:value-type="float" office:value="14.8285904798778" calcext:value-type="float">
            <text:p>14.8285904798778</text:p>
          </table:table-cell>
          <table:table-cell table:style-name="ce1" office:value-type="float" office:value="16.2242831617459" calcext:value-type="float">
            <text:p>16.2242831617459</text:p>
          </table:table-cell>
          <table:table-cell table:style-name="ce1" office:value-type="float" office:value="15.4556183090281" calcext:value-type="float">
            <text:p>15.4556183090281</text:p>
          </table:table-cell>
          <table:table-cell table:style-name="ce1" office:value-type="float" office:value="15.646030285284" calcext:value-type="float">
            <text:p>15.646030285284</text:p>
          </table:table-cell>
          <table:table-cell table:style-name="ce1" office:value-type="float" office:value="15.932540589984" calcext:value-type="float">
            <text:p>15.932540589984</text:p>
          </table:table-cell>
          <table:table-cell table:style-name="ce1" office:value-type="float" office:value="14.9450524442973" calcext:value-type="float">
            <text:p>14.9450524442973</text:p>
          </table:table-cell>
          <table:table-cell table:style-name="ce1" office:value-type="float" office:value="13.9860839088754" calcext:value-type="float">
            <text:p>13.9860839088754</text:p>
          </table:table-cell>
          <table:table-cell table:style-name="ce1" office:value-type="float" office:value="14.1853947612091" calcext:value-type="float">
            <text:p>14.1853947612091</text:p>
          </table:table-cell>
          <table:table-cell table:style-name="ce1" office:value-type="float" office:value="12.9701207098645" calcext:value-type="float">
            <text:p>12.9701207098645</text:p>
          </table:table-cell>
          <table:table-cell table:style-name="ce1" office:value-type="float" office:value="11.8429021043754" calcext:value-type="float">
            <text:p>11.8429021043754</text:p>
          </table:table-cell>
          <table:table-cell table:style-name="ce1" office:value-type="float" office:value="12.9866781971297" calcext:value-type="float">
            <text:p>12.9866781971297</text:p>
          </table:table-cell>
          <table:table-cell table:style-name="ce1" office:value-type="float" office:value="11.7212117462674" calcext:value-type="float">
            <text:p>11.721211746267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icronesia, Fed. Sts.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7" table:style-name="ce1" office:value-type="string" calcext:value-type="string">
            <text:p>null</text:p>
          </table:table-cell>
          <table:table-cell table:style-name="ce1" office:value-type="float" office:value="0.709702689252207" calcext:value-type="float">
            <text:p>0.709702689252207</text:p>
          </table:table-cell>
          <table:table-cell table:style-name="ce1" office:value-type="float" office:value="0.745352747699472" calcext:value-type="float">
            <text:p>0.745352747699472</text:p>
          </table:table-cell>
          <table:table-cell table:style-name="ce1" office:value-type="float" office:value="1.0884535470466" calcext:value-type="float">
            <text:p>1.0884535470466</text:p>
          </table:table-cell>
          <table:table-cell table:style-name="ce1" office:value-type="float" office:value="1.2629526203109" calcext:value-type="float">
            <text:p>1.2629526203109</text:p>
          </table:table-cell>
          <table:table-cell table:style-name="ce1" office:value-type="float" office:value="1.64239992535224" calcext:value-type="float">
            <text:p>1.64239992535224</text:p>
          </table:table-cell>
          <table:table-cell table:style-name="ce1" office:value-type="float" office:value="1.37105895329164" calcext:value-type="float">
            <text:p>1.37105895329164</text:p>
          </table:table-cell>
          <table:table-cell table:style-name="ce1" office:value-type="float" office:value="1.37320251647693" calcext:value-type="float">
            <text:p>1.37320251647693</text:p>
          </table:table-cell>
          <table:table-cell table:style-name="ce1" office:value-type="float" office:value="1.3763077644851" calcext:value-type="float">
            <text:p>1.3763077644851</text:p>
          </table:table-cell>
          <table:table-cell table:style-name="ce1" office:value-type="float" office:value="1.13948473605906" calcext:value-type="float">
            <text:p>1.13948473605906</text:p>
          </table:table-cell>
          <table:table-cell table:style-name="ce1" office:value-type="float" office:value="1.17976911430734" calcext:value-type="float">
            <text:p>1.17976911430734</text:p>
          </table:table-cell>
          <table:table-cell table:style-name="ce1" office:value-type="float" office:value="1.36099162542825" calcext:value-type="float">
            <text:p>1.36099162542825</text:p>
          </table:table-cell>
          <table:table-cell table:style-name="ce1" office:value-type="float" office:value="1.1583103606708" calcext:value-type="float">
            <text:p>1.1583103606708</text:p>
          </table:table-cell>
          <table:table-cell table:style-name="ce1" office:value-type="float" office:value="1.62255076422889" calcext:value-type="float">
            <text:p>1.62255076422889</text:p>
          </table:table-cell>
          <table:table-cell table:style-name="ce1" office:value-type="float" office:value="1.16784566537025" calcext:value-type="float">
            <text:p>1.16784566537025</text:p>
          </table:table-cell>
          <table:table-cell table:style-name="ce1" office:value-type="float" office:value="1.24033592330589" calcext:value-type="float">
            <text:p>1.2403359233058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abon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64452942673016" calcext:value-type="float">
            <text:p>0.264452942673016</text:p>
          </table:table-cell>
          <table:table-cell table:style-name="ce1" office:value-type="float" office:value="0.327297718644754" calcext:value-type="float">
            <text:p>0.327297718644754</text:p>
          </table:table-cell>
          <table:table-cell table:style-name="ce1" office:value-type="float" office:value="0.172630373122325" calcext:value-type="float">
            <text:p>0.172630373122325</text:p>
          </table:table-cell>
          <table:table-cell table:style-name="ce1" office:value-type="float" office:value="0.142057450558816" calcext:value-type="float">
            <text:p>0.142057450558816</text:p>
          </table:table-cell>
          <table:table-cell table:style-name="ce1" office:value-type="float" office:value="0.36404457486068" calcext:value-type="float">
            <text:p>0.36404457486068</text:p>
          </table:table-cell>
          <table:table-cell table:style-name="ce1" office:value-type="float" office:value="0.406287557839072" calcext:value-type="float">
            <text:p>0.406287557839072</text:p>
          </table:table-cell>
          <table:table-cell table:style-name="ce1" office:value-type="float" office:value="0.702902156804199" calcext:value-type="float">
            <text:p>0.702902156804199</text:p>
          </table:table-cell>
          <table:table-cell table:style-name="ce1" office:value-type="float" office:value="1.82744493336391" calcext:value-type="float">
            <text:p>1.82744493336391</text:p>
          </table:table-cell>
          <table:table-cell table:style-name="ce1" office:value-type="float" office:value="3.46690452712422" calcext:value-type="float">
            <text:p>3.46690452712422</text:p>
          </table:table-cell>
          <table:table-cell table:style-name="ce1" office:value-type="float" office:value="2.48012848676905" calcext:value-type="float">
            <text:p>2.48012848676905</text:p>
          </table:table-cell>
          <table:table-cell table:style-name="ce1" office:value-type="float" office:value="3.52955251398447" calcext:value-type="float">
            <text:p>3.52955251398447</text:p>
          </table:table-cell>
          <table:table-cell table:style-name="ce1" office:value-type="float" office:value="4.72898656216867" calcext:value-type="float">
            <text:p>4.72898656216867</text:p>
          </table:table-cell>
          <table:table-cell table:style-name="ce1" office:value-type="float" office:value="4.46765525688721" calcext:value-type="float">
            <text:p>4.46765525688721</text:p>
          </table:table-cell>
          <table:table-cell table:style-name="ce1" office:value-type="float" office:value="8.50667680608365" calcext:value-type="float">
            <text:p>8.50667680608365</text:p>
          </table:table-cell>
          <table:table-cell table:style-name="ce1" office:value-type="float" office:value="8.56417759014421" calcext:value-type="float">
            <text:p>8.56417759014421</text:p>
          </table:table-cell>
          <table:table-cell table:style-name="ce1" office:value-type="float" office:value="8.26278437293661" calcext:value-type="float">
            <text:p>8.26278437293661</text:p>
          </table:table-cell>
          <table:table-cell table:style-name="ce1" office:value-type="float" office:value="8.6016008460711" calcext:value-type="float">
            <text:p>8.6016008460711</text:p>
          </table:table-cell>
          <table:table-cell table:style-name="ce1" office:value-type="float" office:value="9.302746373673" calcext:value-type="float">
            <text:p>9.302746373673</text:p>
          </table:table-cell>
          <table:table-cell table:style-name="ce1" office:value-type="float" office:value="10.8838116458961" calcext:value-type="float">
            <text:p>10.8838116458961</text:p>
          </table:table-cell>
          <table:table-cell table:style-name="ce1" office:value-type="float" office:value="9.49289713636824" calcext:value-type="float">
            <text:p>9.49289713636824</text:p>
          </table:table-cell>
          <table:table-cell table:style-name="ce1" office:value-type="float" office:value="9.09753348007653" calcext:value-type="float">
            <text:p>9.09753348007653</text:p>
          </table:table-cell>
          <table:table-cell table:style-name="ce1" office:value-type="float" office:value="8.79480011182555" calcext:value-type="float">
            <text:p>8.79480011182555</text:p>
          </table:table-cell>
          <table:table-cell table:style-name="ce1" office:value-type="float" office:value="8.54984762677231" calcext:value-type="float">
            <text:p>8.54984762677231</text:p>
          </table:table-cell>
          <table:table-cell table:style-name="ce1" office:value-type="float" office:value="7.01234534959219" calcext:value-type="float">
            <text:p>7.01234534959219</text:p>
          </table:table-cell>
          <table:table-cell table:style-name="ce1" office:value-type="float" office:value="7.41942090465395" calcext:value-type="float">
            <text:p>7.41942090465395</text:p>
          </table:table-cell>
          <table:table-cell table:style-name="ce1" office:value-type="float" office:value="7.61150403991852" calcext:value-type="float">
            <text:p>7.61150403991852</text:p>
          </table:table-cell>
          <table:table-cell table:style-name="ce1" office:value-type="float" office:value="5.82480402420053" calcext:value-type="float">
            <text:p>5.82480402420053</text:p>
          </table:table-cell>
          <table:table-cell table:style-name="ce1" office:value-type="float" office:value="4.5875293798332" calcext:value-type="float">
            <text:p>4.5875293798332</text:p>
          </table:table-cell>
          <table:table-cell table:style-name="ce1" office:value-type="float" office:value="4.80812403699279" calcext:value-type="float">
            <text:p>4.80812403699279</text:p>
          </table:table-cell>
          <table:table-cell table:style-name="ce1" office:value-type="float" office:value="6.22874921221435" calcext:value-type="float">
            <text:p>6.22874921221435</text:p>
          </table:table-cell>
          <table:table-cell table:style-name="ce1" office:value-type="float" office:value="5.08691031630768" calcext:value-type="float">
            <text:p>5.08691031630768</text:p>
          </table:table-cell>
          <table:table-cell table:style-name="ce1" office:value-type="float" office:value="1.51065471882501" calcext:value-type="float">
            <text:p>1.51065471882501</text:p>
          </table:table-cell>
          <table:table-cell table:style-name="ce1" office:value-type="float" office:value="2.12077567345346" calcext:value-type="float">
            <text:p>2.12077567345346</text:p>
          </table:table-cell>
          <table:table-cell table:style-name="ce1" office:value-type="float" office:value="3.18217825430161" calcext:value-type="float">
            <text:p>3.18217825430161</text:p>
          </table:table-cell>
          <table:table-cell table:style-name="ce1" office:value-type="float" office:value="3.16602951942378" calcext:value-type="float">
            <text:p>3.16602951942378</text:p>
          </table:table-cell>
          <table:table-cell table:style-name="ce1" office:value-type="float" office:value="3.55072718553747" calcext:value-type="float">
            <text:p>3.55072718553747</text:p>
          </table:table-cell>
          <table:table-cell table:style-name="ce1" office:value-type="float" office:value="3.17073691405076" calcext:value-type="float">
            <text:p>3.17073691405076</text:p>
          </table:table-cell>
          <table:table-cell table:style-name="ce1" office:value-type="float" office:value="3.10007973157038" calcext:value-type="float">
            <text:p>3.10007973157038</text:p>
          </table:table-cell>
          <table:table-cell table:style-name="ce1" office:value-type="float" office:value="1.39101144475302" calcext:value-type="float">
            <text:p>1.39101144475302</text:p>
          </table:table-cell>
          <table:table-cell table:style-name="ce1" office:value-type="float" office:value="1.19548374434054" calcext:value-type="float">
            <text:p>1.19548374434054</text:p>
          </table:table-cell>
          <table:table-cell table:style-name="ce1" office:value-type="float" office:value="0.854557841026091" calcext:value-type="float">
            <text:p>0.854557841026091</text:p>
          </table:table-cell>
          <table:table-cell table:style-name="ce1" office:value-type="float" office:value="1.41392614454534" calcext:value-type="float">
            <text:p>1.41392614454534</text:p>
          </table:table-cell>
          <table:table-cell table:style-name="ce1" office:value-type="float" office:value="1.37954238003339" calcext:value-type="float">
            <text:p>1.37954238003339</text:p>
          </table:table-cell>
          <table:table-cell table:style-name="ce1" office:value-type="float" office:value="1.09334546196664" calcext:value-type="float">
            <text:p>1.09334546196664</text:p>
          </table:table-cell>
          <table:table-cell table:style-name="ce1" office:value-type="float" office:value="1.37425010612056" calcext:value-type="float">
            <text:p>1.37425010612056</text:p>
          </table:table-cell>
          <table:table-cell table:style-name="ce1" office:value-type="float" office:value="1.57828952000215" calcext:value-type="float">
            <text:p>1.57828952000215</text:p>
          </table:table-cell>
          <table:table-cell table:style-name="ce1" office:value-type="float" office:value="1.47833517871845" calcext:value-type="float">
            <text:p>1.47833517871845</text:p>
          </table:table-cell>
          <table:table-cell table:style-name="ce1" office:value-type="float" office:value="1.38189897716847" calcext:value-type="float">
            <text:p>1.38189897716847</text:p>
          </table:table-cell>
          <table:table-cell table:style-name="ce1" office:value-type="float" office:value="1.3958945296358" calcext:value-type="float">
            <text:p>1.3958945296358</text:p>
          </table:table-cell>
          <table:table-cell table:style-name="ce1" office:value-type="float" office:value="1.42308289351133" calcext:value-type="float">
            <text:p>1.42308289351133</text:p>
          </table:table-cell>
          <table:table-cell table:style-name="ce1" office:value-type="float" office:value="1.45544562160816" calcext:value-type="float">
            <text:p>1.45544562160816</text:p>
          </table:table-cell>
          <table:table-cell table:style-name="ce1" office:value-type="float" office:value="1.41816574927503" calcext:value-type="float">
            <text:p>1.4181657492750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nited Kingdom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1.1507591603053" calcext:value-type="float">
            <text:p>11.1507591603053</text:p>
          </table:table-cell>
          <table:table-cell table:style-name="ce1" office:value-type="float" office:value="11.1541389204545" calcext:value-type="float">
            <text:p>11.1541389204545</text:p>
          </table:table-cell>
          <table:table-cell table:style-name="ce1" office:value-type="float" office:value="11.1429283943662" calcext:value-type="float">
            <text:p>11.1429283943662</text:p>
          </table:table-cell>
          <table:table-cell table:style-name="ce1" office:value-type="float" office:value="11.2548534575955" calcext:value-type="float">
            <text:p>11.2548534575955</text:p>
          </table:table-cell>
          <table:table-cell table:style-name="ce1" office:value-type="float" office:value="11.2658388888889" calcext:value-type="float">
            <text:p>11.2658388888889</text:p>
          </table:table-cell>
          <table:table-cell table:style-name="ce1" office:value-type="float" office:value="11.4561595126228" calcext:value-type="float">
            <text:p>11.4561595126228</text:p>
          </table:table-cell>
          <table:table-cell table:style-name="ce1" office:value-type="float" office:value="11.3189607765995" calcext:value-type="float">
            <text:p>11.3189607765995</text:p>
          </table:table-cell>
          <table:table-cell table:style-name="ce1" office:value-type="float" office:value="10.7841045544886" calcext:value-type="float">
            <text:p>10.7841045544886</text:p>
          </table:table-cell>
          <table:table-cell table:style-name="ce1" office:value-type="float" office:value="10.9934882280386" calcext:value-type="float">
            <text:p>10.9934882280386</text:p>
          </table:table-cell>
          <table:table-cell table:style-name="ce1" office:value-type="float" office:value="11.3426704063274" calcext:value-type="float">
            <text:p>11.3426704063274</text:p>
          </table:table-cell>
          <table:table-cell table:style-name="ce1" office:value-type="float" office:value="11.7323972998343" calcext:value-type="float">
            <text:p>11.7323972998343</text:p>
          </table:table-cell>
          <table:table-cell table:style-name="ce1" office:value-type="float" office:value="11.8230362899475" calcext:value-type="float">
            <text:p>11.8230362899475</text:p>
          </table:table-cell>
          <table:table-cell table:style-name="ce1" office:value-type="float" office:value="11.5623541783507" calcext:value-type="float">
            <text:p>11.5623541783507</text:p>
          </table:table-cell>
          <table:table-cell table:style-name="ce1" office:value-type="float" office:value="11.7455269442877" calcext:value-type="float">
            <text:p>11.7455269442877</text:p>
          </table:table-cell>
          <table:table-cell table:style-name="ce1" office:value-type="float" office:value="10.9835928609891" calcext:value-type="float">
            <text:p>10.9835928609891</text:p>
          </table:table-cell>
          <table:table-cell table:style-name="ce1" office:value-type="float" office:value="10.7360536444124" calcext:value-type="float">
            <text:p>10.7360536444124</text:p>
          </table:table-cell>
          <table:table-cell table:style-name="ce1" office:value-type="float" office:value="10.6545420185253" calcext:value-type="float">
            <text:p>10.6545420185253</text:p>
          </table:table-cell>
          <table:table-cell table:style-name="ce1" office:value-type="float" office:value="10.7618685096132" calcext:value-type="float">
            <text:p>10.7618685096132</text:p>
          </table:table-cell>
          <table:table-cell table:style-name="ce1" office:value-type="float" office:value="10.7672949904499" calcext:value-type="float">
            <text:p>10.7672949904499</text:p>
          </table:table-cell>
          <table:table-cell table:style-name="ce1" office:value-type="float" office:value="11.4653910395961" calcext:value-type="float">
            <text:p>11.4653910395961</text:p>
          </table:table-cell>
          <table:table-cell table:style-name="ce1" office:value-type="float" office:value="10.2867570419519" calcext:value-type="float">
            <text:p>10.2867570419519</text:p>
          </table:table-cell>
          <table:table-cell table:style-name="ce1" office:value-type="float" office:value="9.95529664777447" calcext:value-type="float">
            <text:p>9.95529664777447</text:p>
          </table:table-cell>
          <table:table-cell table:style-name="ce1" office:value-type="float" office:value="9.74046165830407" calcext:value-type="float">
            <text:p>9.74046165830407</text:p>
          </table:table-cell>
          <table:table-cell table:style-name="ce1" office:value-type="float" office:value="9.68779840493774" calcext:value-type="float">
            <text:p>9.68779840493774</text:p>
          </table:table-cell>
          <table:table-cell table:style-name="ce1" office:value-type="float" office:value="9.38170290874819" calcext:value-type="float">
            <text:p>9.38170290874819</text:p>
          </table:table-cell>
          <table:table-cell table:style-name="ce1" office:value-type="float" office:value="9.90013978359926" calcext:value-type="float">
            <text:p>9.90013978359926</text:p>
          </table:table-cell>
          <table:table-cell table:style-name="ce1" office:value-type="float" office:value="10.0346393903213" calcext:value-type="float">
            <text:p>10.0346393903213</text:p>
          </table:table-cell>
          <table:table-cell table:style-name="ce1" office:value-type="float" office:value="10.0677466746359" calcext:value-type="float">
            <text:p>10.0677466746359</text:p>
          </table:table-cell>
          <table:table-cell table:style-name="ce1" office:value-type="float" office:value="10.0207439610864" calcext:value-type="float">
            <text:p>10.0207439610864</text:p>
          </table:table-cell>
          <table:table-cell table:style-name="ce1" office:value-type="float" office:value="10.1919306282382" calcext:value-type="float">
            <text:p>10.1919306282382</text:p>
          </table:table-cell>
          <table:table-cell table:style-name="ce1" office:value-type="float" office:value="9.710497347434" calcext:value-type="float">
            <text:p>9.710497347434</text:p>
          </table:table-cell>
          <table:table-cell table:style-name="ce1" office:value-type="float" office:value="9.87036203129803" calcext:value-type="float">
            <text:p>9.87036203129803</text:p>
          </table:table-cell>
          <table:table-cell table:style-name="ce1" office:value-type="float" office:value="9.65940156166329" calcext:value-type="float">
            <text:p>9.65940156166329</text:p>
          </table:table-cell>
          <table:table-cell table:style-name="ce1" office:value-type="float" office:value="9.45209100135357" calcext:value-type="float">
            <text:p>9.45209100135357</text:p>
          </table:table-cell>
          <table:table-cell table:style-name="ce1" office:value-type="float" office:value="9.44611854560933" calcext:value-type="float">
            <text:p>9.44611854560933</text:p>
          </table:table-cell>
          <table:table-cell table:style-name="ce1" office:value-type="float" office:value="9.2723180997683" calcext:value-type="float">
            <text:p>9.2723180997683</text:p>
          </table:table-cell>
          <table:table-cell table:style-name="ce1" office:value-type="float" office:value="9.47487243185348" calcext:value-type="float">
            <text:p>9.47487243185348</text:p>
          </table:table-cell>
          <table:table-cell table:style-name="ce1" office:value-type="float" office:value="9.03718736750208" calcext:value-type="float">
            <text:p>9.03718736750208</text:p>
          </table:table-cell>
          <table:table-cell table:style-name="ce1" office:value-type="float" office:value="9.09365154299472" calcext:value-type="float">
            <text:p>9.09365154299472</text:p>
          </table:table-cell>
          <table:table-cell table:style-name="ce1" office:value-type="float" office:value="9.04651126965251" calcext:value-type="float">
            <text:p>9.04651126965251</text:p>
          </table:table-cell>
          <table:table-cell table:style-name="ce1" office:value-type="float" office:value="9.19979829694484" calcext:value-type="float">
            <text:p>9.19979829694484</text:p>
          </table:table-cell>
          <table:table-cell table:style-name="ce1" office:value-type="float" office:value="9.23323701401393" calcext:value-type="float">
            <text:p>9.23323701401393</text:p>
          </table:table-cell>
          <table:table-cell table:style-name="ce1" office:value-type="float" office:value="8.87793487399689" calcext:value-type="float">
            <text:p>8.87793487399689</text:p>
          </table:table-cell>
          <table:table-cell table:style-name="ce1" office:value-type="float" office:value="9.02831786444569" calcext:value-type="float">
            <text:p>9.02831786444569</text:p>
          </table:table-cell>
          <table:table-cell table:style-name="ce1" office:value-type="float" office:value="8.98742851579831" calcext:value-type="float">
            <text:p>8.98742851579831</text:p>
          </table:table-cell>
          <table:table-cell table:style-name="ce1" office:value-type="float" office:value="8.98148147902875" calcext:value-type="float">
            <text:p>8.98148147902875</text:p>
          </table:table-cell>
          <table:table-cell table:style-name="ce1" office:value-type="float" office:value="8.89732410009266" calcext:value-type="float">
            <text:p>8.89732410009266</text:p>
          </table:table-cell>
          <table:table-cell table:style-name="ce1" office:value-type="float" office:value="8.61548931914232" calcext:value-type="float">
            <text:p>8.61548931914232</text:p>
          </table:table-cell>
          <table:table-cell table:style-name="ce1" office:value-type="float" office:value="8.43777320026641" calcext:value-type="float">
            <text:p>8.43777320026641</text:p>
          </table:table-cell>
          <table:table-cell table:style-name="ce1" office:value-type="float" office:value="7.5989996028985" calcext:value-type="float">
            <text:p>7.5989996028985</text:p>
          </table:table-cell>
          <table:table-cell table:style-name="ce1" office:value-type="float" office:value="7.84165331224773" calcext:value-type="float">
            <text:p>7.84165331224773</text:p>
          </table:table-cell>
          <table:table-cell table:style-name="ce1" office:value-type="float" office:value="7.08573208602778" calcext:value-type="float">
            <text:p>7.0857320860277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3.14669005847953" calcext:value-type="float">
            <text:p>3.14669005847953</text:p>
          </table:table-cell>
          <table:table-cell table:style-name="ce1" office:value-type="float" office:value="2.0264783856977" calcext:value-type="float">
            <text:p>2.0264783856977</text:p>
          </table:table-cell>
          <table:table-cell table:style-name="ce1" office:value-type="float" office:value="1.25134791015304" calcext:value-type="float">
            <text:p>1.25134791015304</text:p>
          </table:table-cell>
          <table:table-cell table:style-name="ce1" office:value-type="float" office:value="0.486454583861428" calcext:value-type="float">
            <text:p>0.486454583861428</text:p>
          </table:table-cell>
          <table:table-cell table:style-name="ce1" office:value-type="float" office:value="0.88098243105652" calcext:value-type="float">
            <text:p>0.88098243105652</text:p>
          </table:table-cell>
          <table:table-cell table:style-name="ce1" office:value-type="float" office:value="0.979139818165769" calcext:value-type="float">
            <text:p>0.979139818165769</text:p>
          </table:table-cell>
          <table:table-cell table:style-name="ce1" office:value-type="float" office:value="1.10566509928019" calcext:value-type="float">
            <text:p>1.10566509928019</text:p>
          </table:table-cell>
          <table:table-cell table:style-name="ce1" office:value-type="float" office:value="0.975944974733296" calcext:value-type="float">
            <text:p>0.975944974733296</text:p>
          </table:table-cell>
          <table:table-cell table:style-name="ce1" office:value-type="float" office:value="1.0266570853043" calcext:value-type="float">
            <text:p>1.0266570853043</text:p>
          </table:table-cell>
          <table:table-cell table:style-name="ce1" office:value-type="float" office:value="0.859400875433157" calcext:value-type="float">
            <text:p>0.859400875433157</text:p>
          </table:table-cell>
          <table:table-cell table:style-name="ce1" office:value-type="float" office:value="0.777669956392013" calcext:value-type="float">
            <text:p>0.777669956392013</text:p>
          </table:table-cell>
          <table:table-cell table:style-name="ce1" office:value-type="float" office:value="0.87731760055801" calcext:value-type="float">
            <text:p>0.87731760055801</text:p>
          </table:table-cell>
          <table:table-cell table:style-name="ce1" office:value-type="float" office:value="1.01846713780919" calcext:value-type="float">
            <text:p>1.01846713780919</text:p>
          </table:table-cell>
          <table:table-cell table:style-name="ce1" office:value-type="float" office:value="1.20949737470167" calcext:value-type="float">
            <text:p>1.20949737470167</text:p>
          </table:table-cell>
          <table:table-cell table:style-name="ce1" office:value-type="float" office:value="1.48683728239845" calcext:value-type="float">
            <text:p>1.48683728239845</text:p>
          </table:table-cell>
          <table:table-cell table:style-name="ce1" office:value-type="float" office:value="1.57298309652131" calcext:value-type="float">
            <text:p>1.57298309652131</text:p>
          </table:table-cell>
          <table:table-cell table:style-name="ce1" office:value-type="float" office:value="1.59236972704715" calcext:value-type="float">
            <text:p>1.59236972704715</text:p>
          </table:table-cell>
          <table:table-cell table:style-name="ce1" office:value-type="float" office:value="1.57631221719457" calcext:value-type="float">
            <text:p>1.57631221719457</text:p>
          </table:table-cell>
          <table:table-cell table:style-name="ce1" office:value-type="float" office:value="1.66350662251656" calcext:value-type="float">
            <text:p>1.66350662251656</text:p>
          </table:table-cell>
          <table:table-cell table:style-name="ce1" office:value-type="float" office:value="2.04689574193548" calcext:value-type="float">
            <text:p>2.0468957419354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19944425111071" calcext:value-type="float">
            <text:p>0.219944425111071</text:p>
          </table:table-cell>
          <table:table-cell table:style-name="ce1" office:value-type="float" office:value="0.195992161997045" calcext:value-type="float">
            <text:p>0.195992161997045</text:p>
          </table:table-cell>
          <table:table-cell table:style-name="ce1" office:value-type="float" office:value="0.202357559414254" calcext:value-type="float">
            <text:p>0.202357559414254</text:p>
          </table:table-cell>
          <table:table-cell table:style-name="ce1" office:value-type="float" office:value="0.235983575940736" calcext:value-type="float">
            <text:p>0.235983575940736</text:p>
          </table:table-cell>
          <table:table-cell table:style-name="ce1" office:value-type="float" office:value="0.21963093112654" calcext:value-type="float">
            <text:p>0.21963093112654</text:p>
          </table:table-cell>
          <table:table-cell table:style-name="ce1" office:value-type="float" office:value="0.221145789008225" calcext:value-type="float">
            <text:p>0.221145789008225</text:p>
          </table:table-cell>
          <table:table-cell table:style-name="ce1" office:value-type="float" office:value="0.182629889879498" calcext:value-type="float">
            <text:p>0.182629889879498</text:p>
          </table:table-cell>
          <table:table-cell table:style-name="ce1" office:value-type="float" office:value="0.185683744295026" calcext:value-type="float">
            <text:p>0.185683744295026</text:p>
          </table:table-cell>
          <table:table-cell table:style-name="ce1" office:value-type="float" office:value="0.214550844718679" calcext:value-type="float">
            <text:p>0.214550844718679</text:p>
          </table:table-cell>
          <table:table-cell table:style-name="ce1" office:value-type="float" office:value="0.201312057404804" calcext:value-type="float">
            <text:p>0.201312057404804</text:p>
          </table:table-cell>
          <table:table-cell table:style-name="ce1" office:value-type="float" office:value="0.305406423676602" calcext:value-type="float">
            <text:p>0.305406423676602</text:p>
          </table:table-cell>
          <table:table-cell table:style-name="ce1" office:value-type="float" office:value="0.260051093922211" calcext:value-type="float">
            <text:p>0.260051093922211</text:p>
          </table:table-cell>
          <table:table-cell table:style-name="ce1" office:value-type="float" office:value="0.266842845465579" calcext:value-type="float">
            <text:p>0.266842845465579</text:p>
          </table:table-cell>
          <table:table-cell table:style-name="ce1" office:value-type="float" office:value="0.264726803778051" calcext:value-type="float">
            <text:p>0.264726803778051</text:p>
          </table:table-cell>
          <table:table-cell table:style-name="ce1" office:value-type="float" office:value="0.30582896375366" calcext:value-type="float">
            <text:p>0.30582896375366</text:p>
          </table:table-cell>
          <table:table-cell table:style-name="ce1" office:value-type="float" office:value="0.27936819635924" calcext:value-type="float">
            <text:p>0.27936819635924</text:p>
          </table:table-cell>
          <table:table-cell table:style-name="ce1" office:value-type="float" office:value="0.242918645646802" calcext:value-type="float">
            <text:p>0.242918645646802</text:p>
          </table:table-cell>
          <table:table-cell table:style-name="ce1" office:value-type="float" office:value="0.294730688430463" calcext:value-type="float">
            <text:p>0.294730688430463</text:p>
          </table:table-cell>
          <table:table-cell table:style-name="ce1" office:value-type="float" office:value="0.286858164912033" calcext:value-type="float">
            <text:p>0.286858164912033</text:p>
          </table:table-cell>
          <table:table-cell table:style-name="ce1" office:value-type="float" office:value="0.251979239429918" calcext:value-type="float">
            <text:p>0.251979239429918</text:p>
          </table:table-cell>
          <table:table-cell table:style-name="ce1" office:value-type="float" office:value="0.236952423272488" calcext:value-type="float">
            <text:p>0.236952423272488</text:p>
          </table:table-cell>
          <table:table-cell table:style-name="ce1" office:value-type="float" office:value="0.274094661369604" calcext:value-type="float">
            <text:p>0.274094661369604</text:p>
          </table:table-cell>
          <table:table-cell table:style-name="ce1" office:value-type="float" office:value="0.264935613441095" calcext:value-type="float">
            <text:p>0.264935613441095</text:p>
          </table:table-cell>
          <table:table-cell table:style-name="ce1" office:value-type="float" office:value="0.307352588832573" calcext:value-type="float">
            <text:p>0.307352588832573</text:p>
          </table:table-cell>
          <table:table-cell table:style-name="ce1" office:value-type="float" office:value="0.209693216710749" calcext:value-type="float">
            <text:p>0.209693216710749</text:p>
          </table:table-cell>
          <table:table-cell table:style-name="ce1" office:value-type="float" office:value="0.261552905820102" calcext:value-type="float">
            <text:p>0.261552905820102</text:p>
          </table:table-cell>
          <table:table-cell table:style-name="ce1" office:value-type="float" office:value="0.232546002262672" calcext:value-type="float">
            <text:p>0.232546002262672</text:p>
          </table:table-cell>
          <table:table-cell table:style-name="ce1" office:value-type="float" office:value="0.243734357359781" calcext:value-type="float">
            <text:p>0.243734357359781</text:p>
          </table:table-cell>
          <table:table-cell table:style-name="ce1" office:value-type="float" office:value="0.249097479700016" calcext:value-type="float">
            <text:p>0.249097479700016</text:p>
          </table:table-cell>
          <table:table-cell table:style-name="ce1" office:value-type="float" office:value="0.234976683283807" calcext:value-type="float">
            <text:p>0.234976683283807</text:p>
          </table:table-cell>
          <table:table-cell table:style-name="ce1" office:value-type="float" office:value="0.268728064718565" calcext:value-type="float">
            <text:p>0.268728064718565</text:p>
          </table:table-cell>
          <table:table-cell table:style-name="ce1" office:value-type="float" office:value="0.268880674366684" calcext:value-type="float">
            <text:p>0.268880674366684</text:p>
          </table:table-cell>
          <table:table-cell table:style-name="ce1" office:value-type="float" office:value="0.264746912182618" calcext:value-type="float">
            <text:p>0.264746912182618</text:p>
          </table:table-cell>
          <table:table-cell table:style-name="ce1" office:value-type="float" office:value="0.293226406786744" calcext:value-type="float">
            <text:p>0.293226406786744</text:p>
          </table:table-cell>
          <table:table-cell table:style-name="ce1" office:value-type="float" office:value="0.310383391156952" calcext:value-type="float">
            <text:p>0.310383391156952</text:p>
          </table:table-cell>
          <table:table-cell table:style-name="ce1" office:value-type="float" office:value="0.323797083358615" calcext:value-type="float">
            <text:p>0.323797083358615</text:p>
          </table:table-cell>
          <table:table-cell table:style-name="ce1" office:value-type="float" office:value="0.335320533601596" calcext:value-type="float">
            <text:p>0.335320533601596</text:p>
          </table:table-cell>
          <table:table-cell table:style-name="ce1" office:value-type="float" office:value="0.364016153152477" calcext:value-type="float">
            <text:p>0.364016153152477</text:p>
          </table:table-cell>
          <table:table-cell table:style-name="ce1" office:value-type="float" office:value="0.35631253058739" calcext:value-type="float">
            <text:p>0.35631253058739</text:p>
          </table:table-cell>
          <table:table-cell table:style-name="ce1" office:value-type="float" office:value="0.356239678084048" calcext:value-type="float">
            <text:p>0.356239678084048</text:p>
          </table:table-cell>
          <table:table-cell table:style-name="ce1" office:value-type="float" office:value="0.334072085228819" calcext:value-type="float">
            <text:p>0.334072085228819</text:p>
          </table:table-cell>
          <table:table-cell table:style-name="ce1" office:value-type="float" office:value="0.358645138097184" calcext:value-type="float">
            <text:p>0.358645138097184</text:p>
          </table:table-cell>
          <table:table-cell table:style-name="ce1" office:value-type="float" office:value="0.375072777027863" calcext:value-type="float">
            <text:p>0.375072777027863</text:p>
          </table:table-cell>
          <table:table-cell table:style-name="ce1" office:value-type="float" office:value="0.375812764252418" calcext:value-type="float">
            <text:p>0.375812764252418</text:p>
          </table:table-cell>
          <table:table-cell table:style-name="ce1" office:value-type="float" office:value="0.352614882958863" calcext:value-type="float">
            <text:p>0.352614882958863</text:p>
          </table:table-cell>
          <table:table-cell table:style-name="ce1" office:value-type="float" office:value="0.326934450217055" calcext:value-type="float">
            <text:p>0.326934450217055</text:p>
          </table:table-cell>
          <table:table-cell table:style-name="ce1" office:value-type="float" office:value="0.426304230464701" calcext:value-type="float">
            <text:p>0.426304230464701</text:p>
          </table:table-cell>
          <table:table-cell table:style-name="ce1" office:value-type="float" office:value="0.436236777090383" calcext:value-type="float">
            <text:p>0.436236777090383</text:p>
          </table:table-cell>
          <table:table-cell table:style-name="ce1" office:value-type="float" office:value="0.395319087248922" calcext:value-type="float">
            <text:p>0.395319087248922</text:p>
          </table:table-cell>
          <table:table-cell table:style-name="ce1" office:value-type="float" office:value="0.325052953709594" calcext:value-type="float">
            <text:p>0.325052953709594</text:p>
          </table:table-cell>
          <table:table-cell table:style-name="ce1" office:value-type="float" office:value="0.415441052196722" calcext:value-type="float">
            <text:p>0.415441052196722</text:p>
          </table:table-cell>
          <table:table-cell table:style-name="ce1" office:value-type="float" office:value="0.404379797695834" calcext:value-type="float">
            <text:p>0.40437979769583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14804748571104" calcext:value-type="float">
            <text:p>0.114804748571104</text:p>
          </table:table-cell>
          <table:table-cell table:style-name="ce1" office:value-type="float" office:value="0.169535948536207" calcext:value-type="float">
            <text:p>0.169535948536207</text:p>
          </table:table-cell>
          <table:table-cell table:style-name="ce1" office:value-type="float" office:value="0.17883152350608" calcext:value-type="float">
            <text:p>0.17883152350608</text:p>
          </table:table-cell>
          <table:table-cell table:style-name="ce1" office:value-type="float" office:value="0.185798630370781" calcext:value-type="float">
            <text:p>0.185798630370781</text:p>
          </table:table-cell>
          <table:table-cell table:style-name="ce1" office:value-type="float" office:value="0.183734592093817" calcext:value-type="float">
            <text:p>0.183734592093817</text:p>
          </table:table-cell>
          <table:table-cell table:style-name="ce1" office:value-type="float" office:value="0.179671277867577" calcext:value-type="float">
            <text:p>0.179671277867577</text:p>
          </table:table-cell>
          <table:table-cell table:style-name="ce1" office:value-type="float" office:value="0.182040146841376" calcext:value-type="float">
            <text:p>0.182040146841376</text:p>
          </table:table-cell>
          <table:table-cell table:style-name="ce1" office:value-type="float" office:value="0.180529006335346" calcext:value-type="float">
            <text:p>0.180529006335346</text:p>
          </table:table-cell>
          <table:table-cell table:style-name="ce1" office:value-type="float" office:value="0.182699446676149" calcext:value-type="float">
            <text:p>0.182699446676149</text:p>
          </table:table-cell>
          <table:table-cell table:style-name="ce1" office:value-type="float" office:value="0.179807829823033" calcext:value-type="float">
            <text:p>0.179807829823033</text:p>
          </table:table-cell>
          <table:table-cell table:style-name="ce1" office:value-type="float" office:value="0.18789773409289" calcext:value-type="float">
            <text:p>0.18789773409289</text:p>
          </table:table-cell>
          <table:table-cell table:style-name="ce1" office:value-type="float" office:value="0.191137474519277" calcext:value-type="float">
            <text:p>0.191137474519277</text:p>
          </table:table-cell>
          <table:table-cell table:style-name="ce1" office:value-type="float" office:value="0.193889743986315" calcext:value-type="float">
            <text:p>0.193889743986315</text:p>
          </table:table-cell>
          <table:table-cell table:style-name="ce1" office:value-type="float" office:value="0.185917959987054" calcext:value-type="float">
            <text:p>0.185917959987054</text:p>
          </table:table-cell>
          <table:table-cell table:style-name="ce1" office:value-type="float" office:value="0.193455828350321" calcext:value-type="float">
            <text:p>0.193455828350321</text:p>
          </table:table-cell>
          <table:table-cell table:style-name="ce1" office:value-type="float" office:value="0.19345441867453" calcext:value-type="float">
            <text:p>0.19345441867453</text:p>
          </table:table-cell>
          <table:table-cell table:style-name="ce1" office:value-type="float" office:value="0.202755549300306" calcext:value-type="float">
            <text:p>0.202755549300306</text:p>
          </table:table-cell>
          <table:table-cell table:style-name="ce1" office:value-type="float" office:value="0.205319569523604" calcext:value-type="float">
            <text:p>0.205319569523604</text:p>
          </table:table-cell>
          <table:table-cell table:style-name="ce1" office:value-type="float" office:value="0.204272392174588" calcext:value-type="float">
            <text:p>0.204272392174588</text:p>
          </table:table-cell>
          <table:table-cell table:style-name="ce1" office:value-type="float" office:value="0.212514196275185" calcext:value-type="float">
            <text:p>0.212514196275185</text:p>
          </table:table-cell>
          <table:table-cell table:style-name="ce1" office:value-type="float" office:value="0.214003855269619" calcext:value-type="float">
            <text:p>0.214003855269619</text:p>
          </table:table-cell>
          <table:table-cell table:style-name="ce1" office:value-type="float" office:value="0.215973849907456" calcext:value-type="float">
            <text:p>0.215973849907456</text:p>
          </table:table-cell>
          <table:table-cell table:style-name="ce1" office:value-type="float" office:value="0.209766846987145" calcext:value-type="float">
            <text:p>0.209766846987145</text:p>
          </table:table-cell>
          <table:table-cell table:style-name="ce1" office:value-type="float" office:value="0.198433213867972" calcext:value-type="float">
            <text:p>0.198433213867972</text:p>
          </table:table-cell>
          <table:table-cell table:style-name="ce1" office:value-type="float" office:value="0.1983073504779" calcext:value-type="float">
            <text:p>0.1983073504779</text:p>
          </table:table-cell>
          <table:table-cell table:style-name="ce1" office:value-type="float" office:value="0.195671953923542" calcext:value-type="float">
            <text:p>0.195671953923542</text:p>
          </table:table-cell>
          <table:table-cell table:style-name="ce1" office:value-type="float" office:value="0.190947426014439" calcext:value-type="float">
            <text:p>0.190947426014439</text:p>
          </table:table-cell>
          <table:table-cell table:style-name="ce1" office:value-type="float" office:value="0.184883028238951" calcext:value-type="float">
            <text:p>0.184883028238951</text:p>
          </table:table-cell>
          <table:table-cell table:style-name="ce1" office:value-type="float" office:value="0.185059487011267" calcext:value-type="float">
            <text:p>0.185059487011267</text:p>
          </table:table-cell>
          <table:table-cell table:style-name="ce1" office:value-type="float" office:value="0.181319130309413" calcext:value-type="float">
            <text:p>0.181319130309413</text:p>
          </table:table-cell>
          <table:table-cell table:style-name="ce1" office:value-type="float" office:value="0.175021817734661" calcext:value-type="float">
            <text:p>0.175021817734661</text:p>
          </table:table-cell>
          <table:table-cell table:style-name="ce1" office:value-type="float" office:value="0.16874704536281" calcext:value-type="float">
            <text:p>0.16874704536281</text:p>
          </table:table-cell>
          <table:table-cell table:style-name="ce1" office:value-type="float" office:value="0.159142097172821" calcext:value-type="float">
            <text:p>0.159142097172821</text:p>
          </table:table-cell>
          <table:table-cell table:style-name="ce1" office:value-type="float" office:value="0.154252970136246" calcext:value-type="float">
            <text:p>0.154252970136246</text:p>
          </table:table-cell>
          <table:table-cell table:style-name="ce1" office:value-type="float" office:value="0.163001803648936" calcext:value-type="float">
            <text:p>0.163001803648936</text:p>
          </table:table-cell>
          <table:table-cell table:style-name="ce1" office:value-type="float" office:value="0.159028583499522" calcext:value-type="float">
            <text:p>0.159028583499522</text:p>
          </table:table-cell>
          <table:table-cell table:style-name="ce1" office:value-type="float" office:value="0.156612982056541" calcext:value-type="float">
            <text:p>0.156612982056541</text:p>
          </table:table-cell>
          <table:table-cell table:style-name="ce1" office:value-type="float" office:value="0.153610224301753" calcext:value-type="float">
            <text:p>0.153610224301753</text:p>
          </table:table-cell>
          <table:table-cell table:style-name="ce1" office:value-type="float" office:value="0.146290203495536" calcext:value-type="float">
            <text:p>0.146290203495536</text:p>
          </table:table-cell>
          <table:table-cell table:style-name="ce1" office:value-type="float" office:value="0.147149249202298" calcext:value-type="float">
            <text:p>0.147149249202298</text:p>
          </table:table-cell>
          <table:table-cell table:style-name="ce1" office:value-type="float" office:value="0.145443686986208" calcext:value-type="float">
            <text:p>0.145443686986208</text:p>
          </table:table-cell>
          <table:table-cell table:style-name="ce1" office:value-type="float" office:value="0.144947897195949" calcext:value-type="float">
            <text:p>0.144947897195949</text:p>
          </table:table-cell>
          <table:table-cell table:style-name="ce1" office:value-type="float" office:value="0.145243067285461" calcext:value-type="float">
            <text:p>0.145243067285461</text:p>
          </table:table-cell>
          <table:table-cell table:style-name="ce1" office:value-type="float" office:value="0.144600720653786" calcext:value-type="float">
            <text:p>0.144600720653786</text:p>
          </table:table-cell>
          <table:table-cell table:style-name="ce1" office:value-type="float" office:value="0.14180184602459" calcext:value-type="float">
            <text:p>0.14180184602459</text:p>
          </table:table-cell>
          <table:table-cell table:style-name="ce1" office:value-type="float" office:value="0.122119266858709" calcext:value-type="float">
            <text:p>0.122119266858709</text:p>
          </table:table-cell>
          <table:table-cell table:style-name="ce1" office:value-type="float" office:value="0.119290573200391" calcext:value-type="float">
            <text:p>0.119290573200391</text:p>
          </table:table-cell>
          <table:table-cell table:style-name="ce1" office:value-type="float" office:value="0.119193055596733" calcext:value-type="float">
            <text:p>0.119193055596733</text:p>
          </table:table-cell>
          <table:table-cell table:style-name="ce1" office:value-type="float" office:value="0.19166076232556" calcext:value-type="float">
            <text:p>0.19166076232556</text:p>
          </table:table-cell>
          <table:table-cell table:style-name="ce1" office:value-type="float" office:value="0.196768407683256" calcext:value-type="float">
            <text:p>0.196768407683256</text:p>
          </table:table-cell>
          <table:table-cell table:style-name="ce1" office:value-type="float" office:value="0.225765922542267" calcext:value-type="float">
            <text:p>0.225765922542267</text:p>
          </table:table-cell>
          <table:table-cell table:style-name="ce1" office:value-type="float" office:value="0.229423424565039" calcext:value-type="float">
            <text:p>0.22942342456503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ambia, The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498329840811678" calcext:value-type="float">
            <text:p>0.049832984081168</text:p>
          </table:table-cell>
          <table:table-cell table:style-name="ce1" office:value-type="float" office:value="0.0584016393442623" calcext:value-type="float">
            <text:p>0.058401639344262</text:p>
          </table:table-cell>
          <table:table-cell table:style-name="ce1" office:value-type="float" office:value="0.0669291441235904" calcext:value-type="float">
            <text:p>0.06692914412359</text:p>
          </table:table-cell>
          <table:table-cell table:style-name="ce1" office:value-type="float" office:value="0.0754003135682525" calcext:value-type="float">
            <text:p>0.075400313568253</text:p>
          </table:table-cell>
          <table:table-cell table:style-name="ce1" office:value-type="float" office:value="0.0743526835499503" calcext:value-type="float">
            <text:p>0.07435268354995</text:p>
          </table:table-cell>
          <table:table-cell table:style-name="ce1" office:value-type="float" office:value="0.0731817444775673" calcext:value-type="float">
            <text:p>0.073181744477567</text:p>
          </table:table-cell>
          <table:table-cell table:style-name="ce1" office:value-type="float" office:value="0.0808536388179783" calcext:value-type="float">
            <text:p>0.080853638817978</text:p>
          </table:table-cell>
          <table:table-cell table:style-name="ce1" office:value-type="float" office:value="0.0792689663786022" calcext:value-type="float">
            <text:p>0.079268966378602</text:p>
          </table:table-cell>
          <table:table-cell table:style-name="ce1" office:value-type="float" office:value="0.0861791407467292" calcext:value-type="float">
            <text:p>0.086179140746729</text:p>
          </table:table-cell>
          <table:table-cell table:style-name="ce1" office:value-type="float" office:value="0.109387333639284" calcext:value-type="float">
            <text:p>0.109387333639284</text:p>
          </table:table-cell>
          <table:table-cell table:style-name="ce1" office:value-type="float" office:value="0.106579056212733" calcext:value-type="float">
            <text:p>0.106579056212733</text:p>
          </table:table-cell>
          <table:table-cell table:style-name="ce1" office:value-type="float" office:value="0.119525938030348" calcext:value-type="float">
            <text:p>0.119525938030348</text:p>
          </table:table-cell>
          <table:table-cell table:style-name="ce1" office:value-type="float" office:value="0.139095288470049" calcext:value-type="float">
            <text:p>0.139095288470049</text:p>
          </table:table-cell>
          <table:table-cell table:style-name="ce1" office:value-type="float" office:value="0.127258808639203" calcext:value-type="float">
            <text:p>0.127258808639203</text:p>
          </table:table-cell>
          <table:table-cell table:style-name="ce1" office:value-type="float" office:value="0.12331853645413" calcext:value-type="float">
            <text:p>0.12331853645413</text:p>
          </table:table-cell>
          <table:table-cell table:style-name="ce1" office:value-type="float" office:value="0.190010939029305" calcext:value-type="float">
            <text:p>0.190010939029305</text:p>
          </table:table-cell>
          <table:table-cell table:style-name="ce1" office:value-type="float" office:value="0.184577439975839" calcext:value-type="float">
            <text:p>0.184577439975839</text:p>
          </table:table-cell>
          <table:table-cell table:style-name="ce1" office:value-type="float" office:value="0.206002649400261" calcext:value-type="float">
            <text:p>0.206002649400261</text:p>
          </table:table-cell>
          <table:table-cell table:style-name="ce1" office:value-type="float" office:value="0.245401776594321" calcext:value-type="float">
            <text:p>0.245401776594321</text:p>
          </table:table-cell>
          <table:table-cell table:style-name="ce1" office:value-type="float" office:value="0.250668626261418" calcext:value-type="float">
            <text:p>0.250668626261418</text:p>
          </table:table-cell>
          <table:table-cell table:style-name="ce1" office:value-type="float" office:value="0.260901002860826" calcext:value-type="float">
            <text:p>0.260901002860826</text:p>
          </table:table-cell>
          <table:table-cell table:style-name="ce1" office:value-type="float" office:value="0.252122997123501" calcext:value-type="float">
            <text:p>0.252122997123501</text:p>
          </table:table-cell>
          <table:table-cell table:style-name="ce1" office:value-type="float" office:value="0.248916232902706" calcext:value-type="float">
            <text:p>0.248916232902706</text:p>
          </table:table-cell>
          <table:table-cell table:style-name="ce1" office:value-type="float" office:value="0.239662522466319" calcext:value-type="float">
            <text:p>0.239662522466319</text:p>
          </table:table-cell>
          <table:table-cell table:style-name="ce1" office:value-type="float" office:value="0.245827610159507" calcext:value-type="float">
            <text:p>0.245827610159507</text:p>
          </table:table-cell>
          <table:table-cell table:style-name="ce1" office:value-type="float" office:value="0.235419865262836" calcext:value-type="float">
            <text:p>0.235419865262836</text:p>
          </table:table-cell>
          <table:table-cell table:style-name="ce1" office:value-type="float" office:value="0.210472764082348" calcext:value-type="float">
            <text:p>0.210472764082348</text:p>
          </table:table-cell>
          <table:table-cell table:style-name="ce1" office:value-type="float" office:value="0.223449076895144" calcext:value-type="float">
            <text:p>0.223449076895144</text:p>
          </table:table-cell>
          <table:table-cell table:style-name="ce1" office:value-type="float" office:value="0.217481555286694" calcext:value-type="float">
            <text:p>0.217481555286694</text:p>
          </table:table-cell>
          <table:table-cell table:style-name="ce1" office:value-type="float" office:value="0.20391966825021" calcext:value-type="float">
            <text:p>0.20391966825021</text:p>
          </table:table-cell>
          <table:table-cell table:style-name="ce1" office:value-type="float" office:value="0.207986160724511" calcext:value-type="float">
            <text:p>0.207986160724511</text:p>
          </table:table-cell>
          <table:table-cell table:style-name="ce1" office:value-type="float" office:value="0.20855195947298" calcext:value-type="float">
            <text:p>0.20855195947298</text:p>
          </table:table-cell>
          <table:table-cell table:style-name="ce1" office:value-type="float" office:value="0.202120851157649" calcext:value-type="float">
            <text:p>0.202120851157649</text:p>
          </table:table-cell>
          <table:table-cell table:style-name="ce1" office:value-type="float" office:value="0.207299245459667" calcext:value-type="float">
            <text:p>0.207299245459667</text:p>
          </table:table-cell>
          <table:table-cell table:style-name="ce1" office:value-type="float" office:value="0.201633760262852" calcext:value-type="float">
            <text:p>0.201633760262852</text:p>
          </table:table-cell>
          <table:table-cell table:style-name="ce1" office:value-type="float" office:value="0.203006157189424" calcext:value-type="float">
            <text:p>0.203006157189424</text:p>
          </table:table-cell>
          <table:table-cell table:style-name="ce1" office:value-type="float" office:value="0.197431374499356" calcext:value-type="float">
            <text:p>0.197431374499356</text:p>
          </table:table-cell>
          <table:table-cell table:style-name="ce1" office:value-type="float" office:value="0.192008952897888" calcext:value-type="float">
            <text:p>0.192008952897888</text:p>
          </table:table-cell>
          <table:table-cell table:style-name="ce1" office:value-type="float" office:value="0.202491628566326" calcext:value-type="float">
            <text:p>0.202491628566326</text:p>
          </table:table-cell>
          <table:table-cell table:style-name="ce1" office:value-type="float" office:value="0.215177882842102" calcext:value-type="float">
            <text:p>0.215177882842102</text:p>
          </table:table-cell>
          <table:table-cell table:style-name="ce1" office:value-type="float" office:value="0.223804443619834" calcext:value-type="float">
            <text:p>0.223804443619834</text:p>
          </table:table-cell>
          <table:table-cell table:style-name="ce1" office:value-type="float" office:value="0.222838238091142" calcext:value-type="float">
            <text:p>0.222838238091142</text:p>
          </table:table-cell>
          <table:table-cell table:style-name="ce1" office:value-type="float" office:value="0.241162552746327" calcext:value-type="float">
            <text:p>0.241162552746327</text:p>
          </table:table-cell>
          <table:table-cell table:style-name="ce1" office:value-type="float" office:value="0.233541798577401" calcext:value-type="float">
            <text:p>0.233541798577401</text:p>
          </table:table-cell>
          <table:table-cell table:style-name="ce1" office:value-type="float" office:value="0.231368576072593" calcext:value-type="float">
            <text:p>0.231368576072593</text:p>
          </table:table-cell>
          <table:table-cell table:style-name="ce1" office:value-type="float" office:value="0.224010129520694" calcext:value-type="float">
            <text:p>0.224010129520694</text:p>
          </table:table-cell>
          <table:table-cell table:style-name="ce1" office:value-type="float" office:value="0.226764112598312" calcext:value-type="float">
            <text:p>0.226764112598312</text:p>
          </table:table-cell>
          <table:table-cell table:style-name="ce1" office:value-type="float" office:value="0.257764783679505" calcext:value-type="float">
            <text:p>0.257764783679505</text:p>
          </table:table-cell>
          <table:table-cell table:style-name="ce1" office:value-type="float" office:value="0.258833627750829" calcext:value-type="float">
            <text:p>0.258833627750829</text:p>
          </table:table-cell>
          <table:table-cell table:style-name="ce1" office:value-type="float" office:value="0.266259848837543" calcext:value-type="float">
            <text:p>0.266259848837543</text:p>
          </table:table-cell>
          <table:table-cell table:style-name="ce1" office:value-type="float" office:value="0.279410774470438" calcext:value-type="float">
            <text:p>0.279410774470438</text:p>
          </table:table-cell>
          <table:table-cell table:style-name="ce1" office:value-type="float" office:value="0.241098416956387" calcext:value-type="float">
            <text:p>0.24109841695638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297449574712812" calcext:value-type="float">
            <text:p>0.029744957471281</text:p>
          </table:table-cell>
          <table:table-cell table:style-name="ce1" office:value-type="float" office:value="0.0470570873562149" calcext:value-type="float">
            <text:p>0.047057087356215</text:p>
          </table:table-cell>
          <table:table-cell table:style-name="ce1" office:value-type="float" office:value="0.0640297282581952" calcext:value-type="float">
            <text:p>0.064029728258195</text:p>
          </table:table-cell>
          <table:table-cell table:style-name="ce1" office:value-type="float" office:value="0.0748845808860606" calcext:value-type="float">
            <text:p>0.074884580886061</text:p>
          </table:table-cell>
          <table:table-cell table:style-name="ce1" office:value-type="float" office:value="0.0911109661750228" calcext:value-type="float">
            <text:p>0.091110966175023</text:p>
          </table:table-cell>
          <table:table-cell table:style-name="ce1" office:value-type="float" office:value="0.10114838958818" calcext:value-type="float">
            <text:p>0.10114838958818</text:p>
          </table:table-cell>
          <table:table-cell table:style-name="ce1" office:value-type="float" office:value="0.099617112664259" calcext:value-type="float">
            <text:p>0.099617112664259</text:p>
          </table:table-cell>
          <table:table-cell table:style-name="ce1" office:value-type="float" office:value="0.0707397168393202" calcext:value-type="float">
            <text:p>0.07073971683932</text:p>
          </table:table-cell>
          <table:table-cell table:style-name="ce1" office:value-type="float" office:value="0.0908526499114632" calcext:value-type="float">
            <text:p>0.090852649911463</text:p>
          </table:table-cell>
          <table:table-cell table:style-name="ce1" office:value-type="float" office:value="0.0839470208908926" calcext:value-type="float">
            <text:p>0.083947020890893</text:p>
          </table:table-cell>
          <table:table-cell table:style-name="ce1" office:value-type="float" office:value="0.09787898200127" calcext:value-type="float">
            <text:p>0.09787898200127</text:p>
          </table:table-cell>
          <table:table-cell table:style-name="ce1" office:value-type="float" office:value="0.101177739793589" calcext:value-type="float">
            <text:p>0.101177739793589</text:p>
          </table:table-cell>
          <table:table-cell table:style-name="ce1" office:value-type="float" office:value="0.0894248472803092" calcext:value-type="float">
            <text:p>0.089424847280309</text:p>
          </table:table-cell>
          <table:table-cell table:style-name="ce1" office:value-type="float" office:value="0.14638488806566" calcext:value-type="float">
            <text:p>0.14638488806566</text:p>
          </table:table-cell>
          <table:table-cell table:style-name="ce1" office:value-type="float" office:value="0.1342215552424" calcext:value-type="float">
            <text:p>0.1342215552424</text:p>
          </table:table-cell>
          <table:table-cell table:style-name="ce1" office:value-type="float" office:value="0.146023928620058" calcext:value-type="float">
            <text:p>0.146023928620058</text:p>
          </table:table-cell>
          <table:table-cell table:style-name="ce1" office:value-type="float" office:value="0.120387545314846" calcext:value-type="float">
            <text:p>0.120387545314846</text:p>
          </table:table-cell>
          <table:table-cell table:style-name="ce1" office:value-type="float" office:value="0.127471659790858" calcext:value-type="float">
            <text:p>0.127471659790858</text:p>
          </table:table-cell>
          <table:table-cell table:style-name="ce1" office:value-type="float" office:value="0.125310756665784" calcext:value-type="float">
            <text:p>0.125310756665784</text:p>
          </table:table-cell>
          <table:table-cell table:style-name="ce1" office:value-type="float" office:value="0.131895720732602" calcext:value-type="float">
            <text:p>0.131895720732602</text:p>
          </table:table-cell>
          <table:table-cell table:style-name="ce1" office:value-type="float" office:value="0.172587852959103" calcext:value-type="float">
            <text:p>0.172587852959103</text:p>
          </table:table-cell>
          <table:table-cell table:style-name="ce1" office:value-type="float" office:value="0.164961641253733" calcext:value-type="float">
            <text:p>0.164961641253733</text:p>
          </table:table-cell>
          <table:table-cell table:style-name="ce1" office:value-type="float" office:value="0.16156630507724" calcext:value-type="float">
            <text:p>0.16156630507724</text:p>
          </table:table-cell>
          <table:table-cell table:style-name="ce1" office:value-type="float" office:value="0.15813182572582" calcext:value-type="float">
            <text:p>0.15813182572582</text:p>
          </table:table-cell>
          <table:table-cell table:style-name="ce1" office:value-type="float" office:value="0.174547641765598" calcext:value-type="float">
            <text:p>0.174547641765598</text:p>
          </table:table-cell>
          <table:table-cell table:style-name="ce1" office:value-type="float" office:value="0.182391281572077" calcext:value-type="float">
            <text:p>0.182391281572077</text:p>
          </table:table-cell>
          <table:table-cell table:style-name="ce1" office:value-type="float" office:value="0.189795650072099" calcext:value-type="float">
            <text:p>0.189795650072099</text:p>
          </table:table-cell>
          <table:table-cell table:style-name="ce1" office:value-type="float" office:value="0.196767700902484" calcext:value-type="float">
            <text:p>0.196767700902484</text:p>
          </table:table-cell>
          <table:table-cell table:style-name="ce1" office:value-type="float" office:value="0.214217890287504" calcext:value-type="float">
            <text:p>0.214217890287504</text:p>
          </table:table-cell>
          <table:table-cell table:style-name="ce1" office:value-type="float" office:value="0.22368480930909" calcext:value-type="float">
            <text:p>0.22368480930909</text:p>
          </table:table-cell>
          <table:table-cell table:style-name="ce1" office:value-type="float" office:value="0.239557927983882" calcext:value-type="float">
            <text:p>0.239557927983882</text:p>
          </table:table-cell>
          <table:table-cell table:style-name="ce1" office:value-type="float" office:value="0.23763389993066" calcext:value-type="float">
            <text:p>0.23763389993066</text:p>
          </table:table-cell>
          <table:table-cell table:style-name="ce1" office:value-type="float" office:value="0.23567947367087" calcext:value-type="float">
            <text:p>0.23567947367087</text:p>
          </table:table-cell>
          <table:table-cell table:style-name="ce1" office:value-type="float" office:value="0.246694272669172" calcext:value-type="float">
            <text:p>0.246694272669172</text:p>
          </table:table-cell>
          <table:table-cell table:style-name="ce1" office:value-type="float" office:value="0.241268588040457" calcext:value-type="float">
            <text:p>0.241268588040457</text:p>
          </table:table-cell>
          <table:table-cell table:style-name="ce1" office:value-type="float" office:value="0.239109577034695" calcext:value-type="float">
            <text:p>0.239109577034695</text:p>
          </table:table-cell>
          <table:table-cell table:style-name="ce1" office:value-type="float" office:value="0.236971481500506" calcext:value-type="float">
            <text:p>0.236971481500506</text:p>
          </table:table-cell>
          <table:table-cell table:style-name="ce1" office:value-type="float" office:value="0.214041118101044" calcext:value-type="float">
            <text:p>0.214041118101044</text:p>
          </table:table-cell>
          <table:table-cell table:style-name="ce1" office:value-type="float" office:value="0.136738906907517" calcext:value-type="float">
            <text:p>0.136738906907517</text:p>
          </table:table-cell>
          <table:table-cell table:style-name="ce1" office:value-type="float" office:value="0.15092562321051" calcext:value-type="float">
            <text:p>0.15092562321051</text:p>
          </table:table-cell>
          <table:table-cell table:style-name="ce1" office:value-type="float" office:value="0.111505144607759" calcext:value-type="float">
            <text:p>0.111505144607759</text:p>
          </table:table-cell>
          <table:table-cell table:style-name="ce1" office:value-type="float" office:value="0.111894799671937" calcext:value-type="float">
            <text:p>0.111894799671937</text:p>
          </table:table-cell>
          <table:table-cell table:style-name="ce1" office:value-type="float" office:value="0.112225082649175" calcext:value-type="float">
            <text:p>0.112225082649175</text:p>
          </table:table-cell>
          <table:table-cell table:style-name="ce1" office:value-type="float" office:value="0.138652194881131" calcext:value-type="float">
            <text:p>0.138652194881131</text:p>
          </table:table-cell>
          <table:table-cell table:style-name="ce1" office:value-type="float" office:value="0.140859579722534" calcext:value-type="float">
            <text:p>0.140859579722534</text:p>
          </table:table-cell>
          <table:table-cell table:style-name="ce1" office:value-type="float" office:value="0.145398090217011" calcext:value-type="float">
            <text:p>0.145398090217011</text:p>
          </table:table-cell>
          <table:table-cell table:style-name="ce1" office:value-type="float" office:value="0.144756166018669" calcext:value-type="float">
            <text:p>0.144756166018669</text:p>
          </table:table-cell>
          <table:table-cell table:style-name="ce1" office:value-type="float" office:value="0.151256889419658" calcext:value-type="float">
            <text:p>0.151256889419658</text:p>
          </table:table-cell>
          <table:table-cell table:style-name="ce1" office:value-type="float" office:value="0.145619047802046" calcext:value-type="float">
            <text:p>0.145619047802046</text:p>
          </table:table-cell>
          <table:table-cell table:style-name="ce1" office:value-type="float" office:value="0.146971002585119" calcext:value-type="float">
            <text:p>0.146971002585119</text:p>
          </table:table-cell>
          <table:table-cell table:style-name="ce1" office:value-type="float" office:value="0.145854597612526" calcext:value-type="float">
            <text:p>0.145854597612526</text:p>
          </table:table-cell>
          <table:table-cell table:style-name="ce1" office:value-type="float" office:value="0.146810683420286" calcext:value-type="float">
            <text:p>0.1468106834202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quatorial Guinea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872696983519426" calcext:value-type="float">
            <text:p>0.087269698351943</text:p>
          </table:table-cell>
          <table:table-cell table:style-name="ce1" office:value-type="float" office:value="0.0862485299882399" calcext:value-type="float">
            <text:p>0.08624852998824</text:p>
          </table:table-cell>
          <table:table-cell table:style-name="ce1" office:value-type="float" office:value="0.0852989067224936" calcext:value-type="float">
            <text:p>0.085298906722494</text:p>
          </table:table-cell>
          <table:table-cell table:style-name="ce1" office:value-type="float" office:value="0.098352427296065" calcext:value-type="float">
            <text:p>0.098352427296065</text:p>
          </table:table-cell>
          <table:table-cell table:style-name="ce1" office:value-type="float" office:value="0.0969581820860231" calcext:value-type="float">
            <text:p>0.096958182086023</text:p>
          </table:table-cell>
          <table:table-cell table:style-name="ce1" office:value-type="float" office:value="0.108882925616215" calcext:value-type="float">
            <text:p>0.108882925616215</text:p>
          </table:table-cell>
          <table:table-cell table:style-name="ce1" office:value-type="float" office:value="0.0931825607144154" calcext:value-type="float">
            <text:p>0.093182560714415</text:p>
          </table:table-cell>
          <table:table-cell table:style-name="ce1" office:value-type="float" office:value="0.0908814105401052" calcext:value-type="float">
            <text:p>0.090881410540105</text:p>
          </table:table-cell>
          <table:table-cell table:style-name="ce1" office:value-type="float" office:value="0.101613780347141" calcext:value-type="float">
            <text:p>0.101613780347141</text:p>
          </table:table-cell>
          <table:table-cell table:style-name="ce1" office:value-type="float" office:value="0.1506914052066" calcext:value-type="float">
            <text:p>0.1506914052066</text:p>
          </table:table-cell>
          <table:table-cell table:style-name="ce1" office:value-type="float" office:value="0.126054897646998" calcext:value-type="float">
            <text:p>0.126054897646998</text:p>
          </table:table-cell>
          <table:table-cell table:style-name="ce1" office:value-type="float" office:value="0.23166909429128" calcext:value-type="float">
            <text:p>0.23166909429128</text:p>
          </table:table-cell>
          <table:table-cell table:style-name="ce1" office:value-type="float" office:value="0.320138520075953" calcext:value-type="float">
            <text:p>0.320138520075953</text:p>
          </table:table-cell>
          <table:table-cell table:style-name="ce1" office:value-type="float" office:value="0.111799206551854" calcext:value-type="float">
            <text:p>0.111799206551854</text:p>
          </table:table-cell>
          <table:table-cell table:style-name="ce1" office:value-type="float" office:value="0.205691802858322" calcext:value-type="float">
            <text:p>0.205691802858322</text:p>
          </table:table-cell>
          <table:table-cell table:style-name="ce1" office:value-type="float" office:value="0.261664707857623" calcext:value-type="float">
            <text:p>0.261664707857623</text:p>
          </table:table-cell>
          <table:table-cell table:style-name="ce1" office:value-type="float" office:value="0.272829126748975" calcext:value-type="float">
            <text:p>0.272829126748975</text:p>
          </table:table-cell>
          <table:table-cell table:style-name="ce1" office:value-type="float" office:value="0.282906440604124" calcext:value-type="float">
            <text:p>0.282906440604124</text:p>
          </table:table-cell>
          <table:table-cell table:style-name="ce1" office:value-type="float" office:value="0.323632968543877" calcext:value-type="float">
            <text:p>0.323632968543877</text:p>
          </table:table-cell>
          <table:table-cell table:style-name="ce1" office:value-type="float" office:value="0.289929958049243" calcext:value-type="float">
            <text:p>0.289929958049243</text:p>
          </table:table-cell>
          <table:table-cell table:style-name="ce1" office:value-type="float" office:value="0.265959520409782" calcext:value-type="float">
            <text:p>0.265959520409782</text:p>
          </table:table-cell>
          <table:table-cell table:style-name="ce1" office:value-type="float" office:value="0.299110477646028" calcext:value-type="float">
            <text:p>0.299110477646028</text:p>
          </table:table-cell>
          <table:table-cell table:style-name="ce1" office:value-type="float" office:value="0.291841258092885" calcext:value-type="float">
            <text:p>0.291841258092885</text:p>
          </table:table-cell>
          <table:table-cell table:style-name="ce1" office:value-type="float" office:value="0.228181655130509" calcext:value-type="float">
            <text:p>0.228181655130509</text:p>
          </table:table-cell>
          <table:table-cell table:style-name="ce1" office:value-type="float" office:value="0.273387779999322" calcext:value-type="float">
            <text:p>0.273387779999322</text:p>
          </table:table-cell>
          <table:table-cell table:style-name="ce1" office:value-type="float" office:value="0.209938073897846" calcext:value-type="float">
            <text:p>0.209938073897846</text:p>
          </table:table-cell>
          <table:table-cell table:style-name="ce1" office:value-type="float" office:value="0.244283823925728" calcext:value-type="float">
            <text:p>0.244283823925728</text:p>
          </table:table-cell>
          <table:table-cell table:style-name="ce1" office:value-type="float" office:value="0.288412129686271" calcext:value-type="float">
            <text:p>0.288412129686271</text:p>
          </table:table-cell>
          <table:table-cell table:style-name="ce1" office:value-type="float" office:value="0.299990408702128" calcext:value-type="float">
            <text:p>0.299990408702128</text:p>
          </table:table-cell>
          <table:table-cell table:style-name="ce1" office:value-type="float" office:value="0.321093662351451" calcext:value-type="float">
            <text:p>0.321093662351451</text:p>
          </table:table-cell>
          <table:table-cell table:style-name="ce1" office:value-type="float" office:value="0.320675317929951" calcext:value-type="float">
            <text:p>0.320675317929951</text:p>
          </table:table-cell>
          <table:table-cell table:style-name="ce1" office:value-type="float" office:value="0.516636311705744" calcext:value-type="float">
            <text:p>0.516636311705744</text:p>
          </table:table-cell>
          <table:table-cell table:style-name="ce1" office:value-type="float" office:value="0.535419878687689" calcext:value-type="float">
            <text:p>0.535419878687689</text:p>
          </table:table-cell>
          <table:table-cell table:style-name="ce1" office:value-type="float" office:value="0.245396251036665" calcext:value-type="float">
            <text:p>0.245396251036665</text:p>
          </table:table-cell>
          <table:table-cell table:style-name="ce1" office:value-type="float" office:value="0.084649709023839" calcext:value-type="float">
            <text:p>0.084649709023839</text:p>
          </table:table-cell>
          <table:table-cell table:style-name="ce1" office:value-type="float" office:value="0.294451433312813" calcext:value-type="float">
            <text:p>0.294451433312813</text:p>
          </table:table-cell>
          <table:table-cell table:style-name="ce1" office:value-type="float" office:value="0.252981605884737" calcext:value-type="float">
            <text:p>0.252981605884737</text:p>
          </table:table-cell>
          <table:table-cell table:style-name="ce1" office:value-type="float" office:value="0.611375553314049" calcext:value-type="float">
            <text:p>0.611375553314049</text:p>
          </table:table-cell>
          <table:table-cell table:style-name="ce1" office:value-type="float" office:value="0.339858561843934" calcext:value-type="float">
            <text:p>0.339858561843934</text:p>
          </table:table-cell>
          <table:table-cell table:style-name="ce1" office:value-type="float" office:value="0.921487804545463" calcext:value-type="float">
            <text:p>0.921487804545463</text:p>
          </table:table-cell>
          <table:table-cell table:style-name="ce1" office:value-type="float" office:value="0.856491666917815" calcext:value-type="float">
            <text:p>0.856491666917815</text:p>
          </table:table-cell>
          <table:table-cell table:style-name="ce1" office:value-type="float" office:value="5.63735617214353" calcext:value-type="float">
            <text:p>5.63735617214353</text:p>
          </table:table-cell>
          <table:table-cell table:style-name="ce1" office:value-type="float" office:value="8.77241819104259" calcext:value-type="float">
            <text:p>8.77241819104259</text:p>
          </table:table-cell>
          <table:table-cell table:style-name="ce1" office:value-type="float" office:value="10.2553410864867" calcext:value-type="float">
            <text:p>10.2553410864867</text:p>
          </table:table-cell>
          <table:table-cell table:style-name="ce1" office:value-type="float" office:value="8.60793862101844" calcext:value-type="float">
            <text:p>8.60793862101844</text:p>
          </table:table-cell>
          <table:table-cell table:style-name="ce1" office:value-type="float" office:value="7.52891992854701" calcext:value-type="float">
            <text:p>7.52891992854701</text:p>
          </table:table-cell>
          <table:table-cell table:style-name="ce1" office:value-type="float" office:value="7.35991872613122" calcext:value-type="float">
            <text:p>7.35991872613122</text:p>
          </table:table-cell>
          <table:table-cell table:style-name="ce1" office:value-type="float" office:value="7.20404086524742" calcext:value-type="float">
            <text:p>7.20404086524742</text:p>
          </table:table-cell>
          <table:table-cell table:style-name="ce1" office:value-type="float" office:value="6.56211756236675" calcext:value-type="float">
            <text:p>6.56211756236675</text:p>
          </table:table-cell>
          <table:table-cell table:style-name="ce1" office:value-type="float" office:value="6.53381507590274" calcext:value-type="float">
            <text:p>6.53381507590274</text:p>
          </table:table-cell>
          <table:table-cell table:style-name="ce1" office:value-type="float" office:value="6.42106187646663" calcext:value-type="float">
            <text:p>6.42106187646663</text:p>
          </table:table-cell>
          <table:table-cell table:style-name="ce1" office:value-type="float" office:value="8.9072415363595" calcext:value-type="float">
            <text:p>8.907241536359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12892048165296" calcext:value-type="float">
            <text:p>1.12892048165296</text:p>
          </table:table-cell>
          <table:table-cell table:style-name="ce1" office:value-type="float" office:value="1.1697826281101" calcext:value-type="float">
            <text:p>1.1697826281101</text:p>
          </table:table-cell>
          <table:table-cell table:style-name="ce1" office:value-type="float" office:value="1.20320119011869" calcext:value-type="float">
            <text:p>1.20320119011869</text:p>
          </table:table-cell>
          <table:table-cell table:style-name="ce1" office:value-type="float" office:value="1.44567489718001" calcext:value-type="float">
            <text:p>1.44567489718001</text:p>
          </table:table-cell>
          <table:table-cell table:style-name="ce1" office:value-type="float" office:value="1.55376444595214" calcext:value-type="float">
            <text:p>1.55376444595214</text:p>
          </table:table-cell>
          <table:table-cell table:style-name="ce1" office:value-type="float" office:value="1.99125355702521" calcext:value-type="float">
            <text:p>1.99125355702521</text:p>
          </table:table-cell>
          <table:table-cell table:style-name="ce1" office:value-type="float" office:value="2.16520985120015" calcext:value-type="float">
            <text:p>2.16520985120015</text:p>
          </table:table-cell>
          <table:table-cell table:style-name="ce1" office:value-type="float" office:value="2.24941398567126" calcext:value-type="float">
            <text:p>2.24941398567126</text:p>
          </table:table-cell>
          <table:table-cell table:style-name="ce1" office:value-type="float" office:value="2.55366995909397" calcext:value-type="float">
            <text:p>2.55366995909397</text:p>
          </table:table-cell>
          <table:table-cell table:style-name="ce1" office:value-type="float" office:value="2.90383384301686" calcext:value-type="float">
            <text:p>2.90383384301686</text:p>
          </table:table-cell>
          <table:table-cell table:style-name="ce1" office:value-type="float" office:value="2.74832971408672" calcext:value-type="float">
            <text:p>2.74832971408672</text:p>
          </table:table-cell>
          <table:table-cell table:style-name="ce1" office:value-type="float" office:value="3.14959592509871" calcext:value-type="float">
            <text:p>3.14959592509871</text:p>
          </table:table-cell>
          <table:table-cell table:style-name="ce1" office:value-type="float" office:value="3.55205212772995" calcext:value-type="float">
            <text:p>3.55205212772995</text:p>
          </table:table-cell>
          <table:table-cell table:style-name="ce1" office:value-type="float" office:value="4.17251216977863" calcext:value-type="float">
            <text:p>4.17251216977863</text:p>
          </table:table-cell>
          <table:table-cell table:style-name="ce1" office:value-type="float" office:value="4.04138251390144" calcext:value-type="float">
            <text:p>4.04138251390144</text:p>
          </table:table-cell>
          <table:table-cell table:style-name="ce1" office:value-type="float" office:value="4.29709731045269" calcext:value-type="float">
            <text:p>4.29709731045269</text:p>
          </table:table-cell>
          <table:table-cell table:style-name="ce1" office:value-type="float" office:value="4.67028008902772" calcext:value-type="float">
            <text:p>4.67028008902772</text:p>
          </table:table-cell>
          <table:table-cell table:style-name="ce1" office:value-type="float" office:value="5.04915346535132" calcext:value-type="float">
            <text:p>5.04915346535132</text:p>
          </table:table-cell>
          <table:table-cell table:style-name="ce1" office:value-type="float" office:value="5.09882428969203" calcext:value-type="float">
            <text:p>5.09882428969203</text:p>
          </table:table-cell>
          <table:table-cell table:style-name="ce1" office:value-type="float" office:value="5.37207896979742" calcext:value-type="float">
            <text:p>5.37207896979742</text:p>
          </table:table-cell>
          <table:table-cell table:style-name="ce1" office:value-type="float" office:value="5.33364255450218" calcext:value-type="float">
            <text:p>5.33364255450218</text:p>
          </table:table-cell>
          <table:table-cell table:style-name="ce1" office:value-type="float" office:value="5.21329215209649" calcext:value-type="float">
            <text:p>5.21329215209649</text:p>
          </table:table-cell>
          <table:table-cell table:style-name="ce1" office:value-type="float" office:value="5.32696641804347" calcext:value-type="float">
            <text:p>5.32696641804347</text:p>
          </table:table-cell>
          <table:table-cell table:style-name="ce1" office:value-type="float" office:value="5.64092140384723" calcext:value-type="float">
            <text:p>5.64092140384723</text:p>
          </table:table-cell>
          <table:table-cell table:style-name="ce1" office:value-type="float" office:value="5.76556187821481" calcext:value-type="float">
            <text:p>5.76556187821481</text:p>
          </table:table-cell>
          <table:table-cell table:style-name="ce1" office:value-type="float" office:value="6.1001622660882" calcext:value-type="float">
            <text:p>6.1001622660882</text:p>
          </table:table-cell>
          <table:table-cell table:style-name="ce1" office:value-type="float" office:value="5.93248834955168" calcext:value-type="float">
            <text:p>5.93248834955168</text:p>
          </table:table-cell>
          <table:table-cell table:style-name="ce1" office:value-type="float" office:value="6.34683266345652" calcext:value-type="float">
            <text:p>6.34683266345652</text:p>
          </table:table-cell>
          <table:table-cell table:style-name="ce1" office:value-type="float" office:value="6.77393266482568" calcext:value-type="float">
            <text:p>6.77393266482568</text:p>
          </table:table-cell>
          <table:table-cell table:style-name="ce1" office:value-type="float" office:value="7.35253726201244" calcext:value-type="float">
            <text:p>7.35253726201244</text:p>
          </table:table-cell>
          <table:table-cell table:style-name="ce1" office:value-type="float" office:value="7.28452164170849" calcext:value-type="float">
            <text:p>7.28452164170849</text:p>
          </table:table-cell>
          <table:table-cell table:style-name="ce1" office:value-type="float" office:value="7.17663981537854" calcext:value-type="float">
            <text:p>7.17663981537854</text:p>
          </table:table-cell>
          <table:table-cell table:style-name="ce1" office:value-type="float" office:value="7.26025772903919" calcext:value-type="float">
            <text:p>7.26025772903919</text:p>
          </table:table-cell>
          <table:table-cell table:style-name="ce1" office:value-type="float" office:value="7.23800623589026" calcext:value-type="float">
            <text:p>7.23800623589026</text:p>
          </table:table-cell>
          <table:table-cell table:style-name="ce1" office:value-type="float" office:value="7.41079235630208" calcext:value-type="float">
            <text:p>7.41079235630208</text:p>
          </table:table-cell>
          <table:table-cell table:style-name="ce1" office:value-type="float" office:value="7.45887964319396" calcext:value-type="float">
            <text:p>7.45887964319396</text:p>
          </table:table-cell>
          <table:table-cell table:style-name="ce1" office:value-type="float" office:value="7.56365413618882" calcext:value-type="float">
            <text:p>7.56365413618882</text:p>
          </table:table-cell>
          <table:table-cell table:style-name="ce1" office:value-type="float" office:value="7.85250691311411" calcext:value-type="float">
            <text:p>7.85250691311411</text:p>
          </table:table-cell>
          <table:table-cell table:style-name="ce1" office:value-type="float" office:value="8.18536787758865" calcext:value-type="float">
            <text:p>8.18536787758865</text:p>
          </table:table-cell>
          <table:table-cell table:style-name="ce1" office:value-type="float" office:value="8.05045281887672" calcext:value-type="float">
            <text:p>8.05045281887672</text:p>
          </table:table-cell>
          <table:table-cell table:style-name="ce1" office:value-type="float" office:value="8.47843382003456" calcext:value-type="float">
            <text:p>8.47843382003456</text:p>
          </table:table-cell>
          <table:table-cell table:style-name="ce1" office:value-type="float" office:value="8.63601427417748" calcext:value-type="float">
            <text:p>8.63601427417748</text:p>
          </table:table-cell>
          <table:table-cell table:style-name="ce1" office:value-type="float" office:value="8.59197018681489" calcext:value-type="float">
            <text:p>8.59197018681489</text:p>
          </table:table-cell>
          <table:table-cell table:style-name="ce1" office:value-type="float" office:value="8.76074512699864" calcext:value-type="float">
            <text:p>8.76074512699864</text:p>
          </table:table-cell>
          <table:table-cell table:style-name="ce1" office:value-type="float" office:value="8.86796719458015" calcext:value-type="float">
            <text:p>8.86796719458015</text:p>
          </table:table-cell>
          <table:table-cell table:style-name="ce1" office:value-type="float" office:value="8.98083944811261" calcext:value-type="float">
            <text:p>8.98083944811261</text:p>
          </table:table-cell>
          <table:table-cell table:style-name="ce1" office:value-type="float" office:value="8.82779621939824" calcext:value-type="float">
            <text:p>8.82779621939824</text:p>
          </table:table-cell>
          <table:table-cell table:style-name="ce1" office:value-type="float" office:value="8.89229344181771" calcext:value-type="float">
            <text:p>8.89229344181771</text:p>
          </table:table-cell>
          <table:table-cell table:style-name="ce1" office:value-type="float" office:value="8.82932793492884" calcext:value-type="float">
            <text:p>8.82932793492884</text:p>
          </table:table-cell>
          <table:table-cell table:style-name="ce1" office:value-type="float" office:value="8.54432472733228" calcext:value-type="float">
            <text:p>8.54432472733228</text:p>
          </table:table-cell>
          <table:table-cell table:style-name="ce1" office:value-type="float" office:value="7.79737047897371" calcext:value-type="float">
            <text:p>7.79737047897371</text:p>
          </table:table-cell>
          <table:table-cell table:style-name="ce1" office:value-type="float" office:value="7.5685190833343" calcext:value-type="float">
            <text:p>7.568519083334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renada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44844815882307" calcext:value-type="float">
            <text:p>0.244844815882307</text:p>
          </table:table-cell>
          <table:table-cell table:style-name="ce1" office:value-type="float" office:value="0.200909489371028" calcext:value-type="float">
            <text:p>0.200909489371028</text:p>
          </table:table-cell>
          <table:table-cell table:style-name="ce1" office:value-type="float" office:value="0.277730892408898" calcext:value-type="float">
            <text:p>0.277730892408898</text:p>
          </table:table-cell>
          <table:table-cell table:style-name="ce1" office:value-type="float" office:value="0.157122351479315" calcext:value-type="float">
            <text:p>0.157122351479315</text:p>
          </table:table-cell>
          <table:table-cell table:style-name="ce1" office:value-type="float" office:value="0.233899602406821" calcext:value-type="float">
            <text:p>0.233899602406821</text:p>
          </table:table-cell>
          <table:table-cell table:style-name="ce1" office:value-type="float" office:value="0.232630922297762" calcext:value-type="float">
            <text:p>0.232630922297762</text:p>
          </table:table-cell>
          <table:table-cell table:style-name="ce1" office:value-type="float" office:value="0.309197074137313" calcext:value-type="float">
            <text:p>0.309197074137313</text:p>
          </table:table-cell>
          <table:table-cell table:style-name="ce1" office:value-type="float" office:value="0.386154461784714" calcext:value-type="float">
            <text:p>0.386154461784714</text:p>
          </table:table-cell>
          <table:table-cell table:style-name="ce1" office:value-type="float" office:value="0.425159420289855" calcext:value-type="float">
            <text:p>0.425159420289855</text:p>
          </table:table-cell>
          <table:table-cell table:style-name="ce1" office:value-type="float" office:value="0.50348535096428" calcext:value-type="float">
            <text:p>0.50348535096428</text:p>
          </table:table-cell>
          <table:table-cell table:style-name="ce1" office:value-type="float" office:value="0.465995975855131" calcext:value-type="float">
            <text:p>0.465995975855131</text:p>
          </table:table-cell>
          <table:table-cell table:style-name="ce1" office:value-type="float" office:value="0.506169038012317" calcext:value-type="float">
            <text:p>0.506169038012317</text:p>
          </table:table-cell>
          <table:table-cell table:style-name="ce1" office:value-type="float" office:value="0.50747841638545" calcext:value-type="float">
            <text:p>0.50747841638545</text:p>
          </table:table-cell>
          <table:table-cell table:style-name="ce1" office:value-type="float" office:value="0.587478238579927" calcext:value-type="float">
            <text:p>0.587478238579927</text:p>
          </table:table-cell>
          <table:table-cell table:style-name="ce1" office:value-type="float" office:value="0.39366190379062" calcext:value-type="float">
            <text:p>0.39366190379062</text:p>
          </table:table-cell>
          <table:table-cell table:style-name="ce1" office:value-type="float" office:value="0.515624154976042" calcext:value-type="float">
            <text:p>0.515624154976042</text:p>
          </table:table-cell>
          <table:table-cell table:style-name="ce1" office:value-type="float" office:value="0.521364904030185" calcext:value-type="float">
            <text:p>0.521364904030185</text:p>
          </table:table-cell>
          <table:table-cell table:style-name="ce1" office:value-type="float" office:value="0.528579507024294" calcext:value-type="float">
            <text:p>0.528579507024294</text:p>
          </table:table-cell>
          <table:table-cell table:style-name="ce1" office:value-type="float" office:value="0.576378129561019" calcext:value-type="float">
            <text:p>0.576378129561019</text:p>
          </table:table-cell>
          <table:table-cell table:style-name="ce1" office:value-type="float" office:value="0.538223572049542" calcext:value-type="float">
            <text:p>0.538223572049542</text:p>
          </table:table-cell>
          <table:table-cell table:style-name="ce1" office:value-type="float" office:value="0.535605141341962" calcext:value-type="float">
            <text:p>0.535605141341962</text:p>
          </table:table-cell>
          <table:table-cell table:style-name="ce1" office:value-type="float" office:value="0.647772564173337" calcext:value-type="float">
            <text:p>0.647772564173337</text:p>
          </table:table-cell>
          <table:table-cell table:style-name="ce1" office:value-type="float" office:value="0.669656572601003" calcext:value-type="float">
            <text:p>0.669656572601003</text:p>
          </table:table-cell>
          <table:table-cell table:style-name="ce1" office:value-type="float" office:value="0.649493128848418" calcext:value-type="float">
            <text:p>0.649493128848418</text:p>
          </table:table-cell>
          <table:table-cell table:style-name="ce1" office:value-type="float" office:value="0.63326899634295" calcext:value-type="float">
            <text:p>0.63326899634295</text:p>
          </table:table-cell>
          <table:table-cell table:style-name="ce1" office:value-type="float" office:value="0.623970292371906" calcext:value-type="float">
            <text:p>0.623970292371906</text:p>
          </table:table-cell>
          <table:table-cell table:style-name="ce1" office:value-type="float" office:value="0.659097717332694" calcext:value-type="float">
            <text:p>0.659097717332694</text:p>
          </table:table-cell>
          <table:table-cell table:style-name="ce1" office:value-type="float" office:value="0.73796802205653" calcext:value-type="float">
            <text:p>0.73796802205653</text:p>
          </table:table-cell>
          <table:table-cell table:style-name="ce1" office:value-type="float" office:value="0.972252531535849" calcext:value-type="float">
            <text:p>0.972252531535849</text:p>
          </table:table-cell>
          <table:table-cell table:style-name="ce1" office:value-type="float" office:value="1.05992505497001" calcext:value-type="float">
            <text:p>1.05992505497001</text:p>
          </table:table-cell>
          <table:table-cell table:style-name="ce1" office:value-type="float" office:value="1.14253370168041" calcext:value-type="float">
            <text:p>1.14253370168041</text:p>
          </table:table-cell>
          <table:table-cell table:style-name="ce1" office:value-type="float" office:value="1.17854958270696" calcext:value-type="float">
            <text:p>1.17854958270696</text:p>
          </table:table-cell>
          <table:table-cell table:style-name="ce1" office:value-type="float" office:value="1.2449563276098" calcext:value-type="float">
            <text:p>1.2449563276098</text:p>
          </table:table-cell>
          <table:table-cell table:style-name="ce1" office:value-type="float" office:value="1.26831600577811" calcext:value-type="float">
            <text:p>1.26831600577811</text:p>
          </table:table-cell>
          <table:table-cell table:style-name="ce1" office:value-type="float" office:value="1.43871915334547" calcext:value-type="float">
            <text:p>1.43871915334547</text:p>
          </table:table-cell>
          <table:table-cell table:style-name="ce1" office:value-type="float" office:value="1.53625327920362" calcext:value-type="float">
            <text:p>1.53625327920362</text:p>
          </table:table-cell>
          <table:table-cell table:style-name="ce1" office:value-type="float" office:value="1.56435771260764" calcext:value-type="float">
            <text:p>1.56435771260764</text:p>
          </table:table-cell>
          <table:table-cell table:style-name="ce1" office:value-type="float" office:value="1.70431644004944" calcext:value-type="float">
            <text:p>1.70431644004944</text:p>
          </table:table-cell>
          <table:table-cell table:style-name="ce1" office:value-type="float" office:value="1.73753726481215" calcext:value-type="float">
            <text:p>1.73753726481215</text:p>
          </table:table-cell>
          <table:table-cell table:style-name="ce1" office:value-type="float" office:value="1.91590185427983" calcext:value-type="float">
            <text:p>1.91590185427983</text:p>
          </table:table-cell>
          <table:table-cell table:style-name="ce1" office:value-type="float" office:value="1.8764416453454" calcext:value-type="float">
            <text:p>1.8764416453454</text:p>
          </table:table-cell>
          <table:table-cell table:style-name="ce1" office:value-type="float" office:value="1.90822688489823" calcext:value-type="float">
            <text:p>1.90822688489823</text:p>
          </table:table-cell>
          <table:table-cell table:style-name="ce1" office:value-type="float" office:value="2.01128305582762" calcext:value-type="float">
            <text:p>2.01128305582762</text:p>
          </table:table-cell>
          <table:table-cell table:style-name="ce1" office:value-type="float" office:value="2.11342079299802" calcext:value-type="float">
            <text:p>2.11342079299802</text:p>
          </table:table-cell>
          <table:table-cell table:style-name="ce1" office:value-type="float" office:value="2.0003701647233" calcext:value-type="float">
            <text:p>2.0003701647233</text:p>
          </table:table-cell>
          <table:table-cell table:style-name="ce1" office:value-type="float" office:value="2.10151431263417" calcext:value-type="float">
            <text:p>2.10151431263417</text:p>
          </table:table-cell>
          <table:table-cell table:style-name="ce1" office:value-type="float" office:value="2.23729650684202" calcext:value-type="float">
            <text:p>2.23729650684202</text:p>
          </table:table-cell>
          <table:table-cell table:style-name="ce1" office:value-type="float" office:value="2.30101267533571" calcext:value-type="float">
            <text:p>2.30101267533571</text:p>
          </table:table-cell>
          <table:table-cell table:style-name="ce1" office:value-type="float" office:value="2.50502241807301" calcext:value-type="float">
            <text:p>2.50502241807301</text:p>
          </table:table-cell>
          <table:table-cell table:style-name="ce1" office:value-type="float" office:value="2.42596214692516" calcext:value-type="float">
            <text:p>2.42596214692516</text:p>
          </table:table-cell>
          <table:table-cell table:style-name="ce1" office:value-type="float" office:value="2.48724170543672" calcext:value-type="float">
            <text:p>2.48724170543672</text:p>
          </table:table-cell>
          <table:table-cell table:style-name="ce1" office:value-type="float" office:value="2.40813743218807" calcext:value-type="float">
            <text:p>2.4081374321880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reenland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88267692307692" calcext:value-type="float">
            <text:p>6.88267692307692</text:p>
          </table:table-cell>
          <table:table-cell table:style-name="ce1" office:value-type="float" office:value="8.70504451038576" calcext:value-type="float">
            <text:p>8.70504451038576</text:p>
          </table:table-cell>
          <table:table-cell table:style-name="ce1" office:value-type="float" office:value="7.54354285714286" calcext:value-type="float">
            <text:p>7.54354285714286</text:p>
          </table:table-cell>
          <table:table-cell table:style-name="ce1" office:value-type="float" office:value="9.06675824175824" calcext:value-type="float">
            <text:p>9.06675824175824</text:p>
          </table:table-cell>
          <table:table-cell table:style-name="ce1" office:value-type="float" office:value="8.38728723404256" calcext:value-type="float">
            <text:p>8.38728723404256</text:p>
          </table:table-cell>
          <table:table-cell table:style-name="ce1" office:value-type="float" office:value="8.79331632653061" calcext:value-type="float">
            <text:p>8.79331632653061</text:p>
          </table:table-cell>
          <table:table-cell table:style-name="ce1" office:value-type="float" office:value="9.59758024691358" calcext:value-type="float">
            <text:p>9.59758024691358</text:p>
          </table:table-cell>
          <table:table-cell table:style-name="ce1" office:value-type="float" office:value="9.97704057279236" calcext:value-type="float">
            <text:p>9.97704057279236</text:p>
          </table:table-cell>
          <table:table-cell table:style-name="ce1" office:value-type="float" office:value="12.5049769585253" calcext:value-type="float">
            <text:p>12.5049769585253</text:p>
          </table:table-cell>
          <table:table-cell table:style-name="ce1" office:value-type="float" office:value="9.06541202672606" calcext:value-type="float">
            <text:p>9.06541202672606</text:p>
          </table:table-cell>
          <table:table-cell table:style-name="ce1" office:value-type="float" office:value="8.21913793103448" calcext:value-type="float">
            <text:p>8.21913793103448</text:p>
          </table:table-cell>
          <table:table-cell table:style-name="ce1" office:value-type="float" office:value="9.94440677966102" calcext:value-type="float">
            <text:p>9.94440677966102</text:p>
          </table:table-cell>
          <table:table-cell table:style-name="ce1" office:value-type="float" office:value="11.4641200828157" calcext:value-type="float">
            <text:p>11.4641200828157</text:p>
          </table:table-cell>
          <table:table-cell table:style-name="ce1" office:value-type="float" office:value="11.3751836734694" calcext:value-type="float">
            <text:p>11.3751836734694</text:p>
          </table:table-cell>
          <table:table-cell table:style-name="ce1" office:value-type="float" office:value="11.2602828282828" calcext:value-type="float">
            <text:p>11.2602828282828</text:p>
          </table:table-cell>
          <table:table-cell table:style-name="ce1" office:value-type="float" office:value="10.2025403225806" calcext:value-type="float">
            <text:p>10.2025403225806</text:p>
          </table:table-cell>
          <table:table-cell table:style-name="ce1" office:value-type="float" office:value="4.42696177062374" calcext:value-type="float">
            <text:p>4.42696177062374</text:p>
          </table:table-cell>
          <table:table-cell table:style-name="ce1" office:value-type="float" office:value="14.6234615384615" calcext:value-type="float">
            <text:p>14.6234615384615</text:p>
          </table:table-cell>
          <table:table-cell table:style-name="ce1" office:value-type="float" office:value="7.97497967479675" calcext:value-type="float">
            <text:p>7.97497967479675</text:p>
          </table:table-cell>
          <table:table-cell table:style-name="ce1" office:value-type="float" office:value="11.5333064516129" calcext:value-type="float">
            <text:p>11.5333064516129</text:p>
          </table:table-cell>
          <table:table-cell table:style-name="ce1" office:value-type="float" office:value="11.2493625498008" calcext:value-type="float">
            <text:p>11.2493625498008</text:p>
          </table:table-cell>
          <table:table-cell table:style-name="ce1" office:value-type="float" office:value="10.3538823529412" calcext:value-type="float">
            <text:p>10.3538823529412</text:p>
          </table:table-cell>
          <table:table-cell table:style-name="ce1" office:value-type="float" office:value="10.0397475728155" calcext:value-type="float">
            <text:p>10.0397475728155</text:p>
          </table:table-cell>
          <table:table-cell table:style-name="ce1" office:value-type="float" office:value="6.96800383877159" calcext:value-type="float">
            <text:p>6.96800383877159</text:p>
          </table:table-cell>
          <table:table-cell table:style-name="ce1" office:value-type="float" office:value="10.7852941176471" calcext:value-type="float">
            <text:p>10.7852941176471</text:p>
          </table:table-cell>
          <table:table-cell table:style-name="ce1" office:value-type="float" office:value="9.58107142857143" calcext:value-type="float">
            <text:p>9.58107142857143</text:p>
          </table:table-cell>
          <table:table-cell table:style-name="ce1" office:value-type="float" office:value="6.10024299065421" calcext:value-type="float">
            <text:p>6.10024299065421</text:p>
          </table:table-cell>
          <table:table-cell table:style-name="ce1" office:value-type="float" office:value="4.33804066543438" calcext:value-type="float">
            <text:p>4.33804066543438</text:p>
          </table:table-cell>
          <table:table-cell table:style-name="ce1" office:value-type="float" office:value="9.97049270072993" calcext:value-type="float">
            <text:p>9.97049270072993</text:p>
          </table:table-cell>
          <table:table-cell table:style-name="ce1" office:value-type="float" office:value="8.55412296564195" calcext:value-type="float">
            <text:p>8.55412296564195</text:p>
          </table:table-cell>
          <table:table-cell table:style-name="ce1" office:value-type="float" office:value="10.0248920863309" calcext:value-type="float">
            <text:p>10.0248920863309</text:p>
          </table:table-cell>
          <table:table-cell table:style-name="ce1" office:value-type="float" office:value="9.91081081081081" calcext:value-type="float">
            <text:p>9.91081081081081</text:p>
          </table:table-cell>
          <table:table-cell table:style-name="ce1" office:value-type="float" office:value="8.75305605786618" calcext:value-type="float">
            <text:p>8.75305605786618</text:p>
          </table:table-cell>
          <table:table-cell table:style-name="ce1" office:value-type="float" office:value="9.10106884057971" calcext:value-type="float">
            <text:p>9.10106884057971</text:p>
          </table:table-cell>
          <table:table-cell table:style-name="ce1" office:value-type="float" office:value="9.11794594594595" calcext:value-type="float">
            <text:p>9.11794594594595</text:p>
          </table:table-cell>
          <table:table-cell table:style-name="ce1" office:value-type="float" office:value="9.0689247311828" calcext:value-type="float">
            <text:p>9.0689247311828</text:p>
          </table:table-cell>
          <table:table-cell table:style-name="ce1" office:value-type="float" office:value="9.24949910554562" calcext:value-type="float">
            <text:p>9.24949910554562</text:p>
          </table:table-cell>
          <table:table-cell table:style-name="ce1" office:value-type="float" office:value="9.36394642857143" calcext:value-type="float">
            <text:p>9.36394642857143</text:p>
          </table:table-cell>
          <table:table-cell table:style-name="ce1" office:value-type="float" office:value="9.47798573975045" calcext:value-type="float">
            <text:p>9.47798573975045</text:p>
          </table:table-cell>
          <table:table-cell table:style-name="ce1" office:value-type="float" office:value="9.67408199643494" calcext:value-type="float">
            <text:p>9.67408199643494</text:p>
          </table:table-cell>
          <table:table-cell table:style-name="ce1" office:value-type="float" office:value="9.46112099644128" calcext:value-type="float">
            <text:p>9.46112099644128</text:p>
          </table:table-cell>
          <table:table-cell table:style-name="ce1" office:value-type="float" office:value="9.56608695652174" calcext:value-type="float">
            <text:p>9.56608695652174</text:p>
          </table:table-cell>
          <table:table-cell table:style-name="ce1" office:value-type="float" office:value="9.52231977247434" calcext:value-type="float">
            <text:p>9.52231977247434</text:p>
          </table:table-cell>
          <table:table-cell table:style-name="ce1" office:value-type="float" office:value="9.36695146657271" calcext:value-type="float">
            <text:p>9.36695146657271</text:p>
          </table:table-cell>
          <table:table-cell table:style-name="ce1" office:value-type="float" office:value="10.2449965735974" calcext:value-type="float">
            <text:p>10.2449965735974</text:p>
          </table:table-cell>
          <table:table-cell table:style-name="ce1" office:value-type="float" office:value="10.6915254237288" calcext:value-type="float">
            <text:p>10.6915254237288</text:p>
          </table:table-cell>
          <table:table-cell table:style-name="ce1" office:value-type="float" office:value="11.0447916299715" calcext:value-type="float">
            <text:p>11.0447916299715</text:p>
          </table:table-cell>
          <table:table-cell table:style-name="ce1" office:value-type="float" office:value="11.2820793917426" calcext:value-type="float">
            <text:p>11.2820793917426</text:p>
          </table:table-cell>
          <table:table-cell table:style-name="ce1" office:value-type="float" office:value="11.7181508308479" calcext:value-type="float">
            <text:p>11.7181508308479</text:p>
          </table:table-cell>
          <table:table-cell table:style-name="ce1" office:value-type="float" office:value="10.2217388988513" calcext:value-type="float">
            <text:p>10.2217388988513</text:p>
          </table:table-cell>
          <table:table-cell table:style-name="ce1" office:value-type="float" office:value="11.6637729549249" calcext:value-type="float">
            <text:p>11.6637729549249</text:p>
          </table:table-cell>
          <table:table-cell table:style-name="ce1" office:value-type="float" office:value="12.4403410089647" calcext:value-type="float">
            <text:p>12.440341008964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26049925440121" calcext:value-type="float">
            <text:p>0.326049925440121</text:p>
          </table:table-cell>
          <table:table-cell table:style-name="ce1" office:value-type="float" office:value="0.332099081055941" calcext:value-type="float">
            <text:p>0.332099081055941</text:p>
          </table:table-cell>
          <table:table-cell table:style-name="ce1" office:value-type="float" office:value="0.317326737332205" calcext:value-type="float">
            <text:p>0.317326737332205</text:p>
          </table:table-cell>
          <table:table-cell table:style-name="ce1" office:value-type="float" office:value="0.339922084878386" calcext:value-type="float">
            <text:p>0.339922084878386</text:p>
          </table:table-cell>
          <table:table-cell table:style-name="ce1" office:value-type="float" office:value="0.384964200062336" calcext:value-type="float">
            <text:p>0.384964200062336</text:p>
          </table:table-cell>
          <table:table-cell table:style-name="ce1" office:value-type="float" office:value="0.418026256486873" calcext:value-type="float">
            <text:p>0.418026256486873</text:p>
          </table:table-cell>
          <table:table-cell table:style-name="ce1" office:value-type="float" office:value="0.35848281908588" calcext:value-type="float">
            <text:p>0.35848281908588</text:p>
          </table:table-cell>
          <table:table-cell table:style-name="ce1" office:value-type="float" office:value="0.397317380130676" calcext:value-type="float">
            <text:p>0.397317380130676</text:p>
          </table:table-cell>
          <table:table-cell table:style-name="ce1" office:value-type="float" office:value="0.417332997366637" calcext:value-type="float">
            <text:p>0.417332997366637</text:p>
          </table:table-cell>
          <table:table-cell table:style-name="ce1" office:value-type="float" office:value="0.432415636376183" calcext:value-type="float">
            <text:p>0.432415636376183</text:p>
          </table:table-cell>
          <table:table-cell table:style-name="ce1" office:value-type="float" office:value="0.423943611590107" calcext:value-type="float">
            <text:p>0.423943611590107</text:p>
          </table:table-cell>
          <table:table-cell table:style-name="ce1" office:value-type="float" office:value="0.437844937380599" calcext:value-type="float">
            <text:p>0.437844937380599</text:p>
          </table:table-cell>
          <table:table-cell table:style-name="ce1" office:value-type="float" office:value="0.472297881388426" calcext:value-type="float">
            <text:p>0.472297881388426</text:p>
          </table:table-cell>
          <table:table-cell table:style-name="ce1" office:value-type="float" office:value="0.497674848101823" calcext:value-type="float">
            <text:p>0.497674848101823</text:p>
          </table:table-cell>
          <table:table-cell table:style-name="ce1" office:value-type="float" office:value="0.505724181782502" calcext:value-type="float">
            <text:p>0.505724181782502</text:p>
          </table:table-cell>
          <table:table-cell table:style-name="ce1" office:value-type="float" office:value="0.564925922131952" calcext:value-type="float">
            <text:p>0.564925922131952</text:p>
          </table:table-cell>
          <table:table-cell table:style-name="ce1" office:value-type="float" office:value="0.516742511620968" calcext:value-type="float">
            <text:p>0.516742511620968</text:p>
          </table:table-cell>
          <table:table-cell table:style-name="ce1" office:value-type="float" office:value="0.579612171357096" calcext:value-type="float">
            <text:p>0.579612171357096</text:p>
          </table:table-cell>
          <table:table-cell table:style-name="ce1" office:value-type="float" office:value="0.611324293504927" calcext:value-type="float">
            <text:p>0.611324293504927</text:p>
          </table:table-cell>
          <table:table-cell table:style-name="ce1" office:value-type="float" office:value="0.676969123206604" calcext:value-type="float">
            <text:p>0.676969123206604</text:p>
          </table:table-cell>
          <table:table-cell table:style-name="ce1" office:value-type="float" office:value="0.633606644426426" calcext:value-type="float">
            <text:p>0.633606644426426</text:p>
          </table:table-cell>
          <table:table-cell table:style-name="ce1" office:value-type="float" office:value="0.542746720868921" calcext:value-type="float">
            <text:p>0.542746720868921</text:p>
          </table:table-cell>
          <table:table-cell table:style-name="ce1" office:value-type="float" office:value="0.483029466203508" calcext:value-type="float">
            <text:p>0.483029466203508</text:p>
          </table:table-cell>
          <table:table-cell table:style-name="ce1" office:value-type="float" office:value="0.412351549426716" calcext:value-type="float">
            <text:p>0.412351549426716</text:p>
          </table:table-cell>
          <table:table-cell table:style-name="ce1" office:value-type="float" office:value="0.43232138132132" calcext:value-type="float">
            <text:p>0.43232138132132</text:p>
          </table:table-cell>
          <table:table-cell table:style-name="ce1" office:value-type="float" office:value="0.434122258592209" calcext:value-type="float">
            <text:p>0.434122258592209</text:p>
          </table:table-cell>
          <table:table-cell table:style-name="ce1" office:value-type="float" office:value="0.444685282058838" calcext:value-type="float">
            <text:p>0.444685282058838</text:p>
          </table:table-cell>
          <table:table-cell table:style-name="ce1" office:value-type="float" office:value="0.468496448467436" calcext:value-type="float">
            <text:p>0.468496448467436</text:p>
          </table:table-cell>
          <table:table-cell table:style-name="ce1" office:value-type="float" office:value="0.472583701571447" calcext:value-type="float">
            <text:p>0.472583701571447</text:p>
          </table:table-cell>
          <table:table-cell table:style-name="ce1" office:value-type="float" office:value="0.474972106593917" calcext:value-type="float">
            <text:p>0.474972106593917</text:p>
          </table:table-cell>
          <table:table-cell table:style-name="ce1" office:value-type="float" office:value="0.555342348518821" calcext:value-type="float">
            <text:p>0.555342348518821</text:p>
          </table:table-cell>
          <table:table-cell table:style-name="ce1" office:value-type="float" office:value="0.53842578582845" calcext:value-type="float">
            <text:p>0.53842578582845</text:p>
          </table:table-cell>
          <table:table-cell table:style-name="ce1" office:value-type="float" office:value="0.625582317205339" calcext:value-type="float">
            <text:p>0.625582317205339</text:p>
          </table:table-cell>
          <table:table-cell table:style-name="ce1" office:value-type="float" office:value="0.573848361820812" calcext:value-type="float">
            <text:p>0.573848361820812</text:p>
          </table:table-cell>
          <table:table-cell table:style-name="ce1" office:value-type="float" office:value="0.676691242029976" calcext:value-type="float">
            <text:p>0.676691242029976</text:p>
          </table:table-cell>
          <table:table-cell table:style-name="ce1" office:value-type="float" office:value="0.691809703520803" calcext:value-type="float">
            <text:p>0.691809703520803</text:p>
          </table:table-cell>
          <table:table-cell table:style-name="ce1" office:value-type="float" office:value="0.626813980004335" calcext:value-type="float">
            <text:p>0.626813980004335</text:p>
          </table:table-cell>
          <table:table-cell table:style-name="ce1" office:value-type="float" office:value="0.698875419365319" calcext:value-type="float">
            <text:p>0.698875419365319</text:p>
          </table:table-cell>
          <table:table-cell table:style-name="ce1" office:value-type="float" office:value="0.785963472138441" calcext:value-type="float">
            <text:p>0.785963472138441</text:p>
          </table:table-cell>
          <table:table-cell table:style-name="ce1" office:value-type="float" office:value="0.782653150217617" calcext:value-type="float">
            <text:p>0.782653150217617</text:p>
          </table:table-cell>
          <table:table-cell table:style-name="ce1" office:value-type="float" office:value="0.848306649350738" calcext:value-type="float">
            <text:p>0.848306649350738</text:p>
          </table:table-cell>
          <table:table-cell table:style-name="ce1" office:value-type="float" office:value="0.887301495191716" calcext:value-type="float">
            <text:p>0.887301495191716</text:p>
          </table:table-cell>
          <table:table-cell table:style-name="ce1" office:value-type="float" office:value="0.904184642242048" calcext:value-type="float">
            <text:p>0.904184642242048</text:p>
          </table:table-cell>
          <table:table-cell table:style-name="ce1" office:value-type="float" office:value="0.835281873257922" calcext:value-type="float">
            <text:p>0.835281873257922</text:p>
          </table:table-cell>
          <table:table-cell table:style-name="ce1" office:value-type="float" office:value="0.902390417054708" calcext:value-type="float">
            <text:p>0.902390417054708</text:p>
          </table:table-cell>
          <table:table-cell table:style-name="ce1" office:value-type="float" office:value="0.944599482459331" calcext:value-type="float">
            <text:p>0.944599482459331</text:p>
          </table:table-cell>
          <table:table-cell table:style-name="ce1" office:value-type="float" office:value="0.928571825689781" calcext:value-type="float">
            <text:p>0.928571825689781</text:p>
          </table:table-cell>
          <table:table-cell table:style-name="ce1" office:value-type="float" office:value="0.915844454144984" calcext:value-type="float">
            <text:p>0.915844454144984</text:p>
          </table:table-cell>
          <table:table-cell table:style-name="ce1" office:value-type="float" office:value="0.811036638156075" calcext:value-type="float">
            <text:p>0.811036638156075</text:p>
          </table:table-cell>
          <table:table-cell table:style-name="ce1" office:value-type="float" office:value="0.864736542078937" calcext:value-type="float">
            <text:p>0.864736542078937</text:p>
          </table:table-cell>
          <table:table-cell table:style-name="ce1" office:value-type="float" office:value="0.771619509048883" calcext:value-type="float">
            <text:p>0.771619509048883</text:p>
          </table:table-cell>
          <table:table-cell table:style-name="ce1" office:value-type="float" office:value="0.748055056454528" calcext:value-type="float">
            <text:p>0.74805505645452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Guyana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16985867265013" calcext:value-type="float">
            <text:p>1.16985867265013</text:p>
          </table:table-cell>
          <table:table-cell table:style-name="ce1" office:value-type="float" office:value="1.26636416429281" calcext:value-type="float">
            <text:p>1.26636416429281</text:p>
          </table:table-cell>
          <table:table-cell table:style-name="ce1" office:value-type="float" office:value="1.12960591715385" calcext:value-type="float">
            <text:p>1.12960591715385</text:p>
          </table:table-cell>
          <table:table-cell table:style-name="ce1" office:value-type="float" office:value="0.995425659288368" calcext:value-type="float">
            <text:p>0.995425659288368</text:p>
          </table:table-cell>
          <table:table-cell table:style-name="ce1" office:value-type="float" office:value="1.02088936704321" calcext:value-type="float">
            <text:p>1.02088936704321</text:p>
          </table:table-cell>
          <table:table-cell table:style-name="ce1" office:value-type="float" office:value="1.65764577269561" calcext:value-type="float">
            <text:p>1.65764577269561</text:p>
          </table:table-cell>
          <table:table-cell table:style-name="ce1" office:value-type="float" office:value="1.78275245647198" calcext:value-type="float">
            <text:p>1.78275245647198</text:p>
          </table:table-cell>
          <table:table-cell table:style-name="ce1" office:value-type="float" office:value="1.96996217183096" calcext:value-type="float">
            <text:p>1.96996217183096</text:p>
          </table:table-cell>
          <table:table-cell table:style-name="ce1" office:value-type="float" office:value="1.95733514883806" calcext:value-type="float">
            <text:p>1.95733514883806</text:p>
          </table:table-cell>
          <table:table-cell table:style-name="ce1" office:value-type="float" office:value="1.98905706034104" calcext:value-type="float">
            <text:p>1.98905706034104</text:p>
          </table:table-cell>
          <table:table-cell table:style-name="ce1" office:value-type="float" office:value="2.27223349210206" calcext:value-type="float">
            <text:p>2.27223349210206</text:p>
          </table:table-cell>
          <table:table-cell table:style-name="ce1" office:value-type="float" office:value="2.13097408253068" calcext:value-type="float">
            <text:p>2.13097408253068</text:p>
          </table:table-cell>
          <table:table-cell table:style-name="ce1" office:value-type="float" office:value="2.1934404960488" calcext:value-type="float">
            <text:p>2.1934404960488</text:p>
          </table:table-cell>
          <table:table-cell table:style-name="ce1" office:value-type="float" office:value="2.5025890564682" calcext:value-type="float">
            <text:p>2.5025890564682</text:p>
          </table:table-cell>
          <table:table-cell table:style-name="ce1" office:value-type="float" office:value="2.12921187521141" calcext:value-type="float">
            <text:p>2.12921187521141</text:p>
          </table:table-cell>
          <table:table-cell table:style-name="ce1" office:value-type="float" office:value="2.46723509694434" calcext:value-type="float">
            <text:p>2.46723509694434</text:p>
          </table:table-cell>
          <table:table-cell table:style-name="ce1" office:value-type="float" office:value="2.33396448506541" calcext:value-type="float">
            <text:p>2.33396448506541</text:p>
          </table:table-cell>
          <table:table-cell table:style-name="ce1" office:value-type="float" office:value="2.49133511269665" calcext:value-type="float">
            <text:p>2.49133511269665</text:p>
          </table:table-cell>
          <table:table-cell table:style-name="ce1" office:value-type="float" office:value="2.66052142514423" calcext:value-type="float">
            <text:p>2.66052142514423</text:p>
          </table:table-cell>
          <table:table-cell table:style-name="ce1" office:value-type="float" office:value="1.94684633166896" calcext:value-type="float">
            <text:p>1.94684633166896</text:p>
          </table:table-cell>
          <table:table-cell table:style-name="ce1" office:value-type="float" office:value="2.27493535584162" calcext:value-type="float">
            <text:p>2.27493535584162</text:p>
          </table:table-cell>
          <table:table-cell table:style-name="ce1" office:value-type="float" office:value="2.28568363699145" calcext:value-type="float">
            <text:p>2.28568363699145</text:p>
          </table:table-cell>
          <table:table-cell table:style-name="ce1" office:value-type="float" office:value="1.78806084540897" calcext:value-type="float">
            <text:p>1.78806084540897</text:p>
          </table:table-cell>
          <table:table-cell table:style-name="ce1" office:value-type="float" office:value="1.5976841665524" calcext:value-type="float">
            <text:p>1.5976841665524</text:p>
          </table:table-cell>
          <table:table-cell table:style-name="ce1" office:value-type="float" office:value="1.81618694895397" calcext:value-type="float">
            <text:p>1.81618694895397</text:p>
          </table:table-cell>
          <table:table-cell table:style-name="ce1" office:value-type="float" office:value="1.85496632215444" calcext:value-type="float">
            <text:p>1.85496632215444</text:p>
          </table:table-cell>
          <table:table-cell table:style-name="ce1" office:value-type="float" office:value="1.3831362708742" calcext:value-type="float">
            <text:p>1.3831362708742</text:p>
          </table:table-cell>
          <table:table-cell table:style-name="ce1" office:value-type="float" office:value="1.75685534034133" calcext:value-type="float">
            <text:p>1.75685534034133</text:p>
          </table:table-cell>
          <table:table-cell table:style-name="ce1" office:value-type="float" office:value="1.91116412109864" calcext:value-type="float">
            <text:p>1.91116412109864</text:p>
          </table:table-cell>
          <table:table-cell table:style-name="ce1" office:value-type="float" office:value="1.646076969364" calcext:value-type="float">
            <text:p>1.646076969364</text:p>
          </table:table-cell>
          <table:table-cell table:style-name="ce1" office:value-type="float" office:value="1.58332014405469" calcext:value-type="float">
            <text:p>1.58332014405469</text:p>
          </table:table-cell>
          <table:table-cell table:style-name="ce1" office:value-type="float" office:value="1.56390086717528" calcext:value-type="float">
            <text:p>1.56390086717528</text:p>
          </table:table-cell>
          <table:table-cell table:style-name="ce1" office:value-type="float" office:value="1.46655267892105" calcext:value-type="float">
            <text:p>1.46655267892105</text:p>
          </table:table-cell>
          <table:table-cell table:style-name="ce1" office:value-type="float" office:value="1.46188968065453" calcext:value-type="float">
            <text:p>1.46188968065453</text:p>
          </table:table-cell>
          <table:table-cell table:style-name="ce1" office:value-type="float" office:value="1.92671764169075" calcext:value-type="float">
            <text:p>1.92671764169075</text:p>
          </table:table-cell>
          <table:table-cell table:style-name="ce1" office:value-type="float" office:value="2.02854567597135" calcext:value-type="float">
            <text:p>2.02854567597135</text:p>
          </table:table-cell>
          <table:table-cell table:style-name="ce1" office:value-type="float" office:value="2.09415729813898" calcext:value-type="float">
            <text:p>2.09415729813898</text:p>
          </table:table-cell>
          <table:table-cell table:style-name="ce1" office:value-type="float" office:value="2.17865133936723" calcext:value-type="float">
            <text:p>2.17865133936723</text:p>
          </table:table-cell>
          <table:table-cell table:style-name="ce1" office:value-type="float" office:value="2.24799678835126" calcext:value-type="float">
            <text:p>2.24799678835126</text:p>
          </table:table-cell>
          <table:table-cell table:style-name="ce1" office:value-type="float" office:value="2.26899616179111" calcext:value-type="float">
            <text:p>2.26899616179111</text:p>
          </table:table-cell>
          <table:table-cell table:style-name="ce1" office:value-type="float" office:value="2.16892206871835" calcext:value-type="float">
            <text:p>2.16892206871835</text:p>
          </table:table-cell>
          <table:table-cell table:style-name="ce1" office:value-type="float" office:value="2.14642682695452" calcext:value-type="float">
            <text:p>2.14642682695452</text:p>
          </table:table-cell>
          <table:table-cell table:style-name="ce1" office:value-type="float" office:value="2.12684983454603" calcext:value-type="float">
            <text:p>2.12684983454603</text:p>
          </table:table-cell>
          <table:table-cell table:style-name="ce1" office:value-type="float" office:value="2.10872858860905" calcext:value-type="float">
            <text:p>2.10872858860905</text:p>
          </table:table-cell>
          <table:table-cell table:style-name="ce1" office:value-type="float" office:value="2.19379057402562" calcext:value-type="float">
            <text:p>2.19379057402562</text:p>
          </table:table-cell>
          <table:table-cell table:style-name="ce1" office:value-type="float" office:value="1.93599148815817" calcext:value-type="float">
            <text:p>1.93599148815817</text:p>
          </table:table-cell>
          <table:table-cell table:style-name="ce1" office:value-type="float" office:value="1.73561291103327" calcext:value-type="float">
            <text:p>1.73561291103327</text:p>
          </table:table-cell>
          <table:table-cell table:style-name="ce1" office:value-type="float" office:value="2.09504075704296" calcext:value-type="float">
            <text:p>2.09504075704296</text:p>
          </table:table-cell>
          <table:table-cell table:style-name="ce1" office:value-type="float" office:value="2.08325535760116" calcext:value-type="float">
            <text:p>2.08325535760116</text:p>
          </table:table-cell>
          <table:table-cell table:style-name="ce1" office:value-type="float" office:value="2.08566245176484" calcext:value-type="float">
            <text:p>2.08566245176484</text:p>
          </table:table-cell>
          <table:table-cell table:style-name="ce1" office:value-type="float" office:value="2.28286401490917" calcext:value-type="float">
            <text:p>2.28286401490917</text:p>
          </table:table-cell>
          <table:table-cell table:style-name="ce1" office:value-type="float" office:value="2.35772202840916" calcext:value-type="float">
            <text:p>2.3577220284091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igh income</text:p>
          </table:table-cell>
          <table:table-cell table:style-name="ce1" office:value-type="string" calcext:value-type="string">
            <text:p>HI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7.52817070768231" calcext:value-type="float">
            <text:p>7.52817070768231</text:p>
          </table:table-cell>
          <table:table-cell table:style-name="ce1" office:value-type="float" office:value="7.573803372659" calcext:value-type="float">
            <text:p>7.573803372659</text:p>
          </table:table-cell>
          <table:table-cell table:style-name="ce1" office:value-type="float" office:value="7.82350801692981" calcext:value-type="float">
            <text:p>7.82350801692981</text:p>
          </table:table-cell>
          <table:table-cell table:style-name="ce1" office:value-type="float" office:value="8.14733104947395" calcext:value-type="float">
            <text:p>8.14733104947395</text:p>
          </table:table-cell>
          <table:table-cell table:style-name="ce1" office:value-type="float" office:value="8.45721671173884" calcext:value-type="float">
            <text:p>8.45721671173884</text:p>
          </table:table-cell>
          <table:table-cell table:style-name="ce1" office:value-type="float" office:value="8.7285546223017" calcext:value-type="float">
            <text:p>8.7285546223017</text:p>
          </table:table-cell>
          <table:table-cell table:style-name="ce1" office:value-type="float" office:value="9.00965742798645" calcext:value-type="float">
            <text:p>9.00965742798645</text:p>
          </table:table-cell>
          <table:table-cell table:style-name="ce1" office:value-type="float" office:value="9.32456533588515" calcext:value-type="float">
            <text:p>9.32456533588515</text:p>
          </table:table-cell>
          <table:table-cell table:style-name="ce1" office:value-type="float" office:value="9.72874379073828" calcext:value-type="float">
            <text:p>9.72874379073828</text:p>
          </table:table-cell>
          <table:table-cell table:style-name="ce1" office:value-type="float" office:value="10.2517030202953" calcext:value-type="float">
            <text:p>10.2517030202953</text:p>
          </table:table-cell>
          <table:table-cell table:style-name="ce1" office:value-type="float" office:value="11.0385643010704" calcext:value-type="float">
            <text:p>11.0385643010704</text:p>
          </table:table-cell>
          <table:table-cell table:style-name="ce1" office:value-type="float" office:value="11.1378635236459" calcext:value-type="float">
            <text:p>11.1378635236459</text:p>
          </table:table-cell>
          <table:table-cell table:style-name="ce1" office:value-type="float" office:value="11.5732567539939" calcext:value-type="float">
            <text:p>11.5732567539939</text:p>
          </table:table-cell>
          <table:table-cell table:style-name="ce1" office:value-type="float" office:value="12.0673580487866" calcext:value-type="float">
            <text:p>12.0673580487866</text:p>
          </table:table-cell>
          <table:table-cell table:style-name="ce1" office:value-type="float" office:value="11.6846019372684" calcext:value-type="float">
            <text:p>11.6846019372684</text:p>
          </table:table-cell>
          <table:table-cell table:style-name="ce1" office:value-type="float" office:value="11.1926417277595" calcext:value-type="float">
            <text:p>11.1926417277595</text:p>
          </table:table-cell>
          <table:table-cell table:style-name="ce1" office:value-type="float" office:value="11.691667612888" calcext:value-type="float">
            <text:p>11.691667612888</text:p>
          </table:table-cell>
          <table:table-cell table:style-name="ce1" office:value-type="float" office:value="11.8430334980904" calcext:value-type="float">
            <text:p>11.8430334980904</text:p>
          </table:table-cell>
          <table:table-cell table:style-name="ce1" office:value-type="float" office:value="12.0475801468338" calcext:value-type="float">
            <text:p>12.0475801468338</text:p>
          </table:table-cell>
          <table:table-cell table:style-name="ce1" office:value-type="float" office:value="12.2804888588398" calcext:value-type="float">
            <text:p>12.2804888588398</text:p>
          </table:table-cell>
          <table:table-cell table:style-name="ce1" office:value-type="float" office:value="11.9403185498652" calcext:value-type="float">
            <text:p>11.9403185498652</text:p>
          </table:table-cell>
          <table:table-cell table:style-name="ce1" office:value-type="float" office:value="11.3583437181228" calcext:value-type="float">
            <text:p>11.3583437181228</text:p>
          </table:table-cell>
          <table:table-cell table:style-name="ce1" office:value-type="float" office:value="10.8560933142559" calcext:value-type="float">
            <text:p>10.8560933142559</text:p>
          </table:table-cell>
          <table:table-cell table:style-name="ce1" office:value-type="float" office:value="10.7521452251826" calcext:value-type="float">
            <text:p>10.7521452251826</text:p>
          </table:table-cell>
          <table:table-cell table:style-name="ce1" office:value-type="float" office:value="10.9566653076365" calcext:value-type="float">
            <text:p>10.9566653076365</text:p>
          </table:table-cell>
          <table:table-cell table:style-name="ce1" office:value-type="float" office:value="11.0015947902788" calcext:value-type="float">
            <text:p>11.0015947902788</text:p>
          </table:table-cell>
          <table:table-cell table:style-name="ce1" office:value-type="float" office:value="10.9637483704358" calcext:value-type="float">
            <text:p>10.9637483704358</text:p>
          </table:table-cell>
          <table:table-cell table:style-name="ce1" office:value-type="float" office:value="11.1974429150365" calcext:value-type="float">
            <text:p>11.1974429150365</text:p>
          </table:table-cell>
          <table:table-cell table:style-name="ce1" office:value-type="float" office:value="11.5227057825903" calcext:value-type="float">
            <text:p>11.5227057825903</text:p>
          </table:table-cell>
          <table:table-cell table:style-name="ce1" office:value-type="float" office:value="11.7089300400822" calcext:value-type="float">
            <text:p>11.7089300400822</text:p>
          </table:table-cell>
          <table:table-cell table:style-name="ce1" office:value-type="float" office:value="11.4410543517278" calcext:value-type="float">
            <text:p>11.4410543517278</text:p>
          </table:table-cell>
          <table:table-cell table:style-name="ce1" office:value-type="float" office:value="11.4665648371397" calcext:value-type="float">
            <text:p>11.4665648371397</text:p>
          </table:table-cell>
          <table:table-cell table:style-name="ce1" office:value-type="float" office:value="11.513606597283" calcext:value-type="float">
            <text:p>11.513606597283</text:p>
          </table:table-cell>
          <table:table-cell table:style-name="ce1" office:value-type="float" office:value="11.4694847067721" calcext:value-type="float">
            <text:p>11.4694847067721</text:p>
          </table:table-cell>
          <table:table-cell table:style-name="ce1" office:value-type="float" office:value="11.3411224619051" calcext:value-type="float">
            <text:p>11.3411224619051</text:p>
          </table:table-cell>
          <table:table-cell table:style-name="ce1" office:value-type="float" office:value="11.2627014032569" calcext:value-type="float">
            <text:p>11.2627014032569</text:p>
          </table:table-cell>
          <table:table-cell table:style-name="ce1" office:value-type="float" office:value="11.4422359869677" calcext:value-type="float">
            <text:p>11.4422359869677</text:p>
          </table:table-cell>
          <table:table-cell table:style-name="ce1" office:value-type="float" office:value="11.3907463372996" calcext:value-type="float">
            <text:p>11.3907463372996</text:p>
          </table:table-cell>
          <table:table-cell table:style-name="ce1" office:value-type="float" office:value="11.3310450399151" calcext:value-type="float">
            <text:p>11.3310450399151</text:p>
          </table:table-cell>
          <table:table-cell table:style-name="ce1" office:value-type="float" office:value="11.439389741734" calcext:value-type="float">
            <text:p>11.439389741734</text:p>
          </table:table-cell>
          <table:table-cell table:style-name="ce1" office:value-type="float" office:value="11.699857497904" calcext:value-type="float">
            <text:p>11.699857497904</text:p>
          </table:table-cell>
          <table:table-cell table:style-name="ce1" office:value-type="float" office:value="11.6005974309847" calcext:value-type="float">
            <text:p>11.6005974309847</text:p>
          </table:table-cell>
          <table:table-cell table:style-name="ce1" office:value-type="float" office:value="11.6027814408478" calcext:value-type="float">
            <text:p>11.6027814408478</text:p>
          </table:table-cell>
          <table:table-cell table:style-name="ce1" office:value-type="float" office:value="11.7339729490583" calcext:value-type="float">
            <text:p>11.7339729490583</text:p>
          </table:table-cell>
          <table:table-cell table:style-name="ce1" office:value-type="float" office:value="11.8301301035034" calcext:value-type="float">
            <text:p>11.8301301035034</text:p>
          </table:table-cell>
          <table:table-cell table:style-name="ce1" office:value-type="float" office:value="11.7926384496553" calcext:value-type="float">
            <text:p>11.7926384496553</text:p>
          </table:table-cell>
          <table:table-cell table:style-name="ce1" office:value-type="float" office:value="11.7752879018134" calcext:value-type="float">
            <text:p>11.7752879018134</text:p>
          </table:table-cell>
          <table:table-cell table:style-name="ce1" office:value-type="float" office:value="11.7655405296828" calcext:value-type="float">
            <text:p>11.7655405296828</text:p>
          </table:table-cell>
          <table:table-cell table:style-name="ce1" office:value-type="float" office:value="11.5661279314259" calcext:value-type="float">
            <text:p>11.5661279314259</text:p>
          </table:table-cell>
          <table:table-cell table:style-name="ce1" office:value-type="float" office:value="10.8473622098361" calcext:value-type="float">
            <text:p>10.8473622098361</text:p>
          </table:table-cell>
          <table:table-cell table:style-name="ce1" office:value-type="float" office:value="11.2286405049502" calcext:value-type="float">
            <text:p>11.2286405049502</text:p>
          </table:table-cell>
          <table:table-cell table:style-name="ce1" office:value-type="float" office:value="11.070427913248" calcext:value-type="float">
            <text:p>11.07042791324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ong Kong SAR, China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60982310797388" calcext:value-type="float">
            <text:p>0.960982310797388</text:p>
          </table:table-cell>
          <table:table-cell table:style-name="ce1" office:value-type="float" office:value="1.0648780025883" calcext:value-type="float">
            <text:p>1.0648780025883</text:p>
          </table:table-cell>
          <table:table-cell table:style-name="ce1" office:value-type="float" office:value="1.11501119448142" calcext:value-type="float">
            <text:p>1.11501119448142</text:p>
          </table:table-cell>
          <table:table-cell table:style-name="ce1" office:value-type="float" office:value="1.24237861381508" calcext:value-type="float">
            <text:p>1.24237861381508</text:p>
          </table:table-cell>
          <table:table-cell table:style-name="ce1" office:value-type="float" office:value="1.20538263995891" calcext:value-type="float">
            <text:p>1.20538263995891</text:p>
          </table:table-cell>
          <table:table-cell table:style-name="ce1" office:value-type="float" office:value="1.33617860418577" calcext:value-type="float">
            <text:p>1.33617860418577</text:p>
          </table:table-cell>
          <table:table-cell table:style-name="ce1" office:value-type="float" office:value="1.42340092013554" calcext:value-type="float">
            <text:p>1.42340092013554</text:p>
          </table:table-cell>
          <table:table-cell table:style-name="ce1" office:value-type="float" office:value="1.62723863758461" calcext:value-type="float">
            <text:p>1.62723863758461</text:p>
          </table:table-cell>
          <table:table-cell table:style-name="ce1" office:value-type="float" office:value="1.63162069056197" calcext:value-type="float">
            <text:p>1.63162069056197</text:p>
          </table:table-cell>
          <table:table-cell table:style-name="ce1" office:value-type="float" office:value="2.00817101891871" calcext:value-type="float">
            <text:p>2.00817101891871</text:p>
          </table:table-cell>
          <table:table-cell table:style-name="ce1" office:value-type="float" office:value="2.12202500631473" calcext:value-type="float">
            <text:p>2.12202500631473</text:p>
          </table:table-cell>
          <table:table-cell table:style-name="ce1" office:value-type="float" office:value="2.26439720169085" calcext:value-type="float">
            <text:p>2.26439720169085</text:p>
          </table:table-cell>
          <table:table-cell table:style-name="ce1" office:value-type="float" office:value="2.25163546415753" calcext:value-type="float">
            <text:p>2.25163546415753</text:p>
          </table:table-cell>
          <table:table-cell table:style-name="ce1" office:value-type="float" office:value="2.19158925877027" calcext:value-type="float">
            <text:p>2.19158925877027</text:p>
          </table:table-cell>
          <table:table-cell table:style-name="ce1" office:value-type="float" office:value="2.46373125374925" calcext:value-type="float">
            <text:p>2.46373125374925</text:p>
          </table:table-cell>
          <table:table-cell table:style-name="ce1" office:value-type="float" office:value="2.46981688183611" calcext:value-type="float">
            <text:p>2.46981688183611</text:p>
          </table:table-cell>
          <table:table-cell table:style-name="ce1" office:value-type="float" office:value="2.76851195219123" calcext:value-type="float">
            <text:p>2.76851195219123</text:p>
          </table:table-cell>
          <table:table-cell table:style-name="ce1" office:value-type="float" office:value="3.10483386783603" calcext:value-type="float">
            <text:p>3.10483386783603</text:p>
          </table:table-cell>
          <table:table-cell table:style-name="ce1" office:value-type="float" office:value="3.37513272629888" calcext:value-type="float">
            <text:p>3.37513272629888</text:p>
          </table:table-cell>
          <table:table-cell table:style-name="ce1" office:value-type="float" office:value="3.2223956833073" calcext:value-type="float">
            <text:p>3.2223956833073</text:p>
          </table:table-cell>
          <table:table-cell table:style-name="ce1" office:value-type="float" office:value="3.29103671663605" calcext:value-type="float">
            <text:p>3.29103671663605</text:p>
          </table:table-cell>
          <table:table-cell table:style-name="ce1" office:value-type="float" office:value="3.60587625882625" calcext:value-type="float">
            <text:p>3.60587625882625</text:p>
          </table:table-cell>
          <table:table-cell table:style-name="ce1" office:value-type="float" office:value="3.74257593313705" calcext:value-type="float">
            <text:p>3.74257593313705</text:p>
          </table:table-cell>
          <table:table-cell table:style-name="ce1" office:value-type="float" office:value="3.93174627228677" calcext:value-type="float">
            <text:p>3.93174627228677</text:p>
          </table:table-cell>
          <table:table-cell table:style-name="ce1" office:value-type="float" office:value="4.13988736360436" calcext:value-type="float">
            <text:p>4.13988736360436</text:p>
          </table:table-cell>
          <table:table-cell table:style-name="ce1" office:value-type="float" office:value="4.21797074887284" calcext:value-type="float">
            <text:p>4.21797074887284</text:p>
          </table:table-cell>
          <table:table-cell table:style-name="ce1" office:value-type="float" office:value="4.65161930275495" calcext:value-type="float">
            <text:p>4.65161930275495</text:p>
          </table:table-cell>
          <table:table-cell table:style-name="ce1" office:value-type="float" office:value="5.05725248188892" calcext:value-type="float">
            <text:p>5.05725248188892</text:p>
          </table:table-cell>
          <table:table-cell table:style-name="ce1" office:value-type="float" office:value="5.23894377709859" calcext:value-type="float">
            <text:p>5.23894377709859</text:p>
          </table:table-cell>
          <table:table-cell table:style-name="ce1" office:value-type="float" office:value="5.33714818332102" calcext:value-type="float">
            <text:p>5.33714818332102</text:p>
          </table:table-cell>
          <table:table-cell table:style-name="ce1" office:value-type="float" office:value="4.8488353054606" calcext:value-type="float">
            <text:p>4.8488353054606</text:p>
          </table:table-cell>
          <table:table-cell table:style-name="ce1" office:value-type="float" office:value="5.02299947844228" calcext:value-type="float">
            <text:p>5.02299947844228</text:p>
          </table:table-cell>
          <table:table-cell table:style-name="ce1" office:value-type="float" office:value="5.76301560210327" calcext:value-type="float">
            <text:p>5.76301560210327</text:p>
          </table:table-cell>
          <table:table-cell table:style-name="ce1" office:value-type="float" office:value="5.95320454160312" calcext:value-type="float">
            <text:p>5.95320454160312</text:p>
          </table:table-cell>
          <table:table-cell table:style-name="ce1" office:value-type="float" office:value="5.20758474997515" calcext:value-type="float">
            <text:p>5.20758474997515</text:p>
          </table:table-cell>
          <table:table-cell table:style-name="ce1" office:value-type="float" office:value="5.13645668523903" calcext:value-type="float">
            <text:p>5.13645668523903</text:p>
          </table:table-cell>
          <table:table-cell table:style-name="ce1" office:value-type="float" office:value="4.56302323051822" calcext:value-type="float">
            <text:p>4.56302323051822</text:p>
          </table:table-cell>
          <table:table-cell table:style-name="ce1" office:value-type="float" office:value="4.75461729308246" calcext:value-type="float">
            <text:p>4.75461729308246</text:p>
          </table:table-cell>
          <table:table-cell table:style-name="ce1" office:value-type="float" office:value="5.99557329950945" calcext:value-type="float">
            <text:p>5.99557329950945</text:p>
          </table:table-cell>
          <table:table-cell table:style-name="ce1" office:value-type="float" office:value="6.47143767501703" calcext:value-type="float">
            <text:p>6.47143767501703</text:p>
          </table:table-cell>
          <table:table-cell table:style-name="ce1" office:value-type="float" office:value="6.07131957989497" calcext:value-type="float">
            <text:p>6.07131957989497</text:p>
          </table:table-cell>
          <table:table-cell table:style-name="ce1" office:value-type="float" office:value="5.65536020136127" calcext:value-type="float">
            <text:p>5.65536020136127</text:p>
          </table:table-cell>
          <table:table-cell table:style-name="ce1" office:value-type="float" office:value="5.4792127934046" calcext:value-type="float">
            <text:p>5.4792127934046</text:p>
          </table:table-cell>
          <table:table-cell table:style-name="ce1" office:value-type="float" office:value="5.95258245676591" calcext:value-type="float">
            <text:p>5.95258245676591</text:p>
          </table:table-cell>
          <table:table-cell table:style-name="ce1" office:value-type="float" office:value="5.66307835188325" calcext:value-type="float">
            <text:p>5.66307835188325</text:p>
          </table:table-cell>
          <table:table-cell table:style-name="ce1" office:value-type="float" office:value="5.95109772206893" calcext:value-type="float">
            <text:p>5.95109772206893</text:p>
          </table:table-cell>
          <table:table-cell table:style-name="ce1" office:value-type="float" office:value="5.62261568301469" calcext:value-type="float">
            <text:p>5.62261568301469</text:p>
          </table:table-cell>
          <table:table-cell table:style-name="ce1" office:value-type="float" office:value="5.77808452496277" calcext:value-type="float">
            <text:p>5.77808452496277</text:p>
          </table:table-cell>
          <table:table-cell table:style-name="ce1" office:value-type="float" office:value="5.54387493173129" calcext:value-type="float">
            <text:p>5.54387493173129</text:p>
          </table:table-cell>
          <table:table-cell table:style-name="ce1" office:value-type="float" office:value="5.30581158214777" calcext:value-type="float">
            <text:p>5.30581158214777</text:p>
          </table:table-cell>
          <table:table-cell table:style-name="ce1" office:value-type="float" office:value="5.16622989094844" calcext:value-type="float">
            <text:p>5.16622989094844</text:p>
          </table:table-cell>
          <table:table-cell table:style-name="ce1" office:value-type="float" office:value="5.69526853894451" calcext:value-type="float">
            <text:p>5.6952685389445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07669103990195" calcext:value-type="float">
            <text:p>0.307669103990195</text:p>
          </table:table-cell>
          <table:table-cell table:style-name="ce1" office:value-type="float" office:value="0.356228477805407" calcext:value-type="float">
            <text:p>0.356228477805407</text:p>
          </table:table-cell>
          <table:table-cell table:style-name="ce1" office:value-type="float" office:value="0.327409489867278" calcext:value-type="float">
            <text:p>0.327409489867278</text:p>
          </table:table-cell>
          <table:table-cell table:style-name="ce1" office:value-type="float" office:value="0.321733003368392" calcext:value-type="float">
            <text:p>0.321733003368392</text:p>
          </table:table-cell>
          <table:table-cell table:style-name="ce1" office:value-type="float" office:value="0.31645803070313" calcext:value-type="float">
            <text:p>0.31645803070313</text:p>
          </table:table-cell>
          <table:table-cell table:style-name="ce1" office:value-type="float" office:value="0.319528682070375" calcext:value-type="float">
            <text:p>0.319528682070375</text:p>
          </table:table-cell>
          <table:table-cell table:style-name="ce1" office:value-type="float" office:value="0.333331405145122" calcext:value-type="float">
            <text:p>0.333331405145122</text:p>
          </table:table-cell>
          <table:table-cell table:style-name="ce1" office:value-type="float" office:value="0.352498584234811" calcext:value-type="float">
            <text:p>0.352498584234811</text:p>
          </table:table-cell>
          <table:table-cell table:style-name="ce1" office:value-type="float" office:value="0.479891074367213" calcext:value-type="float">
            <text:p>0.479891074367213</text:p>
          </table:table-cell>
          <table:table-cell table:style-name="ce1" office:value-type="float" office:value="0.449275080209495" calcext:value-type="float">
            <text:p>0.449275080209495</text:p>
          </table:table-cell>
          <table:table-cell table:style-name="ce1" office:value-type="float" office:value="0.516400383605153" calcext:value-type="float">
            <text:p>0.516400383605153</text:p>
          </table:table-cell>
          <table:table-cell table:style-name="ce1" office:value-type="float" office:value="0.481166797520572" calcext:value-type="float">
            <text:p>0.481166797520572</text:p>
          </table:table-cell>
          <table:table-cell table:style-name="ce1" office:value-type="float" office:value="0.540011457652376" calcext:value-type="float">
            <text:p>0.540011457652376</text:p>
          </table:table-cell>
          <table:table-cell table:style-name="ce1" office:value-type="float" office:value="0.515951492218743" calcext:value-type="float">
            <text:p>0.515951492218743</text:p>
          </table:table-cell>
          <table:table-cell table:style-name="ce1" office:value-type="float" office:value="0.516803256128287" calcext:value-type="float">
            <text:p>0.516803256128287</text:p>
          </table:table-cell>
          <table:table-cell table:style-name="ce1" office:value-type="float" office:value="0.536881362149604" calcext:value-type="float">
            <text:p>0.536881362149604</text:p>
          </table:table-cell>
          <table:table-cell table:style-name="ce1" office:value-type="float" office:value="0.554932894586167" calcext:value-type="float">
            <text:p>0.554932894586167</text:p>
          </table:table-cell>
          <table:table-cell table:style-name="ce1" office:value-type="float" office:value="0.605439753636844" calcext:value-type="float">
            <text:p>0.605439753636844</text:p>
          </table:table-cell>
          <table:table-cell table:style-name="ce1" office:value-type="float" office:value="0.600526567735759" calcext:value-type="float">
            <text:p>0.600526567735759</text:p>
          </table:table-cell>
          <table:table-cell table:style-name="ce1" office:value-type="float" office:value="0.548496671995976" calcext:value-type="float">
            <text:p>0.548496671995976</text:p>
          </table:table-cell>
          <table:table-cell table:style-name="ce1" office:value-type="float" office:value="0.565804477727702" calcext:value-type="float">
            <text:p>0.565804477727702</text:p>
          </table:table-cell>
          <table:table-cell table:style-name="ce1" office:value-type="float" office:value="0.485890505147776" calcext:value-type="float">
            <text:p>0.485890505147776</text:p>
          </table:table-cell>
          <table:table-cell table:style-name="ce1" office:value-type="float" office:value="0.455970018840337" calcext:value-type="float">
            <text:p>0.455970018840337</text:p>
          </table:table-cell>
          <table:table-cell table:style-name="ce1" office:value-type="float" office:value="0.502004953902232" calcext:value-type="float">
            <text:p>0.502004953902232</text:p>
          </table:table-cell>
          <table:table-cell table:style-name="ce1" office:value-type="float" office:value="0.483419026606466" calcext:value-type="float">
            <text:p>0.483419026606466</text:p>
          </table:table-cell>
          <table:table-cell table:style-name="ce1" office:value-type="float" office:value="0.449998536851058" calcext:value-type="float">
            <text:p>0.449998536851058</text:p>
          </table:table-cell>
          <table:table-cell table:style-name="ce1" office:value-type="float" office:value="0.423270331790415" calcext:value-type="float">
            <text:p>0.423270331790415</text:p>
          </table:table-cell>
          <table:table-cell table:style-name="ce1" office:value-type="float" office:value="0.483457410443821" calcext:value-type="float">
            <text:p>0.483457410443821</text:p>
          </table:table-cell>
          <table:table-cell table:style-name="ce1" office:value-type="float" office:value="0.54076775707866" calcext:value-type="float">
            <text:p>0.54076775707866</text:p>
          </table:table-cell>
          <table:table-cell table:style-name="ce1" office:value-type="float" office:value="0.57234347052804" calcext:value-type="float">
            <text:p>0.57234347052804</text:p>
          </table:table-cell>
          <table:table-cell table:style-name="ce1" office:value-type="float" office:value="0.528732830916251" calcext:value-type="float">
            <text:p>0.528732830916251</text:p>
          </table:table-cell>
          <table:table-cell table:style-name="ce1" office:value-type="float" office:value="0.535386873766378" calcext:value-type="float">
            <text:p>0.535386873766378</text:p>
          </table:table-cell>
          <table:table-cell table:style-name="ce1" office:value-type="float" office:value="0.593991532480481" calcext:value-type="float">
            <text:p>0.593991532480481</text:p>
          </table:table-cell>
          <table:table-cell table:style-name="ce1" office:value-type="float" office:value="0.535772188335481" calcext:value-type="float">
            <text:p>0.535772188335481</text:p>
          </table:table-cell>
          <table:table-cell table:style-name="ce1" office:value-type="float" office:value="0.611672921232793" calcext:value-type="float">
            <text:p>0.611672921232793</text:p>
          </table:table-cell>
          <table:table-cell table:style-name="ce1" office:value-type="float" office:value="0.693899415074146" calcext:value-type="float">
            <text:p>0.693899415074146</text:p>
          </table:table-cell>
          <table:table-cell table:style-name="ce1" office:value-type="float" office:value="0.691815846278518" calcext:value-type="float">
            <text:p>0.691815846278518</text:p>
          </table:table-cell>
          <table:table-cell table:style-name="ce1" office:value-type="float" office:value="0.710112080951566" calcext:value-type="float">
            <text:p>0.710112080951566</text:p>
          </table:table-cell>
          <table:table-cell table:style-name="ce1" office:value-type="float" office:value="0.776813976702711" calcext:value-type="float">
            <text:p>0.776813976702711</text:p>
          </table:table-cell>
          <table:table-cell table:style-name="ce1" office:value-type="float" office:value="0.775436198408579" calcext:value-type="float">
            <text:p>0.775436198408579</text:p>
          </table:table-cell>
          <table:table-cell table:style-name="ce1" office:value-type="float" office:value="0.805872101590881" calcext:value-type="float">
            <text:p>0.805872101590881</text:p>
          </table:table-cell>
          <table:table-cell table:style-name="ce1" office:value-type="float" office:value="0.896705917658301" calcext:value-type="float">
            <text:p>0.896705917658301</text:p>
          </table:table-cell>
          <table:table-cell table:style-name="ce1" office:value-type="float" office:value="0.93720357944244" calcext:value-type="float">
            <text:p>0.93720357944244</text:p>
          </table:table-cell>
          <table:table-cell table:style-name="ce1" office:value-type="float" office:value="1.02157733783418" calcext:value-type="float">
            <text:p>1.02157733783418</text:p>
          </table:table-cell>
          <table:table-cell table:style-name="ce1" office:value-type="float" office:value="1.0908661358093" calcext:value-type="float">
            <text:p>1.0908661358093</text:p>
          </table:table-cell>
          <table:table-cell table:style-name="ce1" office:value-type="float" office:value="1.09793913851976" calcext:value-type="float">
            <text:p>1.09793913851976</text:p>
          </table:table-cell>
          <table:table-cell table:style-name="ce1" office:value-type="float" office:value="1.00008677001337" calcext:value-type="float">
            <text:p>1.00008677001337</text:p>
          </table:table-cell>
          <table:table-cell table:style-name="ce1" office:value-type="float" office:value="1.230602978495" calcext:value-type="float">
            <text:p>1.230602978495</text:p>
          </table:table-cell>
          <table:table-cell table:style-name="ce1" office:value-type="float" office:value="1.19464024233174" calcext:value-type="float">
            <text:p>1.19464024233174</text:p>
          </table:table-cell>
          <table:table-cell table:style-name="ce1" office:value-type="float" office:value="1.05841436751889" calcext:value-type="float">
            <text:p>1.05841436751889</text:p>
          </table:table-cell>
          <table:table-cell table:style-name="ce1" office:value-type="float" office:value="1.08047335543303" calcext:value-type="float">
            <text:p>1.08047335543303</text:p>
          </table:table-cell>
          <table:table-cell table:style-name="ce1" office:value-type="float" office:value="1.10374505308333" calcext:value-type="float">
            <text:p>1.103745053083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eavily indebted poor countries (HIPC)</text:p>
          </table:table-cell>
          <table:table-cell table:style-name="ce1" office:value-type="string" calcext:value-type="string">
            <text:p>HP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19892056425893" calcext:value-type="float">
            <text:p>0.119892056425893</text:p>
          </table:table-cell>
          <table:table-cell table:style-name="ce1" office:value-type="float" office:value="0.123377215912679" calcext:value-type="float">
            <text:p>0.123377215912679</text:p>
          </table:table-cell>
          <table:table-cell table:style-name="ce1" office:value-type="float" office:value="0.12068707901435" calcext:value-type="float">
            <text:p>0.12068707901435</text:p>
          </table:table-cell>
          <table:table-cell table:style-name="ce1" office:value-type="float" office:value="0.124583799110145" calcext:value-type="float">
            <text:p>0.124583799110145</text:p>
          </table:table-cell>
          <table:table-cell table:style-name="ce1" office:value-type="float" office:value="0.132244670092873" calcext:value-type="float">
            <text:p>0.132244670092873</text:p>
          </table:table-cell>
          <table:table-cell table:style-name="ce1" office:value-type="float" office:value="0.150704549120888" calcext:value-type="float">
            <text:p>0.150704549120888</text:p>
          </table:table-cell>
          <table:table-cell table:style-name="ce1" office:value-type="float" office:value="0.153300712496681" calcext:value-type="float">
            <text:p>0.153300712496681</text:p>
          </table:table-cell>
          <table:table-cell table:style-name="ce1" office:value-type="float" office:value="0.162854045629922" calcext:value-type="float">
            <text:p>0.162854045629922</text:p>
          </table:table-cell>
          <table:table-cell table:style-name="ce1" office:value-type="float" office:value="0.181938381197656" calcext:value-type="float">
            <text:p>0.181938381197656</text:p>
          </table:table-cell>
          <table:table-cell table:style-name="ce1" office:value-type="float" office:value="0.195505602832974" calcext:value-type="float">
            <text:p>0.195505602832974</text:p>
          </table:table-cell>
          <table:table-cell table:style-name="ce1" office:value-type="float" office:value="0.206483510204011" calcext:value-type="float">
            <text:p>0.206483510204011</text:p>
          </table:table-cell>
          <table:table-cell table:style-name="ce1" office:value-type="float" office:value="0.216015994458018" calcext:value-type="float">
            <text:p>0.216015994458018</text:p>
          </table:table-cell>
          <table:table-cell table:style-name="ce1" office:value-type="float" office:value="0.21568072220535" calcext:value-type="float">
            <text:p>0.21568072220535</text:p>
          </table:table-cell>
          <table:table-cell table:style-name="ce1" office:value-type="float" office:value="0.225341445758778" calcext:value-type="float">
            <text:p>0.225341445758778</text:p>
          </table:table-cell>
          <table:table-cell table:style-name="ce1" office:value-type="float" office:value="0.224134820171493" calcext:value-type="float">
            <text:p>0.224134820171493</text:p>
          </table:table-cell>
          <table:table-cell table:style-name="ce1" office:value-type="float" office:value="0.217882765684726" calcext:value-type="float">
            <text:p>0.217882765684726</text:p>
          </table:table-cell>
          <table:table-cell table:style-name="ce1" office:value-type="float" office:value="0.206669591507853" calcext:value-type="float">
            <text:p>0.206669591507853</text:p>
          </table:table-cell>
          <table:table-cell table:style-name="ce1" office:value-type="float" office:value="0.208457962883096" calcext:value-type="float">
            <text:p>0.208457962883096</text:p>
          </table:table-cell>
          <table:table-cell table:style-name="ce1" office:value-type="float" office:value="0.211317589923632" calcext:value-type="float">
            <text:p>0.211317589923632</text:p>
          </table:table-cell>
          <table:table-cell table:style-name="ce1" office:value-type="float" office:value="0.209137658090661" calcext:value-type="float">
            <text:p>0.209137658090661</text:p>
          </table:table-cell>
          <table:table-cell table:style-name="ce1" office:value-type="float" office:value="0.220368972244822" calcext:value-type="float">
            <text:p>0.220368972244822</text:p>
          </table:table-cell>
          <table:table-cell table:style-name="ce1" office:value-type="float" office:value="0.210898499476664" calcext:value-type="float">
            <text:p>0.210898499476664</text:p>
          </table:table-cell>
          <table:table-cell table:style-name="ce1" office:value-type="float" office:value="0.210195033411908" calcext:value-type="float">
            <text:p>0.210195033411908</text:p>
          </table:table-cell>
          <table:table-cell table:style-name="ce1" office:value-type="float" office:value="0.206295497883996" calcext:value-type="float">
            <text:p>0.206295497883996</text:p>
          </table:table-cell>
          <table:table-cell table:style-name="ce1" office:value-type="float" office:value="0.19510112088181" calcext:value-type="float">
            <text:p>0.19510112088181</text:p>
          </table:table-cell>
          <table:table-cell table:style-name="ce1" office:value-type="float" office:value="0.202165179729364" calcext:value-type="float">
            <text:p>0.202165179729364</text:p>
          </table:table-cell>
          <table:table-cell table:style-name="ce1" office:value-type="float" office:value="0.174114031477825" calcext:value-type="float">
            <text:p>0.174114031477825</text:p>
          </table:table-cell>
          <table:table-cell table:style-name="ce1" office:value-type="float" office:value="0.188114566099192" calcext:value-type="float">
            <text:p>0.188114566099192</text:p>
          </table:table-cell>
          <table:table-cell table:style-name="ce1" office:value-type="float" office:value="0.19827229435786" calcext:value-type="float">
            <text:p>0.19827229435786</text:p>
          </table:table-cell>
          <table:table-cell table:style-name="ce1" office:value-type="float" office:value="0.204030581138006" calcext:value-type="float">
            <text:p>0.204030581138006</text:p>
          </table:table-cell>
          <table:table-cell table:style-name="ce1" office:value-type="float" office:value="0.176142139833063" calcext:value-type="float">
            <text:p>0.176142139833063</text:p>
          </table:table-cell>
          <table:table-cell table:style-name="ce1" office:value-type="float" office:value="0.168445027787121" calcext:value-type="float">
            <text:p>0.168445027787121</text:p>
          </table:table-cell>
          <table:table-cell table:style-name="ce1" office:value-type="float" office:value="0.167924618548075" calcext:value-type="float">
            <text:p>0.167924618548075</text:p>
          </table:table-cell>
          <table:table-cell table:style-name="ce1" office:value-type="float" office:value="0.167398040378551" calcext:value-type="float">
            <text:p>0.167398040378551</text:p>
          </table:table-cell>
          <table:table-cell table:style-name="ce1" office:value-type="float" office:value="0.17001260985714" calcext:value-type="float">
            <text:p>0.17001260985714</text:p>
          </table:table-cell>
          <table:table-cell table:style-name="ce1" office:value-type="float" office:value="0.176964359986008" calcext:value-type="float">
            <text:p>0.176964359986008</text:p>
          </table:table-cell>
          <table:table-cell table:style-name="ce1" office:value-type="float" office:value="0.183162384996181" calcext:value-type="float">
            <text:p>0.183162384996181</text:p>
          </table:table-cell>
          <table:table-cell table:style-name="ce1" office:value-type="float" office:value="0.184971524174737" calcext:value-type="float">
            <text:p>0.184971524174737</text:p>
          </table:table-cell>
          <table:table-cell table:style-name="ce1" office:value-type="float" office:value="0.172221063937346" calcext:value-type="float">
            <text:p>0.172221063937346</text:p>
          </table:table-cell>
          <table:table-cell table:style-name="ce1" office:value-type="float" office:value="0.169306670811266" calcext:value-type="float">
            <text:p>0.169306670811266</text:p>
          </table:table-cell>
          <table:table-cell table:style-name="ce1" office:value-type="float" office:value="0.167213712753905" calcext:value-type="float">
            <text:p>0.167213712753905</text:p>
          </table:table-cell>
          <table:table-cell table:style-name="ce1" office:value-type="float" office:value="0.167703178399556" calcext:value-type="float">
            <text:p>0.167703178399556</text:p>
          </table:table-cell>
          <table:table-cell table:style-name="ce1" office:value-type="float" office:value="0.170031767151482" calcext:value-type="float">
            <text:p>0.170031767151482</text:p>
          </table:table-cell>
          <table:table-cell table:style-name="ce1" office:value-type="float" office:value="0.182823207509356" calcext:value-type="float">
            <text:p>0.182823207509356</text:p>
          </table:table-cell>
          <table:table-cell table:style-name="ce1" office:value-type="float" office:value="0.189878533066964" calcext:value-type="float">
            <text:p>0.189878533066964</text:p>
          </table:table-cell>
          <table:table-cell table:style-name="ce1" office:value-type="float" office:value="0.185273227452206" calcext:value-type="float">
            <text:p>0.185273227452206</text:p>
          </table:table-cell>
          <table:table-cell table:style-name="ce1" office:value-type="float" office:value="0.192598629725646" calcext:value-type="float">
            <text:p>0.192598629725646</text:p>
          </table:table-cell>
          <table:table-cell table:style-name="ce1" office:value-type="float" office:value="0.201442115580662" calcext:value-type="float">
            <text:p>0.201442115580662</text:p>
          </table:table-cell>
          <table:table-cell table:style-name="ce1" office:value-type="float" office:value="0.205295499983172" calcext:value-type="float">
            <text:p>0.205295499983172</text:p>
          </table:table-cell>
          <table:table-cell table:style-name="ce1" office:value-type="float" office:value="0.207488724004458" calcext:value-type="float">
            <text:p>0.207488724004458</text:p>
          </table:table-cell>
          <table:table-cell table:style-name="ce1" office:value-type="float" office:value="0.221467256657303" calcext:value-type="float">
            <text:p>0.221467256657303</text:p>
          </table:table-cell>
          <table:table-cell table:style-name="ce1" office:value-type="float" office:value="0.230193317551096" calcext:value-type="float">
            <text:p>0.23019331755109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roatia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3.75231722595078" calcext:value-type="float">
            <text:p>3.75231722595078</text:p>
          </table:table-cell>
          <table:table-cell table:style-name="ce1" office:value-type="float" office:value="3.54055172413793" calcext:value-type="float">
            <text:p>3.54055172413793</text:p>
          </table:table-cell>
          <table:table-cell table:style-name="ce1" office:value-type="float" office:value="3.62914709677419" calcext:value-type="float">
            <text:p>3.62914709677419</text:p>
          </table:table-cell>
          <table:table-cell table:style-name="ce1" office:value-type="float" office:value="3.77224266438209" calcext:value-type="float">
            <text:p>3.77224266438209</text:p>
          </table:table-cell>
          <table:table-cell table:style-name="ce1" office:value-type="float" office:value="4.12068313306631" calcext:value-type="float">
            <text:p>4.12068313306631</text:p>
          </table:table-cell>
          <table:table-cell table:style-name="ce1" office:value-type="float" office:value="4.2204186351706" calcext:value-type="float">
            <text:p>4.2204186351706</text:p>
          </table:table-cell>
          <table:table-cell table:style-name="ce1" office:value-type="float" office:value="4.53629326816263" calcext:value-type="float">
            <text:p>4.53629326816263</text:p>
          </table:table-cell>
          <table:table-cell table:style-name="ce1" office:value-type="float" office:value="4.4996038647343" calcext:value-type="float">
            <text:p>4.4996038647343</text:p>
          </table:table-cell>
          <table:table-cell table:style-name="ce1" office:value-type="float" office:value="4.43834591052869" calcext:value-type="float">
            <text:p>4.43834591052869</text:p>
          </table:table-cell>
          <table:table-cell table:style-name="ce1" office:value-type="float" office:value="4.66551418918919" calcext:value-type="float">
            <text:p>4.66551418918919</text:p>
          </table:table-cell>
          <table:table-cell table:style-name="ce1" office:value-type="float" office:value="4.92732477477477" calcext:value-type="float">
            <text:p>4.92732477477477</text:p>
          </table:table-cell>
          <table:table-cell table:style-name="ce1" office:value-type="float" office:value="5.30228378378378" calcext:value-type="float">
            <text:p>5.30228378378378</text:p>
          </table:table-cell>
          <table:table-cell table:style-name="ce1" office:value-type="float" office:value="5.19195652173913" calcext:value-type="float">
            <text:p>5.19195652173913</text:p>
          </table:table-cell>
          <table:table-cell table:style-name="ce1" office:value-type="float" office:value="5.20165848716794" calcext:value-type="float">
            <text:p>5.20165848716794</text:p>
          </table:table-cell>
          <table:table-cell table:style-name="ce1" office:value-type="float" office:value="5.21969369369369" calcext:value-type="float">
            <text:p>5.21969369369369</text:p>
          </table:table-cell>
          <table:table-cell table:style-name="ce1" office:value-type="float" office:value="5.5005" calcext:value-type="float">
            <text:p>5.5005</text:p>
          </table:table-cell>
          <table:table-cell table:style-name="ce1" office:value-type="float" office:value="5.26915815689136" calcext:value-type="float">
            <text:p>5.26915815689136</text:p>
          </table:table-cell>
          <table:table-cell table:style-name="ce1" office:value-type="float" office:value="4.86661693472095" calcext:value-type="float">
            <text:p>4.86661693472095</text:p>
          </table:table-cell>
          <table:table-cell table:style-name="ce1" office:value-type="float" office:value="4.72882177726782" calcext:value-type="float">
            <text:p>4.72882177726782</text:p>
          </table:table-cell>
          <table:table-cell table:style-name="ce1" office:value-type="float" office:value="4.80153001129275" calcext:value-type="float">
            <text:p>4.8015300112927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739819355639705" calcext:value-type="float">
            <text:p>0.073981935563971</text:p>
          </table:table-cell>
          <table:table-cell table:style-name="ce1" office:value-type="float" office:value="0.0753232710252645" calcext:value-type="float">
            <text:p>0.075323271025265</text:p>
          </table:table-cell>
          <table:table-cell table:style-name="ce1" office:value-type="float" office:value="0.0756628306695477" calcext:value-type="float">
            <text:p>0.075662830669548</text:p>
          </table:table-cell>
          <table:table-cell table:style-name="ce1" office:value-type="float" office:value="0.0607632272282888" calcext:value-type="float">
            <text:p>0.060763227228289</text:p>
          </table:table-cell>
          <table:table-cell table:style-name="ce1" office:value-type="float" office:value="0.0718223413738381" calcext:value-type="float">
            <text:p>0.071822341373838</text:p>
          </table:table-cell>
          <table:table-cell table:style-name="ce1" office:value-type="float" office:value="0.0712600146143892" calcext:value-type="float">
            <text:p>0.071260014614389</text:p>
          </table:table-cell>
          <table:table-cell table:style-name="ce1" office:value-type="float" office:value="0.0698479075759808" calcext:value-type="float">
            <text:p>0.069847907575981</text:p>
          </table:table-cell>
          <table:table-cell table:style-name="ce1" office:value-type="float" office:value="0.0585660070754202" calcext:value-type="float">
            <text:p>0.05856600707542</text:p>
          </table:table-cell>
          <table:table-cell table:style-name="ce1" office:value-type="float" office:value="0.0582290323413023" calcext:value-type="float">
            <text:p>0.058229032341302</text:p>
          </table:table-cell>
          <table:table-cell table:style-name="ce1" office:value-type="float" office:value="0.0682275509393885" calcext:value-type="float">
            <text:p>0.068227550939389</text:p>
          </table:table-cell>
          <table:table-cell table:style-name="ce1" office:value-type="float" office:value="0.0817720364631903" calcext:value-type="float">
            <text:p>0.08177203646319</text:p>
          </table:table-cell>
          <table:table-cell table:style-name="ce1" office:value-type="float" office:value="0.084155390695527" calcext:value-type="float">
            <text:p>0.084155390695527</text:p>
          </table:table-cell>
          <table:table-cell table:style-name="ce1" office:value-type="float" office:value="0.080460234452251" calcext:value-type="float">
            <text:p>0.080460234452251</text:p>
          </table:table-cell>
          <table:table-cell table:style-name="ce1" office:value-type="float" office:value="0.0850099432433822" calcext:value-type="float">
            <text:p>0.085009943243382</text:p>
          </table:table-cell>
          <table:table-cell table:style-name="ce1" office:value-type="float" office:value="0.0937099589773904" calcext:value-type="float">
            <text:p>0.093709958977391</text:p>
          </table:table-cell>
          <table:table-cell table:style-name="ce1" office:value-type="float" office:value="0.094165444151058" calcext:value-type="float">
            <text:p>0.094165444151058</text:p>
          </table:table-cell>
          <table:table-cell table:style-name="ce1" office:value-type="float" office:value="0.12880810012214" calcext:value-type="float">
            <text:p>0.12880810012214</text:p>
          </table:table-cell>
          <table:table-cell table:style-name="ce1" office:value-type="float" office:value="0.132498711016438" calcext:value-type="float">
            <text:p>0.132498711016438</text:p>
          </table:table-cell>
          <table:table-cell table:style-name="ce1" office:value-type="float" office:value="0.138591885222592" calcext:value-type="float">
            <text:p>0.138591885222592</text:p>
          </table:table-cell>
          <table:table-cell table:style-name="ce1" office:value-type="float" office:value="0.13571075038648" calcext:value-type="float">
            <text:p>0.13571075038648</text:p>
          </table:table-cell>
          <table:table-cell table:style-name="ce1" office:value-type="float" office:value="0.132142239391144" calcext:value-type="float">
            <text:p>0.132142239391144</text:p>
          </table:table-cell>
          <table:table-cell table:style-name="ce1" office:value-type="float" office:value="0.131714396048721" calcext:value-type="float">
            <text:p>0.131714396048721</text:p>
          </table:table-cell>
          <table:table-cell table:style-name="ce1" office:value-type="float" office:value="0.138545471947932" calcext:value-type="float">
            <text:p>0.138545471947932</text:p>
          </table:table-cell>
          <table:table-cell table:style-name="ce1" office:value-type="float" office:value="0.146759635146284" calcext:value-type="float">
            <text:p>0.146759635146284</text:p>
          </table:table-cell>
          <table:table-cell table:style-name="ce1" office:value-type="float" office:value="0.146319665786906" calcext:value-type="float">
            <text:p>0.146319665786906</text:p>
          </table:table-cell>
          <table:table-cell table:style-name="ce1" office:value-type="float" office:value="0.147617491693551" calcext:value-type="float">
            <text:p>0.147617491693551</text:p>
          </table:table-cell>
          <table:table-cell table:style-name="ce1" office:value-type="float" office:value="0.1292078415392" calcext:value-type="float">
            <text:p>0.1292078415392</text:p>
          </table:table-cell>
          <table:table-cell table:style-name="ce1" office:value-type="float" office:value="0.136882387491556" calcext:value-type="float">
            <text:p>0.136882387491556</text:p>
          </table:table-cell>
          <table:table-cell table:style-name="ce1" office:value-type="float" office:value="0.150160185659201" calcext:value-type="float">
            <text:p>0.150160185659201</text:p>
          </table:table-cell>
          <table:table-cell table:style-name="ce1" office:value-type="float" office:value="0.149182877509182" calcext:value-type="float">
            <text:p>0.149182877509182</text:p>
          </table:table-cell>
          <table:table-cell table:style-name="ce1" office:value-type="float" office:value="0.139971038347498" calcext:value-type="float">
            <text:p>0.139971038347498</text:p>
          </table:table-cell>
          <table:table-cell table:style-name="ce1" office:value-type="float" office:value="0.13770125069874" calcext:value-type="float">
            <text:p>0.13770125069874</text:p>
          </table:table-cell>
          <table:table-cell table:style-name="ce1" office:value-type="float" office:value="0.123110762268826" calcext:value-type="float">
            <text:p>0.123110762268826</text:p>
          </table:table-cell>
          <table:table-cell table:style-name="ce1" office:value-type="float" office:value="0.0881361275301921" calcext:value-type="float">
            <text:p>0.088136127530192</text:p>
          </table:table-cell>
          <table:table-cell table:style-name="ce1" office:value-type="float" office:value="0.0391788256567405" calcext:value-type="float">
            <text:p>0.039178825656741</text:p>
          </table:table-cell>
          <table:table-cell table:style-name="ce1" office:value-type="float" office:value="0.115358616313499" calcext:value-type="float">
            <text:p>0.115358616313499</text:p>
          </table:table-cell>
          <table:table-cell table:style-name="ce1" office:value-type="float" office:value="0.129820823375868" calcext:value-type="float">
            <text:p>0.129820823375868</text:p>
          </table:table-cell>
          <table:table-cell table:style-name="ce1" office:value-type="float" office:value="0.168614245100502" calcext:value-type="float">
            <text:p>0.168614245100502</text:p>
          </table:table-cell>
          <table:table-cell table:style-name="ce1" office:value-type="float" office:value="0.149193483937246" calcext:value-type="float">
            <text:p>0.149193483937246</text:p>
          </table:table-cell>
          <table:table-cell table:style-name="ce1" office:value-type="float" office:value="0.158383898140925" calcext:value-type="float">
            <text:p>0.158383898140925</text:p>
          </table:table-cell>
          <table:table-cell table:style-name="ce1" office:value-type="float" office:value="0.159990488001102" calcext:value-type="float">
            <text:p>0.159990488001102</text:p>
          </table:table-cell>
          <table:table-cell table:style-name="ce1" office:value-type="float" office:value="0.180553861898515" calcext:value-type="float">
            <text:p>0.180553861898515</text:p>
          </table:table-cell>
          <table:table-cell table:style-name="ce1" office:value-type="float" office:value="0.206702880526521" calcext:value-type="float">
            <text:p>0.206702880526521</text:p>
          </table:table-cell>
          <table:table-cell table:style-name="ce1" office:value-type="float" office:value="0.193224572232889" calcext:value-type="float">
            <text:p>0.193224572232889</text:p>
          </table:table-cell>
          <table:table-cell table:style-name="ce1" office:value-type="float" office:value="0.21794871513695" calcext:value-type="float">
            <text:p>0.21794871513695</text:p>
          </table:table-cell>
          <table:table-cell table:style-name="ce1" office:value-type="float" office:value="0.224055960392119" calcext:value-type="float">
            <text:p>0.224055960392119</text:p>
          </table:table-cell>
          <table:table-cell table:style-name="ce1" office:value-type="float" office:value="0.224474915136109" calcext:value-type="float">
            <text:p>0.224474915136109</text:p>
          </table:table-cell>
          <table:table-cell table:style-name="ce1" office:value-type="float" office:value="0.25017207358241" calcext:value-type="float">
            <text:p>0.25017207358241</text:p>
          </table:table-cell>
          <table:table-cell table:style-name="ce1" office:value-type="float" office:value="0.25013101318581" calcext:value-type="float">
            <text:p>0.25013101318581</text:p>
          </table:table-cell>
          <table:table-cell table:style-name="ce1" office:value-type="float" office:value="0.229630548323939" calcext:value-type="float">
            <text:p>0.229630548323939</text:p>
          </table:table-cell>
          <table:table-cell table:style-name="ce1" office:value-type="float" office:value="0.211960718095503" calcext:value-type="float">
            <text:p>0.211960718095503</text:p>
          </table:table-cell>
          <table:table-cell table:style-name="ce1" office:value-type="float" office:value="0.217962047888149" calcext:value-type="float">
            <text:p>0.2179620478881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4.54446524112109" calcext:value-type="float">
            <text:p>4.54446524112109</text:p>
          </table:table-cell>
          <table:table-cell table:style-name="ce1" office:value-type="float" office:value="4.88332679749706" calcext:value-type="float">
            <text:p>4.88332679749706</text:p>
          </table:table-cell>
          <table:table-cell table:style-name="ce1" office:value-type="float" office:value="5.02503803022421" calcext:value-type="float">
            <text:p>5.02503803022421</text:p>
          </table:table-cell>
          <table:table-cell table:style-name="ce1" office:value-type="float" office:value="5.57904556794361" calcext:value-type="float">
            <text:p>5.57904556794361</text:p>
          </table:table-cell>
          <table:table-cell table:style-name="ce1" office:value-type="float" office:value="6.16624075392534" calcext:value-type="float">
            <text:p>6.16624075392534</text:p>
          </table:table-cell>
          <table:table-cell table:style-name="ce1" office:value-type="float" office:value="6.04003720954066" calcext:value-type="float">
            <text:p>6.04003720954066</text:p>
          </table:table-cell>
          <table:table-cell table:style-name="ce1" office:value-type="float" office:value="6.06504072788413" calcext:value-type="float">
            <text:p>6.06504072788413</text:p>
          </table:table-cell>
          <table:table-cell table:style-name="ce1" office:value-type="float" office:value="5.75824226915323" calcext:value-type="float">
            <text:p>5.75824226915323</text:p>
          </table:table-cell>
          <table:table-cell table:style-name="ce1" office:value-type="float" office:value="5.9629155752127" calcext:value-type="float">
            <text:p>5.9629155752127</text:p>
          </table:table-cell>
          <table:table-cell table:style-name="ce1" office:value-type="float" office:value="6.06091395991522" calcext:value-type="float">
            <text:p>6.06091395991522</text:p>
          </table:table-cell>
          <table:table-cell table:style-name="ce1" office:value-type="float" office:value="6.77148766046522" calcext:value-type="float">
            <text:p>6.77148766046522</text:p>
          </table:table-cell>
          <table:table-cell table:style-name="ce1" office:value-type="float" office:value="6.68245804186665" calcext:value-type="float">
            <text:p>6.68245804186665</text:p>
          </table:table-cell>
          <table:table-cell table:style-name="ce1" office:value-type="float" office:value="6.67702567171057" calcext:value-type="float">
            <text:p>6.67702567171057</text:p>
          </table:table-cell>
          <table:table-cell table:style-name="ce1" office:value-type="float" office:value="7.00424240478027" calcext:value-type="float">
            <text:p>7.00424240478027</text:p>
          </table:table-cell>
          <table:table-cell table:style-name="ce1" office:value-type="float" office:value="7.07173547914249" calcext:value-type="float">
            <text:p>7.07173547914249</text:p>
          </table:table-cell>
          <table:table-cell table:style-name="ce1" office:value-type="float" office:value="7.1523812144082" calcext:value-type="float">
            <text:p>7.1523812144082</text:p>
          </table:table-cell>
          <table:table-cell table:style-name="ce1" office:value-type="float" office:value="7.54942715963511" calcext:value-type="float">
            <text:p>7.54942715963511</text:p>
          </table:table-cell>
          <table:table-cell table:style-name="ce1" office:value-type="float" office:value="7.81404843768768" calcext:value-type="float">
            <text:p>7.81404843768768</text:p>
          </table:table-cell>
          <table:table-cell table:style-name="ce1" office:value-type="float" office:value="8.25354722802121" calcext:value-type="float">
            <text:p>8.25354722802121</text:p>
          </table:table-cell>
          <table:table-cell table:style-name="ce1" office:value-type="float" office:value="8.05570632778757" calcext:value-type="float">
            <text:p>8.05570632778757</text:p>
          </table:table-cell>
          <table:table-cell table:style-name="ce1" office:value-type="float" office:value="8.10934923530887" calcext:value-type="float">
            <text:p>8.10934923530887</text:p>
          </table:table-cell>
          <table:table-cell table:style-name="ce1" office:value-type="float" office:value="8.08620576020123" calcext:value-type="float">
            <text:p>8.08620576020123</text:p>
          </table:table-cell>
          <table:table-cell table:style-name="ce1" office:value-type="float" office:value="8.11460893827352" calcext:value-type="float">
            <text:p>8.11460893827352</text:p>
          </table:table-cell>
          <table:table-cell table:style-name="ce1" office:value-type="float" office:value="8.33881327808516" calcext:value-type="float">
            <text:p>8.33881327808516</text:p>
          </table:table-cell>
          <table:table-cell table:style-name="ce1" office:value-type="float" office:value="8.51638385297469" calcext:value-type="float">
            <text:p>8.51638385297469</text:p>
          </table:table-cell>
          <table:table-cell table:style-name="ce1" office:value-type="float" office:value="8.08593742736798" calcext:value-type="float">
            <text:p>8.08593742736798</text:p>
          </table:table-cell>
          <table:table-cell table:style-name="ce1" office:value-type="float" office:value="7.85827798035927" calcext:value-type="float">
            <text:p>7.85827798035927</text:p>
          </table:table-cell>
          <table:table-cell table:style-name="ce1" office:value-type="float" office:value="7.95612952393731" calcext:value-type="float">
            <text:p>7.95612952393731</text:p>
          </table:table-cell>
          <table:table-cell table:style-name="ce1" office:value-type="float" office:value="7.38591771027511" calcext:value-type="float">
            <text:p>7.38591771027511</text:p>
          </table:table-cell>
          <table:table-cell table:style-name="ce1" office:value-type="float" office:value="7.25932931420886" calcext:value-type="float">
            <text:p>7.25932931420886</text:p>
          </table:table-cell>
          <table:table-cell table:style-name="ce1" office:value-type="float" office:value="6.71046930071637" calcext:value-type="float">
            <text:p>6.71046930071637</text:p>
          </table:table-cell>
          <table:table-cell table:style-name="ce1" office:value-type="float" office:value="6.41885842635973" calcext:value-type="float">
            <text:p>6.41885842635973</text:p>
          </table:table-cell>
          <table:table-cell table:style-name="ce1" office:value-type="float" office:value="5.82372168105958" calcext:value-type="float">
            <text:p>5.82372168105958</text:p>
          </table:table-cell>
          <table:table-cell table:style-name="ce1" office:value-type="float" office:value="5.97729408855766" calcext:value-type="float">
            <text:p>5.97729408855766</text:p>
          </table:table-cell>
          <table:table-cell table:style-name="ce1" office:value-type="float" office:value="5.69370576568241" calcext:value-type="float">
            <text:p>5.69370576568241</text:p>
          </table:table-cell>
          <table:table-cell table:style-name="ce1" office:value-type="float" office:value="5.84471154660704" calcext:value-type="float">
            <text:p>5.84471154660704</text:p>
          </table:table-cell>
          <table:table-cell table:style-name="ce1" office:value-type="float" office:value="6.01870580428849" calcext:value-type="float">
            <text:p>6.01870580428849</text:p>
          </table:table-cell>
          <table:table-cell table:style-name="ce1" office:value-type="float" office:value="5.91716805212115" calcext:value-type="float">
            <text:p>5.91716805212115</text:p>
          </table:table-cell>
          <table:table-cell table:style-name="ce1" office:value-type="float" office:value="5.76272094769723" calcext:value-type="float">
            <text:p>5.76272094769723</text:p>
          </table:table-cell>
          <table:table-cell table:style-name="ce1" office:value-type="float" office:value="5.74324842027325" calcext:value-type="float">
            <text:p>5.74324842027325</text:p>
          </table:table-cell>
          <table:table-cell table:style-name="ce1" office:value-type="float" office:value="5.46586020075858" calcext:value-type="float">
            <text:p>5.46586020075858</text:p>
          </table:table-cell>
          <table:table-cell table:style-name="ce1" office:value-type="float" office:value="5.5907159858243" calcext:value-type="float">
            <text:p>5.5907159858243</text:p>
          </table:table-cell>
          <table:table-cell table:style-name="ce1" office:value-type="float" office:value="5.52182927030948" calcext:value-type="float">
            <text:p>5.52182927030948</text:p>
          </table:table-cell>
          <table:table-cell table:style-name="ce1" office:value-type="float" office:value="5.83089647005119" calcext:value-type="float">
            <text:p>5.83089647005119</text:p>
          </table:table-cell>
          <table:table-cell table:style-name="ce1" office:value-type="float" office:value="5.6849107552221" calcext:value-type="float">
            <text:p>5.6849107552221</text:p>
          </table:table-cell>
          <table:table-cell table:style-name="ce1" office:value-type="float" office:value="5.75184892731434" calcext:value-type="float">
            <text:p>5.75184892731434</text:p>
          </table:table-cell>
          <table:table-cell table:style-name="ce1" office:value-type="float" office:value="5.69818703910193" calcext:value-type="float">
            <text:p>5.69818703910193</text:p>
          </table:table-cell>
          <table:table-cell table:style-name="ce1" office:value-type="float" office:value="5.57245952079302" calcext:value-type="float">
            <text:p>5.57245952079302</text:p>
          </table:table-cell>
          <table:table-cell table:style-name="ce1" office:value-type="float" office:value="5.46350118168737" calcext:value-type="float">
            <text:p>5.46350118168737</text:p>
          </table:table-cell>
          <table:table-cell table:style-name="ce1" office:value-type="float" office:value="4.86718592388241" calcext:value-type="float">
            <text:p>4.86718592388241</text:p>
          </table:table-cell>
          <table:table-cell table:style-name="ce1" office:value-type="float" office:value="5.07474962807586" calcext:value-type="float">
            <text:p>5.07474962807586</text:p>
          </table:table-cell>
          <table:table-cell table:style-name="ce1" office:value-type="float" office:value="4.86298993143314" calcext:value-type="float">
            <text:p>4.8629899314331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43805291731486" calcext:value-type="float">
            <text:p>0.243805291731486</text:p>
          </table:table-cell>
          <table:table-cell table:style-name="ce1" office:value-type="float" office:value="0.288719864550265" calcext:value-type="float">
            <text:p>0.288719864550265</text:p>
          </table:table-cell>
          <table:table-cell table:style-name="ce1" office:value-type="float" office:value="0.248446979292099" calcext:value-type="float">
            <text:p>0.248446979292099</text:p>
          </table:table-cell>
          <table:table-cell table:style-name="ce1" office:value-type="float" office:value="0.2396813492523" calcext:value-type="float">
            <text:p>0.2396813492523</text:p>
          </table:table-cell>
          <table:table-cell table:style-name="ce1" office:value-type="float" office:value="0.229361138155731" calcext:value-type="float">
            <text:p>0.229361138155731</text:p>
          </table:table-cell>
          <table:table-cell table:style-name="ce1" office:value-type="float" office:value="0.246138797101306" calcext:value-type="float">
            <text:p>0.246138797101306</text:p>
          </table:table-cell>
          <table:table-cell table:style-name="ce1" office:value-type="float" office:value="0.226991957647267" calcext:value-type="float">
            <text:p>0.226991957647267</text:p>
          </table:table-cell>
          <table:table-cell table:style-name="ce1" office:value-type="float" office:value="0.231915478089856" calcext:value-type="float">
            <text:p>0.231915478089856</text:p>
          </table:table-cell>
          <table:table-cell table:style-name="ce1" office:value-type="float" office:value="0.253505277193909" calcext:value-type="float">
            <text:p>0.253505277193909</text:p>
          </table:table-cell>
          <table:table-cell table:style-name="ce1" office:value-type="float" office:value="0.298673301604677" calcext:value-type="float">
            <text:p>0.298673301604677</text:p>
          </table:table-cell>
          <table:table-cell table:style-name="ce1" office:value-type="float" office:value="0.311951855422618" calcext:value-type="float">
            <text:p>0.311951855422618</text:p>
          </table:table-cell>
          <table:table-cell table:style-name="ce1" office:value-type="float" office:value="0.330621478466519" calcext:value-type="float">
            <text:p>0.330621478466519</text:p>
          </table:table-cell>
          <table:table-cell table:style-name="ce1" office:value-type="float" office:value="0.358007996579467" calcext:value-type="float">
            <text:p>0.358007996579467</text:p>
          </table:table-cell>
          <table:table-cell table:style-name="ce1" office:value-type="float" office:value="0.395470249628913" calcext:value-type="float">
            <text:p>0.395470249628913</text:p>
          </table:table-cell>
          <table:table-cell table:style-name="ce1" office:value-type="float" office:value="0.402156668102248" calcext:value-type="float">
            <text:p>0.402156668102248</text:p>
          </table:table-cell>
          <table:table-cell table:style-name="ce1" office:value-type="float" office:value="0.41280501888718" calcext:value-type="float">
            <text:p>0.41280501888718</text:p>
          </table:table-cell>
          <table:table-cell table:style-name="ce1" office:value-type="float" office:value="0.461238948130222" calcext:value-type="float">
            <text:p>0.461238948130222</text:p>
          </table:table-cell>
          <table:table-cell table:style-name="ce1" office:value-type="float" office:value="0.600297743724059" calcext:value-type="float">
            <text:p>0.600297743724059</text:p>
          </table:table-cell>
          <table:table-cell table:style-name="ce1" office:value-type="float" office:value="0.667780175429775" calcext:value-type="float">
            <text:p>0.667780175429775</text:p>
          </table:table-cell>
          <table:table-cell table:style-name="ce1" office:value-type="float" office:value="0.660145712791904" calcext:value-type="float">
            <text:p>0.660145712791904</text:p>
          </table:table-cell>
          <table:table-cell table:style-name="ce1" office:value-type="float" office:value="0.642649540919846" calcext:value-type="float">
            <text:p>0.642649540919846</text:p>
          </table:table-cell>
          <table:table-cell table:style-name="ce1" office:value-type="float" office:value="0.663407119412183" calcext:value-type="float">
            <text:p>0.663407119412183</text:p>
          </table:table-cell>
          <table:table-cell table:style-name="ce1" office:value-type="float" office:value="0.682224208304924" calcext:value-type="float">
            <text:p>0.682224208304924</text:p>
          </table:table-cell>
          <table:table-cell table:style-name="ce1" office:value-type="float" office:value="0.664097632396751" calcext:value-type="float">
            <text:p>0.664097632396751</text:p>
          </table:table-cell>
          <table:table-cell table:style-name="ce1" office:value-type="float" office:value="0.694402064121782" calcext:value-type="float">
            <text:p>0.694402064121782</text:p>
          </table:table-cell>
          <table:table-cell table:style-name="ce1" office:value-type="float" office:value="0.734768045476881" calcext:value-type="float">
            <text:p>0.734768045476881</text:p>
          </table:table-cell>
          <table:table-cell table:style-name="ce1" office:value-type="float" office:value="0.722917266310577" calcext:value-type="float">
            <text:p>0.722917266310577</text:p>
          </table:table-cell>
          <table:table-cell table:style-name="ce1" office:value-type="float" office:value="0.718414527230813" calcext:value-type="float">
            <text:p>0.718414527230813</text:p>
          </table:table-cell>
          <table:table-cell table:style-name="ce1" office:value-type="float" office:value="0.755209445500112" calcext:value-type="float">
            <text:p>0.755209445500112</text:p>
          </table:table-cell>
          <table:table-cell table:style-name="ce1" office:value-type="float" office:value="0.734806322396748" calcext:value-type="float">
            <text:p>0.734806322396748</text:p>
          </table:table-cell>
          <table:table-cell table:style-name="ce1" office:value-type="float" office:value="0.824341653340587" calcext:value-type="float">
            <text:p>0.824341653340587</text:p>
          </table:table-cell>
          <table:table-cell table:style-name="ce1" office:value-type="float" office:value="0.973544533876331" calcext:value-type="float">
            <text:p>0.973544533876331</text:p>
          </table:table-cell>
          <table:table-cell table:style-name="ce1" office:value-type="float" office:value="1.07889762756538" calcext:value-type="float">
            <text:p>1.07889762756538</text:p>
          </table:table-cell>
          <table:table-cell table:style-name="ce1" office:value-type="float" office:value="1.14526720370997" calcext:value-type="float">
            <text:p>1.14526720370997</text:p>
          </table:table-cell>
          <table:table-cell table:style-name="ce1" office:value-type="float" office:value="1.14166010346545" calcext:value-type="float">
            <text:p>1.14166010346545</text:p>
          </table:table-cell>
          <table:table-cell table:style-name="ce1" office:value-type="float" office:value="1.14207745317278" calcext:value-type="float">
            <text:p>1.14207745317278</text:p>
          </table:table-cell>
          <table:table-cell table:style-name="ce1" office:value-type="float" office:value="1.2669183190042" calcext:value-type="float">
            <text:p>1.2669183190042</text:p>
          </table:table-cell>
          <table:table-cell table:style-name="ce1" office:value-type="float" office:value="1.37369341030501" calcext:value-type="float">
            <text:p>1.37369341030501</text:p>
          </table:table-cell>
          <table:table-cell table:style-name="ce1" office:value-type="float" office:value="1.02166321424249" calcext:value-type="float">
            <text:p>1.02166321424249</text:p>
          </table:table-cell>
          <table:table-cell table:style-name="ce1" office:value-type="float" office:value="1.15981722634938" calcext:value-type="float">
            <text:p>1.15981722634938</text:p>
          </table:table-cell>
          <table:table-cell table:style-name="ce1" office:value-type="float" office:value="1.24524161877937" calcext:value-type="float">
            <text:p>1.24524161877937</text:p>
          </table:table-cell>
          <table:table-cell table:style-name="ce1" office:value-type="float" office:value="1.37519146864213" calcext:value-type="float">
            <text:p>1.37519146864213</text:p>
          </table:table-cell>
          <table:table-cell table:style-name="ce1" office:value-type="float" office:value="1.41113541135681" calcext:value-type="float">
            <text:p>1.41113541135681</text:p>
          </table:table-cell>
          <table:table-cell table:style-name="ce1" office:value-type="float" office:value="1.43795234239745" calcext:value-type="float">
            <text:p>1.43795234239745</text:p>
          </table:table-cell>
          <table:table-cell table:style-name="ce1" office:value-type="float" office:value="1.51223839324728" calcext:value-type="float">
            <text:p>1.51223839324728</text:p>
          </table:table-cell>
          <table:table-cell table:style-name="ce1" office:value-type="float" office:value="1.51153434366401" calcext:value-type="float">
            <text:p>1.51153434366401</text:p>
          </table:table-cell>
          <table:table-cell table:style-name="ce1" office:value-type="float" office:value="1.50533766795813" calcext:value-type="float">
            <text:p>1.50533766795813</text:p>
          </table:table-cell>
          <table:table-cell table:style-name="ce1" office:value-type="float" office:value="1.61665918557735" calcext:value-type="float">
            <text:p>1.61665918557735</text:p>
          </table:table-cell>
          <table:table-cell table:style-name="ce1" office:value-type="float" office:value="1.75214910182672" calcext:value-type="float">
            <text:p>1.75214910182672</text:p>
          </table:table-cell>
          <table:table-cell table:style-name="ce1" office:value-type="float" office:value="1.90009103006722" calcext:value-type="float">
            <text:p>1.90009103006722</text:p>
          </table:table-cell>
          <table:table-cell table:style-name="ce1" office:value-type="float" office:value="1.80860092013378" calcext:value-type="float">
            <text:p>1.80860092013378</text:p>
          </table:table-cell>
          <table:table-cell table:style-name="ce1" office:value-type="float" office:value="2.30378098280951" calcext:value-type="float">
            <text:p>2.3037809828095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sle of Man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6816140743122" calcext:value-type="float">
            <text:p>0.26816140743122</text:p>
          </table:table-cell>
          <table:table-cell table:style-name="ce1" office:value-type="float" office:value="0.284291728153987" calcext:value-type="float">
            <text:p>0.284291728153987</text:p>
          </table:table-cell>
          <table:table-cell table:style-name="ce1" office:value-type="float" office:value="0.306519469024252" calcext:value-type="float">
            <text:p>0.306519469024252</text:p>
          </table:table-cell>
          <table:table-cell table:style-name="ce1" office:value-type="float" office:value="0.322532992582391" calcext:value-type="float">
            <text:p>0.322532992582391</text:p>
          </table:table-cell>
          <table:table-cell table:style-name="ce1" office:value-type="float" office:value="0.308900446565132" calcext:value-type="float">
            <text:p>0.308900446565132</text:p>
          </table:table-cell>
          <table:table-cell table:style-name="ce1" office:value-type="float" office:value="0.333330649503383" calcext:value-type="float">
            <text:p>0.333330649503383</text:p>
          </table:table-cell>
          <table:table-cell table:style-name="ce1" office:value-type="float" office:value="0.337853982141267" calcext:value-type="float">
            <text:p>0.337853982141267</text:p>
          </table:table-cell>
          <table:table-cell table:style-name="ce1" office:value-type="float" office:value="0.331763432432118" calcext:value-type="float">
            <text:p>0.331763432432118</text:p>
          </table:table-cell>
          <table:table-cell table:style-name="ce1" office:value-type="float" office:value="0.35328108007953" calcext:value-type="float">
            <text:p>0.35328108007953</text:p>
          </table:table-cell>
          <table:table-cell table:style-name="ce1" office:value-type="float" office:value="0.351990680919052" calcext:value-type="float">
            <text:p>0.351990680919052</text:p>
          </table:table-cell>
          <table:table-cell table:style-name="ce1" office:value-type="float" office:value="0.352279913970823" calcext:value-type="float">
            <text:p>0.352279913970823</text:p>
          </table:table-cell>
          <table:table-cell table:style-name="ce1" office:value-type="float" office:value="0.363337600159343" calcext:value-type="float">
            <text:p>0.363337600159343</text:p>
          </table:table-cell>
          <table:table-cell table:style-name="ce1" office:value-type="float" office:value="0.375731111655635" calcext:value-type="float">
            <text:p>0.375731111655635</text:p>
          </table:table-cell>
          <table:table-cell table:style-name="ce1" office:value-type="float" office:value="0.3780313065951" calcext:value-type="float">
            <text:p>0.3780313065951</text:p>
          </table:table-cell>
          <table:table-cell table:style-name="ce1" office:value-type="float" office:value="0.38191469988488" calcext:value-type="float">
            <text:p>0.38191469988488</text:p>
          </table:table-cell>
          <table:table-cell table:style-name="ce1" office:value-type="float" office:value="0.4056620797561" calcext:value-type="float">
            <text:p>0.4056620797561</text:p>
          </table:table-cell>
          <table:table-cell table:style-name="ce1" office:value-type="float" office:value="0.414638121077179" calcext:value-type="float">
            <text:p>0.414638121077179</text:p>
          </table:table-cell>
          <table:table-cell table:style-name="ce1" office:value-type="float" office:value="0.484985962499784" calcext:value-type="float">
            <text:p>0.484985962499784</text:p>
          </table:table-cell>
          <table:table-cell table:style-name="ce1" office:value-type="float" office:value="0.477575976151538" calcext:value-type="float">
            <text:p>0.477575976151538</text:p>
          </table:table-cell>
          <table:table-cell table:style-name="ce1" office:value-type="float" office:value="0.487174492106214" calcext:value-type="float">
            <text:p>0.487174492106214</text:p>
          </table:table-cell>
          <table:table-cell table:style-name="ce1" office:value-type="float" office:value="0.499951924741822" calcext:value-type="float">
            <text:p>0.499951924741822</text:p>
          </table:table-cell>
          <table:table-cell table:style-name="ce1" office:value-type="float" office:value="0.525284021596874" calcext:value-type="float">
            <text:p>0.525284021596874</text:p>
          </table:table-cell>
          <table:table-cell table:style-name="ce1" office:value-type="float" office:value="0.545553418923206" calcext:value-type="float">
            <text:p>0.545553418923206</text:p>
          </table:table-cell>
          <table:table-cell table:style-name="ce1" office:value-type="float" office:value="0.578452648666575" calcext:value-type="float">
            <text:p>0.578452648666575</text:p>
          </table:table-cell>
          <table:table-cell table:style-name="ce1" office:value-type="float" office:value="0.584714088082457" calcext:value-type="float">
            <text:p>0.584714088082457</text:p>
          </table:table-cell>
          <table:table-cell table:style-name="ce1" office:value-type="float" office:value="0.627124720912894" calcext:value-type="float">
            <text:p>0.627124720912894</text:p>
          </table:table-cell>
          <table:table-cell table:style-name="ce1" office:value-type="float" office:value="0.65765096285053" calcext:value-type="float">
            <text:p>0.65765096285053</text:p>
          </table:table-cell>
          <table:table-cell table:style-name="ce1" office:value-type="float" office:value="0.687149484353249" calcext:value-type="float">
            <text:p>0.687149484353249</text:p>
          </table:table-cell>
          <table:table-cell table:style-name="ce1" office:value-type="float" office:value="0.726153879442106" calcext:value-type="float">
            <text:p>0.726153879442106</text:p>
          </table:table-cell>
          <table:table-cell table:style-name="ce1" office:value-type="float" office:value="0.77743381845095" calcext:value-type="float">
            <text:p>0.77743381845095</text:p>
          </table:table-cell>
          <table:table-cell table:style-name="ce1" office:value-type="float" office:value="0.793217740920391" calcext:value-type="float">
            <text:p>0.793217740920391</text:p>
          </table:table-cell>
          <table:table-cell table:style-name="ce1" office:value-type="float" office:value="0.830433562990338" calcext:value-type="float">
            <text:p>0.830433562990338</text:p>
          </table:table-cell>
          <table:table-cell table:style-name="ce1" office:value-type="float" office:value="0.864498222769249" calcext:value-type="float">
            <text:p>0.864498222769249</text:p>
          </table:table-cell>
          <table:table-cell table:style-name="ce1" office:value-type="float" office:value="0.880821146532047" calcext:value-type="float">
            <text:p>0.880821146532047</text:p>
          </table:table-cell>
          <table:table-cell table:style-name="ce1" office:value-type="float" office:value="0.917597877143369" calcext:value-type="float">
            <text:p>0.917597877143369</text:p>
          </table:table-cell>
          <table:table-cell table:style-name="ce1" office:value-type="float" office:value="0.95750919759091" calcext:value-type="float">
            <text:p>0.95750919759091</text:p>
          </table:table-cell>
          <table:table-cell table:style-name="ce1" office:value-type="float" office:value="1.0234186613599" calcext:value-type="float">
            <text:p>1.0234186613599</text:p>
          </table:table-cell>
          <table:table-cell table:style-name="ce1" office:value-type="float" office:value="1.04622353943069" calcext:value-type="float">
            <text:p>1.04622353943069</text:p>
          </table:table-cell>
          <table:table-cell table:style-name="ce1" office:value-type="float" office:value="1.05461305120018" calcext:value-type="float">
            <text:p>1.05461305120018</text:p>
          </table:table-cell>
          <table:table-cell table:style-name="ce1" office:value-type="float" office:value="1.10571581739277" calcext:value-type="float">
            <text:p>1.10571581739277</text:p>
          </table:table-cell>
          <table:table-cell table:style-name="ce1" office:value-type="float" office:value="1.12642099942732" calcext:value-type="float">
            <text:p>1.12642099942732</text:p>
          </table:table-cell>
          <table:table-cell table:style-name="ce1" office:value-type="float" office:value="1.12310510390081" calcext:value-type="float">
            <text:p>1.12310510390081</text:p>
          </table:table-cell>
          <table:table-cell table:style-name="ce1" office:value-type="float" office:value="1.12530100757047" calcext:value-type="float">
            <text:p>1.12530100757047</text:p>
          </table:table-cell>
          <table:table-cell table:style-name="ce1" office:value-type="float" office:value="1.15657588732246" calcext:value-type="float">
            <text:p>1.15657588732246</text:p>
          </table:table-cell>
          <table:table-cell table:style-name="ce1" office:value-type="float" office:value="1.19717813505083" calcext:value-type="float">
            <text:p>1.19717813505083</text:p>
          </table:table-cell>
          <table:table-cell table:style-name="ce1" office:value-type="float" office:value="1.23315143122382" calcext:value-type="float">
            <text:p>1.23315143122382</text:p>
          </table:table-cell>
          <table:table-cell table:style-name="ce1" office:value-type="float" office:value="1.29453565751184" calcext:value-type="float">
            <text:p>1.29453565751184</text:p>
          </table:table-cell>
          <table:table-cell table:style-name="ce1" office:value-type="float" office:value="1.36578685342994" calcext:value-type="float">
            <text:p>1.36578685342994</text:p>
          </table:table-cell>
          <table:table-cell table:style-name="ce1" office:value-type="float" office:value="1.49788636314534" calcext:value-type="float">
            <text:p>1.49788636314534</text:p>
          </table:table-cell>
          <table:table-cell table:style-name="ce1" office:value-type="float" office:value="1.61904865443002" calcext:value-type="float">
            <text:p>1.61904865443002</text:p>
          </table:table-cell>
          <table:table-cell table:style-name="ce1" office:value-type="float" office:value="1.58486994487788" calcext:value-type="float">
            <text:p>1.58486994487788</text:p>
          </table:table-cell>
          <table:table-cell table:style-name="ce1" office:value-type="float" office:value="1.66287348286691" calcext:value-type="float">
            <text:p>1.6628734828669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ot classified</text:p>
          </table:table-cell>
          <table:table-cell table:style-name="ce1" office:value-type="string" calcext:value-type="string">
            <text:p>INX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95272679063848" calcext:value-type="float">
            <text:p>3.95272679063848</text:p>
          </table:table-cell>
          <table:table-cell table:style-name="ce1" office:value-type="float" office:value="4.37796487749611" calcext:value-type="float">
            <text:p>4.37796487749611</text:p>
          </table:table-cell>
          <table:table-cell table:style-name="ce1" office:value-type="float" office:value="4.62633804058462" calcext:value-type="float">
            <text:p>4.62633804058462</text:p>
          </table:table-cell>
          <table:table-cell table:style-name="ce1" office:value-type="float" office:value="4.71896552328537" calcext:value-type="float">
            <text:p>4.71896552328537</text:p>
          </table:table-cell>
          <table:table-cell table:style-name="ce1" office:value-type="float" office:value="4.9647230991959" calcext:value-type="float">
            <text:p>4.9647230991959</text:p>
          </table:table-cell>
          <table:table-cell table:style-name="ce1" office:value-type="float" office:value="4.77284780870955" calcext:value-type="float">
            <text:p>4.77284780870955</text:p>
          </table:table-cell>
          <table:table-cell table:style-name="ce1" office:value-type="float" office:value="5.23113645804486" calcext:value-type="float">
            <text:p>5.23113645804486</text:p>
          </table:table-cell>
          <table:table-cell table:style-name="ce1" office:value-type="float" office:value="5.65504728763631" calcext:value-type="float">
            <text:p>5.65504728763631</text:p>
          </table:table-cell>
          <table:table-cell table:style-name="ce1" office:value-type="float" office:value="6.11260997067449" calcext:value-type="float">
            <text:p>6.11260997067449</text:p>
          </table:table-cell>
          <table:table-cell table:style-name="ce1" office:value-type="float" office:value="6.3132944606414" calcext:value-type="float">
            <text:p>6.3132944606414</text:p>
          </table:table-cell>
          <table:table-cell table:style-name="ce1" office:value-type="float" office:value="6.56457790176684" calcext:value-type="float">
            <text:p>6.56457790176684</text:p>
          </table:table-cell>
          <table:table-cell table:style-name="ce1" office:value-type="float" office:value="7.51894019150749" calcext:value-type="float">
            <text:p>7.51894019150749</text:p>
          </table:table-cell>
          <table:table-cell table:style-name="ce1" office:value-type="float" office:value="7.26191217873784" calcext:value-type="float">
            <text:p>7.26191217873784</text:p>
          </table:table-cell>
          <table:table-cell table:style-name="ce1" office:value-type="float" office:value="7.40779273805473" calcext:value-type="float">
            <text:p>7.40779273805473</text:p>
          </table:table-cell>
          <table:table-cell table:style-name="ce1" office:value-type="float" office:value="7.42750119521912" calcext:value-type="float">
            <text:p>7.42750119521912</text:p>
          </table:table-cell>
          <table:table-cell table:style-name="ce1" office:value-type="float" office:value="6.91424746437585" calcext:value-type="float">
            <text:p>6.91424746437585</text:p>
          </table:table-cell>
          <table:table-cell table:style-name="ce1" office:value-type="float" office:value="6.88542795818471" calcext:value-type="float">
            <text:p>6.88542795818471</text:p>
          </table:table-cell>
          <table:table-cell table:style-name="ce1" office:value-type="float" office:value="7.18049143866919" calcext:value-type="float">
            <text:p>7.18049143866919</text:p>
          </table:table-cell>
          <table:table-cell table:style-name="ce1" office:value-type="float" office:value="7.08043495238954" calcext:value-type="float">
            <text:p>7.08043495238954</text:p>
          </table:table-cell>
          <table:table-cell table:style-name="ce1" office:value-type="float" office:value="8.11821356057799" calcext:value-type="float">
            <text:p>8.11821356057799</text:p>
          </table:table-cell>
          <table:table-cell table:style-name="ce1" office:value-type="float" office:value="7.69330754805438" calcext:value-type="float">
            <text:p>7.69330754805438</text:p>
          </table:table-cell>
          <table:table-cell table:style-name="ce1" office:value-type="float" office:value="7.54108514335361" calcext:value-type="float">
            <text:p>7.54108514335361</text:p>
          </table:table-cell>
          <table:table-cell table:style-name="ce1" office:value-type="float" office:value="7.3291608812898" calcext:value-type="float">
            <text:p>7.3291608812898</text:p>
          </table:table-cell>
          <table:table-cell table:style-name="ce1" office:value-type="float" office:value="7.3233455819518" calcext:value-type="float">
            <text:p>7.3233455819518</text:p>
          </table:table-cell>
          <table:table-cell table:style-name="ce1" office:value-type="float" office:value="7.22723580952791" calcext:value-type="float">
            <text:p>7.22723580952791</text:p>
          </table:table-cell>
          <table:table-cell table:style-name="ce1" office:value-type="float" office:value="7.55355472258698" calcext:value-type="float">
            <text:p>7.55355472258698</text:p>
          </table:table-cell>
          <table:table-cell table:style-name="ce1" office:value-type="float" office:value="8.05878283126489" calcext:value-type="float">
            <text:p>8.05878283126489</text:p>
          </table:table-cell>
          <table:table-cell table:style-name="ce1" office:value-type="float" office:value="8.53029908840451" calcext:value-type="float">
            <text:p>8.53029908840451</text:p>
          </table:table-cell>
          <table:table-cell table:style-name="ce1" office:value-type="float" office:value="8.46595113858385" calcext:value-type="float">
            <text:p>8.46595113858385</text:p>
          </table:table-cell>
          <table:table-cell table:style-name="ce1" office:value-type="float" office:value="8.54969668263454" calcext:value-type="float">
            <text:p>8.54969668263454</text:p>
          </table:table-cell>
          <table:table-cell table:style-name="ce1" office:value-type="float" office:value="8.89102765131444" calcext:value-type="float">
            <text:p>8.89102765131444</text:p>
          </table:table-cell>
          <table:table-cell table:style-name="ce1" office:value-type="float" office:value="8.8908980302668" calcext:value-type="float">
            <text:p>8.8908980302668</text:p>
          </table:table-cell>
          <table:table-cell table:style-name="ce1" office:value-type="float" office:value="8.71812006980607" calcext:value-type="float">
            <text:p>8.71812006980607</text:p>
          </table:table-cell>
          <table:table-cell table:style-name="ce1" office:value-type="float" office:value="8.74540281036535" calcext:value-type="float">
            <text:p>8.74540281036535</text:p>
          </table:table-cell>
          <table:table-cell table:style-name="ce1" office:value-type="float" office:value="9.09910605712032" calcext:value-type="float">
            <text:p>9.09910605712032</text:p>
          </table:table-cell>
          <table:table-cell table:style-name="ce1" office:value-type="float" office:value="9.13284791433039" calcext:value-type="float">
            <text:p>9.13284791433039</text:p>
          </table:table-cell>
          <table:table-cell table:style-name="ce1" office:value-type="float" office:value="9.59718048885089" calcext:value-type="float">
            <text:p>9.59718048885089</text:p>
          </table:table-cell>
          <table:table-cell table:style-name="ce1" office:value-type="float" office:value="9.91361343824226" calcext:value-type="float">
            <text:p>9.91361343824226</text:p>
          </table:table-cell>
          <table:table-cell table:style-name="ce1" office:value-type="float" office:value="10.3875563741281" calcext:value-type="float">
            <text:p>10.3875563741281</text:p>
          </table:table-cell>
          <table:table-cell table:style-name="ce1" office:value-type="float" office:value="10.690085134013" calcext:value-type="float">
            <text:p>10.690085134013</text:p>
          </table:table-cell>
          <table:table-cell table:style-name="ce1" office:value-type="float" office:value="10.8366700182436" calcext:value-type="float">
            <text:p>10.8366700182436</text:p>
          </table:table-cell>
          <table:table-cell table:style-name="ce1" office:value-type="float" office:value="11.3872826927847" calcext:value-type="float">
            <text:p>11.3872826927847</text:p>
          </table:table-cell>
          <table:table-cell table:style-name="ce1" office:value-type="float" office:value="11.0934773535859" calcext:value-type="float">
            <text:p>11.0934773535859</text:p>
          </table:table-cell>
          <table:table-cell table:style-name="ce1" office:value-type="float" office:value="10.8096334286746" calcext:value-type="float">
            <text:p>10.8096334286746</text:p>
          </table:table-cell>
          <table:table-cell table:style-name="ce1" office:value-type="float" office:value="10.7660514237167" calcext:value-type="float">
            <text:p>10.7660514237167</text:p>
          </table:table-cell>
          <table:table-cell table:style-name="ce1" office:value-type="float" office:value="10.459981143841" calcext:value-type="float">
            <text:p>10.459981143841</text:p>
          </table:table-cell>
          <table:table-cell table:style-name="ce1" office:value-type="float" office:value="10.1302632844369" calcext:value-type="float">
            <text:p>10.1302632844369</text:p>
          </table:table-cell>
          <table:table-cell table:style-name="ce1" office:value-type="float" office:value="10.1650346833398" calcext:value-type="float">
            <text:p>10.1650346833398</text:p>
          </table:table-cell>
          <table:table-cell table:style-name="ce1" office:value-type="float" office:value="9.52700051497435" calcext:value-type="float">
            <text:p>9.52700051497435</text:p>
          </table:table-cell>
          <table:table-cell table:style-name="ce1" office:value-type="float" office:value="8.89143654052862" calcext:value-type="float">
            <text:p>8.89143654052862</text:p>
          </table:table-cell>
          <table:table-cell table:style-name="ce1" office:value-type="float" office:value="8.81015053216393" calcext:value-type="float">
            <text:p>8.81015053216393</text:p>
          </table:table-cell>
          <table:table-cell table:style-name="ce1" office:value-type="float" office:value="7.88075932628823" calcext:value-type="float">
            <text:p>7.8807593262882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ran, Islamic Rep.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70687730649309" calcext:value-type="float">
            <text:p>1.70687730649309</text:p>
          </table:table-cell>
          <table:table-cell table:style-name="ce1" office:value-type="float" office:value="1.62548809141466" calcext:value-type="float">
            <text:p>1.62548809141466</text:p>
          </table:table-cell>
          <table:table-cell table:style-name="ce1" office:value-type="float" office:value="1.62374323979801" calcext:value-type="float">
            <text:p>1.62374323979801</text:p>
          </table:table-cell>
          <table:table-cell table:style-name="ce1" office:value-type="float" office:value="1.74581934375947" calcext:value-type="float">
            <text:p>1.74581934375947</text:p>
          </table:table-cell>
          <table:table-cell table:style-name="ce1" office:value-type="float" office:value="1.95659179992825" calcext:value-type="float">
            <text:p>1.95659179992825</text:p>
          </table:table-cell>
          <table:table-cell table:style-name="ce1" office:value-type="float" office:value="2.15449024560735" calcext:value-type="float">
            <text:p>2.15449024560735</text:p>
          </table:table-cell>
          <table:table-cell table:style-name="ce1" office:value-type="float" office:value="2.50389757518639" calcext:value-type="float">
            <text:p>2.50389757518639</text:p>
          </table:table-cell>
          <table:table-cell table:style-name="ce1" office:value-type="float" office:value="2.58157445616548" calcext:value-type="float">
            <text:p>2.58157445616548</text:p>
          </table:table-cell>
          <table:table-cell table:style-name="ce1" office:value-type="float" office:value="3.04831112734151" calcext:value-type="float">
            <text:p>3.04831112734151</text:p>
          </table:table-cell>
          <table:table-cell table:style-name="ce1" office:value-type="float" office:value="2.99353526184305" calcext:value-type="float">
            <text:p>2.99353526184305</text:p>
          </table:table-cell>
          <table:table-cell table:style-name="ce1" office:value-type="float" office:value="3.22717480890359" calcext:value-type="float">
            <text:p>3.22717480890359</text:p>
          </table:table-cell>
          <table:table-cell table:style-name="ce1" office:value-type="float" office:value="3.47950806543327" calcext:value-type="float">
            <text:p>3.47950806543327</text:p>
          </table:table-cell>
          <table:table-cell table:style-name="ce1" office:value-type="float" office:value="3.53776971318433" calcext:value-type="float">
            <text:p>3.53776971318433</text:p>
          </table:table-cell>
          <table:table-cell table:style-name="ce1" office:value-type="float" office:value="4.20339232706647" calcext:value-type="float">
            <text:p>4.20339232706647</text:p>
          </table:table-cell>
          <table:table-cell table:style-name="ce1" office:value-type="float" office:value="4.53851140491383" calcext:value-type="float">
            <text:p>4.53851140491383</text:p>
          </table:table-cell>
          <table:table-cell table:style-name="ce1" office:value-type="float" office:value="4.26655441681328" calcext:value-type="float">
            <text:p>4.26655441681328</text:p>
          </table:table-cell>
          <table:table-cell table:style-name="ce1" office:value-type="float" office:value="4.65069669193112" calcext:value-type="float">
            <text:p>4.65069669193112</text:p>
          </table:table-cell>
          <table:table-cell table:style-name="ce1" office:value-type="float" office:value="4.71754197299375" calcext:value-type="float">
            <text:p>4.71754197299375</text:p>
          </table:table-cell>
          <table:table-cell table:style-name="ce1" office:value-type="float" office:value="4.51913122916602" calcext:value-type="float">
            <text:p>4.51913122916602</text:p>
          </table:table-cell>
          <table:table-cell table:style-name="ce1" office:value-type="float" office:value="4.40560420547449" calcext:value-type="float">
            <text:p>4.40560420547449</text:p>
          </table:table-cell>
          <table:table-cell table:style-name="ce1" office:value-type="float" office:value="3.12956377978796" calcext:value-type="float">
            <text:p>3.12956377978796</text:p>
          </table:table-cell>
          <table:table-cell table:style-name="ce1" office:value-type="float" office:value="2.81000242805872" calcext:value-type="float">
            <text:p>2.81000242805872</text:p>
          </table:table-cell>
          <table:table-cell table:style-name="ce1" office:value-type="float" office:value="3.30002532345694" calcext:value-type="float">
            <text:p>3.30002532345694</text:p>
          </table:table-cell>
          <table:table-cell table:style-name="ce1" office:value-type="float" office:value="3.43757290961036" calcext:value-type="float">
            <text:p>3.43757290961036</text:p>
          </table:table-cell>
          <table:table-cell table:style-name="ce1" office:value-type="float" office:value="3.31974390642246" calcext:value-type="float">
            <text:p>3.31974390642246</text:p>
          </table:table-cell>
          <table:table-cell table:style-name="ce1" office:value-type="float" office:value="3.40298717342295" calcext:value-type="float">
            <text:p>3.40298717342295</text:p>
          </table:table-cell>
          <table:table-cell table:style-name="ce1" office:value-type="float" office:value="3.01934280742201" calcext:value-type="float">
            <text:p>3.01934280742201</text:p>
          </table:table-cell>
          <table:table-cell table:style-name="ce1" office:value-type="float" office:value="3.12287834315065" calcext:value-type="float">
            <text:p>3.12287834315065</text:p>
          </table:table-cell>
          <table:table-cell table:style-name="ce1" office:value-type="float" office:value="3.32385349112043" calcext:value-type="float">
            <text:p>3.32385349112043</text:p>
          </table:table-cell>
          <table:table-cell table:style-name="ce1" office:value-type="float" office:value="3.49581117203124" calcext:value-type="float">
            <text:p>3.49581117203124</text:p>
          </table:table-cell>
          <table:table-cell table:style-name="ce1" office:value-type="float" office:value="3.7589083347392" calcext:value-type="float">
            <text:p>3.7589083347392</text:p>
          </table:table-cell>
          <table:table-cell table:style-name="ce1" office:value-type="float" office:value="3.98051785295007" calcext:value-type="float">
            <text:p>3.98051785295007</text:p>
          </table:table-cell>
          <table:table-cell table:style-name="ce1" office:value-type="float" office:value="3.94070932168892" calcext:value-type="float">
            <text:p>3.94070932168892</text:p>
          </table:table-cell>
          <table:table-cell table:style-name="ce1" office:value-type="float" office:value="4.04286292060353" calcext:value-type="float">
            <text:p>4.04286292060353</text:p>
          </table:table-cell>
          <table:table-cell table:style-name="ce1" office:value-type="float" office:value="4.46754159556737" calcext:value-type="float">
            <text:p>4.46754159556737</text:p>
          </table:table-cell>
          <table:table-cell table:style-name="ce1" office:value-type="float" office:value="4.53473255162683" calcext:value-type="float">
            <text:p>4.53473255162683</text:p>
          </table:table-cell>
          <table:table-cell table:style-name="ce1" office:value-type="float" office:value="4.51380999041017" calcext:value-type="float">
            <text:p>4.51380999041017</text:p>
          </table:table-cell>
          <table:table-cell table:style-name="ce1" office:value-type="float" office:value="4.32478191889205" calcext:value-type="float">
            <text:p>4.32478191889205</text:p>
          </table:table-cell>
          <table:table-cell table:style-name="ce1" office:value-type="float" office:value="4.86089128587252" calcext:value-type="float">
            <text:p>4.86089128587252</text:p>
          </table:table-cell>
          <table:table-cell table:style-name="ce1" office:value-type="float" office:value="5.90786740277864" calcext:value-type="float">
            <text:p>5.90786740277864</text:p>
          </table:table-cell>
          <table:table-cell table:style-name="ce1" office:value-type="float" office:value="5.65987134529957" calcext:value-type="float">
            <text:p>5.65987134529957</text:p>
          </table:table-cell>
          <table:table-cell table:style-name="ce1" office:value-type="float" office:value="5.96931978657482" calcext:value-type="float">
            <text:p>5.96931978657482</text:p>
          </table:table-cell>
          <table:table-cell table:style-name="ce1" office:value-type="float" office:value="5.94088576903117" calcext:value-type="float">
            <text:p>5.94088576903117</text:p>
          </table:table-cell>
          <table:table-cell table:style-name="ce1" office:value-type="float" office:value="6.11276605550498" calcext:value-type="float">
            <text:p>6.11276605550498</text:p>
          </table:table-cell>
          <table:table-cell table:style-name="ce1" office:value-type="float" office:value="6.45510294552723" calcext:value-type="float">
            <text:p>6.45510294552723</text:p>
          </table:table-cell>
          <table:table-cell table:style-name="ce1" office:value-type="float" office:value="6.69301445057668" calcext:value-type="float">
            <text:p>6.69301445057668</text:p>
          </table:table-cell>
          <table:table-cell table:style-name="ce1" office:value-type="float" office:value="7.18931569381197" calcext:value-type="float">
            <text:p>7.18931569381197</text:p>
          </table:table-cell>
          <table:table-cell table:style-name="ce1" office:value-type="float" office:value="7.26688233056439" calcext:value-type="float">
            <text:p>7.26688233056439</text:p>
          </table:table-cell>
          <table:table-cell table:style-name="ce1" office:value-type="float" office:value="7.53327975233878" calcext:value-type="float">
            <text:p>7.53327975233878</text:p>
          </table:table-cell>
          <table:table-cell table:style-name="ce1" office:value-type="float" office:value="7.59209277040888" calcext:value-type="float">
            <text:p>7.59209277040888</text:p>
          </table:table-cell>
          <table:table-cell table:style-name="ce1" office:value-type="float" office:value="7.69802909828756" calcext:value-type="float">
            <text:p>7.69802909828756</text:p>
          </table:table-cell>
          <table:table-cell table:style-name="ce1" office:value-type="float" office:value="7.80214509349436" calcext:value-type="float">
            <text:p>7.8021450934943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1338396783762" calcext:value-type="float">
            <text:p>1.1338396783762</text:p>
          </table:table-cell>
          <table:table-cell table:style-name="ce1" office:value-type="float" office:value="1.16651679639519" calcext:value-type="float">
            <text:p>1.16651679639519</text:p>
          </table:table-cell>
          <table:table-cell table:style-name="ce1" office:value-type="float" office:value="1.17690410230616" calcext:value-type="float">
            <text:p>1.17690410230616</text:p>
          </table:table-cell>
          <table:table-cell table:style-name="ce1" office:value-type="float" office:value="1.19089319518504" calcext:value-type="float">
            <text:p>1.19089319518504</text:p>
          </table:table-cell>
          <table:table-cell table:style-name="ce1" office:value-type="float" office:value="1.11740969195538" calcext:value-type="float">
            <text:p>1.11740969195538</text:p>
          </table:table-cell>
          <table:table-cell table:style-name="ce1" office:value-type="float" office:value="2.30594208952922" calcext:value-type="float">
            <text:p>2.30594208952922</text:p>
          </table:table-cell>
          <table:table-cell table:style-name="ce1" office:value-type="float" office:value="3.20236391229068" calcext:value-type="float">
            <text:p>3.20236391229068</text:p>
          </table:table-cell>
          <table:table-cell table:style-name="ce1" office:value-type="float" office:value="2.05575631532695" calcext:value-type="float">
            <text:p>2.05575631532695</text:p>
          </table:table-cell>
          <table:table-cell table:style-name="ce1" office:value-type="float" office:value="2.12915772429361" calcext:value-type="float">
            <text:p>2.12915772429361</text:p>
          </table:table-cell>
          <table:table-cell table:style-name="ce1" office:value-type="float" office:value="2.36035789607218" calcext:value-type="float">
            <text:p>2.36035789607218</text:p>
          </table:table-cell>
          <table:table-cell table:style-name="ce1" office:value-type="float" office:value="2.41065571605191" calcext:value-type="float">
            <text:p>2.41065571605191</text:p>
          </table:table-cell>
          <table:table-cell table:style-name="ce1" office:value-type="float" office:value="2.81427722022359" calcext:value-type="float">
            <text:p>2.81427722022359</text:p>
          </table:table-cell>
          <table:table-cell table:style-name="ce1" office:value-type="float" office:value="2.78799833507015" calcext:value-type="float">
            <text:p>2.78799833507015</text:p>
          </table:table-cell>
          <table:table-cell table:style-name="ce1" office:value-type="float" office:value="2.79834225916886" calcext:value-type="float">
            <text:p>2.79834225916886</text:p>
          </table:table-cell>
          <table:table-cell table:style-name="ce1" office:value-type="float" office:value="2.73526471707267" calcext:value-type="float">
            <text:p>2.73526471707267</text:p>
          </table:table-cell>
          <table:table-cell table:style-name="ce1" office:value-type="float" office:value="2.83767151336569" calcext:value-type="float">
            <text:p>2.83767151336569</text:p>
          </table:table-cell>
          <table:table-cell table:style-name="ce1" office:value-type="float" office:value="4.04372285996373" calcext:value-type="float">
            <text:p>4.04372285996373</text:p>
          </table:table-cell>
          <table:table-cell table:style-name="ce1" office:value-type="float" office:value="3.50779636653472" calcext:value-type="float">
            <text:p>3.50779636653472</text:p>
          </table:table-cell>
          <table:table-cell table:style-name="ce1" office:value-type="float" office:value="3.29080303900095" calcext:value-type="float">
            <text:p>3.29080303900095</text:p>
          </table:table-cell>
          <table:table-cell table:style-name="ce1" office:value-type="float" office:value="3.99699628372798" calcext:value-type="float">
            <text:p>3.99699628372798</text:p>
          </table:table-cell>
          <table:table-cell table:style-name="ce1" office:value-type="float" office:value="3.33682072937661" calcext:value-type="float">
            <text:p>3.33682072937661</text:p>
          </table:table-cell>
          <table:table-cell table:style-name="ce1" office:value-type="float" office:value="2.28693547391539" calcext:value-type="float">
            <text:p>2.28693547391539</text:p>
          </table:table-cell>
          <table:table-cell table:style-name="ce1" office:value-type="float" office:value="2.12105804395878" calcext:value-type="float">
            <text:p>2.12105804395878</text:p>
          </table:table-cell>
          <table:table-cell table:style-name="ce1" office:value-type="float" office:value="2.61379515079924" calcext:value-type="float">
            <text:p>2.61379515079924</text:p>
          </table:table-cell>
          <table:table-cell table:style-name="ce1" office:value-type="float" office:value="2.64423937104901" calcext:value-type="float">
            <text:p>2.64423937104901</text:p>
          </table:table-cell>
          <table:table-cell table:style-name="ce1" office:value-type="float" office:value="2.86812565628147" calcext:value-type="float">
            <text:p>2.86812565628147</text:p>
          </table:table-cell>
          <table:table-cell table:style-name="ce1" office:value-type="float" office:value="2.9961150377491" calcext:value-type="float">
            <text:p>2.9961150377491</text:p>
          </table:table-cell>
          <table:table-cell table:style-name="ce1" office:value-type="float" office:value="3.24553326346183" calcext:value-type="float">
            <text:p>3.24553326346183</text:p>
          </table:table-cell>
          <table:table-cell table:style-name="ce1" office:value-type="float" office:value="4.07784240184784" calcext:value-type="float">
            <text:p>4.07784240184784</text:p>
          </table:table-cell>
          <table:table-cell table:style-name="ce1" office:value-type="float" office:value="4.29676645002363" calcext:value-type="float">
            <text:p>4.29676645002363</text:p>
          </table:table-cell>
          <table:table-cell table:style-name="ce1" office:value-type="float" office:value="3.00687011523616" calcext:value-type="float">
            <text:p>3.00687011523616</text:p>
          </table:table-cell>
          <table:table-cell table:style-name="ce1" office:value-type="float" office:value="2.64144624138628" calcext:value-type="float">
            <text:p>2.64144624138628</text:p>
          </table:table-cell>
          <table:table-cell table:style-name="ce1" office:value-type="float" office:value="3.33928233885106" calcext:value-type="float">
            <text:p>3.33928233885106</text:p>
          </table:table-cell>
          <table:table-cell table:style-name="ce1" office:value-type="float" office:value="3.51182078067952" calcext:value-type="float">
            <text:p>3.51182078067952</text:p>
          </table:table-cell>
          <table:table-cell table:style-name="ce1" office:value-type="float" office:value="3.82748798318143" calcext:value-type="float">
            <text:p>3.82748798318143</text:p>
          </table:table-cell>
          <table:table-cell table:style-name="ce1" office:value-type="float" office:value="3.85313466245196" calcext:value-type="float">
            <text:p>3.85313466245196</text:p>
          </table:table-cell>
          <table:table-cell table:style-name="ce1" office:value-type="float" office:value="3.3325001841249" calcext:value-type="float">
            <text:p>3.3325001841249</text:p>
          </table:table-cell>
          <table:table-cell table:style-name="ce1" office:value-type="float" office:value="3.1742992680636" calcext:value-type="float">
            <text:p>3.1742992680636</text:p>
          </table:table-cell>
          <table:table-cell table:style-name="ce1" office:value-type="float" office:value="3.25987342367978" calcext:value-type="float">
            <text:p>3.25987342367978</text:p>
          </table:table-cell>
          <table:table-cell table:style-name="ce1" office:value-type="float" office:value="3.15807449996942" calcext:value-type="float">
            <text:p>3.15807449996942</text:p>
          </table:table-cell>
          <table:table-cell table:style-name="ce1" office:value-type="float" office:value="3.0730017890751" calcext:value-type="float">
            <text:p>3.0730017890751</text:p>
          </table:table-cell>
          <table:table-cell table:style-name="ce1" office:value-type="float" office:value="3.51798572509417" calcext:value-type="float">
            <text:p>3.51798572509417</text:p>
          </table:table-cell>
          <table:table-cell table:style-name="ce1" office:value-type="float" office:value="3.49826235328364" calcext:value-type="float">
            <text:p>3.49826235328364</text:p>
          </table:table-cell>
          <table:table-cell table:style-name="ce1" office:value-type="float" office:value="3.55505663464197" calcext:value-type="float">
            <text:p>3.55505663464197</text:p>
          </table:table-cell>
          <table:table-cell table:style-name="ce1" office:value-type="float" office:value="4.33441260491335" calcext:value-type="float">
            <text:p>4.33441260491335</text:p>
          </table:table-cell>
          <table:table-cell table:style-name="ce1" office:value-type="float" office:value="4.20179865711797" calcext:value-type="float">
            <text:p>4.20179865711797</text:p>
          </table:table-cell>
          <table:table-cell table:style-name="ce1" office:value-type="float" office:value="3.56354243172859" calcext:value-type="float">
            <text:p>3.56354243172859</text:p>
          </table:table-cell>
          <table:table-cell table:style-name="ce1" office:value-type="float" office:value="2.18676682684612" calcext:value-type="float">
            <text:p>2.18676682684612</text:p>
          </table:table-cell>
          <table:table-cell table:style-name="ce1" office:value-type="float" office:value="3.19405032217346" calcext:value-type="float">
            <text:p>3.19405032217346</text:p>
          </table:table-cell>
          <table:table-cell table:style-name="ce1" office:value-type="float" office:value="3.47996689025664" calcext:value-type="float">
            <text:p>3.47996689025664</text:p>
          </table:table-cell>
          <table:table-cell table:style-name="ce1" office:value-type="float" office:value="3.61043477945362" calcext:value-type="float">
            <text:p>3.61043477945362</text:p>
          </table:table-cell>
          <table:table-cell table:style-name="ce1" office:value-type="float" office:value="4.20163513007514" calcext:value-type="float">
            <text:p>4.2016351300751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91319329741306" calcext:value-type="float">
            <text:p>6.91319329741306</text:p>
          </table:table-cell>
          <table:table-cell table:style-name="ce1" office:value-type="float" office:value="6.10384909707366" calcext:value-type="float">
            <text:p>6.10384909707366</text:p>
          </table:table-cell>
          <table:table-cell table:style-name="ce1" office:value-type="float" office:value="6.57485551985437" calcext:value-type="float">
            <text:p>6.57485551985437</text:p>
          </table:table-cell>
          <table:table-cell table:style-name="ce1" office:value-type="float" office:value="7.0316773766112" calcext:value-type="float">
            <text:p>7.0316773766112</text:p>
          </table:table-cell>
          <table:table-cell table:style-name="ce1" office:value-type="float" office:value="6.92717863511533" calcext:value-type="float">
            <text:p>6.92717863511533</text:p>
          </table:table-cell>
          <table:table-cell table:style-name="ce1" office:value-type="float" office:value="7.26587999126302" calcext:value-type="float">
            <text:p>7.26587999126302</text:p>
          </table:table-cell>
          <table:table-cell table:style-name="ce1" office:value-type="float" office:value="7.65013038809633" calcext:value-type="float">
            <text:p>7.65013038809633</text:p>
          </table:table-cell>
          <table:table-cell table:style-name="ce1" office:value-type="float" office:value="7.26938732383736" calcext:value-type="float">
            <text:p>7.26938732383736</text:p>
          </table:table-cell>
          <table:table-cell table:style-name="ce1" office:value-type="float" office:value="7.91682383069959" calcext:value-type="float">
            <text:p>7.91682383069959</text:p>
          </table:table-cell>
          <table:table-cell table:style-name="ce1" office:value-type="float" office:value="6.22078586215205" calcext:value-type="float">
            <text:p>6.22078586215205</text:p>
          </table:table-cell>
          <table:table-cell table:style-name="ce1" office:value-type="float" office:value="6.79811483188057" calcext:value-type="float">
            <text:p>6.79811483188057</text:p>
          </table:table-cell>
          <table:table-cell table:style-name="ce1" office:value-type="float" office:value="7.1525876039554" calcext:value-type="float">
            <text:p>7.1525876039554</text:p>
          </table:table-cell>
          <table:table-cell table:style-name="ce1" office:value-type="float" office:value="7.10125420179117" calcext:value-type="float">
            <text:p>7.10125420179117</text:p>
          </table:table-cell>
          <table:table-cell table:style-name="ce1" office:value-type="float" office:value="8.25570255796757" calcext:value-type="float">
            <text:p>8.25570255796757</text:p>
          </table:table-cell>
          <table:table-cell table:style-name="ce1" office:value-type="float" office:value="8.09364385318458" calcext:value-type="float">
            <text:p>8.09364385318458</text:p>
          </table:table-cell>
          <table:table-cell table:style-name="ce1" office:value-type="float" office:value="7.4188201615752" calcext:value-type="float">
            <text:p>7.4188201615752</text:p>
          </table:table-cell>
          <table:table-cell table:style-name="ce1" office:value-type="float" office:value="7.74528284746132" calcext:value-type="float">
            <text:p>7.74528284746132</text:p>
          </table:table-cell>
          <table:table-cell table:style-name="ce1" office:value-type="float" office:value="8.59715327841875" calcext:value-type="float">
            <text:p>8.59715327841875</text:p>
          </table:table-cell>
          <table:table-cell table:style-name="ce1" office:value-type="float" office:value="8.61233263397111" calcext:value-type="float">
            <text:p>8.61233263397111</text:p>
          </table:table-cell>
          <table:table-cell table:style-name="ce1" office:value-type="float" office:value="8.8046337519658" calcext:value-type="float">
            <text:p>8.8046337519658</text:p>
          </table:table-cell>
          <table:table-cell table:style-name="ce1" office:value-type="float" office:value="8.1814647274895" calcext:value-type="float">
            <text:p>8.1814647274895</text:p>
          </table:table-cell>
          <table:table-cell table:style-name="ce1" office:value-type="float" office:value="7.5960477562783" calcext:value-type="float">
            <text:p>7.5960477562783</text:p>
          </table:table-cell>
          <table:table-cell table:style-name="ce1" office:value-type="float" office:value="6.83662020011973" calcext:value-type="float">
            <text:p>6.83662020011973</text:p>
          </table:table-cell>
          <table:table-cell table:style-name="ce1" office:value-type="float" office:value="6.53005987922879" calcext:value-type="float">
            <text:p>6.53005987922879</text:p>
          </table:table-cell>
          <table:table-cell table:style-name="ce1" office:value-type="float" office:value="7.57862895649887" calcext:value-type="float">
            <text:p>7.57862895649887</text:p>
          </table:table-cell>
          <table:table-cell table:style-name="ce1" office:value-type="float" office:value="6.74446676746546" calcext:value-type="float">
            <text:p>6.74446676746546</text:p>
          </table:table-cell>
          <table:table-cell table:style-name="ce1" office:value-type="float" office:value="7.34365079365079" calcext:value-type="float">
            <text:p>7.34365079365079</text:p>
          </table:table-cell>
          <table:table-cell table:style-name="ce1" office:value-type="float" office:value="7.53210173310719" calcext:value-type="float">
            <text:p>7.53210173310719</text:p>
          </table:table-cell>
          <table:table-cell table:style-name="ce1" office:value-type="float" office:value="7.40036838311844" calcext:value-type="float">
            <text:p>7.40036838311844</text:p>
          </table:table-cell>
          <table:table-cell table:style-name="ce1" office:value-type="float" office:value="7.52682596934175" calcext:value-type="float">
            <text:p>7.52682596934175</text:p>
          </table:table-cell>
          <table:table-cell table:style-name="ce1" office:value-type="float" office:value="7.84266519115004" calcext:value-type="float">
            <text:p>7.84266519115004</text:p>
          </table:table-cell>
          <table:table-cell table:style-name="ce1" office:value-type="float" office:value="6.85614650286854" calcext:value-type="float">
            <text:p>6.85614650286854</text:p>
          </table:table-cell>
          <table:table-cell table:style-name="ce1" office:value-type="float" office:value="6.96718341205177" calcext:value-type="float">
            <text:p>6.96718341205177</text:p>
          </table:table-cell>
          <table:table-cell table:style-name="ce1" office:value-type="float" office:value="7.49459854014599" calcext:value-type="float">
            <text:p>7.49459854014599</text:p>
          </table:table-cell>
          <table:table-cell table:style-name="ce1" office:value-type="float" office:value="7.55397506211916" calcext:value-type="float">
            <text:p>7.55397506211916</text:p>
          </table:table-cell>
          <table:table-cell table:style-name="ce1" office:value-type="float" office:value="7.28003723809951" calcext:value-type="float">
            <text:p>7.28003723809951</text:p>
          </table:table-cell>
          <table:table-cell table:style-name="ce1" office:value-type="float" office:value="8.22264573324012" calcext:value-type="float">
            <text:p>8.22264573324012</text:p>
          </table:table-cell>
          <table:table-cell table:style-name="ce1" office:value-type="float" office:value="7.76333687409637" calcext:value-type="float">
            <text:p>7.76333687409637</text:p>
          </table:table-cell>
          <table:table-cell table:style-name="ce1" office:value-type="float" office:value="7.66726510416096" calcext:value-type="float">
            <text:p>7.66726510416096</text:p>
          </table:table-cell>
          <table:table-cell table:style-name="ce1" office:value-type="float" office:value="7.45612713199534" calcext:value-type="float">
            <text:p>7.45612713199534</text:p>
          </table:table-cell>
          <table:table-cell table:style-name="ce1" office:value-type="float" office:value="7.69378211624971" calcext:value-type="float">
            <text:p>7.69378211624971</text:p>
          </table:table-cell>
          <table:table-cell table:style-name="ce1" office:value-type="float" office:value="7.37342789365823" calcext:value-type="float">
            <text:p>7.37342789365823</text:p>
          </table:table-cell>
          <table:table-cell table:style-name="ce1" office:value-type="float" office:value="7.55022728616493" calcext:value-type="float">
            <text:p>7.55022728616493</text:p>
          </table:table-cell>
          <table:table-cell table:style-name="ce1" office:value-type="float" office:value="7.48545701348089" calcext:value-type="float">
            <text:p>7.48545701348089</text:p>
          </table:table-cell>
          <table:table-cell table:style-name="ce1" office:value-type="float" office:value="7.64601779001212" calcext:value-type="float">
            <text:p>7.64601779001212</text:p>
          </table:table-cell>
          <table:table-cell table:style-name="ce1" office:value-type="float" office:value="7.42707947185021" calcext:value-type="float">
            <text:p>7.42707947185021</text:p>
          </table:table-cell>
          <table:table-cell table:style-name="ce1" office:value-type="float" office:value="7.49618805590851" calcext:value-type="float">
            <text:p>7.49618805590851</text:p>
          </table:table-cell>
          <table:table-cell table:style-name="ce1" office:value-type="float" office:value="7.414833454228" calcext:value-type="float">
            <text:p>7.414833454228</text:p>
          </table:table-cell>
          <table:table-cell table:style-name="ce1" office:value-type="float" office:value="6.67748114449898" calcext:value-type="float">
            <text:p>6.67748114449898</text:p>
          </table:table-cell>
          <table:table-cell table:style-name="ce1" office:value-type="float" office:value="6.44749277077793" calcext:value-type="float">
            <text:p>6.44749277077793</text:p>
          </table:table-cell>
          <table:table-cell table:style-name="ce1" office:value-type="float" office:value="6.16852858593703" calcext:value-type="float">
            <text:p>6.16852858593703</text:p>
          </table:table-cell>
          <table:table-cell table:style-name="ce1" office:value-type="float" office:value="5.89682897929244" calcext:value-type="float">
            <text:p>5.8968289792924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05985184624554" calcext:value-type="float">
            <text:p>3.05985184624554</text:p>
          </table:table-cell>
          <table:table-cell table:style-name="ce1" office:value-type="float" office:value="3.23568695652174" calcext:value-type="float">
            <text:p>3.23568695652174</text:p>
          </table:table-cell>
          <table:table-cell table:style-name="ce1" office:value-type="float" office:value="3.46389969472307" calcext:value-type="float">
            <text:p>3.46389969472307</text:p>
          </table:table-cell>
          <table:table-cell table:style-name="ce1" office:value-type="float" office:value="3.4512034468264" calcext:value-type="float">
            <text:p>3.4512034468264</text:p>
          </table:table-cell>
          <table:table-cell table:style-name="ce1" office:value-type="float" office:value="3.69663232323232" calcext:value-type="float">
            <text:p>3.69663232323232</text:p>
          </table:table-cell>
          <table:table-cell table:style-name="ce1" office:value-type="float" office:value="5.05053062817011" calcext:value-type="float">
            <text:p>5.05053062817011</text:p>
          </table:table-cell>
          <table:table-cell table:style-name="ce1" office:value-type="float" office:value="5.17201825789274" calcext:value-type="float">
            <text:p>5.17201825789274</text:p>
          </table:table-cell>
          <table:table-cell table:style-name="ce1" office:value-type="float" office:value="4.9334174863388" calcext:value-type="float">
            <text:p>4.9334174863388</text:p>
          </table:table-cell>
          <table:table-cell table:style-name="ce1" office:value-type="float" office:value="4.92683624687834" calcext:value-type="float">
            <text:p>4.92683624687834</text:p>
          </table:table-cell>
          <table:table-cell table:style-name="ce1" office:value-type="float" office:value="5.15062460896767" calcext:value-type="float">
            <text:p>5.15062460896767</text:p>
          </table:table-cell>
          <table:table-cell table:style-name="ce1" office:value-type="float" office:value="5.57448117014122" calcext:value-type="float">
            <text:p>5.57448117014122</text:p>
          </table:table-cell>
          <table:table-cell table:style-name="ce1" office:value-type="float" office:value="5.2943880742913" calcext:value-type="float">
            <text:p>5.2943880742913</text:p>
          </table:table-cell>
          <table:table-cell table:style-name="ce1" office:value-type="float" office:value="5.37935387547649" calcext:value-type="float">
            <text:p>5.37935387547649</text:p>
          </table:table-cell>
          <table:table-cell table:style-name="ce1" office:value-type="float" office:value="5.89091580231849" calcext:value-type="float">
            <text:p>5.89091580231849</text:p>
          </table:table-cell>
          <table:table-cell table:style-name="ce1" office:value-type="float" office:value="5.75839532129109" calcext:value-type="float">
            <text:p>5.75839532129109</text:p>
          </table:table-cell>
          <table:table-cell table:style-name="ce1" office:value-type="float" office:value="5.68676874095514" calcext:value-type="float">
            <text:p>5.68676874095514</text:p>
          </table:table-cell>
          <table:table-cell table:style-name="ce1" office:value-type="float" office:value="5.55083951316162" calcext:value-type="float">
            <text:p>5.55083951316162</text:p>
          </table:table-cell>
          <table:table-cell table:style-name="ce1" office:value-type="float" office:value="5.50608220315527" calcext:value-type="float">
            <text:p>5.50608220315527</text:p>
          </table:table-cell>
          <table:table-cell table:style-name="ce1" office:value-type="float" office:value="5.73900406504065" calcext:value-type="float">
            <text:p>5.73900406504065</text:p>
          </table:table-cell>
          <table:table-cell table:style-name="ce1" office:value-type="float" office:value="5.55183412572636" calcext:value-type="float">
            <text:p>5.55183412572636</text:p>
          </table:table-cell>
          <table:table-cell table:style-name="ce1" office:value-type="float" office:value="5.45322047447138" calcext:value-type="float">
            <text:p>5.45322047447138</text:p>
          </table:table-cell>
          <table:table-cell table:style-name="ce1" office:value-type="float" office:value="5.36238498483317" calcext:value-type="float">
            <text:p>5.36238498483317</text:p>
          </table:table-cell>
          <table:table-cell table:style-name="ce1" office:value-type="float" office:value="5.973998759613" calcext:value-type="float">
            <text:p>5.973998759613</text:p>
          </table:table-cell>
          <table:table-cell table:style-name="ce1" office:value-type="float" office:value="5.83146796589525" calcext:value-type="float">
            <text:p>5.83146796589525</text:p>
          </table:table-cell>
          <table:table-cell table:style-name="ce1" office:value-type="float" office:value="5.70902260158692" calcext:value-type="float">
            <text:p>5.70902260158692</text:p>
          </table:table-cell>
          <table:table-cell table:style-name="ce1" office:value-type="float" office:value="5.87516985589417" calcext:value-type="float">
            <text:p>5.87516985589417</text:p>
          </table:table-cell>
          <table:table-cell table:style-name="ce1" office:value-type="float" office:value="6.19355361712026" calcext:value-type="float">
            <text:p>6.19355361712026</text:p>
          </table:table-cell>
          <table:table-cell table:style-name="ce1" office:value-type="float" office:value="6.26806042572671" calcext:value-type="float">
            <text:p>6.26806042572671</text:p>
          </table:table-cell>
          <table:table-cell table:style-name="ce1" office:value-type="float" office:value="6.76521049076992" calcext:value-type="float">
            <text:p>6.76521049076992</text:p>
          </table:table-cell>
          <table:table-cell table:style-name="ce1" office:value-type="float" office:value="7.02882248782647" calcext:value-type="float">
            <text:p>7.02882248782647</text:p>
          </table:table-cell>
          <table:table-cell table:style-name="ce1" office:value-type="float" office:value="7.84076995708155" calcext:value-type="float">
            <text:p>7.84076995708155</text:p>
          </table:table-cell>
          <table:table-cell table:style-name="ce1" office:value-type="float" office:value="7.48070963831077" calcext:value-type="float">
            <text:p>7.48070963831077</text:p>
          </table:table-cell>
          <table:table-cell table:style-name="ce1" office:value-type="float" office:value="8.40840308413039" calcext:value-type="float">
            <text:p>8.40840308413039</text:p>
          </table:table-cell>
          <table:table-cell table:style-name="ce1" office:value-type="float" office:value="8.62835829690173" calcext:value-type="float">
            <text:p>8.62835829690173</text:p>
          </table:table-cell>
          <table:table-cell table:style-name="ce1" office:value-type="float" office:value="9.02113243193184" calcext:value-type="float">
            <text:p>9.02113243193184</text:p>
          </table:table-cell>
          <table:table-cell table:style-name="ce1" office:value-type="float" office:value="9.28289972948602" calcext:value-type="float">
            <text:p>9.28289972948602</text:p>
          </table:table-cell>
          <table:table-cell table:style-name="ce1" office:value-type="float" office:value="9.38782923401265" calcext:value-type="float">
            <text:p>9.38782923401265</text:p>
          </table:table-cell>
          <table:table-cell table:style-name="ce1" office:value-type="float" office:value="9.64001267991775" calcext:value-type="float">
            <text:p>9.64001267991775</text:p>
          </table:table-cell>
          <table:table-cell table:style-name="ce1" office:value-type="float" office:value="9.62533763188746" calcext:value-type="float">
            <text:p>9.62533763188746</text:p>
          </table:table-cell>
          <table:table-cell table:style-name="ce1" office:value-type="float" office:value="9.15762155102041" calcext:value-type="float">
            <text:p>9.15762155102041</text:p>
          </table:table-cell>
          <table:table-cell table:style-name="ce1" office:value-type="float" office:value="9.58236253776435" calcext:value-type="float">
            <text:p>9.58236253776435</text:p>
          </table:table-cell>
          <table:table-cell table:style-name="ce1" office:value-type="float" office:value="9.87737971734742" calcext:value-type="float">
            <text:p>9.87737971734742</text:p>
          </table:table-cell>
          <table:table-cell table:style-name="ce1" office:value-type="float" office:value="9.10498797564688" calcext:value-type="float">
            <text:p>9.10498797564688</text:p>
          </table:table-cell>
          <table:table-cell table:style-name="ce1" office:value-type="float" office:value="9.40197378058807" calcext:value-type="float">
            <text:p>9.40197378058807</text:p>
          </table:table-cell>
          <table:table-cell table:style-name="ce1" office:value-type="float" office:value="8.67768703186959" calcext:value-type="float">
            <text:p>8.67768703186959</text:p>
          </table:table-cell>
          <table:table-cell table:style-name="ce1" office:value-type="float" office:value="8.23025901502143" calcext:value-type="float">
            <text:p>8.23025901502143</text:p>
          </table:table-cell>
          <table:table-cell table:style-name="ce1" office:value-type="float" office:value="8.87260430695947" calcext:value-type="float">
            <text:p>8.87260430695947</text:p>
          </table:table-cell>
          <table:table-cell table:style-name="ce1" office:value-type="float" office:value="8.75011643291876" calcext:value-type="float">
            <text:p>8.75011643291876</text:p>
          </table:table-cell>
          <table:table-cell table:style-name="ce1" office:value-type="float" office:value="9.34059476247811" calcext:value-type="float">
            <text:p>9.34059476247811</text:p>
          </table:table-cell>
          <table:table-cell table:style-name="ce1" office:value-type="float" office:value="8.61296275515657" calcext:value-type="float">
            <text:p>8.61296275515657</text:p>
          </table:table-cell>
          <table:table-cell table:style-name="ce1" office:value-type="float" office:value="9.03666627315179" calcext:value-type="float">
            <text:p>9.03666627315179</text:p>
          </table:table-cell>
          <table:table-cell table:style-name="ce1" office:value-type="float" office:value="8.95241353112365" calcext:value-type="float">
            <text:p>8.9524135311236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.1784447715823" calcext:value-type="float">
            <text:p>2.1784447715823</text:p>
          </table:table-cell>
          <table:table-cell table:style-name="ce1" office:value-type="float" office:value="2.46455580982798" calcext:value-type="float">
            <text:p>2.46455580982798</text:p>
          </table:table-cell>
          <table:table-cell table:style-name="ce1" office:value-type="float" office:value="2.87849638704821" calcext:value-type="float">
            <text:p>2.87849638704821</text:p>
          </table:table-cell>
          <table:table-cell table:style-name="ce1" office:value-type="float" office:value="3.21510013267775" calcext:value-type="float">
            <text:p>3.21510013267775</text:p>
          </table:table-cell>
          <table:table-cell table:style-name="ce1" office:value-type="float" office:value="3.40505343456793" calcext:value-type="float">
            <text:p>3.40505343456793</text:p>
          </table:table-cell>
          <table:table-cell table:style-name="ce1" office:value-type="float" office:value="3.6415024461572" calcext:value-type="float">
            <text:p>3.6415024461572</text:p>
          </table:table-cell>
          <table:table-cell table:style-name="ce1" office:value-type="float" office:value="4.07944062148937" calcext:value-type="float">
            <text:p>4.07944062148937</text:p>
          </table:table-cell>
          <table:table-cell table:style-name="ce1" office:value-type="float" office:value="4.43148255687564" calcext:value-type="float">
            <text:p>4.43148255687564</text:p>
          </table:table-cell>
          <table:table-cell table:style-name="ce1" office:value-type="float" office:value="4.6866127743105" calcext:value-type="float">
            <text:p>4.6866127743105</text:p>
          </table:table-cell>
          <table:table-cell table:style-name="ce1" office:value-type="float" office:value="5.04331122129256" calcext:value-type="float">
            <text:p>5.04331122129256</text:p>
          </table:table-cell>
          <table:table-cell table:style-name="ce1" office:value-type="float" office:value="5.51339231185847" calcext:value-type="float">
            <text:p>5.51339231185847</text:p>
          </table:table-cell>
          <table:table-cell table:style-name="ce1" office:value-type="float" office:value="5.76231822654687" calcext:value-type="float">
            <text:p>5.76231822654687</text:p>
          </table:table-cell>
          <table:table-cell table:style-name="ce1" office:value-type="float" office:value="6.04932145389196" calcext:value-type="float">
            <text:p>6.04932145389196</text:p>
          </table:table-cell>
          <table:table-cell table:style-name="ce1" office:value-type="float" office:value="6.47143578376782" calcext:value-type="float">
            <text:p>6.47143578376782</text:p>
          </table:table-cell>
          <table:table-cell table:style-name="ce1" office:value-type="float" office:value="6.52151472192381" calcext:value-type="float">
            <text:p>6.52151472192381</text:p>
          </table:table-cell>
          <table:table-cell table:style-name="ce1" office:value-type="float" office:value="6.17432544192339" calcext:value-type="float">
            <text:p>6.17432544192339</text:p>
          </table:table-cell>
          <table:table-cell table:style-name="ce1" office:value-type="float" office:value="6.5923162173406" calcext:value-type="float">
            <text:p>6.5923162173406</text:p>
          </table:table-cell>
          <table:table-cell table:style-name="ce1" office:value-type="float" office:value="6.36534883105407" calcext:value-type="float">
            <text:p>6.36534883105407</text:p>
          </table:table-cell>
          <table:table-cell table:style-name="ce1" office:value-type="float" office:value="6.64648995729563" calcext:value-type="float">
            <text:p>6.64648995729563</text:p>
          </table:table-cell>
          <table:table-cell table:style-name="ce1" office:value-type="float" office:value="6.88000191555952" calcext:value-type="float">
            <text:p>6.88000191555952</text:p>
          </table:table-cell>
          <table:table-cell table:style-name="ce1" office:value-type="float" office:value="6.89248498105296" calcext:value-type="float">
            <text:p>6.89248498105296</text:p>
          </table:table-cell>
          <table:table-cell table:style-name="ce1" office:value-type="float" office:value="6.69042163794259" calcext:value-type="float">
            <text:p>6.69042163794259</text:p>
          </table:table-cell>
          <table:table-cell table:style-name="ce1" office:value-type="float" office:value="6.53799211538689" calcext:value-type="float">
            <text:p>6.53799211538689</text:p>
          </table:table-cell>
          <table:table-cell table:style-name="ce1" office:value-type="float" office:value="6.38858712687491" calcext:value-type="float">
            <text:p>6.38858712687491</text:p>
          </table:table-cell>
          <table:table-cell table:style-name="ce1" office:value-type="float" office:value="6.4982516836696" calcext:value-type="float">
            <text:p>6.4982516836696</text:p>
          </table:table-cell>
          <table:table-cell table:style-name="ce1" office:value-type="float" office:value="6.57561937220194" calcext:value-type="float">
            <text:p>6.57561937220194</text:p>
          </table:table-cell>
          <table:table-cell table:style-name="ce1" office:value-type="float" office:value="6.47489764984918" calcext:value-type="float">
            <text:p>6.47489764984918</text:p>
          </table:table-cell>
          <table:table-cell table:style-name="ce1" office:value-type="float" office:value="6.77840612893578" calcext:value-type="float">
            <text:p>6.77840612893578</text:p>
          </table:table-cell>
          <table:table-cell table:style-name="ce1" office:value-type="float" office:value="6.88301251465496" calcext:value-type="float">
            <text:p>6.88301251465496</text:p>
          </table:table-cell>
          <table:table-cell table:style-name="ce1" office:value-type="float" office:value="7.21535767510112" calcext:value-type="float">
            <text:p>7.21535767510112</text:p>
          </table:table-cell>
          <table:table-cell table:style-name="ce1" office:value-type="float" office:value="7.36170458207832" calcext:value-type="float">
            <text:p>7.36170458207832</text:p>
          </table:table-cell>
          <table:table-cell table:style-name="ce1" office:value-type="float" office:value="7.46837992836353" calcext:value-type="float">
            <text:p>7.46837992836353</text:p>
          </table:table-cell>
          <table:table-cell table:style-name="ce1" office:value-type="float" office:value="7.40416893211442" calcext:value-type="float">
            <text:p>7.40416893211442</text:p>
          </table:table-cell>
          <table:table-cell table:style-name="ce1" office:value-type="float" office:value="7.24801299258034" calcext:value-type="float">
            <text:p>7.24801299258034</text:p>
          </table:table-cell>
          <table:table-cell table:style-name="ce1" office:value-type="float" office:value="7.16667248968218" calcext:value-type="float">
            <text:p>7.16667248968218</text:p>
          </table:table-cell>
          <table:table-cell table:style-name="ce1" office:value-type="float" office:value="7.57303327300891" calcext:value-type="float">
            <text:p>7.57303327300891</text:p>
          </table:table-cell>
          <table:table-cell table:style-name="ce1" office:value-type="float" office:value="7.48906560978832" calcext:value-type="float">
            <text:p>7.48906560978832</text:p>
          </table:table-cell>
          <table:table-cell table:style-name="ce1" office:value-type="float" office:value="7.56696519755575" calcext:value-type="float">
            <text:p>7.56696519755575</text:p>
          </table:table-cell>
          <table:table-cell table:style-name="ce1" office:value-type="float" office:value="7.7346487614895" calcext:value-type="float">
            <text:p>7.7346487614895</text:p>
          </table:table-cell>
          <table:table-cell table:style-name="ce1" office:value-type="float" office:value="7.76575508214982" calcext:value-type="float">
            <text:p>7.76575508214982</text:p>
          </table:table-cell>
          <table:table-cell table:style-name="ce1" office:value-type="float" office:value="7.912673166227" calcext:value-type="float">
            <text:p>7.912673166227</text:p>
          </table:table-cell>
          <table:table-cell table:style-name="ce1" office:value-type="float" office:value="7.90443266326278" calcext:value-type="float">
            <text:p>7.90443266326278</text:p>
          </table:table-cell>
          <table:table-cell table:style-name="ce1" office:value-type="float" office:value="7.93232304235508" calcext:value-type="float">
            <text:p>7.93232304235508</text:p>
          </table:table-cell>
          <table:table-cell table:style-name="ce1" office:value-type="float" office:value="8.17175128041614" calcext:value-type="float">
            <text:p>8.17175128041614</text:p>
          </table:table-cell>
          <table:table-cell table:style-name="ce1" office:value-type="float" office:value="8.21648720132938" calcext:value-type="float">
            <text:p>8.21648720132938</text:p>
          </table:table-cell>
          <table:table-cell table:style-name="ce1" office:value-type="float" office:value="8.16609012769546" calcext:value-type="float">
            <text:p>8.16609012769546</text:p>
          </table:table-cell>
          <table:table-cell table:style-name="ce1" office:value-type="float" office:value="8.07214559567724" calcext:value-type="float">
            <text:p>8.07214559567724</text:p>
          </table:table-cell>
          <table:table-cell table:style-name="ce1" office:value-type="float" office:value="7.91734721623538" calcext:value-type="float">
            <text:p>7.91734721623538</text:p>
          </table:table-cell>
          <table:table-cell table:style-name="ce1" office:value-type="float" office:value="7.60176496973799" calcext:value-type="float">
            <text:p>7.60176496973799</text:p>
          </table:table-cell>
          <table:table-cell table:style-name="ce1" office:value-type="float" office:value="6.79565148637292" calcext:value-type="float">
            <text:p>6.79565148637292</text:p>
          </table:table-cell>
          <table:table-cell table:style-name="ce1" office:value-type="float" office:value="6.83837457020099" calcext:value-type="float">
            <text:p>6.83837457020099</text:p>
          </table:table-cell>
          <table:table-cell table:style-name="ce1" office:value-type="float" office:value="6.70255761383033" calcext:value-type="float">
            <text:p>6.702557613830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02679123365642" calcext:value-type="float">
            <text:p>0.902679123365642</text:p>
          </table:table-cell>
          <table:table-cell table:style-name="ce1" office:value-type="float" office:value="1.28973161452012" calcext:value-type="float">
            <text:p>1.28973161452012</text:p>
          </table:table-cell>
          <table:table-cell table:style-name="ce1" office:value-type="float" office:value="1.26277490114491" calcext:value-type="float">
            <text:p>1.26277490114491</text:p>
          </table:table-cell>
          <table:table-cell table:style-name="ce1" office:value-type="float" office:value="1.40491582108928" calcext:value-type="float">
            <text:p>1.40491582108928</text:p>
          </table:table-cell>
          <table:table-cell table:style-name="ce1" office:value-type="float" office:value="2.34424125946887" calcext:value-type="float">
            <text:p>2.34424125946887</text:p>
          </table:table-cell>
          <table:table-cell table:style-name="ce1" office:value-type="float" office:value="1.70015454545455" calcext:value-type="float">
            <text:p>1.70015454545455</text:p>
          </table:table-cell>
          <table:table-cell table:style-name="ce1" office:value-type="float" office:value="1.97424185068349" calcext:value-type="float">
            <text:p>1.97424185068349</text:p>
          </table:table-cell>
          <table:table-cell table:style-name="ce1" office:value-type="float" office:value="2.1446334617779" calcext:value-type="float">
            <text:p>2.1446334617779</text:p>
          </table:table-cell>
          <table:table-cell table:style-name="ce1" office:value-type="float" office:value="2.12937447154311" calcext:value-type="float">
            <text:p>2.12937447154311</text:p>
          </table:table-cell>
          <table:table-cell table:style-name="ce1" office:value-type="float" office:value="2.31555728762407" calcext:value-type="float">
            <text:p>2.31555728762407</text:p>
          </table:table-cell>
          <table:table-cell table:style-name="ce1" office:value-type="float" office:value="2.67226003210273" calcext:value-type="float">
            <text:p>2.67226003210273</text:p>
          </table:table-cell>
          <table:table-cell table:style-name="ce1" office:value-type="float" office:value="3.03515244807924" calcext:value-type="float">
            <text:p>3.03515244807924</text:p>
          </table:table-cell>
          <table:table-cell table:style-name="ce1" office:value-type="float" office:value="3.26668872541635" calcext:value-type="float">
            <text:p>3.26668872541635</text:p>
          </table:table-cell>
          <table:table-cell table:style-name="ce1" office:value-type="float" office:value="4.24237301132878" calcext:value-type="float">
            <text:p>4.24237301132878</text:p>
          </table:table-cell>
          <table:table-cell table:style-name="ce1" office:value-type="float" office:value="3.82792423604579" calcext:value-type="float">
            <text:p>3.82792423604579</text:p>
          </table:table-cell>
          <table:table-cell table:style-name="ce1" office:value-type="float" office:value="4.0677650273224" calcext:value-type="float">
            <text:p>4.0677650273224</text:p>
          </table:table-cell>
          <table:table-cell table:style-name="ce1" office:value-type="float" office:value="3.5739337572066" calcext:value-type="float">
            <text:p>3.5739337572066</text:p>
          </table:table-cell>
          <table:table-cell table:style-name="ce1" office:value-type="float" office:value="3.61643226980299" calcext:value-type="float">
            <text:p>3.61643226980299</text:p>
          </table:table-cell>
          <table:table-cell table:style-name="ce1" office:value-type="float" office:value="4.38388612834548" calcext:value-type="float">
            <text:p>4.38388612834548</text:p>
          </table:table-cell>
          <table:table-cell table:style-name="ce1" office:value-type="float" office:value="4.05713115233247" calcext:value-type="float">
            <text:p>4.05713115233247</text:p>
          </table:table-cell>
          <table:table-cell table:style-name="ce1" office:value-type="float" office:value="3.96269807782466" calcext:value-type="float">
            <text:p>3.96269807782466</text:p>
          </table:table-cell>
          <table:table-cell table:style-name="ce1" office:value-type="float" office:value="3.42906812190723" calcext:value-type="float">
            <text:p>3.42906812190723</text:p>
          </table:table-cell>
          <table:table-cell table:style-name="ce1" office:value-type="float" office:value="2.8267951456752" calcext:value-type="float">
            <text:p>2.8267951456752</text:p>
          </table:table-cell>
          <table:table-cell table:style-name="ce1" office:value-type="float" office:value="2.87854917886469" calcext:value-type="float">
            <text:p>2.87854917886469</text:p>
          </table:table-cell>
          <table:table-cell table:style-name="ce1" office:value-type="float" office:value="2.25659063994035" calcext:value-type="float">
            <text:p>2.25659063994035</text:p>
          </table:table-cell>
          <table:table-cell table:style-name="ce1" office:value-type="float" office:value="2.18328588118212" calcext:value-type="float">
            <text:p>2.18328588118212</text:p>
          </table:table-cell>
          <table:table-cell table:style-name="ce1" office:value-type="float" office:value="1.94826055312955" calcext:value-type="float">
            <text:p>1.94826055312955</text:p>
          </table:table-cell>
          <table:table-cell table:style-name="ce1" office:value-type="float" office:value="2.29011996936952" calcext:value-type="float">
            <text:p>2.29011996936952</text:p>
          </table:table-cell>
          <table:table-cell table:style-name="ce1" office:value-type="float" office:value="1.92189144457647" calcext:value-type="float">
            <text:p>1.92189144457647</text:p>
          </table:table-cell>
          <table:table-cell table:style-name="ce1" office:value-type="float" office:value="2.83335929933892" calcext:value-type="float">
            <text:p>2.83335929933892</text:p>
          </table:table-cell>
          <table:table-cell table:style-name="ce1" office:value-type="float" office:value="3.33252050209205" calcext:value-type="float">
            <text:p>3.33252050209205</text:p>
          </table:table-cell>
          <table:table-cell table:style-name="ce1" office:value-type="float" office:value="3.39717386479538" calcext:value-type="float">
            <text:p>3.39717386479538</text:p>
          </table:table-cell>
          <table:table-cell table:style-name="ce1" office:value-type="float" office:value="3.34155549796042" calcext:value-type="float">
            <text:p>3.34155549796042</text:p>
          </table:table-cell>
          <table:table-cell table:style-name="ce1" office:value-type="float" office:value="3.44763713916782" calcext:value-type="float">
            <text:p>3.44763713916782</text:p>
          </table:table-cell>
          <table:table-cell table:style-name="ce1" office:value-type="float" office:value="3.50898820407463" calcext:value-type="float">
            <text:p>3.50898820407463</text:p>
          </table:table-cell>
          <table:table-cell table:style-name="ce1" office:value-type="float" office:value="3.91245241935484" calcext:value-type="float">
            <text:p>3.91245241935484</text:p>
          </table:table-cell>
          <table:table-cell table:style-name="ce1" office:value-type="float" office:value="4.06304376668129" calcext:value-type="float">
            <text:p>4.06304376668129</text:p>
          </table:table-cell>
          <table:table-cell table:style-name="ce1" office:value-type="float" office:value="4.1950842696075" calcext:value-type="float">
            <text:p>4.1950842696075</text:p>
          </table:table-cell>
          <table:table-cell table:style-name="ce1" office:value-type="float" office:value="3.80500121246255" calcext:value-type="float">
            <text:p>3.80500121246255</text:p>
          </table:table-cell>
          <table:table-cell table:style-name="ce1" office:value-type="float" office:value="3.79621518796064" calcext:value-type="float">
            <text:p>3.79621518796064</text:p>
          </table:table-cell>
          <table:table-cell table:style-name="ce1" office:value-type="float" office:value="3.98508605698101" calcext:value-type="float">
            <text:p>3.98508605698101</text:p>
          </table:table-cell>
          <table:table-cell table:style-name="ce1" office:value-type="float" office:value="4.0785790057861" calcext:value-type="float">
            <text:p>4.0785790057861</text:p>
          </table:table-cell>
          <table:table-cell table:style-name="ce1" office:value-type="float" office:value="3.93866406041786" calcext:value-type="float">
            <text:p>3.93866406041786</text:p>
          </table:table-cell>
          <table:table-cell table:style-name="ce1" office:value-type="float" office:value="4.08516341898773" calcext:value-type="float">
            <text:p>4.08516341898773</text:p>
          </table:table-cell>
          <table:table-cell table:style-name="ce1" office:value-type="float" office:value="4.06772368263706" calcext:value-type="float">
            <text:p>4.06772368263706</text:p>
          </table:table-cell>
          <table:table-cell table:style-name="ce1" office:value-type="float" office:value="4.02681834361539" calcext:value-type="float">
            <text:p>4.02681834361539</text:p>
          </table:table-cell>
          <table:table-cell table:style-name="ce1" office:value-type="float" office:value="4.53080878478366" calcext:value-type="float">
            <text:p>4.53080878478366</text:p>
          </table:table-cell>
          <table:table-cell table:style-name="ce1" office:value-type="float" office:value="5.06290636440223" calcext:value-type="float">
            <text:p>5.06290636440223</text:p>
          </table:table-cell>
          <table:table-cell table:style-name="ce1" office:value-type="float" office:value="4.47681492132665" calcext:value-type="float">
            <text:p>4.47681492132665</text:p>
          </table:table-cell>
          <table:table-cell table:style-name="ce1" office:value-type="float" office:value="3.20423131917598" calcext:value-type="float">
            <text:p>3.20423131917598</text:p>
          </table:table-cell>
          <table:table-cell table:style-name="ce1" office:value-type="float" office:value="2.67241075596174" calcext:value-type="float">
            <text:p>2.67241075596174</text:p>
          </table:table-cell>
          <table:table-cell table:style-name="ce1" office:value-type="float" office:value="2.87265569267489" calcext:value-type="float">
            <text:p>2.8726556926748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81991706161137" calcext:value-type="float">
            <text:p>0.881991706161137</text:p>
          </table:table-cell>
          <table:table-cell table:style-name="ce1" office:value-type="float" office:value="1.09830938548501" calcext:value-type="float">
            <text:p>1.09830938548501</text:p>
          </table:table-cell>
          <table:table-cell table:style-name="ce1" office:value-type="float" office:value="1.1120486910051" calcext:value-type="float">
            <text:p>1.1120486910051</text:p>
          </table:table-cell>
          <table:table-cell table:style-name="ce1" office:value-type="float" office:value="1.2218538871634" calcext:value-type="float">
            <text:p>1.2218538871634</text:p>
          </table:table-cell>
          <table:table-cell table:style-name="ce1" office:value-type="float" office:value="1.17164499838831" calcext:value-type="float">
            <text:p>1.17164499838831</text:p>
          </table:table-cell>
          <table:table-cell table:style-name="ce1" office:value-type="float" office:value="1.26134397163121" calcext:value-type="float">
            <text:p>1.26134397163121</text:p>
          </table:table-cell>
          <table:table-cell table:style-name="ce1" office:value-type="float" office:value="1.31980104808005" calcext:value-type="float">
            <text:p>1.31980104808005</text:p>
          </table:table-cell>
          <table:table-cell table:style-name="ce1" office:value-type="float" office:value="1.10719984731105" calcext:value-type="float">
            <text:p>1.10719984731105</text:p>
          </table:table-cell>
          <table:table-cell table:style-name="ce1" office:value-type="float" office:value="1.10907133469422" calcext:value-type="float">
            <text:p>1.10907133469422</text:p>
          </table:table-cell>
          <table:table-cell table:style-name="ce1" office:value-type="float" office:value="1.22529702050167" calcext:value-type="float">
            <text:p>1.22529702050167</text:p>
          </table:table-cell>
          <table:table-cell table:style-name="ce1" office:value-type="float" office:value="1.03347148541114" calcext:value-type="float">
            <text:p>1.03347148541114</text:p>
          </table:table-cell>
          <table:table-cell table:style-name="ce1" office:value-type="float" office:value="1.05314242943719" calcext:value-type="float">
            <text:p>1.05314242943719</text:p>
          </table:table-cell>
          <table:table-cell table:style-name="ce1" office:value-type="float" office:value="1.17402687875178" calcext:value-type="float">
            <text:p>1.17402687875178</text:p>
          </table:table-cell>
          <table:table-cell table:style-name="ce1" office:value-type="float" office:value="1.30411424351484" calcext:value-type="float">
            <text:p>1.30411424351484</text:p>
          </table:table-cell>
          <table:table-cell table:style-name="ce1" office:value-type="float" office:value="1.27568990278708" calcext:value-type="float">
            <text:p>1.27568990278708</text:p>
          </table:table-cell>
          <table:table-cell table:style-name="ce1" office:value-type="float" office:value="1.37765745856354" calcext:value-type="float">
            <text:p>1.37765745856354</text:p>
          </table:table-cell>
          <table:table-cell table:style-name="ce1" office:value-type="float" office:value="1.57329633091968" calcext:value-type="float">
            <text:p>1.57329633091968</text:p>
          </table:table-cell>
          <table:table-cell table:style-name="ce1" office:value-type="float" office:value="1.62569209351546" calcext:value-type="float">
            <text:p>1.62569209351546</text:p>
          </table:table-cell>
          <table:table-cell table:style-name="ce1" office:value-type="float" office:value="1.80165176806572" calcext:value-type="float">
            <text:p>1.80165176806572</text:p>
          </table:table-cell>
          <table:table-cell table:style-name="ce1" office:value-type="float" office:value="1.80789944515155" calcext:value-type="float">
            <text:p>1.80789944515155</text:p>
          </table:table-cell>
          <table:table-cell table:style-name="ce1" office:value-type="float" office:value="2.16724575882623" calcext:value-type="float">
            <text:p>2.16724575882623</text:p>
          </table:table-cell>
          <table:table-cell table:style-name="ce1" office:value-type="float" office:value="2.58619179392091" calcext:value-type="float">
            <text:p>2.58619179392091</text:p>
          </table:table-cell>
          <table:table-cell table:style-name="ce1" office:value-type="float" office:value="2.66662089920352" calcext:value-type="float">
            <text:p>2.66662089920352</text:p>
          </table:table-cell>
          <table:table-cell table:style-name="ce1" office:value-type="float" office:value="2.99822793799086" calcext:value-type="float">
            <text:p>2.99822793799086</text:p>
          </table:table-cell>
          <table:table-cell table:style-name="ce1" office:value-type="float" office:value="3.27418285807907" calcext:value-type="float">
            <text:p>3.27418285807907</text:p>
          </table:table-cell>
          <table:table-cell table:style-name="ce1" office:value-type="float" office:value="3.2301221633888" calcext:value-type="float">
            <text:p>3.2301221633888</text:p>
          </table:table-cell>
          <table:table-cell table:style-name="ce1" office:value-type="float" office:value="3.38235313411079" calcext:value-type="float">
            <text:p>3.38235313411079</text:p>
          </table:table-cell>
          <table:table-cell table:style-name="ce1" office:value-type="float" office:value="3.39513176387913" calcext:value-type="float">
            <text:p>3.39513176387913</text:p>
          </table:table-cell>
          <table:table-cell table:style-name="ce1" office:value-type="float" office:value="3.15949118046133" calcext:value-type="float">
            <text:p>3.15949118046133</text:p>
          </table:table-cell>
          <table:table-cell table:style-name="ce1" office:value-type="float" office:value="3.02143520942408" calcext:value-type="float">
            <text:p>3.02143520942408</text:p>
          </table:table-cell>
          <table:table-cell table:style-name="ce1" office:value-type="float" office:value="3.28179148264984" calcext:value-type="float">
            <text:p>3.28179148264984</text:p>
          </table:table-cell>
          <table:table-cell table:style-name="ce1" office:value-type="float" office:value="2.76395599435825" calcext:value-type="float">
            <text:p>2.76395599435825</text:p>
          </table:table-cell>
          <table:table-cell table:style-name="ce1" office:value-type="float" office:value="3.2858598982052" calcext:value-type="float">
            <text:p>3.2858598982052</text:p>
          </table:table-cell>
          <table:table-cell table:style-name="ce1" office:value-type="float" office:value="3.09807987711214" calcext:value-type="float">
            <text:p>3.09807987711214</text:p>
          </table:table-cell>
          <table:table-cell table:style-name="ce1" office:value-type="float" office:value="3.35727801034228" calcext:value-type="float">
            <text:p>3.35727801034228</text:p>
          </table:table-cell>
          <table:table-cell table:style-name="ce1" office:value-type="float" office:value="3.23168033373063" calcext:value-type="float">
            <text:p>3.23168033373063</text:p>
          </table:table-cell>
          <table:table-cell table:style-name="ce1" office:value-type="float" office:value="3.28037526011561" calcext:value-type="float">
            <text:p>3.28037526011561</text:p>
          </table:table-cell>
          <table:table-cell table:style-name="ce1" office:value-type="float" office:value="3.24451935193519" calcext:value-type="float">
            <text:p>3.24451935193519</text:p>
          </table:table-cell>
          <table:table-cell table:style-name="ce1" office:value-type="float" office:value="3.18652979842244" calcext:value-type="float">
            <text:p>3.18652979842244</text:p>
          </table:table-cell>
          <table:table-cell table:style-name="ce1" office:value-type="float" office:value="3.11303226495726" calcext:value-type="float">
            <text:p>3.11303226495726</text:p>
          </table:table-cell>
          <table:table-cell table:style-name="ce1" office:value-type="float" office:value="3.23280029184907" calcext:value-type="float">
            <text:p>3.23280029184907</text:p>
          </table:table-cell>
          <table:table-cell table:style-name="ce1" office:value-type="float" office:value="3.25458368924141" calcext:value-type="float">
            <text:p>3.25458368924141</text:p>
          </table:table-cell>
          <table:table-cell table:style-name="ce1" office:value-type="float" office:value="3.35183306867805" calcext:value-type="float">
            <text:p>3.35183306867805</text:p>
          </table:table-cell>
          <table:table-cell table:style-name="ce1" office:value-type="float" office:value="3.38295662277304" calcext:value-type="float">
            <text:p>3.38295662277304</text:p>
          </table:table-cell>
          <table:table-cell table:style-name="ce1" office:value-type="float" office:value="3.63719262759924" calcext:value-type="float">
            <text:p>3.63719262759924</text:p>
          </table:table-cell>
          <table:table-cell table:style-name="ce1" office:value-type="float" office:value="3.89199427092959" calcext:value-type="float">
            <text:p>3.89199427092959</text:p>
          </table:table-cell>
          <table:table-cell table:style-name="ce1" office:value-type="float" office:value="3.81537572254335" calcext:value-type="float">
            <text:p>3.81537572254335</text:p>
          </table:table-cell>
          <table:table-cell table:style-name="ce1" office:value-type="float" office:value="3.89242236354001" calcext:value-type="float">
            <text:p>3.89242236354001</text:p>
          </table:table-cell>
          <table:table-cell table:style-name="ce1" office:value-type="float" office:value="3.68981576218458" calcext:value-type="float">
            <text:p>3.68981576218458</text:p>
          </table:table-cell>
          <table:table-cell table:style-name="ce1" office:value-type="float" office:value="3.70109721048183" calcext:value-type="float">
            <text:p>3.70109721048183</text:p>
          </table:table-cell>
          <table:table-cell table:style-name="ce1" office:value-type="float" office:value="3.50324048957989" calcext:value-type="float">
            <text:p>3.50324048957989</text:p>
          </table:table-cell>
          <table:table-cell table:style-name="ce1" office:value-type="float" office:value="3.60114706358194" calcext:value-type="float">
            <text:p>3.6011470635819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.51653751935718" calcext:value-type="float">
            <text:p>2.51653751935718</text:p>
          </table:table-cell>
          <table:table-cell table:style-name="ce1" office:value-type="float" office:value="2.98197938763258" calcext:value-type="float">
            <text:p>2.98197938763258</text:p>
          </table:table-cell>
          <table:table-cell table:style-name="ce1" office:value-type="float" office:value="3.05973635111445" calcext:value-type="float">
            <text:p>3.05973635111445</text:p>
          </table:table-cell>
          <table:table-cell table:style-name="ce1" office:value-type="float" office:value="3.35932077635004" calcext:value-type="float">
            <text:p>3.35932077635004</text:p>
          </table:table-cell>
          <table:table-cell table:style-name="ce1" office:value-type="float" office:value="3.67303507247562" calcext:value-type="float">
            <text:p>3.67303507247562</text:p>
          </table:table-cell>
          <table:table-cell table:style-name="ce1" office:value-type="float" office:value="3.91290553482398" calcext:value-type="float">
            <text:p>3.91290553482398</text:p>
          </table:table-cell>
          <table:table-cell table:style-name="ce1" office:value-type="float" office:value="4.20626470588235" calcext:value-type="float">
            <text:p>4.20626470588235</text:p>
          </table:table-cell>
          <table:table-cell table:style-name="ce1" office:value-type="float" office:value="4.86355784561926" calcext:value-type="float">
            <text:p>4.86355784561926</text:p>
          </table:table-cell>
          <table:table-cell table:style-name="ce1" office:value-type="float" office:value="5.56659315660839" calcext:value-type="float">
            <text:p>5.56659315660839</text:p>
          </table:table-cell>
          <table:table-cell table:style-name="ce1" office:value-type="float" office:value="6.33852316519986" calcext:value-type="float">
            <text:p>6.33852316519986</text:p>
          </table:table-cell>
          <table:table-cell table:style-name="ce1" office:value-type="float" office:value="7.36808874407015" calcext:value-type="float">
            <text:p>7.36808874407015</text:p>
          </table:table-cell>
          <table:table-cell table:style-name="ce1" office:value-type="float" office:value="7.54556102822218" calcext:value-type="float">
            <text:p>7.54556102822218</text:p>
          </table:table-cell>
          <table:table-cell table:style-name="ce1" office:value-type="float" office:value="7.96146246781356" calcext:value-type="float">
            <text:p>7.96146246781356</text:p>
          </table:table-cell>
          <table:table-cell table:style-name="ce1" office:value-type="float" office:value="8.47295875239408" calcext:value-type="float">
            <text:p>8.47295875239408</text:p>
          </table:table-cell>
          <table:table-cell table:style-name="ce1" office:value-type="float" office:value="8.31387944118662" calcext:value-type="float">
            <text:p>8.31387944118662</text:p>
          </table:table-cell>
          <table:table-cell table:style-name="ce1" office:value-type="float" office:value="7.77267068965517" calcext:value-type="float">
            <text:p>7.77267068965517</text:p>
          </table:table-cell>
          <table:table-cell table:style-name="ce1" office:value-type="float" office:value="8.0597194314141" calcext:value-type="float">
            <text:p>8.0597194314141</text:p>
          </table:table-cell>
          <table:table-cell table:style-name="ce1" office:value-type="float" office:value="8.21349643870265" calcext:value-type="float">
            <text:p>8.21349643870265</text:p>
          </table:table-cell>
          <table:table-cell table:style-name="ce1" office:value-type="float" office:value="7.8668572472976" calcext:value-type="float">
            <text:p>7.8668572472976</text:p>
          </table:table-cell>
          <table:table-cell table:style-name="ce1" office:value-type="float" office:value="8.24734788987659" calcext:value-type="float">
            <text:p>8.24734788987659</text:p>
          </table:table-cell>
          <table:table-cell table:style-name="ce1" office:value-type="float" office:value="8.11401701460842" calcext:value-type="float">
            <text:p>8.11401701460842</text:p>
          </table:table-cell>
          <table:table-cell table:style-name="ce1" office:value-type="float" office:value="7.90159205426357" calcext:value-type="float">
            <text:p>7.90159205426357</text:p>
          </table:table-cell>
          <table:table-cell table:style-name="ce1" office:value-type="float" office:value="7.59990231238761" calcext:value-type="float">
            <text:p>7.59990231238761</text:p>
          </table:table-cell>
          <table:table-cell table:style-name="ce1" office:value-type="float" office:value="7.41108574614914" calcext:value-type="float">
            <text:p>7.41108574614914</text:p>
          </table:table-cell>
          <table:table-cell table:style-name="ce1" office:value-type="float" office:value="7.83324827942475" calcext:value-type="float">
            <text:p>7.83324827942475</text:p>
          </table:table-cell>
          <table:table-cell table:style-name="ce1" office:value-type="float" office:value="7.58067539791642" calcext:value-type="float">
            <text:p>7.58067539791642</text:p>
          </table:table-cell>
          <table:table-cell table:style-name="ce1" office:value-type="float" office:value="7.53411367003589" calcext:value-type="float">
            <text:p>7.53411367003589</text:p>
          </table:table-cell>
          <table:table-cell table:style-name="ce1" office:value-type="float" office:value="7.4185184165909" calcext:value-type="float">
            <text:p>7.4185184165909</text:p>
          </table:table-cell>
          <table:table-cell table:style-name="ce1" office:value-type="float" office:value="8.06669419229609" calcext:value-type="float">
            <text:p>8.06669419229609</text:p>
          </table:table-cell>
          <table:table-cell table:style-name="ce1" office:value-type="float" office:value="8.32994809772897" calcext:value-type="float">
            <text:p>8.32994809772897</text:p>
          </table:table-cell>
          <table:table-cell table:style-name="ce1" office:value-type="float" office:value="8.85797619336717" calcext:value-type="float">
            <text:p>8.85797619336717</text:p>
          </table:table-cell>
          <table:table-cell table:style-name="ce1" office:value-type="float" office:value="8.87568408098708" calcext:value-type="float">
            <text:p>8.87568408098708</text:p>
          </table:table-cell>
          <table:table-cell table:style-name="ce1" office:value-type="float" office:value="9.03976056315353" calcext:value-type="float">
            <text:p>9.03976056315353</text:p>
          </table:table-cell>
          <table:table-cell table:style-name="ce1" office:value-type="float" office:value="8.89901774587268" calcext:value-type="float">
            <text:p>8.89901774587268</text:p>
          </table:table-cell>
          <table:table-cell table:style-name="ce1" office:value-type="float" office:value="9.39400058418227" calcext:value-type="float">
            <text:p>9.39400058418227</text:p>
          </table:table-cell>
          <table:table-cell table:style-name="ce1" office:value-type="float" office:value="9.43689977598673" calcext:value-type="float">
            <text:p>9.43689977598673</text:p>
          </table:table-cell>
          <table:table-cell table:style-name="ce1" office:value-type="float" office:value="9.58522313668424" calcext:value-type="float">
            <text:p>9.58522313668424</text:p>
          </table:table-cell>
          <table:table-cell table:style-name="ce1" office:value-type="float" office:value="9.53044157008337" calcext:value-type="float">
            <text:p>9.53044157008337</text:p>
          </table:table-cell>
          <table:table-cell table:style-name="ce1" office:value-type="float" office:value="9.1675580221519" calcext:value-type="float">
            <text:p>9.1675580221519</text:p>
          </table:table-cell>
          <table:table-cell table:style-name="ce1" office:value-type="float" office:value="9.45955746223279" calcext:value-type="float">
            <text:p>9.45955746223279</text:p>
          </table:table-cell>
          <table:table-cell table:style-name="ce1" office:value-type="float" office:value="9.61388106556925" calcext:value-type="float">
            <text:p>9.61388106556925</text:p>
          </table:table-cell>
          <table:table-cell table:style-name="ce1" office:value-type="float" office:value="9.45490681012041" calcext:value-type="float">
            <text:p>9.45490681012041</text:p>
          </table:table-cell>
          <table:table-cell table:style-name="ce1" office:value-type="float" office:value="9.54706161873749" calcext:value-type="float">
            <text:p>9.54706161873749</text:p>
          </table:table-cell>
          <table:table-cell table:style-name="ce1" office:value-type="float" office:value="9.68810041654269" calcext:value-type="float">
            <text:p>9.68810041654269</text:p>
          </table:table-cell>
          <table:table-cell table:style-name="ce1" office:value-type="float" office:value="9.85690839927677" calcext:value-type="float">
            <text:p>9.85690839927677</text:p>
          </table:table-cell>
          <table:table-cell table:style-name="ce1" office:value-type="float" office:value="9.68611131459698" calcext:value-type="float">
            <text:p>9.68611131459698</text:p>
          </table:table-cell>
          <table:table-cell table:style-name="ce1" office:value-type="float" office:value="9.62737359018881" calcext:value-type="float">
            <text:p>9.62737359018881</text:p>
          </table:table-cell>
          <table:table-cell table:style-name="ce1" office:value-type="float" office:value="9.77147596503152" calcext:value-type="float">
            <text:p>9.77147596503152</text:p>
          </table:table-cell>
          <table:table-cell table:style-name="ce1" office:value-type="float" office:value="9.42296130029751" calcext:value-type="float">
            <text:p>9.42296130029751</text:p>
          </table:table-cell>
          <table:table-cell table:style-name="ce1" office:value-type="float" office:value="8.59862199817255" calcext:value-type="float">
            <text:p>8.59862199817255</text:p>
          </table:table-cell>
          <table:table-cell table:style-name="ce1" office:value-type="float" office:value="9.12718504723979" calcext:value-type="float">
            <text:p>9.12718504723979</text:p>
          </table:table-cell>
          <table:table-cell table:style-name="ce1" office:value-type="float" office:value="9.29183430343302" calcext:value-type="float">
            <text:p>9.2918343034330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azakhstan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5.8954463734165" calcext:value-type="float">
            <text:p>15.8954463734165</text:p>
          </table:table-cell>
          <table:table-cell table:style-name="ce1" office:value-type="float" office:value="13.5394830959328" calcext:value-type="float">
            <text:p>13.5394830959328</text:p>
          </table:table-cell>
          <table:table-cell table:style-name="ce1" office:value-type="float" office:value="12.3942839725063" calcext:value-type="float">
            <text:p>12.3942839725063</text:p>
          </table:table-cell>
          <table:table-cell table:style-name="ce1" office:value-type="float" office:value="10.5421787288091" calcext:value-type="float">
            <text:p>10.5421787288091</text:p>
          </table:table-cell>
          <table:table-cell table:style-name="ce1" office:value-type="float" office:value="9.03150252530926" calcext:value-type="float">
            <text:p>9.03150252530926</text:p>
          </table:table-cell>
          <table:table-cell table:style-name="ce1" office:value-type="float" office:value="8.45071663380985" calcext:value-type="float">
            <text:p>8.45071663380985</text:p>
          </table:table-cell>
          <table:table-cell table:style-name="ce1" office:value-type="float" office:value="8.29809206903187" calcext:value-type="float">
            <text:p>8.29809206903187</text:p>
          </table:table-cell>
          <table:table-cell table:style-name="ce1" office:value-type="float" office:value="7.80345201831727" calcext:value-type="float">
            <text:p>7.80345201831727</text:p>
          </table:table-cell>
          <table:table-cell table:style-name="ce1" office:value-type="float" office:value="8.58455332054165" calcext:value-type="float">
            <text:p>8.58455332054165</text:p>
          </table:table-cell>
          <table:table-cell table:style-name="ce1" office:value-type="float" office:value="9.95457734665425" calcext:value-type="float">
            <text:p>9.95457734665425</text:p>
          </table:table-cell>
          <table:table-cell table:style-name="ce1" office:value-type="float" office:value="10.2258795171771" calcext:value-type="float">
            <text:p>10.2258795171771</text:p>
          </table:table-cell>
          <table:table-cell table:style-name="ce1" office:value-type="float" office:value="10.3169760744806" calcext:value-type="float">
            <text:p>10.3169760744806</text:p>
          </table:table-cell>
          <table:table-cell table:style-name="ce1" office:value-type="float" office:value="11.4672942123102" calcext:value-type="float">
            <text:p>11.4672942123102</text:p>
          </table:table-cell>
          <table:table-cell table:style-name="ce1" office:value-type="float" office:value="11.6819884612355" calcext:value-type="float">
            <text:p>11.6819884612355</text:p>
          </table:table-cell>
          <table:table-cell table:style-name="ce1" office:value-type="float" office:value="12.577156488036" calcext:value-type="float">
            <text:p>12.577156488036</text:p>
          </table:table-cell>
          <table:table-cell table:style-name="ce1" office:value-type="float" office:value="14.2211715018775" calcext:value-type="float">
            <text:p>14.2211715018775</text:p>
          </table:table-cell>
          <table:table-cell table:style-name="ce1" office:value-type="float" office:value="14.6595776445068" calcext:value-type="float">
            <text:p>14.6595776445068</text:p>
          </table:table-cell>
          <table:table-cell table:style-name="ce1" office:value-type="float" office:value="13.3097278076564" calcext:value-type="float">
            <text:p>13.3097278076564</text:p>
          </table:table-cell>
          <table:table-cell table:style-name="ce1" office:value-type="float" office:value="15.1464782731526" calcext:value-type="float">
            <text:p>15.1464782731526</text:p>
          </table:table-cell>
          <table:table-cell table:style-name="ce1" office:value-type="float" office:value="15.8100975441818" calcext:value-type="float">
            <text:p>15.810097544181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enya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9949688110701" calcext:value-type="float">
            <text:p>0.29949688110701</text:p>
          </table:table-cell>
          <table:table-cell table:style-name="ce1" office:value-type="float" office:value="0.28725726973888" calcext:value-type="float">
            <text:p>0.28725726973888</text:p>
          </table:table-cell>
          <table:table-cell table:style-name="ce1" office:value-type="float" office:value="0.304273984864711" calcext:value-type="float">
            <text:p>0.304273984864711</text:p>
          </table:table-cell>
          <table:table-cell table:style-name="ce1" office:value-type="float" office:value="0.320661957641222" calcext:value-type="float">
            <text:p>0.320661957641222</text:p>
          </table:table-cell>
          <table:table-cell table:style-name="ce1" office:value-type="float" office:value="0.307305265844347" calcext:value-type="float">
            <text:p>0.307305265844347</text:p>
          </table:table-cell>
          <table:table-cell table:style-name="ce1" office:value-type="float" office:value="0.259649487169614" calcext:value-type="float">
            <text:p>0.259649487169614</text:p>
          </table:table-cell>
          <table:table-cell table:style-name="ce1" office:value-type="float" office:value="0.273274892708123" calcext:value-type="float">
            <text:p>0.273274892708123</text:p>
          </table:table-cell>
          <table:table-cell table:style-name="ce1" office:value-type="float" office:value="0.266146233453993" calcext:value-type="float">
            <text:p>0.266146233453993</text:p>
          </table:table-cell>
          <table:table-cell table:style-name="ce1" office:value-type="float" office:value="0.268506558118498" calcext:value-type="float">
            <text:p>0.268506558118498</text:p>
          </table:table-cell>
          <table:table-cell table:style-name="ce1" office:value-type="float" office:value="0.288157853208728" calcext:value-type="float">
            <text:p>0.288157853208728</text:p>
          </table:table-cell>
          <table:table-cell table:style-name="ce1" office:value-type="float" office:value="0.274068546396852" calcext:value-type="float">
            <text:p>0.274068546396852</text:p>
          </table:table-cell>
          <table:table-cell table:style-name="ce1" office:value-type="float" office:value="0.316134817828108" calcext:value-type="float">
            <text:p>0.316134817828108</text:p>
          </table:table-cell>
          <table:table-cell table:style-name="ce1" office:value-type="float" office:value="0.320474974892754" calcext:value-type="float">
            <text:p>0.320474974892754</text:p>
          </table:table-cell>
          <table:table-cell table:style-name="ce1" office:value-type="float" office:value="0.312855741627367" calcext:value-type="float">
            <text:p>0.312855741627367</text:p>
          </table:table-cell>
          <table:table-cell table:style-name="ce1" office:value-type="float" office:value="0.380878644860025" calcext:value-type="float">
            <text:p>0.380878644860025</text:p>
          </table:table-cell>
          <table:table-cell table:style-name="ce1" office:value-type="float" office:value="0.368977463772151" calcext:value-type="float">
            <text:p>0.368977463772151</text:p>
          </table:table-cell>
          <table:table-cell table:style-name="ce1" office:value-type="float" office:value="0.329338922750214" calcext:value-type="float">
            <text:p>0.329338922750214</text:p>
          </table:table-cell>
          <table:table-cell table:style-name="ce1" office:value-type="float" office:value="0.34809168492152" calcext:value-type="float">
            <text:p>0.34809168492152</text:p>
          </table:table-cell>
          <table:table-cell table:style-name="ce1" office:value-type="float" office:value="0.353045081827536" calcext:value-type="float">
            <text:p>0.353045081827536</text:p>
          </table:table-cell>
          <table:table-cell table:style-name="ce1" office:value-type="float" office:value="0.321711564485812" calcext:value-type="float">
            <text:p>0.321711564485812</text:p>
          </table:table-cell>
          <table:table-cell table:style-name="ce1" office:value-type="float" office:value="0.380948230214755" calcext:value-type="float">
            <text:p>0.380948230214755</text:p>
          </table:table-cell>
          <table:table-cell table:style-name="ce1" office:value-type="float" office:value="0.386201413972195" calcext:value-type="float">
            <text:p>0.386201413972195</text:p>
          </table:table-cell>
          <table:table-cell table:style-name="ce1" office:value-type="float" office:value="0.267301784794774" calcext:value-type="float">
            <text:p>0.267301784794774</text:p>
          </table:table-cell>
          <table:table-cell table:style-name="ce1" office:value-type="float" office:value="0.255505313729574" calcext:value-type="float">
            <text:p>0.255505313729574</text:p>
          </table:table-cell>
          <table:table-cell table:style-name="ce1" office:value-type="float" office:value="0.228042941731491" calcext:value-type="float">
            <text:p>0.228042941731491</text:p>
          </table:table-cell>
          <table:table-cell table:style-name="ce1" office:value-type="float" office:value="0.191736484836537" calcext:value-type="float">
            <text:p>0.191736484836537</text:p>
          </table:table-cell>
          <table:table-cell table:style-name="ce1" office:value-type="float" office:value="0.204084599752355" calcext:value-type="float">
            <text:p>0.204084599752355</text:p>
          </table:table-cell>
          <table:table-cell table:style-name="ce1" office:value-type="float" office:value="0.244751788334192" calcext:value-type="float">
            <text:p>0.244751788334192</text:p>
          </table:table-cell>
          <table:table-cell table:style-name="ce1" office:value-type="float" office:value="0.218690402540682" calcext:value-type="float">
            <text:p>0.218690402540682</text:p>
          </table:table-cell>
          <table:table-cell table:style-name="ce1" office:value-type="float" office:value="0.229063767549997" calcext:value-type="float">
            <text:p>0.229063767549997</text:p>
          </table:table-cell>
          <table:table-cell table:style-name="ce1" office:value-type="float" office:value="0.248363862691949" calcext:value-type="float">
            <text:p>0.248363862691949</text:p>
          </table:table-cell>
          <table:table-cell table:style-name="ce1" office:value-type="float" office:value="0.199736841746916" calcext:value-type="float">
            <text:p>0.199736841746916</text:p>
          </table:table-cell>
          <table:table-cell table:style-name="ce1" office:value-type="float" office:value="0.221370014263824" calcext:value-type="float">
            <text:p>0.221370014263824</text:p>
          </table:table-cell>
          <table:table-cell table:style-name="ce1" office:value-type="float" office:value="0.245794458460292" calcext:value-type="float">
            <text:p>0.245794458460292</text:p>
          </table:table-cell>
          <table:table-cell table:style-name="ce1" office:value-type="float" office:value="0.246413637597198" calcext:value-type="float">
            <text:p>0.246413637597198</text:p>
          </table:table-cell>
          <table:table-cell table:style-name="ce1" office:value-type="float" office:value="0.275965745121065" calcext:value-type="float">
            <text:p>0.275965745121065</text:p>
          </table:table-cell>
          <table:table-cell table:style-name="ce1" office:value-type="float" office:value="0.331798230240709" calcext:value-type="float">
            <text:p>0.331798230240709</text:p>
          </table:table-cell>
          <table:table-cell table:style-name="ce1" office:value-type="float" office:value="0.286573323262458" calcext:value-type="float">
            <text:p>0.286573323262458</text:p>
          </table:table-cell>
          <table:table-cell table:style-name="ce1" office:value-type="float" office:value="0.339479453376256" calcext:value-type="float">
            <text:p>0.339479453376256</text:p>
          </table:table-cell>
          <table:table-cell table:style-name="ce1" office:value-type="float" office:value="0.335704347412845" calcext:value-type="float">
            <text:p>0.335704347412845</text:p>
          </table:table-cell>
          <table:table-cell table:style-name="ce1" office:value-type="float" office:value="0.335350781019139" calcext:value-type="float">
            <text:p>0.335350781019139</text:p>
          </table:table-cell>
          <table:table-cell table:style-name="ce1" office:value-type="float" office:value="0.294043331383335" calcext:value-type="float">
            <text:p>0.294043331383335</text:p>
          </table:table-cell>
          <table:table-cell table:style-name="ce1" office:value-type="float" office:value="0.243741461973242" calcext:value-type="float">
            <text:p>0.243741461973242</text:p>
          </table:table-cell>
          <table:table-cell table:style-name="ce1" office:value-type="float" office:value="0.20132330170365" calcext:value-type="float">
            <text:p>0.20132330170365</text:p>
          </table:table-cell>
          <table:table-cell table:style-name="ce1" office:value-type="float" office:value="0.221377912308283" calcext:value-type="float">
            <text:p>0.221377912308283</text:p>
          </table:table-cell>
          <table:table-cell table:style-name="ce1" office:value-type="float" office:value="0.242225672889561" calcext:value-type="float">
            <text:p>0.242225672889561</text:p>
          </table:table-cell>
          <table:table-cell table:style-name="ce1" office:value-type="float" office:value="0.263863006174693" calcext:value-type="float">
            <text:p>0.263863006174693</text:p>
          </table:table-cell>
          <table:table-cell table:style-name="ce1" office:value-type="float" office:value="0.263921731067523" calcext:value-type="float">
            <text:p>0.263921731067523</text:p>
          </table:table-cell>
          <table:table-cell table:style-name="ce1" office:value-type="float" office:value="0.267801815489948" calcext:value-type="float">
            <text:p>0.267801815489948</text:p>
          </table:table-cell>
          <table:table-cell table:style-name="ce1" office:value-type="float" office:value="0.31450114015823" calcext:value-type="float">
            <text:p>0.31450114015823</text:p>
          </table:table-cell>
          <table:table-cell table:style-name="ce1" office:value-type="float" office:value="0.307975416675624" calcext:value-type="float">
            <text:p>0.307975416675624</text:p>
          </table:table-cell>
          <table:table-cell table:style-name="ce1" office:value-type="float" office:value="0.327569171129451" calcext:value-type="float">
            <text:p>0.32756917112945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yrgyz Republic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2.40546883996988" calcext:value-type="float">
            <text:p>2.40546883996988</text:p>
          </table:table-cell>
          <table:table-cell table:style-name="ce1" office:value-type="float" office:value="1.83889897491531" calcext:value-type="float">
            <text:p>1.83889897491531</text:p>
          </table:table-cell>
          <table:table-cell table:style-name="ce1" office:value-type="float" office:value="1.3400699873757" calcext:value-type="float">
            <text:p>1.3400699873757</text:p>
          </table:table-cell>
          <table:table-cell table:style-name="ce1" office:value-type="float" office:value="0.972956319621086" calcext:value-type="float">
            <text:p>0.972956319621086</text:p>
          </table:table-cell>
          <table:table-cell table:style-name="ce1" office:value-type="float" office:value="1.20743842364532" calcext:value-type="float">
            <text:p>1.20743842364532</text:p>
          </table:table-cell>
          <table:table-cell table:style-name="ce1" office:value-type="float" office:value="1.1673121965761" calcext:value-type="float">
            <text:p>1.1673121965761</text:p>
          </table:table-cell>
          <table:table-cell table:style-name="ce1" office:value-type="float" office:value="1.22105179282869" calcext:value-type="float">
            <text:p>1.22105179282869</text:p>
          </table:table-cell>
          <table:table-cell table:style-name="ce1" office:value-type="float" office:value="0.94243203041071" calcext:value-type="float">
            <text:p>0.94243203041071</text:p>
          </table:table-cell>
          <table:table-cell table:style-name="ce1" office:value-type="float" office:value="0.924535562632696" calcext:value-type="float">
            <text:p>0.924535562632696</text:p>
          </table:table-cell>
          <table:table-cell table:style-name="ce1" office:value-type="float" office:value="0.764529938727225" calcext:value-type="float">
            <text:p>0.764529938727225</text:p>
          </table:table-cell>
          <table:table-cell table:style-name="ce1" office:value-type="float" office:value="0.971361532450358" calcext:value-type="float">
            <text:p>0.971361532450358</text:p>
          </table:table-cell>
          <table:table-cell table:style-name="ce1" office:value-type="float" office:value="1.05648107390003" calcext:value-type="float">
            <text:p>1.05648107390003</text:p>
          </table:table-cell>
          <table:table-cell table:style-name="ce1" office:value-type="float" office:value="1.12135620114796" calcext:value-type="float">
            <text:p>1.12135620114796</text:p>
          </table:table-cell>
          <table:table-cell table:style-name="ce1" office:value-type="float" office:value="1.01644074691047" calcext:value-type="float">
            <text:p>1.01644074691047</text:p>
          </table:table-cell>
          <table:table-cell table:style-name="ce1" office:value-type="float" office:value="0.991517898206347" calcext:value-type="float">
            <text:p>0.991517898206347</text:p>
          </table:table-cell>
          <table:table-cell table:style-name="ce1" office:value-type="float" office:value="1.12061916331334" calcext:value-type="float">
            <text:p>1.12061916331334</text:p>
          </table:table-cell>
          <table:table-cell table:style-name="ce1" office:value-type="float" office:value="1.06934344858706" calcext:value-type="float">
            <text:p>1.06934344858706</text:p>
          </table:table-cell>
          <table:table-cell table:style-name="ce1" office:value-type="float" office:value="1.18048613304107" calcext:value-type="float">
            <text:p>1.18048613304107</text:p>
          </table:table-cell>
          <table:table-cell table:style-name="ce1" office:value-type="float" office:value="1.12946750123901" calcext:value-type="float">
            <text:p>1.12946750123901</text:p>
          </table:table-cell>
          <table:table-cell table:style-name="ce1" office:value-type="float" office:value="1.19959162949262" calcext:value-type="float">
            <text:p>1.1995916294926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410123777385943" calcext:value-type="float">
            <text:p>0.041012377738594</text:p>
          </table:table-cell>
          <table:table-cell table:style-name="ce1" office:value-type="float" office:value="0.0487081010046069" calcext:value-type="float">
            <text:p>0.048708101004607</text:p>
          </table:table-cell>
          <table:table-cell table:style-name="ce1" office:value-type="float" office:value="0.0511105919395968" calcext:value-type="float">
            <text:p>0.051110591939597</text:p>
          </table:table-cell>
          <table:table-cell table:style-name="ce1" office:value-type="float" office:value="0.0628851940994027" calcext:value-type="float">
            <text:p>0.062885194099403</text:p>
          </table:table-cell>
          <table:table-cell table:style-name="ce1" office:value-type="float" office:value="0.0538803689632416" calcext:value-type="float">
            <text:p>0.053880368963242</text:p>
          </table:table-cell>
          <table:table-cell table:style-name="ce1" office:value-type="float" office:value="0.0623716986465232" calcext:value-type="float">
            <text:p>0.062371698646523</text:p>
          </table:table-cell>
          <table:table-cell table:style-name="ce1" office:value-type="float" office:value="0.0712363786089923" calcext:value-type="float">
            <text:p>0.071236378608992</text:p>
          </table:table-cell>
          <table:table-cell table:style-name="ce1" office:value-type="float" office:value="0.0624360387486446" calcext:value-type="float">
            <text:p>0.062436038748645</text:p>
          </table:table-cell>
          <table:table-cell table:style-name="ce1" office:value-type="float" office:value="0.072309173375259" calcext:value-type="float">
            <text:p>0.072309173375259</text:p>
          </table:table-cell>
          <table:table-cell table:style-name="ce1" office:value-type="float" office:value="0.19498466029897" calcext:value-type="float">
            <text:p>0.19498466029897</text:p>
          </table:table-cell>
          <table:table-cell table:style-name="ce1" office:value-type="float" office:value="0.167104683228938" calcext:value-type="float">
            <text:p>0.167104683228938</text:p>
          </table:table-cell>
          <table:table-cell table:style-name="ce1" office:value-type="float" office:value="0.0347887667424323" calcext:value-type="float">
            <text:p>0.034788766742432</text:p>
          </table:table-cell>
          <table:table-cell table:style-name="ce1" office:value-type="float" office:value="0.0160061938339379" calcext:value-type="float">
            <text:p>0.016006193833938</text:p>
          </table:table-cell>
          <table:table-cell table:style-name="ce1" office:value-type="float" office:value="0.0171626741223461" calcext:value-type="float">
            <text:p>0.017162674122346</text:p>
          </table:table-cell>
          <table:table-cell table:style-name="ce1" office:value-type="float" office:value="0.00969902730684832" calcext:value-type="float">
            <text:p>0.009699027306848</text:p>
          </table:table-cell>
          <table:table-cell table:style-name="ce1" office:value-type="float" office:value="0.00971135017693354" calcext:value-type="float">
            <text:p>0.009711350176934</text:p>
          </table:table-cell>
          <table:table-cell table:style-name="ce1" office:value-type="float" office:value="0.0098687950825573" calcext:value-type="float">
            <text:p>0.009868795082557</text:p>
          </table:table-cell>
          <table:table-cell table:style-name="ce1" office:value-type="float" office:value="0.0101550113887331" calcext:value-type="float">
            <text:p>0.010155011388733</text:p>
          </table:table-cell>
          <table:table-cell table:style-name="ce1" office:value-type="float" office:value="0.00735235778705746" calcext:value-type="float">
            <text:p>0.007352357787057</text:p>
          </table:table-cell>
          <table:table-cell table:style-name="ce1" office:value-type="float" office:value="0.00431722732050233" calcext:value-type="float">
            <text:p>0.004317227320502</text:p>
          </table:table-cell>
          <table:table-cell table:style-name="ce1" office:value-type="float" office:value="0.0425745369956213" calcext:value-type="float">
            <text:p>0.042574536995621</text:p>
          </table:table-cell>
          <table:table-cell table:style-name="ce1" office:value-type="float" office:value="0.0443860949922718" calcext:value-type="float">
            <text:p>0.044386094992272</text:p>
          </table:table-cell>
          <table:table-cell table:style-name="ce1" office:value-type="float" office:value="0.0485761591740193" calcext:value-type="float">
            <text:p>0.048576159174019</text:p>
          </table:table-cell>
          <table:table-cell table:style-name="ce1" office:value-type="float" office:value="0.0509578817196277" calcext:value-type="float">
            <text:p>0.050957881719628</text:p>
          </table:table-cell>
          <table:table-cell table:style-name="ce1" office:value-type="float" office:value="0.0549435980763105" calcext:value-type="float">
            <text:p>0.054943598076311</text:p>
          </table:table-cell>
          <table:table-cell table:style-name="ce1" office:value-type="float" office:value="0.0539886982738748" calcext:value-type="float">
            <text:p>0.053988698273875</text:p>
          </table:table-cell>
          <table:table-cell table:style-name="ce1" office:value-type="float" office:value="0.0541550434767481" calcext:value-type="float">
            <text:p>0.054155043476748</text:p>
          </table:table-cell>
          <table:table-cell table:style-name="ce1" office:value-type="float" office:value="0.0530333965787211" calcext:value-type="float">
            <text:p>0.053033396578721</text:p>
          </table:table-cell>
          <table:table-cell table:style-name="ce1" office:value-type="float" office:value="0.0532697760239062" calcext:value-type="float">
            <text:p>0.053269776023906</text:p>
          </table:table-cell>
          <table:table-cell table:style-name="ce1" office:value-type="float" office:value="0.0517038361676153" calcext:value-type="float">
            <text:p>0.051703836167615</text:p>
          </table:table-cell>
          <table:table-cell table:style-name="ce1" office:value-type="float" office:value="0.0500664013277602" calcext:value-type="float">
            <text:p>0.05006640132776</text:p>
          </table:table-cell>
          <table:table-cell table:style-name="ce1" office:value-type="float" office:value="0.0495561428103952" calcext:value-type="float">
            <text:p>0.049556142810395</text:p>
          </table:table-cell>
          <table:table-cell table:style-name="ce1" office:value-type="float" office:value="0.0493527543269976" calcext:value-type="float">
            <text:p>0.049352754326998</text:p>
          </table:table-cell>
          <table:table-cell table:style-name="ce1" office:value-type="float" office:value="0.047637215686635" calcext:value-type="float">
            <text:p>0.047637215686635</text:p>
          </table:table-cell>
          <table:table-cell table:style-name="ce1" office:value-type="float" office:value="0.0520556088779289" calcext:value-type="float">
            <text:p>0.052055608877929</text:p>
          </table:table-cell>
          <table:table-cell table:style-name="ce1" office:value-type="float" office:value="0.145041558436944" calcext:value-type="float">
            <text:p>0.145041558436944</text:p>
          </table:table-cell>
          <table:table-cell table:style-name="ce1" office:value-type="float" office:value="0.146717767349092" calcext:value-type="float">
            <text:p>0.146717767349092</text:p>
          </table:table-cell>
          <table:table-cell table:style-name="ce1" office:value-type="float" office:value="0.135829990881697" calcext:value-type="float">
            <text:p>0.135829990881697</text:p>
          </table:table-cell>
          <table:table-cell table:style-name="ce1" office:value-type="float" office:value="0.167576557300261" calcext:value-type="float">
            <text:p>0.167576557300261</text:p>
          </table:table-cell>
          <table:table-cell table:style-name="ce1" office:value-type="float" office:value="0.15893614734565" calcext:value-type="float">
            <text:p>0.15893614734565</text:p>
          </table:table-cell>
          <table:table-cell table:style-name="ce1" office:value-type="float" office:value="0.162037087516258" calcext:value-type="float">
            <text:p>0.162037087516258</text:p>
          </table:table-cell>
          <table:table-cell table:style-name="ce1" office:value-type="float" office:value="0.180862681553466" calcext:value-type="float">
            <text:p>0.180862681553466</text:p>
          </table:table-cell>
          <table:table-cell table:style-name="ce1" office:value-type="float" office:value="0.174068505369507" calcext:value-type="float">
            <text:p>0.174068505369507</text:p>
          </table:table-cell>
          <table:table-cell table:style-name="ce1" office:value-type="float" office:value="0.184469651196472" calcext:value-type="float">
            <text:p>0.184469651196472</text:p>
          </table:table-cell>
          <table:table-cell table:style-name="ce1" office:value-type="float" office:value="0.18653345773529" calcext:value-type="float">
            <text:p>0.18653345773529</text:p>
          </table:table-cell>
          <table:table-cell table:style-name="ce1" office:value-type="float" office:value="0.208401419873697" calcext:value-type="float">
            <text:p>0.208401419873697</text:p>
          </table:table-cell>
          <table:table-cell table:style-name="ce1" office:value-type="float" office:value="0.221776425913987" calcext:value-type="float">
            <text:p>0.221776425913987</text:p>
          </table:table-cell>
          <table:table-cell table:style-name="ce1" office:value-type="float" office:value="0.253749444594171" calcext:value-type="float">
            <text:p>0.253749444594171</text:p>
          </table:table-cell>
          <table:table-cell table:style-name="ce1" office:value-type="float" office:value="0.28528240246999" calcext:value-type="float">
            <text:p>0.28528240246999</text:p>
          </table:table-cell>
          <table:table-cell table:style-name="ce1" office:value-type="float" office:value="0.292181174699104" calcext:value-type="float">
            <text:p>0.292181174699104</text:p>
          </table:table-cell>
          <table:table-cell table:style-name="ce1" office:value-type="float" office:value="0.291550731133576" calcext:value-type="float">
            <text:p>0.291550731133576</text:p>
          </table:table-cell>
          <table:table-cell table:style-name="ce1" office:value-type="float" office:value="0.308073151562941" calcext:value-type="float">
            <text:p>0.30807315156294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iribat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.173540616644187" calcext:value-type="float">
            <text:p>0.173540616644187</text:p>
          </table:table-cell>
          <table:table-cell table:style-name="ce1" office:value-type="float" office:value="0.253994274104174" calcext:value-type="float">
            <text:p>0.253994274104174</text:p>
          </table:table-cell>
          <table:table-cell table:style-name="ce1" office:value-type="float" office:value="0.413211033985396" calcext:value-type="float">
            <text:p>0.413211033985396</text:p>
          </table:table-cell>
          <table:table-cell table:style-name="ce1" office:value-type="float" office:value="0.403641246917929" calcext:value-type="float">
            <text:p>0.403641246917929</text:p>
          </table:table-cell>
          <table:table-cell table:style-name="ce1" office:value-type="float" office:value="0.23680981595092" calcext:value-type="float">
            <text:p>0.23680981595092</text:p>
          </table:table-cell>
          <table:table-cell table:style-name="ce1" office:value-type="float" office:value="0.23179031204568" calcext:value-type="float">
            <text:p>0.23179031204568</text:p>
          </table:table-cell>
          <table:table-cell table:style-name="ce1" office:value-type="float" office:value="0.454211395540875" calcext:value-type="float">
            <text:p>0.454211395540875</text:p>
          </table:table-cell>
          <table:table-cell table:style-name="ce1" office:value-type="float" office:value="0.668225718277349" calcext:value-type="float">
            <text:p>0.668225718277349</text:p>
          </table:table-cell>
          <table:table-cell table:style-name="ce1" office:value-type="float" office:value="0.218694710057054" calcext:value-type="float">
            <text:p>0.218694710057054</text:p>
          </table:table-cell>
          <table:table-cell table:style-name="ce1" office:value-type="float" office:value="0.429886090541412" calcext:value-type="float">
            <text:p>0.429886090541412</text:p>
          </table:table-cell>
          <table:table-cell table:style-name="ce1" office:value-type="float" office:value="0.563936947327951" calcext:value-type="float">
            <text:p>0.563936947327951</text:p>
          </table:table-cell>
          <table:table-cell table:style-name="ce1" office:value-type="float" office:value="0.485943623042993" calcext:value-type="float">
            <text:p>0.485943623042993</text:p>
          </table:table-cell>
          <table:table-cell table:style-name="ce1" office:value-type="float" office:value="0.684077977800578" calcext:value-type="float">
            <text:p>0.684077977800578</text:p>
          </table:table-cell>
          <table:table-cell table:style-name="ce1" office:value-type="float" office:value="0.606873597881652" calcext:value-type="float">
            <text:p>0.606873597881652</text:p>
          </table:table-cell>
          <table:table-cell table:style-name="ce1" office:value-type="float" office:value="0.598216389639109" calcext:value-type="float">
            <text:p>0.598216389639109</text:p>
          </table:table-cell>
          <table:table-cell table:style-name="ce1" office:value-type="float" office:value="0.589549839228296" calcext:value-type="float">
            <text:p>0.589549839228296</text:p>
          </table:table-cell>
          <table:table-cell table:style-name="ce1" office:value-type="float" office:value="0.387256886385638" calcext:value-type="float">
            <text:p>0.387256886385638</text:p>
          </table:table-cell>
          <table:table-cell table:style-name="ce1" office:value-type="float" office:value="0.381555216426193" calcext:value-type="float">
            <text:p>0.381555216426193</text:p>
          </table:table-cell>
          <table:table-cell table:style-name="ce1" office:value-type="float" office:value="0.438718829581774" calcext:value-type="float">
            <text:p>0.438718829581774</text:p>
          </table:table-cell>
          <table:table-cell table:style-name="ce1" office:value-type="float" office:value="0.494371418941692" calcext:value-type="float">
            <text:p>0.494371418941692</text:p>
          </table:table-cell>
          <table:table-cell table:style-name="ce1" office:value-type="float" office:value="0.487819478856611" calcext:value-type="float">
            <text:p>0.487819478856611</text:p>
          </table:table-cell>
          <table:table-cell table:style-name="ce1" office:value-type="float" office:value="0.421369710102104" calcext:value-type="float">
            <text:p>0.421369710102104</text:p>
          </table:table-cell>
          <table:table-cell table:style-name="ce1" office:value-type="float" office:value="0.35625" calcext:value-type="float">
            <text:p>0.35625</text:p>
          </table:table-cell>
          <table:table-cell table:style-name="ce1" office:value-type="float" office:value="0.350528931939842" calcext:value-type="float">
            <text:p>0.350528931939842</text:p>
          </table:table-cell>
          <table:table-cell table:style-name="ce1" office:value-type="float" office:value="0.343749023529044" calcext:value-type="float">
            <text:p>0.343749023529044</text:p>
          </table:table-cell>
          <table:table-cell table:style-name="ce1" office:value-type="float" office:value="0.279842488438468" calcext:value-type="float">
            <text:p>0.279842488438468</text:p>
          </table:table-cell>
          <table:table-cell table:style-name="ce1" office:value-type="float" office:value="0.327108917367905" calcext:value-type="float">
            <text:p>0.327108917367905</text:p>
          </table:table-cell>
          <table:table-cell table:style-name="ce1" office:value-type="float" office:value="0.318389673535541" calcext:value-type="float">
            <text:p>0.318389673535541</text:p>
          </table:table-cell>
          <table:table-cell table:style-name="ce1" office:value-type="float" office:value="0.310486431565133" calcext:value-type="float">
            <text:p>0.310486431565133</text:p>
          </table:table-cell>
          <table:table-cell table:style-name="ce1" office:value-type="float" office:value="0.303848862741849" calcext:value-type="float">
            <text:p>0.303848862741849</text:p>
          </table:table-cell>
          <table:table-cell table:style-name="ce1" office:value-type="float" office:value="0.298542701294472" calcext:value-type="float">
            <text:p>0.298542701294472</text:p>
          </table:table-cell>
          <table:table-cell table:style-name="ce1" office:value-type="float" office:value="0.29425059847806" calcext:value-type="float">
            <text:p>0.29425059847806</text:p>
          </table:table-cell>
          <table:table-cell table:style-name="ce1" office:value-type="float" office:value="0.290562848313568" calcext:value-type="float">
            <text:p>0.290562848313568</text:p>
          </table:table-cell>
          <table:table-cell table:style-name="ce1" office:value-type="float" office:value="0.286955160810705" calcext:value-type="float">
            <text:p>0.286955160810705</text:p>
          </table:table-cell>
          <table:table-cell table:style-name="ce1" office:value-type="float" office:value="0.283067659886526" calcext:value-type="float">
            <text:p>0.283067659886526</text:p>
          </table:table-cell>
          <table:table-cell table:style-name="ce1" office:value-type="float" office:value="0.464724295689863" calcext:value-type="float">
            <text:p>0.464724295689863</text:p>
          </table:table-cell>
          <table:table-cell table:style-name="ce1" office:value-type="float" office:value="0.365831151016336" calcext:value-type="float">
            <text:p>0.365831151016336</text:p>
          </table:table-cell>
          <table:table-cell table:style-name="ce1" office:value-type="float" office:value="0.404666732061406" calcext:value-type="float">
            <text:p>0.404666732061406</text:p>
          </table:table-cell>
          <table:table-cell table:style-name="ce1" office:value-type="float" office:value="0.353577842326652" calcext:value-type="float">
            <text:p>0.353577842326652</text:p>
          </table:table-cell>
          <table:table-cell table:style-name="ce1" office:value-type="float" office:value="0.391003009264744" calcext:value-type="float">
            <text:p>0.391003009264744</text:p>
          </table:table-cell>
          <table:table-cell table:style-name="ce1" office:value-type="float" office:value="0.298970392974446" calcext:value-type="float">
            <text:p>0.298970392974446</text:p>
          </table:table-cell>
          <table:table-cell table:style-name="ce1" office:value-type="float" office:value="0.461822927996519" calcext:value-type="float">
            <text:p>0.461822927996519</text:p>
          </table:table-cell>
          <table:table-cell table:style-name="ce1" office:value-type="float" office:value="0.453775367862125" calcext:value-type="float">
            <text:p>0.453775367862125</text:p>
          </table:table-cell>
          <table:table-cell table:style-name="ce1" office:value-type="float" office:value="0.48599039151803" calcext:value-type="float">
            <text:p>0.48599039151803</text:p>
          </table:table-cell>
          <table:table-cell table:style-name="ce1" office:value-type="float" office:value="0.675183311852181" calcext:value-type="float">
            <text:p>0.675183311852181</text:p>
          </table:table-cell>
          <table:table-cell table:style-name="ce1" office:value-type="float" office:value="0.739181174872954" calcext:value-type="float">
            <text:p>0.739181174872954</text:p>
          </table:table-cell>
          <table:table-cell table:style-name="ce1" office:value-type="float" office:value="0.533049527567231" calcext:value-type="float">
            <text:p>0.533049527567231</text:p>
          </table:table-cell>
          <table:table-cell table:style-name="ce1" office:value-type="float" office:value="0.558783790647826" calcext:value-type="float">
            <text:p>0.558783790647826</text:p>
          </table:table-cell>
          <table:table-cell table:style-name="ce1" office:value-type="float" office:value="0.401099775271961" calcext:value-type="float">
            <text:p>0.401099775271961</text:p>
          </table:table-cell>
          <table:table-cell table:style-name="ce1" office:value-type="float" office:value="0.607308471670174" calcext:value-type="float">
            <text:p>0.607308471670174</text:p>
          </table:table-cell>
          <table:table-cell table:style-name="ce1" office:value-type="float" office:value="0.595622097800539" calcext:value-type="float">
            <text:p>0.59562209780053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t. Kitts and Nevis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14875871633103" calcext:value-type="float">
            <text:p>0.214875871633103</text:p>
          </table:table-cell>
          <table:table-cell table:style-name="ce1" office:value-type="float" office:value="0.429768532083211" calcext:value-type="float">
            <text:p>0.429768532083211</text:p>
          </table:table-cell>
          <table:table-cell table:style-name="ce1" office:value-type="float" office:value="0.287799709610328" calcext:value-type="float">
            <text:p>0.287799709610328</text:p>
          </table:table-cell>
          <table:table-cell table:style-name="ce1" office:value-type="float" office:value="0.36283220865573" calcext:value-type="float">
            <text:p>0.36283220865573</text:p>
          </table:table-cell>
          <table:table-cell table:style-name="ce1" office:value-type="float" office:value="0.367184683782593" calcext:value-type="float">
            <text:p>0.367184683782593</text:p>
          </table:table-cell>
          <table:table-cell table:style-name="ce1" office:value-type="float" office:value="0.447095161650851" calcext:value-type="float">
            <text:p>0.447095161650851</text:p>
          </table:table-cell>
          <table:table-cell table:style-name="ce1" office:value-type="float" office:value="0.455009823182711" calcext:value-type="float">
            <text:p>0.455009823182711</text:p>
          </table:table-cell>
          <table:table-cell table:style-name="ce1" office:value-type="float" office:value="0.464343751978558" calcext:value-type="float">
            <text:p>0.464343751978558</text:p>
          </table:table-cell>
          <table:table-cell table:style-name="ce1" office:value-type="float" office:value="0.711286881182784" calcext:value-type="float">
            <text:p>0.711286881182784</text:p>
          </table:table-cell>
          <table:table-cell table:style-name="ce1" office:value-type="float" office:value="0.5637325954232" calcext:value-type="float">
            <text:p>0.5637325954232</text:p>
          </table:table-cell>
          <table:table-cell table:style-name="ce1" office:value-type="float" office:value="0.571921928612807" calcext:value-type="float">
            <text:p>0.571921928612807</text:p>
          </table:table-cell>
          <table:table-cell table:style-name="ce1" office:value-type="float" office:value="0.659384131265453" calcext:value-type="float">
            <text:p>0.659384131265453</text:p>
          </table:table-cell>
          <table:table-cell table:style-name="ce1" office:value-type="float" office:value="0.661793900018047" calcext:value-type="float">
            <text:p>0.661793900018047</text:p>
          </table:table-cell>
          <table:table-cell table:style-name="ce1" office:value-type="float" office:value="0.66200297874261" calcext:value-type="float">
            <text:p>0.66200297874261</text:p>
          </table:table-cell>
          <table:table-cell table:style-name="ce1" office:value-type="float" office:value="0.827261037291042" calcext:value-type="float">
            <text:p>0.827261037291042</text:p>
          </table:table-cell>
          <table:table-cell table:style-name="ce1" office:value-type="float" office:value="0.745358868964271" calcext:value-type="float">
            <text:p>0.745358868964271</text:p>
          </table:table-cell>
          <table:table-cell table:style-name="ce1" office:value-type="float" office:value="0.830728104752843" calcext:value-type="float">
            <text:p>0.830728104752843</text:p>
          </table:table-cell>
          <table:table-cell table:style-name="ce1" office:value-type="float" office:value="0.834433167978883" calcext:value-type="float">
            <text:p>0.834433167978883</text:p>
          </table:table-cell>
          <table:table-cell table:style-name="ce1" office:value-type="float" office:value="0.755148270181219" calcext:value-type="float">
            <text:p>0.755148270181219</text:p>
          </table:table-cell>
          <table:table-cell table:style-name="ce1" office:value-type="float" office:value="0.843958573072497" calcext:value-type="float">
            <text:p>0.843958573072497</text:p>
          </table:table-cell>
          <table:table-cell table:style-name="ce1" office:value-type="float" office:value="1.18824210160861" calcext:value-type="float">
            <text:p>1.18824210160861</text:p>
          </table:table-cell>
          <table:table-cell table:style-name="ce1" office:value-type="float" office:value="1.27984084880637" calcext:value-type="float">
            <text:p>1.27984084880637</text:p>
          </table:table-cell>
          <table:table-cell table:style-name="ce1" office:value-type="float" office:value="1.54360281564977" calcext:value-type="float">
            <text:p>1.54360281564977</text:p>
          </table:table-cell>
          <table:table-cell table:style-name="ce1" office:value-type="float" office:value="1.20684548296857" calcext:value-type="float">
            <text:p>1.20684548296857</text:p>
          </table:table-cell>
          <table:table-cell table:style-name="ce1" office:value-type="float" office:value="1.21383647798742" calcext:value-type="float">
            <text:p>1.21383647798742</text:p>
          </table:table-cell>
          <table:table-cell table:style-name="ce1" office:value-type="float" office:value="1.22183877954161" calcext:value-type="float">
            <text:p>1.22183877954161</text:p>
          </table:table-cell>
          <table:table-cell table:style-name="ce1" office:value-type="float" office:value="1.40710362855841" calcext:value-type="float">
            <text:p>1.40710362855841</text:p>
          </table:table-cell>
          <table:table-cell table:style-name="ce1" office:value-type="float" office:value="1.33013324305371" calcext:value-type="float">
            <text:p>1.33013324305371</text:p>
          </table:table-cell>
          <table:table-cell table:style-name="ce1" office:value-type="float" office:value="1.60813741015958" calcext:value-type="float">
            <text:p>1.60813741015958</text:p>
          </table:table-cell>
          <table:table-cell table:style-name="ce1" office:value-type="float" office:value="1.61565574974299" calcext:value-type="float">
            <text:p>1.61565574974299</text:p>
          </table:table-cell>
          <table:table-cell table:style-name="ce1" office:value-type="float" office:value="1.61648666519727" calcext:value-type="float">
            <text:p>1.61648666519727</text:p>
          </table:table-cell>
          <table:table-cell table:style-name="ce1" office:value-type="float" office:value="1.78838791484796" calcext:value-type="float">
            <text:p>1.78838791484796</text:p>
          </table:table-cell>
          <table:table-cell table:style-name="ce1" office:value-type="float" office:value="1.77321083172147" calcext:value-type="float">
            <text:p>1.77321083172147</text:p>
          </table:table-cell>
          <table:table-cell table:style-name="ce1" office:value-type="float" office:value="2.0159910125251" calcext:value-type="float">
            <text:p>2.0159910125251</text:p>
          </table:table-cell>
          <table:table-cell table:style-name="ce1" office:value-type="float" office:value="2.07747326676581" calcext:value-type="float">
            <text:p>2.07747326676581</text:p>
          </table:table-cell>
          <table:table-cell table:style-name="ce1" office:value-type="float" office:value="2.22304607349375" calcext:value-type="float">
            <text:p>2.22304607349375</text:p>
          </table:table-cell>
          <table:table-cell table:style-name="ce1" office:value-type="float" office:value="2.3662971583969" calcext:value-type="float">
            <text:p>2.3662971583969</text:p>
          </table:table-cell>
          <table:table-cell table:style-name="ce1" office:value-type="float" office:value="2.33966047624473" calcext:value-type="float">
            <text:p>2.33966047624473</text:p>
          </table:table-cell>
          <table:table-cell table:style-name="ce1" office:value-type="float" office:value="2.31299137212498" calcext:value-type="float">
            <text:p>2.31299137212498</text:p>
          </table:table-cell>
          <table:table-cell table:style-name="ce1" office:value-type="float" office:value="2.28483688637679" calcext:value-type="float">
            <text:p>2.28483688637679</text:p>
          </table:table-cell>
          <table:table-cell table:style-name="ce1" office:value-type="float" office:value="2.25443527138591" calcext:value-type="float">
            <text:p>2.25443527138591</text:p>
          </table:table-cell>
          <table:table-cell table:style-name="ce1" office:value-type="float" office:value="3.96724078241302" calcext:value-type="float">
            <text:p>3.96724078241302</text:p>
          </table:table-cell>
          <table:table-cell table:style-name="ce1" office:value-type="float" office:value="4.2189837008629" calcext:value-type="float">
            <text:p>4.2189837008629</text:p>
          </table:table-cell>
          <table:table-cell table:style-name="ce1" office:value-type="float" office:value="4.61441664394623" calcext:value-type="float">
            <text:p>4.61441664394623</text:p>
          </table:table-cell>
          <table:table-cell table:style-name="ce1" office:value-type="float" office:value="4.69506856104411" calcext:value-type="float">
            <text:p>4.69506856104411</text:p>
          </table:table-cell>
          <table:table-cell table:style-name="ce1" office:value-type="float" office:value="4.77600276765909" calcext:value-type="float">
            <text:p>4.77600276765909</text:p>
          </table:table-cell>
          <table:table-cell table:style-name="ce1" office:value-type="float" office:value="4.71090770404272" calcext:value-type="float">
            <text:p>4.71090770404272</text:p>
          </table:table-cell>
          <table:table-cell table:style-name="ce1" office:value-type="float" office:value="4.94116714554642" calcext:value-type="float">
            <text:p>4.94116714554642</text:p>
          </table:table-cell>
          <table:table-cell table:style-name="ce1" office:value-type="float" office:value="4.88043371890474" calcext:value-type="float">
            <text:p>4.88043371890474</text:p>
          </table:table-cell>
          <table:table-cell table:style-name="ce1" office:value-type="float" office:value="5.03426339501518" calcext:value-type="float">
            <text:p>5.03426339501518</text:p>
          </table:table-cell>
          <table:table-cell table:style-name="ce1" office:value-type="float" office:value="4.97320064180929" calcext:value-type="float">
            <text:p>4.97320064180929</text:p>
          </table:table-cell>
          <table:table-cell table:style-name="ce1" office:value-type="float" office:value="5.05096418732782" calcext:value-type="float">
            <text:p>5.0509641873278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orea, Rep.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501837250634426" calcext:value-type="float">
            <text:p>0.501837250634426</text:p>
          </table:table-cell>
          <table:table-cell table:style-name="ce1" office:value-type="float" office:value="0.561314583166525" calcext:value-type="float">
            <text:p>0.561314583166525</text:p>
          </table:table-cell>
          <table:table-cell table:style-name="ce1" office:value-type="float" office:value="0.651713666827217" calcext:value-type="float">
            <text:p>0.651713666827217</text:p>
          </table:table-cell>
          <table:table-cell table:style-name="ce1" office:value-type="float" office:value="0.774109781005597" calcext:value-type="float">
            <text:p>0.774109781005597</text:p>
          </table:table-cell>
          <table:table-cell table:style-name="ce1" office:value-type="float" office:value="0.793961904513465" calcext:value-type="float">
            <text:p>0.793961904513465</text:p>
          </table:table-cell>
          <table:table-cell table:style-name="ce1" office:value-type="float" office:value="0.871121999155956" calcext:value-type="float">
            <text:p>0.871121999155956</text:p>
          </table:table-cell>
          <table:table-cell table:style-name="ce1" office:value-type="float" office:value="1.01966409960248" calcext:value-type="float">
            <text:p>1.01966409960248</text:p>
          </table:table-cell>
          <table:table-cell table:style-name="ce1" office:value-type="float" office:value="1.16663508787616" calcext:value-type="float">
            <text:p>1.16663508787616</text:p>
          </table:table-cell>
          <table:table-cell table:style-name="ce1" office:value-type="float" office:value="1.20765572631074" calcext:value-type="float">
            <text:p>1.20765572631074</text:p>
          </table:table-cell>
          <table:table-cell table:style-name="ce1" office:value-type="float" office:value="1.34802730867157" calcext:value-type="float">
            <text:p>1.34802730867157</text:p>
          </table:table-cell>
          <table:table-cell table:style-name="ce1" office:value-type="float" office:value="1.66819197907051" calcext:value-type="float">
            <text:p>1.66819197907051</text:p>
          </table:table-cell>
          <table:table-cell table:style-name="ce1" office:value-type="float" office:value="1.78260872341885" calcext:value-type="float">
            <text:p>1.78260872341885</text:p>
          </table:table-cell>
          <table:table-cell table:style-name="ce1" office:value-type="float" office:value="1.8008084426734" calcext:value-type="float">
            <text:p>1.8008084426734</text:p>
          </table:table-cell>
          <table:table-cell table:style-name="ce1" office:value-type="float" office:value="2.14333025375457" calcext:value-type="float">
            <text:p>2.14333025375457</text:p>
          </table:table-cell>
          <table:table-cell table:style-name="ce1" office:value-type="float" office:value="2.18166435135716" calcext:value-type="float">
            <text:p>2.18166435135716</text:p>
          </table:table-cell>
          <table:table-cell table:style-name="ce1" office:value-type="float" office:value="2.31937141314415" calcext:value-type="float">
            <text:p>2.31937141314415</text:p>
          </table:table-cell>
          <table:table-cell table:style-name="ce1" office:value-type="float" office:value="2.60280779210904" calcext:value-type="float">
            <text:p>2.60280779210904</text:p>
          </table:table-cell>
          <table:table-cell table:style-name="ce1" office:value-type="float" office:value="2.90324264431347" calcext:value-type="float">
            <text:p>2.90324264431347</text:p>
          </table:table-cell>
          <table:table-cell table:style-name="ce1" office:value-type="float" office:value="3.06757214150109" calcext:value-type="float">
            <text:p>3.06757214150109</text:p>
          </table:table-cell>
          <table:table-cell table:style-name="ce1" office:value-type="float" office:value="3.54905609374865" calcext:value-type="float">
            <text:p>3.54905609374865</text:p>
          </table:table-cell>
          <table:table-cell table:style-name="ce1" office:value-type="float" office:value="3.53765053434504" calcext:value-type="float">
            <text:p>3.53765053434504</text:p>
          </table:table-cell>
          <table:table-cell table:style-name="ce1" office:value-type="float" office:value="3.60873746954284" calcext:value-type="float">
            <text:p>3.60873746954284</text:p>
          </table:table-cell>
          <table:table-cell table:style-name="ce1" office:value-type="float" office:value="3.60840908915223" calcext:value-type="float">
            <text:p>3.60840908915223</text:p>
          </table:table-cell>
          <table:table-cell table:style-name="ce1" office:value-type="float" office:value="3.78107893322951" calcext:value-type="float">
            <text:p>3.78107893322951</text:p>
          </table:table-cell>
          <table:table-cell table:style-name="ce1" office:value-type="float" office:value="4.05661068878063" calcext:value-type="float">
            <text:p>4.05661068878063</text:p>
          </table:table-cell>
          <table:table-cell table:style-name="ce1" office:value-type="float" office:value="4.3703049256987" calcext:value-type="float">
            <text:p>4.3703049256987</text:p>
          </table:table-cell>
          <table:table-cell table:style-name="ce1" office:value-type="float" office:value="4.42696724878253" calcext:value-type="float">
            <text:p>4.42696724878253</text:p>
          </table:table-cell>
          <table:table-cell table:style-name="ce1" office:value-type="float" office:value="4.62884887663139" calcext:value-type="float">
            <text:p>4.62884887663139</text:p>
          </table:table-cell>
          <table:table-cell table:style-name="ce1" office:value-type="float" office:value="5.28082935536031" calcext:value-type="float">
            <text:p>5.28082935536031</text:p>
          </table:table-cell>
          <table:table-cell table:style-name="ce1" office:value-type="float" office:value="5.55599804169885" calcext:value-type="float">
            <text:p>5.55599804169885</text:p>
          </table:table-cell>
          <table:table-cell table:style-name="ce1" office:value-type="float" office:value="5.76037425211894" calcext:value-type="float">
            <text:p>5.76037425211894</text:p>
          </table:table-cell>
          <table:table-cell table:style-name="ce1" office:value-type="float" office:value="6.03946222932419" calcext:value-type="float">
            <text:p>6.03946222932419</text:p>
          </table:table-cell>
          <table:table-cell table:style-name="ce1" office:value-type="float" office:value="6.49814288491884" calcext:value-type="float">
            <text:p>6.49814288491884</text:p>
          </table:table-cell>
          <table:table-cell table:style-name="ce1" office:value-type="float" office:value="7.2848582185147" calcext:value-type="float">
            <text:p>7.2848582185147</text:p>
          </table:table-cell>
          <table:table-cell table:style-name="ce1" office:value-type="float" office:value="7.70667723380511" calcext:value-type="float">
            <text:p>7.70667723380511</text:p>
          </table:table-cell>
          <table:table-cell table:style-name="ce1" office:value-type="float" office:value="8.31107138135947" calcext:value-type="float">
            <text:p>8.31107138135947</text:p>
          </table:table-cell>
          <table:table-cell table:style-name="ce1" office:value-type="float" office:value="8.86949002454295" calcext:value-type="float">
            <text:p>8.86949002454295</text:p>
          </table:table-cell>
          <table:table-cell table:style-name="ce1" office:value-type="float" office:value="9.35798161971276" calcext:value-type="float">
            <text:p>9.35798161971276</text:p>
          </table:table-cell>
          <table:table-cell table:style-name="ce1" office:value-type="float" office:value="7.88207087063803" calcext:value-type="float">
            <text:p>7.88207087063803</text:p>
          </table:table-cell>
          <table:table-cell table:style-name="ce1" office:value-type="float" office:value="8.57771024734346" calcext:value-type="float">
            <text:p>8.57771024734346</text:p>
          </table:table-cell>
          <table:table-cell table:style-name="ce1" office:value-type="float" office:value="9.52093176005307" calcext:value-type="float">
            <text:p>9.52093176005307</text:p>
          </table:table-cell>
          <table:table-cell table:style-name="ce1" office:value-type="float" office:value="9.50631335841722" calcext:value-type="float">
            <text:p>9.50631335841722</text:p>
          </table:table-cell>
          <table:table-cell table:style-name="ce1" office:value-type="float" office:value="9.77762888590209" calcext:value-type="float">
            <text:p>9.77762888590209</text:p>
          </table:table-cell>
          <table:table-cell table:style-name="ce1" office:value-type="float" office:value="9.74136560386337" calcext:value-type="float">
            <text:p>9.74136560386337</text:p>
          </table:table-cell>
          <table:table-cell table:style-name="ce1" office:value-type="float" office:value="10.039183574571" calcext:value-type="float">
            <text:p>10.039183574571</text:p>
          </table:table-cell>
          <table:table-cell table:style-name="ce1" office:value-type="float" office:value="9.61654700082847" calcext:value-type="float">
            <text:p>9.61654700082847</text:p>
          </table:table-cell>
          <table:table-cell table:style-name="ce1" office:value-type="float" office:value="9.72993277963223" calcext:value-type="float">
            <text:p>9.72993277963223</text:p>
          </table:table-cell>
          <table:table-cell table:style-name="ce1" office:value-type="float" office:value="10.1995817411096" calcext:value-type="float">
            <text:p>10.1995817411096</text:p>
          </table:table-cell>
          <table:table-cell table:style-name="ce1" office:value-type="float" office:value="10.3698326562231" calcext:value-type="float">
            <text:p>10.3698326562231</text:p>
          </table:table-cell>
          <table:table-cell table:style-name="ce1" office:value-type="float" office:value="10.3465060963923" calcext:value-type="float">
            <text:p>10.3465060963923</text:p>
          </table:table-cell>
          <table:table-cell table:style-name="ce1" office:value-type="float" office:value="11.4695874748226" calcext:value-type="float">
            <text:p>11.4695874748226</text:p>
          </table:table-cell>
          <table:table-cell table:style-name="ce1" office:value-type="float" office:value="11.8407568666903" calcext:value-type="float">
            <text:p>11.840756866690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osovo</text:p>
          </table:table-cell>
          <table:table-cell table:style-name="ce1" office:value-type="string" calcext:value-type="string">
            <text:p>KS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9.7881982883014" calcext:value-type="float">
            <text:p>29.7881982883014</text:p>
          </table:table-cell>
          <table:table-cell table:style-name="ce1" office:value-type="float" office:value="33.8773006967849" calcext:value-type="float">
            <text:p>33.8773006967849</text:p>
          </table:table-cell>
          <table:table-cell table:style-name="ce1" office:value-type="float" office:value="42.6371176837401" calcext:value-type="float">
            <text:p>42.6371176837401</text:p>
          </table:table-cell>
          <table:table-cell table:style-name="ce1" office:value-type="float" office:value="44.6094899977729" calcext:value-type="float">
            <text:p>44.6094899977729</text:p>
          </table:table-cell>
          <table:table-cell table:style-name="ce1" office:value-type="float" office:value="58.7327304423622" calcext:value-type="float">
            <text:p>58.7327304423622</text:p>
          </table:table-cell>
          <table:table-cell table:style-name="ce1" office:value-type="float" office:value="73.4581840957499" calcext:value-type="float">
            <text:p>73.4581840957499</text:p>
          </table:table-cell>
          <table:table-cell table:style-name="ce1" office:value-type="float" office:value="65.8865574176087" calcext:value-type="float">
            <text:p>65.8865574176087</text:p>
          </table:table-cell>
          <table:table-cell table:style-name="ce1" office:value-type="float" office:value="43.4283027016324" calcext:value-type="float">
            <text:p>43.4283027016324</text:p>
          </table:table-cell>
          <table:table-cell table:style-name="ce1" office:value-type="float" office:value="35.1112223665066" calcext:value-type="float">
            <text:p>35.1112223665066</text:p>
          </table:table-cell>
          <table:table-cell table:style-name="ce1" office:value-type="float" office:value="38.6689249952441" calcext:value-type="float">
            <text:p>38.6689249952441</text:p>
          </table:table-cell>
          <table:table-cell table:style-name="ce1" office:value-type="float" office:value="33.3810678446888" calcext:value-type="float">
            <text:p>33.3810678446888</text:p>
          </table:table-cell>
          <table:table-cell table:style-name="ce1" office:value-type="float" office:value="33.5926067582622" calcext:value-type="float">
            <text:p>33.5926067582622</text:p>
          </table:table-cell>
          <table:table-cell table:style-name="ce1" office:value-type="float" office:value="31.8830200739085" calcext:value-type="float">
            <text:p>31.8830200739085</text:p>
          </table:table-cell>
          <table:table-cell table:style-name="ce1" office:value-type="float" office:value="26.1567677330045" calcext:value-type="float">
            <text:p>26.1567677330045</text:p>
          </table:table-cell>
          <table:table-cell table:style-name="ce1" office:value-type="float" office:value="19.558233756667" calcext:value-type="float">
            <text:p>19.558233756667</text:p>
          </table:table-cell>
          <table:table-cell table:style-name="ce1" office:value-type="float" office:value="16.0084390313046" calcext:value-type="float">
            <text:p>16.0084390313046</text:p>
          </table:table-cell>
          <table:table-cell table:style-name="ce1" office:value-type="float" office:value="16.562042846782" calcext:value-type="float">
            <text:p>16.562042846782</text:p>
          </table:table-cell>
          <table:table-cell table:style-name="ce1" office:value-type="float" office:value="14.5818132858683" calcext:value-type="float">
            <text:p>14.5818132858683</text:p>
          </table:table-cell>
          <table:table-cell table:style-name="ce1" office:value-type="float" office:value="16.8330871266924" calcext:value-type="float">
            <text:p>16.8330871266924</text:p>
          </table:table-cell>
          <table:table-cell table:style-name="ce1" office:value-type="float" office:value="13.4310703436448" calcext:value-type="float">
            <text:p>13.4310703436448</text:p>
          </table:table-cell>
          <table:table-cell table:style-name="ce1" office:value-type="float" office:value="17.8245281873988" calcext:value-type="float">
            <text:p>17.8245281873988</text:p>
          </table:table-cell>
          <table:table-cell table:style-name="ce1" office:value-type="float" office:value="17.3606355899236" calcext:value-type="float">
            <text:p>17.3606355899236</text:p>
          </table:table-cell>
          <table:table-cell table:style-name="ce1" office:value-type="float" office:value="13.9378617445378" calcext:value-type="float">
            <text:p>13.9378617445378</text:p>
          </table:table-cell>
          <table:table-cell table:style-name="ce1" office:value-type="float" office:value="13.6234793106818" calcext:value-type="float">
            <text:p>13.6234793106818</text:p>
          </table:table-cell>
          <table:table-cell table:style-name="ce1" office:value-type="float" office:value="17.1105433314032" calcext:value-type="float">
            <text:p>17.1105433314032</text:p>
          </table:table-cell>
          <table:table-cell table:style-name="ce1" office:value-type="float" office:value="16.8038079432036" calcext:value-type="float">
            <text:p>16.8038079432036</text:p>
          </table:table-cell>
          <table:table-cell table:style-name="ce1" office:value-type="float" office:value="19.3728195629555" calcext:value-type="float">
            <text:p>19.3728195629555</text:p>
          </table:table-cell>
          <table:table-cell table:style-name="ce1" office:value-type="float" office:value="16.4082452618681" calcext:value-type="float">
            <text:p>16.4082452618681</text:p>
          </table:table-cell>
          <table:table-cell table:style-name="ce1" office:value-type="float" office:value="16.4357597077865" calcext:value-type="float">
            <text:p>16.4357597077865</text:p>
          </table:table-cell>
          <table:table-cell table:style-name="ce1" office:value-type="float" office:value="17.4671490034038" calcext:value-type="float">
            <text:p>17.4671490034038</text:p>
          </table:table-cell>
          <table:table-cell table:style-name="ce1" office:value-type="float" office:value="23.4660841681108" calcext:value-type="float">
            <text:p>23.4660841681108</text:p>
          </table:table-cell>
          <table:table-cell table:style-name="ce1" office:value-type="float" office:value="5.07724688731559" calcext:value-type="float">
            <text:p>5.07724688731559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33.4884617334675" calcext:value-type="float">
            <text:p>33.4884617334675</text:p>
          </table:table-cell>
          <table:table-cell table:style-name="ce1" office:value-type="float" office:value="30.6205356107127" calcext:value-type="float">
            <text:p>30.6205356107127</text:p>
          </table:table-cell>
          <table:table-cell table:style-name="ce1" office:value-type="float" office:value="32.5695855196364" calcext:value-type="float">
            <text:p>32.5695855196364</text:p>
          </table:table-cell>
          <table:table-cell table:style-name="ce1" office:value-type="float" office:value="29.296602910012" calcext:value-type="float">
            <text:p>29.296602910012</text:p>
          </table:table-cell>
          <table:table-cell table:style-name="ce1" office:value-type="float" office:value="29.151545043256" calcext:value-type="float">
            <text:p>29.151545043256</text:p>
          </table:table-cell>
          <table:table-cell table:style-name="ce1" office:value-type="float" office:value="27.7590229441245" calcext:value-type="float">
            <text:p>27.7590229441245</text:p>
          </table:table-cell>
          <table:table-cell table:style-name="ce1" office:value-type="float" office:value="28.9652943535298" calcext:value-type="float">
            <text:p>28.9652943535298</text:p>
          </table:table-cell>
          <table:table-cell table:style-name="ce1" office:value-type="float" office:value="28.512322649672" calcext:value-type="float">
            <text:p>28.512322649672</text:p>
          </table:table-cell>
          <table:table-cell table:style-name="ce1" office:value-type="float" office:value="28.5890492000689" calcext:value-type="float">
            <text:p>28.5890492000689</text:p>
          </table:table-cell>
          <table:table-cell table:style-name="ce1" office:value-type="float" office:value="29.3279562248655" calcext:value-type="float">
            <text:p>29.3279562248655</text:p>
          </table:table-cell>
          <table:table-cell table:style-name="ce1" office:value-type="float" office:value="31.6074883239294" calcext:value-type="float">
            <text:p>31.6074883239294</text:p>
          </table:table-cell>
          <table:table-cell table:style-name="ce1" office:value-type="float" office:value="30.8721911464249" calcext:value-type="float">
            <text:p>30.8721911464249</text:p>
          </table:table-cell>
          <table:table-cell table:style-name="ce1" office:value-type="float" office:value="29.6368493388655" calcext:value-type="float">
            <text:p>29.6368493388655</text:p>
          </table:table-cell>
          <table:table-cell table:style-name="ce1" office:value-type="float" office:value="30.5812637462158" calcext:value-type="float">
            <text:p>30.5812637462158</text:p>
          </table:table-cell>
          <table:table-cell table:style-name="ce1" office:value-type="float" office:value="29.7217037924257" calcext:value-type="float">
            <text:p>29.7217037924257</text:p>
          </table:table-cell>
          <table:table-cell table:style-name="ce1" office:value-type="float" office:value="29.6934334769419" calcext:value-type="float">
            <text:p>29.6934334769419</text:p>
          </table:table-cell>
          <table:table-cell table:style-name="ce1" office:value-type="float" office:value="28.1026617530789" calcext:value-type="float">
            <text:p>28.102661753078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atin America &amp; Caribbean (developing only)</text:p>
          </table:table-cell>
          <table:table-cell table:style-name="ce1" office:value-type="string" calcext:value-type="string">
            <text:p>LA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00351907994315" calcext:value-type="float">
            <text:p>0.900351907994315</text:p>
          </table:table-cell>
          <table:table-cell table:style-name="ce1" office:value-type="float" office:value="0.908471896843209" calcext:value-type="float">
            <text:p>0.908471896843209</text:p>
          </table:table-cell>
          <table:table-cell table:style-name="ce1" office:value-type="float" office:value="0.92484538456797" calcext:value-type="float">
            <text:p>0.92484538456797</text:p>
          </table:table-cell>
          <table:table-cell table:style-name="ce1" office:value-type="float" office:value="0.933307510224443" calcext:value-type="float">
            <text:p>0.933307510224443</text:p>
          </table:table-cell>
          <table:table-cell table:style-name="ce1" office:value-type="float" office:value="0.988551076003736" calcext:value-type="float">
            <text:p>0.988551076003736</text:p>
          </table:table-cell>
          <table:table-cell table:style-name="ce1" office:value-type="float" office:value="0.969424815839676" calcext:value-type="float">
            <text:p>0.969424815839676</text:p>
          </table:table-cell>
          <table:table-cell table:style-name="ce1" office:value-type="float" office:value="1.02770836827596" calcext:value-type="float">
            <text:p>1.02770836827596</text:p>
          </table:table-cell>
          <table:table-cell table:style-name="ce1" office:value-type="float" office:value="1.06636796985346" calcext:value-type="float">
            <text:p>1.06636796985346</text:p>
          </table:table-cell>
          <table:table-cell table:style-name="ce1" office:value-type="float" office:value="1.13300729110028" calcext:value-type="float">
            <text:p>1.13300729110028</text:p>
          </table:table-cell>
          <table:table-cell table:style-name="ce1" office:value-type="float" office:value="1.19295055335779" calcext:value-type="float">
            <text:p>1.19295055335779</text:p>
          </table:table-cell>
          <table:table-cell table:style-name="ce1" office:value-type="float" office:value="1.28378432487196" calcext:value-type="float">
            <text:p>1.28378432487196</text:p>
          </table:table-cell>
          <table:table-cell table:style-name="ce1" office:value-type="float" office:value="1.36403748308042" calcext:value-type="float">
            <text:p>1.36403748308042</text:p>
          </table:table-cell>
          <table:table-cell table:style-name="ce1" office:value-type="float" office:value="1.42457090130164" calcext:value-type="float">
            <text:p>1.42457090130164</text:p>
          </table:table-cell>
          <table:table-cell table:style-name="ce1" office:value-type="float" office:value="1.551242065256" calcext:value-type="float">
            <text:p>1.551242065256</text:p>
          </table:table-cell>
          <table:table-cell table:style-name="ce1" office:value-type="float" office:value="1.61416255422382" calcext:value-type="float">
            <text:p>1.61416255422382</text:p>
          </table:table-cell>
          <table:table-cell table:style-name="ce1" office:value-type="float" office:value="1.67059371117088" calcext:value-type="float">
            <text:p>1.67059371117088</text:p>
          </table:table-cell>
          <table:table-cell table:style-name="ce1" office:value-type="float" office:value="1.73011799781639" calcext:value-type="float">
            <text:p>1.73011799781639</text:p>
          </table:table-cell>
          <table:table-cell table:style-name="ce1" office:value-type="float" office:value="1.7655564185924" calcext:value-type="float">
            <text:p>1.7655564185924</text:p>
          </table:table-cell>
          <table:table-cell table:style-name="ce1" office:value-type="float" office:value="1.90643219278955" calcext:value-type="float">
            <text:p>1.90643219278955</text:p>
          </table:table-cell>
          <table:table-cell table:style-name="ce1" office:value-type="float" office:value="1.97917974986238" calcext:value-type="float">
            <text:p>1.97917974986238</text:p>
          </table:table-cell>
          <table:table-cell table:style-name="ce1" office:value-type="float" office:value="2.02885779560528" calcext:value-type="float">
            <text:p>2.02885779560528</text:p>
          </table:table-cell>
          <table:table-cell table:style-name="ce1" office:value-type="float" office:value="1.99247825807597" calcext:value-type="float">
            <text:p>1.99247825807597</text:p>
          </table:table-cell>
          <table:table-cell table:style-name="ce1" office:value-type="float" office:value="2.02243419135128" calcext:value-type="float">
            <text:p>2.02243419135128</text:p>
          </table:table-cell>
          <table:table-cell table:style-name="ce1" office:value-type="float" office:value="1.87338018203697" calcext:value-type="float">
            <text:p>1.87338018203697</text:p>
          </table:table-cell>
          <table:table-cell table:style-name="ce1" office:value-type="float" office:value="1.83971365462438" calcext:value-type="float">
            <text:p>1.83971365462438</text:p>
          </table:table-cell>
          <table:table-cell table:style-name="ce1" office:value-type="float" office:value="1.86146653448918" calcext:value-type="float">
            <text:p>1.86146653448918</text:p>
          </table:table-cell>
          <table:table-cell table:style-name="ce1" office:value-type="float" office:value="1.89431876355829" calcext:value-type="float">
            <text:p>1.89431876355829</text:p>
          </table:table-cell>
          <table:table-cell table:style-name="ce1" office:value-type="float" office:value="1.94817362035624" calcext:value-type="float">
            <text:p>1.94817362035624</text:p>
          </table:table-cell>
          <table:table-cell table:style-name="ce1" office:value-type="float" office:value="1.92992895166231" calcext:value-type="float">
            <text:p>1.92992895166231</text:p>
          </table:table-cell>
          <table:table-cell table:style-name="ce1" office:value-type="float" office:value="2.06533408281768" calcext:value-type="float">
            <text:p>2.06533408281768</text:p>
          </table:table-cell>
          <table:table-cell table:style-name="ce1" office:value-type="float" office:value="1.88541045734406" calcext:value-type="float">
            <text:p>1.88541045734406</text:p>
          </table:table-cell>
          <table:table-cell table:style-name="ce1" office:value-type="float" office:value="1.90377887106822" calcext:value-type="float">
            <text:p>1.90377887106822</text:p>
          </table:table-cell>
          <table:table-cell table:style-name="ce1" office:value-type="float" office:value="1.92560990828577" calcext:value-type="float">
            <text:p>1.92560990828577</text:p>
          </table:table-cell>
          <table:table-cell table:style-name="ce1" office:value-type="float" office:value="1.94089112896093" calcext:value-type="float">
            <text:p>1.94089112896093</text:p>
          </table:table-cell>
          <table:table-cell table:style-name="ce1" office:value-type="float" office:value="1.98580625001692" calcext:value-type="float">
            <text:p>1.98580625001692</text:p>
          </table:table-cell>
          <table:table-cell table:style-name="ce1" office:value-type="float" office:value="1.9476765933171" calcext:value-type="float">
            <text:p>1.9476765933171</text:p>
          </table:table-cell>
          <table:table-cell table:style-name="ce1" office:value-type="float" office:value="2.02804712097203" calcext:value-type="float">
            <text:p>2.02804712097203</text:p>
          </table:table-cell>
          <table:table-cell table:style-name="ce1" office:value-type="float" office:value="2.08878141016342" calcext:value-type="float">
            <text:p>2.08878141016342</text:p>
          </table:table-cell>
          <table:table-cell table:style-name="ce1" office:value-type="float" office:value="2.13702553017392" calcext:value-type="float">
            <text:p>2.13702553017392</text:p>
          </table:table-cell>
          <table:table-cell table:style-name="ce1" office:value-type="float" office:value="2.12470326905148" calcext:value-type="float">
            <text:p>2.12470326905148</text:p>
          </table:table-cell>
          <table:table-cell table:style-name="ce1" office:value-type="float" office:value="2.12004095537068" calcext:value-type="float">
            <text:p>2.12004095537068</text:p>
          </table:table-cell>
          <table:table-cell table:style-name="ce1" office:value-type="float" office:value="2.14189048955747" calcext:value-type="float">
            <text:p>2.14189048955747</text:p>
          </table:table-cell>
          <table:table-cell table:style-name="ce1" office:value-type="float" office:value="2.09781035519823" calcext:value-type="float">
            <text:p>2.09781035519823</text:p>
          </table:table-cell>
          <table:table-cell table:style-name="ce1" office:value-type="float" office:value="2.09636731089167" calcext:value-type="float">
            <text:p>2.09636731089167</text:p>
          </table:table-cell>
          <table:table-cell table:style-name="ce1" office:value-type="float" office:value="2.1211090658468" calcext:value-type="float">
            <text:p>2.1211090658468</text:p>
          </table:table-cell>
          <table:table-cell table:style-name="ce1" office:value-type="float" office:value="2.19407698107607" calcext:value-type="float">
            <text:p>2.19407698107607</text:p>
          </table:table-cell>
          <table:table-cell table:style-name="ce1" office:value-type="float" office:value="2.20034148860959" calcext:value-type="float">
            <text:p>2.20034148860959</text:p>
          </table:table-cell>
          <table:table-cell table:style-name="ce1" office:value-type="float" office:value="2.26156096035544" calcext:value-type="float">
            <text:p>2.26156096035544</text:p>
          </table:table-cell>
          <table:table-cell table:style-name="ce1" office:value-type="float" office:value="2.31794645814432" calcext:value-type="float">
            <text:p>2.31794645814432</text:p>
          </table:table-cell>
          <table:table-cell table:style-name="ce1" office:value-type="float" office:value="2.22756049279665" calcext:value-type="float">
            <text:p>2.22756049279665</text:p>
          </table:table-cell>
          <table:table-cell table:style-name="ce1" office:value-type="float" office:value="2.34697102573538" calcext:value-type="float">
            <text:p>2.34697102573538</text:p>
          </table:table-cell>
          <table:table-cell table:style-name="ce1" office:value-type="float" office:value="2.38417560728642" calcext:value-type="float">
            <text:p>2.3841756072864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ao PDR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380547788054779" calcext:value-type="float">
            <text:p>0.038054778805478</text:p>
          </table:table-cell>
          <table:table-cell table:style-name="ce1" office:value-type="float" office:value="0.0524029323920717" calcext:value-type="float">
            <text:p>0.052402932392072</text:p>
          </table:table-cell>
          <table:table-cell table:style-name="ce1" office:value-type="float" office:value="0.0594658291756083" calcext:value-type="float">
            <text:p>0.059465829175608</text:p>
          </table:table-cell>
          <table:table-cell table:style-name="ce1" office:value-type="float" office:value="0.0645576428274029" calcext:value-type="float">
            <text:p>0.064557642827403</text:p>
          </table:table-cell>
          <table:table-cell table:style-name="ce1" office:value-type="float" office:value="0.0741049523119933" calcext:value-type="float">
            <text:p>0.074104952311993</text:p>
          </table:table-cell>
          <table:table-cell table:style-name="ce1" office:value-type="float" office:value="0.0754633539725744" calcext:value-type="float">
            <text:p>0.075463353972575</text:p>
          </table:table-cell>
          <table:table-cell table:style-name="ce1" office:value-type="float" office:value="0.096281189910922" calcext:value-type="float">
            <text:p>0.096281189910922</text:p>
          </table:table-cell>
          <table:table-cell table:style-name="ce1" office:value-type="float" office:value="0.127862568649746" calcext:value-type="float">
            <text:p>0.127862568649746</text:p>
          </table:table-cell>
          <table:table-cell table:style-name="ce1" office:value-type="float" office:value="0.0660244093276965" calcext:value-type="float">
            <text:p>0.066024409327697</text:p>
          </table:table-cell>
          <table:table-cell table:style-name="ce1" office:value-type="float" office:value="0.121848367189332" calcext:value-type="float">
            <text:p>0.121848367189332</text:p>
          </table:table-cell>
          <table:table-cell table:style-name="ce1" office:value-type="float" office:value="0.212973445891233" calcext:value-type="float">
            <text:p>0.212973445891233</text:p>
          </table:table-cell>
          <table:table-cell table:style-name="ce1" office:value-type="float" office:value="0.152811930857498" calcext:value-type="float">
            <text:p>0.152811930857498</text:p>
          </table:table-cell>
          <table:table-cell table:style-name="ce1" office:value-type="float" office:value="0.17185224493449" calcext:value-type="float">
            <text:p>0.17185224493449</text:p>
          </table:table-cell>
          <table:table-cell table:style-name="ce1" office:value-type="float" office:value="0.177304786999837" calcext:value-type="float">
            <text:p>0.177304786999837</text:p>
          </table:table-cell>
          <table:table-cell table:style-name="ce1" office:value-type="float" office:value="0.098194369689618" calcext:value-type="float">
            <text:p>0.098194369689618</text:p>
          </table:table-cell>
          <table:table-cell table:style-name="ce1" office:value-type="float" office:value="0.0830164994238588" calcext:value-type="float">
            <text:p>0.083016499423859</text:p>
          </table:table-cell>
          <table:table-cell table:style-name="ce1" office:value-type="float" office:value="0.0722750683373506" calcext:value-type="float">
            <text:p>0.072275068337351</text:p>
          </table:table-cell>
          <table:table-cell table:style-name="ce1" office:value-type="float" office:value="0.0737734600631265" calcext:value-type="float">
            <text:p>0.073773460063127</text:p>
          </table:table-cell>
          <table:table-cell table:style-name="ce1" office:value-type="float" office:value="0.0730121176456459" calcext:value-type="float">
            <text:p>0.073012117645646</text:p>
          </table:table-cell>
          <table:table-cell table:style-name="ce1" office:value-type="float" office:value="0.069852635786489" calcext:value-type="float">
            <text:p>0.069852635786489</text:p>
          </table:table-cell>
          <table:table-cell table:style-name="ce1" office:value-type="float" office:value="0.05749590878473" calcext:value-type="float">
            <text:p>0.05749590878473</text:p>
          </table:table-cell>
          <table:table-cell table:style-name="ce1" office:value-type="float" office:value="0.0453184107645054" calcext:value-type="float">
            <text:p>0.045318410764505</text:p>
          </table:table-cell>
          <table:table-cell table:style-name="ce1" office:value-type="float" office:value="0.0464435204365805" calcext:value-type="float">
            <text:p>0.046443520436581</text:p>
          </table:table-cell>
          <table:table-cell table:style-name="ce1" office:value-type="float" office:value="0.0515812868236815" calcext:value-type="float">
            <text:p>0.051581286823682</text:p>
          </table:table-cell>
          <table:table-cell table:style-name="ce1" office:value-type="float" office:value="0.0512240980954749" calcext:value-type="float">
            <text:p>0.051224098095475</text:p>
          </table:table-cell>
          <table:table-cell table:style-name="ce1" office:value-type="float" office:value="0.0548035471428436" calcext:value-type="float">
            <text:p>0.054803547142844</text:p>
          </table:table-cell>
          <table:table-cell table:style-name="ce1" office:value-type="float" office:value="0.0552196299828544" calcext:value-type="float">
            <text:p>0.055219629982854</text:p>
          </table:table-cell>
          <table:table-cell table:style-name="ce1" office:value-type="float" office:value="0.0536625053336709" calcext:value-type="float">
            <text:p>0.053662505333671</text:p>
          </table:table-cell>
          <table:table-cell table:style-name="ce1" office:value-type="float" office:value="0.0521358671888426" calcext:value-type="float">
            <text:p>0.052135867188843</text:p>
          </table:table-cell>
          <table:table-cell table:style-name="ce1" office:value-type="float" office:value="0.0568673846329055" calcext:value-type="float">
            <text:p>0.056867384632906</text:p>
          </table:table-cell>
          <table:table-cell table:style-name="ce1" office:value-type="float" office:value="0.0552487982713093" calcext:value-type="float">
            <text:p>0.055248798271309</text:p>
          </table:table-cell>
          <table:table-cell table:style-name="ce1" office:value-type="float" office:value="0.0578794839083355" calcext:value-type="float">
            <text:p>0.057879483908336</text:p>
          </table:table-cell>
          <table:table-cell table:style-name="ce1" office:value-type="float" office:value="0.061973270452489" calcext:value-type="float">
            <text:p>0.061973270452489</text:p>
          </table:table-cell>
          <table:table-cell table:style-name="ce1" office:value-type="float" office:value="0.0603009508436858" calcext:value-type="float">
            <text:p>0.060300950843686</text:p>
          </table:table-cell>
          <table:table-cell table:style-name="ce1" office:value-type="float" office:value="0.0634016385233259" calcext:value-type="float">
            <text:p>0.063401638523326</text:p>
          </table:table-cell>
          <table:table-cell table:style-name="ce1" office:value-type="float" office:value="0.0777518674191101" calcext:value-type="float">
            <text:p>0.07775186741911</text:p>
          </table:table-cell>
          <table:table-cell table:style-name="ce1" office:value-type="float" office:value="0.101895917345357" calcext:value-type="float">
            <text:p>0.101895917345357</text:p>
          </table:table-cell>
          <table:table-cell table:style-name="ce1" office:value-type="float" office:value="0.125883024658598" calcext:value-type="float">
            <text:p>0.125883024658598</text:p>
          </table:table-cell>
          <table:table-cell table:style-name="ce1" office:value-type="float" office:value="0.139152368059922" calcext:value-type="float">
            <text:p>0.139152368059922</text:p>
          </table:table-cell>
          <table:table-cell table:style-name="ce1" office:value-type="float" office:value="0.182087006847333" calcext:value-type="float">
            <text:p>0.182087006847333</text:p>
          </table:table-cell>
          <table:table-cell table:style-name="ce1" office:value-type="float" office:value="0.181878534026318" calcext:value-type="float">
            <text:p>0.181878534026318</text:p>
          </table:table-cell>
          <table:table-cell table:style-name="ce1" office:value-type="float" office:value="0.166291561507261" calcext:value-type="float">
            <text:p>0.166291561507261</text:p>
          </table:table-cell>
          <table:table-cell table:style-name="ce1" office:value-type="float" office:value="0.213928437719225" calcext:value-type="float">
            <text:p>0.213928437719225</text:p>
          </table:table-cell>
          <table:table-cell table:style-name="ce1" office:value-type="float" office:value="0.202444056760679" calcext:value-type="float">
            <text:p>0.202444056760679</text:p>
          </table:table-cell>
          <table:table-cell table:style-name="ce1" office:value-type="float" office:value="0.251426515499318" calcext:value-type="float">
            <text:p>0.251426515499318</text:p>
          </table:table-cell>
          <table:table-cell table:style-name="ce1" office:value-type="float" office:value="0.249572498717148" calcext:value-type="float">
            <text:p>0.249572498717148</text:p>
          </table:table-cell>
          <table:table-cell table:style-name="ce1" office:value-type="float" office:value="0.270683528243724" calcext:value-type="float">
            <text:p>0.270683528243724</text:p>
          </table:table-cell>
          <table:table-cell table:style-name="ce1" office:value-type="float" office:value="0.15804879559919" calcext:value-type="float">
            <text:p>0.15804879559919</text:p>
          </table:table-cell>
          <table:table-cell table:style-name="ce1" office:value-type="float" office:value="0.161954987884255" calcext:value-type="float">
            <text:p>0.161954987884255</text:p>
          </table:table-cell>
          <table:table-cell table:style-name="ce1" office:value-type="float" office:value="0.160311794619766" calcext:value-type="float">
            <text:p>0.160311794619766</text:p>
          </table:table-cell>
          <table:table-cell table:style-name="ce1" office:value-type="float" office:value="0.203248950889891" calcext:value-type="float">
            <text:p>0.203248950889891</text:p>
          </table:table-cell>
          <table:table-cell table:style-name="ce1" office:value-type="float" office:value="0.188910505867133" calcext:value-type="float">
            <text:p>0.1889105058671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ebanon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43028942444764" calcext:value-type="float">
            <text:p>1.43028942444764</text:p>
          </table:table-cell>
          <table:table-cell table:style-name="ce1" office:value-type="float" office:value="1.43957781943093" calcext:value-type="float">
            <text:p>1.43957781943093</text:p>
          </table:table-cell>
          <table:table-cell table:style-name="ce1" office:value-type="float" office:value="1.48373168314569" calcext:value-type="float">
            <text:p>1.48373168314569</text:p>
          </table:table-cell>
          <table:table-cell table:style-name="ce1" office:value-type="float" office:value="1.52592920238068" calcext:value-type="float">
            <text:p>1.52592920238068</text:p>
          </table:table-cell>
          <table:table-cell table:style-name="ce1" office:value-type="float" office:value="1.60066519303237" calcext:value-type="float">
            <text:p>1.60066519303237</text:p>
          </table:table-cell>
          <table:table-cell table:style-name="ce1" office:value-type="float" office:value="1.58607721255581" calcext:value-type="float">
            <text:p>1.58607721255581</text:p>
          </table:table-cell>
          <table:table-cell table:style-name="ce1" office:value-type="float" office:value="1.69908360790774" calcext:value-type="float">
            <text:p>1.69908360790774</text:p>
          </table:table-cell>
          <table:table-cell table:style-name="ce1" office:value-type="float" office:value="1.64225486815183" calcext:value-type="float">
            <text:p>1.64225486815183</text:p>
          </table:table-cell>
          <table:table-cell table:style-name="ce1" office:value-type="float" office:value="1.67347877510499" calcext:value-type="float">
            <text:p>1.67347877510499</text:p>
          </table:table-cell>
          <table:table-cell table:style-name="ce1" office:value-type="float" office:value="1.93402274673211" calcext:value-type="float">
            <text:p>1.93402274673211</text:p>
          </table:table-cell>
          <table:table-cell table:style-name="ce1" office:value-type="float" office:value="1.71905364448466" calcext:value-type="float">
            <text:p>1.71905364448466</text:p>
          </table:table-cell>
          <table:table-cell table:style-name="ce1" office:value-type="float" office:value="2.26853429833585" calcext:value-type="float">
            <text:p>2.26853429833585</text:p>
          </table:table-cell>
          <table:table-cell table:style-name="ce1" office:value-type="float" office:value="2.37007162118603" calcext:value-type="float">
            <text:p>2.37007162118603</text:p>
          </table:table-cell>
          <table:table-cell table:style-name="ce1" office:value-type="float" office:value="2.89170166737488" calcext:value-type="float">
            <text:p>2.89170166737488</text:p>
          </table:table-cell>
          <table:table-cell table:style-name="ce1" office:value-type="float" office:value="2.85202738864833" calcext:value-type="float">
            <text:p>2.85202738864833</text:p>
          </table:table-cell>
          <table:table-cell table:style-name="ce1" office:value-type="float" office:value="2.49716018174526" calcext:value-type="float">
            <text:p>2.49716018174526</text:p>
          </table:table-cell>
          <table:table-cell table:style-name="ce1" office:value-type="float" office:value="2.35823838248866" calcext:value-type="float">
            <text:p>2.35823838248866</text:p>
          </table:table-cell>
          <table:table-cell table:style-name="ce1" office:value-type="float" office:value="2.13866498044681" calcext:value-type="float">
            <text:p>2.13866498044681</text:p>
          </table:table-cell>
          <table:table-cell table:style-name="ce1" office:value-type="float" office:value="2.19326685541533" calcext:value-type="float">
            <text:p>2.19326685541533</text:p>
          </table:table-cell>
          <table:table-cell table:style-name="ce1" office:value-type="float" office:value="2.36569464141832" calcext:value-type="float">
            <text:p>2.36569464141832</text:p>
          </table:table-cell>
          <table:table-cell table:style-name="ce1" office:value-type="float" office:value="2.37166899397918" calcext:value-type="float">
            <text:p>2.37166899397918</text:p>
          </table:table-cell>
          <table:table-cell table:style-name="ce1" office:value-type="float" office:value="2.42807482204933" calcext:value-type="float">
            <text:p>2.42807482204933</text:p>
          </table:table-cell>
          <table:table-cell table:style-name="ce1" office:value-type="float" office:value="2.32227828259977" calcext:value-type="float">
            <text:p>2.32227828259977</text:p>
          </table:table-cell>
          <table:table-cell table:style-name="ce1" office:value-type="float" office:value="2.76066299676196" calcext:value-type="float">
            <text:p>2.76066299676196</text:p>
          </table:table-cell>
          <table:table-cell table:style-name="ce1" office:value-type="float" office:value="2.6438078620171" calcext:value-type="float">
            <text:p>2.6438078620171</text:p>
          </table:table-cell>
          <table:table-cell table:style-name="ce1" office:value-type="float" office:value="3.00994547919687" calcext:value-type="float">
            <text:p>3.00994547919687</text:p>
          </table:table-cell>
          <table:table-cell table:style-name="ce1" office:value-type="float" office:value="2.89821872116954" calcext:value-type="float">
            <text:p>2.89821872116954</text:p>
          </table:table-cell>
          <table:table-cell table:style-name="ce1" office:value-type="float" office:value="2.98197914662998" calcext:value-type="float">
            <text:p>2.98197914662998</text:p>
          </table:table-cell>
          <table:table-cell table:style-name="ce1" office:value-type="float" office:value="2.87056250241232" calcext:value-type="float">
            <text:p>2.87056250241232</text:p>
          </table:table-cell>
          <table:table-cell table:style-name="ce1" office:value-type="float" office:value="3.00855072544987" calcext:value-type="float">
            <text:p>3.00855072544987</text:p>
          </table:table-cell>
          <table:table-cell table:style-name="ce1" office:value-type="float" office:value="3.36715872141483" calcext:value-type="float">
            <text:p>3.36715872141483</text:p>
          </table:table-cell>
          <table:table-cell table:style-name="ce1" office:value-type="float" office:value="3.45187654883445" calcext:value-type="float">
            <text:p>3.45187654883445</text:p>
          </table:table-cell>
          <table:table-cell table:style-name="ce1" office:value-type="float" office:value="4.02583182487629" calcext:value-type="float">
            <text:p>4.02583182487629</text:p>
          </table:table-cell>
          <table:table-cell table:style-name="ce1" office:value-type="float" office:value="4.01986030359252" calcext:value-type="float">
            <text:p>4.01986030359252</text:p>
          </table:table-cell>
          <table:table-cell table:style-name="ce1" office:value-type="float" office:value="4.28381081856099" calcext:value-type="float">
            <text:p>4.28381081856099</text:p>
          </table:table-cell>
          <table:table-cell table:style-name="ce1" office:value-type="float" office:value="4.4921688689216" calcext:value-type="float">
            <text:p>4.4921688689216</text:p>
          </table:table-cell>
          <table:table-cell table:style-name="ce1" office:value-type="float" office:value="4.4957251347618" calcext:value-type="float">
            <text:p>4.4957251347618</text:p>
          </table:table-cell>
          <table:table-cell table:style-name="ce1" office:value-type="float" office:value="5.06175962367963" calcext:value-type="float">
            <text:p>5.06175962367963</text:p>
          </table:table-cell>
          <table:table-cell table:style-name="ce1" office:value-type="float" office:value="5.34866022684941" calcext:value-type="float">
            <text:p>5.34866022684941</text:p>
          </table:table-cell>
          <table:table-cell table:style-name="ce1" office:value-type="float" office:value="5.22519396286139" calcext:value-type="float">
            <text:p>5.22519396286139</text:p>
          </table:table-cell>
          <table:table-cell table:style-name="ce1" office:value-type="float" office:value="4.7240373619173" calcext:value-type="float">
            <text:p>4.7240373619173</text:p>
          </table:table-cell>
          <table:table-cell table:style-name="ce1" office:value-type="float" office:value="4.82293924625172" calcext:value-type="float">
            <text:p>4.82293924625172</text:p>
          </table:table-cell>
          <table:table-cell table:style-name="ce1" office:value-type="float" office:value="4.55194726303365" calcext:value-type="float">
            <text:p>4.55194726303365</text:p>
          </table:table-cell>
          <table:table-cell table:style-name="ce1" office:value-type="float" office:value="4.92174339666683" calcext:value-type="float">
            <text:p>4.92174339666683</text:p>
          </table:table-cell>
          <table:table-cell table:style-name="ce1" office:value-type="float" office:value="4.35775719590989" calcext:value-type="float">
            <text:p>4.35775719590989</text:p>
          </table:table-cell>
          <table:table-cell table:style-name="ce1" office:value-type="float" office:value="4.0745824099888" calcext:value-type="float">
            <text:p>4.0745824099888</text:p>
          </table:table-cell>
          <table:table-cell table:style-name="ce1" office:value-type="float" office:value="3.57296142681329" calcext:value-type="float">
            <text:p>3.57296142681329</text:p>
          </table:table-cell>
          <table:table-cell table:style-name="ce1" office:value-type="float" office:value="3.30938046607624" calcext:value-type="float">
            <text:p>3.30938046607624</text:p>
          </table:table-cell>
          <table:table-cell table:style-name="ce1" office:value-type="float" office:value="4.20206093898631" calcext:value-type="float">
            <text:p>4.20206093898631</text:p>
          </table:table-cell>
          <table:table-cell table:style-name="ce1" office:value-type="float" office:value="5.0010022139099" calcext:value-type="float">
            <text:p>5.0010022139099</text:p>
          </table:table-cell>
          <table:table-cell table:style-name="ce1" office:value-type="float" office:value="4.63241188465437" calcext:value-type="float">
            <text:p>4.63241188465437</text:p>
          </table:table-cell>
          <table:table-cell table:style-name="ce1" office:value-type="float" office:value="4.6683125079609" calcext:value-type="float">
            <text:p>4.668312507960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47293526636282" calcext:value-type="float">
            <text:p>0.147293526636282</text:p>
          </table:table-cell>
          <table:table-cell table:style-name="ce1" office:value-type="float" office:value="0.140928084297613" calcext:value-type="float">
            <text:p>0.140928084297613</text:p>
          </table:table-cell>
          <table:table-cell table:style-name="ce1" office:value-type="float" office:value="0.21620963421168" calcext:value-type="float">
            <text:p>0.21620963421168</text:p>
          </table:table-cell>
          <table:table-cell table:style-name="ce1" office:value-type="float" office:value="0.297261045572912" calcext:value-type="float">
            <text:p>0.297261045572912</text:p>
          </table:table-cell>
          <table:table-cell table:style-name="ce1" office:value-type="float" office:value="0.395430416291559" calcext:value-type="float">
            <text:p>0.395430416291559</text:p>
          </table:table-cell>
          <table:table-cell table:style-name="ce1" office:value-type="float" office:value="0.444850945914022" calcext:value-type="float">
            <text:p>0.444850945914022</text:p>
          </table:table-cell>
          <table:table-cell table:style-name="ce1" office:value-type="float" office:value="0.47719714112946" calcext:value-type="float">
            <text:p>0.47719714112946</text:p>
          </table:table-cell>
          <table:table-cell table:style-name="ce1" office:value-type="float" office:value="0.465652918100948" calcext:value-type="float">
            <text:p>0.465652918100948</text:p>
          </table:table-cell>
          <table:table-cell table:style-name="ce1" office:value-type="float" office:value="0.655380852654311" calcext:value-type="float">
            <text:p>0.655380852654311</text:p>
          </table:table-cell>
          <table:table-cell table:style-name="ce1" office:value-type="float" office:value="0.919861491138975" calcext:value-type="float">
            <text:p>0.919861491138975</text:p>
          </table:table-cell>
          <table:table-cell table:style-name="ce1" office:value-type="float" office:value="1.02282409024827" calcext:value-type="float">
            <text:p>1.02282409024827</text:p>
          </table:table-cell>
          <table:table-cell table:style-name="ce1" office:value-type="float" office:value="1.0464823689695" calcext:value-type="float">
            <text:p>1.0464823689695</text:p>
          </table:table-cell>
          <table:table-cell table:style-name="ce1" office:value-type="float" office:value="1.00653218072389" calcext:value-type="float">
            <text:p>1.00653218072389</text:p>
          </table:table-cell>
          <table:table-cell table:style-name="ce1" office:value-type="float" office:value="0.96269109652332" calcext:value-type="float">
            <text:p>0.96269109652332</text:p>
          </table:table-cell>
          <table:table-cell table:style-name="ce1" office:value-type="float" office:value="1.08903540033262" calcext:value-type="float">
            <text:p>1.08903540033262</text:p>
          </table:table-cell>
          <table:table-cell table:style-name="ce1" office:value-type="float" office:value="0.911877646353803" calcext:value-type="float">
            <text:p>0.911877646353803</text:p>
          </table:table-cell>
          <table:table-cell table:style-name="ce1" office:value-type="float" office:value="0.881734422583078" calcext:value-type="float">
            <text:p>0.881734422583078</text:p>
          </table:table-cell>
          <table:table-cell table:style-name="ce1" office:value-type="float" office:value="0.854910912345961" calcext:value-type="float">
            <text:p>0.854910912345961</text:p>
          </table:table-cell>
          <table:table-cell table:style-name="ce1" office:value-type="float" office:value="0.848995606128887" calcext:value-type="float">
            <text:p>0.848995606128887</text:p>
          </table:table-cell>
          <table:table-cell table:style-name="ce1" office:value-type="float" office:value="1.06347151744738" calcext:value-type="float">
            <text:p>1.06347151744738</text:p>
          </table:table-cell>
          <table:table-cell table:style-name="ce1" office:value-type="float" office:value="1.07925373930862" calcext:value-type="float">
            <text:p>1.07925373930862</text:p>
          </table:table-cell>
          <table:table-cell table:style-name="ce1" office:value-type="float" office:value="0.988810247757793" calcext:value-type="float">
            <text:p>0.988810247757793</text:p>
          </table:table-cell>
          <table:table-cell table:style-name="ce1" office:value-type="float" office:value="0.295330067646373" calcext:value-type="float">
            <text:p>0.295330067646373</text:p>
          </table:table-cell>
          <table:table-cell table:style-name="ce1" office:value-type="float" office:value="0.337551713551881" calcext:value-type="float">
            <text:p>0.337551713551881</text:p>
          </table:table-cell>
          <table:table-cell table:style-name="ce1" office:value-type="float" office:value="0.323683182867455" calcext:value-type="float">
            <text:p>0.323683182867455</text:p>
          </table:table-cell>
          <table:table-cell table:style-name="ce1" office:value-type="float" office:value="0.32874542308739" calcext:value-type="float">
            <text:p>0.32874542308739</text:p>
          </table:table-cell>
          <table:table-cell table:style-name="ce1" office:value-type="float" office:value="0.33066469343191" calcext:value-type="float">
            <text:p>0.33066469343191</text:p>
          </table:table-cell>
          <table:table-cell table:style-name="ce1" office:value-type="float" office:value="0.34896712691535" calcext:value-type="float">
            <text:p>0.34896712691535</text:p>
          </table:table-cell>
          <table:table-cell table:style-name="ce1" office:value-type="float" office:value="0.376765206461773" calcext:value-type="float">
            <text:p>0.376765206461773</text:p>
          </table:table-cell>
          <table:table-cell table:style-name="ce1" office:value-type="float" office:value="0.312301534193909" calcext:value-type="float">
            <text:p>0.312301534193909</text:p>
          </table:table-cell>
          <table:table-cell table:style-name="ce1" office:value-type="float" office:value="0.230181793799637" calcext:value-type="float">
            <text:p>0.230181793799637</text:p>
          </table:table-cell>
          <table:table-cell table:style-name="ce1" office:value-type="float" office:value="0.138440316350929" calcext:value-type="float">
            <text:p>0.138440316350929</text:p>
          </table:table-cell>
          <table:table-cell table:style-name="ce1" office:value-type="float" office:value="0.142799328822008" calcext:value-type="float">
            <text:p>0.142799328822008</text:p>
          </table:table-cell>
          <table:table-cell table:style-name="ce1" office:value-type="float" office:value="0.160837421605115" calcext:value-type="float">
            <text:p>0.160837421605115</text:p>
          </table:table-cell>
          <table:table-cell table:style-name="ce1" office:value-type="float" office:value="0.15800179085436" calcext:value-type="float">
            <text:p>0.15800179085436</text:p>
          </table:table-cell>
          <table:table-cell table:style-name="ce1" office:value-type="float" office:value="0.160437343533721" calcext:value-type="float">
            <text:p>0.160437343533721</text:p>
          </table:table-cell>
          <table:table-cell table:style-name="ce1" office:value-type="float" office:value="0.156837675476533" calcext:value-type="float">
            <text:p>0.156837675476533</text:p>
          </table:table-cell>
          <table:table-cell table:style-name="ce1" office:value-type="float" office:value="0.150382828321263" calcext:value-type="float">
            <text:p>0.150382828321263</text:p>
          </table:table-cell>
          <table:table-cell table:style-name="ce1" office:value-type="float" office:value="0.151950384760475" calcext:value-type="float">
            <text:p>0.151950384760475</text:p>
          </table:table-cell>
          <table:table-cell table:style-name="ce1" office:value-type="float" office:value="0.148458560301705" calcext:value-type="float">
            <text:p>0.148458560301705</text:p>
          </table:table-cell>
          <table:table-cell table:style-name="ce1" office:value-type="float" office:value="0.150891365326311" calcext:value-type="float">
            <text:p>0.150891365326311</text:p>
          </table:table-cell>
          <table:table-cell table:style-name="ce1" office:value-type="float" office:value="0.167528353291516" calcext:value-type="float">
            <text:p>0.167528353291516</text:p>
          </table:table-cell>
          <table:table-cell table:style-name="ce1" office:value-type="float" office:value="0.163605502767634" calcext:value-type="float">
            <text:p>0.163605502767634</text:p>
          </table:table-cell>
          <table:table-cell table:style-name="ce1" office:value-type="float" office:value="0.170191170793881" calcext:value-type="float">
            <text:p>0.170191170793881</text:p>
          </table:table-cell>
          <table:table-cell table:style-name="ce1" office:value-type="float" office:value="0.196900249101705" calcext:value-type="float">
            <text:p>0.196900249101705</text:p>
          </table:table-cell>
          <table:table-cell table:style-name="ce1" office:value-type="float" office:value="0.226538984508466" calcext:value-type="float">
            <text:p>0.226538984508466</text:p>
          </table:table-cell>
          <table:table-cell table:style-name="ce1" office:value-type="float" office:value="0.22425788908309" calcext:value-type="float">
            <text:p>0.22425788908309</text:p>
          </table:table-cell>
          <table:table-cell table:style-name="ce1" office:value-type="float" office:value="0.19259798253262" calcext:value-type="float">
            <text:p>0.19259798253262</text:p>
          </table:table-cell>
          <table:table-cell table:style-name="ce1" office:value-type="float" office:value="0.156752837494847" calcext:value-type="float">
            <text:p>0.156752837494847</text:p>
          </table:table-cell>
          <table:table-cell table:style-name="ce1" office:value-type="float" office:value="0.138178274592843" calcext:value-type="float">
            <text:p>0.138178274592843</text:p>
          </table:table-cell>
          <table:table-cell table:style-name="ce1" office:value-type="float" office:value="0.202899198835773" calcext:value-type="float">
            <text:p>0.202899198835773</text:p>
          </table:table-cell>
          <table:table-cell table:style-name="ce1" office:value-type="float" office:value="0.218425012023314" calcext:value-type="float">
            <text:p>0.21842501202331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83113477431659" calcext:value-type="float">
            <text:p>0.483113477431659</text:p>
          </table:table-cell>
          <table:table-cell table:style-name="ce1" office:value-type="float" office:value="0.805632082897532" calcext:value-type="float">
            <text:p>0.805632082897532</text:p>
          </table:table-cell>
          <table:table-cell table:style-name="ce1" office:value-type="float" office:value="0.682700644969783" calcext:value-type="float">
            <text:p>0.682700644969783</text:p>
          </table:table-cell>
          <table:table-cell table:style-name="ce1" office:value-type="float" office:value="0.918989316699652" calcext:value-type="float">
            <text:p>0.918989316699652</text:p>
          </table:table-cell>
          <table:table-cell table:style-name="ce1" office:value-type="float" office:value="0.401700302730628" calcext:value-type="float">
            <text:p>0.401700302730628</text:p>
          </table:table-cell>
          <table:table-cell table:style-name="ce1" office:value-type="float" office:value="0.591501553351133" calcext:value-type="float">
            <text:p>0.591501553351133</text:p>
          </table:table-cell>
          <table:table-cell table:style-name="ce1" office:value-type="float" office:value="1.4712486290485" calcext:value-type="float">
            <text:p>1.4712486290485</text:p>
          </table:table-cell>
          <table:table-cell table:style-name="ce1" office:value-type="float" office:value="9.94130993773839" calcext:value-type="float">
            <text:p>9.94130993773839</text:p>
          </table:table-cell>
          <table:table-cell table:style-name="ce1" office:value-type="float" office:value="15.5271527457219" calcext:value-type="float">
            <text:p>15.5271527457219</text:p>
          </table:table-cell>
          <table:table-cell table:style-name="ce1" office:value-type="float" office:value="17.5538838541991" calcext:value-type="float">
            <text:p>17.5538838541991</text:p>
          </table:table-cell>
          <table:table-cell table:style-name="ce1" office:value-type="float" office:value="15.2922903667659" calcext:value-type="float">
            <text:p>15.2922903667659</text:p>
          </table:table-cell>
          <table:table-cell table:style-name="ce1" office:value-type="float" office:value="9.80302337956411" calcext:value-type="float">
            <text:p>9.80302337956411</text:p>
          </table:table-cell>
          <table:table-cell table:style-name="ce1" office:value-type="float" office:value="6.60377566255742" calcext:value-type="float">
            <text:p>6.60377566255742</text:p>
          </table:table-cell>
          <table:table-cell table:style-name="ce1" office:value-type="float" office:value="6.05509108999581" calcext:value-type="float">
            <text:p>6.05509108999581</text:p>
          </table:table-cell>
          <table:table-cell table:style-name="ce1" office:value-type="float" office:value="3.71750054586173" calcext:value-type="float">
            <text:p>3.71750054586173</text:p>
          </table:table-cell>
          <table:table-cell table:style-name="ce1" office:value-type="float" office:value="4.4170780362585" calcext:value-type="float">
            <text:p>4.4170780362585</text:p>
          </table:table-cell>
          <table:table-cell table:style-name="ce1" office:value-type="float" office:value="6.5620931645603" calcext:value-type="float">
            <text:p>6.5620931645603</text:p>
          </table:table-cell>
          <table:table-cell table:style-name="ce1" office:value-type="float" office:value="7.07869199099557" calcext:value-type="float">
            <text:p>7.07869199099557</text:p>
          </table:table-cell>
          <table:table-cell table:style-name="ce1" office:value-type="float" office:value="7.19273576244456" calcext:value-type="float">
            <text:p>7.19273576244456</text:p>
          </table:table-cell>
          <table:table-cell table:style-name="ce1" office:value-type="float" office:value="8.48076030936231" calcext:value-type="float">
            <text:p>8.48076030936231</text:p>
          </table:table-cell>
          <table:table-cell table:style-name="ce1" office:value-type="float" office:value="8.43065373903583" calcext:value-type="float">
            <text:p>8.43065373903583</text:p>
          </table:table-cell>
          <table:table-cell table:style-name="ce1" office:value-type="float" office:value="8.68196416518008" calcext:value-type="float">
            <text:p>8.68196416518008</text:p>
          </table:table-cell>
          <table:table-cell table:style-name="ce1" office:value-type="float" office:value="8.91645435262623" calcext:value-type="float">
            <text:p>8.91645435262623</text:p>
          </table:table-cell>
          <table:table-cell table:style-name="ce1" office:value-type="float" office:value="8.48801135749974" calcext:value-type="float">
            <text:p>8.48801135749974</text:p>
          </table:table-cell>
          <table:table-cell table:style-name="ce1" office:value-type="float" office:value="7.7066686697553" calcext:value-type="float">
            <text:p>7.7066686697553</text:p>
          </table:table-cell>
          <table:table-cell table:style-name="ce1" office:value-type="float" office:value="8.18064096171597" calcext:value-type="float">
            <text:p>8.18064096171597</text:p>
          </table:table-cell>
          <table:table-cell table:style-name="ce1" office:value-type="float" office:value="8.59782251714877" calcext:value-type="float">
            <text:p>8.59782251714877</text:p>
          </table:table-cell>
          <table:table-cell table:style-name="ce1" office:value-type="float" office:value="7.98810931278956" calcext:value-type="float">
            <text:p>7.98810931278956</text:p>
          </table:table-cell>
          <table:table-cell table:style-name="ce1" office:value-type="float" office:value="8.69194109987246" calcext:value-type="float">
            <text:p>8.69194109987246</text:p>
          </table:table-cell>
          <table:table-cell table:style-name="ce1" office:value-type="float" office:value="8.69072477260116" calcext:value-type="float">
            <text:p>8.69072477260116</text:p>
          </table:table-cell>
          <table:table-cell table:style-name="ce1" office:value-type="float" office:value="8.36209783560866" calcext:value-type="float">
            <text:p>8.36209783560866</text:p>
          </table:table-cell>
          <table:table-cell table:style-name="ce1" office:value-type="float" office:value="9.52690872397599" calcext:value-type="float">
            <text:p>9.52690872397599</text:p>
          </table:table-cell>
          <table:table-cell table:style-name="ce1" office:value-type="float" office:value="8.10570349748989" calcext:value-type="float">
            <text:p>8.10570349748989</text:p>
          </table:table-cell>
          <table:table-cell table:style-name="ce1" office:value-type="float" office:value="8.30088551970254" calcext:value-type="float">
            <text:p>8.30088551970254</text:p>
          </table:table-cell>
          <table:table-cell table:style-name="ce1" office:value-type="float" office:value="9.22212008472281" calcext:value-type="float">
            <text:p>9.22212008472281</text:p>
          </table:table-cell>
          <table:table-cell table:style-name="ce1" office:value-type="float" office:value="9.43397792875326" calcext:value-type="float">
            <text:p>9.43397792875326</text:p>
          </table:table-cell>
          <table:table-cell table:style-name="ce1" office:value-type="float" office:value="8.88421333452439" calcext:value-type="float">
            <text:p>8.88421333452439</text:p>
          </table:table-cell>
          <table:table-cell table:style-name="ce1" office:value-type="float" office:value="8.88469645368775" calcext:value-type="float">
            <text:p>8.88469645368775</text:p>
          </table:table-cell>
          <table:table-cell table:style-name="ce1" office:value-type="float" office:value="8.82354469471245" calcext:value-type="float">
            <text:p>8.82354469471245</text:p>
          </table:table-cell>
          <table:table-cell table:style-name="ce1" office:value-type="float" office:value="8.5064889063094" calcext:value-type="float">
            <text:p>8.5064889063094</text:p>
          </table:table-cell>
          <table:table-cell table:style-name="ce1" office:value-type="float" office:value="8.82729728190324" calcext:value-type="float">
            <text:p>8.82729728190324</text:p>
          </table:table-cell>
          <table:table-cell table:style-name="ce1" office:value-type="float" office:value="8.86097165172983" calcext:value-type="float">
            <text:p>8.86097165172983</text:p>
          </table:table-cell>
          <table:table-cell table:style-name="ce1" office:value-type="float" office:value="8.66788551124332" calcext:value-type="float">
            <text:p>8.66788551124332</text:p>
          </table:table-cell>
          <table:table-cell table:style-name="ce1" office:value-type="float" office:value="8.76549847160879" calcext:value-type="float">
            <text:p>8.76549847160879</text:p>
          </table:table-cell>
          <table:table-cell table:style-name="ce1" office:value-type="float" office:value="8.82990234996907" calcext:value-type="float">
            <text:p>8.82990234996907</text:p>
          </table:table-cell>
          <table:table-cell table:style-name="ce1" office:value-type="float" office:value="8.98176054197995" calcext:value-type="float">
            <text:p>8.98176054197995</text:p>
          </table:table-cell>
          <table:table-cell table:style-name="ce1" office:value-type="float" office:value="9.22779415247525" calcext:value-type="float">
            <text:p>9.22779415247525</text:p>
          </table:table-cell>
          <table:table-cell table:style-name="ce1" office:value-type="float" office:value="8.84546263963173" calcext:value-type="float">
            <text:p>8.84546263963173</text:p>
          </table:table-cell>
          <table:table-cell table:style-name="ce1" office:value-type="float" office:value="9.13662436620349" calcext:value-type="float">
            <text:p>9.13662436620349</text:p>
          </table:table-cell>
          <table:table-cell table:style-name="ce1" office:value-type="float" office:value="10.0370768021544" calcext:value-type="float">
            <text:p>10.0370768021544</text:p>
          </table:table-cell>
          <table:table-cell table:style-name="ce1" office:value-type="float" office:value="10.5426958884223" calcext:value-type="float">
            <text:p>10.5426958884223</text:p>
          </table:table-cell>
          <table:table-cell table:style-name="ce1" office:value-type="float" office:value="6.20491434412335" calcext:value-type="float">
            <text:p>6.2049143441233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t. Lucia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63157250753607" calcext:value-type="float">
            <text:p>0.163157250753607</text:p>
          </table:table-cell>
          <table:table-cell table:style-name="ce1" office:value-type="float" office:value="0.2016763279179" calcext:value-type="float">
            <text:p>0.2016763279179</text:p>
          </table:table-cell>
          <table:table-cell table:style-name="ce1" office:value-type="float" office:value="0.199107356167061" calcext:value-type="float">
            <text:p>0.199107356167061</text:p>
          </table:table-cell>
          <table:table-cell table:style-name="ce1" office:value-type="float" office:value="0.235575018469544" calcext:value-type="float">
            <text:p>0.235575018469544</text:p>
          </table:table-cell>
          <table:table-cell table:style-name="ce1" office:value-type="float" office:value="0.232056785461909" calcext:value-type="float">
            <text:p>0.232056785461909</text:p>
          </table:table-cell>
          <table:table-cell table:style-name="ce1" office:value-type="float" office:value="0.266544136735097" calcext:value-type="float">
            <text:p>0.266544136735097</text:p>
          </table:table-cell>
          <table:table-cell table:style-name="ce1" office:value-type="float" office:value="0.299723121877458" calcext:value-type="float">
            <text:p>0.299723121877458</text:p>
          </table:table-cell>
          <table:table-cell table:style-name="ce1" office:value-type="float" office:value="0.331601792496433" calcext:value-type="float">
            <text:p>0.331601792496433</text:p>
          </table:table-cell>
          <table:table-cell table:style-name="ce1" office:value-type="float" office:value="0.362419821903322" calcext:value-type="float">
            <text:p>0.362419821903322</text:p>
          </table:table-cell>
          <table:table-cell table:style-name="ce1" office:value-type="float" office:value="0.606723310656272" calcext:value-type="float">
            <text:p>0.606723310656272</text:p>
          </table:table-cell>
          <table:table-cell table:style-name="ce1" office:value-type="float" office:value="0.633685989132313" calcext:value-type="float">
            <text:p>0.633685989132313</text:p>
          </table:table-cell>
          <table:table-cell table:style-name="ce1" office:value-type="float" office:value="0.661103151182761" calcext:value-type="float">
            <text:p>0.661103151182761</text:p>
          </table:table-cell>
          <table:table-cell table:style-name="ce1" office:value-type="float" office:value="0.723355689567717" calcext:value-type="float">
            <text:p>0.723355689567717</text:p>
          </table:table-cell>
          <table:table-cell table:style-name="ce1" office:value-type="float" office:value="0.750728171150464" calcext:value-type="float">
            <text:p>0.750728171150464</text:p>
          </table:table-cell>
          <table:table-cell table:style-name="ce1" office:value-type="float" office:value="0.675732950043305" calcext:value-type="float">
            <text:p>0.675732950043305</text:p>
          </table:table-cell>
          <table:table-cell table:style-name="ce1" office:value-type="float" office:value="0.701530472806778" calcext:value-type="float">
            <text:p>0.701530472806778</text:p>
          </table:table-cell>
          <table:table-cell table:style-name="ce1" office:value-type="float" office:value="0.758387209898301" calcext:value-type="float">
            <text:p>0.758387209898301</text:p>
          </table:table-cell>
          <table:table-cell table:style-name="ce1" office:value-type="float" office:value="0.617526102139578" calcext:value-type="float">
            <text:p>0.617526102139578</text:p>
          </table:table-cell>
          <table:table-cell table:style-name="ce1" office:value-type="float" office:value="0.864322441532592" calcext:value-type="float">
            <text:p>0.864322441532592</text:p>
          </table:table-cell>
          <table:table-cell table:style-name="ce1" office:value-type="float" office:value="1.2928404361435" calcext:value-type="float">
            <text:p>1.2928404361435</text:p>
          </table:table-cell>
          <table:table-cell table:style-name="ce1" office:value-type="float" office:value="0.963495050176295" calcext:value-type="float">
            <text:p>0.963495050176295</text:p>
          </table:table-cell>
          <table:table-cell table:style-name="ce1" office:value-type="float" office:value="0.797220573110466" calcext:value-type="float">
            <text:p>0.797220573110466</text:p>
          </table:table-cell>
          <table:table-cell table:style-name="ce1" office:value-type="float" office:value="0.938316137020223" calcext:value-type="float">
            <text:p>0.938316137020223</text:p>
          </table:table-cell>
          <table:table-cell table:style-name="ce1" office:value-type="float" office:value="0.836546138930079" calcext:value-type="float">
            <text:p>0.836546138930079</text:p>
          </table:table-cell>
          <table:table-cell table:style-name="ce1" office:value-type="float" office:value="0.913303017643089" calcext:value-type="float">
            <text:p>0.913303017643089</text:p>
          </table:table-cell>
          <table:table-cell table:style-name="ce1" office:value-type="float" office:value="1.0152591444121" calcext:value-type="float">
            <text:p>1.0152591444121</text:p>
          </table:table-cell>
          <table:table-cell table:style-name="ce1" office:value-type="float" office:value="1.02637225936868" calcext:value-type="float">
            <text:p>1.02637225936868</text:p>
          </table:table-cell>
          <table:table-cell table:style-name="ce1" office:value-type="float" office:value="1.11942121008609" calcext:value-type="float">
            <text:p>1.11942121008609</text:p>
          </table:table-cell>
          <table:table-cell table:style-name="ce1" office:value-type="float" office:value="1.23577120091064" calcext:value-type="float">
            <text:p>1.23577120091064</text:p>
          </table:table-cell>
          <table:table-cell table:style-name="ce1" office:value-type="float" office:value="1.21375612339468" calcext:value-type="float">
            <text:p>1.21375612339468</text:p>
          </table:table-cell>
          <table:table-cell table:style-name="ce1" office:value-type="float" office:value="1.19420321320017" calcext:value-type="float">
            <text:p>1.19420321320017</text:p>
          </table:table-cell>
          <table:table-cell table:style-name="ce1" office:value-type="float" office:value="1.22966773450153" calcext:value-type="float">
            <text:p>1.22966773450153</text:p>
          </table:table-cell>
          <table:table-cell table:style-name="ce1" office:value-type="float" office:value="1.44681330759367" calcext:value-type="float">
            <text:p>1.44681330759367</text:p>
          </table:table-cell>
          <table:table-cell table:style-name="ce1" office:value-type="float" office:value="1.58333333333333" calcext:value-type="float">
            <text:p>1.58333333333333</text:p>
          </table:table-cell>
          <table:table-cell table:style-name="ce1" office:value-type="float" office:value="1.81757100962399" calcext:value-type="float">
            <text:p>1.81757100962399</text:p>
          </table:table-cell>
          <table:table-cell table:style-name="ce1" office:value-type="float" office:value="2.11979733405876" calcext:value-type="float">
            <text:p>2.11979733405876</text:p>
          </table:table-cell>
          <table:table-cell table:style-name="ce1" office:value-type="float" office:value="2.21553147782656" calcext:value-type="float">
            <text:p>2.21553147782656</text:p>
          </table:table-cell>
          <table:table-cell table:style-name="ce1" office:value-type="float" office:value="2.06428732267507" calcext:value-type="float">
            <text:p>2.06428732267507</text:p>
          </table:table-cell>
          <table:table-cell table:style-name="ce1" office:value-type="float" office:value="2.01238681353142" calcext:value-type="float">
            <text:p>2.01238681353142</text:p>
          </table:table-cell>
          <table:table-cell table:style-name="ce1" office:value-type="float" office:value="2.0572826991159" calcext:value-type="float">
            <text:p>2.0572826991159</text:p>
          </table:table-cell>
          <table:table-cell table:style-name="ce1" office:value-type="float" office:value="2.10278498110851" calcext:value-type="float">
            <text:p>2.10278498110851</text:p>
          </table:table-cell>
          <table:table-cell table:style-name="ce1" office:value-type="float" office:value="2.28826347305389" calcext:value-type="float">
            <text:p>2.28826347305389</text:p>
          </table:table-cell>
          <table:table-cell table:style-name="ce1" office:value-type="float" office:value="2.0369933465653" calcext:value-type="float">
            <text:p>2.0369933465653</text:p>
          </table:table-cell>
          <table:table-cell table:style-name="ce1" office:value-type="float" office:value="2.22150376776475" calcext:value-type="float">
            <text:p>2.22150376776475</text:p>
          </table:table-cell>
          <table:table-cell table:style-name="ce1" office:value-type="float" office:value="2.17603479707822" calcext:value-type="float">
            <text:p>2.17603479707822</text:p>
          </table:table-cell>
          <table:table-cell table:style-name="ce1" office:value-type="float" office:value="2.21695575157037" calcext:value-type="float">
            <text:p>2.21695575157037</text:p>
          </table:table-cell>
          <table:table-cell table:style-name="ce1" office:value-type="float" office:value="2.18721668177697" calcext:value-type="float">
            <text:p>2.18721668177697</text:p>
          </table:table-cell>
          <table:table-cell table:style-name="ce1" office:value-type="float" office:value="2.2629682743056" calcext:value-type="float">
            <text:p>2.2629682743056</text:p>
          </table:table-cell>
          <table:table-cell table:style-name="ce1" office:value-type="float" office:value="2.29281707182928" calcext:value-type="float">
            <text:p>2.29281707182928</text:p>
          </table:table-cell>
          <table:table-cell table:style-name="ce1" office:value-type="float" office:value="2.19773853284322" calcext:value-type="float">
            <text:p>2.19773853284322</text:p>
          </table:table-cell>
          <table:table-cell table:style-name="ce1" office:value-type="float" office:value="2.27382650213927" calcext:value-type="float">
            <text:p>2.27382650213927</text:p>
          </table:table-cell>
          <table:table-cell table:style-name="ce1" office:value-type="float" office:value="2.27042358794721" calcext:value-type="float">
            <text:p>2.2704235879472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atin America &amp; Caribbean (all income levels)</text:p>
          </table:table-cell>
          <table:table-cell table:style-name="ce1" office:value-type="string" calcext:value-type="string">
            <text:p>LC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33339501076359" calcext:value-type="float">
            <text:p>1.33339501076359</text:p>
          </table:table-cell>
          <table:table-cell table:style-name="ce1" office:value-type="float" office:value="1.32604703089307" calcext:value-type="float">
            <text:p>1.32604703089307</text:p>
          </table:table-cell>
          <table:table-cell table:style-name="ce1" office:value-type="float" office:value="1.3678592226342" calcext:value-type="float">
            <text:p>1.3678592226342</text:p>
          </table:table-cell>
          <table:table-cell table:style-name="ce1" office:value-type="float" office:value="1.33126349189913" calcext:value-type="float">
            <text:p>1.33126349189913</text:p>
          </table:table-cell>
          <table:table-cell table:style-name="ce1" office:value-type="float" office:value="1.40197001772591" calcext:value-type="float">
            <text:p>1.40197001772591</text:p>
          </table:table-cell>
          <table:table-cell table:style-name="ce1" office:value-type="float" office:value="1.4133785966339" calcext:value-type="float">
            <text:p>1.4133785966339</text:p>
          </table:table-cell>
          <table:table-cell table:style-name="ce1" office:value-type="float" office:value="1.44869791070195" calcext:value-type="float">
            <text:p>1.44869791070195</text:p>
          </table:table-cell>
          <table:table-cell table:style-name="ce1" office:value-type="float" office:value="1.51565801534182" calcext:value-type="float">
            <text:p>1.51565801534182</text:p>
          </table:table-cell>
          <table:table-cell table:style-name="ce1" office:value-type="float" office:value="1.576493381401" calcext:value-type="float">
            <text:p>1.576493381401</text:p>
          </table:table-cell>
          <table:table-cell table:style-name="ce1" office:value-type="float" office:value="1.6633845344697" calcext:value-type="float">
            <text:p>1.6633845344697</text:p>
          </table:table-cell>
          <table:table-cell table:style-name="ce1" office:value-type="float" office:value="1.78965663337807" calcext:value-type="float">
            <text:p>1.78965663337807</text:p>
          </table:table-cell>
          <table:table-cell table:style-name="ce1" office:value-type="float" office:value="1.84088091574573" calcext:value-type="float">
            <text:p>1.84088091574573</text:p>
          </table:table-cell>
          <table:table-cell table:style-name="ce1" office:value-type="float" office:value="1.88460673913239" calcext:value-type="float">
            <text:p>1.88460673913239</text:p>
          </table:table-cell>
          <table:table-cell table:style-name="ce1" office:value-type="float" office:value="2.00736442308008" calcext:value-type="float">
            <text:p>2.00736442308008</text:p>
          </table:table-cell>
          <table:table-cell table:style-name="ce1" office:value-type="float" office:value="2.0730392448284" calcext:value-type="float">
            <text:p>2.0730392448284</text:p>
          </table:table-cell>
          <table:table-cell table:style-name="ce1" office:value-type="float" office:value="2.06194441040372" calcext:value-type="float">
            <text:p>2.06194441040372</text:p>
          </table:table-cell>
          <table:table-cell table:style-name="ce1" office:value-type="float" office:value="2.10985146645911" calcext:value-type="float">
            <text:p>2.10985146645911</text:p>
          </table:table-cell>
          <table:table-cell table:style-name="ce1" office:value-type="float" office:value="2.15623540536504" calcext:value-type="float">
            <text:p>2.15623540536504</text:p>
          </table:table-cell>
          <table:table-cell table:style-name="ce1" office:value-type="float" office:value="2.27074105149604" calcext:value-type="float">
            <text:p>2.27074105149604</text:p>
          </table:table-cell>
          <table:table-cell table:style-name="ce1" office:value-type="float" office:value="2.37714998513498" calcext:value-type="float">
            <text:p>2.37714998513498</text:p>
          </table:table-cell>
          <table:table-cell table:style-name="ce1" office:value-type="float" office:value="2.44334989627507" calcext:value-type="float">
            <text:p>2.44334989627507</text:p>
          </table:table-cell>
          <table:table-cell table:style-name="ce1" office:value-type="float" office:value="2.36649508399638" calcext:value-type="float">
            <text:p>2.36649508399638</text:p>
          </table:table-cell>
          <table:table-cell table:style-name="ce1" office:value-type="float" office:value="2.37673580591842" calcext:value-type="float">
            <text:p>2.37673580591842</text:p>
          </table:table-cell>
          <table:table-cell table:style-name="ce1" office:value-type="float" office:value="2.2324540361587" calcext:value-type="float">
            <text:p>2.2324540361587</text:p>
          </table:table-cell>
          <table:table-cell table:style-name="ce1" office:value-type="float" office:value="2.20106440794001" calcext:value-type="float">
            <text:p>2.20106440794001</text:p>
          </table:table-cell>
          <table:table-cell table:style-name="ce1" office:value-type="float" office:value="2.21875769510925" calcext:value-type="float">
            <text:p>2.21875769510925</text:p>
          </table:table-cell>
          <table:table-cell table:style-name="ce1" office:value-type="float" office:value="2.25766242405964" calcext:value-type="float">
            <text:p>2.25766242405964</text:p>
          </table:table-cell>
          <table:table-cell table:style-name="ce1" office:value-type="float" office:value="2.32458002238422" calcext:value-type="float">
            <text:p>2.32458002238422</text:p>
          </table:table-cell>
          <table:table-cell table:style-name="ce1" office:value-type="float" office:value="2.3348387468096" calcext:value-type="float">
            <text:p>2.3348387468096</text:p>
          </table:table-cell>
          <table:table-cell table:style-name="ce1" office:value-type="float" office:value="2.42578437421015" calcext:value-type="float">
            <text:p>2.42578437421015</text:p>
          </table:table-cell>
          <table:table-cell table:style-name="ce1" office:value-type="float" office:value="2.28598948653282" calcext:value-type="float">
            <text:p>2.28598948653282</text:p>
          </table:table-cell>
          <table:table-cell table:style-name="ce1" office:value-type="float" office:value="2.29111582181418" calcext:value-type="float">
            <text:p>2.29111582181418</text:p>
          </table:table-cell>
          <table:table-cell table:style-name="ce1" office:value-type="float" office:value="2.2904594188793" calcext:value-type="float">
            <text:p>2.2904594188793</text:p>
          </table:table-cell>
          <table:table-cell table:style-name="ce1" office:value-type="float" office:value="2.32135126358829" calcext:value-type="float">
            <text:p>2.32135126358829</text:p>
          </table:table-cell>
          <table:table-cell table:style-name="ce1" office:value-type="float" office:value="2.38362755759542" calcext:value-type="float">
            <text:p>2.38362755759542</text:p>
          </table:table-cell>
          <table:table-cell table:style-name="ce1" office:value-type="float" office:value="2.35713956282068" calcext:value-type="float">
            <text:p>2.35713956282068</text:p>
          </table:table-cell>
          <table:table-cell table:style-name="ce1" office:value-type="float" office:value="2.4248286099332" calcext:value-type="float">
            <text:p>2.4248286099332</text:p>
          </table:table-cell>
          <table:table-cell table:style-name="ce1" office:value-type="float" office:value="2.511267599033" calcext:value-type="float">
            <text:p>2.511267599033</text:p>
          </table:table-cell>
          <table:table-cell table:style-name="ce1" office:value-type="float" office:value="2.61881709033047" calcext:value-type="float">
            <text:p>2.61881709033047</text:p>
          </table:table-cell>
          <table:table-cell table:style-name="ce1" office:value-type="float" office:value="2.64089473634778" calcext:value-type="float">
            <text:p>2.64089473634778</text:p>
          </table:table-cell>
          <table:table-cell table:style-name="ce1" office:value-type="float" office:value="2.57186222089684" calcext:value-type="float">
            <text:p>2.57186222089684</text:p>
          </table:table-cell>
          <table:table-cell table:style-name="ce1" office:value-type="float" office:value="2.594987994631" calcext:value-type="float">
            <text:p>2.594987994631</text:p>
          </table:table-cell>
          <table:table-cell table:style-name="ce1" office:value-type="float" office:value="2.57555572510336" calcext:value-type="float">
            <text:p>2.57555572510336</text:p>
          </table:table-cell>
          <table:table-cell table:style-name="ce1" office:value-type="float" office:value="2.5824134292477" calcext:value-type="float">
            <text:p>2.5824134292477</text:p>
          </table:table-cell>
          <table:table-cell table:style-name="ce1" office:value-type="float" office:value="2.57768401890673" calcext:value-type="float">
            <text:p>2.57768401890673</text:p>
          </table:table-cell>
          <table:table-cell table:style-name="ce1" office:value-type="float" office:value="2.665208561055" calcext:value-type="float">
            <text:p>2.665208561055</text:p>
          </table:table-cell>
          <table:table-cell table:style-name="ce1" office:value-type="float" office:value="2.73027616383084" calcext:value-type="float">
            <text:p>2.73027616383084</text:p>
          </table:table-cell>
          <table:table-cell table:style-name="ce1" office:value-type="float" office:value="2.78462859514734" calcext:value-type="float">
            <text:p>2.78462859514734</text:p>
          </table:table-cell>
          <table:table-cell table:style-name="ce1" office:value-type="float" office:value="2.8858056084818" calcext:value-type="float">
            <text:p>2.8858056084818</text:p>
          </table:table-cell>
          <table:table-cell table:style-name="ce1" office:value-type="float" office:value="2.77490224983393" calcext:value-type="float">
            <text:p>2.77490224983393</text:p>
          </table:table-cell>
          <table:table-cell table:style-name="ce1" office:value-type="float" office:value="2.89604316131615" calcext:value-type="float">
            <text:p>2.89604316131615</text:p>
          </table:table-cell>
          <table:table-cell table:style-name="ce1" office:value-type="float" office:value="2.93332917595013" calcext:value-type="float">
            <text:p>2.9333291759501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east developed countries: UN classification</text:p>
          </table:table-cell>
          <table:table-cell table:style-name="ce1" office:value-type="string" calcext:value-type="string">
            <text:p>LD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983118113538991" calcext:value-type="float">
            <text:p>0.098311811353899</text:p>
          </table:table-cell>
          <table:table-cell table:style-name="ce1" office:value-type="float" office:value="0.0934255325433107" calcext:value-type="float">
            <text:p>0.093425532543311</text:p>
          </table:table-cell>
          <table:table-cell table:style-name="ce1" office:value-type="float" office:value="0.102146221989765" calcext:value-type="float">
            <text:p>0.102146221989765</text:p>
          </table:table-cell>
          <table:table-cell table:style-name="ce1" office:value-type="float" office:value="0.096346910253206" calcext:value-type="float">
            <text:p>0.096346910253206</text:p>
          </table:table-cell>
          <table:table-cell table:style-name="ce1" office:value-type="float" office:value="0.104345092956013" calcext:value-type="float">
            <text:p>0.104345092956013</text:p>
          </table:table-cell>
          <table:table-cell table:style-name="ce1" office:value-type="float" office:value="0.11576843097357" calcext:value-type="float">
            <text:p>0.11576843097357</text:p>
          </table:table-cell>
          <table:table-cell table:style-name="ce1" office:value-type="float" office:value="0.116282443797697" calcext:value-type="float">
            <text:p>0.116282443797697</text:p>
          </table:table-cell>
          <table:table-cell table:style-name="ce1" office:value-type="float" office:value="0.119151483983619" calcext:value-type="float">
            <text:p>0.119151483983619</text:p>
          </table:table-cell>
          <table:table-cell table:style-name="ce1" office:value-type="float" office:value="0.159864750770184" calcext:value-type="float">
            <text:p>0.159864750770184</text:p>
          </table:table-cell>
          <table:table-cell table:style-name="ce1" office:value-type="float" office:value="0.149767157129608" calcext:value-type="float">
            <text:p>0.149767157129608</text:p>
          </table:table-cell>
          <table:table-cell table:style-name="ce1" office:value-type="float" office:value="0.151061798627806" calcext:value-type="float">
            <text:p>0.151061798627806</text:p>
          </table:table-cell>
          <table:table-cell table:style-name="ce1" office:value-type="float" office:value="0.15149028948981" calcext:value-type="float">
            <text:p>0.15149028948981</text:p>
          </table:table-cell>
          <table:table-cell table:style-name="ce1" office:value-type="float" office:value="0.148974461709148" calcext:value-type="float">
            <text:p>0.148974461709148</text:p>
          </table:table-cell>
          <table:table-cell table:style-name="ce1" office:value-type="float" office:value="0.158664271506403" calcext:value-type="float">
            <text:p>0.158664271506403</text:p>
          </table:table-cell>
          <table:table-cell table:style-name="ce1" office:value-type="float" office:value="0.154274174488033" calcext:value-type="float">
            <text:p>0.154274174488033</text:p>
          </table:table-cell>
          <table:table-cell table:style-name="ce1" office:value-type="float" office:value="0.146494716143029" calcext:value-type="float">
            <text:p>0.146494716143029</text:p>
          </table:table-cell>
          <table:table-cell table:style-name="ce1" office:value-type="float" office:value="0.137998104335927" calcext:value-type="float">
            <text:p>0.137998104335927</text:p>
          </table:table-cell>
          <table:table-cell table:style-name="ce1" office:value-type="float" office:value="0.139624953806017" calcext:value-type="float">
            <text:p>0.139624953806017</text:p>
          </table:table-cell>
          <table:table-cell table:style-name="ce1" office:value-type="float" office:value="0.143592833844965" calcext:value-type="float">
            <text:p>0.143592833844965</text:p>
          </table:table-cell>
          <table:table-cell table:style-name="ce1" office:value-type="float" office:value="0.149936507372522" calcext:value-type="float">
            <text:p>0.149936507372522</text:p>
          </table:table-cell>
          <table:table-cell table:style-name="ce1" office:value-type="float" office:value="0.152833828361477" calcext:value-type="float">
            <text:p>0.152833828361477</text:p>
          </table:table-cell>
          <table:table-cell table:style-name="ce1" office:value-type="float" office:value="0.14853770311183" calcext:value-type="float">
            <text:p>0.14853770311183</text:p>
          </table:table-cell>
          <table:table-cell table:style-name="ce1" office:value-type="float" office:value="0.146034944157939" calcext:value-type="float">
            <text:p>0.146034944157939</text:p>
          </table:table-cell>
          <table:table-cell table:style-name="ce1" office:value-type="float" office:value="0.146860993471996" calcext:value-type="float">
            <text:p>0.146860993471996</text:p>
          </table:table-cell>
          <table:table-cell table:style-name="ce1" office:value-type="float" office:value="0.148413445452861" calcext:value-type="float">
            <text:p>0.148413445452861</text:p>
          </table:table-cell>
          <table:table-cell table:style-name="ce1" office:value-type="float" office:value="0.15106612345283" calcext:value-type="float">
            <text:p>0.15106612345283</text:p>
          </table:table-cell>
          <table:table-cell table:style-name="ce1" office:value-type="float" office:value="0.148510452673391" calcext:value-type="float">
            <text:p>0.148510452673391</text:p>
          </table:table-cell>
          <table:table-cell table:style-name="ce1" office:value-type="float" office:value="0.151900619683767" calcext:value-type="float">
            <text:p>0.151900619683767</text:p>
          </table:table-cell>
          <table:table-cell table:style-name="ce1" office:value-type="float" office:value="0.155478250774933" calcext:value-type="float">
            <text:p>0.155478250774933</text:p>
          </table:table-cell>
          <table:table-cell table:style-name="ce1" office:value-type="float" office:value="0.150793258205999" calcext:value-type="float">
            <text:p>0.150793258205999</text:p>
          </table:table-cell>
          <table:table-cell table:style-name="ce1" office:value-type="float" office:value="0.14657668252966" calcext:value-type="float">
            <text:p>0.14657668252966</text:p>
          </table:table-cell>
          <table:table-cell table:style-name="ce1" office:value-type="float" office:value="0.144816440782689" calcext:value-type="float">
            <text:p>0.144816440782689</text:p>
          </table:table-cell>
          <table:table-cell table:style-name="ce1" office:value-type="float" office:value="0.151059467237084" calcext:value-type="float">
            <text:p>0.151059467237084</text:p>
          </table:table-cell>
          <table:table-cell table:style-name="ce1" office:value-type="float" office:value="0.13834673233458" calcext:value-type="float">
            <text:p>0.13834673233458</text:p>
          </table:table-cell>
          <table:table-cell table:style-name="ce1" office:value-type="float" office:value="0.140955746599226" calcext:value-type="float">
            <text:p>0.140955746599226</text:p>
          </table:table-cell>
          <table:table-cell table:style-name="ce1" office:value-type="float" office:value="0.162238377777146" calcext:value-type="float">
            <text:p>0.162238377777146</text:p>
          </table:table-cell>
          <table:table-cell table:style-name="ce1" office:value-type="float" office:value="0.170502419994326" calcext:value-type="float">
            <text:p>0.170502419994326</text:p>
          </table:table-cell>
          <table:table-cell table:style-name="ce1" office:value-type="float" office:value="0.167879043392497" calcext:value-type="float">
            <text:p>0.167879043392497</text:p>
          </table:table-cell>
          <table:table-cell table:style-name="ce1" office:value-type="float" office:value="0.154343165377198" calcext:value-type="float">
            <text:p>0.154343165377198</text:p>
          </table:table-cell>
          <table:table-cell table:style-name="ce1" office:value-type="float" office:value="0.163647940598726" calcext:value-type="float">
            <text:p>0.163647940598726</text:p>
          </table:table-cell>
          <table:table-cell table:style-name="ce1" office:value-type="float" office:value="0.168666316317605" calcext:value-type="float">
            <text:p>0.168666316317605</text:p>
          </table:table-cell>
          <table:table-cell table:style-name="ce1" office:value-type="float" office:value="0.17752534369833" calcext:value-type="float">
            <text:p>0.17752534369833</text:p>
          </table:table-cell>
          <table:table-cell table:style-name="ce1" office:value-type="float" office:value="0.186320080405551" calcext:value-type="float">
            <text:p>0.186320080405551</text:p>
          </table:table-cell>
          <table:table-cell table:style-name="ce1" office:value-type="float" office:value="0.18804378209045" calcext:value-type="float">
            <text:p>0.18804378209045</text:p>
          </table:table-cell>
          <table:table-cell table:style-name="ce1" office:value-type="float" office:value="0.216078812733817" calcext:value-type="float">
            <text:p>0.216078812733817</text:p>
          </table:table-cell>
          <table:table-cell table:style-name="ce1" office:value-type="float" office:value="0.211674981649107" calcext:value-type="float">
            <text:p>0.211674981649107</text:p>
          </table:table-cell>
          <table:table-cell table:style-name="ce1" office:value-type="float" office:value="0.230788040445752" calcext:value-type="float">
            <text:p>0.230788040445752</text:p>
          </table:table-cell>
          <table:table-cell table:style-name="ce1" office:value-type="float" office:value="0.235666157013725" calcext:value-type="float">
            <text:p>0.235666157013725</text:p>
          </table:table-cell>
          <table:table-cell table:style-name="ce1" office:value-type="float" office:value="0.24104747234001" calcext:value-type="float">
            <text:p>0.24104747234001</text:p>
          </table:table-cell>
          <table:table-cell table:style-name="ce1" office:value-type="float" office:value="0.253354925258459" calcext:value-type="float">
            <text:p>0.253354925258459</text:p>
          </table:table-cell>
          <table:table-cell table:style-name="ce1" office:value-type="float" office:value="0.263975339174459" calcext:value-type="float">
            <text:p>0.263975339174459</text:p>
          </table:table-cell>
          <table:table-cell table:style-name="ce1" office:value-type="float" office:value="0.268707273387085" calcext:value-type="float">
            <text:p>0.26870727338708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ow income</text:p>
          </table:table-cell>
          <table:table-cell table:style-name="ce1" office:value-type="string" calcext:value-type="string">
            <text:p>LI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8" table:style-name="ce1" office:value-type="string" calcext:value-type="string">
            <text:p>null</text:p>
          </table:table-cell>
          <table:table-cell table:style-name="ce1" office:value-type="float" office:value="0.273893628864456" calcext:value-type="float">
            <text:p>0.273893628864456</text:p>
          </table:table-cell>
          <table:table-cell table:style-name="ce1" office:value-type="float" office:value="0.290164753934188" calcext:value-type="float">
            <text:p>0.290164753934188</text:p>
          </table:table-cell>
          <table:table-cell table:style-name="ce1" office:value-type="float" office:value="0.291961902849419" calcext:value-type="float">
            <text:p>0.291961902849419</text:p>
          </table:table-cell>
          <table:table-cell table:style-name="ce1" office:value-type="float" office:value="0.28705899105753" calcext:value-type="float">
            <text:p>0.28705899105753</text:p>
          </table:table-cell>
          <table:table-cell table:style-name="ce1" office:value-type="float" office:value="0.271731304046485" calcext:value-type="float">
            <text:p>0.271731304046485</text:p>
          </table:table-cell>
          <table:table-cell table:style-name="ce1" office:value-type="float" office:value="0.272076478935957" calcext:value-type="float">
            <text:p>0.272076478935957</text:p>
          </table:table-cell>
          <table:table-cell table:style-name="ce1" office:value-type="float" office:value="0.270633554550591" calcext:value-type="float">
            <text:p>0.270633554550591</text:p>
          </table:table-cell>
          <table:table-cell table:style-name="ce1" office:value-type="float" office:value="0.277208475907408" calcext:value-type="float">
            <text:p>0.277208475907408</text:p>
          </table:table-cell>
          <table:table-cell table:style-name="ce1" office:value-type="float" office:value="0.278469195951055" calcext:value-type="float">
            <text:p>0.278469195951055</text:p>
          </table:table-cell>
          <table:table-cell table:style-name="ce1" office:value-type="float" office:value="0.25099542449356" calcext:value-type="float">
            <text:p>0.25099542449356</text:p>
          </table:table-cell>
          <table:table-cell table:style-name="ce1" office:value-type="float" office:value="0.264837391350125" calcext:value-type="float">
            <text:p>0.264837391350125</text:p>
          </table:table-cell>
          <table:table-cell table:style-name="ce1" office:value-type="float" office:value="0.261094636973978" calcext:value-type="float">
            <text:p>0.261094636973978</text:p>
          </table:table-cell>
          <table:table-cell table:style-name="ce1" office:value-type="float" office:value="0.26115396101358" calcext:value-type="float">
            <text:p>0.26115396101358</text:p>
          </table:table-cell>
          <table:table-cell table:style-name="ce1" office:value-type="float" office:value="0.270964490008672" calcext:value-type="float">
            <text:p>0.27096449000867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7" table:style-name="ce1" office:value-type="string" calcext:value-type="string">
            <text:p>null</text:p>
          </table:table-cell>
          <table:table-cell table:style-name="ce1" office:value-type="float" office:value="1.96644181648839" calcext:value-type="float">
            <text:p>1.96644181648839</text:p>
          </table:table-cell>
          <table:table-cell table:style-name="ce1" office:value-type="float" office:value="1.95047731026567" calcext:value-type="float">
            <text:p>1.95047731026567</text:p>
          </table:table-cell>
          <table:table-cell table:style-name="ce1" office:value-type="float" office:value="1.52774691700922" calcext:value-type="float">
            <text:p>1.52774691700922</text:p>
          </table:table-cell>
          <table:table-cell table:style-name="ce1" office:value-type="float" office:value="1.61737788069247" calcext:value-type="float">
            <text:p>1.61737788069247</text:p>
          </table:table-cell>
          <table:table-cell table:style-name="ce1" office:value-type="float" office:value="1.40509620384815" calcext:value-type="float">
            <text:p>1.4050962038481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ri Lanka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28261115602264" calcext:value-type="float">
            <text:p>0.228261115602264</text:p>
          </table:table-cell>
          <table:table-cell table:style-name="ce1" office:value-type="float" office:value="0.22972846184107" calcext:value-type="float">
            <text:p>0.22972846184107</text:p>
          </table:table-cell>
          <table:table-cell table:style-name="ce1" office:value-type="float" office:value="0.245449870726803" calcext:value-type="float">
            <text:p>0.245449870726803</text:p>
          </table:table-cell>
          <table:table-cell table:style-name="ce1" office:value-type="float" office:value="0.239453505953506" calcext:value-type="float">
            <text:p>0.239453505953506</text:p>
          </table:table-cell>
          <table:table-cell table:style-name="ce1" office:value-type="float" office:value="0.208524259378153" calcext:value-type="float">
            <text:p>0.208524259378153</text:p>
          </table:table-cell>
          <table:table-cell table:style-name="ce1" office:value-type="float" office:value="0.238138212110355" calcext:value-type="float">
            <text:p>0.238138212110355</text:p>
          </table:table-cell>
          <table:table-cell table:style-name="ce1" office:value-type="float" office:value="0.23273380540257" calcext:value-type="float">
            <text:p>0.23273380540257</text:p>
          </table:table-cell>
          <table:table-cell table:style-name="ce1" office:value-type="float" office:value="0.251924122019995" calcext:value-type="float">
            <text:p>0.251924122019995</text:p>
          </table:table-cell>
          <table:table-cell table:style-name="ce1" office:value-type="float" office:value="0.270315877251501" calcext:value-type="float">
            <text:p>0.270315877251501</text:p>
          </table:table-cell>
          <table:table-cell table:style-name="ce1" office:value-type="float" office:value="0.352573130917401" calcext:value-type="float">
            <text:p>0.352573130917401</text:p>
          </table:table-cell>
          <table:table-cell table:style-name="ce1" office:value-type="float" office:value="0.287464200095893" calcext:value-type="float">
            <text:p>0.287464200095893</text:p>
          </table:table-cell>
          <table:table-cell table:style-name="ce1" office:value-type="float" office:value="0.251979826635146" calcext:value-type="float">
            <text:p>0.251979826635146</text:p>
          </table:table-cell>
          <table:table-cell table:style-name="ce1" office:value-type="float" office:value="0.275431303942151" calcext:value-type="float">
            <text:p>0.275431303942151</text:p>
          </table:table-cell>
          <table:table-cell table:style-name="ce1" office:value-type="float" office:value="0.281796806966618" calcext:value-type="float">
            <text:p>0.281796806966618</text:p>
          </table:table-cell>
          <table:table-cell table:style-name="ce1" office:value-type="float" office:value="0.220837097259861" calcext:value-type="float">
            <text:p>0.220837097259861</text:p>
          </table:table-cell>
          <table:table-cell table:style-name="ce1" office:value-type="float" office:value="0.214651007705987" calcext:value-type="float">
            <text:p>0.214651007705987</text:p>
          </table:table-cell>
          <table:table-cell table:style-name="ce1" office:value-type="float" office:value="0.204509367937596" calcext:value-type="float">
            <text:p>0.204509367937596</text:p>
          </table:table-cell>
          <table:table-cell table:style-name="ce1" office:value-type="float" office:value="0.209362501793143" calcext:value-type="float">
            <text:p>0.209362501793143</text:p>
          </table:table-cell>
          <table:table-cell table:style-name="ce1" office:value-type="float" office:value="0.243174559548978" calcext:value-type="float">
            <text:p>0.243174559548978</text:p>
          </table:table-cell>
          <table:table-cell table:style-name="ce1" office:value-type="float" office:value="0.264534825870647" calcext:value-type="float">
            <text:p>0.264534825870647</text:p>
          </table:table-cell>
          <table:table-cell table:style-name="ce1" office:value-type="float" office:value="0.23125449243914" calcext:value-type="float">
            <text:p>0.23125449243914</text:p>
          </table:table-cell>
          <table:table-cell table:style-name="ce1" office:value-type="float" office:value="0.271684515390314" calcext:value-type="float">
            <text:p>0.271684515390314</text:p>
          </table:table-cell>
          <table:table-cell table:style-name="ce1" office:value-type="float" office:value="0.296091668860226" calcext:value-type="float">
            <text:p>0.296091668860226</text:p>
          </table:table-cell>
          <table:table-cell table:style-name="ce1" office:value-type="float" office:value="0.31682194979568" calcext:value-type="float">
            <text:p>0.31682194979568</text:p>
          </table:table-cell>
          <table:table-cell table:style-name="ce1" office:value-type="float" office:value="0.248885022111132" calcext:value-type="float">
            <text:p>0.248885022111132</text:p>
          </table:table-cell>
          <table:table-cell table:style-name="ce1" office:value-type="float" office:value="0.249759689433152" calcext:value-type="float">
            <text:p>0.249759689433152</text:p>
          </table:table-cell>
          <table:table-cell table:style-name="ce1" office:value-type="float" office:value="0.229656476716066" calcext:value-type="float">
            <text:p>0.229656476716066</text:p>
          </table:table-cell>
          <table:table-cell table:style-name="ce1" office:value-type="float" office:value="0.248826543699994" calcext:value-type="float">
            <text:p>0.248826543699994</text:p>
          </table:table-cell>
          <table:table-cell table:style-name="ce1" office:value-type="float" office:value="0.21031291041629" calcext:value-type="float">
            <text:p>0.21031291041629</text:p>
          </table:table-cell>
          <table:table-cell table:style-name="ce1" office:value-type="float" office:value="0.207052005943536" calcext:value-type="float">
            <text:p>0.207052005943536</text:p>
          </table:table-cell>
          <table:table-cell table:style-name="ce1" office:value-type="float" office:value="0.2273690861005" calcext:value-type="float">
            <text:p>0.2273690861005</text:p>
          </table:table-cell>
          <table:table-cell table:style-name="ce1" office:value-type="float" office:value="0.241889905600278" calcext:value-type="float">
            <text:p>0.241889905600278</text:p>
          </table:table-cell>
          <table:table-cell table:style-name="ce1" office:value-type="float" office:value="0.297551819120854" calcext:value-type="float">
            <text:p>0.297551819120854</text:p>
          </table:table-cell>
          <table:table-cell table:style-name="ce1" office:value-type="float" office:value="0.285737560920322" calcext:value-type="float">
            <text:p>0.285737560920322</text:p>
          </table:table-cell>
          <table:table-cell table:style-name="ce1" office:value-type="float" office:value="0.308879827846403" calcext:value-type="float">
            <text:p>0.308879827846403</text:p>
          </table:table-cell>
          <table:table-cell table:style-name="ce1" office:value-type="float" office:value="0.325533193647993" calcext:value-type="float">
            <text:p>0.325533193647993</text:p>
          </table:table-cell>
          <table:table-cell table:style-name="ce1" office:value-type="float" office:value="0.385178992146597" calcext:value-type="float">
            <text:p>0.385178992146597</text:p>
          </table:table-cell>
          <table:table-cell table:style-name="ce1" office:value-type="float" office:value="0.410187365359759" calcext:value-type="float">
            <text:p>0.410187365359759</text:p>
          </table:table-cell>
          <table:table-cell table:style-name="ce1" office:value-type="float" office:value="0.416598062180579" calcext:value-type="float">
            <text:p>0.416598062180579</text:p>
          </table:table-cell>
          <table:table-cell table:style-name="ce1" office:value-type="float" office:value="0.45221714945424" calcext:value-type="float">
            <text:p>0.45221714945424</text:p>
          </table:table-cell>
          <table:table-cell table:style-name="ce1" office:value-type="float" office:value="0.535978640980002" calcext:value-type="float">
            <text:p>0.535978640980002</text:p>
          </table:table-cell>
          <table:table-cell table:style-name="ce1" office:value-type="float" office:value="0.555600148959941" calcext:value-type="float">
            <text:p>0.555600148959941</text:p>
          </table:table-cell>
          <table:table-cell table:style-name="ce1" office:value-type="float" office:value="0.584324560012684" calcext:value-type="float">
            <text:p>0.584324560012684</text:p>
          </table:table-cell>
          <table:table-cell table:style-name="ce1" office:value-type="float" office:value="0.577792051322172" calcext:value-type="float">
            <text:p>0.577792051322172</text:p>
          </table:table-cell>
          <table:table-cell table:style-name="ce1" office:value-type="float" office:value="0.632833444816054" calcext:value-type="float">
            <text:p>0.632833444816054</text:p>
          </table:table-cell>
          <table:table-cell table:style-name="ce1" office:value-type="float" office:value="0.616020158827123" calcext:value-type="float">
            <text:p>0.616020158827123</text:p>
          </table:table-cell>
          <table:table-cell table:style-name="ce1" office:value-type="float" office:value="0.603103132238896" calcext:value-type="float">
            <text:p>0.603103132238896</text:p>
          </table:table-cell>
          <table:table-cell table:style-name="ce1" office:value-type="float" office:value="0.616503967263836" calcext:value-type="float">
            <text:p>0.616503967263836</text:p>
          </table:table-cell>
          <table:table-cell table:style-name="ce1" office:value-type="float" office:value="0.602955793737034" calcext:value-type="float">
            <text:p>0.602955793737034</text:p>
          </table:table-cell>
          <table:table-cell table:style-name="ce1" office:value-type="float" office:value="0.644280244498778" calcext:value-type="float">
            <text:p>0.644280244498778</text:p>
          </table:table-cell>
          <table:table-cell table:style-name="ce1" office:value-type="float" office:value="0.648245630174793" calcext:value-type="float">
            <text:p>0.648245630174793</text:p>
          </table:table-cell>
          <table:table-cell table:style-name="ce1" office:value-type="float" office:value="0.729920839522737" calcext:value-type="float">
            <text:p>0.72992083952273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ower middle income</text:p>
          </table:table-cell>
          <table:table-cell table:style-name="ce1" office:value-type="string" calcext:value-type="string">
            <text:p>LM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71185546733614" calcext:value-type="float">
            <text:p>0.371185546733614</text:p>
          </table:table-cell>
          <table:table-cell table:style-name="ce1" office:value-type="float" office:value="0.390937260149952" calcext:value-type="float">
            <text:p>0.390937260149952</text:p>
          </table:table-cell>
          <table:table-cell table:style-name="ce1" office:value-type="float" office:value="0.410985935004289" calcext:value-type="float">
            <text:p>0.410985935004289</text:p>
          </table:table-cell>
          <table:table-cell table:style-name="ce1" office:value-type="float" office:value="0.432913203498996" calcext:value-type="float">
            <text:p>0.432913203498996</text:p>
          </table:table-cell>
          <table:table-cell table:style-name="ce1" office:value-type="float" office:value="0.438200954296319" calcext:value-type="float">
            <text:p>0.438200954296319</text:p>
          </table:table-cell>
          <table:table-cell table:style-name="ce1" office:value-type="float" office:value="0.472942530402902" calcext:value-type="float">
            <text:p>0.472942530402902</text:p>
          </table:table-cell>
          <table:table-cell table:style-name="ce1" office:value-type="float" office:value="0.48546781466454" calcext:value-type="float">
            <text:p>0.48546781466454</text:p>
          </table:table-cell>
          <table:table-cell table:style-name="ce1" office:value-type="float" office:value="0.480328409093942" calcext:value-type="float">
            <text:p>0.480328409093942</text:p>
          </table:table-cell>
          <table:table-cell table:style-name="ce1" office:value-type="float" office:value="0.517300872017635" calcext:value-type="float">
            <text:p>0.517300872017635</text:p>
          </table:table-cell>
          <table:table-cell table:style-name="ce1" office:value-type="float" office:value="0.522889269708897" calcext:value-type="float">
            <text:p>0.522889269708897</text:p>
          </table:table-cell>
          <table:table-cell table:style-name="ce1" office:value-type="float" office:value="0.543970819991851" calcext:value-type="float">
            <text:p>0.543970819991851</text:p>
          </table:table-cell>
          <table:table-cell table:style-name="ce1" office:value-type="float" office:value="0.568384833157529" calcext:value-type="float">
            <text:p>0.568384833157529</text:p>
          </table:table-cell>
          <table:table-cell table:style-name="ce1" office:value-type="float" office:value="0.584340584116106" calcext:value-type="float">
            <text:p>0.584340584116106</text:p>
          </table:table-cell>
          <table:table-cell table:style-name="ce1" office:value-type="float" office:value="0.611318912350667" calcext:value-type="float">
            <text:p>0.611318912350667</text:p>
          </table:table-cell>
          <table:table-cell table:style-name="ce1" office:value-type="float" office:value="0.626576464617591" calcext:value-type="float">
            <text:p>0.626576464617591</text:p>
          </table:table-cell>
          <table:table-cell table:style-name="ce1" office:value-type="float" office:value="0.637272079079857" calcext:value-type="float">
            <text:p>0.637272079079857</text:p>
          </table:table-cell>
          <table:table-cell table:style-name="ce1" office:value-type="float" office:value="0.654547822206021" calcext:value-type="float">
            <text:p>0.654547822206021</text:p>
          </table:table-cell>
          <table:table-cell table:style-name="ce1" office:value-type="float" office:value="0.730414194175249" calcext:value-type="float">
            <text:p>0.730414194175249</text:p>
          </table:table-cell>
          <table:table-cell table:style-name="ce1" office:value-type="float" office:value="0.734736808170245" calcext:value-type="float">
            <text:p>0.734736808170245</text:p>
          </table:table-cell>
          <table:table-cell table:style-name="ce1" office:value-type="float" office:value="0.776087214037094" calcext:value-type="float">
            <text:p>0.776087214037094</text:p>
          </table:table-cell>
          <table:table-cell table:style-name="ce1" office:value-type="float" office:value="0.782258049154442" calcext:value-type="float">
            <text:p>0.782258049154442</text:p>
          </table:table-cell>
          <table:table-cell table:style-name="ce1" office:value-type="float" office:value="0.807566517075543" calcext:value-type="float">
            <text:p>0.807566517075543</text:p>
          </table:table-cell>
          <table:table-cell table:style-name="ce1" office:value-type="float" office:value="0.828682182668517" calcext:value-type="float">
            <text:p>0.828682182668517</text:p>
          </table:table-cell>
          <table:table-cell table:style-name="ce1" office:value-type="float" office:value="0.843772258139847" calcext:value-type="float">
            <text:p>0.843772258139847</text:p>
          </table:table-cell>
          <table:table-cell table:style-name="ce1" office:value-type="float" office:value="0.861594229587767" calcext:value-type="float">
            <text:p>0.861594229587767</text:p>
          </table:table-cell>
          <table:table-cell table:style-name="ce1" office:value-type="float" office:value="0.897482923226541" calcext:value-type="float">
            <text:p>0.897482923226541</text:p>
          </table:table-cell>
          <table:table-cell table:style-name="ce1" office:value-type="float" office:value="0.92421360968457" calcext:value-type="float">
            <text:p>0.92421360968457</text:p>
          </table:table-cell>
          <table:table-cell table:style-name="ce1" office:value-type="float" office:value="0.943860310521489" calcext:value-type="float">
            <text:p>0.943860310521489</text:p>
          </table:table-cell>
          <table:table-cell table:style-name="ce1" office:value-type="float" office:value="0.990872676978338" calcext:value-type="float">
            <text:p>0.990872676978338</text:p>
          </table:table-cell>
          <table:table-cell table:style-name="ce1" office:value-type="float" office:value="0.99211608250577" calcext:value-type="float">
            <text:p>0.99211608250577</text:p>
          </table:table-cell>
          <table:table-cell table:style-name="ce1" office:value-type="float" office:value="1.02609442930422" calcext:value-type="float">
            <text:p>1.02609442930422</text:p>
          </table:table-cell>
          <table:table-cell table:style-name="ce1" office:value-type="float" office:value="1.07654618575529" calcext:value-type="float">
            <text:p>1.07654618575529</text:p>
          </table:table-cell>
          <table:table-cell table:style-name="ce1" office:value-type="float" office:value="1.1457441411418" calcext:value-type="float">
            <text:p>1.1457441411418</text:p>
          </table:table-cell>
          <table:table-cell table:style-name="ce1" office:value-type="float" office:value="1.10051385021856" calcext:value-type="float">
            <text:p>1.10051385021856</text:p>
          </table:table-cell>
          <table:table-cell table:style-name="ce1" office:value-type="float" office:value="1.05119108364573" calcext:value-type="float">
            <text:p>1.05119108364573</text:p>
          </table:table-cell>
          <table:table-cell table:style-name="ce1" office:value-type="float" office:value="1.05707537990093" calcext:value-type="float">
            <text:p>1.05707537990093</text:p>
          </table:table-cell>
          <table:table-cell table:style-name="ce1" office:value-type="float" office:value="1.09416505080782" calcext:value-type="float">
            <text:p>1.09416505080782</text:p>
          </table:table-cell>
          <table:table-cell table:style-name="ce1" office:value-type="float" office:value="1.08313735096789" calcext:value-type="float">
            <text:p>1.08313735096789</text:p>
          </table:table-cell>
          <table:table-cell table:style-name="ce1" office:value-type="float" office:value="1.05729342359717" calcext:value-type="float">
            <text:p>1.05729342359717</text:p>
          </table:table-cell>
          <table:table-cell table:style-name="ce1" office:value-type="float" office:value="1.09269239927775" calcext:value-type="float">
            <text:p>1.09269239927775</text:p>
          </table:table-cell>
          <table:table-cell table:style-name="ce1" office:value-type="float" office:value="1.12959974477307" calcext:value-type="float">
            <text:p>1.12959974477307</text:p>
          </table:table-cell>
          <table:table-cell table:style-name="ce1" office:value-type="float" office:value="1.13462345205924" calcext:value-type="float">
            <text:p>1.13462345205924</text:p>
          </table:table-cell>
          <table:table-cell table:style-name="ce1" office:value-type="float" office:value="1.14222318858912" calcext:value-type="float">
            <text:p>1.14222318858912</text:p>
          </table:table-cell>
          <table:table-cell table:style-name="ce1" office:value-type="float" office:value="1.1840474102126" calcext:value-type="float">
            <text:p>1.1840474102126</text:p>
          </table:table-cell>
          <table:table-cell table:style-name="ce1" office:value-type="float" office:value="1.21842946094331" calcext:value-type="float">
            <text:p>1.21842946094331</text:p>
          </table:table-cell>
          <table:table-cell table:style-name="ce1" office:value-type="float" office:value="1.23488426388618" calcext:value-type="float">
            <text:p>1.23488426388618</text:p>
          </table:table-cell>
          <table:table-cell table:style-name="ce1" office:value-type="float" office:value="1.26576157993145" calcext:value-type="float">
            <text:p>1.26576157993145</text:p>
          </table:table-cell>
          <table:table-cell table:style-name="ce1" office:value-type="float" office:value="1.32095896696775" calcext:value-type="float">
            <text:p>1.32095896696775</text:p>
          </table:table-cell>
          <table:table-cell table:style-name="ce1" office:value-type="float" office:value="1.38997478917241" calcext:value-type="float">
            <text:p>1.38997478917241</text:p>
          </table:table-cell>
          <table:table-cell table:style-name="ce1" office:value-type="float" office:value="1.42439632603549" calcext:value-type="float">
            <text:p>1.42439632603549</text:p>
          </table:table-cell>
          <table:table-cell table:style-name="ce1" office:value-type="float" office:value="1.42703182182105" calcext:value-type="float">
            <text:p>1.42703182182105</text:p>
          </table:table-cell>
          <table:table-cell table:style-name="ce1" office:value-type="float" office:value="1.50931515634181" calcext:value-type="float">
            <text:p>1.5093151563418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ow &amp; middle income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25411511471662" calcext:value-type="float">
            <text:p>0.825411511471662</text:p>
          </table:table-cell>
          <table:table-cell table:style-name="ce1" office:value-type="float" office:value="0.70392382077636" calcext:value-type="float">
            <text:p>0.70392382077636</text:p>
          </table:table-cell>
          <table:table-cell table:style-name="ce1" office:value-type="float" office:value="0.655834556568663" calcext:value-type="float">
            <text:p>0.655834556568663</text:p>
          </table:table-cell>
          <table:table-cell table:style-name="ce1" office:value-type="float" office:value="0.663129238529227" calcext:value-type="float">
            <text:p>0.663129238529227</text:p>
          </table:table-cell>
          <table:table-cell table:style-name="ce1" office:value-type="float" office:value="0.67995602734014" calcext:value-type="float">
            <text:p>0.67995602734014</text:p>
          </table:table-cell>
          <table:table-cell table:style-name="ce1" office:value-type="float" office:value="0.721264088032197" calcext:value-type="float">
            <text:p>0.721264088032197</text:p>
          </table:table-cell>
          <table:table-cell table:style-name="ce1" office:value-type="float" office:value="0.76455466302905" calcext:value-type="float">
            <text:p>0.76455466302905</text:p>
          </table:table-cell>
          <table:table-cell table:style-name="ce1" office:value-type="float" office:value="0.728348387385655" calcext:value-type="float">
            <text:p>0.728348387385655</text:p>
          </table:table-cell>
          <table:table-cell table:style-name="ce1" office:value-type="float" office:value="0.783526445442056" calcext:value-type="float">
            <text:p>0.783526445442056</text:p>
          </table:table-cell>
          <table:table-cell table:style-name="ce1" office:value-type="float" office:value="0.849999119690003" calcext:value-type="float">
            <text:p>0.849999119690003</text:p>
          </table:table-cell>
          <table:table-cell table:style-name="ce1" office:value-type="float" office:value="0.955853872400616" calcext:value-type="float">
            <text:p>0.955853872400616</text:p>
          </table:table-cell>
          <table:table-cell table:style-name="ce1" office:value-type="float" office:value="1.02680525806323" calcext:value-type="float">
            <text:p>1.02680525806323</text:p>
          </table:table-cell>
          <table:table-cell table:style-name="ce1" office:value-type="float" office:value="1.06028742509041" calcext:value-type="float">
            <text:p>1.06028742509041</text:p>
          </table:table-cell>
          <table:table-cell table:style-name="ce1" office:value-type="float" office:value="1.11082743754308" calcext:value-type="float">
            <text:p>1.11082743754308</text:p>
          </table:table-cell>
          <table:table-cell table:style-name="ce1" office:value-type="float" office:value="1.1222421930311" calcext:value-type="float">
            <text:p>1.1222421930311</text:p>
          </table:table-cell>
          <table:table-cell table:style-name="ce1" office:value-type="float" office:value="1.19104872367618" calcext:value-type="float">
            <text:p>1.19104872367618</text:p>
          </table:table-cell>
          <table:table-cell table:style-name="ce1" office:value-type="float" office:value="1.24236414014874" calcext:value-type="float">
            <text:p>1.24236414014874</text:p>
          </table:table-cell>
          <table:table-cell table:style-name="ce1" office:value-type="float" office:value="1.31393806601565" calcext:value-type="float">
            <text:p>1.31393806601565</text:p>
          </table:table-cell>
          <table:table-cell table:style-name="ce1" office:value-type="float" office:value="1.39087947069446" calcext:value-type="float">
            <text:p>1.39087947069446</text:p>
          </table:table-cell>
          <table:table-cell table:style-name="ce1" office:value-type="float" office:value="1.41879583673767" calcext:value-type="float">
            <text:p>1.41879583673767</text:p>
          </table:table-cell>
          <table:table-cell table:style-name="ce1" office:value-type="float" office:value="1.39350403253321" calcext:value-type="float">
            <text:p>1.39350403253321</text:p>
          </table:table-cell>
          <table:table-cell table:style-name="ce1" office:value-type="float" office:value="1.37689461231207" calcext:value-type="float">
            <text:p>1.37689461231207</text:p>
          </table:table-cell>
          <table:table-cell table:style-name="ce1" office:value-type="float" office:value="1.43516517721269" calcext:value-type="float">
            <text:p>1.43516517721269</text:p>
          </table:table-cell>
          <table:table-cell table:style-name="ce1" office:value-type="float" office:value="1.46111106675133" calcext:value-type="float">
            <text:p>1.46111106675133</text:p>
          </table:table-cell>
          <table:table-cell table:style-name="ce1" office:value-type="float" office:value="1.50739110066646" calcext:value-type="float">
            <text:p>1.50739110066646</text:p>
          </table:table-cell>
          <table:table-cell table:style-name="ce1" office:value-type="float" office:value="1.57177234431332" calcext:value-type="float">
            <text:p>1.57177234431332</text:p>
          </table:table-cell>
          <table:table-cell table:style-name="ce1" office:value-type="float" office:value="1.60782833510051" calcext:value-type="float">
            <text:p>1.60782833510051</text:p>
          </table:table-cell>
          <table:table-cell table:style-name="ce1" office:value-type="float" office:value="1.66144789399826" calcext:value-type="float">
            <text:p>1.66144789399826</text:p>
          </table:table-cell>
          <table:table-cell table:style-name="ce1" office:value-type="float" office:value="1.7210113147454" calcext:value-type="float">
            <text:p>1.7210113147454</text:p>
          </table:table-cell>
          <table:table-cell table:style-name="ce1" office:value-type="float" office:value="1.74186680792429" calcext:value-type="float">
            <text:p>1.74186680792429</text:p>
          </table:table-cell>
          <table:table-cell table:style-name="ce1" office:value-type="float" office:value="1.70827403861831" calcext:value-type="float">
            <text:p>1.70827403861831</text:p>
          </table:table-cell>
          <table:table-cell table:style-name="ce1" office:value-type="float" office:value="1.74933081321874" calcext:value-type="float">
            <text:p>1.74933081321874</text:p>
          </table:table-cell>
          <table:table-cell table:style-name="ce1" office:value-type="float" office:value="1.78623228758738" calcext:value-type="float">
            <text:p>1.78623228758738</text:p>
          </table:table-cell>
          <table:table-cell table:style-name="ce1" office:value-type="float" office:value="1.79563881150462" calcext:value-type="float">
            <text:p>1.79563881150462</text:p>
          </table:table-cell>
          <table:table-cell table:style-name="ce1" office:value-type="float" office:value="1.80556453831312" calcext:value-type="float">
            <text:p>1.80556453831312</text:p>
          </table:table-cell>
          <table:table-cell table:style-name="ce1" office:value-type="float" office:value="1.86452485814028" calcext:value-type="float">
            <text:p>1.86452485814028</text:p>
          </table:table-cell>
          <table:table-cell table:style-name="ce1" office:value-type="float" office:value="1.90530839985898" calcext:value-type="float">
            <text:p>1.90530839985898</text:p>
          </table:table-cell>
          <table:table-cell table:style-name="ce1" office:value-type="float" office:value="1.88394758021648" calcext:value-type="float">
            <text:p>1.88394758021648</text:p>
          </table:table-cell>
          <table:table-cell table:style-name="ce1" office:value-type="float" office:value="1.82991759133757" calcext:value-type="float">
            <text:p>1.82991759133757</text:p>
          </table:table-cell>
          <table:table-cell table:style-name="ce1" office:value-type="float" office:value="1.83760829987093" calcext:value-type="float">
            <text:p>1.83760829987093</text:p>
          </table:table-cell>
          <table:table-cell table:style-name="ce1" office:value-type="float" office:value="1.8673064746659" calcext:value-type="float">
            <text:p>1.8673064746659</text:p>
          </table:table-cell>
          <table:table-cell table:style-name="ce1" office:value-type="float" office:value="1.8870027941303" calcext:value-type="float">
            <text:p>1.8870027941303</text:p>
          </table:table-cell>
          <table:table-cell table:style-name="ce1" office:value-type="float" office:value="1.91708324976591" calcext:value-type="float">
            <text:p>1.91708324976591</text:p>
          </table:table-cell>
          <table:table-cell table:style-name="ce1" office:value-type="float" office:value="2.11098256582445" calcext:value-type="float">
            <text:p>2.11098256582445</text:p>
          </table:table-cell>
          <table:table-cell table:style-name="ce1" office:value-type="float" office:value="2.29456521984159" calcext:value-type="float">
            <text:p>2.29456521984159</text:p>
          </table:table-cell>
          <table:table-cell table:style-name="ce1" office:value-type="float" office:value="2.39726021589354" calcext:value-type="float">
            <text:p>2.39726021589354</text:p>
          </table:table-cell>
          <table:table-cell table:style-name="ce1" office:value-type="float" office:value="2.53556602128036" calcext:value-type="float">
            <text:p>2.53556602128036</text:p>
          </table:table-cell>
          <table:table-cell table:style-name="ce1" office:value-type="float" office:value="2.62839777199591" calcext:value-type="float">
            <text:p>2.62839777199591</text:p>
          </table:table-cell>
          <table:table-cell table:style-name="ce1" office:value-type="float" office:value="2.71573976467641" calcext:value-type="float">
            <text:p>2.71573976467641</text:p>
          </table:table-cell>
          <table:table-cell table:style-name="ce1" office:value-type="float" office:value="2.82069560337221" calcext:value-type="float">
            <text:p>2.82069560337221</text:p>
          </table:table-cell>
          <table:table-cell table:style-name="ce1" office:value-type="float" office:value="2.92918679686603" calcext:value-type="float">
            <text:p>2.92918679686603</text:p>
          </table:table-cell>
          <table:table-cell table:style-name="ce1" office:value-type="float" office:value="3.10349852595586" calcext:value-type="float">
            <text:p>3.103498525955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5" table:style-name="ce1" office:value-type="string" calcext:value-type="string">
            <text:p>null</text:p>
          </table:table-cell>
          <table:table-cell table:style-name="ce1" office:value-type="float" office:value="0.736886788337996" calcext:value-type="float">
            <text:p>0.736886788337996</text:p>
          </table:table-cell>
          <table:table-cell table:style-name="ce1" office:value-type="float" office:value="0.744608819565593" calcext:value-type="float">
            <text:p>0.744608819565593</text:p>
          </table:table-cell>
          <table:table-cell table:style-name="ce1" office:value-type="float" office:value="0.753779805855427" calcext:value-type="float">
            <text:p>0.753779805855427</text:p>
          </table:table-cell>
          <table:table-cell table:style-name="ce1" office:value-type="float" office:value="1.05611111280128" calcext:value-type="float">
            <text:p>1.05611111280128</text:p>
          </table:table-cell>
          <table:table-cell table:style-name="ce1" office:value-type="float" office:value="1.06118277965427" calcext:value-type="float">
            <text:p>1.06118277965427</text:p>
          </table:table-cell>
          <table:table-cell table:style-name="ce1" office:value-type="float" office:value="1.12348937076056" calcext:value-type="float">
            <text:p>1.12348937076056</text:p>
          </table:table-cell>
          <table:table-cell table:style-name="ce1" office:value-type="float" office:value="1.08226960820483" calcext:value-type="float">
            <text:p>1.0822696082048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5.98594529790163" calcext:value-type="float">
            <text:p>5.98594529790163</text:p>
          </table:table-cell>
          <table:table-cell table:style-name="ce1" office:value-type="float" office:value="4.7507726171607" calcext:value-type="float">
            <text:p>4.7507726171607</text:p>
          </table:table-cell>
          <table:table-cell table:style-name="ce1" office:value-type="float" office:value="4.74675812601309" calcext:value-type="float">
            <text:p>4.74675812601309</text:p>
          </table:table-cell>
          <table:table-cell table:style-name="ce1" office:value-type="float" office:value="4.46514674980202" calcext:value-type="float">
            <text:p>4.46514674980202</text:p>
          </table:table-cell>
          <table:table-cell table:style-name="ce1" office:value-type="float" office:value="4.36788461170037" calcext:value-type="float">
            <text:p>4.36788461170037</text:p>
          </table:table-cell>
          <table:table-cell table:style-name="ce1" office:value-type="float" office:value="4.29048201509481" calcext:value-type="float">
            <text:p>4.29048201509481</text:p>
          </table:table-cell>
          <table:table-cell table:style-name="ce1" office:value-type="float" office:value="4.56343434861387" calcext:value-type="float">
            <text:p>4.56343434861387</text:p>
          </table:table-cell>
          <table:table-cell table:style-name="ce1" office:value-type="float" office:value="3.88525916808116" calcext:value-type="float">
            <text:p>3.88525916808116</text:p>
          </table:table-cell>
          <table:table-cell table:style-name="ce1" office:value-type="float" office:value="3.48620760009327" calcext:value-type="float">
            <text:p>3.48620760009327</text:p>
          </table:table-cell>
          <table:table-cell table:style-name="ce1" office:value-type="float" office:value="3.72213149753171" calcext:value-type="float">
            <text:p>3.72213149753171</text:p>
          </table:table-cell>
          <table:table-cell table:style-name="ce1" office:value-type="float" office:value="3.83733485290876" calcext:value-type="float">
            <text:p>3.83733485290876</text:p>
          </table:table-cell>
          <table:table-cell table:style-name="ce1" office:value-type="float" office:value="3.78165988475682" calcext:value-type="float">
            <text:p>3.78165988475682</text:p>
          </table:table-cell>
          <table:table-cell table:style-name="ce1" office:value-type="float" office:value="3.94706809887255" calcext:value-type="float">
            <text:p>3.94706809887255</text:p>
          </table:table-cell>
          <table:table-cell table:style-name="ce1" office:value-type="float" office:value="4.21163403288099" calcext:value-type="float">
            <text:p>4.21163403288099</text:p>
          </table:table-cell>
          <table:table-cell table:style-name="ce1" office:value-type="float" office:value="4.37136507468556" calcext:value-type="float">
            <text:p>4.37136507468556</text:p>
          </table:table-cell>
          <table:table-cell table:style-name="ce1" office:value-type="float" office:value="4.56432438521534" calcext:value-type="float">
            <text:p>4.56432438521534</text:p>
          </table:table-cell>
          <table:table-cell table:style-name="ce1" office:value-type="float" office:value="4.59889764060195" calcext:value-type="float">
            <text:p>4.59889764060195</text:p>
          </table:table-cell>
          <table:table-cell table:style-name="ce1" office:value-type="float" office:value="3.92563760782771" calcext:value-type="float">
            <text:p>3.92563760782771</text:p>
          </table:table-cell>
          <table:table-cell table:style-name="ce1" office:value-type="float" office:value="4.31901777106508" calcext:value-type="float">
            <text:p>4.31901777106508</text:p>
          </table:table-cell>
          <table:table-cell table:style-name="ce1" office:value-type="float" office:value="4.53755851412512" calcext:value-type="float">
            <text:p>4.5375585141251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6.6851832977673" calcext:value-type="float">
            <text:p>36.6851832977673</text:p>
          </table:table-cell>
          <table:table-cell table:style-name="ce1" office:value-type="float" office:value="36.5837775568496" calcext:value-type="float">
            <text:p>36.5837775568496</text:p>
          </table:table-cell>
          <table:table-cell table:style-name="ce1" office:value-type="float" office:value="36.0126266562744" calcext:value-type="float">
            <text:p>36.0126266562744</text:p>
          </table:table-cell>
          <table:table-cell table:style-name="ce1" office:value-type="float" office:value="35.3235853131749" calcext:value-type="float">
            <text:p>35.3235853131749</text:p>
          </table:table-cell>
          <table:table-cell table:style-name="ce1" office:value-type="float" office:value="37.5482898550725" calcext:value-type="float">
            <text:p>37.5482898550725</text:p>
          </table:table-cell>
          <table:table-cell table:style-name="ce1" office:value-type="float" office:value="36.8138039215686" calcext:value-type="float">
            <text:p>36.8138039215686</text:p>
          </table:table-cell>
          <table:table-cell table:style-name="ce1" office:value-type="float" office:value="34.8035250602734" calcext:value-type="float">
            <text:p>34.8035250602734</text:p>
          </table:table-cell>
          <table:table-cell table:style-name="ce1" office:value-type="float" office:value="33.9120464484545" calcext:value-type="float">
            <text:p>33.9120464484545</text:p>
          </table:table-cell>
          <table:table-cell table:style-name="ce1" office:value-type="float" office:value="36.5335179395563" calcext:value-type="float">
            <text:p>36.5335179395563</text:p>
          </table:table-cell>
          <table:table-cell table:style-name="ce1" office:value-type="float" office:value="39.0929362962963" calcext:value-type="float">
            <text:p>39.0929362962963</text:p>
          </table:table-cell>
          <table:table-cell table:style-name="ce1" office:value-type="float" office:value="40.532896385599" calcext:value-type="float">
            <text:p>40.532896385599</text:p>
          </table:table-cell>
          <table:table-cell table:style-name="ce1" office:value-type="float" office:value="38.5525420461946" calcext:value-type="float">
            <text:p>38.5525420461946</text:p>
          </table:table-cell>
          <table:table-cell table:style-name="ce1" office:value-type="float" office:value="38.93410271206" calcext:value-type="float">
            <text:p>38.93410271206</text:p>
          </table:table-cell>
          <table:table-cell table:style-name="ce1" office:value-type="float" office:value="40.4316963903553" calcext:value-type="float">
            <text:p>40.4316963903553</text:p>
          </table:table-cell>
          <table:table-cell table:style-name="ce1" office:value-type="float" office:value="40.5895226024504" calcext:value-type="float">
            <text:p>40.5895226024504</text:p>
          </table:table-cell>
          <table:table-cell table:style-name="ce1" office:value-type="float" office:value="32.9973812508706" calcext:value-type="float">
            <text:p>32.9973812508706</text:p>
          </table:table-cell>
          <table:table-cell table:style-name="ce1" office:value-type="float" office:value="32.8243012105974" calcext:value-type="float">
            <text:p>32.8243012105974</text:p>
          </table:table-cell>
          <table:table-cell table:style-name="ce1" office:value-type="float" office:value="30.2405370851067" calcext:value-type="float">
            <text:p>30.2405370851067</text:p>
          </table:table-cell>
          <table:table-cell table:style-name="ce1" office:value-type="float" office:value="32.728861596599" calcext:value-type="float">
            <text:p>32.728861596599</text:p>
          </table:table-cell>
          <table:table-cell table:style-name="ce1" office:value-type="float" office:value="33.4102288511145" calcext:value-type="float">
            <text:p>33.4102288511145</text:p>
          </table:table-cell>
          <table:table-cell table:style-name="ce1" office:value-type="float" office:value="30.2805684470685" calcext:value-type="float">
            <text:p>30.2805684470685</text:p>
          </table:table-cell>
          <table:table-cell table:style-name="ce1" office:value-type="float" office:value="25.8138325689643" calcext:value-type="float">
            <text:p>25.8138325689643</text:p>
          </table:table-cell>
          <table:table-cell table:style-name="ce1" office:value-type="float" office:value="24.2376636344983" calcext:value-type="float">
            <text:p>24.2376636344983</text:p>
          </table:table-cell>
          <table:table-cell table:style-name="ce1" office:value-type="float" office:value="22.6766633298871" calcext:value-type="float">
            <text:p>22.6766633298871</text:p>
          </table:table-cell>
          <table:table-cell table:style-name="ce1" office:value-type="float" office:value="24.3967043535757" calcext:value-type="float">
            <text:p>24.3967043535757</text:p>
          </table:table-cell>
          <table:table-cell table:style-name="ce1" office:value-type="float" office:value="24.9995909529705" calcext:value-type="float">
            <text:p>24.9995909529705</text:p>
          </table:table-cell>
          <table:table-cell table:style-name="ce1" office:value-type="float" office:value="24.4596082583377" calcext:value-type="float">
            <text:p>24.4596082583377</text:p>
          </table:table-cell>
          <table:table-cell table:style-name="ce1" office:value-type="float" office:value="23.381761294673" calcext:value-type="float">
            <text:p>23.381761294673</text:p>
          </table:table-cell>
          <table:table-cell table:style-name="ce1" office:value-type="float" office:value="23.9098808408087" calcext:value-type="float">
            <text:p>23.9098808408087</text:p>
          </table:table-cell>
          <table:table-cell table:style-name="ce1" office:value-type="float" office:value="25.6135719968178" calcext:value-type="float">
            <text:p>25.6135719968178</text:p>
          </table:table-cell>
          <table:table-cell table:style-name="ce1" office:value-type="float" office:value="26.1976587665314" calcext:value-type="float">
            <text:p>26.1976587665314</text:p>
          </table:table-cell>
          <table:table-cell table:style-name="ce1" office:value-type="float" office:value="27.4314341085271" calcext:value-type="float">
            <text:p>27.4314341085271</text:p>
          </table:table-cell>
          <table:table-cell table:style-name="ce1" office:value-type="float" office:value="26.9572537770128" calcext:value-type="float">
            <text:p>26.9572537770128</text:p>
          </table:table-cell>
          <table:table-cell table:style-name="ce1" office:value-type="float" office:value="27.1421196301654" calcext:value-type="float">
            <text:p>27.1421196301654</text:p>
          </table:table-cell>
          <table:table-cell table:style-name="ce1" office:value-type="float" office:value="25.2915381274431" calcext:value-type="float">
            <text:p>25.2915381274431</text:p>
          </table:table-cell>
          <table:table-cell table:style-name="ce1" office:value-type="float" office:value="20.3530278372591" calcext:value-type="float">
            <text:p>20.3530278372591</text:p>
          </table:table-cell>
          <table:table-cell table:style-name="ce1" office:value-type="float" office:value="20.3700090530509" calcext:value-type="float">
            <text:p>20.3700090530509</text:p>
          </table:table-cell>
          <table:table-cell table:style-name="ce1" office:value-type="float" office:value="18.9272976516867" calcext:value-type="float">
            <text:p>18.9272976516867</text:p>
          </table:table-cell>
          <table:table-cell table:style-name="ce1" office:value-type="float" office:value="17.3204662114434" calcext:value-type="float">
            <text:p>17.3204662114434</text:p>
          </table:table-cell>
          <table:table-cell table:style-name="ce1" office:value-type="float" office:value="17.854769731111" calcext:value-type="float">
            <text:p>17.854769731111</text:p>
          </table:table-cell>
          <table:table-cell table:style-name="ce1" office:value-type="float" office:value="18.8855122622049" calcext:value-type="float">
            <text:p>18.8855122622049</text:p>
          </table:table-cell>
          <table:table-cell table:style-name="ce1" office:value-type="float" office:value="19.9327331408188" calcext:value-type="float">
            <text:p>19.9327331408188</text:p>
          </table:table-cell>
          <table:table-cell table:style-name="ce1" office:value-type="float" office:value="21.105745503446" calcext:value-type="float">
            <text:p>21.105745503446</text:p>
          </table:table-cell>
          <table:table-cell table:style-name="ce1" office:value-type="float" office:value="21.9307109802272" calcext:value-type="float">
            <text:p>21.9307109802272</text:p>
          </table:table-cell>
          <table:table-cell table:style-name="ce1" office:value-type="float" office:value="24.5990264028204" calcext:value-type="float">
            <text:p>24.5990264028204</text:p>
          </table:table-cell>
          <table:table-cell table:style-name="ce1" office:value-type="float" office:value="24.8246466791929" calcext:value-type="float">
            <text:p>24.8246466791929</text:p>
          </table:table-cell>
          <table:table-cell table:style-name="ce1" office:value-type="float" office:value="24.0128576476239" calcext:value-type="float">
            <text:p>24.0128576476239</text:p>
          </table:table-cell>
          <table:table-cell table:style-name="ce1" office:value-type="float" office:value="22.9649224051184" calcext:value-type="float">
            <text:p>22.9649224051184</text:p>
          </table:table-cell>
          <table:table-cell table:style-name="ce1" office:value-type="float" office:value="22.3854722193799" calcext:value-type="float">
            <text:p>22.3854722193799</text:p>
          </table:table-cell>
          <table:table-cell table:style-name="ce1" office:value-type="float" office:value="20.8771251730172" calcext:value-type="float">
            <text:p>20.8771251730172</text:p>
          </table:table-cell>
          <table:table-cell table:style-name="ce1" office:value-type="float" office:value="21.6351358015437" calcext:value-type="float">
            <text:p>21.6351358015437</text:p>
          </table:table-cell>
          <table:table-cell table:style-name="ce1" office:value-type="float" office:value="20.8978116975694" calcext:value-type="float">
            <text:p>20.897811697569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5.17858211141788" calcext:value-type="float">
            <text:p>5.17858211141788</text:p>
          </table:table-cell>
          <table:table-cell table:style-name="ce1" office:value-type="float" office:value="4.72378622785561" calcext:value-type="float">
            <text:p>4.72378622785561</text:p>
          </table:table-cell>
          <table:table-cell table:style-name="ce1" office:value-type="float" office:value="4.48929799241652" calcext:value-type="float">
            <text:p>4.48929799241652</text:p>
          </table:table-cell>
          <table:table-cell table:style-name="ce1" office:value-type="float" office:value="3.87940674173942" calcext:value-type="float">
            <text:p>3.87940674173942</text:p>
          </table:table-cell>
          <table:table-cell table:style-name="ce1" office:value-type="float" office:value="3.86365700779173" calcext:value-type="float">
            <text:p>3.86365700779173</text:p>
          </table:table-cell>
          <table:table-cell table:style-name="ce1" office:value-type="float" office:value="3.43811725420093" calcext:value-type="float">
            <text:p>3.43811725420093</text:p>
          </table:table-cell>
          <table:table-cell table:style-name="ce1" office:value-type="float" office:value="3.34896405381036" calcext:value-type="float">
            <text:p>3.34896405381036</text:p>
          </table:table-cell>
          <table:table-cell table:style-name="ce1" office:value-type="float" office:value="2.85630847670051" calcext:value-type="float">
            <text:p>2.85630847670051</text:p>
          </table:table-cell>
          <table:table-cell table:style-name="ce1" office:value-type="float" office:value="2.63615720892906" calcext:value-type="float">
            <text:p>2.63615720892906</text:p>
          </table:table-cell>
          <table:table-cell table:style-name="ce1" office:value-type="float" office:value="2.93244522221319" calcext:value-type="float">
            <text:p>2.93244522221319</text:p>
          </table:table-cell>
          <table:table-cell table:style-name="ce1" office:value-type="float" office:value="2.87941119561176" calcext:value-type="float">
            <text:p>2.87941119561176</text:p>
          </table:table-cell>
          <table:table-cell table:style-name="ce1" office:value-type="float" office:value="3.09809895736586" calcext:value-type="float">
            <text:p>3.09809895736586</text:p>
          </table:table-cell>
          <table:table-cell table:style-name="ce1" office:value-type="float" office:value="3.15153800811445" calcext:value-type="float">
            <text:p>3.15153800811445</text:p>
          </table:table-cell>
          <table:table-cell table:style-name="ce1" office:value-type="float" office:value="3.20543246624641" calcext:value-type="float">
            <text:p>3.20543246624641</text:p>
          </table:table-cell>
          <table:table-cell table:style-name="ce1" office:value-type="float" office:value="3.41845609160293" calcext:value-type="float">
            <text:p>3.41845609160293</text:p>
          </table:table-cell>
          <table:table-cell table:style-name="ce1" office:value-type="float" office:value="3.77978525899583" calcext:value-type="float">
            <text:p>3.77978525899583</text:p>
          </table:table-cell>
          <table:table-cell table:style-name="ce1" office:value-type="float" office:value="3.62940575624552" calcext:value-type="float">
            <text:p>3.62940575624552</text:p>
          </table:table-cell>
          <table:table-cell table:style-name="ce1" office:value-type="float" office:value="3.44326644313384" calcext:value-type="float">
            <text:p>3.44326644313384</text:p>
          </table:table-cell>
          <table:table-cell table:style-name="ce1" office:value-type="float" office:value="3.963228139429" calcext:value-type="float">
            <text:p>3.963228139429</text:p>
          </table:table-cell>
          <table:table-cell table:style-name="ce1" office:value-type="float" office:value="3.7868014365136" calcext:value-type="float">
            <text:p>3.786801436513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cao SAR, China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99423758865248" calcext:value-type="float">
            <text:p>0.299423758865248</text:p>
          </table:table-cell>
          <table:table-cell table:style-name="ce1" office:value-type="float" office:value="0.397824535358438" calcext:value-type="float">
            <text:p>0.397824535358438</text:p>
          </table:table-cell>
          <table:table-cell table:style-name="ce1" office:value-type="float" office:value="0.526678635547576" calcext:value-type="float">
            <text:p>0.526678635547576</text:p>
          </table:table-cell>
          <table:table-cell table:style-name="ce1" office:value-type="float" office:value="0.563546949439066" calcext:value-type="float">
            <text:p>0.563546949439066</text:p>
          </table:table-cell>
          <table:table-cell table:style-name="ce1" office:value-type="float" office:value="0.649772431564932" calcext:value-type="float">
            <text:p>0.649772431564932</text:p>
          </table:table-cell>
          <table:table-cell table:style-name="ce1" office:value-type="float" office:value="0.63801652892562" calcext:value-type="float">
            <text:p>0.63801652892562</text:p>
          </table:table-cell>
          <table:table-cell table:style-name="ce1" office:value-type="float" office:value="0.693249044371591" calcext:value-type="float">
            <text:p>0.693249044371591</text:p>
          </table:table-cell>
          <table:table-cell table:style-name="ce1" office:value-type="float" office:value="0.726113052125778" calcext:value-type="float">
            <text:p>0.726113052125778</text:p>
          </table:table-cell>
          <table:table-cell table:style-name="ce1" office:value-type="float" office:value="0.711351205462006" calcext:value-type="float">
            <text:p>0.711351205462006</text:p>
          </table:table-cell>
          <table:table-cell table:style-name="ce1" office:value-type="float" office:value="0.687627899392605" calcext:value-type="float">
            <text:p>0.687627899392605</text:p>
          </table:table-cell>
          <table:table-cell table:style-name="ce1" office:value-type="float" office:value="0.818145236795659" calcext:value-type="float">
            <text:p>0.818145236795659</text:p>
          </table:table-cell>
          <table:table-cell table:style-name="ce1" office:value-type="float" office:value="0.895514040042382" calcext:value-type="float">
            <text:p>0.895514040042382</text:p>
          </table:table-cell>
          <table:table-cell table:style-name="ce1" office:value-type="float" office:value="0.908522821119859" calcext:value-type="float">
            <text:p>0.908522821119859</text:p>
          </table:table-cell>
          <table:table-cell table:style-name="ce1" office:value-type="float" office:value="0.884680337756333" calcext:value-type="float">
            <text:p>0.884680337756333</text:p>
          </table:table-cell>
          <table:table-cell table:style-name="ce1" office:value-type="float" office:value="1.06841349032129" calcext:value-type="float">
            <text:p>1.06841349032129</text:p>
          </table:table-cell>
          <table:table-cell table:style-name="ce1" office:value-type="float" office:value="1.19666173810397" calcext:value-type="float">
            <text:p>1.19666173810397</text:p>
          </table:table-cell>
          <table:table-cell table:style-name="ce1" office:value-type="float" office:value="1.02890429619991" calcext:value-type="float">
            <text:p>1.02890429619991</text:p>
          </table:table-cell>
          <table:table-cell table:style-name="ce1" office:value-type="float" office:value="1.26381349777827" calcext:value-type="float">
            <text:p>1.26381349777827</text:p>
          </table:table-cell>
          <table:table-cell table:style-name="ce1" office:value-type="float" office:value="1.70904239084707" calcext:value-type="float">
            <text:p>1.70904239084707</text:p>
          </table:table-cell>
          <table:table-cell table:style-name="ce1" office:value-type="float" office:value="1.70471833564402" calcext:value-type="float">
            <text:p>1.70471833564402</text:p>
          </table:table-cell>
          <table:table-cell table:style-name="ce1" office:value-type="float" office:value="2.14447928004029" calcext:value-type="float">
            <text:p>2.14447928004029</text:p>
          </table:table-cell>
          <table:table-cell table:style-name="ce1" office:value-type="float" office:value="2.12235885482324" calcext:value-type="float">
            <text:p>2.12235885482324</text:p>
          </table:table-cell>
          <table:table-cell table:style-name="ce1" office:value-type="float" office:value="1.85513622897352" calcext:value-type="float">
            <text:p>1.85513622897352</text:p>
          </table:table-cell>
          <table:table-cell table:style-name="ce1" office:value-type="float" office:value="2.5105898981868" calcext:value-type="float">
            <text:p>2.5105898981868</text:p>
          </table:table-cell>
          <table:table-cell table:style-name="ce1" office:value-type="float" office:value="2.13293874615753" calcext:value-type="float">
            <text:p>2.13293874615753</text:p>
          </table:table-cell>
          <table:table-cell table:style-name="ce1" office:value-type="float" office:value="2.47584581833895" calcext:value-type="float">
            <text:p>2.47584581833895</text:p>
          </table:table-cell>
          <table:table-cell table:style-name="ce1" office:value-type="float" office:value="2.83421510481007" calcext:value-type="float">
            <text:p>2.83421510481007</text:p>
          </table:table-cell>
          <table:table-cell table:style-name="ce1" office:value-type="float" office:value="3.01174629247958" calcext:value-type="float">
            <text:p>3.01174629247958</text:p>
          </table:table-cell>
          <table:table-cell table:style-name="ce1" office:value-type="float" office:value="2.8707106967662" calcext:value-type="float">
            <text:p>2.8707106967662</text:p>
          </table:table-cell>
          <table:table-cell table:style-name="ce1" office:value-type="float" office:value="2.95702892956865" calcext:value-type="float">
            <text:p>2.95702892956865</text:p>
          </table:table-cell>
          <table:table-cell table:style-name="ce1" office:value-type="float" office:value="2.87459935786065" calcext:value-type="float">
            <text:p>2.87459935786065</text:p>
          </table:table-cell>
          <table:table-cell table:style-name="ce1" office:value-type="float" office:value="2.9575461995648" calcext:value-type="float">
            <text:p>2.9575461995648</text:p>
          </table:table-cell>
          <table:table-cell table:style-name="ce1" office:value-type="float" office:value="2.87304095564043" calcext:value-type="float">
            <text:p>2.87304095564043</text:p>
          </table:table-cell>
          <table:table-cell table:style-name="ce1" office:value-type="float" office:value="3.08566620178111" calcext:value-type="float">
            <text:p>3.08566620178111</text:p>
          </table:table-cell>
          <table:table-cell table:style-name="ce1" office:value-type="float" office:value="3.27592059890296" calcext:value-type="float">
            <text:p>3.27592059890296</text:p>
          </table:table-cell>
          <table:table-cell table:style-name="ce1" office:value-type="float" office:value="3.11980153541519" calcext:value-type="float">
            <text:p>3.11980153541519</text:p>
          </table:table-cell>
          <table:table-cell table:style-name="ce1" office:value-type="float" office:value="3.49297561144138" calcext:value-type="float">
            <text:p>3.49297561144138</text:p>
          </table:table-cell>
          <table:table-cell table:style-name="ce1" office:value-type="float" office:value="3.64002465833881" calcext:value-type="float">
            <text:p>3.64002465833881</text:p>
          </table:table-cell>
          <table:table-cell table:style-name="ce1" office:value-type="float" office:value="3.73870967741935" calcext:value-type="float">
            <text:p>3.73870967741935</text:p>
          </table:table-cell>
          <table:table-cell table:style-name="ce1" office:value-type="float" office:value="3.60280457306181" calcext:value-type="float">
            <text:p>3.60280457306181</text:p>
          </table:table-cell>
          <table:table-cell table:style-name="ce1" office:value-type="float" office:value="3.78665314523729" calcext:value-type="float">
            <text:p>3.78665314523729</text:p>
          </table:table-cell>
          <table:table-cell table:style-name="ce1" office:value-type="float" office:value="3.8504136155293" calcext:value-type="float">
            <text:p>3.8504136155293</text:p>
          </table:table-cell>
          <table:table-cell table:style-name="ce1" office:value-type="float" office:value="3.43437090535776" calcext:value-type="float">
            <text:p>3.43437090535776</text:p>
          </table:table-cell>
          <table:table-cell table:style-name="ce1" office:value-type="float" office:value="3.40867302342298" calcext:value-type="float">
            <text:p>3.40867302342298</text:p>
          </table:table-cell>
          <table:table-cell table:style-name="ce1" office:value-type="float" office:value="3.76632379589994" calcext:value-type="float">
            <text:p>3.76632379589994</text:p>
          </table:table-cell>
          <table:table-cell table:style-name="ce1" office:value-type="float" office:value="3.92432110289673" calcext:value-type="float">
            <text:p>3.92432110289673</text:p>
          </table:table-cell>
          <table:table-cell table:style-name="ce1" office:value-type="float" office:value="3.40154212387019" calcext:value-type="float">
            <text:p>3.40154212387019</text:p>
          </table:table-cell>
          <table:table-cell table:style-name="ce1" office:value-type="float" office:value="3.13131462693348" calcext:value-type="float">
            <text:p>3.13131462693348</text:p>
          </table:table-cell>
          <table:table-cell table:style-name="ce1" office:value-type="float" office:value="2.63852474205262" calcext:value-type="float">
            <text:p>2.63852474205262</text:p>
          </table:table-cell>
          <table:table-cell table:style-name="ce1" office:value-type="float" office:value="2.79206950451185" calcext:value-type="float">
            <text:p>2.79206950451185</text:p>
          </table:table-cell>
          <table:table-cell table:style-name="ce1" office:value-type="float" office:value="2.24289316269691" calcext:value-type="float">
            <text:p>2.24289316269691</text:p>
          </table:table-cell>
          <table:table-cell table:style-name="ce1" office:value-type="float" office:value="2.13306090195031" calcext:value-type="float">
            <text:p>2.1330609019503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t. Martin (French part)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rocco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95357988224715" calcext:value-type="float">
            <text:p>0.295357988224715</text:p>
          </table:table-cell>
          <table:table-cell table:style-name="ce1" office:value-type="float" office:value="0.29709724099887" calcext:value-type="float">
            <text:p>0.29709724099887</text:p>
          </table:table-cell>
          <table:table-cell table:style-name="ce1" office:value-type="float" office:value="0.235120747573267" calcext:value-type="float">
            <text:p>0.235120747573267</text:p>
          </table:table-cell>
          <table:table-cell table:style-name="ce1" office:value-type="float" office:value="0.293609742271889" calcext:value-type="float">
            <text:p>0.293609742271889</text:p>
          </table:table-cell>
          <table:table-cell table:style-name="ce1" office:value-type="float" office:value="0.318800881315641" calcext:value-type="float">
            <text:p>0.318800881315641</text:p>
          </table:table-cell>
          <table:table-cell table:style-name="ce1" office:value-type="float" office:value="0.299054365724326" calcext:value-type="float">
            <text:p>0.299054365724326</text:p>
          </table:table-cell>
          <table:table-cell table:style-name="ce1" office:value-type="float" office:value="0.374048587142286" calcext:value-type="float">
            <text:p>0.374048587142286</text:p>
          </table:table-cell>
          <table:table-cell table:style-name="ce1" office:value-type="float" office:value="0.361585776797436" calcext:value-type="float">
            <text:p>0.361585776797436</text:p>
          </table:table-cell>
          <table:table-cell table:style-name="ce1" office:value-type="float" office:value="0.367054548390162" calcext:value-type="float">
            <text:p>0.367054548390162</text:p>
          </table:table-cell>
          <table:table-cell table:style-name="ce1" office:value-type="float" office:value="0.371421754569545" calcext:value-type="float">
            <text:p>0.371421754569545</text:p>
          </table:table-cell>
          <table:table-cell table:style-name="ce1" office:value-type="float" office:value="0.45472848450086" calcext:value-type="float">
            <text:p>0.45472848450086</text:p>
          </table:table-cell>
          <table:table-cell table:style-name="ce1" office:value-type="float" office:value="0.500494479879102" calcext:value-type="float">
            <text:p>0.500494479879102</text:p>
          </table:table-cell>
          <table:table-cell table:style-name="ce1" office:value-type="float" office:value="0.480813176408745" calcext:value-type="float">
            <text:p>0.480813176408745</text:p>
          </table:table-cell>
          <table:table-cell table:style-name="ce1" office:value-type="float" office:value="0.563873270654512" calcext:value-type="float">
            <text:p>0.563873270654512</text:p>
          </table:table-cell>
          <table:table-cell table:style-name="ce1" office:value-type="float" office:value="0.63759834051332" calcext:value-type="float">
            <text:p>0.63759834051332</text:p>
          </table:table-cell>
          <table:table-cell table:style-name="ce1" office:value-type="float" office:value="0.622304688300738" calcext:value-type="float">
            <text:p>0.622304688300738</text:p>
          </table:table-cell>
          <table:table-cell table:style-name="ce1" office:value-type="float" office:value="0.632304872216448" calcext:value-type="float">
            <text:p>0.632304872216448</text:p>
          </table:table-cell>
          <table:table-cell table:style-name="ce1" office:value-type="float" office:value="0.679685171564418" calcext:value-type="float">
            <text:p>0.679685171564418</text:p>
          </table:table-cell>
          <table:table-cell table:style-name="ce1" office:value-type="float" office:value="0.683437320438925" calcext:value-type="float">
            <text:p>0.683437320438925</text:p>
          </table:table-cell>
          <table:table-cell table:style-name="ce1" office:value-type="float" office:value="0.81442761279202" calcext:value-type="float">
            <text:p>0.81442761279202</text:p>
          </table:table-cell>
          <table:table-cell table:style-name="ce1" office:value-type="float" office:value="0.79435003219924" calcext:value-type="float">
            <text:p>0.79435003219924</text:p>
          </table:table-cell>
          <table:table-cell table:style-name="ce1" office:value-type="float" office:value="0.771048005921313" calcext:value-type="float">
            <text:p>0.771048005921313</text:p>
          </table:table-cell>
          <table:table-cell table:style-name="ce1" office:value-type="float" office:value="0.809604185386429" calcext:value-type="float">
            <text:p>0.809604185386429</text:p>
          </table:table-cell>
          <table:table-cell table:style-name="ce1" office:value-type="float" office:value="0.824507061934476" calcext:value-type="float">
            <text:p>0.824507061934476</text:p>
          </table:table-cell>
          <table:table-cell table:style-name="ce1" office:value-type="float" office:value="0.806276362876652" calcext:value-type="float">
            <text:p>0.806276362876652</text:p>
          </table:table-cell>
          <table:table-cell table:style-name="ce1" office:value-type="float" office:value="0.790649621331225" calcext:value-type="float">
            <text:p>0.790649621331225</text:p>
          </table:table-cell>
          <table:table-cell table:style-name="ce1" office:value-type="float" office:value="0.817916526729292" calcext:value-type="float">
            <text:p>0.817916526729292</text:p>
          </table:table-cell>
          <table:table-cell table:style-name="ce1" office:value-type="float" office:value="0.853839455961326" calcext:value-type="float">
            <text:p>0.853839455961326</text:p>
          </table:table-cell>
          <table:table-cell table:style-name="ce1" office:value-type="float" office:value="0.881368216942956" calcext:value-type="float">
            <text:p>0.881368216942956</text:p>
          </table:table-cell>
          <table:table-cell table:style-name="ce1" office:value-type="float" office:value="0.935865846032525" calcext:value-type="float">
            <text:p>0.935865846032525</text:p>
          </table:table-cell>
          <table:table-cell table:style-name="ce1" office:value-type="float" office:value="0.943567904741811" calcext:value-type="float">
            <text:p>0.943567904741811</text:p>
          </table:table-cell>
          <table:table-cell table:style-name="ce1" office:value-type="float" office:value="0.982910745450111" calcext:value-type="float">
            <text:p>0.982910745450111</text:p>
          </table:table-cell>
          <table:table-cell table:style-name="ce1" office:value-type="float" office:value="1.00668518615527" calcext:value-type="float">
            <text:p>1.00668518615527</text:p>
          </table:table-cell>
          <table:table-cell table:style-name="ce1" office:value-type="float" office:value="1.07232657449613" calcext:value-type="float">
            <text:p>1.07232657449613</text:p>
          </table:table-cell>
          <table:table-cell table:style-name="ce1" office:value-type="float" office:value="1.10814781554723" calcext:value-type="float">
            <text:p>1.10814781554723</text:p>
          </table:table-cell>
          <table:table-cell table:style-name="ce1" office:value-type="float" office:value="1.1182492130794" calcext:value-type="float">
            <text:p>1.1182492130794</text:p>
          </table:table-cell>
          <table:table-cell table:style-name="ce1" office:value-type="float" office:value="1.13202784261738" calcext:value-type="float">
            <text:p>1.13202784261738</text:p>
          </table:table-cell>
          <table:table-cell table:style-name="ce1" office:value-type="float" office:value="1.14063675202568" calcext:value-type="float">
            <text:p>1.14063675202568</text:p>
          </table:table-cell>
          <table:table-cell table:style-name="ce1" office:value-type="float" office:value="1.1324134175169" calcext:value-type="float">
            <text:p>1.1324134175169</text:p>
          </table:table-cell>
          <table:table-cell table:style-name="ce1" office:value-type="float" office:value="1.15795390537374" calcext:value-type="float">
            <text:p>1.15795390537374</text:p>
          </table:table-cell>
          <table:table-cell table:style-name="ce1" office:value-type="float" office:value="1.17113762904633" calcext:value-type="float">
            <text:p>1.17113762904633</text:p>
          </table:table-cell>
          <table:table-cell table:style-name="ce1" office:value-type="float" office:value="1.28936162589818" calcext:value-type="float">
            <text:p>1.28936162589818</text:p>
          </table:table-cell>
          <table:table-cell table:style-name="ce1" office:value-type="float" office:value="1.29518803263493" calcext:value-type="float">
            <text:p>1.29518803263493</text:p>
          </table:table-cell>
          <table:table-cell table:style-name="ce1" office:value-type="float" office:value="1.25990265553069" calcext:value-type="float">
            <text:p>1.25990265553069</text:p>
          </table:table-cell>
          <table:table-cell table:style-name="ce1" office:value-type="float" office:value="1.43923105452481" calcext:value-type="float">
            <text:p>1.43923105452481</text:p>
          </table:table-cell>
          <table:table-cell table:style-name="ce1" office:value-type="float" office:value="1.50636078503156" calcext:value-type="float">
            <text:p>1.50636078503156</text:p>
          </table:table-cell>
          <table:table-cell table:style-name="ce1" office:value-type="float" office:value="1.54522955818878" calcext:value-type="float">
            <text:p>1.54522955818878</text:p>
          </table:table-cell>
          <table:table-cell table:style-name="ce1" office:value-type="float" office:value="1.62093173583506" calcext:value-type="float">
            <text:p>1.62093173583506</text:p>
          </table:table-cell>
          <table:table-cell table:style-name="ce1" office:value-type="float" office:value="1.68737556834739" calcext:value-type="float">
            <text:p>1.68737556834739</text:p>
          </table:table-cell>
          <table:table-cell table:style-name="ce1" office:value-type="float" office:value="1.65480603821074" calcext:value-type="float">
            <text:p>1.65480603821074</text:p>
          </table:table-cell>
          <table:table-cell table:style-name="ce1" office:value-type="float" office:value="1.74283277934955" calcext:value-type="float">
            <text:p>1.74283277934955</text:p>
          </table:table-cell>
          <table:table-cell table:style-name="ce1" office:value-type="float" office:value="1.73791554669125" calcext:value-type="float">
            <text:p>1.7379155466912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naco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ldova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5.65881624392876" calcext:value-type="float">
            <text:p>5.65881624392876</text:p>
          </table:table-cell>
          <table:table-cell table:style-name="ce1" office:value-type="float" office:value="4.22284625776817" calcext:value-type="float">
            <text:p>4.22284625776817</text:p>
          </table:table-cell>
          <table:table-cell table:style-name="ce1" office:value-type="float" office:value="3.27556190734218" calcext:value-type="float">
            <text:p>3.27556190734218</text:p>
          </table:table-cell>
          <table:table-cell table:style-name="ce1" office:value-type="float" office:value="3.04527415451937" calcext:value-type="float">
            <text:p>3.04527415451937</text:p>
          </table:table-cell>
          <table:table-cell table:style-name="ce1" office:value-type="float" office:value="3.14135922097156" calcext:value-type="float">
            <text:p>3.14135922097156</text:p>
          </table:table-cell>
          <table:table-cell table:style-name="ce1" office:value-type="float" office:value="1.94277720370597" calcext:value-type="float">
            <text:p>1.94277720370597</text:p>
          </table:table-cell>
          <table:table-cell table:style-name="ce1" office:value-type="float" office:value="1.71667946074336" calcext:value-type="float">
            <text:p>1.71667946074336</text:p>
          </table:table-cell>
          <table:table-cell table:style-name="ce1" office:value-type="float" office:value="1.23473396360462" calcext:value-type="float">
            <text:p>1.23473396360462</text:p>
          </table:table-cell>
          <table:table-cell table:style-name="ce1" office:value-type="float" office:value="0.965214232804117" calcext:value-type="float">
            <text:p>0.965214232804117</text:p>
          </table:table-cell>
          <table:table-cell table:style-name="ce1" office:value-type="float" office:value="1.02291336106505" calcext:value-type="float">
            <text:p>1.02291336106505</text:p>
          </table:table-cell>
          <table:table-cell table:style-name="ce1" office:value-type="float" office:value="1.10018238716312" calcext:value-type="float">
            <text:p>1.10018238716312</text:p>
          </table:table-cell>
          <table:table-cell table:style-name="ce1" office:value-type="float" office:value="1.18752826696973" calcext:value-type="float">
            <text:p>1.18752826696973</text:p>
          </table:table-cell>
          <table:table-cell table:style-name="ce1" office:value-type="float" office:value="1.26373016236374" calcext:value-type="float">
            <text:p>1.26373016236374</text:p>
          </table:table-cell>
          <table:table-cell table:style-name="ce1" office:value-type="float" office:value="1.36166630553571" calcext:value-type="float">
            <text:p>1.36166630553571</text:p>
          </table:table-cell>
          <table:table-cell table:style-name="ce1" office:value-type="float" office:value="1.39307192411935" calcext:value-type="float">
            <text:p>1.39307192411935</text:p>
          </table:table-cell>
          <table:table-cell table:style-name="ce1" office:value-type="float" office:value="1.30813802975194" calcext:value-type="float">
            <text:p>1.30813802975194</text:p>
          </table:table-cell>
          <table:table-cell table:style-name="ce1" office:value-type="float" office:value="1.3373360133643" calcext:value-type="float">
            <text:p>1.3373360133643</text:p>
          </table:table-cell>
          <table:table-cell table:style-name="ce1" office:value-type="float" office:value="1.27629063687387" calcext:value-type="float">
            <text:p>1.27629063687387</text:p>
          </table:table-cell>
          <table:table-cell table:style-name="ce1" office:value-type="float" office:value="1.38565964214377" calcext:value-type="float">
            <text:p>1.38565964214377</text:p>
          </table:table-cell>
          <table:table-cell table:style-name="ce1" office:value-type="float" office:value="1.39882179311941" calcext:value-type="float">
            <text:p>1.3988217931194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dagascar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783828044674529" calcext:value-type="float">
            <text:p>0.078382804467453</text:p>
          </table:table-cell>
          <table:table-cell table:style-name="ce1" office:value-type="float" office:value="0.0680943353279267" calcext:value-type="float">
            <text:p>0.068094335327927</text:p>
          </table:table-cell>
          <table:table-cell table:style-name="ce1" office:value-type="float" office:value="0.0739884401702775" calcext:value-type="float">
            <text:p>0.073988440170278</text:p>
          </table:table-cell>
          <table:table-cell table:style-name="ce1" office:value-type="float" office:value="0.0842129168319939" calcext:value-type="float">
            <text:p>0.084212916831994</text:p>
          </table:table-cell>
          <table:table-cell table:style-name="ce1" office:value-type="float" office:value="0.0860461325334852" calcext:value-type="float">
            <text:p>0.086046132533485</text:p>
          </table:table-cell>
          <table:table-cell table:style-name="ce1" office:value-type="float" office:value="0.0966134237580511" calcext:value-type="float">
            <text:p>0.096613423758051</text:p>
          </table:table-cell>
          <table:table-cell table:style-name="ce1" office:value-type="float" office:value="0.0979013392902404" calcext:value-type="float">
            <text:p>0.09790133929024</text:p>
          </table:table-cell>
          <table:table-cell table:style-name="ce1" office:value-type="float" office:value="0.138895338975375" calcext:value-type="float">
            <text:p>0.138895338975375</text:p>
          </table:table-cell>
          <table:table-cell table:style-name="ce1" office:value-type="float" office:value="0.146498694627565" calcext:value-type="float">
            <text:p>0.146498694627565</text:p>
          </table:table-cell>
          <table:table-cell table:style-name="ce1" office:value-type="float" office:value="0.132919321035664" calcext:value-type="float">
            <text:p>0.132919321035664</text:p>
          </table:table-cell>
          <table:table-cell table:style-name="ce1" office:value-type="float" office:value="0.147766198657878" calcext:value-type="float">
            <text:p>0.147766198657878</text:p>
          </table:table-cell>
          <table:table-cell table:style-name="ce1" office:value-type="float" office:value="0.151879665437539" calcext:value-type="float">
            <text:p>0.151879665437539</text:p>
          </table:table-cell>
          <table:table-cell table:style-name="ce1" office:value-type="float" office:value="0.185133212597752" calcext:value-type="float">
            <text:p>0.185133212597752</text:p>
          </table:table-cell>
          <table:table-cell table:style-name="ce1" office:value-type="float" office:value="0.150219835576662" calcext:value-type="float">
            <text:p>0.150219835576662</text:p>
          </table:table-cell>
          <table:table-cell table:style-name="ce1" office:value-type="float" office:value="0.16142177373632" calcext:value-type="float">
            <text:p>0.16142177373632</text:p>
          </table:table-cell>
          <table:table-cell table:style-name="ce1" office:value-type="float" office:value="0.223628344995754" calcext:value-type="float">
            <text:p>0.223628344995754</text:p>
          </table:table-cell>
          <table:table-cell table:style-name="ce1" office:value-type="float" office:value="0.127410591409195" calcext:value-type="float">
            <text:p>0.127410591409195</text:p>
          </table:table-cell>
          <table:table-cell table:style-name="ce1" office:value-type="float" office:value="0.105468170744295" calcext:value-type="float">
            <text:p>0.105468170744295</text:p>
          </table:table-cell>
          <table:table-cell table:style-name="ce1" office:value-type="float" office:value="0.123284324811202" calcext:value-type="float">
            <text:p>0.123284324811202</text:p>
          </table:table-cell>
          <table:table-cell table:style-name="ce1" office:value-type="float" office:value="0.133181546030199" calcext:value-type="float">
            <text:p>0.133181546030199</text:p>
          </table:table-cell>
          <table:table-cell table:style-name="ce1" office:value-type="float" office:value="0.18572892337932" calcext:value-type="float">
            <text:p>0.18572892337932</text:p>
          </table:table-cell>
          <table:table-cell table:style-name="ce1" office:value-type="float" office:value="0.115518638961633" calcext:value-type="float">
            <text:p>0.115518638961633</text:p>
          </table:table-cell>
          <table:table-cell table:style-name="ce1" office:value-type="float" office:value="0.110956193856579" calcext:value-type="float">
            <text:p>0.110956193856579</text:p>
          </table:table-cell>
          <table:table-cell table:style-name="ce1" office:value-type="float" office:value="0.0713066520628136" calcext:value-type="float">
            <text:p>0.071306652062814</text:p>
          </table:table-cell>
          <table:table-cell table:style-name="ce1" office:value-type="float" office:value="0.0989005740172623" calcext:value-type="float">
            <text:p>0.098900574017262</text:p>
          </table:table-cell>
          <table:table-cell table:style-name="ce1" office:value-type="float" office:value="0.108381199571631" calcext:value-type="float">
            <text:p>0.108381199571631</text:p>
          </table:table-cell>
          <table:table-cell table:style-name="ce1" office:value-type="float" office:value="0.115036210704838" calcext:value-type="float">
            <text:p>0.115036210704838</text:p>
          </table:table-cell>
          <table:table-cell table:style-name="ce1" office:value-type="float" office:value="0.125664328203621" calcext:value-type="float">
            <text:p>0.125664328203621</text:p>
          </table:table-cell>
          <table:table-cell table:style-name="ce1" office:value-type="float" office:value="0.122370907899487" calcext:value-type="float">
            <text:p>0.122370907899487</text:p>
          </table:table-cell>
          <table:table-cell table:style-name="ce1" office:value-type="float" office:value="0.0863936328682899" calcext:value-type="float">
            <text:p>0.08639363286829</text:p>
          </table:table-cell>
          <table:table-cell table:style-name="ce1" office:value-type="float" office:value="0.085435789451074" calcext:value-type="float">
            <text:p>0.085435789451074</text:p>
          </table:table-cell>
          <table:table-cell table:style-name="ce1" office:value-type="float" office:value="0.0903014699535655" calcext:value-type="float">
            <text:p>0.090301469953566</text:p>
          </table:table-cell>
          <table:table-cell table:style-name="ce1" office:value-type="float" office:value="0.085217189084809" calcext:value-type="float">
            <text:p>0.085217189084809</text:p>
          </table:table-cell>
          <table:table-cell table:style-name="ce1" office:value-type="float" office:value="0.0846864534449279" calcext:value-type="float">
            <text:p>0.084686453444928</text:p>
          </table:table-cell>
          <table:table-cell table:style-name="ce1" office:value-type="float" office:value="0.100956889217389" calcext:value-type="float">
            <text:p>0.100956889217389</text:p>
          </table:table-cell>
          <table:table-cell table:style-name="ce1" office:value-type="float" office:value="0.097586579650543" calcext:value-type="float">
            <text:p>0.097586579650543</text:p>
          </table:table-cell>
          <table:table-cell table:style-name="ce1" office:value-type="float" office:value="0.101694950659982" calcext:value-type="float">
            <text:p>0.101694950659982</text:p>
          </table:table-cell>
          <table:table-cell table:style-name="ce1" office:value-type="float" office:value="0.118742384016346" calcext:value-type="float">
            <text:p>0.118742384016346</text:p>
          </table:table-cell>
          <table:table-cell table:style-name="ce1" office:value-type="float" office:value="0.117520568455763" calcext:value-type="float">
            <text:p>0.117520568455763</text:p>
          </table:table-cell>
          <table:table-cell table:style-name="ce1" office:value-type="float" office:value="0.126134972331779" calcext:value-type="float">
            <text:p>0.126134972331779</text:p>
          </table:table-cell>
          <table:table-cell table:style-name="ce1" office:value-type="float" office:value="0.119012987834532" calcext:value-type="float">
            <text:p>0.119012987834532</text:p>
          </table:table-cell>
          <table:table-cell table:style-name="ce1" office:value-type="float" office:value="0.107283197646283" calcext:value-type="float">
            <text:p>0.107283197646283</text:p>
          </table:table-cell>
          <table:table-cell table:style-name="ce1" office:value-type="float" office:value="0.0738394394512581" calcext:value-type="float">
            <text:p>0.073839439451258</text:p>
          </table:table-cell>
          <table:table-cell table:style-name="ce1" office:value-type="float" office:value="0.0986640108667447" calcext:value-type="float">
            <text:p>0.098664010866745</text:p>
          </table:table-cell>
          <table:table-cell table:style-name="ce1" office:value-type="float" office:value="0.10177299157305" calcext:value-type="float">
            <text:p>0.10177299157305</text:p>
          </table:table-cell>
          <table:table-cell table:style-name="ce1" office:value-type="float" office:value="0.0952316828166742" calcext:value-type="float">
            <text:p>0.095231682816674</text:p>
          </table:table-cell>
          <table:table-cell table:style-name="ce1" office:value-type="float" office:value="0.0894051559935662" calcext:value-type="float">
            <text:p>0.089405155993566</text:p>
          </table:table-cell>
          <table:table-cell table:style-name="ce1" office:value-type="float" office:value="0.0937051311311205" calcext:value-type="float">
            <text:p>0.093705131131121</text:p>
          </table:table-cell>
          <table:table-cell table:style-name="ce1" office:value-type="float" office:value="0.0997407611599214" calcext:value-type="float">
            <text:p>0.099740761159922</text:p>
          </table:table-cell>
          <table:table-cell table:style-name="ce1" office:value-type="float" office:value="0.0924993264442806" calcext:value-type="float">
            <text:p>0.092499326444281</text:p>
          </table:table-cell>
          <table:table-cell table:style-name="ce1" office:value-type="float" office:value="0.0989833645263092" calcext:value-type="float">
            <text:p>0.098983364526309</text:p>
          </table:table-cell>
          <table:table-cell table:style-name="ce1" office:value-type="float" office:value="0.112992805389691" calcext:value-type="float">
            <text:p>0.11299280538969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1" table:style-name="ce1" office:value-type="string" calcext:value-type="string">
            <text:p>null</text:p>
          </table:table-cell>
          <table:table-cell table:style-name="ce1" office:value-type="float" office:value="0.0307337719482043" calcext:value-type="float">
            <text:p>0.030733771948204</text:p>
          </table:table-cell>
          <table:table-cell table:style-name="ce1" office:value-type="float" office:value="0.0297231138345816" calcext:value-type="float">
            <text:p>0.029723113834582</text:p>
          </table:table-cell>
          <table:table-cell table:style-name="ce1" office:value-type="float" office:value="0.0287119177556629" calcext:value-type="float">
            <text:p>0.028711917755663</text:p>
          </table:table-cell>
          <table:table-cell table:style-name="ce1" office:value-type="float" office:value="0.0277546510043747" calcext:value-type="float">
            <text:p>0.027754651004375</text:p>
          </table:table-cell>
          <table:table-cell table:style-name="ce1" office:value-type="float" office:value="0.0537549291232391" calcext:value-type="float">
            <text:p>0.053754929123239</text:p>
          </table:table-cell>
          <table:table-cell table:style-name="ce1" office:value-type="float" office:value="0.0782532614417208" calcext:value-type="float">
            <text:p>0.078253261441721</text:p>
          </table:table-cell>
          <table:table-cell table:style-name="ce1" office:value-type="float" office:value="0.101406892737392" calcext:value-type="float">
            <text:p>0.101406892737392</text:p>
          </table:table-cell>
          <table:table-cell table:style-name="ce1" office:value-type="float" office:value="0.14786588439283" calcext:value-type="float">
            <text:p>0.14786588439283</text:p>
          </table:table-cell>
          <table:table-cell table:style-name="ce1" office:value-type="float" office:value="0.191382066086049" calcext:value-type="float">
            <text:p>0.191382066086049</text:p>
          </table:table-cell>
          <table:table-cell table:style-name="ce1" office:value-type="float" office:value="0.278010133811804" calcext:value-type="float">
            <text:p>0.278010133811804</text:p>
          </table:table-cell>
          <table:table-cell table:style-name="ce1" office:value-type="float" office:value="0.290971349048427" calcext:value-type="float">
            <text:p>0.290971349048427</text:p>
          </table:table-cell>
          <table:table-cell table:style-name="ce1" office:value-type="float" office:value="0.280647117348891" calcext:value-type="float">
            <text:p>0.280647117348891</text:p>
          </table:table-cell>
          <table:table-cell table:style-name="ce1" office:value-type="float" office:value="0.291266212030092" calcext:value-type="float">
            <text:p>0.291266212030092</text:p>
          </table:table-cell>
          <table:table-cell table:style-name="ce1" office:value-type="float" office:value="0.320850468107446" calcext:value-type="float">
            <text:p>0.320850468107446</text:p>
          </table:table-cell>
          <table:table-cell table:style-name="ce1" office:value-type="float" office:value="0.348222905708754" calcext:value-type="float">
            <text:p>0.348222905708754</text:p>
          </table:table-cell>
          <table:table-cell table:style-name="ce1" office:value-type="float" office:value="0.411008594733115" calcext:value-type="float">
            <text:p>0.411008594733115</text:p>
          </table:table-cell>
          <table:table-cell table:style-name="ce1" office:value-type="float" office:value="0.39729339748546" calcext:value-type="float">
            <text:p>0.39729339748546</text:p>
          </table:table-cell>
          <table:table-cell table:style-name="ce1" office:value-type="float" office:value="0.454373022227306" calcext:value-type="float">
            <text:p>0.454373022227306</text:p>
          </table:table-cell>
          <table:table-cell table:style-name="ce1" office:value-type="float" office:value="0.575738964595272" calcext:value-type="float">
            <text:p>0.575738964595272</text:p>
          </table:table-cell>
          <table:table-cell table:style-name="ce1" office:value-type="float" office:value="0.70648623853211" calcext:value-type="float">
            <text:p>0.70648623853211</text:p>
          </table:table-cell>
          <table:table-cell table:style-name="ce1" office:value-type="float" office:value="0.759246696035242" calcext:value-type="float">
            <text:p>0.759246696035242</text:p>
          </table:table-cell>
          <table:table-cell table:style-name="ce1" office:value-type="float" office:value="1.08129487179487" calcext:value-type="float">
            <text:p>1.08129487179487</text:p>
          </table:table-cell>
          <table:table-cell table:style-name="ce1" office:value-type="float" office:value="0.894020661157025" calcext:value-type="float">
            <text:p>0.894020661157025</text:p>
          </table:table-cell>
          <table:table-cell table:style-name="ce1" office:value-type="float" office:value="0.898040816326531" calcext:value-type="float">
            <text:p>0.898040816326531</text:p>
          </table:table-cell>
          <table:table-cell table:style-name="ce1" office:value-type="float" office:value="1.07852941176471" calcext:value-type="float">
            <text:p>1.07852941176471</text:p>
          </table:table-cell>
          <table:table-cell table:style-name="ce1" office:value-type="float" office:value="1.2176679389313" calcext:value-type="float">
            <text:p>1.2176679389313</text:p>
          </table:table-cell>
          <table:table-cell table:style-name="ce1" office:value-type="float" office:value="1.38901515151515" calcext:value-type="float">
            <text:p>1.38901515151515</text:p>
          </table:table-cell>
          <table:table-cell table:style-name="ce1" office:value-type="float" office:value="1.23135424354244" calcext:value-type="float">
            <text:p>1.23135424354244</text:p>
          </table:table-cell>
          <table:table-cell table:style-name="ce1" office:value-type="float" office:value="1.66324642857143" calcext:value-type="float">
            <text:p>1.66324642857143</text:p>
          </table:table-cell>
          <table:table-cell table:style-name="ce1" office:value-type="float" office:value="1.74374825174825" calcext:value-type="float">
            <text:p>1.74374825174825</text:p>
          </table:table-cell>
          <table:table-cell table:style-name="ce1" office:value-type="float" office:value="1.9716404109589" calcext:value-type="float">
            <text:p>1.9716404109589</text:p>
          </table:table-cell>
          <table:table-cell table:style-name="ce1" office:value-type="float" office:value="2.32119865319865" calcext:value-type="float">
            <text:p>2.32119865319865</text:p>
          </table:table-cell>
          <table:table-cell table:style-name="ce1" office:value-type="float" office:value="1.9661875" calcext:value-type="float">
            <text:p>1.9661875</text:p>
          </table:table-cell>
          <table:table-cell table:style-name="ce1" office:value-type="float" office:value="2.49167948717949" calcext:value-type="float">
            <text:p>2.49167948717949</text:p>
          </table:table-cell>
          <table:table-cell table:style-name="ce1" office:value-type="float" office:value="2.18192211838006" calcext:value-type="float">
            <text:p>2.18192211838006</text:p>
          </table:table-cell>
          <table:table-cell table:style-name="ce1" office:value-type="float" office:value="2.66490690690691" calcext:value-type="float">
            <text:p>2.66490690690691</text:p>
          </table:table-cell>
          <table:table-cell table:style-name="ce1" office:value-type="float" office:value="2.62679083094556" calcext:value-type="float">
            <text:p>2.62679083094556</text:p>
          </table:table-cell>
          <table:table-cell table:style-name="ce1" office:value-type="float" office:value="2.7857044198895" calcext:value-type="float">
            <text:p>2.7857044198895</text:p>
          </table:table-cell>
          <table:table-cell table:style-name="ce1" office:value-type="float" office:value="2.96415833333333" calcext:value-type="float">
            <text:p>2.96415833333333</text:p>
          </table:table-cell>
          <table:table-cell table:style-name="ce1" office:value-type="float" office:value="2.92760490463215" calcext:value-type="float">
            <text:p>2.92760490463215</text:p>
          </table:table-cell>
          <table:table-cell table:style-name="ce1" office:value-type="float" office:value="2.92776392572944" calcext:value-type="float">
            <text:p>2.9277639257294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iddle East &amp; North Africa (all income levels)</text:p>
          </table:table-cell>
          <table:table-cell table:style-name="ce1" office:value-type="string" calcext:value-type="string">
            <text:p>ME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6910107445172" calcext:value-type="float">
            <text:p>0.96910107445172</text:p>
          </table:table-cell>
          <table:table-cell table:style-name="ce1" office:value-type="float" office:value="0.991749845279804" calcext:value-type="float">
            <text:p>0.991749845279804</text:p>
          </table:table-cell>
          <table:table-cell table:style-name="ce1" office:value-type="float" office:value="1.06263373644689" calcext:value-type="float">
            <text:p>1.06263373644689</text:p>
          </table:table-cell>
          <table:table-cell table:style-name="ce1" office:value-type="float" office:value="1.18699211663892" calcext:value-type="float">
            <text:p>1.18699211663892</text:p>
          </table:table-cell>
          <table:table-cell table:style-name="ce1" office:value-type="float" office:value="1.34401571952377" calcext:value-type="float">
            <text:p>1.34401571952377</text:p>
          </table:table-cell>
          <table:table-cell table:style-name="ce1" office:value-type="float" office:value="1.55525508888017" calcext:value-type="float">
            <text:p>1.55525508888017</text:p>
          </table:table-cell>
          <table:table-cell table:style-name="ce1" office:value-type="float" office:value="1.72223195966813" calcext:value-type="float">
            <text:p>1.72223195966813</text:p>
          </table:table-cell>
          <table:table-cell table:style-name="ce1" office:value-type="float" office:value="1.78321100445624" calcext:value-type="float">
            <text:p>1.78321100445624</text:p>
          </table:table-cell>
          <table:table-cell table:style-name="ce1" office:value-type="float" office:value="2.07038216966353" calcext:value-type="float">
            <text:p>2.07038216966353</text:p>
          </table:table-cell>
          <table:table-cell table:style-name="ce1" office:value-type="float" office:value="2.27361244291506" calcext:value-type="float">
            <text:p>2.27361244291506</text:p>
          </table:table-cell>
          <table:table-cell table:style-name="ce1" office:value-type="float" office:value="2.33719661980423" calcext:value-type="float">
            <text:p>2.33719661980423</text:p>
          </table:table-cell>
          <table:table-cell table:style-name="ce1" office:value-type="float" office:value="2.55499755735252" calcext:value-type="float">
            <text:p>2.55499755735252</text:p>
          </table:table-cell>
          <table:table-cell table:style-name="ce1" office:value-type="float" office:value="2.6716926842814" calcext:value-type="float">
            <text:p>2.6716926842814</text:p>
          </table:table-cell>
          <table:table-cell table:style-name="ce1" office:value-type="float" office:value="3.07587957991236" calcext:value-type="float">
            <text:p>3.07587957991236</text:p>
          </table:table-cell>
          <table:table-cell table:style-name="ce1" office:value-type="float" office:value="3.03420942171885" calcext:value-type="float">
            <text:p>3.03420942171885</text:p>
          </table:table-cell>
          <table:table-cell table:style-name="ce1" office:value-type="float" office:value="2.9097902170523" calcext:value-type="float">
            <text:p>2.9097902170523</text:p>
          </table:table-cell>
          <table:table-cell table:style-name="ce1" office:value-type="float" office:value="3.33714027604254" calcext:value-type="float">
            <text:p>3.33714027604254</text:p>
          </table:table-cell>
          <table:table-cell table:style-name="ce1" office:value-type="float" office:value="3.41168086541663" calcext:value-type="float">
            <text:p>3.41168086541663</text:p>
          </table:table-cell>
          <table:table-cell table:style-name="ce1" office:value-type="float" office:value="3.48758851130802" calcext:value-type="float">
            <text:p>3.48758851130802</text:p>
          </table:table-cell>
          <table:table-cell table:style-name="ce1" office:value-type="float" office:value="3.55571608128368" calcext:value-type="float">
            <text:p>3.55571608128368</text:p>
          </table:table-cell>
          <table:table-cell table:style-name="ce1" office:value-type="float" office:value="3.49280372175307" calcext:value-type="float">
            <text:p>3.49280372175307</text:p>
          </table:table-cell>
          <table:table-cell table:style-name="ce1" office:value-type="float" office:value="3.28380091929233" calcext:value-type="float">
            <text:p>3.28380091929233</text:p>
          </table:table-cell>
          <table:table-cell table:style-name="ce1" office:value-type="float" office:value="3.21145416084034" calcext:value-type="float">
            <text:p>3.21145416084034</text:p>
          </table:table-cell>
          <table:table-cell table:style-name="ce1" office:value-type="float" office:value="3.31553616412937" calcext:value-type="float">
            <text:p>3.31553616412937</text:p>
          </table:table-cell>
          <table:table-cell table:style-name="ce1" office:value-type="float" office:value="3.43693578859763" calcext:value-type="float">
            <text:p>3.43693578859763</text:p>
          </table:table-cell>
          <table:table-cell table:style-name="ce1" office:value-type="float" office:value="3.52371045000223" calcext:value-type="float">
            <text:p>3.52371045000223</text:p>
          </table:table-cell>
          <table:table-cell table:style-name="ce1" office:value-type="float" office:value="3.64059122061883" calcext:value-type="float">
            <text:p>3.64059122061883</text:p>
          </table:table-cell>
          <table:table-cell table:style-name="ce1" office:value-type="float" office:value="3.57959808648294" calcext:value-type="float">
            <text:p>3.57959808648294</text:p>
          </table:table-cell>
          <table:table-cell table:style-name="ce1" office:value-type="float" office:value="3.71275871140021" calcext:value-type="float">
            <text:p>3.71275871140021</text:p>
          </table:table-cell>
          <table:table-cell table:style-name="ce1" office:value-type="float" office:value="3.73140800386142" calcext:value-type="float">
            <text:p>3.73140800386142</text:p>
          </table:table-cell>
          <table:table-cell table:style-name="ce1" office:value-type="float" office:value="3.74383017855197" calcext:value-type="float">
            <text:p>3.74383017855197</text:p>
          </table:table-cell>
          <table:table-cell table:style-name="ce1" office:value-type="float" office:value="3.86046011644832" calcext:value-type="float">
            <text:p>3.86046011644832</text:p>
          </table:table-cell>
          <table:table-cell table:style-name="ce1" office:value-type="float" office:value="4.05421484099429" calcext:value-type="float">
            <text:p>4.05421484099429</text:p>
          </table:table-cell>
          <table:table-cell table:style-name="ce1" office:value-type="float" office:value="4.29778611775652" calcext:value-type="float">
            <text:p>4.29778611775652</text:p>
          </table:table-cell>
          <table:table-cell table:style-name="ce1" office:value-type="float" office:value="4.41187817257346" calcext:value-type="float">
            <text:p>4.41187817257346</text:p>
          </table:table-cell>
          <table:table-cell table:style-name="ce1" office:value-type="float" office:value="4.19847971299692" calcext:value-type="float">
            <text:p>4.19847971299692</text:p>
          </table:table-cell>
          <table:table-cell table:style-name="ce1" office:value-type="float" office:value="4.10447867294201" calcext:value-type="float">
            <text:p>4.10447867294201</text:p>
          </table:table-cell>
          <table:table-cell table:style-name="ce1" office:value-type="float" office:value="3.89520256442112" calcext:value-type="float">
            <text:p>3.89520256442112</text:p>
          </table:table-cell>
          <table:table-cell table:style-name="ce1" office:value-type="float" office:value="4.18888268562027" calcext:value-type="float">
            <text:p>4.18888268562027</text:p>
          </table:table-cell>
          <table:table-cell table:style-name="ce1" office:value-type="float" office:value="4.38251281905197" calcext:value-type="float">
            <text:p>4.38251281905197</text:p>
          </table:table-cell>
          <table:table-cell table:style-name="ce1" office:value-type="float" office:value="4.67595090193969" calcext:value-type="float">
            <text:p>4.67595090193969</text:p>
          </table:table-cell>
          <table:table-cell table:style-name="ce1" office:value-type="float" office:value="4.62721247256807" calcext:value-type="float">
            <text:p>4.62721247256807</text:p>
          </table:table-cell>
          <table:table-cell table:style-name="ce1" office:value-type="float" office:value="4.59770131767395" calcext:value-type="float">
            <text:p>4.59770131767395</text:p>
          </table:table-cell>
          <table:table-cell table:style-name="ce1" office:value-type="float" office:value="4.83355379247811" calcext:value-type="float">
            <text:p>4.83355379247811</text:p>
          </table:table-cell>
          <table:table-cell table:style-name="ce1" office:value-type="float" office:value="5.14923871319703" calcext:value-type="float">
            <text:p>5.14923871319703</text:p>
          </table:table-cell>
          <table:table-cell table:style-name="ce1" office:value-type="float" office:value="5.2920196897854" calcext:value-type="float">
            <text:p>5.2920196897854</text:p>
          </table:table-cell>
          <table:table-cell table:style-name="ce1" office:value-type="float" office:value="5.47158575984408" calcext:value-type="float">
            <text:p>5.47158575984408</text:p>
          </table:table-cell>
          <table:table-cell table:style-name="ce1" office:value-type="float" office:value="5.38182399329122" calcext:value-type="float">
            <text:p>5.38182399329122</text:p>
          </table:table-cell>
          <table:table-cell table:style-name="ce1" office:value-type="float" office:value="5.61454441672576" calcext:value-type="float">
            <text:p>5.61454441672576</text:p>
          </table:table-cell>
          <table:table-cell table:style-name="ce1" office:value-type="float" office:value="5.78767704610511" calcext:value-type="float">
            <text:p>5.78767704610511</text:p>
          </table:table-cell>
          <table:table-cell table:style-name="ce1" office:value-type="float" office:value="5.98722631396862" calcext:value-type="float">
            <text:p>5.98722631396862</text:p>
          </table:table-cell>
          <table:table-cell table:style-name="ce1" office:value-type="float" office:value="5.96286531300497" calcext:value-type="float">
            <text:p>5.9628653130049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65338228937023" calcext:value-type="float">
            <text:p>1.65338228937023</text:p>
          </table:table-cell>
          <table:table-cell table:style-name="ce1" office:value-type="float" office:value="1.65774980406342" calcext:value-type="float">
            <text:p>1.65774980406342</text:p>
          </table:table-cell>
          <table:table-cell table:style-name="ce1" office:value-type="float" office:value="1.56974441808638" calcext:value-type="float">
            <text:p>1.56974441808638</text:p>
          </table:table-cell>
          <table:table-cell table:style-name="ce1" office:value-type="float" office:value="1.58230540955291" calcext:value-type="float">
            <text:p>1.58230540955291</text:p>
          </table:table-cell>
          <table:table-cell table:style-name="ce1" office:value-type="float" office:value="1.71686144595955" calcext:value-type="float">
            <text:p>1.71686144595955</text:p>
          </table:table-cell>
          <table:table-cell table:style-name="ce1" office:value-type="float" office:value="1.68627772365402" calcext:value-type="float">
            <text:p>1.68627772365402</text:p>
          </table:table-cell>
          <table:table-cell table:style-name="ce1" office:value-type="float" office:value="1.75894377685108" calcext:value-type="float">
            <text:p>1.75894377685108</text:p>
          </table:table-cell>
          <table:table-cell table:style-name="ce1" office:value-type="float" office:value="1.89969863304425" calcext:value-type="float">
            <text:p>1.89969863304425</text:p>
          </table:table-cell>
          <table:table-cell table:style-name="ce1" office:value-type="float" office:value="1.9223142403873" calcext:value-type="float">
            <text:p>1.9223142403873</text:p>
          </table:table-cell>
          <table:table-cell table:style-name="ce1" office:value-type="float" office:value="2.0285790288254" calcext:value-type="float">
            <text:p>2.0285790288254</text:p>
          </table:table-cell>
          <table:table-cell table:style-name="ce1" office:value-type="float" office:value="2.19245329878753" calcext:value-type="float">
            <text:p>2.19245329878753</text:p>
          </table:table-cell>
          <table:table-cell table:style-name="ce1" office:value-type="float" office:value="2.35182830190284" calcext:value-type="float">
            <text:p>2.35182830190284</text:p>
          </table:table-cell>
          <table:table-cell table:style-name="ce1" office:value-type="float" office:value="2.38751037421058" calcext:value-type="float">
            <text:p>2.38751037421058</text:p>
          </table:table-cell>
          <table:table-cell table:style-name="ce1" office:value-type="float" office:value="2.51893011305674" calcext:value-type="float">
            <text:p>2.51893011305674</text:p>
          </table:table-cell>
          <table:table-cell table:style-name="ce1" office:value-type="float" office:value="2.62322657814933" calcext:value-type="float">
            <text:p>2.62322657814933</text:p>
          </table:table-cell>
          <table:table-cell table:style-name="ce1" office:value-type="float" office:value="2.70191887788093" calcext:value-type="float">
            <text:p>2.70191887788093</text:p>
          </table:table-cell>
          <table:table-cell table:style-name="ce1" office:value-type="float" office:value="2.94056450288867" calcext:value-type="float">
            <text:p>2.94056450288867</text:p>
          </table:table-cell>
          <table:table-cell table:style-name="ce1" office:value-type="float" office:value="2.99742682726552" calcext:value-type="float">
            <text:p>2.99742682726552</text:p>
          </table:table-cell>
          <table:table-cell table:style-name="ce1" office:value-type="float" office:value="3.37216466282562" calcext:value-type="float">
            <text:p>3.37216466282562</text:p>
          </table:table-cell>
          <table:table-cell table:style-name="ce1" office:value-type="float" office:value="3.55856772667831" calcext:value-type="float">
            <text:p>3.55856772667831</text:p>
          </table:table-cell>
          <table:table-cell table:style-name="ce1" office:value-type="float" office:value="3.87206064637142" calcext:value-type="float">
            <text:p>3.87206064637142</text:p>
          </table:table-cell>
          <table:table-cell table:style-name="ce1" office:value-type="float" office:value="4.01024513612902" calcext:value-type="float">
            <text:p>4.01024513612902</text:p>
          </table:table-cell>
          <table:table-cell table:style-name="ce1" office:value-type="float" office:value="4.201876426771" calcext:value-type="float">
            <text:p>4.201876426771</text:p>
          </table:table-cell>
          <table:table-cell table:style-name="ce1" office:value-type="float" office:value="3.75596870489253" calcext:value-type="float">
            <text:p>3.75596870489253</text:p>
          </table:table-cell>
          <table:table-cell table:style-name="ce1" office:value-type="float" office:value="3.66640869843469" calcext:value-type="float">
            <text:p>3.66640869843469</text:p>
          </table:table-cell>
          <table:table-cell table:style-name="ce1" office:value-type="float" office:value="3.73113506996909" calcext:value-type="float">
            <text:p>3.73113506996909</text:p>
          </table:table-cell>
          <table:table-cell table:style-name="ce1" office:value-type="float" office:value="3.73145673783021" calcext:value-type="float">
            <text:p>3.73145673783021</text:p>
          </table:table-cell>
          <table:table-cell table:style-name="ce1" office:value-type="float" office:value="3.814730900858" calcext:value-type="float">
            <text:p>3.814730900858</text:p>
          </table:table-cell>
          <table:table-cell table:style-name="ce1" office:value-type="float" office:value="3.7345593643192" calcext:value-type="float">
            <text:p>3.7345593643192</text:p>
          </table:table-cell>
          <table:table-cell table:style-name="ce1" office:value-type="float" office:value="4.31312048323059" calcext:value-type="float">
            <text:p>4.31312048323059</text:p>
          </table:table-cell>
          <table:table-cell table:style-name="ce1" office:value-type="float" office:value="3.67122326888294" calcext:value-type="float">
            <text:p>3.67122326888294</text:p>
          </table:table-cell>
          <table:table-cell table:style-name="ce1" office:value-type="float" office:value="3.73651326096193" calcext:value-type="float">
            <text:p>3.73651326096193</text:p>
          </table:table-cell>
          <table:table-cell table:style-name="ce1" office:value-type="float" office:value="3.68868500041011" calcext:value-type="float">
            <text:p>3.68868500041011</text:p>
          </table:table-cell>
          <table:table-cell table:style-name="ce1" office:value-type="float" office:value="3.63580803994653" calcext:value-type="float">
            <text:p>3.63580803994653</text:p>
          </table:table-cell>
          <table:table-cell table:style-name="ce1" office:value-type="float" office:value="3.75696323642026" calcext:value-type="float">
            <text:p>3.75696323642026</text:p>
          </table:table-cell>
          <table:table-cell table:style-name="ce1" office:value-type="float" office:value="3.47667541847642" calcext:value-type="float">
            <text:p>3.47667541847642</text:p>
          </table:table-cell>
          <table:table-cell table:style-name="ce1" office:value-type="float" office:value="3.5503843818123" calcext:value-type="float">
            <text:p>3.5503843818123</text:p>
          </table:table-cell>
          <table:table-cell table:style-name="ce1" office:value-type="float" office:value="3.66651974594036" calcext:value-type="float">
            <text:p>3.66651974594036</text:p>
          </table:table-cell>
          <table:table-cell table:style-name="ce1" office:value-type="float" office:value="3.75443846779045" calcext:value-type="float">
            <text:p>3.75443846779045</text:p>
          </table:table-cell>
          <table:table-cell table:style-name="ce1" office:value-type="float" office:value="3.77822065070437" calcext:value-type="float">
            <text:p>3.77822065070437</text:p>
          </table:table-cell>
          <table:table-cell table:style-name="ce1" office:value-type="float" office:value="3.72058829909057" calcext:value-type="float">
            <text:p>3.72058829909057</text:p>
          </table:table-cell>
          <table:table-cell table:style-name="ce1" office:value-type="float" office:value="3.79545237540952" calcext:value-type="float">
            <text:p>3.79545237540952</text:p>
          </table:table-cell>
          <table:table-cell table:style-name="ce1" office:value-type="float" office:value="3.71155150380954" calcext:value-type="float">
            <text:p>3.71155150380954</text:p>
          </table:table-cell>
          <table:table-cell table:style-name="ce1" office:value-type="float" office:value="3.79759166236327" calcext:value-type="float">
            <text:p>3.79759166236327</text:p>
          </table:table-cell>
          <table:table-cell table:style-name="ce1" office:value-type="float" office:value="3.80358132459011" calcext:value-type="float">
            <text:p>3.80358132459011</text:p>
          </table:table-cell>
          <table:table-cell table:style-name="ce1" office:value-type="float" office:value="3.9676193457395" calcext:value-type="float">
            <text:p>3.9676193457395</text:p>
          </table:table-cell>
          <table:table-cell table:style-name="ce1" office:value-type="float" office:value="3.99784272008753" calcext:value-type="float">
            <text:p>3.99784272008753</text:p>
          </table:table-cell>
          <table:table-cell table:style-name="ce1" office:value-type="float" office:value="4.05576203736111" calcext:value-type="float">
            <text:p>4.05576203736111</text:p>
          </table:table-cell>
          <table:table-cell table:style-name="ce1" office:value-type="float" office:value="4.12698810791117" calcext:value-type="float">
            <text:p>4.12698810791117</text:p>
          </table:table-cell>
          <table:table-cell table:style-name="ce1" office:value-type="float" office:value="3.85714959914776" calcext:value-type="float">
            <text:p>3.85714959914776</text:p>
          </table:table-cell>
          <table:table-cell table:style-name="ce1" office:value-type="float" office:value="3.75209081638195" calcext:value-type="float">
            <text:p>3.75209081638195</text:p>
          </table:table-cell>
          <table:table-cell table:style-name="ce1" office:value-type="float" office:value="3.87610761080744" calcext:value-type="float">
            <text:p>3.8761076108074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rshall Islands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0" table:style-name="ce1" office:value-type="string" calcext:value-type="string">
            <text:p>null</text:p>
          </table:table-cell>
          <table:table-cell table:style-name="ce1" office:value-type="float" office:value="1.00784355179704" calcext:value-type="float">
            <text:p>1.00784355179704</text:p>
          </table:table-cell>
          <table:table-cell table:style-name="ce1" office:value-type="float" office:value="1.05893030259277" calcext:value-type="float">
            <text:p>1.05893030259277</text:p>
          </table:table-cell>
          <table:table-cell table:style-name="ce1" office:value-type="float" office:value="1.11386740107732" calcext:value-type="float">
            <text:p>1.11386740107732</text:p>
          </table:table-cell>
          <table:table-cell table:style-name="ce1" office:value-type="float" office:value="1.24548469591625" calcext:value-type="float">
            <text:p>1.24548469591625</text:p>
          </table:table-cell>
          <table:table-cell table:style-name="ce1" office:value-type="float" office:value="1.30505961207664" calcext:value-type="float">
            <text:p>1.30505961207664</text:p>
          </table:table-cell>
          <table:table-cell table:style-name="ce1" office:value-type="float" office:value="1.2937279498236" calcext:value-type="float">
            <text:p>1.2937279498236</text:p>
          </table:table-cell>
          <table:table-cell table:style-name="ce1" office:value-type="float" office:value="1.28423837967197" calcext:value-type="float">
            <text:p>1.28423837967197</text:p>
          </table:table-cell>
          <table:table-cell table:style-name="ce1" office:value-type="float" office:value="1.27678588699538" calcext:value-type="float">
            <text:p>1.27678588699538</text:p>
          </table:table-cell>
          <table:table-cell table:style-name="ce1" office:value-type="float" office:value="1.34187820191826" calcext:value-type="float">
            <text:p>1.34187820191826</text:p>
          </table:table-cell>
          <table:table-cell table:style-name="ce1" office:value-type="float" office:value="1.26749366310777" calcext:value-type="float">
            <text:p>1.26749366310777</text:p>
          </table:table-cell>
          <table:table-cell table:style-name="ce1" office:value-type="float" office:value="1.47633289239087" calcext:value-type="float">
            <text:p>1.47633289239087</text:p>
          </table:table-cell>
          <table:table-cell table:style-name="ce1" office:value-type="float" office:value="1.54595278246206" calcext:value-type="float">
            <text:p>1.54595278246206</text:p>
          </table:table-cell>
          <table:table-cell table:style-name="ce1" office:value-type="float" office:value="1.61693602499952" calcext:value-type="float">
            <text:p>1.61693602499952</text:p>
          </table:table-cell>
          <table:table-cell table:style-name="ce1" office:value-type="float" office:value="1.61836323515303" calcext:value-type="float">
            <text:p>1.61836323515303</text:p>
          </table:table-cell>
          <table:table-cell table:style-name="ce1" office:value-type="float" office:value="1.69005645811729" calcext:value-type="float">
            <text:p>1.69005645811729</text:p>
          </table:table-cell>
          <table:table-cell table:style-name="ce1" office:value-type="float" office:value="1.62013523377771" calcext:value-type="float">
            <text:p>1.62013523377771</text:p>
          </table:table-cell>
          <table:table-cell table:style-name="ce1" office:value-type="float" office:value="1.76027265745008" calcext:value-type="float">
            <text:p>1.76027265745008</text:p>
          </table:table-cell>
          <table:table-cell table:style-name="ce1" office:value-type="float" office:value="1.89905247813411" calcext:value-type="float">
            <text:p>1.89905247813411</text:p>
          </table:table-cell>
          <table:table-cell table:style-name="ce1" office:value-type="float" office:value="1.89596139484116" calcext:value-type="float">
            <text:p>1.89596139484116</text:p>
          </table:table-cell>
          <table:table-cell table:style-name="ce1" office:value-type="float" office:value="1.96242426559125" calcext:value-type="float">
            <text:p>1.96242426559125</text:p>
          </table:table-cell>
          <table:table-cell table:style-name="ce1" office:value-type="float" office:value="1.9584191653315" calcext:value-type="float">
            <text:p>1.9584191653315</text:p>
          </table:table-cell>
          <table:table-cell table:style-name="ce1" office:value-type="float" office:value="1.95420719057498" calcext:value-type="float">
            <text:p>1.9542071905749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iddle income</text:p>
          </table:table-cell>
          <table:table-cell table:style-name="ce1" office:value-type="string" calcext:value-type="string">
            <text:p>MI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76417284092467" calcext:value-type="float">
            <text:p>0.876417284092467</text:p>
          </table:table-cell>
          <table:table-cell table:style-name="ce1" office:value-type="float" office:value="0.746793845517383" calcext:value-type="float">
            <text:p>0.746793845517383</text:p>
          </table:table-cell>
          <table:table-cell table:style-name="ce1" office:value-type="float" office:value="0.69577045373702" calcext:value-type="float">
            <text:p>0.69577045373702</text:p>
          </table:table-cell>
          <table:table-cell table:style-name="ce1" office:value-type="float" office:value="0.703464727043913" calcext:value-type="float">
            <text:p>0.703464727043913</text:p>
          </table:table-cell>
          <table:table-cell table:style-name="ce1" office:value-type="float" office:value="0.721088368317185" calcext:value-type="float">
            <text:p>0.721088368317185</text:p>
          </table:table-cell>
          <table:table-cell table:style-name="ce1" office:value-type="float" office:value="0.764467909746068" calcext:value-type="float">
            <text:p>0.764467909746068</text:p>
          </table:table-cell>
          <table:table-cell table:style-name="ce1" office:value-type="float" office:value="0.81013907551913" calcext:value-type="float">
            <text:p>0.81013907551913</text:p>
          </table:table-cell>
          <table:table-cell table:style-name="ce1" office:value-type="float" office:value="0.77149094387238" calcext:value-type="float">
            <text:p>0.77149094387238</text:p>
          </table:table-cell>
          <table:table-cell table:style-name="ce1" office:value-type="float" office:value="0.828680902079962" calcext:value-type="float">
            <text:p>0.828680902079962</text:p>
          </table:table-cell>
          <table:table-cell table:style-name="ce1" office:value-type="float" office:value="0.89863191666037" calcext:value-type="float">
            <text:p>0.89863191666037</text:p>
          </table:table-cell>
          <table:table-cell table:style-name="ce1" office:value-type="float" office:value="1.01195659341552" calcext:value-type="float">
            <text:p>1.01195659341552</text:p>
          </table:table-cell>
          <table:table-cell table:style-name="ce1" office:value-type="float" office:value="1.08758394662437" calcext:value-type="float">
            <text:p>1.08758394662437</text:p>
          </table:table-cell>
          <table:table-cell table:style-name="ce1" office:value-type="float" office:value="1.12470714591059" calcext:value-type="float">
            <text:p>1.12470714591059</text:p>
          </table:table-cell>
          <table:table-cell table:style-name="ce1" office:value-type="float" office:value="1.17814103445495" calcext:value-type="float">
            <text:p>1.17814103445495</text:p>
          </table:table-cell>
          <table:table-cell table:style-name="ce1" office:value-type="float" office:value="1.19117635241053" calcext:value-type="float">
            <text:p>1.19117635241053</text:p>
          </table:table-cell>
          <table:table-cell table:style-name="ce1" office:value-type="float" office:value="1.26595678906794" calcext:value-type="float">
            <text:p>1.26595678906794</text:p>
          </table:table-cell>
          <table:table-cell table:style-name="ce1" office:value-type="float" office:value="1.32076515952636" calcext:value-type="float">
            <text:p>1.32076515952636</text:p>
          </table:table-cell>
          <table:table-cell table:style-name="ce1" office:value-type="float" office:value="1.39871622409028" calcext:value-type="float">
            <text:p>1.39871622409028</text:p>
          </table:table-cell>
          <table:table-cell table:style-name="ce1" office:value-type="float" office:value="1.48158687535627" calcext:value-type="float">
            <text:p>1.48158687535627</text:p>
          </table:table-cell>
          <table:table-cell table:style-name="ce1" office:value-type="float" office:value="1.51116064369887" calcext:value-type="float">
            <text:p>1.51116064369887</text:p>
          </table:table-cell>
          <table:table-cell table:style-name="ce1" office:value-type="float" office:value="1.48420179130956" calcext:value-type="float">
            <text:p>1.48420179130956</text:p>
          </table:table-cell>
          <table:table-cell table:style-name="ce1" office:value-type="float" office:value="1.46743389698266" calcext:value-type="float">
            <text:p>1.46743389698266</text:p>
          </table:table-cell>
          <table:table-cell table:style-name="ce1" office:value-type="float" office:value="1.53145933531711" calcext:value-type="float">
            <text:p>1.53145933531711</text:p>
          </table:table-cell>
          <table:table-cell table:style-name="ce1" office:value-type="float" office:value="1.55870070494477" calcext:value-type="float">
            <text:p>1.55870070494477</text:p>
          </table:table-cell>
          <table:table-cell table:style-name="ce1" office:value-type="float" office:value="1.60940800170185" calcext:value-type="float">
            <text:p>1.60940800170185</text:p>
          </table:table-cell>
          <table:table-cell table:style-name="ce1" office:value-type="float" office:value="1.6791629200243" calcext:value-type="float">
            <text:p>1.6791629200243</text:p>
          </table:table-cell>
          <table:table-cell table:style-name="ce1" office:value-type="float" office:value="1.7179683733895" calcext:value-type="float">
            <text:p>1.7179683733895</text:p>
          </table:table-cell>
          <table:table-cell table:style-name="ce1" office:value-type="float" office:value="1.77547370961535" calcext:value-type="float">
            <text:p>1.77547370961535</text:p>
          </table:table-cell>
          <table:table-cell table:style-name="ce1" office:value-type="float" office:value="1.84040249490236" calcext:value-type="float">
            <text:p>1.84040249490236</text:p>
          </table:table-cell>
          <table:table-cell table:style-name="ce1" office:value-type="float" office:value="1.86414367486564" calcext:value-type="float">
            <text:p>1.86414367486564</text:p>
          </table:table-cell>
          <table:table-cell table:style-name="ce1" office:value-type="float" office:value="1.8302532967122" calcext:value-type="float">
            <text:p>1.8302532967122</text:p>
          </table:table-cell>
          <table:table-cell table:style-name="ce1" office:value-type="float" office:value="1.87614989257742" calcext:value-type="float">
            <text:p>1.87614989257742</text:p>
          </table:table-cell>
          <table:table-cell table:style-name="ce1" office:value-type="float" office:value="1.91798871828977" calcext:value-type="float">
            <text:p>1.91798871828977</text:p>
          </table:table-cell>
          <table:table-cell table:style-name="ce1" office:value-type="float" office:value="1.93022204699558" calcext:value-type="float">
            <text:p>1.93022204699558</text:p>
          </table:table-cell>
          <table:table-cell table:style-name="ce1" office:value-type="float" office:value="1.94289608077015" calcext:value-type="float">
            <text:p>1.94289608077015</text:p>
          </table:table-cell>
          <table:table-cell table:style-name="ce1" office:value-type="float" office:value="2.00865343509374" calcext:value-type="float">
            <text:p>2.00865343509374</text:p>
          </table:table-cell>
          <table:table-cell table:style-name="ce1" office:value-type="float" office:value="2.05433050555385" calcext:value-type="float">
            <text:p>2.05433050555385</text:p>
          </table:table-cell>
          <table:table-cell table:style-name="ce1" office:value-type="float" office:value="2.03327286530299" calcext:value-type="float">
            <text:p>2.03327286530299</text:p>
          </table:table-cell>
          <table:table-cell table:style-name="ce1" office:value-type="float" office:value="1.97669506770501" calcext:value-type="float">
            <text:p>1.97669506770501</text:p>
          </table:table-cell>
          <table:table-cell table:style-name="ce1" office:value-type="float" office:value="1.98534462935622" calcext:value-type="float">
            <text:p>1.98534462935622</text:p>
          </table:table-cell>
          <table:table-cell table:style-name="ce1" office:value-type="float" office:value="2.01962884666095" calcext:value-type="float">
            <text:p>2.01962884666095</text:p>
          </table:table-cell>
          <table:table-cell table:style-name="ce1" office:value-type="float" office:value="2.04381541555969" calcext:value-type="float">
            <text:p>2.04381541555969</text:p>
          </table:table-cell>
          <table:table-cell table:style-name="ce1" office:value-type="float" office:value="2.08063363367623" calcext:value-type="float">
            <text:p>2.08063363367623</text:p>
          </table:table-cell>
          <table:table-cell table:style-name="ce1" office:value-type="float" office:value="2.29641654467253" calcext:value-type="float">
            <text:p>2.29641654467253</text:p>
          </table:table-cell>
          <table:table-cell table:style-name="ce1" office:value-type="float" office:value="2.50163833056898" calcext:value-type="float">
            <text:p>2.50163833056898</text:p>
          </table:table-cell>
          <table:table-cell table:style-name="ce1" office:value-type="float" office:value="2.61733741498669" calcext:value-type="float">
            <text:p>2.61733741498669</text:p>
          </table:table-cell>
          <table:table-cell table:style-name="ce1" office:value-type="float" office:value="2.77325068098492" calcext:value-type="float">
            <text:p>2.77325068098492</text:p>
          </table:table-cell>
          <table:table-cell table:style-name="ce1" office:value-type="float" office:value="2.88246835269225" calcext:value-type="float">
            <text:p>2.88246835269225</text:p>
          </table:table-cell>
          <table:table-cell table:style-name="ce1" office:value-type="float" office:value="2.98155874937955" calcext:value-type="float">
            <text:p>2.98155874937955</text:p>
          </table:table-cell>
          <table:table-cell table:style-name="ce1" office:value-type="float" office:value="3.10244678973591" calcext:value-type="float">
            <text:p>3.10244678973591</text:p>
          </table:table-cell>
          <table:table-cell table:style-name="ce1" office:value-type="float" office:value="3.22730182322373" calcext:value-type="float">
            <text:p>3.22730182322373</text:p>
          </table:table-cell>
          <table:table-cell table:style-name="ce1" office:value-type="float" office:value="3.42480609666576" calcext:value-type="float">
            <text:p>3.4248060966657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cedonia, FYR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5.45125599825597" calcext:value-type="float">
            <text:p>5.45125599825597</text:p>
          </table:table-cell>
          <table:table-cell table:style-name="ce1" office:value-type="float" office:value="5.26276843277399" calcext:value-type="float">
            <text:p>5.26276843277399</text:p>
          </table:table-cell>
          <table:table-cell table:style-name="ce1" office:value-type="float" office:value="5.35194372662838" calcext:value-type="float">
            <text:p>5.35194372662838</text:p>
          </table:table-cell>
          <table:table-cell table:style-name="ce1" office:value-type="float" office:value="5.54871147002576" calcext:value-type="float">
            <text:p>5.54871147002576</text:p>
          </table:table-cell>
          <table:table-cell table:style-name="ce1" office:value-type="float" office:value="5.99587193605893" calcext:value-type="float">
            <text:p>5.99587193605893</text:p>
          </table:table-cell>
          <table:table-cell table:style-name="ce1" office:value-type="float" office:value="5.39991723136373" calcext:value-type="float">
            <text:p>5.39991723136373</text:p>
          </table:table-cell>
          <table:table-cell table:style-name="ce1" office:value-type="float" office:value="6.36287358094426" calcext:value-type="float">
            <text:p>6.36287358094426</text:p>
          </table:table-cell>
          <table:table-cell table:style-name="ce1" office:value-type="float" office:value="5.86356997882325" calcext:value-type="float">
            <text:p>5.86356997882325</text:p>
          </table:table-cell>
          <table:table-cell table:style-name="ce1" office:value-type="float" office:value="5.99608558629975" calcext:value-type="float">
            <text:p>5.99608558629975</text:p>
          </table:table-cell>
          <table:table-cell table:style-name="ce1" office:value-type="float" office:value="5.93515682001994" calcext:value-type="float">
            <text:p>5.93515682001994</text:p>
          </table:table-cell>
          <table:table-cell table:style-name="ce1" office:value-type="float" office:value="5.39013242924308" calcext:value-type="float">
            <text:p>5.39013242924308</text:p>
          </table:table-cell>
          <table:table-cell table:style-name="ce1" office:value-type="float" office:value="5.56006517290782" calcext:value-type="float">
            <text:p>5.56006517290782</text:p>
          </table:table-cell>
          <table:table-cell table:style-name="ce1" office:value-type="float" office:value="5.49030731283273" calcext:value-type="float">
            <text:p>5.49030731283273</text:p>
          </table:table-cell>
          <table:table-cell table:style-name="ce1" office:value-type="float" office:value="5.52142793507642" calcext:value-type="float">
            <text:p>5.52142793507642</text:p>
          </table:table-cell>
          <table:table-cell table:style-name="ce1" office:value-type="float" office:value="5.34289098484368" calcext:value-type="float">
            <text:p>5.34289098484368</text:p>
          </table:table-cell>
          <table:table-cell table:style-name="ce1" office:value-type="float" office:value="4.62793119131219" calcext:value-type="float">
            <text:p>4.62793119131219</text:p>
          </table:table-cell>
          <table:table-cell table:style-name="ce1" office:value-type="float" office:value="4.57468181734141" calcext:value-type="float">
            <text:p>4.57468181734141</text:p>
          </table:table-cell>
          <table:table-cell table:style-name="ce1" office:value-type="float" office:value="4.22460513278806" calcext:value-type="float">
            <text:p>4.22460513278806</text:p>
          </table:table-cell>
          <table:table-cell table:style-name="ce1" office:value-type="float" office:value="4.1711610939066" calcext:value-type="float">
            <text:p>4.1711610939066</text:p>
          </table:table-cell>
          <table:table-cell table:style-name="ce1" office:value-type="float" office:value="4.51921014111123" calcext:value-type="float">
            <text:p>4.5192101411112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229895910314549" calcext:value-type="float">
            <text:p>0.022989591031455</text:p>
          </table:table-cell>
          <table:table-cell table:style-name="ce1" office:value-type="float" office:value="0.0220477476984901" calcext:value-type="float">
            <text:p>0.02204774769849</text:p>
          </table:table-cell>
          <table:table-cell table:style-name="ce1" office:value-type="float" office:value="0.0258941544428565" calcext:value-type="float">
            <text:p>0.025894154442857</text:p>
          </table:table-cell>
          <table:table-cell table:style-name="ce1" office:value-type="float" office:value="0.0323463033281872" calcext:value-type="float">
            <text:p>0.032346303328187</text:p>
          </table:table-cell>
          <table:table-cell table:style-name="ce1" office:value-type="float" office:value="0.0319811154144412" calcext:value-type="float">
            <text:p>0.031981115414441</text:p>
          </table:table-cell>
          <table:table-cell table:style-name="ce1" office:value-type="float" office:value="0.0355604800946757" calcext:value-type="float">
            <text:p>0.035560480094676</text:p>
          </table:table-cell>
          <table:table-cell table:style-name="ce1" office:value-type="float" office:value="0.0338340614979899" calcext:value-type="float">
            <text:p>0.03383406149799</text:p>
          </table:table-cell>
          <table:table-cell table:style-name="ce1" office:value-type="float" office:value="0.0392007077216739" calcext:value-type="float">
            <text:p>0.039200707721674</text:p>
          </table:table-cell>
          <table:table-cell table:style-name="ce1" office:value-type="float" office:value="0.0342542269852412" calcext:value-type="float">
            <text:p>0.034254226985241</text:p>
          </table:table-cell>
          <table:table-cell table:style-name="ce1" office:value-type="float" office:value="0.0275271602690888" calcext:value-type="float">
            <text:p>0.027527160269089</text:p>
          </table:table-cell>
          <table:table-cell table:style-name="ce1" office:value-type="float" office:value="0.0339020914792514" calcext:value-type="float">
            <text:p>0.033902091479251</text:p>
          </table:table-cell>
          <table:table-cell table:style-name="ce1" office:value-type="float" office:value="0.0376131683974872" calcext:value-type="float">
            <text:p>0.037613168397487</text:p>
          </table:table-cell>
          <table:table-cell table:style-name="ce1" office:value-type="float" office:value="0.0399659436524912" calcext:value-type="float">
            <text:p>0.039965943652491</text:p>
          </table:table-cell>
          <table:table-cell table:style-name="ce1" office:value-type="float" office:value="0.0427881689053021" calcext:value-type="float">
            <text:p>0.042788168905302</text:p>
          </table:table-cell>
          <table:table-cell table:style-name="ce1" office:value-type="float" office:value="0.0477927488607333" calcext:value-type="float">
            <text:p>0.047792748860733</text:p>
          </table:table-cell>
          <table:table-cell table:style-name="ce1" office:value-type="float" office:value="0.0526097623735861" calcext:value-type="float">
            <text:p>0.052609762373586</text:p>
          </table:table-cell>
          <table:table-cell table:style-name="ce1" office:value-type="float" office:value="0.0516962953497118" calcext:value-type="float">
            <text:p>0.051696295349712</text:p>
          </table:table-cell>
          <table:table-cell table:style-name="ce1" office:value-type="float" office:value="0.0617308338342611" calcext:value-type="float">
            <text:p>0.061730833834261</text:p>
          </table:table-cell>
          <table:table-cell table:style-name="ce1" office:value-type="float" office:value="0.057971786700783" calcext:value-type="float">
            <text:p>0.057971786700783</text:p>
          </table:table-cell>
          <table:table-cell table:style-name="ce1" office:value-type="float" office:value="0.0616720755395565" calcext:value-type="float">
            <text:p>0.061672075539557</text:p>
          </table:table-cell>
          <table:table-cell table:style-name="ce1" office:value-type="float" office:value="0.0553402090936338" calcext:value-type="float">
            <text:p>0.055340209093634</text:p>
          </table:table-cell>
          <table:table-cell table:style-name="ce1" office:value-type="float" office:value="0.0547474058516616" calcext:value-type="float">
            <text:p>0.054747405851662</text:p>
          </table:table-cell>
          <table:table-cell table:style-name="ce1" office:value-type="float" office:value="0.0496434861234475" calcext:value-type="float">
            <text:p>0.049643486123448</text:p>
          </table:table-cell>
          <table:table-cell table:style-name="ce1" office:value-type="float" office:value="0.0554252326554348" calcext:value-type="float">
            <text:p>0.055425232655435</text:p>
          </table:table-cell>
          <table:table-cell table:style-name="ce1" office:value-type="float" office:value="0.0567267989741226" calcext:value-type="float">
            <text:p>0.056726798974123</text:p>
          </table:table-cell>
          <table:table-cell table:style-name="ce1" office:value-type="float" office:value="0.0519717396475513" calcext:value-type="float">
            <text:p>0.051971739647551</text:p>
          </table:table-cell>
          <table:table-cell table:style-name="ce1" office:value-type="float" office:value="0.047926267281106" calcext:value-type="float">
            <text:p>0.047926267281106</text:p>
          </table:table-cell>
          <table:table-cell table:style-name="ce1" office:value-type="float" office:value="0.0445135732173873" calcext:value-type="float">
            <text:p>0.044513573217387</text:p>
          </table:table-cell>
          <table:table-cell table:style-name="ce1" office:value-type="float" office:value="0.0470129123573379" calcext:value-type="float">
            <text:p>0.047012912357338</text:p>
          </table:table-cell>
          <table:table-cell table:style-name="ce1" office:value-type="float" office:value="0.0502284948465202" calcext:value-type="float">
            <text:p>0.05022849484652</text:p>
          </table:table-cell>
          <table:table-cell table:style-name="ce1" office:value-type="float" office:value="0.0497171977375819" calcext:value-type="float">
            <text:p>0.049717197737582</text:p>
          </table:table-cell>
          <table:table-cell table:style-name="ce1" office:value-type="float" office:value="0.0503163937010216" calcext:value-type="float">
            <text:p>0.050316393701022</text:p>
          </table:table-cell>
          <table:table-cell table:style-name="ce1" office:value-type="float" office:value="0.049904393598077" calcext:value-type="float">
            <text:p>0.049904393598077</text:p>
          </table:table-cell>
          <table:table-cell table:style-name="ce1" office:value-type="float" office:value="0.0497958210137296" calcext:value-type="float">
            <text:p>0.04979582101373</text:p>
          </table:table-cell>
          <table:table-cell table:style-name="ce1" office:value-type="float" office:value="0.0492392691595813" calcext:value-type="float">
            <text:p>0.049239269159581</text:p>
          </table:table-cell>
          <table:table-cell table:style-name="ce1" office:value-type="float" office:value="0.0486872089340929" calcext:value-type="float">
            <text:p>0.048687208934093</text:p>
          </table:table-cell>
          <table:table-cell table:style-name="ce1" office:value-type="float" office:value="0.0492585378614076" calcext:value-type="float">
            <text:p>0.049258537861408</text:p>
          </table:table-cell>
          <table:table-cell table:style-name="ce1" office:value-type="float" office:value="0.0515716955153423" calcext:value-type="float">
            <text:p>0.051571695515342</text:p>
          </table:table-cell>
          <table:table-cell table:style-name="ce1" office:value-type="float" office:value="0.0730252751076083" calcext:value-type="float">
            <text:p>0.073025275107608</text:p>
          </table:table-cell>
          <table:table-cell table:style-name="ce1" office:value-type="float" office:value="0.0741150176658369" calcext:value-type="float">
            <text:p>0.074115017665837</text:p>
          </table:table-cell>
          <table:table-cell table:style-name="ce1" office:value-type="float" office:value="0.0743562507796287" calcext:value-type="float">
            <text:p>0.074356250779629</text:p>
          </table:table-cell>
          <table:table-cell table:style-name="ce1" office:value-type="float" office:value="0.0728494332061602" calcext:value-type="float">
            <text:p>0.07284943320616</text:p>
          </table:table-cell>
          <table:table-cell table:style-name="ce1" office:value-type="float" office:value="0.0722575937576479" calcext:value-type="float">
            <text:p>0.072257593757648</text:p>
          </table:table-cell>
          <table:table-cell table:style-name="ce1" office:value-type="float" office:value="0.0697674976488698" calcext:value-type="float">
            <text:p>0.06976749764887</text:p>
          </table:table-cell>
          <table:table-cell table:style-name="ce1" office:value-type="float" office:value="0.0702543524146209" calcext:value-type="float">
            <text:p>0.070254352414621</text:p>
          </table:table-cell>
          <table:table-cell table:style-name="ce1" office:value-type="float" office:value="0.0697452230288298" calcext:value-type="float">
            <text:p>0.06974522302883</text:p>
          </table:table-cell>
          <table:table-cell table:style-name="ce1" office:value-type="float" office:value="0.0708056428795858" calcext:value-type="float">
            <text:p>0.070805642879586</text:p>
          </table:table-cell>
          <table:table-cell table:style-name="ce1" office:value-type="float" office:value="0.0732908231901998" calcext:value-type="float">
            <text:p>0.0732908231902</text:p>
          </table:table-cell>
          <table:table-cell table:style-name="ce1" office:value-type="float" office:value="0.0752818435925636" calcext:value-type="float">
            <text:p>0.075281843592564</text:p>
          </table:table-cell>
          <table:table-cell table:style-name="ce1" office:value-type="float" office:value="0.078108538769266" calcext:value-type="float">
            <text:p>0.078108538769266</text:p>
          </table:table-cell>
          <table:table-cell table:style-name="ce1" office:value-type="float" office:value="0.0814766069552588" calcext:value-type="float">
            <text:p>0.081476606955259</text:p>
          </table:table-cell>
          <table:table-cell table:style-name="ce1" office:value-type="float" office:value="0.0799563786058226" calcext:value-type="float">
            <text:p>0.07995637860582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04434542949012" calcext:value-type="float">
            <text:p>1.04434542949012</text:p>
          </table:table-cell>
          <table:table-cell table:style-name="ce1" office:value-type="float" office:value="0.901952344350499" calcext:value-type="float">
            <text:p>0.901952344350499</text:p>
          </table:table-cell>
          <table:table-cell table:style-name="ce1" office:value-type="float" office:value="1.01892559431923" calcext:value-type="float">
            <text:p>1.01892559431923</text:p>
          </table:table-cell>
          <table:table-cell table:style-name="ce1" office:value-type="float" office:value="1.27330336381956" calcext:value-type="float">
            <text:p>1.27330336381956</text:p>
          </table:table-cell>
          <table:table-cell table:style-name="ce1" office:value-type="float" office:value="1.55241089494163" calcext:value-type="float">
            <text:p>1.55241089494163</text:p>
          </table:table-cell>
          <table:table-cell table:style-name="ce1" office:value-type="float" office:value="1.48382371392723" calcext:value-type="float">
            <text:p>1.48382371392723</text:p>
          </table:table-cell>
          <table:table-cell table:style-name="ce1" office:value-type="float" office:value="1.3146288071066" calcext:value-type="float">
            <text:p>1.3146288071066</text:p>
          </table:table-cell>
          <table:table-cell table:style-name="ce1" office:value-type="float" office:value="1.67136575188573" calcext:value-type="float">
            <text:p>1.67136575188573</text:p>
          </table:table-cell>
          <table:table-cell table:style-name="ce1" office:value-type="float" office:value="2.0722897044495" calcext:value-type="float">
            <text:p>2.0722897044495</text:p>
          </table:table-cell>
          <table:table-cell table:style-name="ce1" office:value-type="float" office:value="2.14500821557673" calcext:value-type="float">
            <text:p>2.14500821557673</text:p>
          </table:table-cell>
          <table:table-cell table:style-name="ce1" office:value-type="float" office:value="2.19305137948125" calcext:value-type="float">
            <text:p>2.19305137948125</text:p>
          </table:table-cell>
          <table:table-cell table:style-name="ce1" office:value-type="float" office:value="2.18057482656095" calcext:value-type="float">
            <text:p>2.18057482656095</text:p>
          </table:table-cell>
          <table:table-cell table:style-name="ce1" office:value-type="float" office:value="2.77646883782443" calcext:value-type="float">
            <text:p>2.77646883782443</text:p>
          </table:table-cell>
          <table:table-cell table:style-name="ce1" office:value-type="float" office:value="2.66955658504302" calcext:value-type="float">
            <text:p>2.66955658504302</text:p>
          </table:table-cell>
          <table:table-cell table:style-name="ce1" office:value-type="float" office:value="2.46493662167711" calcext:value-type="float">
            <text:p>2.46493662167711</text:p>
          </table:table-cell>
          <table:table-cell table:style-name="ce1" office:value-type="float" office:value="2.19377296842437" calcext:value-type="float">
            <text:p>2.19377296842437</text:p>
          </table:table-cell>
          <table:table-cell table:style-name="ce1" office:value-type="float" office:value="2.4944436086783" calcext:value-type="float">
            <text:p>2.4944436086783</text:p>
          </table:table-cell>
          <table:table-cell table:style-name="ce1" office:value-type="float" office:value="2.61612861191647" calcext:value-type="float">
            <text:p>2.61612861191647</text:p>
          </table:table-cell>
          <table:table-cell table:style-name="ce1" office:value-type="float" office:value="3.01463334429464" calcext:value-type="float">
            <text:p>3.01463334429464</text:p>
          </table:table-cell>
          <table:table-cell table:style-name="ce1" office:value-type="float" office:value="2.89060834487557" calcext:value-type="float">
            <text:p>2.89060834487557</text:p>
          </table:table-cell>
          <table:table-cell table:style-name="ce1" office:value-type="float" office:value="3.23104107123119" calcext:value-type="float">
            <text:p>3.23104107123119</text:p>
          </table:table-cell>
          <table:table-cell table:style-name="ce1" office:value-type="float" office:value="3.58673530167846" calcext:value-type="float">
            <text:p>3.58673530167846</text:p>
          </table:table-cell>
          <table:table-cell table:style-name="ce1" office:value-type="float" office:value="4.0282112808302" calcext:value-type="float">
            <text:p>4.0282112808302</text:p>
          </table:table-cell>
          <table:table-cell table:style-name="ce1" office:value-type="float" office:value="3.01770521959071" calcext:value-type="float">
            <text:p>3.01770521959071</text:p>
          </table:table-cell>
          <table:table-cell table:style-name="ce1" office:value-type="float" office:value="4.12629426515383" calcext:value-type="float">
            <text:p>4.12629426515383</text:p>
          </table:table-cell>
          <table:table-cell table:style-name="ce1" office:value-type="float" office:value="3.56398238084482" calcext:value-type="float">
            <text:p>3.56398238084482</text:p>
          </table:table-cell>
          <table:table-cell table:style-name="ce1" office:value-type="float" office:value="4.3409641618024" calcext:value-type="float">
            <text:p>4.3409641618024</text:p>
          </table:table-cell>
          <table:table-cell table:style-name="ce1" office:value-type="float" office:value="5.38630709609998" calcext:value-type="float">
            <text:p>5.38630709609998</text:p>
          </table:table-cell>
          <table:table-cell table:style-name="ce1" office:value-type="float" office:value="5.79625134960052" calcext:value-type="float">
            <text:p>5.79625134960052</text:p>
          </table:table-cell>
          <table:table-cell table:style-name="ce1" office:value-type="float" office:value="6.18970010435616" calcext:value-type="float">
            <text:p>6.18970010435616</text:p>
          </table:table-cell>
          <table:table-cell table:style-name="ce1" office:value-type="float" office:value="6.15014823389898" calcext:value-type="float">
            <text:p>6.15014823389898</text:p>
          </table:table-cell>
          <table:table-cell table:style-name="ce1" office:value-type="float" office:value="5.80197189476892" calcext:value-type="float">
            <text:p>5.80197189476892</text:p>
          </table:table-cell>
          <table:table-cell table:style-name="ce1" office:value-type="float" office:value="5.65387532525051" calcext:value-type="float">
            <text:p>5.65387532525051</text:p>
          </table:table-cell>
          <table:table-cell table:style-name="ce1" office:value-type="float" office:value="7.31984294112486" calcext:value-type="float">
            <text:p>7.31984294112486</text:p>
          </table:table-cell>
          <table:table-cell table:style-name="ce1" office:value-type="float" office:value="6.62757072465422" calcext:value-type="float">
            <text:p>6.62757072465422</text:p>
          </table:table-cell>
          <table:table-cell table:style-name="ce1" office:value-type="float" office:value="5.74155110370836" calcext:value-type="float">
            <text:p>5.74155110370836</text:p>
          </table:table-cell>
          <table:table-cell table:style-name="ce1" office:value-type="float" office:value="6.03152511356715" calcext:value-type="float">
            <text:p>6.03152511356715</text:p>
          </table:table-cell>
          <table:table-cell table:style-name="ce1" office:value-type="float" office:value="6.72349134944408" calcext:value-type="float">
            <text:p>6.72349134944408</text:p>
          </table:table-cell>
          <table:table-cell table:style-name="ce1" office:value-type="float" office:value="5.68239491836108" calcext:value-type="float">
            <text:p>5.68239491836108</text:p>
          </table:table-cell>
          <table:table-cell table:style-name="ce1" office:value-type="float" office:value="6.1864192323914" calcext:value-type="float">
            <text:p>6.1864192323914</text:p>
          </table:table-cell>
          <table:table-cell table:style-name="ce1" office:value-type="float" office:value="5.41353251364186" calcext:value-type="float">
            <text:p>5.41353251364186</text:p>
          </table:table-cell>
          <table:table-cell table:style-name="ce1" office:value-type="float" office:value="6.32582411431247" calcext:value-type="float">
            <text:p>6.32582411431247</text:p>
          </table:table-cell>
          <table:table-cell table:style-name="ce1" office:value-type="float" office:value="5.80653788554154" calcext:value-type="float">
            <text:p>5.80653788554154</text:p>
          </table:table-cell>
          <table:table-cell table:style-name="ce1" office:value-type="float" office:value="6.47688054151969" calcext:value-type="float">
            <text:p>6.47688054151969</text:p>
          </table:table-cell>
          <table:table-cell table:style-name="ce1" office:value-type="float" office:value="6.41524866174228" calcext:value-type="float">
            <text:p>6.41524866174228</text:p>
          </table:table-cell>
          <table:table-cell table:style-name="ce1" office:value-type="float" office:value="6.68322132361317" calcext:value-type="float">
            <text:p>6.68322132361317</text:p>
          </table:table-cell>
          <table:table-cell table:style-name="ce1" office:value-type="float" office:value="6.3513032064504" calcext:value-type="float">
            <text:p>6.3513032064504</text:p>
          </table:table-cell>
          <table:table-cell table:style-name="ce1" office:value-type="float" office:value="6.69884491694614" calcext:value-type="float">
            <text:p>6.69884491694614</text:p>
          </table:table-cell>
          <table:table-cell table:style-name="ce1" office:value-type="float" office:value="6.25231387052096" calcext:value-type="float">
            <text:p>6.25231387052096</text:p>
          </table:table-cell>
          <table:table-cell table:style-name="ce1" office:value-type="float" office:value="5.79640561776778" calcext:value-type="float">
            <text:p>5.79640561776778</text:p>
          </table:table-cell>
          <table:table-cell table:style-name="ce1" office:value-type="float" office:value="6.31649570092736" calcext:value-type="float">
            <text:p>6.31649570092736</text:p>
          </table:table-cell>
          <table:table-cell table:style-name="ce1" office:value-type="float" office:value="6.03432163894414" calcext:value-type="float">
            <text:p>6.0343216389441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2646343570247" calcext:value-type="float">
            <text:p>0.12646343570247</text:p>
          </table:table-cell>
          <table:table-cell table:style-name="ce1" office:value-type="float" office:value="0.118050128783912" calcext:value-type="float">
            <text:p>0.118050128783912</text:p>
          </table:table-cell>
          <table:table-cell table:style-name="ce1" office:value-type="float" office:value="0.128404767028012" calcext:value-type="float">
            <text:p>0.128404767028012</text:p>
          </table:table-cell>
          <table:table-cell table:style-name="ce1" office:value-type="float" office:value="0.114896942496816" calcext:value-type="float">
            <text:p>0.114896942496816</text:p>
          </table:table-cell>
          <table:table-cell table:style-name="ce1" office:value-type="float" office:value="0.12186273002322" calcext:value-type="float">
            <text:p>0.12186273002322</text:p>
          </table:table-cell>
          <table:table-cell table:style-name="ce1" office:value-type="float" office:value="0.113565138338736" calcext:value-type="float">
            <text:p>0.113565138338736</text:p>
          </table:table-cell>
          <table:table-cell table:style-name="ce1" office:value-type="float" office:value="0.114151974593429" calcext:value-type="float">
            <text:p>0.114151974593429</text:p>
          </table:table-cell>
          <table:table-cell table:style-name="ce1" office:value-type="float" office:value="0.14351951701884" calcext:value-type="float">
            <text:p>0.14351951701884</text:p>
          </table:table-cell>
          <table:table-cell table:style-name="ce1" office:value-type="float" office:value="0.1133293967551" calcext:value-type="float">
            <text:p>0.1133293967551</text:p>
          </table:table-cell>
          <table:table-cell table:style-name="ce1" office:value-type="float" office:value="0.121337497345237" calcext:value-type="float">
            <text:p>0.121337497345237</text:p>
          </table:table-cell>
          <table:table-cell table:style-name="ce1" office:value-type="float" office:value="0.16994571716273" calcext:value-type="float">
            <text:p>0.16994571716273</text:p>
          </table:table-cell>
          <table:table-cell table:style-name="ce1" office:value-type="float" office:value="0.183372078419787" calcext:value-type="float">
            <text:p>0.183372078419787</text:p>
          </table:table-cell>
          <table:table-cell table:style-name="ce1" office:value-type="float" office:value="0.171794450727767" calcext:value-type="float">
            <text:p>0.171794450727767</text:p>
          </table:table-cell>
          <table:table-cell table:style-name="ce1" office:value-type="float" office:value="0.140730954793557" calcext:value-type="float">
            <text:p>0.140730954793557</text:p>
          </table:table-cell>
          <table:table-cell table:style-name="ce1" office:value-type="float" office:value="0.156280778038393" calcext:value-type="float">
            <text:p>0.156280778038393</text:p>
          </table:table-cell>
          <table:table-cell table:style-name="ce1" office:value-type="float" office:value="0.149716773167397" calcext:value-type="float">
            <text:p>0.149716773167397</text:p>
          </table:table-cell>
          <table:table-cell table:style-name="ce1" office:value-type="float" office:value="0.156125558919273" calcext:value-type="float">
            <text:p>0.156125558919273</text:p>
          </table:table-cell>
          <table:table-cell table:style-name="ce1" office:value-type="float" office:value="0.161034077817673" calcext:value-type="float">
            <text:p>0.161034077817673</text:p>
          </table:table-cell>
          <table:table-cell table:style-name="ce1" office:value-type="float" office:value="0.156731605877588" calcext:value-type="float">
            <text:p>0.156731605877588</text:p>
          </table:table-cell>
          <table:table-cell table:style-name="ce1" office:value-type="float" office:value="0.151467573112886" calcext:value-type="float">
            <text:p>0.151467573112886</text:p>
          </table:table-cell>
          <table:table-cell table:style-name="ce1" office:value-type="float" office:value="0.160314991047178" calcext:value-type="float">
            <text:p>0.160314991047178</text:p>
          </table:table-cell>
          <table:table-cell table:style-name="ce1" office:value-type="float" office:value="0.159860001898531" calcext:value-type="float">
            <text:p>0.159860001898531</text:p>
          </table:table-cell>
          <table:table-cell table:style-name="ce1" office:value-type="float" office:value="0.155115744775438" calcext:value-type="float">
            <text:p>0.155115744775438</text:p>
          </table:table-cell>
          <table:table-cell table:style-name="ce1" office:value-type="float" office:value="0.156442064273289" calcext:value-type="float">
            <text:p>0.156442064273289</text:p>
          </table:table-cell>
          <table:table-cell table:style-name="ce1" office:value-type="float" office:value="0.174190509895922" calcext:value-type="float">
            <text:p>0.174190509895922</text:p>
          </table:table-cell>
          <table:table-cell table:style-name="ce1" office:value-type="float" office:value="0.174261632159551" calcext:value-type="float">
            <text:p>0.174261632159551</text:p>
          </table:table-cell>
          <table:table-cell table:style-name="ce1" office:value-type="float" office:value="0.172941996722465" calcext:value-type="float">
            <text:p>0.172941996722465</text:p>
          </table:table-cell>
          <table:table-cell table:style-name="ce1" office:value-type="float" office:value="0.124386279251667" calcext:value-type="float">
            <text:p>0.124386279251667</text:p>
          </table:table-cell>
          <table:table-cell table:style-name="ce1" office:value-type="float" office:value="0.101152602533771" calcext:value-type="float">
            <text:p>0.101152602533771</text:p>
          </table:table-cell>
          <table:table-cell table:style-name="ce1" office:value-type="float" office:value="0.107848679670567" calcext:value-type="float">
            <text:p>0.107848679670567</text:p>
          </table:table-cell>
          <table:table-cell table:style-name="ce1" office:value-type="float" office:value="0.101785191715089" calcext:value-type="float">
            <text:p>0.101785191715089</text:p>
          </table:table-cell>
          <table:table-cell table:style-name="ce1" office:value-type="float" office:value="0.0981585693951697" calcext:value-type="float">
            <text:p>0.09815856939517</text:p>
          </table:table-cell>
          <table:table-cell table:style-name="ce1" office:value-type="float" office:value="0.113344189827729" calcext:value-type="float">
            <text:p>0.113344189827729</text:p>
          </table:table-cell>
          <table:table-cell table:style-name="ce1" office:value-type="float" office:value="0.122422916604943" calcext:value-type="float">
            <text:p>0.122422916604943</text:p>
          </table:table-cell>
          <table:table-cell table:style-name="ce1" office:value-type="float" office:value="0.141402173425484" calcext:value-type="float">
            <text:p>0.141402173425484</text:p>
          </table:table-cell>
          <table:table-cell table:style-name="ce1" office:value-type="float" office:value="0.155665870612267" calcext:value-type="float">
            <text:p>0.155665870612267</text:p>
          </table:table-cell>
          <table:table-cell table:style-name="ce1" office:value-type="float" office:value="0.160230751050852" calcext:value-type="float">
            <text:p>0.160230751050852</text:p>
          </table:table-cell>
          <table:table-cell table:style-name="ce1" office:value-type="float" office:value="0.163391504064048" calcext:value-type="float">
            <text:p>0.163391504064048</text:p>
          </table:table-cell>
          <table:table-cell table:style-name="ce1" office:value-type="float" office:value="0.173693246807228" calcext:value-type="float">
            <text:p>0.173693246807228</text:p>
          </table:table-cell>
          <table:table-cell table:style-name="ce1" office:value-type="float" office:value="0.190406875014953" calcext:value-type="float">
            <text:p>0.190406875014953</text:p>
          </table:table-cell>
          <table:table-cell table:style-name="ce1" office:value-type="float" office:value="0.211620751599268" calcext:value-type="float">
            <text:p>0.211620751599268</text:p>
          </table:table-cell>
          <table:table-cell table:style-name="ce1" office:value-type="float" office:value="0.181007764097715" calcext:value-type="float">
            <text:p>0.181007764097715</text:p>
          </table:table-cell>
          <table:table-cell table:style-name="ce1" office:value-type="float" office:value="0.189111646690471" calcext:value-type="float">
            <text:p>0.189111646690471</text:p>
          </table:table-cell>
          <table:table-cell table:style-name="ce1" office:value-type="float" office:value="0.200315417749991" calcext:value-type="float">
            <text:p>0.200315417749991</text:p>
          </table:table-cell>
          <table:table-cell table:style-name="ce1" office:value-type="float" office:value="0.2507887672469" calcext:value-type="float">
            <text:p>0.2507887672469</text:p>
          </table:table-cell>
          <table:table-cell table:style-name="ce1" office:value-type="float" office:value="0.232338857103165" calcext:value-type="float">
            <text:p>0.232338857103165</text:p>
          </table:table-cell>
          <table:table-cell table:style-name="ce1" office:value-type="float" office:value="0.250435369012585" calcext:value-type="float">
            <text:p>0.250435369012585</text:p>
          </table:table-cell>
          <table:table-cell table:style-name="ce1" office:value-type="float" office:value="0.249246106624901" calcext:value-type="float">
            <text:p>0.249246106624901</text:p>
          </table:table-cell>
          <table:table-cell table:style-name="ce1" office:value-type="float" office:value="0.176918536909441" calcext:value-type="float">
            <text:p>0.176918536909441</text:p>
          </table:table-cell>
          <table:table-cell table:style-name="ce1" office:value-type="float" office:value="0.202232170797099" calcext:value-type="float">
            <text:p>0.202232170797099</text:p>
          </table:table-cell>
          <table:table-cell table:style-name="ce1" office:value-type="float" office:value="0.173734651797683" calcext:value-type="float">
            <text:p>0.173734651797683</text:p>
          </table:table-cell>
          <table:table-cell table:style-name="ce1" office:value-type="float" office:value="0.200285212139622" calcext:value-type="float">
            <text:p>0.20028521213962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iddle East &amp; North Africa (developing only)</text:p>
          </table:table-cell>
          <table:table-cell table:style-name="ce1" office:value-type="string" calcext:value-type="string">
            <text:p>MN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60373404235303" calcext:value-type="float">
            <text:p>0.860373404235303</text:p>
          </table:table-cell>
          <table:table-cell table:style-name="ce1" office:value-type="float" office:value="0.842334042027988" calcext:value-type="float">
            <text:p>0.842334042027988</text:p>
          </table:table-cell>
          <table:table-cell table:style-name="ce1" office:value-type="float" office:value="0.850695452231554" calcext:value-type="float">
            <text:p>0.850695452231554</text:p>
          </table:table-cell>
          <table:table-cell table:style-name="ce1" office:value-type="float" office:value="0.905842071216444" calcext:value-type="float">
            <text:p>0.905842071216444</text:p>
          </table:table-cell>
          <table:table-cell table:style-name="ce1" office:value-type="float" office:value="0.995196791929545" calcext:value-type="float">
            <text:p>0.995196791929545</text:p>
          </table:table-cell>
          <table:table-cell table:style-name="ce1" office:value-type="float" office:value="1.1415484010418" calcext:value-type="float">
            <text:p>1.1415484010418</text:p>
          </table:table-cell>
          <table:table-cell table:style-name="ce1" office:value-type="float" office:value="1.3209664848251" calcext:value-type="float">
            <text:p>1.3209664848251</text:p>
          </table:table-cell>
          <table:table-cell table:style-name="ce1" office:value-type="float" office:value="1.30832855014328" calcext:value-type="float">
            <text:p>1.30832855014328</text:p>
          </table:table-cell>
          <table:table-cell table:style-name="ce1" office:value-type="float" office:value="1.62247533393323" calcext:value-type="float">
            <text:p>1.62247533393323</text:p>
          </table:table-cell>
          <table:table-cell table:style-name="ce1" office:value-type="float" office:value="1.61007090880702" calcext:value-type="float">
            <text:p>1.61007090880702</text:p>
          </table:table-cell>
          <table:table-cell table:style-name="ce1" office:value-type="float" office:value="1.65393335690351" calcext:value-type="float">
            <text:p>1.65393335690351</text:p>
          </table:table-cell>
          <table:table-cell table:style-name="ce1" office:value-type="float" office:value="1.71731871867707" calcext:value-type="float">
            <text:p>1.71731871867707</text:p>
          </table:table-cell>
          <table:table-cell table:style-name="ce1" office:value-type="float" office:value="1.75253930297618" calcext:value-type="float">
            <text:p>1.75253930297618</text:p>
          </table:table-cell>
          <table:table-cell table:style-name="ce1" office:value-type="float" office:value="1.97827088485533" calcext:value-type="float">
            <text:p>1.97827088485533</text:p>
          </table:table-cell>
          <table:table-cell table:style-name="ce1" office:value-type="float" office:value="1.99087766136712" calcext:value-type="float">
            <text:p>1.99087766136712</text:p>
          </table:table-cell>
          <table:table-cell table:style-name="ce1" office:value-type="float" office:value="1.98069155714153" calcext:value-type="float">
            <text:p>1.98069155714153</text:p>
          </table:table-cell>
          <table:table-cell table:style-name="ce1" office:value-type="float" office:value="2.28892559064853" calcext:value-type="float">
            <text:p>2.28892559064853</text:p>
          </table:table-cell>
          <table:table-cell table:style-name="ce1" office:value-type="float" office:value="2.31545565710435" calcext:value-type="float">
            <text:p>2.31545565710435</text:p>
          </table:table-cell>
          <table:table-cell table:style-name="ce1" office:value-type="float" office:value="2.39455830217818" calcext:value-type="float">
            <text:p>2.39455830217818</text:p>
          </table:table-cell>
          <table:table-cell table:style-name="ce1" office:value-type="float" office:value="2.42549014331736" calcext:value-type="float">
            <text:p>2.42549014331736</text:p>
          </table:table-cell>
          <table:table-cell table:style-name="ce1" office:value-type="float" office:value="2.19527994836445" calcext:value-type="float">
            <text:p>2.19527994836445</text:p>
          </table:table-cell>
          <table:table-cell table:style-name="ce1" office:value-type="float" office:value="1.98016380641045" calcext:value-type="float">
            <text:p>1.98016380641045</text:p>
          </table:table-cell>
          <table:table-cell table:style-name="ce1" office:value-type="float" office:value="2.05892067408081" calcext:value-type="float">
            <text:p>2.05892067408081</text:p>
          </table:table-cell>
          <table:table-cell table:style-name="ce1" office:value-type="float" office:value="2.22588684916259" calcext:value-type="float">
            <text:p>2.22588684916259</text:p>
          </table:table-cell>
          <table:table-cell table:style-name="ce1" office:value-type="float" office:value="2.33187926267574" calcext:value-type="float">
            <text:p>2.33187926267574</text:p>
          </table:table-cell>
          <table:table-cell table:style-name="ce1" office:value-type="float" office:value="2.35797270534402" calcext:value-type="float">
            <text:p>2.35797270534402</text:p>
          </table:table-cell>
          <table:table-cell table:style-name="ce1" office:value-type="float" office:value="2.33893489524287" calcext:value-type="float">
            <text:p>2.33893489524287</text:p>
          </table:table-cell>
          <table:table-cell table:style-name="ce1" office:value-type="float" office:value="2.41411538389666" calcext:value-type="float">
            <text:p>2.41411538389666</text:p>
          </table:table-cell>
          <table:table-cell table:style-name="ce1" office:value-type="float" office:value="2.52300883810322" calcext:value-type="float">
            <text:p>2.52300883810322</text:p>
          </table:table-cell>
          <table:table-cell table:style-name="ce1" office:value-type="float" office:value="2.52873762863519" calcext:value-type="float">
            <text:p>2.52873762863519</text:p>
          </table:table-cell>
          <table:table-cell table:style-name="ce1" office:value-type="float" office:value="2.47174894610106" calcext:value-type="float">
            <text:p>2.47174894610106</text:p>
          </table:table-cell>
          <table:table-cell table:style-name="ce1" office:value-type="float" office:value="2.55101104119352" calcext:value-type="float">
            <text:p>2.55101104119352</text:p>
          </table:table-cell>
          <table:table-cell table:style-name="ce1" office:value-type="float" office:value="2.59210329816154" calcext:value-type="float">
            <text:p>2.59210329816154</text:p>
          </table:table-cell>
          <table:table-cell table:style-name="ce1" office:value-type="float" office:value="2.65855983893761" calcext:value-type="float">
            <text:p>2.65855983893761</text:p>
          </table:table-cell>
          <table:table-cell table:style-name="ce1" office:value-type="float" office:value="2.78357820136988" calcext:value-type="float">
            <text:p>2.78357820136988</text:p>
          </table:table-cell>
          <table:table-cell table:style-name="ce1" office:value-type="float" office:value="2.83922940630209" calcext:value-type="float">
            <text:p>2.83922940630209</text:p>
          </table:table-cell>
          <table:table-cell table:style-name="ce1" office:value-type="float" office:value="2.81181532175417" calcext:value-type="float">
            <text:p>2.81181532175417</text:p>
          </table:table-cell>
          <table:table-cell table:style-name="ce1" office:value-type="float" office:value="2.71909983647116" calcext:value-type="float">
            <text:p>2.71909983647116</text:p>
          </table:table-cell>
          <table:table-cell table:style-name="ce1" office:value-type="float" office:value="2.9846985039918" calcext:value-type="float">
            <text:p>2.9846985039918</text:p>
          </table:table-cell>
          <table:table-cell table:style-name="ce1" office:value-type="float" office:value="3.16948067735238" calcext:value-type="float">
            <text:p>3.16948067735238</text:p>
          </table:table-cell>
          <table:table-cell table:style-name="ce1" office:value-type="float" office:value="3.13334234018695" calcext:value-type="float">
            <text:p>3.13334234018695</text:p>
          </table:table-cell>
          <table:table-cell table:style-name="ce1" office:value-type="float" office:value="3.17159325906633" calcext:value-type="float">
            <text:p>3.17159325906633</text:p>
          </table:table-cell>
          <table:table-cell table:style-name="ce1" office:value-type="float" office:value="3.13200112557216" calcext:value-type="float">
            <text:p>3.13200112557216</text:p>
          </table:table-cell>
          <table:table-cell table:style-name="ce1" office:value-type="float" office:value="3.29606603650003" calcext:value-type="float">
            <text:p>3.29606603650003</text:p>
          </table:table-cell>
          <table:table-cell table:style-name="ce1" office:value-type="float" office:value="3.43761006275826" calcext:value-type="float">
            <text:p>3.43761006275826</text:p>
          </table:table-cell>
          <table:table-cell table:style-name="ce1" office:value-type="float" office:value="3.5853678869569" calcext:value-type="float">
            <text:p>3.5853678869569</text:p>
          </table:table-cell>
          <table:table-cell table:style-name="ce1" office:value-type="float" office:value="3.6433872816845" calcext:value-type="float">
            <text:p>3.6433872816845</text:p>
          </table:table-cell>
          <table:table-cell table:style-name="ce1" office:value-type="float" office:value="3.62460947622889" calcext:value-type="float">
            <text:p>3.62460947622889</text:p>
          </table:table-cell>
          <table:table-cell table:style-name="ce1" office:value-type="float" office:value="3.78867209691904" calcext:value-type="float">
            <text:p>3.78867209691904</text:p>
          </table:table-cell>
          <table:table-cell table:style-name="ce1" office:value-type="float" office:value="3.84179635212451" calcext:value-type="float">
            <text:p>3.84179635212451</text:p>
          </table:table-cell>
          <table:table-cell table:style-name="ce1" office:value-type="float" office:value="3.88250327074246" calcext:value-type="float">
            <text:p>3.88250327074246</text:p>
          </table:table-cell>
          <table:table-cell table:style-name="ce1" office:value-type="float" office:value="3.87821927364453" calcext:value-type="float">
            <text:p>3.8782192736445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5" table:style-name="ce1" office:value-type="string" calcext:value-type="string">
            <text:p>null</text:p>
          </table:table-cell>
          <table:table-cell table:style-name="ce1" office:value-type="float" office:value="3.34904381036725" calcext:value-type="float">
            <text:p>3.34904381036725</text:p>
          </table:table-cell>
          <table:table-cell table:style-name="ce1" office:value-type="float" office:value="3.87553351489777" calcext:value-type="float">
            <text:p>3.87553351489777</text:p>
          </table:table-cell>
          <table:table-cell table:style-name="ce1" office:value-type="float" office:value="3.65583600568297" calcext:value-type="float">
            <text:p>3.65583600568297</text:p>
          </table:table-cell>
          <table:table-cell table:style-name="ce1" office:value-type="float" office:value="4.45767939718203" calcext:value-type="float">
            <text:p>4.45767939718203</text:p>
          </table:table-cell>
          <table:table-cell table:style-name="ce1" office:value-type="float" office:value="2.95355607526516" calcext:value-type="float">
            <text:p>2.95355607526516</text:p>
          </table:table-cell>
          <table:table-cell table:style-name="ce1" office:value-type="float" office:value="4.16766436131399" calcext:value-type="float">
            <text:p>4.16766436131399</text:p>
          </table:table-cell>
          <table:table-cell table:style-name="ce1" office:value-type="float" office:value="4.14554758345308" calcext:value-type="float">
            <text:p>4.1455475834530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35471693769008" calcext:value-type="float">
            <text:p>1.35471693769008</text:p>
          </table:table-cell>
          <table:table-cell table:style-name="ce1" office:value-type="float" office:value="1.4187419821214" calcext:value-type="float">
            <text:p>1.4187419821214</text:p>
          </table:table-cell>
          <table:table-cell table:style-name="ce1" office:value-type="float" office:value="1.95074792747753" calcext:value-type="float">
            <text:p>1.95074792747753</text:p>
          </table:table-cell>
          <table:table-cell table:style-name="ce1" office:value-type="float" office:value="1.53732265395733" calcext:value-type="float">
            <text:p>1.53732265395733</text:p>
          </table:table-cell>
          <table:table-cell table:style-name="ce1" office:value-type="float" office:value="1.90428443663525" calcext:value-type="float">
            <text:p>1.90428443663525</text:p>
          </table:table-cell>
          <table:table-cell table:style-name="ce1" office:value-type="float" office:value="1.76870543073275" calcext:value-type="float">
            <text:p>1.76870543073275</text:p>
          </table:table-cell>
          <table:table-cell table:style-name="ce1" office:value-type="float" office:value="1.71454349275413" calcext:value-type="float">
            <text:p>1.71454349275413</text:p>
          </table:table-cell>
          <table:table-cell table:style-name="ce1" office:value-type="float" office:value="1.83477215036661" calcext:value-type="float">
            <text:p>1.83477215036661</text:p>
          </table:table-cell>
          <table:table-cell table:style-name="ce1" office:value-type="float" office:value="2.05661713782031" calcext:value-type="float">
            <text:p>2.05661713782031</text:p>
          </table:table-cell>
          <table:table-cell table:style-name="ce1" office:value-type="float" office:value="2.1608564714747" calcext:value-type="float">
            <text:p>2.1608564714747</text:p>
          </table:table-cell>
          <table:table-cell table:style-name="ce1" office:value-type="float" office:value="2.22802885461263" calcext:value-type="float">
            <text:p>2.22802885461263</text:p>
          </table:table-cell>
          <table:table-cell table:style-name="ce1" office:value-type="float" office:value="2.30536297434644" calcext:value-type="float">
            <text:p>2.30536297434644</text:p>
          </table:table-cell>
          <table:table-cell table:style-name="ce1" office:value-type="float" office:value="2.41913465996496" calcext:value-type="float">
            <text:p>2.41913465996496</text:p>
          </table:table-cell>
          <table:table-cell table:style-name="ce1" office:value-type="float" office:value="2.49049634832767" calcext:value-type="float">
            <text:p>2.49049634832767</text:p>
          </table:table-cell>
          <table:table-cell table:style-name="ce1" office:value-type="float" office:value="2.60795398849991" calcext:value-type="float">
            <text:p>2.60795398849991</text:p>
          </table:table-cell>
          <table:table-cell table:style-name="ce1" office:value-type="float" office:value="2.74842226202142" calcext:value-type="float">
            <text:p>2.74842226202142</text:p>
          </table:table-cell>
          <table:table-cell table:style-name="ce1" office:value-type="float" office:value="2.89576458134022" calcext:value-type="float">
            <text:p>2.89576458134022</text:p>
          </table:table-cell>
          <table:table-cell table:style-name="ce1" office:value-type="float" office:value="3.182955962443" calcext:value-type="float">
            <text:p>3.182955962443</text:p>
          </table:table-cell>
          <table:table-cell table:style-name="ce1" office:value-type="float" office:value="3.60548048890585" calcext:value-type="float">
            <text:p>3.60548048890585</text:p>
          </table:table-cell>
          <table:table-cell table:style-name="ce1" office:value-type="float" office:value="3.82672686663536" calcext:value-type="float">
            <text:p>3.82672686663536</text:p>
          </table:table-cell>
          <table:table-cell table:style-name="ce1" office:value-type="float" office:value="4.07149764858649" calcext:value-type="float">
            <text:p>4.07149764858649</text:p>
          </table:table-cell>
          <table:table-cell table:style-name="ce1" office:value-type="float" office:value="3.83310325651479" calcext:value-type="float">
            <text:p>3.83310325651479</text:p>
          </table:table-cell>
          <table:table-cell table:style-name="ce1" office:value-type="float" office:value="3.80370439330673" calcext:value-type="float">
            <text:p>3.80370439330673</text:p>
          </table:table-cell>
          <table:table-cell table:style-name="ce1" office:value-type="float" office:value="3.83752656708068" calcext:value-type="float">
            <text:p>3.83752656708068</text:p>
          </table:table-cell>
          <table:table-cell table:style-name="ce1" office:value-type="float" office:value="3.44732927971815" calcext:value-type="float">
            <text:p>3.44732927971815</text:p>
          </table:table-cell>
          <table:table-cell table:style-name="ce1" office:value-type="float" office:value="4.69755162249562" calcext:value-type="float">
            <text:p>4.69755162249562</text:p>
          </table:table-cell>
          <table:table-cell table:style-name="ce1" office:value-type="float" office:value="4.89474885278683" calcext:value-type="float">
            <text:p>4.89474885278683</text:p>
          </table:table-cell>
          <table:table-cell table:style-name="ce1" office:value-type="float" office:value="5.20650897904684" calcext:value-type="float">
            <text:p>5.20650897904684</text:p>
          </table:table-cell>
          <table:table-cell table:style-name="ce1" office:value-type="float" office:value="5.54862670334151" calcext:value-type="float">
            <text:p>5.54862670334151</text:p>
          </table:table-cell>
          <table:table-cell table:style-name="ce1" office:value-type="float" office:value="4.936134695559" calcext:value-type="float">
            <text:p>4.936134695559</text:p>
          </table:table-cell>
          <table:table-cell table:style-name="ce1" office:value-type="float" office:value="4.5985559566787" calcext:value-type="float">
            <text:p>4.5985559566787</text:p>
          </table:table-cell>
          <table:table-cell table:style-name="ce1" office:value-type="float" office:value="5.50400510388111" calcext:value-type="float">
            <text:p>5.50400510388111</text:p>
          </table:table-cell>
          <table:table-cell table:style-name="ce1" office:value-type="float" office:value="4.93781028443873" calcext:value-type="float">
            <text:p>4.93781028443873</text:p>
          </table:table-cell>
          <table:table-cell table:style-name="ce1" office:value-type="float" office:value="4.11548406595252" calcext:value-type="float">
            <text:p>4.11548406595252</text:p>
          </table:table-cell>
          <table:table-cell table:style-name="ce1" office:value-type="float" office:value="3.49093376657261" calcext:value-type="float">
            <text:p>3.49093376657261</text:p>
          </table:table-cell>
          <table:table-cell table:style-name="ce1" office:value-type="float" office:value="3.4483272252243" calcext:value-type="float">
            <text:p>3.4483272252243</text:p>
          </table:table-cell>
          <table:table-cell table:style-name="ce1" office:value-type="float" office:value="3.47139414246315" calcext:value-type="float">
            <text:p>3.47139414246315</text:p>
          </table:table-cell>
          <table:table-cell table:style-name="ce1" office:value-type="float" office:value="3.30167436316572" calcext:value-type="float">
            <text:p>3.30167436316572</text:p>
          </table:table-cell>
          <table:table-cell table:style-name="ce1" office:value-type="float" office:value="3.27223351451952" calcext:value-type="float">
            <text:p>3.27223351451952</text:p>
          </table:table-cell>
          <table:table-cell table:style-name="ce1" office:value-type="float" office:value="3.17908057731681" calcext:value-type="float">
            <text:p>3.17908057731681</text:p>
          </table:table-cell>
          <table:table-cell table:style-name="ce1" office:value-type="float" office:value="3.13098774608561" calcext:value-type="float">
            <text:p>3.13098774608561</text:p>
          </table:table-cell>
          <table:table-cell table:style-name="ce1" office:value-type="float" office:value="3.25823676948948" calcext:value-type="float">
            <text:p>3.25823676948948</text:p>
          </table:table-cell>
          <table:table-cell table:style-name="ce1" office:value-type="float" office:value="3.39161441586116" calcext:value-type="float">
            <text:p>3.39161441586116</text:p>
          </table:table-cell>
          <table:table-cell table:style-name="ce1" office:value-type="float" office:value="3.2540504527054" calcext:value-type="float">
            <text:p>3.2540504527054</text:p>
          </table:table-cell>
          <table:table-cell table:style-name="ce1" office:value-type="float" office:value="3.42520710992978" calcext:value-type="float">
            <text:p>3.42520710992978</text:p>
          </table:table-cell>
          <table:table-cell table:style-name="ce1" office:value-type="float" office:value="3.42250836847161" calcext:value-type="float">
            <text:p>3.42250836847161</text:p>
          </table:table-cell>
          <table:table-cell table:style-name="ce1" office:value-type="float" office:value="3.71217095748889" calcext:value-type="float">
            <text:p>3.71217095748889</text:p>
          </table:table-cell>
          <table:table-cell table:style-name="ce1" office:value-type="float" office:value="3.89219276944865" calcext:value-type="float">
            <text:p>3.89219276944865</text:p>
          </table:table-cell>
          <table:table-cell table:style-name="ce1" office:value-type="float" office:value="3.81388548964013" calcext:value-type="float">
            <text:p>3.81388548964013</text:p>
          </table:table-cell>
          <table:table-cell table:style-name="ce1" office:value-type="float" office:value="4.14011609351611" calcext:value-type="float">
            <text:p>4.14011609351611</text:p>
          </table:table-cell>
          <table:table-cell table:style-name="ce1" office:value-type="float" office:value="4.24333522446811" calcext:value-type="float">
            <text:p>4.24333522446811</text:p>
          </table:table-cell>
          <table:table-cell table:style-name="ce1" office:value-type="float" office:value="6.91514653104629" calcext:value-type="float">
            <text:p>6.9151465310462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orthern Mariana Islands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51537177721152" calcext:value-type="float">
            <text:p>0.251537177721152</text:p>
          </table:table-cell>
          <table:table-cell table:style-name="ce1" office:value-type="float" office:value="0.344472864434033" calcext:value-type="float">
            <text:p>0.344472864434033</text:p>
          </table:table-cell>
          <table:table-cell table:style-name="ce1" office:value-type="float" office:value="0.254829220108839" calcext:value-type="float">
            <text:p>0.254829220108839</text:p>
          </table:table-cell>
          <table:table-cell table:style-name="ce1" office:value-type="float" office:value="0.208649094173454" calcext:value-type="float">
            <text:p>0.208649094173454</text:p>
          </table:table-cell>
          <table:table-cell table:style-name="ce1" office:value-type="float" office:value="0.263434296913326" calcext:value-type="float">
            <text:p>0.263434296913326</text:p>
          </table:table-cell>
          <table:table-cell table:style-name="ce1" office:value-type="float" office:value="0.241588917195488" calcext:value-type="float">
            <text:p>0.241588917195488</text:p>
          </table:table-cell>
          <table:table-cell table:style-name="ce1" office:value-type="float" office:value="0.250738796796604" calcext:value-type="float">
            <text:p>0.250738796796604</text:p>
          </table:table-cell>
          <table:table-cell table:style-name="ce1" office:value-type="float" office:value="0.216165510895793" calcext:value-type="float">
            <text:p>0.216165510895793</text:p>
          </table:table-cell>
          <table:table-cell table:style-name="ce1" office:value-type="float" office:value="0.31369388599682" calcext:value-type="float">
            <text:p>0.31369388599682</text:p>
          </table:table-cell>
          <table:table-cell table:style-name="ce1" office:value-type="float" office:value="0.35784728720739" calcext:value-type="float">
            <text:p>0.35784728720739</text:p>
          </table:table-cell>
          <table:table-cell table:style-name="ce1" office:value-type="float" office:value="0.322275195695825" calcext:value-type="float">
            <text:p>0.322275195695825</text:p>
          </table:table-cell>
          <table:table-cell table:style-name="ce1" office:value-type="float" office:value="0.38184862426596" calcext:value-type="float">
            <text:p>0.38184862426596</text:p>
          </table:table-cell>
          <table:table-cell table:style-name="ce1" office:value-type="float" office:value="0.340948782474098" calcext:value-type="float">
            <text:p>0.340948782474098</text:p>
          </table:table-cell>
          <table:table-cell table:style-name="ce1" office:value-type="float" office:value="0.359994473314553" calcext:value-type="float">
            <text:p>0.359994473314553</text:p>
          </table:table-cell>
          <table:table-cell table:style-name="ce1" office:value-type="float" office:value="0.310611117263166" calcext:value-type="float">
            <text:p>0.310611117263166</text:p>
          </table:table-cell>
          <table:table-cell table:style-name="ce1" office:value-type="float" office:value="0.277359827006247" calcext:value-type="float">
            <text:p>0.277359827006247</text:p>
          </table:table-cell>
          <table:table-cell table:style-name="ce1" office:value-type="float" office:value="0.239352971584733" calcext:value-type="float">
            <text:p>0.239352971584733</text:p>
          </table:table-cell>
          <table:table-cell table:style-name="ce1" office:value-type="float" office:value="0.246646286567177" calcext:value-type="float">
            <text:p>0.246646286567177</text:p>
          </table:table-cell>
          <table:table-cell table:style-name="ce1" office:value-type="float" office:value="0.253966593766859" calcext:value-type="float">
            <text:p>0.253966593766859</text:p>
          </table:table-cell>
          <table:table-cell table:style-name="ce1" office:value-type="float" office:value="0.227233988937338" calcext:value-type="float">
            <text:p>0.227233988937338</text:p>
          </table:table-cell>
          <table:table-cell table:style-name="ce1" office:value-type="float" office:value="0.26881058317602" calcext:value-type="float">
            <text:p>0.26881058317602</text:p>
          </table:table-cell>
          <table:table-cell table:style-name="ce1" office:value-type="float" office:value="0.203613801454765" calcext:value-type="float">
            <text:p>0.203613801454765</text:p>
          </table:table-cell>
          <table:table-cell table:style-name="ce1" office:value-type="float" office:value="0.203105708310129" calcext:value-type="float">
            <text:p>0.203105708310129</text:p>
          </table:table-cell>
          <table:table-cell table:style-name="ce1" office:value-type="float" office:value="0.154815918308489" calcext:value-type="float">
            <text:p>0.154815918308489</text:p>
          </table:table-cell>
          <table:table-cell table:style-name="ce1" office:value-type="float" office:value="0.118478817828195" calcext:value-type="float">
            <text:p>0.118478817828195</text:p>
          </table:table-cell>
          <table:table-cell table:style-name="ce1" office:value-type="float" office:value="0.0875961670404493" calcext:value-type="float">
            <text:p>0.087596167040449</text:p>
          </table:table-cell>
          <table:table-cell table:style-name="ce1" office:value-type="float" office:value="0.0747043523466753" calcext:value-type="float">
            <text:p>0.074704352346675</text:p>
          </table:table-cell>
          <table:table-cell table:style-name="ce1" office:value-type="float" office:value="0.0747768539905144" calcext:value-type="float">
            <text:p>0.074776853990515</text:p>
          </table:table-cell>
          <table:table-cell table:style-name="ce1" office:value-type="float" office:value="0.0771159724129734" calcext:value-type="float">
            <text:p>0.077115972412973</text:p>
          </table:table-cell>
          <table:table-cell table:style-name="ce1" office:value-type="float" office:value="0.0790041466579163" calcext:value-type="float">
            <text:p>0.079004146657916</text:p>
          </table:table-cell>
          <table:table-cell table:style-name="ce1" office:value-type="float" office:value="0.0748648796800412" calcext:value-type="float">
            <text:p>0.074864879680041</text:p>
          </table:table-cell>
          <table:table-cell table:style-name="ce1" office:value-type="float" office:value="0.074837536524626" calcext:value-type="float">
            <text:p>0.074837536524626</text:p>
          </table:table-cell>
          <table:table-cell table:style-name="ce1" office:value-type="float" office:value="0.0704795773186782" calcext:value-type="float">
            <text:p>0.070479577318678</text:p>
          </table:table-cell>
          <table:table-cell table:style-name="ce1" office:value-type="float" office:value="0.0729633848468013" calcext:value-type="float">
            <text:p>0.072963384846801</text:p>
          </table:table-cell>
          <table:table-cell table:style-name="ce1" office:value-type="float" office:value="0.0696972902217103" calcext:value-type="float">
            <text:p>0.06969729022171</text:p>
          </table:table-cell>
          <table:table-cell table:style-name="ce1" office:value-type="float" office:value="0.0698230344921458" calcext:value-type="float">
            <text:p>0.069823034492146</text:p>
          </table:table-cell>
          <table:table-cell table:style-name="ce1" office:value-type="float" office:value="0.0634600055804792" calcext:value-type="float">
            <text:p>0.063460005580479</text:p>
          </table:table-cell>
          <table:table-cell table:style-name="ce1" office:value-type="float" office:value="0.0667205558547863" calcext:value-type="float">
            <text:p>0.066720555854786</text:p>
          </table:table-cell>
          <table:table-cell table:style-name="ce1" office:value-type="float" office:value="0.0654315642277444" calcext:value-type="float">
            <text:p>0.065431564227745</text:p>
          </table:table-cell>
          <table:table-cell table:style-name="ce1" office:value-type="float" office:value="0.0668450314069949" calcext:value-type="float">
            <text:p>0.066845031406995</text:p>
          </table:table-cell>
          <table:table-cell table:style-name="ce1" office:value-type="float" office:value="0.0738839464632444" calcext:value-type="float">
            <text:p>0.073883946463244</text:p>
          </table:table-cell>
          <table:table-cell table:style-name="ce1" office:value-type="float" office:value="0.0841021166211349" calcext:value-type="float">
            <text:p>0.084102116621135</text:p>
          </table:table-cell>
          <table:table-cell table:style-name="ce1" office:value-type="float" office:value="0.0820628656735086" calcext:value-type="float">
            <text:p>0.082062865673509</text:p>
          </table:table-cell>
          <table:table-cell table:style-name="ce1" office:value-type="float" office:value="0.0962361133524577" calcext:value-type="float">
            <text:p>0.096236113352458</text:p>
          </table:table-cell>
          <table:table-cell table:style-name="ce1" office:value-type="float" office:value="0.0936263272140512" calcext:value-type="float">
            <text:p>0.093626327214051</text:p>
          </table:table-cell>
          <table:table-cell table:style-name="ce1" office:value-type="float" office:value="0.0862652979578993" calcext:value-type="float">
            <text:p>0.086265297957899</text:p>
          </table:table-cell>
          <table:table-cell table:style-name="ce1" office:value-type="float" office:value="0.0910936035101891" calcext:value-type="float">
            <text:p>0.091093603510189</text:p>
          </table:table-cell>
          <table:table-cell table:style-name="ce1" office:value-type="float" office:value="0.106928569546992" calcext:value-type="float">
            <text:p>0.106928569546992</text:p>
          </table:table-cell>
          <table:table-cell table:style-name="ce1" office:value-type="float" office:value="0.101742097486365" calcext:value-type="float">
            <text:p>0.101742097486365</text:p>
          </table:table-cell>
          <table:table-cell table:style-name="ce1" office:value-type="float" office:value="0.108702093618374" calcext:value-type="float">
            <text:p>0.108702093618374</text:p>
          </table:table-cell>
          <table:table-cell table:style-name="ce1" office:value-type="float" office:value="0.118205418367822" calcext:value-type="float">
            <text:p>0.118205418367822</text:p>
          </table:table-cell>
          <table:table-cell table:style-name="ce1" office:value-type="float" office:value="0.131189805492051" calcext:value-type="float">
            <text:p>0.13118980549205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427304613305056" calcext:value-type="float">
            <text:p>0.042730461330506</text:p>
          </table:table-cell>
          <table:table-cell table:style-name="ce1" office:value-type="float" office:value="0.0539739114583746" calcext:value-type="float">
            <text:p>0.053973911458375</text:p>
          </table:table-cell>
          <table:table-cell table:style-name="ce1" office:value-type="float" office:value="0.0685667838428812" calcext:value-type="float">
            <text:p>0.068566783842881</text:p>
          </table:table-cell>
          <table:table-cell table:style-name="ce1" office:value-type="float" office:value="0.0940242346802505" calcext:value-type="float">
            <text:p>0.094024234680251</text:p>
          </table:table-cell>
          <table:table-cell table:style-name="ce1" office:value-type="float" office:value="0.121758222602221" calcext:value-type="float">
            <text:p>0.121758222602221</text:p>
          </table:table-cell>
          <table:table-cell table:style-name="ce1" office:value-type="float" office:value="0.162588878319333" calcext:value-type="float">
            <text:p>0.162588878319333</text:p>
          </table:table-cell>
          <table:table-cell table:style-name="ce1" office:value-type="float" office:value="0.175835714565311" calcext:value-type="float">
            <text:p>0.175835714565311</text:p>
          </table:table-cell>
          <table:table-cell table:style-name="ce1" office:value-type="float" office:value="0.188179057954832" calcext:value-type="float">
            <text:p>0.188179057954832</text:p>
          </table:table-cell>
          <table:table-cell table:style-name="ce1" office:value-type="float" office:value="0.216584562738906" calcext:value-type="float">
            <text:p>0.216584562738906</text:p>
          </table:table-cell>
          <table:table-cell table:style-name="ce1" office:value-type="float" office:value="0.246484553545022" calcext:value-type="float">
            <text:p>0.246484553545022</text:p>
          </table:table-cell>
          <table:table-cell table:style-name="ce1" office:value-type="float" office:value="0.373431989332479" calcext:value-type="float">
            <text:p>0.373431989332479</text:p>
          </table:table-cell>
          <table:table-cell table:style-name="ce1" office:value-type="float" office:value="0.337888067492571" calcext:value-type="float">
            <text:p>0.337888067492571</text:p>
          </table:table-cell>
          <table:table-cell table:style-name="ce1" office:value-type="float" office:value="0.367328673992866" calcext:value-type="float">
            <text:p>0.367328673992866</text:p>
          </table:table-cell>
          <table:table-cell table:style-name="ce1" office:value-type="float" office:value="0.374351092923414" calcext:value-type="float">
            <text:p>0.374351092923414</text:p>
          </table:table-cell>
          <table:table-cell table:style-name="ce1" office:value-type="float" office:value="0.375008425301471" calcext:value-type="float">
            <text:p>0.375008425301471</text:p>
          </table:table-cell>
          <table:table-cell table:style-name="ce1" office:value-type="float" office:value="0.383621575284473" calcext:value-type="float">
            <text:p>0.383621575284473</text:p>
          </table:table-cell>
          <table:table-cell table:style-name="ce1" office:value-type="float" office:value="0.378057822233921" calcext:value-type="float">
            <text:p>0.378057822233921</text:p>
          </table:table-cell>
          <table:table-cell table:style-name="ce1" office:value-type="float" office:value="0.395975905446139" calcext:value-type="float">
            <text:p>0.395975905446139</text:p>
          </table:table-cell>
          <table:table-cell table:style-name="ce1" office:value-type="float" office:value="0.402476350623747" calcext:value-type="float">
            <text:p>0.402476350623747</text:p>
          </table:table-cell>
          <table:table-cell table:style-name="ce1" office:value-type="float" office:value="0.405856275543982" calcext:value-type="float">
            <text:p>0.405856275543982</text:p>
          </table:table-cell>
          <table:table-cell table:style-name="ce1" office:value-type="float" office:value="0.411140191058514" calcext:value-type="float">
            <text:p>0.411140191058514</text:p>
          </table:table-cell>
          <table:table-cell table:style-name="ce1" office:value-type="float" office:value="0.420456928198355" calcext:value-type="float">
            <text:p>0.420456928198355</text:p>
          </table:table-cell>
          <table:table-cell table:style-name="ce1" office:value-type="float" office:value="0.544075330448006" calcext:value-type="float">
            <text:p>0.544075330448006</text:p>
          </table:table-cell>
          <table:table-cell table:style-name="ce1" office:value-type="float" office:value="0.561763649855183" calcext:value-type="float">
            <text:p>0.561763649855183</text:p>
          </table:table-cell>
          <table:table-cell table:style-name="ce1" office:value-type="float" office:value="0.507811695403519" calcext:value-type="float">
            <text:p>0.507811695403519</text:p>
          </table:table-cell>
          <table:table-cell table:style-name="ce1" office:value-type="float" office:value="0.371503603861098" calcext:value-type="float">
            <text:p>0.371503603861098</text:p>
          </table:table-cell>
          <table:table-cell table:style-name="ce1" office:value-type="float" office:value="0.206000797492086" calcext:value-type="float">
            <text:p>0.206000797492086</text:p>
          </table:table-cell>
          <table:table-cell table:style-name="ce1" office:value-type="float" office:value="1.76139675214812" calcext:value-type="float">
            <text:p>1.76139675214812</text:p>
          </table:table-cell>
          <table:table-cell table:style-name="ce1" office:value-type="float" office:value="1.68591982215171" calcext:value-type="float">
            <text:p>1.68591982215171</text:p>
          </table:table-cell>
          <table:table-cell table:style-name="ce1" office:value-type="float" office:value="1.44715445915678" calcext:value-type="float">
            <text:p>1.44715445915678</text:p>
          </table:table-cell>
          <table:table-cell table:style-name="ce1" office:value-type="float" office:value="1.31736675783788" calcext:value-type="float">
            <text:p>1.31736675783788</text:p>
          </table:table-cell>
          <table:table-cell table:style-name="ce1" office:value-type="float" office:value="1.32173865402527" calcext:value-type="float">
            <text:p>1.32173865402527</text:p>
          </table:table-cell>
          <table:table-cell table:style-name="ce1" office:value-type="float" office:value="1.37410769769887" calcext:value-type="float">
            <text:p>1.37410769769887</text:p>
          </table:table-cell>
          <table:table-cell table:style-name="ce1" office:value-type="float" office:value="1.34377788403511" calcext:value-type="float">
            <text:p>1.34377788403511</text:p>
          </table:table-cell>
          <table:table-cell table:style-name="ce1" office:value-type="float" office:value="1.37669521715058" calcext:value-type="float">
            <text:p>1.37669521715058</text:p>
          </table:table-cell>
          <table:table-cell table:style-name="ce1" office:value-type="float" office:value="1.27105664778322" calcext:value-type="float">
            <text:p>1.27105664778322</text:p>
          </table:table-cell>
          <table:table-cell table:style-name="ce1" office:value-type="float" office:value="1.23719235420561" calcext:value-type="float">
            <text:p>1.23719235420561</text:p>
          </table:table-cell>
          <table:table-cell table:style-name="ce1" office:value-type="float" office:value="1.19509059893675" calcext:value-type="float">
            <text:p>1.19509059893675</text:p>
          </table:table-cell>
          <table:table-cell table:style-name="ce1" office:value-type="float" office:value="0.416797802329597" calcext:value-type="float">
            <text:p>0.416797802329597</text:p>
          </table:table-cell>
          <table:table-cell table:style-name="ce1" office:value-type="float" office:value="0.430869425349246" calcext:value-type="float">
            <text:p>0.430869425349246</text:p>
          </table:table-cell>
          <table:table-cell table:style-name="ce1" office:value-type="float" office:value="0.432776761705394" calcext:value-type="float">
            <text:p>0.432776761705394</text:p>
          </table:table-cell>
          <table:table-cell table:style-name="ce1" office:value-type="float" office:value="0.458948357626778" calcext:value-type="float">
            <text:p>0.458948357626778</text:p>
          </table:table-cell>
          <table:table-cell table:style-name="ce1" office:value-type="float" office:value="0.469073433652076" calcext:value-type="float">
            <text:p>0.469073433652076</text:p>
          </table:table-cell>
          <table:table-cell table:style-name="ce1" office:value-type="float" office:value="0.46720662281666" calcext:value-type="float">
            <text:p>0.46720662281666</text:p>
          </table:table-cell>
          <table:table-cell table:style-name="ce1" office:value-type="float" office:value="0.501315548200551" calcext:value-type="float">
            <text:p>0.501315548200551</text:p>
          </table:table-cell>
          <table:table-cell table:style-name="ce1" office:value-type="float" office:value="0.503413824666219" calcext:value-type="float">
            <text:p>0.503413824666219</text:p>
          </table:table-cell>
          <table:table-cell table:style-name="ce1" office:value-type="float" office:value="0.496585807347979" calcext:value-type="float">
            <text:p>0.496585807347979</text:p>
          </table:table-cell>
          <table:table-cell table:style-name="ce1" office:value-type="float" office:value="0.554189620179762" calcext:value-type="float">
            <text:p>0.554189620179762</text:p>
          </table:table-cell>
          <table:table-cell table:style-name="ce1" office:value-type="float" office:value="0.567036612709369" calcext:value-type="float">
            <text:p>0.567036612709369</text:p>
          </table:table-cell>
          <table:table-cell table:style-name="ce1" office:value-type="float" office:value="0.60838703947855" calcext:value-type="float">
            <text:p>0.60838703947855</text:p>
          </table:table-cell>
          <table:table-cell table:style-name="ce1" office:value-type="float" office:value="0.595272317202205" calcext:value-type="float">
            <text:p>0.595272317202205</text:p>
          </table:table-cell>
          <table:table-cell table:style-name="ce1" office:value-type="float" office:value="0.627225463799213" calcext:value-type="float">
            <text:p>0.62722546379921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uritius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72514942723982" calcext:value-type="float">
            <text:p>0.272514942723982</text:p>
          </table:table-cell>
          <table:table-cell table:style-name="ce1" office:value-type="float" office:value="0.274719172920734" calcext:value-type="float">
            <text:p>0.274719172920734</text:p>
          </table:table-cell>
          <table:table-cell table:style-name="ce1" office:value-type="float" office:value="0.361281304035559" calcext:value-type="float">
            <text:p>0.361281304035559</text:p>
          </table:table-cell>
          <table:table-cell table:style-name="ce1" office:value-type="float" office:value="0.290764139381605" calcext:value-type="float">
            <text:p>0.290764139381605</text:p>
          </table:table-cell>
          <table:table-cell table:style-name="ce1" office:value-type="float" office:value="0.418299766017863" calcext:value-type="float">
            <text:p>0.418299766017863</text:p>
          </table:table-cell>
          <table:table-cell table:style-name="ce1" office:value-type="float" office:value="0.404197875166003" calcext:value-type="float">
            <text:p>0.404197875166003</text:p>
          </table:table-cell>
          <table:table-cell table:style-name="ce1" office:value-type="float" office:value="0.357726781414986" calcext:value-type="float">
            <text:p>0.357726781414986</text:p>
          </table:table-cell>
          <table:table-cell table:style-name="ce1" office:value-type="float" office:value="0.636179595543916" calcext:value-type="float">
            <text:p>0.636179595543916</text:p>
          </table:table-cell>
          <table:table-cell table:style-name="ce1" office:value-type="float" office:value="0.799157829343961" calcext:value-type="float">
            <text:p>0.799157829343961</text:p>
          </table:table-cell>
          <table:table-cell table:style-name="ce1" office:value-type="float" office:value="0.70414633095562" calcext:value-type="float">
            <text:p>0.70414633095562</text:p>
          </table:table-cell>
          <table:table-cell table:style-name="ce1" office:value-type="float" office:value="0.603767554479419" calcext:value-type="float">
            <text:p>0.603767554479419</text:p>
          </table:table-cell>
          <table:table-cell table:style-name="ce1" office:value-type="float" office:value="0.471904007244736" calcext:value-type="float">
            <text:p>0.471904007244736</text:p>
          </table:table-cell>
          <table:table-cell table:style-name="ce1" office:value-type="float" office:value="0.809099903409764" calcext:value-type="float">
            <text:p>0.809099903409764</text:p>
          </table:table-cell>
          <table:table-cell table:style-name="ce1" office:value-type="float" office:value="0.784435818361992" calcext:value-type="float">
            <text:p>0.784435818361992</text:p>
          </table:table-cell>
          <table:table-cell table:style-name="ce1" office:value-type="float" office:value="0.789327845365028" calcext:value-type="float">
            <text:p>0.789327845365028</text:p>
          </table:table-cell>
          <table:table-cell table:style-name="ce1" office:value-type="float" office:value="0.661868834080717" calcext:value-type="float">
            <text:p>0.661868834080717</text:p>
          </table:table-cell>
          <table:table-cell table:style-name="ce1" office:value-type="float" office:value="0.683638405439782" calcext:value-type="float">
            <text:p>0.683638405439782</text:p>
          </table:table-cell>
          <table:table-cell table:style-name="ce1" office:value-type="float" office:value="0.69648320615078" calcext:value-type="float">
            <text:p>0.69648320615078</text:p>
          </table:table-cell>
          <table:table-cell table:style-name="ce1" office:value-type="float" office:value="0.675655785383809" calcext:value-type="float">
            <text:p>0.675655785383809</text:p>
          </table:table-cell>
          <table:table-cell table:style-name="ce1" office:value-type="float" office:value="0.694881922921439" calcext:value-type="float">
            <text:p>0.694881922921439</text:p>
          </table:table-cell>
          <table:table-cell table:style-name="ce1" office:value-type="float" office:value="0.611141993232157" calcext:value-type="float">
            <text:p>0.611141993232157</text:p>
          </table:table-cell>
          <table:table-cell table:style-name="ce1" office:value-type="float" office:value="0.553530886459649" calcext:value-type="float">
            <text:p>0.553530886459649</text:p>
          </table:table-cell>
          <table:table-cell table:style-name="ce1" office:value-type="float" office:value="0.506164605081404" calcext:value-type="float">
            <text:p>0.506164605081404</text:p>
          </table:table-cell>
          <table:table-cell table:style-name="ce1" office:value-type="float" office:value="0.596711960075512" calcext:value-type="float">
            <text:p>0.596711960075512</text:p>
          </table:table-cell>
          <table:table-cell table:style-name="ce1" office:value-type="float" office:value="0.619486258435658" calcext:value-type="float">
            <text:p>0.619486258435658</text:p>
          </table:table-cell>
          <table:table-cell table:style-name="ce1" office:value-type="float" office:value="0.693494935954722" calcext:value-type="float">
            <text:p>0.693494935954722</text:p>
          </table:table-cell>
          <table:table-cell table:style-name="ce1" office:value-type="float" office:value="0.777360068458517" calcext:value-type="float">
            <text:p>0.777360068458517</text:p>
          </table:table-cell>
          <table:table-cell table:style-name="ce1" office:value-type="float" office:value="0.898980968687807" calcext:value-type="float">
            <text:p>0.898980968687807</text:p>
          </table:table-cell>
          <table:table-cell table:style-name="ce1" office:value-type="float" office:value="0.818998331159015" calcext:value-type="float">
            <text:p>0.818998331159015</text:p>
          </table:table-cell>
          <table:table-cell table:style-name="ce1" office:value-type="float" office:value="1.00111199893461" calcext:value-type="float">
            <text:p>1.00111199893461</text:p>
          </table:table-cell>
          <table:table-cell table:style-name="ce1" office:value-type="float" office:value="1.38191117092867" calcext:value-type="float">
            <text:p>1.38191117092867</text:p>
          </table:table-cell>
          <table:table-cell table:style-name="ce1" office:value-type="float" office:value="1.42189418331518" calcext:value-type="float">
            <text:p>1.42189418331518</text:p>
          </table:table-cell>
          <table:table-cell table:style-name="ce1" office:value-type="float" office:value="1.57576299678821" calcext:value-type="float">
            <text:p>1.57576299678821</text:p>
          </table:table-cell>
          <table:table-cell table:style-name="ce1" office:value-type="float" office:value="1.61734103414151" calcext:value-type="float">
            <text:p>1.61734103414151</text:p>
          </table:table-cell>
          <table:table-cell table:style-name="ce1" office:value-type="float" office:value="1.45975364066547" calcext:value-type="float">
            <text:p>1.45975364066547</text:p>
          </table:table-cell>
          <table:table-cell table:style-name="ce1" office:value-type="float" office:value="1.63020320600255" calcext:value-type="float">
            <text:p>1.63020320600255</text:p>
          </table:table-cell>
          <table:table-cell table:style-name="ce1" office:value-type="float" office:value="1.72032705582736" calcext:value-type="float">
            <text:p>1.72032705582736</text:p>
          </table:table-cell>
          <table:table-cell table:style-name="ce1" office:value-type="float" office:value="1.74043616387584" calcext:value-type="float">
            <text:p>1.74043616387584</text:p>
          </table:table-cell>
          <table:table-cell table:style-name="ce1" office:value-type="float" office:value="1.87075552751975" calcext:value-type="float">
            <text:p>1.87075552751975</text:p>
          </table:table-cell>
          <table:table-cell table:style-name="ce1" office:value-type="float" office:value="2.06553404460433" calcext:value-type="float">
            <text:p>2.06553404460433</text:p>
          </table:table-cell>
          <table:table-cell table:style-name="ce1" office:value-type="float" office:value="2.2677893927994" calcext:value-type="float">
            <text:p>2.2677893927994</text:p>
          </table:table-cell>
          <table:table-cell table:style-name="ce1" office:value-type="float" office:value="2.39401330951519" calcext:value-type="float">
            <text:p>2.39401330951519</text:p>
          </table:table-cell>
          <table:table-cell table:style-name="ce1" office:value-type="float" office:value="2.39571533287233" calcext:value-type="float">
            <text:p>2.39571533287233</text:p>
          </table:table-cell>
          <table:table-cell table:style-name="ce1" office:value-type="float" office:value="2.52350478419608" calcext:value-type="float">
            <text:p>2.52350478419608</text:p>
          </table:table-cell>
          <table:table-cell table:style-name="ce1" office:value-type="float" office:value="2.53175545023231" calcext:value-type="float">
            <text:p>2.53175545023231</text:p>
          </table:table-cell>
          <table:table-cell table:style-name="ce1" office:value-type="float" office:value="2.68399940077541" calcext:value-type="float">
            <text:p>2.68399940077541</text:p>
          </table:table-cell>
          <table:table-cell table:style-name="ce1" office:value-type="float" office:value="2.94193011970865" calcext:value-type="float">
            <text:p>2.94193011970865</text:p>
          </table:table-cell>
          <table:table-cell table:style-name="ce1" office:value-type="float" office:value="2.97588957995531" calcext:value-type="float">
            <text:p>2.97588957995531</text:p>
          </table:table-cell>
          <table:table-cell table:style-name="ce1" office:value-type="float" office:value="3.02999145581499" calcext:value-type="float">
            <text:p>3.02999145581499</text:p>
          </table:table-cell>
          <table:table-cell table:style-name="ce1" office:value-type="float" office:value="2.96316343455219" calcext:value-type="float">
            <text:p>2.96316343455219</text:p>
          </table:table-cell>
          <table:table-cell table:style-name="ce1" office:value-type="float" office:value="3.13208253358925" calcext:value-type="float">
            <text:p>3.13208253358925</text:p>
          </table:table-cell>
          <table:table-cell table:style-name="ce1" office:value-type="float" office:value="3.12707081740397" calcext:value-type="float">
            <text:p>3.1270708174039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lawi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0.0832689109214659" calcext:value-type="float">
            <text:p>0.083268910921466</text:p>
          </table:table-cell>
          <table:table-cell table:style-name="ce1" office:value-type="float" office:value="0.0858320931928607" calcext:value-type="float">
            <text:p>0.085832093192861</text:p>
          </table:table-cell>
          <table:table-cell table:style-name="ce1" office:value-type="float" office:value="0.103180707105979" calcext:value-type="float">
            <text:p>0.103180707105979</text:p>
          </table:table-cell>
          <table:table-cell table:style-name="ce1" office:value-type="float" office:value="0.0860391556759681" calcext:value-type="float">
            <text:p>0.086039155675968</text:p>
          </table:table-cell>
          <table:table-cell table:style-name="ce1" office:value-type="float" office:value="0.0889343129556516" calcext:value-type="float">
            <text:p>0.088934312955652</text:p>
          </table:table-cell>
          <table:table-cell table:style-name="ce1" office:value-type="float" office:value="0.0850421990983968" calcext:value-type="float">
            <text:p>0.085042199098397</text:p>
          </table:table-cell>
          <table:table-cell table:style-name="ce1" office:value-type="float" office:value="0.0987692829676053" calcext:value-type="float">
            <text:p>0.098769282967605</text:p>
          </table:table-cell>
          <table:table-cell table:style-name="ce1" office:value-type="float" office:value="0.10624056160973" calcext:value-type="float">
            <text:p>0.10624056160973</text:p>
          </table:table-cell>
          <table:table-cell table:style-name="ce1" office:value-type="float" office:value="0.112434456635969" calcext:value-type="float">
            <text:p>0.112434456635969</text:p>
          </table:table-cell>
          <table:table-cell table:style-name="ce1" office:value-type="float" office:value="0.114482271970343" calcext:value-type="float">
            <text:p>0.114482271970343</text:p>
          </table:table-cell>
          <table:table-cell table:style-name="ce1" office:value-type="float" office:value="0.106989931023054" calcext:value-type="float">
            <text:p>0.106989931023054</text:p>
          </table:table-cell>
          <table:table-cell table:style-name="ce1" office:value-type="float" office:value="0.109466491939263" calcext:value-type="float">
            <text:p>0.109466491939263</text:p>
          </table:table-cell>
          <table:table-cell table:style-name="ce1" office:value-type="float" office:value="0.10688729768193" calcext:value-type="float">
            <text:p>0.10688729768193</text:p>
          </table:table-cell>
          <table:table-cell table:style-name="ce1" office:value-type="float" office:value="0.113376338980786" calcext:value-type="float">
            <text:p>0.113376338980786</text:p>
          </table:table-cell>
          <table:table-cell table:style-name="ce1" office:value-type="float" office:value="0.115557319658284" calcext:value-type="float">
            <text:p>0.115557319658284</text:p>
          </table:table-cell>
          <table:table-cell table:style-name="ce1" office:value-type="float" office:value="0.106580336646322" calcext:value-type="float">
            <text:p>0.106580336646322</text:p>
          </table:table-cell>
          <table:table-cell table:style-name="ce1" office:value-type="float" office:value="0.11542625816841" calcext:value-type="float">
            <text:p>0.11542625816841</text:p>
          </table:table-cell>
          <table:table-cell table:style-name="ce1" office:value-type="float" office:value="0.0956254314606571" calcext:value-type="float">
            <text:p>0.095625431460657</text:p>
          </table:table-cell>
          <table:table-cell table:style-name="ce1" office:value-type="float" office:value="0.0916245075437594" calcext:value-type="float">
            <text:p>0.09162450754376</text:p>
          </table:table-cell>
          <table:table-cell table:style-name="ce1" office:value-type="float" office:value="0.0864513947316694" calcext:value-type="float">
            <text:p>0.086451394731669</text:p>
          </table:table-cell>
          <table:table-cell table:style-name="ce1" office:value-type="float" office:value="0.0808678732778268" calcext:value-type="float">
            <text:p>0.080867873277827</text:p>
          </table:table-cell>
          <table:table-cell table:style-name="ce1" office:value-type="float" office:value="0.0773539042707548" calcext:value-type="float">
            <text:p>0.077353904270755</text:p>
          </table:table-cell>
          <table:table-cell table:style-name="ce1" office:value-type="float" office:value="0.0726935855295763" calcext:value-type="float">
            <text:p>0.072693585529576</text:p>
          </table:table-cell>
          <table:table-cell table:style-name="ce1" office:value-type="float" office:value="0.0673841127392001" calcext:value-type="float">
            <text:p>0.0673841127392</text:p>
          </table:table-cell>
          <table:table-cell table:style-name="ce1" office:value-type="float" office:value="0.0629532132335422" calcext:value-type="float">
            <text:p>0.062953213233542</text:p>
          </table:table-cell>
          <table:table-cell table:style-name="ce1" office:value-type="float" office:value="0.0622409922619509" calcext:value-type="float">
            <text:p>0.062240992261951</text:p>
          </table:table-cell>
          <table:table-cell table:style-name="ce1" office:value-type="float" office:value="0.0650854639356922" calcext:value-type="float">
            <text:p>0.065085463935692</text:p>
          </table:table-cell>
          <table:table-cell table:style-name="ce1" office:value-type="float" office:value="0.0687261894510932" calcext:value-type="float">
            <text:p>0.068726189451093</text:p>
          </table:table-cell>
          <table:table-cell table:style-name="ce1" office:value-type="float" office:value="0.067788759545418" calcext:value-type="float">
            <text:p>0.067788759545418</text:p>
          </table:table-cell>
          <table:table-cell table:style-name="ce1" office:value-type="float" office:value="0.071467218553802" calcext:value-type="float">
            <text:p>0.071467218553802</text:p>
          </table:table-cell>
          <table:table-cell table:style-name="ce1" office:value-type="float" office:value="0.0739009534824132" calcext:value-type="float">
            <text:p>0.073900953482413</text:p>
          </table:table-cell>
          <table:table-cell table:style-name="ce1" office:value-type="float" office:value="0.0742896229715075" calcext:value-type="float">
            <text:p>0.074289622971508</text:p>
          </table:table-cell>
          <table:table-cell table:style-name="ce1" office:value-type="float" office:value="0.0710916922518532" calcext:value-type="float">
            <text:p>0.071091692251853</text:p>
          </table:table-cell>
          <table:table-cell table:style-name="ce1" office:value-type="float" office:value="0.0739802976895393" calcext:value-type="float">
            <text:p>0.073980297689539</text:p>
          </table:table-cell>
          <table:table-cell table:style-name="ce1" office:value-type="float" office:value="0.0784529524817121" calcext:value-type="float">
            <text:p>0.078452952481712</text:p>
          </table:table-cell>
          <table:table-cell table:style-name="ce1" office:value-type="float" office:value="0.0916535776610301" calcext:value-type="float">
            <text:p>0.09165357766103</text:p>
          </table:table-cell>
          <table:table-cell table:style-name="ce1" office:value-type="float" office:value="0.0809193592912859" calcext:value-type="float">
            <text:p>0.080919359291286</text:p>
          </table:table-cell>
          <table:table-cell table:style-name="ce1" office:value-type="float" office:value="0.0788168179394324" calcext:value-type="float">
            <text:p>0.078816817939433</text:p>
          </table:table-cell>
          <table:table-cell table:style-name="ce1" office:value-type="float" office:value="0.0749654055215952" calcext:value-type="float">
            <text:p>0.074965405521595</text:p>
          </table:table-cell>
          <table:table-cell table:style-name="ce1" office:value-type="float" office:value="0.0791604069186358" calcext:value-type="float">
            <text:p>0.079160406918636</text:p>
          </table:table-cell>
          <table:table-cell table:style-name="ce1" office:value-type="float" office:value="0.0786147671535342" calcext:value-type="float">
            <text:p>0.078614767153534</text:p>
          </table:table-cell>
          <table:table-cell table:style-name="ce1" office:value-type="float" office:value="0.0719141100386685" calcext:value-type="float">
            <text:p>0.071914110038669</text:p>
          </table:table-cell>
          <table:table-cell table:style-name="ce1" office:value-type="float" office:value="0.0727114209522403" calcext:value-type="float">
            <text:p>0.07271142095224</text:p>
          </table:table-cell>
          <table:table-cell table:style-name="ce1" office:value-type="float" office:value="0.0706321952631787" calcext:value-type="float">
            <text:p>0.070632195263179</text:p>
          </table:table-cell>
          <table:table-cell table:style-name="ce1" office:value-type="float" office:value="0.0825457143142761" calcext:value-type="float">
            <text:p>0.082545714314276</text:p>
          </table:table-cell>
          <table:table-cell table:style-name="ce1" office:value-type="float" office:value="0.0737031106585109" calcext:value-type="float">
            <text:p>0.073703110658511</text:p>
          </table:table-cell>
          <table:table-cell table:style-name="ce1" office:value-type="float" office:value="0.082179516831074" calcext:value-type="float">
            <text:p>0.082179516831074</text:p>
          </table:table-cell>
          <table:table-cell table:style-name="ce1" office:value-type="float" office:value="0.0792314846186132" calcext:value-type="float">
            <text:p>0.07923148461861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0" table:style-name="ce1" office:value-type="string" calcext:value-type="string">
            <text:p>null</text:p>
          </table:table-cell>
          <table:table-cell table:style-name="ce1" office:value-type="float" office:value="1.33857218053149" calcext:value-type="float">
            <text:p>1.33857218053149</text:p>
          </table:table-cell>
          <table:table-cell table:style-name="ce1" office:value-type="float" office:value="1.49145051572704" calcext:value-type="float">
            <text:p>1.49145051572704</text:p>
          </table:table-cell>
          <table:table-cell table:style-name="ce1" office:value-type="float" office:value="1.56310383522628" calcext:value-type="float">
            <text:p>1.56310383522628</text:p>
          </table:table-cell>
          <table:table-cell table:style-name="ce1" office:value-type="float" office:value="1.49155316168689" calcext:value-type="float">
            <text:p>1.49155316168689</text:p>
          </table:table-cell>
          <table:table-cell table:style-name="ce1" office:value-type="float" office:value="1.58408247844449" calcext:value-type="float">
            <text:p>1.58408247844449</text:p>
          </table:table-cell>
          <table:table-cell table:style-name="ce1" office:value-type="float" office:value="1.57947086782401" calcext:value-type="float">
            <text:p>1.57947086782401</text:p>
          </table:table-cell>
          <table:table-cell table:style-name="ce1" office:value-type="float" office:value="1.89641478278572" calcext:value-type="float">
            <text:p>1.89641478278572</text:p>
          </table:table-cell>
          <table:table-cell table:style-name="ce1" office:value-type="float" office:value="1.75389558332619" calcext:value-type="float">
            <text:p>1.75389558332619</text:p>
          </table:table-cell>
          <table:table-cell table:style-name="ce1" office:value-type="float" office:value="1.76154557498621" calcext:value-type="float">
            <text:p>1.76154557498621</text:p>
          </table:table-cell>
          <table:table-cell table:style-name="ce1" office:value-type="float" office:value="2.01998951011124" calcext:value-type="float">
            <text:p>2.01998951011124</text:p>
          </table:table-cell>
          <table:table-cell table:style-name="ce1" office:value-type="float" office:value="2.0238595653713" calcext:value-type="float">
            <text:p>2.0238595653713</text:p>
          </table:table-cell>
          <table:table-cell table:style-name="ce1" office:value-type="float" office:value="2.17380816895912" calcext:value-type="float">
            <text:p>2.17380816895912</text:p>
          </table:table-cell>
          <table:table-cell table:style-name="ce1" office:value-type="float" office:value="2.10207998921861" calcext:value-type="float">
            <text:p>2.10207998921861</text:p>
          </table:table-cell>
          <table:table-cell table:style-name="ce1" office:value-type="float" office:value="2.54383640732054" calcext:value-type="float">
            <text:p>2.54383640732054</text:p>
          </table:table-cell>
          <table:table-cell table:style-name="ce1" office:value-type="float" office:value="2.26285260597329" calcext:value-type="float">
            <text:p>2.26285260597329</text:p>
          </table:table-cell>
          <table:table-cell table:style-name="ce1" office:value-type="float" office:value="2.29868767103475" calcext:value-type="float">
            <text:p>2.29868767103475</text:p>
          </table:table-cell>
          <table:table-cell table:style-name="ce1" office:value-type="float" office:value="2.46489596355317" calcext:value-type="float">
            <text:p>2.46489596355317</text:p>
          </table:table-cell>
          <table:table-cell table:style-name="ce1" office:value-type="float" office:value="2.44034914838208" calcext:value-type="float">
            <text:p>2.44034914838208</text:p>
          </table:table-cell>
          <table:table-cell table:style-name="ce1" office:value-type="float" office:value="2.48367268471539" calcext:value-type="float">
            <text:p>2.48367268471539</text:p>
          </table:table-cell>
          <table:table-cell table:style-name="ce1" office:value-type="float" office:value="2.81707916117545" calcext:value-type="float">
            <text:p>2.81707916117545</text:p>
          </table:table-cell>
          <table:table-cell table:style-name="ce1" office:value-type="float" office:value="3.10760032742673" calcext:value-type="float">
            <text:p>3.10760032742673</text:p>
          </table:table-cell>
          <table:table-cell table:style-name="ce1" office:value-type="float" office:value="3.66605237298993" calcext:value-type="float">
            <text:p>3.66605237298993</text:p>
          </table:table-cell>
          <table:table-cell table:style-name="ce1" office:value-type="float" office:value="3.92082032002583" calcext:value-type="float">
            <text:p>3.92082032002583</text:p>
          </table:table-cell>
          <table:table-cell table:style-name="ce1" office:value-type="float" office:value="4.65579306018722" calcext:value-type="float">
            <text:p>4.65579306018722</text:p>
          </table:table-cell>
          <table:table-cell table:style-name="ce1" office:value-type="float" office:value="4.65262378605317" calcext:value-type="float">
            <text:p>4.65262378605317</text:p>
          </table:table-cell>
          <table:table-cell table:style-name="ce1" office:value-type="float" office:value="5.84462364828736" calcext:value-type="float">
            <text:p>5.84462364828736</text:p>
          </table:table-cell>
          <table:table-cell table:style-name="ce1" office:value-type="float" office:value="5.89696776911549" calcext:value-type="float">
            <text:p>5.89696776911549</text:p>
          </table:table-cell>
          <table:table-cell table:style-name="ce1" office:value-type="float" office:value="5.723601318316" calcext:value-type="float">
            <text:p>5.723601318316</text:p>
          </table:table-cell>
          <table:table-cell table:style-name="ce1" office:value-type="float" office:value="5.10716787201505" calcext:value-type="float">
            <text:p>5.10716787201505</text:p>
          </table:table-cell>
          <table:table-cell table:style-name="ce1" office:value-type="float" office:value="4.71358847201829" calcext:value-type="float">
            <text:p>4.71358847201829</text:p>
          </table:table-cell>
          <table:table-cell table:style-name="ce1" office:value-type="float" office:value="5.40559843704414" calcext:value-type="float">
            <text:p>5.40559843704414</text:p>
          </table:table-cell>
          <table:table-cell table:style-name="ce1" office:value-type="float" office:value="5.71535355829947" calcext:value-type="float">
            <text:p>5.71535355829947</text:p>
          </table:table-cell>
          <table:table-cell table:style-name="ce1" office:value-type="float" office:value="5.53762303767437" calcext:value-type="float">
            <text:p>5.53762303767437</text:p>
          </table:table-cell>
          <table:table-cell table:style-name="ce1" office:value-type="float" office:value="6.44430853904411" calcext:value-type="float">
            <text:p>6.44430853904411</text:p>
          </table:table-cell>
          <table:table-cell table:style-name="ce1" office:value-type="float" office:value="6.6055728823269" calcext:value-type="float">
            <text:p>6.6055728823269</text:p>
          </table:table-cell>
          <table:table-cell table:style-name="ce1" office:value-type="float" office:value="6.87594733224263" calcext:value-type="float">
            <text:p>6.87594733224263</text:p>
          </table:table-cell>
          <table:table-cell table:style-name="ce1" office:value-type="float" office:value="6.49762784578545" calcext:value-type="float">
            <text:p>6.49762784578545</text:p>
          </table:table-cell>
          <table:table-cell table:style-name="ce1" office:value-type="float" office:value="7.03779132288317" calcext:value-type="float">
            <text:p>7.03779132288317</text:p>
          </table:table-cell>
          <table:table-cell table:style-name="ce1" office:value-type="float" office:value="7.65653273937501" calcext:value-type="float">
            <text:p>7.65653273937501</text:p>
          </table:table-cell>
          <table:table-cell table:style-name="ce1" office:value-type="float" office:value="7.37323598767175" calcext:value-type="float">
            <text:p>7.37323598767175</text:p>
          </table:table-cell>
          <table:table-cell table:style-name="ce1" office:value-type="float" office:value="7.9869514749551" calcext:value-type="float">
            <text:p>7.9869514749551</text:p>
          </table:table-cell>
          <table:table-cell table:style-name="ce1" office:value-type="float" office:value="7.89882357346821" calcext:value-type="float">
            <text:p>7.8988235734682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orth America</text:p>
          </table:table-cell>
          <table:table-cell table:style-name="ce1" office:value-type="string" calcext:value-type="string">
            <text:p>NA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5.5255287984268" calcext:value-type="float">
            <text:p>15.5255287984268</text:p>
          </table:table-cell>
          <table:table-cell table:style-name="ce1" office:value-type="float" office:value="15.2215330668416" calcext:value-type="float">
            <text:p>15.2215330668416</text:p>
          </table:table-cell>
          <table:table-cell table:style-name="ce1" office:value-type="float" office:value="15.5680938076576" calcext:value-type="float">
            <text:p>15.5680938076576</text:p>
          </table:table-cell>
          <table:table-cell table:style-name="ce1" office:value-type="float" office:value="15.9924669333606" calcext:value-type="float">
            <text:p>15.9924669333606</text:p>
          </table:table-cell>
          <table:table-cell table:style-name="ce1" office:value-type="float" office:value="16.5386268672824" calcext:value-type="float">
            <text:p>16.5386268672824</text:p>
          </table:table-cell>
          <table:table-cell table:style-name="ce1" office:value-type="float" office:value="17.0220877947177" calcext:value-type="float">
            <text:p>17.0220877947177</text:p>
          </table:table-cell>
          <table:table-cell table:style-name="ce1" office:value-type="float" office:value="17.6378504239381" calcext:value-type="float">
            <text:p>17.6378504239381</text:p>
          </table:table-cell>
          <table:table-cell table:style-name="ce1" office:value-type="float" office:value="18.1489697183998" calcext:value-type="float">
            <text:p>18.1489697183998</text:p>
          </table:table-cell>
          <table:table-cell table:style-name="ce1" office:value-type="float" office:value="18.6684524317955" calcext:value-type="float">
            <text:p>18.6684524317955</text:p>
          </table:table-cell>
          <table:table-cell table:style-name="ce1" office:value-type="float" office:value="19.3616695373147" calcext:value-type="float">
            <text:p>19.3616695373147</text:p>
          </table:table-cell>
          <table:table-cell table:style-name="ce1" office:value-type="float" office:value="20.6271118486426" calcext:value-type="float">
            <text:p>20.6271118486426</text:p>
          </table:table-cell>
          <table:table-cell table:style-name="ce1" office:value-type="float" office:value="20.5335955195722" calcext:value-type="float">
            <text:p>20.5335955195722</text:p>
          </table:table-cell>
          <table:table-cell table:style-name="ce1" office:value-type="float" office:value="21.3256068879883" calcext:value-type="float">
            <text:p>21.3256068879883</text:p>
          </table:table-cell>
          <table:table-cell table:style-name="ce1" office:value-type="float" office:value="21.9869107493751" calcext:value-type="float">
            <text:p>21.9869107493751</text:p>
          </table:table-cell>
          <table:table-cell table:style-name="ce1" office:value-type="float" office:value="21.0785483276941" calcext:value-type="float">
            <text:p>21.0785483276941</text:p>
          </table:table-cell>
          <table:table-cell table:style-name="ce1" office:value-type="float" office:value="20.0803868497503" calcext:value-type="float">
            <text:p>20.0803868497503</text:p>
          </table:table-cell>
          <table:table-cell table:style-name="ce1" office:value-type="float" office:value="20.7481762016041" calcext:value-type="float">
            <text:p>20.7481762016041</text:p>
          </table:table-cell>
          <table:table-cell table:style-name="ce1" office:value-type="float" office:value="21.1025973417827" calcext:value-type="float">
            <text:p>21.1025973417827</text:p>
          </table:table-cell>
          <table:table-cell table:style-name="ce1" office:value-type="float" office:value="21.5149151716472" calcext:value-type="float">
            <text:p>21.5149151716472</text:p>
          </table:table-cell>
          <table:table-cell table:style-name="ce1" office:value-type="float" office:value="21.4299536581473" calcext:value-type="float">
            <text:p>21.4299536581473</text:p>
          </table:table-cell>
          <table:table-cell table:style-name="ce1" office:value-type="float" office:value="20.5138572874937" calcext:value-type="float">
            <text:p>20.5138572874937</text:p>
          </table:table-cell>
          <table:table-cell table:style-name="ce1" office:value-type="float" office:value="19.5195815401281" calcext:value-type="float">
            <text:p>19.5195815401281</text:p>
          </table:table-cell>
          <table:table-cell table:style-name="ce1" office:value-type="float" office:value="18.378985411218" calcext:value-type="float">
            <text:p>18.378985411218</text:p>
          </table:table-cell>
          <table:table-cell table:style-name="ce1" office:value-type="float" office:value="18.322192563761" calcext:value-type="float">
            <text:p>18.322192563761</text:p>
          </table:table-cell>
          <table:table-cell table:style-name="ce1" office:value-type="float" office:value="18.7367818258117" calcext:value-type="float">
            <text:p>18.7367818258117</text:p>
          </table:table-cell>
          <table:table-cell table:style-name="ce1" office:value-type="float" office:value="18.6231868824053" calcext:value-type="float">
            <text:p>18.6231868824053</text:p>
          </table:table-cell>
          <table:table-cell table:style-name="ce1" office:value-type="float" office:value="18.3973167759972" calcext:value-type="float">
            <text:p>18.3973167759972</text:p>
          </table:table-cell>
          <table:table-cell table:style-name="ce1" office:value-type="float" office:value="19.0418672626394" calcext:value-type="float">
            <text:p>19.0418672626394</text:p>
          </table:table-cell>
          <table:table-cell table:style-name="ce1" office:value-type="float" office:value="19.7059593520479" calcext:value-type="float">
            <text:p>19.7059593520479</text:p>
          </table:table-cell>
          <table:table-cell table:style-name="ce1" office:value-type="float" office:value="19.7593622505117" calcext:value-type="float">
            <text:p>19.7593622505117</text:p>
          </table:table-cell>
          <table:table-cell table:style-name="ce1" office:value-type="float" office:value="18.9543843864833" calcext:value-type="float">
            <text:p>18.9543843864833</text:p>
          </table:table-cell>
          <table:table-cell table:style-name="ce1" office:value-type="float" office:value="18.6680478692596" calcext:value-type="float">
            <text:p>18.6680478692596</text:p>
          </table:table-cell>
          <table:table-cell table:style-name="ce1" office:value-type="float" office:value="18.7732904028463" calcext:value-type="float">
            <text:p>18.7732904028463</text:p>
          </table:table-cell>
          <table:table-cell table:style-name="ce1" office:value-type="float" office:value="18.9711309999899" calcext:value-type="float">
            <text:p>18.9711309999899</text:p>
          </table:table-cell>
          <table:table-cell table:style-name="ce1" office:value-type="float" office:value="19.0077229915278" calcext:value-type="float">
            <text:p>19.0077229915278</text:p>
          </table:table-cell>
          <table:table-cell table:style-name="ce1" office:value-type="float" office:value="18.9589440112407" calcext:value-type="float">
            <text:p>18.9589440112407</text:p>
          </table:table-cell>
          <table:table-cell table:style-name="ce1" office:value-type="float" office:value="19.1913661983592" calcext:value-type="float">
            <text:p>19.1913661983592</text:p>
          </table:table-cell>
          <table:table-cell table:style-name="ce1" office:value-type="float" office:value="19.3928714723578" calcext:value-type="float">
            <text:p>19.3928714723578</text:p>
          </table:table-cell>
          <table:table-cell table:style-name="ce1" office:value-type="float" office:value="19.329052294566" calcext:value-type="float">
            <text:p>19.329052294566</text:p>
          </table:table-cell>
          <table:table-cell table:style-name="ce1" office:value-type="float" office:value="19.4650474691601" calcext:value-type="float">
            <text:p>19.4650474691601</text:p>
          </table:table-cell>
          <table:table-cell table:style-name="ce1" office:value-type="float" office:value="19.9262894715944" calcext:value-type="float">
            <text:p>19.9262894715944</text:p>
          </table:table-cell>
          <table:table-cell table:style-name="ce1" office:value-type="float" office:value="19.3912300713618" calcext:value-type="float">
            <text:p>19.3912300713618</text:p>
          </table:table-cell>
          <table:table-cell table:style-name="ce1" office:value-type="float" office:value="19.3342267133872" calcext:value-type="float">
            <text:p>19.3342267133872</text:p>
          </table:table-cell>
          <table:table-cell table:style-name="ce1" office:value-type="float" office:value="19.3660722254778" calcext:value-type="float">
            <text:p>19.3660722254778</text:p>
          </table:table-cell>
          <table:table-cell table:style-name="ce1" office:value-type="float" office:value="19.4434484404211" calcext:value-type="float">
            <text:p>19.4434484404211</text:p>
          </table:table-cell>
          <table:table-cell table:style-name="ce1" office:value-type="float" office:value="19.3925512254307" calcext:value-type="float">
            <text:p>19.3925512254307</text:p>
          </table:table-cell>
          <table:table-cell table:style-name="ce1" office:value-type="float" office:value="18.8952978496983" calcext:value-type="float">
            <text:p>18.8952978496983</text:p>
          </table:table-cell>
          <table:table-cell table:style-name="ce1" office:value-type="float" office:value="19.0201855371165" calcext:value-type="float">
            <text:p>19.0201855371165</text:p>
          </table:table-cell>
          <table:table-cell table:style-name="ce1" office:value-type="float" office:value="18.2776150195422" calcext:value-type="float">
            <text:p>18.2776150195422</text:p>
          </table:table-cell>
          <table:table-cell table:style-name="ce1" office:value-type="float" office:value="16.982686692443" calcext:value-type="float">
            <text:p>16.982686692443</text:p>
          </table:table-cell>
          <table:table-cell table:style-name="ce1" office:value-type="float" office:value="17.1961278933827" calcext:value-type="float">
            <text:p>17.1961278933827</text:p>
          </table:table-cell>
          <table:table-cell table:style-name="ce1" office:value-type="float" office:value="16.7319858017319" calcext:value-type="float">
            <text:p>16.731985801731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0" table:style-name="ce1" office:value-type="string" calcext:value-type="string">
            <text:p>null</text:p>
          </table:table-cell>
          <table:table-cell table:style-name="ce1" office:value-type="float" office:value="0.0181349072059922" calcext:value-type="float">
            <text:p>0.018134907205992</text:p>
          </table:table-cell>
          <table:table-cell table:style-name="ce1" office:value-type="float" office:value="0.692806066492424" calcext:value-type="float">
            <text:p>0.692806066492424</text:p>
          </table:table-cell>
          <table:table-cell table:style-name="ce1" office:value-type="float" office:value="0.741302870008304" calcext:value-type="float">
            <text:p>0.741302870008304</text:p>
          </table:table-cell>
          <table:table-cell table:style-name="ce1" office:value-type="float" office:value="0.738347397850566" calcext:value-type="float">
            <text:p>0.738347397850566</text:p>
          </table:table-cell>
          <table:table-cell table:style-name="ce1" office:value-type="float" office:value="0.822080571518245" calcext:value-type="float">
            <text:p>0.822080571518245</text:p>
          </table:table-cell>
          <table:table-cell table:style-name="ce1" office:value-type="float" office:value="0.986459430279275" calcext:value-type="float">
            <text:p>0.986459430279275</text:p>
          </table:table-cell>
          <table:table-cell table:style-name="ce1" office:value-type="float" office:value="1.02568975617308" calcext:value-type="float">
            <text:p>1.02568975617308</text:p>
          </table:table-cell>
          <table:table-cell table:style-name="ce1" office:value-type="float" office:value="1.02203120760686" calcext:value-type="float">
            <text:p>1.02203120760686</text:p>
          </table:table-cell>
          <table:table-cell table:style-name="ce1" office:value-type="float" office:value="1.0535493281471" calcext:value-type="float">
            <text:p>1.0535493281471</text:p>
          </table:table-cell>
          <table:table-cell table:style-name="ce1" office:value-type="float" office:value="0.896354963065062" calcext:value-type="float">
            <text:p>0.896354963065062</text:p>
          </table:table-cell>
          <table:table-cell table:style-name="ce1" office:value-type="float" office:value="0.865572540521288" calcext:value-type="float">
            <text:p>0.865572540521288</text:p>
          </table:table-cell>
          <table:table-cell table:style-name="ce1" office:value-type="float" office:value="1.04445612517834" calcext:value-type="float">
            <text:p>1.04445612517834</text:p>
          </table:table-cell>
          <table:table-cell table:style-name="ce1" office:value-type="float" office:value="0.899073374574575" calcext:value-type="float">
            <text:p>0.899073374574575</text:p>
          </table:table-cell>
          <table:table-cell table:style-name="ce1" office:value-type="float" office:value="0.946128588747159" calcext:value-type="float">
            <text:p>0.946128588747159</text:p>
          </table:table-cell>
          <table:table-cell table:style-name="ce1" office:value-type="float" office:value="0.979578029154985" calcext:value-type="float">
            <text:p>0.979578029154985</text:p>
          </table:table-cell>
          <table:table-cell table:style-name="ce1" office:value-type="float" office:value="1.13970417745012" calcext:value-type="float">
            <text:p>1.13970417745012</text:p>
          </table:table-cell>
          <table:table-cell table:style-name="ce1" office:value-type="float" office:value="1.13371049921735" calcext:value-type="float">
            <text:p>1.13371049921735</text:p>
          </table:table-cell>
          <table:table-cell table:style-name="ce1" office:value-type="float" office:value="1.15651357015785" calcext:value-type="float">
            <text:p>1.15651357015785</text:p>
          </table:table-cell>
          <table:table-cell table:style-name="ce1" office:value-type="float" office:value="1.69163252119981" calcext:value-type="float">
            <text:p>1.69163252119981</text:p>
          </table:table-cell>
          <table:table-cell table:style-name="ce1" office:value-type="float" office:value="1.4788234479689" calcext:value-type="float">
            <text:p>1.4788234479689</text:p>
          </table:table-cell>
          <table:table-cell table:style-name="ce1" office:value-type="float" office:value="1.44931923745113" calcext:value-type="float">
            <text:p>1.44931923745113</text:p>
          </table:table-cell>
          <table:table-cell table:style-name="ce1" office:value-type="float" office:value="1.23916048891129" calcext:value-type="float">
            <text:p>1.2391604889112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ew Caledonia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0.908164556962" calcext:value-type="float">
            <text:p>10.908164556962</text:p>
          </table:table-cell>
          <table:table-cell table:style-name="ce1" office:value-type="float" office:value="10.9287438423645" calcext:value-type="float">
            <text:p>10.9287438423645</text:p>
          </table:table-cell>
          <table:table-cell table:style-name="ce1" office:value-type="float" office:value="6.77119904076739" calcext:value-type="float">
            <text:p>6.77119904076739</text:p>
          </table:table-cell>
          <table:table-cell table:style-name="ce1" office:value-type="float" office:value="7.23130688448075" calcext:value-type="float">
            <text:p>7.23130688448075</text:p>
          </table:table-cell>
          <table:table-cell table:style-name="ce1" office:value-type="float" office:value="12.4869466515324" calcext:value-type="float">
            <text:p>12.4869466515324</text:p>
          </table:table-cell>
          <table:table-cell table:style-name="ce1" office:value-type="float" office:value="13.6144972375691" calcext:value-type="float">
            <text:p>13.6144972375691</text:p>
          </table:table-cell>
          <table:table-cell table:style-name="ce1" office:value-type="float" office:value="16.1583315508021" calcext:value-type="float">
            <text:p>16.1583315508021</text:p>
          </table:table-cell>
          <table:table-cell table:style-name="ce1" office:value-type="float" office:value="15.276" calcext:value-type="float">
            <text:p>15.276</text:p>
          </table:table-cell>
          <table:table-cell table:style-name="ce1" office:value-type="float" office:value="18.5008442211055" calcext:value-type="float">
            <text:p>18.5008442211055</text:p>
          </table:table-cell>
          <table:table-cell table:style-name="ce1" office:value-type="float" office:value="14.9853365384615" calcext:value-type="float">
            <text:p>14.9853365384615</text:p>
          </table:table-cell>
          <table:table-cell table:style-name="ce1" office:value-type="float" office:value="21.3799196428571" calcext:value-type="float">
            <text:p>21.3799196428571</text:p>
          </table:table-cell>
          <table:table-cell table:style-name="ce1" office:value-type="float" office:value="20.1685" calcext:value-type="float">
            <text:p>20.1685</text:p>
          </table:table-cell>
          <table:table-cell table:style-name="ce1" office:value-type="float" office:value="13.5868924302789" calcext:value-type="float">
            <text:p>13.5868924302789</text:p>
          </table:table-cell>
          <table:table-cell table:style-name="ce1" office:value-type="float" office:value="20.2327081712062" calcext:value-type="float">
            <text:p>20.2327081712062</text:p>
          </table:table-cell>
          <table:table-cell table:style-name="ce1" office:value-type="float" office:value="21.2462061068702" calcext:value-type="float">
            <text:p>21.2462061068702</text:p>
          </table:table-cell>
          <table:table-cell table:style-name="ce1" office:value-type="float" office:value="19.0960754716981" calcext:value-type="float">
            <text:p>19.0960754716981</text:p>
          </table:table-cell>
          <table:table-cell table:style-name="ce1" office:value-type="float" office:value="17.8424179104478" calcext:value-type="float">
            <text:p>17.8424179104478</text:p>
          </table:table-cell>
          <table:table-cell table:style-name="ce1" office:value-type="float" office:value="15.7465294117647" calcext:value-type="float">
            <text:p>15.7465294117647</text:p>
          </table:table-cell>
          <table:table-cell table:style-name="ce1" office:value-type="float" office:value="11.2276872727273" calcext:value-type="float">
            <text:p>11.2276872727273</text:p>
          </table:table-cell>
          <table:table-cell table:style-name="ce1" office:value-type="float" office:value="11.8614873646209" calcext:value-type="float">
            <text:p>11.8614873646209</text:p>
          </table:table-cell>
          <table:table-cell table:style-name="ce1" office:value-type="float" office:value="14.2961942163513" calcext:value-type="float">
            <text:p>14.2961942163513</text:p>
          </table:table-cell>
          <table:table-cell table:style-name="ce1" office:value-type="float" office:value="9.76838415702769" calcext:value-type="float">
            <text:p>9.76838415702769</text:p>
          </table:table-cell>
          <table:table-cell table:style-name="ce1" office:value-type="float" office:value="8.68301304049417" calcext:value-type="float">
            <text:p>8.68301304049417</text:p>
          </table:table-cell>
          <table:table-cell table:style-name="ce1" office:value-type="float" office:value="7.76802286482851" calcext:value-type="float">
            <text:p>7.76802286482851</text:p>
          </table:table-cell>
          <table:table-cell table:style-name="ce1" office:value-type="float" office:value="7.95544345532476" calcext:value-type="float">
            <text:p>7.95544345532476</text:p>
          </table:table-cell>
          <table:table-cell table:style-name="ce1" office:value-type="float" office:value="9.42569763677566" calcext:value-type="float">
            <text:p>9.42569763677566</text:p>
          </table:table-cell>
          <table:table-cell table:style-name="ce1" office:value-type="float" office:value="8.92571337782015" calcext:value-type="float">
            <text:p>8.92571337782015</text:p>
          </table:table-cell>
          <table:table-cell table:style-name="ce1" office:value-type="float" office:value="9.093246105919" calcext:value-type="float">
            <text:p>9.093246105919</text:p>
          </table:table-cell>
          <table:table-cell table:style-name="ce1" office:value-type="float" office:value="9.45599755575924" calcext:value-type="float">
            <text:p>9.45599755575924</text:p>
          </table:table-cell>
          <table:table-cell table:style-name="ce1" office:value-type="float" office:value="10.1508346415176" calcext:value-type="float">
            <text:p>10.1508346415176</text:p>
          </table:table-cell>
          <table:table-cell table:style-name="ce1" office:value-type="float" office:value="9.50550325045787" calcext:value-type="float">
            <text:p>9.50550325045787</text:p>
          </table:table-cell>
          <table:table-cell table:style-name="ce1" office:value-type="float" office:value="10.2045825207286" calcext:value-type="float">
            <text:p>10.2045825207286</text:p>
          </table:table-cell>
          <table:table-cell table:style-name="ce1" office:value-type="float" office:value="9.85078337476849" calcext:value-type="float">
            <text:p>9.85078337476849</text:p>
          </table:table-cell>
          <table:table-cell table:style-name="ce1" office:value-type="float" office:value="9.59999674789697" calcext:value-type="float">
            <text:p>9.59999674789697</text:p>
          </table:table-cell>
          <table:table-cell table:style-name="ce1" office:value-type="float" office:value="9.09579801775367" calcext:value-type="float">
            <text:p>9.09579801775367</text:p>
          </table:table-cell>
          <table:table-cell table:style-name="ce1" office:value-type="float" office:value="8.93024311718331" calcext:value-type="float">
            <text:p>8.93024311718331</text:p>
          </table:table-cell>
          <table:table-cell table:style-name="ce1" office:value-type="float" office:value="8.92787653621105" calcext:value-type="float">
            <text:p>8.92787653621105</text:p>
          </table:table-cell>
          <table:table-cell table:style-name="ce1" office:value-type="float" office:value="9.06654817345024" calcext:value-type="float">
            <text:p>9.06654817345024</text:p>
          </table:table-cell>
          <table:table-cell table:style-name="ce1" office:value-type="float" office:value="8.78883860502048" calcext:value-type="float">
            <text:p>8.78883860502048</text:p>
          </table:table-cell>
          <table:table-cell table:style-name="ce1" office:value-type="float" office:value="9.72776678424962" calcext:value-type="float">
            <text:p>9.72776678424962</text:p>
          </table:table-cell>
          <table:table-cell table:style-name="ce1" office:value-type="float" office:value="10.7827650893401" calcext:value-type="float">
            <text:p>10.7827650893401</text:p>
          </table:table-cell>
          <table:table-cell table:style-name="ce1" office:value-type="float" office:value="8.77418048627855" calcext:value-type="float">
            <text:p>8.77418048627855</text:p>
          </table:table-cell>
          <table:table-cell table:style-name="ce1" office:value-type="float" office:value="10.9601065510858" calcext:value-type="float">
            <text:p>10.9601065510858</text:p>
          </table:table-cell>
          <table:table-cell table:style-name="ce1" office:value-type="float" office:value="12.2305085650248" calcext:value-type="float">
            <text:p>12.2305085650248</text:p>
          </table:table-cell>
          <table:table-cell table:style-name="ce1" office:value-type="float" office:value="11.1794373119226" calcext:value-type="float">
            <text:p>11.1794373119226</text:p>
          </table:table-cell>
          <table:table-cell table:style-name="ce1" office:value-type="float" office:value="12.2455356179809" calcext:value-type="float">
            <text:p>12.2455356179809</text:p>
          </table:table-cell>
          <table:table-cell table:style-name="ce1" office:value-type="float" office:value="11.8122423655201" calcext:value-type="float">
            <text:p>11.8122423655201</text:p>
          </table:table-cell>
          <table:table-cell table:style-name="ce1" office:value-type="float" office:value="12.3255602715758" calcext:value-type="float">
            <text:p>12.3255602715758</text:p>
          </table:table-cell>
          <table:table-cell table:style-name="ce1" office:value-type="float" office:value="13.5313095247912" calcext:value-type="float">
            <text:p>13.5313095247912</text:p>
          </table:table-cell>
          <table:table-cell table:style-name="ce1" office:value-type="float" office:value="11.5708298645658" calcext:value-type="float">
            <text:p>11.5708298645658</text:p>
          </table:table-cell>
          <table:table-cell table:style-name="ce1" office:value-type="float" office:value="15.680092" calcext:value-type="float">
            <text:p>15.680092</text:p>
          </table:table-cell>
          <table:table-cell table:style-name="ce1" office:value-type="float" office:value="15.1732952755906" calcext:value-type="float">
            <text:p>15.173295275590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iger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086404030145982" calcext:value-type="float">
            <text:p>0.008640403014598</text:p>
          </table:table-cell>
          <table:table-cell table:style-name="ce1" office:value-type="float" office:value="0.0157443419978498" calcext:value-type="float">
            <text:p>0.01574434199785</text:p>
          </table:table-cell>
          <table:table-cell table:style-name="ce1" office:value-type="float" office:value="0.0183522664239939" calcext:value-type="float">
            <text:p>0.018352266423994</text:p>
          </table:table-cell>
          <table:table-cell table:style-name="ce1" office:value-type="float" office:value="0.0237656552149125" calcext:value-type="float">
            <text:p>0.023765655214913</text:p>
          </table:table-cell>
          <table:table-cell table:style-name="ce1" office:value-type="float" office:value="0.0250122448294289" calcext:value-type="float">
            <text:p>0.025012244829429</text:p>
          </table:table-cell>
          <table:table-cell table:style-name="ce1" office:value-type="float" office:value="0.0233770512454033" calcext:value-type="float">
            <text:p>0.023377051245403</text:p>
          </table:table-cell>
          <table:table-cell table:style-name="ce1" office:value-type="float" office:value="0.0336487930936137" calcext:value-type="float">
            <text:p>0.033648793093614</text:p>
          </table:table-cell>
          <table:table-cell table:style-name="ce1" office:value-type="float" office:value="0.0318543481334807" calcext:value-type="float">
            <text:p>0.031854348133481</text:p>
          </table:table-cell>
          <table:table-cell table:style-name="ce1" office:value-type="float" office:value="0.0378892146491124" calcext:value-type="float">
            <text:p>0.037889214649113</text:p>
          </table:table-cell>
          <table:table-cell table:style-name="ce1" office:value-type="float" office:value="0.0435765774639229" calcext:value-type="float">
            <text:p>0.043576577463923</text:p>
          </table:table-cell>
          <table:table-cell table:style-name="ce1" office:value-type="float" office:value="0.0481067205057195" calcext:value-type="float">
            <text:p>0.04810672050572</text:p>
          </table:table-cell>
          <table:table-cell table:style-name="ce1" office:value-type="float" office:value="0.0499707881320865" calcext:value-type="float">
            <text:p>0.049970788132087</text:p>
          </table:table-cell>
          <table:table-cell table:style-name="ce1" office:value-type="float" office:value="0.0532337734854264" calcext:value-type="float">
            <text:p>0.053233773485427</text:p>
          </table:table-cell>
          <table:table-cell table:style-name="ce1" office:value-type="float" office:value="0.0675255407485733" calcext:value-type="float">
            <text:p>0.067525540748573</text:p>
          </table:table-cell>
          <table:table-cell table:style-name="ce1" office:value-type="float" office:value="0.0576303468010307" calcext:value-type="float">
            <text:p>0.057630346801031</text:p>
          </table:table-cell>
          <table:table-cell table:style-name="ce1" office:value-type="float" office:value="0.0645320302786931" calcext:value-type="float">
            <text:p>0.064532030278693</text:p>
          </table:table-cell>
          <table:table-cell table:style-name="ce1" office:value-type="float" office:value="0.0627147558039862" calcext:value-type="float">
            <text:p>0.062714755803986</text:p>
          </table:table-cell>
          <table:table-cell table:style-name="ce1" office:value-type="float" office:value="0.0669624188717517" calcext:value-type="float">
            <text:p>0.066962418871752</text:p>
          </table:table-cell>
          <table:table-cell table:style-name="ce1" office:value-type="float" office:value="0.0741734229910322" calcext:value-type="float">
            <text:p>0.074173422991032</text:p>
          </table:table-cell>
          <table:table-cell table:style-name="ce1" office:value-type="float" office:value="0.0828438460148202" calcext:value-type="float">
            <text:p>0.08284384601482</text:p>
          </table:table-cell>
          <table:table-cell table:style-name="ce1" office:value-type="float" office:value="0.0959310325282288" calcext:value-type="float">
            <text:p>0.095931032528229</text:p>
          </table:table-cell>
          <table:table-cell table:style-name="ce1" office:value-type="float" office:value="0.111868780549718" calcext:value-type="float">
            <text:p>0.111868780549718</text:p>
          </table:table-cell>
          <table:table-cell table:style-name="ce1" office:value-type="float" office:value="0.11875333665749" calcext:value-type="float">
            <text:p>0.11875333665749</text:p>
          </table:table-cell>
          <table:table-cell table:style-name="ce1" office:value-type="float" office:value="0.148992016185458" calcext:value-type="float">
            <text:p>0.148992016185458</text:p>
          </table:table-cell>
          <table:table-cell table:style-name="ce1" office:value-type="float" office:value="0.149389742502755" calcext:value-type="float">
            <text:p>0.149389742502755</text:p>
          </table:table-cell>
          <table:table-cell table:style-name="ce1" office:value-type="float" office:value="0.145861246503085" calcext:value-type="float">
            <text:p>0.145861246503085</text:p>
          </table:table-cell>
          <table:table-cell table:style-name="ce1" office:value-type="float" office:value="0.12828835234848" calcext:value-type="float">
            <text:p>0.12828835234848</text:p>
          </table:table-cell>
          <table:table-cell table:style-name="ce1" office:value-type="float" office:value="0.138396832949885" calcext:value-type="float">
            <text:p>0.138396832949885</text:p>
          </table:table-cell>
          <table:table-cell table:style-name="ce1" office:value-type="float" office:value="0.132973165499743" calcext:value-type="float">
            <text:p>0.132973165499743</text:p>
          </table:table-cell>
          <table:table-cell table:style-name="ce1" office:value-type="float" office:value="0.13575757638961" calcext:value-type="float">
            <text:p>0.13575757638961</text:p>
          </table:table-cell>
          <table:table-cell table:style-name="ce1" office:value-type="float" office:value="0.105209960105583" calcext:value-type="float">
            <text:p>0.105209960105583</text:p>
          </table:table-cell>
          <table:table-cell table:style-name="ce1" office:value-type="float" office:value="0.10055388565859" calcext:value-type="float">
            <text:p>0.10055388565859</text:p>
          </table:table-cell>
          <table:table-cell table:style-name="ce1" office:value-type="float" office:value="0.0929527748856062" calcext:value-type="float">
            <text:p>0.092952774885606</text:p>
          </table:table-cell>
          <table:table-cell table:style-name="ce1" office:value-type="float" office:value="0.100782135699971" calcext:value-type="float">
            <text:p>0.100782135699971</text:p>
          </table:table-cell>
          <table:table-cell table:style-name="ce1" office:value-type="float" office:value="0.0965524398036616" calcext:value-type="float">
            <text:p>0.096552439803662</text:p>
          </table:table-cell>
          <table:table-cell table:style-name="ce1" office:value-type="float" office:value="0.0983150664095112" calcext:value-type="float">
            <text:p>0.098315066409511</text:p>
          </table:table-cell>
          <table:table-cell table:style-name="ce1" office:value-type="float" office:value="0.104698749604452" calcext:value-type="float">
            <text:p>0.104698749604452</text:p>
          </table:table-cell>
          <table:table-cell table:style-name="ce1" office:value-type="float" office:value="0.100615968251191" calcext:value-type="float">
            <text:p>0.100615968251191</text:p>
          </table:table-cell>
          <table:table-cell table:style-name="ce1" office:value-type="float" office:value="0.102987283105349" calcext:value-type="float">
            <text:p>0.102987283105349</text:p>
          </table:table-cell>
          <table:table-cell table:style-name="ce1" office:value-type="float" office:value="0.0979318452619126" calcext:value-type="float">
            <text:p>0.097931845261913</text:p>
          </table:table-cell>
          <table:table-cell table:style-name="ce1" office:value-type="float" office:value="0.0708929011949996" calcext:value-type="float">
            <text:p>0.070892901195</text:p>
          </table:table-cell>
          <table:table-cell table:style-name="ce1" office:value-type="float" office:value="0.0651991855910357" calcext:value-type="float">
            <text:p>0.065199185591036</text:p>
          </table:table-cell>
          <table:table-cell table:style-name="ce1" office:value-type="float" office:value="0.0674126040670285" calcext:value-type="float">
            <text:p>0.067412604067029</text:p>
          </table:table-cell>
          <table:table-cell table:style-name="ce1" office:value-type="float" office:value="0.0702561922609461" calcext:value-type="float">
            <text:p>0.070256192260946</text:p>
          </table:table-cell>
          <table:table-cell table:style-name="ce1" office:value-type="float" office:value="0.0742089958057903" calcext:value-type="float">
            <text:p>0.07420899580579</text:p>
          </table:table-cell>
          <table:table-cell table:style-name="ce1" office:value-type="float" office:value="0.0614545944231985" calcext:value-type="float">
            <text:p>0.061454594423199</text:p>
          </table:table-cell>
          <table:table-cell table:style-name="ce1" office:value-type="float" office:value="0.0576426902018001" calcext:value-type="float">
            <text:p>0.0576426902018</text:p>
          </table:table-cell>
          <table:table-cell table:style-name="ce1" office:value-type="float" office:value="0.056541083677029" calcext:value-type="float">
            <text:p>0.056541083677029</text:p>
          </table:table-cell>
          <table:table-cell table:style-name="ce1" office:value-type="float" office:value="0.0607717666337645" calcext:value-type="float">
            <text:p>0.060771766633765</text:p>
          </table:table-cell>
          <table:table-cell table:style-name="ce1" office:value-type="float" office:value="0.0734701216689891" calcext:value-type="float">
            <text:p>0.073470121668989</text:p>
          </table:table-cell>
          <table:table-cell table:style-name="ce1" office:value-type="float" office:value="0.0830544948775441" calcext:value-type="float">
            <text:p>0.083054494877544</text:p>
          </table:table-cell>
          <table:table-cell table:style-name="ce1" office:value-type="float" office:value="0.0839581777578064" calcext:value-type="float">
            <text:p>0.08395817775780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753488473116664" calcext:value-type="float">
            <text:p>0.075348847311667</text:p>
          </table:table-cell>
          <table:table-cell table:style-name="ce1" office:value-type="float" office:value="0.089163494036536" calcext:value-type="float">
            <text:p>0.089163494036536</text:p>
          </table:table-cell>
          <table:table-cell table:style-name="ce1" office:value-type="float" office:value="0.0887217732028104" calcext:value-type="float">
            <text:p>0.088721773202811</text:p>
          </table:table-cell>
          <table:table-cell table:style-name="ce1" office:value-type="float" office:value="0.111164018129813" calcext:value-type="float">
            <text:p>0.111164018129813</text:p>
          </table:table-cell>
          <table:table-cell table:style-name="ce1" office:value-type="float" office:value="0.147963286177645" calcext:value-type="float">
            <text:p>0.147963286177645</text:p>
          </table:table-cell>
          <table:table-cell table:style-name="ce1" office:value-type="float" office:value="0.234157465751065" calcext:value-type="float">
            <text:p>0.234157465751065</text:p>
          </table:table-cell>
          <table:table-cell table:style-name="ce1" office:value-type="float" office:value="0.251436530140665" calcext:value-type="float">
            <text:p>0.251436530140665</text:p>
          </table:table-cell>
          <table:table-cell table:style-name="ce1" office:value-type="float" office:value="0.2446828905818" calcext:value-type="float">
            <text:p>0.2446828905818</text:p>
          </table:table-cell>
          <table:table-cell table:style-name="ce1" office:value-type="float" office:value="0.123667698616123" calcext:value-type="float">
            <text:p>0.123667698616123</text:p>
          </table:table-cell>
          <table:table-cell table:style-name="ce1" office:value-type="float" office:value="0.220785224341857" calcext:value-type="float">
            <text:p>0.220785224341857</text:p>
          </table:table-cell>
          <table:table-cell table:style-name="ce1" office:value-type="float" office:value="0.383738649312857" calcext:value-type="float">
            <text:p>0.383738649312857</text:p>
          </table:table-cell>
          <table:table-cell table:style-name="ce1" office:value-type="float" office:value="0.561853838777476" calcext:value-type="float">
            <text:p>0.561853838777476</text:p>
          </table:table-cell>
          <table:table-cell table:style-name="ce1" office:value-type="float" office:value="0.704174376045387" calcext:value-type="float">
            <text:p>0.704174376045387</text:p>
          </table:table-cell>
          <table:table-cell table:style-name="ce1" office:value-type="float" office:value="0.822384796544533" calcext:value-type="float">
            <text:p>0.822384796544533</text:p>
          </table:table-cell>
          <table:table-cell table:style-name="ce1" office:value-type="float" office:value="1.00702112676842" calcext:value-type="float">
            <text:p>1.00702112676842</text:p>
          </table:table-cell>
          <table:table-cell table:style-name="ce1" office:value-type="float" office:value="0.745623049121633" calcext:value-type="float">
            <text:p>0.745623049121633</text:p>
          </table:table-cell>
          <table:table-cell table:style-name="ce1" office:value-type="float" office:value="0.844407389392412" calcext:value-type="float">
            <text:p>0.844407389392412</text:p>
          </table:table-cell>
          <table:table-cell table:style-name="ce1" office:value-type="float" office:value="0.749982999738897" calcext:value-type="float">
            <text:p>0.749982999738897</text:p>
          </table:table-cell>
          <table:table-cell table:style-name="ce1" office:value-type="float" office:value="0.694761021416187" calcext:value-type="float">
            <text:p>0.694761021416187</text:p>
          </table:table-cell>
          <table:table-cell table:style-name="ce1" office:value-type="float" office:value="0.981427330899573" calcext:value-type="float">
            <text:p>0.981427330899573</text:p>
          </table:table-cell>
          <table:table-cell table:style-name="ce1" office:value-type="float" office:value="0.924784569739766" calcext:value-type="float">
            <text:p>0.924784569739766</text:p>
          </table:table-cell>
          <table:table-cell table:style-name="ce1" office:value-type="float" office:value="0.870971897213416" calcext:value-type="float">
            <text:p>0.870971897213416</text:p>
          </table:table-cell>
          <table:table-cell table:style-name="ce1" office:value-type="float" office:value="0.84398298094211" calcext:value-type="float">
            <text:p>0.84398298094211</text:p>
          </table:table-cell>
          <table:table-cell table:style-name="ce1" office:value-type="float" office:value="0.751665607645851" calcext:value-type="float">
            <text:p>0.751665607645851</text:p>
          </table:table-cell>
          <table:table-cell table:style-name="ce1" office:value-type="float" office:value="0.851423368315204" calcext:value-type="float">
            <text:p>0.851423368315204</text:p>
          </table:table-cell>
          <table:table-cell table:style-name="ce1" office:value-type="float" office:value="0.833035901473596" calcext:value-type="float">
            <text:p>0.833035901473596</text:p>
          </table:table-cell>
          <table:table-cell table:style-name="ce1" office:value-type="float" office:value="0.853537916554838" calcext:value-type="float">
            <text:p>0.853537916554838</text:p>
          </table:table-cell>
          <table:table-cell table:style-name="ce1" office:value-type="float" office:value="0.671203518825196" calcext:value-type="float">
            <text:p>0.671203518825196</text:p>
          </table:table-cell>
          <table:table-cell table:style-name="ce1" office:value-type="float" office:value="0.779383222302719" calcext:value-type="float">
            <text:p>0.779383222302719</text:p>
          </table:table-cell>
          <table:table-cell table:style-name="ce1" office:value-type="float" office:value="0.455483683124086" calcext:value-type="float">
            <text:p>0.455483683124086</text:p>
          </table:table-cell>
          <table:table-cell table:style-name="ce1" office:value-type="float" office:value="0.474552582483858" calcext:value-type="float">
            <text:p>0.474552582483858</text:p>
          </table:table-cell>
          <table:table-cell table:style-name="ce1" office:value-type="float" office:value="0.461303072558091" calcext:value-type="float">
            <text:p>0.461303072558091</text:p>
          </table:table-cell>
          <table:table-cell table:style-name="ce1" office:value-type="float" office:value="0.645017522088982" calcext:value-type="float">
            <text:p>0.645017522088982</text:p>
          </table:table-cell>
          <table:table-cell table:style-name="ce1" office:value-type="float" office:value="0.582303929863149" calcext:value-type="float">
            <text:p>0.582303929863149</text:p>
          </table:table-cell>
          <table:table-cell table:style-name="ce1" office:value-type="float" office:value="0.4412061045442" calcext:value-type="float">
            <text:p>0.4412061045442</text:p>
          </table:table-cell>
          <table:table-cell table:style-name="ce1" office:value-type="float" office:value="0.322040408791264" calcext:value-type="float">
            <text:p>0.322040408791264</text:p>
          </table:table-cell>
          <table:table-cell table:style-name="ce1" office:value-type="float" office:value="0.363616856944929" calcext:value-type="float">
            <text:p>0.363616856944929</text:p>
          </table:table-cell>
          <table:table-cell table:style-name="ce1" office:value-type="float" office:value="0.352623826327612" calcext:value-type="float">
            <text:p>0.352623826327612</text:p>
          </table:table-cell>
          <table:table-cell table:style-name="ce1" office:value-type="float" office:value="0.343853742915143" calcext:value-type="float">
            <text:p>0.343853742915143</text:p>
          </table:table-cell>
          <table:table-cell table:style-name="ce1" office:value-type="float" office:value="0.373780745886934" calcext:value-type="float">
            <text:p>0.373780745886934</text:p>
          </table:table-cell>
          <table:table-cell table:style-name="ce1" office:value-type="float" office:value="0.644398133892291" calcext:value-type="float">
            <text:p>0.644398133892291</text:p>
          </table:table-cell>
          <table:table-cell table:style-name="ce1" office:value-type="float" office:value="0.661436757476406" calcext:value-type="float">
            <text:p>0.661436757476406</text:p>
          </table:table-cell>
          <table:table-cell table:style-name="ce1" office:value-type="float" office:value="0.759211411905749" calcext:value-type="float">
            <text:p>0.759211411905749</text:p>
          </table:table-cell>
          <table:table-cell table:style-name="ce1" office:value-type="float" office:value="0.702497288384553" calcext:value-type="float">
            <text:p>0.702497288384553</text:p>
          </table:table-cell>
          <table:table-cell table:style-name="ce1" office:value-type="float" office:value="0.713407232041332" calcext:value-type="float">
            <text:p>0.713407232041332</text:p>
          </table:table-cell>
          <table:table-cell table:style-name="ce1" office:value-type="float" office:value="0.749914331793035" calcext:value-type="float">
            <text:p>0.749914331793035</text:p>
          </table:table-cell>
          <table:table-cell table:style-name="ce1" office:value-type="float" office:value="0.687380143728062" calcext:value-type="float">
            <text:p>0.687380143728062</text:p>
          </table:table-cell>
          <table:table-cell table:style-name="ce1" office:value-type="float" office:value="0.647289877544862" calcext:value-type="float">
            <text:p>0.647289877544862</text:p>
          </table:table-cell>
          <table:table-cell table:style-name="ce1" office:value-type="float" office:value="0.613327638535042" calcext:value-type="float">
            <text:p>0.613327638535042</text:p>
          </table:table-cell>
          <table:table-cell table:style-name="ce1" office:value-type="float" office:value="0.462535787253866" calcext:value-type="float">
            <text:p>0.462535787253866</text:p>
          </table:table-cell>
          <table:table-cell table:style-name="ce1" office:value-type="float" office:value="0.534553664198497" calcext:value-type="float">
            <text:p>0.534553664198497</text:p>
          </table:table-cell>
          <table:table-cell table:style-name="ce1" office:value-type="float" office:value="0.537497560078966" calcext:value-type="float">
            <text:p>0.53749756007896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99609059805172" calcext:value-type="float">
            <text:p>0.299609059805172</text:p>
          </table:table-cell>
          <table:table-cell table:style-name="ce1" office:value-type="float" office:value="0.306518247377622" calcext:value-type="float">
            <text:p>0.306518247377622</text:p>
          </table:table-cell>
          <table:table-cell table:style-name="ce1" office:value-type="float" office:value="0.349874904588245" calcext:value-type="float">
            <text:p>0.349874904588245</text:p>
          </table:table-cell>
          <table:table-cell table:style-name="ce1" office:value-type="float" office:value="0.433944178584898" calcext:value-type="float">
            <text:p>0.433944178584898</text:p>
          </table:table-cell>
          <table:table-cell table:style-name="ce1" office:value-type="float" office:value="0.474373900852047" calcext:value-type="float">
            <text:p>0.474373900852047</text:p>
          </table:table-cell>
          <table:table-cell table:style-name="ce1" office:value-type="float" office:value="0.378676672001272" calcext:value-type="float">
            <text:p>0.378676672001272</text:p>
          </table:table-cell>
          <table:table-cell table:style-name="ce1" office:value-type="float" office:value="0.452069961270129" calcext:value-type="float">
            <text:p>0.452069961270129</text:p>
          </table:table-cell>
          <table:table-cell table:style-name="ce1" office:value-type="float" office:value="0.493983688603942" calcext:value-type="float">
            <text:p>0.493983688603942</text:p>
          </table:table-cell>
          <table:table-cell table:style-name="ce1" office:value-type="float" office:value="0.54596041526441" calcext:value-type="float">
            <text:p>0.54596041526441</text:p>
          </table:table-cell>
          <table:table-cell table:style-name="ce1" office:value-type="float" office:value="0.553328352254554" calcext:value-type="float">
            <text:p>0.553328352254554</text:p>
          </table:table-cell>
          <table:table-cell table:style-name="ce1" office:value-type="float" office:value="0.585656948536234" calcext:value-type="float">
            <text:p>0.585656948536234</text:p>
          </table:table-cell>
          <table:table-cell table:style-name="ce1" office:value-type="float" office:value="0.609521502384481" calcext:value-type="float">
            <text:p>0.609521502384481</text:p>
          </table:table-cell>
          <table:table-cell table:style-name="ce1" office:value-type="float" office:value="0.629915769170583" calcext:value-type="float">
            <text:p>0.629915769170583</text:p>
          </table:table-cell>
          <table:table-cell table:style-name="ce1" office:value-type="float" office:value="0.695885496232558" calcext:value-type="float">
            <text:p>0.695885496232558</text:p>
          </table:table-cell>
          <table:table-cell table:style-name="ce1" office:value-type="float" office:value="0.719378342509736" calcext:value-type="float">
            <text:p>0.719378342509736</text:p>
          </table:table-cell>
          <table:table-cell table:style-name="ce1" office:value-type="float" office:value="0.689673148957289" calcext:value-type="float">
            <text:p>0.689673148957289</text:p>
          </table:table-cell>
          <table:table-cell table:style-name="ce1" office:value-type="float" office:value="0.771757491619732" calcext:value-type="float">
            <text:p>0.771757491619732</text:p>
          </table:table-cell>
          <table:table-cell table:style-name="ce1" office:value-type="float" office:value="0.954419674457471" calcext:value-type="float">
            <text:p>0.954419674457471</text:p>
          </table:table-cell>
          <table:table-cell table:style-name="ce1" office:value-type="float" office:value="0.858990094345471" calcext:value-type="float">
            <text:p>0.858990094345471</text:p>
          </table:table-cell>
          <table:table-cell table:style-name="ce1" office:value-type="float" office:value="0.542380713483053" calcext:value-type="float">
            <text:p>0.542380713483053</text:p>
          </table:table-cell>
          <table:table-cell table:style-name="ce1" office:value-type="float" office:value="0.623971433055069" calcext:value-type="float">
            <text:p>0.623971433055069</text:p>
          </table:table-cell>
          <table:table-cell table:style-name="ce1" office:value-type="float" office:value="0.640664667065151" calcext:value-type="float">
            <text:p>0.640664667065151</text:p>
          </table:table-cell>
          <table:table-cell table:style-name="ce1" office:value-type="float" office:value="0.615876108672701" calcext:value-type="float">
            <text:p>0.615876108672701</text:p>
          </table:table-cell>
          <table:table-cell table:style-name="ce1" office:value-type="float" office:value="0.567522360814471" calcext:value-type="float">
            <text:p>0.567522360814471</text:p>
          </table:table-cell>
          <table:table-cell table:style-name="ce1" office:value-type="float" office:value="0.511662354541767" calcext:value-type="float">
            <text:p>0.511662354541767</text:p>
          </table:table-cell>
          <table:table-cell table:style-name="ce1" office:value-type="float" office:value="0.536838001548088" calcext:value-type="float">
            <text:p>0.536838001548088</text:p>
          </table:table-cell>
          <table:table-cell table:style-name="ce1" office:value-type="float" office:value="0.59588892453187" calcext:value-type="float">
            <text:p>0.59588892453187</text:p>
          </table:table-cell>
          <table:table-cell table:style-name="ce1" office:value-type="float" office:value="0.628017687628447" calcext:value-type="float">
            <text:p>0.628017687628447</text:p>
          </table:table-cell>
          <table:table-cell table:style-name="ce1" office:value-type="float" office:value="0.566435081882033" calcext:value-type="float">
            <text:p>0.566435081882033</text:p>
          </table:table-cell>
          <table:table-cell table:style-name="ce1" office:value-type="float" office:value="0.364415665375011" calcext:value-type="float">
            <text:p>0.364415665375011</text:p>
          </table:table-cell>
          <table:table-cell table:style-name="ce1" office:value-type="float" office:value="0.614917516052352" calcext:value-type="float">
            <text:p>0.614917516052352</text:p>
          </table:table-cell>
          <table:table-cell table:style-name="ce1" office:value-type="float" office:value="0.473434344984015" calcext:value-type="float">
            <text:p>0.473434344984015</text:p>
          </table:table-cell>
          <table:table-cell table:style-name="ce1" office:value-type="float" office:value="0.552851551957127" calcext:value-type="float">
            <text:p>0.552851551957127</text:p>
          </table:table-cell>
          <table:table-cell table:style-name="ce1" office:value-type="float" office:value="0.520238550012798" calcext:value-type="float">
            <text:p>0.520238550012798</text:p>
          </table:table-cell>
          <table:table-cell table:style-name="ce1" office:value-type="float" office:value="0.562128834587888" calcext:value-type="float">
            <text:p>0.562128834587888</text:p>
          </table:table-cell>
          <table:table-cell table:style-name="ce1" office:value-type="float" office:value="0.602655679065372" calcext:value-type="float">
            <text:p>0.602655679065372</text:p>
          </table:table-cell>
          <table:table-cell table:style-name="ce1" office:value-type="float" office:value="0.611585701682934" calcext:value-type="float">
            <text:p>0.611585701682934</text:p>
          </table:table-cell>
          <table:table-cell table:style-name="ce1" office:value-type="float" office:value="0.656539523227248" calcext:value-type="float">
            <text:p>0.656539523227248</text:p>
          </table:table-cell>
          <table:table-cell table:style-name="ce1" office:value-type="float" office:value="0.702581737779916" calcext:value-type="float">
            <text:p>0.702581737779916</text:p>
          </table:table-cell>
          <table:table-cell table:style-name="ce1" office:value-type="float" office:value="0.732709371409476" calcext:value-type="float">
            <text:p>0.732709371409476</text:p>
          </table:table-cell>
          <table:table-cell table:style-name="ce1" office:value-type="float" office:value="0.748457863384839" calcext:value-type="float">
            <text:p>0.748457863384839</text:p>
          </table:table-cell>
          <table:table-cell table:style-name="ce1" office:value-type="float" office:value="0.777145909915209" calcext:value-type="float">
            <text:p>0.777145909915209</text:p>
          </table:table-cell>
          <table:table-cell table:style-name="ce1" office:value-type="float" office:value="0.780659917675612" calcext:value-type="float">
            <text:p>0.780659917675612</text:p>
          </table:table-cell>
          <table:table-cell table:style-name="ce1" office:value-type="float" office:value="0.841729703202289" calcext:value-type="float">
            <text:p>0.841729703202289</text:p>
          </table:table-cell>
          <table:table-cell table:style-name="ce1" office:value-type="float" office:value="0.833581275638204" calcext:value-type="float">
            <text:p>0.833581275638204</text:p>
          </table:table-cell>
          <table:table-cell table:style-name="ce1" office:value-type="float" office:value="0.803023500895186" calcext:value-type="float">
            <text:p>0.803023500895186</text:p>
          </table:table-cell>
          <table:table-cell table:style-name="ce1" office:value-type="float" office:value="0.819491407406347" calcext:value-type="float">
            <text:p>0.819491407406347</text:p>
          </table:table-cell>
          <table:table-cell table:style-name="ce1" office:value-type="float" office:value="0.834055187872627" calcext:value-type="float">
            <text:p>0.834055187872627</text:p>
          </table:table-cell>
          <table:table-cell table:style-name="ce1" office:value-type="float" office:value="0.790487626829378" calcext:value-type="float">
            <text:p>0.790487626829378</text:p>
          </table:table-cell>
          <table:table-cell table:style-name="ce1" office:value-type="float" office:value="0.803730282471219" calcext:value-type="float">
            <text:p>0.803730282471219</text:p>
          </table:table-cell>
          <table:table-cell table:style-name="ce1" office:value-type="float" office:value="0.805909906405364" calcext:value-type="float">
            <text:p>0.805909906405364</text:p>
          </table:table-cell>
          <table:table-cell table:style-name="ce1" office:value-type="float" office:value="0.843541954964946" calcext:value-type="float">
            <text:p>0.84354195496494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3991796202037" calcext:value-type="float">
            <text:p>6.3991796202037</text:p>
          </table:table-cell>
          <table:table-cell table:style-name="ce1" office:value-type="float" office:value="6.52035766500623" calcext:value-type="float">
            <text:p>6.52035766500623</text:p>
          </table:table-cell>
          <table:table-cell table:style-name="ce1" office:value-type="float" office:value="7.0608537968432" calcext:value-type="float">
            <text:p>7.0608537968432</text:p>
          </table:table-cell>
          <table:table-cell table:style-name="ce1" office:value-type="float" office:value="7.62392488830405" calcext:value-type="float">
            <text:p>7.62392488830405</text:p>
          </table:table-cell>
          <table:table-cell table:style-name="ce1" office:value-type="float" office:value="7.9876732480589" calcext:value-type="float">
            <text:p>7.9876732480589</text:p>
          </table:table-cell>
          <table:table-cell table:style-name="ce1" office:value-type="float" office:value="8.17405389560342" calcext:value-type="float">
            <text:p>8.17405389560342</text:p>
          </table:table-cell>
          <table:table-cell table:style-name="ce1" office:value-type="float" office:value="8.32153181563217" calcext:value-type="float">
            <text:p>8.32153181563217</text:p>
          </table:table-cell>
          <table:table-cell table:style-name="ce1" office:value-type="float" office:value="8.47605463668979" calcext:value-type="float">
            <text:p>8.47605463668979</text:p>
          </table:table-cell>
          <table:table-cell table:style-name="ce1" office:value-type="float" office:value="8.92025221919632" calcext:value-type="float">
            <text:p>8.92025221919632</text:p>
          </table:table-cell>
          <table:table-cell table:style-name="ce1" office:value-type="float" office:value="9.00064816045741" calcext:value-type="float">
            <text:p>9.00064816045741</text:p>
          </table:table-cell>
          <table:table-cell table:style-name="ce1" office:value-type="float" office:value="10.8858088713402" calcext:value-type="float">
            <text:p>10.8858088713402</text:p>
          </table:table-cell>
          <table:table-cell table:style-name="ce1" office:value-type="float" office:value="10.6768101125795" calcext:value-type="float">
            <text:p>10.6768101125795</text:p>
          </table:table-cell>
          <table:table-cell table:style-name="ce1" office:value-type="float" office:value="11.8388097678427" calcext:value-type="float">
            <text:p>11.8388097678427</text:p>
          </table:table-cell>
          <table:table-cell table:style-name="ce1" office:value-type="float" office:value="12.3254524298175" calcext:value-type="float">
            <text:p>12.3254524298175</text:p>
          </table:table-cell>
          <table:table-cell table:style-name="ce1" office:value-type="float" office:value="11.8453491812806" calcext:value-type="float">
            <text:p>11.8453491812806</text:p>
          </table:table-cell>
          <table:table-cell table:style-name="ce1" office:value-type="float" office:value="11.1968748753781" calcext:value-type="float">
            <text:p>11.1968748753781</text:p>
          </table:table-cell>
          <table:table-cell table:style-name="ce1" office:value-type="float" office:value="12.3190529399623" calcext:value-type="float">
            <text:p>12.3190529399623</text:p>
          </table:table-cell>
          <table:table-cell table:style-name="ce1" office:value-type="float" office:value="11.8559280927615" calcext:value-type="float">
            <text:p>11.8559280927615</text:p>
          </table:table-cell>
          <table:table-cell table:style-name="ce1" office:value-type="float" office:value="12.2329775421936" calcext:value-type="float">
            <text:p>12.2329775421936</text:p>
          </table:table-cell>
          <table:table-cell table:style-name="ce1" office:value-type="float" office:value="13.3786242179414" calcext:value-type="float">
            <text:p>13.3786242179414</text:p>
          </table:table-cell>
          <table:table-cell table:style-name="ce1" office:value-type="float" office:value="12.544945440925" calcext:value-type="float">
            <text:p>12.544945440925</text:p>
          </table:table-cell>
          <table:table-cell table:style-name="ce1" office:value-type="float" office:value="11.5781511717945" calcext:value-type="float">
            <text:p>11.5781511717945</text:p>
          </table:table-cell>
          <table:table-cell table:style-name="ce1" office:value-type="float" office:value="9.38483331924327" calcext:value-type="float">
            <text:p>9.38483331924327</text:p>
          </table:table-cell>
          <table:table-cell table:style-name="ce1" office:value-type="float" office:value="9.62318002209219" calcext:value-type="float">
            <text:p>9.62318002209219</text:p>
          </table:table-cell>
          <table:table-cell table:style-name="ce1" office:value-type="float" office:value="10.056391923274" calcext:value-type="float">
            <text:p>10.056391923274</text:p>
          </table:table-cell>
          <table:table-cell table:style-name="ce1" office:value-type="float" office:value="10.209256072746" calcext:value-type="float">
            <text:p>10.209256072746</text:p>
          </table:table-cell>
          <table:table-cell table:style-name="ce1" office:value-type="float" office:value="9.95697831183292" calcext:value-type="float">
            <text:p>9.95697831183292</text:p>
          </table:table-cell>
          <table:table-cell table:style-name="ce1" office:value-type="float" office:value="10.4036015729111" calcext:value-type="float">
            <text:p>10.4036015729111</text:p>
          </table:table-cell>
          <table:table-cell table:style-name="ce1" office:value-type="float" office:value="9.95350625815798" calcext:value-type="float">
            <text:p>9.95350625815798</text:p>
          </table:table-cell>
          <table:table-cell table:style-name="ce1" office:value-type="float" office:value="10.984029060186" calcext:value-type="float">
            <text:p>10.984029060186</text:p>
          </table:table-cell>
          <table:table-cell table:style-name="ce1" office:value-type="float" office:value="10.5944750062034" calcext:value-type="float">
            <text:p>10.5944750062034</text:p>
          </table:table-cell>
          <table:table-cell table:style-name="ce1" office:value-type="float" office:value="10.9592939467404" calcext:value-type="float">
            <text:p>10.9592939467404</text:p>
          </table:table-cell>
          <table:table-cell table:style-name="ce1" office:value-type="float" office:value="10.683788164592" calcext:value-type="float">
            <text:p>10.683788164592</text:p>
          </table:table-cell>
          <table:table-cell table:style-name="ce1" office:value-type="float" office:value="10.7781783930903" calcext:value-type="float">
            <text:p>10.7781783930903</text:p>
          </table:table-cell>
          <table:table-cell table:style-name="ce1" office:value-type="float" office:value="10.7465233008369" calcext:value-type="float">
            <text:p>10.7465233008369</text:p>
          </table:table-cell>
          <table:table-cell table:style-name="ce1" office:value-type="float" office:value="10.8871358870033" calcext:value-type="float">
            <text:p>10.8871358870033</text:p>
          </table:table-cell>
          <table:table-cell table:style-name="ce1" office:value-type="float" office:value="11.2778474972277" calcext:value-type="float">
            <text:p>11.2778474972277</text:p>
          </table:table-cell>
          <table:table-cell table:style-name="ce1" office:value-type="float" office:value="10.7529534004029" calcext:value-type="float">
            <text:p>10.7529534004029</text:p>
          </table:table-cell>
          <table:table-cell table:style-name="ce1" office:value-type="float" office:value="10.7480167864323" calcext:value-type="float">
            <text:p>10.7480167864323</text:p>
          </table:table-cell>
          <table:table-cell table:style-name="ce1" office:value-type="float" office:value="10.3659659622436" calcext:value-type="float">
            <text:p>10.3659659622436</text:p>
          </table:table-cell>
          <table:table-cell table:style-name="ce1" office:value-type="float" office:value="10.3830897629483" calcext:value-type="float">
            <text:p>10.3830897629483</text:p>
          </table:table-cell>
          <table:table-cell table:style-name="ce1" office:value-type="float" office:value="10.4738912314333" calcext:value-type="float">
            <text:p>10.4738912314333</text:p>
          </table:table-cell>
          <table:table-cell table:style-name="ce1" office:value-type="float" office:value="10.6524899576932" calcext:value-type="float">
            <text:p>10.6524899576932</text:p>
          </table:table-cell>
          <table:table-cell table:style-name="ce1" office:value-type="float" office:value="10.77366017594" calcext:value-type="float">
            <text:p>10.77366017594</text:p>
          </table:table-cell>
          <table:table-cell table:style-name="ce1" office:value-type="float" office:value="10.8520529605518" calcext:value-type="float">
            <text:p>10.8520529605518</text:p>
          </table:table-cell>
          <table:table-cell table:style-name="ce1" office:value-type="float" office:value="10.5406880129178" calcext:value-type="float">
            <text:p>10.5406880129178</text:p>
          </table:table-cell>
          <table:table-cell table:style-name="ce1" office:value-type="float" office:value="10.2231631261791" calcext:value-type="float">
            <text:p>10.2231631261791</text:p>
          </table:table-cell>
          <table:table-cell table:style-name="ce1" office:value-type="float" office:value="10.4684473451345" calcext:value-type="float">
            <text:p>10.4684473451345</text:p>
          </table:table-cell>
          <table:table-cell table:style-name="ce1" office:value-type="float" office:value="10.5294515071606" calcext:value-type="float">
            <text:p>10.5294515071606</text:p>
          </table:table-cell>
          <table:table-cell table:style-name="ce1" office:value-type="float" office:value="10.2456192800798" calcext:value-type="float">
            <text:p>10.2456192800798</text:p>
          </table:table-cell>
          <table:table-cell table:style-name="ce1" office:value-type="float" office:value="10.9493162786269" calcext:value-type="float">
            <text:p>10.9493162786269</text:p>
          </table:table-cell>
          <table:table-cell table:style-name="ce1" office:value-type="float" office:value="10.0644897398766" calcext:value-type="float">
            <text:p>10.064489739876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igh income: nonOECD</text:p>
          </table:table-cell>
          <table:table-cell table:style-name="ce1" office:value-type="string" calcext:value-type="string">
            <text:p>NO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1.3657711967205" calcext:value-type="float">
            <text:p>11.3657711967205</text:p>
          </table:table-cell>
          <table:table-cell table:style-name="ce1" office:value-type="float" office:value="11.0634459769447" calcext:value-type="float">
            <text:p>11.0634459769447</text:p>
          </table:table-cell>
          <table:table-cell table:style-name="ce1" office:value-type="float" office:value="10.241338466428" calcext:value-type="float">
            <text:p>10.241338466428</text:p>
          </table:table-cell>
          <table:table-cell table:style-name="ce1" office:value-type="float" office:value="9.63453127119334" calcext:value-type="float">
            <text:p>9.63453127119334</text:p>
          </table:table-cell>
          <table:table-cell table:style-name="ce1" office:value-type="float" office:value="9.51116513101037" calcext:value-type="float">
            <text:p>9.51116513101037</text:p>
          </table:table-cell>
          <table:table-cell table:style-name="ce1" office:value-type="float" office:value="9.18708649113087" calcext:value-type="float">
            <text:p>9.18708649113087</text:p>
          </table:table-cell>
          <table:table-cell table:style-name="ce1" office:value-type="float" office:value="9.23294159694095" calcext:value-type="float">
            <text:p>9.23294159694095</text:p>
          </table:table-cell>
          <table:table-cell table:style-name="ce1" office:value-type="float" office:value="9.44371042468466" calcext:value-type="float">
            <text:p>9.44371042468466</text:p>
          </table:table-cell>
          <table:table-cell table:style-name="ce1" office:value-type="float" office:value="9.81088582691075" calcext:value-type="float">
            <text:p>9.81088582691075</text:p>
          </table:table-cell>
          <table:table-cell table:style-name="ce1" office:value-type="float" office:value="9.78570182906102" calcext:value-type="float">
            <text:p>9.78570182906102</text:p>
          </table:table-cell>
          <table:table-cell table:style-name="ce1" office:value-type="float" office:value="9.88149054999813" calcext:value-type="float">
            <text:p>9.88149054999813</text:p>
          </table:table-cell>
          <table:table-cell table:style-name="ce1" office:value-type="float" office:value="10.1703968015275" calcext:value-type="float">
            <text:p>10.1703968015275</text:p>
          </table:table-cell>
          <table:table-cell table:style-name="ce1" office:value-type="float" office:value="10.3749399037872" calcext:value-type="float">
            <text:p>10.3749399037872</text:p>
          </table:table-cell>
          <table:table-cell table:style-name="ce1" office:value-type="float" office:value="10.4987565649629" calcext:value-type="float">
            <text:p>10.4987565649629</text:p>
          </table:table-cell>
          <table:table-cell table:style-name="ce1" office:value-type="float" office:value="10.9411865868401" calcext:value-type="float">
            <text:p>10.9411865868401</text:p>
          </table:table-cell>
          <table:table-cell table:style-name="ce1" office:value-type="float" office:value="10.8209723509329" calcext:value-type="float">
            <text:p>10.8209723509329</text:p>
          </table:table-cell>
          <table:table-cell table:style-name="ce1" office:value-type="float" office:value="11.1099288576181" calcext:value-type="float">
            <text:p>11.1099288576181</text:p>
          </table:table-cell>
          <table:table-cell table:style-name="ce1" office:value-type="float" office:value="10.6723563196456" calcext:value-type="float">
            <text:p>10.6723563196456</text:p>
          </table:table-cell>
          <table:table-cell table:style-name="ce1" office:value-type="float" office:value="11.4543000821178" calcext:value-type="float">
            <text:p>11.4543000821178</text:p>
          </table:table-cell>
          <table:table-cell table:style-name="ce1" office:value-type="float" office:value="11.6603936938194" calcext:value-type="float">
            <text:p>11.660393693819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65856369820612" calcext:value-type="float">
            <text:p>3.65856369820612</text:p>
          </table:table-cell>
          <table:table-cell table:style-name="ce1" office:value-type="float" office:value="3.69869438750069" calcext:value-type="float">
            <text:p>3.69869438750069</text:p>
          </table:table-cell>
          <table:table-cell table:style-name="ce1" office:value-type="float" office:value="3.86862605862512" calcext:value-type="float">
            <text:p>3.86862605862512</text:p>
          </table:table-cell>
          <table:table-cell table:style-name="ce1" office:value-type="float" office:value="4.08651596861016" calcext:value-type="float">
            <text:p>4.08651596861016</text:p>
          </table:table-cell>
          <table:table-cell table:style-name="ce1" office:value-type="float" office:value="4.38232793471308" calcext:value-type="float">
            <text:p>4.38232793471308</text:p>
          </table:table-cell>
          <table:table-cell table:style-name="ce1" office:value-type="float" office:value="4.40748980438165" calcext:value-type="float">
            <text:p>4.40748980438165</text:p>
          </table:table-cell>
          <table:table-cell table:style-name="ce1" office:value-type="float" office:value="5.21273180048452" calcext:value-type="float">
            <text:p>5.21273180048452</text:p>
          </table:table-cell>
          <table:table-cell table:style-name="ce1" office:value-type="float" office:value="5.10729497040459" calcext:value-type="float">
            <text:p>5.10729497040459</text:p>
          </table:table-cell>
          <table:table-cell table:style-name="ce1" office:value-type="float" office:value="5.53919364567301" calcext:value-type="float">
            <text:p>5.53919364567301</text:p>
          </table:table-cell>
          <table:table-cell table:style-name="ce1" office:value-type="float" office:value="5.77539298080649" calcext:value-type="float">
            <text:p>5.77539298080649</text:p>
          </table:table-cell>
          <table:table-cell table:style-name="ce1" office:value-type="float" office:value="7.22753506857876" calcext:value-type="float">
            <text:p>7.22753506857876</text:p>
          </table:table-cell>
          <table:table-cell table:style-name="ce1" office:value-type="float" office:value="6.96845176284429" calcext:value-type="float">
            <text:p>6.96845176284429</text:p>
          </table:table-cell>
          <table:table-cell table:style-name="ce1" office:value-type="float" office:value="7.48223876711033" calcext:value-type="float">
            <text:p>7.48223876711033</text:p>
          </table:table-cell>
          <table:table-cell table:style-name="ce1" office:value-type="float" office:value="7.70691701181535" calcext:value-type="float">
            <text:p>7.70691701181535</text:p>
          </table:table-cell>
          <table:table-cell table:style-name="ce1" office:value-type="float" office:value="6.94890619377717" calcext:value-type="float">
            <text:p>6.94890619377717</text:p>
          </table:table-cell>
          <table:table-cell table:style-name="ce1" office:value-type="float" office:value="7.40297301458608" calcext:value-type="float">
            <text:p>7.40297301458608</text:p>
          </table:table-cell>
          <table:table-cell table:style-name="ce1" office:value-type="float" office:value="7.25721631970179" calcext:value-type="float">
            <text:p>7.25721631970179</text:p>
          </table:table-cell>
          <table:table-cell table:style-name="ce1" office:value-type="float" office:value="7.71726959182134" calcext:value-type="float">
            <text:p>7.71726959182134</text:p>
          </table:table-cell>
          <table:table-cell table:style-name="ce1" office:value-type="float" office:value="8.02215626740872" calcext:value-type="float">
            <text:p>8.02215626740872</text:p>
          </table:table-cell>
          <table:table-cell table:style-name="ce1" office:value-type="float" office:value="8.29652472905577" calcext:value-type="float">
            <text:p>8.29652472905577</text:p>
          </table:table-cell>
          <table:table-cell table:style-name="ce1" office:value-type="float" office:value="8.95653364727997" calcext:value-type="float">
            <text:p>8.95653364727997</text:p>
          </table:table-cell>
          <table:table-cell table:style-name="ce1" office:value-type="float" office:value="8.39893484941101" calcext:value-type="float">
            <text:p>8.39893484941101</text:p>
          </table:table-cell>
          <table:table-cell table:style-name="ce1" office:value-type="float" office:value="8.29863222567778" calcext:value-type="float">
            <text:p>8.29863222567778</text:p>
          </table:table-cell>
          <table:table-cell table:style-name="ce1" office:value-type="float" office:value="7.72849522530588" calcext:value-type="float">
            <text:p>7.72849522530588</text:p>
          </table:table-cell>
          <table:table-cell table:style-name="ce1" office:value-type="float" office:value="8.32318236834433" calcext:value-type="float">
            <text:p>8.32318236834433</text:p>
          </table:table-cell>
          <table:table-cell table:style-name="ce1" office:value-type="float" office:value="8.88730783939183" calcext:value-type="float">
            <text:p>8.88730783939183</text:p>
          </table:table-cell>
          <table:table-cell table:style-name="ce1" office:value-type="float" office:value="9.02725158457861" calcext:value-type="float">
            <text:p>9.02725158457861</text:p>
          </table:table-cell>
          <table:table-cell table:style-name="ce1" office:value-type="float" office:value="9.20230313322132" calcext:value-type="float">
            <text:p>9.20230313322132</text:p>
          </table:table-cell>
          <table:table-cell table:style-name="ce1" office:value-type="float" office:value="8.92295713873041" calcext:value-type="float">
            <text:p>8.92295713873041</text:p>
          </table:table-cell>
          <table:table-cell table:style-name="ce1" office:value-type="float" office:value="9.88560295119285" calcext:value-type="float">
            <text:p>9.88560295119285</text:p>
          </table:table-cell>
          <table:table-cell table:style-name="ce1" office:value-type="float" office:value="7.39975310464077" calcext:value-type="float">
            <text:p>7.39975310464077</text:p>
          </table:table-cell>
          <table:table-cell table:style-name="ce1" office:value-type="float" office:value="7.44804037419528" calcext:value-type="float">
            <text:p>7.44804037419528</text:p>
          </table:table-cell>
          <table:table-cell table:style-name="ce1" office:value-type="float" office:value="6.91839820866037" calcext:value-type="float">
            <text:p>6.91839820866037</text:p>
          </table:table-cell>
          <table:table-cell table:style-name="ce1" office:value-type="float" office:value="7.41310429451267" calcext:value-type="float">
            <text:p>7.41310429451267</text:p>
          </table:table-cell>
          <table:table-cell table:style-name="ce1" office:value-type="float" office:value="7.05053598280501" calcext:value-type="float">
            <text:p>7.05053598280501</text:p>
          </table:table-cell>
          <table:table-cell table:style-name="ce1" office:value-type="float" office:value="7.14357641246619" calcext:value-type="float">
            <text:p>7.14357641246619</text:p>
          </table:table-cell>
          <table:table-cell table:style-name="ce1" office:value-type="float" office:value="7.1509804315396" calcext:value-type="float">
            <text:p>7.1509804315396</text:p>
          </table:table-cell>
          <table:table-cell table:style-name="ce1" office:value-type="float" office:value="7.8240419126946" calcext:value-type="float">
            <text:p>7.8240419126946</text:p>
          </table:table-cell>
          <table:table-cell table:style-name="ce1" office:value-type="float" office:value="8.26333283989219" calcext:value-type="float">
            <text:p>8.26333283989219</text:p>
          </table:table-cell>
          <table:table-cell table:style-name="ce1" office:value-type="float" office:value="9.18411564725713" calcext:value-type="float">
            <text:p>9.18411564725713</text:p>
          </table:table-cell>
          <table:table-cell table:style-name="ce1" office:value-type="float" office:value="8.62416802439207" calcext:value-type="float">
            <text:p>8.62416802439207</text:p>
          </table:table-cell>
          <table:table-cell table:style-name="ce1" office:value-type="float" office:value="9.1119496844199" calcext:value-type="float">
            <text:p>9.1119496844199</text:p>
          </table:table-cell>
          <table:table-cell table:style-name="ce1" office:value-type="float" office:value="8.26217746006696" calcext:value-type="float">
            <text:p>8.26217746006696</text:p>
          </table:table-cell>
          <table:table-cell table:style-name="ce1" office:value-type="float" office:value="9.33929818143183" calcext:value-type="float">
            <text:p>9.33929818143183</text:p>
          </table:table-cell>
          <table:table-cell table:style-name="ce1" office:value-type="float" office:value="9.28746643553554" calcext:value-type="float">
            <text:p>9.28746643553554</text:p>
          </table:table-cell>
          <table:table-cell table:style-name="ce1" office:value-type="float" office:value="9.17921692577863" calcext:value-type="float">
            <text:p>9.17921692577863</text:p>
          </table:table-cell>
          <table:table-cell table:style-name="ce1" office:value-type="float" office:value="9.49583569082346" calcext:value-type="float">
            <text:p>9.49583569082346</text:p>
          </table:table-cell>
          <table:table-cell table:style-name="ce1" office:value-type="float" office:value="9.57484965980082" calcext:value-type="float">
            <text:p>9.57484965980082</text:p>
          </table:table-cell>
          <table:table-cell table:style-name="ce1" office:value-type="float" office:value="10.5544610852034" calcext:value-type="float">
            <text:p>10.5544610852034</text:p>
          </table:table-cell>
          <table:table-cell table:style-name="ce1" office:value-type="float" office:value="10.818605570082" calcext:value-type="float">
            <text:p>10.818605570082</text:p>
          </table:table-cell>
          <table:table-cell table:style-name="ce1" office:value-type="float" office:value="11.616193233648" calcext:value-type="float">
            <text:p>11.616193233648</text:p>
          </table:table-cell>
          <table:table-cell table:style-name="ce1" office:value-type="float" office:value="9.19287906857298" calcext:value-type="float">
            <text:p>9.1928790685729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0802172031367379" calcext:value-type="float">
            <text:p>0.008021720313674</text:p>
          </table:table-cell>
          <table:table-cell table:style-name="ce1" office:value-type="float" office:value="0.00789748327802824" calcext:value-type="float">
            <text:p>0.007897483278028</text:p>
          </table:table-cell>
          <table:table-cell table:style-name="ce1" office:value-type="float" office:value="0.0084810140366333" calcext:value-type="float">
            <text:p>0.008481014036633</text:p>
          </table:table-cell>
          <table:table-cell table:style-name="ce1" office:value-type="float" office:value="0.00938955782616786" calcext:value-type="float">
            <text:p>0.009389557826168</text:p>
          </table:table-cell>
          <table:table-cell table:style-name="ce1" office:value-type="float" office:value="0.0140249224159579" calcext:value-type="float">
            <text:p>0.014024922415958</text:p>
          </table:table-cell>
          <table:table-cell table:style-name="ce1" office:value-type="float" office:value="0.0164771115210757" calcext:value-type="float">
            <text:p>0.016477111521076</text:p>
          </table:table-cell>
          <table:table-cell table:style-name="ce1" office:value-type="float" office:value="0.0171776987915687" calcext:value-type="float">
            <text:p>0.017177698791569</text:p>
          </table:table-cell>
          <table:table-cell table:style-name="ce1" office:value-type="float" office:value="0.0188098863912436" calcext:value-type="float">
            <text:p>0.018809886391244</text:p>
          </table:table-cell>
          <table:table-cell table:style-name="ce1" office:value-type="float" office:value="0.0219559269192682" calcext:value-type="float">
            <text:p>0.021955926919268</text:p>
          </table:table-cell>
          <table:table-cell table:style-name="ce1" office:value-type="float" office:value="0.0340146306917062" calcext:value-type="float">
            <text:p>0.034014630691706</text:p>
          </table:table-cell>
          <table:table-cell table:style-name="ce1" office:value-type="float" office:value="0.0189667550793053" calcext:value-type="float">
            <text:p>0.018966755079305</text:p>
          </table:table-cell>
          <table:table-cell table:style-name="ce1" office:value-type="float" office:value="0.0161879210827198" calcext:value-type="float">
            <text:p>0.01618792108272</text:p>
          </table:table-cell>
          <table:table-cell table:style-name="ce1" office:value-type="float" office:value="0.0214362274814949" calcext:value-type="float">
            <text:p>0.021436227481495</text:p>
          </table:table-cell>
          <table:table-cell table:style-name="ce1" office:value-type="float" office:value="0.0330670488608666" calcext:value-type="float">
            <text:p>0.033067048860867</text:p>
          </table:table-cell>
          <table:table-cell table:style-name="ce1" office:value-type="float" office:value="0.0326499771880302" calcext:value-type="float">
            <text:p>0.03264997718803</text:p>
          </table:table-cell>
          <table:table-cell table:style-name="ce1" office:value-type="float" office:value="0.0264417578955836" calcext:value-type="float">
            <text:p>0.026441757895584</text:p>
          </table:table-cell>
          <table:table-cell table:style-name="ce1" office:value-type="float" office:value="0.020748464030651" calcext:value-type="float">
            <text:p>0.020748464030651</text:p>
          </table:table-cell>
          <table:table-cell table:style-name="ce1" office:value-type="float" office:value="0.0242467626506825" calcext:value-type="float">
            <text:p>0.024246762650683</text:p>
          </table:table-cell>
          <table:table-cell table:style-name="ce1" office:value-type="float" office:value="0.0231942770723415" calcext:value-type="float">
            <text:p>0.023194277072342</text:p>
          </table:table-cell>
          <table:table-cell table:style-name="ce1" office:value-type="float" office:value="0.0352732886291911" calcext:value-type="float">
            <text:p>0.035273288629191</text:p>
          </table:table-cell>
          <table:table-cell table:style-name="ce1" office:value-type="float" office:value="0.0364481587741637" calcext:value-type="float">
            <text:p>0.036448158774164</text:p>
          </table:table-cell>
          <table:table-cell table:style-name="ce1" office:value-type="float" office:value="0.0298417659504288" calcext:value-type="float">
            <text:p>0.029841765950429</text:p>
          </table:table-cell>
          <table:table-cell table:style-name="ce1" office:value-type="float" office:value="0.028450029404953" calcext:value-type="float">
            <text:p>0.028450029404953</text:p>
          </table:table-cell>
          <table:table-cell table:style-name="ce1" office:value-type="float" office:value="0.0310105785947734" calcext:value-type="float">
            <text:p>0.031010578594774</text:p>
          </table:table-cell>
          <table:table-cell table:style-name="ce1" office:value-type="float" office:value="0.043095975868937" calcext:value-type="float">
            <text:p>0.043095975868937</text:p>
          </table:table-cell>
          <table:table-cell table:style-name="ce1" office:value-type="float" office:value="0.0405876153613051" calcext:value-type="float">
            <text:p>0.040587615361305</text:p>
          </table:table-cell>
          <table:table-cell table:style-name="ce1" office:value-type="float" office:value="0.0411927035397171" calcext:value-type="float">
            <text:p>0.041192703539717</text:p>
          </table:table-cell>
          <table:table-cell table:style-name="ce1" office:value-type="float" office:value="0.0499507272664628" calcext:value-type="float">
            <text:p>0.049950727266463</text:p>
          </table:table-cell>
          <table:table-cell table:style-name="ce1" office:value-type="float" office:value="0.0556251755504181" calcext:value-type="float">
            <text:p>0.055625175550418</text:p>
          </table:table-cell>
          <table:table-cell table:style-name="ce1" office:value-type="float" office:value="0.0499349919722988" calcext:value-type="float">
            <text:p>0.049934991972299</text:p>
          </table:table-cell>
          <table:table-cell table:style-name="ce1" office:value-type="float" office:value="0.0338491922392476" calcext:value-type="float">
            <text:p>0.033849192239248</text:p>
          </table:table-cell>
          <table:table-cell table:style-name="ce1" office:value-type="float" office:value="0.0499421904982409" calcext:value-type="float">
            <text:p>0.049942190498241</text:p>
          </table:table-cell>
          <table:table-cell table:style-name="ce1" office:value-type="float" office:value="0.0673454395699188" calcext:value-type="float">
            <text:p>0.067345439569919</text:p>
          </table:table-cell>
          <table:table-cell table:style-name="ce1" office:value-type="float" office:value="0.0722110275218636" calcext:value-type="float">
            <text:p>0.072211027521864</text:p>
          </table:table-cell>
          <table:table-cell table:style-name="ce1" office:value-type="float" office:value="0.0813934864251505" calcext:value-type="float">
            <text:p>0.081393486425151</text:p>
          </table:table-cell>
          <table:table-cell table:style-name="ce1" office:value-type="float" office:value="0.0951425383825509" calcext:value-type="float">
            <text:p>0.095142538382551</text:p>
          </table:table-cell>
          <table:table-cell table:style-name="ce1" office:value-type="float" office:value="0.113513167015287" calcext:value-type="float">
            <text:p>0.113513167015287</text:p>
          </table:table-cell>
          <table:table-cell table:style-name="ce1" office:value-type="float" office:value="0.124278736465822" calcext:value-type="float">
            <text:p>0.124278736465822</text:p>
          </table:table-cell>
          <table:table-cell table:style-name="ce1" office:value-type="float" office:value="0.098464495828307" calcext:value-type="float">
            <text:p>0.098464495828307</text:p>
          </table:table-cell>
          <table:table-cell table:style-name="ce1" office:value-type="float" office:value="0.138092158743967" calcext:value-type="float">
            <text:p>0.138092158743967</text:p>
          </table:table-cell>
          <table:table-cell table:style-name="ce1" office:value-type="float" office:value="0.136237331322113" calcext:value-type="float">
            <text:p>0.136237331322113</text:p>
          </table:table-cell>
          <table:table-cell table:style-name="ce1" office:value-type="float" office:value="0.143089451235559" calcext:value-type="float">
            <text:p>0.143089451235559</text:p>
          </table:table-cell>
          <table:table-cell table:style-name="ce1" office:value-type="float" office:value="0.110532137965342" calcext:value-type="float">
            <text:p>0.110532137965342</text:p>
          </table:table-cell>
          <table:table-cell table:style-name="ce1" office:value-type="float" office:value="0.11869986207673" calcext:value-type="float">
            <text:p>0.11869986207673</text:p>
          </table:table-cell>
          <table:table-cell table:style-name="ce1" office:value-type="float" office:value="0.109872637374281" calcext:value-type="float">
            <text:p>0.109872637374281</text:p>
          </table:table-cell>
          <table:table-cell table:style-name="ce1" office:value-type="float" office:value="0.127088542147134" calcext:value-type="float">
            <text:p>0.127088542147134</text:p>
          </table:table-cell>
          <table:table-cell table:style-name="ce1" office:value-type="float" office:value="0.103210300676769" calcext:value-type="float">
            <text:p>0.103210300676769</text:p>
          </table:table-cell>
          <table:table-cell table:style-name="ce1" office:value-type="float" office:value="0.105098566703266" calcext:value-type="float">
            <text:p>0.105098566703266</text:p>
          </table:table-cell>
          <table:table-cell table:style-name="ce1" office:value-type="float" office:value="0.114501540217213" calcext:value-type="float">
            <text:p>0.114501540217213</text:p>
          </table:table-cell>
          <table:table-cell table:style-name="ce1" office:value-type="float" office:value="0.136102525410577" calcext:value-type="float">
            <text:p>0.136102525410577</text:p>
          </table:table-cell>
          <table:table-cell table:style-name="ce1" office:value-type="float" office:value="0.161137874029196" calcext:value-type="float">
            <text:p>0.161137874029196</text:p>
          </table:table-cell>
          <table:table-cell table:style-name="ce1" office:value-type="float" office:value="0.159474454709674" calcext:value-type="float">
            <text:p>0.15947445470967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4.86706973606544" calcext:value-type="float">
            <text:p>4.86706973606544</text:p>
          </table:table-cell>
          <table:table-cell table:style-name="ce1" office:value-type="float" office:value="4.86316609497045" calcext:value-type="float">
            <text:p>4.86316609497045</text:p>
          </table:table-cell>
          <table:table-cell table:style-name="ce1" office:value-type="float" office:value="4.5165265914585" calcext:value-type="float">
            <text:p>4.5165265914585</text:p>
          </table:table-cell>
          <table:table-cell table:style-name="ce1" office:value-type="float" office:value="4.83033612449641" calcext:value-type="float">
            <text:p>4.83033612449641</text:p>
          </table:table-cell>
          <table:table-cell table:style-name="ce1" office:value-type="float" office:value="5.06918001083005" calcext:value-type="float">
            <text:p>5.06918001083005</text:p>
          </table:table-cell>
          <table:table-cell table:style-name="ce1" office:value-type="float" office:value="5.2122629736722" calcext:value-type="float">
            <text:p>5.2122629736722</text:p>
          </table:table-cell>
          <table:table-cell table:style-name="ce1" office:value-type="float" office:value="5.23759258567211" calcext:value-type="float">
            <text:p>5.23759258567211</text:p>
          </table:table-cell>
          <table:table-cell table:style-name="ce1" office:value-type="float" office:value="5.00761352373261" calcext:value-type="float">
            <text:p>5.00761352373261</text:p>
          </table:table-cell>
          <table:table-cell table:style-name="ce1" office:value-type="float" office:value="4.90783668716568" calcext:value-type="float">
            <text:p>4.90783668716568</text:p>
          </table:table-cell>
          <table:table-cell table:style-name="ce1" office:value-type="float" office:value="5.14713069821119" calcext:value-type="float">
            <text:p>5.14713069821119</text:p>
          </table:table-cell>
          <table:table-cell table:style-name="ce1" office:value-type="float" office:value="5.05032803216281" calcext:value-type="float">
            <text:p>5.05032803216281</text:p>
          </table:table-cell>
          <table:table-cell table:style-name="ce1" office:value-type="float" office:value="5.27878338590957" calcext:value-type="float">
            <text:p>5.27878338590957</text:p>
          </table:table-cell>
          <table:table-cell table:style-name="ce1" office:value-type="float" office:value="5.57771927407969" calcext:value-type="float">
            <text:p>5.57771927407969</text:p>
          </table:table-cell>
          <table:table-cell table:style-name="ce1" office:value-type="float" office:value="6.14695843041907" calcext:value-type="float">
            <text:p>6.14695843041907</text:p>
          </table:table-cell>
          <table:table-cell table:style-name="ce1" office:value-type="float" office:value="6.20322948705229" calcext:value-type="float">
            <text:p>6.20322948705229</text:p>
          </table:table-cell>
          <table:table-cell table:style-name="ce1" office:value-type="float" office:value="5.92314877882651" calcext:value-type="float">
            <text:p>5.92314877882651</text:p>
          </table:table-cell>
          <table:table-cell table:style-name="ce1" office:value-type="float" office:value="6.18456261051278" calcext:value-type="float">
            <text:p>6.18456261051278</text:p>
          </table:table-cell>
          <table:table-cell table:style-name="ce1" office:value-type="float" office:value="6.50615729760913" calcext:value-type="float">
            <text:p>6.50615729760913</text:p>
          </table:table-cell>
          <table:table-cell table:style-name="ce1" office:value-type="float" office:value="5.7697798923491" calcext:value-type="float">
            <text:p>5.7697798923491</text:p>
          </table:table-cell>
          <table:table-cell table:style-name="ce1" office:value-type="float" office:value="5.2993988420714" calcext:value-type="float">
            <text:p>5.2993988420714</text:p>
          </table:table-cell>
          <table:table-cell table:style-name="ce1" office:value-type="float" office:value="5.6084638118796" calcext:value-type="float">
            <text:p>5.6084638118796</text:p>
          </table:table-cell>
          <table:table-cell table:style-name="ce1" office:value-type="float" office:value="5.28886332362636" calcext:value-type="float">
            <text:p>5.28886332362636</text:p>
          </table:table-cell>
          <table:table-cell table:style-name="ce1" office:value-type="float" office:value="5.7791761984728" calcext:value-type="float">
            <text:p>5.7791761984728</text:p>
          </table:table-cell>
          <table:table-cell table:style-name="ce1" office:value-type="float" office:value="5.61517613227894" calcext:value-type="float">
            <text:p>5.61517613227894</text:p>
          </table:table-cell>
          <table:table-cell table:style-name="ce1" office:value-type="float" office:value="5.97928604629544" calcext:value-type="float">
            <text:p>5.97928604629544</text:p>
          </table:table-cell>
          <table:table-cell table:style-name="ce1" office:value-type="float" office:value="6.71490930368637" calcext:value-type="float">
            <text:p>6.71490930368637</text:p>
          </table:table-cell>
          <table:table-cell table:style-name="ce1" office:value-type="float" office:value="7.05205341465669" calcext:value-type="float">
            <text:p>7.05205341465669</text:p>
          </table:table-cell>
          <table:table-cell table:style-name="ce1" office:value-type="float" office:value="7.36334137551918" calcext:value-type="float">
            <text:p>7.36334137551918</text:p>
          </table:table-cell>
          <table:table-cell table:style-name="ce1" office:value-type="float" office:value="7.73516537735274" calcext:value-type="float">
            <text:p>7.73516537735274</text:p>
          </table:table-cell>
          <table:table-cell table:style-name="ce1" office:value-type="float" office:value="7.70034432589719" calcext:value-type="float">
            <text:p>7.70034432589719</text:p>
          </table:table-cell>
          <table:table-cell table:style-name="ce1" office:value-type="float" office:value="7.10647816685687" calcext:value-type="float">
            <text:p>7.10647816685687</text:p>
          </table:table-cell>
          <table:table-cell table:style-name="ce1" office:value-type="float" office:value="6.91726445595262" calcext:value-type="float">
            <text:p>6.91726445595262</text:p>
          </table:table-cell>
          <table:table-cell table:style-name="ce1" office:value-type="float" office:value="7.11553954186369" calcext:value-type="float">
            <text:p>7.11553954186369</text:p>
          </table:table-cell>
          <table:table-cell table:style-name="ce1" office:value-type="float" office:value="7.5317112703656" calcext:value-type="float">
            <text:p>7.5317112703656</text:p>
          </table:table-cell>
          <table:table-cell table:style-name="ce1" office:value-type="float" office:value="7.28942872928177" calcext:value-type="float">
            <text:p>7.28942872928177</text:p>
          </table:table-cell>
          <table:table-cell table:style-name="ce1" office:value-type="float" office:value="7.39010208526161" calcext:value-type="float">
            <text:p>7.39010208526161</text:p>
          </table:table-cell>
          <table:table-cell table:style-name="ce1" office:value-type="float" office:value="7.70836414790997" calcext:value-type="float">
            <text:p>7.70836414790997</text:p>
          </table:table-cell>
          <table:table-cell table:style-name="ce1" office:value-type="float" office:value="8.19069685028958" calcext:value-type="float">
            <text:p>8.19069685028958</text:p>
          </table:table-cell>
          <table:table-cell table:style-name="ce1" office:value-type="float" office:value="7.85112870249017" calcext:value-type="float">
            <text:p>7.85112870249017</text:p>
          </table:table-cell>
          <table:table-cell table:style-name="ce1" office:value-type="float" office:value="8.53093113608511" calcext:value-type="float">
            <text:p>8.53093113608511</text:p>
          </table:table-cell>
          <table:table-cell table:style-name="ce1" office:value-type="float" office:value="8.52753117142339" calcext:value-type="float">
            <text:p>8.52753117142339</text:p>
          </table:table-cell>
          <table:table-cell table:style-name="ce1" office:value-type="float" office:value="8.89321917278701" calcext:value-type="float">
            <text:p>8.89321917278701</text:p>
          </table:table-cell>
          <table:table-cell table:style-name="ce1" office:value-type="float" office:value="8.4085141192858" calcext:value-type="float">
            <text:p>8.4085141192858</text:p>
          </table:table-cell>
          <table:table-cell table:style-name="ce1" office:value-type="float" office:value="8.42721617997616" calcext:value-type="float">
            <text:p>8.42721617997616</text:p>
          </table:table-cell>
          <table:table-cell table:style-name="ce1" office:value-type="float" office:value="8.50385149847095" calcext:value-type="float">
            <text:p>8.50385149847095</text:p>
          </table:table-cell>
          <table:table-cell table:style-name="ce1" office:value-type="float" office:value="8.20526621350299" calcext:value-type="float">
            <text:p>8.20526621350299</text:p>
          </table:table-cell>
          <table:table-cell table:style-name="ce1" office:value-type="float" office:value="8.01822157434403" calcext:value-type="float">
            <text:p>8.01822157434403</text:p>
          </table:table-cell>
          <table:table-cell table:style-name="ce1" office:value-type="float" office:value="7.96637908991903" calcext:value-type="float">
            <text:p>7.96637908991903</text:p>
          </table:table-cell>
          <table:table-cell table:style-name="ce1" office:value-type="float" office:value="8.04453612845673" calcext:value-type="float">
            <text:p>8.04453612845673</text:p>
          </table:table-cell>
          <table:table-cell table:style-name="ce1" office:value-type="float" office:value="7.51195509691814" calcext:value-type="float">
            <text:p>7.51195509691814</text:p>
          </table:table-cell>
          <table:table-cell table:style-name="ce1" office:value-type="float" office:value="7.29742018525754" calcext:value-type="float">
            <text:p>7.29742018525754</text:p>
          </table:table-cell>
          <table:table-cell table:style-name="ce1" office:value-type="float" office:value="7.12405086678832" calcext:value-type="float">
            <text:p>7.1240508667883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High income: OECD</text:p>
          </table:table-cell>
          <table:table-cell table:style-name="ce1" office:value-type="string" calcext:value-type="string">
            <text:p>OE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7.86271370987307" calcext:value-type="float">
            <text:p>7.86271370987307</text:p>
          </table:table-cell>
          <table:table-cell table:style-name="ce1" office:value-type="float" office:value="7.90924886322377" calcext:value-type="float">
            <text:p>7.90924886322377</text:p>
          </table:table-cell>
          <table:table-cell table:style-name="ce1" office:value-type="float" office:value="8.16195640388936" calcext:value-type="float">
            <text:p>8.16195640388936</text:p>
          </table:table-cell>
          <table:table-cell table:style-name="ce1" office:value-type="float" office:value="8.51374591688547" calcext:value-type="float">
            <text:p>8.51374591688547</text:p>
          </table:table-cell>
          <table:table-cell table:style-name="ce1" office:value-type="float" office:value="8.82687783396423" calcext:value-type="float">
            <text:p>8.82687783396423</text:p>
          </table:table-cell>
          <table:table-cell table:style-name="ce1" office:value-type="float" office:value="9.10502604560068" calcext:value-type="float">
            <text:p>9.10502604560068</text:p>
          </table:table-cell>
          <table:table-cell table:style-name="ce1" office:value-type="float" office:value="9.41166727125595" calcext:value-type="float">
            <text:p>9.41166727125595</text:p>
          </table:table-cell>
          <table:table-cell table:style-name="ce1" office:value-type="float" office:value="9.71649344099816" calcext:value-type="float">
            <text:p>9.71649344099816</text:p>
          </table:table-cell>
          <table:table-cell table:style-name="ce1" office:value-type="float" office:value="10.1478130550397" calcext:value-type="float">
            <text:p>10.1478130550397</text:p>
          </table:table-cell>
          <table:table-cell table:style-name="ce1" office:value-type="float" office:value="10.6508734811484" calcext:value-type="float">
            <text:p>10.6508734811484</text:p>
          </table:table-cell>
          <table:table-cell table:style-name="ce1" office:value-type="float" office:value="11.4502052409287" calcext:value-type="float">
            <text:p>11.4502052409287</text:p>
          </table:table-cell>
          <table:table-cell table:style-name="ce1" office:value-type="float" office:value="11.5324366129857" calcext:value-type="float">
            <text:p>11.5324366129857</text:p>
          </table:table-cell>
          <table:table-cell table:style-name="ce1" office:value-type="float" office:value="11.9739078945598" calcext:value-type="float">
            <text:p>11.9739078945598</text:p>
          </table:table-cell>
          <table:table-cell table:style-name="ce1" office:value-type="float" office:value="12.4590960831328" calcext:value-type="float">
            <text:p>12.4590960831328</text:p>
          </table:table-cell>
          <table:table-cell table:style-name="ce1" office:value-type="float" office:value="12.0478446705579" calcext:value-type="float">
            <text:p>12.0478446705579</text:p>
          </table:table-cell>
          <table:table-cell table:style-name="ce1" office:value-type="float" office:value="11.5526606811166" calcext:value-type="float">
            <text:p>11.5526606811166</text:p>
          </table:table-cell>
          <table:table-cell table:style-name="ce1" office:value-type="float" office:value="12.0458872573995" calcext:value-type="float">
            <text:p>12.0458872573995</text:p>
          </table:table-cell>
          <table:table-cell table:style-name="ce1" office:value-type="float" office:value="12.1885949188915" calcext:value-type="float">
            <text:p>12.1885949188915</text:p>
          </table:table-cell>
          <table:table-cell table:style-name="ce1" office:value-type="float" office:value="12.3946774710377" calcext:value-type="float">
            <text:p>12.3946774710377</text:p>
          </table:table-cell>
          <table:table-cell table:style-name="ce1" office:value-type="float" office:value="12.6212324431536" calcext:value-type="float">
            <text:p>12.6212324431536</text:p>
          </table:table-cell>
          <table:table-cell table:style-name="ce1" office:value-type="float" office:value="12.2080164246078" calcext:value-type="float">
            <text:p>12.2080164246078</text:p>
          </table:table-cell>
          <table:table-cell table:style-name="ce1" office:value-type="float" office:value="11.6248204949633" calcext:value-type="float">
            <text:p>11.6248204949633</text:p>
          </table:table-cell>
          <table:table-cell table:style-name="ce1" office:value-type="float" office:value="11.1168592535056" calcext:value-type="float">
            <text:p>11.1168592535056</text:p>
          </table:table-cell>
          <table:table-cell table:style-name="ce1" office:value-type="float" office:value="11.009583078047" calcext:value-type="float">
            <text:p>11.009583078047</text:p>
          </table:table-cell>
          <table:table-cell table:style-name="ce1" office:value-type="float" office:value="11.237048921428" calcext:value-type="float">
            <text:p>11.237048921428</text:p>
          </table:table-cell>
          <table:table-cell table:style-name="ce1" office:value-type="float" office:value="11.2758910560248" calcext:value-type="float">
            <text:p>11.2758910560248</text:p>
          </table:table-cell>
          <table:table-cell table:style-name="ce1" office:value-type="float" office:value="11.1826876129043" calcext:value-type="float">
            <text:p>11.1826876129043</text:p>
          </table:table-cell>
          <table:table-cell table:style-name="ce1" office:value-type="float" office:value="11.4650032840635" calcext:value-type="float">
            <text:p>11.4650032840635</text:p>
          </table:table-cell>
          <table:table-cell table:style-name="ce1" office:value-type="float" office:value="11.7860933178398" calcext:value-type="float">
            <text:p>11.7860933178398</text:p>
          </table:table-cell>
          <table:table-cell table:style-name="ce1" office:value-type="float" office:value="11.990290468324" calcext:value-type="float">
            <text:p>11.990290468324</text:p>
          </table:table-cell>
          <table:table-cell table:style-name="ce1" office:value-type="float" office:value="11.6629788151756" calcext:value-type="float">
            <text:p>11.6629788151756</text:p>
          </table:table-cell>
          <table:table-cell table:style-name="ce1" office:value-type="float" office:value="11.6546003992124" calcext:value-type="float">
            <text:p>11.6546003992124</text:p>
          </table:table-cell>
          <table:table-cell table:style-name="ce1" office:value-type="float" office:value="11.6370239709446" calcext:value-type="float">
            <text:p>11.6370239709446</text:p>
          </table:table-cell>
          <table:table-cell table:style-name="ce1" office:value-type="float" office:value="11.6664729121256" calcext:value-type="float">
            <text:p>11.6664729121256</text:p>
          </table:table-cell>
          <table:table-cell table:style-name="ce1" office:value-type="float" office:value="11.7356154792235" calcext:value-type="float">
            <text:p>11.7356154792235</text:p>
          </table:table-cell>
          <table:table-cell table:style-name="ce1" office:value-type="float" office:value="11.8117929156294" calcext:value-type="float">
            <text:p>11.8117929156294</text:p>
          </table:table-cell>
          <table:table-cell table:style-name="ce1" office:value-type="float" office:value="12.0800629930117" calcext:value-type="float">
            <text:p>12.0800629930117</text:p>
          </table:table-cell>
          <table:table-cell table:style-name="ce1" office:value-type="float" office:value="12.1070581670149" calcext:value-type="float">
            <text:p>12.1070581670149</text:p>
          </table:table-cell>
          <table:table-cell table:style-name="ce1" office:value-type="float" office:value="12.0168042386094" calcext:value-type="float">
            <text:p>12.0168042386094</text:p>
          </table:table-cell>
          <table:table-cell table:style-name="ce1" office:value-type="float" office:value="12.0961509761918" calcext:value-type="float">
            <text:p>12.0961509761918</text:p>
          </table:table-cell>
          <table:table-cell table:style-name="ce1" office:value-type="float" office:value="12.3269240247467" calcext:value-type="float">
            <text:p>12.3269240247467</text:p>
          </table:table-cell>
          <table:table-cell table:style-name="ce1" office:value-type="float" office:value="12.2050319977661" calcext:value-type="float">
            <text:p>12.2050319977661</text:p>
          </table:table-cell>
          <table:table-cell table:style-name="ce1" office:value-type="float" office:value="12.1794967061807" calcext:value-type="float">
            <text:p>12.1794967061807</text:p>
          </table:table-cell>
          <table:table-cell table:style-name="ce1" office:value-type="float" office:value="12.265540033069" calcext:value-type="float">
            <text:p>12.265540033069</text:p>
          </table:table-cell>
          <table:table-cell table:style-name="ce1" office:value-type="float" office:value="12.3312657384581" calcext:value-type="float">
            <text:p>12.3312657384581</text:p>
          </table:table-cell>
          <table:table-cell table:style-name="ce1" office:value-type="float" office:value="12.2476633317281" calcext:value-type="float">
            <text:p>12.2476633317281</text:p>
          </table:table-cell>
          <table:table-cell table:style-name="ce1" office:value-type="float" office:value="12.0988306121203" calcext:value-type="float">
            <text:p>12.0988306121203</text:p>
          </table:table-cell>
          <table:table-cell table:style-name="ce1" office:value-type="float" office:value="12.1220385376707" calcext:value-type="float">
            <text:p>12.1220385376707</text:p>
          </table:table-cell>
          <table:table-cell table:style-name="ce1" office:value-type="float" office:value="11.7811922611329" calcext:value-type="float">
            <text:p>11.7811922611329</text:p>
          </table:table-cell>
          <table:table-cell table:style-name="ce1" office:value-type="float" office:value="10.9764749896834" calcext:value-type="float">
            <text:p>10.9764749896834</text:p>
          </table:table-cell>
          <table:table-cell table:style-name="ce1" office:value-type="float" office:value="11.2440886683388" calcext:value-type="float">
            <text:p>11.2440886683388</text:p>
          </table:table-cell>
          <table:table-cell table:style-name="ce1" office:value-type="float" office:value="10.978027541615" calcext:value-type="float">
            <text:p>10.97802754161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OECD members</text:p>
          </table:table-cell>
          <table:table-cell table:style-name="ce1" office:value-type="string" calcext:value-type="string">
            <text:p>OE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7.2834292505557" calcext:value-type="float">
            <text:p>7.2834292505557</text:p>
          </table:table-cell>
          <table:table-cell table:style-name="ce1" office:value-type="float" office:value="7.31936915462129" calcext:value-type="float">
            <text:p>7.31936915462129</text:p>
          </table:table-cell>
          <table:table-cell table:style-name="ce1" office:value-type="float" office:value="7.54165845029514" calcext:value-type="float">
            <text:p>7.54165845029514</text:p>
          </table:table-cell>
          <table:table-cell table:style-name="ce1" office:value-type="float" office:value="7.85420070055377" calcext:value-type="float">
            <text:p>7.85420070055377</text:p>
          </table:table-cell>
          <table:table-cell table:style-name="ce1" office:value-type="float" office:value="8.14120270373682" calcext:value-type="float">
            <text:p>8.14120270373682</text:p>
          </table:table-cell>
          <table:table-cell table:style-name="ce1" office:value-type="float" office:value="8.3822634965765" calcext:value-type="float">
            <text:p>8.3822634965765</text:p>
          </table:table-cell>
          <table:table-cell table:style-name="ce1" office:value-type="float" office:value="8.65796916836467" calcext:value-type="float">
            <text:p>8.65796916836467</text:p>
          </table:table-cell>
          <table:table-cell table:style-name="ce1" office:value-type="float" office:value="8.9320885435765" calcext:value-type="float">
            <text:p>8.9320885435765</text:p>
          </table:table-cell>
          <table:table-cell table:style-name="ce1" office:value-type="float" office:value="9.31211884121622" calcext:value-type="float">
            <text:p>9.31211884121622</text:p>
          </table:table-cell>
          <table:table-cell table:style-name="ce1" office:value-type="float" office:value="9.76133578584476" calcext:value-type="float">
            <text:p>9.76133578584476</text:p>
          </table:table-cell>
          <table:table-cell table:style-name="ce1" office:value-type="float" office:value="10.4790049946532" calcext:value-type="float">
            <text:p>10.4790049946532</text:p>
          </table:table-cell>
          <table:table-cell table:style-name="ce1" office:value-type="float" office:value="10.5525842582917" calcext:value-type="float">
            <text:p>10.5525842582917</text:p>
          </table:table-cell>
          <table:table-cell table:style-name="ce1" office:value-type="float" office:value="10.939948443871" calcext:value-type="float">
            <text:p>10.939948443871</text:p>
          </table:table-cell>
          <table:table-cell table:style-name="ce1" office:value-type="float" office:value="11.3694468520799" calcext:value-type="float">
            <text:p>11.3694468520799</text:p>
          </table:table-cell>
          <table:table-cell table:style-name="ce1" office:value-type="float" office:value="10.9933694518726" calcext:value-type="float">
            <text:p>10.9933694518726</text:p>
          </table:table-cell>
          <table:table-cell table:style-name="ce1" office:value-type="float" office:value="10.5459393635197" calcext:value-type="float">
            <text:p>10.5459393635197</text:p>
          </table:table-cell>
          <table:table-cell table:style-name="ce1" office:value-type="float" office:value="10.9924976730796" calcext:value-type="float">
            <text:p>10.9924976730796</text:p>
          </table:table-cell>
          <table:table-cell table:style-name="ce1" office:value-type="float" office:value="11.1142927713419" calcext:value-type="float">
            <text:p>11.1142927713419</text:p>
          </table:table-cell>
          <table:table-cell table:style-name="ce1" office:value-type="float" office:value="11.3022618566815" calcext:value-type="float">
            <text:p>11.3022618566815</text:p>
          </table:table-cell>
          <table:table-cell table:style-name="ce1" office:value-type="float" office:value="11.4972900201863" calcext:value-type="float">
            <text:p>11.4972900201863</text:p>
          </table:table-cell>
          <table:table-cell table:style-name="ce1" office:value-type="float" office:value="11.1404957252107" calcext:value-type="float">
            <text:p>11.1404957252107</text:p>
          </table:table-cell>
          <table:table-cell table:style-name="ce1" office:value-type="float" office:value="10.6268291655826" calcext:value-type="float">
            <text:p>10.6268291655826</text:p>
          </table:table-cell>
          <table:table-cell table:style-name="ce1" office:value-type="float" office:value="10.1886119375138" calcext:value-type="float">
            <text:p>10.1886119375138</text:p>
          </table:table-cell>
          <table:table-cell table:style-name="ce1" office:value-type="float" office:value="10.0471867610161" calcext:value-type="float">
            <text:p>10.0471867610161</text:p>
          </table:table-cell>
          <table:table-cell table:style-name="ce1" office:value-type="float" office:value="10.2289901056719" calcext:value-type="float">
            <text:p>10.2289901056719</text:p>
          </table:table-cell>
          <table:table-cell table:style-name="ce1" office:value-type="float" office:value="10.264786705687" calcext:value-type="float">
            <text:p>10.264786705687</text:p>
          </table:table-cell>
          <table:table-cell table:style-name="ce1" office:value-type="float" office:value="10.1799106177914" calcext:value-type="float">
            <text:p>10.1799106177914</text:p>
          </table:table-cell>
          <table:table-cell table:style-name="ce1" office:value-type="float" office:value="10.4321141073933" calcext:value-type="float">
            <text:p>10.4321141073933</text:p>
          </table:table-cell>
          <table:table-cell table:style-name="ce1" office:value-type="float" office:value="10.6856719931028" calcext:value-type="float">
            <text:p>10.6856719931028</text:p>
          </table:table-cell>
          <table:table-cell table:style-name="ce1" office:value-type="float" office:value="10.9132656493161" calcext:value-type="float">
            <text:p>10.9132656493161</text:p>
          </table:table-cell>
          <table:table-cell table:style-name="ce1" office:value-type="float" office:value="10.5666126386984" calcext:value-type="float">
            <text:p>10.5666126386984</text:p>
          </table:table-cell>
          <table:table-cell table:style-name="ce1" office:value-type="float" office:value="10.5554717760861" calcext:value-type="float">
            <text:p>10.5554717760861</text:p>
          </table:table-cell>
          <table:table-cell table:style-name="ce1" office:value-type="float" office:value="10.5279107061445" calcext:value-type="float">
            <text:p>10.5279107061445</text:p>
          </table:table-cell>
          <table:table-cell table:style-name="ce1" office:value-type="float" office:value="10.5415633814496" calcext:value-type="float">
            <text:p>10.5415633814496</text:p>
          </table:table-cell>
          <table:table-cell table:style-name="ce1" office:value-type="float" office:value="10.5959965082893" calcext:value-type="float">
            <text:p>10.5959965082893</text:p>
          </table:table-cell>
          <table:table-cell table:style-name="ce1" office:value-type="float" office:value="10.6381818577178" calcext:value-type="float">
            <text:p>10.6381818577178</text:p>
          </table:table-cell>
          <table:table-cell table:style-name="ce1" office:value-type="float" office:value="10.8761314648257" calcext:value-type="float">
            <text:p>10.8761314648257</text:p>
          </table:table-cell>
          <table:table-cell table:style-name="ce1" office:value-type="float" office:value="10.9043964915701" calcext:value-type="float">
            <text:p>10.9043964915701</text:p>
          </table:table-cell>
          <table:table-cell table:style-name="ce1" office:value-type="float" office:value="10.8223737843017" calcext:value-type="float">
            <text:p>10.8223737843017</text:p>
          </table:table-cell>
          <table:table-cell table:style-name="ce1" office:value-type="float" office:value="10.8760493655021" calcext:value-type="float">
            <text:p>10.8760493655021</text:p>
          </table:table-cell>
          <table:table-cell table:style-name="ce1" office:value-type="float" office:value="11.0729459818088" calcext:value-type="float">
            <text:p>11.0729459818088</text:p>
          </table:table-cell>
          <table:table-cell table:style-name="ce1" office:value-type="float" office:value="10.9454586602899" calcext:value-type="float">
            <text:p>10.9454586602899</text:p>
          </table:table-cell>
          <table:table-cell table:style-name="ce1" office:value-type="float" office:value="10.9152072861553" calcext:value-type="float">
            <text:p>10.9152072861553</text:p>
          </table:table-cell>
          <table:table-cell table:style-name="ce1" office:value-type="float" office:value="10.9971823902297" calcext:value-type="float">
            <text:p>10.9971823902297</text:p>
          </table:table-cell>
          <table:table-cell table:style-name="ce1" office:value-type="float" office:value="11.0493329375197" calcext:value-type="float">
            <text:p>11.0493329375197</text:p>
          </table:table-cell>
          <table:table-cell table:style-name="ce1" office:value-type="float" office:value="10.9924350178647" calcext:value-type="float">
            <text:p>10.9924350178647</text:p>
          </table:table-cell>
          <table:table-cell table:style-name="ce1" office:value-type="float" office:value="10.8780386510755" calcext:value-type="float">
            <text:p>10.8780386510755</text:p>
          </table:table-cell>
          <table:table-cell table:style-name="ce1" office:value-type="float" office:value="10.9114375350878" calcext:value-type="float">
            <text:p>10.9114375350878</text:p>
          </table:table-cell>
          <table:table-cell table:style-name="ce1" office:value-type="float" office:value="10.6185344700407" calcext:value-type="float">
            <text:p>10.6185344700407</text:p>
          </table:table-cell>
          <table:table-cell table:style-name="ce1" office:value-type="float" office:value="9.89308608417358" calcext:value-type="float">
            <text:p>9.89308608417358</text:p>
          </table:table-cell>
          <table:table-cell table:style-name="ce1" office:value-type="float" office:value="10.1133613598447" calcext:value-type="float">
            <text:p>10.1133613598447</text:p>
          </table:table-cell>
          <table:table-cell table:style-name="ce1" office:value-type="float" office:value="9.90731364695302" calcext:value-type="float">
            <text:p>9.9073136469530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Oman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0.0180673324694649" calcext:value-type="float">
            <text:p>0.018067332469465</text:p>
          </table:table-cell>
          <table:table-cell table:style-name="ce1" office:value-type="float" office:value="0.0410699400166718" calcext:value-type="float">
            <text:p>0.041069940016672</text:p>
          </table:table-cell>
          <table:table-cell table:style-name="ce1" office:value-type="float" office:value="0.0456943481748585" calcext:value-type="float">
            <text:p>0.045694348174859</text:p>
          </table:table-cell>
          <table:table-cell table:style-name="ce1" office:value-type="float" office:value="0.205537806176784" calcext:value-type="float">
            <text:p>0.205537806176784</text:p>
          </table:table-cell>
          <table:table-cell table:style-name="ce1" office:value-type="float" office:value="0.237418572586828" calcext:value-type="float">
            <text:p>0.237418572586828</text:p>
          </table:table-cell>
          <table:table-cell table:style-name="ce1" office:value-type="float" office:value="0.334919776404288" calcext:value-type="float">
            <text:p>0.334919776404288</text:p>
          </table:table-cell>
          <table:table-cell table:style-name="ce1" office:value-type="float" office:value="0.32422186917179" calcext:value-type="float">
            <text:p>0.32422186917179</text:p>
          </table:table-cell>
          <table:table-cell table:style-name="ce1" office:value-type="float" office:value="2.79564495821601" calcext:value-type="float">
            <text:p>2.79564495821601</text:p>
          </table:table-cell>
          <table:table-cell table:style-name="ce1" office:value-type="float" office:value="2.69222892427539" calcext:value-type="float">
            <text:p>2.69222892427539</text:p>
          </table:table-cell>
          <table:table-cell table:style-name="ce1" office:value-type="float" office:value="2.61737396668356" calcext:value-type="float">
            <text:p>2.61737396668356</text:p>
          </table:table-cell>
          <table:table-cell table:style-name="ce1" office:value-type="float" office:value="2.77437772211315" calcext:value-type="float">
            <text:p>2.77437772211315</text:p>
          </table:table-cell>
          <table:table-cell table:style-name="ce1" office:value-type="float" office:value="8.22747277913573" calcext:value-type="float">
            <text:p>8.22747277913573</text:p>
          </table:table-cell>
          <table:table-cell table:style-name="ce1" office:value-type="float" office:value="8.97930429925849" calcext:value-type="float">
            <text:p>8.97930429925849</text:p>
          </table:table-cell>
          <table:table-cell table:style-name="ce1" office:value-type="float" office:value="8.70053977987454" calcext:value-type="float">
            <text:p>8.70053977987454</text:p>
          </table:table-cell>
          <table:table-cell table:style-name="ce1" office:value-type="float" office:value="7.54846005853995" calcext:value-type="float">
            <text:p>7.54846005853995</text:p>
          </table:table-cell>
          <table:table-cell table:style-name="ce1" office:value-type="float" office:value="7.07301061038325" calcext:value-type="float">
            <text:p>7.07301061038325</text:p>
          </table:table-cell>
          <table:table-cell table:style-name="ce1" office:value-type="float" office:value="5.23823107742285" calcext:value-type="float">
            <text:p>5.23823107742285</text:p>
          </table:table-cell>
          <table:table-cell table:style-name="ce1" office:value-type="float" office:value="4.93020102445787" calcext:value-type="float">
            <text:p>4.93020102445787</text:p>
          </table:table-cell>
          <table:table-cell table:style-name="ce1" office:value-type="float" office:value="4.44585804573153" calcext:value-type="float">
            <text:p>4.44585804573153</text:p>
          </table:table-cell>
          <table:table-cell table:style-name="ce1" office:value-type="float" office:value="5.53450053309487" calcext:value-type="float">
            <text:p>5.53450053309487</text:p>
          </table:table-cell>
          <table:table-cell table:style-name="ce1" office:value-type="float" office:value="5.63276228120811" calcext:value-type="float">
            <text:p>5.63276228120811</text:p>
          </table:table-cell>
          <table:table-cell table:style-name="ce1" office:value-type="float" office:value="5.78040677622236" calcext:value-type="float">
            <text:p>5.78040677622236</text:p>
          </table:table-cell>
          <table:table-cell table:style-name="ce1" office:value-type="float" office:value="6.3242236756745" calcext:value-type="float">
            <text:p>6.3242236756745</text:p>
          </table:table-cell>
          <table:table-cell table:style-name="ce1" office:value-type="float" office:value="5.84023490456771" calcext:value-type="float">
            <text:p>5.84023490456771</text:p>
          </table:table-cell>
          <table:table-cell table:style-name="ce1" office:value-type="float" office:value="6.30498383349543" calcext:value-type="float">
            <text:p>6.30498383349543</text:p>
          </table:table-cell>
          <table:table-cell table:style-name="ce1" office:value-type="float" office:value="5.77848292015052" calcext:value-type="float">
            <text:p>5.77848292015052</text:p>
          </table:table-cell>
          <table:table-cell table:style-name="ce1" office:value-type="float" office:value="6.28313244036533" calcext:value-type="float">
            <text:p>6.28313244036533</text:p>
          </table:table-cell>
          <table:table-cell table:style-name="ce1" office:value-type="float" office:value="6.22036150913285" calcext:value-type="float">
            <text:p>6.22036150913285</text:p>
          </table:table-cell>
          <table:table-cell table:style-name="ce1" office:value-type="float" office:value="6.10081953054527" calcext:value-type="float">
            <text:p>6.10081953054527</text:p>
          </table:table-cell>
          <table:table-cell table:style-name="ce1" office:value-type="float" office:value="6.5131512720543" calcext:value-type="float">
            <text:p>6.5131512720543</text:p>
          </table:table-cell>
          <table:table-cell table:style-name="ce1" office:value-type="float" office:value="7.15390464955301" calcext:value-type="float">
            <text:p>7.15390464955301</text:p>
          </table:table-cell>
          <table:table-cell table:style-name="ce1" office:value-type="float" office:value="7.2524777997175" calcext:value-type="float">
            <text:p>7.2524777997175</text:p>
          </table:table-cell>
          <table:table-cell table:style-name="ce1" office:value-type="float" office:value="6.80448272071676" calcext:value-type="float">
            <text:p>6.80448272071676</text:p>
          </table:table-cell>
          <table:table-cell table:style-name="ce1" office:value-type="float" office:value="6.95177267332138" calcext:value-type="float">
            <text:p>6.95177267332138</text:p>
          </table:table-cell>
          <table:table-cell table:style-name="ce1" office:value-type="float" office:value="7.44303485695229" calcext:value-type="float">
            <text:p>7.44303485695229</text:p>
          </table:table-cell>
          <table:table-cell table:style-name="ce1" office:value-type="float" office:value="9.3047520962884" calcext:value-type="float">
            <text:p>9.3047520962884</text:p>
          </table:table-cell>
          <table:table-cell table:style-name="ce1" office:value-type="float" office:value="9.77745274075278" calcext:value-type="float">
            <text:p>9.77745274075278</text:p>
          </table:table-cell>
          <table:table-cell table:style-name="ce1" office:value-type="float" office:value="8.92647940834667" calcext:value-type="float">
            <text:p>8.92647940834667</text:p>
          </table:table-cell>
          <table:table-cell table:style-name="ce1" office:value-type="float" office:value="10.9637349814028" calcext:value-type="float">
            <text:p>10.9637349814028</text:p>
          </table:table-cell>
          <table:table-cell table:style-name="ce1" office:value-type="float" office:value="13.5805419116799" calcext:value-type="float">
            <text:p>13.5805419116799</text:p>
          </table:table-cell>
          <table:table-cell table:style-name="ce1" office:value-type="float" office:value="11.4315058365473" calcext:value-type="float">
            <text:p>11.4315058365473</text:p>
          </table:table-cell>
          <table:table-cell table:style-name="ce1" office:value-type="float" office:value="11.9244849496847" calcext:value-type="float">
            <text:p>11.9244849496847</text:p>
          </table:table-cell>
          <table:table-cell table:style-name="ce1" office:value-type="float" office:value="15.510289123106" calcext:value-type="float">
            <text:p>15.510289123106</text:p>
          </table:table-cell>
          <table:table-cell table:style-name="ce1" office:value-type="float" office:value="17.1916028915663" calcext:value-type="float">
            <text:p>17.1916028915663</text:p>
          </table:table-cell>
          <table:table-cell table:style-name="ce1" office:value-type="float" office:value="14.4797972009753" calcext:value-type="float">
            <text:p>14.4797972009753</text:p>
          </table:table-cell>
          <table:table-cell table:style-name="ce1" office:value-type="float" office:value="13.9267970107959" calcext:value-type="float">
            <text:p>13.9267970107959</text:p>
          </table:table-cell>
          <table:table-cell table:style-name="ce1" office:value-type="float" office:value="19.1226070039307" calcext:value-type="float">
            <text:p>19.1226070039307</text:p>
          </table:table-cell>
          <table:table-cell table:style-name="ce1" office:value-type="float" office:value="20.2038945134942" calcext:value-type="float">
            <text:p>20.203894513494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Other small states</text:p>
          </table:table-cell>
          <table:table-cell table:style-name="ce1" office:value-type="string" calcext:value-type="string">
            <text:p>OS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12" table:style-name="ce1" office:value-type="string" calcext:value-type="string">
            <text:p>null</text:p>
          </table:table-cell>
          <table:table-cell table:style-name="ce1" office:value-type="float" office:value="0.606451132943131" calcext:value-type="float">
            <text:p>0.606451132943131</text:p>
          </table:table-cell>
          <table:table-cell table:style-name="ce1" office:value-type="float" office:value="0.941050234588514" calcext:value-type="float">
            <text:p>0.941050234588514</text:p>
          </table:table-cell>
          <table:table-cell table:style-name="ce1" office:value-type="float" office:value="0.944026318769673" calcext:value-type="float">
            <text:p>0.944026318769673</text:p>
          </table:table-cell>
          <table:table-cell table:style-name="ce1" office:value-type="float" office:value="0.926619173212203" calcext:value-type="float">
            <text:p>0.926619173212203</text:p>
          </table:table-cell>
          <table:table-cell table:style-name="ce1" office:value-type="float" office:value="1.00780959991329" calcext:value-type="float">
            <text:p>1.00780959991329</text:p>
          </table:table-cell>
          <table:table-cell table:style-name="ce1" office:value-type="float" office:value="1.09340530975429" calcext:value-type="float">
            <text:p>1.09340530975429</text:p>
          </table:table-cell>
          <table:table-cell table:style-name="ce1" office:value-type="float" office:value="1.25819746140262" calcext:value-type="float">
            <text:p>1.25819746140262</text:p>
          </table:table-cell>
          <table:table-cell table:style-name="ce1" office:value-type="float" office:value="1.18297492299213" calcext:value-type="float">
            <text:p>1.18297492299213</text:p>
          </table:table-cell>
          <table:table-cell table:style-name="ce1" office:value-type="float" office:value="1.13136720003205" calcext:value-type="float">
            <text:p>1.13136720003205</text:p>
          </table:table-cell>
          <table:table-cell table:style-name="ce1" office:value-type="float" office:value="1.07805934036617" calcext:value-type="float">
            <text:p>1.07805934036617</text:p>
          </table:table-cell>
          <table:table-cell table:style-name="ce1" office:value-type="float" office:value="1.0607669431476" calcext:value-type="float">
            <text:p>1.0607669431476</text:p>
          </table:table-cell>
          <table:table-cell table:style-name="ce1" office:value-type="float" office:value="0.908250774984307" calcext:value-type="float">
            <text:p>0.908250774984307</text:p>
          </table:table-cell>
          <table:table-cell table:style-name="ce1" office:value-type="float" office:value="0.958104556082464" calcext:value-type="float">
            <text:p>0.958104556082464</text:p>
          </table:table-cell>
          <table:table-cell table:style-name="ce1" office:value-type="float" office:value="1.00412262172417" calcext:value-type="float">
            <text:p>1.00412262172417</text:p>
          </table:table-cell>
          <table:table-cell table:style-name="ce1" office:value-type="float" office:value="0.872085454925648" calcext:value-type="float">
            <text:p>0.872085454925648</text:p>
          </table:table-cell>
          <table:table-cell table:style-name="ce1" office:value-type="float" office:value="0.804088663220349" calcext:value-type="float">
            <text:p>0.804088663220349</text:p>
          </table:table-cell>
          <table:table-cell table:style-name="ce1" office:value-type="float" office:value="0.8120655985876" calcext:value-type="float">
            <text:p>0.8120655985876</text:p>
          </table:table-cell>
          <table:table-cell table:style-name="ce1" office:value-type="float" office:value="0.961071712522459" calcext:value-type="float">
            <text:p>0.961071712522459</text:p>
          </table:table-cell>
          <table:table-cell table:style-name="ce1" office:value-type="float" office:value="0.92709017561919" calcext:value-type="float">
            <text:p>0.92709017561919</text:p>
          </table:table-cell>
          <table:table-cell table:style-name="ce1" office:value-type="float" office:value="0.711178678044062" calcext:value-type="float">
            <text:p>0.711178678044062</text:p>
          </table:table-cell>
          <table:table-cell table:style-name="ce1" office:value-type="float" office:value="0.878536720173727" calcext:value-type="float">
            <text:p>0.878536720173727</text:p>
          </table:table-cell>
          <table:table-cell table:style-name="ce1" office:value-type="float" office:value="0.958090233930501" calcext:value-type="float">
            <text:p>0.958090233930501</text:p>
          </table:table-cell>
          <table:table-cell table:style-name="ce1" office:value-type="float" office:value="0.972708019425191" calcext:value-type="float">
            <text:p>0.972708019425191</text:p>
          </table:table-cell>
          <table:table-cell table:style-name="ce1" office:value-type="float" office:value="1.04974292813411" calcext:value-type="float">
            <text:p>1.04974292813411</text:p>
          </table:table-cell>
          <table:table-cell table:style-name="ce1" office:value-type="float" office:value="0.992749205221225" calcext:value-type="float">
            <text:p>0.992749205221225</text:p>
          </table:table-cell>
          <table:table-cell table:style-name="ce1" office:value-type="float" office:value="1.08884320613806" calcext:value-type="float">
            <text:p>1.08884320613806</text:p>
          </table:table-cell>
          <table:table-cell table:style-name="ce1" office:value-type="float" office:value="0.981040645421157" calcext:value-type="float">
            <text:p>0.981040645421157</text:p>
          </table:table-cell>
          <table:table-cell table:style-name="ce1" office:value-type="float" office:value="0.975270273102806" calcext:value-type="float">
            <text:p>0.975270273102806</text:p>
          </table:table-cell>
          <table:table-cell table:style-name="ce1" office:value-type="float" office:value="0.997318237300091" calcext:value-type="float">
            <text:p>0.997318237300091</text:p>
          </table:table-cell>
          <table:table-cell table:style-name="ce1" office:value-type="float" office:value="1.26813656531024" calcext:value-type="float">
            <text:p>1.26813656531024</text:p>
          </table:table-cell>
          <table:table-cell table:style-name="ce1" office:value-type="float" office:value="1.38460393889092" calcext:value-type="float">
            <text:p>1.38460393889092</text:p>
          </table:table-cell>
          <table:table-cell table:style-name="ce1" office:value-type="float" office:value="1.4050389842568" calcext:value-type="float">
            <text:p>1.4050389842568</text:p>
          </table:table-cell>
          <table:table-cell table:style-name="ce1" office:value-type="float" office:value="1.39214944064125" calcext:value-type="float">
            <text:p>1.39214944064125</text:p>
          </table:table-cell>
          <table:table-cell table:style-name="ce1" office:value-type="float" office:value="1.41036305749836" calcext:value-type="float">
            <text:p>1.41036305749836</text:p>
          </table:table-cell>
          <table:table-cell table:style-name="ce1" office:value-type="float" office:value="1.43976942713477" calcext:value-type="float">
            <text:p>1.43976942713477</text:p>
          </table:table-cell>
          <table:table-cell table:style-name="ce1" office:value-type="float" office:value="1.42632350887833" calcext:value-type="float">
            <text:p>1.42632350887833</text:p>
          </table:table-cell>
          <table:table-cell table:style-name="ce1" office:value-type="float" office:value="1.53998764273728" calcext:value-type="float">
            <text:p>1.53998764273728</text:p>
          </table:table-cell>
          <table:table-cell table:style-name="ce1" office:value-type="float" office:value="1.42423290373198" calcext:value-type="float">
            <text:p>1.42423290373198</text:p>
          </table:table-cell>
          <table:table-cell table:style-name="ce1" office:value-type="float" office:value="1.51535496786825" calcext:value-type="float">
            <text:p>1.51535496786825</text:p>
          </table:table-cell>
          <table:table-cell table:style-name="ce1" office:value-type="float" office:value="1.54809671563533" calcext:value-type="float">
            <text:p>1.548096715635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kistan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1516476401196" calcext:value-type="float">
            <text:p>0.31516476401196</text:p>
          </table:table-cell>
          <table:table-cell table:style-name="ce1" office:value-type="float" office:value="0.318710457867821" calcext:value-type="float">
            <text:p>0.318710457867821</text:p>
          </table:table-cell>
          <table:table-cell table:style-name="ce1" office:value-type="float" office:value="0.341775514770081" calcext:value-type="float">
            <text:p>0.341775514770081</text:p>
          </table:table-cell>
          <table:table-cell table:style-name="ce1" office:value-type="float" office:value="0.383224513508694" calcext:value-type="float">
            <text:p>0.383224513508694</text:p>
          </table:table-cell>
          <table:table-cell table:style-name="ce1" office:value-type="float" office:value="0.384123008655835" calcext:value-type="float">
            <text:p>0.384123008655835</text:p>
          </table:table-cell>
          <table:table-cell table:style-name="ce1" office:value-type="float" office:value="0.39281475315777" calcext:value-type="float">
            <text:p>0.39281475315777</text:p>
          </table:table-cell>
          <table:table-cell table:style-name="ce1" office:value-type="float" office:value="0.389430510177589" calcext:value-type="float">
            <text:p>0.389430510177589</text:p>
          </table:table-cell>
          <table:table-cell table:style-name="ce1" office:value-type="float" office:value="0.402522332305148" calcext:value-type="float">
            <text:p>0.402522332305148</text:p>
          </table:table-cell>
          <table:table-cell table:style-name="ce1" office:value-type="float" office:value="0.449399198636004" calcext:value-type="float">
            <text:p>0.449399198636004</text:p>
          </table:table-cell>
          <table:table-cell table:style-name="ce1" office:value-type="float" office:value="0.424313183033317" calcext:value-type="float">
            <text:p>0.424313183033317</text:p>
          </table:table-cell>
          <table:table-cell table:style-name="ce1" office:value-type="float" office:value="0.418937908800217" calcext:value-type="float">
            <text:p>0.418937908800217</text:p>
          </table:table-cell>
          <table:table-cell table:style-name="ce1" office:value-type="float" office:value="0.386601615966583" calcext:value-type="float">
            <text:p>0.386601615966583</text:p>
          </table:table-cell>
          <table:table-cell table:style-name="ce1" office:value-type="float" office:value="0.30858602420182" calcext:value-type="float">
            <text:p>0.30858602420182</text:p>
          </table:table-cell>
          <table:table-cell table:style-name="ce1" office:value-type="float" office:value="0.317725780722792" calcext:value-type="float">
            <text:p>0.317725780722792</text:p>
          </table:table-cell>
          <table:table-cell table:style-name="ce1" office:value-type="float" office:value="0.330163769743072" calcext:value-type="float">
            <text:p>0.330163769743072</text:p>
          </table:table-cell>
          <table:table-cell table:style-name="ce1" office:value-type="float" office:value="0.347640723603496" calcext:value-type="float">
            <text:p>0.347640723603496</text:p>
          </table:table-cell>
          <table:table-cell table:style-name="ce1" office:value-type="float" office:value="0.331859683427143" calcext:value-type="float">
            <text:p>0.331859683427143</text:p>
          </table:table-cell>
          <table:table-cell table:style-name="ce1" office:value-type="float" office:value="0.343733879029442" calcext:value-type="float">
            <text:p>0.343733879029442</text:p>
          </table:table-cell>
          <table:table-cell table:style-name="ce1" office:value-type="float" office:value="0.357061703399156" calcext:value-type="float">
            <text:p>0.357061703399156</text:p>
          </table:table-cell>
          <table:table-cell table:style-name="ce1" office:value-type="float" office:value="0.373803523635373" calcext:value-type="float">
            <text:p>0.373803523635373</text:p>
          </table:table-cell>
          <table:table-cell table:style-name="ce1" office:value-type="float" office:value="0.41074804759669" calcext:value-type="float">
            <text:p>0.41074804759669</text:p>
          </table:table-cell>
          <table:table-cell table:style-name="ce1" office:value-type="float" office:value="0.426315551335323" calcext:value-type="float">
            <text:p>0.426315551335323</text:p>
          </table:table-cell>
          <table:table-cell table:style-name="ce1" office:value-type="float" office:value="0.448114292547248" calcext:value-type="float">
            <text:p>0.448114292547248</text:p>
          </table:table-cell>
          <table:table-cell table:style-name="ce1" office:value-type="float" office:value="0.467213517346816" calcext:value-type="float">
            <text:p>0.467213517346816</text:p>
          </table:table-cell>
          <table:table-cell table:style-name="ce1" office:value-type="float" office:value="0.480541724250876" calcext:value-type="float">
            <text:p>0.480541724250876</text:p>
          </table:table-cell>
          <table:table-cell table:style-name="ce1" office:value-type="float" office:value="0.511863741429575" calcext:value-type="float">
            <text:p>0.511863741429575</text:p>
          </table:table-cell>
          <table:table-cell table:style-name="ce1" office:value-type="float" office:value="0.519427068557983" calcext:value-type="float">
            <text:p>0.519427068557983</text:p>
          </table:table-cell>
          <table:table-cell table:style-name="ce1" office:value-type="float" office:value="0.544594466458939" calcext:value-type="float">
            <text:p>0.544594466458939</text:p>
          </table:table-cell>
          <table:table-cell table:style-name="ce1" office:value-type="float" office:value="0.573981177094152" calcext:value-type="float">
            <text:p>0.573981177094152</text:p>
          </table:table-cell>
          <table:table-cell table:style-name="ce1" office:value-type="float" office:value="0.583144926941025" calcext:value-type="float">
            <text:p>0.583144926941025</text:p>
          </table:table-cell>
          <table:table-cell table:style-name="ce1" office:value-type="float" office:value="0.637181213501023" calcext:value-type="float">
            <text:p>0.637181213501023</text:p>
          </table:table-cell>
          <table:table-cell table:style-name="ce1" office:value-type="float" office:value="0.616832292820608" calcext:value-type="float">
            <text:p>0.616832292820608</text:p>
          </table:table-cell>
          <table:table-cell table:style-name="ce1" office:value-type="float" office:value="0.640665437000096" calcext:value-type="float">
            <text:p>0.640665437000096</text:p>
          </table:table-cell>
          <table:table-cell table:style-name="ce1" office:value-type="float" office:value="0.669140121035751" calcext:value-type="float">
            <text:p>0.669140121035751</text:p>
          </table:table-cell>
          <table:table-cell table:style-name="ce1" office:value-type="float" office:value="0.709570235585394" calcext:value-type="float">
            <text:p>0.709570235585394</text:p>
          </table:table-cell>
          <table:table-cell table:style-name="ce1" office:value-type="float" office:value="0.689104290091165" calcext:value-type="float">
            <text:p>0.689104290091165</text:p>
          </table:table-cell>
          <table:table-cell table:style-name="ce1" office:value-type="float" office:value="0.751384383467914" calcext:value-type="float">
            <text:p>0.751384383467914</text:p>
          </table:table-cell>
          <table:table-cell table:style-name="ce1" office:value-type="float" office:value="0.735075224711432" calcext:value-type="float">
            <text:p>0.735075224711432</text:p>
          </table:table-cell>
          <table:table-cell table:style-name="ce1" office:value-type="float" office:value="0.739796140824194" calcext:value-type="float">
            <text:p>0.739796140824194</text:p>
          </table:table-cell>
          <table:table-cell table:style-name="ce1" office:value-type="float" office:value="0.742716131945357" calcext:value-type="float">
            <text:p>0.742716131945357</text:p>
          </table:table-cell>
          <table:table-cell table:style-name="ce1" office:value-type="float" office:value="0.769974452241893" calcext:value-type="float">
            <text:p>0.769974452241893</text:p>
          </table:table-cell>
          <table:table-cell table:style-name="ce1" office:value-type="float" office:value="0.766430146691572" calcext:value-type="float">
            <text:p>0.766430146691572</text:p>
          </table:table-cell>
          <table:table-cell table:style-name="ce1" office:value-type="float" office:value="0.790758874723953" calcext:value-type="float">
            <text:p>0.790758874723953</text:p>
          </table:table-cell>
          <table:table-cell table:style-name="ce1" office:value-type="float" office:value="0.807428900738756" calcext:value-type="float">
            <text:p>0.807428900738756</text:p>
          </table:table-cell>
          <table:table-cell table:style-name="ce1" office:value-type="float" office:value="0.875777315420119" calcext:value-type="float">
            <text:p>0.875777315420119</text:p>
          </table:table-cell>
          <table:table-cell table:style-name="ce1" office:value-type="float" office:value="0.890970980973123" calcext:value-type="float">
            <text:p>0.890970980973123</text:p>
          </table:table-cell>
          <table:table-cell table:style-name="ce1" office:value-type="float" office:value="0.933241986003837" calcext:value-type="float">
            <text:p>0.933241986003837</text:p>
          </table:table-cell>
          <table:table-cell table:style-name="ce1" office:value-type="float" office:value="0.994536472935526" calcext:value-type="float">
            <text:p>0.994536472935526</text:p>
          </table:table-cell>
          <table:table-cell table:style-name="ce1" office:value-type="float" office:value="0.975314123679233" calcext:value-type="float">
            <text:p>0.975314123679233</text:p>
          </table:table-cell>
          <table:table-cell table:style-name="ce1" office:value-type="float" office:value="0.962548785818782" calcext:value-type="float">
            <text:p>0.962548785818782</text:p>
          </table:table-cell>
          <table:table-cell table:style-name="ce1" office:value-type="float" office:value="0.957357369288562" calcext:value-type="float">
            <text:p>0.957357369288562</text:p>
          </table:table-cell>
          <table:table-cell table:style-name="ce1" office:value-type="float" office:value="0.941171125077653" calcext:value-type="float">
            <text:p>0.94117112507765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80397979034781" calcext:value-type="float">
            <text:p>0.880397979034781</text:p>
          </table:table-cell>
          <table:table-cell table:style-name="ce1" office:value-type="float" office:value="0.945782538916799" calcext:value-type="float">
            <text:p>0.945782538916799</text:p>
          </table:table-cell>
          <table:table-cell table:style-name="ce1" office:value-type="float" office:value="0.991186587844694" calcext:value-type="float">
            <text:p>0.991186587844694</text:p>
          </table:table-cell>
          <table:table-cell table:style-name="ce1" office:value-type="float" office:value="0.956101108793501" calcext:value-type="float">
            <text:p>0.956101108793501</text:p>
          </table:table-cell>
          <table:table-cell table:style-name="ce1" office:value-type="float" office:value="0.974017334835623" calcext:value-type="float">
            <text:p>0.974017334835623</text:p>
          </table:table-cell>
          <table:table-cell table:style-name="ce1" office:value-type="float" office:value="1.16317328032971" calcext:value-type="float">
            <text:p>1.16317328032971</text:p>
          </table:table-cell>
          <table:table-cell table:style-name="ce1" office:value-type="float" office:value="1.22431517094412" calcext:value-type="float">
            <text:p>1.22431517094412</text:p>
          </table:table-cell>
          <table:table-cell table:style-name="ce1" office:value-type="float" office:value="1.21812383412254" calcext:value-type="float">
            <text:p>1.21812383412254</text:p>
          </table:table-cell>
          <table:table-cell table:style-name="ce1" office:value-type="float" office:value="1.40835947193063" calcext:value-type="float">
            <text:p>1.40835947193063</text:p>
          </table:table-cell>
          <table:table-cell table:style-name="ce1" office:value-type="float" office:value="1.39082329706233" calcext:value-type="float">
            <text:p>1.39082329706233</text:p>
          </table:table-cell>
          <table:table-cell table:style-name="ce1" office:value-type="float" office:value="1.45058721392121" calcext:value-type="float">
            <text:p>1.45058721392121</text:p>
          </table:table-cell>
          <table:table-cell table:style-name="ce1" office:value-type="float" office:value="1.66563133951288" calcext:value-type="float">
            <text:p>1.66563133951288</text:p>
          </table:table-cell>
          <table:table-cell table:style-name="ce1" office:value-type="float" office:value="1.74245989171774" calcext:value-type="float">
            <text:p>1.74245989171774</text:p>
          </table:table-cell>
          <table:table-cell table:style-name="ce1" office:value-type="float" office:value="1.96075262345782" calcext:value-type="float">
            <text:p>1.96075262345782</text:p>
          </table:table-cell>
          <table:table-cell table:style-name="ce1" office:value-type="float" office:value="1.77834330127349" calcext:value-type="float">
            <text:p>1.77834330127349</text:p>
          </table:table-cell>
          <table:table-cell table:style-name="ce1" office:value-type="float" office:value="2.09908222921407" calcext:value-type="float">
            <text:p>2.09908222921407</text:p>
          </table:table-cell>
          <table:table-cell table:style-name="ce1" office:value-type="float" office:value="2.01623090453089" calcext:value-type="float">
            <text:p>2.01623090453089</text:p>
          </table:table-cell>
          <table:table-cell table:style-name="ce1" office:value-type="float" office:value="1.88349338125793" calcext:value-type="float">
            <text:p>1.88349338125793</text:p>
          </table:table-cell>
          <table:table-cell table:style-name="ce1" office:value-type="float" office:value="1.50804293100813" calcext:value-type="float">
            <text:p>1.50804293100813</text:p>
          </table:table-cell>
          <table:table-cell table:style-name="ce1" office:value-type="float" office:value="1.65370641811377" calcext:value-type="float">
            <text:p>1.65370641811377</text:p>
          </table:table-cell>
          <table:table-cell table:style-name="ce1" office:value-type="float" office:value="1.57905765513059" calcext:value-type="float">
            <text:p>1.57905765513059</text:p>
          </table:table-cell>
          <table:table-cell table:style-name="ce1" office:value-type="float" office:value="1.64883663194076" calcext:value-type="float">
            <text:p>1.64883663194076</text:p>
          </table:table-cell>
          <table:table-cell table:style-name="ce1" office:value-type="float" office:value="1.58786995630299" calcext:value-type="float">
            <text:p>1.58786995630299</text:p>
          </table:table-cell>
          <table:table-cell table:style-name="ce1" office:value-type="float" office:value="1.64692794877849" calcext:value-type="float">
            <text:p>1.64692794877849</text:p>
          </table:table-cell>
          <table:table-cell table:style-name="ce1" office:value-type="float" office:value="1.32799266491276" calcext:value-type="float">
            <text:p>1.32799266491276</text:p>
          </table:table-cell>
          <table:table-cell table:style-name="ce1" office:value-type="float" office:value="1.18472826273073" calcext:value-type="float">
            <text:p>1.18472826273073</text:p>
          </table:table-cell>
          <table:table-cell table:style-name="ce1" office:value-type="float" office:value="1.21391780638353" calcext:value-type="float">
            <text:p>1.21391780638353</text:p>
          </table:table-cell>
          <table:table-cell table:style-name="ce1" office:value-type="float" office:value="1.38079289385467" calcext:value-type="float">
            <text:p>1.38079289385467</text:p>
          </table:table-cell>
          <table:table-cell table:style-name="ce1" office:value-type="float" office:value="1.23689954119687" calcext:value-type="float">
            <text:p>1.23689954119687</text:p>
          </table:table-cell>
          <table:table-cell table:style-name="ce1" office:value-type="float" office:value="1.04268359716286" calcext:value-type="float">
            <text:p>1.04268359716286</text:p>
          </table:table-cell>
          <table:table-cell table:style-name="ce1" office:value-type="float" office:value="1.12042646529152" calcext:value-type="float">
            <text:p>1.12042646529152</text:p>
          </table:table-cell>
          <table:table-cell table:style-name="ce1" office:value-type="float" office:value="1.28633465998071" calcext:value-type="float">
            <text:p>1.28633465998071</text:p>
          </table:table-cell>
          <table:table-cell table:style-name="ce1" office:value-type="float" office:value="1.64887063017167" calcext:value-type="float">
            <text:p>1.64887063017167</text:p>
          </table:table-cell>
          <table:table-cell table:style-name="ce1" office:value-type="float" office:value="1.49971790112349" calcext:value-type="float">
            <text:p>1.49971790112349</text:p>
          </table:table-cell>
          <table:table-cell table:style-name="ce1" office:value-type="float" office:value="1.61703830440747" calcext:value-type="float">
            <text:p>1.61703830440747</text:p>
          </table:table-cell>
          <table:table-cell table:style-name="ce1" office:value-type="float" office:value="1.09013942022369" calcext:value-type="float">
            <text:p>1.09013942022369</text:p>
          </table:table-cell>
          <table:table-cell table:style-name="ce1" office:value-type="float" office:value="1.65450570604094" calcext:value-type="float">
            <text:p>1.65450570604094</text:p>
          </table:table-cell>
          <table:table-cell table:style-name="ce1" office:value-type="float" office:value="1.97956420128165" calcext:value-type="float">
            <text:p>1.97956420128165</text:p>
          </table:table-cell>
          <table:table-cell table:style-name="ce1" office:value-type="float" office:value="2.04297201707917" calcext:value-type="float">
            <text:p>2.04297201707917</text:p>
          </table:table-cell>
          <table:table-cell table:style-name="ce1" office:value-type="float" office:value="1.90869145540374" calcext:value-type="float">
            <text:p>1.90869145540374</text:p>
          </table:table-cell>
          <table:table-cell table:style-name="ce1" office:value-type="float" office:value="1.91174282732387" calcext:value-type="float">
            <text:p>1.91174282732387</text:p>
          </table:table-cell>
          <table:table-cell table:style-name="ce1" office:value-type="float" office:value="2.27013071745095" calcext:value-type="float">
            <text:p>2.27013071745095</text:p>
          </table:table-cell>
          <table:table-cell table:style-name="ce1" office:value-type="float" office:value="1.86689182657451" calcext:value-type="float">
            <text:p>1.86689182657451</text:p>
          </table:table-cell>
          <table:table-cell table:style-name="ce1" office:value-type="float" office:value="1.92137544570495" calcext:value-type="float">
            <text:p>1.92137544570495</text:p>
          </table:table-cell>
          <table:table-cell table:style-name="ce1" office:value-type="float" office:value="1.78029853913883" calcext:value-type="float">
            <text:p>1.78029853913883</text:p>
          </table:table-cell>
          <table:table-cell table:style-name="ce1" office:value-type="float" office:value="2.0603599974814" calcext:value-type="float">
            <text:p>2.0603599974814</text:p>
          </table:table-cell>
          <table:table-cell table:style-name="ce1" office:value-type="float" office:value="2.18157520866631" calcext:value-type="float">
            <text:p>2.18157520866631</text:p>
          </table:table-cell>
          <table:table-cell table:style-name="ce1" office:value-type="float" office:value="2.09351011721156" calcext:value-type="float">
            <text:p>2.09351011721156</text:p>
          </table:table-cell>
          <table:table-cell table:style-name="ce1" office:value-type="float" office:value="2.10774895324778" calcext:value-type="float">
            <text:p>2.10774895324778</text:p>
          </table:table-cell>
          <table:table-cell table:style-name="ce1" office:value-type="float" office:value="2.4158882351272" calcext:value-type="float">
            <text:p>2.4158882351272</text:p>
          </table:table-cell>
          <table:table-cell table:style-name="ce1" office:value-type="float" office:value="2.44905159665527" calcext:value-type="float">
            <text:p>2.44905159665527</text:p>
          </table:table-cell>
          <table:table-cell table:style-name="ce1" office:value-type="float" office:value="2.62527624410677" calcext:value-type="float">
            <text:p>2.6252762441067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12376640147477" calcext:value-type="float">
            <text:p>0.812376640147477</text:p>
          </table:table-cell>
          <table:table-cell table:style-name="ce1" office:value-type="float" office:value="0.835064678216609" calcext:value-type="float">
            <text:p>0.835064678216609</text:p>
          </table:table-cell>
          <table:table-cell table:style-name="ce1" office:value-type="float" office:value="0.936144968129711" calcext:value-type="float">
            <text:p>0.936144968129711</text:p>
          </table:table-cell>
          <table:table-cell table:style-name="ce1" office:value-type="float" office:value="0.933682487468229" calcext:value-type="float">
            <text:p>0.933682487468229</text:p>
          </table:table-cell>
          <table:table-cell table:style-name="ce1" office:value-type="float" office:value="1.08732370269874" calcext:value-type="float">
            <text:p>1.08732370269874</text:p>
          </table:table-cell>
          <table:table-cell table:style-name="ce1" office:value-type="float" office:value="1.0308189816332" calcext:value-type="float">
            <text:p>1.0308189816332</text:p>
          </table:table-cell>
          <table:table-cell table:style-name="ce1" office:value-type="float" office:value="1.11011154790418" calcext:value-type="float">
            <text:p>1.11011154790418</text:p>
          </table:table-cell>
          <table:table-cell table:style-name="ce1" office:value-type="float" office:value="1.11185620742934" calcext:value-type="float">
            <text:p>1.11185620742934</text:p>
          </table:table-cell>
          <table:table-cell table:style-name="ce1" office:value-type="float" office:value="1.14835716185487" calcext:value-type="float">
            <text:p>1.14835716185487</text:p>
          </table:table-cell>
          <table:table-cell table:style-name="ce1" office:value-type="float" office:value="1.17869878737778" calcext:value-type="float">
            <text:p>1.17869878737778</text:p>
          </table:table-cell>
          <table:table-cell table:style-name="ce1" office:value-type="float" office:value="1.3330976201236" calcext:value-type="float">
            <text:p>1.3330976201236</text:p>
          </table:table-cell>
          <table:table-cell table:style-name="ce1" office:value-type="float" office:value="1.35823407093216" calcext:value-type="float">
            <text:p>1.35823407093216</text:p>
          </table:table-cell>
          <table:table-cell table:style-name="ce1" office:value-type="float" office:value="1.29143243875491" calcext:value-type="float">
            <text:p>1.29143243875491</text:p>
          </table:table-cell>
          <table:table-cell table:style-name="ce1" office:value-type="float" office:value="1.36754402048389" calcext:value-type="float">
            <text:p>1.36754402048389</text:p>
          </table:table-cell>
          <table:table-cell table:style-name="ce1" office:value-type="float" office:value="1.44006653075652" calcext:value-type="float">
            <text:p>1.44006653075652</text:p>
          </table:table-cell>
          <table:table-cell table:style-name="ce1" office:value-type="float" office:value="1.4422456119524" calcext:value-type="float">
            <text:p>1.4422456119524</text:p>
          </table:table-cell>
          <table:table-cell table:style-name="ce1" office:value-type="float" office:value="1.43492240166784" calcext:value-type="float">
            <text:p>1.43492240166784</text:p>
          </table:table-cell>
          <table:table-cell table:style-name="ce1" office:value-type="float" office:value="1.45320838060267" calcext:value-type="float">
            <text:p>1.45320838060267</text:p>
          </table:table-cell>
          <table:table-cell table:style-name="ce1" office:value-type="float" office:value="1.36197056021838" calcext:value-type="float">
            <text:p>1.36197056021838</text:p>
          </table:table-cell>
          <table:table-cell table:style-name="ce1" office:value-type="float" office:value="1.3160222438631" calcext:value-type="float">
            <text:p>1.3160222438631</text:p>
          </table:table-cell>
          <table:table-cell table:style-name="ce1" office:value-type="float" office:value="1.3895594234684" calcext:value-type="float">
            <text:p>1.3895594234684</text:p>
          </table:table-cell>
          <table:table-cell table:style-name="ce1" office:value-type="float" office:value="1.35467876416372" calcext:value-type="float">
            <text:p>1.35467876416372</text:p>
          </table:table-cell>
          <table:table-cell table:style-name="ce1" office:value-type="float" office:value="1.29874023680921" calcext:value-type="float">
            <text:p>1.29874023680921</text:p>
          </table:table-cell>
          <table:table-cell table:style-name="ce1" office:value-type="float" office:value="1.09594713265918" calcext:value-type="float">
            <text:p>1.09594713265918</text:p>
          </table:table-cell>
          <table:table-cell table:style-name="ce1" office:value-type="float" office:value="1.08342101853052" calcext:value-type="float">
            <text:p>1.08342101853052</text:p>
          </table:table-cell>
          <table:table-cell table:style-name="ce1" office:value-type="float" office:value="0.99831961708779" calcext:value-type="float">
            <text:p>0.99831961708779</text:p>
          </table:table-cell>
          <table:table-cell table:style-name="ce1" office:value-type="float" office:value="1.09260416328062" calcext:value-type="float">
            <text:p>1.09260416328062</text:p>
          </table:table-cell>
          <table:table-cell table:style-name="ce1" office:value-type="float" office:value="1.26066106348456" calcext:value-type="float">
            <text:p>1.26066106348456</text:p>
          </table:table-cell>
          <table:table-cell table:style-name="ce1" office:value-type="float" office:value="1.20076865993171" calcext:value-type="float">
            <text:p>1.20076865993171</text:p>
          </table:table-cell>
          <table:table-cell table:style-name="ce1" office:value-type="float" office:value="1.02207867374837" calcext:value-type="float">
            <text:p>1.02207867374837</text:p>
          </table:table-cell>
          <table:table-cell table:style-name="ce1" office:value-type="float" office:value="0.969896124271522" calcext:value-type="float">
            <text:p>0.969896124271522</text:p>
          </table:table-cell>
          <table:table-cell table:style-name="ce1" office:value-type="float" office:value="0.916292100795534" calcext:value-type="float">
            <text:p>0.916292100795534</text:p>
          </table:table-cell>
          <table:table-cell table:style-name="ce1" office:value-type="float" office:value="0.896708879109063" calcext:value-type="float">
            <text:p>0.896708879109063</text:p>
          </table:table-cell>
          <table:table-cell table:style-name="ce1" office:value-type="float" office:value="1.01607067082087" calcext:value-type="float">
            <text:p>1.01607067082087</text:p>
          </table:table-cell>
          <table:table-cell table:style-name="ce1" office:value-type="float" office:value="0.983534141783193" calcext:value-type="float">
            <text:p>0.983534141783193</text:p>
          </table:table-cell>
          <table:table-cell table:style-name="ce1" office:value-type="float" office:value="0.99352753663136" calcext:value-type="float">
            <text:p>0.99352753663136</text:p>
          </table:table-cell>
          <table:table-cell table:style-name="ce1" office:value-type="float" office:value="0.996827962893287" calcext:value-type="float">
            <text:p>0.996827962893287</text:p>
          </table:table-cell>
          <table:table-cell table:style-name="ce1" office:value-type="float" office:value="1.10390729858279" calcext:value-type="float">
            <text:p>1.10390729858279</text:p>
          </table:table-cell>
          <table:table-cell table:style-name="ce1" office:value-type="float" office:value="1.10345807481219" calcext:value-type="float">
            <text:p>1.10345807481219</text:p>
          </table:table-cell>
          <table:table-cell table:style-name="ce1" office:value-type="float" office:value="1.14853334711459" calcext:value-type="float">
            <text:p>1.14853334711459</text:p>
          </table:table-cell>
          <table:table-cell table:style-name="ce1" office:value-type="float" office:value="1.16908740636411" calcext:value-type="float">
            <text:p>1.16908740636411</text:p>
          </table:table-cell>
          <table:table-cell table:style-name="ce1" office:value-type="float" office:value="1.03441455037958" calcext:value-type="float">
            <text:p>1.03441455037958</text:p>
          </table:table-cell>
          <table:table-cell table:style-name="ce1" office:value-type="float" office:value="1.02201664622731" calcext:value-type="float">
            <text:p>1.02201664622731</text:p>
          </table:table-cell>
          <table:table-cell table:style-name="ce1" office:value-type="float" office:value="0.979310103146378" calcext:value-type="float">
            <text:p>0.979310103146378</text:p>
          </table:table-cell>
          <table:table-cell table:style-name="ce1" office:value-type="float" office:value="1.16948433017805" calcext:value-type="float">
            <text:p>1.16948433017805</text:p>
          </table:table-cell>
          <table:table-cell table:style-name="ce1" office:value-type="float" office:value="1.34498960283308" calcext:value-type="float">
            <text:p>1.34498960283308</text:p>
          </table:table-cell>
          <table:table-cell table:style-name="ce1" office:value-type="float" office:value="1.25452260071375" calcext:value-type="float">
            <text:p>1.25452260071375</text:p>
          </table:table-cell>
          <table:table-cell table:style-name="ce1" office:value-type="float" office:value="1.52718394326069" calcext:value-type="float">
            <text:p>1.52718394326069</text:p>
          </table:table-cell>
          <table:table-cell table:style-name="ce1" office:value-type="float" office:value="1.44134546524047" calcext:value-type="float">
            <text:p>1.44134546524047</text:p>
          </table:table-cell>
          <table:table-cell table:style-name="ce1" office:value-type="float" office:value="1.77106554567421" calcext:value-type="float">
            <text:p>1.77106554567421</text:p>
          </table:table-cell>
          <table:table-cell table:style-name="ce1" office:value-type="float" office:value="1.96972244914523" calcext:value-type="float">
            <text:p>1.96972244914523</text:p>
          </table:table-cell>
          <table:table-cell table:style-name="ce1" office:value-type="float" office:value="1.7832331442343" calcext:value-type="float">
            <text:p>1.783233144234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hilippines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17249027643298" calcext:value-type="float">
            <text:p>0.317249027643298</text:p>
          </table:table-cell>
          <table:table-cell table:style-name="ce1" office:value-type="float" office:value="0.321145432635938" calcext:value-type="float">
            <text:p>0.321145432635938</text:p>
          </table:table-cell>
          <table:table-cell table:style-name="ce1" office:value-type="float" office:value="0.368512081769626" calcext:value-type="float">
            <text:p>0.368512081769626</text:p>
          </table:table-cell>
          <table:table-cell table:style-name="ce1" office:value-type="float" office:value="0.395807114299765" calcext:value-type="float">
            <text:p>0.395807114299765</text:p>
          </table:table-cell>
          <table:table-cell table:style-name="ce1" office:value-type="float" office:value="0.428469101949055" calcext:value-type="float">
            <text:p>0.428469101949055</text:p>
          </table:table-cell>
          <table:table-cell table:style-name="ce1" office:value-type="float" office:value="0.452296765493848" calcext:value-type="float">
            <text:p>0.452296765493848</text:p>
          </table:table-cell>
          <table:table-cell table:style-name="ce1" office:value-type="float" office:value="0.505962692788106" calcext:value-type="float">
            <text:p>0.505962692788106</text:p>
          </table:table-cell>
          <table:table-cell table:style-name="ce1" office:value-type="float" office:value="0.555413076260528" calcext:value-type="float">
            <text:p>0.555413076260528</text:p>
          </table:table-cell>
          <table:table-cell table:style-name="ce1" office:value-type="float" office:value="0.658381779635679" calcext:value-type="float">
            <text:p>0.658381779635679</text:p>
          </table:table-cell>
          <table:table-cell table:style-name="ce1" office:value-type="float" office:value="0.657133170600963" calcext:value-type="float">
            <text:p>0.657133170600963</text:p>
          </table:table-cell>
          <table:table-cell table:style-name="ce1" office:value-type="float" office:value="0.692131606853854" calcext:value-type="float">
            <text:p>0.692131606853854</text:p>
          </table:table-cell>
          <table:table-cell table:style-name="ce1" office:value-type="float" office:value="0.74860383237332" calcext:value-type="float">
            <text:p>0.74860383237332</text:p>
          </table:table-cell>
          <table:table-cell table:style-name="ce1" office:value-type="float" office:value="0.697230273115115" calcext:value-type="float">
            <text:p>0.697230273115115</text:p>
          </table:table-cell>
          <table:table-cell table:style-name="ce1" office:value-type="float" office:value="0.808268019321027" calcext:value-type="float">
            <text:p>0.808268019321027</text:p>
          </table:table-cell>
          <table:table-cell table:style-name="ce1" office:value-type="float" office:value="0.760435197455619" calcext:value-type="float">
            <text:p>0.760435197455619</text:p>
          </table:table-cell>
          <table:table-cell table:style-name="ce1" office:value-type="float" office:value="0.787654398658011" calcext:value-type="float">
            <text:p>0.787654398658011</text:p>
          </table:table-cell>
          <table:table-cell table:style-name="ce1" office:value-type="float" office:value="0.827340468492298" calcext:value-type="float">
            <text:p>0.827340468492298</text:p>
          </table:table-cell>
          <table:table-cell table:style-name="ce1" office:value-type="float" office:value="0.842017425159162" calcext:value-type="float">
            <text:p>0.842017425159162</text:p>
          </table:table-cell>
          <table:table-cell table:style-name="ce1" office:value-type="float" office:value="0.835298599199635" calcext:value-type="float">
            <text:p>0.835298599199635</text:p>
          </table:table-cell>
          <table:table-cell table:style-name="ce1" office:value-type="float" office:value="0.827011463245255" calcext:value-type="float">
            <text:p>0.827011463245255</text:p>
          </table:table-cell>
          <table:table-cell table:style-name="ce1" office:value-type="float" office:value="0.780641317843003" calcext:value-type="float">
            <text:p>0.780641317843003</text:p>
          </table:table-cell>
          <table:table-cell table:style-name="ce1" office:value-type="float" office:value="0.711561731611514" calcext:value-type="float">
            <text:p>0.711561731611514</text:p>
          </table:table-cell>
          <table:table-cell table:style-name="ce1" office:value-type="float" office:value="0.698999428642679" calcext:value-type="float">
            <text:p>0.698999428642679</text:p>
          </table:table-cell>
          <table:table-cell table:style-name="ce1" office:value-type="float" office:value="0.688288029022309" calcext:value-type="float">
            <text:p>0.688288029022309</text:p>
          </table:table-cell>
          <table:table-cell table:style-name="ce1" office:value-type="float" office:value="0.586176500921181" calcext:value-type="float">
            <text:p>0.586176500921181</text:p>
          </table:table-cell>
          <table:table-cell table:style-name="ce1" office:value-type="float" office:value="0.516329121545973" calcext:value-type="float">
            <text:p>0.516329121545973</text:p>
          </table:table-cell>
          <table:table-cell table:style-name="ce1" office:value-type="float" office:value="0.52339795514347" calcext:value-type="float">
            <text:p>0.52339795514347</text:p>
          </table:table-cell>
          <table:table-cell table:style-name="ce1" office:value-type="float" office:value="0.570273558814809" calcext:value-type="float">
            <text:p>0.570273558814809</text:p>
          </table:table-cell>
          <table:table-cell table:style-name="ce1" office:value-type="float" office:value="0.641178568044343" calcext:value-type="float">
            <text:p>0.641178568044343</text:p>
          </table:table-cell>
          <table:table-cell table:style-name="ce1" office:value-type="float" office:value="0.648133813209243" calcext:value-type="float">
            <text:p>0.648133813209243</text:p>
          </table:table-cell>
          <table:table-cell table:style-name="ce1" office:value-type="float" office:value="0.674176857311387" calcext:value-type="float">
            <text:p>0.674176857311387</text:p>
          </table:table-cell>
          <table:table-cell table:style-name="ce1" office:value-type="float" office:value="0.69171313970695" calcext:value-type="float">
            <text:p>0.69171313970695</text:p>
          </table:table-cell>
          <table:table-cell table:style-name="ce1" office:value-type="float" office:value="0.749133194489563" calcext:value-type="float">
            <text:p>0.749133194489563</text:p>
          </table:table-cell>
          <table:table-cell table:style-name="ce1" office:value-type="float" office:value="0.742367896615757" calcext:value-type="float">
            <text:p>0.742367896615757</text:p>
          </table:table-cell>
          <table:table-cell table:style-name="ce1" office:value-type="float" office:value="0.803041330487423" calcext:value-type="float">
            <text:p>0.803041330487423</text:p>
          </table:table-cell>
          <table:table-cell table:style-name="ce1" office:value-type="float" office:value="0.869338185177547" calcext:value-type="float">
            <text:p>0.869338185177547</text:p>
          </table:table-cell>
          <table:table-cell table:style-name="ce1" office:value-type="float" office:value="0.870174453903902" calcext:value-type="float">
            <text:p>0.870174453903902</text:p>
          </table:table-cell>
          <table:table-cell table:style-name="ce1" office:value-type="float" office:value="0.9742003998899" calcext:value-type="float">
            <text:p>0.9742003998899</text:p>
          </table:table-cell>
          <table:table-cell table:style-name="ce1" office:value-type="float" office:value="0.927455027596626" calcext:value-type="float">
            <text:p>0.927455027596626</text:p>
          </table:table-cell>
          <table:table-cell table:style-name="ce1" office:value-type="float" office:value="0.906592593782086" calcext:value-type="float">
            <text:p>0.906592593782086</text:p>
          </table:table-cell>
          <table:table-cell table:style-name="ce1" office:value-type="float" office:value="0.940650370314615" calcext:value-type="float">
            <text:p>0.940650370314615</text:p>
          </table:table-cell>
          <table:table-cell table:style-name="ce1" office:value-type="float" office:value="0.892559533758256" calcext:value-type="float">
            <text:p>0.892559533758256</text:p>
          </table:table-cell>
          <table:table-cell table:style-name="ce1" office:value-type="float" office:value="0.87752461800003" calcext:value-type="float">
            <text:p>0.87752461800003</text:p>
          </table:table-cell>
          <table:table-cell table:style-name="ce1" office:value-type="float" office:value="0.86212696241831" calcext:value-type="float">
            <text:p>0.86212696241831</text:p>
          </table:table-cell>
          <table:table-cell table:style-name="ce1" office:value-type="float" office:value="0.875524232758831" calcext:value-type="float">
            <text:p>0.875524232758831</text:p>
          </table:table-cell>
          <table:table-cell table:style-name="ce1" office:value-type="float" office:value="0.86871692885601" calcext:value-type="float">
            <text:p>0.86871692885601</text:p>
          </table:table-cell>
          <table:table-cell table:style-name="ce1" office:value-type="float" office:value="0.772811732147374" calcext:value-type="float">
            <text:p>0.772811732147374</text:p>
          </table:table-cell>
          <table:table-cell table:style-name="ce1" office:value-type="float" office:value="0.783104987159743" calcext:value-type="float">
            <text:p>0.783104987159743</text:p>
          </table:table-cell>
          <table:table-cell table:style-name="ce1" office:value-type="float" office:value="0.84104093469653" calcext:value-type="float">
            <text:p>0.84104093469653</text:p>
          </table:table-cell>
          <table:table-cell table:style-name="ce1" office:value-type="float" office:value="0.816054812318835" calcext:value-type="float">
            <text:p>0.816054812318835</text:p>
          </table:table-cell>
          <table:table-cell table:style-name="ce1" office:value-type="float" office:value="0.878135470687304" calcext:value-type="float">
            <text:p>0.878135470687304</text:p>
          </table:table-cell>
          <table:table-cell table:style-name="ce1" office:value-type="float" office:value="0.867845343351234" calcext:value-type="float">
            <text:p>0.86784534335123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lau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52189250881926" calcext:value-type="float">
            <text:p>1.52189250881926</text:p>
          </table:table-cell>
          <table:table-cell table:style-name="ce1" office:value-type="float" office:value="5.18513281486719" calcext:value-type="float">
            <text:p>5.18513281486719</text:p>
          </table:table-cell>
          <table:table-cell table:style-name="ce1" office:value-type="float" office:value="5.05793103448276" calcext:value-type="float">
            <text:p>5.05793103448276</text:p>
          </table:table-cell>
          <table:table-cell table:style-name="ce1" office:value-type="float" office:value="5.2986224833831" calcext:value-type="float">
            <text:p>5.2986224833831</text:p>
          </table:table-cell>
          <table:table-cell table:style-name="ce1" office:value-type="float" office:value="5.53875200604173" calcext:value-type="float">
            <text:p>5.53875200604173</text:p>
          </table:table-cell>
          <table:table-cell table:style-name="ce1" office:value-type="float" office:value="6.12186978297162" calcext:value-type="float">
            <text:p>6.12186978297162</text:p>
          </table:table-cell>
          <table:table-cell table:style-name="ce1" office:value-type="float" office:value="6.03069894929191" calcext:value-type="float">
            <text:p>6.03069894929191</text:p>
          </table:table-cell>
          <table:table-cell table:style-name="ce1" office:value-type="float" office:value="6.61853623319195" calcext:value-type="float">
            <text:p>6.61853623319195</text:p>
          </table:table-cell>
          <table:table-cell table:style-name="ce1" office:value-type="float" office:value="6.87194360164198" calcext:value-type="float">
            <text:p>6.87194360164198</text:p>
          </table:table-cell>
          <table:table-cell table:style-name="ce1" office:value-type="float" office:value="11.6464049404499" calcext:value-type="float">
            <text:p>11.6464049404499</text:p>
          </table:table-cell>
          <table:table-cell table:style-name="ce1" office:value-type="float" office:value="11.8176988067242" calcext:value-type="float">
            <text:p>11.8176988067242</text:p>
          </table:table-cell>
          <table:table-cell table:style-name="ce1" office:value-type="float" office:value="14.1570864790666" calcext:value-type="float">
            <text:p>14.1570864790666</text:p>
          </table:table-cell>
          <table:table-cell table:style-name="ce1" office:value-type="float" office:value="14.540538260356" calcext:value-type="float">
            <text:p>14.540538260356</text:p>
          </table:table-cell>
          <table:table-cell table:style-name="ce1" office:value-type="float" office:value="14.613200498132" calcext:value-type="float">
            <text:p>14.613200498132</text:p>
          </table:table-cell>
          <table:table-cell table:style-name="ce1" office:value-type="float" office:value="15.9369413694137" calcext:value-type="float">
            <text:p>15.9369413694137</text:p>
          </table:table-cell>
          <table:table-cell table:style-name="ce1" office:value-type="float" office:value="15.8266286644951" calcext:value-type="float">
            <text:p>15.8266286644951</text:p>
          </table:table-cell>
          <table:table-cell table:style-name="ce1" office:value-type="float" office:value="9.25407033539564" calcext:value-type="float">
            <text:p>9.25407033539564</text:p>
          </table:table-cell>
          <table:table-cell table:style-name="ce1" office:value-type="float" office:value="14.9979550102249" calcext:value-type="float">
            <text:p>14.9979550102249</text:p>
          </table:table-cell>
          <table:table-cell table:style-name="ce1" office:value-type="float" office:value="9.05357583737964" calcext:value-type="float">
            <text:p>9.05357583737964</text:p>
          </table:table-cell>
          <table:table-cell table:style-name="ce1" office:value-type="float" office:value="10.2810258101756" calcext:value-type="float">
            <text:p>10.2810258101756</text:p>
          </table:table-cell>
          <table:table-cell table:style-name="ce1" office:value-type="float" office:value="12.9278511109289" calcext:value-type="float">
            <text:p>12.9278511109289</text:p>
          </table:table-cell>
          <table:table-cell table:style-name="ce1" office:value-type="float" office:value="12.7336671242833" calcext:value-type="float">
            <text:p>12.7336671242833</text:p>
          </table:table-cell>
          <table:table-cell table:style-name="ce1" office:value-type="float" office:value="12.4481724165154" calcext:value-type="float">
            <text:p>12.4481724165154</text:p>
          </table:table-cell>
          <table:table-cell table:style-name="ce1" office:value-type="float" office:value="12.1153284671533" calcext:value-type="float">
            <text:p>12.1153284671533</text:p>
          </table:table-cell>
          <table:table-cell table:style-name="ce1" office:value-type="float" office:value="11.7927604517239" calcext:value-type="float">
            <text:p>11.7927604517239</text:p>
          </table:table-cell>
          <table:table-cell table:style-name="ce1" office:value-type="float" office:value="11.7789458315083" calcext:value-type="float">
            <text:p>11.7789458315083</text:p>
          </table:table-cell>
          <table:table-cell table:style-name="ce1" office:value-type="float" office:value="11.539693892147" calcext:value-type="float">
            <text:p>11.539693892147</text:p>
          </table:table-cell>
          <table:table-cell table:style-name="ce1" office:value-type="float" office:value="11.3330055489218" calcext:value-type="float">
            <text:p>11.3330055489218</text:p>
          </table:table-cell>
          <table:table-cell table:style-name="ce1" office:value-type="float" office:value="12.6579219882637" calcext:value-type="float">
            <text:p>12.6579219882637</text:p>
          </table:table-cell>
          <table:table-cell table:style-name="ce1" office:value-type="float" office:value="15.4013006367701" calcext:value-type="float">
            <text:p>15.4013006367701</text:p>
          </table:table-cell>
          <table:table-cell table:style-name="ce1" office:value-type="float" office:value="15.5535820796607" calcext:value-type="float">
            <text:p>15.5535820796607</text:p>
          </table:table-cell>
          <table:table-cell table:style-name="ce1" office:value-type="float" office:value="15.1695430159654" calcext:value-type="float">
            <text:p>15.1695430159654</text:p>
          </table:table-cell>
          <table:table-cell table:style-name="ce1" office:value-type="float" office:value="7.15219579715616" calcext:value-type="float">
            <text:p>7.15219579715616</text:p>
          </table:table-cell>
          <table:table-cell table:style-name="ce1" office:value-type="float" office:value="6.73049862343224" calcext:value-type="float">
            <text:p>6.73049862343224</text:p>
          </table:table-cell>
          <table:table-cell table:style-name="ce1" office:value-type="float" office:value="6.54626599226421" calcext:value-type="float">
            <text:p>6.54626599226421</text:p>
          </table:table-cell>
          <table:table-cell table:style-name="ce1" office:value-type="float" office:value="6.58806143146914" calcext:value-type="float">
            <text:p>6.58806143146914</text:p>
          </table:table-cell>
          <table:table-cell table:style-name="ce1" office:value-type="float" office:value="6.63147781859282" calcext:value-type="float">
            <text:p>6.63147781859282</text:p>
          </table:table-cell>
          <table:table-cell table:style-name="ce1" office:value-type="float" office:value="6.47486619213155" calcext:value-type="float">
            <text:p>6.47486619213155</text:p>
          </table:table-cell>
          <table:table-cell table:style-name="ce1" office:value-type="float" office:value="6.33470092852516" calcext:value-type="float">
            <text:p>6.33470092852516</text:p>
          </table:table-cell>
          <table:table-cell table:style-name="ce1" office:value-type="float" office:value="6.2159127026168" calcext:value-type="float">
            <text:p>6.2159127026168</text:p>
          </table:table-cell>
          <table:table-cell table:style-name="ce1" office:value-type="float" office:value="6.11995410451653" calcext:value-type="float">
            <text:p>6.11995410451653</text:p>
          </table:table-cell>
          <table:table-cell table:style-name="ce1" office:value-type="float" office:value="9.44908266336838" calcext:value-type="float">
            <text:p>9.44908266336838</text:p>
          </table:table-cell>
          <table:table-cell table:style-name="ce1" office:value-type="float" office:value="9.36653895274585" calcext:value-type="float">
            <text:p>9.36653895274585</text:p>
          </table:table-cell>
          <table:table-cell table:style-name="ce1" office:value-type="float" office:value="9.67939086294416" calcext:value-type="float">
            <text:p>9.67939086294416</text:p>
          </table:table-cell>
          <table:table-cell table:style-name="ce1" office:value-type="float" office:value="9.44291845493562" calcext:value-type="float">
            <text:p>9.44291845493562</text:p>
          </table:table-cell>
          <table:table-cell table:style-name="ce1" office:value-type="float" office:value="9.57874114633044" calcext:value-type="float">
            <text:p>9.57874114633044</text:p>
          </table:table-cell>
          <table:table-cell table:style-name="ce1" office:value-type="float" office:value="10.0782030781531" calcext:value-type="float">
            <text:p>10.0782030781531</text:p>
          </table:table-cell>
          <table:table-cell table:style-name="ce1" office:value-type="float" office:value="10.3896510587534" calcext:value-type="float">
            <text:p>10.3896510587534</text:p>
          </table:table-cell>
          <table:table-cell table:style-name="ce1" office:value-type="float" office:value="10.3336629257923" calcext:value-type="float">
            <text:p>10.3336629257923</text:p>
          </table:table-cell>
          <table:table-cell table:style-name="ce1" office:value-type="float" office:value="10.2742331891467" calcext:value-type="float">
            <text:p>10.2742331891467</text:p>
          </table:table-cell>
          <table:table-cell table:style-name="ce1" office:value-type="float" office:value="10.5692721055203" calcext:value-type="float">
            <text:p>10.5692721055203</text:p>
          </table:table-cell>
          <table:table-cell table:style-name="ce1" office:value-type="float" office:value="10.8554304571484" calcext:value-type="float">
            <text:p>10.855430457148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pua New Guinea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913507514399145" calcext:value-type="float">
            <text:p>0.091350751439915</text:p>
          </table:table-cell>
          <table:table-cell table:style-name="ce1" office:value-type="float" office:value="0.100789686204429" calcext:value-type="float">
            <text:p>0.100789686204429</text:p>
          </table:table-cell>
          <table:table-cell table:style-name="ce1" office:value-type="float" office:value="0.0972027302648534" calcext:value-type="float">
            <text:p>0.097202730264853</text:p>
          </table:table-cell>
          <table:table-cell table:style-name="ce1" office:value-type="float" office:value="0.123668476558924" calcext:value-type="float">
            <text:p>0.123668476558924</text:p>
          </table:table-cell>
          <table:table-cell table:style-name="ce1" office:value-type="float" office:value="0.126458311287811" calcext:value-type="float">
            <text:p>0.126458311287811</text:p>
          </table:table-cell>
          <table:table-cell table:style-name="ce1" office:value-type="float" office:value="0.140835952751905" calcext:value-type="float">
            <text:p>0.140835952751905</text:p>
          </table:table-cell>
          <table:table-cell table:style-name="ce1" office:value-type="float" office:value="0.154422931849076" calcext:value-type="float">
            <text:p>0.154422931849076</text:p>
          </table:table-cell>
          <table:table-cell table:style-name="ce1" office:value-type="float" office:value="0.193181390575937" calcext:value-type="float">
            <text:p>0.193181390575937</text:p>
          </table:table-cell>
          <table:table-cell table:style-name="ce1" office:value-type="float" office:value="0.21719641489881" calcext:value-type="float">
            <text:p>0.21719641489881</text:p>
          </table:table-cell>
          <table:table-cell table:style-name="ce1" office:value-type="float" office:value="0.235032879825765" calcext:value-type="float">
            <text:p>0.235032879825765</text:p>
          </table:table-cell>
          <table:table-cell table:style-name="ce1" office:value-type="float" office:value="0.284654102774201" calcext:value-type="float">
            <text:p>0.284654102774201</text:p>
          </table:table-cell>
          <table:table-cell table:style-name="ce1" office:value-type="float" office:value="0.329624693476901" calcext:value-type="float">
            <text:p>0.329624693476901</text:p>
          </table:table-cell>
          <table:table-cell table:style-name="ce1" office:value-type="float" office:value="0.492521815012113" calcext:value-type="float">
            <text:p>0.492521815012113</text:p>
          </table:table-cell>
          <table:table-cell table:style-name="ce1" office:value-type="float" office:value="0.507349808828064" calcext:value-type="float">
            <text:p>0.507349808828064</text:p>
          </table:table-cell>
          <table:table-cell table:style-name="ce1" office:value-type="float" office:value="0.581432801913244" calcext:value-type="float">
            <text:p>0.581432801913244</text:p>
          </table:table-cell>
          <table:table-cell table:style-name="ce1" office:value-type="float" office:value="0.545542358379495" calcext:value-type="float">
            <text:p>0.545542358379495</text:p>
          </table:table-cell>
          <table:table-cell table:style-name="ce1" office:value-type="float" office:value="0.544621117676974" calcext:value-type="float">
            <text:p>0.544621117676974</text:p>
          </table:table-cell>
          <table:table-cell table:style-name="ce1" office:value-type="float" office:value="0.532573914449963" calcext:value-type="float">
            <text:p>0.532573914449963</text:p>
          </table:table-cell>
          <table:table-cell table:style-name="ce1" office:value-type="float" office:value="0.54985105498481" calcext:value-type="float">
            <text:p>0.54985105498481</text:p>
          </table:table-cell>
          <table:table-cell table:style-name="ce1" office:value-type="float" office:value="0.574044167565193" calcext:value-type="float">
            <text:p>0.574044167565193</text:p>
          </table:table-cell>
          <table:table-cell table:style-name="ce1" office:value-type="float" office:value="0.56906940574713" calcext:value-type="float">
            <text:p>0.56906940574713</text:p>
          </table:table-cell>
          <table:table-cell table:style-name="ce1" office:value-type="float" office:value="0.584866539071021" calcext:value-type="float">
            <text:p>0.584866539071021</text:p>
          </table:table-cell>
          <table:table-cell table:style-name="ce1" office:value-type="float" office:value="0.573407782206127" calcext:value-type="float">
            <text:p>0.573407782206127</text:p>
          </table:table-cell>
          <table:table-cell table:style-name="ce1" office:value-type="float" office:value="0.575891227207413" calcext:value-type="float">
            <text:p>0.575891227207413</text:p>
          </table:table-cell>
          <table:table-cell table:style-name="ce1" office:value-type="float" office:value="0.570969111035026" calcext:value-type="float">
            <text:p>0.570969111035026</text:p>
          </table:table-cell>
          <table:table-cell table:style-name="ce1" office:value-type="float" office:value="0.578288317045755" calcext:value-type="float">
            <text:p>0.578288317045755</text:p>
          </table:table-cell>
          <table:table-cell table:style-name="ce1" office:value-type="float" office:value="0.547389182989189" calcext:value-type="float">
            <text:p>0.547389182989189</text:p>
          </table:table-cell>
          <table:table-cell table:style-name="ce1" office:value-type="float" office:value="0.604304287109077" calcext:value-type="float">
            <text:p>0.604304287109077</text:p>
          </table:table-cell>
          <table:table-cell table:style-name="ce1" office:value-type="float" office:value="0.5555719686898" calcext:value-type="float">
            <text:p>0.5555719686898</text:p>
          </table:table-cell>
          <table:table-cell table:style-name="ce1" office:value-type="float" office:value="0.50159757243914" calcext:value-type="float">
            <text:p>0.50159757243914</text:p>
          </table:table-cell>
          <table:table-cell table:style-name="ce1" office:value-type="float" office:value="0.515050014394275" calcext:value-type="float">
            <text:p>0.515050014394275</text:p>
          </table:table-cell>
          <table:table-cell table:style-name="ce1" office:value-type="float" office:value="0.484409539051881" calcext:value-type="float">
            <text:p>0.484409539051881</text:p>
          </table:table-cell>
          <table:table-cell table:style-name="ce1" office:value-type="float" office:value="0.469976818364597" calcext:value-type="float">
            <text:p>0.469976818364597</text:p>
          </table:table-cell>
          <table:table-cell table:style-name="ce1" office:value-type="float" office:value="0.445210100500169" calcext:value-type="float">
            <text:p>0.445210100500169</text:p>
          </table:table-cell>
          <table:table-cell table:style-name="ce1" office:value-type="float" office:value="0.474717757174458" calcext:value-type="float">
            <text:p>0.474717757174458</text:p>
          </table:table-cell>
          <table:table-cell table:style-name="ce1" office:value-type="float" office:value="0.436998521394194" calcext:value-type="float">
            <text:p>0.436998521394194</text:p>
          </table:table-cell>
          <table:table-cell table:style-name="ce1" office:value-type="float" office:value="0.452284780874617" calcext:value-type="float">
            <text:p>0.452284780874617</text:p>
          </table:table-cell>
          <table:table-cell table:style-name="ce1" office:value-type="float" office:value="0.518784628895763" calcext:value-type="float">
            <text:p>0.518784628895763</text:p>
          </table:table-cell>
          <table:table-cell table:style-name="ce1" office:value-type="float" office:value="0.561374563791633" calcext:value-type="float">
            <text:p>0.561374563791633</text:p>
          </table:table-cell>
          <table:table-cell table:style-name="ce1" office:value-type="float" office:value="0.467052317389246" calcext:value-type="float">
            <text:p>0.467052317389246</text:p>
          </table:table-cell>
          <table:table-cell table:style-name="ce1" office:value-type="float" office:value="0.496070655079381" calcext:value-type="float">
            <text:p>0.496070655079381</text:p>
          </table:table-cell>
          <table:table-cell table:style-name="ce1" office:value-type="float" office:value="0.582028121647029" calcext:value-type="float">
            <text:p>0.582028121647029</text:p>
          </table:table-cell>
          <table:table-cell table:style-name="ce1" office:value-type="float" office:value="0.616865701422394" calcext:value-type="float">
            <text:p>0.616865701422394</text:p>
          </table:table-cell>
          <table:table-cell table:style-name="ce1" office:value-type="float" office:value="0.680811605966004" calcext:value-type="float">
            <text:p>0.680811605966004</text:p>
          </table:table-cell>
          <table:table-cell table:style-name="ce1" office:value-type="float" office:value="0.7556181364191" calcext:value-type="float">
            <text:p>0.7556181364191</text:p>
          </table:table-cell>
          <table:table-cell table:style-name="ce1" office:value-type="float" office:value="0.720519212966195" calcext:value-type="float">
            <text:p>0.720519212966195</text:p>
          </table:table-cell>
          <table:table-cell table:style-name="ce1" office:value-type="float" office:value="0.690926208091585" calcext:value-type="float">
            <text:p>0.690926208091585</text:p>
          </table:table-cell>
          <table:table-cell table:style-name="ce1" office:value-type="float" office:value="0.95816074282932" calcext:value-type="float">
            <text:p>0.95816074282932</text:p>
          </table:table-cell>
          <table:table-cell table:style-name="ce1" office:value-type="float" office:value="0.733370059662702" calcext:value-type="float">
            <text:p>0.733370059662702</text:p>
          </table:table-cell>
          <table:table-cell table:style-name="ce1" office:value-type="float" office:value="0.760922609119276" calcext:value-type="float">
            <text:p>0.760922609119276</text:p>
          </table:table-cell>
          <table:table-cell table:style-name="ce1" office:value-type="float" office:value="0.681184727252229" calcext:value-type="float">
            <text:p>0.681184727252229</text:p>
          </table:table-cell>
          <table:table-cell table:style-name="ce1" office:value-type="float" office:value="0.746895234112231" calcext:value-type="float">
            <text:p>0.74689523411223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74036258180107" calcext:value-type="float">
            <text:p>6.74036258180107</text:p>
          </table:table-cell>
          <table:table-cell table:style-name="ce1" office:value-type="float" office:value="6.92280256307569" calcext:value-type="float">
            <text:p>6.92280256307569</text:p>
          </table:table-cell>
          <table:table-cell table:style-name="ce1" office:value-type="float" office:value="7.15360516026857" calcext:value-type="float">
            <text:p>7.15360516026857</text:p>
          </table:table-cell>
          <table:table-cell table:style-name="ce1" office:value-type="float" office:value="7.52862132065642" calcext:value-type="float">
            <text:p>7.52862132065642</text:p>
          </table:table-cell>
          <table:table-cell table:style-name="ce1" office:value-type="float" office:value="7.80729158671717" calcext:value-type="float">
            <text:p>7.80729158671717</text:p>
          </table:table-cell>
          <table:table-cell table:style-name="ce1" office:value-type="float" office:value="7.86205117196879" calcext:value-type="float">
            <text:p>7.86205117196879</text:p>
          </table:table-cell>
          <table:table-cell table:style-name="ce1" office:value-type="float" office:value="7.97570474416843" calcext:value-type="float">
            <text:p>7.97570474416843</text:p>
          </table:table-cell>
          <table:table-cell table:style-name="ce1" office:value-type="float" office:value="8.10583401368455" calcext:value-type="float">
            <text:p>8.10583401368455</text:p>
          </table:table-cell>
          <table:table-cell table:style-name="ce1" office:value-type="float" office:value="8.54858991371792" calcext:value-type="float">
            <text:p>8.54858991371792</text:p>
          </table:table-cell>
          <table:table-cell table:style-name="ce1" office:value-type="float" office:value="9.02207980140284" calcext:value-type="float">
            <text:p>9.02207980140284</text:p>
          </table:table-cell>
          <table:table-cell table:style-name="ce1" office:value-type="float" office:value="9.32031832918507" calcext:value-type="float">
            <text:p>9.32031832918507</text:p>
          </table:table-cell>
          <table:table-cell table:style-name="ce1" office:value-type="float" office:value="9.55499385361539" calcext:value-type="float">
            <text:p>9.55499385361539</text:p>
          </table:table-cell>
          <table:table-cell table:style-name="ce1" office:value-type="float" office:value="9.98174269754187" calcext:value-type="float">
            <text:p>9.98174269754187</text:p>
          </table:table-cell>
          <table:table-cell table:style-name="ce1" office:value-type="float" office:value="10.0766317616587" calcext:value-type="float">
            <text:p>10.0766317616587</text:p>
          </table:table-cell>
          <table:table-cell table:style-name="ce1" office:value-type="float" office:value="10.2995112162069" calcext:value-type="float">
            <text:p>10.2995112162069</text:p>
          </table:table-cell>
          <table:table-cell table:style-name="ce1" office:value-type="float" office:value="11.0409312025486" calcext:value-type="float">
            <text:p>11.0409312025486</text:p>
          </table:table-cell>
          <table:table-cell table:style-name="ce1" office:value-type="float" office:value="11.6146268952128" calcext:value-type="float">
            <text:p>11.6146268952128</text:p>
          </table:table-cell>
          <table:table-cell table:style-name="ce1" office:value-type="float" office:value="12.0794435996374" calcext:value-type="float">
            <text:p>12.0794435996374</text:p>
          </table:table-cell>
          <table:table-cell table:style-name="ce1" office:value-type="float" office:value="12.3566288294781" calcext:value-type="float">
            <text:p>12.3566288294781</text:p>
          </table:table-cell>
          <table:table-cell table:style-name="ce1" office:value-type="float" office:value="12.553886339452" calcext:value-type="float">
            <text:p>12.553886339452</text:p>
          </table:table-cell>
          <table:table-cell table:style-name="ce1" office:value-type="float" office:value="13.0593674620476" calcext:value-type="float">
            <text:p>13.0593674620476</text:p>
          </table:table-cell>
          <table:table-cell table:style-name="ce1" office:value-type="float" office:value="11.4227970866931" calcext:value-type="float">
            <text:p>11.4227970866931</text:p>
          </table:table-cell>
          <table:table-cell table:style-name="ce1" office:value-type="float" office:value="11.6534761434716" calcext:value-type="float">
            <text:p>11.6534761434716</text:p>
          </table:table-cell>
          <table:table-cell table:style-name="ce1" office:value-type="float" office:value="11.5482229098436" calcext:value-type="float">
            <text:p>11.5482229098436</text:p>
          </table:table-cell>
          <table:table-cell table:style-name="ce1" office:value-type="float" office:value="11.7573307098874" calcext:value-type="float">
            <text:p>11.7573307098874</text:p>
          </table:table-cell>
          <table:table-cell table:style-name="ce1" office:value-type="float" office:value="11.9859481851524" calcext:value-type="float">
            <text:p>11.9859481851524</text:p>
          </table:table-cell>
          <table:table-cell table:style-name="ce1" office:value-type="float" office:value="12.1040181712366" calcext:value-type="float">
            <text:p>12.1040181712366</text:p>
          </table:table-cell>
          <table:table-cell table:style-name="ce1" office:value-type="float" office:value="12.354060344783" calcext:value-type="float">
            <text:p>12.354060344783</text:p>
          </table:table-cell>
          <table:table-cell table:style-name="ce1" office:value-type="float" office:value="11.7906919134158" calcext:value-type="float">
            <text:p>11.7906919134158</text:p>
          </table:table-cell>
          <table:table-cell table:style-name="ce1" office:value-type="float" office:value="11.1636139840416" calcext:value-type="float">
            <text:p>11.1636139840416</text:p>
          </table:table-cell>
          <table:table-cell table:style-name="ce1" office:value-type="float" office:value="9.66649860399086" calcext:value-type="float">
            <text:p>9.66649860399086</text:p>
          </table:table-cell>
          <table:table-cell table:style-name="ce1" office:value-type="float" office:value="9.45528196754119" calcext:value-type="float">
            <text:p>9.45528196754119</text:p>
          </table:table-cell>
          <table:table-cell table:style-name="ce1" office:value-type="float" office:value="9.24672414657337" calcext:value-type="float">
            <text:p>9.24672414657337</text:p>
          </table:table-cell>
          <table:table-cell table:style-name="ce1" office:value-type="float" office:value="9.18432601323384" calcext:value-type="float">
            <text:p>9.18432601323384</text:p>
          </table:table-cell>
          <table:table-cell table:style-name="ce1" office:value-type="float" office:value="8.66423745309482" calcext:value-type="float">
            <text:p>8.66423745309482</text:p>
          </table:table-cell>
          <table:table-cell table:style-name="ce1" office:value-type="float" office:value="8.91804564933518" calcext:value-type="float">
            <text:p>8.91804564933518</text:p>
          </table:table-cell>
          <table:table-cell table:style-name="ce1" office:value-type="float" office:value="9.21032508750305" calcext:value-type="float">
            <text:p>9.21032508750305</text:p>
          </table:table-cell>
          <table:table-cell table:style-name="ce1" office:value-type="float" office:value="9.04291103725104" calcext:value-type="float">
            <text:p>9.04291103725104</text:p>
          </table:table-cell>
          <table:table-cell table:style-name="ce1" office:value-type="float" office:value="8.41674294665812" calcext:value-type="float">
            <text:p>8.41674294665812</text:p>
          </table:table-cell>
          <table:table-cell table:style-name="ce1" office:value-type="float" office:value="8.16636882860961" calcext:value-type="float">
            <text:p>8.16636882860961</text:p>
          </table:table-cell>
          <table:table-cell table:style-name="ce1" office:value-type="float" office:value="7.82251078573673" calcext:value-type="float">
            <text:p>7.82251078573673</text:p>
          </table:table-cell>
          <table:table-cell table:style-name="ce1" office:value-type="float" office:value="7.87682460158257" calcext:value-type="float">
            <text:p>7.87682460158257</text:p>
          </table:table-cell>
          <table:table-cell table:style-name="ce1" office:value-type="float" office:value="7.71175322840243" calcext:value-type="float">
            <text:p>7.71175322840243</text:p>
          </table:table-cell>
          <table:table-cell table:style-name="ce1" office:value-type="float" office:value="7.91113403448854" calcext:value-type="float">
            <text:p>7.91113403448854</text:p>
          </table:table-cell>
          <table:table-cell table:style-name="ce1" office:value-type="float" office:value="7.97358016513549" calcext:value-type="float">
            <text:p>7.97358016513549</text:p>
          </table:table-cell>
          <table:table-cell table:style-name="ce1" office:value-type="float" office:value="7.92904440129022" calcext:value-type="float">
            <text:p>7.92904440129022</text:p>
          </table:table-cell>
          <table:table-cell table:style-name="ce1" office:value-type="float" office:value="8.36440488460963" calcext:value-type="float">
            <text:p>8.36440488460963</text:p>
          </table:table-cell>
          <table:table-cell table:style-name="ce1" office:value-type="float" office:value="8.25005162568441" calcext:value-type="float">
            <text:p>8.25005162568441</text:p>
          </table:table-cell>
          <table:table-cell table:style-name="ce1" office:value-type="float" office:value="8.27306821616325" calcext:value-type="float">
            <text:p>8.27306821616325</text:p>
          </table:table-cell>
          <table:table-cell table:style-name="ce1" office:value-type="float" office:value="7.8173502696597" calcext:value-type="float">
            <text:p>7.8173502696597</text:p>
          </table:table-cell>
          <table:table-cell table:style-name="ce1" office:value-type="float" office:value="8.33487211796273" calcext:value-type="float">
            <text:p>8.33487211796273</text:p>
          </table:table-cell>
          <table:table-cell table:style-name="ce1" office:value-type="float" office:value="8.33578670557733" calcext:value-type="float">
            <text:p>8.335786705577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Korea, Dem. People’s Rep.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8" table:style-name="ce1" office:value-type="string" calcext:value-type="string">
            <text:p>null</text:p>
          </table:table-cell>
          <table:table-cell table:style-name="ce1" office:value-type="float" office:value="2.89275751831612" calcext:value-type="float">
            <text:p>2.89275751831612</text:p>
          </table:table-cell>
          <table:table-cell table:style-name="ce1" office:value-type="float" office:value="3.14003137655411" calcext:value-type="float">
            <text:p>3.14003137655411</text:p>
          </table:table-cell>
          <table:table-cell table:style-name="ce1" office:value-type="float" office:value="3.35806654735082" calcext:value-type="float">
            <text:p>3.35806654735082</text:p>
          </table:table-cell>
          <table:table-cell table:style-name="ce1" office:value-type="float" office:value="3.44891594098295" calcext:value-type="float">
            <text:p>3.44891594098295</text:p>
          </table:table-cell>
          <table:table-cell table:style-name="ce1" office:value-type="float" office:value="3.27376167802095" calcext:value-type="float">
            <text:p>3.27376167802095</text:p>
          </table:table-cell>
          <table:table-cell table:style-name="ce1" office:value-type="float" office:value="3.31683637627647" calcext:value-type="float">
            <text:p>3.31683637627647</text:p>
          </table:table-cell>
          <table:table-cell table:style-name="ce1" office:value-type="float" office:value="3.36229238806435" calcext:value-type="float">
            <text:p>3.36229238806435</text:p>
          </table:table-cell>
          <table:table-cell table:style-name="ce1" office:value-type="float" office:value="3.48601253651107" calcext:value-type="float">
            <text:p>3.48601253651107</text:p>
          </table:table-cell>
          <table:table-cell table:style-name="ce1" office:value-type="float" office:value="3.52764774083093" calcext:value-type="float">
            <text:p>3.52764774083093</text:p>
          </table:table-cell>
          <table:table-cell table:style-name="ce1" office:value-type="float" office:value="2.91845929476034" calcext:value-type="float">
            <text:p>2.91845929476034</text:p>
          </table:table-cell>
          <table:table-cell table:style-name="ce1" office:value-type="float" office:value="3.22067240286178" calcext:value-type="float">
            <text:p>3.22067240286178</text:p>
          </table:table-cell>
          <table:table-cell table:style-name="ce1" office:value-type="float" office:value="3.08670210980672" calcext:value-type="float">
            <text:p>3.08670210980672</text:p>
          </table:table-cell>
          <table:table-cell table:style-name="ce1" office:value-type="float" office:value="2.95883370735282" calcext:value-type="float">
            <text:p>2.95883370735282</text:p>
          </table:table-cell>
          <table:table-cell table:style-name="ce1" office:value-type="float" office:value="2.98718211203856" calcext:value-type="float">
            <text:p>2.9871821120385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928578089430729" calcext:value-type="float">
            <text:p>0.928578089430729</text:p>
          </table:table-cell>
          <table:table-cell table:style-name="ce1" office:value-type="float" office:value="1.01805031874782" calcext:value-type="float">
            <text:p>1.01805031874782</text:p>
          </table:table-cell>
          <table:table-cell table:style-name="ce1" office:value-type="float" office:value="1.03437786476184" calcext:value-type="float">
            <text:p>1.03437786476184</text:p>
          </table:table-cell>
          <table:table-cell table:style-name="ce1" office:value-type="float" office:value="1.11020862413493" calcext:value-type="float">
            <text:p>1.11020862413493</text:p>
          </table:table-cell>
          <table:table-cell table:style-name="ce1" office:value-type="float" office:value="1.21998414009838" calcext:value-type="float">
            <text:p>1.21998414009838</text:p>
          </table:table-cell>
          <table:table-cell table:style-name="ce1" office:value-type="float" office:value="1.28894799688174" calcext:value-type="float">
            <text:p>1.28894799688174</text:p>
          </table:table-cell>
          <table:table-cell table:style-name="ce1" office:value-type="float" office:value="1.3270358605261" calcext:value-type="float">
            <text:p>1.3270358605261</text:p>
          </table:table-cell>
          <table:table-cell table:style-name="ce1" office:value-type="float" office:value="1.39828723130941" calcext:value-type="float">
            <text:p>1.39828723130941</text:p>
          </table:table-cell>
          <table:table-cell table:style-name="ce1" office:value-type="float" office:value="1.47233578335682" calcext:value-type="float">
            <text:p>1.47233578335682</text:p>
          </table:table-cell>
          <table:table-cell table:style-name="ce1" office:value-type="float" office:value="1.66858726116032" calcext:value-type="float">
            <text:p>1.66858726116032</text:p>
          </table:table-cell>
          <table:table-cell table:style-name="ce1" office:value-type="float" office:value="1.75779140459731" calcext:value-type="float">
            <text:p>1.75779140459731</text:p>
          </table:table-cell>
          <table:table-cell table:style-name="ce1" office:value-type="float" office:value="1.89803576130562" calcext:value-type="float">
            <text:p>1.89803576130562</text:p>
          </table:table-cell>
          <table:table-cell table:style-name="ce1" office:value-type="float" office:value="2.12615918326202" calcext:value-type="float">
            <text:p>2.12615918326202</text:p>
          </table:table-cell>
          <table:table-cell table:style-name="ce1" office:value-type="float" office:value="2.31706860803188" calcext:value-type="float">
            <text:p>2.31706860803188</text:p>
          </table:table-cell>
          <table:table-cell table:style-name="ce1" office:value-type="float" office:value="2.36623478687489" calcext:value-type="float">
            <text:p>2.36623478687489</text:p>
          </table:table-cell>
          <table:table-cell table:style-name="ce1" office:value-type="float" office:value="2.34856528915804" calcext:value-type="float">
            <text:p>2.34856528915804</text:p>
          </table:table-cell>
          <table:table-cell table:style-name="ce1" office:value-type="float" office:value="2.39676789075452" calcext:value-type="float">
            <text:p>2.39676789075452</text:p>
          </table:table-cell>
          <table:table-cell table:style-name="ce1" office:value-type="float" office:value="2.4036428917026" calcext:value-type="float">
            <text:p>2.4036428917026</text:p>
          </table:table-cell>
          <table:table-cell table:style-name="ce1" office:value-type="float" office:value="2.37938262757304" calcext:value-type="float">
            <text:p>2.37938262757304</text:p>
          </table:table-cell>
          <table:table-cell table:style-name="ce1" office:value-type="float" office:value="2.5908555453142" calcext:value-type="float">
            <text:p>2.5908555453142</text:p>
          </table:table-cell>
          <table:table-cell table:style-name="ce1" office:value-type="float" office:value="2.76311600530477" calcext:value-type="float">
            <text:p>2.76311600530477</text:p>
          </table:table-cell>
          <table:table-cell table:style-name="ce1" office:value-type="float" office:value="2.76382849396865" calcext:value-type="float">
            <text:p>2.76382849396865</text:p>
          </table:table-cell>
          <table:table-cell table:style-name="ce1" office:value-type="float" office:value="2.95157404262064" calcext:value-type="float">
            <text:p>2.95157404262064</text:p>
          </table:table-cell>
          <table:table-cell table:style-name="ce1" office:value-type="float" office:value="3.03071090037875" calcext:value-type="float">
            <text:p>3.03071090037875</text:p>
          </table:table-cell>
          <table:table-cell table:style-name="ce1" office:value-type="float" office:value="2.90755976852078" calcext:value-type="float">
            <text:p>2.90755976852078</text:p>
          </table:table-cell>
          <table:table-cell table:style-name="ce1" office:value-type="float" office:value="2.73425939329461" calcext:value-type="float">
            <text:p>2.73425939329461</text:p>
          </table:table-cell>
          <table:table-cell table:style-name="ce1" office:value-type="float" office:value="3.04208613524489" calcext:value-type="float">
            <text:p>3.04208613524489</text:p>
          </table:table-cell>
          <table:table-cell table:style-name="ce1" office:value-type="float" office:value="3.1441777198894" calcext:value-type="float">
            <text:p>3.1441777198894</text:p>
          </table:table-cell>
          <table:table-cell table:style-name="ce1" office:value-type="float" office:value="3.28615514975134" calcext:value-type="float">
            <text:p>3.28615514975134</text:p>
          </table:table-cell>
          <table:table-cell table:style-name="ce1" office:value-type="float" office:value="4.11891514242879" calcext:value-type="float">
            <text:p>4.11891514242879</text:p>
          </table:table-cell>
          <table:table-cell table:style-name="ce1" office:value-type="float" office:value="4.2267101649989" calcext:value-type="float">
            <text:p>4.2267101649989</text:p>
          </table:table-cell>
          <table:table-cell table:style-name="ce1" office:value-type="float" office:value="4.41097293387154" calcext:value-type="float">
            <text:p>4.41097293387154</text:p>
          </table:table-cell>
          <table:table-cell table:style-name="ce1" office:value-type="float" office:value="4.84254308518046" calcext:value-type="float">
            <text:p>4.84254308518046</text:p>
          </table:table-cell>
          <table:table-cell table:style-name="ce1" office:value-type="float" office:value="4.69788748754977" calcext:value-type="float">
            <text:p>4.69788748754977</text:p>
          </table:table-cell>
          <table:table-cell table:style-name="ce1" office:value-type="float" office:value="4.76086723498165" calcext:value-type="float">
            <text:p>4.76086723498165</text:p>
          </table:table-cell>
          <table:table-cell table:style-name="ce1" office:value-type="float" office:value="5.17891567034132" calcext:value-type="float">
            <text:p>5.17891567034132</text:p>
          </table:table-cell>
          <table:table-cell table:style-name="ce1" office:value-type="float" office:value="5.04105944537654" calcext:value-type="float">
            <text:p>5.04105944537654</text:p>
          </table:table-cell>
          <table:table-cell table:style-name="ce1" office:value-type="float" office:value="5.26599664832554" calcext:value-type="float">
            <text:p>5.26599664832554</text:p>
          </table:table-cell>
          <table:table-cell table:style-name="ce1" office:value-type="float" office:value="5.71405748471782" calcext:value-type="float">
            <text:p>5.71405748471782</text:p>
          </table:table-cell>
          <table:table-cell table:style-name="ce1" office:value-type="float" office:value="6.33104677432425" calcext:value-type="float">
            <text:p>6.33104677432425</text:p>
          </table:table-cell>
          <table:table-cell table:style-name="ce1" office:value-type="float" office:value="6.11921099703807" calcext:value-type="float">
            <text:p>6.11921099703807</text:p>
          </table:table-cell>
          <table:table-cell table:style-name="ce1" office:value-type="float" office:value="6.06630005127996" calcext:value-type="float">
            <text:p>6.06630005127996</text:p>
          </table:table-cell>
          <table:table-cell table:style-name="ce1" office:value-type="float" office:value="6.41290214595891" calcext:value-type="float">
            <text:p>6.41290214595891</text:p>
          </table:table-cell>
          <table:table-cell table:style-name="ce1" office:value-type="float" office:value="5.85874545515216" calcext:value-type="float">
            <text:p>5.85874545515216</text:p>
          </table:table-cell>
          <table:table-cell table:style-name="ce1" office:value-type="float" office:value="6.02593605542843" calcext:value-type="float">
            <text:p>6.02593605542843</text:p>
          </table:table-cell>
          <table:table-cell table:style-name="ce1" office:value-type="float" office:value="6.21795849506775" calcext:value-type="float">
            <text:p>6.21795849506775</text:p>
          </table:table-cell>
          <table:table-cell table:style-name="ce1" office:value-type="float" office:value="5.61744489411428" calcext:value-type="float">
            <text:p>5.61744489411428</text:p>
          </table:table-cell>
          <table:table-cell table:style-name="ce1" office:value-type="float" office:value="5.7730317584315" calcext:value-type="float">
            <text:p>5.7730317584315</text:p>
          </table:table-cell>
          <table:table-cell table:style-name="ce1" office:value-type="float" office:value="5.2437429302426" calcext:value-type="float">
            <text:p>5.2437429302426</text:p>
          </table:table-cell>
          <table:table-cell table:style-name="ce1" office:value-type="float" office:value="5.15859337882621" calcext:value-type="float">
            <text:p>5.15859337882621</text:p>
          </table:table-cell>
          <table:table-cell table:style-name="ce1" office:value-type="float" office:value="4.69009476880007" calcext:value-type="float">
            <text:p>4.69009476880007</text:p>
          </table:table-cell>
          <table:table-cell table:style-name="ce1" office:value-type="float" office:value="4.70984962434502" calcext:value-type="float">
            <text:p>4.7098496243450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59948309685733" calcext:value-type="float">
            <text:p>0.159948309685733</text:p>
          </table:table-cell>
          <table:table-cell table:style-name="ce1" office:value-type="float" office:value="0.185853293681409" calcext:value-type="float">
            <text:p>0.185853293681409</text:p>
          </table:table-cell>
          <table:table-cell table:style-name="ce1" office:value-type="float" office:value="0.195662374952439" calcext:value-type="float">
            <text:p>0.195662374952439</text:p>
          </table:table-cell>
          <table:table-cell table:style-name="ce1" office:value-type="float" office:value="0.199475840685098" calcext:value-type="float">
            <text:p>0.199475840685098</text:p>
          </table:table-cell>
          <table:table-cell table:style-name="ce1" office:value-type="float" office:value="0.204676705635272" calcext:value-type="float">
            <text:p>0.204676705635272</text:p>
          </table:table-cell>
          <table:table-cell table:style-name="ce1" office:value-type="float" office:value="0.253379662280219" calcext:value-type="float">
            <text:p>0.253379662280219</text:p>
          </table:table-cell>
          <table:table-cell table:style-name="ce1" office:value-type="float" office:value="0.230279993522842" calcext:value-type="float">
            <text:p>0.230279993522842</text:p>
          </table:table-cell>
          <table:table-cell table:style-name="ce1" office:value-type="float" office:value="0.213013396786047" calcext:value-type="float">
            <text:p>0.213013396786047</text:p>
          </table:table-cell>
          <table:table-cell table:style-name="ce1" office:value-type="float" office:value="0.251132332298269" calcext:value-type="float">
            <text:p>0.251132332298269</text:p>
          </table:table-cell>
          <table:table-cell table:style-name="ce1" office:value-type="float" office:value="0.215834184778441" calcext:value-type="float">
            <text:p>0.215834184778441</text:p>
          </table:table-cell>
          <table:table-cell table:style-name="ce1" office:value-type="float" office:value="0.300877247583164" calcext:value-type="float">
            <text:p>0.300877247583164</text:p>
          </table:table-cell>
          <table:table-cell table:style-name="ce1" office:value-type="float" office:value="0.250217819595283" calcext:value-type="float">
            <text:p>0.250217819595283</text:p>
          </table:table-cell>
          <table:table-cell table:style-name="ce1" office:value-type="float" office:value="0.27537016591181" calcext:value-type="float">
            <text:p>0.27537016591181</text:p>
          </table:table-cell>
          <table:table-cell table:style-name="ce1" office:value-type="float" office:value="0.326833977414779" calcext:value-type="float">
            <text:p>0.326833977414779</text:p>
          </table:table-cell>
          <table:table-cell table:style-name="ce1" office:value-type="float" office:value="0.350068642710196" calcext:value-type="float">
            <text:p>0.350068642710196</text:p>
          </table:table-cell>
          <table:table-cell table:style-name="ce1" office:value-type="float" office:value="0.300879194428878" calcext:value-type="float">
            <text:p>0.300879194428878</text:p>
          </table:table-cell>
          <table:table-cell table:style-name="ce1" office:value-type="float" office:value="0.369060191180962" calcext:value-type="float">
            <text:p>0.369060191180962</text:p>
          </table:table-cell>
          <table:table-cell table:style-name="ce1" office:value-type="float" office:value="0.403505855299578" calcext:value-type="float">
            <text:p>0.403505855299578</text:p>
          </table:table-cell>
          <table:table-cell table:style-name="ce1" office:value-type="float" office:value="0.494153509338221" calcext:value-type="float">
            <text:p>0.494153509338221</text:p>
          </table:table-cell>
          <table:table-cell table:style-name="ce1" office:value-type="float" office:value="0.442010108971494" calcext:value-type="float">
            <text:p>0.442010108971494</text:p>
          </table:table-cell>
          <table:table-cell table:style-name="ce1" office:value-type="float" office:value="0.481919293925602" calcext:value-type="float">
            <text:p>0.481919293925602</text:p>
          </table:table-cell>
          <table:table-cell table:style-name="ce1" office:value-type="float" office:value="0.441637877225234" calcext:value-type="float">
            <text:p>0.441637877225234</text:p>
          </table:table-cell>
          <table:table-cell table:style-name="ce1" office:value-type="float" office:value="0.417159281747312" calcext:value-type="float">
            <text:p>0.417159281747312</text:p>
          </table:table-cell>
          <table:table-cell table:style-name="ce1" office:value-type="float" office:value="0.420047515779925" calcext:value-type="float">
            <text:p>0.420047515779925</text:p>
          </table:table-cell>
          <table:table-cell table:style-name="ce1" office:value-type="float" office:value="0.432711653002593" calcext:value-type="float">
            <text:p>0.432711653002593</text:p>
          </table:table-cell>
          <table:table-cell table:style-name="ce1" office:value-type="float" office:value="0.437424322394362" calcext:value-type="float">
            <text:p>0.437424322394362</text:p>
          </table:table-cell>
          <table:table-cell table:style-name="ce1" office:value-type="float" office:value="0.463014365111214" calcext:value-type="float">
            <text:p>0.463014365111214</text:p>
          </table:table-cell>
          <table:table-cell table:style-name="ce1" office:value-type="float" office:value="0.508698258340834" calcext:value-type="float">
            <text:p>0.508698258340834</text:p>
          </table:table-cell>
          <table:table-cell table:style-name="ce1" office:value-type="float" office:value="0.564601855431001" calcext:value-type="float">
            <text:p>0.564601855431001</text:p>
          </table:table-cell>
          <table:table-cell table:style-name="ce1" office:value-type="float" office:value="0.570970993752542" calcext:value-type="float">
            <text:p>0.570970993752542</text:p>
          </table:table-cell>
          <table:table-cell table:style-name="ce1" office:value-type="float" office:value="0.536943190609767" calcext:value-type="float">
            <text:p>0.536943190609767</text:p>
          </table:table-cell>
          <table:table-cell table:style-name="ce1" office:value-type="float" office:value="0.516538364926509" calcext:value-type="float">
            <text:p>0.516538364926509</text:p>
          </table:table-cell>
          <table:table-cell table:style-name="ce1" office:value-type="float" office:value="0.591486571053827" calcext:value-type="float">
            <text:p>0.591486571053827</text:p>
          </table:table-cell>
          <table:table-cell table:style-name="ce1" office:value-type="float" office:value="0.649933662152992" calcext:value-type="float">
            <text:p>0.649933662152992</text:p>
          </table:table-cell>
          <table:table-cell table:style-name="ce1" office:value-type="float" office:value="0.752128795400435" calcext:value-type="float">
            <text:p>0.752128795400435</text:p>
          </table:table-cell>
          <table:table-cell table:style-name="ce1" office:value-type="float" office:value="0.832629572893765" calcext:value-type="float">
            <text:p>0.832629572893765</text:p>
          </table:table-cell>
          <table:table-cell table:style-name="ce1" office:value-type="float" office:value="0.770185979618925" calcext:value-type="float">
            <text:p>0.770185979618925</text:p>
          </table:table-cell>
          <table:table-cell table:style-name="ce1" office:value-type="float" office:value="0.84232059379007" calcext:value-type="float">
            <text:p>0.84232059379007</text:p>
          </table:table-cell>
          <table:table-cell table:style-name="ce1" office:value-type="float" office:value="0.884811406506113" calcext:value-type="float">
            <text:p>0.884811406506113</text:p>
          </table:table-cell>
          <table:table-cell table:style-name="ce1" office:value-type="float" office:value="0.86648688120979" calcext:value-type="float">
            <text:p>0.86648688120979</text:p>
          </table:table-cell>
          <table:table-cell table:style-name="ce1" office:value-type="float" office:value="0.695683314717042" calcext:value-type="float">
            <text:p>0.695683314717042</text:p>
          </table:table-cell>
          <table:table-cell table:style-name="ce1" office:value-type="float" office:value="0.706728134464662" calcext:value-type="float">
            <text:p>0.706728134464662</text:p>
          </table:table-cell>
          <table:table-cell table:style-name="ce1" office:value-type="float" office:value="0.707622696449108" calcext:value-type="float">
            <text:p>0.707622696449108</text:p>
          </table:table-cell>
          <table:table-cell table:style-name="ce1" office:value-type="float" office:value="0.725821637433157" calcext:value-type="float">
            <text:p>0.725821637433157</text:p>
          </table:table-cell>
          <table:table-cell table:style-name="ce1" office:value-type="float" office:value="0.716846063514093" calcext:value-type="float">
            <text:p>0.716846063514093</text:p>
          </table:table-cell>
          <table:table-cell table:style-name="ce1" office:value-type="float" office:value="0.661206044075974" calcext:value-type="float">
            <text:p>0.661206044075974</text:p>
          </table:table-cell>
          <table:table-cell table:style-name="ce1" office:value-type="float" office:value="0.677573779955351" calcext:value-type="float">
            <text:p>0.677573779955351</text:p>
          </table:table-cell>
          <table:table-cell table:style-name="ce1" office:value-type="float" office:value="0.693306247234402" calcext:value-type="float">
            <text:p>0.693306247234402</text:p>
          </table:table-cell>
          <table:table-cell table:style-name="ce1" office:value-type="float" office:value="0.719800679032751" calcext:value-type="float">
            <text:p>0.719800679032751</text:p>
          </table:table-cell>
          <table:table-cell table:style-name="ce1" office:value-type="float" office:value="0.737248172155734" calcext:value-type="float">
            <text:p>0.737248172155734</text:p>
          </table:table-cell>
          <table:table-cell table:style-name="ce1" office:value-type="float" office:value="0.817267073083734" calcext:value-type="float">
            <text:p>0.817267073083734</text:p>
          </table:table-cell>
          <table:table-cell table:style-name="ce1" office:value-type="float" office:value="0.841915242121446" calcext:value-type="float">
            <text:p>0.84191524212144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Pacific island small states</text:p>
          </table:table-cell>
          <table:table-cell table:style-name="ce1" office:value-type="string" calcext:value-type="string">
            <text:p>PS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59324382928478" calcext:value-type="float">
            <text:p>0.359324382928478</text:p>
          </table:table-cell>
          <table:table-cell table:style-name="ce1" office:value-type="float" office:value="0.373916498994276" calcext:value-type="float">
            <text:p>0.373916498994276</text:p>
          </table:table-cell>
          <table:table-cell table:style-name="ce1" office:value-type="float" office:value="0.449829924767797" calcext:value-type="float">
            <text:p>0.449829924767797</text:p>
          </table:table-cell>
          <table:table-cell table:style-name="ce1" office:value-type="float" office:value="0.456470763771778" calcext:value-type="float">
            <text:p>0.456470763771778</text:p>
          </table:table-cell>
          <table:table-cell table:style-name="ce1" office:value-type="float" office:value="0.692075909448317" calcext:value-type="float">
            <text:p>0.692075909448317</text:p>
          </table:table-cell>
          <table:table-cell table:style-name="ce1" office:value-type="float" office:value="0.580333101416873" calcext:value-type="float">
            <text:p>0.580333101416873</text:p>
          </table:table-cell>
          <table:table-cell table:style-name="ce1" office:value-type="float" office:value="0.568220447417358" calcext:value-type="float">
            <text:p>0.568220447417358</text:p>
          </table:table-cell>
          <table:table-cell table:style-name="ce1" office:value-type="float" office:value="0.625011136700769" calcext:value-type="float">
            <text:p>0.625011136700769</text:p>
          </table:table-cell>
          <table:table-cell table:style-name="ce1" office:value-type="float" office:value="0.650041988699423" calcext:value-type="float">
            <text:p>0.650041988699423</text:p>
          </table:table-cell>
          <table:table-cell table:style-name="ce1" office:value-type="float" office:value="0.681366417339963" calcext:value-type="float">
            <text:p>0.681366417339963</text:p>
          </table:table-cell>
          <table:table-cell table:style-name="ce1" office:value-type="float" office:value="0.778034756451546" calcext:value-type="float">
            <text:p>0.778034756451546</text:p>
          </table:table-cell>
          <table:table-cell table:style-name="ce1" office:value-type="float" office:value="0.846638641847549" calcext:value-type="float">
            <text:p>0.846638641847549</text:p>
          </table:table-cell>
          <table:table-cell table:style-name="ce1" office:value-type="float" office:value="0.872273580397656" calcext:value-type="float">
            <text:p>0.872273580397656</text:p>
          </table:table-cell>
          <table:table-cell table:style-name="ce1" office:value-type="float" office:value="0.919895586251687" calcext:value-type="float">
            <text:p>0.919895586251687</text:p>
          </table:table-cell>
          <table:table-cell table:style-name="ce1" office:value-type="float" office:value="0.949340026612889" calcext:value-type="float">
            <text:p>0.949340026612889</text:p>
          </table:table-cell>
          <table:table-cell table:style-name="ce1" office:value-type="float" office:value="0.907920559902272" calcext:value-type="float">
            <text:p>0.907920559902272</text:p>
          </table:table-cell>
          <table:table-cell table:style-name="ce1" office:value-type="float" office:value="0.685705277302928" calcext:value-type="float">
            <text:p>0.685705277302928</text:p>
          </table:table-cell>
          <table:table-cell table:style-name="ce1" office:value-type="float" office:value="1.00186879179708" calcext:value-type="float">
            <text:p>1.00186879179708</text:p>
          </table:table-cell>
          <table:table-cell table:style-name="ce1" office:value-type="float" office:value="0.895578583414972" calcext:value-type="float">
            <text:p>0.895578583414972</text:p>
          </table:table-cell>
          <table:table-cell table:style-name="ce1" office:value-type="float" office:value="1.02789480896441" calcext:value-type="float">
            <text:p>1.02789480896441</text:p>
          </table:table-cell>
          <table:table-cell table:style-name="ce1" office:value-type="float" office:value="0.997149374000958" calcext:value-type="float">
            <text:p>0.997149374000958</text:p>
          </table:table-cell>
          <table:table-cell table:style-name="ce1" office:value-type="float" office:value="1.21612656845309" calcext:value-type="float">
            <text:p>1.21612656845309</text:p>
          </table:table-cell>
          <table:table-cell table:style-name="ce1" office:value-type="float" office:value="1.00065029704151" calcext:value-type="float">
            <text:p>1.00065029704151</text:p>
          </table:table-cell>
          <table:table-cell table:style-name="ce1" office:value-type="float" office:value="0.906202432007109" calcext:value-type="float">
            <text:p>0.906202432007109</text:p>
          </table:table-cell>
          <table:table-cell table:style-name="ce1" office:value-type="float" office:value="0.793721957422342" calcext:value-type="float">
            <text:p>0.793721957422342</text:p>
          </table:table-cell>
          <table:table-cell table:style-name="ce1" office:value-type="float" office:value="0.830007572870666" calcext:value-type="float">
            <text:p>0.830007572870666</text:p>
          </table:table-cell>
          <table:table-cell table:style-name="ce1" office:value-type="float" office:value="0.792135640378854" calcext:value-type="float">
            <text:p>0.792135640378854</text:p>
          </table:table-cell>
          <table:table-cell table:style-name="ce1" office:value-type="float" office:value="0.700204307071715" calcext:value-type="float">
            <text:p>0.700204307071715</text:p>
          </table:table-cell>
          <table:table-cell table:style-name="ce1" office:value-type="float" office:value="0.777559719799591" calcext:value-type="float">
            <text:p>0.777559719799591</text:p>
          </table:table-cell>
          <table:table-cell table:style-name="ce1" office:value-type="float" office:value="0.852628733632219" calcext:value-type="float">
            <text:p>0.852628733632219</text:p>
          </table:table-cell>
          <table:table-cell table:style-name="ce1" office:value-type="float" office:value="0.979111044727539" calcext:value-type="float">
            <text:p>0.979111044727539</text:p>
          </table:table-cell>
          <table:table-cell table:style-name="ce1" office:value-type="float" office:value="0.886585224823729" calcext:value-type="float">
            <text:p>0.886585224823729</text:p>
          </table:table-cell>
          <table:table-cell table:style-name="ce1" office:value-type="float" office:value="0.815734871137116" calcext:value-type="float">
            <text:p>0.815734871137116</text:p>
          </table:table-cell>
          <table:table-cell table:style-name="ce1" office:value-type="float" office:value="0.834423864498933" calcext:value-type="float">
            <text:p>0.834423864498933</text:p>
          </table:table-cell>
          <table:table-cell table:style-name="ce1" office:value-type="float" office:value="0.852630514899225" calcext:value-type="float">
            <text:p>0.852630514899225</text:p>
          </table:table-cell>
          <table:table-cell table:style-name="ce1" office:value-type="float" office:value="0.883787404067829" calcext:value-type="float">
            <text:p>0.883787404067829</text:p>
          </table:table-cell>
          <table:table-cell table:style-name="ce1" office:value-type="float" office:value="0.896087018477324" calcext:value-type="float">
            <text:p>0.896087018477324</text:p>
          </table:table-cell>
          <table:table-cell table:style-name="ce1" office:value-type="float" office:value="0.805486743791634" calcext:value-type="float">
            <text:p>0.805486743791634</text:p>
          </table:table-cell>
          <table:table-cell table:style-name="ce1" office:value-type="float" office:value="0.775958903628172" calcext:value-type="float">
            <text:p>0.775958903628172</text:p>
          </table:table-cell>
          <table:table-cell table:style-name="ce1" office:value-type="float" office:value="0.850822718291328" calcext:value-type="float">
            <text:p>0.850822718291328</text:p>
          </table:table-cell>
          <table:table-cell table:style-name="ce1" office:value-type="float" office:value="0.880804668045632" calcext:value-type="float">
            <text:p>0.880804668045632</text:p>
          </table:table-cell>
          <table:table-cell table:style-name="ce1" office:value-type="float" office:value="1.05635388248098" calcext:value-type="float">
            <text:p>1.05635388248098</text:p>
          </table:table-cell>
          <table:table-cell table:style-name="ce1" office:value-type="float" office:value="0.904821401693665" calcext:value-type="float">
            <text:p>0.904821401693665</text:p>
          </table:table-cell>
          <table:table-cell table:style-name="ce1" office:value-type="float" office:value="0.924877149269038" calcext:value-type="float">
            <text:p>0.924877149269038</text:p>
          </table:table-cell>
          <table:table-cell table:style-name="ce1" office:value-type="float" office:value="1.04006968519883" calcext:value-type="float">
            <text:p>1.04006968519883</text:p>
          </table:table-cell>
          <table:table-cell table:style-name="ce1" office:value-type="float" office:value="1.14287522605341" calcext:value-type="float">
            <text:p>1.14287522605341</text:p>
          </table:table-cell>
          <table:table-cell table:style-name="ce1" office:value-type="float" office:value="1.14831538461514" calcext:value-type="float">
            <text:p>1.14831538461514</text:p>
          </table:table-cell>
          <table:table-cell table:style-name="ce1" office:value-type="float" office:value="1.09147229133636" calcext:value-type="float">
            <text:p>1.09147229133636</text:p>
          </table:table-cell>
          <table:table-cell table:style-name="ce1" office:value-type="float" office:value="1.01307037726038" calcext:value-type="float">
            <text:p>1.01307037726038</text:p>
          </table:table-cell>
          <table:table-cell table:style-name="ce1" office:value-type="float" office:value="0.931478352057138" calcext:value-type="float">
            <text:p>0.931478352057138</text:p>
          </table:table-cell>
          <table:table-cell table:style-name="ce1" office:value-type="float" office:value="1.11384740488709" calcext:value-type="float">
            <text:p>1.11384740488709</text:p>
          </table:table-cell>
          <table:table-cell table:style-name="ce1" office:value-type="float" office:value="1.09799974602997" calcext:value-type="float">
            <text:p>1.0979997460299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French Polynesia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69628472266691" calcext:value-type="float">
            <text:p>0.469628472266691</text:p>
          </table:table-cell>
          <table:table-cell table:style-name="ce1" office:value-type="float" office:value="0.726984362996555" calcext:value-type="float">
            <text:p>0.726984362996555</text:p>
          </table:table-cell>
          <table:table-cell table:style-name="ce1" office:value-type="float" office:value="0.569859181868171" calcext:value-type="float">
            <text:p>0.569859181868171</text:p>
          </table:table-cell>
          <table:table-cell table:style-name="ce1" office:value-type="float" office:value="0.760096270109052" calcext:value-type="float">
            <text:p>0.760096270109052</text:p>
          </table:table-cell>
          <table:table-cell table:style-name="ce1" office:value-type="float" office:value="0.732325921981094" calcext:value-type="float">
            <text:p>0.732325921981094</text:p>
          </table:table-cell>
          <table:table-cell table:style-name="ce1" office:value-type="float" office:value="0.902622003424658" calcext:value-type="float">
            <text:p>0.902622003424658</text:p>
          </table:table-cell>
          <table:table-cell table:style-name="ce1" office:value-type="float" office:value="1.25101829835625" calcext:value-type="float">
            <text:p>1.25101829835625</text:p>
          </table:table-cell>
          <table:table-cell table:style-name="ce1" office:value-type="float" office:value="1.39302816127001" calcext:value-type="float">
            <text:p>1.39302816127001</text:p>
          </table:table-cell>
          <table:table-cell table:style-name="ce1" office:value-type="float" office:value="1.48971320791217" calcext:value-type="float">
            <text:p>1.48971320791217</text:p>
          </table:table-cell>
          <table:table-cell table:style-name="ce1" office:value-type="float" office:value="1.50992906474012" calcext:value-type="float">
            <text:p>1.50992906474012</text:p>
          </table:table-cell>
          <table:table-cell table:style-name="ce1" office:value-type="float" office:value="1.758896249638" calcext:value-type="float">
            <text:p>1.758896249638</text:p>
          </table:table-cell>
          <table:table-cell table:style-name="ce1" office:value-type="float" office:value="1.98890745422575" calcext:value-type="float">
            <text:p>1.98890745422575</text:p>
          </table:table-cell>
          <table:table-cell table:style-name="ce1" office:value-type="float" office:value="1.82917508602541" calcext:value-type="float">
            <text:p>1.82917508602541</text:p>
          </table:table-cell>
          <table:table-cell table:style-name="ce1" office:value-type="float" office:value="1.70829961995832" calcext:value-type="float">
            <text:p>1.70829961995832</text:p>
          </table:table-cell>
          <table:table-cell table:style-name="ce1" office:value-type="float" office:value="1.71053026888989" calcext:value-type="float">
            <text:p>1.71053026888989</text:p>
          </table:table-cell>
          <table:table-cell table:style-name="ce1" office:value-type="float" office:value="1.62829297422274" calcext:value-type="float">
            <text:p>1.62829297422274</text:p>
          </table:table-cell>
          <table:table-cell table:style-name="ce1" office:value-type="float" office:value="1.95946357139146" calcext:value-type="float">
            <text:p>1.95946357139146</text:p>
          </table:table-cell>
          <table:table-cell table:style-name="ce1" office:value-type="float" office:value="1.98049212555899" calcext:value-type="float">
            <text:p>1.98049212555899</text:p>
          </table:table-cell>
          <table:table-cell table:style-name="ce1" office:value-type="float" office:value="2.17918242643306" calcext:value-type="float">
            <text:p>2.17918242643306</text:p>
          </table:table-cell>
          <table:table-cell table:style-name="ce1" office:value-type="float" office:value="1.91691050176851" calcext:value-type="float">
            <text:p>1.91691050176851</text:p>
          </table:table-cell>
          <table:table-cell table:style-name="ce1" office:value-type="float" office:value="1.93379124863219" calcext:value-type="float">
            <text:p>1.93379124863219</text:p>
          </table:table-cell>
          <table:table-cell table:style-name="ce1" office:value-type="float" office:value="2.11232718894009" calcext:value-type="float">
            <text:p>2.11232718894009</text:p>
          </table:table-cell>
          <table:table-cell table:style-name="ce1" office:value-type="float" office:value="2.09695244370132" calcext:value-type="float">
            <text:p>2.09695244370132</text:p>
          </table:table-cell>
          <table:table-cell table:style-name="ce1" office:value-type="float" office:value="2.54635863559788" calcext:value-type="float">
            <text:p>2.54635863559788</text:p>
          </table:table-cell>
          <table:table-cell table:style-name="ce1" office:value-type="float" office:value="2.69004149134081" calcext:value-type="float">
            <text:p>2.69004149134081</text:p>
          </table:table-cell>
          <table:table-cell table:style-name="ce1" office:value-type="float" office:value="3.34870553855988" calcext:value-type="float">
            <text:p>3.34870553855988</text:p>
          </table:table-cell>
          <table:table-cell table:style-name="ce1" office:value-type="float" office:value="3.36012861736334" calcext:value-type="float">
            <text:p>3.36012861736334</text:p>
          </table:table-cell>
          <table:table-cell table:style-name="ce1" office:value-type="float" office:value="3.29113636609392" calcext:value-type="float">
            <text:p>3.29113636609392</text:p>
          </table:table-cell>
          <table:table-cell table:style-name="ce1" office:value-type="float" office:value="3.01489390857059" calcext:value-type="float">
            <text:p>3.01489390857059</text:p>
          </table:table-cell>
          <table:table-cell table:style-name="ce1" office:value-type="float" office:value="3.13372012211131" calcext:value-type="float">
            <text:p>3.13372012211131</text:p>
          </table:table-cell>
          <table:table-cell table:style-name="ce1" office:value-type="float" office:value="3.17953319554368" calcext:value-type="float">
            <text:p>3.17953319554368</text:p>
          </table:table-cell>
          <table:table-cell table:style-name="ce1" office:value-type="float" office:value="3.15839025839026" calcext:value-type="float">
            <text:p>3.15839025839026</text:p>
          </table:table-cell>
          <table:table-cell table:style-name="ce1" office:value-type="float" office:value="3.14412794917888" calcext:value-type="float">
            <text:p>3.14412794917888</text:p>
          </table:table-cell>
          <table:table-cell table:style-name="ce1" office:value-type="float" office:value="2.95684644514733" calcext:value-type="float">
            <text:p>2.95684644514733</text:p>
          </table:table-cell>
          <table:table-cell table:style-name="ce1" office:value-type="float" office:value="2.54768318965517" calcext:value-type="float">
            <text:p>2.54768318965517</text:p>
          </table:table-cell>
          <table:table-cell table:style-name="ce1" office:value-type="float" office:value="2.65823420074349" calcext:value-type="float">
            <text:p>2.65823420074349</text:p>
          </table:table-cell>
          <table:table-cell table:style-name="ce1" office:value-type="float" office:value="2.64219589387182" calcext:value-type="float">
            <text:p>2.64219589387182</text:p>
          </table:table-cell>
          <table:table-cell table:style-name="ce1" office:value-type="float" office:value="2.67156981057863" calcext:value-type="float">
            <text:p>2.67156981057863</text:p>
          </table:table-cell>
          <table:table-cell table:style-name="ce1" office:value-type="float" office:value="2.60116472545757" calcext:value-type="float">
            <text:p>2.60116472545757</text:p>
          </table:table-cell>
          <table:table-cell table:style-name="ce1" office:value-type="float" office:value="2.50284603101015" calcext:value-type="float">
            <text:p>2.50284603101015</text:p>
          </table:table-cell>
          <table:table-cell table:style-name="ce1" office:value-type="float" office:value="2.65828792035976" calcext:value-type="float">
            <text:p>2.65828792035976</text:p>
          </table:table-cell>
          <table:table-cell table:style-name="ce1" office:value-type="float" office:value="3.05487077040402" calcext:value-type="float">
            <text:p>3.05487077040402</text:p>
          </table:table-cell>
          <table:table-cell table:style-name="ce1" office:value-type="float" office:value="3.00804384733423" calcext:value-type="float">
            <text:p>3.00804384733423</text:p>
          </table:table-cell>
          <table:table-cell table:style-name="ce1" office:value-type="float" office:value="3.21645958734348" calcext:value-type="float">
            <text:p>3.21645958734348</text:p>
          </table:table-cell>
          <table:table-cell table:style-name="ce1" office:value-type="float" office:value="3.1309394744471" calcext:value-type="float">
            <text:p>3.1309394744471</text:p>
          </table:table-cell>
          <table:table-cell table:style-name="ce1" office:value-type="float" office:value="3.33776933820875" calcext:value-type="float">
            <text:p>3.33776933820875</text:p>
          </table:table-cell>
          <table:table-cell table:style-name="ce1" office:value-type="float" office:value="3.30089899934428" calcext:value-type="float">
            <text:p>3.30089899934428</text:p>
          </table:table-cell>
          <table:table-cell table:style-name="ce1" office:value-type="float" office:value="3.23938685133334" calcext:value-type="float">
            <text:p>3.23938685133334</text:p>
          </table:table-cell>
          <table:table-cell table:style-name="ce1" office:value-type="float" office:value="3.30602905541375" calcext:value-type="float">
            <text:p>3.30602905541375</text:p>
          </table:table-cell>
          <table:table-cell table:style-name="ce1" office:value-type="float" office:value="3.28826880472624" calcext:value-type="float">
            <text:p>3.28826880472624</text:p>
          </table:table-cell>
          <table:table-cell table:style-name="ce1" office:value-type="float" office:value="3.29676384458993" calcext:value-type="float">
            <text:p>3.29676384458993</text:p>
          </table:table-cell>
          <table:table-cell table:style-name="ce1" office:value-type="float" office:value="3.16795268439279" calcext:value-type="float">
            <text:p>3.1679526843927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Qatar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72056056987043" calcext:value-type="float">
            <text:p>3.72056056987043</text:p>
          </table:table-cell>
          <table:table-cell table:style-name="ce1" office:value-type="float" office:value="3.14181676565086" calcext:value-type="float">
            <text:p>3.14181676565086</text:p>
          </table:table-cell>
          <table:table-cell table:style-name="ce1" office:value-type="float" office:value="3.3937387651948" calcext:value-type="float">
            <text:p>3.3937387651948</text:p>
          </table:table-cell>
          <table:table-cell table:style-name="ce1" office:value-type="float" office:value="99.5759404350577" calcext:value-type="float">
            <text:p>99.5759404350577</text:p>
          </table:table-cell>
          <table:table-cell table:style-name="ce1" office:value-type="float" office:value="92.9695645087202" calcext:value-type="float">
            <text:p>92.9695645087202</text:p>
          </table:table-cell>
          <table:table-cell table:style-name="ce1" office:value-type="float" office:value="85.563167126715" calcext:value-type="float">
            <text:p>85.563167126715</text:p>
          </table:table-cell>
          <table:table-cell table:style-name="ce1" office:value-type="float" office:value="78.7346083902929" calcext:value-type="float">
            <text:p>78.7346083902929</text:p>
          </table:table-cell>
          <table:table-cell table:style-name="ce1" office:value-type="float" office:value="77.6291825768039" calcext:value-type="float">
            <text:p>77.6291825768039</text:p>
          </table:table-cell>
          <table:table-cell table:style-name="ce1" office:value-type="float" office:value="76.104349601797" calcext:value-type="float">
            <text:p>76.104349601797</text:p>
          </table:table-cell>
          <table:table-cell table:style-name="ce1" office:value-type="float" office:value="71.2300465753697" calcext:value-type="float">
            <text:p>71.2300465753697</text:p>
          </table:table-cell>
          <table:table-cell table:style-name="ce1" office:value-type="float" office:value="69.2285486924787" calcext:value-type="float">
            <text:p>69.2285486924787</text:p>
          </table:table-cell>
          <table:table-cell table:style-name="ce1" office:value-type="float" office:value="76.7558827969072" calcext:value-type="float">
            <text:p>76.7558827969072</text:p>
          </table:table-cell>
          <table:table-cell table:style-name="ce1" office:value-type="float" office:value="82.7189381562699" calcext:value-type="float">
            <text:p>82.7189381562699</text:p>
          </table:table-cell>
          <table:table-cell table:style-name="ce1" office:value-type="float" office:value="87.7328285635876" calcext:value-type="float">
            <text:p>87.7328285635876</text:p>
          </table:table-cell>
          <table:table-cell table:style-name="ce1" office:value-type="float" office:value="68.2818878464513" calcext:value-type="float">
            <text:p>68.2818878464513</text:p>
          </table:table-cell>
          <table:table-cell table:style-name="ce1" office:value-type="float" office:value="66.6755672932399" calcext:value-type="float">
            <text:p>66.6755672932399</text:p>
          </table:table-cell>
          <table:table-cell table:style-name="ce1" office:value-type="float" office:value="59.7663660587365" calcext:value-type="float">
            <text:p>59.7663660587365</text:p>
          </table:table-cell>
          <table:table-cell table:style-name="ce1" office:value-type="float" office:value="54.4309316225256" calcext:value-type="float">
            <text:p>54.4309316225256</text:p>
          </table:table-cell>
          <table:table-cell table:style-name="ce1" office:value-type="float" office:value="54.8470664208564" calcext:value-type="float">
            <text:p>54.8470664208564</text:p>
          </table:table-cell>
          <table:table-cell table:style-name="ce1" office:value-type="float" office:value="69.9653680497359" calcext:value-type="float">
            <text:p>69.9653680497359</text:p>
          </table:table-cell>
          <table:table-cell table:style-name="ce1" office:value-type="float" office:value="58.5500480522093" calcext:value-type="float">
            <text:p>58.5500480522093</text:p>
          </table:table-cell>
          <table:table-cell table:style-name="ce1" office:value-type="float" office:value="51.8444405026345" calcext:value-type="float">
            <text:p>51.8444405026345</text:p>
          </table:table-cell>
          <table:table-cell table:style-name="ce1" office:value-type="float" office:value="44.5607916549441" calcext:value-type="float">
            <text:p>44.5607916549441</text:p>
          </table:table-cell>
          <table:table-cell table:style-name="ce1" office:value-type="float" office:value="36.435711144738" calcext:value-type="float">
            <text:p>36.435711144738</text:p>
          </table:table-cell>
          <table:table-cell table:style-name="ce1" office:value-type="float" office:value="36.134271549375" calcext:value-type="float">
            <text:p>36.134271549375</text:p>
          </table:table-cell>
          <table:table-cell table:style-name="ce1" office:value-type="float" office:value="33.4315023270479" calcext:value-type="float">
            <text:p>33.4315023270479</text:p>
          </table:table-cell>
          <table:table-cell table:style-name="ce1" office:value-type="float" office:value="33.381054713978" calcext:value-type="float">
            <text:p>33.381054713978</text:p>
          </table:table-cell>
          <table:table-cell table:style-name="ce1" office:value-type="float" office:value="27.165080422463" calcext:value-type="float">
            <text:p>27.165080422463</text:p>
          </table:table-cell>
          <table:table-cell table:style-name="ce1" office:value-type="float" office:value="26.7939591602033" calcext:value-type="float">
            <text:p>26.7939591602033</text:p>
          </table:table-cell>
          <table:table-cell table:style-name="ce1" office:value-type="float" office:value="30.939634433402" calcext:value-type="float">
            <text:p>30.939634433402</text:p>
          </table:table-cell>
          <table:table-cell table:style-name="ce1" office:value-type="float" office:value="24.712026578352" calcext:value-type="float">
            <text:p>24.712026578352</text:p>
          </table:table-cell>
          <table:table-cell table:style-name="ce1" office:value-type="float" office:value="36.4346112460164" calcext:value-type="float">
            <text:p>36.4346112460164</text:p>
          </table:table-cell>
          <table:table-cell table:style-name="ce1" office:value-type="float" office:value="54.7352553158467" calcext:value-type="float">
            <text:p>54.7352553158467</text:p>
          </table:table-cell>
          <table:table-cell table:style-name="ce1" office:value-type="float" office:value="62.428119157929" calcext:value-type="float">
            <text:p>62.428119157929</text:p>
          </table:table-cell>
          <table:table-cell table:style-name="ce1" office:value-type="float" office:value="61.0353306582064" calcext:value-type="float">
            <text:p>61.0353306582064</text:p>
          </table:table-cell>
          <table:table-cell table:style-name="ce1" office:value-type="float" office:value="61.5242176444406" calcext:value-type="float">
            <text:p>61.5242176444406</text:p>
          </table:table-cell>
          <table:table-cell table:style-name="ce1" office:value-type="float" office:value="62.1764628885798" calcext:value-type="float">
            <text:p>62.1764628885798</text:p>
          </table:table-cell>
          <table:table-cell table:style-name="ce1" office:value-type="float" office:value="68.7007551877746" calcext:value-type="float">
            <text:p>68.7007551877746</text:p>
          </table:table-cell>
          <table:table-cell table:style-name="ce1" office:value-type="float" office:value="59.0604245577068" calcext:value-type="float">
            <text:p>59.0604245577068</text:p>
          </table:table-cell>
          <table:table-cell table:style-name="ce1" office:value-type="float" office:value="55.0394116812087" calcext:value-type="float">
            <text:p>55.0394116812087</text:p>
          </table:table-cell>
          <table:table-cell table:style-name="ce1" office:value-type="float" office:value="58.5221694051593" calcext:value-type="float">
            <text:p>58.5221694051593</text:p>
          </table:table-cell>
          <table:table-cell table:style-name="ce1" office:value-type="float" office:value="49.4733103043733" calcext:value-type="float">
            <text:p>49.4733103043733</text:p>
          </table:table-cell>
          <table:table-cell table:style-name="ce1" office:value-type="float" office:value="44.896166068715" calcext:value-type="float">
            <text:p>44.896166068715</text:p>
          </table:table-cell>
          <table:table-cell table:style-name="ce1" office:value-type="float" office:value="54.113310335022" calcext:value-type="float">
            <text:p>54.113310335022</text:p>
          </table:table-cell>
          <table:table-cell table:style-name="ce1" office:value-type="float" office:value="60.637815259201" calcext:value-type="float">
            <text:p>60.637815259201</text:p>
          </table:table-cell>
          <table:table-cell table:style-name="ce1" office:value-type="float" office:value="61.9897577318849" calcext:value-type="float">
            <text:p>61.9897577318849</text:p>
          </table:table-cell>
          <table:table-cell table:style-name="ce1" office:value-type="float" office:value="57.3988960471365" calcext:value-type="float">
            <text:p>57.3988960471365</text:p>
          </table:table-cell>
          <table:table-cell table:style-name="ce1" office:value-type="float" office:value="55.3367999626788" calcext:value-type="float">
            <text:p>55.3367999626788</text:p>
          </table:table-cell>
          <table:table-cell table:style-name="ce1" office:value-type="float" office:value="48.6016197707353" calcext:value-type="float">
            <text:p>48.6016197707353</text:p>
          </table:table-cell>
          <table:table-cell table:style-name="ce1" office:value-type="float" office:value="44.836401447757" calcext:value-type="float">
            <text:p>44.836401447757</text:p>
          </table:table-cell>
          <table:table-cell table:style-name="ce1" office:value-type="float" office:value="42.6390760079365" calcext:value-type="float">
            <text:p>42.6390760079365</text:p>
          </table:table-cell>
          <table:table-cell table:style-name="ce1" office:value-type="float" office:value="44.0189263670224" calcext:value-type="float">
            <text:p>44.018926367022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Romania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2.90381202054338" calcext:value-type="float">
            <text:p>2.90381202054338</text:p>
          </table:table-cell>
          <table:table-cell table:style-name="ce1" office:value-type="float" office:value="3.00589159402325" calcext:value-type="float">
            <text:p>3.00589159402325</text:p>
          </table:table-cell>
          <table:table-cell table:style-name="ce1" office:value-type="float" office:value="3.42028586650104" calcext:value-type="float">
            <text:p>3.42028586650104</text:p>
          </table:table-cell>
          <table:table-cell table:style-name="ce1" office:value-type="float" office:value="3.69882656793197" calcext:value-type="float">
            <text:p>3.69882656793197</text:p>
          </table:table-cell>
          <table:table-cell table:style-name="ce1" office:value-type="float" office:value="3.81176286896128" calcext:value-type="float">
            <text:p>3.81176286896128</text:p>
          </table:table-cell>
          <table:table-cell table:style-name="ce1" office:value-type="float" office:value="4.13644965608734" calcext:value-type="float">
            <text:p>4.13644965608734</text:p>
          </table:table-cell>
          <table:table-cell table:style-name="ce1" office:value-type="float" office:value="4.38102251053189" calcext:value-type="float">
            <text:p>4.38102251053189</text:p>
          </table:table-cell>
          <table:table-cell table:style-name="ce1" office:value-type="float" office:value="4.71631855487405" calcext:value-type="float">
            <text:p>4.71631855487405</text:p>
          </table:table-cell>
          <table:table-cell table:style-name="ce1" office:value-type="float" office:value="5.06013278598186" calcext:value-type="float">
            <text:p>5.06013278598186</text:p>
          </table:table-cell>
          <table:table-cell table:style-name="ce1" office:value-type="float" office:value="5.57990715343552" calcext:value-type="float">
            <text:p>5.57990715343552</text:p>
          </table:table-cell>
          <table:table-cell table:style-name="ce1" office:value-type="float" office:value="5.93136910198012" calcext:value-type="float">
            <text:p>5.93136910198012</text:p>
          </table:table-cell>
          <table:table-cell table:style-name="ce1" office:value-type="float" office:value="6.14955042299546" calcext:value-type="float">
            <text:p>6.14955042299546</text:p>
          </table:table-cell>
          <table:table-cell table:style-name="ce1" office:value-type="float" office:value="6.41025170107577" calcext:value-type="float">
            <text:p>6.41025170107577</text:p>
          </table:table-cell>
          <table:table-cell table:style-name="ce1" office:value-type="float" office:value="6.95730449127149" calcext:value-type="float">
            <text:p>6.95730449127149</text:p>
          </table:table-cell>
          <table:table-cell table:style-name="ce1" office:value-type="float" office:value="7.17778504589925" calcext:value-type="float">
            <text:p>7.17778504589925</text:p>
          </table:table-cell>
          <table:table-cell table:style-name="ce1" office:value-type="float" office:value="7.62001472462385" calcext:value-type="float">
            <text:p>7.62001472462385</text:p>
          </table:table-cell>
          <table:table-cell table:style-name="ce1" office:value-type="float" office:value="8.10915557493228" calcext:value-type="float">
            <text:p>8.10915557493228</text:p>
          </table:table-cell>
          <table:table-cell table:style-name="ce1" office:value-type="float" office:value="8.19997990448286" calcext:value-type="float">
            <text:p>8.19997990448286</text:p>
          </table:table-cell>
          <table:table-cell table:style-name="ce1" office:value-type="float" office:value="8.83328902345648" calcext:value-type="float">
            <text:p>8.83328902345648</text:p>
          </table:table-cell>
          <table:table-cell table:style-name="ce1" office:value-type="float" office:value="8.87596915016092" calcext:value-type="float">
            <text:p>8.87596915016092</text:p>
          </table:table-cell>
          <table:table-cell table:style-name="ce1" office:value-type="float" office:value="8.83964723093059" calcext:value-type="float">
            <text:p>8.83964723093059</text:p>
          </table:table-cell>
          <table:table-cell table:style-name="ce1" office:value-type="float" office:value="8.84015993812048" calcext:value-type="float">
            <text:p>8.84015993812048</text:p>
          </table:table-cell>
          <table:table-cell table:style-name="ce1" office:value-type="float" office:value="8.69511053084626" calcext:value-type="float">
            <text:p>8.69511053084626</text:p>
          </table:table-cell>
          <table:table-cell table:style-name="ce1" office:value-type="float" office:value="8.87886858924272" calcext:value-type="float">
            <text:p>8.87886858924272</text:p>
          </table:table-cell>
          <table:table-cell table:style-name="ce1" office:value-type="float" office:value="8.35419783950699" calcext:value-type="float">
            <text:p>8.35419783950699</text:p>
          </table:table-cell>
          <table:table-cell table:style-name="ce1" office:value-type="float" office:value="8.54054138382022" calcext:value-type="float">
            <text:p>8.54054138382022</text:p>
          </table:table-cell>
          <table:table-cell table:style-name="ce1" office:value-type="float" office:value="8.84311051241402" calcext:value-type="float">
            <text:p>8.84311051241402</text:p>
          </table:table-cell>
          <table:table-cell table:style-name="ce1" office:value-type="float" office:value="9.24490438324612" calcext:value-type="float">
            <text:p>9.24490438324612</text:p>
          </table:table-cell>
          <table:table-cell table:style-name="ce1" office:value-type="float" office:value="9.22806809294021" calcext:value-type="float">
            <text:p>9.22806809294021</text:p>
          </table:table-cell>
          <table:table-cell table:style-name="ce1" office:value-type="float" office:value="9.24560962440275" calcext:value-type="float">
            <text:p>9.24560962440275</text:p>
          </table:table-cell>
          <table:table-cell table:style-name="ce1" office:value-type="float" office:value="6.84694870039374" calcext:value-type="float">
            <text:p>6.84694870039374</text:p>
          </table:table-cell>
          <table:table-cell table:style-name="ce1" office:value-type="float" office:value="5.97930125682819" calcext:value-type="float">
            <text:p>5.97930125682819</text:p>
          </table:table-cell>
          <table:table-cell table:style-name="ce1" office:value-type="float" office:value="5.40760736331968" calcext:value-type="float">
            <text:p>5.40760736331968</text:p>
          </table:table-cell>
          <table:table-cell table:style-name="ce1" office:value-type="float" office:value="5.30236877110856" calcext:value-type="float">
            <text:p>5.30236877110856</text:p>
          </table:table-cell>
          <table:table-cell table:style-name="ce1" office:value-type="float" office:value="5.07761049820435" calcext:value-type="float">
            <text:p>5.07761049820435</text:p>
          </table:table-cell>
          <table:table-cell table:style-name="ce1" office:value-type="float" office:value="5.60308473669199" calcext:value-type="float">
            <text:p>5.60308473669199</text:p>
          </table:table-cell>
          <table:table-cell table:style-name="ce1" office:value-type="float" office:value="5.6010946812689" calcext:value-type="float">
            <text:p>5.6010946812689</text:p>
          </table:table-cell>
          <table:table-cell table:style-name="ce1" office:value-type="float" office:value="5.07436293499976" calcext:value-type="float">
            <text:p>5.07436293499976</text:p>
          </table:table-cell>
          <table:table-cell table:style-name="ce1" office:value-type="float" office:value="4.54217490077905" calcext:value-type="float">
            <text:p>4.54217490077905</text:p>
          </table:table-cell>
          <table:table-cell table:style-name="ce1" office:value-type="float" office:value="3.98894871137645" calcext:value-type="float">
            <text:p>3.98894871137645</text:p>
          </table:table-cell>
          <table:table-cell table:style-name="ce1" office:value-type="float" office:value="4.00947419127352" calcext:value-type="float">
            <text:p>4.00947419127352</text:p>
          </table:table-cell>
          <table:table-cell table:style-name="ce1" office:value-type="float" office:value="4.32279774462011" calcext:value-type="float">
            <text:p>4.32279774462011</text:p>
          </table:table-cell>
          <table:table-cell table:style-name="ce1" office:value-type="float" office:value="4.24167547763291" calcext:value-type="float">
            <text:p>4.24167547763291</text:p>
          </table:table-cell>
          <table:table-cell table:style-name="ce1" office:value-type="float" office:value="4.44693943161886" calcext:value-type="float">
            <text:p>4.44693943161886</text:p>
          </table:table-cell>
          <table:table-cell table:style-name="ce1" office:value-type="float" office:value="4.44722136396531" calcext:value-type="float">
            <text:p>4.44722136396531</text:p>
          </table:table-cell>
          <table:table-cell table:style-name="ce1" office:value-type="float" office:value="4.48766935346371" calcext:value-type="float">
            <text:p>4.48766935346371</text:p>
          </table:table-cell>
          <table:table-cell table:style-name="ce1" office:value-type="float" office:value="4.84082701700878" calcext:value-type="float">
            <text:p>4.84082701700878</text:p>
          </table:table-cell>
          <table:table-cell table:style-name="ce1" office:value-type="float" office:value="4.86650986913651" calcext:value-type="float">
            <text:p>4.86650986913651</text:p>
          </table:table-cell>
          <table:table-cell table:style-name="ce1" office:value-type="float" office:value="4.65814321101867" calcext:value-type="float">
            <text:p>4.65814321101867</text:p>
          </table:table-cell>
          <table:table-cell table:style-name="ce1" office:value-type="float" office:value="3.99764919452262" calcext:value-type="float">
            <text:p>3.99764919452262</text:p>
          </table:table-cell>
          <table:table-cell table:style-name="ce1" office:value-type="float" office:value="3.91841015829063" calcext:value-type="float">
            <text:p>3.91841015829063</text:p>
          </table:table-cell>
          <table:table-cell table:style-name="ce1" office:value-type="float" office:value="4.21056012429912" calcext:value-type="float">
            <text:p>4.2105601242991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Russian Federation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4.0013063575651" calcext:value-type="float">
            <text:p>14.0013063575651</text:p>
          </table:table-cell>
          <table:table-cell table:style-name="ce1" office:value-type="float" office:value="13.0703168394829" calcext:value-type="float">
            <text:p>13.0703168394829</text:p>
          </table:table-cell>
          <table:table-cell table:style-name="ce1" office:value-type="float" office:value="11.4681014790745" calcext:value-type="float">
            <text:p>11.4681014790745</text:p>
          </table:table-cell>
          <table:table-cell table:style-name="ce1" office:value-type="float" office:value="11.014687314824" calcext:value-type="float">
            <text:p>11.014687314824</text:p>
          </table:table-cell>
          <table:table-cell table:style-name="ce1" office:value-type="float" office:value="10.905807370114" calcext:value-type="float">
            <text:p>10.905807370114</text:p>
          </table:table-cell>
          <table:table-cell table:style-name="ce1" office:value-type="float" office:value="10.3359776483444" calcext:value-type="float">
            <text:p>10.3359776483444</text:p>
          </table:table-cell>
          <table:table-cell table:style-name="ce1" office:value-type="float" office:value="10.1465193513145" calcext:value-type="float">
            <text:p>10.1465193513145</text:p>
          </table:table-cell>
          <table:table-cell table:style-name="ce1" office:value-type="float" office:value="10.4199624653546" calcext:value-type="float">
            <text:p>10.4199624653546</text:p>
          </table:table-cell>
          <table:table-cell table:style-name="ce1" office:value-type="float" office:value="10.6285713586029" calcext:value-type="float">
            <text:p>10.6285713586029</text:p>
          </table:table-cell>
          <table:table-cell table:style-name="ce1" office:value-type="float" office:value="10.6729946781762" calcext:value-type="float">
            <text:p>10.6729946781762</text:p>
          </table:table-cell>
          <table:table-cell table:style-name="ce1" office:value-type="float" office:value="10.7198631363213" calcext:value-type="float">
            <text:p>10.7198631363213</text:p>
          </table:table-cell>
          <table:table-cell table:style-name="ce1" office:value-type="float" office:value="11.0956670082793" calcext:value-type="float">
            <text:p>11.0956670082793</text:p>
          </table:table-cell>
          <table:table-cell table:style-name="ce1" office:value-type="float" office:value="11.1264558099453" calcext:value-type="float">
            <text:p>11.1264558099453</text:p>
          </table:table-cell>
          <table:table-cell table:style-name="ce1" office:value-type="float" office:value="11.2576934337598" calcext:value-type="float">
            <text:p>11.2576934337598</text:p>
          </table:table-cell>
          <table:table-cell table:style-name="ce1" office:value-type="float" office:value="11.6716086123682" calcext:value-type="float">
            <text:p>11.6716086123682</text:p>
          </table:table-cell>
          <table:table-cell table:style-name="ce1" office:value-type="float" office:value="11.6774381736315" calcext:value-type="float">
            <text:p>11.6774381736315</text:p>
          </table:table-cell>
          <table:table-cell table:style-name="ce1" office:value-type="float" office:value="12.0191306434285" calcext:value-type="float">
            <text:p>12.0191306434285</text:p>
          </table:table-cell>
          <table:table-cell table:style-name="ce1" office:value-type="float" office:value="11.026116238178" calcext:value-type="float">
            <text:p>11.026116238178</text:p>
          </table:table-cell>
          <table:table-cell table:style-name="ce1" office:value-type="float" office:value="12.1984374262445" calcext:value-type="float">
            <text:p>12.1984374262445</text:p>
          </table:table-cell>
          <table:table-cell table:style-name="ce1" office:value-type="float" office:value="12.6473282325063" calcext:value-type="float">
            <text:p>12.64732823250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362521749327748" calcext:value-type="float">
            <text:p>0.036252174932775</text:p>
          </table:table-cell>
          <table:table-cell table:style-name="ce1" office:value-type="float" office:value="0.0465092682431875" calcext:value-type="float">
            <text:p>0.046509268243188</text:p>
          </table:table-cell>
          <table:table-cell table:style-name="ce1" office:value-type="float" office:value="0.0276473843144094" calcext:value-type="float">
            <text:p>0.027647384314409</text:p>
          </table:table-cell>
          <table:table-cell table:style-name="ce1" office:value-type="float" office:value="0.0271807508166375" calcext:value-type="float">
            <text:p>0.027180750816638</text:p>
          </table:table-cell>
          <table:table-cell table:style-name="ce1" office:value-type="float" office:value="0.0115981211486536" calcext:value-type="float">
            <text:p>0.011598121148654</text:p>
          </table:table-cell>
          <table:table-cell table:style-name="ce1" office:value-type="float" office:value="0.0147454157009555" calcext:value-type="float">
            <text:p>0.014745415700956</text:p>
          </table:table-cell>
          <table:table-cell table:style-name="ce1" office:value-type="float" office:value="0.013257902724161" calcext:value-type="float">
            <text:p>0.013257902724161</text:p>
          </table:table-cell>
          <table:table-cell table:style-name="ce1" office:value-type="float" office:value="0.0118002652185449" calcext:value-type="float">
            <text:p>0.011800265218545</text:p>
          </table:table-cell>
          <table:table-cell table:style-name="ce1" office:value-type="float" office:value="0.0155942572988665" calcext:value-type="float">
            <text:p>0.015594257298867</text:p>
          </table:table-cell>
          <table:table-cell table:style-name="ce1" office:value-type="float" office:value="0.0161160646719173" calcext:value-type="float">
            <text:p>0.016116064671917</text:p>
          </table:table-cell>
          <table:table-cell table:style-name="ce1" office:value-type="float" office:value="0.0156269226692122" calcext:value-type="float">
            <text:p>0.015626922669212</text:p>
          </table:table-cell>
          <table:table-cell table:style-name="ce1" office:value-type="float" office:value="0.0161151603592751" calcext:value-type="float">
            <text:p>0.016115160359275</text:p>
          </table:table-cell>
          <table:table-cell table:style-name="ce1" office:value-type="float" office:value="0.0165689896370391" calcext:value-type="float">
            <text:p>0.016568989637039</text:p>
          </table:table-cell>
          <table:table-cell table:style-name="ce1" office:value-type="float" office:value="0.0169837380458354" calcext:value-type="float">
            <text:p>0.016983738045835</text:p>
          </table:table-cell>
          <table:table-cell table:style-name="ce1" office:value-type="float" office:value="0.0173510398794749" calcext:value-type="float">
            <text:p>0.017351039879475</text:p>
          </table:table-cell>
          <table:table-cell table:style-name="ce1" office:value-type="float" office:value="0.0403783659534874" calcext:value-type="float">
            <text:p>0.040378365953488</text:p>
          </table:table-cell>
          <table:table-cell table:style-name="ce1" office:value-type="float" office:value="0.0594905905256327" calcext:value-type="float">
            <text:p>0.059490590525633</text:p>
          </table:table-cell>
          <table:table-cell table:style-name="ce1" office:value-type="float" office:value="0.0575918607077776" calcext:value-type="float">
            <text:p>0.057591860707778</text:p>
          </table:table-cell>
          <table:table-cell table:style-name="ce1" office:value-type="float" office:value="0.0602977494471185" calcext:value-type="float">
            <text:p>0.060297749447119</text:p>
          </table:table-cell>
          <table:table-cell table:style-name="ce1" office:value-type="float" office:value="0.0597804866856605" calcext:value-type="float">
            <text:p>0.059780486685661</text:p>
          </table:table-cell>
          <table:table-cell table:style-name="ce1" office:value-type="float" office:value="0.0962975311557416" calcext:value-type="float">
            <text:p>0.096297531155742</text:p>
          </table:table-cell>
          <table:table-cell table:style-name="ce1" office:value-type="float" office:value="0.113172452364625" calcext:value-type="float">
            <text:p>0.113172452364625</text:p>
          </table:table-cell>
          <table:table-cell table:style-name="ce1" office:value-type="float" office:value="0.110950452124523" calcext:value-type="float">
            <text:p>0.110950452124523</text:p>
          </table:table-cell>
          <table:table-cell table:style-name="ce1" office:value-type="float" office:value="0.122896304996903" calcext:value-type="float">
            <text:p>0.122896304996903</text:p>
          </table:table-cell>
          <table:table-cell table:style-name="ce1" office:value-type="float" office:value="0.107934488416614" calcext:value-type="float">
            <text:p>0.107934488416614</text:p>
          </table:table-cell>
          <table:table-cell table:style-name="ce1" office:value-type="float" office:value="0.10069621178019" calcext:value-type="float">
            <text:p>0.10069621178019</text:p>
          </table:table-cell>
          <table:table-cell table:style-name="ce1" office:value-type="float" office:value="0.0932395656315156" calcext:value-type="float">
            <text:p>0.093239565631516</text:p>
          </table:table-cell>
          <table:table-cell table:style-name="ce1" office:value-type="float" office:value="0.0913705674100727" calcext:value-type="float">
            <text:p>0.091370567410073</text:p>
          </table:table-cell>
          <table:table-cell table:style-name="ce1" office:value-type="float" office:value="0.0988539423885245" calcext:value-type="float">
            <text:p>0.098853942388525</text:p>
          </table:table-cell>
          <table:table-cell table:style-name="ce1" office:value-type="float" office:value="0.0952323197216448" calcext:value-type="float">
            <text:p>0.095232319721645</text:p>
          </table:table-cell>
          <table:table-cell table:style-name="ce1" office:value-type="float" office:value="0.0747569472184954" calcext:value-type="float">
            <text:p>0.074756947218496</text:p>
          </table:table-cell>
          <table:table-cell table:style-name="ce1" office:value-type="float" office:value="0.0689695792611159" calcext:value-type="float">
            <text:p>0.068969579261116</text:p>
          </table:table-cell>
          <table:table-cell table:style-name="ce1" office:value-type="float" office:value="0.0726525430646913" calcext:value-type="float">
            <text:p>0.072652543064691</text:p>
          </table:table-cell>
          <table:table-cell table:style-name="ce1" office:value-type="float" office:value="0.0785741064237937" calcext:value-type="float">
            <text:p>0.078574106423794</text:p>
          </table:table-cell>
          <table:table-cell table:style-name="ce1" office:value-type="float" office:value="0.0788932664463749" calcext:value-type="float">
            <text:p>0.078893266446375</text:p>
          </table:table-cell>
          <table:table-cell table:style-name="ce1" office:value-type="float" office:value="0.0781432682395939" calcext:value-type="float">
            <text:p>0.078143268239594</text:p>
          </table:table-cell>
          <table:table-cell table:style-name="ce1" office:value-type="float" office:value="0.0787801868511475" calcext:value-type="float">
            <text:p>0.078780186851148</text:p>
          </table:table-cell>
          <table:table-cell table:style-name="ce1" office:value-type="float" office:value="0.0766527751264272" calcext:value-type="float">
            <text:p>0.076652775126427</text:p>
          </table:table-cell>
          <table:table-cell table:style-name="ce1" office:value-type="float" office:value="0.0692063907403739" calcext:value-type="float">
            <text:p>0.069206390740374</text:p>
          </table:table-cell>
          <table:table-cell table:style-name="ce1" office:value-type="float" office:value="0.0671988649389998" calcext:value-type="float">
            <text:p>0.067198864939</text:p>
          </table:table-cell>
          <table:table-cell table:style-name="ce1" office:value-type="float" office:value="0.0658260070120763" calcext:value-type="float">
            <text:p>0.065826007012076</text:p>
          </table:table-cell>
          <table:table-cell table:style-name="ce1" office:value-type="float" office:value="0.0638381301826497" calcext:value-type="float">
            <text:p>0.06383813018265</text:p>
          </table:table-cell>
          <table:table-cell table:style-name="ce1" office:value-type="float" office:value="0.0622687895778314" calcext:value-type="float">
            <text:p>0.062268789577831</text:p>
          </table:table-cell>
          <table:table-cell table:style-name="ce1" office:value-type="float" office:value="0.0599454162560184" calcext:value-type="float">
            <text:p>0.059945416256019</text:p>
          </table:table-cell>
          <table:table-cell table:style-name="ce1" office:value-type="float" office:value="0.0598086568785709" calcext:value-type="float">
            <text:p>0.059808656878571</text:p>
          </table:table-cell>
          <table:table-cell table:style-name="ce1" office:value-type="float" office:value="0.0586183967327655" calcext:value-type="float">
            <text:p>0.058618396732766</text:p>
          </table:table-cell>
          <table:table-cell table:style-name="ce1" office:value-type="float" office:value="0.0572035158331547" calcext:value-type="float">
            <text:p>0.057203515833155</text:p>
          </table:table-cell>
          <table:table-cell table:style-name="ce1" office:value-type="float" office:value="0.0587890644982224" calcext:value-type="float">
            <text:p>0.058789064498223</text:p>
          </table:table-cell>
          <table:table-cell table:style-name="ce1" office:value-type="float" office:value="0.0556613869050781" calcext:value-type="float">
            <text:p>0.055661386905078</text:p>
          </table:table-cell>
          <table:table-cell table:style-name="ce1" office:value-type="float" office:value="0.0574306550469775" calcext:value-type="float">
            <text:p>0.057430655046978</text:p>
          </table:table-cell>
          <table:table-cell table:style-name="ce1" office:value-type="float" office:value="0.0573543796677356" calcext:value-type="float">
            <text:p>0.057354379667736</text:p>
          </table:table-cell>
          <table:table-cell table:style-name="ce1" office:value-type="float" office:value="0.0628741973256297" calcext:value-type="float">
            <text:p>0.062874197325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outh Asia</text:p>
          </table:table-cell>
          <table:table-cell table:style-name="ce1" office:value-type="string" calcext:value-type="string">
            <text:p>SA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4384420849057" calcext:value-type="float">
            <text:p>0.24384420849057</text:p>
          </table:table-cell>
          <table:table-cell table:style-name="ce1" office:value-type="float" office:value="0.256985762003344" calcext:value-type="float">
            <text:p>0.256985762003344</text:p>
          </table:table-cell>
          <table:table-cell table:style-name="ce1" office:value-type="float" office:value="0.27699009785851" calcext:value-type="float">
            <text:p>0.27699009785851</text:p>
          </table:table-cell>
          <table:table-cell table:style-name="ce1" office:value-type="float" office:value="0.292819941358983" calcext:value-type="float">
            <text:p>0.292819941358983</text:p>
          </table:table-cell>
          <table:table-cell table:style-name="ce1" office:value-type="float" office:value="0.281602513033237" calcext:value-type="float">
            <text:p>0.281602513033237</text:p>
          </table:table-cell>
          <table:table-cell table:style-name="ce1" office:value-type="float" office:value="0.302293263799458" calcext:value-type="float">
            <text:p>0.302293263799458</text:p>
          </table:table-cell>
          <table:table-cell table:style-name="ce1" office:value-type="float" office:value="0.305354733039799" calcext:value-type="float">
            <text:p>0.305354733039799</text:p>
          </table:table-cell>
          <table:table-cell table:style-name="ce1" office:value-type="float" office:value="0.301945460718441" calcext:value-type="float">
            <text:p>0.301945460718441</text:p>
          </table:table-cell>
          <table:table-cell table:style-name="ce1" office:value-type="float" office:value="0.322777080007276" calcext:value-type="float">
            <text:p>0.322777080007276</text:p>
          </table:table-cell>
          <table:table-cell table:style-name="ce1" office:value-type="float" office:value="0.320747748616688" calcext:value-type="float">
            <text:p>0.320747748616688</text:p>
          </table:table-cell>
          <table:table-cell table:style-name="ce1" office:value-type="float" office:value="0.320068565790432" calcext:value-type="float">
            <text:p>0.320068565790432</text:p>
          </table:table-cell>
          <table:table-cell table:style-name="ce1" office:value-type="float" office:value="0.325770060689514" calcext:value-type="float">
            <text:p>0.325770060689514</text:p>
          </table:table-cell>
          <table:table-cell table:style-name="ce1" office:value-type="float" office:value="0.3291749862291" calcext:value-type="float">
            <text:p>0.3291749862291</text:p>
          </table:table-cell>
          <table:table-cell table:style-name="ce1" office:value-type="float" office:value="0.333587938290151" calcext:value-type="float">
            <text:p>0.333587938290151</text:p>
          </table:table-cell>
          <table:table-cell table:style-name="ce1" office:value-type="float" office:value="0.337094391475752" calcext:value-type="float">
            <text:p>0.337094391475752</text:p>
          </table:table-cell>
          <table:table-cell table:style-name="ce1" office:value-type="float" office:value="0.357266606500694" calcext:value-type="float">
            <text:p>0.357266606500694</text:p>
          </table:table-cell>
          <table:table-cell table:style-name="ce1" office:value-type="float" office:value="0.363165126174457" calcext:value-type="float">
            <text:p>0.363165126174457</text:p>
          </table:table-cell>
          <table:table-cell table:style-name="ce1" office:value-type="float" office:value="0.419441840992576" calcext:value-type="float">
            <text:p>0.419441840992576</text:p>
          </table:table-cell>
          <table:table-cell table:style-name="ce1" office:value-type="float" office:value="0.414981286544196" calcext:value-type="float">
            <text:p>0.414981286544196</text:p>
          </table:table-cell>
          <table:table-cell table:style-name="ce1" office:value-type="float" office:value="0.424913012157571" calcext:value-type="float">
            <text:p>0.424913012157571</text:p>
          </table:table-cell>
          <table:table-cell table:style-name="ce1" office:value-type="float" office:value="0.437810557808947" calcext:value-type="float">
            <text:p>0.437810557808947</text:p>
          </table:table-cell>
          <table:table-cell table:style-name="ce1" office:value-type="float" office:value="0.459782854691198" calcext:value-type="float">
            <text:p>0.459782854691198</text:p>
          </table:table-cell>
          <table:table-cell table:style-name="ce1" office:value-type="float" office:value="0.478485396372709" calcext:value-type="float">
            <text:p>0.478485396372709</text:p>
          </table:table-cell>
          <table:table-cell table:style-name="ce1" office:value-type="float" office:value="0.505996589948633" calcext:value-type="float">
            <text:p>0.505996589948633</text:p>
          </table:table-cell>
          <table:table-cell table:style-name="ce1" office:value-type="float" office:value="0.512305357155004" calcext:value-type="float">
            <text:p>0.512305357155004</text:p>
          </table:table-cell>
          <table:table-cell table:style-name="ce1" office:value-type="float" office:value="0.549493433509246" calcext:value-type="float">
            <text:p>0.549493433509246</text:p>
          </table:table-cell>
          <table:table-cell table:style-name="ce1" office:value-type="float" office:value="0.57397189389456" calcext:value-type="float">
            <text:p>0.57397189389456</text:p>
          </table:table-cell>
          <table:table-cell table:style-name="ce1" office:value-type="float" office:value="0.599500051450577" calcext:value-type="float">
            <text:p>0.599500051450577</text:p>
          </table:table-cell>
          <table:table-cell table:style-name="ce1" office:value-type="float" office:value="0.632654752916307" calcext:value-type="float">
            <text:p>0.632654752916307</text:p>
          </table:table-cell>
          <table:table-cell table:style-name="ce1" office:value-type="float" office:value="0.672046591718354" calcext:value-type="float">
            <text:p>0.672046591718354</text:p>
          </table:table-cell>
          <table:table-cell table:style-name="ce1" office:value-type="float" office:value="0.690464860646056" calcext:value-type="float">
            <text:p>0.690464860646056</text:p>
          </table:table-cell>
          <table:table-cell table:style-name="ce1" office:value-type="float" office:value="0.716952491557277" calcext:value-type="float">
            <text:p>0.716952491557277</text:p>
          </table:table-cell>
          <table:table-cell table:style-name="ce1" office:value-type="float" office:value="0.746204958692753" calcext:value-type="float">
            <text:p>0.746204958692753</text:p>
          </table:table-cell>
          <table:table-cell table:style-name="ce1" office:value-type="float" office:value="0.759908040642415" calcext:value-type="float">
            <text:p>0.759908040642415</text:p>
          </table:table-cell>
          <table:table-cell table:style-name="ce1" office:value-type="float" office:value="0.79266279115862" calcext:value-type="float">
            <text:p>0.79266279115862</text:p>
          </table:table-cell>
          <table:table-cell table:style-name="ce1" office:value-type="float" office:value="0.82375463976356" calcext:value-type="float">
            <text:p>0.82375463976356</text:p>
          </table:table-cell>
          <table:table-cell table:style-name="ce1" office:value-type="float" office:value="0.88135390104169" calcext:value-type="float">
            <text:p>0.88135390104169</text:p>
          </table:table-cell>
          <table:table-cell table:style-name="ce1" office:value-type="float" office:value="0.897690738906898" calcext:value-type="float">
            <text:p>0.897690738906898</text:p>
          </table:table-cell>
          <table:table-cell table:style-name="ce1" office:value-type="float" office:value="0.902603809887085" calcext:value-type="float">
            <text:p>0.902603809887085</text:p>
          </table:table-cell>
          <table:table-cell table:style-name="ce1" office:value-type="float" office:value="0.94299673782134" calcext:value-type="float">
            <text:p>0.94299673782134</text:p>
          </table:table-cell>
          <table:table-cell table:style-name="ce1" office:value-type="float" office:value="0.963738789120135" calcext:value-type="float">
            <text:p>0.963738789120135</text:p>
          </table:table-cell>
          <table:table-cell table:style-name="ce1" office:value-type="float" office:value="0.96372256537002" calcext:value-type="float">
            <text:p>0.96372256537002</text:p>
          </table:table-cell>
          <table:table-cell table:style-name="ce1" office:value-type="float" office:value="0.967866921072994" calcext:value-type="float">
            <text:p>0.967866921072994</text:p>
          </table:table-cell>
          <table:table-cell table:style-name="ce1" office:value-type="float" office:value="0.99250446925677" calcext:value-type="float">
            <text:p>0.99250446925677</text:p>
          </table:table-cell>
          <table:table-cell table:style-name="ce1" office:value-type="float" office:value="1.0338865327566" calcext:value-type="float">
            <text:p>1.0338865327566</text:p>
          </table:table-cell>
          <table:table-cell table:style-name="ce1" office:value-type="float" office:value="1.06085452702517" calcext:value-type="float">
            <text:p>1.06085452702517</text:p>
          </table:table-cell>
          <table:table-cell table:style-name="ce1" office:value-type="float" office:value="1.1178051074627" calcext:value-type="float">
            <text:p>1.1178051074627</text:p>
          </table:table-cell>
          <table:table-cell table:style-name="ce1" office:value-type="float" office:value="1.17741940975198" calcext:value-type="float">
            <text:p>1.17741940975198</text:p>
          </table:table-cell>
          <table:table-cell table:style-name="ce1" office:value-type="float" office:value="1.27804009049974" calcext:value-type="float">
            <text:p>1.27804009049974</text:p>
          </table:table-cell>
          <table:table-cell table:style-name="ce1" office:value-type="float" office:value="1.3723676704744" calcext:value-type="float">
            <text:p>1.3723676704744</text:p>
          </table:table-cell>
          <table:table-cell table:style-name="ce1" office:value-type="float" office:value="1.34889269911013" calcext:value-type="float">
            <text:p>1.34889269911013</text:p>
          </table:table-cell>
          <table:table-cell table:style-name="ce1" office:value-type="float" office:value="1.40899707611237" calcext:value-type="float">
            <text:p>1.4089970761123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audi Arabi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55055537216211" calcext:value-type="float">
            <text:p>0.655055537216211</text:p>
          </table:table-cell>
          <table:table-cell table:style-name="ce1" office:value-type="float" office:value="0.846589342808836" calcext:value-type="float">
            <text:p>0.846589342808836</text:p>
          </table:table-cell>
          <table:table-cell table:style-name="ce1" office:value-type="float" office:value="1.43389833694067" calcext:value-type="float">
            <text:p>1.43389833694067</text:p>
          </table:table-cell>
          <table:table-cell table:style-name="ce1" office:value-type="float" office:value="1.53770560256543" calcext:value-type="float">
            <text:p>1.53770560256543</text:p>
          </table:table-cell>
          <table:table-cell table:style-name="ce1" office:value-type="float" office:value="1.50681157025182" calcext:value-type="float">
            <text:p>1.50681157025182</text:p>
          </table:table-cell>
          <table:table-cell table:style-name="ce1" office:value-type="float" office:value="0.871394520850559" calcext:value-type="float">
            <text:p>0.871394520850559</text:p>
          </table:table-cell>
          <table:table-cell table:style-name="ce1" office:value-type="float" office:value="1.2787086157149" calcext:value-type="float">
            <text:p>1.2787086157149</text:p>
          </table:table-cell>
          <table:table-cell table:style-name="ce1" office:value-type="float" office:value="4.90876421117981" calcext:value-type="float">
            <text:p>4.90876421117981</text:p>
          </table:table-cell>
          <table:table-cell table:style-name="ce1" office:value-type="float" office:value="5.39996285609539" calcext:value-type="float">
            <text:p>5.39996285609539</text:p>
          </table:table-cell>
          <table:table-cell table:style-name="ce1" office:value-type="float" office:value="6.30211014649436" calcext:value-type="float">
            <text:p>6.30211014649436</text:p>
          </table:table-cell>
          <table:table-cell table:style-name="ce1" office:value-type="float" office:value="7.76011986168172" calcext:value-type="float">
            <text:p>7.76011986168172</text:p>
          </table:table-cell>
          <table:table-cell table:style-name="ce1" office:value-type="float" office:value="9.81097933664539" calcext:value-type="float">
            <text:p>9.81097933664539</text:p>
          </table:table-cell>
          <table:table-cell table:style-name="ce1" office:value-type="float" office:value="11.0220765684556" calcext:value-type="float">
            <text:p>11.0220765684556</text:p>
          </table:table-cell>
          <table:table-cell table:style-name="ce1" office:value-type="float" office:value="14.2048296928131" calcext:value-type="float">
            <text:p>14.2048296928131</text:p>
          </table:table-cell>
          <table:table-cell table:style-name="ce1" office:value-type="float" office:value="14.0216169891691" calcext:value-type="float">
            <text:p>14.0216169891691</text:p>
          </table:table-cell>
          <table:table-cell table:style-name="ce1" office:value-type="float" office:value="11.2181385584702" calcext:value-type="float">
            <text:p>11.2181385584702</text:p>
          </table:table-cell>
          <table:table-cell table:style-name="ce1" office:value-type="float" office:value="12.9440851210279" calcext:value-type="float">
            <text:p>12.9440851210279</text:p>
          </table:table-cell>
          <table:table-cell table:style-name="ce1" office:value-type="float" office:value="14.2460444266353" calcext:value-type="float">
            <text:p>14.2460444266353</text:p>
          </table:table-cell>
          <table:table-cell table:style-name="ce1" office:value-type="float" office:value="13.105125410258" calcext:value-type="float">
            <text:p>13.105125410258</text:p>
          </table:table-cell>
          <table:table-cell table:style-name="ce1" office:value-type="float" office:value="14.8162172366193" calcext:value-type="float">
            <text:p>14.8162172366193</text:p>
          </table:table-cell>
          <table:table-cell table:style-name="ce1" office:value-type="float" office:value="17.0892582879489" calcext:value-type="float">
            <text:p>17.0892582879489</text:p>
          </table:table-cell>
          <table:table-cell table:style-name="ce1" office:value-type="float" office:value="16.6233478160709" calcext:value-type="float">
            <text:p>16.6233478160709</text:p>
          </table:table-cell>
          <table:table-cell table:style-name="ce1" office:value-type="float" office:value="14.0562380385673" calcext:value-type="float">
            <text:p>14.0562380385673</text:p>
          </table:table-cell>
          <table:table-cell table:style-name="ce1" office:value-type="float" office:value="13.4632743655789" calcext:value-type="float">
            <text:p>13.4632743655789</text:p>
          </table:table-cell>
          <table:table-cell table:style-name="ce1" office:value-type="float" office:value="12.2861286519291" calcext:value-type="float">
            <text:p>12.2861286519291</text:p>
          </table:table-cell>
          <table:table-cell table:style-name="ce1" office:value-type="float" office:value="12.9219138669607" calcext:value-type="float">
            <text:p>12.9219138669607</text:p>
          </table:table-cell>
          <table:table-cell table:style-name="ce1" office:value-type="float" office:value="14.6169120988168" calcext:value-type="float">
            <text:p>14.6169120988168</text:p>
          </table:table-cell>
          <table:table-cell table:style-name="ce1" office:value-type="float" office:value="13.0242720535236" calcext:value-type="float">
            <text:p>13.0242720535236</text:p>
          </table:table-cell>
          <table:table-cell table:style-name="ce1" office:value-type="float" office:value="13.2916704671789" calcext:value-type="float">
            <text:p>13.2916704671789</text:p>
          </table:table-cell>
          <table:table-cell table:style-name="ce1" office:value-type="float" office:value="12.8858881612651" calcext:value-type="float">
            <text:p>12.8858881612651</text:p>
          </table:table-cell>
          <table:table-cell table:style-name="ce1" office:value-type="float" office:value="13.3208306743906" calcext:value-type="float">
            <text:p>13.3208306743906</text:p>
          </table:table-cell>
          <table:table-cell table:style-name="ce1" office:value-type="float" office:value="15.8531206937842" calcext:value-type="float">
            <text:p>15.8531206937842</text:p>
          </table:table-cell>
          <table:table-cell table:style-name="ce1" office:value-type="float" office:value="16.411428832206" calcext:value-type="float">
            <text:p>16.411428832206</text:p>
          </table:table-cell>
          <table:table-cell table:style-name="ce1" office:value-type="float" office:value="17.5410236891262" calcext:value-type="float">
            <text:p>17.5410236891262</text:p>
          </table:table-cell>
          <table:table-cell table:style-name="ce1" office:value-type="float" office:value="16.8187645277861" calcext:value-type="float">
            <text:p>16.8187645277861</text:p>
          </table:table-cell>
          <table:table-cell table:style-name="ce1" office:value-type="float" office:value="12.5309188608902" calcext:value-type="float">
            <text:p>12.5309188608902</text:p>
          </table:table-cell>
          <table:table-cell table:style-name="ce1" office:value-type="float" office:value="13.3850649860219" calcext:value-type="float">
            <text:p>13.3850649860219</text:p>
          </table:table-cell>
          <table:table-cell table:style-name="ce1" office:value-type="float" office:value="10.9158671945109" calcext:value-type="float">
            <text:p>10.9158671945109</text:p>
          </table:table-cell>
          <table:table-cell table:style-name="ce1" office:value-type="float" office:value="10.2294636347906" calcext:value-type="float">
            <text:p>10.2294636347906</text:p>
          </table:table-cell>
          <table:table-cell table:style-name="ce1" office:value-type="float" office:value="10.8738951947222" calcext:value-type="float">
            <text:p>10.8738951947222</text:p>
          </table:table-cell>
          <table:table-cell table:style-name="ce1" office:value-type="float" office:value="13.8804943728981" calcext:value-type="float">
            <text:p>13.8804943728981</text:p>
          </table:table-cell>
          <table:table-cell table:style-name="ce1" office:value-type="float" office:value="13.5048558617739" calcext:value-type="float">
            <text:p>13.5048558617739</text:p>
          </table:table-cell>
          <table:table-cell table:style-name="ce1" office:value-type="float" office:value="14.3993971793492" calcext:value-type="float">
            <text:p>14.3993971793492</text:p>
          </table:table-cell>
          <table:table-cell table:style-name="ce1" office:value-type="float" office:value="14.0112166823994" calcext:value-type="float">
            <text:p>14.0112166823994</text:p>
          </table:table-cell>
          <table:table-cell table:style-name="ce1" office:value-type="float" office:value="16.4549942335608" calcext:value-type="float">
            <text:p>16.4549942335608</text:p>
          </table:table-cell>
          <table:table-cell table:style-name="ce1" office:value-type="float" office:value="16.0694463539034" calcext:value-type="float">
            <text:p>16.0694463539034</text:p>
          </table:table-cell>
          <table:table-cell table:style-name="ce1" office:value-type="float" office:value="17.0235682589068" calcext:value-type="float">
            <text:p>17.0235682589068</text:p>
          </table:table-cell>
          <table:table-cell table:style-name="ce1" office:value-type="float" office:value="15.0874987664626" calcext:value-type="float">
            <text:p>15.0874987664626</text:p>
          </table:table-cell>
          <table:table-cell table:style-name="ce1" office:value-type="float" office:value="15.6393133160642" calcext:value-type="float">
            <text:p>15.6393133160642</text:p>
          </table:table-cell>
          <table:table-cell table:style-name="ce1" office:value-type="float" office:value="17.6902254770072" calcext:value-type="float">
            <text:p>17.6902254770072</text:p>
          </table:table-cell>
          <table:table-cell table:style-name="ce1" office:value-type="float" office:value="18.9776259692416" calcext:value-type="float">
            <text:p>18.9776259692416</text:p>
          </table:table-cell>
          <table:table-cell table:style-name="ce1" office:value-type="float" office:value="18.0724507178889" calcext:value-type="float">
            <text:p>18.072450717888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udan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2978371368493" calcext:value-type="float">
            <text:p>0.12978371368493</text:p>
          </table:table-cell>
          <table:table-cell table:style-name="ce1" office:value-type="float" office:value="0.128810195636166" calcext:value-type="float">
            <text:p>0.128810195636166</text:p>
          </table:table-cell>
          <table:table-cell table:style-name="ce1" office:value-type="float" office:value="0.134379625665967" calcext:value-type="float">
            <text:p>0.134379625665967</text:p>
          </table:table-cell>
          <table:table-cell table:style-name="ce1" office:value-type="float" office:value="0.147903282863798" calcext:value-type="float">
            <text:p>0.147903282863798</text:p>
          </table:table-cell>
          <table:table-cell table:style-name="ce1" office:value-type="float" office:value="0.159284213199374" calcext:value-type="float">
            <text:p>0.159284213199374</text:p>
          </table:table-cell>
          <table:table-cell table:style-name="ce1" office:value-type="float" office:value="0.202254535941352" calcext:value-type="float">
            <text:p>0.202254535941352</text:p>
          </table:table-cell>
          <table:table-cell table:style-name="ce1" office:value-type="float" office:value="0.214127207373621" calcext:value-type="float">
            <text:p>0.214127207373621</text:p>
          </table:table-cell>
          <table:table-cell table:style-name="ce1" office:value-type="float" office:value="0.25077107259379" calcext:value-type="float">
            <text:p>0.25077107259379</text:p>
          </table:table-cell>
          <table:table-cell table:style-name="ce1" office:value-type="float" office:value="0.237411935045291" calcext:value-type="float">
            <text:p>0.237411935045291</text:p>
          </table:table-cell>
          <table:table-cell table:style-name="ce1" office:value-type="float" office:value="0.310545184002263" calcext:value-type="float">
            <text:p>0.310545184002263</text:p>
          </table:table-cell>
          <table:table-cell table:style-name="ce1" office:value-type="float" office:value="0.349795296852885" calcext:value-type="float">
            <text:p>0.349795296852885</text:p>
          </table:table-cell>
          <table:table-cell table:style-name="ce1" office:value-type="float" office:value="0.348436321761447" calcext:value-type="float">
            <text:p>0.348436321761447</text:p>
          </table:table-cell>
          <table:table-cell table:style-name="ce1" office:value-type="float" office:value="0.364915421800219" calcext:value-type="float">
            <text:p>0.364915421800219</text:p>
          </table:table-cell>
          <table:table-cell table:style-name="ce1" office:value-type="float" office:value="0.357025947725627" calcext:value-type="float">
            <text:p>0.357025947725627</text:p>
          </table:table-cell>
          <table:table-cell table:style-name="ce1" office:value-type="float" office:value="0.362399256054519" calcext:value-type="float">
            <text:p>0.362399256054519</text:p>
          </table:table-cell>
          <table:table-cell table:style-name="ce1" office:value-type="float" office:value="0.261780729370585" calcext:value-type="float">
            <text:p>0.261780729370585</text:p>
          </table:table-cell>
          <table:table-cell table:style-name="ce1" office:value-type="float" office:value="0.22447319302603" calcext:value-type="float">
            <text:p>0.22447319302603</text:p>
          </table:table-cell>
          <table:table-cell table:style-name="ce1" office:value-type="float" office:value="0.220178108245013" calcext:value-type="float">
            <text:p>0.220178108245013</text:p>
          </table:table-cell>
          <table:table-cell table:style-name="ce1" office:value-type="float" office:value="0.192456247926616" calcext:value-type="float">
            <text:p>0.192456247926616</text:p>
          </table:table-cell>
          <table:table-cell table:style-name="ce1" office:value-type="float" office:value="0.19323828475403" calcext:value-type="float">
            <text:p>0.19323828475403</text:p>
          </table:table-cell>
          <table:table-cell table:style-name="ce1" office:value-type="float" office:value="0.196013969668436" calcext:value-type="float">
            <text:p>0.196013969668436</text:p>
          </table:table-cell>
          <table:table-cell table:style-name="ce1" office:value-type="float" office:value="0.184043369028908" calcext:value-type="float">
            <text:p>0.184043369028908</text:p>
          </table:table-cell>
          <table:table-cell table:style-name="ce1" office:value-type="float" office:value="0.186953328423894" calcext:value-type="float">
            <text:p>0.186953328423894</text:p>
          </table:table-cell>
          <table:table-cell table:style-name="ce1" office:value-type="float" office:value="0.184555470976632" calcext:value-type="float">
            <text:p>0.184555470976632</text:p>
          </table:table-cell>
          <table:table-cell table:style-name="ce1" office:value-type="float" office:value="0.160268905436211" calcext:value-type="float">
            <text:p>0.160268905436211</text:p>
          </table:table-cell>
          <table:table-cell table:style-name="ce1" office:value-type="float" office:value="0.180726729559944" calcext:value-type="float">
            <text:p>0.180726729559944</text:p>
          </table:table-cell>
          <table:table-cell table:style-name="ce1" office:value-type="float" office:value="0.183360631436094" calcext:value-type="float">
            <text:p>0.183360631436094</text:p>
          </table:table-cell>
          <table:table-cell table:style-name="ce1" office:value-type="float" office:value="0.140880448263423" calcext:value-type="float">
            <text:p>0.140880448263423</text:p>
          </table:table-cell>
          <table:table-cell table:style-name="ce1" office:value-type="float" office:value="0.19864412508017" calcext:value-type="float">
            <text:p>0.19864412508017</text:p>
          </table:table-cell>
          <table:table-cell table:style-name="ce1" office:value-type="float" office:value="0.150011346611729" calcext:value-type="float">
            <text:p>0.150011346611729</text:p>
          </table:table-cell>
          <table:table-cell table:style-name="ce1" office:value-type="float" office:value="0.215714302676878" calcext:value-type="float">
            <text:p>0.215714302676878</text:p>
          </table:table-cell>
          <table:table-cell table:style-name="ce1" office:value-type="float" office:value="0.202816252866375" calcext:value-type="float">
            <text:p>0.202816252866375</text:p>
          </table:table-cell>
          <table:table-cell table:style-name="ce1" office:value-type="float" office:value="0.173492021484694" calcext:value-type="float">
            <text:p>0.173492021484694</text:p>
          </table:table-cell>
          <table:table-cell table:style-name="ce1" office:value-type="float" office:value="0.102704393037423" calcext:value-type="float">
            <text:p>0.102704393037423</text:p>
          </table:table-cell>
          <table:table-cell table:style-name="ce1" office:value-type="float" office:value="0.152046098211688" calcext:value-type="float">
            <text:p>0.152046098211688</text:p>
          </table:table-cell>
          <table:table-cell table:style-name="ce1" office:value-type="float" office:value="0.152666264407447" calcext:value-type="float">
            <text:p>0.152666264407447</text:p>
          </table:table-cell>
          <table:table-cell table:style-name="ce1" office:value-type="float" office:value="0.137465511949685" calcext:value-type="float">
            <text:p>0.137465511949685</text:p>
          </table:table-cell>
          <table:table-cell table:style-name="ce1" office:value-type="float" office:value="0.169602368250794" calcext:value-type="float">
            <text:p>0.169602368250794</text:p>
          </table:table-cell>
          <table:table-cell table:style-name="ce1" office:value-type="float" office:value="0.14291034853417" calcext:value-type="float">
            <text:p>0.14291034853417</text:p>
          </table:table-cell>
          <table:table-cell table:style-name="ce1" office:value-type="float" office:value="0.150670884476316" calcext:value-type="float">
            <text:p>0.150670884476316</text:p>
          </table:table-cell>
          <table:table-cell table:style-name="ce1" office:value-type="float" office:value="0.159133713745191" calcext:value-type="float">
            <text:p>0.159133713745191</text:p>
          </table:table-cell>
          <table:table-cell table:style-name="ce1" office:value-type="float" office:value="0.178055692848892" calcext:value-type="float">
            <text:p>0.178055692848892</text:p>
          </table:table-cell>
          <table:table-cell table:style-name="ce1" office:value-type="float" office:value="0.220598608029217" calcext:value-type="float">
            <text:p>0.220598608029217</text:p>
          </table:table-cell>
          <table:table-cell table:style-name="ce1" office:value-type="float" office:value="0.239590404729863" calcext:value-type="float">
            <text:p>0.239590404729863</text:p>
          </table:table-cell>
          <table:table-cell table:style-name="ce1" office:value-type="float" office:value="0.292150009533967" calcext:value-type="float">
            <text:p>0.292150009533967</text:p>
          </table:table-cell>
          <table:table-cell table:style-name="ce1" office:value-type="float" office:value="0.267090640335919" calcext:value-type="float">
            <text:p>0.267090640335919</text:p>
          </table:table-cell>
          <table:table-cell table:style-name="ce1" office:value-type="float" office:value="0.278837921919955" calcext:value-type="float">
            <text:p>0.278837921919955</text:p>
          </table:table-cell>
          <table:table-cell table:style-name="ce1" office:value-type="float" office:value="0.30888397658094" calcext:value-type="float">
            <text:p>0.30888397658094</text:p>
          </table:table-cell>
          <table:table-cell table:style-name="ce1" office:value-type="float" office:value="0.318940845724107" calcext:value-type="float">
            <text:p>0.318940845724107</text:p>
          </table:table-cell>
          <table:table-cell table:style-name="ce1" office:value-type="float" office:value="0.343430681519523" calcext:value-type="float">
            <text:p>0.343430681519523</text:p>
          </table:table-cell>
          <table:table-cell table:style-name="ce1" office:value-type="float" office:value="0.341750838615107" calcext:value-type="float">
            <text:p>0.341750838615107</text:p>
          </table:table-cell>
          <table:table-cell table:style-name="ce1" office:value-type="float" office:value="0.349548724216747" calcext:value-type="float">
            <text:p>0.34954872421674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60810810810811" calcext:value-type="float">
            <text:p>0.260810810810811</text:p>
          </table:table-cell>
          <table:table-cell table:style-name="ce1" office:value-type="float" office:value="0.24929093282067" calcext:value-type="float">
            <text:p>0.24929093282067</text:p>
          </table:table-cell>
          <table:table-cell table:style-name="ce1" office:value-type="float" office:value="0.242542279410122" calcext:value-type="float">
            <text:p>0.242542279410122</text:p>
          </table:table-cell>
          <table:table-cell table:style-name="ce1" office:value-type="float" office:value="0.24975089974606" calcext:value-type="float">
            <text:p>0.24975089974606</text:p>
          </table:table-cell>
          <table:table-cell table:style-name="ce1" office:value-type="float" office:value="0.260456563655688" calcext:value-type="float">
            <text:p>0.260456563655688</text:p>
          </table:table-cell>
          <table:table-cell table:style-name="ce1" office:value-type="float" office:value="0.464239795599604" calcext:value-type="float">
            <text:p>0.464239795599604</text:p>
          </table:table-cell>
          <table:table-cell table:style-name="ce1" office:value-type="float" office:value="0.458098089960546" calcext:value-type="float">
            <text:p>0.458098089960546</text:p>
          </table:table-cell>
          <table:table-cell table:style-name="ce1" office:value-type="float" office:value="0.181319271623594" calcext:value-type="float">
            <text:p>0.18131927162359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0.120030886008789" calcext:value-type="float">
            <text:p>0.120030886008789</text:p>
          </table:table-cell>
          <table:table-cell table:style-name="ce1" office:value-type="float" office:value="0.310382966858665" calcext:value-type="float">
            <text:p>0.310382966858665</text:p>
          </table:table-cell>
          <table:table-cell table:style-name="ce1" office:value-type="float" office:value="0.311170130198949" calcext:value-type="float">
            <text:p>0.311170130198949</text:p>
          </table:table-cell>
          <table:table-cell table:style-name="ce1" office:value-type="float" office:value="0.324568115430217" calcext:value-type="float">
            <text:p>0.324568115430217</text:p>
          </table:table-cell>
          <table:table-cell table:style-name="ce1" office:value-type="float" office:value="0.335354501914114" calcext:value-type="float">
            <text:p>0.335354501914114</text:p>
          </table:table-cell>
          <table:table-cell table:style-name="ce1" office:value-type="float" office:value="0.388663489220448" calcext:value-type="float">
            <text:p>0.388663489220448</text:p>
          </table:table-cell>
          <table:table-cell table:style-name="ce1" office:value-type="float" office:value="0.526797824952643" calcext:value-type="float">
            <text:p>0.526797824952643</text:p>
          </table:table-cell>
          <table:table-cell table:style-name="ce1" office:value-type="float" office:value="0.35271885145997" calcext:value-type="float">
            <text:p>0.35271885145997</text:p>
          </table:table-cell>
          <table:table-cell table:style-name="ce1" office:value-type="float" office:value="0.43489687544147" calcext:value-type="float">
            <text:p>0.43489687544147</text:p>
          </table:table-cell>
          <table:table-cell table:style-name="ce1" office:value-type="float" office:value="0.497072755270165" calcext:value-type="float">
            <text:p>0.497072755270165</text:p>
          </table:table-cell>
          <table:table-cell table:style-name="ce1" office:value-type="float" office:value="0.534741355518934" calcext:value-type="float">
            <text:p>0.534741355518934</text:p>
          </table:table-cell>
          <table:table-cell table:style-name="ce1" office:value-type="float" office:value="0.601876109671804" calcext:value-type="float">
            <text:p>0.601876109671804</text:p>
          </table:table-cell>
          <table:table-cell table:style-name="ce1" office:value-type="float" office:value="0.575977878030401" calcext:value-type="float">
            <text:p>0.575977878030401</text:p>
          </table:table-cell>
          <table:table-cell table:style-name="ce1" office:value-type="float" office:value="0.518762840166222" calcext:value-type="float">
            <text:p>0.518762840166222</text:p>
          </table:table-cell>
          <table:table-cell table:style-name="ce1" office:value-type="float" office:value="0.43428073581956" calcext:value-type="float">
            <text:p>0.43428073581956</text:p>
          </table:table-cell>
          <table:table-cell table:style-name="ce1" office:value-type="float" office:value="0.529548489146897" calcext:value-type="float">
            <text:p>0.529548489146897</text:p>
          </table:table-cell>
          <table:table-cell table:style-name="ce1" office:value-type="float" office:value="0.41579683455669" calcext:value-type="float">
            <text:p>0.41579683455669</text:p>
          </table:table-cell>
          <table:table-cell table:style-name="ce1" office:value-type="float" office:value="0.401049624099114" calcext:value-type="float">
            <text:p>0.401049624099114</text:p>
          </table:table-cell>
          <table:table-cell table:style-name="ce1" office:value-type="float" office:value="0.358314895839602" calcext:value-type="float">
            <text:p>0.358314895839602</text:p>
          </table:table-cell>
          <table:table-cell table:style-name="ce1" office:value-type="float" office:value="0.38837528707802" calcext:value-type="float">
            <text:p>0.38837528707802</text:p>
          </table:table-cell>
          <table:table-cell table:style-name="ce1" office:value-type="float" office:value="0.507363653608639" calcext:value-type="float">
            <text:p>0.507363653608639</text:p>
          </table:table-cell>
          <table:table-cell table:style-name="ce1" office:value-type="float" office:value="0.423592075857433" calcext:value-type="float">
            <text:p>0.423592075857433</text:p>
          </table:table-cell>
          <table:table-cell table:style-name="ce1" office:value-type="float" office:value="0.441957793985438" calcext:value-type="float">
            <text:p>0.441957793985438</text:p>
          </table:table-cell>
          <table:table-cell table:style-name="ce1" office:value-type="float" office:value="0.435502186532004" calcext:value-type="float">
            <text:p>0.435502186532004</text:p>
          </table:table-cell>
          <table:table-cell table:style-name="ce1" office:value-type="float" office:value="0.436433792109857" calcext:value-type="float">
            <text:p>0.436433792109857</text:p>
          </table:table-cell>
          <table:table-cell table:style-name="ce1" office:value-type="float" office:value="0.46036877756298" calcext:value-type="float">
            <text:p>0.46036877756298</text:p>
          </table:table-cell>
          <table:table-cell table:style-name="ce1" office:value-type="float" office:value="0.40118848603782" calcext:value-type="float">
            <text:p>0.40118848603782</text:p>
          </table:table-cell>
          <table:table-cell table:style-name="ce1" office:value-type="float" office:value="0.418408852995009" calcext:value-type="float">
            <text:p>0.418408852995009</text:p>
          </table:table-cell>
          <table:table-cell table:style-name="ce1" office:value-type="float" office:value="0.356167681452211" calcext:value-type="float">
            <text:p>0.356167681452211</text:p>
          </table:table-cell>
          <table:table-cell table:style-name="ce1" office:value-type="float" office:value="0.365257603583198" calcext:value-type="float">
            <text:p>0.365257603583198</text:p>
          </table:table-cell>
          <table:table-cell table:style-name="ce1" office:value-type="float" office:value="0.384710034404487" calcext:value-type="float">
            <text:p>0.384710034404487</text:p>
          </table:table-cell>
          <table:table-cell table:style-name="ce1" office:value-type="float" office:value="0.399404375686699" calcext:value-type="float">
            <text:p>0.399404375686699</text:p>
          </table:table-cell>
          <table:table-cell table:style-name="ce1" office:value-type="float" office:value="0.428018740318072" calcext:value-type="float">
            <text:p>0.428018740318072</text:p>
          </table:table-cell>
          <table:table-cell table:style-name="ce1" office:value-type="float" office:value="0.43766291154581" calcext:value-type="float">
            <text:p>0.43766291154581</text:p>
          </table:table-cell>
          <table:table-cell table:style-name="ce1" office:value-type="float" office:value="0.469656020807022" calcext:value-type="float">
            <text:p>0.469656020807022</text:p>
          </table:table-cell>
          <table:table-cell table:style-name="ce1" office:value-type="float" office:value="0.481487398212969" calcext:value-type="float">
            <text:p>0.481487398212969</text:p>
          </table:table-cell>
          <table:table-cell table:style-name="ce1" office:value-type="float" office:value="0.519999034518964" calcext:value-type="float">
            <text:p>0.519999034518964</text:p>
          </table:table-cell>
          <table:table-cell table:style-name="ce1" office:value-type="float" office:value="0.413622745052654" calcext:value-type="float">
            <text:p>0.413622745052654</text:p>
          </table:table-cell>
          <table:table-cell table:style-name="ce1" office:value-type="float" office:value="0.448464474503729" calcext:value-type="float">
            <text:p>0.448464474503729</text:p>
          </table:table-cell>
          <table:table-cell table:style-name="ce1" office:value-type="float" office:value="0.444968123919281" calcext:value-type="float">
            <text:p>0.444968123919281</text:p>
          </table:table-cell>
          <table:table-cell table:style-name="ce1" office:value-type="float" office:value="0.464873612500262" calcext:value-type="float">
            <text:p>0.464873612500262</text:p>
          </table:table-cell>
          <table:table-cell table:style-name="ce1" office:value-type="float" office:value="0.638487724313837" calcext:value-type="float">
            <text:p>0.638487724313837</text:p>
          </table:table-cell>
          <table:table-cell table:style-name="ce1" office:value-type="float" office:value="0.588334149509437" calcext:value-type="float">
            <text:p>0.58833414950943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ingapore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846367832847425" calcext:value-type="float">
            <text:p>0.846367832847425</text:p>
          </table:table-cell>
          <table:table-cell table:style-name="ce1" office:value-type="float" office:value="1.22994419642857" calcext:value-type="float">
            <text:p>1.22994419642857</text:p>
          </table:table-cell>
          <table:table-cell table:style-name="ce1" office:value-type="float" office:value="1.47291795223403" calcext:value-type="float">
            <text:p>1.47291795223403</text:p>
          </table:table-cell>
          <table:table-cell table:style-name="ce1" office:value-type="float" office:value="1.89376545961003" calcext:value-type="float">
            <text:p>1.89376545961003</text:p>
          </table:table-cell>
          <table:table-cell table:style-name="ce1" office:value-type="float" office:value="2.01111533449175" calcext:value-type="float">
            <text:p>2.01111533449175</text:p>
          </table:table-cell>
          <table:table-cell table:style-name="ce1" office:value-type="float" office:value="1.34094546610843" calcext:value-type="float">
            <text:p>1.34094546610843</text:p>
          </table:table-cell>
          <table:table-cell table:style-name="ce1" office:value-type="float" office:value="0.348804797353184" calcext:value-type="float">
            <text:p>0.348804797353184</text:p>
          </table:table-cell>
          <table:table-cell table:style-name="ce1" office:value-type="float" office:value="1.54645934466019" calcext:value-type="float">
            <text:p>1.54645934466019</text:p>
          </table:table-cell>
          <table:table-cell table:style-name="ce1" office:value-type="float" office:value="2.69375049701789" calcext:value-type="float">
            <text:p>2.69375049701789</text:p>
          </table:table-cell>
          <table:table-cell table:style-name="ce1" office:value-type="float" office:value="3.52786046511628" calcext:value-type="float">
            <text:p>3.52786046511628</text:p>
          </table:table-cell>
          <table:table-cell table:style-name="ce1" office:value-type="float" office:value="8.77817401783562" calcext:value-type="float">
            <text:p>8.77817401783562</text:p>
          </table:table-cell>
          <table:table-cell table:style-name="ce1" office:value-type="float" office:value="7.85327038667235" calcext:value-type="float">
            <text:p>7.85327038667235</text:p>
          </table:table-cell>
          <table:table-cell table:style-name="ce1" office:value-type="float" office:value="10.332816855603" calcext:value-type="float">
            <text:p>10.332816855603</text:p>
          </table:table-cell>
          <table:table-cell table:style-name="ce1" office:value-type="float" office:value="9.67666621067032" calcext:value-type="float">
            <text:p>9.67666621067032</text:p>
          </table:table-cell>
          <table:table-cell table:style-name="ce1" office:value-type="float" office:value="9.85245178939815" calcext:value-type="float">
            <text:p>9.85245178939815</text:p>
          </table:table-cell>
          <table:table-cell table:style-name="ce1" office:value-type="float" office:value="10.8473574648634" calcext:value-type="float">
            <text:p>10.8473574648634</text:p>
          </table:table-cell>
          <table:table-cell table:style-name="ce1" office:value-type="float" office:value="13.0974565037283" calcext:value-type="float">
            <text:p>13.0974565037283</text:p>
          </table:table-cell>
          <table:table-cell table:style-name="ce1" office:value-type="float" office:value="12.1744463080033" calcext:value-type="float">
            <text:p>12.1744463080033</text:p>
          </table:table-cell>
          <table:table-cell table:style-name="ce1" office:value-type="float" office:value="14.0909024473148" calcext:value-type="float">
            <text:p>14.0909024473148</text:p>
          </table:table-cell>
          <table:table-cell table:style-name="ce1" office:value-type="float" office:value="15.155702538284" calcext:value-type="float">
            <text:p>15.155702538284</text:p>
          </table:table-cell>
          <table:table-cell table:style-name="ce1" office:value-type="float" office:value="13.0216405096222" calcext:value-type="float">
            <text:p>13.0216405096222</text:p>
          </table:table-cell>
          <table:table-cell table:style-name="ce1" office:value-type="float" office:value="10.6006802653943" calcext:value-type="float">
            <text:p>10.6006802653943</text:p>
          </table:table-cell>
          <table:table-cell table:style-name="ce1" office:value-type="float" office:value="11.24154665127" calcext:value-type="float">
            <text:p>11.24154665127</text:p>
          </table:table-cell>
          <table:table-cell table:style-name="ce1" office:value-type="float" office:value="13.0537305939701" calcext:value-type="float">
            <text:p>13.0537305939701</text:p>
          </table:table-cell>
          <table:table-cell table:style-name="ce1" office:value-type="float" office:value="12.2254762700382" calcext:value-type="float">
            <text:p>12.2254762700382</text:p>
          </table:table-cell>
          <table:table-cell table:style-name="ce1" office:value-type="float" office:value="12.2141433509372" calcext:value-type="float">
            <text:p>12.2141433509372</text:p>
          </table:table-cell>
          <table:table-cell table:style-name="ce1" office:value-type="float" office:value="12.8146374461151" calcext:value-type="float">
            <text:p>12.8146374461151</text:p>
          </table:table-cell>
          <table:table-cell table:style-name="ce1" office:value-type="float" office:value="11.7485077243711" calcext:value-type="float">
            <text:p>11.7485077243711</text:p>
          </table:table-cell>
          <table:table-cell table:style-name="ce1" office:value-type="float" office:value="12.6858439665677" calcext:value-type="float">
            <text:p>12.6858439665677</text:p>
          </table:table-cell>
          <table:table-cell table:style-name="ce1" office:value-type="float" office:value="14.2918989757757" calcext:value-type="float">
            <text:p>14.2918989757757</text:p>
          </table:table-cell>
          <table:table-cell table:style-name="ce1" office:value-type="float" office:value="15.4050651563503" calcext:value-type="float">
            <text:p>15.4050651563503</text:p>
          </table:table-cell>
          <table:table-cell table:style-name="ce1" office:value-type="float" office:value="15.1272904098552" calcext:value-type="float">
            <text:p>15.1272904098552</text:p>
          </table:table-cell>
          <table:table-cell table:style-name="ce1" office:value-type="float" office:value="15.5592494253564" calcext:value-type="float">
            <text:p>15.5592494253564</text:p>
          </table:table-cell>
          <table:table-cell table:style-name="ce1" office:value-type="float" office:value="16.4864273747982" calcext:value-type="float">
            <text:p>16.4864273747982</text:p>
          </table:table-cell>
          <table:table-cell table:style-name="ce1" office:value-type="float" office:value="19.1187552792473" calcext:value-type="float">
            <text:p>19.1187552792473</text:p>
          </table:table-cell>
          <table:table-cell table:style-name="ce1" office:value-type="float" office:value="13.3663977306323" calcext:value-type="float">
            <text:p>13.3663977306323</text:p>
          </table:table-cell>
          <table:table-cell table:style-name="ce1" office:value-type="float" office:value="15.0667811951059" calcext:value-type="float">
            <text:p>15.0667811951059</text:p>
          </table:table-cell>
          <table:table-cell table:style-name="ce1" office:value-type="float" office:value="18.240147754053" calcext:value-type="float">
            <text:p>18.240147754053</text:p>
          </table:table-cell>
          <table:table-cell table:style-name="ce1" office:value-type="float" office:value="14.5887702042135" calcext:value-type="float">
            <text:p>14.5887702042135</text:p>
          </table:table-cell>
          <table:table-cell table:style-name="ce1" office:value-type="float" office:value="12.6478205219208" calcext:value-type="float">
            <text:p>12.6478205219208</text:p>
          </table:table-cell>
          <table:table-cell table:style-name="ce1" office:value-type="float" office:value="12.1666243367801" calcext:value-type="float">
            <text:p>12.1666243367801</text:p>
          </table:table-cell>
          <table:table-cell table:style-name="ce1" office:value-type="float" office:value="11.9722151603234" calcext:value-type="float">
            <text:p>11.9722151603234</text:p>
          </table:table-cell>
          <table:table-cell table:style-name="ce1" office:value-type="float" office:value="11.3102312048755" calcext:value-type="float">
            <text:p>11.3102312048755</text:p>
          </table:table-cell>
          <table:table-cell table:style-name="ce1" office:value-type="float" office:value="7.56601372694739" calcext:value-type="float">
            <text:p>7.56601372694739</text:p>
          </table:table-cell>
          <table:table-cell table:style-name="ce1" office:value-type="float" office:value="6.83382557364837" calcext:value-type="float">
            <text:p>6.83382557364837</text:p>
          </table:table-cell>
          <table:table-cell table:style-name="ce1" office:value-type="float" office:value="7.1169214316223" calcext:value-type="float">
            <text:p>7.1169214316223</text:p>
          </table:table-cell>
          <table:table-cell table:style-name="ce1" office:value-type="float" office:value="6.99763209822407" calcext:value-type="float">
            <text:p>6.99763209822407</text:p>
          </table:table-cell>
          <table:table-cell table:style-name="ce1" office:value-type="float" office:value="3.96540512692436" calcext:value-type="float">
            <text:p>3.96540512692436</text:p>
          </table:table-cell>
          <table:table-cell table:style-name="ce1" office:value-type="float" office:value="4.92757794567752" calcext:value-type="float">
            <text:p>4.92757794567752</text:p>
          </table:table-cell>
          <table:table-cell table:style-name="ce1" office:value-type="float" office:value="4.77824244376975" calcext:value-type="float">
            <text:p>4.77824244376975</text:p>
          </table:table-cell>
          <table:table-cell table:style-name="ce1" office:value-type="float" office:value="2.65523017563267" calcext:value-type="float">
            <text:p>2.65523017563267</text:p>
          </table:table-cell>
          <table:table-cell table:style-name="ce1" office:value-type="float" office:value="4.32016143718526" calcext:value-type="float">
            <text:p>4.3201614371852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olomon Islands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933324283738727" calcext:value-type="float">
            <text:p>0.093332428373873</text:p>
          </table:table-cell>
          <table:table-cell table:style-name="ce1" office:value-type="float" office:value="0.120820737543553" calcext:value-type="float">
            <text:p>0.120820737543553</text:p>
          </table:table-cell>
          <table:table-cell table:style-name="ce1" office:value-type="float" office:value="0.117280199571433" calcext:value-type="float">
            <text:p>0.117280199571433</text:p>
          </table:table-cell>
          <table:table-cell table:style-name="ce1" office:value-type="float" office:value="0.113826311664326" calcext:value-type="float">
            <text:p>0.113826311664326</text:p>
          </table:table-cell>
          <table:table-cell table:style-name="ce1" office:value-type="float" office:value="0.138078275734823" calcext:value-type="float">
            <text:p>0.138078275734823</text:p>
          </table:table-cell>
          <table:table-cell table:style-name="ce1" office:value-type="float" office:value="0.187574444452564" calcext:value-type="float">
            <text:p>0.187574444452564</text:p>
          </table:table-cell>
          <table:table-cell table:style-name="ce1" office:value-type="float" office:value="0.182014791493827" calcext:value-type="float">
            <text:p>0.182014791493827</text:p>
          </table:table-cell>
          <table:table-cell table:style-name="ce1" office:value-type="float" office:value="0.227052575092533" calcext:value-type="float">
            <text:p>0.227052575092533</text:p>
          </table:table-cell>
          <table:table-cell table:style-name="ce1" office:value-type="float" office:value="0.244587329749343" calcext:value-type="float">
            <text:p>0.244587329749343</text:p>
          </table:table-cell>
          <table:table-cell table:style-name="ce1" office:value-type="float" office:value="0.236770061210259" calcext:value-type="float">
            <text:p>0.236770061210259</text:p>
          </table:table-cell>
          <table:table-cell table:style-name="ce1" office:value-type="float" office:value="0.25164699423552" calcext:value-type="float">
            <text:p>0.25164699423552</text:p>
          </table:table-cell>
          <table:table-cell table:style-name="ce1" office:value-type="float" office:value="0.286804962277546" calcext:value-type="float">
            <text:p>0.286804962277546</text:p>
          </table:table-cell>
          <table:table-cell table:style-name="ce1" office:value-type="float" office:value="0.318686666782542" calcext:value-type="float">
            <text:p>0.318686666782542</text:p>
          </table:table-cell>
          <table:table-cell table:style-name="ce1" office:value-type="float" office:value="0.36802078570871" calcext:value-type="float">
            <text:p>0.36802078570871</text:p>
          </table:table-cell>
          <table:table-cell table:style-name="ce1" office:value-type="float" office:value="0.354227264433449" calcext:value-type="float">
            <text:p>0.354227264433449</text:p>
          </table:table-cell>
          <table:table-cell table:style-name="ce1" office:value-type="float" office:value="0.303297544030148" calcext:value-type="float">
            <text:p>0.303297544030148</text:p>
          </table:table-cell>
          <table:table-cell table:style-name="ce1" office:value-type="float" office:value="0.310697660509764" calcext:value-type="float">
            <text:p>0.310697660509764</text:p>
          </table:table-cell>
          <table:table-cell table:style-name="ce1" office:value-type="float" office:value="0.387963951486472" calcext:value-type="float">
            <text:p>0.387963951486472</text:p>
          </table:table-cell>
          <table:table-cell table:style-name="ce1" office:value-type="float" office:value="0.289473562012138" calcext:value-type="float">
            <text:p>0.289473562012138</text:p>
          </table:table-cell>
          <table:table-cell table:style-name="ce1" office:value-type="float" office:value="0.493528633274265" calcext:value-type="float">
            <text:p>0.493528633274265</text:p>
          </table:table-cell>
          <table:table-cell table:style-name="ce1" office:value-type="float" office:value="0.445228823922225" calcext:value-type="float">
            <text:p>0.445228823922225</text:p>
          </table:table-cell>
          <table:table-cell table:style-name="ce1" office:value-type="float" office:value="0.568913320586361" calcext:value-type="float">
            <text:p>0.568913320586361</text:p>
          </table:table-cell>
          <table:table-cell table:style-name="ce1" office:value-type="float" office:value="0.490912852634056" calcext:value-type="float">
            <text:p>0.490912852634056</text:p>
          </table:table-cell>
          <table:table-cell table:style-name="ce1" office:value-type="float" office:value="0.561712005404514" calcext:value-type="float">
            <text:p>0.561712005404514</text:p>
          </table:table-cell>
          <table:table-cell table:style-name="ce1" office:value-type="float" office:value="0.544357279070033" calcext:value-type="float">
            <text:p>0.544357279070033</text:p>
          </table:table-cell>
          <table:table-cell table:style-name="ce1" office:value-type="float" office:value="0.555177265157362" calcext:value-type="float">
            <text:p>0.555177265157362</text:p>
          </table:table-cell>
          <table:table-cell table:style-name="ce1" office:value-type="float" office:value="0.55232637369731" calcext:value-type="float">
            <text:p>0.55232637369731</text:p>
          </table:table-cell>
          <table:table-cell table:style-name="ce1" office:value-type="float" office:value="0.562446839661447" calcext:value-type="float">
            <text:p>0.562446839661447</text:p>
          </table:table-cell>
          <table:table-cell table:style-name="ce1" office:value-type="float" office:value="0.534580725652796" calcext:value-type="float">
            <text:p>0.534580725652796</text:p>
          </table:table-cell>
          <table:table-cell table:style-name="ce1" office:value-type="float" office:value="0.532048618667933" calcext:value-type="float">
            <text:p>0.532048618667933</text:p>
          </table:table-cell>
          <table:table-cell table:style-name="ce1" office:value-type="float" office:value="0.517391429826615" calcext:value-type="float">
            <text:p>0.517391429826615</text:p>
          </table:table-cell>
          <table:table-cell table:style-name="ce1" office:value-type="float" office:value="0.503011559900737" calcext:value-type="float">
            <text:p>0.503011559900737</text:p>
          </table:table-cell>
          <table:table-cell table:style-name="ce1" office:value-type="float" office:value="0.48895704034135" calcext:value-type="float">
            <text:p>0.48895704034135</text:p>
          </table:table-cell>
          <table:table-cell table:style-name="ce1" office:value-type="float" office:value="0.464464343574185" calcext:value-type="float">
            <text:p>0.464464343574185</text:p>
          </table:table-cell>
          <table:table-cell table:style-name="ce1" office:value-type="float" office:value="0.440984967788118" calcext:value-type="float">
            <text:p>0.440984967788118</text:p>
          </table:table-cell>
          <table:table-cell table:style-name="ce1" office:value-type="float" office:value="0.449142068166888" calcext:value-type="float">
            <text:p>0.449142068166888</text:p>
          </table:table-cell>
          <table:table-cell table:style-name="ce1" office:value-type="float" office:value="0.436739046876607" calcext:value-type="float">
            <text:p>0.436739046876607</text:p>
          </table:table-cell>
          <table:table-cell table:style-name="ce1" office:value-type="float" office:value="0.424757607428019" calcext:value-type="float">
            <text:p>0.424757607428019</text:p>
          </table:table-cell>
          <table:table-cell table:style-name="ce1" office:value-type="float" office:value="0.41319473787994" calcext:value-type="float">
            <text:p>0.41319473787994</text:p>
          </table:table-cell>
          <table:table-cell table:style-name="ce1" office:value-type="float" office:value="0.411181628579758" calcext:value-type="float">
            <text:p>0.411181628579758</text:p>
          </table:table-cell>
          <table:table-cell table:style-name="ce1" office:value-type="float" office:value="0.400195471654185" calcext:value-type="float">
            <text:p>0.400195471654185</text:p>
          </table:table-cell>
          <table:table-cell table:style-name="ce1" office:value-type="float" office:value="0.40692976967665" calcext:value-type="float">
            <text:p>0.40692976967665</text:p>
          </table:table-cell>
          <table:table-cell table:style-name="ce1" office:value-type="float" office:value="0.396302078902167" calcext:value-type="float">
            <text:p>0.396302078902167</text:p>
          </table:table-cell>
          <table:table-cell table:style-name="ce1" office:value-type="float" office:value="0.402558966914005" calcext:value-type="float">
            <text:p>0.402558966914005</text:p>
          </table:table-cell>
          <table:table-cell table:style-name="ce1" office:value-type="float" office:value="0.392457206759552" calcext:value-type="float">
            <text:p>0.392457206759552</text:p>
          </table:table-cell>
          <table:table-cell table:style-name="ce1" office:value-type="float" office:value="0.382869598939711" calcext:value-type="float">
            <text:p>0.382869598939711</text:p>
          </table:table-cell>
          <table:table-cell table:style-name="ce1" office:value-type="float" office:value="0.373782025145824" calcext:value-type="float">
            <text:p>0.373782025145824</text:p>
          </table:table-cell>
          <table:table-cell table:style-name="ce1" office:value-type="float" office:value="0.387510034039526" calcext:value-type="float">
            <text:p>0.387510034039526</text:p>
          </table:table-cell>
          <table:table-cell table:style-name="ce1" office:value-type="float" office:value="0.378784688424942" calcext:value-type="float">
            <text:p>0.378784688424942</text:p>
          </table:table-cell>
          <table:table-cell table:style-name="ce1" office:value-type="float" office:value="0.377551397039826" calcext:value-type="float">
            <text:p>0.377551397039826</text:p>
          </table:table-cell>
          <table:table-cell table:style-name="ce1" office:value-type="float" office:value="0.376333439127898" calcext:value-type="float">
            <text:p>0.376333439127898</text:p>
          </table:table-cell>
          <table:table-cell table:style-name="ce1" office:value-type="float" office:value="0.368304169270601" calcext:value-type="float">
            <text:p>0.3683041692706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327755728213903" calcext:value-type="float">
            <text:p>0.327755728213903</text:p>
          </table:table-cell>
          <table:table-cell table:style-name="ce1" office:value-type="float" office:value="0.131072782217107" calcext:value-type="float">
            <text:p>0.131072782217107</text:p>
          </table:table-cell>
          <table:table-cell table:style-name="ce1" office:value-type="float" office:value="0.145725026243748" calcext:value-type="float">
            <text:p>0.145725026243748</text:p>
          </table:table-cell>
          <table:table-cell table:style-name="ce1" office:value-type="float" office:value="0.163165175404976" calcext:value-type="float">
            <text:p>0.163165175404976</text:p>
          </table:table-cell>
          <table:table-cell table:style-name="ce1" office:value-type="float" office:value="0.132272037263426" calcext:value-type="float">
            <text:p>0.132272037263426</text:p>
          </table:table-cell>
          <table:table-cell table:style-name="ce1" office:value-type="float" office:value="0.12102834163238" calcext:value-type="float">
            <text:p>0.12102834163238</text:p>
          </table:table-cell>
          <table:table-cell table:style-name="ce1" office:value-type="float" office:value="0.127100292881777" calcext:value-type="float">
            <text:p>0.127100292881777</text:p>
          </table:table-cell>
          <table:table-cell table:style-name="ce1" office:value-type="float" office:value="0.105440879922089" calcext:value-type="float">
            <text:p>0.105440879922089</text:p>
          </table:table-cell>
          <table:table-cell table:style-name="ce1" office:value-type="float" office:value="0.158112464823174" calcext:value-type="float">
            <text:p>0.158112464823174</text:p>
          </table:table-cell>
          <table:table-cell table:style-name="ce1" office:value-type="float" office:value="0.447780071285175" calcext:value-type="float">
            <text:p>0.447780071285175</text:p>
          </table:table-cell>
          <table:table-cell table:style-name="ce1" office:value-type="float" office:value="0.347133485618008" calcext:value-type="float">
            <text:p>0.347133485618008</text:p>
          </table:table-cell>
          <table:table-cell table:style-name="ce1" office:value-type="float" office:value="0.313897189448854" calcext:value-type="float">
            <text:p>0.313897189448854</text:p>
          </table:table-cell>
          <table:table-cell table:style-name="ce1" office:value-type="float" office:value="0.260336697959235" calcext:value-type="float">
            <text:p>0.260336697959235</text:p>
          </table:table-cell>
          <table:table-cell table:style-name="ce1" office:value-type="float" office:value="0.202926162672509" calcext:value-type="float">
            <text:p>0.202926162672509</text:p>
          </table:table-cell>
          <table:table-cell table:style-name="ce1" office:value-type="float" office:value="0.192159781710586" calcext:value-type="float">
            <text:p>0.192159781710586</text:p>
          </table:table-cell>
          <table:table-cell table:style-name="ce1" office:value-type="float" office:value="0.189586877972345" calcext:value-type="float">
            <text:p>0.189586877972345</text:p>
          </table:table-cell>
          <table:table-cell table:style-name="ce1" office:value-type="float" office:value="0.159670309013614" calcext:value-type="float">
            <text:p>0.159670309013614</text:p>
          </table:table-cell>
          <table:table-cell table:style-name="ce1" office:value-type="float" office:value="0.177848941681358" calcext:value-type="float">
            <text:p>0.177848941681358</text:p>
          </table:table-cell>
          <table:table-cell table:style-name="ce1" office:value-type="float" office:value="0.241070064022344" calcext:value-type="float">
            <text:p>0.241070064022344</text:p>
          </table:table-cell>
          <table:table-cell table:style-name="ce1" office:value-type="float" office:value="0.224807550196012" calcext:value-type="float">
            <text:p>0.224807550196012</text:p>
          </table:table-cell>
          <table:table-cell table:style-name="ce1" office:value-type="float" office:value="0.197226806842651" calcext:value-type="float">
            <text:p>0.197226806842651</text:p>
          </table:table-cell>
          <table:table-cell table:style-name="ce1" office:value-type="float" office:value="0.219645695842767" calcext:value-type="float">
            <text:p>0.219645695842767</text:p>
          </table:table-cell>
          <table:table-cell table:style-name="ce1" office:value-type="float" office:value="0.171730019048824" calcext:value-type="float">
            <text:p>0.171730019048824</text:p>
          </table:table-cell>
          <table:table-cell table:style-name="ce1" office:value-type="float" office:value="0.209127779816959" calcext:value-type="float">
            <text:p>0.209127779816959</text:p>
          </table:table-cell>
          <table:table-cell table:style-name="ce1" office:value-type="float" office:value="0.182460991401715" calcext:value-type="float">
            <text:p>0.182460991401715</text:p>
          </table:table-cell>
          <table:table-cell table:style-name="ce1" office:value-type="float" office:value="0.191494106826111" calcext:value-type="float">
            <text:p>0.191494106826111</text:p>
          </table:table-cell>
          <table:table-cell table:style-name="ce1" office:value-type="float" office:value="0.189046992772972" calcext:value-type="float">
            <text:p>0.189046992772972</text:p>
          </table:table-cell>
          <table:table-cell table:style-name="ce1" office:value-type="float" office:value="0.135447976545005" calcext:value-type="float">
            <text:p>0.135447976545005</text:p>
          </table:table-cell>
          <table:table-cell table:style-name="ce1" office:value-type="float" office:value="0.120908881326103" calcext:value-type="float">
            <text:p>0.120908881326103</text:p>
          </table:table-cell>
          <table:table-cell table:style-name="ce1" office:value-type="float" office:value="0.0964449845560234" calcext:value-type="float">
            <text:p>0.096444984556023</text:p>
          </table:table-cell>
          <table:table-cell table:style-name="ce1" office:value-type="float" office:value="0.0988759689133722" calcext:value-type="float">
            <text:p>0.098875968913372</text:p>
          </table:table-cell>
          <table:table-cell table:style-name="ce1" office:value-type="float" office:value="0.118952867268017" calcext:value-type="float">
            <text:p>0.118952867268017</text:p>
          </table:table-cell>
          <table:table-cell table:style-name="ce1" office:value-type="float" office:value="0.0746618507363619" calcext:value-type="float">
            <text:p>0.074661850736362</text:p>
          </table:table-cell>
          <table:table-cell table:style-name="ce1" office:value-type="float" office:value="0.0743967923087729" calcext:value-type="float">
            <text:p>0.074396792308773</text:p>
          </table:table-cell>
          <table:table-cell table:style-name="ce1" office:value-type="float" office:value="0.0902837043569892" calcext:value-type="float">
            <text:p>0.090283704356989</text:p>
          </table:table-cell>
          <table:table-cell table:style-name="ce1" office:value-type="float" office:value="0.0917273849362409" calcext:value-type="float">
            <text:p>0.091727384936241</text:p>
          </table:table-cell>
          <table:table-cell table:style-name="ce1" office:value-type="float" office:value="0.10045125908773" calcext:value-type="float">
            <text:p>0.10045125908773</text:p>
          </table:table-cell>
          <table:table-cell table:style-name="ce1" office:value-type="float" office:value="0.102087123309341" calcext:value-type="float">
            <text:p>0.102087123309341</text:p>
          </table:table-cell>
          <table:table-cell table:style-name="ce1" office:value-type="float" office:value="0.0945474703330562" calcext:value-type="float">
            <text:p>0.094547470333056</text:p>
          </table:table-cell>
          <table:table-cell table:style-name="ce1" office:value-type="float" office:value="0.0891491085899514" calcext:value-type="float">
            <text:p>0.089149108589951</text:p>
          </table:table-cell>
          <table:table-cell table:style-name="ce1" office:value-type="float" office:value="0.104753135474618" calcext:value-type="float">
            <text:p>0.104753135474618</text:p>
          </table:table-cell>
          <table:table-cell table:style-name="ce1" office:value-type="float" office:value="0.134682069419492" calcext:value-type="float">
            <text:p>0.134682069419492</text:p>
          </table:table-cell>
          <table:table-cell table:style-name="ce1" office:value-type="float" office:value="0.137652827106428" calcext:value-type="float">
            <text:p>0.137652827106428</text:p>
          </table:table-cell>
          <table:table-cell table:style-name="ce1" office:value-type="float" office:value="0.140440617845253" calcext:value-type="float">
            <text:p>0.140440617845253</text:p>
          </table:table-cell>
          <table:table-cell table:style-name="ce1" office:value-type="float" office:value="0.131758412488987" calcext:value-type="float">
            <text:p>0.131758412488987</text:p>
          </table:table-cell>
          <table:table-cell table:style-name="ce1" office:value-type="float" office:value="0.107740840511185" calcext:value-type="float">
            <text:p>0.107740840511185</text:p>
          </table:table-cell>
          <table:table-cell table:style-name="ce1" office:value-type="float" office:value="0.139876037865325" calcext:value-type="float">
            <text:p>0.139876037865325</text:p>
          </table:table-cell>
          <table:table-cell table:style-name="ce1" office:value-type="float" office:value="0.119033972237247" calcext:value-type="float">
            <text:p>0.119033972237247</text:p>
          </table:table-cell>
          <table:table-cell table:style-name="ce1" office:value-type="float" office:value="0.120200375309815" calcext:value-type="float">
            <text:p>0.120200375309815</text:p>
          </table:table-cell>
          <table:table-cell table:style-name="ce1" office:value-type="float" office:value="0.115584129038244" calcext:value-type="float">
            <text:p>0.115584129038244</text:p>
          </table:table-cell>
          <table:table-cell table:style-name="ce1" office:value-type="float" office:value="0.125706080193189" calcext:value-type="float">
            <text:p>0.125706080193189</text:p>
          </table:table-cell>
          <table:table-cell table:style-name="ce1" office:value-type="float" office:value="0.152044167890243" calcext:value-type="float">
            <text:p>0.15204416789024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El Salvador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24301883132089" calcext:value-type="float">
            <text:p>0.224301883132089</text:p>
          </table:table-cell>
          <table:table-cell table:style-name="ce1" office:value-type="float" office:value="0.205065970373299" calcext:value-type="float">
            <text:p>0.205065970373299</text:p>
          </table:table-cell>
          <table:table-cell table:style-name="ce1" office:value-type="float" office:value="0.221683679655557" calcext:value-type="float">
            <text:p>0.221683679655557</text:p>
          </table:table-cell>
          <table:table-cell table:style-name="ce1" office:value-type="float" office:value="0.373279816703886" calcext:value-type="float">
            <text:p>0.373279816703886</text:p>
          </table:table-cell>
          <table:table-cell table:style-name="ce1" office:value-type="float" office:value="0.396663947361813" calcext:value-type="float">
            <text:p>0.396663947361813</text:p>
          </table:table-cell>
          <table:table-cell table:style-name="ce1" office:value-type="float" office:value="0.325663528635512" calcext:value-type="float">
            <text:p>0.325663528635512</text:p>
          </table:table-cell>
          <table:table-cell table:style-name="ce1" office:value-type="float" office:value="0.396746046145799" calcext:value-type="float">
            <text:p>0.396746046145799</text:p>
          </table:table-cell>
          <table:table-cell table:style-name="ce1" office:value-type="float" office:value="0.342459705042507" calcext:value-type="float">
            <text:p>0.342459705042507</text:p>
          </table:table-cell>
          <table:table-cell table:style-name="ce1" office:value-type="float" office:value="0.362724580772016" calcext:value-type="float">
            <text:p>0.362724580772016</text:p>
          </table:table-cell>
          <table:table-cell table:style-name="ce1" office:value-type="float" office:value="0.333581327338932" calcext:value-type="float">
            <text:p>0.333581327338932</text:p>
          </table:table-cell>
          <table:table-cell table:style-name="ce1" office:value-type="float" office:value="0.389830757958367" calcext:value-type="float">
            <text:p>0.389830757958367</text:p>
          </table:table-cell>
          <table:table-cell table:style-name="ce1" office:value-type="float" office:value="0.401249106301517" calcext:value-type="float">
            <text:p>0.401249106301517</text:p>
          </table:table-cell>
          <table:table-cell table:style-name="ce1" office:value-type="float" office:value="0.434859813180906" calcext:value-type="float">
            <text:p>0.434859813180906</text:p>
          </table:table-cell>
          <table:table-cell table:style-name="ce1" office:value-type="float" office:value="0.497441277456566" calcext:value-type="float">
            <text:p>0.497441277456566</text:p>
          </table:table-cell>
          <table:table-cell table:style-name="ce1" office:value-type="float" office:value="0.486646876953338" calcext:value-type="float">
            <text:p>0.486646876953338</text:p>
          </table:table-cell>
          <table:table-cell table:style-name="ce1" office:value-type="float" office:value="0.508381504632281" calcext:value-type="float">
            <text:p>0.508381504632281</text:p>
          </table:table-cell>
          <table:table-cell table:style-name="ce1" office:value-type="float" office:value="0.521607471212173" calcext:value-type="float">
            <text:p>0.521607471212173</text:p>
          </table:table-cell>
          <table:table-cell table:style-name="ce1" office:value-type="float" office:value="0.528598922061154" calcext:value-type="float">
            <text:p>0.528598922061154</text:p>
          </table:table-cell>
          <table:table-cell table:style-name="ce1" office:value-type="float" office:value="0.541459929228592" calcext:value-type="float">
            <text:p>0.541459929228592</text:p>
          </table:table-cell>
          <table:table-cell table:style-name="ce1" office:value-type="float" office:value="0.531454355058519" calcext:value-type="float">
            <text:p>0.531454355058519</text:p>
          </table:table-cell>
          <table:table-cell table:style-name="ce1" office:value-type="float" office:value="0.466217079688567" calcext:value-type="float">
            <text:p>0.466217079688567</text:p>
          </table:table-cell>
          <table:table-cell table:style-name="ce1" office:value-type="float" office:value="0.394126642445129" calcext:value-type="float">
            <text:p>0.394126642445129</text:p>
          </table:table-cell>
          <table:table-cell table:style-name="ce1" office:value-type="float" office:value="0.374288901613461" calcext:value-type="float">
            <text:p>0.374288901613461</text:p>
          </table:table-cell>
          <table:table-cell table:style-name="ce1" office:value-type="float" office:value="0.397365930941866" calcext:value-type="float">
            <text:p>0.397365930941866</text:p>
          </table:table-cell>
          <table:table-cell table:style-name="ce1" office:value-type="float" office:value="0.330803990707024" calcext:value-type="float">
            <text:p>0.330803990707024</text:p>
          </table:table-cell>
          <table:table-cell table:style-name="ce1" office:value-type="float" office:value="0.403889750965874" calcext:value-type="float">
            <text:p>0.403889750965874</text:p>
          </table:table-cell>
          <table:table-cell table:style-name="ce1" office:value-type="float" office:value="0.399312106539861" calcext:value-type="float">
            <text:p>0.399312106539861</text:p>
          </table:table-cell>
          <table:table-cell table:style-name="ce1" office:value-type="float" office:value="0.484879604345705" calcext:value-type="float">
            <text:p>0.484879604345705</text:p>
          </table:table-cell>
          <table:table-cell table:style-name="ce1" office:value-type="float" office:value="0.482954726426198" calcext:value-type="float">
            <text:p>0.482954726426198</text:p>
          </table:table-cell>
          <table:table-cell table:style-name="ce1" office:value-type="float" office:value="0.499381102773203" calcext:value-type="float">
            <text:p>0.499381102773203</text:p>
          </table:table-cell>
          <table:table-cell table:style-name="ce1" office:value-type="float" office:value="0.498514303470509" calcext:value-type="float">
            <text:p>0.498514303470509</text:p>
          </table:table-cell>
          <table:table-cell table:style-name="ce1" office:value-type="float" office:value="0.607080872282948" calcext:value-type="float">
            <text:p>0.607080872282948</text:p>
          </table:table-cell>
          <table:table-cell table:style-name="ce1" office:value-type="float" office:value="0.635859552660149" calcext:value-type="float">
            <text:p>0.635859552660149</text:p>
          </table:table-cell>
          <table:table-cell table:style-name="ce1" office:value-type="float" office:value="0.712340763194194" calcext:value-type="float">
            <text:p>0.712340763194194</text:p>
          </table:table-cell>
          <table:table-cell table:style-name="ce1" office:value-type="float" office:value="0.801325322738084" calcext:value-type="float">
            <text:p>0.801325322738084</text:p>
          </table:table-cell>
          <table:table-cell table:style-name="ce1" office:value-type="float" office:value="0.944842158603464" calcext:value-type="float">
            <text:p>0.944842158603464</text:p>
          </table:table-cell>
          <table:table-cell table:style-name="ce1" office:value-type="float" office:value="0.867469450396864" calcext:value-type="float">
            <text:p>0.867469450396864</text:p>
          </table:table-cell>
          <table:table-cell table:style-name="ce1" office:value-type="float" office:value="1.01204381357272" calcext:value-type="float">
            <text:p>1.01204381357272</text:p>
          </table:table-cell>
          <table:table-cell table:style-name="ce1" office:value-type="float" office:value="1.01327039831244" calcext:value-type="float">
            <text:p>1.01327039831244</text:p>
          </table:table-cell>
          <table:table-cell table:style-name="ce1" office:value-type="float" office:value="0.986643604367293" calcext:value-type="float">
            <text:p>0.986643604367293</text:p>
          </table:table-cell>
          <table:table-cell table:style-name="ce1" office:value-type="float" office:value="0.98807364832731" calcext:value-type="float">
            <text:p>0.98807364832731</text:p>
          </table:table-cell>
          <table:table-cell table:style-name="ce1" office:value-type="float" office:value="1.01764595778288" calcext:value-type="float">
            <text:p>1.01764595778288</text:p>
          </table:table-cell>
          <table:table-cell table:style-name="ce1" office:value-type="float" office:value="1.02813066609968" calcext:value-type="float">
            <text:p>1.02813066609968</text:p>
          </table:table-cell>
          <table:table-cell table:style-name="ce1" office:value-type="float" office:value="1.11049107691348" calcext:value-type="float">
            <text:p>1.11049107691348</text:p>
          </table:table-cell>
          <table:table-cell table:style-name="ce1" office:value-type="float" office:value="1.07439938876868" calcext:value-type="float">
            <text:p>1.07439938876868</text:p>
          </table:table-cell>
          <table:table-cell table:style-name="ce1" office:value-type="float" office:value="1.08520202595975" calcext:value-type="float">
            <text:p>1.08520202595975</text:p>
          </table:table-cell>
          <table:table-cell table:style-name="ce1" office:value-type="float" office:value="1.14725173923797" calcext:value-type="float">
            <text:p>1.14725173923797</text:p>
          </table:table-cell>
          <table:table-cell table:style-name="ce1" office:value-type="float" office:value="1.16568967665785" calcext:value-type="float">
            <text:p>1.16568967665785</text:p>
          </table:table-cell>
          <table:table-cell table:style-name="ce1" office:value-type="float" office:value="1.09016956300083" calcext:value-type="float">
            <text:p>1.09016956300083</text:p>
          </table:table-cell>
          <table:table-cell table:style-name="ce1" office:value-type="float" office:value="1.07000917399501" calcext:value-type="float">
            <text:p>1.07000917399501</text:p>
          </table:table-cell>
          <table:table-cell table:style-name="ce1" office:value-type="float" office:value="1.04453798797212" calcext:value-type="float">
            <text:p>1.04453798797212</text:p>
          </table:table-cell>
          <table:table-cell table:style-name="ce1" office:value-type="float" office:value="1.10399857445029" calcext:value-type="float">
            <text:p>1.1039985744502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30598466104093" calcext:value-type="float">
            <text:p>0.030598466104093</text:p>
          </table:table-cell>
          <table:table-cell table:style-name="ce1" office:value-type="float" office:value="0.0312674642224364" calcext:value-type="float">
            <text:p>0.031267464222437</text:p>
          </table:table-cell>
          <table:table-cell table:style-name="ce1" office:value-type="float" office:value="0.036989590058102" calcext:value-type="float">
            <text:p>0.036989590058102</text:p>
          </table:table-cell>
          <table:table-cell table:style-name="ce1" office:value-type="float" office:value="0.0349551978647493" calcext:value-type="float">
            <text:p>0.034955197864749</text:p>
          </table:table-cell>
          <table:table-cell table:style-name="ce1" office:value-type="float" office:value="0.0451935981037735" calcext:value-type="float">
            <text:p>0.045193598103774</text:p>
          </table:table-cell>
          <table:table-cell table:style-name="ce1" office:value-type="float" office:value="0.0430068433305381" calcext:value-type="float">
            <text:p>0.043006843330538</text:p>
          </table:table-cell>
          <table:table-cell table:style-name="ce1" office:value-type="float" office:value="0.044317807396627" calcext:value-type="float">
            <text:p>0.044317807396627</text:p>
          </table:table-cell>
          <table:table-cell table:style-name="ce1" office:value-type="float" office:value="0.0704483235701039" calcext:value-type="float">
            <text:p>0.070448323570104</text:p>
          </table:table-cell>
          <table:table-cell table:style-name="ce1" office:value-type="float" office:value="0.0465142968628959" calcext:value-type="float">
            <text:p>0.046514296862896</text:p>
          </table:table-cell>
          <table:table-cell table:style-name="ce1" office:value-type="float" office:value="0.0476597544642989" calcext:value-type="float">
            <text:p>0.047659754464299</text:p>
          </table:table-cell>
          <table:table-cell table:style-name="ce1" office:value-type="float" office:value="0.0627943763024537" calcext:value-type="float">
            <text:p>0.062794376302454</text:p>
          </table:table-cell>
          <table:table-cell table:style-name="ce1" office:value-type="float" office:value="0.0537781000975394" calcext:value-type="float">
            <text:p>0.05377810009754</text:p>
          </table:table-cell>
          <table:table-cell table:style-name="ce1" office:value-type="float" office:value="0.0672401616482274" calcext:value-type="float">
            <text:p>0.067240161648228</text:p>
          </table:table-cell>
          <table:table-cell table:style-name="ce1" office:value-type="float" office:value="0.0748679933543682" calcext:value-type="float">
            <text:p>0.074867993354368</text:p>
          </table:table-cell>
          <table:table-cell table:style-name="ce1" office:value-type="float" office:value="0.0905538428106236" calcext:value-type="float">
            <text:p>0.090553842810624</text:p>
          </table:table-cell>
          <table:table-cell table:style-name="ce1" office:value-type="float" office:value="0.129447262336203" calcext:value-type="float">
            <text:p>0.129447262336203</text:p>
          </table:table-cell>
          <table:table-cell table:style-name="ce1" office:value-type="float" office:value="0.112774190095116" calcext:value-type="float">
            <text:p>0.112774190095116</text:p>
          </table:table-cell>
          <table:table-cell table:style-name="ce1" office:value-type="float" office:value="0.168149126163273" calcext:value-type="float">
            <text:p>0.168149126163273</text:p>
          </table:table-cell>
          <table:table-cell table:style-name="ce1" office:value-type="float" office:value="0.105384540774722" calcext:value-type="float">
            <text:p>0.105384540774722</text:p>
          </table:table-cell>
          <table:table-cell table:style-name="ce1" office:value-type="float" office:value="0.0846873246754059" calcext:value-type="float">
            <text:p>0.084687324675406</text:p>
          </table:table-cell>
          <table:table-cell table:style-name="ce1" office:value-type="float" office:value="0.133680323207668" calcext:value-type="float">
            <text:p>0.133680323207668</text:p>
          </table:table-cell>
          <table:table-cell table:style-name="ce1" office:value-type="float" office:value="0.0439918230633761" calcext:value-type="float">
            <text:p>0.043991823063376</text:p>
          </table:table-cell>
          <table:table-cell table:style-name="ce1" office:value-type="float" office:value="0.114602191679298" calcext:value-type="float">
            <text:p>0.114602191679298</text:p>
          </table:table-cell>
          <table:table-cell table:style-name="ce1" office:value-type="float" office:value="0.150828164913912" calcext:value-type="float">
            <text:p>0.150828164913912</text:p>
          </table:table-cell>
          <table:table-cell table:style-name="ce1" office:value-type="float" office:value="0.116969658702111" calcext:value-type="float">
            <text:p>0.116969658702111</text:p>
          </table:table-cell>
          <table:table-cell table:style-name="ce1" office:value-type="float" office:value="0.141400445749927" calcext:value-type="float">
            <text:p>0.141400445749927</text:p>
          </table:table-cell>
          <table:table-cell table:style-name="ce1" office:value-type="float" office:value="0.151919461070313" calcext:value-type="float">
            <text:p>0.151919461070313</text:p>
          </table:table-cell>
          <table:table-cell table:style-name="ce1" office:value-type="float" office:value="0.16187849074762" calcext:value-type="float">
            <text:p>0.16187849074762</text:p>
          </table:table-cell>
          <table:table-cell table:style-name="ce1" office:value-type="float" office:value="0.162195803955105" calcext:value-type="float">
            <text:p>0.162195803955105</text:p>
          </table:table-cell>
          <table:table-cell table:style-name="ce1" office:value-type="float" office:value="0.152270097825838" calcext:value-type="float">
            <text:p>0.152270097825838</text:p>
          </table:table-cell>
          <table:table-cell table:style-name="ce1" office:value-type="float" office:value="0.00290036644117049" calcext:value-type="float">
            <text:p>0.002900366441171</text:p>
          </table:table-cell>
          <table:table-cell table:style-name="ce1" office:value-type="float" office:value="0.000580264579760745" calcext:value-type="float">
            <text:p>0.000580264579761</text:p>
          </table:table-cell>
          <table:table-cell table:style-name="ce1" office:value-type="float" office:value="0.00174785037917756" calcext:value-type="float">
            <text:p>0.001747850379178</text:p>
          </table:table-cell>
          <table:table-cell table:style-name="ce1" office:value-type="float" office:value="0.0017547570329054" calcext:value-type="float">
            <text:p>0.001754757032905</text:p>
          </table:table-cell>
          <table:table-cell table:style-name="ce1" office:value-type="float" office:value="0.00175205541215666" calcext:value-type="float">
            <text:p>0.001752055412157</text:p>
          </table:table-cell>
          <table:table-cell table:style-name="ce1" office:value-type="float" office:value="0.00173341274793428" calcext:value-type="float">
            <text:p>0.001733412747934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0.0700091910868663" calcext:value-type="float">
            <text:p>0.070009191086866</text:p>
          </table:table-cell>
          <table:table-cell table:style-name="ce1" office:value-type="float" office:value="0.066015177555268" calcext:value-type="float">
            <text:p>0.066015177555268</text:p>
          </table:table-cell>
          <table:table-cell table:style-name="ce1" office:value-type="float" office:value="0.0749590881953617" calcext:value-type="float">
            <text:p>0.074959088195362</text:p>
          </table:table-cell>
          <table:table-cell table:style-name="ce1" office:value-type="float" office:value="0.0738955485586453" calcext:value-type="float">
            <text:p>0.073895548558645</text:p>
          </table:table-cell>
          <table:table-cell table:style-name="ce1" office:value-type="float" office:value="0.0719973472480001" calcext:value-type="float">
            <text:p>0.071997347248</text:p>
          </table:table-cell>
          <table:table-cell table:style-name="ce1" office:value-type="float" office:value="0.0701616097814818" calcext:value-type="float">
            <text:p>0.070161609781482</text:p>
          </table:table-cell>
          <table:table-cell table:style-name="ce1" office:value-type="float" office:value="0.0683847325277638" calcext:value-type="float">
            <text:p>0.068384732527764</text:p>
          </table:table-cell>
          <table:table-cell table:style-name="ce1" office:value-type="float" office:value="0.068326520945357" calcext:value-type="float">
            <text:p>0.068326520945357</text:p>
          </table:table-cell>
          <table:table-cell table:style-name="ce1" office:value-type="float" office:value="0.0658507680571194" calcext:value-type="float">
            <text:p>0.065850768057119</text:p>
          </table:table-cell>
          <table:table-cell table:style-name="ce1" office:value-type="float" office:value="0.0638807364932578" calcext:value-type="float">
            <text:p>0.063880736493258</text:p>
          </table:table-cell>
          <table:table-cell table:style-name="ce1" office:value-type="float" office:value="0.0639122603742921" calcext:value-type="float">
            <text:p>0.063912260374292</text:p>
          </table:table-cell>
          <table:table-cell table:style-name="ce1" office:value-type="float" office:value="0.0587068801132291" calcext:value-type="float">
            <text:p>0.05870688011322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6" table:style-name="ce1" office:value-type="string" calcext:value-type="string">
            <text:p>null</text:p>
          </table:table-cell>
          <table:table-cell table:style-name="ce1" office:value-type="float" office:value="7.25427422992351" calcext:value-type="float">
            <text:p>7.25427422992351</text:p>
          </table:table-cell>
          <table:table-cell table:style-name="ce1" office:value-type="float" office:value="7.07857803865542" calcext:value-type="float">
            <text:p>7.07857803865542</text:p>
          </table:table-cell>
          <table:table-cell table:style-name="ce1" office:value-type="float" office:value="7.05838762421053" calcext:value-type="float">
            <text:p>7.05838762421053</text:p>
          </table:table-cell>
          <table:table-cell table:style-name="ce1" office:value-type="float" office:value="6.30083445718484" calcext:value-type="float">
            <text:p>6.30083445718484</text:p>
          </table:table-cell>
          <table:table-cell table:style-name="ce1" office:value-type="float" office:value="6.29201668916795" calcext:value-type="float">
            <text:p>6.29201668916795</text:p>
          </table:table-cell>
          <table:table-cell table:style-name="ce1" office:value-type="float" office:value="6.79911499690563" calcext:value-type="float">
            <text:p>6.7991149969056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ub-Saharan Africa (developing only)</text:p>
          </table:table-cell>
          <table:table-cell table:style-name="ce1" office:value-type="string" calcext:value-type="string">
            <text:p>SS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546006370726852" calcext:value-type="float">
            <text:p>0.546006370726852</text:p>
          </table:table-cell>
          <table:table-cell table:style-name="ce1" office:value-type="float" office:value="0.557670102667814" calcext:value-type="float">
            <text:p>0.557670102667814</text:p>
          </table:table-cell>
          <table:table-cell table:style-name="ce1" office:value-type="float" office:value="0.563616322198403" calcext:value-type="float">
            <text:p>0.563616322198403</text:p>
          </table:table-cell>
          <table:table-cell table:style-name="ce1" office:value-type="float" office:value="0.576853922219746" calcext:value-type="float">
            <text:p>0.576853922219746</text:p>
          </table:table-cell>
          <table:table-cell table:style-name="ce1" office:value-type="float" office:value="0.618075982301283" calcext:value-type="float">
            <text:p>0.618075982301283</text:p>
          </table:table-cell>
          <table:table-cell table:style-name="ce1" office:value-type="float" office:value="0.669512189175876" calcext:value-type="float">
            <text:p>0.669512189175876</text:p>
          </table:table-cell>
          <table:table-cell table:style-name="ce1" office:value-type="float" office:value="0.66653740611184" calcext:value-type="float">
            <text:p>0.66653740611184</text:p>
          </table:table-cell>
          <table:table-cell table:style-name="ce1" office:value-type="float" office:value="0.675942391860451" calcext:value-type="float">
            <text:p>0.675942391860451</text:p>
          </table:table-cell>
          <table:table-cell table:style-name="ce1" office:value-type="float" office:value="0.676523430686909" calcext:value-type="float">
            <text:p>0.676523430686909</text:p>
          </table:table-cell>
          <table:table-cell table:style-name="ce1" office:value-type="float" office:value="0.713874599448832" calcext:value-type="float">
            <text:p>0.713874599448832</text:p>
          </table:table-cell>
          <table:table-cell table:style-name="ce1" office:value-type="float" office:value="0.767164345358593" calcext:value-type="float">
            <text:p>0.767164345358593</text:p>
          </table:table-cell>
          <table:table-cell table:style-name="ce1" office:value-type="float" office:value="0.860250774193483" calcext:value-type="float">
            <text:p>0.860250774193483</text:p>
          </table:table-cell>
          <table:table-cell table:style-name="ce1" office:value-type="float" office:value="0.883414865113121" calcext:value-type="float">
            <text:p>0.883414865113121</text:p>
          </table:table-cell>
          <table:table-cell table:style-name="ce1" office:value-type="float" office:value="0.914381266476877" calcext:value-type="float">
            <text:p>0.914381266476877</text:p>
          </table:table-cell>
          <table:table-cell table:style-name="ce1" office:value-type="float" office:value="0.94478217696589" calcext:value-type="float">
            <text:p>0.94478217696589</text:p>
          </table:table-cell>
          <table:table-cell table:style-name="ce1" office:value-type="float" office:value="0.89275841315491" calcext:value-type="float">
            <text:p>0.89275841315491</text:p>
          </table:table-cell>
          <table:table-cell table:style-name="ce1" office:value-type="float" office:value="0.913573046199765" calcext:value-type="float">
            <text:p>0.913573046199765</text:p>
          </table:table-cell>
          <table:table-cell table:style-name="ce1" office:value-type="float" office:value="0.895929233085815" calcext:value-type="float">
            <text:p>0.895929233085815</text:p>
          </table:table-cell>
          <table:table-cell table:style-name="ce1" office:value-type="float" office:value="0.885888242918904" calcext:value-type="float">
            <text:p>0.885888242918904</text:p>
          </table:table-cell>
          <table:table-cell table:style-name="ce1" office:value-type="float" office:value="0.971335640399537" calcext:value-type="float">
            <text:p>0.971335640399537</text:p>
          </table:table-cell>
          <table:table-cell table:style-name="ce1" office:value-type="float" office:value="0.977455394335795" calcext:value-type="float">
            <text:p>0.977455394335795</text:p>
          </table:table-cell>
          <table:table-cell table:style-name="ce1" office:value-type="float" office:value="1.01459071515345" calcext:value-type="float">
            <text:p>1.01459071515345</text:p>
          </table:table-cell>
          <table:table-cell table:style-name="ce1" office:value-type="float" office:value="1.04086610597743" calcext:value-type="float">
            <text:p>1.04086610597743</text:p>
          </table:table-cell>
          <table:table-cell table:style-name="ce1" office:value-type="float" office:value="1.0279751959028" calcext:value-type="float">
            <text:p>1.0279751959028</text:p>
          </table:table-cell>
          <table:table-cell table:style-name="ce1" office:value-type="float" office:value="1.07228834179134" calcext:value-type="float">
            <text:p>1.07228834179134</text:p>
          </table:table-cell>
          <table:table-cell table:style-name="ce1" office:value-type="float" office:value="1.06829623779601" calcext:value-type="float">
            <text:p>1.06829623779601</text:p>
          </table:table-cell>
          <table:table-cell table:style-name="ce1" office:value-type="float" office:value="1.05200609762453" calcext:value-type="float">
            <text:p>1.05200609762453</text:p>
          </table:table-cell>
          <table:table-cell table:style-name="ce1" office:value-type="float" office:value="1.00660945691997" calcext:value-type="float">
            <text:p>1.00660945691997</text:p>
          </table:table-cell>
          <table:table-cell table:style-name="ce1" office:value-type="float" office:value="1.04160855895293" calcext:value-type="float">
            <text:p>1.04160855895293</text:p>
          </table:table-cell>
          <table:table-cell table:style-name="ce1" office:value-type="float" office:value="0.963720178210073" calcext:value-type="float">
            <text:p>0.963720178210073</text:p>
          </table:table-cell>
          <table:table-cell table:style-name="ce1" office:value-type="float" office:value="0.881585789096646" calcext:value-type="float">
            <text:p>0.881585789096646</text:p>
          </table:table-cell>
          <table:table-cell table:style-name="ce1" office:value-type="float" office:value="0.874613122123715" calcext:value-type="float">
            <text:p>0.874613122123715</text:p>
          </table:table-cell>
          <table:table-cell table:style-name="ce1" office:value-type="float" office:value="0.850596075174293" calcext:value-type="float">
            <text:p>0.850596075174293</text:p>
          </table:table-cell>
          <table:table-cell table:style-name="ce1" office:value-type="float" office:value="0.849714612421766" calcext:value-type="float">
            <text:p>0.849714612421766</text:p>
          </table:table-cell>
          <table:table-cell table:style-name="ce1" office:value-type="float" office:value="0.835112536139826" calcext:value-type="float">
            <text:p>0.835112536139826</text:p>
          </table:table-cell>
          <table:table-cell table:style-name="ce1" office:value-type="float" office:value="0.836290519352357" calcext:value-type="float">
            <text:p>0.836290519352357</text:p>
          </table:table-cell>
          <table:table-cell table:style-name="ce1" office:value-type="float" office:value="0.839331017894721" calcext:value-type="float">
            <text:p>0.839331017894721</text:p>
          </table:table-cell>
          <table:table-cell table:style-name="ce1" office:value-type="float" office:value="0.833261728025933" calcext:value-type="float">
            <text:p>0.833261728025933</text:p>
          </table:table-cell>
          <table:table-cell table:style-name="ce1" office:value-type="float" office:value="0.806377757566203" calcext:value-type="float">
            <text:p>0.806377757566203</text:p>
          </table:table-cell>
          <table:table-cell table:style-name="ce1" office:value-type="float" office:value="0.796469078520929" calcext:value-type="float">
            <text:p>0.796469078520929</text:p>
          </table:table-cell>
          <table:table-cell table:style-name="ce1" office:value-type="float" office:value="0.825080107508489" calcext:value-type="float">
            <text:p>0.825080107508489</text:p>
          </table:table-cell>
          <table:table-cell table:style-name="ce1" office:value-type="float" office:value="0.802477149635387" calcext:value-type="float">
            <text:p>0.802477149635387</text:p>
          </table:table-cell>
          <table:table-cell table:style-name="ce1" office:value-type="float" office:value="0.786439561070687" calcext:value-type="float">
            <text:p>0.786439561070687</text:p>
          </table:table-cell>
          <table:table-cell table:style-name="ce1" office:value-type="float" office:value="0.800781054970059" calcext:value-type="float">
            <text:p>0.800781054970059</text:p>
          </table:table-cell>
          <table:table-cell table:style-name="ce1" office:value-type="float" office:value="0.867642446667019" calcext:value-type="float">
            <text:p>0.867642446667019</text:p>
          </table:table-cell>
          <table:table-cell table:style-name="ce1" office:value-type="float" office:value="0.817101431448358" calcext:value-type="float">
            <text:p>0.817101431448358</text:p>
          </table:table-cell>
          <table:table-cell table:style-name="ce1" office:value-type="float" office:value="0.837448758928962" calcext:value-type="float">
            <text:p>0.837448758928962</text:p>
          </table:table-cell>
          <table:table-cell table:style-name="ce1" office:value-type="float" office:value="0.846749135189407" calcext:value-type="float">
            <text:p>0.846749135189407</text:p>
          </table:table-cell>
          <table:table-cell table:style-name="ce1" office:value-type="float" office:value="0.861292869736561" calcext:value-type="float">
            <text:p>0.861292869736561</text:p>
          </table:table-cell>
          <table:table-cell table:style-name="ce1" office:value-type="float" office:value="0.831153830226435" calcext:value-type="float">
            <text:p>0.831153830226435</text:p>
          </table:table-cell>
          <table:table-cell table:style-name="ce1" office:value-type="float" office:value="0.811343933919382" calcext:value-type="float">
            <text:p>0.811343933919382</text:p>
          </table:table-cell>
          <table:table-cell table:style-name="ce1" office:value-type="float" office:value="0.82359608016772" calcext:value-type="float">
            <text:p>0.8235960801677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ub-Saharan Africa (all income levels)</text:p>
          </table:table-cell>
          <table:table-cell table:style-name="ce1" office:value-type="string" calcext:value-type="string">
            <text:p>SSF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545417280631294" calcext:value-type="float">
            <text:p>0.545417280631294</text:p>
          </table:table-cell>
          <table:table-cell table:style-name="ce1" office:value-type="float" office:value="0.55707075843695" calcext:value-type="float">
            <text:p>0.55707075843695</text:p>
          </table:table-cell>
          <table:table-cell table:style-name="ce1" office:value-type="float" office:value="0.563014714543387" calcext:value-type="float">
            <text:p>0.563014714543387</text:p>
          </table:table-cell>
          <table:table-cell table:style-name="ce1" office:value-type="float" office:value="0.576256822601352" calcext:value-type="float">
            <text:p>0.576256822601352</text:p>
          </table:table-cell>
          <table:table-cell table:style-name="ce1" office:value-type="float" office:value="0.617429016187587" calcext:value-type="float">
            <text:p>0.617429016187587</text:p>
          </table:table-cell>
          <table:table-cell table:style-name="ce1" office:value-type="float" office:value="0.668816249647993" calcext:value-type="float">
            <text:p>0.668816249647993</text:p>
          </table:table-cell>
          <table:table-cell table:style-name="ce1" office:value-type="float" office:value="0.665829448613987" calcext:value-type="float">
            <text:p>0.665829448613987</text:p>
          </table:table-cell>
          <table:table-cell table:style-name="ce1" office:value-type="float" office:value="0.675219544317562" calcext:value-type="float">
            <text:p>0.675219544317562</text:p>
          </table:table-cell>
          <table:table-cell table:style-name="ce1" office:value-type="float" office:value="0.67581251233237" calcext:value-type="float">
            <text:p>0.67581251233237</text:p>
          </table:table-cell>
          <table:table-cell table:style-name="ce1" office:value-type="float" office:value="0.713176166945059" calcext:value-type="float">
            <text:p>0.713176166945059</text:p>
          </table:table-cell>
          <table:table-cell table:style-name="ce1" office:value-type="float" office:value="0.76646930228023" calcext:value-type="float">
            <text:p>0.76646930228023</text:p>
          </table:table-cell>
          <table:table-cell table:style-name="ce1" office:value-type="float" office:value="0.859588301334682" calcext:value-type="float">
            <text:p>0.859588301334682</text:p>
          </table:table-cell>
          <table:table-cell table:style-name="ce1" office:value-type="float" office:value="0.88287586999227" calcext:value-type="float">
            <text:p>0.88287586999227</text:p>
          </table:table-cell>
          <table:table-cell table:style-name="ce1" office:value-type="float" office:value="0.913680551152187" calcext:value-type="float">
            <text:p>0.913680551152187</text:p>
          </table:table-cell>
          <table:table-cell table:style-name="ce1" office:value-type="float" office:value="0.944193476418782" calcext:value-type="float">
            <text:p>0.944193476418782</text:p>
          </table:table-cell>
          <table:table-cell table:style-name="ce1" office:value-type="float" office:value="0.892305662698621" calcext:value-type="float">
            <text:p>0.892305662698621</text:p>
          </table:table-cell>
          <table:table-cell table:style-name="ce1" office:value-type="float" office:value="0.913201012777244" calcext:value-type="float">
            <text:p>0.913201012777244</text:p>
          </table:table-cell>
          <table:table-cell table:style-name="ce1" office:value-type="float" office:value="0.895610217673712" calcext:value-type="float">
            <text:p>0.895610217673712</text:p>
          </table:table-cell>
          <table:table-cell table:style-name="ce1" office:value-type="float" office:value="0.885595553913009" calcext:value-type="float">
            <text:p>0.885595553913009</text:p>
          </table:table-cell>
          <table:table-cell table:style-name="ce1" office:value-type="float" office:value="0.971082122904368" calcext:value-type="float">
            <text:p>0.971082122904368</text:p>
          </table:table-cell>
          <table:table-cell table:style-name="ce1" office:value-type="float" office:value="0.977110564889962" calcext:value-type="float">
            <text:p>0.977110564889962</text:p>
          </table:table-cell>
          <table:table-cell table:style-name="ce1" office:value-type="float" office:value="1.01423098429619" calcext:value-type="float">
            <text:p>1.01423098429619</text:p>
          </table:table-cell>
          <table:table-cell table:style-name="ce1" office:value-type="float" office:value="1.0404198282459" calcext:value-type="float">
            <text:p>1.0404198282459</text:p>
          </table:table-cell>
          <table:table-cell table:style-name="ce1" office:value-type="float" office:value="1.02750423899806" calcext:value-type="float">
            <text:p>1.02750423899806</text:p>
          </table:table-cell>
          <table:table-cell table:style-name="ce1" office:value-type="float" office:value="1.07178077665742" calcext:value-type="float">
            <text:p>1.07178077665742</text:p>
          </table:table-cell>
          <table:table-cell table:style-name="ce1" office:value-type="float" office:value="1.06784107400581" calcext:value-type="float">
            <text:p>1.06784107400581</text:p>
          </table:table-cell>
          <table:table-cell table:style-name="ce1" office:value-type="float" office:value="1.05160417599861" calcext:value-type="float">
            <text:p>1.05160417599861</text:p>
          </table:table-cell>
          <table:table-cell table:style-name="ce1" office:value-type="float" office:value="1.00634687106536" calcext:value-type="float">
            <text:p>1.00634687106536</text:p>
          </table:table-cell>
          <table:table-cell table:style-name="ce1" office:value-type="float" office:value="1.04130432210245" calcext:value-type="float">
            <text:p>1.04130432210245</text:p>
          </table:table-cell>
          <table:table-cell table:style-name="ce1" office:value-type="float" office:value="0.963566468012326" calcext:value-type="float">
            <text:p>0.963566468012326</text:p>
          </table:table-cell>
          <table:table-cell table:style-name="ce1" office:value-type="float" office:value="0.881254463281771" calcext:value-type="float">
            <text:p>0.881254463281771</text:p>
          </table:table-cell>
          <table:table-cell table:style-name="ce1" office:value-type="float" office:value="0.874484583374454" calcext:value-type="float">
            <text:p>0.874484583374454</text:p>
          </table:table-cell>
          <table:table-cell table:style-name="ce1" office:value-type="float" office:value="0.850537001334789" calcext:value-type="float">
            <text:p>0.850537001334789</text:p>
          </table:table-cell>
          <table:table-cell table:style-name="ce1" office:value-type="float" office:value="0.849420752554188" calcext:value-type="float">
            <text:p>0.849420752554188</text:p>
          </table:table-cell>
          <table:table-cell table:style-name="ce1" office:value-type="float" office:value="0.834744307359753" calcext:value-type="float">
            <text:p>0.834744307359753</text:p>
          </table:table-cell>
          <table:table-cell table:style-name="ce1" office:value-type="float" office:value="0.836070797091426" calcext:value-type="float">
            <text:p>0.836070797091426</text:p>
          </table:table-cell>
          <table:table-cell table:style-name="ce1" office:value-type="float" office:value="0.839078421712361" calcext:value-type="float">
            <text:p>0.839078421712361</text:p>
          </table:table-cell>
          <table:table-cell table:style-name="ce1" office:value-type="float" office:value="0.833630813793079" calcext:value-type="float">
            <text:p>0.833630813793079</text:p>
          </table:table-cell>
          <table:table-cell table:style-name="ce1" office:value-type="float" office:value="0.806580967546198" calcext:value-type="float">
            <text:p>0.806580967546198</text:p>
          </table:table-cell>
          <table:table-cell table:style-name="ce1" office:value-type="float" office:value="0.797235592344527" calcext:value-type="float">
            <text:p>0.797235592344527</text:p>
          </table:table-cell>
          <table:table-cell table:style-name="ce1" office:value-type="float" office:value="0.825826794510674" calcext:value-type="float">
            <text:p>0.825826794510674</text:p>
          </table:table-cell>
          <table:table-cell table:style-name="ce1" office:value-type="float" office:value="0.807174253097885" calcext:value-type="float">
            <text:p>0.807174253097885</text:p>
          </table:table-cell>
          <table:table-cell table:style-name="ce1" office:value-type="float" office:value="0.793552453348156" calcext:value-type="float">
            <text:p>0.793552453348156</text:p>
          </table:table-cell>
          <table:table-cell table:style-name="ce1" office:value-type="float" office:value="0.809128980013329" calcext:value-type="float">
            <text:p>0.809128980013329</text:p>
          </table:table-cell>
          <table:table-cell table:style-name="ce1" office:value-type="float" office:value="0.874860295923236" calcext:value-type="float">
            <text:p>0.874860295923236</text:p>
          </table:table-cell>
          <table:table-cell table:style-name="ce1" office:value-type="float" office:value="0.823425372157057" calcext:value-type="float">
            <text:p>0.823425372157057</text:p>
          </table:table-cell>
          <table:table-cell table:style-name="ce1" office:value-type="float" office:value="0.843670428597505" calcext:value-type="float">
            <text:p>0.843670428597505</text:p>
          </table:table-cell>
          <table:table-cell table:style-name="ce1" office:value-type="float" office:value="0.852714768481032" calcext:value-type="float">
            <text:p>0.852714768481032</text:p>
          </table:table-cell>
          <table:table-cell table:style-name="ce1" office:value-type="float" office:value="0.866768843296537" calcext:value-type="float">
            <text:p>0.866768843296537</text:p>
          </table:table-cell>
          <table:table-cell table:style-name="ce1" office:value-type="float" office:value="0.836682767818976" calcext:value-type="float">
            <text:p>0.836682767818976</text:p>
          </table:table-cell>
          <table:table-cell table:style-name="ce1" office:value-type="float" office:value="0.816727795671063" calcext:value-type="float">
            <text:p>0.816727795671063</text:p>
          </table:table-cell>
          <table:table-cell table:style-name="ce1" office:value-type="float" office:value="0.830941118863881" calcext:value-type="float">
            <text:p>0.83094111886388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mall states</text:p>
          </table:table-cell>
          <table:table-cell table:style-name="ce1" office:value-type="string" calcext:value-type="string">
            <text:p>SS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02099939874836" calcext:value-type="float">
            <text:p>0.602099939874836</text:p>
          </table:table-cell>
          <table:table-cell table:style-name="ce1" office:value-type="float" office:value="0.855022514798648" calcext:value-type="float">
            <text:p>0.855022514798648</text:p>
          </table:table-cell>
          <table:table-cell table:style-name="ce1" office:value-type="float" office:value="1.10261260481741" calcext:value-type="float">
            <text:p>1.10261260481741</text:p>
          </table:table-cell>
          <table:table-cell table:style-name="ce1" office:value-type="float" office:value="0.58537340936707" calcext:value-type="float">
            <text:p>0.58537340936707</text:p>
          </table:table-cell>
          <table:table-cell table:style-name="ce1" office:value-type="float" office:value="1.0040152821097" calcext:value-type="float">
            <text:p>1.0040152821097</text:p>
          </table:table-cell>
          <table:table-cell table:style-name="ce1" office:value-type="float" office:value="1.09239402919115" calcext:value-type="float">
            <text:p>1.09239402919115</text:p>
          </table:table-cell>
          <table:table-cell table:style-name="ce1" office:value-type="float" office:value="1.08107541188904" calcext:value-type="float">
            <text:p>1.08107541188904</text:p>
          </table:table-cell>
          <table:table-cell table:style-name="ce1" office:value-type="float" office:value="1.30881093427292" calcext:value-type="float">
            <text:p>1.30881093427292</text:p>
          </table:table-cell>
          <table:table-cell table:style-name="ce1" office:value-type="float" office:value="1.38170097353289" calcext:value-type="float">
            <text:p>1.38170097353289</text:p>
          </table:table-cell>
          <table:table-cell table:style-name="ce1" office:value-type="float" office:value="1.3806720797472" calcext:value-type="float">
            <text:p>1.3806720797472</text:p>
          </table:table-cell>
          <table:table-cell table:style-name="ce1" office:value-type="float" office:value="1.87277477518281" calcext:value-type="float">
            <text:p>1.87277477518281</text:p>
          </table:table-cell>
          <table:table-cell table:style-name="ce1" office:value-type="float" office:value="2.20066531929098" calcext:value-type="float">
            <text:p>2.20066531929098</text:p>
          </table:table-cell>
          <table:table-cell table:style-name="ce1" office:value-type="float" office:value="2.2191506667267" calcext:value-type="float">
            <text:p>2.2191506667267</text:p>
          </table:table-cell>
          <table:table-cell table:style-name="ce1" office:value-type="float" office:value="2.72342269873005" calcext:value-type="float">
            <text:p>2.72342269873005</text:p>
          </table:table-cell>
          <table:table-cell table:style-name="ce1" office:value-type="float" office:value="2.60771484428133" calcext:value-type="float">
            <text:p>2.60771484428133</text:p>
          </table:table-cell>
          <table:table-cell table:style-name="ce1" office:value-type="float" office:value="2.70328657737975" calcext:value-type="float">
            <text:p>2.70328657737975</text:p>
          </table:table-cell>
          <table:table-cell table:style-name="ce1" office:value-type="float" office:value="2.90449635555258" calcext:value-type="float">
            <text:p>2.90449635555258</text:p>
          </table:table-cell>
          <table:table-cell table:style-name="ce1" office:value-type="float" office:value="3.18761695657897" calcext:value-type="float">
            <text:p>3.18761695657897</text:p>
          </table:table-cell>
          <table:table-cell table:style-name="ce1" office:value-type="float" office:value="3.12668336439303" calcext:value-type="float">
            <text:p>3.12668336439303</text:p>
          </table:table-cell>
          <table:table-cell table:style-name="ce1" office:value-type="float" office:value="3.08309775636171" calcext:value-type="float">
            <text:p>3.08309775636171</text:p>
          </table:table-cell>
          <table:table-cell table:style-name="ce1" office:value-type="float" office:value="3.0911473861793" calcext:value-type="float">
            <text:p>3.0911473861793</text:p>
          </table:table-cell>
          <table:table-cell table:style-name="ce1" office:value-type="float" office:value="2.65419312363992" calcext:value-type="float">
            <text:p>2.65419312363992</text:p>
          </table:table-cell>
          <table:table-cell table:style-name="ce1" office:value-type="float" office:value="2.53291935295457" calcext:value-type="float">
            <text:p>2.53291935295457</text:p>
          </table:table-cell>
          <table:table-cell table:style-name="ce1" office:value-type="float" office:value="2.23210739992676" calcext:value-type="float">
            <text:p>2.23210739992676</text:p>
          </table:table-cell>
          <table:table-cell table:style-name="ce1" office:value-type="float" office:value="2.23198286037053" calcext:value-type="float">
            <text:p>2.23198286037053</text:p>
          </table:table-cell>
          <table:table-cell table:style-name="ce1" office:value-type="float" office:value="2.40012094160583" calcext:value-type="float">
            <text:p>2.40012094160583</text:p>
          </table:table-cell>
          <table:table-cell table:style-name="ce1" office:value-type="float" office:value="2.06824138388329" calcext:value-type="float">
            <text:p>2.06824138388329</text:p>
          </table:table-cell>
          <table:table-cell table:style-name="ce1" office:value-type="float" office:value="2.06778927195715" calcext:value-type="float">
            <text:p>2.06778927195715</text:p>
          </table:table-cell>
          <table:table-cell table:style-name="ce1" office:value-type="float" office:value="1.94125330014504" calcext:value-type="float">
            <text:p>1.94125330014504</text:p>
          </table:table-cell>
          <table:table-cell table:style-name="ce1" office:value-type="float" office:value="2.14837405899618" calcext:value-type="float">
            <text:p>2.14837405899618</text:p>
          </table:table-cell>
          <table:table-cell table:style-name="ce1" office:value-type="float" office:value="2.21795052841272" calcext:value-type="float">
            <text:p>2.21795052841272</text:p>
          </table:table-cell>
          <table:table-cell table:style-name="ce1" office:value-type="float" office:value="2.28586860024358" calcext:value-type="float">
            <text:p>2.28586860024358</text:p>
          </table:table-cell>
          <table:table-cell table:style-name="ce1" office:value-type="float" office:value="2.32753625020454" calcext:value-type="float">
            <text:p>2.32753625020454</text:p>
          </table:table-cell>
          <table:table-cell table:style-name="ce1" office:value-type="float" office:value="2.17150094594235" calcext:value-type="float">
            <text:p>2.17150094594235</text:p>
          </table:table-cell>
          <table:table-cell table:style-name="ce1" office:value-type="float" office:value="2.31181515949879" calcext:value-type="float">
            <text:p>2.31181515949879</text:p>
          </table:table-cell>
          <table:table-cell table:style-name="ce1" office:value-type="float" office:value="2.4465436750774" calcext:value-type="float">
            <text:p>2.4465436750774</text:p>
          </table:table-cell>
          <table:table-cell table:style-name="ce1" office:value-type="float" office:value="2.44459153948805" calcext:value-type="float">
            <text:p>2.44459153948805</text:p>
          </table:table-cell>
          <table:table-cell table:style-name="ce1" office:value-type="float" office:value="2.36953795317345" calcext:value-type="float">
            <text:p>2.36953795317345</text:p>
          </table:table-cell>
          <table:table-cell table:style-name="ce1" office:value-type="float" office:value="2.27232909196949" calcext:value-type="float">
            <text:p>2.27232909196949</text:p>
          </table:table-cell>
          <table:table-cell table:style-name="ce1" office:value-type="float" office:value="2.42097480406124" calcext:value-type="float">
            <text:p>2.42097480406124</text:p>
          </table:table-cell>
          <table:table-cell table:style-name="ce1" office:value-type="float" office:value="2.48074910639313" calcext:value-type="float">
            <text:p>2.48074910639313</text:p>
          </table:table-cell>
          <table:table-cell table:style-name="ce1" office:value-type="float" office:value="2.707982614518" calcext:value-type="float">
            <text:p>2.707982614518</text:p>
          </table:table-cell>
          <table:table-cell table:style-name="ce1" office:value-type="float" office:value="2.79977530788875" calcext:value-type="float">
            <text:p>2.79977530788875</text:p>
          </table:table-cell>
          <table:table-cell table:style-name="ce1" office:value-type="float" office:value="2.83928543891947" calcext:value-type="float">
            <text:p>2.83928543891947</text:p>
          </table:table-cell>
          <table:table-cell table:style-name="ce1" office:value-type="float" office:value="2.94992923234873" calcext:value-type="float">
            <text:p>2.94992923234873</text:p>
          </table:table-cell>
          <table:table-cell table:style-name="ce1" office:value-type="float" office:value="2.88605732186902" calcext:value-type="float">
            <text:p>2.88605732186902</text:p>
          </table:table-cell>
          <table:table-cell table:style-name="ce1" office:value-type="float" office:value="3.56278607829197" calcext:value-type="float">
            <text:p>3.56278607829197</text:p>
          </table:table-cell>
          <table:table-cell table:style-name="ce1" office:value-type="float" office:value="3.65450497424825" calcext:value-type="float">
            <text:p>3.65450497424825</text:p>
          </table:table-cell>
          <table:table-cell table:style-name="ce1" office:value-type="float" office:value="3.56823147613061" calcext:value-type="float">
            <text:p>3.56823147613061</text:p>
          </table:table-cell>
          <table:table-cell table:style-name="ce1" office:value-type="float" office:value="3.41544213413104" calcext:value-type="float">
            <text:p>3.41544213413104</text:p>
          </table:table-cell>
          <table:table-cell table:style-name="ce1" office:value-type="float" office:value="3.53369059908243" calcext:value-type="float">
            <text:p>3.53369059908243</text:p>
          </table:table-cell>
          <table:table-cell table:style-name="ce1" office:value-type="float" office:value="3.45979099177518" calcext:value-type="float">
            <text:p>3.4597909917751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71208466267217" calcext:value-type="float">
            <text:p>0.171208466267217</text:p>
          </table:table-cell>
          <table:table-cell table:style-name="ce1" office:value-type="float" office:value="0.17042866659437" calcext:value-type="float">
            <text:p>0.17042866659437</text:p>
          </table:table-cell>
          <table:table-cell table:style-name="ce1" office:value-type="float" office:value="0.170746092598054" calcext:value-type="float">
            <text:p>0.170746092598054</text:p>
          </table:table-cell>
          <table:table-cell table:style-name="ce1" office:value-type="float" office:value="0.114270578520123" calcext:value-type="float">
            <text:p>0.114270578520123</text:p>
          </table:table-cell>
          <table:table-cell table:style-name="ce1" office:value-type="float" office:value="0.171331121805354" calcext:value-type="float">
            <text:p>0.171331121805354</text:p>
          </table:table-cell>
          <table:table-cell table:style-name="ce1" office:value-type="float" office:value="0.169776378536043" calcext:value-type="float">
            <text:p>0.169776378536043</text:p>
          </table:table-cell>
          <table:table-cell table:style-name="ce1" office:value-type="float" office:value="0.166537989917798" calcext:value-type="float">
            <text:p>0.166537989917798</text:p>
          </table:table-cell>
          <table:table-cell table:style-name="ce1" office:value-type="float" office:value="0.162079735981377" calcext:value-type="float">
            <text:p>0.162079735981377</text:p>
          </table:table-cell>
          <table:table-cell table:style-name="ce1" office:value-type="float" office:value="0.209423186750428" calcext:value-type="float">
            <text:p>0.209423186750428</text:p>
          </table:table-cell>
          <table:table-cell table:style-name="ce1" office:value-type="float" office:value="0.203045404208195" calcext:value-type="float">
            <text:p>0.203045404208195</text:p>
          </table:table-cell>
          <table:table-cell table:style-name="ce1" office:value-type="float" office:value="0.197546160994465" calcext:value-type="float">
            <text:p>0.197546160994465</text:p>
          </table:table-cell>
          <table:table-cell table:style-name="ce1" office:value-type="float" office:value="0.144770953690666" calcext:value-type="float">
            <text:p>0.144770953690666</text:p>
          </table:table-cell>
          <table:table-cell table:style-name="ce1" office:value-type="float" office:value="0.141882480396203" calcext:value-type="float">
            <text:p>0.141882480396203</text:p>
          </table:table-cell>
          <table:table-cell table:style-name="ce1" office:value-type="float" office:value="0.185609799306557" calcext:value-type="float">
            <text:p>0.185609799306557</text:p>
          </table:table-cell>
          <table:table-cell table:style-name="ce1" office:value-type="float" office:value="0.227283996529069" calcext:value-type="float">
            <text:p>0.227283996529069</text:p>
          </table:table-cell>
          <table:table-cell table:style-name="ce1" office:value-type="float" office:value="0.221954555909306" calcext:value-type="float">
            <text:p>0.221954555909306</text:p>
          </table:table-cell>
          <table:table-cell table:style-name="ce1" office:value-type="float" office:value="0.345580699501702" calcext:value-type="float">
            <text:p>0.345580699501702</text:p>
          </table:table-cell>
          <table:table-cell table:style-name="ce1" office:value-type="float" office:value="0.335513975936685" calcext:value-type="float">
            <text:p>0.335513975936685</text:p>
          </table:table-cell>
          <table:table-cell table:style-name="ce1" office:value-type="float" office:value="0.366313335923192" calcext:value-type="float">
            <text:p>0.366313335923192</text:p>
          </table:table-cell>
          <table:table-cell table:style-name="ce1" office:value-type="float" office:value="0.356203859603678" calcext:value-type="float">
            <text:p>0.356203859603678</text:p>
          </table:table-cell>
          <table:table-cell table:style-name="ce1" office:value-type="float" office:value="0.424810169241625" calcext:value-type="float">
            <text:p>0.424810169241625</text:p>
          </table:table-cell>
          <table:table-cell table:style-name="ce1" office:value-type="float" office:value="0.453897490381342" calcext:value-type="float">
            <text:p>0.453897490381342</text:p>
          </table:table-cell>
          <table:table-cell table:style-name="ce1" office:value-type="float" office:value="0.483028006322701" calcext:value-type="float">
            <text:p>0.483028006322701</text:p>
          </table:table-cell>
          <table:table-cell table:style-name="ce1" office:value-type="float" office:value="0.548486812584135" calcext:value-type="float">
            <text:p>0.548486812584135</text:p>
          </table:table-cell>
          <table:table-cell table:style-name="ce1" office:value-type="float" office:value="0.503951075379647" calcext:value-type="float">
            <text:p>0.503951075379647</text:p>
          </table:table-cell>
          <table:table-cell table:style-name="ce1" office:value-type="float" office:value="0.531156754251282" calcext:value-type="float">
            <text:p>0.531156754251282</text:p>
          </table:table-cell>
          <table:table-cell table:style-name="ce1" office:value-type="float" office:value="0.487244220037204" calcext:value-type="float">
            <text:p>0.487244220037204</text:p>
          </table:table-cell>
          <table:table-cell table:style-name="ce1" office:value-type="float" office:value="0.478613514319809" calcext:value-type="float">
            <text:p>0.478613514319809</text:p>
          </table:table-cell>
          <table:table-cell table:style-name="ce1" office:value-type="float" office:value="0.436275945381996" calcext:value-type="float">
            <text:p>0.436275945381996</text:p>
          </table:table-cell>
          <table:table-cell table:style-name="ce1" office:value-type="float" office:value="0.428030132976574" calcext:value-type="float">
            <text:p>0.428030132976574</text:p>
          </table:table-cell>
          <table:table-cell table:style-name="ce1" office:value-type="float" office:value="0.419731454985692" calcext:value-type="float">
            <text:p>0.419731454985692</text:p>
          </table:table-cell>
          <table:table-cell table:style-name="ce1" office:value-type="float" office:value="0.411311475409836" calcext:value-type="float">
            <text:p>0.411311475409836</text:p>
          </table:table-cell>
          <table:table-cell table:style-name="ce1" office:value-type="float" office:value="0.40281040339344" calcext:value-type="float">
            <text:p>0.40281040339344</text:p>
          </table:table-cell>
          <table:table-cell table:style-name="ce1" office:value-type="float" office:value="0.39446747594105" calcext:value-type="float">
            <text:p>0.39446747594105</text:p>
          </table:table-cell>
          <table:table-cell table:style-name="ce1" office:value-type="float" office:value="0.386569681636095" calcext:value-type="float">
            <text:p>0.386569681636095</text:p>
          </table:table-cell>
          <table:table-cell table:style-name="ce1" office:value-type="float" office:value="0.379262335513231" calcext:value-type="float">
            <text:p>0.379262335513231</text:p>
          </table:table-cell>
          <table:table-cell table:style-name="ce1" office:value-type="float" office:value="0.372586872586873" calcext:value-type="float">
            <text:p>0.372586872586873</text:p>
          </table:table-cell>
          <table:table-cell table:style-name="ce1" office:value-type="float" office:value="0.366389977711167" calcext:value-type="float">
            <text:p>0.366389977711167</text:p>
          </table:table-cell>
          <table:table-cell table:style-name="ce1" office:value-type="float" office:value="0.360368600888996" calcext:value-type="float">
            <text:p>0.360368600888996</text:p>
          </table:table-cell>
          <table:table-cell table:style-name="ce1" office:value-type="float" office:value="0.354162642457021" calcext:value-type="float">
            <text:p>0.354162642457021</text:p>
          </table:table-cell>
          <table:table-cell table:style-name="ce1" office:value-type="float" office:value="0.347547461433029" calcext:value-type="float">
            <text:p>0.347547461433029</text:p>
          </table:table-cell>
          <table:table-cell table:style-name="ce1" office:value-type="float" office:value="0.366692142311236" calcext:value-type="float">
            <text:p>0.366692142311236</text:p>
          </table:table-cell>
          <table:table-cell table:style-name="ce1" office:value-type="float" office:value="0.410049970297376" calcext:value-type="float">
            <text:p>0.410049970297376</text:p>
          </table:table-cell>
          <table:table-cell table:style-name="ce1" office:value-type="float" office:value="0.450993119563806" calcext:value-type="float">
            <text:p>0.450993119563806</text:p>
          </table:table-cell>
          <table:table-cell table:style-name="ce1" office:value-type="float" office:value="0.489808457777897" calcext:value-type="float">
            <text:p>0.489808457777897</text:p>
          </table:table-cell>
          <table:table-cell table:style-name="ce1" office:value-type="float" office:value="0.502833897065545" calcext:value-type="float">
            <text:p>0.502833897065545</text:p>
          </table:table-cell>
          <table:table-cell table:style-name="ce1" office:value-type="float" office:value="0.538631022326674" calcext:value-type="float">
            <text:p>0.538631022326674</text:p>
          </table:table-cell>
          <table:table-cell table:style-name="ce1" office:value-type="float" office:value="0.526920481807277" calcext:value-type="float">
            <text:p>0.526920481807277</text:p>
          </table:table-cell>
          <table:table-cell table:style-name="ce1" office:value-type="float" office:value="0.515547541184022" calcext:value-type="float">
            <text:p>0.515547541184022</text:p>
          </table:table-cell>
          <table:table-cell table:style-name="ce1" office:value-type="float" office:value="0.548308571975406" calcext:value-type="float">
            <text:p>0.548308571975406</text:p>
          </table:table-cell>
          <table:table-cell table:style-name="ce1" office:value-type="float" office:value="0.579406601123596" calcext:value-type="float">
            <text:p>0.579406601123596</text:p>
          </table:table-cell>
          <table:table-cell table:style-name="ce1" office:value-type="float" office:value="0.587909256438739" calcext:value-type="float">
            <text:p>0.58790925643873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uriname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49223373291214" calcext:value-type="float">
            <text:p>1.49223373291214</text:p>
          </table:table-cell>
          <table:table-cell table:style-name="ce1" office:value-type="float" office:value="1.43881082531272" calcext:value-type="float">
            <text:p>1.43881082531272</text:p>
          </table:table-cell>
          <table:table-cell table:style-name="ce1" office:value-type="float" office:value="1.61605131720693" calcext:value-type="float">
            <text:p>1.61605131720693</text:p>
          </table:table-cell>
          <table:table-cell table:style-name="ce1" office:value-type="float" office:value="1.69050646997107" calcext:value-type="float">
            <text:p>1.69050646997107</text:p>
          </table:table-cell>
          <table:table-cell table:style-name="ce1" office:value-type="float" office:value="1.8732642920169" calcext:value-type="float">
            <text:p>1.8732642920169</text:p>
          </table:table-cell>
          <table:table-cell table:style-name="ce1" office:value-type="float" office:value="2.39825617316508" calcext:value-type="float">
            <text:p>2.39825617316508</text:p>
          </table:table-cell>
          <table:table-cell table:style-name="ce1" office:value-type="float" office:value="3.21405476392183" calcext:value-type="float">
            <text:p>3.21405476392183</text:p>
          </table:table-cell>
          <table:table-cell table:style-name="ce1" office:value-type="float" office:value="3.80547105529501" calcext:value-type="float">
            <text:p>3.80547105529501</text:p>
          </table:table-cell>
          <table:table-cell table:style-name="ce1" office:value-type="float" office:value="4.03667143869793" calcext:value-type="float">
            <text:p>4.03667143869793</text:p>
          </table:table-cell>
          <table:table-cell table:style-name="ce1" office:value-type="float" office:value="4.14835966143739" calcext:value-type="float">
            <text:p>4.14835966143739</text:p>
          </table:table-cell>
          <table:table-cell table:style-name="ce1" office:value-type="float" office:value="4.33598640335284" calcext:value-type="float">
            <text:p>4.33598640335284</text:p>
          </table:table-cell>
          <table:table-cell table:style-name="ce1" office:value-type="float" office:value="4.60565886334299" calcext:value-type="float">
            <text:p>4.60565886334299</text:p>
          </table:table-cell>
          <table:table-cell table:style-name="ce1" office:value-type="float" office:value="4.70080093073861" calcext:value-type="float">
            <text:p>4.70080093073861</text:p>
          </table:table-cell>
          <table:table-cell table:style-name="ce1" office:value-type="float" office:value="5.72436757144176" calcext:value-type="float">
            <text:p>5.72436757144176</text:p>
          </table:table-cell>
          <table:table-cell table:style-name="ce1" office:value-type="float" office:value="4.38910283097419" calcext:value-type="float">
            <text:p>4.38910283097419</text:p>
          </table:table-cell>
          <table:table-cell table:style-name="ce1" office:value-type="float" office:value="5.57151917408197" calcext:value-type="float">
            <text:p>5.57151917408197</text:p>
          </table:table-cell>
          <table:table-cell table:style-name="ce1" office:value-type="float" office:value="5.53041497863674" calcext:value-type="float">
            <text:p>5.53041497863674</text:p>
          </table:table-cell>
          <table:table-cell table:style-name="ce1" office:value-type="float" office:value="5.26101708059482" calcext:value-type="float">
            <text:p>5.26101708059482</text:p>
          </table:table-cell>
          <table:table-cell table:style-name="ce1" office:value-type="float" office:value="6.6246088811303" calcext:value-type="float">
            <text:p>6.6246088811303</text:p>
          </table:table-cell>
          <table:table-cell table:style-name="ce1" office:value-type="float" office:value="6.33887727572714" calcext:value-type="float">
            <text:p>6.33887727572714</text:p>
          </table:table-cell>
          <table:table-cell table:style-name="ce1" office:value-type="float" office:value="6.5399653230497" calcext:value-type="float">
            <text:p>6.5399653230497</text:p>
          </table:table-cell>
          <table:table-cell table:style-name="ce1" office:value-type="float" office:value="5.59170843551908" calcext:value-type="float">
            <text:p>5.59170843551908</text:p>
          </table:table-cell>
          <table:table-cell table:style-name="ce1" office:value-type="float" office:value="5.14800284620858" calcext:value-type="float">
            <text:p>5.14800284620858</text:p>
          </table:table-cell>
          <table:table-cell table:style-name="ce1" office:value-type="float" office:value="3.7649695270533" calcext:value-type="float">
            <text:p>3.7649695270533</text:p>
          </table:table-cell>
          <table:table-cell table:style-name="ce1" office:value-type="float" office:value="4.22949258863309" calcext:value-type="float">
            <text:p>4.22949258863309</text:p>
          </table:table-cell>
          <table:table-cell table:style-name="ce1" office:value-type="float" office:value="4.30402536954631" calcext:value-type="float">
            <text:p>4.30402536954631</text:p>
          </table:table-cell>
          <table:table-cell table:style-name="ce1" office:value-type="float" office:value="4.66919381494165" calcext:value-type="float">
            <text:p>4.66919381494165</text:p>
          </table:table-cell>
          <table:table-cell table:style-name="ce1" office:value-type="float" office:value="4.58475291470009" calcext:value-type="float">
            <text:p>4.58475291470009</text:p>
          </table:table-cell>
          <table:table-cell table:style-name="ce1" office:value-type="float" office:value="4.79137223077139" calcext:value-type="float">
            <text:p>4.79137223077139</text:p>
          </table:table-cell>
          <table:table-cell table:style-name="ce1" office:value-type="float" office:value="4.63721312663539" calcext:value-type="float">
            <text:p>4.63721312663539</text:p>
          </table:table-cell>
          <table:table-cell table:style-name="ce1" office:value-type="float" office:value="4.43694461589709" calcext:value-type="float">
            <text:p>4.43694461589709</text:p>
          </table:table-cell>
          <table:table-cell table:style-name="ce1" office:value-type="float" office:value="5.05011440437621" calcext:value-type="float">
            <text:p>5.05011440437621</text:p>
          </table:table-cell>
          <table:table-cell table:style-name="ce1" office:value-type="float" office:value="4.98661856779957" calcext:value-type="float">
            <text:p>4.98661856779957</text:p>
          </table:table-cell>
          <table:table-cell table:style-name="ce1" office:value-type="float" office:value="5.00392433528815" calcext:value-type="float">
            <text:p>5.00392433528815</text:p>
          </table:table-cell>
          <table:table-cell table:style-name="ce1" office:value-type="float" office:value="4.93641051382678" calcext:value-type="float">
            <text:p>4.93641051382678</text:p>
          </table:table-cell>
          <table:table-cell table:style-name="ce1" office:value-type="float" office:value="4.89393939393939" calcext:value-type="float">
            <text:p>4.89393939393939</text:p>
          </table:table-cell>
          <table:table-cell table:style-name="ce1" office:value-type="float" office:value="4.69638027302806" calcext:value-type="float">
            <text:p>4.69638027302806</text:p>
          </table:table-cell>
          <table:table-cell table:style-name="ce1" office:value-type="float" office:value="4.63967034181238" calcext:value-type="float">
            <text:p>4.63967034181238</text:p>
          </table:table-cell>
          <table:table-cell table:style-name="ce1" office:value-type="float" office:value="4.61200832217741" calcext:value-type="float">
            <text:p>4.61200832217741</text:p>
          </table:table-cell>
          <table:table-cell table:style-name="ce1" office:value-type="float" office:value="4.52557097113976" calcext:value-type="float">
            <text:p>4.52557097113976</text:p>
          </table:table-cell>
          <table:table-cell table:style-name="ce1" office:value-type="float" office:value="4.42403655946634" calcext:value-type="float">
            <text:p>4.42403655946634</text:p>
          </table:table-cell>
          <table:table-cell table:style-name="ce1" office:value-type="float" office:value="4.69535945147767" calcext:value-type="float">
            <text:p>4.69535945147767</text:p>
          </table:table-cell>
          <table:table-cell table:style-name="ce1" office:value-type="float" office:value="4.64529449627882" calcext:value-type="float">
            <text:p>4.64529449627882</text:p>
          </table:table-cell>
          <table:table-cell table:style-name="ce1" office:value-type="float" office:value="4.60968417339805" calcext:value-type="float">
            <text:p>4.60968417339805</text:p>
          </table:table-cell>
          <table:table-cell table:style-name="ce1" office:value-type="float" office:value="4.69886084951933" calcext:value-type="float">
            <text:p>4.69886084951933</text:p>
          </table:table-cell>
          <table:table-cell table:style-name="ce1" office:value-type="float" office:value="4.85207693511572" calcext:value-type="float">
            <text:p>4.85207693511572</text:p>
          </table:table-cell>
          <table:table-cell table:style-name="ce1" office:value-type="float" office:value="4.93908898625475" calcext:value-type="float">
            <text:p>4.93908898625475</text:p>
          </table:table-cell>
          <table:table-cell table:style-name="ce1" office:value-type="float" office:value="4.89711210432915" calcext:value-type="float">
            <text:p>4.89711210432915</text:p>
          </table:table-cell>
          <table:table-cell table:style-name="ce1" office:value-type="float" office:value="4.84197987987929" calcext:value-type="float">
            <text:p>4.84197987987929</text:p>
          </table:table-cell>
          <table:table-cell table:style-name="ce1" office:value-type="float" office:value="4.82950000195114" calcext:value-type="float">
            <text:p>4.82950000195114</text:p>
          </table:table-cell>
          <table:table-cell table:style-name="ce1" office:value-type="float" office:value="4.62142737208598" calcext:value-type="float">
            <text:p>4.62142737208598</text:p>
          </table:table-cell>
          <table:table-cell table:style-name="ce1" office:value-type="float" office:value="3.64991336144231" calcext:value-type="float">
            <text:p>3.6499133614423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lovak Republic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8.32866159121858" calcext:value-type="float">
            <text:p>8.32866159121858</text:p>
          </table:table-cell>
          <table:table-cell table:style-name="ce1" office:value-type="float" office:value="8.05247736984079" calcext:value-type="float">
            <text:p>8.05247736984079</text:p>
          </table:table-cell>
          <table:table-cell table:style-name="ce1" office:value-type="float" office:value="7.56057584163794" calcext:value-type="float">
            <text:p>7.56057584163794</text:p>
          </table:table-cell>
          <table:table-cell table:style-name="ce1" office:value-type="float" office:value="7.85443917464364" calcext:value-type="float">
            <text:p>7.85443917464364</text:p>
          </table:table-cell>
          <table:table-cell table:style-name="ce1" office:value-type="float" office:value="7.68837641840926" calcext:value-type="float">
            <text:p>7.68837641840926</text:p>
          </table:table-cell>
          <table:table-cell table:style-name="ce1" office:value-type="float" office:value="7.62514937423966" calcext:value-type="float">
            <text:p>7.62514937423966</text:p>
          </table:table-cell>
          <table:table-cell table:style-name="ce1" office:value-type="float" office:value="7.50948758894325" calcext:value-type="float">
            <text:p>7.50948758894325</text:p>
          </table:table-cell>
          <table:table-cell table:style-name="ce1" office:value-type="float" office:value="7.2721314969181" calcext:value-type="float">
            <text:p>7.2721314969181</text:p>
          </table:table-cell>
          <table:table-cell table:style-name="ce1" office:value-type="float" office:value="6.65932948826437" calcext:value-type="float">
            <text:p>6.65932948826437</text:p>
          </table:table-cell>
          <table:table-cell table:style-name="ce1" office:value-type="float" office:value="7.31713779128579" calcext:value-type="float">
            <text:p>7.31713779128579</text:p>
          </table:table-cell>
          <table:table-cell table:style-name="ce1" office:value-type="float" office:value="7.30002053223114" calcext:value-type="float">
            <text:p>7.30002053223114</text:p>
          </table:table-cell>
          <table:table-cell table:style-name="ce1" office:value-type="float" office:value="7.34986807171807" calcext:value-type="float">
            <text:p>7.34986807171807</text:p>
          </table:table-cell>
          <table:table-cell table:style-name="ce1" office:value-type="float" office:value="7.21280145487577" calcext:value-type="float">
            <text:p>7.21280145487577</text:p>
          </table:table-cell>
          <table:table-cell table:style-name="ce1" office:value-type="float" office:value="7.32539080596046" calcext:value-type="float">
            <text:p>7.32539080596046</text:p>
          </table:table-cell>
          <table:table-cell table:style-name="ce1" office:value-type="float" office:value="7.27796296110182" calcext:value-type="float">
            <text:p>7.27796296110182</text:p>
          </table:table-cell>
          <table:table-cell table:style-name="ce1" office:value-type="float" office:value="6.84327381534925" calcext:value-type="float">
            <text:p>6.84327381534925</text:p>
          </table:table-cell>
          <table:table-cell table:style-name="ce1" office:value-type="float" office:value="7.01055856847993" calcext:value-type="float">
            <text:p>7.01055856847993</text:p>
          </table:table-cell>
          <table:table-cell table:style-name="ce1" office:value-type="float" office:value="6.31907323733116" calcext:value-type="float">
            <text:p>6.31907323733116</text:p>
          </table:table-cell>
          <table:table-cell table:style-name="ce1" office:value-type="float" office:value="6.72195956247584" calcext:value-type="float">
            <text:p>6.72195956247584</text:p>
          </table:table-cell>
          <table:table-cell table:style-name="ce1" office:value-type="float" office:value="6.36754591744492" calcext:value-type="float">
            <text:p>6.3675459174449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6.25034485383907" calcext:value-type="float">
            <text:p>6.25034485383907</text:p>
          </table:table-cell>
          <table:table-cell table:style-name="ce1" office:value-type="float" office:value="6.60954258223689" calcext:value-type="float">
            <text:p>6.60954258223689</text:p>
          </table:table-cell>
          <table:table-cell table:style-name="ce1" office:value-type="float" office:value="6.70566887314691" calcext:value-type="float">
            <text:p>6.70566887314691</text:p>
          </table:table-cell>
          <table:table-cell table:style-name="ce1" office:value-type="float" office:value="7.23864449572636" calcext:value-type="float">
            <text:p>7.23864449572636</text:p>
          </table:table-cell>
          <table:table-cell table:style-name="ce1" office:value-type="float" office:value="7.51977041457729" calcext:value-type="float">
            <text:p>7.51977041457729</text:p>
          </table:table-cell>
          <table:table-cell table:style-name="ce1" office:value-type="float" office:value="7.98596494584976" calcext:value-type="float">
            <text:p>7.98596494584976</text:p>
          </table:table-cell>
          <table:table-cell table:style-name="ce1" office:value-type="float" office:value="7.66661216605126" calcext:value-type="float">
            <text:p>7.66661216605126</text:p>
          </table:table-cell>
          <table:table-cell table:style-name="ce1" office:value-type="float" office:value="7.70366885269875" calcext:value-type="float">
            <text:p>7.70366885269875</text:p>
          </table:table-cell>
          <table:table-cell table:style-name="ce1" office:value-type="float" office:value="7.23840366026874" calcext:value-type="float">
            <text:p>7.23840366026874</text:p>
          </table:table-cell>
          <table:table-cell table:style-name="ce1" office:value-type="float" office:value="7.6117411122155" calcext:value-type="float">
            <text:p>7.6117411122155</text:p>
          </table:table-cell>
          <table:table-cell table:style-name="ce1" office:value-type="float" office:value="7.73101181732037" calcext:value-type="float">
            <text:p>7.73101181732037</text:p>
          </table:table-cell>
          <table:table-cell table:style-name="ce1" office:value-type="float" office:value="7.7722871746872" calcext:value-type="float">
            <text:p>7.7722871746872</text:p>
          </table:table-cell>
          <table:table-cell table:style-name="ce1" office:value-type="float" office:value="7.88482893442804" calcext:value-type="float">
            <text:p>7.88482893442804</text:p>
          </table:table-cell>
          <table:table-cell table:style-name="ce1" office:value-type="float" office:value="7.93167469309774" calcext:value-type="float">
            <text:p>7.93167469309774</text:p>
          </table:table-cell>
          <table:table-cell table:style-name="ce1" office:value-type="float" office:value="8.09460811573058" calcext:value-type="float">
            <text:p>8.09460811573058</text:p>
          </table:table-cell>
          <table:table-cell table:style-name="ce1" office:value-type="float" office:value="8.04946876353362" calcext:value-type="float">
            <text:p>8.04946876353362</text:p>
          </table:table-cell>
          <table:table-cell table:style-name="ce1" office:value-type="float" office:value="8.53201627058807" calcext:value-type="float">
            <text:p>8.53201627058807</text:p>
          </table:table-cell>
          <table:table-cell table:style-name="ce1" office:value-type="float" office:value="7.5473353764753" calcext:value-type="float">
            <text:p>7.5473353764753</text:p>
          </table:table-cell>
          <table:table-cell table:style-name="ce1" office:value-type="float" office:value="7.53060481318062" calcext:value-type="float">
            <text:p>7.53060481318062</text:p>
          </table:table-cell>
          <table:table-cell table:style-name="ce1" office:value-type="float" office:value="7.50425970227631" calcext:value-type="float">
            <text:p>7.5042597022763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6.5764065843507" calcext:value-type="float">
            <text:p>6.5764065843507</text:p>
          </table:table-cell>
          <table:table-cell table:style-name="ce1" office:value-type="float" office:value="6.49624827027879" calcext:value-type="float">
            <text:p>6.49624827027879</text:p>
          </table:table-cell>
          <table:table-cell table:style-name="ce1" office:value-type="float" office:value="6.78785977231238" calcext:value-type="float">
            <text:p>6.78785977231238</text:p>
          </table:table-cell>
          <table:table-cell table:style-name="ce1" office:value-type="float" office:value="7.28160331853124" calcext:value-type="float">
            <text:p>7.28160331853124</text:p>
          </table:table-cell>
          <table:table-cell table:style-name="ce1" office:value-type="float" office:value="7.88792163891657" calcext:value-type="float">
            <text:p>7.88792163891657</text:p>
          </table:table-cell>
          <table:table-cell table:style-name="ce1" office:value-type="float" office:value="8.09799371671533" calcext:value-type="float">
            <text:p>8.09799371671533</text:p>
          </table:table-cell>
          <table:table-cell table:style-name="ce1" office:value-type="float" office:value="9.29736416046677" calcext:value-type="float">
            <text:p>9.29736416046677</text:p>
          </table:table-cell>
          <table:table-cell table:style-name="ce1" office:value-type="float" office:value="8.77002340259466" calcext:value-type="float">
            <text:p>8.77002340259466</text:p>
          </table:table-cell>
          <table:table-cell table:style-name="ce1" office:value-type="float" office:value="9.81834107594619" calcext:value-type="float">
            <text:p>9.81834107594619</text:p>
          </table:table-cell>
          <table:table-cell table:style-name="ce1" office:value-type="float" office:value="10.8517920018795" calcext:value-type="float">
            <text:p>10.8517920018795</text:p>
          </table:table-cell>
          <table:table-cell table:style-name="ce1" office:value-type="float" office:value="11.4859318289735" calcext:value-type="float">
            <text:p>11.4859318289735</text:p>
          </table:table-cell>
          <table:table-cell table:style-name="ce1" office:value-type="float" office:value="10.4454022271741" calcext:value-type="float">
            <text:p>10.4454022271741</text:p>
          </table:table-cell>
          <table:table-cell table:style-name="ce1" office:value-type="float" office:value="10.4380581854893" calcext:value-type="float">
            <text:p>10.4380581854893</text:p>
          </table:table-cell>
          <table:table-cell table:style-name="ce1" office:value-type="float" office:value="10.7378226154553" calcext:value-type="float">
            <text:p>10.7378226154553</text:p>
          </table:table-cell>
          <table:table-cell table:style-name="ce1" office:value-type="float" office:value="9.79040472649665" calcext:value-type="float">
            <text:p>9.79040472649665</text:p>
          </table:table-cell>
          <table:table-cell table:style-name="ce1" office:value-type="float" office:value="9.86572701138867" calcext:value-type="float">
            <text:p>9.86572701138867</text:p>
          </table:table-cell>
          <table:table-cell table:style-name="ce1" office:value-type="float" office:value="10.7401632587336" calcext:value-type="float">
            <text:p>10.7401632587336</text:p>
          </table:table-cell>
          <table:table-cell table:style-name="ce1" office:value-type="float" office:value="10.3985599051813" calcext:value-type="float">
            <text:p>10.3985599051813</text:p>
          </table:table-cell>
          <table:table-cell table:style-name="ce1" office:value-type="float" office:value="9.61061102646467" calcext:value-type="float">
            <text:p>9.61061102646467</text:p>
          </table:table-cell>
          <table:table-cell table:style-name="ce1" office:value-type="float" office:value="10.2400551359722" calcext:value-type="float">
            <text:p>10.2400551359722</text:p>
          </table:table-cell>
          <table:table-cell table:style-name="ce1" office:value-type="float" office:value="8.63476990820442" calcext:value-type="float">
            <text:p>8.63476990820442</text:p>
          </table:table-cell>
          <table:table-cell table:style-name="ce1" office:value-type="float" office:value="8.3445649860351" calcext:value-type="float">
            <text:p>8.3445649860351</text:p>
          </table:table-cell>
          <table:table-cell table:style-name="ce1" office:value-type="float" office:value="7.48220554714007" calcext:value-type="float">
            <text:p>7.48220554714007</text:p>
          </table:table-cell>
          <table:table-cell table:style-name="ce1" office:value-type="float" office:value="6.99936787379759" calcext:value-type="float">
            <text:p>6.99936787379759</text:p>
          </table:table-cell>
          <table:table-cell table:style-name="ce1" office:value-type="float" office:value="6.87732536206285" calcext:value-type="float">
            <text:p>6.87732536206285</text:p>
          </table:table-cell>
          <table:table-cell table:style-name="ce1" office:value-type="float" office:value="7.47199051636655" calcext:value-type="float">
            <text:p>7.47199051636655</text:p>
          </table:table-cell>
          <table:table-cell table:style-name="ce1" office:value-type="float" office:value="7.41213542116571" calcext:value-type="float">
            <text:p>7.41213542116571</text:p>
          </table:table-cell>
          <table:table-cell table:style-name="ce1" office:value-type="float" office:value="7.11103700443592" calcext:value-type="float">
            <text:p>7.11103700443592</text:p>
          </table:table-cell>
          <table:table-cell table:style-name="ce1" office:value-type="float" office:value="6.80894089946659" calcext:value-type="float">
            <text:p>6.80894089946659</text:p>
          </table:table-cell>
          <table:table-cell table:style-name="ce1" office:value-type="float" office:value="6.53871227995315" calcext:value-type="float">
            <text:p>6.53871227995315</text:p>
          </table:table-cell>
          <table:table-cell table:style-name="ce1" office:value-type="float" office:value="6.06936831940328" calcext:value-type="float">
            <text:p>6.06936831940328</text:p>
          </table:table-cell>
          <table:table-cell table:style-name="ce1" office:value-type="float" office:value="5.9792009747748" calcext:value-type="float">
            <text:p>5.9792009747748</text:p>
          </table:table-cell>
          <table:table-cell table:style-name="ce1" office:value-type="float" office:value="5.88669942214337" calcext:value-type="float">
            <text:p>5.88669942214337</text:p>
          </table:table-cell>
          <table:table-cell table:style-name="ce1" office:value-type="float" office:value="5.93630508520844" calcext:value-type="float">
            <text:p>5.93630508520844</text:p>
          </table:table-cell>
          <table:table-cell table:style-name="ce1" office:value-type="float" office:value="6.25174629259818" calcext:value-type="float">
            <text:p>6.25174629259818</text:p>
          </table:table-cell>
          <table:table-cell table:style-name="ce1" office:value-type="float" office:value="6.24852477172438" calcext:value-type="float">
            <text:p>6.24852477172438</text:p>
          </table:table-cell>
          <table:table-cell table:style-name="ce1" office:value-type="float" office:value="6.32403140459935" calcext:value-type="float">
            <text:p>6.32403140459935</text:p>
          </table:table-cell>
          <table:table-cell table:style-name="ce1" office:value-type="float" office:value="5.89509851954463" calcext:value-type="float">
            <text:p>5.89509851954463</text:p>
          </table:table-cell>
          <table:table-cell table:style-name="ce1" office:value-type="float" office:value="5.98545979233472" calcext:value-type="float">
            <text:p>5.98545979233472</text:p>
          </table:table-cell>
          <table:table-cell table:style-name="ce1" office:value-type="float" office:value="5.76966651365779" calcext:value-type="float">
            <text:p>5.76966651365779</text:p>
          </table:table-cell>
          <table:table-cell table:style-name="ce1" office:value-type="float" office:value="5.56243008285854" calcext:value-type="float">
            <text:p>5.56243008285854</text:p>
          </table:table-cell>
          <table:table-cell table:style-name="ce1" office:value-type="float" office:value="5.74702606576468" calcext:value-type="float">
            <text:p>5.74702606576468</text:p>
          </table:table-cell>
          <table:table-cell table:style-name="ce1" office:value-type="float" office:value="6.43422859805055" calcext:value-type="float">
            <text:p>6.43422859805055</text:p>
          </table:table-cell>
          <table:table-cell table:style-name="ce1" office:value-type="float" office:value="6.11519453231213" calcext:value-type="float">
            <text:p>6.11519453231213</text:p>
          </table:table-cell>
          <table:table-cell table:style-name="ce1" office:value-type="float" office:value="6.06224140440501" calcext:value-type="float">
            <text:p>6.06224140440501</text:p>
          </table:table-cell>
          <table:table-cell table:style-name="ce1" office:value-type="float" office:value="5.71031351209116" calcext:value-type="float">
            <text:p>5.71031351209116</text:p>
          </table:table-cell>
          <table:table-cell table:style-name="ce1" office:value-type="float" office:value="5.45900321623082" calcext:value-type="float">
            <text:p>5.45900321623082</text:p>
          </table:table-cell>
          <table:table-cell table:style-name="ce1" office:value-type="float" office:value="5.25352193659618" calcext:value-type="float">
            <text:p>5.25352193659618</text:p>
          </table:table-cell>
          <table:table-cell table:style-name="ce1" office:value-type="float" office:value="5.32610958544246" calcext:value-type="float">
            <text:p>5.32610958544246</text:p>
          </table:table-cell>
          <table:table-cell table:style-name="ce1" office:value-type="float" office:value="4.70436870833676" calcext:value-type="float">
            <text:p>4.70436870833676</text:p>
          </table:table-cell>
          <table:table-cell table:style-name="ce1" office:value-type="float" office:value="5.60600049519488" calcext:value-type="float">
            <text:p>5.60600049519488</text:p>
          </table:table-cell>
          <table:table-cell table:style-name="ce1" office:value-type="float" office:value="5.5184214812387" calcext:value-type="float">
            <text:p>5.518421481238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waziland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945013787356865" calcext:value-type="float">
            <text:p>0.094501378735687</text:p>
          </table:table-cell>
          <table:table-cell table:style-name="ce1" office:value-type="float" office:value="0.010256711475098" calcext:value-type="float">
            <text:p>0.010256711475098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.0287551460497942" calcext:value-type="float">
            <text:p>0.028755146049794</text:p>
          </table:table-cell>
          <table:table-cell table:style-name="ce1" office:value-type="float" office:value="0.205980202165659" calcext:value-type="float">
            <text:p>0.205980202165659</text:p>
          </table:table-cell>
          <table:table-cell table:style-name="ce1" office:value-type="float" office:value="0.502585379832791" calcext:value-type="float">
            <text:p>0.502585379832791</text:p>
          </table:table-cell>
          <table:table-cell table:style-name="ce1" office:value-type="float" office:value="0.552530147419789" calcext:value-type="float">
            <text:p>0.552530147419789</text:p>
          </table:table-cell>
          <table:table-cell table:style-name="ce1" office:value-type="float" office:value="0.659991569295184" calcext:value-type="float">
            <text:p>0.659991569295184</text:p>
          </table:table-cell>
          <table:table-cell table:style-name="ce1" office:value-type="float" office:value="0.701763163780323" calcext:value-type="float">
            <text:p>0.701763163780323</text:p>
          </table:table-cell>
          <table:table-cell table:style-name="ce1" office:value-type="float" office:value="0.822484994751527" calcext:value-type="float">
            <text:p>0.822484994751527</text:p>
          </table:table-cell>
          <table:table-cell table:style-name="ce1" office:value-type="float" office:value="0.871349873669387" calcext:value-type="float">
            <text:p>0.871349873669387</text:p>
          </table:table-cell>
          <table:table-cell table:style-name="ce1" office:value-type="float" office:value="0.807406576236882" calcext:value-type="float">
            <text:p>0.807406576236882</text:p>
          </table:table-cell>
          <table:table-cell table:style-name="ce1" office:value-type="float" office:value="0.761044762624934" calcext:value-type="float">
            <text:p>0.761044762624934</text:p>
          </table:table-cell>
          <table:table-cell table:style-name="ce1" office:value-type="float" office:value="0.621406470546017" calcext:value-type="float">
            <text:p>0.621406470546017</text:p>
          </table:table-cell>
          <table:table-cell table:style-name="ce1" office:value-type="float" office:value="0.652415393540901" calcext:value-type="float">
            <text:p>0.652415393540901</text:p>
          </table:table-cell>
          <table:table-cell table:style-name="ce1" office:value-type="float" office:value="0.625763224219148" calcext:value-type="float">
            <text:p>0.625763224219148</text:p>
          </table:table-cell>
          <table:table-cell table:style-name="ce1" office:value-type="float" office:value="0.619904205331419" calcext:value-type="float">
            <text:p>0.619904205331419</text:p>
          </table:table-cell>
          <table:table-cell table:style-name="ce1" office:value-type="float" office:value="0.775318909014025" calcext:value-type="float">
            <text:p>0.775318909014025</text:p>
          </table:table-cell>
          <table:table-cell table:style-name="ce1" office:value-type="float" office:value="0.764304201867307" calcext:value-type="float">
            <text:p>0.764304201867307</text:p>
          </table:table-cell>
          <table:table-cell table:style-name="ce1" office:value-type="float" office:value="0.771842624711414" calcext:value-type="float">
            <text:p>0.771842624711414</text:p>
          </table:table-cell>
          <table:table-cell table:style-name="ce1" office:value-type="float" office:value="0.702338913979083" calcext:value-type="float">
            <text:p>0.702338913979083</text:p>
          </table:table-cell>
          <table:table-cell table:style-name="ce1" office:value-type="float" office:value="0.682544151482874" calcext:value-type="float">
            <text:p>0.682544151482874</text:p>
          </table:table-cell>
          <table:table-cell table:style-name="ce1" office:value-type="float" office:value="0.412087544950918" calcext:value-type="float">
            <text:p>0.412087544950918</text:p>
          </table:table-cell>
          <table:table-cell table:style-name="ce1" office:value-type="float" office:value="0.490548369503699" calcext:value-type="float">
            <text:p>0.490548369503699</text:p>
          </table:table-cell>
          <table:table-cell table:style-name="ce1" office:value-type="float" office:value="0.623734925413754" calcext:value-type="float">
            <text:p>0.623734925413754</text:p>
          </table:table-cell>
          <table:table-cell table:style-name="ce1" office:value-type="float" office:value="0.623817689407858" calcext:value-type="float">
            <text:p>0.623817689407858</text:p>
          </table:table-cell>
          <table:table-cell table:style-name="ce1" office:value-type="float" office:value="0.56862566244949" calcext:value-type="float">
            <text:p>0.56862566244949</text:p>
          </table:table-cell>
          <table:table-cell table:style-name="ce1" office:value-type="float" office:value="0.544547326386722" calcext:value-type="float">
            <text:p>0.544547326386722</text:p>
          </table:table-cell>
          <table:table-cell table:style-name="ce1" office:value-type="float" office:value="0.52336268135627" calcext:value-type="float">
            <text:p>0.52336268135627</text:p>
          </table:table-cell>
          <table:table-cell table:style-name="ce1" office:value-type="float" office:value="0.493054589627322" calcext:value-type="float">
            <text:p>0.493054589627322</text:p>
          </table:table-cell>
          <table:table-cell table:style-name="ce1" office:value-type="float" office:value="0.367837402845653" calcext:value-type="float">
            <text:p>0.367837402845653</text:p>
          </table:table-cell>
          <table:table-cell table:style-name="ce1" office:value-type="float" office:value="0.290792303956068" calcext:value-type="float">
            <text:p>0.290792303956068</text:p>
          </table:table-cell>
          <table:table-cell table:style-name="ce1" office:value-type="float" office:value="0.142527077683152" calcext:value-type="float">
            <text:p>0.142527077683152</text:p>
          </table:table-cell>
          <table:table-cell table:style-name="ce1" office:value-type="float" office:value="0.512637374857423" calcext:value-type="float">
            <text:p>0.512637374857423</text:p>
          </table:table-cell>
          <table:table-cell table:style-name="ce1" office:value-type="float" office:value="0.471968844584131" calcext:value-type="float">
            <text:p>0.471968844584131</text:p>
          </table:table-cell>
          <table:table-cell table:style-name="ce1" office:value-type="float" office:value="0.346398092038037" calcext:value-type="float">
            <text:p>0.346398092038037</text:p>
          </table:table-cell>
          <table:table-cell table:style-name="ce1" office:value-type="float" office:value="1.19469982915491" calcext:value-type="float">
            <text:p>1.19469982915491</text:p>
          </table:table-cell>
          <table:table-cell table:style-name="ce1" office:value-type="float" office:value="1.17992036504539" calcext:value-type="float">
            <text:p>1.17992036504539</text:p>
          </table:table-cell>
          <table:table-cell table:style-name="ce1" office:value-type="float" office:value="1.18250710059905" calcext:value-type="float">
            <text:p>1.18250710059905</text:p>
          </table:table-cell>
          <table:table-cell table:style-name="ce1" office:value-type="float" office:value="1.11694203804591" calcext:value-type="float">
            <text:p>1.11694203804591</text:p>
          </table:table-cell>
          <table:table-cell table:style-name="ce1" office:value-type="float" office:value="1.06451549873693" calcext:value-type="float">
            <text:p>1.06451549873693</text:p>
          </table:table-cell>
          <table:table-cell table:style-name="ce1" office:value-type="float" office:value="1.04026446250445" calcext:value-type="float">
            <text:p>1.04026446250445</text:p>
          </table:table-cell>
          <table:table-cell table:style-name="ce1" office:value-type="float" office:value="0.957239723553218" calcext:value-type="float">
            <text:p>0.957239723553218</text:p>
          </table:table-cell>
          <table:table-cell table:style-name="ce1" office:value-type="float" office:value="0.941222625653673" calcext:value-type="float">
            <text:p>0.941222625653673</text:p>
          </table:table-cell>
          <table:table-cell table:style-name="ce1" office:value-type="float" office:value="0.922856454851436" calcext:value-type="float">
            <text:p>0.922856454851436</text:p>
          </table:table-cell>
          <table:table-cell table:style-name="ce1" office:value-type="float" office:value="0.908384337741593" calcext:value-type="float">
            <text:p>0.908384337741593</text:p>
          </table:table-cell>
          <table:table-cell table:style-name="ce1" office:value-type="float" office:value="0.937064095526029" calcext:value-type="float">
            <text:p>0.937064095526029</text:p>
          </table:table-cell>
          <table:table-cell table:style-name="ce1" office:value-type="float" office:value="0.950321126760563" calcext:value-type="float">
            <text:p>0.950321126760563</text:p>
          </table:table-cell>
          <table:table-cell table:style-name="ce1" office:value-type="float" office:value="0.890557455333443" calcext:value-type="float">
            <text:p>0.890557455333443</text:p>
          </table:table-cell>
          <table:table-cell table:style-name="ce1" office:value-type="float" office:value="0.869767204068565" calcext:value-type="float">
            <text:p>0.869767204068565</text:p>
          </table:table-cell>
          <table:table-cell table:style-name="ce1" office:value-type="float" office:value="0.864988312997234" calcext:value-type="float">
            <text:p>0.86498831299723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int Maarten (Dutch part)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" table:style-name="ce1" office:value-type="string" calcext:value-type="string">
            <text:p>null</text:p>
          </table:table-cell>
          <table:table-cell table:style-name="ce1" office:value-type="float" office:value="0.162342836904551" calcext:value-type="float">
            <text:p>0.162342836904551</text:p>
          </table:table-cell>
          <table:table-cell table:style-name="ce1" office:value-type="float" office:value="0.158326497128794" calcext:value-type="float">
            <text:p>0.158326497128794</text:p>
          </table:table-cell>
          <table:table-cell table:style-name="ce1" office:value-type="float" office:value="0.1544" calcext:value-type="float">
            <text:p>0.1544</text:p>
          </table:table-cell>
          <table:table-cell table:style-name="ce1" office:value-type="float" office:value="0.150598574919403" calcext:value-type="float">
            <text:p>0.150598574919403</text:p>
          </table:table-cell>
          <table:table-cell table:style-name="ce1" office:value-type="float" office:value="0.146941555969626" calcext:value-type="float">
            <text:p>0.146941555969626</text:p>
          </table:table-cell>
          <table:table-cell table:style-name="ce1" office:value-type="float" office:value="0.14342707396253" calcext:value-type="float">
            <text:p>0.14342707396253</text:p>
          </table:table-cell>
          <table:table-cell table:style-name="ce1" office:value-type="float" office:value="0.140055380502244" calcext:value-type="float">
            <text:p>0.140055380502244</text:p>
          </table:table-cell>
          <table:table-cell table:style-name="ce1" office:value-type="float" office:value="0.547313432835821" calcext:value-type="float">
            <text:p>0.547313432835821</text:p>
          </table:table-cell>
          <table:table-cell table:style-name="ce1" office:value-type="float" office:value="0.601860125832042" calcext:value-type="float">
            <text:p>0.601860125832042</text:p>
          </table:table-cell>
          <table:table-cell table:style-name="ce1" office:value-type="float" office:value="0.78483270314618" calcext:value-type="float">
            <text:p>0.78483270314618</text:p>
          </table:table-cell>
          <table:table-cell table:style-name="ce1" office:value-type="float" office:value="0.832186998114657" calcext:value-type="float">
            <text:p>0.832186998114657</text:p>
          </table:table-cell>
          <table:table-cell table:style-name="ce1" office:value-type="float" office:value="0.940803201860911" calcext:value-type="float">
            <text:p>0.940803201860911</text:p>
          </table:table-cell>
          <table:table-cell table:style-name="ce1" office:value-type="float" office:value="0.984429530201342" calcext:value-type="float">
            <text:p>0.984429530201342</text:p>
          </table:table-cell>
          <table:table-cell table:style-name="ce1" office:value-type="float" office:value="1.3289733790195" calcext:value-type="float">
            <text:p>1.3289733790195</text:p>
          </table:table-cell>
          <table:table-cell table:style-name="ce1" office:value-type="float" office:value="1.36602312850248" calcext:value-type="float">
            <text:p>1.36602312850248</text:p>
          </table:table-cell>
          <table:table-cell table:style-name="ce1" office:value-type="float" office:value="1.22804471590094" calcext:value-type="float">
            <text:p>1.22804471590094</text:p>
          </table:table-cell>
          <table:table-cell table:style-name="ce1" office:value-type="float" office:value="1.90286819511275" calcext:value-type="float">
            <text:p>1.90286819511275</text:p>
          </table:table-cell>
          <table:table-cell table:style-name="ce1" office:value-type="float" office:value="1.48046583850932" calcext:value-type="float">
            <text:p>1.48046583850932</text:p>
          </table:table-cell>
          <table:table-cell table:style-name="ce1" office:value-type="float" office:value="1.52022171723376" calcext:value-type="float">
            <text:p>1.52022171723376</text:p>
          </table:table-cell>
          <table:table-cell table:style-name="ce1" office:value-type="float" office:value="1.28216783216783" calcext:value-type="float">
            <text:p>1.28216783216783</text:p>
          </table:table-cell>
          <table:table-cell table:style-name="ce1" office:value-type="float" office:value="1.49184082450616" calcext:value-type="float">
            <text:p>1.49184082450616</text:p>
          </table:table-cell>
          <table:table-cell table:style-name="ce1" office:value-type="float" office:value="1.47991091447191" calcext:value-type="float">
            <text:p>1.47991091447191</text:p>
          </table:table-cell>
          <table:table-cell table:style-name="ce1" office:value-type="float" office:value="2.23066765578635" calcext:value-type="float">
            <text:p>2.23066765578635</text:p>
          </table:table-cell>
          <table:table-cell table:style-name="ce1" office:value-type="float" office:value="2.43108858670831" calcext:value-type="float">
            <text:p>2.43108858670831</text:p>
          </table:table-cell>
          <table:table-cell table:style-name="ce1" office:value-type="float" office:value="2.95068176498127" calcext:value-type="float">
            <text:p>2.95068176498127</text:p>
          </table:table-cell>
          <table:table-cell table:style-name="ce1" office:value-type="float" office:value="2.87616198001394" calcext:value-type="float">
            <text:p>2.87616198001394</text:p>
          </table:table-cell>
          <table:table-cell table:style-name="ce1" office:value-type="float" office:value="3.38225629791895" calcext:value-type="float">
            <text:p>3.38225629791895</text:p>
          </table:table-cell>
          <table:table-cell table:style-name="ce1" office:value-type="float" office:value="1.62395714285714" calcext:value-type="float">
            <text:p>1.62395714285714</text:p>
          </table:table-cell>
          <table:table-cell table:style-name="ce1" office:value-type="float" office:value="2.02124231503074" calcext:value-type="float">
            <text:p>2.02124231503074</text:p>
          </table:table-cell>
          <table:table-cell table:style-name="ce1" office:value-type="float" office:value="2.30284550009071" calcext:value-type="float">
            <text:p>2.30284550009071</text:p>
          </table:table-cell>
          <table:table-cell table:style-name="ce1" office:value-type="float" office:value="2.21903150829998" calcext:value-type="float">
            <text:p>2.21903150829998</text:p>
          </table:table-cell>
          <table:table-cell table:style-name="ce1" office:value-type="float" office:value="2.52982076428813" calcext:value-type="float">
            <text:p>2.52982076428813</text:p>
          </table:table-cell>
          <table:table-cell table:style-name="ce1" office:value-type="float" office:value="2.48349357271858" calcext:value-type="float">
            <text:p>2.48349357271858</text:p>
          </table:table-cell>
          <table:table-cell table:style-name="ce1" office:value-type="float" office:value="2.54329534004214" calcext:value-type="float">
            <text:p>2.54329534004214</text:p>
          </table:table-cell>
          <table:table-cell table:style-name="ce1" office:value-type="float" office:value="5.26438520932759" calcext:value-type="float">
            <text:p>5.26438520932759</text:p>
          </table:table-cell>
          <table:table-cell table:style-name="ce1" office:value-type="float" office:value="5.48798924485706" calcext:value-type="float">
            <text:p>5.48798924485706</text:p>
          </table:table-cell>
          <table:table-cell table:style-name="ce1" office:value-type="float" office:value="6.29332172615346" calcext:value-type="float">
            <text:p>6.29332172615346</text:p>
          </table:table-cell>
          <table:table-cell table:style-name="ce1" office:value-type="float" office:value="6.87017293019931" calcext:value-type="float">
            <text:p>6.87017293019931</text:p>
          </table:table-cell>
          <table:table-cell table:style-name="ce1" office:value-type="float" office:value="7.81250461811285" calcext:value-type="float">
            <text:p>7.81250461811285</text:p>
          </table:table-cell>
          <table:table-cell table:style-name="ce1" office:value-type="float" office:value="6.44025089605735" calcext:value-type="float">
            <text:p>6.44025089605735</text:p>
          </table:table-cell>
          <table:table-cell table:style-name="ce1" office:value-type="float" office:value="6.64311594202899" calcext:value-type="float">
            <text:p>6.64311594202899</text:p>
          </table:table-cell>
          <table:table-cell table:style-name="ce1" office:value-type="float" office:value="8.93414545454545" calcext:value-type="float">
            <text:p>8.93414545454545</text:p>
          </table:table-cell>
          <table:table-cell table:style-name="ce1" office:value-type="float" office:value="8.31599517490953" calcext:value-type="float">
            <text:p>8.31599517490953</text:p>
          </table:table-cell>
          <table:table-cell table:style-name="ce1" office:value-type="float" office:value="8.66903073286052" calcext:value-type="float">
            <text:p>8.66903073286052</text:p>
          </table:table-cell>
          <table:table-cell table:style-name="ce1" office:value-type="float" office:value="7.54677595756942" calcext:value-type="float">
            <text:p>7.54677595756942</text:p>
          </table:table-cell>
          <table:table-cell table:style-name="ce1" office:value-type="float" office:value="7.97027232163393" calcext:value-type="float">
            <text:p>7.97027232163393</text:p>
          </table:table-cell>
          <table:table-cell table:style-name="ce1" office:value-type="float" office:value="8.48511993401911" calcext:value-type="float">
            <text:p>8.48511993401911</text:p>
          </table:table-cell>
          <table:table-cell table:style-name="ce1" office:value-type="float" office:value="7.67958115183246" calcext:value-type="float">
            <text:p>7.67958115183246</text:p>
          </table:table-cell>
          <table:table-cell table:style-name="ce1" office:value-type="float" office:value="6.83570636200409" calcext:value-type="float">
            <text:p>6.8357063620040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yrian Arab Republic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701817876199955" calcext:value-type="float">
            <text:p>0.701817876199955</text:p>
          </table:table-cell>
          <table:table-cell table:style-name="ce1" office:value-type="float" office:value="0.646399566819522" calcext:value-type="float">
            <text:p>0.646399566819522</text:p>
          </table:table-cell>
          <table:table-cell table:style-name="ce1" office:value-type="float" office:value="0.654416563142939" calcext:value-type="float">
            <text:p>0.654416563142939</text:p>
          </table:table-cell>
          <table:table-cell table:style-name="ce1" office:value-type="float" office:value="0.714139971232694" calcext:value-type="float">
            <text:p>0.714139971232694</text:p>
          </table:table-cell>
          <table:table-cell table:style-name="ce1" office:value-type="float" office:value="0.835932809131607" calcext:value-type="float">
            <text:p>0.835932809131607</text:p>
          </table:table-cell>
          <table:table-cell table:style-name="ce1" office:value-type="float" office:value="0.68132162280467" calcext:value-type="float">
            <text:p>0.68132162280467</text:p>
          </table:table-cell>
          <table:table-cell table:style-name="ce1" office:value-type="float" office:value="0.881376155323184" calcext:value-type="float">
            <text:p>0.881376155323184</text:p>
          </table:table-cell>
          <table:table-cell table:style-name="ce1" office:value-type="float" office:value="0.799208770280528" calcext:value-type="float">
            <text:p>0.799208770280528</text:p>
          </table:table-cell>
          <table:table-cell table:style-name="ce1" office:value-type="float" office:value="0.99988160814375" calcext:value-type="float">
            <text:p>0.99988160814375</text:p>
          </table:table-cell>
          <table:table-cell table:style-name="ce1" office:value-type="float" office:value="1.17438036054551" calcext:value-type="float">
            <text:p>1.17438036054551</text:p>
          </table:table-cell>
          <table:table-cell table:style-name="ce1" office:value-type="float" office:value="1.04396907130837" calcext:value-type="float">
            <text:p>1.04396907130837</text:p>
          </table:table-cell>
          <table:table-cell table:style-name="ce1" office:value-type="float" office:value="1.34636281727669" calcext:value-type="float">
            <text:p>1.34636281727669</text:p>
          </table:table-cell>
          <table:table-cell table:style-name="ce1" office:value-type="float" office:value="1.13735148302804" calcext:value-type="float">
            <text:p>1.13735148302804</text:p>
          </table:table-cell>
          <table:table-cell table:style-name="ce1" office:value-type="float" office:value="1.11725465911288" calcext:value-type="float">
            <text:p>1.11725465911288</text:p>
          </table:table-cell>
          <table:table-cell table:style-name="ce1" office:value-type="float" office:value="1.32202248866027" calcext:value-type="float">
            <text:p>1.32202248866027</text:p>
          </table:table-cell>
          <table:table-cell table:style-name="ce1" office:value-type="float" office:value="1.47862903225806" calcext:value-type="float">
            <text:p>1.47862903225806</text:p>
          </table:table-cell>
          <table:table-cell table:style-name="ce1" office:value-type="float" office:value="1.75882269472721" calcext:value-type="float">
            <text:p>1.75882269472721</text:p>
          </table:table-cell>
          <table:table-cell table:style-name="ce1" office:value-type="float" office:value="1.81306437518206" calcext:value-type="float">
            <text:p>1.81306437518206</text:p>
          </table:table-cell>
          <table:table-cell table:style-name="ce1" office:value-type="float" office:value="1.82005108959978" calcext:value-type="float">
            <text:p>1.82005108959978</text:p>
          </table:table-cell>
          <table:table-cell table:style-name="ce1" office:value-type="float" office:value="2.60617581979643" calcext:value-type="float">
            <text:p>2.60617581979643</text:p>
          </table:table-cell>
          <table:table-cell table:style-name="ce1" office:value-type="float" office:value="2.32274772793149" calcext:value-type="float">
            <text:p>2.32274772793149</text:p>
          </table:table-cell>
          <table:table-cell table:style-name="ce1" office:value-type="float" office:value="2.87122268712227" calcext:value-type="float">
            <text:p>2.87122268712227</text:p>
          </table:table-cell>
          <table:table-cell table:style-name="ce1" office:value-type="float" office:value="2.54727026539819" calcext:value-type="float">
            <text:p>2.54727026539819</text:p>
          </table:table-cell>
          <table:table-cell table:style-name="ce1" office:value-type="float" office:value="2.80708199806181" calcext:value-type="float">
            <text:p>2.80708199806181</text:p>
          </table:table-cell>
          <table:table-cell table:style-name="ce1" office:value-type="float" office:value="3.2085185560458" calcext:value-type="float">
            <text:p>3.2085185560458</text:p>
          </table:table-cell>
          <table:table-cell table:style-name="ce1" office:value-type="float" office:value="2.77966447756661" calcext:value-type="float">
            <text:p>2.77966447756661</text:p>
          </table:table-cell>
          <table:table-cell table:style-name="ce1" office:value-type="float" office:value="2.84490084947278" calcext:value-type="float">
            <text:p>2.84490084947278</text:p>
          </table:table-cell>
          <table:table-cell table:style-name="ce1" office:value-type="float" office:value="3.18479289079377" calcext:value-type="float">
            <text:p>3.18479289079377</text:p>
          </table:table-cell>
          <table:table-cell table:style-name="ce1" office:value-type="float" office:value="3.14956023405194" calcext:value-type="float">
            <text:p>3.14956023405194</text:p>
          </table:table-cell>
          <table:table-cell table:style-name="ce1" office:value-type="float" office:value="2.85929024377614" calcext:value-type="float">
            <text:p>2.85929024377614</text:p>
          </table:table-cell>
          <table:table-cell table:style-name="ce1" office:value-type="float" office:value="3.00774635167589" calcext:value-type="float">
            <text:p>3.00774635167589</text:p>
          </table:table-cell>
          <table:table-cell table:style-name="ce1" office:value-type="float" office:value="3.36987167154356" calcext:value-type="float">
            <text:p>3.36987167154356</text:p>
          </table:table-cell>
          <table:table-cell table:style-name="ce1" office:value-type="float" office:value="3.3699435629117" calcext:value-type="float">
            <text:p>3.3699435629117</text:p>
          </table:table-cell>
          <table:table-cell table:style-name="ce1" office:value-type="float" office:value="3.47481762424111" calcext:value-type="float">
            <text:p>3.47481762424111</text:p>
          </table:table-cell>
          <table:table-cell table:style-name="ce1" office:value-type="float" office:value="3.48128957519264" calcext:value-type="float">
            <text:p>3.48128957519264</text:p>
          </table:table-cell>
          <table:table-cell table:style-name="ce1" office:value-type="float" office:value="3.0698285412702" calcext:value-type="float">
            <text:p>3.0698285412702</text:p>
          </table:table-cell>
          <table:table-cell table:style-name="ce1" office:value-type="float" office:value="3.00278646970873" calcext:value-type="float">
            <text:p>3.00278646970873</text:p>
          </table:table-cell>
          <table:table-cell table:style-name="ce1" office:value-type="float" office:value="2.70379004382403" calcext:value-type="float">
            <text:p>2.70379004382403</text:p>
          </table:table-cell>
          <table:table-cell table:style-name="ce1" office:value-type="float" office:value="3.22965891327377" calcext:value-type="float">
            <text:p>3.22965891327377</text:p>
          </table:table-cell>
          <table:table-cell table:style-name="ce1" office:value-type="float" office:value="3.27936500582566" calcext:value-type="float">
            <text:p>3.27936500582566</text:p>
          </table:table-cell>
          <table:table-cell table:style-name="ce1" office:value-type="float" office:value="3.12144740905158" calcext:value-type="float">
            <text:p>3.12144740905158</text:p>
          </table:table-cell>
          <table:table-cell table:style-name="ce1" office:value-type="float" office:value="2.92228094978356" calcext:value-type="float">
            <text:p>2.92228094978356</text:p>
          </table:table-cell>
          <table:table-cell table:style-name="ce1" office:value-type="float" office:value="2.29846564096023" calcext:value-type="float">
            <text:p>2.29846564096023</text:p>
          </table:table-cell>
          <table:table-cell table:style-name="ce1" office:value-type="float" office:value="3.13714774080651" calcext:value-type="float">
            <text:p>3.13714774080651</text:p>
          </table:table-cell>
          <table:table-cell table:style-name="ce1" office:value-type="float" office:value="2.89219656072322" calcext:value-type="float">
            <text:p>2.89219656072322</text:p>
          </table:table-cell>
          <table:table-cell table:style-name="ce1" office:value-type="float" office:value="2.79238830846262" calcext:value-type="float">
            <text:p>2.79238830846262</text:p>
          </table:table-cell>
          <table:table-cell table:style-name="ce1" office:value-type="float" office:value="2.86143558911161" calcext:value-type="float">
            <text:p>2.86143558911161</text:p>
          </table:table-cell>
          <table:table-cell table:style-name="ce1" office:value-type="float" office:value="3.42167306363866" calcext:value-type="float">
            <text:p>3.42167306363866</text:p>
          </table:table-cell>
          <table:table-cell table:style-name="ce1" office:value-type="float" office:value="3.36081412318231" calcext:value-type="float">
            <text:p>3.36081412318231</text:p>
          </table:table-cell>
          <table:table-cell table:style-name="ce1" office:value-type="float" office:value="3.01231845135801" calcext:value-type="float">
            <text:p>3.01231845135801</text:p>
          </table:table-cell>
          <table:table-cell table:style-name="ce1" office:value-type="float" office:value="2.97174107200167" calcext:value-type="float">
            <text:p>2.97174107200167</text:p>
          </table:table-cell>
          <table:table-cell table:style-name="ce1" office:value-type="float" office:value="2.7369909434886" calcext:value-type="float">
            <text:p>2.73699094348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urks and Caicos Islands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5" table:style-name="ce1" office:value-type="string" calcext:value-type="string">
            <text:p>null</text:p>
          </table:table-cell>
          <table:table-cell table:style-name="ce1" office:value-type="float" office:value="0.717425329333507" calcext:value-type="float">
            <text:p>0.717425329333507</text:p>
          </table:table-cell>
          <table:table-cell table:style-name="ce1" office:value-type="float" office:value="0.688983528527588" calcext:value-type="float">
            <text:p>0.688983528527588</text:p>
          </table:table-cell>
          <table:table-cell table:style-name="ce1" office:value-type="float" office:value="0.665638046832456" calcext:value-type="float">
            <text:p>0.665638046832456</text:p>
          </table:table-cell>
          <table:table-cell table:style-name="ce1" office:value-type="float" office:value="0.857076078064742" calcext:value-type="float">
            <text:p>0.857076078064742</text:p>
          </table:table-cell>
          <table:table-cell table:style-name="ce1" office:value-type="float" office:value="0.821000783611329" calcext:value-type="float">
            <text:p>0.821000783611329</text:p>
          </table:table-cell>
          <table:table-cell table:style-name="ce1" office:value-type="float" office:value="0.77707141343505" calcext:value-type="float">
            <text:p>0.77707141343505</text:p>
          </table:table-cell>
          <table:table-cell table:style-name="ce1" office:value-type="float" office:value="0.726642227286238" calcext:value-type="float">
            <text:p>0.726642227286238</text:p>
          </table:table-cell>
          <table:table-cell table:style-name="ce1" office:value-type="float" office:value="4.55423183072677" calcext:value-type="float">
            <text:p>4.55423183072677</text:p>
          </table:table-cell>
          <table:table-cell table:style-name="ce1" office:value-type="float" office:value="4.38561421493251" calcext:value-type="float">
            <text:p>4.38561421493251</text:p>
          </table:table-cell>
          <table:table-cell table:style-name="ce1" office:value-type="float" office:value="4.10293706293706" calcext:value-type="float">
            <text:p>4.10293706293706</text:p>
          </table:table-cell>
          <table:table-cell table:style-name="ce1" office:value-type="float" office:value="4.57508506616257" calcext:value-type="float">
            <text:p>4.57508506616257</text:p>
          </table:table-cell>
          <table:table-cell table:style-name="ce1" office:value-type="float" office:value="5.17375732580855" calcext:value-type="float">
            <text:p>5.17375732580855</text:p>
          </table:table-cell>
          <table:table-cell table:style-name="ce1" office:value-type="float" office:value="5.76209930861094" calcext:value-type="float">
            <text:p>5.76209930861094</text:p>
          </table:table-cell>
          <table:table-cell table:style-name="ce1" office:value-type="float" office:value="6.0948746650385" calcext:value-type="float">
            <text:p>6.0948746650385</text:p>
          </table:table-cell>
          <table:table-cell table:style-name="ce1" office:value-type="float" office:value="5.94052302707707" calcext:value-type="float">
            <text:p>5.94052302707707</text:p>
          </table:table-cell>
          <table:table-cell table:style-name="ce1" office:value-type="float" office:value="6.15248604523602" calcext:value-type="float">
            <text:p>6.15248604523602</text:p>
          </table:table-cell>
          <table:table-cell table:style-name="ce1" office:value-type="float" office:value="6.01014908437608" calcext:value-type="float">
            <text:p>6.0101490843760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183191478307438" calcext:value-type="float">
            <text:p>0.018319147830744</text:p>
          </table:table-cell>
          <table:table-cell table:style-name="ce1" office:value-type="float" office:value="0.0167693258984466" calcext:value-type="float">
            <text:p>0.016769325898447</text:p>
          </table:table-cell>
          <table:table-cell table:style-name="ce1" office:value-type="float" office:value="0.0270119656400597" calcext:value-type="float">
            <text:p>0.02701196564006</text:p>
          </table:table-cell>
          <table:table-cell table:style-name="ce1" office:value-type="float" office:value="0.0287853930026454" calcext:value-type="float">
            <text:p>0.028785393002645</text:p>
          </table:table-cell>
          <table:table-cell table:style-name="ce1" office:value-type="float" office:value="0.0304849624268504" calcext:value-type="float">
            <text:p>0.030484962426851</text:p>
          </table:table-cell>
          <table:table-cell table:style-name="ce1" office:value-type="float" office:value="0.0321188575625936" calcext:value-type="float">
            <text:p>0.032118857562594</text:p>
          </table:table-cell>
          <table:table-cell table:style-name="ce1" office:value-type="float" office:value="0.0250005706133248" calcext:value-type="float">
            <text:p>0.025000570613325</text:p>
          </table:table-cell>
          <table:table-cell table:style-name="ce1" office:value-type="float" office:value="0.0341490827002989" calcext:value-type="float">
            <text:p>0.034149082700299</text:p>
          </table:table-cell>
          <table:table-cell table:style-name="ce1" office:value-type="float" office:value="0.0356143691488006" calcext:value-type="float">
            <text:p>0.035614369148801</text:p>
          </table:table-cell>
          <table:table-cell table:style-name="ce1" office:value-type="float" office:value="0.0451983288596658" calcext:value-type="float">
            <text:p>0.045198328859666</text:p>
          </table:table-cell>
          <table:table-cell table:style-name="ce1" office:value-type="float" office:value="0.0342060478294257" calcext:value-type="float">
            <text:p>0.034206047829426</text:p>
          </table:table-cell>
          <table:table-cell table:style-name="ce1" office:value-type="float" office:value="0.0403358174718878" calcext:value-type="float">
            <text:p>0.040335817471888</text:p>
          </table:table-cell>
          <table:table-cell table:style-name="ce1" office:value-type="float" office:value="0.0317089934515089" calcext:value-type="float">
            <text:p>0.031708993451509</text:p>
          </table:table-cell>
          <table:table-cell table:style-name="ce1" office:value-type="float" office:value="0.0412788914248084" calcext:value-type="float">
            <text:p>0.041278891424809</text:p>
          </table:table-cell>
          <table:table-cell table:style-name="ce1" office:value-type="float" office:value="0.0375819489060273" calcext:value-type="float">
            <text:p>0.037581948906027</text:p>
          </table:table-cell>
          <table:table-cell table:style-name="ce1" office:value-type="float" office:value="0.0448413713560119" calcext:value-type="float">
            <text:p>0.044841371356012</text:p>
          </table:table-cell>
          <table:table-cell table:style-name="ce1" office:value-type="float" office:value="0.0439364784199642" calcext:value-type="float">
            <text:p>0.043936478419964</text:p>
          </table:table-cell>
          <table:table-cell table:style-name="ce1" office:value-type="float" office:value="0.0465402360174581" calcext:value-type="float">
            <text:p>0.046540236017458</text:p>
          </table:table-cell>
          <table:table-cell table:style-name="ce1" office:value-type="float" office:value="0.0448186267422042" calcext:value-type="float">
            <text:p>0.044818626742204</text:p>
          </table:table-cell>
          <table:table-cell table:style-name="ce1" office:value-type="float" office:value="0.045615146893054" calcext:value-type="float">
            <text:p>0.045615146893054</text:p>
          </table:table-cell>
          <table:table-cell table:style-name="ce1" office:value-type="float" office:value="0.0463169720760637" calcext:value-type="float">
            <text:p>0.046316972076064</text:p>
          </table:table-cell>
          <table:table-cell table:style-name="ce1" office:value-type="float" office:value="0.0453308679052797" calcext:value-type="float">
            <text:p>0.04533086790528</text:p>
          </table:table-cell>
          <table:table-cell table:style-name="ce1" office:value-type="float" office:value="0.0435430070738939" calcext:value-type="float">
            <text:p>0.043543007073894</text:p>
          </table:table-cell>
          <table:table-cell table:style-name="ce1" office:value-type="float" office:value="0.0425154578985126" calcext:value-type="float">
            <text:p>0.042515457898513</text:p>
          </table:table-cell>
          <table:table-cell table:style-name="ce1" office:value-type="float" office:value="0.0436627967051241" calcext:value-type="float">
            <text:p>0.043662796705124</text:p>
          </table:table-cell>
          <table:table-cell table:style-name="ce1" office:value-type="float" office:value="0.0352828095392379" calcext:value-type="float">
            <text:p>0.035282809539238</text:p>
          </table:table-cell>
          <table:table-cell table:style-name="ce1" office:value-type="float" office:value="0.035661968994832" calcext:value-type="float">
            <text:p>0.035661968994832</text:p>
          </table:table-cell>
          <table:table-cell table:style-name="ce1" office:value-type="float" office:value="0.0366071238751958" calcext:value-type="float">
            <text:p>0.036607123875196</text:p>
          </table:table-cell>
          <table:table-cell table:style-name="ce1" office:value-type="float" office:value="0.0118173250586158" calcext:value-type="float">
            <text:p>0.011817325058616</text:p>
          </table:table-cell>
          <table:table-cell table:style-name="ce1" office:value-type="float" office:value="0.0177970430589781" calcext:value-type="float">
            <text:p>0.017797043058978</text:p>
          </table:table-cell>
          <table:table-cell table:style-name="ce1" office:value-type="float" office:value="0.0246189087586451" calcext:value-type="float">
            <text:p>0.024618908758645</text:p>
          </table:table-cell>
          <table:table-cell table:style-name="ce1" office:value-type="float" office:value="0.0113267090572217" calcext:value-type="float">
            <text:p>0.011326709057222</text:p>
          </table:table-cell>
          <table:table-cell table:style-name="ce1" office:value-type="float" office:value="0.0138591477965801" calcext:value-type="float">
            <text:p>0.01385914779658</text:p>
          </table:table-cell>
          <table:table-cell table:style-name="ce1" office:value-type="float" office:value="0.0151005974412457" calcext:value-type="float">
            <text:p>0.015100597441246</text:p>
          </table:table-cell>
          <table:table-cell table:style-name="ce1" office:value-type="float" office:value="0.0151593715377765" calcext:value-type="float">
            <text:p>0.015159371537777</text:p>
          </table:table-cell>
          <table:table-cell table:style-name="ce1" office:value-type="float" office:value="0.0146645768687709" calcext:value-type="float">
            <text:p>0.014664576868771</text:p>
          </table:table-cell>
          <table:table-cell table:style-name="ce1" office:value-type="float" office:value="0.0146841667612536" calcext:value-type="float">
            <text:p>0.014684166761254</text:p>
          </table:table-cell>
          <table:table-cell table:style-name="ce1" office:value-type="float" office:value="0.0151687791385886" calcext:value-type="float">
            <text:p>0.015168779138589</text:p>
          </table:table-cell>
          <table:table-cell table:style-name="ce1" office:value-type="float" office:value="0.0146488015641952" calcext:value-type="float">
            <text:p>0.014648801564195</text:p>
          </table:table-cell>
          <table:table-cell table:style-name="ce1" office:value-type="float" office:value="0.0150460422994082" calcext:value-type="float">
            <text:p>0.015046042299408</text:p>
          </table:table-cell>
          <table:table-cell table:style-name="ce1" office:value-type="float" office:value="0.0210966352607073" calcext:value-type="float">
            <text:p>0.021096635260707</text:p>
          </table:table-cell>
          <table:table-cell table:style-name="ce1" office:value-type="float" office:value="0.0198934645982576" calcext:value-type="float">
            <text:p>0.019893464598258</text:p>
          </table:table-cell>
          <table:table-cell table:style-name="ce1" office:value-type="float" office:value="0.0187380680645476" calcext:value-type="float">
            <text:p>0.018738068064548</text:p>
          </table:table-cell>
          <table:table-cell table:style-name="ce1" office:value-type="float" office:value="0.0407726891149809" calcext:value-type="float">
            <text:p>0.040772689114981</text:p>
          </table:table-cell>
          <table:table-cell table:style-name="ce1" office:value-type="float" office:value="0.0388961513611351" calcext:value-type="float">
            <text:p>0.038896151361135</text:p>
          </table:table-cell>
          <table:table-cell table:style-name="ce1" office:value-type="float" office:value="0.039700605844378" calcext:value-type="float">
            <text:p>0.039700605844378</text:p>
          </table:table-cell>
          <table:table-cell table:style-name="ce1" office:value-type="float" office:value="0.0390495006723195" calcext:value-type="float">
            <text:p>0.03904950067232</text:p>
          </table:table-cell>
          <table:table-cell table:style-name="ce1" office:value-type="float" office:value="0.0428630111366905" calcext:value-type="float">
            <text:p>0.042863011136691</text:p>
          </table:table-cell>
          <table:table-cell table:style-name="ce1" office:value-type="float" office:value="0.0457562743834237" calcext:value-type="float">
            <text:p>0.045756274383424</text:p>
          </table:table-cell>
          <table:table-cell table:style-name="ce1" office:value-type="float" office:value="0.0426894145233041" calcext:value-type="float">
            <text:p>0.042689414523304</text:p>
          </table:table-cell>
          <table:table-cell table:style-name="ce1" office:value-type="float" office:value="0.0434625491115785" calcext:value-type="float">
            <text:p>0.043462549111579</text:p>
          </table:table-cell>
          <table:table-cell table:style-name="ce1" office:value-type="float" office:value="0.0438304243635328" calcext:value-type="float">
            <text:p>0.04383042436353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417623898063477" calcext:value-type="float">
            <text:p>0.041762389806348</text:p>
          </table:table-cell>
          <table:table-cell table:style-name="ce1" office:value-type="float" office:value="0.0573855356525832" calcext:value-type="float">
            <text:p>0.057385535652583</text:p>
          </table:table-cell>
          <table:table-cell table:style-name="ce1" office:value-type="float" office:value="0.0545698734714074" calcext:value-type="float">
            <text:p>0.054569873471407</text:p>
          </table:table-cell>
          <table:table-cell table:style-name="ce1" office:value-type="float" office:value="0.0651706160759865" calcext:value-type="float">
            <text:p>0.065170616075987</text:p>
          </table:table-cell>
          <table:table-cell table:style-name="ce1" office:value-type="float" office:value="0.0794261620435216" calcext:value-type="float">
            <text:p>0.079426162043522</text:p>
          </table:table-cell>
          <table:table-cell table:style-name="ce1" office:value-type="float" office:value="0.077261809447558" calcext:value-type="float">
            <text:p>0.077261809447558</text:p>
          </table:table-cell>
          <table:table-cell table:style-name="ce1" office:value-type="float" office:value="0.101285266475351" calcext:value-type="float">
            <text:p>0.101285266475351</text:p>
          </table:table-cell>
          <table:table-cell table:style-name="ce1" office:value-type="float" office:value="0.106722646049869" calcext:value-type="float">
            <text:p>0.106722646049869</text:p>
          </table:table-cell>
          <table:table-cell table:style-name="ce1" office:value-type="float" office:value="0.0998832859401957" calcext:value-type="float">
            <text:p>0.099883285940196</text:p>
          </table:table-cell>
          <table:table-cell table:style-name="ce1" office:value-type="float" office:value="0.118935048201173" calcext:value-type="float">
            <text:p>0.118935048201173</text:p>
          </table:table-cell>
          <table:table-cell table:style-name="ce1" office:value-type="float" office:value="0.130003436505712" calcext:value-type="float">
            <text:p>0.130003436505712</text:p>
          </table:table-cell>
          <table:table-cell table:style-name="ce1" office:value-type="float" office:value="0.144286785553661" calcext:value-type="float">
            <text:p>0.144286785553661</text:p>
          </table:table-cell>
          <table:table-cell table:style-name="ce1" office:value-type="float" office:value="0.177837447026239" calcext:value-type="float">
            <text:p>0.177837447026239</text:p>
          </table:table-cell>
          <table:table-cell table:style-name="ce1" office:value-type="float" office:value="0.175123570285823" calcext:value-type="float">
            <text:p>0.175123570285823</text:p>
          </table:table-cell>
          <table:table-cell table:style-name="ce1" office:value-type="float" office:value="0.16027213516969" calcext:value-type="float">
            <text:p>0.16027213516969</text:p>
          </table:table-cell>
          <table:table-cell table:style-name="ce1" office:value-type="float" office:value="0.129310094480441" calcext:value-type="float">
            <text:p>0.129310094480441</text:p>
          </table:table-cell>
          <table:table-cell table:style-name="ce1" office:value-type="float" office:value="0.130940000170423" calcext:value-type="float">
            <text:p>0.130940000170423</text:p>
          </table:table-cell>
          <table:table-cell table:style-name="ce1" office:value-type="float" office:value="0.183454394286272" calcext:value-type="float">
            <text:p>0.183454394286272</text:p>
          </table:table-cell>
          <table:table-cell table:style-name="ce1" office:value-type="float" office:value="0.138056828184942" calcext:value-type="float">
            <text:p>0.138056828184942</text:p>
          </table:table-cell>
          <table:table-cell table:style-name="ce1" office:value-type="float" office:value="0.523094998004045" calcext:value-type="float">
            <text:p>0.523094998004045</text:p>
          </table:table-cell>
          <table:table-cell table:style-name="ce1" office:value-type="float" office:value="0.264158321811148" calcext:value-type="float">
            <text:p>0.264158321811148</text:p>
          </table:table-cell>
          <table:table-cell table:style-name="ce1" office:value-type="float" office:value="0.22298761304391" calcext:value-type="float">
            <text:p>0.22298761304391</text:p>
          </table:table-cell>
          <table:table-cell table:style-name="ce1" office:value-type="float" office:value="0.251582423945542" calcext:value-type="float">
            <text:p>0.251582423945542</text:p>
          </table:table-cell>
          <table:table-cell table:style-name="ce1" office:value-type="float" office:value="0.18054023654679" calcext:value-type="float">
            <text:p>0.18054023654679</text:p>
          </table:table-cell>
          <table:table-cell table:style-name="ce1" office:value-type="float" office:value="0.193838594681175" calcext:value-type="float">
            <text:p>0.193838594681175</text:p>
          </table:table-cell>
          <table:table-cell table:style-name="ce1" office:value-type="float" office:value="0.169090330603029" calcext:value-type="float">
            <text:p>0.169090330603029</text:p>
          </table:table-cell>
          <table:table-cell table:style-name="ce1" office:value-type="float" office:value="0.210418296938142" calcext:value-type="float">
            <text:p>0.210418296938142</text:p>
          </table:table-cell>
          <table:table-cell table:style-name="ce1" office:value-type="float" office:value="0.220709013410957" calcext:value-type="float">
            <text:p>0.220709013410957</text:p>
          </table:table-cell>
          <table:table-cell table:style-name="ce1" office:value-type="float" office:value="0.221280747056354" calcext:value-type="float">
            <text:p>0.221280747056354</text:p>
          </table:table-cell>
          <table:table-cell table:style-name="ce1" office:value-type="float" office:value="0.22692884880177" calcext:value-type="float">
            <text:p>0.22692884880177</text:p>
          </table:table-cell>
          <table:table-cell table:style-name="ce1" office:value-type="float" office:value="0.204317098070158" calcext:value-type="float">
            <text:p>0.204317098070158</text:p>
          </table:table-cell>
          <table:table-cell table:style-name="ce1" office:value-type="float" office:value="0.216990175612281" calcext:value-type="float">
            <text:p>0.216990175612281</text:p>
          </table:table-cell>
          <table:table-cell table:style-name="ce1" office:value-type="float" office:value="0.209839683000214" calcext:value-type="float">
            <text:p>0.209839683000214</text:p>
          </table:table-cell>
          <table:table-cell table:style-name="ce1" office:value-type="float" office:value="0.212038130072098" calcext:value-type="float">
            <text:p>0.212038130072098</text:p>
          </table:table-cell>
          <table:table-cell table:style-name="ce1" office:value-type="float" office:value="0.199108089599585" calcext:value-type="float">
            <text:p>0.199108089599585</text:p>
          </table:table-cell>
          <table:table-cell table:style-name="ce1" office:value-type="float" office:value="0.222538831441225" calcext:value-type="float">
            <text:p>0.222538831441225</text:p>
          </table:table-cell>
          <table:table-cell table:style-name="ce1" office:value-type="float" office:value="0.241242256611231" calcext:value-type="float">
            <text:p>0.241242256611231</text:p>
          </table:table-cell>
          <table:table-cell table:style-name="ce1" office:value-type="float" office:value="0.218890638227524" calcext:value-type="float">
            <text:p>0.218890638227524</text:p>
          </table:table-cell>
          <table:table-cell table:style-name="ce1" office:value-type="float" office:value="0.252140512962001" calcext:value-type="float">
            <text:p>0.252140512962001</text:p>
          </table:table-cell>
          <table:table-cell table:style-name="ce1" office:value-type="float" office:value="0.323627088263388" calcext:value-type="float">
            <text:p>0.323627088263388</text:p>
          </table:table-cell>
          <table:table-cell table:style-name="ce1" office:value-type="float" office:value="0.27833102722507" calcext:value-type="float">
            <text:p>0.27833102722507</text:p>
          </table:table-cell>
          <table:table-cell table:style-name="ce1" office:value-type="float" office:value="0.23219880536684" calcext:value-type="float">
            <text:p>0.23219880536684</text:p>
          </table:table-cell>
          <table:table-cell table:style-name="ce1" office:value-type="float" office:value="0.239597745730171" calcext:value-type="float">
            <text:p>0.239597745730171</text:p>
          </table:table-cell>
          <table:table-cell table:style-name="ce1" office:value-type="float" office:value="0.276938268632579" calcext:value-type="float">
            <text:p>0.276938268632579</text:p>
          </table:table-cell>
          <table:table-cell table:style-name="ce1" office:value-type="float" office:value="0.257366421100875" calcext:value-type="float">
            <text:p>0.257366421100875</text:p>
          </table:table-cell>
          <table:table-cell table:style-name="ce1" office:value-type="float" office:value="0.239943071435524" calcext:value-type="float">
            <text:p>0.239943071435524</text:p>
          </table:table-cell>
          <table:table-cell table:style-name="ce1" office:value-type="float" office:value="0.213027515733557" calcext:value-type="float">
            <text:p>0.213027515733557</text:p>
          </table:table-cell>
          <table:table-cell table:style-name="ce1" office:value-type="float" office:value="0.239676701841331" calcext:value-type="float">
            <text:p>0.239676701841331</text:p>
          </table:table-cell>
          <table:table-cell table:style-name="ce1" office:value-type="float" office:value="0.285947796912474" calcext:value-type="float">
            <text:p>0.285947796912474</text:p>
          </table:table-cell>
          <table:table-cell table:style-name="ce1" office:value-type="float" office:value="0.270613774387794" calcext:value-type="float">
            <text:p>0.270613774387794</text:p>
          </table:table-cell>
          <table:table-cell table:style-name="ce1" office:value-type="float" office:value="0.269107040674239" calcext:value-type="float">
            <text:p>0.269107040674239</text:p>
          </table:table-cell>
          <table:table-cell table:style-name="ce1" office:value-type="float" office:value="0.319443621625301" calcext:value-type="float">
            <text:p>0.31944362162530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hailand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35585898664454" calcext:value-type="float">
            <text:p>0.135585898664454</text:p>
          </table:table-cell>
          <table:table-cell table:style-name="ce1" office:value-type="float" office:value="0.146943963848339" calcext:value-type="float">
            <text:p>0.146943963848339</text:p>
          </table:table-cell>
          <table:table-cell table:style-name="ce1" office:value-type="float" office:value="0.173129692727257" calcext:value-type="float">
            <text:p>0.173129692727257</text:p>
          </table:table-cell>
          <table:table-cell table:style-name="ce1" office:value-type="float" office:value="0.185876631204487" calcext:value-type="float">
            <text:p>0.185876631204487</text:p>
          </table:table-cell>
          <table:table-cell table:style-name="ce1" office:value-type="float" office:value="0.242239551065997" calcext:value-type="float">
            <text:p>0.242239551065997</text:p>
          </table:table-cell>
          <table:table-cell table:style-name="ce1" office:value-type="float" office:value="0.234151126497425" calcext:value-type="float">
            <text:p>0.234151126497425</text:p>
          </table:table-cell>
          <table:table-cell table:style-name="ce1" office:value-type="float" office:value="0.289095945521159" calcext:value-type="float">
            <text:p>0.289095945521159</text:p>
          </table:table-cell>
          <table:table-cell table:style-name="ce1" office:value-type="float" office:value="0.360202673298104" calcext:value-type="float">
            <text:p>0.360202673298104</text:p>
          </table:table-cell>
          <table:table-cell table:style-name="ce1" office:value-type="float" office:value="0.491484810199895" calcext:value-type="float">
            <text:p>0.491484810199895</text:p>
          </table:table-cell>
          <table:table-cell table:style-name="ce1" office:value-type="float" office:value="0.406445894711845" calcext:value-type="float">
            <text:p>0.406445894711845</text:p>
          </table:table-cell>
          <table:table-cell table:style-name="ce1" office:value-type="float" office:value="0.416856902526599" calcext:value-type="float">
            <text:p>0.416856902526599</text:p>
          </table:table-cell>
          <table:table-cell table:style-name="ce1" office:value-type="float" office:value="0.506996471084824" calcext:value-type="float">
            <text:p>0.506996471084824</text:p>
          </table:table-cell>
          <table:table-cell table:style-name="ce1" office:value-type="float" office:value="0.55903398594629" calcext:value-type="float">
            <text:p>0.55903398594629</text:p>
          </table:table-cell>
          <table:table-cell table:style-name="ce1" office:value-type="float" office:value="0.608869460349888" calcext:value-type="float">
            <text:p>0.608869460349888</text:p>
          </table:table-cell>
          <table:table-cell table:style-name="ce1" office:value-type="float" office:value="0.587650870262995" calcext:value-type="float">
            <text:p>0.587650870262995</text:p>
          </table:table-cell>
          <table:table-cell table:style-name="ce1" office:value-type="float" office:value="0.576534274727215" calcext:value-type="float">
            <text:p>0.576534274727215</text:p>
          </table:table-cell>
          <table:table-cell table:style-name="ce1" office:value-type="float" office:value="0.663302789974639" calcext:value-type="float">
            <text:p>0.663302789974639</text:p>
          </table:table-cell>
          <table:table-cell table:style-name="ce1" office:value-type="float" office:value="0.724054055557043" calcext:value-type="float">
            <text:p>0.724054055557043</text:p>
          </table:table-cell>
          <table:table-cell table:style-name="ce1" office:value-type="float" office:value="0.772013732468799" calcext:value-type="float">
            <text:p>0.772013732468799</text:p>
          </table:table-cell>
          <table:table-cell table:style-name="ce1" office:value-type="float" office:value="0.791514277138975" calcext:value-type="float">
            <text:p>0.791514277138975</text:p>
          </table:table-cell>
          <table:table-cell table:style-name="ce1" office:value-type="float" office:value="0.846998833499612" calcext:value-type="float">
            <text:p>0.846998833499612</text:p>
          </table:table-cell>
          <table:table-cell table:style-name="ce1" office:value-type="float" office:value="0.787158397062087" calcext:value-type="float">
            <text:p>0.787158397062087</text:p>
          </table:table-cell>
          <table:table-cell table:style-name="ce1" office:value-type="float" office:value="0.769491253703878" calcext:value-type="float">
            <text:p>0.769491253703878</text:p>
          </table:table-cell>
          <table:table-cell table:style-name="ce1" office:value-type="float" office:value="0.845959175982451" calcext:value-type="float">
            <text:p>0.845959175982451</text:p>
          </table:table-cell>
          <table:table-cell table:style-name="ce1" office:value-type="float" office:value="0.899575090228167" calcext:value-type="float">
            <text:p>0.899575090228167</text:p>
          </table:table-cell>
          <table:table-cell table:style-name="ce1" office:value-type="float" office:value="0.935255919375679" calcext:value-type="float">
            <text:p>0.935255919375679</text:p>
          </table:table-cell>
          <table:table-cell table:style-name="ce1" office:value-type="float" office:value="0.937734260140153" calcext:value-type="float">
            <text:p>0.937734260140153</text:p>
          </table:table-cell>
          <table:table-cell table:style-name="ce1" office:value-type="float" office:value="1.05493455543672" calcext:value-type="float">
            <text:p>1.05493455543672</text:p>
          </table:table-cell>
          <table:table-cell table:style-name="ce1" office:value-type="float" office:value="1.21971746925345" calcext:value-type="float">
            <text:p>1.21971746925345</text:p>
          </table:table-cell>
          <table:table-cell table:style-name="ce1" office:value-type="float" office:value="1.41350812862012" calcext:value-type="float">
            <text:p>1.41350812862012</text:p>
          </table:table-cell>
          <table:table-cell table:style-name="ce1" office:value-type="float" office:value="1.69368319262397" calcext:value-type="float">
            <text:p>1.69368319262397</text:p>
          </table:table-cell>
          <table:table-cell table:style-name="ce1" office:value-type="float" office:value="1.83894763727211" calcext:value-type="float">
            <text:p>1.83894763727211</text:p>
          </table:table-cell>
          <table:table-cell table:style-name="ce1" office:value-type="float" office:value="1.99419434103371" calcext:value-type="float">
            <text:p>1.99419434103371</text:p>
          </table:table-cell>
          <table:table-cell table:style-name="ce1" office:value-type="float" office:value="2.24486796106822" calcext:value-type="float">
            <text:p>2.24486796106822</text:p>
          </table:table-cell>
          <table:table-cell table:style-name="ce1" office:value-type="float" office:value="2.47723153100057" calcext:value-type="float">
            <text:p>2.47723153100057</text:p>
          </table:table-cell>
          <table:table-cell table:style-name="ce1" office:value-type="float" office:value="2.82768054763998" calcext:value-type="float">
            <text:p>2.82768054763998</text:p>
          </table:table-cell>
          <table:table-cell table:style-name="ce1" office:value-type="float" office:value="3.12239353542493" calcext:value-type="float">
            <text:p>3.12239353542493</text:p>
          </table:table-cell>
          <table:table-cell table:style-name="ce1" office:value-type="float" office:value="3.18931516932621" calcext:value-type="float">
            <text:p>3.18931516932621</text:p>
          </table:table-cell>
          <table:table-cell table:style-name="ce1" office:value-type="float" office:value="2.79286252656162" calcext:value-type="float">
            <text:p>2.79286252656162</text:p>
          </table:table-cell>
          <table:table-cell table:style-name="ce1" office:value-type="float" office:value="2.94980278570884" calcext:value-type="float">
            <text:p>2.94980278570884</text:p>
          </table:table-cell>
          <table:table-cell table:style-name="ce1" office:value-type="float" office:value="3.00439423197259" calcext:value-type="float">
            <text:p>3.00439423197259</text:p>
          </table:table-cell>
          <table:table-cell table:style-name="ce1" office:value-type="float" office:value="3.1874449165747" calcext:value-type="float">
            <text:p>3.1874449165747</text:p>
          </table:table-cell>
          <table:table-cell table:style-name="ce1" office:value-type="float" office:value="3.3674230727511" calcext:value-type="float">
            <text:p>3.3674230727511</text:p>
          </table:table-cell>
          <table:table-cell table:style-name="ce1" office:value-type="float" office:value="3.58235026432931" calcext:value-type="float">
            <text:p>3.58235026432931</text:p>
          </table:table-cell>
          <table:table-cell table:style-name="ce1" office:value-type="float" office:value="3.85821342750582" calcext:value-type="float">
            <text:p>3.85821342750582</text:p>
          </table:table-cell>
          <table:table-cell table:style-name="ce1" office:value-type="float" office:value="3.88936886634519" calcext:value-type="float">
            <text:p>3.88936886634519</text:p>
          </table:table-cell>
          <table:table-cell table:style-name="ce1" office:value-type="float" office:value="3.99219845848141" calcext:value-type="float">
            <text:p>3.99219845848141</text:p>
          </table:table-cell>
          <table:table-cell table:style-name="ce1" office:value-type="float" office:value="3.99468714359492" calcext:value-type="float">
            <text:p>3.99468714359492</text:p>
          </table:table-cell>
          <table:table-cell table:style-name="ce1" office:value-type="float" office:value="3.98405966720517" calcext:value-type="float">
            <text:p>3.98405966720517</text:p>
          </table:table-cell>
          <table:table-cell table:style-name="ce1" office:value-type="float" office:value="4.19851191460529" calcext:value-type="float">
            <text:p>4.19851191460529</text:p>
          </table:table-cell>
          <table:table-cell table:style-name="ce1" office:value-type="float" office:value="4.47042614871008" calcext:value-type="float">
            <text:p>4.47042614871008</text:p>
          </table:table-cell>
          <table:table-cell table:style-name="ce1" office:value-type="float" office:value="4.53449173353441" calcext:value-type="float">
            <text:p>4.5344917335344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ajikistan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.30727003351495" calcext:value-type="float">
            <text:p>1.30727003351495</text:p>
          </table:table-cell>
          <table:table-cell table:style-name="ce1" office:value-type="float" office:value="0.920537096142161" calcext:value-type="float">
            <text:p>0.920537096142161</text:p>
          </table:table-cell>
          <table:table-cell table:style-name="ce1" office:value-type="float" office:value="0.412830894479739" calcext:value-type="float">
            <text:p>0.412830894479739</text:p>
          </table:table-cell>
          <table:table-cell table:style-name="ce1" office:value-type="float" office:value="0.423481371221905" calcext:value-type="float">
            <text:p>0.423481371221905</text:p>
          </table:table-cell>
          <table:table-cell table:style-name="ce1" office:value-type="float" office:value="0.4822840273589" calcext:value-type="float">
            <text:p>0.4822840273589</text:p>
          </table:table-cell>
          <table:table-cell table:style-name="ce1" office:value-type="float" office:value="0.362575167009726" calcext:value-type="float">
            <text:p>0.362575167009726</text:p>
          </table:table-cell>
          <table:table-cell table:style-name="ce1" office:value-type="float" office:value="0.415352473625769" calcext:value-type="float">
            <text:p>0.415352473625769</text:p>
          </table:table-cell>
          <table:table-cell table:style-name="ce1" office:value-type="float" office:value="0.413386431458752" calcext:value-type="float">
            <text:p>0.413386431458752</text:p>
          </table:table-cell>
          <table:table-cell table:style-name="ce1" office:value-type="float" office:value="0.361593119600036" calcext:value-type="float">
            <text:p>0.361593119600036</text:p>
          </table:table-cell>
          <table:table-cell table:style-name="ce1" office:value-type="float" office:value="0.364344121761163" calcext:value-type="float">
            <text:p>0.364344121761163</text:p>
          </table:table-cell>
          <table:table-cell table:style-name="ce1" office:value-type="float" office:value="0.293633920953629" calcext:value-type="float">
            <text:p>0.293633920953629</text:p>
          </table:table-cell>
          <table:table-cell table:style-name="ce1" office:value-type="float" office:value="0.317704421226135" calcext:value-type="float">
            <text:p>0.317704421226135</text:p>
          </table:table-cell>
          <table:table-cell table:style-name="ce1" office:value-type="float" office:value="0.384487180025644" calcext:value-type="float">
            <text:p>0.384487180025644</text:p>
          </table:table-cell>
          <table:table-cell table:style-name="ce1" office:value-type="float" office:value="0.358851866572725" calcext:value-type="float">
            <text:p>0.358851866572725</text:p>
          </table:table-cell>
          <table:table-cell table:style-name="ce1" office:value-type="float" office:value="0.382552665878704" calcext:value-type="float">
            <text:p>0.382552665878704</text:p>
          </table:table-cell>
          <table:table-cell table:style-name="ce1" office:value-type="float" office:value="0.463345438758387" calcext:value-type="float">
            <text:p>0.463345438758387</text:p>
          </table:table-cell>
          <table:table-cell table:style-name="ce1" office:value-type="float" office:value="0.409462437097398" calcext:value-type="float">
            <text:p>0.409462437097398</text:p>
          </table:table-cell>
          <table:table-cell table:style-name="ce1" office:value-type="float" office:value="0.382774553065694" calcext:value-type="float">
            <text:p>0.382774553065694</text:p>
          </table:table-cell>
          <table:table-cell table:style-name="ce1" office:value-type="float" office:value="0.373872943468058" calcext:value-type="float">
            <text:p>0.373872943468058</text:p>
          </table:table-cell>
          <table:table-cell table:style-name="ce1" office:value-type="float" office:value="0.358947629748805" calcext:value-type="float">
            <text:p>0.35894762974880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7.46440894874848" calcext:value-type="float">
            <text:p>7.46440894874848</text:p>
          </table:table-cell>
          <table:table-cell table:style-name="ce1" office:value-type="float" office:value="7.125628864528" calcext:value-type="float">
            <text:p>7.125628864528</text:p>
          </table:table-cell>
          <table:table-cell table:style-name="ce1" office:value-type="float" office:value="8.3502238547952" calcext:value-type="float">
            <text:p>8.3502238547952</text:p>
          </table:table-cell>
          <table:table-cell table:style-name="ce1" office:value-type="float" office:value="8.26649100646847" calcext:value-type="float">
            <text:p>8.26649100646847</text:p>
          </table:table-cell>
          <table:table-cell table:style-name="ce1" office:value-type="float" office:value="7.34913993284423" calcext:value-type="float">
            <text:p>7.34913993284423</text:p>
          </table:table-cell>
          <table:table-cell table:style-name="ce1" office:value-type="float" office:value="6.95513620761667" calcext:value-type="float">
            <text:p>6.95513620761667</text:p>
          </table:table-cell>
          <table:table-cell table:style-name="ce1" office:value-type="float" office:value="6.02699478737823" calcext:value-type="float">
            <text:p>6.02699478737823</text:p>
          </table:table-cell>
          <table:table-cell table:style-name="ce1" office:value-type="float" office:value="7.81212794366556" calcext:value-type="float">
            <text:p>7.81212794366556</text:p>
          </table:table-cell>
          <table:table-cell table:style-name="ce1" office:value-type="float" office:value="7.85631108768146" calcext:value-type="float">
            <text:p>7.85631108768146</text:p>
          </table:table-cell>
          <table:table-cell table:style-name="ce1" office:value-type="float" office:value="8.61854508210227" calcext:value-type="float">
            <text:p>8.61854508210227</text:p>
          </table:table-cell>
          <table:table-cell table:style-name="ce1" office:value-type="float" office:value="8.72793082519523" calcext:value-type="float">
            <text:p>8.72793082519523</text:p>
          </table:table-cell>
          <table:table-cell table:style-name="ce1" office:value-type="float" office:value="9.05461123795083" calcext:value-type="float">
            <text:p>9.05461123795083</text:p>
          </table:table-cell>
          <table:table-cell table:style-name="ce1" office:value-type="float" office:value="9.20638824614488" calcext:value-type="float">
            <text:p>9.20638824614488</text:p>
          </table:table-cell>
          <table:table-cell table:style-name="ce1" office:value-type="float" office:value="9.58488061621298" calcext:value-type="float">
            <text:p>9.58488061621298</text:p>
          </table:table-cell>
          <table:table-cell table:style-name="ce1" office:value-type="float" office:value="9.72272478681038" calcext:value-type="float">
            <text:p>9.72272478681038</text:p>
          </table:table-cell>
          <table:table-cell table:style-name="ce1" office:value-type="float" office:value="11.5356216815366" calcext:value-type="float">
            <text:p>11.5356216815366</text:p>
          </table:table-cell>
          <table:table-cell table:style-name="ce1" office:value-type="float" office:value="11.5575717619843" calcext:value-type="float">
            <text:p>11.5575717619843</text:p>
          </table:table-cell>
          <table:table-cell table:style-name="ce1" office:value-type="float" office:value="10.1106608609027" calcext:value-type="float">
            <text:p>10.1106608609027</text:p>
          </table:table-cell>
          <table:table-cell table:style-name="ce1" office:value-type="float" office:value="11.3581110254969" calcext:value-type="float">
            <text:p>11.3581110254969</text:p>
          </table:table-cell>
          <table:table-cell table:style-name="ce1" office:value-type="float" office:value="12.183666583638" calcext:value-type="float">
            <text:p>12.18366658363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2" table:style-name="ce1" office:value-type="string" calcext:value-type="string">
            <text:p>null</text:p>
          </table:table-cell>
          <table:table-cell table:style-name="ce1" office:value-type="float" office:value="0.180309933540969" calcext:value-type="float">
            <text:p>0.180309933540969</text:p>
          </table:table-cell>
          <table:table-cell table:style-name="ce1" office:value-type="float" office:value="0.173598685647455" calcext:value-type="float">
            <text:p>0.173598685647455</text:p>
          </table:table-cell>
          <table:table-cell table:style-name="ce1" office:value-type="float" office:value="0.182848309949576" calcext:value-type="float">
            <text:p>0.182848309949576</text:p>
          </table:table-cell>
          <table:table-cell table:style-name="ce1" office:value-type="float" office:value="0.179754718387747" calcext:value-type="float">
            <text:p>0.179754718387747</text:p>
          </table:table-cell>
          <table:table-cell table:style-name="ce1" office:value-type="float" office:value="0.180395200250589" calcext:value-type="float">
            <text:p>0.180395200250589</text:p>
          </table:table-cell>
          <table:table-cell table:style-name="ce1" office:value-type="float" office:value="0.18096238232757" calcext:value-type="float">
            <text:p>0.18096238232757</text:p>
          </table:table-cell>
          <table:table-cell table:style-name="ce1" office:value-type="float" office:value="0.185016931391479" calcext:value-type="float">
            <text:p>0.185016931391479</text:p>
          </table:table-cell>
          <table:table-cell table:style-name="ce1" office:value-type="float" office:value="0.17489104483449" calcext:value-type="float">
            <text:p>0.17489104483449</text:p>
          </table:table-cell>
          <table:table-cell table:style-name="ce1" office:value-type="float" office:value="0.171932157361763" calcext:value-type="float">
            <text:p>0.171932157361763</text:p>
          </table:table-cell>
          <table:table-cell table:style-name="ce1" office:value-type="float" office:value="0.163648080314747" calcext:value-type="float">
            <text:p>0.16364808031474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78587662337662" calcext:value-type="float">
            <text:p>0.178587662337662</text:p>
          </table:table-cell>
          <table:table-cell table:style-name="ce1" office:value-type="float" office:value="0.172591779102604" calcext:value-type="float">
            <text:p>0.172591779102604</text:p>
          </table:table-cell>
          <table:table-cell table:style-name="ce1" office:value-type="float" office:value="0.16604029884537" calcext:value-type="float">
            <text:p>0.16604029884537</text:p>
          </table:table-cell>
          <table:table-cell table:style-name="ce1" office:value-type="float" office:value="0.159434782608696" calcext:value-type="float">
            <text:p>0.159434782608696</text:p>
          </table:table-cell>
          <table:table-cell table:style-name="ce1" office:value-type="float" office:value="0.153309084827961" calcext:value-type="float">
            <text:p>0.153309084827961</text:p>
          </table:table-cell>
          <table:table-cell table:style-name="ce1" office:value-type="float" office:value="0.147936473784005" calcext:value-type="float">
            <text:p>0.147936473784005</text:p>
          </table:table-cell>
          <table:table-cell table:style-name="ce1" office:value-type="float" office:value="0.143266438329405" calcext:value-type="float">
            <text:p>0.143266438329405</text:p>
          </table:table-cell>
          <table:table-cell table:style-name="ce1" office:value-type="float" office:value="0.185558141888473" calcext:value-type="float">
            <text:p>0.185558141888473</text:p>
          </table:table-cell>
          <table:table-cell table:style-name="ce1" office:value-type="float" office:value="0.180872052875604" calcext:value-type="float">
            <text:p>0.180872052875604</text:p>
          </table:table-cell>
          <table:table-cell table:style-name="ce1" office:value-type="float" office:value="0.132735674899552" calcext:value-type="float">
            <text:p>0.132735674899552</text:p>
          </table:table-cell>
          <table:table-cell table:style-name="ce1" office:value-type="float" office:value="0.304243214412706" calcext:value-type="float">
            <text:p>0.304243214412706</text:p>
          </table:table-cell>
          <table:table-cell table:style-name="ce1" office:value-type="float" office:value="0.21439429373246" calcext:value-type="float">
            <text:p>0.21439429373246</text:p>
          </table:table-cell>
          <table:table-cell table:style-name="ce1" office:value-type="float" office:value="0.254803182434076" calcext:value-type="float">
            <text:p>0.254803182434076</text:p>
          </table:table-cell>
          <table:table-cell table:style-name="ce1" office:value-type="float" office:value="0.295096855779732" calcext:value-type="float">
            <text:p>0.295096855779732</text:p>
          </table:table-cell>
          <table:table-cell table:style-name="ce1" office:value-type="float" office:value="0.25113858165257" calcext:value-type="float">
            <text:p>0.25113858165257</text:p>
          </table:table-cell>
          <table:table-cell table:style-name="ce1" office:value-type="float" office:value="0.373561071683249" calcext:value-type="float">
            <text:p>0.373561071683249</text:p>
          </table:table-cell>
          <table:table-cell table:style-name="ce1" office:value-type="float" office:value="0.328665217683569" calcext:value-type="float">
            <text:p>0.328665217683569</text:p>
          </table:table-cell>
          <table:table-cell table:style-name="ce1" office:value-type="float" office:value="0.324887038185523" calcext:value-type="float">
            <text:p>0.324887038185523</text:p>
          </table:table-cell>
          <table:table-cell table:style-name="ce1" office:value-type="float" office:value="0.401379159369527" calcext:value-type="float">
            <text:p>0.401379159369527</text:p>
          </table:table-cell>
          <table:table-cell table:style-name="ce1" office:value-type="float" office:value="0.437025319884289" calcext:value-type="float">
            <text:p>0.437025319884289</text:p>
          </table:table-cell>
          <table:table-cell table:style-name="ce1" office:value-type="float" office:value="0.433698538819659" calcext:value-type="float">
            <text:p>0.433698538819659</text:p>
          </table:table-cell>
          <table:table-cell table:style-name="ce1" office:value-type="float" office:value="0.510112143132303" calcext:value-type="float">
            <text:p>0.510112143132303</text:p>
          </table:table-cell>
          <table:table-cell table:style-name="ce1" office:value-type="float" office:value="0.469711687285847" calcext:value-type="float">
            <text:p>0.469711687285847</text:p>
          </table:table-cell>
          <table:table-cell table:style-name="ce1" office:value-type="float" office:value="0.508355105305252" calcext:value-type="float">
            <text:p>0.508355105305252</text:p>
          </table:table-cell>
          <table:table-cell table:style-name="ce1" office:value-type="float" office:value="0.508013811036041" calcext:value-type="float">
            <text:p>0.508013811036041</text:p>
          </table:table-cell>
          <table:table-cell table:style-name="ce1" office:value-type="float" office:value="0.507391993869275" calcext:value-type="float">
            <text:p>0.507391993869275</text:p>
          </table:table-cell>
          <table:table-cell table:style-name="ce1" office:value-type="float" office:value="0.506346458198349" calcext:value-type="float">
            <text:p>0.506346458198349</text:p>
          </table:table-cell>
          <table:table-cell table:style-name="ce1" office:value-type="float" office:value="0.582686257269674" calcext:value-type="float">
            <text:p>0.582686257269674</text:p>
          </table:table-cell>
          <table:table-cell table:style-name="ce1" office:value-type="float" office:value="0.735878749471905" calcext:value-type="float">
            <text:p>0.735878749471905</text:p>
          </table:table-cell>
          <table:table-cell table:style-name="ce1" office:value-type="float" office:value="0.733840304182509" calcext:value-type="float">
            <text:p>0.733840304182509</text:p>
          </table:table-cell>
          <table:table-cell table:style-name="ce1" office:value-type="float" office:value="0.809305111821086" calcext:value-type="float">
            <text:p>0.809305111821086</text:p>
          </table:table-cell>
          <table:table-cell table:style-name="ce1" office:value-type="float" office:value="1.00039872408293" calcext:value-type="float">
            <text:p>1.00039872408293</text:p>
          </table:table-cell>
          <table:table-cell table:style-name="ce1" office:value-type="float" office:value="0.730164219616227" calcext:value-type="float">
            <text:p>0.730164219616227</text:p>
          </table:table-cell>
          <table:table-cell table:style-name="ce1" office:value-type="float" office:value="0.88285600636436" calcext:value-type="float">
            <text:p>0.88285600636436</text:p>
          </table:table-cell>
          <table:table-cell table:style-name="ce1" office:value-type="float" office:value="0.958161750872719" calcext:value-type="float">
            <text:p>0.958161750872719</text:p>
          </table:table-cell>
          <table:table-cell table:style-name="ce1" office:value-type="float" office:value="0.994295487490744" calcext:value-type="float">
            <text:p>0.994295487490744</text:p>
          </table:table-cell>
          <table:table-cell table:style-name="ce1" office:value-type="float" office:value="0.800704972237819" calcext:value-type="float">
            <text:p>0.800704972237819</text:p>
          </table:table-cell>
          <table:table-cell table:style-name="ce1" office:value-type="float" office:value="1.02572363922674" calcext:value-type="float">
            <text:p>1.02572363922674</text:p>
          </table:table-cell>
          <table:table-cell table:style-name="ce1" office:value-type="float" office:value="0.907888628696989" calcext:value-type="float">
            <text:p>0.907888628696989</text:p>
          </table:table-cell>
          <table:table-cell table:style-name="ce1" office:value-type="float" office:value="1.12948931189552" calcext:value-type="float">
            <text:p>1.12948931189552</text:p>
          </table:table-cell>
          <table:table-cell table:style-name="ce1" office:value-type="float" office:value="0.973891192874216" calcext:value-type="float">
            <text:p>0.973891192874216</text:p>
          </table:table-cell>
          <table:table-cell table:style-name="ce1" office:value-type="float" office:value="0.894081313367333" calcext:value-type="float">
            <text:p>0.894081313367333</text:p>
          </table:table-cell>
          <table:table-cell table:style-name="ce1" office:value-type="float" office:value="1.0370789354073" calcext:value-type="float">
            <text:p>1.0370789354073</text:p>
          </table:table-cell>
          <table:table-cell table:style-name="ce1" office:value-type="float" office:value="1.17808164166817" calcext:value-type="float">
            <text:p>1.17808164166817</text:p>
          </table:table-cell>
          <table:table-cell table:style-name="ce1" office:value-type="float" office:value="1.09761938020075" calcext:value-type="float">
            <text:p>1.09761938020075</text:p>
          </table:table-cell>
          <table:table-cell table:style-name="ce1" office:value-type="float" office:value="1.12709948640663" calcext:value-type="float">
            <text:p>1.12709948640663</text:p>
          </table:table-cell>
          <table:table-cell table:style-name="ce1" office:value-type="float" office:value="1.26439555892697" calcext:value-type="float">
            <text:p>1.26439555892697</text:p>
          </table:table-cell>
          <table:table-cell table:style-name="ce1" office:value-type="float" office:value="1.11263690551929" calcext:value-type="float">
            <text:p>1.11263690551929</text:p>
          </table:table-cell>
          <table:table-cell table:style-name="ce1" office:value-type="float" office:value="1.17696661998133" calcext:value-type="float">
            <text:p>1.17696661998133</text:p>
          </table:table-cell>
          <table:table-cell table:style-name="ce1" office:value-type="float" office:value="1.27651427245301" calcext:value-type="float">
            <text:p>1.27651427245301</text:p>
          </table:table-cell>
          <table:table-cell table:style-name="ce1" office:value-type="float" office:value="1.12888298844604" calcext:value-type="float">
            <text:p>1.12888298844604</text:p>
          </table:table-cell>
          <table:table-cell table:style-name="ce1" office:value-type="float" office:value="0.983561958770787" calcext:value-type="float">
            <text:p>0.98356195877078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rinidad and Tobago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0425760859701" calcext:value-type="float">
            <text:p>3.0425760859701</text:p>
          </table:table-cell>
          <table:table-cell table:style-name="ce1" office:value-type="float" office:value="5.31814074207609" calcext:value-type="float">
            <text:p>5.31814074207609</text:p>
          </table:table-cell>
          <table:table-cell table:style-name="ce1" office:value-type="float" office:value="8.22557012973584" calcext:value-type="float">
            <text:p>8.22557012973584</text:p>
          </table:table-cell>
          <table:table-cell table:style-name="ce1" office:value-type="float" office:value="1.46668332267125" calcext:value-type="float">
            <text:p>1.46668332267125</text:p>
          </table:table-cell>
          <table:table-cell table:style-name="ce1" office:value-type="float" office:value="4.20177421640436" calcext:value-type="float">
            <text:p>4.20177421640436</text:p>
          </table:table-cell>
          <table:table-cell table:style-name="ce1" office:value-type="float" office:value="5.69490442439274" calcext:value-type="float">
            <text:p>5.69490442439274</text:p>
          </table:table-cell>
          <table:table-cell table:style-name="ce1" office:value-type="float" office:value="4.40884137658142" calcext:value-type="float">
            <text:p>4.40884137658142</text:p>
          </table:table-cell>
          <table:table-cell table:style-name="ce1" office:value-type="float" office:value="5.00989828472932" calcext:value-type="float">
            <text:p>5.00989828472932</text:p>
          </table:table-cell>
          <table:table-cell table:style-name="ce1" office:value-type="float" office:value="4.33835910274771" calcext:value-type="float">
            <text:p>4.33835910274771</text:p>
          </table:table-cell>
          <table:table-cell table:style-name="ce1" office:value-type="float" office:value="4.16417514176101" calcext:value-type="float">
            <text:p>4.16417514176101</text:p>
          </table:table-cell>
          <table:table-cell table:style-name="ce1" office:value-type="float" office:value="9.51253282254893" calcext:value-type="float">
            <text:p>9.51253282254893</text:p>
          </table:table-cell>
          <table:table-cell table:style-name="ce1" office:value-type="float" office:value="8.47383423048128" calcext:value-type="float">
            <text:p>8.47383423048128</text:p>
          </table:table-cell>
          <table:table-cell table:style-name="ce1" office:value-type="float" office:value="8.50940291635957" calcext:value-type="float">
            <text:p>8.50940291635957</text:p>
          </table:table-cell>
          <table:table-cell table:style-name="ce1" office:value-type="float" office:value="9.56500955633761" calcext:value-type="float">
            <text:p>9.56500955633761</text:p>
          </table:table-cell>
          <table:table-cell table:style-name="ce1" office:value-type="float" office:value="10.0809656868448" calcext:value-type="float">
            <text:p>10.0809656868448</text:p>
          </table:table-cell>
          <table:table-cell table:style-name="ce1" office:value-type="float" office:value="9.51293293932596" calcext:value-type="float">
            <text:p>9.51293293932596</text:p>
          </table:table-cell>
          <table:table-cell table:style-name="ce1" office:value-type="float" office:value="15.5274249138356" calcext:value-type="float">
            <text:p>15.5274249138356</text:p>
          </table:table-cell>
          <table:table-cell table:style-name="ce1" office:value-type="float" office:value="15.5566512175441" calcext:value-type="float">
            <text:p>15.5566512175441</text:p>
          </table:table-cell>
          <table:table-cell table:style-name="ce1" office:value-type="float" office:value="14.5412476318863" calcext:value-type="float">
            <text:p>14.5412476318863</text:p>
          </table:table-cell>
          <table:table-cell table:style-name="ce1" office:value-type="float" office:value="15.6427260032978" calcext:value-type="float">
            <text:p>15.6427260032978</text:p>
          </table:table-cell>
          <table:table-cell table:style-name="ce1" office:value-type="float" office:value="15.606512621302" calcext:value-type="float">
            <text:p>15.606512621302</text:p>
          </table:table-cell>
          <table:table-cell table:style-name="ce1" office:value-type="float" office:value="15.6549645280719" calcext:value-type="float">
            <text:p>15.6549645280719</text:p>
          </table:table-cell>
          <table:table-cell table:style-name="ce1" office:value-type="float" office:value="16.4434325947475" calcext:value-type="float">
            <text:p>16.4434325947475</text:p>
          </table:table-cell>
          <table:table-cell table:style-name="ce1" office:value-type="float" office:value="14.3179666155253" calcext:value-type="float">
            <text:p>14.3179666155253</text:p>
          </table:table-cell>
          <table:table-cell table:style-name="ce1" office:value-type="float" office:value="15.1731234982059" calcext:value-type="float">
            <text:p>15.1731234982059</text:p>
          </table:table-cell>
          <table:table-cell table:style-name="ce1" office:value-type="float" office:value="17.7253391520452" calcext:value-type="float">
            <text:p>17.7253391520452</text:p>
          </table:table-cell>
          <table:table-cell table:style-name="ce1" office:value-type="float" office:value="14.682828386905" calcext:value-type="float">
            <text:p>14.682828386905</text:p>
          </table:table-cell>
          <table:table-cell table:style-name="ce1" office:value-type="float" office:value="14.6588819177356" calcext:value-type="float">
            <text:p>14.6588819177356</text:p>
          </table:table-cell>
          <table:table-cell table:style-name="ce1" office:value-type="float" office:value="13.1689274539585" calcext:value-type="float">
            <text:p>13.1689274539585</text:p>
          </table:table-cell>
          <table:table-cell table:style-name="ce1" office:value-type="float" office:value="13.300759295499" calcext:value-type="float">
            <text:p>13.300759295499</text:p>
          </table:table-cell>
          <table:table-cell table:style-name="ce1" office:value-type="float" office:value="13.8798751784101" calcext:value-type="float">
            <text:p>13.8798751784101</text:p>
          </table:table-cell>
          <table:table-cell table:style-name="ce1" office:value-type="float" office:value="17.1139745639098" calcext:value-type="float">
            <text:p>17.1139745639098</text:p>
          </table:table-cell>
          <table:table-cell table:style-name="ce1" office:value-type="float" office:value="16.9587704426555" calcext:value-type="float">
            <text:p>16.9587704426555</text:p>
          </table:table-cell>
          <table:table-cell table:style-name="ce1" office:value-type="float" office:value="13.5168706455268" calcext:value-type="float">
            <text:p>13.5168706455268</text:p>
          </table:table-cell>
          <table:table-cell table:style-name="ce1" office:value-type="float" office:value="15.8784963161313" calcext:value-type="float">
            <text:p>15.8784963161313</text:p>
          </table:table-cell>
          <table:table-cell table:style-name="ce1" office:value-type="float" office:value="16.7074815079829" calcext:value-type="float">
            <text:p>16.7074815079829</text:p>
          </table:table-cell>
          <table:table-cell table:style-name="ce1" office:value-type="float" office:value="17.3097471719255" calcext:value-type="float">
            <text:p>17.3097471719255</text:p>
          </table:table-cell>
          <table:table-cell table:style-name="ce1" office:value-type="float" office:value="15.2535090272925" calcext:value-type="float">
            <text:p>15.2535090272925</text:p>
          </table:table-cell>
          <table:table-cell table:style-name="ce1" office:value-type="float" office:value="15.3006596205756" calcext:value-type="float">
            <text:p>15.3006596205756</text:p>
          </table:table-cell>
          <table:table-cell table:style-name="ce1" office:value-type="float" office:value="18.0395451860836" calcext:value-type="float">
            <text:p>18.0395451860836</text:p>
          </table:table-cell>
          <table:table-cell table:style-name="ce1" office:value-type="float" office:value="18.8442814555435" calcext:value-type="float">
            <text:p>18.8442814555435</text:p>
          </table:table-cell>
          <table:table-cell table:style-name="ce1" office:value-type="float" office:value="19.7618319326806" calcext:value-type="float">
            <text:p>19.7618319326806</text:p>
          </table:table-cell>
          <table:table-cell table:style-name="ce1" office:value-type="float" office:value="21.304551430539" calcext:value-type="float">
            <text:p>21.304551430539</text:p>
          </table:table-cell>
          <table:table-cell table:style-name="ce1" office:value-type="float" office:value="21.7298076713404" calcext:value-type="float">
            <text:p>21.7298076713404</text:p>
          </table:table-cell>
          <table:table-cell table:style-name="ce1" office:value-type="float" office:value="23.8767650625516" calcext:value-type="float">
            <text:p>23.8767650625516</text:p>
          </table:table-cell>
          <table:table-cell table:style-name="ce1" office:value-type="float" office:value="22.7552356212696" calcext:value-type="float">
            <text:p>22.7552356212696</text:p>
          </table:table-cell>
          <table:table-cell table:style-name="ce1" office:value-type="float" office:value="35.6304912515223" calcext:value-type="float">
            <text:p>35.6304912515223</text:p>
          </table:table-cell>
          <table:table-cell table:style-name="ce1" office:value-type="float" office:value="36.816762904236" calcext:value-type="float">
            <text:p>36.816762904236</text:p>
          </table:table-cell>
          <table:table-cell table:style-name="ce1" office:value-type="float" office:value="35.4552978168913" calcext:value-type="float">
            <text:p>35.4552978168913</text:p>
          </table:table-cell>
          <table:table-cell table:style-name="ce1" office:value-type="float" office:value="36.5694478913821" calcext:value-type="float">
            <text:p>36.5694478913821</text:p>
          </table:table-cell>
          <table:table-cell table:style-name="ce1" office:value-type="float" office:value="38.3378410429977" calcext:value-type="float">
            <text:p>38.3378410429977</text:p>
          </table:table-cell>
          <table:table-cell table:style-name="ce1" office:value-type="float" office:value="37.140054240742" calcext:value-type="float">
            <text:p>37.140054240742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409210934392178" calcext:value-type="float">
            <text:p>0.409210934392178</text:p>
          </table:table-cell>
          <table:table-cell table:style-name="ce1" office:value-type="float" office:value="0.413219709022201" calcext:value-type="float">
            <text:p>0.413219709022201</text:p>
          </table:table-cell>
          <table:table-cell table:style-name="ce1" office:value-type="float" office:value="0.412987371779652" calcext:value-type="float">
            <text:p>0.412987371779652</text:p>
          </table:table-cell>
          <table:table-cell table:style-name="ce1" office:value-type="float" office:value="0.43888521118332" calcext:value-type="float">
            <text:p>0.43888521118332</text:p>
          </table:table-cell>
          <table:table-cell table:style-name="ce1" office:value-type="float" office:value="0.608626003816074" calcext:value-type="float">
            <text:p>0.608626003816074</text:p>
          </table:table-cell>
          <table:table-cell table:style-name="ce1" office:value-type="float" office:value="0.532229805615551" calcext:value-type="float">
            <text:p>0.532229805615551</text:p>
          </table:table-cell>
          <table:table-cell table:style-name="ce1" office:value-type="float" office:value="0.609953089944932" calcext:value-type="float">
            <text:p>0.609953089944932</text:p>
          </table:table-cell>
          <table:table-cell table:style-name="ce1" office:value-type="float" office:value="0.638870927593922" calcext:value-type="float">
            <text:p>0.638870927593922</text:p>
          </table:table-cell>
          <table:table-cell table:style-name="ce1" office:value-type="float" office:value="0.729217813190041" calcext:value-type="float">
            <text:p>0.729217813190041</text:p>
          </table:table-cell>
          <table:table-cell table:style-name="ce1" office:value-type="float" office:value="0.766750589470408" calcext:value-type="float">
            <text:p>0.766750589470408</text:p>
          </table:table-cell>
          <table:table-cell table:style-name="ce1" office:value-type="float" office:value="0.730252974448996" calcext:value-type="float">
            <text:p>0.730252974448996</text:p>
          </table:table-cell>
          <table:table-cell table:style-name="ce1" office:value-type="float" office:value="0.808997391398181" calcext:value-type="float">
            <text:p>0.808997391398181</text:p>
          </table:table-cell>
          <table:table-cell table:style-name="ce1" office:value-type="float" office:value="0.894875928470579" calcext:value-type="float">
            <text:p>0.894875928470579</text:p>
          </table:table-cell>
          <table:table-cell table:style-name="ce1" office:value-type="float" office:value="0.896214473633666" calcext:value-type="float">
            <text:p>0.896214473633666</text:p>
          </table:table-cell>
          <table:table-cell table:style-name="ce1" office:value-type="float" office:value="0.982544074854898" calcext:value-type="float">
            <text:p>0.982544074854898</text:p>
          </table:table-cell>
          <table:table-cell table:style-name="ce1" office:value-type="float" office:value="0.988802530743183" calcext:value-type="float">
            <text:p>0.988802530743183</text:p>
          </table:table-cell>
          <table:table-cell table:style-name="ce1" office:value-type="float" office:value="1.01855097722374" calcext:value-type="float">
            <text:p>1.01855097722374</text:p>
          </table:table-cell>
          <table:table-cell table:style-name="ce1" office:value-type="float" office:value="1.14747593804974" calcext:value-type="float">
            <text:p>1.14747593804974</text:p>
          </table:table-cell>
          <table:table-cell table:style-name="ce1" office:value-type="float" office:value="1.23838874334061" calcext:value-type="float">
            <text:p>1.23838874334061</text:p>
          </table:table-cell>
          <table:table-cell table:style-name="ce1" office:value-type="float" office:value="1.41118105954448" calcext:value-type="float">
            <text:p>1.41118105954448</text:p>
          </table:table-cell>
          <table:table-cell table:style-name="ce1" office:value-type="float" office:value="1.48713392857143" calcext:value-type="float">
            <text:p>1.48713392857143</text:p>
          </table:table-cell>
          <table:table-cell table:style-name="ce1" office:value-type="float" office:value="1.5003228741828" calcext:value-type="float">
            <text:p>1.5003228741828</text:p>
          </table:table-cell>
          <table:table-cell table:style-name="ce1" office:value-type="float" office:value="1.41575479204146" calcext:value-type="float">
            <text:p>1.41575479204146</text:p>
          </table:table-cell>
          <table:table-cell table:style-name="ce1" office:value-type="float" office:value="1.63723944032384" calcext:value-type="float">
            <text:p>1.63723944032384</text:p>
          </table:table-cell>
          <table:table-cell table:style-name="ce1" office:value-type="float" office:value="1.6396593563411" calcext:value-type="float">
            <text:p>1.6396593563411</text:p>
          </table:table-cell>
          <table:table-cell table:style-name="ce1" office:value-type="float" office:value="1.64451216681925" calcext:value-type="float">
            <text:p>1.64451216681925</text:p>
          </table:table-cell>
          <table:table-cell table:style-name="ce1" office:value-type="float" office:value="1.61017228523004" calcext:value-type="float">
            <text:p>1.61017228523004</text:p>
          </table:table-cell>
          <table:table-cell table:style-name="ce1" office:value-type="float" office:value="1.52888076659868" calcext:value-type="float">
            <text:p>1.52888076659868</text:p>
          </table:table-cell>
          <table:table-cell table:style-name="ce1" office:value-type="float" office:value="1.58624807336675" calcext:value-type="float">
            <text:p>1.58624807336675</text:p>
          </table:table-cell>
          <table:table-cell table:style-name="ce1" office:value-type="float" office:value="1.66286114279554" calcext:value-type="float">
            <text:p>1.66286114279554</text:p>
          </table:table-cell>
          <table:table-cell table:style-name="ce1" office:value-type="float" office:value="1.6269996566271" calcext:value-type="float">
            <text:p>1.6269996566271</text:p>
          </table:table-cell>
          <table:table-cell table:style-name="ce1" office:value-type="float" office:value="1.86211055276382" calcext:value-type="float">
            <text:p>1.86211055276382</text:p>
          </table:table-cell>
          <table:table-cell table:style-name="ce1" office:value-type="float" office:value="1.76959669725203" calcext:value-type="float">
            <text:p>1.76959669725203</text:p>
          </table:table-cell>
          <table:table-cell table:style-name="ce1" office:value-type="float" office:value="1.92500174984251" calcext:value-type="float">
            <text:p>1.92500174984251</text:p>
          </table:table-cell>
          <table:table-cell table:style-name="ce1" office:value-type="float" office:value="1.81436299896423" calcext:value-type="float">
            <text:p>1.81436299896423</text:p>
          </table:table-cell>
          <table:table-cell table:style-name="ce1" office:value-type="float" office:value="1.75663935249791" calcext:value-type="float">
            <text:p>1.75663935249791</text:p>
          </table:table-cell>
          <table:table-cell table:style-name="ce1" office:value-type="float" office:value="1.84372723972143" calcext:value-type="float">
            <text:p>1.84372723972143</text:p>
          </table:table-cell>
          <table:table-cell table:style-name="ce1" office:value-type="float" office:value="1.83889212037027" calcext:value-type="float">
            <text:p>1.83889212037027</text:p>
          </table:table-cell>
          <table:table-cell table:style-name="ce1" office:value-type="float" office:value="1.92871792399259" calcext:value-type="float">
            <text:p>1.92871792399259</text:p>
          </table:table-cell>
          <table:table-cell table:style-name="ce1" office:value-type="float" office:value="1.93861324675599" calcext:value-type="float">
            <text:p>1.93861324675599</text:p>
          </table:table-cell>
          <table:table-cell table:style-name="ce1" office:value-type="float" office:value="2.08561224810259" calcext:value-type="float">
            <text:p>2.08561224810259</text:p>
          </table:table-cell>
          <table:table-cell table:style-name="ce1" office:value-type="float" office:value="2.15712587818374" calcext:value-type="float">
            <text:p>2.15712587818374</text:p>
          </table:table-cell>
          <table:table-cell table:style-name="ce1" office:value-type="float" office:value="2.13988891054375" calcext:value-type="float">
            <text:p>2.13988891054375</text:p>
          </table:table-cell>
          <table:table-cell table:style-name="ce1" office:value-type="float" office:value="2.15925100103661" calcext:value-type="float">
            <text:p>2.15925100103661</text:p>
          </table:table-cell>
          <table:table-cell table:style-name="ce1" office:value-type="float" office:value="2.24507943699408" calcext:value-type="float">
            <text:p>2.24507943699408</text:p>
          </table:table-cell>
          <table:table-cell table:style-name="ce1" office:value-type="float" office:value="2.25965300628178" calcext:value-type="float">
            <text:p>2.25965300628178</text:p>
          </table:table-cell>
          <table:table-cell table:style-name="ce1" office:value-type="float" office:value="2.27017348117576" calcext:value-type="float">
            <text:p>2.27017348117576</text:p>
          </table:table-cell>
          <table:table-cell table:style-name="ce1" office:value-type="float" office:value="2.35797449413698" calcext:value-type="float">
            <text:p>2.35797449413698</text:p>
          </table:table-cell>
          <table:table-cell table:style-name="ce1" office:value-type="float" office:value="2.40350763392036" calcext:value-type="float">
            <text:p>2.40350763392036</text:p>
          </table:table-cell>
          <table:table-cell table:style-name="ce1" office:value-type="float" office:value="2.37415734319323" calcext:value-type="float">
            <text:p>2.37415734319323</text:p>
          </table:table-cell>
          <table:table-cell table:style-name="ce1" office:value-type="float" office:value="2.53561936456467" calcext:value-type="float">
            <text:p>2.53561936456467</text:p>
          </table:table-cell>
          <table:table-cell table:style-name="ce1" office:value-type="float" office:value="2.40245563904139" calcext:value-type="float">
            <text:p>2.4024556390413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610472836627799" calcext:value-type="float">
            <text:p>0.610472836627799</text:p>
          </table:table-cell>
          <table:table-cell table:style-name="ce1" office:value-type="float" office:value="0.615079032626076" calcext:value-type="float">
            <text:p>0.615079032626076</text:p>
          </table:table-cell>
          <table:table-cell table:style-name="ce1" office:value-type="float" office:value="0.748240893241557" calcext:value-type="float">
            <text:p>0.748240893241557</text:p>
          </table:table-cell>
          <table:table-cell table:style-name="ce1" office:value-type="float" office:value="0.76593431770406" calcext:value-type="float">
            <text:p>0.76593431770406</text:p>
          </table:table-cell>
          <table:table-cell table:style-name="ce1" office:value-type="float" office:value="0.869389659362871" calcext:value-type="float">
            <text:p>0.869389659362871</text:p>
          </table:table-cell>
          <table:table-cell table:style-name="ce1" office:value-type="float" office:value="0.883505659824349" calcext:value-type="float">
            <text:p>0.883505659824349</text:p>
          </table:table-cell>
          <table:table-cell table:style-name="ce1" office:value-type="float" office:value="0.994606735437555" calcext:value-type="float">
            <text:p>0.994606735437555</text:p>
          </table:table-cell>
          <table:table-cell table:style-name="ce1" office:value-type="float" office:value="1.03313907210968" calcext:value-type="float">
            <text:p>1.03313907210968</text:p>
          </table:table-cell>
          <table:table-cell table:style-name="ce1" office:value-type="float" office:value="1.09392652293152" calcext:value-type="float">
            <text:p>1.09392652293152</text:p>
          </table:table-cell>
          <table:table-cell table:style-name="ce1" office:value-type="float" office:value="1.14244256142498" calcext:value-type="float">
            <text:p>1.14244256142498</text:p>
          </table:table-cell>
          <table:table-cell table:style-name="ce1" office:value-type="float" office:value="1.22626935424048" calcext:value-type="float">
            <text:p>1.22626935424048</text:p>
          </table:table-cell>
          <table:table-cell table:style-name="ce1" office:value-type="float" office:value="1.34051991403412" calcext:value-type="float">
            <text:p>1.34051991403412</text:p>
          </table:table-cell>
          <table:table-cell table:style-name="ce1" office:value-type="float" office:value="1.4765374462692" calcext:value-type="float">
            <text:p>1.4765374462692</text:p>
          </table:table-cell>
          <table:table-cell table:style-name="ce1" office:value-type="float" office:value="1.59194471516814" calcext:value-type="float">
            <text:p>1.59194471516814</text:p>
          </table:table-cell>
          <table:table-cell table:style-name="ce1" office:value-type="float" office:value="1.59738462148255" calcext:value-type="float">
            <text:p>1.59738462148255</text:p>
          </table:table-cell>
          <table:table-cell table:style-name="ce1" office:value-type="float" office:value="1.67658297860515" calcext:value-type="float">
            <text:p>1.67658297860515</text:p>
          </table:table-cell>
          <table:table-cell table:style-name="ce1" office:value-type="float" office:value="1.83840619624158" calcext:value-type="float">
            <text:p>1.83840619624158</text:p>
          </table:table-cell>
          <table:table-cell table:style-name="ce1" office:value-type="float" office:value="1.98859081929149" calcext:value-type="float">
            <text:p>1.98859081929149</text:p>
          </table:table-cell>
          <table:table-cell table:style-name="ce1" office:value-type="float" office:value="1.84149316242505" calcext:value-type="float">
            <text:p>1.84149316242505</text:p>
          </table:table-cell>
          <table:table-cell table:style-name="ce1" office:value-type="float" office:value="1.76119159169796" calcext:value-type="float">
            <text:p>1.76119159169796</text:p>
          </table:table-cell>
          <table:table-cell table:style-name="ce1" office:value-type="float" office:value="1.72560127035637" calcext:value-type="float">
            <text:p>1.72560127035637</text:p>
          </table:table-cell>
          <table:table-cell table:style-name="ce1" office:value-type="float" office:value="1.77748593603697" calcext:value-type="float">
            <text:p>1.77748593603697</text:p>
          </table:table-cell>
          <table:table-cell table:style-name="ce1" office:value-type="float" office:value="1.89114064673331" calcext:value-type="float">
            <text:p>1.89114064673331</text:p>
          </table:table-cell>
          <table:table-cell table:style-name="ce1" office:value-type="float" office:value="1.92345209802823" calcext:value-type="float">
            <text:p>1.92345209802823</text:p>
          </table:table-cell>
          <table:table-cell table:style-name="ce1" office:value-type="float" office:value="1.99003547931413" calcext:value-type="float">
            <text:p>1.99003547931413</text:p>
          </table:table-cell>
          <table:table-cell table:style-name="ce1" office:value-type="float" office:value="2.17001225281695" calcext:value-type="float">
            <text:p>2.17001225281695</text:p>
          </table:table-cell>
          <table:table-cell table:style-name="ce1" office:value-type="float" office:value="2.32892474281883" calcext:value-type="float">
            <text:p>2.32892474281883</text:p>
          </table:table-cell>
          <table:table-cell table:style-name="ce1" office:value-type="float" office:value="2.53879391170889" calcext:value-type="float">
            <text:p>2.53879391170889</text:p>
          </table:table-cell>
          <table:table-cell table:style-name="ce1" office:value-type="float" office:value="2.42314028890144" calcext:value-type="float">
            <text:p>2.42314028890144</text:p>
          </table:table-cell>
          <table:table-cell table:style-name="ce1" office:value-type="float" office:value="2.62531885187452" calcext:value-type="float">
            <text:p>2.62531885187452</text:p>
          </table:table-cell>
          <table:table-cell table:style-name="ce1" office:value-type="float" office:value="2.70135492240382" calcext:value-type="float">
            <text:p>2.70135492240382</text:p>
          </table:table-cell>
          <table:table-cell table:style-name="ce1" office:value-type="float" office:value="2.70663221021758" calcext:value-type="float">
            <text:p>2.70663221021758</text:p>
          </table:table-cell>
          <table:table-cell table:style-name="ce1" office:value-type="float" office:value="2.74332807858733" calcext:value-type="float">
            <text:p>2.74332807858733</text:p>
          </table:table-cell>
          <table:table-cell table:style-name="ce1" office:value-type="float" office:value="2.80627656110253" calcext:value-type="float">
            <text:p>2.80627656110253</text:p>
          </table:table-cell>
          <table:table-cell table:style-name="ce1" office:value-type="float" office:value="2.7226513206696" calcext:value-type="float">
            <text:p>2.7226513206696</text:p>
          </table:table-cell>
          <table:table-cell table:style-name="ce1" office:value-type="float" office:value="2.93862181130208" calcext:value-type="float">
            <text:p>2.93862181130208</text:p>
          </table:table-cell>
          <table:table-cell table:style-name="ce1" office:value-type="float" office:value="3.16569213540963" calcext:value-type="float">
            <text:p>3.16569213540963</text:p>
          </table:table-cell>
          <table:table-cell table:style-name="ce1" office:value-type="float" office:value="3.28732498457134" calcext:value-type="float">
            <text:p>3.28732498457134</text:p>
          </table:table-cell>
          <table:table-cell table:style-name="ce1" office:value-type="float" office:value="3.27026893885217" calcext:value-type="float">
            <text:p>3.27026893885217</text:p>
          </table:table-cell>
          <table:table-cell table:style-name="ce1" office:value-type="float" office:value="3.1586687711914" calcext:value-type="float">
            <text:p>3.1586687711914</text:p>
          </table:table-cell>
          <table:table-cell table:style-name="ce1" office:value-type="float" office:value="3.41794399719786" calcext:value-type="float">
            <text:p>3.41794399719786</text:p>
          </table:table-cell>
          <table:table-cell table:style-name="ce1" office:value-type="float" office:value="3.03123276501918" calcext:value-type="float">
            <text:p>3.03123276501918</text:p>
          </table:table-cell>
          <table:table-cell table:style-name="ce1" office:value-type="float" office:value="3.15828449526413" calcext:value-type="float">
            <text:p>3.15828449526413</text:p>
          </table:table-cell>
          <table:table-cell table:style-name="ce1" office:value-type="float" office:value="3.30795434056199" calcext:value-type="float">
            <text:p>3.30795434056199</text:p>
          </table:table-cell>
          <table:table-cell table:style-name="ce1" office:value-type="float" office:value="3.36582806161375" calcext:value-type="float">
            <text:p>3.36582806161375</text:p>
          </table:table-cell>
          <table:table-cell table:style-name="ce1" office:value-type="float" office:value="3.49820837909564" calcext:value-type="float">
            <text:p>3.49820837909564</text:p>
          </table:table-cell>
          <table:table-cell table:style-name="ce1" office:value-type="float" office:value="3.80781374543388" calcext:value-type="float">
            <text:p>3.80781374543388</text:p>
          </table:table-cell>
          <table:table-cell table:style-name="ce1" office:value-type="float" office:value="4.09488879112011" calcext:value-type="float">
            <text:p>4.09488879112011</text:p>
          </table:table-cell>
          <table:table-cell table:style-name="ce1" office:value-type="float" office:value="4.05539658284175" calcext:value-type="float">
            <text:p>4.05539658284175</text:p>
          </table:table-cell>
          <table:table-cell table:style-name="ce1" office:value-type="float" office:value="3.89895912237478" calcext:value-type="float">
            <text:p>3.89895912237478</text:p>
          </table:table-cell>
          <table:table-cell table:style-name="ce1" office:value-type="float" office:value="4.12115485547753" calcext:value-type="float">
            <text:p>4.12115485547753</text:p>
          </table:table-cell>
          <table:table-cell table:style-name="ce1" office:value-type="float" office:value="4.38310451625186" calcext:value-type="float">
            <text:p>4.3831045162518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Tanzania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822614345738593" calcext:value-type="float">
            <text:p>0.082261434573859</text:p>
          </table:table-cell>
          <table:table-cell table:style-name="ce1" office:value-type="float" office:value="0.067872188235657" calcext:value-type="float">
            <text:p>0.067872188235657</text:p>
          </table:table-cell>
          <table:table-cell table:style-name="ce1" office:value-type="float" office:value="0.0717344659547161" calcext:value-type="float">
            <text:p>0.071734465954716</text:p>
          </table:table-cell>
          <table:table-cell table:style-name="ce1" office:value-type="float" office:value="0.0729676185879514" calcext:value-type="float">
            <text:p>0.072967618587952</text:p>
          </table:table-cell>
          <table:table-cell table:style-name="ce1" office:value-type="float" office:value="0.0911973779874127" calcext:value-type="float">
            <text:p>0.091197377987413</text:p>
          </table:table-cell>
          <table:table-cell table:style-name="ce1" office:value-type="float" office:value="0.0994939791643111" calcext:value-type="float">
            <text:p>0.099493979164311</text:p>
          </table:table-cell>
          <table:table-cell table:style-name="ce1" office:value-type="float" office:value="0.113919012107931" calcext:value-type="float">
            <text:p>0.113919012107931</text:p>
          </table:table-cell>
          <table:table-cell table:style-name="ce1" office:value-type="float" office:value="0.141879278158058" calcext:value-type="float">
            <text:p>0.141879278158058</text:p>
          </table:table-cell>
          <table:table-cell table:style-name="ce1" office:value-type="float" office:value="0.129330813371252" calcext:value-type="float">
            <text:p>0.129330813371252</text:p>
          </table:table-cell>
          <table:table-cell table:style-name="ce1" office:value-type="float" office:value="0.136262224568045" calcext:value-type="float">
            <text:p>0.136262224568045</text:p>
          </table:table-cell>
          <table:table-cell table:style-name="ce1" office:value-type="float" office:value="0.129910218687966" calcext:value-type="float">
            <text:p>0.129910218687966</text:p>
          </table:table-cell>
          <table:table-cell table:style-name="ce1" office:value-type="float" office:value="0.175442590954692" calcext:value-type="float">
            <text:p>0.175442590954692</text:p>
          </table:table-cell>
          <table:table-cell table:style-name="ce1" office:value-type="float" office:value="0.149394933138919" calcext:value-type="float">
            <text:p>0.149394933138919</text:p>
          </table:table-cell>
          <table:table-cell table:style-name="ce1" office:value-type="float" office:value="0.212654570682243" calcext:value-type="float">
            <text:p>0.212654570682243</text:p>
          </table:table-cell>
          <table:table-cell table:style-name="ce1" office:value-type="float" office:value="0.149028875138874" calcext:value-type="float">
            <text:p>0.149028875138874</text:p>
          </table:table-cell>
          <table:table-cell table:style-name="ce1" office:value-type="float" office:value="0.14296014490373" calcext:value-type="float">
            <text:p>0.14296014490373</text:p>
          </table:table-cell>
          <table:table-cell table:style-name="ce1" office:value-type="float" office:value="0.169193803473928" calcext:value-type="float">
            <text:p>0.169193803473928</text:p>
          </table:table-cell>
          <table:table-cell table:style-name="ce1" office:value-type="float" office:value="0.118297183108275" calcext:value-type="float">
            <text:p>0.118297183108275</text:p>
          </table:table-cell>
          <table:table-cell table:style-name="ce1" office:value-type="float" office:value="0.125532491523767" calcext:value-type="float">
            <text:p>0.125532491523767</text:p>
          </table:table-cell>
          <table:table-cell table:style-name="ce1" office:value-type="float" office:value="0.114397666831024" calcext:value-type="float">
            <text:p>0.114397666831024</text:p>
          </table:table-cell>
          <table:table-cell table:style-name="ce1" office:value-type="float" office:value="0.100874968885291" calcext:value-type="float">
            <text:p>0.100874968885291</text:p>
          </table:table-cell>
          <table:table-cell table:style-name="ce1" office:value-type="float" office:value="0.110126728626296" calcext:value-type="float">
            <text:p>0.110126728626296</text:p>
          </table:table-cell>
          <table:table-cell table:style-name="ce1" office:value-type="float" office:value="0.108933510204765" calcext:value-type="float">
            <text:p>0.108933510204765</text:p>
          </table:table-cell>
          <table:table-cell table:style-name="ce1" office:value-type="float" office:value="0.108071158754442" calcext:value-type="float">
            <text:p>0.108071158754442</text:p>
          </table:table-cell>
          <table:table-cell table:style-name="ce1" office:value-type="float" office:value="0.111855376495668" calcext:value-type="float">
            <text:p>0.111855376495668</text:p>
          </table:table-cell>
          <table:table-cell table:style-name="ce1" office:value-type="float" office:value="0.107951268576121" calcext:value-type="float">
            <text:p>0.107951268576121</text:p>
          </table:table-cell>
          <table:table-cell table:style-name="ce1" office:value-type="float" office:value="0.102110783104302" calcext:value-type="float">
            <text:p>0.102110783104302</text:p>
          </table:table-cell>
          <table:table-cell table:style-name="ce1" office:value-type="float" office:value="0.103036753799508" calcext:value-type="float">
            <text:p>0.103036753799508</text:p>
          </table:table-cell>
          <table:table-cell table:style-name="ce1" office:value-type="float" office:value="0.0956814618798394" calcext:value-type="float">
            <text:p>0.095681461879839</text:p>
          </table:table-cell>
          <table:table-cell table:style-name="ce1" office:value-type="float" office:value="0.0895068961619223" calcext:value-type="float">
            <text:p>0.089506896161922</text:p>
          </table:table-cell>
          <table:table-cell table:style-name="ce1" office:value-type="float" office:value="0.0931938728758913" calcext:value-type="float">
            <text:p>0.093193872875891</text:p>
          </table:table-cell>
          <table:table-cell table:style-name="ce1" office:value-type="float" office:value="0.0925549621206621" calcext:value-type="float">
            <text:p>0.092554962120662</text:p>
          </table:table-cell>
          <table:table-cell table:style-name="ce1" office:value-type="float" office:value="0.0868092824310075" calcext:value-type="float">
            <text:p>0.086809282431008</text:p>
          </table:table-cell>
          <table:table-cell table:style-name="ce1" office:value-type="float" office:value="0.0937521546130597" calcext:value-type="float">
            <text:p>0.09375215461306</text:p>
          </table:table-cell>
          <table:table-cell table:style-name="ce1" office:value-type="float" office:value="0.0842530049994681" calcext:value-type="float">
            <text:p>0.084253004999468</text:p>
          </table:table-cell>
          <table:table-cell table:style-name="ce1" office:value-type="float" office:value="0.118827004177361" calcext:value-type="float">
            <text:p>0.118827004177361</text:p>
          </table:table-cell>
          <table:table-cell table:style-name="ce1" office:value-type="float" office:value="0.112632755120179" calcext:value-type="float">
            <text:p>0.112632755120179</text:p>
          </table:table-cell>
          <table:table-cell table:style-name="ce1" office:value-type="float" office:value="0.0914023599009583" calcext:value-type="float">
            <text:p>0.091402359900958</text:p>
          </table:table-cell>
          <table:table-cell table:style-name="ce1" office:value-type="float" office:value="0.0790713623423472" calcext:value-type="float">
            <text:p>0.079071362342347</text:p>
          </table:table-cell>
          <table:table-cell table:style-name="ce1" office:value-type="float" office:value="0.076581936939059" calcext:value-type="float">
            <text:p>0.076581936939059</text:p>
          </table:table-cell>
          <table:table-cell table:style-name="ce1" office:value-type="float" office:value="0.0779969692503352" calcext:value-type="float">
            <text:p>0.077996969250335</text:p>
          </table:table-cell>
          <table:table-cell table:style-name="ce1" office:value-type="float" office:value="0.0896285120786341" calcext:value-type="float">
            <text:p>0.089628512078634</text:p>
          </table:table-cell>
          <table:table-cell table:style-name="ce1" office:value-type="float" office:value="0.100123969892468" calcext:value-type="float">
            <text:p>0.100123969892468</text:p>
          </table:table-cell>
          <table:table-cell table:style-name="ce1" office:value-type="float" office:value="0.103247503378973" calcext:value-type="float">
            <text:p>0.103247503378973</text:p>
          </table:table-cell>
          <table:table-cell table:style-name="ce1" office:value-type="float" office:value="0.115030752068771" calcext:value-type="float">
            <text:p>0.115030752068771</text:p>
          </table:table-cell>
          <table:table-cell table:style-name="ce1" office:value-type="float" office:value="0.140895493733617" calcext:value-type="float">
            <text:p>0.140895493733617</text:p>
          </table:table-cell>
          <table:table-cell table:style-name="ce1" office:value-type="float" office:value="0.149737237271734" calcext:value-type="float">
            <text:p>0.149737237271734</text:p>
          </table:table-cell>
          <table:table-cell table:style-name="ce1" office:value-type="float" office:value="0.144041145027586" calcext:value-type="float">
            <text:p>0.144041145027586</text:p>
          </table:table-cell>
          <table:table-cell table:style-name="ce1" office:value-type="float" office:value="0.147981815459091" calcext:value-type="float">
            <text:p>0.147981815459091</text:p>
          </table:table-cell>
          <table:table-cell table:style-name="ce1" office:value-type="float" office:value="0.139972868324949" calcext:value-type="float">
            <text:p>0.139972868324949</text:p>
          </table:table-cell>
          <table:table-cell table:style-name="ce1" office:value-type="float" office:value="0.150058649211557" calcext:value-type="float">
            <text:p>0.150058649211557</text:p>
          </table:table-cell>
          <table:table-cell table:style-name="ce1" office:value-type="float" office:value="0.154934900364361" calcext:value-type="float">
            <text:p>0.15493490036436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0621231426070875" calcext:value-type="float">
            <text:p>0.062123142607088</text:p>
          </table:table-cell>
          <table:table-cell table:style-name="ce1" office:value-type="float" office:value="0.0580931286642978" calcext:value-type="float">
            <text:p>0.058093128664298</text:p>
          </table:table-cell>
          <table:table-cell table:style-name="ce1" office:value-type="float" office:value="0.0592582617361092" calcext:value-type="float">
            <text:p>0.059258261736109</text:p>
          </table:table-cell>
          <table:table-cell table:style-name="ce1" office:value-type="float" office:value="0.0577911376843077" calcext:value-type="float">
            <text:p>0.057791137684308</text:p>
          </table:table-cell>
          <table:table-cell table:style-name="ce1" office:value-type="float" office:value="0.0634348719711042" calcext:value-type="float">
            <text:p>0.063434871971104</text:p>
          </table:table-cell>
          <table:table-cell table:style-name="ce1" office:value-type="float" office:value="0.0782415249796116" calcext:value-type="float">
            <text:p>0.078241524979612</text:p>
          </table:table-cell>
          <table:table-cell table:style-name="ce1" office:value-type="float" office:value="0.0884387284454717" calcext:value-type="float">
            <text:p>0.088438728445472</text:p>
          </table:table-cell>
          <table:table-cell table:style-name="ce1" office:value-type="float" office:value="0.0944460734360826" calcext:value-type="float">
            <text:p>0.094446073436083</text:p>
          </table:table-cell>
          <table:table-cell table:style-name="ce1" office:value-type="float" office:value="0.110759702671042" calcext:value-type="float">
            <text:p>0.110759702671042</text:p>
          </table:table-cell>
          <table:table-cell table:style-name="ce1" office:value-type="float" office:value="0.128466240514744" calcext:value-type="float">
            <text:p>0.128466240514744</text:p>
          </table:table-cell>
          <table:table-cell table:style-name="ce1" office:value-type="float" office:value="0.152953030820163" calcext:value-type="float">
            <text:p>0.152953030820163</text:p>
          </table:table-cell>
          <table:table-cell table:style-name="ce1" office:value-type="float" office:value="0.148258938836145" calcext:value-type="float">
            <text:p>0.148258938836145</text:p>
          </table:table-cell>
          <table:table-cell table:style-name="ce1" office:value-type="float" office:value="0.138407546173176" calcext:value-type="float">
            <text:p>0.138407546173176</text:p>
          </table:table-cell>
          <table:table-cell table:style-name="ce1" office:value-type="float" office:value="0.115126231165068" calcext:value-type="float">
            <text:p>0.115126231165068</text:p>
          </table:table-cell>
          <table:table-cell table:style-name="ce1" office:value-type="float" office:value="0.113488165092612" calcext:value-type="float">
            <text:p>0.113488165092612</text:p>
          </table:table-cell>
          <table:table-cell table:style-name="ce1" office:value-type="float" office:value="0.104654619887502" calcext:value-type="float">
            <text:p>0.104654619887502</text:p>
          </table:table-cell>
          <table:table-cell table:style-name="ce1" office:value-type="float" office:value="0.088878838812859" calcext:value-type="float">
            <text:p>0.088878838812859</text:p>
          </table:table-cell>
          <table:table-cell table:style-name="ce1" office:value-type="float" office:value="0.0703302428326121" calcext:value-type="float">
            <text:p>0.070330242832612</text:p>
          </table:table-cell>
          <table:table-cell table:style-name="ce1" office:value-type="float" office:value="0.0592655190396373" calcext:value-type="float">
            <text:p>0.059265519039637</text:p>
          </table:table-cell>
          <table:table-cell table:style-name="ce1" office:value-type="float" office:value="0.0554069548732488" calcext:value-type="float">
            <text:p>0.055406954873249</text:p>
          </table:table-cell>
          <table:table-cell table:style-name="ce1" office:value-type="float" office:value="0.0499736446857342" calcext:value-type="float">
            <text:p>0.049973644685734</text:p>
          </table:table-cell>
          <table:table-cell table:style-name="ce1" office:value-type="float" office:value="0.0408484345989756" calcext:value-type="float">
            <text:p>0.040848434598976</text:p>
          </table:table-cell>
          <table:table-cell table:style-name="ce1" office:value-type="float" office:value="0.041025445803317" calcext:value-type="float">
            <text:p>0.041025445803317</text:p>
          </table:table-cell>
          <table:table-cell table:style-name="ce1" office:value-type="float" office:value="0.0448777473010784" calcext:value-type="float">
            <text:p>0.044877747301078</text:p>
          </table:table-cell>
          <table:table-cell table:style-name="ce1" office:value-type="float" office:value="0.0411667154079575" calcext:value-type="float">
            <text:p>0.041166715407958</text:p>
          </table:table-cell>
          <table:table-cell table:style-name="ce1" office:value-type="float" office:value="0.0423565874009788" calcext:value-type="float">
            <text:p>0.042356587400979</text:p>
          </table:table-cell>
          <table:table-cell table:style-name="ce1" office:value-type="float" office:value="0.0465228026912052" calcext:value-type="float">
            <text:p>0.046522802691205</text:p>
          </table:table-cell>
          <table:table-cell table:style-name="ce1" office:value-type="float" office:value="0.0491483492953087" calcext:value-type="float">
            <text:p>0.049148349295309</text:p>
          </table:table-cell>
          <table:table-cell table:style-name="ce1" office:value-type="float" office:value="0.0533290509643403" calcext:value-type="float">
            <text:p>0.05332905096434</text:p>
          </table:table-cell>
          <table:table-cell table:style-name="ce1" office:value-type="float" office:value="0.0477955403374951" calcext:value-type="float">
            <text:p>0.047795540337495</text:p>
          </table:table-cell>
          <table:table-cell table:style-name="ce1" office:value-type="float" office:value="0.0461951193051643" calcext:value-type="float">
            <text:p>0.046195119305164</text:p>
          </table:table-cell>
          <table:table-cell table:style-name="ce1" office:value-type="float" office:value="0.046109289780447" calcext:value-type="float">
            <text:p>0.046109289780447</text:p>
          </table:table-cell>
          <table:table-cell table:style-name="ce1" office:value-type="float" office:value="0.0452166911207678" calcext:value-type="float">
            <text:p>0.045216691120768</text:p>
          </table:table-cell>
          <table:table-cell table:style-name="ce1" office:value-type="float" office:value="0.0434051391045623" calcext:value-type="float">
            <text:p>0.043405139104562</text:p>
          </table:table-cell>
          <table:table-cell table:style-name="ce1" office:value-type="float" office:value="0.0385390201920382" calcext:value-type="float">
            <text:p>0.038539020192038</text:p>
          </table:table-cell>
          <table:table-cell table:style-name="ce1" office:value-type="float" office:value="0.0486826339355763" calcext:value-type="float">
            <text:p>0.048682633935576</text:p>
          </table:table-cell>
          <table:table-cell table:style-name="ce1" office:value-type="float" office:value="0.0529795734784284" calcext:value-type="float">
            <text:p>0.052979573478428</text:p>
          </table:table-cell>
          <table:table-cell table:style-name="ce1" office:value-type="float" office:value="0.0529426951188028" calcext:value-type="float">
            <text:p>0.052942695118803</text:p>
          </table:table-cell>
          <table:table-cell table:style-name="ce1" office:value-type="float" office:value="0.0604139928294154" calcext:value-type="float">
            <text:p>0.060413992829415</text:p>
          </table:table-cell>
          <table:table-cell table:style-name="ce1" office:value-type="float" office:value="0.0611528779823921" calcext:value-type="float">
            <text:p>0.061152877982392</text:p>
          </table:table-cell>
          <table:table-cell table:style-name="ce1" office:value-type="float" office:value="0.0645184562975879" calcext:value-type="float">
            <text:p>0.064518456297588</text:p>
          </table:table-cell>
          <table:table-cell table:style-name="ce1" office:value-type="float" office:value="0.0660621941165048" calcext:value-type="float">
            <text:p>0.066062194116505</text:p>
          </table:table-cell>
          <table:table-cell table:style-name="ce1" office:value-type="float" office:value="0.0658029087947315" calcext:value-type="float">
            <text:p>0.065802908794732</text:p>
          </table:table-cell>
          <table:table-cell table:style-name="ce1" office:value-type="float" office:value="0.0651780319905286" calcext:value-type="float">
            <text:p>0.065178031990529</text:p>
          </table:table-cell>
          <table:table-cell table:style-name="ce1" office:value-type="float" office:value="0.0682962426859898" calcext:value-type="float">
            <text:p>0.06829624268599</text:p>
          </table:table-cell>
          <table:table-cell table:style-name="ce1" office:value-type="float" office:value="0.0814673473356234" calcext:value-type="float">
            <text:p>0.081467347335623</text:p>
          </table:table-cell>
          <table:table-cell table:style-name="ce1" office:value-type="float" office:value="0.0915456317341602" calcext:value-type="float">
            <text:p>0.09154563173416</text:p>
          </table:table-cell>
          <table:table-cell table:style-name="ce1" office:value-type="float" office:value="0.104292990807736" calcext:value-type="float">
            <text:p>0.104292990807736</text:p>
          </table:table-cell>
          <table:table-cell table:style-name="ce1" office:value-type="float" office:value="0.101918826357811" calcext:value-type="float">
            <text:p>0.101918826357811</text:p>
          </table:table-cell>
          <table:table-cell table:style-name="ce1" office:value-type="float" office:value="0.105319918764155" calcext:value-type="float">
            <text:p>0.105319918764155</text:p>
          </table:table-cell>
          <table:table-cell table:style-name="ce1" office:value-type="float" office:value="0.108297319376688" calcext:value-type="float">
            <text:p>0.108297319376688</text:p>
          </table:table-cell>
          <table:table-cell table:style-name="ce1" office:value-type="float" office:value="0.110886575504705" calcext:value-type="float">
            <text:p>0.11088657550470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kraine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12.3044625697595" calcext:value-type="float">
            <text:p>12.3044625697595</text:p>
          </table:table-cell>
          <table:table-cell table:style-name="ce1" office:value-type="float" office:value="10.4660772365086" calcext:value-type="float">
            <text:p>10.4660772365086</text:p>
          </table:table-cell>
          <table:table-cell table:style-name="ce1" office:value-type="float" office:value="8.60943768442547" calcext:value-type="float">
            <text:p>8.60943768442547</text:p>
          </table:table-cell>
          <table:table-cell table:style-name="ce1" office:value-type="float" office:value="8.65703683696975" calcext:value-type="float">
            <text:p>8.65703683696975</text:p>
          </table:table-cell>
          <table:table-cell table:style-name="ce1" office:value-type="float" office:value="8.07595997891697" calcext:value-type="float">
            <text:p>8.07595997891697</text:p>
          </table:table-cell>
          <table:table-cell table:style-name="ce1" office:value-type="float" office:value="6.74378991386447" calcext:value-type="float">
            <text:p>6.74378991386447</text:p>
          </table:table-cell>
          <table:table-cell table:style-name="ce1" office:value-type="float" office:value="6.55386366834883" calcext:value-type="float">
            <text:p>6.55386366834883</text:p>
          </table:table-cell>
          <table:table-cell table:style-name="ce1" office:value-type="float" office:value="6.69472119355751" calcext:value-type="float">
            <text:p>6.69472119355751</text:p>
          </table:table-cell>
          <table:table-cell table:style-name="ce1" office:value-type="float" office:value="6.52300885589202" calcext:value-type="float">
            <text:p>6.52300885589202</text:p>
          </table:table-cell>
          <table:table-cell table:style-name="ce1" office:value-type="float" office:value="6.60693034540294" calcext:value-type="float">
            <text:p>6.60693034540294</text:p>
          </table:table-cell>
          <table:table-cell table:style-name="ce1" office:value-type="float" office:value="6.61144067216431" calcext:value-type="float">
            <text:p>6.61144067216431</text:p>
          </table:table-cell>
          <table:table-cell table:style-name="ce1" office:value-type="float" office:value="7.36744655998009" calcext:value-type="float">
            <text:p>7.36744655998009</text:p>
          </table:table-cell>
          <table:table-cell table:style-name="ce1" office:value-type="float" office:value="7.23104925861299" calcext:value-type="float">
            <text:p>7.23104925861299</text:p>
          </table:table-cell>
          <table:table-cell table:style-name="ce1" office:value-type="float" office:value="7.08774622307752" calcext:value-type="float">
            <text:p>7.08774622307752</text:p>
          </table:table-cell>
          <table:table-cell table:style-name="ce1" office:value-type="float" office:value="6.97798058252427" calcext:value-type="float">
            <text:p>6.97798058252427</text:p>
          </table:table-cell>
          <table:table-cell table:style-name="ce1" office:value-type="float" office:value="6.91070827693786" calcext:value-type="float">
            <text:p>6.91070827693786</text:p>
          </table:table-cell>
          <table:table-cell table:style-name="ce1" office:value-type="float" office:value="6.72404620153832" calcext:value-type="float">
            <text:p>6.72404620153832</text:p>
          </table:table-cell>
          <table:table-cell table:style-name="ce1" office:value-type="float" office:value="5.64701422047931" calcext:value-type="float">
            <text:p>5.64701422047931</text:p>
          </table:table-cell>
          <table:table-cell table:style-name="ce1" office:value-type="float" office:value="6.6381520011685" calcext:value-type="float">
            <text:p>6.6381520011685</text:p>
          </table:table-cell>
          <table:table-cell table:style-name="ce1" office:value-type="float" office:value="6.26235196177316" calcext:value-type="float">
            <text:p>6.2623519617731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pper middle income</text:p>
          </table:table-cell>
          <table:table-cell table:style-name="ce1" office:value-type="string" calcext:value-type="string">
            <text:p>UMC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28824843384605" calcext:value-type="float">
            <text:p>1.28824843384605</text:p>
          </table:table-cell>
          <table:table-cell table:style-name="ce1" office:value-type="float" office:value="1.05742395925565" calcext:value-type="float">
            <text:p>1.05742395925565</text:p>
          </table:table-cell>
          <table:table-cell table:style-name="ce1" office:value-type="float" office:value="0.957303205485685" calcext:value-type="float">
            <text:p>0.957303205485685</text:p>
          </table:table-cell>
          <table:table-cell table:style-name="ce1" office:value-type="float" office:value="0.955699819774623" calcext:value-type="float">
            <text:p>0.955699819774623</text:p>
          </table:table-cell>
          <table:table-cell table:style-name="ce1" office:value-type="float" office:value="0.982891683972686" calcext:value-type="float">
            <text:p>0.982891683972686</text:p>
          </table:table-cell>
          <table:table-cell table:style-name="ce1" office:value-type="float" office:value="1.03601044980965" calcext:value-type="float">
            <text:p>1.03601044980965</text:p>
          </table:table-cell>
          <table:table-cell table:style-name="ce1" office:value-type="float" office:value="1.10688623215039" calcext:value-type="float">
            <text:p>1.10688623215039</text:p>
          </table:table-cell>
          <table:table-cell table:style-name="ce1" office:value-type="float" office:value="1.04143739433565" calcext:value-type="float">
            <text:p>1.04143739433565</text:p>
          </table:table-cell>
          <table:table-cell table:style-name="ce1" office:value-type="float" office:value="1.116887128278" calcext:value-type="float">
            <text:p>1.116887128278</text:p>
          </table:table-cell>
          <table:table-cell table:style-name="ce1" office:value-type="float" office:value="1.23477430977407" calcext:value-type="float">
            <text:p>1.23477430977407</text:p>
          </table:table-cell>
          <table:table-cell table:style-name="ce1" office:value-type="float" office:value="1.4181353050398" calcext:value-type="float">
            <text:p>1.4181353050398</text:p>
          </table:table-cell>
          <table:table-cell table:style-name="ce1" office:value-type="float" office:value="1.53294057198713" calcext:value-type="float">
            <text:p>1.53294057198713</text:p>
          </table:table-cell>
          <table:table-cell table:style-name="ce1" office:value-type="float" office:value="1.58695013092082" calcext:value-type="float">
            <text:p>1.58695013092082</text:p>
          </table:table-cell>
          <table:table-cell table:style-name="ce1" office:value-type="float" office:value="1.66299960602652" calcext:value-type="float">
            <text:p>1.66299960602652</text:p>
          </table:table-cell>
          <table:table-cell table:style-name="ce1" office:value-type="float" office:value="1.67698158144381" calcext:value-type="float">
            <text:p>1.67698158144381</text:p>
          </table:table-cell>
          <table:table-cell table:style-name="ce1" office:value-type="float" office:value="1.80339570571564" calcext:value-type="float">
            <text:p>1.80339570571564</text:p>
          </table:table-cell>
          <table:table-cell table:style-name="ce1" office:value-type="float" office:value="1.89203838119843" calcext:value-type="float">
            <text:p>1.89203838119843</text:p>
          </table:table-cell>
          <table:table-cell table:style-name="ce1" office:value-type="float" office:value="1.98429760529551" calcext:value-type="float">
            <text:p>1.98429760529551</text:p>
          </table:table-cell>
          <table:table-cell table:style-name="ce1" office:value-type="float" office:value="2.13324601130079" calcext:value-type="float">
            <text:p>2.13324601130079</text:p>
          </table:table-cell>
          <table:table-cell table:style-name="ce1" office:value-type="float" office:value="2.16397891426159" calcext:value-type="float">
            <text:p>2.16397891426159</text:p>
          </table:table-cell>
          <table:table-cell table:style-name="ce1" office:value-type="float" office:value="2.11804894405211" calcext:value-type="float">
            <text:p>2.11804894405211</text:p>
          </table:table-cell>
          <table:table-cell table:style-name="ce1" office:value-type="float" office:value="2.07669973177899" calcext:value-type="float">
            <text:p>2.07669973177899</text:p>
          </table:table-cell>
          <table:table-cell table:style-name="ce1" office:value-type="float" office:value="2.18198574871588" calcext:value-type="float">
            <text:p>2.18198574871588</text:p>
          </table:table-cell>
          <table:table-cell table:style-name="ce1" office:value-type="float" office:value="2.22582285182651" calcext:value-type="float">
            <text:p>2.22582285182651</text:p>
          </table:table-cell>
          <table:table-cell table:style-name="ce1" office:value-type="float" office:value="2.31100775506812" calcext:value-type="float">
            <text:p>2.31100775506812</text:p>
          </table:table-cell>
          <table:table-cell table:style-name="ce1" office:value-type="float" office:value="2.41827380957468" calcext:value-type="float">
            <text:p>2.41827380957468</text:p>
          </table:table-cell>
          <table:table-cell table:style-name="ce1" office:value-type="float" office:value="2.47546242136776" calcext:value-type="float">
            <text:p>2.47546242136776</text:p>
          </table:table-cell>
          <table:table-cell table:style-name="ce1" office:value-type="float" office:value="2.57121125311397" calcext:value-type="float">
            <text:p>2.57121125311397</text:p>
          </table:table-cell>
          <table:table-cell table:style-name="ce1" office:value-type="float" office:value="2.66142599590968" calcext:value-type="float">
            <text:p>2.66142599590968</text:p>
          </table:table-cell>
          <table:table-cell table:style-name="ce1" office:value-type="float" office:value="2.70950272573195" calcext:value-type="float">
            <text:p>2.70950272573195</text:p>
          </table:table-cell>
          <table:table-cell table:style-name="ce1" office:value-type="float" office:value="2.62969766025812" calcext:value-type="float">
            <text:p>2.62969766025812</text:p>
          </table:table-cell>
          <table:table-cell table:style-name="ce1" office:value-type="float" office:value="2.68408152540489" calcext:value-type="float">
            <text:p>2.68408152540489</text:p>
          </table:table-cell>
          <table:table-cell table:style-name="ce1" office:value-type="float" office:value="2.71827591971787" calcext:value-type="float">
            <text:p>2.71827591971787</text:p>
          </table:table-cell>
          <table:table-cell table:style-name="ce1" office:value-type="float" office:value="2.7965753561312" calcext:value-type="float">
            <text:p>2.7965753561312</text:p>
          </table:table-cell>
          <table:table-cell table:style-name="ce1" office:value-type="float" office:value="2.88068515607423" calcext:value-type="float">
            <text:p>2.88068515607423</text:p>
          </table:table-cell>
          <table:table-cell table:style-name="ce1" office:value-type="float" office:value="3.01648145336697" calcext:value-type="float">
            <text:p>3.01648145336697</text:p>
          </table:table-cell>
          <table:table-cell table:style-name="ce1" office:value-type="float" office:value="3.07812323222033" calcext:value-type="float">
            <text:p>3.07812323222033</text:p>
          </table:table-cell>
          <table:table-cell table:style-name="ce1" office:value-type="float" office:value="3.05307897526786" calcext:value-type="float">
            <text:p>3.05307897526786</text:p>
          </table:table-cell>
          <table:table-cell table:style-name="ce1" office:value-type="float" office:value="2.97003602997544" calcext:value-type="float">
            <text:p>2.97003602997544</text:p>
          </table:table-cell>
          <table:table-cell table:style-name="ce1" office:value-type="float" office:value="2.95627727518031" calcext:value-type="float">
            <text:p>2.95627727518031</text:p>
          </table:table-cell>
          <table:table-cell table:style-name="ce1" office:value-type="float" office:value="2.99445235990665" calcext:value-type="float">
            <text:p>2.99445235990665</text:p>
          </table:table-cell>
          <table:table-cell table:style-name="ce1" office:value-type="float" office:value="3.04699865041288" calcext:value-type="float">
            <text:p>3.04699865041288</text:p>
          </table:table-cell>
          <table:table-cell table:style-name="ce1" office:value-type="float" office:value="3.12424067939423" calcext:value-type="float">
            <text:p>3.12424067939423</text:p>
          </table:table-cell>
          <table:table-cell table:style-name="ce1" office:value-type="float" office:value="3.54352645860255" calcext:value-type="float">
            <text:p>3.54352645860255</text:p>
          </table:table-cell>
          <table:table-cell table:style-name="ce1" office:value-type="float" office:value="3.95192903651786" calcext:value-type="float">
            <text:p>3.95192903651786</text:p>
          </table:table-cell>
          <table:table-cell table:style-name="ce1" office:value-type="float" office:value="4.19211880613082" calcext:value-type="float">
            <text:p>4.19211880613082</text:p>
          </table:table-cell>
          <table:table-cell table:style-name="ce1" office:value-type="float" office:value="4.50371485901959" calcext:value-type="float">
            <text:p>4.50371485901959</text:p>
          </table:table-cell>
          <table:table-cell table:style-name="ce1" office:value-type="float" office:value="4.68953550073419" calcext:value-type="float">
            <text:p>4.68953550073419</text:p>
          </table:table-cell>
          <table:table-cell table:style-name="ce1" office:value-type="float" office:value="4.83815302562984" calcext:value-type="float">
            <text:p>4.83815302562984</text:p>
          </table:table-cell>
          <table:table-cell table:style-name="ce1" office:value-type="float" office:value="5.0747650653926" calcext:value-type="float">
            <text:p>5.0747650653926</text:p>
          </table:table-cell>
          <table:table-cell table:style-name="ce1" office:value-type="float" office:value="5.35918693173406" calcext:value-type="float">
            <text:p>5.35918693173406</text:p>
          </table:table-cell>
          <table:table-cell table:style-name="ce1" office:value-type="float" office:value="5.71056353588949" calcext:value-type="float">
            <text:p>5.7105635358894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.7015832424386" calcext:value-type="float">
            <text:p>1.7015832424386</text:p>
          </table:table-cell>
          <table:table-cell table:style-name="ce1" office:value-type="float" office:value="1.60272287767076" calcext:value-type="float">
            <text:p>1.60272287767076</text:p>
          </table:table-cell>
          <table:table-cell table:style-name="ce1" office:value-type="float" office:value="1.54065748628877" calcext:value-type="float">
            <text:p>1.54065748628877</text:p>
          </table:table-cell>
          <table:table-cell table:style-name="ce1" office:value-type="float" office:value="1.63928507457702" calcext:value-type="float">
            <text:p>1.63928507457702</text:p>
          </table:table-cell>
          <table:table-cell table:style-name="ce1" office:value-type="float" office:value="1.71010100972204" calcext:value-type="float">
            <text:p>1.71010100972204</text:p>
          </table:table-cell>
          <table:table-cell table:style-name="ce1" office:value-type="float" office:value="2.04951949037589" calcext:value-type="float">
            <text:p>2.04951949037589</text:p>
          </table:table-cell>
          <table:table-cell table:style-name="ce1" office:value-type="float" office:value="1.98509295692713" calcext:value-type="float">
            <text:p>1.98509295692713</text:p>
          </table:table-cell>
          <table:table-cell table:style-name="ce1" office:value-type="float" office:value="1.77610139002572" calcext:value-type="float">
            <text:p>1.77610139002572</text:p>
          </table:table-cell>
          <table:table-cell table:style-name="ce1" office:value-type="float" office:value="1.76030526483086" calcext:value-type="float">
            <text:p>1.76030526483086</text:p>
          </table:table-cell>
          <table:table-cell table:style-name="ce1" office:value-type="float" office:value="2.00205864379953" calcext:value-type="float">
            <text:p>2.00205864379953</text:p>
          </table:table-cell>
          <table:table-cell table:style-name="ce1" office:value-type="float" office:value="2.04374832505813" calcext:value-type="float">
            <text:p>2.04374832505813</text:p>
          </table:table-cell>
          <table:table-cell table:style-name="ce1" office:value-type="float" office:value="2.06102682178316" calcext:value-type="float">
            <text:p>2.06102682178316</text:p>
          </table:table-cell>
          <table:table-cell table:style-name="ce1" office:value-type="float" office:value="2.15359017408505" calcext:value-type="float">
            <text:p>2.15359017408505</text:p>
          </table:table-cell>
          <table:table-cell table:style-name="ce1" office:value-type="float" office:value="2.04654609855695" calcext:value-type="float">
            <text:p>2.04654609855695</text:p>
          </table:table-cell>
          <table:table-cell table:style-name="ce1" office:value-type="float" office:value="2.01264558337633" calcext:value-type="float">
            <text:p>2.01264558337633</text:p>
          </table:table-cell>
          <table:table-cell table:style-name="ce1" office:value-type="float" office:value="2.10936861787905" calcext:value-type="float">
            <text:p>2.10936861787905</text:p>
          </table:table-cell>
          <table:table-cell table:style-name="ce1" office:value-type="float" office:value="2.07519578128805" calcext:value-type="float">
            <text:p>2.07519578128805</text:p>
          </table:table-cell>
          <table:table-cell table:style-name="ce1" office:value-type="float" office:value="1.97782127165696" calcext:value-type="float">
            <text:p>1.97782127165696</text:p>
          </table:table-cell>
          <table:table-cell table:style-name="ce1" office:value-type="float" office:value="1.99672527877551" calcext:value-type="float">
            <text:p>1.99672527877551</text:p>
          </table:table-cell>
          <table:table-cell table:style-name="ce1" office:value-type="float" office:value="2.1677688110687" calcext:value-type="float">
            <text:p>2.1677688110687</text:p>
          </table:table-cell>
          <table:table-cell table:style-name="ce1" office:value-type="float" office:value="2.00216546201267" calcext:value-type="float">
            <text:p>2.00216546201267</text:p>
          </table:table-cell>
          <table:table-cell table:style-name="ce1" office:value-type="float" office:value="1.83160342837362" calcext:value-type="float">
            <text:p>1.83160342837362</text:p>
          </table:table-cell>
          <table:table-cell table:style-name="ce1" office:value-type="float" office:value="1.64962066912389" calcext:value-type="float">
            <text:p>1.64962066912389</text:p>
          </table:table-cell>
          <table:table-cell table:style-name="ce1" office:value-type="float" office:value="1.28380597559544" calcext:value-type="float">
            <text:p>1.28380597559544</text:p>
          </table:table-cell>
          <table:table-cell table:style-name="ce1" office:value-type="float" office:value="1.15304138675848" calcext:value-type="float">
            <text:p>1.15304138675848</text:p>
          </table:table-cell>
          <table:table-cell table:style-name="ce1" office:value-type="float" office:value="1.09453346335063" calcext:value-type="float">
            <text:p>1.09453346335063</text:p>
          </table:table-cell>
          <table:table-cell table:style-name="ce1" office:value-type="float" office:value="1.04891304347826" calcext:value-type="float">
            <text:p>1.04891304347826</text:p>
          </table:table-cell>
          <table:table-cell table:style-name="ce1" office:value-type="float" office:value="1.16744306978251" calcext:value-type="float">
            <text:p>1.16744306978251</text:p>
          </table:table-cell>
          <table:table-cell table:style-name="ce1" office:value-type="float" office:value="1.56640265824377" calcext:value-type="float">
            <text:p>1.56640265824377</text:p>
          </table:table-cell>
          <table:table-cell table:style-name="ce1" office:value-type="float" office:value="1.58005849817982" calcext:value-type="float">
            <text:p>1.58005849817982</text:p>
          </table:table-cell>
          <table:table-cell table:style-name="ce1" office:value-type="float" office:value="1.28404491722956" calcext:value-type="float">
            <text:p>1.28404491722956</text:p>
          </table:table-cell>
          <table:table-cell table:style-name="ce1" office:value-type="float" office:value="1.45413288685231" calcext:value-type="float">
            <text:p>1.45413288685231</text:p>
          </table:table-cell>
          <table:table-cell table:style-name="ce1" office:value-type="float" office:value="1.63889411012177" calcext:value-type="float">
            <text:p>1.63889411012177</text:p>
          </table:table-cell>
          <table:table-cell table:style-name="ce1" office:value-type="float" office:value="1.40534511207128" calcext:value-type="float">
            <text:p>1.40534511207128</text:p>
          </table:table-cell>
          <table:table-cell table:style-name="ce1" office:value-type="float" office:value="1.27020799574213" calcext:value-type="float">
            <text:p>1.27020799574213</text:p>
          </table:table-cell>
          <table:table-cell table:style-name="ce1" office:value-type="float" office:value="1.42367713788763" calcext:value-type="float">
            <text:p>1.42367713788763</text:p>
          </table:table-cell>
          <table:table-cell table:style-name="ce1" office:value-type="float" office:value="1.67541953775801" calcext:value-type="float">
            <text:p>1.67541953775801</text:p>
          </table:table-cell>
          <table:table-cell table:style-name="ce1" office:value-type="float" office:value="1.69840453143888" calcext:value-type="float">
            <text:p>1.69840453143888</text:p>
          </table:table-cell>
          <table:table-cell table:style-name="ce1" office:value-type="float" office:value="1.72760798922523" calcext:value-type="float">
            <text:p>1.72760798922523</text:p>
          </table:table-cell>
          <table:table-cell table:style-name="ce1" office:value-type="float" office:value="2.03222476655311" calcext:value-type="float">
            <text:p>2.03222476655311</text:p>
          </table:table-cell>
          <table:table-cell table:style-name="ce1" office:value-type="float" office:value="1.59763997926077" calcext:value-type="float">
            <text:p>1.59763997926077</text:p>
          </table:table-cell>
          <table:table-cell table:style-name="ce1" office:value-type="float" office:value="1.529797226117" calcext:value-type="float">
            <text:p>1.529797226117</text:p>
          </table:table-cell>
          <table:table-cell table:style-name="ce1" office:value-type="float" office:value="1.38844331188754" calcext:value-type="float">
            <text:p>1.38844331188754</text:p>
          </table:table-cell>
          <table:table-cell table:style-name="ce1" office:value-type="float" office:value="1.38271795749205" calcext:value-type="float">
            <text:p>1.38271795749205</text:p>
          </table:table-cell>
          <table:table-cell table:style-name="ce1" office:value-type="float" office:value="1.68783031536995" calcext:value-type="float">
            <text:p>1.68783031536995</text:p>
          </table:table-cell>
          <table:table-cell table:style-name="ce1" office:value-type="float" office:value="1.73668243521185" calcext:value-type="float">
            <text:p>1.73668243521185</text:p>
          </table:table-cell>
          <table:table-cell table:style-name="ce1" office:value-type="float" office:value="1.99585384869175" calcext:value-type="float">
            <text:p>1.99585384869175</text:p>
          </table:table-cell>
          <table:table-cell table:style-name="ce1" office:value-type="float" office:value="1.79630571150535" calcext:value-type="float">
            <text:p>1.79630571150535</text:p>
          </table:table-cell>
          <table:table-cell table:style-name="ce1" office:value-type="float" office:value="2.47105375620144" calcext:value-type="float">
            <text:p>2.47105375620144</text:p>
          </table:table-cell>
          <table:table-cell table:style-name="ce1" office:value-type="float" office:value="2.40122149626453" calcext:value-type="float">
            <text:p>2.40122149626453</text:p>
          </table:table-cell>
          <table:table-cell table:style-name="ce1" office:value-type="float" office:value="1.91260467743436" calcext:value-type="float">
            <text:p>1.91260467743436</text:p>
          </table:table-cell>
          <table:table-cell table:style-name="ce1" office:value-type="float" office:value="2.29620068466244" calcext:value-type="float">
            <text:p>2.29620068466244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nited State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15.9997791565885" calcext:value-type="float">
            <text:p>15.9997791565885</text:p>
          </table:table-cell>
          <table:table-cell table:style-name="ce1" office:value-type="float" office:value="15.6812555160569" calcext:value-type="float">
            <text:p>15.6812555160569</text:p>
          </table:table-cell>
          <table:table-cell table:style-name="ce1" office:value-type="float" office:value="16.0139374979897" calcext:value-type="float">
            <text:p>16.0139374979897</text:p>
          </table:table-cell>
          <table:table-cell table:style-name="ce1" office:value-type="float" office:value="16.4827621458239" calcext:value-type="float">
            <text:p>16.4827621458239</text:p>
          </table:table-cell>
          <table:table-cell table:style-name="ce1" office:value-type="float" office:value="16.9681185789701" calcext:value-type="float">
            <text:p>16.9681185789701</text:p>
          </table:table-cell>
          <table:table-cell table:style-name="ce1" office:value-type="float" office:value="17.4517252487095" calcext:value-type="float">
            <text:p>17.4517252487095</text:p>
          </table:table-cell>
          <table:table-cell table:style-name="ce1" office:value-type="float" office:value="18.1210730107855" calcext:value-type="float">
            <text:p>18.1210730107855</text:p>
          </table:table-cell>
          <table:table-cell table:style-name="ce1" office:value-type="float" office:value="18.5983178821611" calcext:value-type="float">
            <text:p>18.5983178821611</text:p>
          </table:table-cell>
          <table:table-cell table:style-name="ce1" office:value-type="float" office:value="19.0893891562783" calcext:value-type="float">
            <text:p>19.0893891562783</text:p>
          </table:table-cell>
          <table:table-cell table:style-name="ce1" office:value-type="float" office:value="19.85794566231" calcext:value-type="float">
            <text:p>19.85794566231</text:p>
          </table:table-cell>
          <table:table-cell table:style-name="ce1" office:value-type="float" office:value="21.1112522725943" calcext:value-type="float">
            <text:p>21.1112522725943</text:p>
          </table:table-cell>
          <table:table-cell table:style-name="ce1" office:value-type="float" office:value="20.9802034758573" calcext:value-type="float">
            <text:p>20.9802034758573</text:p>
          </table:table-cell>
          <table:table-cell table:style-name="ce1" office:value-type="float" office:value="21.7486419846019" calcext:value-type="float">
            <text:p>21.7486419846019</text:p>
          </table:table-cell>
          <table:table-cell table:style-name="ce1" office:value-type="float" office:value="22.5105821272339" calcext:value-type="float">
            <text:p>22.5105821272339</text:p>
          </table:table-cell>
          <table:table-cell table:style-name="ce1" office:value-type="float" office:value="21.5029303777343" calcext:value-type="float">
            <text:p>21.5029303777343</text:p>
          </table:table-cell>
          <table:table-cell table:style-name="ce1" office:value-type="float" office:value="20.4022240696754" calcext:value-type="float">
            <text:p>20.4022240696754</text:p>
          </table:table-cell>
          <table:table-cell table:style-name="ce1" office:value-type="float" office:value="21.1576153736785" calcext:value-type="float">
            <text:p>21.1576153736785</text:p>
          </table:table-cell>
          <table:table-cell table:style-name="ce1" office:value-type="float" office:value="21.5324840060117" calcext:value-type="float">
            <text:p>21.5324840060117</text:p>
          </table:table-cell>
          <table:table-cell table:style-name="ce1" office:value-type="float" office:value="21.9730046948357" calcext:value-type="float">
            <text:p>21.9730046948357</text:p>
          </table:table-cell>
          <table:table-cell table:style-name="ce1" office:value-type="float" office:value="21.7804369776277" calcext:value-type="float">
            <text:p>21.7804369776277</text:p>
          </table:table-cell>
          <table:table-cell table:style-name="ce1" office:value-type="float" office:value="20.7864877412257" calcext:value-type="float">
            <text:p>20.7864877412257</text:p>
          </table:table-cell>
          <table:table-cell table:style-name="ce1" office:value-type="float" office:value="19.7667641742132" calcext:value-type="float">
            <text:p>19.7667641742132</text:p>
          </table:table-cell>
          <table:table-cell table:style-name="ce1" office:value-type="float" office:value="18.5904952301609" calcext:value-type="float">
            <text:p>18.5904952301609</text:p>
          </table:table-cell>
          <table:table-cell table:style-name="ce1" office:value-type="float" office:value="18.5715437097933" calcext:value-type="float">
            <text:p>18.5715437097933</text:p>
          </table:table-cell>
          <table:table-cell table:style-name="ce1" office:value-type="float" office:value="18.9767502682074" calcext:value-type="float">
            <text:p>18.9767502682074</text:p>
          </table:table-cell>
          <table:table-cell table:style-name="ce1" office:value-type="float" office:value="18.8823127427246" calcext:value-type="float">
            <text:p>18.8823127427246</text:p>
          </table:table-cell>
          <table:table-cell table:style-name="ce1" office:value-type="float" office:value="18.7207227161615" calcext:value-type="float">
            <text:p>18.7207227161615</text:p>
          </table:table-cell>
          <table:table-cell table:style-name="ce1" office:value-type="float" office:value="19.3503344229412" calcext:value-type="float">
            <text:p>19.3503344229412</text:p>
          </table:table-cell>
          <table:table-cell table:style-name="ce1" office:value-type="float" office:value="20.0104134086438" calcext:value-type="float">
            <text:p>20.0104134086438</text:p>
          </table:table-cell>
          <table:table-cell table:style-name="ce1" office:value-type="float" office:value="20.0757697786637" calcext:value-type="float">
            <text:p>20.0757697786637</text:p>
          </table:table-cell>
          <table:table-cell table:style-name="ce1" office:value-type="float" office:value="19.3233681671961" calcext:value-type="float">
            <text:p>19.3233681671961</text:p>
          </table:table-cell>
          <table:table-cell table:style-name="ce1" office:value-type="float" office:value="19.062236658089" calcext:value-type="float">
            <text:p>19.062236658089</text:p>
          </table:table-cell>
          <table:table-cell table:style-name="ce1" office:value-type="float" office:value="19.1455557591399" calcext:value-type="float">
            <text:p>19.1455557591399</text:p>
          </table:table-cell>
          <table:table-cell table:style-name="ce1" office:value-type="float" office:value="19.3634625825738" calcext:value-type="float">
            <text:p>19.3634625825738</text:p>
          </table:table-cell>
          <table:table-cell table:style-name="ce1" office:value-type="float" office:value="19.3765564368401" calcext:value-type="float">
            <text:p>19.3765564368401</text:p>
          </table:table-cell>
          <table:table-cell table:style-name="ce1" office:value-type="float" office:value="19.2956598592448" calcext:value-type="float">
            <text:p>19.2956598592448</text:p>
          </table:table-cell>
          <table:table-cell table:style-name="ce1" office:value-type="float" office:value="19.5278905060989" calcext:value-type="float">
            <text:p>19.5278905060989</text:p>
          </table:table-cell>
          <table:table-cell table:style-name="ce1" office:value-type="float" office:value="19.7142757383819" calcext:value-type="float">
            <text:p>19.7142757383819</text:p>
          </table:table-cell>
          <table:table-cell table:style-name="ce1" office:value-type="float" office:value="19.615154599897" calcext:value-type="float">
            <text:p>19.615154599897</text:p>
          </table:table-cell>
          <table:table-cell table:style-name="ce1" office:value-type="float" office:value="19.7478147792431" calcext:value-type="float">
            <text:p>19.7478147792431</text:p>
          </table:table-cell>
          <table:table-cell table:style-name="ce1" office:value-type="float" office:value="20.2076147591466" calcext:value-type="float">
            <text:p>20.2076147591466</text:p>
          </table:table-cell>
          <table:table-cell table:style-name="ce1" office:value-type="float" office:value="19.6561932123448" calcext:value-type="float">
            <text:p>19.6561932123448</text:p>
          </table:table-cell>
          <table:table-cell table:style-name="ce1" office:value-type="float" office:value="19.6391957710047" calcext:value-type="float">
            <text:p>19.6391957710047</text:p>
          </table:table-cell>
          <table:table-cell table:style-name="ce1" office:value-type="float" office:value="19.5762390475548" calcext:value-type="float">
            <text:p>19.5762390475548</text:p>
          </table:table-cell>
          <table:table-cell table:style-name="ce1" office:value-type="float" office:value="19.683581350362" calcext:value-type="float">
            <text:p>19.683581350362</text:p>
          </table:table-cell>
          <table:table-cell table:style-name="ce1" office:value-type="float" office:value="19.6102750390681" calcext:value-type="float">
            <text:p>19.6102750390681</text:p>
          </table:table-cell>
          <table:table-cell table:style-name="ce1" office:value-type="float" office:value="19.1161388237155" calcext:value-type="float">
            <text:p>19.1161388237155</text:p>
          </table:table-cell>
          <table:table-cell table:style-name="ce1" office:value-type="float" office:value="19.2374604467856" calcext:value-type="float">
            <text:p>19.2374604467856</text:p>
          </table:table-cell>
          <table:table-cell table:style-name="ce1" office:value-type="float" office:value="18.4892337521751" calcext:value-type="float">
            <text:p>18.4892337521751</text:p>
          </table:table-cell>
          <table:table-cell table:style-name="ce1" office:value-type="float" office:value="17.192379097866" calcext:value-type="float">
            <text:p>17.192379097866</text:p>
          </table:table-cell>
          <table:table-cell table:style-name="ce1" office:value-type="float" office:value="17.4847921827813" calcext:value-type="float">
            <text:p>17.4847921827813</text:p>
          </table:table-cell>
          <table:table-cell table:style-name="ce1" office:value-type="float" office:value="17.0202163384028" calcext:value-type="float">
            <text:p>17.0202163384028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Uzbekistan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2" table:style-name="ce1" office:value-type="string" calcext:value-type="string">
            <text:p>null</text:p>
          </table:table-cell>
          <table:table-cell table:style-name="ce1" office:value-type="float" office:value="5.39475896312182" calcext:value-type="float">
            <text:p>5.39475896312182</text:p>
          </table:table-cell>
          <table:table-cell table:style-name="ce1" office:value-type="float" office:value="5.46740976210008" calcext:value-type="float">
            <text:p>5.46740976210008</text:p>
          </table:table-cell>
          <table:table-cell table:style-name="ce1" office:value-type="float" office:value="5.02289033382491" calcext:value-type="float">
            <text:p>5.02289033382491</text:p>
          </table:table-cell>
          <table:table-cell table:style-name="ce1" office:value-type="float" office:value="4.47008667983322" calcext:value-type="float">
            <text:p>4.47008667983322</text:p>
          </table:table-cell>
          <table:table-cell table:style-name="ce1" office:value-type="float" office:value="4.48834484391819" calcext:value-type="float">
            <text:p>4.48834484391819</text:p>
          </table:table-cell>
          <table:table-cell table:style-name="ce1" office:value-type="float" office:value="4.33712189969155" calcext:value-type="float">
            <text:p>4.33712189969155</text:p>
          </table:table-cell>
          <table:table-cell table:style-name="ce1" office:value-type="float" office:value="4.92607804249304" calcext:value-type="float">
            <text:p>4.92607804249304</text:p>
          </table:table-cell>
          <table:table-cell table:style-name="ce1" office:value-type="float" office:value="4.86677876655842" calcext:value-type="float">
            <text:p>4.86677876655842</text:p>
          </table:table-cell>
          <table:table-cell table:style-name="ce1" office:value-type="float" office:value="4.9110225797553" calcext:value-type="float">
            <text:p>4.9110225797553</text:p>
          </table:table-cell>
          <table:table-cell table:style-name="ce1" office:value-type="float" office:value="4.93502556635536" calcext:value-type="float">
            <text:p>4.93502556635536</text:p>
          </table:table-cell>
          <table:table-cell table:style-name="ce1" office:value-type="float" office:value="5.06798311164398" calcext:value-type="float">
            <text:p>5.06798311164398</text:p>
          </table:table-cell>
          <table:table-cell table:style-name="ce1" office:value-type="float" office:value="4.83336951186362" calcext:value-type="float">
            <text:p>4.83336951186362</text:p>
          </table:table-cell>
          <table:table-cell table:style-name="ce1" office:value-type="float" office:value="4.65216682421944" calcext:value-type="float">
            <text:p>4.65216682421944</text:p>
          </table:table-cell>
          <table:table-cell table:style-name="ce1" office:value-type="float" office:value="4.31373844919173" calcext:value-type="float">
            <text:p>4.31373844919173</text:p>
          </table:table-cell>
          <table:table-cell table:style-name="ce1" office:value-type="float" office:value="4.4366847942012" calcext:value-type="float">
            <text:p>4.4366847942012</text:p>
          </table:table-cell>
          <table:table-cell table:style-name="ce1" office:value-type="float" office:value="4.3914467768349" calcext:value-type="float">
            <text:p>4.3914467768349</text:p>
          </table:table-cell>
          <table:table-cell table:style-name="ce1" office:value-type="float" office:value="4.43446602546259" calcext:value-type="float">
            <text:p>4.43446602546259</text:p>
          </table:table-cell>
          <table:table-cell table:style-name="ce1" office:value-type="float" office:value="3.9120530190079" calcext:value-type="float">
            <text:p>3.9120530190079</text:p>
          </table:table-cell>
          <table:table-cell table:style-name="ce1" office:value-type="float" office:value="3.69326768758928" calcext:value-type="float">
            <text:p>3.69326768758928</text:p>
          </table:table-cell>
          <table:table-cell table:style-name="ce1" office:value-type="float" office:value="3.91492126628356" calcext:value-type="float">
            <text:p>3.91492126628356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t. Vincent and the Grenadines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35902060582102" calcext:value-type="float">
            <text:p>0.135902060582102</text:p>
          </table:table-cell>
          <table:table-cell table:style-name="ce1" office:value-type="float" office:value="0.133923354109856" calcext:value-type="float">
            <text:p>0.133923354109856</text:p>
          </table:table-cell>
          <table:table-cell table:style-name="ce1" office:value-type="float" office:value="0.132214023027186" calcext:value-type="float">
            <text:p>0.132214023027186</text:p>
          </table:table-cell>
          <table:table-cell table:style-name="ce1" office:value-type="float" office:value="0.174272577138308" calcext:value-type="float">
            <text:p>0.174272577138308</text:p>
          </table:table-cell>
          <table:table-cell table:style-name="ce1" office:value-type="float" office:value="0.21551318820819" calcext:value-type="float">
            <text:p>0.21551318820819</text:p>
          </table:table-cell>
          <table:table-cell table:style-name="ce1" office:value-type="float" office:value="0.170613688177546" calcext:value-type="float">
            <text:p>0.170613688177546</text:p>
          </table:table-cell>
          <table:table-cell table:style-name="ce1" office:value-type="float" office:value="0.211086806355054" calcext:value-type="float">
            <text:p>0.211086806355054</text:p>
          </table:table-cell>
          <table:table-cell table:style-name="ce1" office:value-type="float" office:value="0.208979210358348" calcext:value-type="float">
            <text:p>0.208979210358348</text:p>
          </table:table-cell>
          <table:table-cell table:style-name="ce1" office:value-type="float" office:value="0.248287535970208" calcext:value-type="float">
            <text:p>0.248287535970208</text:p>
          </table:table-cell>
          <table:table-cell table:style-name="ce1" office:value-type="float" office:value="0.327710628030117" calcext:value-type="float">
            <text:p>0.327710628030117</text:p>
          </table:table-cell>
          <table:table-cell table:style-name="ce1" office:value-type="float" office:value="0.324308787600738" calcext:value-type="float">
            <text:p>0.324308787600738</text:p>
          </table:table-cell>
          <table:table-cell table:style-name="ce1" office:value-type="float" office:value="0.32082239720035" calcext:value-type="float">
            <text:p>0.32082239720035</text:p>
          </table:table-cell>
          <table:table-cell table:style-name="ce1" office:value-type="float" office:value="0.396582490672146" calcext:value-type="float">
            <text:p>0.396582490672146</text:p>
          </table:table-cell>
          <table:table-cell table:style-name="ce1" office:value-type="float" office:value="0.431337952863681" calcext:value-type="float">
            <text:p>0.431337952863681</text:p>
          </table:table-cell>
          <table:table-cell table:style-name="ce1" office:value-type="float" office:value="0.348972211648268" calcext:value-type="float">
            <text:p>0.348972211648268</text:p>
          </table:table-cell>
          <table:table-cell table:style-name="ce1" office:value-type="float" office:value="0.345169117493254" calcext:value-type="float">
            <text:p>0.345169117493254</text:p>
          </table:table-cell>
          <table:table-cell table:style-name="ce1" office:value-type="float" office:value="0.341508086797256" calcext:value-type="float">
            <text:p>0.341508086797256</text:p>
          </table:table-cell>
          <table:table-cell table:style-name="ce1" office:value-type="float" office:value="0.337975811324233" calcext:value-type="float">
            <text:p>0.337975811324233</text:p>
          </table:table-cell>
          <table:table-cell table:style-name="ce1" office:value-type="float" office:value="0.371778494231198" calcext:value-type="float">
            <text:p>0.371778494231198</text:p>
          </table:table-cell>
          <table:table-cell table:style-name="ce1" office:value-type="float" office:value="0.294570685517477" calcext:value-type="float">
            <text:p>0.294570685517477</text:p>
          </table:table-cell>
          <table:table-cell table:style-name="ce1" office:value-type="float" office:value="0.364853839571767" calcext:value-type="float">
            <text:p>0.364853839571767</text:p>
          </table:table-cell>
          <table:table-cell table:style-name="ce1" office:value-type="float" office:value="0.361715559588866" calcext:value-type="float">
            <text:p>0.361715559588866</text:p>
          </table:table-cell>
          <table:table-cell table:style-name="ce1" office:value-type="float" office:value="0.394679164791296" calcext:value-type="float">
            <text:p>0.394679164791296</text:p>
          </table:table-cell>
          <table:table-cell table:style-name="ce1" office:value-type="float" office:value="0.462892654270039" calcext:value-type="float">
            <text:p>0.462892654270039</text:p>
          </table:table-cell>
          <table:table-cell table:style-name="ce1" office:value-type="float" office:value="0.636251469992867" calcext:value-type="float">
            <text:p>0.636251469992867</text:p>
          </table:table-cell>
          <table:table-cell table:style-name="ce1" office:value-type="float" office:value="0.631775414684572" calcext:value-type="float">
            <text:p>0.631775414684572</text:p>
          </table:table-cell>
          <table:table-cell table:style-name="ce1" office:value-type="float" office:value="0.627451353175471" calcext:value-type="float">
            <text:p>0.627451353175471</text:p>
          </table:table-cell>
          <table:table-cell table:style-name="ce1" office:value-type="float" office:value="0.727222075322026" calcext:value-type="float">
            <text:p>0.727222075322026</text:p>
          </table:table-cell>
          <table:table-cell table:style-name="ce1" office:value-type="float" office:value="0.619582664526485" calcext:value-type="float">
            <text:p>0.619582664526485</text:p>
          </table:table-cell>
          <table:table-cell table:style-name="ce1" office:value-type="float" office:value="0.719147187642999" calcext:value-type="float">
            <text:p>0.719147187642999</text:p>
          </table:table-cell>
          <table:table-cell table:style-name="ce1" office:value-type="float" office:value="0.750392990354296" calcext:value-type="float">
            <text:p>0.750392990354296</text:p>
          </table:table-cell>
          <table:table-cell table:style-name="ce1" office:value-type="float" office:value="0.714277763864541" calcext:value-type="float">
            <text:p>0.714277763864541</text:p>
          </table:table-cell>
          <table:table-cell table:style-name="ce1" office:value-type="float" office:value="0.780927954370793" calcext:value-type="float">
            <text:p>0.780927954370793</text:p>
          </table:table-cell>
          <table:table-cell table:style-name="ce1" office:value-type="float" office:value="0.949850597148857" calcext:value-type="float">
            <text:p>0.949850597148857</text:p>
          </table:table-cell>
          <table:table-cell table:style-name="ce1" office:value-type="float" office:value="1.11913547706906" calcext:value-type="float">
            <text:p>1.11913547706906</text:p>
          </table:table-cell>
          <table:table-cell table:style-name="ce1" office:value-type="float" office:value="1.18703871552506" calcext:value-type="float">
            <text:p>1.18703871552506</text:p>
          </table:table-cell>
          <table:table-cell table:style-name="ce1" office:value-type="float" office:value="1.221451174152" calcext:value-type="float">
            <text:p>1.221451174152</text:p>
          </table:table-cell>
          <table:table-cell table:style-name="ce1" office:value-type="float" office:value="1.22232201553689" calcext:value-type="float">
            <text:p>1.22232201553689</text:p>
          </table:table-cell>
          <table:table-cell table:style-name="ce1" office:value-type="float" office:value="1.49502886317096" calcext:value-type="float">
            <text:p>1.49502886317096</text:p>
          </table:table-cell>
          <table:table-cell table:style-name="ce1" office:value-type="float" office:value="1.52963041926603" calcext:value-type="float">
            <text:p>1.52963041926603</text:p>
          </table:table-cell>
          <table:table-cell table:style-name="ce1" office:value-type="float" office:value="1.35944465555113" calcext:value-type="float">
            <text:p>1.35944465555113</text:p>
          </table:table-cell>
          <table:table-cell table:style-name="ce1" office:value-type="float" office:value="1.66390095287483" calcext:value-type="float">
            <text:p>1.66390095287483</text:p>
          </table:table-cell>
          <table:table-cell table:style-name="ce1" office:value-type="float" office:value="1.72923717059639" calcext:value-type="float">
            <text:p>1.72923717059639</text:p>
          </table:table-cell>
          <table:table-cell table:style-name="ce1" office:value-type="float" office:value="1.82750982889418" calcext:value-type="float">
            <text:p>1.82750982889418</text:p>
          </table:table-cell>
          <table:table-cell table:style-name="ce1" office:value-type="float" office:value="2.02665733260872" calcext:value-type="float">
            <text:p>2.02665733260872</text:p>
          </table:table-cell>
          <table:table-cell table:style-name="ce1" office:value-type="float" office:value="2.02319101784844" calcext:value-type="float">
            <text:p>2.02319101784844</text:p>
          </table:table-cell>
          <table:table-cell table:style-name="ce1" office:value-type="float" office:value="2.02023726448011" calcext:value-type="float">
            <text:p>2.02023726448011</text:p>
          </table:table-cell>
          <table:table-cell table:style-name="ce1" office:value-type="float" office:value="2.0848792744546" calcext:value-type="float">
            <text:p>2.0848792744546</text:p>
          </table:table-cell>
          <table:table-cell table:style-name="ce1" office:value-type="float" office:value="2.11625521000321" calcext:value-type="float">
            <text:p>2.11625521000321</text:p>
          </table:table-cell>
          <table:table-cell table:style-name="ce1" office:value-type="float" office:value="2.11451192165118" calcext:value-type="float">
            <text:p>2.11451192165118</text:p>
          </table:table-cell>
          <table:table-cell table:style-name="ce1" office:value-type="float" office:value="2.14687694390574" calcext:value-type="float">
            <text:p>2.14687694390574</text:p>
          </table:table-cell>
          <table:table-cell table:style-name="ce1" office:value-type="float" office:value="2.17992335903275" calcext:value-type="float">
            <text:p>2.1799233590327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Venezuela, RB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7.00510700768212" calcext:value-type="float">
            <text:p>7.00510700768212</text:p>
          </table:table-cell>
          <table:table-cell table:style-name="ce1" office:value-type="float" office:value="6.13688563647614" calcext:value-type="float">
            <text:p>6.13688563647614</text:p>
          </table:table-cell>
          <table:table-cell table:style-name="ce1" office:value-type="float" office:value="6.1550572828445" calcext:value-type="float">
            <text:p>6.1550572828445</text:p>
          </table:table-cell>
          <table:table-cell table:style-name="ce1" office:value-type="float" office:value="6.15574798589232" calcext:value-type="float">
            <text:p>6.15574798589232</text:p>
          </table:table-cell>
          <table:table-cell table:style-name="ce1" office:value-type="float" office:value="5.97322592099938" calcext:value-type="float">
            <text:p>5.97322592099938</text:p>
          </table:table-cell>
          <table:table-cell table:style-name="ce1" office:value-type="float" office:value="6.18725214240769" calcext:value-type="float">
            <text:p>6.18725214240769</text:p>
          </table:table-cell>
          <table:table-cell table:style-name="ce1" office:value-type="float" office:value="5.60475503882353" calcext:value-type="float">
            <text:p>5.60475503882353</text:p>
          </table:table-cell>
          <table:table-cell table:style-name="ce1" office:value-type="float" office:value="6.25142272256582" calcext:value-type="float">
            <text:p>6.25142272256582</text:p>
          </table:table-cell>
          <table:table-cell table:style-name="ce1" office:value-type="float" office:value="6.0315808819982" calcext:value-type="float">
            <text:p>6.0315808819982</text:p>
          </table:table-cell>
          <table:table-cell table:style-name="ce1" office:value-type="float" office:value="6.14109929498414" calcext:value-type="float">
            <text:p>6.14109929498414</text:p>
          </table:table-cell>
          <table:table-cell table:style-name="ce1" office:value-type="float" office:value="6.43447257010373" calcext:value-type="float">
            <text:p>6.43447257010373</text:p>
          </table:table-cell>
          <table:table-cell table:style-name="ce1" office:value-type="float" office:value="5.24072034025021" calcext:value-type="float">
            <text:p>5.24072034025021</text:p>
          </table:table-cell>
          <table:table-cell table:style-name="ce1" office:value-type="float" office:value="5.09320727234607" calcext:value-type="float">
            <text:p>5.09320727234607</text:p>
          </table:table-cell>
          <table:table-cell table:style-name="ce1" office:value-type="float" office:value="5.262419689022" calcext:value-type="float">
            <text:p>5.262419689022</text:p>
          </table:table-cell>
          <table:table-cell table:style-name="ce1" office:value-type="float" office:value="5.78213163357774" calcext:value-type="float">
            <text:p>5.78213163357774</text:p>
          </table:table-cell>
          <table:table-cell table:style-name="ce1" office:value-type="float" office:value="4.77635344032941" calcext:value-type="float">
            <text:p>4.77635344032941</text:p>
          </table:table-cell>
          <table:table-cell table:style-name="ce1" office:value-type="float" office:value="4.1738083790094" calcext:value-type="float">
            <text:p>4.1738083790094</text:p>
          </table:table-cell>
          <table:table-cell table:style-name="ce1" office:value-type="float" office:value="4.51114151611823" calcext:value-type="float">
            <text:p>4.51114151611823</text:p>
          </table:table-cell>
          <table:table-cell table:style-name="ce1" office:value-type="float" office:value="4.7288021303147" calcext:value-type="float">
            <text:p>4.7288021303147</text:p>
          </table:table-cell>
          <table:table-cell table:style-name="ce1" office:value-type="float" office:value="5.12804414434995" calcext:value-type="float">
            <text:p>5.12804414434995</text:p>
          </table:table-cell>
          <table:table-cell table:style-name="ce1" office:value-type="float" office:value="5.91780143232005" calcext:value-type="float">
            <text:p>5.91780143232005</text:p>
          </table:table-cell>
          <table:table-cell table:style-name="ce1" office:value-type="float" office:value="5.83488941618343" calcext:value-type="float">
            <text:p>5.83488941618343</text:p>
          </table:table-cell>
          <table:table-cell table:style-name="ce1" office:value-type="float" office:value="5.77081613342975" calcext:value-type="float">
            <text:p>5.77081613342975</text:p>
          </table:table-cell>
          <table:table-cell table:style-name="ce1" office:value-type="float" office:value="5.60266842900216" calcext:value-type="float">
            <text:p>5.60266842900216</text:p>
          </table:table-cell>
          <table:table-cell table:style-name="ce1" office:value-type="float" office:value="5.46488313313346" calcext:value-type="float">
            <text:p>5.46488313313346</text:p>
          </table:table-cell>
          <table:table-cell table:style-name="ce1" office:value-type="float" office:value="5.78470023433209" calcext:value-type="float">
            <text:p>5.78470023433209</text:p>
          </table:table-cell>
          <table:table-cell table:style-name="ce1" office:value-type="float" office:value="6.09563625961612" calcext:value-type="float">
            <text:p>6.09563625961612</text:p>
          </table:table-cell>
          <table:table-cell table:style-name="ce1" office:value-type="float" office:value="6.01927205057757" calcext:value-type="float">
            <text:p>6.01927205057757</text:p>
          </table:table-cell>
          <table:table-cell table:style-name="ce1" office:value-type="float" office:value="6.13867249535504" calcext:value-type="float">
            <text:p>6.13867249535504</text:p>
          </table:table-cell>
          <table:table-cell table:style-name="ce1" office:value-type="float" office:value="5.61447410809695" calcext:value-type="float">
            <text:p>5.61447410809695</text:p>
          </table:table-cell>
          <table:table-cell table:style-name="ce1" office:value-type="float" office:value="6.15057346558816" calcext:value-type="float">
            <text:p>6.15057346558816</text:p>
          </table:table-cell>
          <table:table-cell table:style-name="ce1" office:value-type="float" office:value="5.67772106053994" calcext:value-type="float">
            <text:p>5.67772106053994</text:p>
          </table:table-cell>
          <table:table-cell table:style-name="ce1" office:value-type="float" office:value="5.09496770374593" calcext:value-type="float">
            <text:p>5.09496770374593</text:p>
          </table:table-cell>
          <table:table-cell table:style-name="ce1" office:value-type="float" office:value="5.84988756110447" calcext:value-type="float">
            <text:p>5.84988756110447</text:p>
          </table:table-cell>
          <table:table-cell table:style-name="ce1" office:value-type="float" office:value="5.98181812993423" calcext:value-type="float">
            <text:p>5.98181812993423</text:p>
          </table:table-cell>
          <table:table-cell table:style-name="ce1" office:value-type="float" office:value="6.00984416777373" calcext:value-type="float">
            <text:p>6.00984416777373</text:p>
          </table:table-cell>
          <table:table-cell table:style-name="ce1" office:value-type="float" office:value="5.42200598413755" calcext:value-type="float">
            <text:p>5.42200598413755</text:p>
          </table:table-cell>
          <table:table-cell table:style-name="ce1" office:value-type="float" office:value="5.79835968517055" calcext:value-type="float">
            <text:p>5.79835968517055</text:p>
          </table:table-cell>
          <table:table-cell table:style-name="ce1" office:value-type="float" office:value="7.10082745566083" calcext:value-type="float">
            <text:p>7.10082745566083</text:p>
          </table:table-cell>
          <table:table-cell table:style-name="ce1" office:value-type="float" office:value="7.20643461331692" calcext:value-type="float">
            <text:p>7.20643461331692</text:p>
          </table:table-cell>
          <table:table-cell table:style-name="ce1" office:value-type="float" office:value="6.2260345648263" calcext:value-type="float">
            <text:p>6.2260345648263</text:p>
          </table:table-cell>
          <table:table-cell table:style-name="ce1" office:value-type="float" office:value="6.92004057060757" calcext:value-type="float">
            <text:p>6.92004057060757</text:p>
          </table:table-cell>
          <table:table-cell table:style-name="ce1" office:value-type="float" office:value="7.61115861271382" calcext:value-type="float">
            <text:p>7.61115861271382</text:p>
          </table:table-cell>
          <table:table-cell table:style-name="ce1" office:value-type="float" office:value="7.42928493659087" calcext:value-type="float">
            <text:p>7.42928493659087</text:p>
          </table:table-cell>
          <table:table-cell table:style-name="ce1" office:value-type="float" office:value="5.76614505403735" calcext:value-type="float">
            <text:p>5.76614505403735</text:p>
          </table:table-cell>
          <table:table-cell table:style-name="ce1" office:value-type="float" office:value="6.16739380438987" calcext:value-type="float">
            <text:p>6.16739380438987</text:p>
          </table:table-cell>
          <table:table-cell table:style-name="ce1" office:value-type="float" office:value="6.2272873582338" calcext:value-type="float">
            <text:p>6.2272873582338</text:p>
          </table:table-cell>
          <table:table-cell table:style-name="ce1" office:value-type="float" office:value="5.86851802120072" calcext:value-type="float">
            <text:p>5.86851802120072</text:p>
          </table:table-cell>
          <table:table-cell table:style-name="ce1" office:value-type="float" office:value="6.60489229965548" calcext:value-type="float">
            <text:p>6.60489229965548</text:p>
          </table:table-cell>
          <table:table-cell table:style-name="ce1" office:value-type="float" office:value="6.5252928127762" calcext:value-type="float">
            <text:p>6.5252928127762</text:p>
          </table:table-cell>
          <table:table-cell table:style-name="ce1" office:value-type="float" office:value="6.81175648358061" calcext:value-type="float">
            <text:p>6.81175648358061</text:p>
          </table:table-cell>
          <table:table-cell table:style-name="ce1" office:value-type="float" office:value="6.4163335811843" calcext:value-type="float">
            <text:p>6.4163335811843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Virgin Islands (U.S.)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52" table:style-name="ce1" office:value-type="string" calcext:value-type="string">
            <text:p>null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Vietnam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215631378982817" calcext:value-type="float">
            <text:p>0.215631378982817</text:p>
          </table:table-cell>
          <table:table-cell table:style-name="ce1" office:value-type="float" office:value="0.225435418313199" calcext:value-type="float">
            <text:p>0.225435418313199</text:p>
          </table:table-cell>
          <table:table-cell table:style-name="ce1" office:value-type="float" office:value="0.258759875979293" calcext:value-type="float">
            <text:p>0.258759875979293</text:p>
          </table:table-cell>
          <table:table-cell table:style-name="ce1" office:value-type="float" office:value="0.247579243131719" calcext:value-type="float">
            <text:p>0.247579243131719</text:p>
          </table:table-cell>
          <table:table-cell table:style-name="ce1" office:value-type="float" office:value="0.314057752701336" calcext:value-type="float">
            <text:p>0.314057752701336</text:p>
          </table:table-cell>
          <table:table-cell table:style-name="ce1" office:value-type="float" office:value="0.343353850968937" calcext:value-type="float">
            <text:p>0.343353850968937</text:p>
          </table:table-cell>
          <table:table-cell table:style-name="ce1" office:value-type="float" office:value="0.490532216033928" calcext:value-type="float">
            <text:p>0.490532216033928</text:p>
          </table:table-cell>
          <table:table-cell table:style-name="ce1" office:value-type="float" office:value="0.574906353176588" calcext:value-type="float">
            <text:p>0.574906353176588</text:p>
          </table:table-cell>
          <table:table-cell table:style-name="ce1" office:value-type="float" office:value="0.578196935578618" calcext:value-type="float">
            <text:p>0.578196935578618</text:p>
          </table:table-cell>
          <table:table-cell table:style-name="ce1" office:value-type="float" office:value="0.648284657553922" calcext:value-type="float">
            <text:p>0.648284657553922</text:p>
          </table:table-cell>
          <table:table-cell table:style-name="ce1" office:value-type="float" office:value="0.659955299679375" calcext:value-type="float">
            <text:p>0.659955299679375</text:p>
          </table:table-cell>
          <table:table-cell table:style-name="ce1" office:value-type="float" office:value="0.560973424814179" calcext:value-type="float">
            <text:p>0.560973424814179</text:p>
          </table:table-cell>
          <table:table-cell table:style-name="ce1" office:value-type="float" office:value="0.515172617185754" calcext:value-type="float">
            <text:p>0.515172617185754</text:p>
          </table:table-cell>
          <table:table-cell table:style-name="ce1" office:value-type="float" office:value="0.547669350791053" calcext:value-type="float">
            <text:p>0.547669350791053</text:p>
          </table:table-cell>
          <table:table-cell table:style-name="ce1" office:value-type="float" office:value="0.406732341532035" calcext:value-type="float">
            <text:p>0.406732341532035</text:p>
          </table:table-cell>
          <table:table-cell table:style-name="ce1" office:value-type="float" office:value="0.453889548199042" calcext:value-type="float">
            <text:p>0.453889548199042</text:p>
          </table:table-cell>
          <table:table-cell table:style-name="ce1" office:value-type="float" office:value="0.283241771430896" calcext:value-type="float">
            <text:p>0.283241771430896</text:p>
          </table:table-cell>
          <table:table-cell table:style-name="ce1" office:value-type="float" office:value="0.303742360075554" calcext:value-type="float">
            <text:p>0.303742360075554</text:p>
          </table:table-cell>
          <table:table-cell table:style-name="ce1" office:value-type="float" office:value="0.299784878295357" calcext:value-type="float">
            <text:p>0.299784878295357</text:p>
          </table:table-cell>
          <table:table-cell table:style-name="ce1" office:value-type="float" office:value="0.309686917487732" calcext:value-type="float">
            <text:p>0.309686917487732</text:p>
          </table:table-cell>
          <table:table-cell table:style-name="ce1" office:value-type="float" office:value="0.313231452513966" calcext:value-type="float">
            <text:p>0.313231452513966</text:p>
          </table:table-cell>
          <table:table-cell table:style-name="ce1" office:value-type="float" office:value="0.32393329922152" calcext:value-type="float">
            <text:p>0.32393329922152</text:p>
          </table:table-cell>
          <table:table-cell table:style-name="ce1" office:value-type="float" office:value="0.330107044732164" calcext:value-type="float">
            <text:p>0.330107044732164</text:p>
          </table:table-cell>
          <table:table-cell table:style-name="ce1" office:value-type="float" office:value="0.340971776542229" calcext:value-type="float">
            <text:p>0.340971776542229</text:p>
          </table:table-cell>
          <table:table-cell table:style-name="ce1" office:value-type="float" office:value="0.304206163766207" calcext:value-type="float">
            <text:p>0.304206163766207</text:p>
          </table:table-cell>
          <table:table-cell table:style-name="ce1" office:value-type="float" office:value="0.359548889039886" calcext:value-type="float">
            <text:p>0.359548889039886</text:p>
          </table:table-cell>
          <table:table-cell table:style-name="ce1" office:value-type="float" office:value="0.383261116367077" calcext:value-type="float">
            <text:p>0.383261116367077</text:p>
          </table:table-cell>
          <table:table-cell table:style-name="ce1" office:value-type="float" office:value="0.420561846153846" calcext:value-type="float">
            <text:p>0.420561846153846</text:p>
          </table:table-cell>
          <table:table-cell table:style-name="ce1" office:value-type="float" office:value="0.366450753204875" calcext:value-type="float">
            <text:p>0.366450753204875</text:p>
          </table:table-cell>
          <table:table-cell table:style-name="ce1" office:value-type="float" office:value="0.270323355049866" calcext:value-type="float">
            <text:p>0.270323355049866</text:p>
          </table:table-cell>
          <table:table-cell table:style-name="ce1" office:value-type="float" office:value="0.324280765321502" calcext:value-type="float">
            <text:p>0.324280765321502</text:p>
          </table:table-cell>
          <table:table-cell table:style-name="ce1" office:value-type="float" office:value="0.319024157376893" calcext:value-type="float">
            <text:p>0.319024157376893</text:p>
          </table:table-cell>
          <table:table-cell table:style-name="ce1" office:value-type="float" office:value="0.313770454681586" calcext:value-type="float">
            <text:p>0.313770454681586</text:p>
          </table:table-cell>
          <table:table-cell table:style-name="ce1" office:value-type="float" office:value="0.330345655435821" calcext:value-type="float">
            <text:p>0.330345655435821</text:p>
          </table:table-cell>
          <table:table-cell table:style-name="ce1" office:value-type="float" office:value="0.370352787524091" calcext:value-type="float">
            <text:p>0.370352787524091</text:p>
          </table:table-cell>
          <table:table-cell table:style-name="ce1" office:value-type="float" office:value="0.404057350806648" calcext:value-type="float">
            <text:p>0.404057350806648</text:p>
          </table:table-cell>
          <table:table-cell table:style-name="ce1" office:value-type="float" office:value="0.473884387896119" calcext:value-type="float">
            <text:p>0.473884387896119</text:p>
          </table:table-cell>
          <table:table-cell table:style-name="ce1" office:value-type="float" office:value="0.606948116527537" calcext:value-type="float">
            <text:p>0.606948116527537</text:p>
          </table:table-cell>
          <table:table-cell table:style-name="ce1" office:value-type="float" office:value="0.629679947201228" calcext:value-type="float">
            <text:p>0.629679947201228</text:p>
          </table:table-cell>
          <table:table-cell table:style-name="ce1" office:value-type="float" office:value="0.622650871382188" calcext:value-type="float">
            <text:p>0.622650871382188</text:p>
          </table:table-cell>
          <table:table-cell table:style-name="ce1" office:value-type="float" office:value="0.691020495704674" calcext:value-type="float">
            <text:p>0.691020495704674</text:p>
          </table:table-cell>
          <table:table-cell table:style-name="ce1" office:value-type="float" office:value="0.777658384263646" calcext:value-type="float">
            <text:p>0.777658384263646</text:p>
          </table:table-cell>
          <table:table-cell table:style-name="ce1" office:value-type="float" office:value="0.890220650081659" calcext:value-type="float">
            <text:p>0.890220650081659</text:p>
          </table:table-cell>
          <table:table-cell table:style-name="ce1" office:value-type="float" office:value="0.978870449399384" calcext:value-type="float">
            <text:p>0.978870449399384</text:p>
          </table:table-cell>
          <table:table-cell table:style-name="ce1" office:value-type="float" office:value="1.11190120142835" calcext:value-type="float">
            <text:p>1.11190120142835</text:p>
          </table:table-cell>
          <table:table-cell table:style-name="ce1" office:value-type="float" office:value="1.19117716383003" calcext:value-type="float">
            <text:p>1.19117716383003</text:p>
          </table:table-cell>
          <table:table-cell table:style-name="ce1" office:value-type="float" office:value="1.23327563400839" calcext:value-type="float">
            <text:p>1.23327563400839</text:p>
          </table:table-cell>
          <table:table-cell table:style-name="ce1" office:value-type="float" office:value="1.35279093073375" calcext:value-type="float">
            <text:p>1.35279093073375</text:p>
          </table:table-cell>
          <table:table-cell table:style-name="ce1" office:value-type="float" office:value="1.49749608487912" calcext:value-type="float">
            <text:p>1.49749608487912</text:p>
          </table:table-cell>
          <table:table-cell table:style-name="ce1" office:value-type="float" office:value="1.63637077593723" calcext:value-type="float">
            <text:p>1.63637077593723</text:p>
          </table:table-cell>
          <table:table-cell table:style-name="ce1" office:value-type="float" office:value="1.76169543036264" calcext:value-type="float">
            <text:p>1.76169543036264</text:p>
          </table:table-cell>
          <table:table-cell table:style-name="ce1" office:value-type="float" office:value="1.9714335712489" calcext:value-type="float">
            <text:p>1.971433571248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2" table:style-name="ce1" office:value-type="string" calcext:value-type="string">
            <text:p>null</text:p>
          </table:table-cell>
          <table:table-cell table:style-name="ce1" office:value-type="float" office:value="0.594888357962422" calcext:value-type="float">
            <text:p>0.594888357962422</text:p>
          </table:table-cell>
          <table:table-cell table:style-name="ce1" office:value-type="float" office:value="0.471727509219291" calcext:value-type="float">
            <text:p>0.471727509219291</text:p>
          </table:table-cell>
          <table:table-cell table:style-name="ce1" office:value-type="float" office:value="0.864246995050672" calcext:value-type="float">
            <text:p>0.864246995050672</text:p>
          </table:table-cell>
          <table:table-cell table:style-name="ce1" office:value-type="float" office:value="0.641713893413383" calcext:value-type="float">
            <text:p>0.641713893413383</text:p>
          </table:table-cell>
          <table:table-cell table:style-name="ce1" office:value-type="float" office:value="1.00781311346682" calcext:value-type="float">
            <text:p>1.00781311346682</text:p>
          </table:table-cell>
          <table:table-cell table:style-name="ce1" office:value-type="float" office:value="1.07416133880129" calcext:value-type="float">
            <text:p>1.07416133880129</text:p>
          </table:table-cell>
          <table:table-cell table:style-name="ce1" office:value-type="float" office:value="0.77277516766044" calcext:value-type="float">
            <text:p>0.77277516766044</text:p>
          </table:table-cell>
          <table:table-cell table:style-name="ce1" office:value-type="float" office:value="0.530545809671935" calcext:value-type="float">
            <text:p>0.530545809671935</text:p>
          </table:table-cell>
          <table:table-cell table:style-name="ce1" office:value-type="float" office:value="0.472396589684733" calcext:value-type="float">
            <text:p>0.472396589684733</text:p>
          </table:table-cell>
          <table:table-cell table:style-name="ce1" office:value-type="float" office:value="0.666553059995683" calcext:value-type="float">
            <text:p>0.666553059995683</text:p>
          </table:table-cell>
          <table:table-cell table:style-name="ce1" office:value-type="float" office:value="0.686371443671276" calcext:value-type="float">
            <text:p>0.686371443671276</text:p>
          </table:table-cell>
          <table:table-cell table:style-name="ce1" office:value-type="float" office:value="0.586651166263158" calcext:value-type="float">
            <text:p>0.586651166263158</text:p>
          </table:table-cell>
          <table:table-cell table:style-name="ce1" office:value-type="float" office:value="0.644044507350738" calcext:value-type="float">
            <text:p>0.644044507350738</text:p>
          </table:table-cell>
          <table:table-cell table:style-name="ce1" office:value-type="float" office:value="0.550716366803833" calcext:value-type="float">
            <text:p>0.550716366803833</text:p>
          </table:table-cell>
          <table:table-cell table:style-name="ce1" office:value-type="float" office:value="0.427123776984004" calcext:value-type="float">
            <text:p>0.427123776984004</text:p>
          </table:table-cell>
          <table:table-cell table:style-name="ce1" office:value-type="float" office:value="0.483303992543988" calcext:value-type="float">
            <text:p>0.483303992543988</text:p>
          </table:table-cell>
          <table:table-cell table:style-name="ce1" office:value-type="float" office:value="0.536165001964744" calcext:value-type="float">
            <text:p>0.536165001964744</text:p>
          </table:table-cell>
          <table:table-cell table:style-name="ce1" office:value-type="float" office:value="0.55373559900159" calcext:value-type="float">
            <text:p>0.55373559900159</text:p>
          </table:table-cell>
          <table:table-cell table:style-name="ce1" office:value-type="float" office:value="0.539106145251397" calcext:value-type="float">
            <text:p>0.539106145251397</text:p>
          </table:table-cell>
          <table:table-cell table:style-name="ce1" office:value-type="float" office:value="0.432947089679367" calcext:value-type="float">
            <text:p>0.432947089679367</text:p>
          </table:table-cell>
          <table:table-cell table:style-name="ce1" office:value-type="float" office:value="0.422768110810076" calcext:value-type="float">
            <text:p>0.422768110810076</text:p>
          </table:table-cell>
          <table:table-cell table:style-name="ce1" office:value-type="float" office:value="0.442703303071277" calcext:value-type="float">
            <text:p>0.442703303071277</text:p>
          </table:table-cell>
          <table:table-cell table:style-name="ce1" office:value-type="float" office:value="0.432789903535966" calcext:value-type="float">
            <text:p>0.432789903535966</text:p>
          </table:table-cell>
          <table:table-cell table:style-name="ce1" office:value-type="float" office:value="0.93065339772972" calcext:value-type="float">
            <text:p>0.93065339772972</text:p>
          </table:table-cell>
          <table:table-cell table:style-name="ce1" office:value-type="float" office:value="0.441010222489477" calcext:value-type="float">
            <text:p>0.441010222489477</text:p>
          </table:table-cell>
          <table:table-cell table:style-name="ce1" office:value-type="float" office:value="0.350189893409927" calcext:value-type="float">
            <text:p>0.350189893409927</text:p>
          </table:table-cell>
          <table:table-cell table:style-name="ce1" office:value-type="float" office:value="0.47360603864561" calcext:value-type="float">
            <text:p>0.47360603864561</text:p>
          </table:table-cell>
          <table:table-cell table:style-name="ce1" office:value-type="float" office:value="0.43638870999356" calcext:value-type="float">
            <text:p>0.43638870999356</text:p>
          </table:table-cell>
          <table:table-cell table:style-name="ce1" office:value-type="float" office:value="0.475152250857583" calcext:value-type="float">
            <text:p>0.475152250857583</text:p>
          </table:table-cell>
          <table:table-cell table:style-name="ce1" office:value-type="float" office:value="0.437766532474682" calcext:value-type="float">
            <text:p>0.437766532474682</text:p>
          </table:table-cell>
          <table:table-cell table:style-name="ce1" office:value-type="float" office:value="0.425181329794772" calcext:value-type="float">
            <text:p>0.425181329794772</text:p>
          </table:table-cell>
          <table:table-cell table:style-name="ce1" office:value-type="float" office:value="0.413017632998361" calcext:value-type="float">
            <text:p>0.413017632998361</text:p>
          </table:table-cell>
          <table:table-cell table:style-name="ce1" office:value-type="float" office:value="0.401963351582435" calcext:value-type="float">
            <text:p>0.401963351582435</text:p>
          </table:table-cell>
          <table:table-cell table:style-name="ce1" office:value-type="float" office:value="0.392341710454362" calcext:value-type="float">
            <text:p>0.392341710454362</text:p>
          </table:table-cell>
          <table:table-cell table:style-name="ce1" office:value-type="float" office:value="0.490919779746452" calcext:value-type="float">
            <text:p>0.490919779746452</text:p>
          </table:table-cell>
          <table:table-cell table:style-name="ce1" office:value-type="float" office:value="0.502891362483143" calcext:value-type="float">
            <text:p>0.502891362483143</text:p>
          </table:table-cell>
          <table:table-cell table:style-name="ce1" office:value-type="float" office:value="0.47362894077743" calcext:value-type="float">
            <text:p>0.47362894077743</text:p>
          </table:table-cell>
          <table:table-cell table:style-name="ce1" office:value-type="float" office:value="0.465083321385638" calcext:value-type="float">
            <text:p>0.465083321385638</text:p>
          </table:table-cell>
          <table:table-cell table:style-name="ce1" office:value-type="float" office:value="0.435939002907197" calcext:value-type="float">
            <text:p>0.435939002907197</text:p>
          </table:table-cell>
          <table:table-cell table:style-name="ce1" office:value-type="float" office:value="0.464942310130595" calcext:value-type="float">
            <text:p>0.464942310130595</text:p>
          </table:table-cell>
          <table:table-cell table:style-name="ce1" office:value-type="float" office:value="0.434843805585774" calcext:value-type="float">
            <text:p>0.434843805585774</text:p>
          </table:table-cell>
          <table:table-cell table:style-name="ce1" office:value-type="float" office:value="0.405472374260541" calcext:value-type="float">
            <text:p>0.405472374260541</text:p>
          </table:table-cell>
          <table:table-cell table:style-name="ce1" office:value-type="float" office:value="0.26944215847637" calcext:value-type="float">
            <text:p>0.26944215847637</text:p>
          </table:table-cell>
          <table:table-cell table:style-name="ce1" office:value-type="float" office:value="0.262710447761194" calcext:value-type="float">
            <text:p>0.262710447761194</text:p>
          </table:table-cell>
          <table:table-cell table:style-name="ce1" office:value-type="float" office:value="0.222102639364502" calcext:value-type="float">
            <text:p>0.222102639364502</text:p>
          </table:table-cell>
          <table:table-cell table:style-name="ce1" office:value-type="float" office:value="0.433459419156559" calcext:value-type="float">
            <text:p>0.433459419156559</text:p>
          </table:table-cell>
          <table:table-cell table:style-name="ce1" office:value-type="float" office:value="0.406838706814299" calcext:value-type="float">
            <text:p>0.406838706814299</text:p>
          </table:table-cell>
          <table:table-cell table:style-name="ce1" office:value-type="float" office:value="0.50846253173991" calcext:value-type="float">
            <text:p>0.50846253173991</text:p>
          </table:table-cell>
          <table:table-cell table:style-name="ce1" office:value-type="float" office:value="0.49659118320433" calcext:value-type="float">
            <text:p>0.49659118320433</text:p>
          </table:table-cell>
          <table:table-cell table:style-name="ce1" office:value-type="float" office:value="0.59126577254461" calcext:value-type="float">
            <text:p>0.5912657725446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West Bank and Gaza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37" table:style-name="ce1" office:value-type="string" calcext:value-type="string">
            <text:p>null</text:p>
          </table:table-cell>
          <table:table-cell table:style-name="ce1" office:value-type="float" office:value="0.146326756371101" calcext:value-type="float">
            <text:p>0.146326756371101</text:p>
          </table:table-cell>
          <table:table-cell table:style-name="ce1" office:value-type="float" office:value="0.216594011023681" calcext:value-type="float">
            <text:p>0.216594011023681</text:p>
          </table:table-cell>
          <table:table-cell table:style-name="ce1" office:value-type="float" office:value="0.22786544592444" calcext:value-type="float">
            <text:p>0.22786544592444</text:p>
          </table:table-cell>
          <table:table-cell table:style-name="ce1" office:value-type="float" office:value="0.271057675624788" calcext:value-type="float">
            <text:p>0.271057675624788</text:p>
          </table:table-cell>
          <table:table-cell table:style-name="ce1" office:value-type="float" office:value="0.450151178337065" calcext:value-type="float">
            <text:p>0.450151178337065</text:p>
          </table:table-cell>
          <table:table-cell table:style-name="ce1" office:value-type="float" office:value="0.375598342054769" calcext:value-type="float">
            <text:p>0.375598342054769</text:p>
          </table:table-cell>
          <table:table-cell table:style-name="ce1" office:value-type="float" office:value="0.405640435769733" calcext:value-type="float">
            <text:p>0.405640435769733</text:p>
          </table:table-cell>
          <table:table-cell table:style-name="ce1" office:value-type="float" office:value="0.57668170496066" calcext:value-type="float">
            <text:p>0.57668170496066</text:p>
          </table:table-cell>
          <table:table-cell table:style-name="ce1" office:value-type="float" office:value="0.826080985521004" calcext:value-type="float">
            <text:p>0.826080985521004</text:p>
          </table:table-cell>
          <table:table-cell table:style-name="ce1" office:value-type="float" office:value="0.665291777024802" calcext:value-type="float">
            <text:p>0.665291777024802</text:p>
          </table:table-cell>
          <table:table-cell table:style-name="ce1" office:value-type="float" office:value="0.665297084329185" calcext:value-type="float">
            <text:p>0.665297084329185</text:p>
          </table:table-cell>
          <table:table-cell table:style-name="ce1" office:value-type="float" office:value="0.570947493916626" calcext:value-type="float">
            <text:p>0.570947493916626</text:p>
          </table:table-cell>
          <table:table-cell table:style-name="ce1" office:value-type="float" office:value="0.564577774728555" calcext:value-type="float">
            <text:p>0.564577774728555</text:p>
          </table:table-cell>
          <table:table-cell table:style-name="ce1" office:value-type="float" office:value="0.53401483350485" calcext:value-type="float">
            <text:p>0.53401483350485</text:p>
          </table:table-cell>
          <table:table-cell table:style-name="ce1" office:value-type="float" office:value="0.572406877323467" calcext:value-type="float">
            <text:p>0.57240687732346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WL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3.09613747345309" calcext:value-type="float">
            <text:p>3.09613747345309</text:p>
          </table:table-cell>
          <table:table-cell table:style-name="ce1" office:value-type="float" office:value="3.0670515977259" calcext:value-type="float">
            <text:p>3.0670515977259</text:p>
          </table:table-cell>
          <table:table-cell table:style-name="ce1" office:value-type="float" office:value="3.13800336110153" calcext:value-type="float">
            <text:p>3.13800336110153</text:p>
          </table:table-cell>
          <table:table-cell table:style-name="ce1" office:value-type="float" office:value="3.2423416310946" calcext:value-type="float">
            <text:p>3.2423416310946</text:p>
          </table:table-cell>
          <table:table-cell table:style-name="ce1" office:value-type="float" office:value="3.35867017276711" calcext:value-type="float">
            <text:p>3.35867017276711</text:p>
          </table:table-cell>
          <table:table-cell table:style-name="ce1" office:value-type="float" office:value="3.43756985142586" calcext:value-type="float">
            <text:p>3.43756985142586</text:p>
          </table:table-cell>
          <table:table-cell table:style-name="ce1" office:value-type="float" office:value="3.53654115150166" calcext:value-type="float">
            <text:p>3.53654115150166</text:p>
          </table:table-cell>
          <table:table-cell table:style-name="ce1" office:value-type="float" office:value="3.57544373367606" calcext:value-type="float">
            <text:p>3.57544373367606</text:p>
          </table:table-cell>
          <table:table-cell table:style-name="ce1" office:value-type="float" office:value="3.68196620688783" calcext:value-type="float">
            <text:p>3.68196620688783</text:p>
          </table:table-cell>
          <table:table-cell table:style-name="ce1" office:value-type="float" office:value="3.82217793870751" calcext:value-type="float">
            <text:p>3.82217793870751</text:p>
          </table:table-cell>
          <table:table-cell table:style-name="ce1" office:value-type="float" office:value="4.01345045949512" calcext:value-type="float">
            <text:p>4.01345045949512</text:p>
          </table:table-cell>
          <table:table-cell table:style-name="ce1" office:value-type="float" office:value="4.07305684275275" calcext:value-type="float">
            <text:p>4.07305684275275</text:p>
          </table:table-cell>
          <table:table-cell table:style-name="ce1" office:value-type="float" office:value="4.15682272859413" calcext:value-type="float">
            <text:p>4.15682272859413</text:p>
          </table:table-cell>
          <table:table-cell table:style-name="ce1" office:value-type="float" office:value="4.2973020362541" calcext:value-type="float">
            <text:p>4.2973020362541</text:p>
          </table:table-cell>
          <table:table-cell table:style-name="ce1" office:value-type="float" office:value="4.2222377650065" calcext:value-type="float">
            <text:p>4.2222377650065</text:p>
          </table:table-cell>
          <table:table-cell table:style-name="ce1" office:value-type="float" office:value="4.11875969277323" calcext:value-type="float">
            <text:p>4.11875969277323</text:p>
          </table:table-cell>
          <table:table-cell table:style-name="ce1" office:value-type="float" office:value="4.28319229845103" calcext:value-type="float">
            <text:p>4.28319229845103</text:p>
          </table:table-cell>
          <table:table-cell table:style-name="ce1" office:value-type="float" office:value="4.34960036639101" calcext:value-type="float">
            <text:p>4.34960036639101</text:p>
          </table:table-cell>
          <table:table-cell table:style-name="ce1" office:value-type="float" office:value="4.32573126140178" calcext:value-type="float">
            <text:p>4.32573126140178</text:p>
          </table:table-cell>
          <table:table-cell table:style-name="ce1" office:value-type="float" office:value="4.48747013930523" calcext:value-type="float">
            <text:p>4.48747013930523</text:p>
          </table:table-cell>
          <table:table-cell table:style-name="ce1" office:value-type="float" office:value="4.36320687858836" calcext:value-type="float">
            <text:p>4.36320687858836</text:p>
          </table:table-cell>
          <table:table-cell table:style-name="ce1" office:value-type="float" office:value="4.15622189595084" calcext:value-type="float">
            <text:p>4.15622189595084</text:p>
          </table:table-cell>
          <table:table-cell table:style-name="ce1" office:value-type="float" office:value="4.05053306190703" calcext:value-type="float">
            <text:p>4.05053306190703</text:p>
          </table:table-cell>
          <table:table-cell table:style-name="ce1" office:value-type="float" office:value="3.96386006680364" calcext:value-type="float">
            <text:p>3.96386006680364</text:p>
          </table:table-cell>
          <table:table-cell table:style-name="ce1" office:value-type="float" office:value="4.03656642940286" calcext:value-type="float">
            <text:p>4.03656642940286</text:p>
          </table:table-cell>
          <table:table-cell table:style-name="ce1" office:value-type="float" office:value="4.08632135458579" calcext:value-type="float">
            <text:p>4.08632135458579</text:p>
          </table:table-cell>
          <table:table-cell table:style-name="ce1" office:value-type="float" office:value="4.13735695054522" calcext:value-type="float">
            <text:p>4.13735695054522</text:p>
          </table:table-cell>
          <table:table-cell table:style-name="ce1" office:value-type="float" office:value="4.16589446088957" calcext:value-type="float">
            <text:p>4.16589446088957</text:p>
          </table:table-cell>
          <table:table-cell table:style-name="ce1" office:value-type="float" office:value="4.2408644820224" calcext:value-type="float">
            <text:p>4.2408644820224</text:p>
          </table:table-cell>
          <table:table-cell table:style-name="ce1" office:value-type="float" office:value="4.25817325935265" calcext:value-type="float">
            <text:p>4.25817325935265</text:p>
          </table:table-cell>
          <table:table-cell table:style-name="ce1" office:value-type="float" office:value="4.20251871620147" calcext:value-type="float">
            <text:p>4.20251871620147</text:p>
          </table:table-cell>
          <table:table-cell table:style-name="ce1" office:value-type="float" office:value="4.18579896447489" calcext:value-type="float">
            <text:p>4.18579896447489</text:p>
          </table:table-cell>
          <table:table-cell table:style-name="ce1" office:value-type="float" office:value="4.07922817350195" calcext:value-type="float">
            <text:p>4.07922817350195</text:p>
          </table:table-cell>
          <table:table-cell table:style-name="ce1" office:value-type="float" office:value="4.01394418085775" calcext:value-type="float">
            <text:p>4.01394418085775</text:p>
          </table:table-cell>
          <table:table-cell table:style-name="ce1" office:value-type="float" office:value="4.02529788685426" calcext:value-type="float">
            <text:p>4.02529788685426</text:p>
          </table:table-cell>
          <table:table-cell table:style-name="ce1" office:value-type="float" office:value="4.05103866748123" calcext:value-type="float">
            <text:p>4.05103866748123</text:p>
          </table:table-cell>
          <table:table-cell table:style-name="ce1" office:value-type="float" office:value="4.08856353538442" calcext:value-type="float">
            <text:p>4.08856353538442</text:p>
          </table:table-cell>
          <table:table-cell table:style-name="ce1" office:value-type="float" office:value="4.09690208369379" calcext:value-type="float">
            <text:p>4.09690208369379</text:p>
          </table:table-cell>
          <table:table-cell table:style-name="ce1" office:value-type="float" office:value="4.07107947040674" calcext:value-type="float">
            <text:p>4.07107947040674</text:p>
          </table:table-cell>
          <table:table-cell table:style-name="ce1" office:value-type="float" office:value="4.00824007982651" calcext:value-type="float">
            <text:p>4.00824007982651</text:p>
          </table:table-cell>
          <table:table-cell table:style-name="ce1" office:value-type="float" office:value="4.05501591763226" calcext:value-type="float">
            <text:p>4.05501591763226</text:p>
          </table:table-cell>
          <table:table-cell table:style-name="ce1" office:value-type="float" office:value="4.10108024876986" calcext:value-type="float">
            <text:p>4.10108024876986</text:p>
          </table:table-cell>
          <table:table-cell table:style-name="ce1" office:value-type="float" office:value="4.08609508734237" calcext:value-type="float">
            <text:p>4.08609508734237</text:p>
          </table:table-cell>
          <table:table-cell table:style-name="ce1" office:value-type="float" office:value="4.27340151792054" calcext:value-type="float">
            <text:p>4.27340151792054</text:p>
          </table:table-cell>
          <table:table-cell table:style-name="ce1" office:value-type="float" office:value="4.43635088539455" calcext:value-type="float">
            <text:p>4.43635088539455</text:p>
          </table:table-cell>
          <table:table-cell table:style-name="ce1" office:value-type="float" office:value="4.54608668575584" calcext:value-type="float">
            <text:p>4.54608668575584</text:p>
          </table:table-cell>
          <table:table-cell table:style-name="ce1" office:value-type="float" office:value="4.65000469291991" calcext:value-type="float">
            <text:p>4.65000469291991</text:p>
          </table:table-cell>
          <table:table-cell table:style-name="ce1" office:value-type="float" office:value="4.68639443732132" calcext:value-type="float">
            <text:p>4.68639443732132</text:p>
          </table:table-cell>
          <table:table-cell table:style-name="ce1" office:value-type="float" office:value="4.74212118122625" calcext:value-type="float">
            <text:p>4.74212118122625</text:p>
          </table:table-cell>
          <table:table-cell table:style-name="ce1" office:value-type="float" office:value="4.66344670685566" calcext:value-type="float">
            <text:p>4.66344670685566</text:p>
          </table:table-cell>
          <table:table-cell table:style-name="ce1" office:value-type="float" office:value="4.84081965563447" calcext:value-type="float">
            <text:p>4.84081965563447</text:p>
          </table:table-cell>
          <table:table-cell table:style-name="ce1" office:value-type="float" office:value="4.94507684155741" calcext:value-type="float">
            <text:p>4.9450768415574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35008513967509" calcext:value-type="float">
            <text:p>0.135008513967509</text:p>
          </table:table-cell>
          <table:table-cell table:style-name="ce1" office:value-type="float" office:value="0.163528687756977" calcext:value-type="float">
            <text:p>0.163528687756977</text:p>
          </table:table-cell>
          <table:table-cell table:style-name="ce1" office:value-type="float" office:value="0.158352477847063" calcext:value-type="float">
            <text:p>0.158352477847063</text:p>
          </table:table-cell>
          <table:table-cell table:style-name="ce1" office:value-type="float" office:value="0.184018600916664" calcext:value-type="float">
            <text:p>0.184018600916664</text:p>
          </table:table-cell>
          <table:table-cell table:style-name="ce1" office:value-type="float" office:value="0.20809215753036" calcext:value-type="float">
            <text:p>0.20809215753036</text:p>
          </table:table-cell>
          <table:table-cell table:style-name="ce1" office:value-type="float" office:value="0.230868511348254" calcext:value-type="float">
            <text:p>0.230868511348254</text:p>
          </table:table-cell>
          <table:table-cell table:style-name="ce1" office:value-type="float" office:value="0.19641586385792" calcext:value-type="float">
            <text:p>0.19641586385792</text:p>
          </table:table-cell>
          <table:table-cell table:style-name="ce1" office:value-type="float" office:value="0.191282769721448" calcext:value-type="float">
            <text:p>0.191282769721448</text:p>
          </table:table-cell>
          <table:table-cell table:style-name="ce1" office:value-type="float" office:value="0.213348072405693" calcext:value-type="float">
            <text:p>0.213348072405693</text:p>
          </table:table-cell>
          <table:table-cell table:style-name="ce1" office:value-type="float" office:value="0.208767435240535" calcext:value-type="float">
            <text:p>0.208767435240535</text:p>
          </table:table-cell>
          <table:table-cell table:style-name="ce1" office:value-type="float" office:value="0.204896106163786" calcext:value-type="float">
            <text:p>0.204896106163786</text:p>
          </table:table-cell>
          <table:table-cell table:style-name="ce1" office:value-type="float" office:value="0.252136663985093" calcext:value-type="float">
            <text:p>0.252136663985093</text:p>
          </table:table-cell>
          <table:table-cell table:style-name="ce1" office:value-type="float" office:value="0.248908860123674" calcext:value-type="float">
            <text:p>0.248908860123674</text:p>
          </table:table-cell>
          <table:table-cell table:style-name="ce1" office:value-type="float" office:value="0.246290860976969" calcext:value-type="float">
            <text:p>0.246290860976969</text:p>
          </table:table-cell>
          <table:table-cell table:style-name="ce1" office:value-type="float" office:value="0.219699239110898" calcext:value-type="float">
            <text:p>0.219699239110898</text:p>
          </table:table-cell>
          <table:table-cell table:style-name="ce1" office:value-type="float" office:value="0.387573241381133" calcext:value-type="float">
            <text:p>0.387573241381133</text:p>
          </table:table-cell>
          <table:table-cell table:style-name="ce1" office:value-type="float" office:value="0.312822363672157" calcext:value-type="float">
            <text:p>0.312822363672157</text:p>
          </table:table-cell>
          <table:table-cell table:style-name="ce1" office:value-type="float" office:value="0.526441491999687" calcext:value-type="float">
            <text:p>0.526441491999687</text:p>
          </table:table-cell>
          <table:table-cell table:style-name="ce1" office:value-type="float" office:value="0.690494123758197" calcext:value-type="float">
            <text:p>0.690494123758197</text:p>
          </table:table-cell>
          <table:table-cell table:style-name="ce1" office:value-type="float" office:value="0.616051640249931" calcext:value-type="float">
            <text:p>0.616051640249931</text:p>
          </table:table-cell>
          <table:table-cell table:style-name="ce1" office:value-type="float" office:value="0.636492793499363" calcext:value-type="float">
            <text:p>0.636492793499363</text:p>
          </table:table-cell>
          <table:table-cell table:style-name="ce1" office:value-type="float" office:value="0.65634928244958" calcext:value-type="float">
            <text:p>0.65634928244958</text:p>
          </table:table-cell>
          <table:table-cell table:style-name="ce1" office:value-type="float" office:value="0.722212692422539" calcext:value-type="float">
            <text:p>0.722212692422539</text:p>
          </table:table-cell>
          <table:table-cell table:style-name="ce1" office:value-type="float" office:value="0.71773485790773" calcext:value-type="float">
            <text:p>0.71773485790773</text:p>
          </table:table-cell>
          <table:table-cell table:style-name="ce1" office:value-type="float" office:value="0.713688387189935" calcext:value-type="float">
            <text:p>0.713688387189935</text:p>
          </table:table-cell>
          <table:table-cell table:style-name="ce1" office:value-type="float" office:value="0.710348059738799" calcext:value-type="float">
            <text:p>0.710348059738799</text:p>
          </table:table-cell>
          <table:table-cell table:style-name="ce1" office:value-type="float" office:value="0.707866567864949" calcext:value-type="float">
            <text:p>0.707866567864949</text:p>
          </table:table-cell>
          <table:table-cell table:style-name="ce1" office:value-type="float" office:value="0.706006931074317" calcext:value-type="float">
            <text:p>0.706006931074317</text:p>
          </table:table-cell>
          <table:table-cell table:style-name="ce1" office:value-type="float" office:value="0.704213747645951" calcext:value-type="float">
            <text:p>0.704213747645951</text:p>
          </table:table-cell>
          <table:table-cell table:style-name="ce1" office:value-type="float" office:value="0.746976870513145" calcext:value-type="float">
            <text:p>0.746976870513145</text:p>
          </table:table-cell>
          <table:table-cell table:style-name="ce1" office:value-type="float" office:value="0.765529733214626" calcext:value-type="float">
            <text:p>0.765529733214626</text:p>
          </table:table-cell>
          <table:table-cell table:style-name="ce1" office:value-type="float" office:value="0.759893462056523" calcext:value-type="float">
            <text:p>0.759893462056523</text:p>
          </table:table-cell>
          <table:table-cell table:style-name="ce1" office:value-type="float" office:value="0.775179986470816" calcext:value-type="float">
            <text:p>0.775179986470816</text:p>
          </table:table-cell>
          <table:table-cell table:style-name="ce1" office:value-type="float" office:value="0.767586091408203" calcext:value-type="float">
            <text:p>0.767586091408203</text:p>
          </table:table-cell>
          <table:table-cell table:style-name="ce1" office:value-type="float" office:value="0.716949273043973" calcext:value-type="float">
            <text:p>0.716949273043973</text:p>
          </table:table-cell>
          <table:table-cell table:style-name="ce1" office:value-type="float" office:value="0.77582012012365" calcext:value-type="float">
            <text:p>0.77582012012365</text:p>
          </table:table-cell>
          <table:table-cell table:style-name="ce1" office:value-type="float" office:value="0.770755972815806" calcext:value-type="float">
            <text:p>0.770755972815806</text:p>
          </table:table-cell>
          <table:table-cell table:style-name="ce1" office:value-type="float" office:value="0.766660278411764" calcext:value-type="float">
            <text:p>0.766660278411764</text:p>
          </table:table-cell>
          <table:table-cell table:style-name="ce1" office:value-type="float" office:value="0.763167783372548" calcext:value-type="float">
            <text:p>0.763167783372548</text:p>
          </table:table-cell>
          <table:table-cell table:style-name="ce1" office:value-type="float" office:value="0.801954442385387" calcext:value-type="float">
            <text:p>0.801954442385387</text:p>
          </table:table-cell>
          <table:table-cell table:style-name="ce1" office:value-type="float" office:value="0.798023068024328" calcext:value-type="float">
            <text:p>0.798023068024328</text:p>
          </table:table-cell>
          <table:table-cell table:style-name="ce1" office:value-type="float" office:value="0.814577910427358" calcext:value-type="float">
            <text:p>0.814577910427358</text:p>
          </table:table-cell>
          <table:table-cell table:style-name="ce1" office:value-type="float" office:value="0.809849823321555" calcext:value-type="float">
            <text:p>0.809849823321555</text:p>
          </table:table-cell>
          <table:table-cell table:style-name="ce1" office:value-type="float" office:value="0.846181554168519" calcext:value-type="float">
            <text:p>0.846181554168519</text:p>
          </table:table-cell>
          <table:table-cell table:style-name="ce1" office:value-type="float" office:value="0.902424018703088" calcext:value-type="float">
            <text:p>0.902424018703088</text:p>
          </table:table-cell>
          <table:table-cell table:style-name="ce1" office:value-type="float" office:value="0.937497221110666" calcext:value-type="float">
            <text:p>0.937497221110666</text:p>
          </table:table-cell>
          <table:table-cell table:style-name="ce1" office:value-type="float" office:value="0.972077405672882" calcext:value-type="float">
            <text:p>0.972077405672882</text:p>
          </table:table-cell>
          <table:table-cell table:style-name="ce1" office:value-type="float" office:value="1.02622394890199" calcext:value-type="float">
            <text:p>1.02622394890199</text:p>
          </table:table-cell>
          <table:table-cell table:style-name="ce1" office:value-type="float" office:value="1.03948975141736" calcext:value-type="float">
            <text:p>1.03948975141736</text:p>
          </table:table-cell>
          <table:table-cell table:style-name="ce1" office:value-type="float" office:value="1.07210611802924" calcext:value-type="float">
            <text:p>1.07210611802924</text:p>
          </table:table-cell>
          <table:table-cell table:style-name="ce1" office:value-type="float" office:value="1.10387090184864" calcext:value-type="float">
            <text:p>1.10387090184864</text:p>
          </table:table-cell>
          <table:table-cell table:style-name="ce1" office:value-type="float" office:value="1.25211007608011" calcext:value-type="float">
            <text:p>1.2521100760801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Yemen, Rep.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70340267939735" calcext:value-type="float">
            <text:p>0.70340267939735</text:p>
          </table:table-cell>
          <table:table-cell table:style-name="ce1" office:value-type="float" office:value="0.507631392189484" calcext:value-type="float">
            <text:p>0.507631392189484</text:p>
          </table:table-cell>
          <table:table-cell table:style-name="ce1" office:value-type="float" office:value="0.728003843211216" calcext:value-type="float">
            <text:p>0.728003843211216</text:p>
          </table:table-cell>
          <table:table-cell table:style-name="ce1" office:value-type="float" office:value="0.537605942056185" calcext:value-type="float">
            <text:p>0.537605942056185</text:p>
          </table:table-cell>
          <table:table-cell table:style-name="ce1" office:value-type="float" office:value="0.658012128147696" calcext:value-type="float">
            <text:p>0.658012128147696</text:p>
          </table:table-cell>
          <table:table-cell table:style-name="ce1" office:value-type="float" office:value="0.699573780469358" calcext:value-type="float">
            <text:p>0.699573780469358</text:p>
          </table:table-cell>
          <table:table-cell table:style-name="ce1" office:value-type="float" office:value="0.6057673246817" calcext:value-type="float">
            <text:p>0.6057673246817</text:p>
          </table:table-cell>
          <table:table-cell table:style-name="ce1" office:value-type="float" office:value="0.524196688542724" calcext:value-type="float">
            <text:p>0.524196688542724</text:p>
          </table:table-cell>
          <table:table-cell table:style-name="ce1" office:value-type="float" office:value="1.9616214918837" calcext:value-type="float">
            <text:p>1.9616214918837</text:p>
          </table:table-cell>
          <table:table-cell table:style-name="ce1" office:value-type="float" office:value="0.773757902378444" calcext:value-type="float">
            <text:p>0.773757902378444</text:p>
          </table:table-cell>
          <table:table-cell table:style-name="ce1" office:value-type="float" office:value="0.40802461374925" calcext:value-type="float">
            <text:p>0.40802461374925</text:p>
          </table:table-cell>
          <table:table-cell table:style-name="ce1" office:value-type="float" office:value="0.315003479200004" calcext:value-type="float">
            <text:p>0.315003479200004</text:p>
          </table:table-cell>
          <table:table-cell table:style-name="ce1" office:value-type="float" office:value="0.234850129477621" calcext:value-type="float">
            <text:p>0.234850129477621</text:p>
          </table:table-cell>
          <table:table-cell table:style-name="ce1" office:value-type="float" office:value="0.421081519572037" calcext:value-type="float">
            <text:p>0.421081519572037</text:p>
          </table:table-cell>
          <table:table-cell table:style-name="ce1" office:value-type="float" office:value="0.339239426229904" calcext:value-type="float">
            <text:p>0.339239426229904</text:p>
          </table:table-cell>
          <table:table-cell table:style-name="ce1" office:value-type="float" office:value="0.319527628801914" calcext:value-type="float">
            <text:p>0.319527628801914</text:p>
          </table:table-cell>
          <table:table-cell table:style-name="ce1" office:value-type="float" office:value="0.36697050969" calcext:value-type="float">
            <text:p>0.36697050969</text:p>
          </table:table-cell>
          <table:table-cell table:style-name="ce1" office:value-type="float" office:value="0.412525036720523" calcext:value-type="float">
            <text:p>0.412525036720523</text:p>
          </table:table-cell>
          <table:table-cell table:style-name="ce1" office:value-type="float" office:value="0.414905393738459" calcext:value-type="float">
            <text:p>0.414905393738459</text:p>
          </table:table-cell>
          <table:table-cell table:style-name="ce1" office:value-type="float" office:value="0.415100693656105" calcext:value-type="float">
            <text:p>0.415100693656105</text:p>
          </table:table-cell>
          <table:table-cell table:style-name="ce1" office:value-type="float" office:value="0.411772938889476" calcext:value-type="float">
            <text:p>0.411772938889476</text:p>
          </table:table-cell>
          <table:table-cell table:style-name="ce1" office:value-type="float" office:value="0.505599239543363" calcext:value-type="float">
            <text:p>0.505599239543363</text:p>
          </table:table-cell>
          <table:table-cell table:style-name="ce1" office:value-type="float" office:value="0.683796979273201" calcext:value-type="float">
            <text:p>0.683796979273201</text:p>
          </table:table-cell>
          <table:table-cell table:style-name="ce1" office:value-type="float" office:value="0.699888866895715" calcext:value-type="float">
            <text:p>0.699888866895715</text:p>
          </table:table-cell>
          <table:table-cell table:style-name="ce1" office:value-type="float" office:value="0.762880089171853" calcext:value-type="float">
            <text:p>0.762880089171853</text:p>
          </table:table-cell>
          <table:table-cell table:style-name="ce1" office:value-type="float" office:value="0.885775797243408" calcext:value-type="float">
            <text:p>0.885775797243408</text:p>
          </table:table-cell>
          <table:table-cell table:style-name="ce1" office:value-type="float" office:value="0.814398283645437" calcext:value-type="float">
            <text:p>0.814398283645437</text:p>
          </table:table-cell>
          <table:table-cell table:style-name="ce1" office:value-type="float" office:value="0.823654048939157" calcext:value-type="float">
            <text:p>0.823654048939157</text:p>
          </table:table-cell>
          <table:table-cell table:style-name="ce1" office:value-type="float" office:value="0.876347102646295" calcext:value-type="float">
            <text:p>0.876347102646295</text:p>
          </table:table-cell>
          <table:table-cell table:style-name="ce1" office:value-type="float" office:value="0.874798195698015" calcext:value-type="float">
            <text:p>0.874798195698015</text:p>
          </table:table-cell>
          <table:table-cell table:style-name="ce1" office:value-type="float" office:value="0.802312479814773" calcext:value-type="float">
            <text:p>0.802312479814773</text:p>
          </table:table-cell>
          <table:table-cell table:style-name="ce1" office:value-type="float" office:value="0.804210165425209" calcext:value-type="float">
            <text:p>0.804210165425209</text:p>
          </table:table-cell>
          <table:table-cell table:style-name="ce1" office:value-type="float" office:value="1.08584150566066" calcext:value-type="float">
            <text:p>1.08584150566066</text:p>
          </table:table-cell>
          <table:table-cell table:style-name="ce1" office:value-type="float" office:value="0.676186134932326" calcext:value-type="float">
            <text:p>0.676186134932326</text:p>
          </table:table-cell>
          <table:table-cell table:style-name="ce1" office:value-type="float" office:value="0.776848855788569" calcext:value-type="float">
            <text:p>0.776848855788569</text:p>
          </table:table-cell>
          <table:table-cell table:style-name="ce1" office:value-type="float" office:value="0.736947967289978" calcext:value-type="float">
            <text:p>0.736947967289978</text:p>
          </table:table-cell>
          <table:table-cell table:style-name="ce1" office:value-type="float" office:value="0.943222585116137" calcext:value-type="float">
            <text:p>0.943222585116137</text:p>
          </table:table-cell>
          <table:table-cell table:style-name="ce1" office:value-type="float" office:value="0.946478335006849" calcext:value-type="float">
            <text:p>0.946478335006849</text:p>
          </table:table-cell>
          <table:table-cell table:style-name="ce1" office:value-type="float" office:value="0.724905295237326" calcext:value-type="float">
            <text:p>0.724905295237326</text:p>
          </table:table-cell>
          <table:table-cell table:style-name="ce1" office:value-type="float" office:value="0.80293135477163" calcext:value-type="float">
            <text:p>0.80293135477163</text:p>
          </table:table-cell>
          <table:table-cell table:style-name="ce1" office:value-type="float" office:value="0.82261780537795" calcext:value-type="float">
            <text:p>0.82261780537795</text:p>
          </table:table-cell>
          <table:table-cell table:style-name="ce1" office:value-type="float" office:value="0.887790298491442" calcext:value-type="float">
            <text:p>0.887790298491442</text:p>
          </table:table-cell>
          <table:table-cell table:style-name="ce1" office:value-type="float" office:value="0.837104492399333" calcext:value-type="float">
            <text:p>0.837104492399333</text:p>
          </table:table-cell>
          <table:table-cell table:style-name="ce1" office:value-type="float" office:value="0.893184798275133" calcext:value-type="float">
            <text:p>0.893184798275133</text:p>
          </table:table-cell>
          <table:table-cell table:style-name="ce1" office:value-type="float" office:value="0.94730813862217" calcext:value-type="float">
            <text:p>0.94730813862217</text:p>
          </table:table-cell>
          <table:table-cell table:style-name="ce1" office:value-type="float" office:value="0.977538316803942" calcext:value-type="float">
            <text:p>0.977538316803942</text:p>
          </table:table-cell>
          <table:table-cell table:style-name="ce1" office:value-type="float" office:value="0.985853020670881" calcext:value-type="float">
            <text:p>0.985853020670881</text:p>
          </table:table-cell>
          <table:table-cell table:style-name="ce1" office:value-type="float" office:value="0.981421729446496" calcext:value-type="float">
            <text:p>0.981421729446496</text:p>
          </table:table-cell>
          <table:table-cell table:style-name="ce1" office:value-type="float" office:value="0.989904580982792" calcext:value-type="float">
            <text:p>0.989904580982792</text:p>
          </table:table-cell>
          <table:table-cell table:style-name="ce1" office:value-type="float" office:value="1.02625146236689" calcext:value-type="float">
            <text:p>1.02625146236689</text:p>
          </table:table-cell>
          <table:table-cell table:style-name="ce1" office:value-type="float" office:value="1.09006025439501" calcext:value-type="float">
            <text:p>1.09006025439501</text:p>
          </table:table-cell>
          <table:table-cell table:style-name="ce1" office:value-type="float" office:value="0.919967617002559" calcext:value-type="float">
            <text:p>0.919967617002559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South Afric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5.6297176937227" calcext:value-type="float">
            <text:p>5.6297176937227</text:p>
          </table:table-cell>
          <table:table-cell table:style-name="ce1" office:value-type="float" office:value="5.69438297418123" calcext:value-type="float">
            <text:p>5.69438297418123</text:p>
          </table:table-cell>
          <table:table-cell table:style-name="ce1" office:value-type="float" office:value="5.72971171067901" calcext:value-type="float">
            <text:p>5.72971171067901</text:p>
          </table:table-cell>
          <table:table-cell table:style-name="ce1" office:value-type="float" office:value="5.7998441920945" calcext:value-type="float">
            <text:p>5.7998441920945</text:p>
          </table:table-cell>
          <table:table-cell table:style-name="ce1" office:value-type="float" office:value="6.1709364776272" calcext:value-type="float">
            <text:p>6.1709364776272</text:p>
          </table:table-cell>
          <table:table-cell table:style-name="ce1" office:value-type="float" office:value="6.46735876361436" calcext:value-type="float">
            <text:p>6.46735876361436</text:p>
          </table:table-cell>
          <table:table-cell table:style-name="ce1" office:value-type="float" office:value="6.33275307601504" calcext:value-type="float">
            <text:p>6.33275307601504</text:p>
          </table:table-cell>
          <table:table-cell table:style-name="ce1" office:value-type="float" office:value="6.46564779363835" calcext:value-type="float">
            <text:p>6.46564779363835</text:p>
          </table:table-cell>
          <table:table-cell table:style-name="ce1" office:value-type="float" office:value="6.52767167877123" calcext:value-type="float">
            <text:p>6.52767167877123</text:p>
          </table:table-cell>
          <table:table-cell table:style-name="ce1" office:value-type="float" office:value="6.62952204282314" calcext:value-type="float">
            <text:p>6.62952204282314</text:p>
          </table:table-cell>
          <table:table-cell table:style-name="ce1" office:value-type="float" office:value="6.78063779598859" calcext:value-type="float">
            <text:p>6.78063779598859</text:p>
          </table:table-cell>
          <table:table-cell table:style-name="ce1" office:value-type="float" office:value="7.4579922647945" calcext:value-type="float">
            <text:p>7.4579922647945</text:p>
          </table:table-cell>
          <table:table-cell table:style-name="ce1" office:value-type="float" office:value="7.42556259382185" calcext:value-type="float">
            <text:p>7.42556259382185</text:p>
          </table:table-cell>
          <table:table-cell table:style-name="ce1" office:value-type="float" office:value="7.33573367803088" calcext:value-type="float">
            <text:p>7.33573367803088</text:p>
          </table:table-cell>
          <table:table-cell table:style-name="ce1" office:value-type="float" office:value="7.3061563829471" calcext:value-type="float">
            <text:p>7.3061563829471</text:p>
          </table:table-cell>
          <table:table-cell table:style-name="ce1" office:value-type="float" office:value="7.48955981074086" calcext:value-type="float">
            <text:p>7.48955981074086</text:p>
          </table:table-cell>
          <table:table-cell table:style-name="ce1" office:value-type="float" office:value="7.64265088613332" calcext:value-type="float">
            <text:p>7.64265088613332</text:p>
          </table:table-cell>
          <table:table-cell table:style-name="ce1" office:value-type="float" office:value="7.74834542535867" calcext:value-type="float">
            <text:p>7.74834542535867</text:p>
          </table:table-cell>
          <table:table-cell table:style-name="ce1" office:value-type="float" office:value="7.66825743979802" calcext:value-type="float">
            <text:p>7.66825743979802</text:p>
          </table:table-cell>
          <table:table-cell table:style-name="ce1" office:value-type="float" office:value="8.12555513863308" calcext:value-type="float">
            <text:p>8.12555513863308</text:p>
          </table:table-cell>
          <table:table-cell table:style-name="ce1" office:value-type="float" office:value="8.28452639976791" calcext:value-type="float">
            <text:p>8.28452639976791</text:p>
          </table:table-cell>
          <table:table-cell table:style-name="ce1" office:value-type="float" office:value="9.10888471297915" calcext:value-type="float">
            <text:p>9.10888471297915</text:p>
          </table:table-cell>
          <table:table-cell table:style-name="ce1" office:value-type="float" office:value="9.69041651101264" calcext:value-type="float">
            <text:p>9.69041651101264</text:p>
          </table:table-cell>
          <table:table-cell table:style-name="ce1" office:value-type="float" office:value="9.83146698540345" calcext:value-type="float">
            <text:p>9.83146698540345</text:p>
          </table:table-cell>
          <table:table-cell table:style-name="ce1" office:value-type="float" office:value="10.3571539441871" calcext:value-type="float">
            <text:p>10.3571539441871</text:p>
          </table:table-cell>
          <table:table-cell table:style-name="ce1" office:value-type="float" office:value="10.3556720544476" calcext:value-type="float">
            <text:p>10.3556720544476</text:p>
          </table:table-cell>
          <table:table-cell table:style-name="ce1" office:value-type="float" office:value="10.3001801920159" calcext:value-type="float">
            <text:p>10.3001801920159</text:p>
          </table:table-cell>
          <table:table-cell table:style-name="ce1" office:value-type="float" office:value="9.99072154834223" calcext:value-type="float">
            <text:p>9.99072154834223</text:p>
          </table:table-cell>
          <table:table-cell table:style-name="ce1" office:value-type="float" office:value="10.1710780005679" calcext:value-type="float">
            <text:p>10.1710780005679</text:p>
          </table:table-cell>
          <table:table-cell table:style-name="ce1" office:value-type="float" office:value="9.8898978673839" calcext:value-type="float">
            <text:p>9.8898978673839</text:p>
          </table:table-cell>
          <table:table-cell table:style-name="ce1" office:value-type="float" office:value="9.08509667613636" calcext:value-type="float">
            <text:p>9.08509667613636</text:p>
          </table:table-cell>
          <table:table-cell table:style-name="ce1" office:value-type="float" office:value="9.25661376132563" calcext:value-type="float">
            <text:p>9.25661376132563</text:p>
          </table:table-cell>
          <table:table-cell table:style-name="ce1" office:value-type="float" office:value="8.38965516611699" calcext:value-type="float">
            <text:p>8.38965516611699</text:p>
          </table:table-cell>
          <table:table-cell table:style-name="ce1" office:value-type="float" office:value="8.56877488472211" calcext:value-type="float">
            <text:p>8.56877488472211</text:p>
          </table:table-cell>
          <table:table-cell table:style-name="ce1" office:value-type="float" office:value="8.81787528704153" calcext:value-type="float">
            <text:p>8.81787528704153</text:p>
          </table:table-cell>
          <table:table-cell table:style-name="ce1" office:value-type="float" office:value="9.03523678425358" calcext:value-type="float">
            <text:p>9.03523678425358</text:p>
          </table:table-cell>
          <table:table-cell table:style-name="ce1" office:value-type="float" office:value="8.96594298530207" calcext:value-type="float">
            <text:p>8.96594298530207</text:p>
          </table:table-cell>
          <table:table-cell table:style-name="ce1" office:value-type="float" office:value="9.07313645097013" calcext:value-type="float">
            <text:p>9.07313645097013</text:p>
          </table:table-cell>
          <table:table-cell table:style-name="ce1" office:value-type="float" office:value="8.88357162511229" calcext:value-type="float">
            <text:p>8.88357162511229</text:p>
          </table:table-cell>
          <table:table-cell table:style-name="ce1" office:value-type="float" office:value="8.64408828873052" calcext:value-type="float">
            <text:p>8.64408828873052</text:p>
          </table:table-cell>
          <table:table-cell table:style-name="ce1" office:value-type="float" office:value="8.37751152272727" calcext:value-type="float">
            <text:p>8.37751152272727</text:p>
          </table:table-cell>
          <table:table-cell table:style-name="ce1" office:value-type="float" office:value="8.07716373228452" calcext:value-type="float">
            <text:p>8.07716373228452</text:p>
          </table:table-cell>
          <table:table-cell table:style-name="ce1" office:value-type="float" office:value="7.63368838926592" calcext:value-type="float">
            <text:p>7.63368838926592</text:p>
          </table:table-cell>
          <table:table-cell table:style-name="ce1" office:value-type="float" office:value="8.25569319646868" calcext:value-type="float">
            <text:p>8.25569319646868</text:p>
          </table:table-cell>
          <table:table-cell table:style-name="ce1" office:value-type="float" office:value="9.09041817899253" calcext:value-type="float">
            <text:p>9.09041817899253</text:p>
          </table:table-cell>
          <table:table-cell table:style-name="ce1" office:value-type="float" office:value="8.27512391863374" calcext:value-type="float">
            <text:p>8.27512391863374</text:p>
          </table:table-cell>
          <table:table-cell table:style-name="ce1" office:value-type="float" office:value="8.80247506969903" calcext:value-type="float">
            <text:p>8.80247506969903</text:p>
          </table:table-cell>
          <table:table-cell table:style-name="ce1" office:value-type="float" office:value="9.06332552937525" calcext:value-type="float">
            <text:p>9.06332552937525</text:p>
          </table:table-cell>
          <table:table-cell table:style-name="ce1" office:value-type="float" office:value="9.5064811633085" calcext:value-type="float">
            <text:p>9.5064811633085</text:p>
          </table:table-cell>
          <table:table-cell table:style-name="ce1" office:value-type="float" office:value="9.54549478789639" calcext:value-type="float">
            <text:p>9.54549478789639</text:p>
          </table:table-cell>
          <table:table-cell table:style-name="ce1" office:value-type="float" office:value="8.95715352365484" calcext:value-type="float">
            <text:p>8.95715352365484</text:p>
          </table:table-cell>
          <table:table-cell table:style-name="ce1" office:value-type="float" office:value="9.25721647223847" calcext:value-type="float">
            <text:p>9.25721647223847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Congo, Dem. Rep.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style-name="ce1" office:value-type="float" office:value="0.152228066100193" calcext:value-type="float">
            <text:p>0.152228066100193</text:p>
          </table:table-cell>
          <table:table-cell table:style-name="ce1" office:value-type="float" office:value="0.150781683896912" calcext:value-type="float">
            <text:p>0.150781683896912</text:p>
          </table:table-cell>
          <table:table-cell table:style-name="ce1" office:value-type="float" office:value="0.135558725577881" calcext:value-type="float">
            <text:p>0.135558725577881</text:p>
          </table:table-cell>
          <table:table-cell table:style-name="ce1" office:value-type="float" office:value="0.139445631899183" calcext:value-type="float">
            <text:p>0.139445631899183</text:p>
          </table:table-cell>
          <table:table-cell table:style-name="ce1" office:value-type="float" office:value="0.116926455843116" calcext:value-type="float">
            <text:p>0.116926455843116</text:p>
          </table:table-cell>
          <table:table-cell table:style-name="ce1" office:value-type="float" office:value="0.142290043920333" calcext:value-type="float">
            <text:p>0.142290043920333</text:p>
          </table:table-cell>
          <table:table-cell table:style-name="ce1" office:value-type="float" office:value="0.134675336163199" calcext:value-type="float">
            <text:p>0.134675336163199</text:p>
          </table:table-cell>
          <table:table-cell table:style-name="ce1" office:value-type="float" office:value="0.124706248259826" calcext:value-type="float">
            <text:p>0.124706248259826</text:p>
          </table:table-cell>
          <table:table-cell table:style-name="ce1" office:value-type="float" office:value="0.1781812225413" calcext:value-type="float">
            <text:p>0.1781812225413</text:p>
          </table:table-cell>
          <table:table-cell table:style-name="ce1" office:value-type="float" office:value="0.187694930343863" calcext:value-type="float">
            <text:p>0.187694930343863</text:p>
          </table:table-cell>
          <table:table-cell table:style-name="ce1" office:value-type="float" office:value="0.135611858568823" calcext:value-type="float">
            <text:p>0.135611858568823</text:p>
          </table:table-cell>
          <table:table-cell table:style-name="ce1" office:value-type="float" office:value="0.144089870448105" calcext:value-type="float">
            <text:p>0.144089870448105</text:p>
          </table:table-cell>
          <table:table-cell table:style-name="ce1" office:value-type="float" office:value="0.143061813940971" calcext:value-type="float">
            <text:p>0.143061813940971</text:p>
          </table:table-cell>
          <table:table-cell table:style-name="ce1" office:value-type="float" office:value="0.147250717407408" calcext:value-type="float">
            <text:p>0.147250717407408</text:p>
          </table:table-cell>
          <table:table-cell table:style-name="ce1" office:value-type="float" office:value="0.151241407949411" calcext:value-type="float">
            <text:p>0.151241407949411</text:p>
          </table:table-cell>
          <table:table-cell table:style-name="ce1" office:value-type="float" office:value="0.141381631300821" calcext:value-type="float">
            <text:p>0.141381631300821</text:p>
          </table:table-cell>
          <table:table-cell table:style-name="ce1" office:value-type="float" office:value="0.144925427851272" calcext:value-type="float">
            <text:p>0.144925427851272</text:p>
          </table:table-cell>
          <table:table-cell table:style-name="ce1" office:value-type="float" office:value="0.143850528178796" calcext:value-type="float">
            <text:p>0.143850528178796</text:p>
          </table:table-cell>
          <table:table-cell table:style-name="ce1" office:value-type="float" office:value="0.141840587302134" calcext:value-type="float">
            <text:p>0.141840587302134</text:p>
          </table:table-cell>
          <table:table-cell table:style-name="ce1" office:value-type="float" office:value="0.146357065421976" calcext:value-type="float">
            <text:p>0.146357065421976</text:p>
          </table:table-cell>
          <table:table-cell table:style-name="ce1" office:value-type="float" office:value="0.132865308032767" calcext:value-type="float">
            <text:p>0.132865308032767</text:p>
          </table:table-cell>
          <table:table-cell table:style-name="ce1" office:value-type="float" office:value="0.139635097523415" calcext:value-type="float">
            <text:p>0.139635097523415</text:p>
          </table:table-cell>
          <table:table-cell table:style-name="ce1" office:value-type="float" office:value="0.110772303798724" calcext:value-type="float">
            <text:p>0.110772303798724</text:p>
          </table:table-cell>
          <table:table-cell table:style-name="ce1" office:value-type="float" office:value="0.141533630937044" calcext:value-type="float">
            <text:p>0.141533630937044</text:p>
          </table:table-cell>
          <table:table-cell table:style-name="ce1" office:value-type="float" office:value="0.135797697614365" calcext:value-type="float">
            <text:p>0.135797697614365</text:p>
          </table:table-cell>
          <table:table-cell table:style-name="ce1" office:value-type="float" office:value="0.121435726037758" calcext:value-type="float">
            <text:p>0.121435726037758</text:p>
          </table:table-cell>
          <table:table-cell table:style-name="ce1" office:value-type="float" office:value="0.109549311246584" calcext:value-type="float">
            <text:p>0.109549311246584</text:p>
          </table:table-cell>
          <table:table-cell table:style-name="ce1" office:value-type="float" office:value="0.121495264054164" calcext:value-type="float">
            <text:p>0.121495264054164</text:p>
          </table:table-cell>
          <table:table-cell table:style-name="ce1" office:value-type="float" office:value="0.122948634127724" calcext:value-type="float">
            <text:p>0.122948634127724</text:p>
          </table:table-cell>
          <table:table-cell table:style-name="ce1" office:value-type="float" office:value="0.130114584414397" calcext:value-type="float">
            <text:p>0.130114584414397</text:p>
          </table:table-cell>
          <table:table-cell table:style-name="ce1" office:value-type="float" office:value="0.116420436467735" calcext:value-type="float">
            <text:p>0.116420436467735</text:p>
          </table:table-cell>
          <table:table-cell table:style-name="ce1" office:value-type="float" office:value="0.103417510417261" calcext:value-type="float">
            <text:p>0.103417510417261</text:p>
          </table:table-cell>
          <table:table-cell table:style-name="ce1" office:value-type="float" office:value="0.0957904087819566" calcext:value-type="float">
            <text:p>0.095790408781957</text:p>
          </table:table-cell>
          <table:table-cell table:style-name="ce1" office:value-type="float" office:value="0.0867433270621828" calcext:value-type="float">
            <text:p>0.086743327062183</text:p>
          </table:table-cell>
          <table:table-cell table:style-name="ce1" office:value-type="float" office:value="0.0607511844852703" calcext:value-type="float">
            <text:p>0.06075118448527</text:p>
          </table:table-cell>
          <table:table-cell table:style-name="ce1" office:value-type="float" office:value="0.0703259464218576" calcext:value-type="float">
            <text:p>0.070325946421858</text:p>
          </table:table-cell>
          <table:table-cell table:style-name="ce1" office:value-type="float" office:value="0.0748177829465365" calcext:value-type="float">
            <text:p>0.074817782946537</text:p>
          </table:table-cell>
          <table:table-cell table:style-name="ce1" office:value-type="float" office:value="0.0656726785668239" calcext:value-type="float">
            <text:p>0.065672678566824</text:p>
          </table:table-cell>
          <table:table-cell table:style-name="ce1" office:value-type="float" office:value="0.0555095476469271" calcext:value-type="float">
            <text:p>0.055509547646927</text:p>
          </table:table-cell>
          <table:table-cell table:style-name="ce1" office:value-type="float" office:value="0.0480435061478485" calcext:value-type="float">
            <text:p>0.048043506147849</text:p>
          </table:table-cell>
          <table:table-cell table:style-name="ce1" office:value-type="float" office:value="0.0342669881518454" calcext:value-type="float">
            <text:p>0.034266988151845</text:p>
          </table:table-cell>
          <table:table-cell table:style-name="ce1" office:value-type="float" office:value="0.0336673642538684" calcext:value-type="float">
            <text:p>0.033667364253868</text:p>
          </table:table-cell>
          <table:table-cell table:style-name="ce1" office:value-type="float" office:value="0.0349639553799251" calcext:value-type="float">
            <text:p>0.034963955379925</text:p>
          </table:table-cell>
          <table:table-cell table:style-name="ce1" office:value-type="float" office:value="0.0354136465146102" calcext:value-type="float">
            <text:p>0.03541364651461</text:p>
          </table:table-cell>
          <table:table-cell table:style-name="ce1" office:value-type="float" office:value="0.0393605211686563" calcext:value-type="float">
            <text:p>0.039360521168656</text:p>
          </table:table-cell>
          <table:table-cell table:style-name="ce1" office:value-type="float" office:value="0.0443260218804449" calcext:value-type="float">
            <text:p>0.044326021880445</text:p>
          </table:table-cell>
          <table:table-cell table:style-name="ce1" office:value-type="float" office:value="0.0455788715559143" calcext:value-type="float">
            <text:p>0.045578871555914</text:p>
          </table:table-cell>
          <table:table-cell table:style-name="ce1" office:value-type="float" office:value="0.0473122739873694" calcext:value-type="float">
            <text:p>0.047312273987369</text:p>
          </table:table-cell>
          <table:table-cell table:style-name="ce1" office:value-type="float" office:value="0.0484113728039341" calcext:value-type="float">
            <text:p>0.048411372803934</text:p>
          </table:table-cell>
          <table:table-cell table:style-name="ce1" office:value-type="float" office:value="0.0456040970538427" calcext:value-type="float">
            <text:p>0.045604097053843</text:p>
          </table:table-cell>
          <table:table-cell table:style-name="ce1" office:value-type="float" office:value="0.0493280639148669" calcext:value-type="float">
            <text:p>0.049328063914867</text:p>
          </table:table-cell>
          <table:table-cell table:style-name="ce1" office:value-type="float" office:value="0.050302687534911" calcext:value-type="float">
            <text:p>0.050302687534911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0.950433512521214" calcext:value-type="float">
            <text:p>0.950433512521214</text:p>
          </table:table-cell>
          <table:table-cell table:style-name="ce1" office:value-type="float" office:value="1.10019673077998" calcext:value-type="float">
            <text:p>1.10019673077998</text:p>
          </table:table-cell>
          <table:table-cell table:style-name="ce1" office:value-type="float" office:value="0.953157627144478" calcext:value-type="float">
            <text:p>0.953157627144478</text:p>
          </table:table-cell>
          <table:table-cell table:style-name="ce1" office:value-type="float" office:value="1.26362796029597" calcext:value-type="float">
            <text:p>1.26362796029597</text:p>
          </table:table-cell>
          <table:table-cell table:style-name="ce1" office:value-type="float" office:value="1.16743248790889" calcext:value-type="float">
            <text:p>1.16743248790889</text:p>
          </table:table-cell>
          <table:table-cell table:style-name="ce1" office:value-type="float" office:value="1.0563913982012" calcext:value-type="float">
            <text:p>1.0563913982012</text:p>
          </table:table-cell>
          <table:table-cell table:style-name="ce1" office:value-type="float" office:value="0.900677549315737" calcext:value-type="float">
            <text:p>0.900677549315737</text:p>
          </table:table-cell>
          <table:table-cell table:style-name="ce1" office:value-type="float" office:value="0.875473620192279" calcext:value-type="float">
            <text:p>0.875473620192279</text:p>
          </table:table-cell>
          <table:table-cell table:style-name="ce1" office:value-type="float" office:value="0.906907922832935" calcext:value-type="float">
            <text:p>0.906907922832935</text:p>
          </table:table-cell>
          <table:table-cell table:style-name="ce1" office:value-type="float" office:value="0.988535480582879" calcext:value-type="float">
            <text:p>0.988535480582879</text:p>
          </table:table-cell>
          <table:table-cell table:style-name="ce1" office:value-type="float" office:value="0.873528989920616" calcext:value-type="float">
            <text:p>0.873528989920616</text:p>
          </table:table-cell>
          <table:table-cell table:style-name="ce1" office:value-type="float" office:value="0.819056206310354" calcext:value-type="float">
            <text:p>0.819056206310354</text:p>
          </table:table-cell>
          <table:table-cell table:style-name="ce1" office:value-type="float" office:value="0.780217301577151" calcext:value-type="float">
            <text:p>0.780217301577151</text:p>
          </table:table-cell>
          <table:table-cell table:style-name="ce1" office:value-type="float" office:value="0.700659112387832" calcext:value-type="float">
            <text:p>0.700659112387832</text:p>
          </table:table-cell>
          <table:table-cell table:style-name="ce1" office:value-type="float" office:value="0.628361546178387" calcext:value-type="float">
            <text:p>0.628361546178387</text:p>
          </table:table-cell>
          <table:table-cell table:style-name="ce1" office:value-type="float" office:value="0.629351818404187" calcext:value-type="float">
            <text:p>0.629351818404187</text:p>
          </table:table-cell>
          <table:table-cell table:style-name="ce1" office:value-type="float" office:value="0.595551528232496" calcext:value-type="float">
            <text:p>0.595551528232496</text:p>
          </table:table-cell>
          <table:table-cell table:style-name="ce1" office:value-type="float" office:value="0.548430784991176" calcext:value-type="float">
            <text:p>0.548430784991176</text:p>
          </table:table-cell>
          <table:table-cell table:style-name="ce1" office:value-type="float" office:value="0.554157606672333" calcext:value-type="float">
            <text:p>0.554157606672333</text:p>
          </table:table-cell>
          <table:table-cell table:style-name="ce1" office:value-type="float" office:value="0.497736877656572" calcext:value-type="float">
            <text:p>0.497736877656572</text:p>
          </table:table-cell>
          <table:table-cell table:style-name="ce1" office:value-type="float" office:value="0.415078628636968" calcext:value-type="float">
            <text:p>0.415078628636968</text:p>
          </table:table-cell>
          <table:table-cell table:style-name="ce1" office:value-type="float" office:value="0.392447257432069" calcext:value-type="float">
            <text:p>0.392447257432069</text:p>
          </table:table-cell>
          <table:table-cell table:style-name="ce1" office:value-type="float" office:value="0.398977921423774" calcext:value-type="float">
            <text:p>0.398977921423774</text:p>
          </table:table-cell>
          <table:table-cell table:style-name="ce1" office:value-type="float" office:value="0.361826389995274" calcext:value-type="float">
            <text:p>0.361826389995274</text:p>
          </table:table-cell>
          <table:table-cell table:style-name="ce1" office:value-type="float" office:value="0.408340750538911" calcext:value-type="float">
            <text:p>0.408340750538911</text:p>
          </table:table-cell>
          <table:table-cell table:style-name="ce1" office:value-type="float" office:value="0.328690922440875" calcext:value-type="float">
            <text:p>0.328690922440875</text:p>
          </table:table-cell>
          <table:table-cell table:style-name="ce1" office:value-type="float" office:value="0.300361825938931" calcext:value-type="float">
            <text:p>0.300361825938931</text:p>
          </table:table-cell>
          <table:table-cell table:style-name="ce1" office:value-type="float" office:value="0.289013621075275" calcext:value-type="float">
            <text:p>0.289013621075275</text:p>
          </table:table-cell>
          <table:table-cell table:style-name="ce1" office:value-type="float" office:value="0.286451407702961" calcext:value-type="float">
            <text:p>0.286451407702961</text:p>
          </table:table-cell>
          <table:table-cell table:style-name="ce1" office:value-type="float" office:value="0.284384427171929" calcext:value-type="float">
            <text:p>0.284384427171929</text:p>
          </table:table-cell>
          <table:table-cell table:style-name="ce1" office:value-type="float" office:value="0.268369765283184" calcext:value-type="float">
            <text:p>0.268369765283184</text:p>
          </table:table-cell>
          <table:table-cell table:style-name="ce1" office:value-type="float" office:value="0.234598548207619" calcext:value-type="float">
            <text:p>0.234598548207619</text:p>
          </table:table-cell>
          <table:table-cell table:style-name="ce1" office:value-type="float" office:value="0.196811397943203" calcext:value-type="float">
            <text:p>0.196811397943203</text:p>
          </table:table-cell>
          <table:table-cell table:style-name="ce1" office:value-type="float" office:value="0.244873737958254" calcext:value-type="float">
            <text:p>0.244873737958254</text:p>
          </table:table-cell>
          <table:table-cell table:style-name="ce1" office:value-type="float" office:value="0.230594179310158" calcext:value-type="float">
            <text:p>0.230594179310158</text:p>
          </table:table-cell>
          <table:table-cell table:style-name="ce1" office:value-type="float" office:value="0.175359068647659" calcext:value-type="float">
            <text:p>0.175359068647659</text:p>
          </table:table-cell>
          <table:table-cell table:style-name="ce1" office:value-type="float" office:value="0.172173936866688" calcext:value-type="float">
            <text:p>0.172173936866688</text:p>
          </table:table-cell>
          <table:table-cell table:style-name="ce1" office:value-type="float" office:value="0.175563780114201" calcext:value-type="float">
            <text:p>0.175563780114201</text:p>
          </table:table-cell>
          <table:table-cell table:style-name="ce1" office:value-type="float" office:value="0.176766866146414" calcext:value-type="float">
            <text:p>0.176766866146414</text:p>
          </table:table-cell>
          <table:table-cell table:style-name="ce1" office:value-type="float" office:value="0.183895492440666" calcext:value-type="float">
            <text:p>0.183895492440666</text:p>
          </table:table-cell>
          <table:table-cell table:style-name="ce1" office:value-type="float" office:value="0.181385485732756" calcext:value-type="float">
            <text:p>0.181385485732756</text:p>
          </table:table-cell>
          <table:table-cell table:style-name="ce1" office:value-type="float" office:value="0.189080399691421" calcext:value-type="float">
            <text:p>0.189080399691421</text:p>
          </table:table-cell>
          <table:table-cell table:style-name="ce1" office:value-type="float" office:value="0.179773644714873" calcext:value-type="float">
            <text:p>0.179773644714873</text:p>
          </table:table-cell>
          <table:table-cell table:style-name="ce1" office:value-type="float" office:value="0.150264752789065" calcext:value-type="float">
            <text:p>0.150264752789065</text:p>
          </table:table-cell>
          <table:table-cell table:style-name="ce1" office:value-type="float" office:value="0.164691752590762" calcext:value-type="float">
            <text:p>0.164691752590762</text:p>
          </table:table-cell>
          <table:table-cell table:style-name="ce1" office:value-type="float" office:value="0.18405787627623" calcext:value-type="float">
            <text:p>0.18405787627623</text:p>
          </table:table-cell>
          <table:table-cell table:style-name="ce1" office:value-type="float" office:value="0.19207865757486" calcext:value-type="float">
            <text:p>0.19207865757486</text:p>
          </table:table-cell>
          <table:table-cell table:style-name="ce1" office:value-type="float" office:value="0.212449644529525" calcext:value-type="float">
            <text:p>0.212449644529525</text:p>
          </table:table-cell>
          <table:table-cell table:number-columns-repeated="968"/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string" calcext:value-type="string">
            <text:p>CO2 emissions (metric tons per capita)</text:p>
          </table:table-cell>
          <table:table-cell table:style-name="ce1" office:value-type="string" calcext:value-type="string">
            <text:p>EN.ATM.CO2E.PC</text:p>
          </table:table-cell>
          <table:table-cell table:number-columns-repeated="4" table:style-name="ce1" office:value-type="string" calcext:value-type="string">
            <text:p>null</text:p>
          </table:table-cell>
          <table:table-cell table:style-name="ce1" office:value-type="float" office:value="1.0453735792059" calcext:value-type="float">
            <text:p>1.0453735792059</text:p>
          </table:table-cell>
          <table:table-cell table:style-name="ce1" office:value-type="float" office:value="1.17917646963049" calcext:value-type="float">
            <text:p>1.17917646963049</text:p>
          </table:table-cell>
          <table:table-cell table:style-name="ce1" office:value-type="float" office:value="1.32365574215467" calcext:value-type="float">
            <text:p>1.32365574215467</text:p>
          </table:table-cell>
          <table:table-cell table:style-name="ce1" office:value-type="float" office:value="1.12296052313689" calcext:value-type="float">
            <text:p>1.12296052313689</text:p>
          </table:table-cell>
          <table:table-cell table:style-name="ce1" office:value-type="float" office:value="1.30982744963032" calcext:value-type="float">
            <text:p>1.30982744963032</text:p>
          </table:table-cell>
          <table:table-cell table:style-name="ce1" office:value-type="float" office:value="1.34045208794277" calcext:value-type="float">
            <text:p>1.34045208794277</text:p>
          </table:table-cell>
          <table:table-cell table:style-name="ce1" office:value-type="float" office:value="1.56785524337674" calcext:value-type="float">
            <text:p>1.56785524337674</text:p>
          </table:table-cell>
          <table:table-cell table:style-name="ce1" office:value-type="float" office:value="1.62331900183869" calcext:value-type="float">
            <text:p>1.62331900183869</text:p>
          </table:table-cell>
          <table:table-cell table:style-name="ce1" office:value-type="float" office:value="1.47579769444094" calcext:value-type="float">
            <text:p>1.47579769444094</text:p>
          </table:table-cell>
          <table:table-cell table:style-name="ce1" office:value-type="float" office:value="1.60897405893022" calcext:value-type="float">
            <text:p>1.60897405893022</text:p>
          </table:table-cell>
          <table:table-cell table:style-name="ce1" office:value-type="float" office:value="1.51771128717643" calcext:value-type="float">
            <text:p>1.51771128717643</text:p>
          </table:table-cell>
          <table:table-cell table:style-name="ce1" office:value-type="float" office:value="1.34846678045938" calcext:value-type="float">
            <text:p>1.34846678045938</text:p>
          </table:table-cell>
          <table:table-cell table:style-name="ce1" office:value-type="float" office:value="1.70521854873175" calcext:value-type="float">
            <text:p>1.70521854873175</text:p>
          </table:table-cell>
          <table:table-cell table:style-name="ce1" office:value-type="float" office:value="1.41314098614153" calcext:value-type="float">
            <text:p>1.41314098614153</text:p>
          </table:table-cell>
          <table:table-cell table:style-name="ce1" office:value-type="float" office:value="1.36765026528091" calcext:value-type="float">
            <text:p>1.36765026528091</text:p>
          </table:table-cell>
          <table:table-cell table:style-name="ce1" office:value-type="float" office:value="1.34399734097892" calcext:value-type="float">
            <text:p>1.34399734097892</text:p>
          </table:table-cell>
          <table:table-cell table:style-name="ce1" office:value-type="float" office:value="1.32209716915008" calcext:value-type="float">
            <text:p>1.32209716915008</text:p>
          </table:table-cell>
          <table:table-cell table:style-name="ce1" office:value-type="float" office:value="1.24606901907233" calcext:value-type="float">
            <text:p>1.24606901907233</text:p>
          </table:table-cell>
          <table:table-cell table:style-name="ce1" office:value-type="float" office:value="1.1187579779326" calcext:value-type="float">
            <text:p>1.1187579779326</text:p>
          </table:table-cell>
          <table:table-cell table:style-name="ce1" office:value-type="float" office:value="1.27622681567353" calcext:value-type="float">
            <text:p>1.27622681567353</text:p>
          </table:table-cell>
          <table:table-cell table:style-name="ce1" office:value-type="float" office:value="1.16352255682474" calcext:value-type="float">
            <text:p>1.16352255682474</text:p>
          </table:table-cell>
          <table:table-cell table:style-name="ce1" office:value-type="float" office:value="1.15811746461338" calcext:value-type="float">
            <text:p>1.15811746461338</text:p>
          </table:table-cell>
          <table:table-cell table:style-name="ce1" office:value-type="float" office:value="1.42711597093296" calcext:value-type="float">
            <text:p>1.42711597093296</text:p>
          </table:table-cell>
          <table:table-cell table:style-name="ce1" office:value-type="float" office:value="1.59821730165001" calcext:value-type="float">
            <text:p>1.59821730165001</text:p>
          </table:table-cell>
          <table:table-cell table:style-name="ce1" office:value-type="float" office:value="1.63192080168841" calcext:value-type="float">
            <text:p>1.63192080168841</text:p>
          </table:table-cell>
          <table:table-cell table:style-name="ce1" office:value-type="float" office:value="1.58921865816734" calcext:value-type="float">
            <text:p>1.58921865816734</text:p>
          </table:table-cell>
          <table:table-cell table:style-name="ce1" office:value-type="float" office:value="1.47872337888925" calcext:value-type="float">
            <text:p>1.47872337888925</text:p>
          </table:table-cell>
          <table:table-cell table:style-name="ce1" office:value-type="float" office:value="1.47013398450028" calcext:value-type="float">
            <text:p>1.47013398450028</text:p>
          </table:table-cell>
          <table:table-cell table:style-name="ce1" office:value-type="float" office:value="1.53372386967832" calcext:value-type="float">
            <text:p>1.53372386967832</text:p>
          </table:table-cell>
          <table:table-cell table:style-name="ce1" office:value-type="float" office:value="1.4398900831803" calcext:value-type="float">
            <text:p>1.4398900831803</text:p>
          </table:table-cell>
          <table:table-cell table:style-name="ce1" office:value-type="float" office:value="1.53750115341314" calcext:value-type="float">
            <text:p>1.53750115341314</text:p>
          </table:table-cell>
          <table:table-cell table:style-name="ce1" office:value-type="float" office:value="1.29503260083594" calcext:value-type="float">
            <text:p>1.29503260083594</text:p>
          </table:table-cell>
          <table:table-cell table:style-name="ce1" office:value-type="float" office:value="1.26239999717116" calcext:value-type="float">
            <text:p>1.26239999717116</text:p>
          </table:table-cell>
          <table:table-cell table:style-name="ce1" office:value-type="float" office:value="1.19467766535891" calcext:value-type="float">
            <text:p>1.19467766535891</text:p>
          </table:table-cell>
          <table:table-cell table:style-name="ce1" office:value-type="float" office:value="1.16577490553084" calcext:value-type="float">
            <text:p>1.16577490553084</text:p>
          </table:table-cell>
          <table:table-cell table:style-name="ce1" office:value-type="float" office:value="1.27962515654776" calcext:value-type="float">
            <text:p>1.27962515654776</text:p>
          </table:table-cell>
          <table:table-cell table:style-name="ce1" office:value-type="float" office:value="1.11095600865313" calcext:value-type="float">
            <text:p>1.11095600865313</text:p>
          </table:table-cell>
          <table:table-cell table:style-name="ce1" office:value-type="float" office:value="0.996759279681954" calcext:value-type="float">
            <text:p>0.996759279681954</text:p>
          </table:table-cell>
          <table:table-cell table:style-name="ce1" office:value-type="float" office:value="0.940194844852405" calcext:value-type="float">
            <text:p>0.940194844852405</text:p>
          </table:table-cell>
          <table:table-cell table:style-name="ce1" office:value-type="float" office:value="0.831911009113553" calcext:value-type="float">
            <text:p>0.831911009113553</text:p>
          </table:table-cell>
          <table:table-cell table:style-name="ce1" office:value-type="float" office:value="0.766580809131114" calcext:value-type="float">
            <text:p>0.766580809131114</text:p>
          </table:table-cell>
          <table:table-cell table:style-name="ce1" office:value-type="float" office:value="0.82521788808709" calcext:value-type="float">
            <text:p>0.82521788808709</text:p>
          </table:table-cell>
          <table:table-cell table:style-name="ce1" office:value-type="float" office:value="0.780721380396105" calcext:value-type="float">
            <text:p>0.780721380396105</text:p>
          </table:table-cell>
          <table:table-cell table:style-name="ce1" office:value-type="float" office:value="0.731866885028634" calcext:value-type="float">
            <text:p>0.731866885028634</text:p>
          </table:table-cell>
          <table:table-cell table:style-name="ce1" office:value-type="float" office:value="0.569255428232098" calcext:value-type="float">
            <text:p>0.569255428232098</text:p>
          </table:table-cell>
          <table:table-cell table:style-name="ce1" office:value-type="float" office:value="0.600521157463995" calcext:value-type="float">
            <text:p>0.600521157463995</text:p>
          </table:table-cell>
          <table:table-cell table:style-name="ce1" office:value-type="float" office:value="0.646072745491111" calcext:value-type="float">
            <text:p>0.646072745491111</text:p>
          </table:table-cell>
          <table:table-cell table:style-name="ce1" office:value-type="float" office:value="0.691697896516679" calcext:value-type="float">
            <text:p>0.691697896516679</text:p>
          </table:table-cell>
          <table:table-cell table:number-columns-repeated="968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out" style:display-name="PageStyle_Ab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_28_kt_29__20_RAW_20_DATA" style:display-name="PageStyle_CO2 (kt) 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for_20_World_20_to_20_Union" style:display-name="PageStyle_CO2 for World to Un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_28_kt_29__20_Pivoted" style:display-name="PageStyle_CO2 (kt) Pivot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Per_20_Capita_20_RAW_20_DATA" style:display-name="PageStyle_CO2 Per Capita 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_20_-_20_Countries" style:display-name="PageStyle_Metadata - Count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_28_kt_29__20_for_20_Split" style:display-name="PageStyle_CO2 (kt) for Spl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Data_20_Cleaned" style:display-name="PageStyle_CO2 Data Clean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2_20_Per_20_Capita_20__28_Pivoted_29_" style:display-name="PageStyle_CO2 Per Capita (Pivote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Sparkes</meta:initial-creator>
    <meta:creation-date>2016-05-09T10:01:55</meta:creation-date>
    <dc:date>2020-12-28T20:49:46.397716431</dc:date>
    <meta:generator>LibreOffice/6.0.7.3$Linux_X86_64 LibreOffice_project/00m0$Build-3</meta:generator>
    <meta:editing-duration>PT1M6S</meta:editing-duration>
    <meta:editing-cycles>1</meta:editing-cycles>
    <meta:document-statistic meta:table-count="1" meta:cell-count="13948" meta:object-count="0"/>
    <meta:user-defined meta:name="AppVersion">15.0300</meta:user-defined>
    <meta:user-defined meta:name="Company">Tableau Softw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